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fr" fo:country="FR" style:language-asian="fr" style:country-asian="FR"/>
    </style:style>
    <style:style style:name="P2" style:family="paragraph" style:parent-style-name="VimmBody">
      <style:text-properties officeooo:paragraph-rsid="01ff727f"/>
    </style:style>
    <style:style style:name="P3" style:family="paragraph" style:parent-style-name="VimmVerseEnglish">
      <style:text-properties officeooo:paragraph-rsid="01fc04c9"/>
    </style:style>
    <style:style style:name="P4" style:family="paragraph" style:parent-style-name="VimmVersePali">
      <style:text-properties officeooo:paragraph-rsid="01f53584"/>
    </style:style>
    <style:style style:name="P5" style:family="paragraph" style:parent-style-name="VimmExportSkip">
      <style:paragraph-properties fo:margin-left="0mm" fo:margin-right="0mm" fo:text-indent="0mm" style:auto-text-indent="false"/>
      <style:text-properties officeooo:paragraph-rsid="02040b59"/>
    </style:style>
    <style:style style:name="P6" style:family="paragraph" style:parent-style-name="VimmAdded">
      <style:text-properties officeooo:rsid="0207aeb4" officeooo:paragraph-rsid="0207aeb4"/>
    </style:style>
    <style:style style:name="P7" style:family="paragraph" style:parent-style-name="VimmBody">
      <style:text-properties officeooo:paragraph-rsid="020e1507"/>
    </style:style>
    <style:style style:name="P8" style:family="paragraph" style:parent-style-name="VimmBody">
      <style:text-properties officeooo:paragraph-rsid="02110244"/>
    </style:style>
    <style:style style:name="P9" style:family="paragraph" style:parent-style-name="VimmBody">
      <style:text-properties officeooo:paragraph-rsid="021155bf"/>
    </style:style>
    <style:style style:name="P10" style:family="paragraph" style:parent-style-name="Standard">
      <style:text-properties officeooo:paragraph-rsid="02169806"/>
    </style:style>
    <style:style style:name="P11" style:family="paragraph" style:parent-style-name="VimmBody">
      <style:text-properties officeooo:paragraph-rsid="02316d9d"/>
    </style:style>
    <style:style style:name="P12" style:family="paragraph" style:parent-style-name="VimmBody">
      <style:text-properties officeooo:paragraph-rsid="02382f7d"/>
    </style:style>
    <style:style style:name="P13" style:family="paragraph" style:parent-style-name="VimmBody">
      <style:text-properties officeooo:paragraph-rsid="023de57e"/>
    </style:style>
    <style:style style:name="P14" style:family="paragraph" style:parent-style-name="VimmBody">
      <style:text-properties officeooo:paragraph-rsid="02435ad3"/>
    </style:style>
    <style:style style:name="P15" style:family="paragraph" style:parent-style-name="Standard">
      <style:text-properties officeooo:paragraph-rsid="0262581e"/>
    </style:style>
    <style:style style:name="P16" style:family="paragraph" style:parent-style-name="Standard">
      <style:text-properties officeooo:paragraph-rsid="02659dc2"/>
    </style:style>
    <style:style style:name="P17" style:family="paragraph" style:parent-style-name="Standard">
      <style:text-properties officeooo:paragraph-rsid="02668744"/>
    </style:style>
    <style:style style:name="P18" style:family="paragraph" style:parent-style-name="Standard">
      <style:text-properties officeooo:paragraph-rsid="02689449"/>
    </style:style>
    <style:style style:name="P19" style:family="paragraph" style:parent-style-name="Standard">
      <style:text-properties officeooo:paragraph-rsid="026c2fa3"/>
    </style:style>
    <style:style style:name="P20" style:family="paragraph" style:parent-style-name="Standard">
      <style:text-properties officeooo:paragraph-rsid="026cc6b2"/>
    </style:style>
    <style:style style:name="P21" style:family="paragraph" style:parent-style-name="Standard">
      <style:text-properties officeooo:paragraph-rsid="0267fcfc"/>
    </style:style>
    <style:style style:name="P22" style:family="paragraph" style:parent-style-name="Standard">
      <style:text-properties officeooo:paragraph-rsid="0269fa2c"/>
    </style:style>
    <style:style style:name="P23" style:family="paragraph" style:parent-style-name="Standard">
      <style:text-properties officeooo:paragraph-rsid="026e4df2"/>
    </style:style>
    <style:style style:name="P24" style:family="paragraph" style:parent-style-name="Standard">
      <style:text-properties officeooo:paragraph-rsid="026ee926"/>
    </style:style>
    <style:style style:name="P25" style:family="paragraph" style:parent-style-name="Standard">
      <style:text-properties officeooo:paragraph-rsid="02700bc6"/>
    </style:style>
    <style:style style:name="P26" style:family="paragraph" style:parent-style-name="Standard">
      <style:text-properties officeooo:paragraph-rsid="02a62839"/>
    </style:style>
    <style:style style:name="P27" style:family="paragraph" style:parent-style-name="Standard">
      <style:text-properties officeooo:paragraph-rsid="02aff6f8"/>
    </style:style>
    <style:style style:name="P28" style:family="paragraph" style:parent-style-name="Standard">
      <style:text-properties officeooo:paragraph-rsid="02b0d4dd"/>
    </style:style>
    <style:style style:name="P29" style:family="paragraph" style:parent-style-name="Standard">
      <style:text-properties officeooo:paragraph-rsid="02b18f8f"/>
    </style:style>
    <style:style style:name="P30" style:family="paragraph" style:parent-style-name="Standard">
      <style:text-properties officeooo:rsid="02b369f4" officeooo:paragraph-rsid="02b369f4"/>
    </style:style>
    <style:style style:name="P31" style:family="paragraph" style:parent-style-name="Standard">
      <style:text-properties officeooo:paragraph-rsid="02b4ae1a"/>
    </style:style>
    <style:style style:name="P32" style:family="paragraph" style:parent-style-name="Standard">
      <style:text-properties officeooo:paragraph-rsid="02bb1897"/>
    </style:style>
    <style:style style:name="P33" style:family="paragraph" style:parent-style-name="VimmBody">
      <style:text-properties officeooo:paragraph-rsid="02a432a0"/>
    </style:style>
    <style:style style:name="P34" style:family="paragraph" style:parent-style-name="VimmBody">
      <style:text-properties officeooo:paragraph-rsid="02af480a"/>
    </style:style>
    <style:style style:name="P35" style:family="paragraph" style:parent-style-name="Standard">
      <style:text-properties officeooo:paragraph-rsid="02cdb7da"/>
    </style:style>
    <style:style style:name="P36" style:family="paragraph" style:parent-style-name="VimmBody">
      <style:text-properties officeooo:paragraph-rsid="02ce8dbc"/>
    </style:style>
    <style:style style:name="P37" style:family="paragraph" style:parent-style-name="Standard">
      <style:text-properties officeooo:paragraph-rsid="02e2e11f"/>
    </style:style>
    <style:style style:name="P38" style:family="paragraph" style:parent-style-name="Standard">
      <style:text-properties officeooo:paragraph-rsid="02e367f0"/>
    </style:style>
    <style:style style:name="P39" style:family="paragraph" style:parent-style-name="VimmBody">
      <style:text-properties officeooo:paragraph-rsid="02d22190"/>
    </style:style>
    <style:style style:name="P40" style:family="paragraph" style:parent-style-name="VimmBody">
      <style:text-properties officeooo:paragraph-rsid="02d5a4c7"/>
    </style:style>
    <style:style style:name="P41" style:family="paragraph" style:parent-style-name="Heading_20_1">
      <style:text-properties officeooo:paragraph-rsid="02040b59"/>
    </style:style>
    <style:style style:name="P42" style:family="paragraph" style:parent-style-name="Heading_20_2">
      <style:text-properties officeooo:rsid="0205e43d" officeooo:paragraph-rsid="0205e43d"/>
    </style:style>
    <style:style style:name="P43" style:family="paragraph" style:parent-style-name="Standard" style:list-style-name="L6">
      <style:text-properties officeooo:paragraph-rsid="020bd546"/>
    </style:style>
    <style:style style:name="P44" style:family="paragraph" style:parent-style-name="Standard" style:list-style-name="L7"/>
    <style:style style:name="P45" style:family="paragraph" style:parent-style-name="Standard" style:list-style-name="L8"/>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0">
      <style:text-properties officeooo:paragraph-rsid="02659dc2"/>
    </style:style>
    <style:style style:name="P49" style:family="paragraph" style:parent-style-name="Standard" style:list-style-name="L11"/>
    <style:style style:name="P50" style:family="paragraph" style:parent-style-name="Standard" style:list-style-name="L12"/>
    <style:style style:name="P51" style:family="paragraph" style:parent-style-name="Standard" style:list-style-name="L13"/>
    <style:style style:name="P52" style:family="paragraph" style:parent-style-name="Standard" style:list-style-name="L14"/>
    <style:style style:name="P53" style:family="paragraph" style:parent-style-name="Standard" style:list-style-name="L15"/>
    <style:style style:name="P54" style:family="paragraph" style:parent-style-name="Standard" style:list-style-name="L16"/>
    <style:style style:name="P55" style:family="paragraph" style:parent-style-name="Standard" style:list-style-name="L17"/>
    <style:style style:name="P56" style:family="paragraph" style:parent-style-name="Standard" style:list-style-name="L18"/>
    <style:style style:name="P57" style:family="paragraph" style:parent-style-name="Standard" style:list-style-name="L19"/>
    <style:style style:name="P58" style:family="paragraph" style:parent-style-name="Standard" style:list-style-name="L20"/>
    <style:style style:name="P59" style:family="paragraph" style:parent-style-name="Standard" style:list-style-name="L21"/>
    <style:style style:name="P60" style:family="paragraph" style:parent-style-name="Standard" style:list-style-name="L22"/>
    <style:style style:name="P61" style:family="paragraph" style:parent-style-name="Standard" style:list-style-name="L23"/>
    <style:style style:name="P62" style:family="paragraph" style:parent-style-name="Standard" style:list-style-name="L24"/>
    <style:style style:name="P63" style:family="paragraph" style:parent-style-name="Standard" style:list-style-name="L25"/>
    <style:style style:name="P64" style:family="paragraph" style:parent-style-name="Standard" style:list-style-name="L26"/>
    <style:style style:name="P65" style:family="paragraph" style:parent-style-name="Standard" style:list-style-name="L27"/>
    <style:style style:name="P66" style:family="paragraph" style:parent-style-name="Standard" style:list-style-name="L28"/>
    <style:style style:name="P67" style:family="paragraph" style:parent-style-name="Standard" style:list-style-name="L28">
      <style:text-properties officeooo:paragraph-rsid="02668744"/>
    </style:style>
    <style:style style:name="P68" style:family="paragraph" style:parent-style-name="Standard" style:list-style-name="L29"/>
    <style:style style:name="P69" style:family="paragraph" style:parent-style-name="Standard" style:list-style-name="L30"/>
    <style:style style:name="P70" style:family="paragraph" style:parent-style-name="Standard" style:list-style-name="L31"/>
    <style:style style:name="P71" style:family="paragraph" style:parent-style-name="Standard" style:list-style-name="L32"/>
    <style:style style:name="P72" style:family="paragraph" style:parent-style-name="Standard" style:list-style-name="L32">
      <style:text-properties officeooo:paragraph-rsid="02689449"/>
    </style:style>
    <style:style style:name="P73" style:family="paragraph" style:parent-style-name="Standard" style:list-style-name="L33"/>
    <style:style style:name="P74" style:family="paragraph" style:parent-style-name="Standard" style:list-style-name="L34"/>
    <style:style style:name="P75" style:family="paragraph" style:parent-style-name="Standard" style:list-style-name="L35"/>
    <style:style style:name="P76" style:family="paragraph" style:parent-style-name="Standard" style:list-style-name="L36"/>
    <style:style style:name="P77" style:family="paragraph" style:parent-style-name="Standard" style:list-style-name="L37"/>
    <style:style style:name="P78" style:family="paragraph" style:parent-style-name="Standard" style:list-style-name="L38"/>
    <style:style style:name="P79" style:family="paragraph" style:parent-style-name="Standard" style:list-style-name="L38">
      <style:text-properties officeooo:paragraph-rsid="026aaa1a"/>
    </style:style>
    <style:style style:name="P80" style:family="paragraph" style:parent-style-name="Standard" style:list-style-name="L39"/>
    <style:style style:name="P81" style:family="paragraph" style:parent-style-name="Standard" style:list-style-name="L39">
      <style:text-properties officeooo:paragraph-rsid="026ae1e2"/>
    </style:style>
    <style:style style:name="P82" style:family="paragraph" style:parent-style-name="Standard" style:list-style-name="L39">
      <style:text-properties officeooo:paragraph-rsid="026b3dbe"/>
    </style:style>
    <style:style style:name="P83" style:family="paragraph" style:parent-style-name="Standard" style:list-style-name="L40"/>
    <style:style style:name="P84" style:family="paragraph" style:parent-style-name="Standard" style:list-style-name="L41"/>
    <style:style style:name="P85" style:family="paragraph" style:parent-style-name="Standard" style:list-style-name="L42"/>
    <style:style style:name="P86" style:family="paragraph" style:parent-style-name="Standard" style:list-style-name="L43"/>
    <style:style style:name="P87" style:family="paragraph" style:parent-style-name="Standard" style:list-style-name="L44"/>
    <style:style style:name="P88" style:family="paragraph" style:parent-style-name="Standard" style:list-style-name="L45"/>
    <style:style style:name="P89" style:family="paragraph" style:parent-style-name="Standard" style:list-style-name="L46"/>
    <style:style style:name="P90" style:family="paragraph" style:parent-style-name="Standard" style:list-style-name="L47"/>
    <style:style style:name="P91" style:family="paragraph" style:parent-style-name="Standard" style:list-style-name="L48"/>
    <style:style style:name="P92" style:family="paragraph" style:parent-style-name="Standard" style:list-style-name="L49"/>
    <style:style style:name="P93" style:family="paragraph" style:parent-style-name="Standard" style:list-style-name="L50"/>
    <style:style style:name="P94" style:family="paragraph" style:parent-style-name="Standard" style:list-style-name="L51"/>
    <style:style style:name="P95" style:family="paragraph" style:parent-style-name="Standard" style:list-style-name="L51">
      <style:text-properties officeooo:paragraph-rsid="026c2fa3"/>
    </style:style>
    <style:style style:name="P96" style:family="paragraph" style:parent-style-name="Standard" style:list-style-name="L52"/>
    <style:style style:name="P97" style:family="paragraph" style:parent-style-name="Standard" style:list-style-name="L53"/>
    <style:style style:name="P98" style:family="paragraph" style:parent-style-name="Standard" style:list-style-name="L54"/>
    <style:style style:name="P99" style:family="paragraph" style:parent-style-name="Standard" style:list-style-name="L55"/>
    <style:style style:name="P100" style:family="paragraph" style:parent-style-name="Standard" style:list-style-name="L56"/>
    <style:style style:name="P101" style:family="paragraph" style:parent-style-name="Standard" style:list-style-name="L57"/>
    <style:style style:name="P102" style:family="paragraph" style:parent-style-name="Standard" style:list-style-name="L58"/>
    <style:style style:name="P103" style:family="paragraph" style:parent-style-name="Standard" style:list-style-name="L59"/>
    <style:style style:name="P104" style:family="paragraph" style:parent-style-name="Standard" style:list-style-name="L59">
      <style:text-properties officeooo:paragraph-rsid="026cc6b2"/>
    </style:style>
    <style:style style:name="P105" style:family="paragraph" style:parent-style-name="Standard" style:list-style-name="L60"/>
    <style:style style:name="P106" style:family="paragraph" style:parent-style-name="Standard" style:list-style-name="L60">
      <style:text-properties officeooo:paragraph-rsid="026cc6b2"/>
    </style:style>
    <style:style style:name="P107" style:family="paragraph" style:parent-style-name="Standard" style:list-style-name="L61"/>
    <style:style style:name="P108" style:family="paragraph" style:parent-style-name="Standard" style:list-style-name="L62"/>
    <style:style style:name="P109" style:family="paragraph" style:parent-style-name="Standard" style:list-style-name="L64"/>
    <style:style style:name="P110" style:family="paragraph" style:parent-style-name="VimmAdded" style:list-style-name="L1">
      <style:text-properties officeooo:paragraph-rsid="0247338a"/>
    </style:style>
    <style:style style:name="P111" style:family="paragraph" style:parent-style-name="VimmAdded" style:list-style-name="L1">
      <style:text-properties officeooo:paragraph-rsid="02d5e975"/>
    </style:style>
    <style:style style:name="P112" style:family="paragraph" style:parent-style-name="VimmAdded" style:list-style-name="L1">
      <style:text-properties officeooo:rsid="0207aeb4" officeooo:paragraph-rsid="0247338a"/>
    </style:style>
    <style:style style:name="P113" style:family="paragraph" style:parent-style-name="VimmAdded" style:list-style-name="L1">
      <style:text-properties officeooo:rsid="020a8cd0" officeooo:paragraph-rsid="0247338a"/>
    </style:style>
    <style:style style:name="P114" style:family="paragraph" style:parent-style-name="VimmAdded" style:list-style-name="L1">
      <style:text-properties officeooo:rsid="02a02d2a" officeooo:paragraph-rsid="02a02d2a"/>
    </style:style>
    <style:style style:name="P115" style:family="paragraph" style:parent-style-name="VimmAdded" style:list-style-name="L1">
      <style:text-properties officeooo:rsid="0247338a" officeooo:paragraph-rsid="0247338a"/>
    </style:style>
    <style:style style:name="P116" style:family="paragraph" style:parent-style-name="VimmBody" style:list-style-name="L63"/>
    <style:style style:name="P117" style:family="paragraph" style:parent-style-name="VimmExportSkip" style:list-style-name="L2"/>
    <style:style style:name="P118" style:family="paragraph" style:parent-style-name="VimmExportSkip" style:list-style-name="L3"/>
    <style:style style:name="P119" style:family="paragraph" style:parent-style-name="VimmExportSkip" style:list-style-name="L4"/>
    <style:style style:name="P120" style:family="paragraph" style:parent-style-name="VimmExportSkip" style:list-style-name="L5"/>
    <style:style style:name="P121" style:family="paragraph" style:parent-style-name="VimmVerseEnglish" style:list-style-name="L1"/>
    <style:style style:name="P122" style:family="paragraph" style:parent-style-name="VimmVersePali" style:list-style-name="L9"/>
    <style:style style:name="P123" style:family="paragraph" style:parent-style-name="VimmVersePali" style:list-style-name="L16"/>
    <style:style style:name="P124" style:family="paragraph" style:parent-style-name="VimmVersePali" style:list-style-name="L20"/>
    <style:style style:name="P125" style:family="paragraph" style:parent-style-name="VimmVersePali" style:list-style-name="L27"/>
    <style:style style:name="P126" style:family="paragraph" style:parent-style-name="VimmVersePali" style:list-style-name="L31"/>
    <style:style style:name="P127" style:family="paragraph" style:parent-style-name="VimmVersePali" style:list-style-name="L32"/>
    <style:style style:name="P128" style:family="paragraph" style:parent-style-name="VimmVersePali" style:list-style-name="L34"/>
    <style:style style:name="P129" style:family="paragraph" style:parent-style-name="VimmVersePali" style:list-style-name="L40"/>
    <style:style style:name="P130" style:family="paragraph" style:parent-style-name="VimmVersePali" style:list-style-name="L42"/>
    <style:style style:name="P131" style:family="paragraph" style:parent-style-name="VimmVersePali" style:list-style-name="L43"/>
    <style:style style:name="P132" style:family="paragraph" style:parent-style-name="VimmVersePali" style:list-style-name="L46"/>
    <style:style style:name="P133" style:family="paragraph" style:parent-style-name="VimmVersePali" style:list-style-name="L47"/>
    <style:style style:name="P134" style:family="paragraph" style:parent-style-name="VimmVersePali" style:list-style-name="L48"/>
    <style:style style:name="P135" style:family="paragraph" style:parent-style-name="VimmVersePali" style:list-style-name="L50"/>
    <style:style style:name="P136" style:family="paragraph" style:parent-style-name="VimmVersePali" style:list-style-name="L52"/>
    <style:style style:name="P137" style:family="paragraph" style:parent-style-name="VimmVersePali" style:list-style-name="L53"/>
    <style:style style:name="P138" style:family="paragraph" style:parent-style-name="VimmVersePali" style:list-style-name="L57"/>
    <style:style style:name="P13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loext:hyphenation-no-last-word="false"/>
    </style:style>
    <style:style style:name="P140"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Times New Roman" fo:font-size="9pt" style:font-name-asian="Times New Roman1" style:font-size-asian="9pt" style:font-name-complex="Times New Roman1" style:font-size-complex="9pt"/>
    </style:style>
    <style:style style:name="T2" style:family="text">
      <style:text-properties fo:color="#000000" loext:opacity="100%" style:font-name="Times New Roman" fo:font-size="9pt" style:font-name-asian="Times New Roman1" style:font-size-asian="9pt" style:font-name-complex="Times New Roman1" style:font-size-complex="9pt" style:font-weight-complex="bold"/>
    </style:style>
    <style:style style:name="T3" style:family="text">
      <style:text-properties fo:color="#000000" loext:opacity="100%" style:font-name-asian="Times New Roman1" style:font-size-asian="9pt" style:font-name-complex="Times New Roman1" style:font-size-complex="9pt"/>
    </style:style>
    <style:style style:name="T4" style:family="text">
      <style:text-properties fo:color="#000000" loext:opacity="100%" style:font-name-asian="Times New Roman1" style:font-size-asian="9pt" style:font-name-complex="Times New Roman1" style:font-size-complex="9pt" style:font-weight-complex="bold"/>
    </style:style>
    <style:style style:name="T5" style:family="text">
      <style:text-properties fo:color="#000000" loext:opacity="100%" style:font-name-asian="Times New Roman1" style:font-size-asian="9pt" style:font-style-asian="italic" style:font-name-complex="Times New Roman1" style:font-size-complex="9pt" style:font-style-complex="italic"/>
    </style:style>
    <style:style style:name="T6" style:family="text">
      <style:text-properties fo:color="#000000" loext:opacity="100%" style:font-name-asian="Times New Roman1" style:font-size-asian="9pt" style:font-style-asian="italic" style:font-name-complex="Times New Roman1" style:font-size-complex="9pt" style:font-style-complex="italic" style:font-weight-complex="bold"/>
    </style:style>
    <style:style style:name="T7" style:family="text">
      <style:text-properties fo:color="#000000" loext:opacity="100%" fo:language="it" fo:country="IT" style:font-name-asian="Times New Roman1" style:font-size-asian="9pt" style:language-asian="it" style:country-asian="IT" style:font-style-asian="italic" style:font-name-complex="Times New Roman1" style:font-size-complex="9pt" style:font-style-complex="italic"/>
    </style:style>
    <style:style style:name="T8" style:family="text">
      <style:text-properties fo:language="fr" fo:country="FR"/>
    </style:style>
    <style:style style:name="T9" style:family="text">
      <style:text-properties fo:language="fr" fo:country="FR" style:language-asian="fr" style:country-asian="FR"/>
    </style:style>
    <style:style style:name="T10" style:family="text">
      <style:text-properties fo:language="fr" fo:country="FR" officeooo:rsid="022a594d" style:language-asian="fr" style:country-asian="FR"/>
    </style:style>
    <style:style style:name="T11" style:family="text">
      <style:text-properties fo:language="fr" fo:country="FR" officeooo:rsid="022d0bf3" style:language-asian="fr" style:country-asian="FR"/>
    </style:style>
    <style:style style:name="T12" style:family="text">
      <style:text-properties fo:language="fr" fo:country="FR" officeooo:rsid="02b0d4dd" style:language-asian="fr" style:country-asian="FR"/>
    </style:style>
    <style:style style:name="T13" style:family="text">
      <style:text-properties fo:language="fr" fo:country="FR" officeooo:rsid="02b15c7b" style:language-asian="fr" style:country-asian="FR"/>
    </style:style>
    <style:style style:name="T14" style:family="text">
      <style:text-properties fo:language="fr" fo:country="FR" officeooo:rsid="02b18f8f" style:language-asian="fr" style:country-asian="FR"/>
    </style:style>
    <style:style style:name="T15" style:family="text">
      <style:text-properties fo:language="fr" fo:country="FR" officeooo:rsid="02b4ae1a" style:language-asian="fr" style:country-asian="FR"/>
    </style:style>
    <style:style style:name="T16" style:family="text">
      <style:text-properties style:rfc-language-tag="es-ES-u-co-trad" fo:language="es" fo:country="ES" style:rfc-language-tag-asian="es-ES-u-co-trad" style:language-asian="es" style:country-asian="ES"/>
    </style:style>
    <style:style style:name="T17" style:family="text">
      <style:text-properties style:rfc-language-tag="es-ES-u-co-trad" fo:language="es" fo:country="ES" officeooo:rsid="02de505b" style:rfc-language-tag-asian="es-ES-u-co-trad" style:language-asian="es" style:country-asian="ES"/>
    </style:style>
    <style:style style:name="T18" style:family="text">
      <style:text-properties fo:language="en" fo:country="CA" style:language-asian="en" style:country-asian="CA"/>
    </style:style>
    <style:style style:name="T19" style:family="text">
      <style:text-properties fo:language="it" fo:country="IT" style:language-asian="it" style:country-asian="IT"/>
    </style:style>
    <style:style style:name="T20" style:family="text">
      <style:text-properties fo:language="it" fo:country="IT" officeooo:rsid="01bd1622" style:language-asian="it" style:country-asian="IT"/>
    </style:style>
    <style:style style:name="T21" style:family="text">
      <style:text-properties fo:language="it" fo:country="IT" officeooo:rsid="01bf02a6" style:language-asian="it" style:country-asian="IT"/>
    </style:style>
    <style:style style:name="T22" style:family="text">
      <style:text-properties fo:language="it" fo:country="IT" officeooo:rsid="02e57818" style:language-asian="it" style:country-asian="IT"/>
    </style:style>
    <style:style style:name="T23" style:family="text">
      <style:text-properties fo:language="en" fo:country="IN"/>
    </style:style>
    <style:style style:name="T24" style:family="text">
      <style:text-properties fo:language="en" fo:country="IN" officeooo:rsid="01ba2f63"/>
    </style:style>
    <style:style style:name="T25" style:family="text">
      <style:text-properties fo:language="en" fo:country="US"/>
    </style:style>
    <style:style style:name="T26" style:family="text">
      <style:text-properties fo:language="en" fo:country="US" style:language-asian="en" style:country-asian="US" style:language-complex="ar" style:country-complex="SA"/>
    </style:style>
    <style:style style:name="T27" style:family="text">
      <style:text-properties fo:language="de" fo:country="DE"/>
    </style:style>
    <style:style style:name="T28" style:family="text">
      <style:text-properties fo:language="de" fo:country="DE" style:language-asian="de" style:country-asian="DE"/>
    </style:style>
    <style:style style:name="T29" style:family="text">
      <style:text-properties fo:language="de" fo:country="DE" officeooo:rsid="024d50de" style:language-asian="de" style:country-asian="DE"/>
    </style:style>
    <style:style style:name="T30" style:family="text">
      <style:text-properties officeooo:rsid="017473d0"/>
    </style:style>
    <style:style style:name="T31" style:family="text">
      <style:text-properties style:language-asian="fr" style:country-asian="FR"/>
    </style:style>
    <style:style style:name="T32" style:family="text">
      <style:text-properties style:language-asian="it" style:country-asian="IT"/>
    </style:style>
    <style:style style:name="T33" style:family="text">
      <style:text-properties officeooo:rsid="02419d02" style:language-asian="it" style:country-asian="IT"/>
    </style:style>
    <style:style style:name="T34" style:family="text">
      <style:text-properties officeooo:rsid="02d74b08" style:language-asian="it" style:country-asian="IT"/>
    </style:style>
    <style:style style:name="T35" style:family="text">
      <style:text-properties officeooo:rsid="02f18e83" style:language-asian="it" style:country-asian="IT"/>
    </style:style>
    <style:style style:name="T36" style:family="text">
      <style:text-properties style:rfc-language-tag-asian="es-ES-u-co-trad" style:language-asian="es" style:country-asian="ES"/>
    </style:style>
    <style:style style:name="T37" style:family="text">
      <style:text-properties style:language-asian="de" style:country-asian="DE"/>
    </style:style>
    <style:style style:name="T38" style:family="text">
      <style:text-properties style:language-asian="en" style:country-asian="CA"/>
    </style:style>
    <style:style style:name="T39" style:family="text">
      <style:text-properties style:language-asian="en" style:country-asian="US" style:language-complex="ar" style:country-complex="SA"/>
    </style:style>
    <style:style style:name="T40" style:family="text">
      <style:text-properties officeooo:rsid="01bd1622"/>
    </style:style>
    <style:style style:name="T41" style:family="text">
      <style:text-properties officeooo:rsid="01bf02a6"/>
    </style:style>
    <style:style style:name="T42" style:family="text">
      <style:text-properties officeooo:rsid="01c00969"/>
    </style:style>
    <style:style style:name="T43" style:family="text">
      <style:text-properties officeooo:rsid="01c20866"/>
    </style:style>
    <style:style style:name="T44" style:family="text">
      <style:text-properties officeooo:rsid="01c3a71e"/>
    </style:style>
    <style:style style:name="T45" style:family="text">
      <style:text-properties officeooo:rsid="01e21949"/>
    </style:style>
    <style:style style:name="T46" style:family="text">
      <style:text-properties officeooo:rsid="01faa5e3"/>
    </style:style>
    <style:style style:name="T47" style:family="text">
      <style:text-properties officeooo:rsid="01fc04c9"/>
    </style:style>
    <style:style style:name="T48" style:family="text">
      <style:text-properties officeooo:rsid="02016008"/>
    </style:style>
    <style:style style:name="T49" style:family="text">
      <style:text-properties officeooo:rsid="02020ecf"/>
    </style:style>
    <style:style style:name="T50" style:family="text">
      <style:text-properties officeooo:rsid="0207aeb4"/>
    </style:style>
    <style:style style:name="T51" style:family="text">
      <style:text-properties officeooo:rsid="02089033"/>
    </style:style>
    <style:style style:name="T52" style:family="text">
      <style:text-properties officeooo:rsid="020a8cd0"/>
    </style:style>
    <style:style style:name="T53" style:family="text">
      <style:text-properties officeooo:rsid="022a594d"/>
    </style:style>
    <style:style style:name="T54" style:family="text">
      <style:text-properties officeooo:rsid="022b429d"/>
    </style:style>
    <style:style style:name="T55" style:family="text">
      <style:text-properties officeooo:rsid="022d0bf3"/>
    </style:style>
    <style:style style:name="T56" style:family="text">
      <style:text-properties officeooo:rsid="022e33f5"/>
    </style:style>
    <style:style style:name="T57" style:family="text">
      <style:text-properties officeooo:rsid="0230009c"/>
    </style:style>
    <style:style style:name="T58" style:family="text">
      <style:text-properties officeooo:rsid="02316d9d"/>
    </style:style>
    <style:style style:name="T59" style:family="text">
      <style:text-properties officeooo:rsid="02324496"/>
    </style:style>
    <style:style style:name="T60" style:family="text">
      <style:text-properties officeooo:rsid="0233dcc2"/>
    </style:style>
    <style:style style:name="T61" style:family="text">
      <style:text-properties officeooo:rsid="0234a4f7"/>
    </style:style>
    <style:style style:name="T62" style:family="text">
      <style:text-properties fo:language="en" fo:country="GB"/>
    </style:style>
    <style:style style:name="T63" style:family="text">
      <style:text-properties fo:language="en" fo:country="GB" style:language-asian="fr" style:country-asian="FR"/>
    </style:style>
    <style:style style:name="T64" style:family="text">
      <style:text-properties fo:language="en" fo:country="GB" style:rfc-language-tag-asian="es-ES-u-co-trad" style:language-asian="es" style:country-asian="ES"/>
    </style:style>
    <style:style style:name="T65" style:family="text">
      <style:text-properties officeooo:rsid="023609ce"/>
    </style:style>
    <style:style style:name="T66" style:family="text">
      <style:text-properties officeooo:rsid="0238b7c8"/>
    </style:style>
    <style:style style:name="T67" style:family="text">
      <style:text-properties officeooo:rsid="0238f44c"/>
    </style:style>
    <style:style style:name="T68" style:family="text">
      <style:text-properties officeooo:rsid="023b4ac5"/>
    </style:style>
    <style:style style:name="T69" style:family="text">
      <style:text-properties officeooo:rsid="023fa690"/>
    </style:style>
    <style:style style:name="T70" style:family="text">
      <style:text-properties officeooo:rsid="023fc11b"/>
    </style:style>
    <style:style style:name="T71" style:family="text">
      <style:text-properties officeooo:rsid="02419d02"/>
    </style:style>
    <style:style style:name="T72" style:family="text">
      <style:text-properties officeooo:rsid="02435ad3"/>
    </style:style>
    <style:style style:name="T73" style:family="text">
      <style:text-properties officeooo:rsid="0244383f"/>
    </style:style>
    <style:style style:name="T74" style:family="text">
      <style:text-properties officeooo:rsid="02447653"/>
    </style:style>
    <style:style style:name="T75" style:family="text">
      <style:text-properties officeooo:rsid="0247338a"/>
    </style:style>
    <style:style style:name="T76" style:family="text">
      <style:text-properties officeooo:rsid="024a13d9"/>
    </style:style>
    <style:style style:name="T77" style:family="text">
      <style:text-properties officeooo:rsid="0250344a"/>
    </style:style>
    <style:style style:name="T78" style:family="text">
      <style:text-properties officeooo:rsid="025b9caf"/>
    </style:style>
    <style:style style:name="T79" style:family="text">
      <style:text-properties officeooo:rsid="025c40f0"/>
    </style:style>
    <style:style style:name="T80" style:family="text">
      <style:text-properties officeooo:rsid="0262581e"/>
    </style:style>
    <style:style style:name="T81" style:family="text">
      <style:text-properties officeooo:rsid="02659dc2"/>
    </style:style>
    <style:style style:name="T82" style:family="text">
      <style:text-properties officeooo:rsid="02668744"/>
    </style:style>
    <style:style style:name="T83" style:family="text">
      <style:text-properties officeooo:rsid="027599aa"/>
    </style:style>
    <style:style style:name="T84" style:family="text">
      <style:text-properties officeooo:rsid="02778142"/>
    </style:style>
    <style:style style:name="T85" style:family="text">
      <style:text-properties officeooo:rsid="027acfbd"/>
    </style:style>
    <style:style style:name="T86" style:family="text">
      <style:text-properties officeooo:rsid="02819540"/>
    </style:style>
    <style:style style:name="T87" style:family="text">
      <style:text-properties officeooo:rsid="0282660a"/>
    </style:style>
    <style:style style:name="T88" style:family="text">
      <style:text-properties officeooo:rsid="0285d5a7"/>
    </style:style>
    <style:style style:name="T89" style:family="text">
      <style:text-properties officeooo:rsid="028824c3"/>
    </style:style>
    <style:style style:name="T90" style:family="text">
      <style:text-properties officeooo:rsid="028a186f"/>
    </style:style>
    <style:style style:name="T91" style:family="text">
      <style:text-properties officeooo:rsid="028bf790"/>
    </style:style>
    <style:style style:name="T92" style:family="text">
      <style:text-properties officeooo:rsid="028cd6ad"/>
    </style:style>
    <style:style style:name="T93" style:family="text">
      <style:text-properties officeooo:rsid="028d44d9"/>
    </style:style>
    <style:style style:name="T94" style:family="text">
      <style:text-properties officeooo:rsid="028fb4a7"/>
    </style:style>
    <style:style style:name="T95" style:family="text">
      <style:text-properties officeooo:rsid="02976474"/>
    </style:style>
    <style:style style:name="T96" style:family="text">
      <style:text-properties officeooo:rsid="02987aa6"/>
    </style:style>
    <style:style style:name="T97" style:family="text">
      <style:text-properties officeooo:rsid="02a432a0"/>
    </style:style>
    <style:style style:name="T98" style:family="text">
      <style:text-properties officeooo:rsid="02a5ffab"/>
    </style:style>
    <style:style style:name="T99" style:family="text">
      <style:text-properties officeooo:rsid="02a62839"/>
    </style:style>
    <style:style style:name="T100" style:family="text">
      <style:text-properties officeooo:rsid="02aa60e5"/>
    </style:style>
    <style:style style:name="T101" style:family="text">
      <style:text-properties officeooo:rsid="02ad92f9"/>
    </style:style>
    <style:style style:name="T102" style:family="text">
      <style:text-properties officeooo:rsid="02ad9a81"/>
    </style:style>
    <style:style style:name="T103" style:family="text">
      <style:text-properties officeooo:rsid="02af480a"/>
    </style:style>
    <style:style style:name="T104" style:family="text">
      <style:text-properties officeooo:rsid="02aff6f8"/>
    </style:style>
    <style:style style:name="T105" style:family="text">
      <style:text-properties officeooo:rsid="02b0d4dd"/>
    </style:style>
    <style:style style:name="T106" style:family="text">
      <style:text-properties officeooo:rsid="02b15c7b"/>
    </style:style>
    <style:style style:name="T107" style:family="text">
      <style:text-properties officeooo:rsid="02b2a19e"/>
    </style:style>
    <style:style style:name="T108" style:family="text">
      <style:text-properties officeooo:rsid="02b369f4"/>
    </style:style>
    <style:style style:name="T109" style:family="text">
      <style:text-properties officeooo:rsid="02b4ae1a"/>
    </style:style>
    <style:style style:name="T110" style:family="text">
      <style:text-properties officeooo:rsid="02b543b5"/>
    </style:style>
    <style:style style:name="T111" style:family="text">
      <style:text-properties officeooo:rsid="02b6304e"/>
    </style:style>
    <style:style style:name="T112" style:family="text">
      <style:text-properties officeooo:rsid="02b69914"/>
    </style:style>
    <style:style style:name="T113" style:family="text">
      <style:text-properties officeooo:rsid="02b986c7"/>
    </style:style>
    <style:style style:name="T114" style:family="text">
      <style:text-properties officeooo:rsid="02b9caeb"/>
    </style:style>
    <style:style style:name="T115" style:family="text">
      <style:text-properties officeooo:rsid="02bb1897"/>
    </style:style>
    <style:style style:name="T116" style:family="text">
      <style:text-properties officeooo:rsid="02bbd85c"/>
    </style:style>
    <style:style style:name="T117" style:family="text">
      <style:text-properties officeooo:rsid="02bd8fdc"/>
    </style:style>
    <style:style style:name="T118" style:family="text">
      <style:text-properties officeooo:rsid="02bed63e"/>
    </style:style>
    <style:style style:name="T119" style:family="text">
      <style:text-properties officeooo:rsid="02bf53bd"/>
    </style:style>
    <style:style style:name="T120" style:family="text">
      <style:text-properties officeooo:rsid="02bfeab3"/>
    </style:style>
    <style:style style:name="T121" style:family="text">
      <style:text-properties officeooo:rsid="02c1d48b"/>
    </style:style>
    <style:style style:name="T122" style:family="text">
      <style:text-properties officeooo:rsid="02c859d7"/>
    </style:style>
    <style:style style:name="T123" style:family="text">
      <style:text-properties officeooo:rsid="02c8836b"/>
    </style:style>
    <style:style style:name="T124" style:family="text">
      <style:text-properties officeooo:rsid="02caf46c"/>
    </style:style>
    <style:style style:name="T125" style:family="text">
      <style:text-properties officeooo:rsid="02cf7887"/>
    </style:style>
    <style:style style:name="T126" style:family="text">
      <style:text-properties officeooo:rsid="02d22190"/>
    </style:style>
    <style:style style:name="T127" style:family="text">
      <style:text-properties officeooo:rsid="02d42bf7"/>
    </style:style>
    <style:style style:name="T128" style:family="text">
      <style:text-properties officeooo:rsid="02d5a4c7"/>
    </style:style>
    <style:style style:name="T129" style:family="text">
      <style:text-properties officeooo:rsid="02d5e975"/>
    </style:style>
    <style:style style:name="T130" style:family="text">
      <style:text-properties officeooo:rsid="02d74b08"/>
    </style:style>
    <style:style style:name="T131" style:family="text">
      <style:text-properties officeooo:rsid="02d8cb26"/>
    </style:style>
    <style:style style:name="T132" style:family="text">
      <style:text-properties officeooo:rsid="02da5fe0"/>
    </style:style>
    <style:style style:name="T133" style:family="text">
      <style:text-properties officeooo:rsid="02dc00c0"/>
    </style:style>
    <style:style style:name="T134" style:family="text">
      <style:text-properties officeooo:rsid="02dc3e46"/>
    </style:style>
    <style:style style:name="T135" style:family="text">
      <style:text-properties officeooo:rsid="02dd8d34"/>
    </style:style>
    <style:style style:name="T136" style:family="text">
      <style:text-properties officeooo:rsid="02de505b"/>
    </style:style>
    <style:style style:name="T137" style:family="text">
      <style:text-properties officeooo:rsid="02dea7cf"/>
    </style:style>
    <style:style style:name="T138" style:family="text">
      <style:text-properties officeooo:rsid="02dee09a"/>
    </style:style>
    <style:style style:name="T139" style:family="text">
      <style:text-properties officeooo:rsid="02df8e9c"/>
    </style:style>
    <style:style style:name="T140" style:family="text">
      <style:text-properties officeooo:rsid="02e10e86"/>
    </style:style>
    <style:style style:name="T141" style:family="text">
      <style:text-properties officeooo:rsid="02e2e11f"/>
    </style:style>
    <style:style style:name="T142" style:family="text">
      <style:text-properties officeooo:rsid="02e367f0"/>
    </style:style>
    <style:style style:name="T143" style:family="text">
      <style:text-properties officeooo:rsid="02e40ec9"/>
    </style:style>
    <style:style style:name="T144" style:family="text">
      <style:text-properties officeooo:rsid="02e57818"/>
    </style:style>
    <style:style style:name="T145" style:family="text">
      <style:text-properties officeooo:rsid="02e84af1"/>
    </style:style>
    <style:style style:name="T146" style:family="text">
      <style:text-properties officeooo:rsid="02e9903d"/>
    </style:style>
    <style:style style:name="T147" style:family="text">
      <style:text-properties officeooo:rsid="02e99511"/>
    </style:style>
    <style:style style:name="T148" style:family="text">
      <style:text-properties officeooo:rsid="02ea2974"/>
    </style:style>
    <style:style style:name="T149" style:family="text">
      <style:text-properties officeooo:rsid="02eaef76"/>
    </style:style>
    <style:style style:name="T150" style:family="text">
      <style:text-properties officeooo:rsid="02f09ded"/>
    </style:style>
    <style:style style:name="T151" style:family="text">
      <style:text-properties officeooo:rsid="02f342eb"/>
    </style:style>
    <style:style style:name="T152" style:family="text">
      <style:text-properties officeooo:rsid="02f3d2cc"/>
    </style:style>
    <style:style style:name="T153" style:family="text">
      <style:text-properties officeooo:rsid="02f55322"/>
    </style:style>
    <style:style style:name="T154" style:family="text">
      <style:text-properties officeooo:rsid="02f70d03"/>
    </style:style>
    <style:style style:name="T155"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style:rfc-language-tag="pi-Latn" fo:language="pi" fo:script="Latn"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7"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zxx" fo:country="none"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Noto Sans Arabic"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1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3.42mm" fo:text-indent="-6.35mm" fo:margin-left="13.42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7mm" fo:text-indent="-6.35mm" fo:margin-left="19.77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2mm" fo:text-indent="-6.35mm" fo:margin-left="26.12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7mm" fo:text-indent="-6.35mm" fo:margin-left="32.47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2mm" fo:text-indent="-6.35mm" fo:margin-left="38.82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7mm" fo:text-indent="-6.35mm" fo:margin-left="45.17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2mm" fo:text-indent="-6.35mm" fo:margin-left="51.52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7mm" fo:text-indent="-6.35mm" fo:margin-left="57.87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2mm" fo:text-indent="-6.35mm" fo:margin-left="64.22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7mm" fo:text-indent="-6.35mm" fo:margin-left="70.57mm"/>
        </style:list-level-properties>
      </text:list-level-style-number>
    </text:list-style>
    <text:list-style style:name="L2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8">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3">
      <text:list-level-style-number text:level="1" text:style-name="Numbering_20_Symbols" loext:num-list-format="%1%." style:num-suffix="." style:num-format="I">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4">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 text:is-list-header="true">(Front)</text:h>
      <text:p text:style-name="P5"><text:text-input text:description="">THE PATH OF FREEDOM</text:text-input></text:p>
      <text:p text:style-name="VimmExportSkip"/>
      <text:p text:style-name="VimmExportSkip"/>
      <text:p text:style-name="VimmExportSkip"><text:text-input text:description="">(VIMUTTIMAGGA)</text:text-input></text:p>
      <text:p text:style-name="VimmExportSkip"/>
      <text:p text:style-name="VimmExportSkip"/>
      <text:p text:style-name="VimmExportSkip">By the Arahant Upatissa</text:p>
      <text:p text:style-name="VimmExportSkip"/>
      <text:p text:style-name="VimmExportSkip"/>
      <text:p text:style-name="VimmExportSkip">Translated from Chinese</text:p>
      <text:p text:style-name="VimmExportSkip">By Rev. N.R.M. Ehara</text:p>
      <text:p text:style-name="VimmExportSkip">Soma Thera, &amp; Kheminda Thera</text:p>
      <text:p text:style-name="VimmExportSkip"/>
      <text:p text:style-name="VimmExportSkip"/>
      <text:p text:style-name="VimmExportSkip">The Path of Freedom</text:p>
      <text:p text:style-name="VimmExportSkip"/>
      <text:p text:style-name="VimmExportSkip">(Vimuttimagga)</text:p>
      <text:p text:style-name="VimmExportSkip"/>
      <text:h text:style-name="P42" text:outline-level="2">Prefaces</text:h>
      <text:h text:style-name="Heading_20_3" text:outline-level="3" text:is-list-header="true">Electronic edition note</text:h>
      <text:p text:style-name="P6">This electronic edition is based on the scanned 1995 reprint. Relevant changes are noted below. </text:p>
      <text:list text:style-name="L1">
        <text:list-item>
          <text:p text:style-name="P112">Sections in the front matter were reordered — short dedications, prefatory notes, acknowledgements were moved under the new heading Prefaces for clarity.</text:p>
        </text:list-item>
        <text:list-item>
          <text:p text:style-name="P113">Index and glossaries are skipped in the electronic edition.</text:p>
        </text:list-item>
        <text:list-item>
          <text:p text:style-name="P113">The Additions and Corrections section was applied and is therefore skipped.</text:p>
        </text:list-item>
        <text:list-item>
          <text:p text:style-name="P113">Cross-references to pages <text:span text:style-name="T131">were converted (they only appear in LaTeX, in other non-paged formats such as Sphinx, they are empty).</text:span></text:p>
        </text:list-item>
        <text:list-item>
          <text:p text:style-name="P114">Citation references were fixed (<text:span text:style-name="VimmPali">Ibid.</text:span> expanded. inconsistent citation abbreviations fixed). Bibliography was somewhat reorganized.</text:p>
        </text:list-item>
        <text:list-item>
          <text:p text:style-name="P113">Footnotes in chapter titles <text:span text:style-name="T75">were</text:span> moved <text:span text:style-name="T73">at the </text:span><text:span text:style-name="T74">beginning of </text:span>the main text, owing to limitations of some target formats which can't handle footnotes in chapter titles.</text:p>
        </text:list-item>
        <text:list-item>
          <text:p text:style-name="P112">Owing to <text:span text:style-name="T51">an </text:span>imperfect OCR process, there are typos in the text, especially in the Pali quotes. This is a reader's edition, so those needing the Pali footnotes should check the sources. These quotes might be machine-corrected based on fuzzy matching <text:span text:style-name="T52">(e.g. </text:span>with SuttaCentra<text:span text:style-name="T52">l data)</text:span>, in the future.</text:p>
        </text:list-item>
        <text:list-item>
          <text:p text:style-name="P110"><text:span text:style-name="T75">The BPS edition sections the text into fascicles; the partially coincide and partially go across chapter sectioning. Fascicle sectioning was removed from the electronic edition, along with each fascicle</text:span><text:span text:style-name="T76">'s</text:span><text:span text:style-name="T75"> heading such as:</text:span></text:p>
          <text:p text:style-name="P121">The path of Freedom.<text:line-break/>Fascicle the first.<text:line-break/>Written by the Arahant Upatissa who was called Great Light in Ryo.<text:line-break/>Translated in Ryo by Tipitaka San<text:span text:style-name="T75">g</text:span>hapāla of Funan.</text:p>
        </text:list-item>
        <text:list-item>
          <text:p text:style-name="P115">The BPS edition sectioning is almost completely flat (single level below chapters). This will be modernized for easier navigation.</text:p>
        </text:list-item>
        <text:list-item>
          <text:p text:style-name="P111"><text:span text:style-name="T129">Publisher's note </text:span><text:span text:style-name="T130">on</text:span><text:span text:style-name="T129"> </text:span><text:span text:style-name="VimmPali"><text:span text:style-name="T32">Gedatsu-Dō-Ron</text:span></text:span><text:span text:style-name="T32"> </text:span><text:span text:style-name="T34">vs.</text:span><text:span text:style-name="T32"> </text:span><text:span text:style-name="VimmPali"><text:span text:style-name="T32">Ci</text:span></text:span><text:span text:style-name="VimmPali"><text:span text:style-name="T33">é</text:span></text:span><text:span text:style-name="VimmPali"><text:span text:style-name="T32">-to-tāo-lun</text:span></text:span><text:span text:style-name="T32"> </text:span><text:span text:style-name="T34">was removed a</text:span><text:span text:style-name="T35">s</text:span><text:span text:style-name="T34"> the </text:span><text:span text:style-name="T35">few </text:span><text:span text:style-name="T34">confusing instance</text:span><text:span text:style-name="T35">s</text:span><text:span text:style-name="T34"> were fixed in the text itself.</text:span></text:p>
        </text:list-item>
      </text:list>
      <text:h text:style-name="Heading_20_3" text:outline-level="3" text:is-list-header="true"><text:span text:style-name="T50">D</text:span>edication quote</text:h>
      <text:p text:style-name="VimmVersePali">Anupubbena medhāvī thokathokaṃ khaṇe khaṇe<text:line-break/>kammāro rajatass’ eva niddhame malam attano.</text:p>
      <text:p text:style-name="VimmBody"/>
      <text:p text:style-name="VimmVerseEnglish">Gradually should the perspicacious one,<text:line-break/>Moment by moment, little by little, expel<text:line-break/>His own dross, as would the smith<text:line-break/>That which is in silver.</text:p>
      <text:p text:style-name="VimmVerseEnglish">Dhammapada v. 239<text:line-break/>(Trans. by Soma Thera)</text:p>
      <text:h text:style-name="Heading_20_3" text:outline-level="3" text:is-list-header="true"><text:soft-page-break/>Editorial data</text:h>
      <text:p text:style-name="VimmBody"><text:span text:style-name="VimmPageNo">[[4|ii]]</text:span></text:p>
      <text:p text:style-name="VimmVerseEnglish">The Path of Freedom (Vimuttimagga)<text:line-break/>By the Arahant Upatissa<text:line-break/>Translated into Chinese as Cié-to-tāo-lun by Tipitaka Sanghapāla of Funan<text:line-break/>Translated from the Chinese by Rev. N. R. M. Ehara, Soma Thera, and Kheminda Thera<text:line-break/><text:bookmark-start text:name="bookmark2"/>Buddhist Publication Society<text:bookmark-end text:name="bookmark2"/>. Kandy, Sri Lanka</text:p>
      <text:p text:style-name="VimmBody"><text:span text:style-name="VimmPageNo">[[5|iii]]</text:span></text:p>
      <text:p text:style-name="VimmVerseEnglish">Buddhist Publication Society, P.O. Box 61, <text:s/>54, Sangharaja Mawatha, Kandy, Sri Lanka<text:line-break/>First published in 1961 by Dr. D. Roland D. Weerasuria<text:line-break/>First BPS edition 1977, Reprinted 1995<text:line-break/>Copyright © 1995 Buddhist Publication Society<text:line-break/>ISBN 955-24-0054-6<text:line-break/>Reprinted and Donated for free distribution by The Corporate Body of the Buddha Educational Foundation<text:line-break/>11F, 55 Hang Chow South Road Sec 1, Taipei, Taiwan, R.O.C.<text:line-break/>Tel: 886-2-23951198, Fax: 886-2-23913415 <text:line-break/>Email: overseas@budaedu.org</text:p>
      <text:p text:style-name="VimmBody"><text:span text:style-name="VimmPageNo">[[6|iv]]</text:span></text:p>
      <text:p text:style-name="VimmExportSkip">Publisher’s note</text:p>
      <text:p text:style-name="VimmExportSkip">In several places in the Preface and the Introduction (&lt;<text:span text:style-name="VimmTODO">p. xxxi, 1.2; p. xxxvi, 1.13; p. xlviii, 1. 10</text:span>), the <text:span text:style-name="VimmPali">Gedatsu-Dō-Ron</text:span> is referred to as being the Chinese name for the <text:span text:style-name="VimmPali">Vimuttimagga</text:span>. That title, however, is actually the Japanese rendering of the Chinese characters used to translate the original title. The proper Chinese title of the work (as indicated on p. xxxvi) is <text:span text:style-name="VimmPali"><text:span text:style-name="T32">Ci</text:span></text:span><text:span text:style-name="VimmPali"><text:span text:style-name="T33">é</text:span></text:span><text:span text:style-name="VimmPali"><text:span text:style-name="T32">-to-tāo-lun</text:span></text:span><text:span text:style-name="T32">.</text:span></text:p>
      <text:p text:style-name="VimmExportSkip"><text:span text:style-name="VimmPageNo">[[7|v]]</text:span></text:p>
      <text:p text:style-name="VimmExportSkip">Additions and corrections</text:p>
      <text:p text:style-name="VimmExportSkip">P. 6, n. 3: read <text:span text:style-name="VimmPali">paccupaṭṭhdnā</text:span></text:p>
      <text:p text:style-name="VimmExportSkip">P. 13, n. 3, for <text:span text:style-name="VimmPali">achiddehi</text:span> read <text:span text:style-name="VimmPali">acchiddehi </text:span></text:p>
      <text:p text:style-name="VimmExportSkip">P. 17, last line but one for (In his) read (In this)</text:p>
      <text:p text:style-name="VimmExportSkip">P. 21, n. 4, line 3: for <text:span text:style-name="VimmPali">saraṇattamo </text:span>read <text:span text:style-name="VimmPali">saraṇattano</text:span></text:p>
      <text:p text:style-name="VimmExportSkip">P. 25, n. 5, line 2: read <text:span text:style-name="VimmPali">brāhmaṇa-parisaṃ</text:span></text:p>
      <text:p text:style-name="VimmExportSkip">P. 27, n. 10: read <text:span text:style-name="VimmPali">khalupacchābhattika-0</text:span></text:p>
      <text:p text:style-name="VimmExportSkip">P. 41, n. 2: read Manopubbaṅgamā </text:p>
      <text:p text:style-name="VimmExportSkip">P. 44, n. 5: alter 5 to 4; n. 4: alter 4 to 5</text:p>
      <text:p text:style-name="VimmExportSkip">P. 49, n. 2: read vacanakkhamo ca, <text:span text:style-name="VimmPali">gambhīrañ ca</text:span></text:p>
      <text:p text:style-name="VimmExportSkip">P. 72, n. 3: delete black</text:p>
      <text:p text:style-name="VimmExportSkip">P. 78, n. 1, line 3: read <text:span text:style-name="VimmPali">paṭipajjati</text:span></text:p>
      <text:p text:style-name="VimmExportSkip">P. 91, n. 2, line 3: read <text:span text:style-name="VimmPali">thīnamiddhaṃ</text:span></text:p>
      <text:p text:style-name="VimmExportSkip">P. 124, n. 1, last line: read <text:span text:style-name="VimmPali">pañcamaṃ</text:span></text:p>
      <text:p text:style-name="VimmExportSkip">P. 132, n. 1 (b) continued from previous page, line 1: read <text:span text:style-name="VimmPali">paṭipāṭiyā</text:span></text:p>
      <text:p text:style-name="VimmExportSkip">P. 145, n. 5, par. 3, line 2: read <text:span text:style-name="VimmPali">yathābhūtaṃ</text:span></text:p>
      <text:p text:style-name="VimmExportSkip">P. 161, n. 2: read <text:span text:style-name="VimmPali">kāyasankhārehi </text:span></text:p>
      <text:p text:style-name="VimmExportSkip">P. 183, n. 3: read <text:span text:style-name="VimmPali">Surattaṃ </text:span></text:p>
      <text:p text:style-name="VimmExportSkip">P. 187, n. 2, line 4: read <text:span text:style-name="VimmPali">appamāṇena </text:span></text:p>
      <text:p text:style-name="VimmExportSkip">P. 195, n. 1, par. 5, line 1: read <text:span text:style-name="VimmPali">kimphalā </text:span></text:p>
      <text:p text:style-name="VimmExportSkip">P. 208, n. 1: read <text:span text:style-name="VimmPali">Pāliputta </text:span></text:p>
      <text:p text:style-name="VimmExportSkip">P. 227, n. 3, line 2: read <text:span text:style-name="VimmPali">vijjā-caraṇa-sampanno </text:span></text:p>
      <text:p text:style-name="VimmExportSkip">P. 233, n. 2, line 6: read <text:span text:style-name="VimmPali">taṇhā-samudaya-saccaṃ</text:span></text:p>
      <text:p text:style-name="VimmExportSkip">P. 243, n. l:read <text:span text:style-name="VimmPali">Gabbhaseyyaka-sattassa;</text:span> n. 2: read <text:span text:style-name="VimmPali">Abhāva-gabbhaseyyānaṃ </text:span></text:p>
      <text:p text:style-name="VimmExportSkip">P. 244, line 10 from bottom: substitute kinds for hinds </text:p>
      <text:p text:style-name="VimmExportSkip">P. 290, n. 4 (a) continued from previous page, line 1: read <text:span text:style-name="VimmPali">attho </text:span></text:p>
      <text:p text:style-name="VimmExportSkip">P. 302, n. 4, line 4: read <text:span text:style-name="VimmPali">dukkhaṃ</text:span></text:p>
      <text:p text:style-name="VimmExportSkip">P. 315, n. 1: substitute—(a) <text:tab/>D. II, 81, 84, 91, 98, 123, 126: <text:span text:style-name="VimmPali">Paññā-pari- bhāvitaṃ cittaṃ sammad eva āsavehi vimuccati, seyyathīdaṃ kāmāsavā bhavāsava diṭṭhāsava avijjdsavā ti.</text:span></text:p>
      <text:p text:style-name="VimmExportSkip"><text:soft-page-break/>(b) <text:tab/>Dhs. 195, par. 1096: <text:span text:style-name="VimmPali">Cattāro āsavā</text:span> — <text:span text:style-name="VimmPali">kāmā-</text:span> <text:span text:style-name="VimmPali">savo bhavāsavo diṭṭhāsava avijjdsavā.</text:span></text:p>
      <text:p text:style-name="VimmExportSkip">(c) <text:tab/>Netti. 116: <text:span text:style-name="VimmPali">Tassa evaṃ gandhitā kilesā asavanti.</text:span></text:p>
      <text:p text:style-name="VimmExportSkip"><text:span text:style-name="VimmPali">Kuto ca āsuccati asavantī ti? Anusayato vā pariyuṭṭhānato vā. Tattha abhijjhā- kāyagandhena kāmāsavo</text:span>, <text:span text:style-name="VimmPali">byāpādakā- yagandhena bhāvasavo</text:span>, <text:span text:style-name="VimmPali">parāmāsakā</text:span>- <text:span text:style-name="VimmPali">yagandhena diṭṭhāsavo</text:span>, <text:span text:style-name="VimmPali">idaṃ-saccābhi</text:span>- </text:p>
      <text:p text:style-name="VimmExportSkip"><text:span text:style-name="VimmPali">nivesakāyagandhena avijjāsavo</text:span>.</text:p>
      <text:p text:style-name="VimmExportSkip">(d) <text:tab/>Pts. I, 94, 117: *<text:span text:style-name="VimmPali">Āsavā</text:span>’ <text:span text:style-name="VimmPali">ti. Katame te āsavā?</text:span></text:p>
      <text:p text:style-name="VimmExportSkip"><text:span text:style-name="VimmPali">Kāmāsavo, bhavāsavo</text:span>, <text:span text:style-name="VimmPali">diṭṭhāsavo</text:span>, <text:span text:style-name="VimmPali">avijjāsavo.</text:span></text:p>
      <text:p text:style-name="VimmExportSkip"/>
      <text:p text:style-name="VimmExportSkip">P. xxxii, line 8 read ask the </text:p>
      <text:p text:style-name="VimmExportSkip">P. xlii, line 3 from bottom delete to</text:p>
      <text:p text:style-name="VimmBody"><text:span text:style-name="VimmPageNo"><text:span text:style-name="T19">[[8|vi]]</text:span></text:span></text:p>
      <text:h text:style-name="Heading_20_3" text:outline-level="3" text:is-list-header="true">Dedication</text:h>
      <text:p text:style-name="VimmBody">Dedicated to the memory of</text:p>
      <text:p text:style-name="VimmBody">The Venerable Mahā Nāyaka Thera, Paeḷāēnē Siri Vajirañāṇa of Vajirārāma, Colombo, Ceylon</text:p>
      <text:p text:style-name="VimmBody">and</text:p>
      <text:p text:style-name="VimmBody">The Venerable Myin Mu Myo Sayadaw, Pāṇḍava Mahā Thera of the Satipaṭṭhāna Monastery, Moulmein, Burma.</text:p>
      <text:p text:style-name="VimmBody"><text:span text:style-name="VimmPageNo">[[9|vii]]</text:span></text:p>
      <text:p text:style-name="VimmBody"><text:span text:style-name="VimmPageNo">[[10|viii]]</text:span></text:p>
      <text:h text:style-name="Heading_20_3" text:outline-level="3" text:is-list-header="true">Prefatory Note to Original Draft Translation</text:h>
      <text:p text:style-name="VimmBody"><text:span text:style-name="VimmPageNo">[[28|xxvii]]</text:span></text:p>
      <text:p text:style-name="VimmAuthorComment">In the following pages is a draft translation of the first fascicle of Gedatsu Do Ron (Vimuttimagga), No. 1648 of the Taisho Edition of the Chinese Tripitaka (No- 1293 in Nanjio’s Catalogue). The pages of the text are given in square brackets.</text:p>
      <text:p text:style-name="VimmAuthorComment">This is circulated with the hope of receiving suggestions and criticisms helpful towards bringing out a complete translation of the Vimuttimagga.</text:p>
      <text:p text:style-name="VimmAuthorComment">We have derived much help from Prof. R. Higata's Japanese translation of the Gedatsu Do Ron, and Prof Pe Maung Tin's English Translation of the Visuddhimagga.</text:p>
      <text:p text:style-name="VimmAuthorComment">N. R. M. Ehara, V. E. P. Pulle, G. S. Prelis</text:p>
      <text:p text:style-name="VimmAuthorComment">Jozaiji, Kawatana-Machi, Nagasaki-Ken. Japan.</text:p>
      <text:p text:style-name="VimmAuthorComment">Hanamatsuri, the eighth day of the fourth lunar month, May 28, 1936.</text:p>
      <text:p text:style-name="VimmBody"><text:span text:style-name="VimmPageNo">[[29|xxviii]]</text:span></text:p>
      <text:h text:style-name="Heading_20_3" text:outline-level="3" text:is-list-header="true">Acknowledgments (Original Draft Translation)</text:h>
      <text:p text:style-name="VimmAuthorComment"><text:span text:style-name="VimmPali">Jozaiji, Kawatana-Machi, Nagasaki-Ken, Japan.</text:span></text:p>
      <text:p text:style-name="VimmBody"><text:span text:style-name="VimmPali">August 29, 1936.</text:span></text:p>
      <text:p text:style-name="VimmBody"><text:span text:style-name="VimmPageNo">[[30|xxix]]</text:span></text:p>
      <text:p text:style-name="VimmAuthorComment">For having encouraged us, we offer our hearty thanks to Dr. C. A. F. Rhys Davids, J. F. McKechnie Esq., (England); Prof. Dr. Wilh, Geiger (Germany); Dr. B. C Law, Ven. Nyāṇatiloka Mahā Thera, Ven. Nārada Thera (India and Ceylon); Dr. Unrai Woghihara, Dr. Makoto Nagai, Prof. Nichiki Kimura, Prof Giokei Umada, Dr. Baiye Henmi, Prof. Chotatsu Ikeda, Prof Kaijo Ishikawa, Prof. Kairyu Yamamoto, Prof Yukio Sakamoto, Rev. Sho-on Mizuno (Tokyo); Dr. Giei Honda, Prof. Chizen Akanuma (Kyoto); Prof. Ryusho Higata (Fukuoka).</text:p>
      <text:p text:style-name="VimmAuthorComment">N. R. M. Ehara, V. E. P. Pulle, G. S. Prelis</text:p>
      <text:p text:style-name="VimmBody"><text:span text:style-name="VimmPageNo">[[31|xxx]]</text:span></text:p>
      <text:h text:style-name="Heading_20_3" text:outline-level="3" text:is-list-header="true">Preface</text:h>
      <text:p text:style-name="P40"><text:span text:style-name="VimmPageNo">[[32|xxxi]]</text:span> As stated elsewhere (<text:span text:style-name="VimmXML">&lt;</text:span><text:span text:style-name="VimmXML"><text:span text:style-name="T119">ptr type="vimm" target="inMemoriam"&gt;</text:span></text:span><text:span text:style-name="VimmXML">In Memoriam, p. xv&lt;/</text:span><text:span text:style-name="VimmXML"><text:span text:style-name="T119">ptr&gt;</text:span></text:span>) the draft translation of the <text:span text:style-name="VimmPali"><text:span text:style-name="T32">Ci</text:span></text:span><text:span text:style-name="VimmPali"><text:span text:style-name="T33">é</text:span></text:span><text:span text:style-name="VimmPali"><text:span text:style-name="T32">-to-tāo-lun</text:span></text:span> (being the Chinese name for the <text:span text:style-name="VimmPali">Vimuttimagga</text:span>, <text:span text:style-name="T128">rendered as</text:span> <text:span text:style-name="VimmPali">Gedatsu Dō Ron</text:span> <text:span text:style-name="T128">in Japanese</text:span>) was <text:soft-page-break/>completed in four months. Therefore it was thought that it needed some revision. This the Venerable Soma Thera intended to do on his return to Ceylon in 1937. But he fell ill and by the end of 1939 the Second World War was already three months old. All hope of publishing the revised edition of the Original Draft Translation during the war had to be given up. With the end of the war, however, conditions were even less favourable. Meanwhile, though the Venerable Soma Thera wished to complete the revision, and await a favourable occasion to publish it, other work he had undertaken prevented him from doing so. Further, asthma robbed him of much, of his time. Thus the work he intended to do on the <text:span text:style-name="VimmPali">Vimuttimagga</text:span> translation had to be postponed each time he took it up.</text:p>
      <text:p text:style-name="VimmBody">When he passed away many venerable theras and <text:span text:style-name="VimmPali">dāyakas</text:span> were much interested in publishing, at least, the Original Draft Translation as it was, and they requested me to prepare it for publication. Knowing my own limitations, I was at first rather disinclined to undertake this work, but later acceded to their earnest request for the following reasons.</text:p>
      <text:p text:style-name="VimmBody">The Venerable Soma Thera had originally wished to have the English translation of the <text:span text:style-name="VimmPali">Vimuttimagga</text:span> (The Path of Freedom) revised and published some day. But later, seeing difficulties, he modified the idea and was even content with merely revising the Draft Translation, leaving the publication itself to some future time. He said that the important thing, the Draft Translation, had been done, and that if people felt that they needed it they would see to its publication.</text:p>
      <text:p text:style-name="VimmBody">It was a work that had inspired both the Venerable Soma Thera and me, and there were many who welcomed its publication.</text:p>
      <text:p text:style-name="VimmBody">Dr. D. Roland D. Weerasuria of Balcombe House, Balcombe Place, Colombo, invited the Venerable Soma Thera sometime in 1959 to write an abridged version of the <text:span text:style-name="VimmPali">Visuddhimagga</text:span> as he felt that such an edition would supply a long felt want. But shortly after he began writing it death intervened. Dr. Weerasuria then requested the Venerable Ñāṇamoli Thera to take up the work which, after some hesitation, he agreed to finish within a year. But he, too, passed away within a week. Sometime after this Dr. Weerasuria, having seen the Original Draft Translation of the <text:span text:style-name="VimmPali">Vimuttimagga</text:span>, was keen on its publication.</text:p>
      <text:p text:style-name="VimmBody">This was a fitting occasion to pay a tribute to the memory of the two senior co-translators of the <text:span text:style-name="VimmPali">Vimuttimagga</text:span>, the Reverend N. R. M. Ehara and the Venerable Soma Mahā Thera.</text:p>
      <text:p text:style-name="VimmBody"><text:span text:style-name="VimmPageNo">[[33|xxxii]]</text:span> And finally the urgent personal need to keep myself immersed in the <text:span text:style-name="VimmPali">Dhamma</text:span> throughout the waking hours during this period of stress prompted me to take up the work.</text:p>
      <text:p text:style-name="VimmBody">From the above it will be seen that this work was taken up due to sheer force of circumstances and not because of any special qualification on my part. Therefore, perhaps, some things stated here could have been said in other and better ways. Inexpert as I am in scholarly p<text:span text:style-name="T54">u</text:span>rsuits there is bound to be many a lack in my portion of this work and so I ask the reader to bear with me should he detect any errors of commission or omission here.</text:p>
      <text:p text:style-name="VimmBody">In preparing this work for printing I have made a few alterations in the rendering of certain terms and passages, as they appeared in the Original Draft Translation, in accordance with notes and instructions left by the Venerable Soma Thera. The lacunae in the Draft Translation were filled, as far as possible, with the help of the word for word translation in consultation with Soma Thera’s notes. All the longer Pali quotations in the footnotes, except a few from the <text:span text:style-name="VimmPali">Visuddhimagga</text:span> and some from the <text:span text:style-name="VimmPali">Dhammasaṅgani</text:span> etc., were inserted by me. They are given in full mainly with the idea of helping the general reader conversant with the Pali but to whom reference books are not easily accessible. By this attempt of mine if but just a few readers happen to be benefitted, to any extent, I should consider myself amply rewarded.</text:p>
      <text:p text:style-name="VimmBody">Since the Introduction had already been sent to the Printers by the time the ‘Encyclopaedia of Buddhism’ (1961 Government of Ceylon, Fascicule A-Aca) was out, the following is included here. In his article, Abhidharma Literature, Dr. Kōgen Mizuno makes three statements on page 78 of the Encyclopaedia regarding the <text:span text:style-name="VimmPali">Vimuttimagga</text:span>: (1) that the <text:span text:style-name="VimmPali">Vimuttimagga</text:span> (along with the <text:span text:style-name="VimmPali">Dhammapada</text:span>, the <text:span text:style-name="VimmPali">Aṭṭhakavagga</text:span> of the <text:span text:style-name="VimmPali">Suttanipāta</text:span> etc.) “probably belonged to the Abhayagiri sect and not to the Mahāvihāra sect” (paragraph B continued from the previous page); (2) that “He (i. e., the Venerable Buddhaghosa Thera) evidently studied the <text:soft-page-break/><text:span text:style-name="VimmPali">Vimuttimagga</text:span>, which was a manual of the Abhayagirivihāra sect” (paragraph c); and (3) “That the <text:span text:style-name="VimmPali">Vimuttimagga,</text:span> was Upatissa’s work and belonged to the Abhayagirivihāra sect is mentioned in the ṭikā (sub-commentary, i.e., Dhammapāla’s Paramatthamañjūsā) of the <text:span text:style-name="VimmPali">Visuddhimagga</text:span>” (paragraph c).</text:p>
      <text:p text:style-name="VimmBody">The first statement, (1) above, says that the <text:span text:style-name="VimmPali">Vimuttimagga</text:span> “probably belonged to the Abhayagiri sect”, while the second, (2) above, says “<text:span text:style-name="VimmPali">Vimuttimagga</text:span>, which was a manuel of the Abhayagirivihāra sect”. How, precisely, did probability in paragraph b became certainty in paragraph c? As for the third statement, (3) above, the <text:span text:style-name="VimmPali">Paramatthamañjūsā</text:span> does not say that the <text:span text:style-name="VimmPali">Vimuttimagga</text:span> “belonged to the Abhayagirivihāra sect” as is claimed here. What it says is that the <text:span text:style-name="VimmPali">Vimuttimagga</text:span> is the work of the Venerable Upatissa Thera. The fact that certain teachings are common to both the Abhayagiri<text:span text:style-name="T9">vihāra </text:span><text:span text:style-name="VimmPageNo"><text:span text:style-name="T9">[[34|xxxiii]]</text:span></text:span><text:span text:style-name="T9"> </text:span>and the <text:span text:style-name="VimmPali">Vimuttimagga</text:span> does not prove that the latter belonged to the Abhayagirivihāra sect. For details see <text:span text:style-name="VimmXML">&lt;ptr type="vimm" target="intro-abhayagiri"&gt;Introduction, pp. xxxvi-xxxvii&lt;/ptr&gt;</text:span> and <text:span text:style-name="VimmXML">&lt;ptr type="vimm" target="p57n2"&gt;n. 2, p. 57&lt;/ptr&gt;</text:span> of the present translation.</text:p>
      <text:p text:style-name="VimmBody">I have derived much help from Prof. <text:span text:style-name="T9">Dr. P. </text:span>V. Bapat’s <text:span text:style-name="VimmPali">Vimuttimagga and Visuddhimagga—a Comparative Study</text:span> <text:span text:style-name="VimmBibRef"><text:span text:style-name="T121">Vis. Mag. and Vim. Mag.</text:span></text:span>, and the Venerable Ñāṇamoli Thera’s translation of the <text:span text:style-name="VimmPali">Visuddhimagga—The Path of Purification</text:span> <text:span text:style-name="VimmBibRef"><text:span text:style-name="T121">Vis. Mag.</text:span></text:span>. The Pali Text Society’s Pali-English Dictionary 1921, and Trenchner’s Critical Pali Dictionary, Copenhagen 1924-1948 have been equally helpful.</text:p>
      <text:p text:style-name="VimmBody">It is with great pleasure that I make the following acknowledgements to all those whose help and encouragement made my work less difficult.</text:p>
      <text:p text:style-name="VimmBody">To the Venerable <text:span text:style-name="T9">Maḍihē Paññâsīha Mahā Nāyaka </text:span>Thera of <text:span text:style-name="T9">Vajirārāma </text:span>for his kindly and ready help and advice at all times lacking which this work would not have been completed.</text:p>
      <text:p text:style-name="VimmBody">To all those venerable monks who encouraged me by word and deed when that encouragement was most needed.</text:p>
      <text:p text:style-name="VimmBody">To the Venerable <text:span text:style-name="T9">Ñāṇavīra </text:span>Thera for his welcome suggestions and the readiness with which he helped in many ways.</text:p>
      <text:p text:style-name="VimmBody">To Mr. W. Joseph Soysa who helped in reading over some of the proofs. He has always been much interested in the <text:span text:style-name="VimmPali">Vimuttimagga</text:span> and in its publication.</text:p>
      <text:p text:style-name="VimmBody">To Mr. Lakshman <text:span text:style-name="T9">de </text:span>Mel who read through the type-script and made valuable suggestions.</text:p>
      <text:p text:style-name="VimmBody">To Mr. <text:span text:style-name="T9">R. </text:span>D. Piyasena and those who helped, him for taking a great deal of trouble in preparing the English Index.</text:p>
      <text:p text:style-name="VimmBody">Lastly, to Dr. D. Roland D. Weerasuria who has generously borne the entire cost of publishing this translation. Provision has been made by him to keep the price of this book within reach of the modest purse. He has performed this meritorious act (<text:span text:style-name="VimmPali">puññakamma</text:span>) with great faith (<text:span text:style-name="VimmPali"><text:span text:style-name="T31">saddhâ</text:span></text:span>) wishing his father, Mudaliyar <text:span text:style-name="T9">D. D. We</text:span><text:span text:style-name="T11">e</text:span><text:span text:style-name="T9">rasuria </text:span><text:span text:style-name="T11">J</text:span>. <text:span text:style-name="T55">P</text:span>., who passed away on 25. 5. 1949, the happiness of <text:span text:style-name="VimmPali"><text:span text:style-name="T31">Nibbāna</text:span></text:span><text:span text:style-name="T31">.</text:span><text:span text:style-name="T9"> </text:span>May the result of this pure deed redound in full measure to his lasting happiness.</text:p>
      <text:p text:style-name="VimmBody">The Printers have to be thanked for their patience and high quality of work.</text:p>
      <text:p text:style-name="VimmBody"/>
      <text:p text:style-name="VimmBody"><text:span text:style-name="T9">Vijirārāma, </text:span>Colombo, Ceylon.</text:p>
      <text:p text:style-name="VimmBody"/>
      <text:p text:style-name="VimmBody">Kheminda Thera, October 2505/1961.</text:p>
      <text:p text:style-name="VimmBody"/>
      <text:p text:style-name="VimmBody"><text:span text:style-name="VimmPageNo">[[35|xxxiv]]</text:span></text:p>
      <text:h text:style-name="Heading_20_2" text:outline-level="2">In Memoriam: <text:span text:style-name="T19">Soma Mahā </text:span>Thera (1898—1960)</text:h>
      <text:p text:style-name="VimmVersePali">Aciraṃ vat’ ayaṃ kāyo pathaviṃ adhisessati<text:line-break/><text:span text:style-name="T32">Chuddho apetavi</text:span>ññāṇ<text:span text:style-name="T32">o</text:span>, niratthaṃ <text:span text:style-name="T32">va kalingaraṃ</text:span><text:span text:style-name="T32"><text:note text:id="ftn1" text:note-class="footnote"><text:note-citation>1</text:note-citation><text:note-body><text:p text:style-name="Standard">Dh. 41.</text:p></text:note-body></text:note></text:span></text:p>
      <text:p text:style-name="VimmBody"><text:soft-page-break/><text:span text:style-name="VimmPageNo">[[1</text:span><text:span text:style-name="VimmPageNo"><text:span text:style-name="T56">0</text:span></text:span><text:span text:style-name="VimmPageNo">|ix]]</text:span><text:span text:style-name="VimmXML">&lt;</text:span><text:span text:style-name="VimmXML"><text:span text:style-name="T97">a</text:span></text:span><text:span text:style-name="VimmXML"><text:span text:style-name="T118">nchor</text:span></text:span><text:span text:style-name="VimmXML"><text:span text:style-name="T97"> id="inMemoriam"/&gt;</text:span></text:span> Truly it will not be long before this body lies in the earth, bereft of consciousness, like a useless piece of wood, which is thrown away.</text:p>
      <text:p text:style-name="VimmBody"/>
      <text:p text:style-name="VimmBody">— Soma Thera’s translation in '‘Words Leading to Disenchantment”, <text:span text:style-name="VimmPali">Bosat</text:span>, Oct. 1959.</text:p>
      <text:p text:style-name="VimmBody"/>
      <text:p text:style-name="VimmBody">Truly, indeed, it was not long, after—just four months since he wrote this article—that he suddenly passed away. Often he used to say that this was the sort of death, he preferred.</text:p>
      <text:p text:style-name="VimmBody">It is fitting to record here the life and work of the Venerable <text:span text:style-name="T19">Soma Mahā </text:span>Thera, for, but for his indomitable energy and earnestness this work would not have been undertaken, persisted in, and brought to a conclusion in just four months. Whenever any difficulty arose it was to him that the others turned. When we were tempted to give up the work on encountering really hard patches, he was always ready with encouragement and with a way out of the difficulty. He loved to work hard, and half-hearted effort was unknown to him. Not infrequently he used to say, “Better wear out than rust out”.</text:p>
      <text:p text:style-name="VimmBody"><text:span text:style-name="T19">Soma Mah</text:span>ā<text:span text:style-name="T19"> </text:span>Thera was born on December 23,1898, in Kotahena, Colombo, and passed away at <text:span text:style-name="T19">Vajirārāma, </text:span>Bambalapitiya, Colombo, Tuesday, February 23, 1960. His father was Emmanuel Marian Perera Pulle, and his mother, Theresa Rodrigo Babapulle. His name was Victor Emmanuel Perera Pulle. He received his education at St. Benedict’s College, Kotahena.</text:p>
      <text:p text:style-name="VimmBody">Once at the age of eleven, when he was told by his teacher that God made man, he promptly asked him, “Who made God?”. The teacher, apparently unused to this sort of question from his pupils, snapped back, “Do not question the antecedents of God”. However, this incident pleased neither the teacher nor the pupil. He began to read and think for himself. One day his mother gave him one rupee as pocket-money, and Victor walked about three miles to a bookshop in the Fort, Colombo, looking out for a book priced at one rupee or less, as that was all he had. Finding an English translation of <text:span text:style-name="T19">th</text:span><text:span text:style-name="T20">e</text:span><text:span text:style-name="T19"> </text:span>Dhammapada being sold for a rupee he quickly bought and read it again and again. This was his introduction to the <text:span text:style-name="VimmPali">Buddhadhamma</text:span>. From that day on he <text:span text:style-name="VimmPageNo">[[1</text:span><text:span text:style-name="VimmPageNo"><text:span text:style-name="T56">1</text:span></text:span><text:span text:style-name="VimmPageNo">|x]]</text:span> eagerly attended lectures and sermons on the <text:span text:style-name="VimmPali">Dhamma</text:span>, the while reading what literature came his way on philosophy, art, archaeology, history—in fact anything that would add to his knowledge. And thus he moved further and further away from the faith of his fathers. During these years, as his mother objected to his reading late into the night, he would, after she had gone to sleep, begin reading by candle light under the bed. Sometimes he found that when he had finished reading it was already day. Such was his thirst for knowledge.</text:p>
      <text:p text:style-name="VimmBody">Sometime in 1920 he had met Mr. W. Joseph Soysa, one of the founder- members of the Servants of the Buddha, the well-known association which has its headquarters at Lauries Road, Bambalapitiya, and of which the Venerable Kassapa Thera is the founder-patron. After being actively engaged for sometime in the publication of the “Blessing” which was edited by the then president of the association, Dr. Cassius A. Pereira, he, along with Mr. Soysa, joined the Colombo Buddhist Union in the early twenties, and presented a large collection of books to the Union library. He composed “A formula of associate worship”<text:note text:id="ftn2" text:note-class="footnote"><text:note-citation>1</text:note-citation><text:note-body><text:p text:style-name="Standard"><text:span text:style-name="VimmPali">Associate Offering Of Flowers, Incense And Light To The Buddha</text:span>.</text:p><text:p text:style-name="Standard">We have gathered here to pay homage to the Blessed One, who found the way to Happiness for all beings. With these flowers we honour the mainfold purity of the Master; with incense, his compassion; with the light of these lamps, his perfect enlightenment.</text:p><text:p text:style-name="Standard">By our joint worship of the Buddha, may we gain the strength to work together in friendliness, sympathising with those in trouble, rejoicing with those who are are fortunate, and avoiding all the evil courses of action, namely, the evil courses of selffish desire, hate, fear and delusion. </text:p><text:p text:style-name="Standard">Service of the world is the highest homage we can pay to the Buddha, the friend and helper of all beings. Let this act of homage with flowers, incense and light, be the symbol of the homage of service of the world every Buddhist has to fulfil. Let us dedicate ourselves anew today to tread the Path of Service trodden by the Master—the Path of Charity, Virtue and Clear Thought.</text:p><text:p text:style-name="Standard">Let remind ourselves now and frequently that the greatest charity is in giving the gift of fearlessness (<text:span text:style-name="VimmPali">abhaya darn</text:span>) to the world by refraining from killing, stealing, unchastity, lying and drink. Thus we shall be able, to become merciful, honest, chaste, truthful and sober, and make the society in which we live a noble one.</text:p><text:p text:style-name="Standard">May right understanding and right thought grow in the world!</text:p></text:note-body></text:note> to be used by <text:soft-page-break/>members of the Union at their monthly joint flower-offering at one of the many shrines in the city.</text:p>
      <text:p text:style-name="VimmBody">Shortly after this, once again with his equally keen friend Mr. Soysa, he founded the Fort Study Circle and was elected its organizing secretary. Later, as work increased, assistance was needed and Mr. W. Don Michael was elected joint secretary.</text:p>
      <text:p text:style-name="VimmBody">The following extracts are from Mr. Michael’s article entitled “Apostle of the Dhamma”, written on the passing away of Soma Mahā Thera:</text:p>
      <text:p text:style-name="VimmBody">‘The sudden death of Soma Thera has uprooted from our midst a personality distinguished at once by the versality of his talents, self-sacrifice, personal sanctity, and crusading apostleship of the <text:span text:style-name="VimmPali">Dhamma</text:span>. A deep understanding of human nature and the human problem of suffering had mellowed him and bred in him, in an unusual degree, qualities of tolerance, patience, restraint and sympathy with fellow-beings. Opposition and frustration left in him no sense of defeat or bitterness. He was the working bee in the Master’s hive and, in His service, the very juice of the bitter thyme turned into honey at his touch. No wonder that, in the Augustan age of Buddhist renascence in Ceylon, Soma Thera was considered to represent the fine flower of Buddhist culture. He shed its fragrance wherever he moved. As scholar, preacher, organiser, monk and friend it may be aptly said of him: “<text:span text:style-name="VimmPali">Nihil tetigit quod non ornavit</text:span>”</text:p>
      <text:p text:style-name="VimmBody"><text:span text:style-name="VimmPageNo">[[12|xi]]</text:span> ‘These sterling qualities of Soma Thera were happily blended in a character in which humility and service formed the keynote. He never spared himself. He gave till it hurt. He gave UNTO THIS LAST—unto death. Overwork, fatigue, were the proximate causes of the dire malady which struck down this mighty oak of the <text:span text:style-name="VimmPali">Dhamma</text:span> which was a shade and refuge of many a seeker after Truth. Today a void is left standing which may take years to fill.</text:p>
      <text:p text:style-name="VimmBody">‘To those of us who knew him and enjoyed his friendship and affection for nearly four decades both as the dashing young layman Victor E. P. Pulle, and as a monk of blessed memory, Soma Thera presents a remarkable character study. The child was the father of the man, Thera. Yet in his twenties, he was a rebel from the faith of his fathers and questing for the knowledge of the truth. In the 1930’s, still hot on the pursuit, he was the leader of a band of young men who formed the Fort Study Circle under the Presidency of Mr. J. Tyagarajah, with Dr. L. A. (now Sir Lalita) Rajapakse and the late Mr. R. Nadarajah as Vice-Presidents.</text:p>
      <text:p text:style-name="VimmBody">‘Their motto was sacrifice and service and their main object was the economic and cultural development of the country. The regular weekly programme of the Circle, all planned by Victor, included classes in Pali, Hindi, Layman’s Law, History, Economics and politics. With what resourcefulness, with what prevision of judgement and success, he organised and directed its activities towards the cultural and literary formation of the day are now matters of history...</text:p>
      <text:p text:style-name="VimmBody">‘Young Victor’s reputation for literary and critical scholarship was such that Dr. Lucian De Zilwa prefaced his talk by saying that he accepted the invitation for a lecture with the major- object of making the acquaintance of Mr. V. E. P. Pulle; and Mr. K. P. S. Menon, one of the most graceful and eloquent public speakers this country has ever had, began his lecture by saying that he was always anxious to see the set of young men who could produce an annual report of such literary excellence as that turned out by the Fort Study Circle.</text:p>
      <text:p text:style-name="VimmBody">‘For Victor Pulle reason was the touchstone of truth. In this quest, he studied comparative religion, logic, philosophy—Dahlke and Schopenhauer had a particular appeal to him—art, sculpture, archaeology, history, music and even astrology. Indeed, like Bacon, he took all knowledge for his province. There was not a single individual in the Fort of his day who <text:span text:style-name="VimmPageNo">[[13|xii]]</text:span> combined in himself such a vast amalgam of knowledge. Literary and economic studies, however, could not satisfy his ardent mind and he joined the Sangha. It was in this august calling that his scholarship ripened and Buddhist revival throughout the World received from the results of his labour a new life and orientation.</text:p>
      <text:p text:style-name="VimmBody"><text:soft-page-break/>‘Meditation, study, teaching the <text:span text:style-name="VimmPali">Dhamma</text:span>, canonical research and his own trials and tribulation in the process produced a vast transformation in Soma Thera. The <text:span text:style-name="VimmPali"><text:span text:style-name="T40">é</text:span></text:span><text:span text:style-name="VimmPali"><text:span text:style-name="T31">lan</text:span></text:span><text:span text:style-name="T9"> </text:span>and impulsiveness of the layman turned into serene calm. The combative debater of yesteryear became the sedate teacher and friendly adviser. The glint of battle which, earlier rose to his eyes when argument waxed high grew into sparks of sympathy and compassion. The chiselled square jaws which hurled challenge softened their contours. Above all, the terrific right fist which characteristically swung menacingly in debate would swing no more. It was obvious even to us his old boon companions to whom he still accorded the privilege of “ragging” him once in a way, that this great pioneer and savant, by a terrific ordeal of trial and error, had at last subdued himself and that he had not only found the Middle Path but had established himself so firmly in it that he was a fitting exemplar of his Master’s Way of Life.</text:p>
      <text:p text:style-name="VimmBody">‘As a writer, Soma Thera belongs to the <text:span text:style-name="VimmPali">genre</text:span> whom Buffon’s dictum <text:span text:style-name="T31">“</text:span><text:span text:style-name="VimmPali"><text:span text:style-name="T31">Le </text:span></text:span><text:span text:style-name="VimmPali">style </text:span><text:span text:style-name="VimmPali"><text:span text:style-name="T31">est l’homme meme</text:span></text:span>” is perfectly applicable. In his Study Circle days, he had a massive style. The exposition and argument would at times be obscured by the weight of movement. He used his pen as a tomahawk. When Carthage had to be destroyed, he made no bones about it but went and destroyed. As a Thera, the old asperity and venom disappeared and the style assumed a precision, clarity, mellowness and gentle movement which reflected the repose and. sureness of his own mind. It is significant that, in recent years, his thoughts turned to poetry. They all centre on the <text:span text:style-name="VimmPali">Dhamma</text:span>. One of them recalls so naturally the self-abnegation of the bees in Virgil’s lines <text:span text:style-name="T31">“</text:span><text:span text:style-name="VimmPali"><text:span text:style-name="T31">Sic vos, </text:span></text:span><text:span text:style-name="VimmPali">non vobis, mellificatis, apes</text:span>”—not for yourself, ye bees, your cells ye fill—that the verses “Giving Up” deserve quotation’.<text:note text:id="ftn3" text:note-class="footnote"><text:note-citation>1</text:note-citation><text:note-body><text:p text:style-name="Standard">See <text:span text:style-name="VimmXML">&lt;</text:span><text:span text:style-name="VimmXML"><text:span text:style-name="T134">ptr type="vimm" target="pxvi-giving-up"&gt;In Memoriam, </text:span></text:span><text:span text:style-name="VimmXML">page xvi&lt;/</text:span><text:span text:style-name="VimmXML"><text:span text:style-name="T134">ptr&gt;</text:span></text:span>.</text:p></text:note-body></text:note></text:p>
      <text:p text:style-name="VimmBody">One day, towards the end of 1928, our common friend, Mr. W. Joseph Soysa (Oliver as we call him), introduced me to Victor. But it was hardly necessary. Simultaneously Victor and I knew that we had been friends before, in an earlier life.<text:note text:id="ftn4" text:note-class="footnote"><text:note-citation>2</text:note-citation><text:note-body><text:p text:style-name="Standard">Since writing this the Ven. Vinīta Thera of <text:span text:style-name="T9">Vajirārāma </text:span>was kind enough to draw my attention to a sonnet in which Lord Tennyson describes how he recognised a friend of an earlier life, thus:</text:p><text:p text:style-name="VimmVerseEnglish">“As when with downcast eyes we muse and brood,<text:line-break/>And ebb into a former life, or seem<text:line-break/>To lapse far back in some confused dream<text:line-break/>To states of mystical similitude;<text:line-break/>If one but speaks or hems or stirs his chair,<text:line-break/>Ever the wonder waxeth more and more,<text:line-break/>So that we say, ‘All this hath been before,<text:line-break/>All this hath been, I know not when or where,<text:line-break/>So, friend, when first I look'd upon your face,<text:line-break/>Our thought gave answer each to each, so true—<text:line-break/>Opposed mirrors each reflecting each—<text:line-break/>That tho’ I knew not in what time or place,<text:line-break/>Methought that I had often met with you,<text:line-break/>And either lived in either's heart and speech”.</text:p></text:note-body></text:note> But we were always grateful to Oliver for this. Later I was happy to find that the Buddha taught that it was not easy to find a being, who, during the vast period of time covered in the process of birth and death, and birth again and death, had not, at one time or another, been a mother, a father, a brother, a sister, a son, a daughter. The Blessed One then asks the question, “What is the reason for this”? and himself answers: “Not to be known is the <text:span text:style-name="VimmPageNo">[[14|xiii]]</text:span> start of beings enmeshed in ignorance and fettered by craving, running on, speeding on through interminable births and deaths. Nor can it be said of the running on and the speeding on of ignorant and craving beings that they are tending to an end. And in this interminable process, for long have you all experienced grief bitter and sharp and made the graveyards bigger and bigger. Because of that you should turn away from the formations (<text:span text:style-name="VimmPali">sankhāras</text:span>), cut them off, and become free of them”—S. II, 190 (Soma Thera’s translation). This is no poetic fancy, as at first sight it may appear to be. This is the word of the Supremely Enlightened One who has done with poetic fancy. His is the vision of things as they are (<text:span text:style-name="VimmPali"><text:span text:style-name="T36">yathābhūtañāaṇdassana</text:span></text:span>). And this vision he describes without exaggeration; for exaggeration the Buddhas do not indulge in.</text:p>
      <text:p text:style-name="VimmBody"><text:soft-page-break/>In the late twenties, Victor and I had heard from the late Mr. Wong Mow Lam, the Chinese scholar, who was in Ceylon for sometime, that there were great possibilities for spreading the <text:span text:style-name="VimmPali">Ther</text:span><text:span text:style-name="VimmPali"><text:span text:style-name="T36">avāda</text:span></text:span><text:span text:style-name="T16"> </text:span>in his country and that there was much that could be translated from the <text:span text:style-name="VimmPali"><text:span text:style-name="T36">Mahāyāna</text:span></text:span><text:span text:style-name="T16"> </text:span>literature of China. So when we went to Burma in 1934, remembering the words of our scholar friend, we decided after careful thought to go to the Far East and return later to Burma for ordination. We began our journey to China by way of Kawkerik, over the misty Dawna Mountains and across the border for four days on foot to Raehaeng in Thailand, and thence by bus, river boat and train through Svankaloke (Svargaloka—heaven world), Pisaloke (Viṣṇuloka — Viṣṇu’s world), we arrived in Krum Teb (Deva Nagara — the city of the gods) which is Bangkok. Then again, after travelling by train to Penang, and by ship to Singapore and Hong Kong, we arrived in Shanghai. Finding there no facilities for study we proceeded to Tokyo. There we met Prof. Nichiki Kimura of Rissho University, who invited us to attend his English lectures on <text:span text:style-name="VimmPali"><text:span text:style-name="T36">Mahāyāna</text:span></text:span><text:span text:style-name="T36">.</text:span><text:span text:style-name="T16"> </text:span>Towards the end of 1935, through his good offices, we were invited to Jozaiji, the Nichiren temple in Kawatana-<text:span text:style-name="T16">Machi, </text:span>Nagasaki-ken. The head of that temple, the Rev. N. R. M. Ehara, had been a lecturer at Rissho for sometime. He was the perfect host—a most understanding, patient, pleasant, witty character with abundant laughter, and he was young. He did everything within his power to make our stay as comfortable as possible.</text:p>
      <text:p text:style-name="VimmBody"><text:span text:style-name="VimmPageNo">[[15|xiv]]</text:span> When we arrived at Kawatana-Machi, Jozaiji was being rebuilt. By the end of April, the building operations over, our host set apart the new guesthouse for our use and called it the Lion Hall, “in honour”, as he said, “of the Lion Isle, the home of my friends”. We spent a most pleasant and fruitful year in our Lion Hall, for, it was here that the whole of the <text:span text:style-name="VimmPali">Gedatsu Dō Ron</text:span> (the Chinese translation of the <text:span text:style-name="VimmPali">Vimuttimagga</text:span>) was translated into English for the first time. Perhaps it will not be out of place to mention here that when the late Ven. Nyāṇatiloka Mahā Thera was in Japan during the years that followed the First World War, he tried, but failed, to persuade any Japanese scholar to undertake this translation. So when we sent him a copy of our translation he heartily welcomed it. The word for word translation the draft translation, copying, cyclostyling, binding, packing for the post, were all done by the three of us and that during the brief space of four months. Besides, the section on virtue had to be cyclostyled thrice before Victor was satisfied with it.</text:p>
      <text:p text:style-name="VimmBody">This is how the translation began. Some days after we went into residence in the Lion Hall, our friend showed us around his new library. Pointing to three thin volumes he said that that was the Chinese translation of the <text:span text:style-name="VimmPali">Vimuttimagga</text:span>, and that originally it was supposed to have been written in Pali in Ceylon by a Sinhalese Thera. With one voice both of us exclaimed that we were ready to begin translating it that very instant,—of course, with his help. And our friend, with his great big ringing laughter, readily agreed. And we immediately translated the first few pages though he had much to do, it being very close to <text:span text:style-name="VimmPali">Hanamatsuri</text:span>, the Flower Festival, which corresponds to Vesaḳ i<text:span text:style-name="T56">n</text:span> <text:span text:style-name="VimmPali">Theravāda</text:span> lands. Working incessantly we managed to issue the translation of the first fascicle on <text:span text:style-name="VimmPali">Hanamatsuri</text:span>, May 28, 1936. Continuing to work even up to twenty hours a day sometimes we were able to post the last copy of the last section of the translation to fifty scholars by the last day of September, 1936. During this period Victor knew no fatigue in that most agreeable climate of South Japan.</text:p>
      <text:p text:style-name="VimmBody">Jozaiji is beautifully situated a third of the way up the hill which rises abruptly from the broad paddy fields that str<text:span text:style-name="T41">e</text:span>tch right up to the sea. In front is the river Kawa, the beauty of which they sing in <text:span text:style-name="VimmPali">Kawa-no-Kawatana</text:span>, the song of the Kawa of Kawatana. Behind, the hill rises higher and higher and is level at the top. The temple was here in ancient times, and here Victor and I used to stroll under those attractively twisted and gnarled <text:span text:style-name="VimmPali">suñgi</text:span> trees, the cypresses, that adorn the grounds of Japanese temples. One summer day while walking there our attention was drawn to some plants we seemed to recognize. At first we thought they were well-grown violets. But soon found they were <text:span text:style-name="VimmPali">goṭukola</text:span> (<text:span text:style-name="VimmPali">Hydrocotyle Asiatica</text:span>). Their stalks were nearly eighteen inches long with large leaves. We took a handful of them to the temple, and our host was agreeably surprised to hear that this was eaten in Ceylon. He liked it so much that he introduced it to the whole village. They call it horseshoe.</text:p>
      <text:p text:style-name="VimmBody"><text:span text:style-name="VimmPageNo">[[16|xv]]</text:span> During these four months of translation work the thought that repeatedly arose in our minds was how soon could we return to Burma for ordination and put into practice the teaching of the Sambuddha so clearly set forth in <text:soft-page-break/>the <text:span text:style-name="VimmPali">Vimuttimagga</text:span>. It was plain, open, and easy to understand. What it said reached the heart direct — <text:span text:style-name="VimmPali">hadayangama</text:span> seemed to be the correct word to describe one’s reaction on reading the <text:span text:style-name="VimmPali">Vimuttimagga</text:span> for the first time. There was no point in delaying.</text:p>
      <text:p text:style-name="VimmBody">So we left Jozaiji with our friend the Rev. N. R. M. Ehara and a few others, went to Nagasaki and took ship to Rangoon. Our friend was much grieved that we were leaving so soon and repeatedly said as the ship was leaving, ‘‘Come back, come back again”. That was the last time we were to see him. For, though we had hoped some day to see him again, word came shortly after the Second World War that he had suddenly passed away. This was sometime after he had been appointed head of the Nichiren sect for the district of Omura.</text:p>
      <text:p text:style-name="VimmBody">Before we decided to translate the <text:span text:style-name="VimmPali">Vimuttimagga</text:span> our host was keen on translating some of the smaller treatises of Nichiren Shonin which Victor did. Some of them were published in the <text:span text:style-name="VimmPali">Young East</text:span>, the journal of the Japanese Buddhist Associations, Tokyo.</text:p>
      <text:p text:style-name="VimmBody">We reached Moulmein by the end of October, and found that U. Chit Swe, our <text:span text:style-name="VimmPali">dāyaka</text:span>, had made all arrangements for our ordination in an <text:span text:style-name="VimmPali">araññāvāsa</text:span> (forest residence), as requested by us, and had gone over to India on pilgrimage. His close friend, U. Chit Su, deputised for him. And on November 6, 1936, Victor and I received our higher ordination with the Venerable Pāṇḍava Mahā Thera of Taungwainggyi Shewgyin Kyaung Taik, Moulmein, as teacher. Here we came to hear of the Venerable Nārada Mahā Thera, also known as Jetavana Sayadaw. As he was then living in nearby Thaton, we visited him. A lay pupil of his who had earlier instructed us in the practice of the <text:span text:style-name="VimmPali">Satipaṭṭhāna </text:span>method of meditation, too, accompanied us to see the Sayadaw. His method was strictly in accordance with the <text:span text:style-name="VimmPali">Satipaṭṭhāna Suttas</text:span> of the <text:span text:style-name="VimmPali">Dīgha</text:span> and <text:span text:style-name="VimmPali">Majjhima Nikāyas</text:span> and their commentaries. He said that the necessary instruction was found in them and no new interpretation was necessary; the Buddha called it the sole way and that there was no ot<text:span text:style-name="T56">h</text:span>er ‘sole’ way to the purification of beings.</text:p>
      <text:p text:style-name="VimmBody">On reaching Ceylon by way of India in the middle of 1937, Bhikkhu Soma met a companion of his childhood days who became so attached to him that he would not leave him till his death — that distressing thing called asthma. It would have rendered many a strong man useless for work quite early. But asthma or no asthma, he worked on and on up to the end with increasing vigour. Hearing that we were returning to Ceylon, a <text:span text:style-name="VimmPali">dāyaka</text:span>, the late Mr. W. M. Barnes de Silva, had set apart a small house for our use in a quiet place at Belihuloya. We could not stay there long as the Venerable Soma fell ill and had to go to Colombo for treatment and we stayed at the Vidyālankāra Oriental College, Kelaniya, for a time.</text:p>
      <text:p text:style-name="VimmBody"><text:span text:style-name="VimmPageNo">[[17|xvi]]</text:span> After he recovered from his illness, and wishing to live in quiet surroundings for a while, we were able to go into residence at the Mahānadī Ārāma at Gampolawela, Then at the invitation of the late Sir Baron Jayatilaka we visited Bangalore in 1939 with the Venerable Nārāvila Dhammaratana Mahā Thera, as leader of the Mission of Goodwill to India. There the mission was able to secure from the Government of Mysore a site for a Buddhist Centre, and both of us returned to Ceylon in 1940 owing to illness.</text:p>
      <text:p text:style-name="VimmBody">As Bhikkhu Soma needed rest for sometime, Mr. A. B. C. de Soysa placed his bungalow, in his estate in Kurunegala, at our disposal. After a few months’ stay there we were invited by the Venerable Nyāṇaponika Mahā Thera to the Island Hermitage, Dodanduwa. As the Second World War had begun, all the German Theras of the Hermitage were interned and the Venerable Nyāṇāloka Mahā Thera, the present <text:span text:style-name="VimmPali">adhipati</text:span> (chief resident Thera) was then in charge of the place. During this period the attacks of asthma were most severe. At one time the only available medicament was Himrod’s Asthma Cure. It had to be lit with a match and the fumes inhaled. Bhikkhu Soma could hardly walk two yards without this Himrod’s cure, and could not sleep at night without filling the room with these fumes. One night even this failed to help. So about 2 a.m. he sat at his table and scribbled these verses:</text:p>
      <text:p text:style-name="VimmVerseEnglish"><text:span text:style-name="VimmXML">&lt;</text:span><text:span text:style-name="VimmXML"><text:span text:style-name="T134">anchor </text:span></text:span><text:span text:style-name="VimmXML"><text:span text:style-name="T148">id=</text:span></text:span><text:span text:style-name="VimmXML"><text:span text:style-name="T134">"pxvi-giving-up"/&gt;</text:span></text:span>Out of the womb of sightless night<text:line-break/>Rang out a word of healing strong,<text:line-break/>And put to flight the evil throng<text:line-break/>That stood betwixt the eye and light:</text:p>
      <text:p text:style-name="VimmVerseEnglish">Where lies, friend, the golden mean?<text:tab/><text:tab/>In giving up.<text:line-break/>Where’s the heart forever clean?<text:tab/><text:tab/><text:tab/>In giving up.<text:line-break/><text:soft-page-break/>Where is life at its best seen?<text:tab/><text:tab/><text:tab/>In giving up.<text:line-break/>Where reaches one Peace Serene?<text:tab/><text:tab/><text:tab/>In giving up.</text:p>
      <text:p text:style-name="VimmVerseEnglish">When does one always see things clear?<text:tab/><text:tab/>In giving up.<text:line-break/>When is one to all beings dear?<text:tab/><text:tab/><text:tab/>In giving up.<text:line-break/>When does one wipe away all fear?<text:tab/><text:tab/>In giving up.<text:line-break/>When does one to Truth adhere?<text:tab/><text:tab/><text:tab/>In giving up.</text:p>
      <text:p text:style-name="VimmVerseEnglish">How does one give full measure?<text:tab/><text:tab/><text:tab/>By giving up.<text:line-break/>How, end poverty’s pressure?<text:tab/><text:tab/><text:tab/>By giving up.<text:line-break/>How, come to rarest treasure?<text:tab/><text:tab/><text:tab/>By giving up.<text:line-break/>How, know the purest pleasure?<text:tab/><text:tab/><text:tab/>By giving up.</text:p>
      <text:p text:style-name="VimmVerseEnglish">Why on self a tight hand keep?<text:tab/><text:tab/><text:tab/>For giving up.<text:line-break/>Why the heart in culture steep?<text:tab/><text:tab/><text:tab/>For giving up.<text:line-break/>Why turn on to wisdom deep?<text:tab/><text:tab/><text:tab/>For giving up.<text:line-break/>Why care not to sow or reap?<text:tab/><text:tab/><text:tab/>For giving up.</text:p>
      <text:p text:style-name="VimmBody"><text:span text:style-name="VimmPageNo">[[18|xvii]]</text:span> He lived in this “our little island home”, as he liked to call the Hermitage, from 1940-45 and from 1948-54. These were years he treasured much. For it was here that the first edition of <text:span text:style-name="VimmPali">The Way of Mindfulness</text:span> (1941) and <text:span text:style-name="VimmPali">His Last Performance</text:span> (1943) were written. He also edited here in 1943 <text:span text:style-name="VimmPali">Ānāpāna Sati</text:span> of Dr. Cassius A. Pereira. In spite of his failing health he wrote unceasingly. He contributed articles to various Buddhist journals regularly. The quiet of the Hermitage appealed to him a great deal. Frequently he sat beneath the trees by the water’s edge in deep thought, and the following verses might indicate some of the thoughts that occupied his mind then:</text:p>
      <text:p text:style-name="VimmVerseEnglish">Away against the lip of sea and sky<text:line-break/>A tiny fisher craft tanned brown by sun,<text:line-break/>Pops up and down, like monk in russet clout,<text:line-break/>Upon the choppy sea of doubt and lust.</text:p>
      <text:p text:style-name="VimmVerseEnglish"/>
      <text:p text:style-name="VimmVerseEnglish">The tender palms of gold and light green fronds<text:line-break/>Remind me of my youth and boyhood's days.<text:line-break/>Amidst their plumy, wavy forms I throve<text:line-break/>Imbibing nature's simple silent ways.</text:p>
      <text:p text:style-name="VimmBody">Once it was thought that his asthma might improve if he had a change and so he stayed at Asokārāma in Nuwara Eliya for sometime. There, walking along in Moon Plains once, he was absorbed in the beauty of a waterfall. He used to watch the water rushing down in a silver streak, and very often the asthma left him on those occasions or he forgot it. This tiresome friend, Asthma, has a peculiar trait. He wants attention. And, sometimes, if no attention is paid to him, he sharply retorts in return by paying no attention. These were the times when Soma Thera would say, “I am thoroughly fit. I can work even the whole day”, reminiscent of the Lion Hall days when he really worked almost the whole day. It is about this waterfall in Nuwara Eliya that he wrote:</text:p>
      <text:p text:style-name="VimmVerseEnglish">E'er let me live and die where waters flow<text:line-break/>From hidden springs on heights that probe the sky,<text:line-break/>And come to light as white foam falling by<text:line-break/>The negro face of rocks that shine and glow.</text:p>
      <text:p text:style-name="VimmBody">Childlikeness was a prominent characteristic of his, and perhaps the following verses illustrate some aspect of it:</text:p>
      <text:p text:style-name="VimmVerseEnglish">E’er let me live and die with childlike sight,<text:line-break/>Beholding elfin gold and jewels bright,<text:line-break/>And dream-made treasure in the silent night<text:line-break/>Of travel on and on the Path of Light.</text:p>
      <text:p text:style-name="VimmBody"><text:span text:style-name="VimmPageNo">[[19|xviii]]</text:span> At the invitation of the late Venerable Tai Tsu, the well known Buddhist leader of China, the Venerable Maḍih<text:span text:style-name="T23">ē</text:span> Paññāsīha Thera (now Mahā Nāyaka Thera), the Venerable Soma Thera, and I, went to China to establish a Pali College at Sianfu, the ancient Buddhist Centre in Shensi Province, the home of Fa Hsien the famous pilgrim. Arriving in Shanghai in early July, we found that fighting had broken out in Shensi between the Nationalist and the Communist forces. There was no possibility of proceeding further. The <text:span text:style-name="VimmPali">Vassa-vāsa</text:span>, the rainy season residence, was spent in Shanghai after which the mission returned. During this period Soma Thera’s radio sermons were much appreciated. Besides, he addressed many gatherings in various parts of the city. The Shanghai Y.M.B.A. which he founded had, by the time the mission left, nearly three hundred members. He also conducted a Pali class, which was well attended. In November that year the Mission returned to Hong <text:soft-page-break/>Kong where, too, Soma Thera addressed various groups of Buddhists. Arriving in Singapore in January 1947, the mission had to wait two months for a boat. Meanwhile Soma Thera delivered sermons and lectures to large gatherings both in Singapore and Kuala Lumpur. The Mission returned to Ceylon in March that year. Soma Thera returned to the Island Hermitage at the end of 1948 and remained there till 1954. After his return from China, on his initiative, two important Buddhist associations in Colombo, The Sāsanādhāra Kāntā Samitiya and The Banks’ Asoka Society, were formed in 1950 and 1956 respectively. He was the founder-patron of the latter.</text:p>
      <text:p text:style-name="VimmBody">With the approach of the <text:span text:style-name="VimmPali">Buddha Jayanti</text:span> celebrations, it was suggested that a bi-monthly called ‘<text:span text:style-name="VimmPali">Buddha Jayanti</text:span>’ be published for the duration of these celebrations for the benefit of the English reading public. When in 1953 the organizers came to ask Soma Mahā Thera for his help, he threw himself wholeheartedly into the work, for half-hearted effort was alien to his nature. Most of the editorials on the <text:span text:style-name="VimmPali">Dhamma</text:span> in the ‘<text:span text:style-name="VimmPali">Buddha Jayanti</text:span>’ and a large number of translations from the Pali and the German, besides original articles, and the <text:span text:style-name="VimmPali">Jayanti Miscellany</text:span>, were from his versatile pen. His masterly articles on ‘The Greatest Mahānāyaka Thera of Our Time’ and the editorial ‘A Maker of Good Men’ on the passing away of the. Venerable Paelāēnē Siri Vajirañāṇa Mahā Nāyaka Thera, were written at a time when he was much harassed by asthma. Finding that the long stay at the Island Hermitage had worsened his asthma and seeing the advantage of being with the Venerable Paelāēnē Siri Vajirañāṇa Mahā Nāyaka Thera at Vajirārāma with its well equipped library, Soma Thera came to reside once more at Vajirārāma. Both the Mahā Nāyaka Thera and Soma Thera were happy to meet; for, as far back as 1919, the former had inspired the latter by his great knowledge, understanding, and kindness. Soma Thera’s regard and respect for him kept on increasing during the years. They used to converse on the <text:span text:style-name="VimmPali">Dhamma</text:span> and on allied subjects such as literature, history, grammar, folk-lore, and so on, for hours at a time. The Māha Nāyaka Thera, too, was always ailing, but when both of them began to converse they forgot their <text:span text:style-name="VimmPageNo">[[20|xix]]</text:span> ailments. It might be wondered how it was possible for one to get so interested in such a theme as grammar. But the Māha Nāyaka Thera was such a master of the subject and an accomplished conversationalist that he was able to make even a subject like grammar interesting. I remember in the early thirties how the Māha Nāyaka Thera discoursed on the <text:span text:style-name="VimmPali">Dhamma</text:span> to a group of us young men whose leader was Victor. Once the questions put by Victor so interested the Māha Nāyaka Thera that he continued the conversation till three o’clock in the morning.</text:p>
      <text:p text:style-name="VimmBody">This early earnestness he maintained to the very end. How this long and earnest practice of the <text:span text:style-name="VimmPali">Dhamma</text:span> moulded Soma Mahā Thera’s character is briefly shown in the following extracts from an article by Ceylon’s Director of Education, Mr. S. F. de Silva: ‘I came to know the Venerable Soma Thera as Mr. Victor Pulle some thirty years ago…. My first impression was of a remarkably earnest man who was determined to seek and find out the Truth. His face was an index to his earnestness and I often listened to him arguing a point….We became very good friends and week in and week out I used to watch and realise that of the band that gathered together, he was one of the most earnest and untiring in his study of the <text:span text:style-name="VimmPali">Dhamma</text:span>…. As a member of the Order he became a changed man. I noticed a strength of character and calmness of demeanour in everything he said and wrote. I used to visit him in his room and talk things over many an evening. Occasionally the eye would flash and I could see the old time fighter but there was an unmistakable sense of toleration of others and a remarkable kindliness in everything he said. The Venerable Soma Mahā Thera was very well known to English speaking audiences in the Island. Many may remember his thoughtful talks over Radio Ceylon. I am aware how deeply he was respected by Buddhist students in schools all over the island….To me his translation, edition and notes of the <text:span text:style-name="VimmPali">Satipaṭṭhāna Sutta</text:span> is characteristic of the man. He was one who wanted to practise the <text:span text:style-name="VimmPali">Dhamma</text:span>, and the <text:span text:style-name="VimmPali">Satipaṭṭhāna Sutta</text:span> was to him ‘the one way for the ending of unhappiness’. I can see his mind in his introductory notes and his interpretations of the text. The Venerable Soma Thera’s edition of the <text:span text:style-name="VimmPali">Satipaṭṭhāna Sutta</text:span> is a part of his own life because he was one who wanted to practise the <text:span text:style-name="VimmPali">Dhamma</text:span>. I miss him very much as a friend but those who knew him have no cause to grieve for a life that had been so nobly spent, He had acquitted himself heroically in all things he did to the….end Alert and intensely alive in the search and practice of the Truth, it is of these that the Buddha has said that ‘those who are heedful do not die’. His life is an example to all those who knew him, that <text:soft-page-break/>there is nothing nobler for a Buddhist than to live the life that the Buddha has preached, to walk the way He had walked and to follow Him on the Noble Quest. May the Venerable Soma Thera attain the Noble Quest he started some forty years ago’.</text:p>
      <text:p text:style-name="VimmBody">When one happens to be the only person in a powerful group to accept another teaching, much opposition may be expected. This Victor had in <text:span text:style-name="VimmPageNo">[[21|xx]]</text:span> plenty. At these times he resorted to the calm atmosphere of Vajirārāma, where the late Venerable Mahā Nāyaka Thera and the Venerable Nārada Mahā Thera always found the time to speak with him, sometimes for hours, and he went away stimulated. Later, as a <text:span text:style-name="VimmPali">bhikkhu</text:span>, when the Venerable Soma, while residing at the Vidyālankāra Oriental College, Kelaniya, found that the opposition had grown into hostility, he had the ready sympathy and unstinted support of the late Venerable Lunupokunē Dhammānanda Nāyaka Thera, the Venerable Kirivattuḍuvē Siri Paññāsāra Nāyaka Thera (now Vice-Chancellor) and the other venerable theras of the College. It is also fitting to record here the help readily given by the late Mr. Sāgara Palansuriya and Mr. K. M. W. Kuruppu during this difficult period. But both as layman and as monk his attitude to those who were opposed to him, and who later became hostile, was one of kindness and understandi<text:span text:style-name="T24">ng</text:span>. True follower of the Master, he bore his sufferings without rancour, like the fragrant sandal wood tree which perfumes the axe that lays it low, and like the sugarcane which sweetens the mouth where it is being crushed.</text:p>
      <text:p text:style-name="VimmBody">Soma Thera participated in the making of the <text:span text:style-name="VimmPali">sīmā</text:span>, chapter house, at the Mahabodhi Society’s Centre in Bangalore during the <text:span text:style-name="VimmPali">Buddha Jayanti</text:span> celebrations in 1956. Some of the older members of the Buddhist Association there were pleasantly surprised to see him, for this was the site that the Mission of Goodwill had, in 1940, secured from the Government of Mysore for a Buddhist Centre. On his return to Ceylon in early 1957, Soma Thera was invited by the German Dharmadūta Society to lead the first Buddhist Mission to Germany in June that year, the other members being Vinīta Thera, Mr. W Joseph Soysa and myself. But though he underwent a serious operation just two weeks before the mission was due to leave, he insisted on not altering the travel arrangements. Actually he went on board ship direct from the hospital. The wound had not healed completely then, and the dressing had to be continued for another five weeks. At the end of this period he could not move his left arm. It was after a further three months’ treatment that he recovered. Yet during all this, time Soma Thera worked with a fortitude which evoked the admiration of all around him. Though the dry climate of Berlin helped his asthma he was not entirely free of attacks. Referring to his fortitude, a friend wrote, “No other monk except another Soma Thera would have ventured forth on such a mission after the serious operation he had to stand only a couple of weeks before”.</text:p>
      <text:p text:style-name="VimmBody">Yet the work which he had undertaken absorbed all Soma Thera’s time and attention. He met the leading Buddhists in Berlin, who were anxious to co-operate with the mission’s work, and soon there began a series of weekly meetings at which Soma Thera read a paper in German which was followed by answering questions that the audience liked to ask. The interpreting at these meetings was done by Mr. F. Knobelock, the then President of the Congress of German Buddhist Associations, or by Mr. Guido Auster. This programme was continued till the mission left Berlin. Meanwhile <text:span text:style-name="VimmPageNo">[[22|xxi]]</text:span> Soma Thera addressed schools in various parts of the city. The children listened to him with the greatest interest. Just before leaving Berlin, the mission received an invitation from the Municipality of Iserlohn to conduct a Meditation Seminar during the “Indian Week” which was a part of the ‘Sauerland Cultural Season’. About one hundred people from all walks of life attended it. The late Mr. Egon Vietta was the organiser of the Seminar. On the last day of the Seminar he announced that he had brought a few questions from his teacher, the well-known Existentialist philosopher, Prof. Heidegger, who was ill and unable to travel. When these questions were put to the Yen. Soma Mahā Thera his answers were prompt and so convincing that Mr. Vietta said that these same questions had been put by him to European scholars, individually and in groups, but he had not received such satisfying answers as had been given by Soma Mahā Thera.</text:p>
      <text:p text:style-name="VimmBody">Another invitation that the mission accepted was that of the Buddhists of Hamburg. They were anxious to have us with them during Vesak time. So from Iserlohn the mission left for Hamburg, where Mr. W. Stegemann, the President of the Buddhist Society of Hamburg, welcomed us. From here, after making a brief visit to London, Oxford, and Cambridge, the mission returned to Hamburg where Soma Thera conducted classes in meditation, and delivered lectures and led discussions on <text:soft-page-break/>the <text:span text:style-name="VimmPali">Dhamma</text:span>. These meetings were well attended. He much liked working among the Hamburg Buddhists because, as he said, they were well informed, organized, and greatly interested in their work as a body. In response to numerous requests, all the addresses delivered in Germany by Soma Mahā Thera were published by the Hamburg Buddhist Society in their Bulletin the <text:span text:style-name="VimmPali">Mitteilungsblatt</text:span>.</text:p>
      <text:p text:style-name="VimmBody">With all this incessant work and travel Soma Thera grew weak, and when he returned to Ceylon from Germany in June 1958 he was very tired; but with skilful medical attention and another operation he regained his former vigour and worked hard which he loved to do. Then again he fell ill—this time with renal colic—and after another spell in hospital he was once more in a fit condition to continue his work. This time he slept hardly four hours a day, from about midnight to 4 a.m. When told that he tired himself overmuch, he used to say, “I have gathered enough now but I have not time enough to give”. So he worked on to the end never caring for his health. Yet he was happy doing it.</text:p>
      <text:p text:style-name="VimmBody">He was held in affectionate and highest regard by all those who knew him for his qualities of heart and head. One of them wrote from England thus: “I was mentioning to the Dons of the Faculty of Eastern Religions at Oxford that there was in Ceylon a monk (referring to Soma Thera) who was eminently qualified by way of knowledge and learning to fill the Chair of Eastern Religions which is now vacant”. Mr. Guido Auster, the Director of the Oriental Department of the German State Library, Berlin, hearing of his death wrote, “He contacted many personalities of the religious and intellectual life in Berlin and Germany. He delivered lectures at various places, <text:span text:style-name="VimmPageNo">[[23|xxii]]</text:span> among them—most important in my opinion—several to pupils in our schools. He had an especially lucky hand in dealing with children and young people who admired him. He was most patient towards enquirers and beginners”. Again, he says, “This impressive personality, reminding me in his dignity of a high prelate during the Middle Ages, weilding not only spiritual but also temporal power, has dissolved”.</text:p>
      <text:p text:style-name="VimmBody">The President of the Servants of the Buddha, Mr. Ānanda Pereira, who, long before his ’teens, knew Soma Thera wrote thus of him in the Ceylon Daily News of February, 27, 1960.</text:p>
      <text:p text:style-name="VimmBody">‘With the death of the Venerable Soma Thera, Lanka loses one of her noblest sons. Born of Roman Catholic parents on December 23, 1898, duly baptised and brought up in the faith of his parents, the youthful Victor Pulle began asking questions—deep, simple, direct questions—the answers to which as given by his parents and spiritual advisors did not satisfy him.</text:p>
      <text:p text:style-name="VimmBody">‘His inquiries in due course led him to Buddhism, where at last he found the answers, or at least the hope of satisfactory answers to his questions.</text:p>
      <text:p text:style-name="VimmBody">‘He plunged into the study of the Buddha <text:span text:style-name="VimmPali">Dhamma</text:span>. It was at this period that he laid the foundation of that sure grasp of the Teachings that served him so well in later years as a missionary. He was associated with Dr. Cassius A. Pereira (later Ven. Kassapa Thera) in the preparation of the Blessing. He was an-enthusiastic and hard-working member of the Servants of the Buddha. He made many friends.</text:p>
      <text:p text:style-name="VimmBody">‘Never one to be satis<text:span text:style-name="T57">fi</text:span>ed with half measures, he was ordained as a Bhikkhu in 1936. From the day he joined the Sangha, he adorned it. As scholar, translator, writer, preacher and missionary, he strove mightily in the Buddhist cause. He never spared himself.</text:p>
      <text:p text:style-name="VimmBody">‘But those who knew him, will remember him most for his humanity. His was not the cold way of the anaemic academician. He lived his Buddhism with every beat of his warm generous heart. Sometimes he seemed impulsive, sometimes even a shade pugnacious, but never, <text:span text:style-name="VimmPali">never</text:span>, did he say or do a <text:tab/>mean, false, or deliberately unkind thing.</text:p>
      <text:p text:style-name="VimmBody">‘He was generous—with his advice, with his time, with himself. Though to outward appearance he was strong, his health was never particularly robust. But he never let ill-health interfere with his work, and his work was always giving. I have seen him preaching sermons or reciting <text:span text:style-name="VimmPali">Pirith</text:span> at times when the mere act of breathing was acutely difficult because of asthma.</text:p>
      <text:p text:style-name="VimmBody">‘Soma Thera was a genuine monk. He observed the <text:span text:style-name="VimmPali">Vinaya</text:span> rules with absolute strictness, never permitting himself the slightest infringement, His standards were the highest. His life was a shining example to others, Bhikkhus and lay-folk alike.</text:p>
      <text:p text:style-name="VimmBody">‘One does not need to feel sorrow on his behalf. His road is the road of the Buddha, the Arahats, the mighty ones. He lived here a while and has <text:span text:style-name="VimmPageNo">[[24|xxiii]]</text:span> <text:soft-page-break/>gone on, strong and assured, brave and smiling, kind, gentle, untiring. The story is not done. We too must fare onward when our time comes. We shall meet again’.</text:p>
      <text:p text:style-name="VimmBody">During the last few months of his life he often spoke and wrote on death, quoting from the <text:span text:style-name="VimmPali">Suttas</text:span> and other writings, for instance, his own translations from the Sanskrit of Viṣṇusarman thus:</text:p>
      <text:p text:style-name="VimmVerseEnglish">In him who ever and again,<text:line-break/>Reflects on death's hard hand of pain,<text:line-break/>The drive for gross material gain<text:line-break/>Grows limp like hide soaked through with rain;</text:p>
      <text:p text:style-name="VimmBody">and from the commentary to the <text:span text:style-name="VimmPali">Dhammapada</text:span>: “Uncertain is life, certain is death; it is necessary that I should die; at the close of my life there is death. Life is indeed unsure but death is sure, death is sure” — <text:span text:style-name="VimmBibRef">Dh.-a. III, 170</text:span>; and from the <text:span text:style-name="VimmPali">Sutta</text:span>—<text:span text:style-name="VimmBibRef">S. IV, 211</text:span>: “Mindfully and with complete awareness should a bhikkhu meet his end. This is the advice I give you”.</text:p>
      <text:p text:style-name="VimmBody">‘I knew the Venerable Soma Mahā Thera intimately for nearly thirty-two years. During this period if the number of days we were absent from each other be added up it will not amount to more than a few months. Yet during all these years our interests centred round the <text:span text:style-name="VimmPali">Dhamma</text:span> only. When I met him I knew very little <text:span text:style-name="VimmPali">Dhamma</text:span>, having but recently accepted the Teaching of the Buddha. What <text:span text:style-name="VimmPali">Dhamma</text:span> I now know was gleaned from him or in his company. So when he passed away suddenly the blow was difficult to bear. Before this event “the separation” referred to in the words of the Buddha: <text:span text:style-name="VimmPali">Piyehi vippayogo dukkho</text:span>, “the separation from the loved is ill”, did not seem so difficult a thing to bear. Now it appeared in a different light.</text:p>
      <text:p text:style-name="VimmBody">The passing away of the Venerable Sāriputta Thera caused in the Venerable Ānanda Thera, who was then only <text:span text:style-name="VimmPali">Sotāpanna</text:span>, Stream-entrant (he became <text:span text:style-name="VimmPali">Arahat</text:span> later), great agitation of mind, in spite of his having been with the Buddha and learned the <text:span text:style-name="VimmPali">Dhamma</text:span> from him for twenty-five years. How he served the Buddha during those years is shown in the following verses, beautifully rendered by Mrs. C. A. F. Rhys Davids, thus:</text:p>
      <text:p text:style-name="VimmVerseEnglish">For five-and-twenty years a learner I;<text:line-break/>No sensual consciousness arose in me.<text:line-break/>O see the seemly order of the Norm!<text:line-break/>For five-and-twenty years a learner I;<text:line-break/>No hostile consciousness arose in me.<text:line-break/>O see the seemly order of the Norm!<text:line-break/>For five-and-twenty years on the Exalted One<text:line-break/>I waited, serving him by loving deeds,<text:line-break/>And like his shadow followed after him.<text:line-break/>For five-and-twenty years on the Exalted One<text:line-break/><text:span text:style-name="VimmPageNo">[[25|xxiv]]</text:span> I waited, serving him with loving speech,<text:line-break/>And like his shadow followed after him.<text:line-break/>For five-and-twenty years on the Exalted One<text:line-break/>I waited, serving him with loving thoughts,<text:line-break/>And like his shadow followed after him.<text:line-break/>When pacing up and down, the Buddha walked,<text:line-break/>Behind his back I kept the pace alway<text:span text:style-name="T45">s</text:span>;<text:line-break/>And when the Norm was being taught, in me<text:line-break/>knowledge and understanding of it grew.<text:note text:id="ftn5" text:note-class="footnote"><text:note-citation>1</text:note-citation><text:note-body><text:p text:style-name="Standard">Psalms of the Brethren, 1039-44.</text:p></text:note-body></text:note></text:p>
      <text:p text:style-name="VimmBody">And it is this ‘knowledge and understanding’ that he refers to as being ‘confused’ for him in the following verses, when the Venerable Sāriputta Thera passed away:</text:p>
      <text:p text:style-name="VimmVerseEnglish">The firmament on every hand<text:line-break/>Grows dim, yea, all confused stand<text:line-break/>The truths I seemed to understand.<text:line-break/>Gone is the noble friend we love,<text:line-break/>And dark is earth and heaven above.<text:note text:id="ftn6" text:note-class="footnote"><text:note-citation>2</text:note-citation><text:note-body><text:p text:style-name="Standard">Psalms of the Brethren, 1034.</text:p></text:note-body></text:note></text:p>
      <text:p text:style-name="VimmBody">The following is a description by Soma Thera (<text:span text:style-name="VimmPali">Bosat</text:span>, October 1959, pp. 170-71) of how the Buddha comforted the Venerable Ānanda Thera on this occasion:</text:p>
      <text:p text:style-name="VimmBody"><text:soft-page-break/>‘When the Buddha was told of the passing away of the Venerable Sāriputta Thera, who was considered to be the Commander of the Army of Righteousness, the Blessed One said this to the Venerable Ānanda Thera, who was upset, “Tell me Ānanda, did Sāriputta take the aggregate of virtue along with him and become extinct? Or did he take the aggregate of concentration along with him and become extinct? Or did he take along with him the aggregate of wisdom and become extinct? Or did he take along with him the aggregate of freedom and become extinct? Or did he take along with him the aggregate of the knowledge and insight of freedom and become extinct?’—‘No Venerable Sir’.—‘Have I not, indeed, told you before that with all that is dear, pleasing, involved are change, separation, and variation?”</text:p>
      <text:p text:style-name="VimmBody">‘The Buddha shows that it is not possible to stop the breaking up of what is born, produced, and put together, and of what has the nature of breaking, and compares the Venerable Sāriputta Thera to one of the greater branches of the mighty tree of the Community of Bhikkhus. Comparable to the breaking of a bigger branch of a mighty tree, says the Buddha, is the Venerable Sāriputta Thera’s passing away and no one can stop the breaking of what is breakable by ordering that thing not to break’.</text:p>
      <text:p text:style-name="VimmBody">But when this peerless comforter, the Blessed One himself, passed away <text:span text:style-name="VimmPageNo">[[26|xxv]]</text:span> shortly afterwards the Venerable Ānanda Thera uttered the following verses:</text:p>
      <text:p text:style-name="VimmVerseEnglish">And is the comrade passed away,<text:line-break/>And is the Master gone from hence?<text:line-break/>No better friend is left, methinks,<text:line-break/>Than to mount guard o’er deed and sense.<text:line-break/>They of the older time are gone;<text:line-break/>The new men suit me not at all.<text:line-break/>Alone to-day this child doth brood,<text:line-break/>Like nesting-bird when rain doth fall.<text:note text:id="ftn7" text:note-class="footnote"><text:note-citation>1</text:note-citation><text:note-body><text:p text:style-name="Standard">Psalms of the Brethren, 1035-36.</text:p></text:note-body></text:note></text:p>
      <text:p text:style-name="VimmBody">Thus did the Venerable Ānanda Thera find comfort, and we, too, find solace at the feet of the Teacher of divine and human beings.</text:p>
      <text:p text:style-name="VimmBody">Sometimes birds fly into houses and, staying a while, sing and cheer those there; but suddenly they fly away, casting no glance behind, none knowing where. In like manner even, as it is said: <text:span text:style-name="VimmPali">Anavhāto tato āga, anuññāto ito gato</text:span><text:note text:id="ftn8" text:note-class="footnote"><text:note-citation>2</text:note-citation><text:note-body><text:p text:style-name="Standard">J. III, 165 (Uraga Jātaka).</text:p></text:note-body></text:note>— ‘uncalled he hither came, unbidden soon to go’, Soma Mahā Thera, too, came uninvited and unbidden went away, the while having cheered some weary traveller on the way.</text:p>
      <text:p text:style-name="VimmBody">To me Soma Mahā Thera was a <text:span text:style-name="VimmPali">kalyāṇamitta</text:span>. In life he blessed me with the friendship extolled by the Blessed One in no uncertain terms: <text:span text:style-name="VimmPali">Sakalam eva h-idam Ānanda brahmacariyaṁ yad idaṁ kalyāṇa-mittatā kalyāṇa-sahāyatā kalyāṇa-sampavaṅkatā</text:span>,<text:note text:id="ftn9" text:note-class="footnote"><text:note-citation>3</text:note-citation><text:note-body><text:p text:style-name="Standard">S. I, 87-8.</text:p></text:note-body></text:note>—‘the whole of this holy fife consists in noble friendship, in association, in intimacy with what is noble’. And in death he has drawn me ever near to the <text:span text:style-name="VimmPali">Dhamma</text:span>, that sure refuge and support, as has been sung by the ancients, thus:</text:p>
      <text:p text:style-name="VimmVersePali">Dhammaṁ vinā natthi pitā ca mātā<text:line-break/>Tameva tāṇaṁ saraṇaṁ patiṭṭhā<text:line-break/>Tasmā hi bho kiccamaññaṁ pahāya<text:line-break/>Suṇātha dhāretha carātha dhamme.<text:note text:id="ftn10" text:note-class="footnote"><text:note-citation>4</text:note-citation><text:note-body><text:p text:style-name="Standard">Rasavāhini.</text:p></text:note-body></text:note></text:p>
      <text:p text:style-name="VimmVerseEnglish">Except the Dhamma of the Perfect One,<text:line-break/>There is no father and no mother here;<text:line-break/>The Dhamma is your refuge and support,<text:line-break/>And in the Dhamma is your shelter true,<text:line-break/>So hear the Dhamma, on the Dhamma think<text:line-break/>And spurning other things, live up to it.<text:note text:id="ftn11" text:note-class="footnote"><text:note-citation>5</text:note-citation><text:note-body><text:p text:style-name="Standard">Soma Thera’s translation.</text:p></text:note-body></text:note></text:p>
      <text:p text:style-name="VimmBody">May that ‘trusty, staunch, true friend’, the Venerable Soma Mahā Thera, attain to that happiness, higher than which there is none — <text:span text:style-name="VimmPali">Nibbāna</text:span>, the Happiness Supreme!</text:p>
      <text:p text:style-name="VimmBody"><text:span text:style-name="VimmPali">Vissāsaparamā ñātī, nibbānaṁ paramaṁ sukhaṁ</text:span>.<text:note text:id="ftn12" text:note-class="footnote"><text:note-citation>6</text:note-citation><text:note-body><text:p text:style-name="Standard">Dh. 204.</text:p></text:note-body></text:note></text:p>
      <text:p text:style-name="VimmBody"/>
      <text:p text:style-name="VimmBody">Kheminda Thera, Vajirārāma, Bambalapitiya, Colombo, September 3, 1960.</text:p>
      <text:p text:style-name="VimmBody"><text:soft-page-break/></text:p>
      <text:p text:style-name="VimmBody"><text:span text:style-name="VimmPageNo">[[27|xxvi]]]]</text:span></text:p>
      <text:h text:style-name="Heading_20_2" text:outline-level="2" text:is-list-header="true">Introduction</text:h>
      <text:p text:style-name="VimmBody"><text:span text:style-name="VimmPageNo">[[36|xxxv]]</text:span><text:span text:style-name="Title_20_Char"> </text:span>In the Journal of the Pali Text Society of 1919, there appeared an article by Prof. Dr. M. Nagai on “The Vimutti-Magga, ‘The Way to Deliverance’ ”. Referring to it Mrs. C. A. F. Rhys Davids in a letter dated September 20, 1936 to the translators of the <text:span text:style-name="VimmPali">Gedatsu Dō Ron</text:span> (<text:span text:style-name="VimmPali">Vimuttimagga</text:span>) said, “Then as to the issuing of the book (referring to the Path of Freedom) in a volume of print: Were this society in easier circumstances enjoyed by it up to the Great War, when we were immensely helped by the princely donations of your wealthy men, I would undertake at once to publish the work with Prof. Nagai’s excellent article in our Journal, 1919, as preface, with anything he liked to add. Or, if you objected, I should ask you three to write your own preface, making such references to his article as you thought fit”.</text:p>
      <text:p text:style-name="VimmBody">This article of Prof. Nagai took the Buddhist world by surprise; for, according to the <text:span text:style-name="VimmPali">Cūlavaṁsa</text:span> chapter XXXVII, 236-39, when the Venerable Buddhaghosa Thera had written the <text:span text:style-name="VimmPali">Visuddhimagga</text:span> at the behest of the <text:span text:style-name="VimmPali">Mahāsangha</text:span>, the <text:span text:style-name="VimmPali">devas</text:span> had hidden it and he had to write it afresh. When this was done, it too was hidden by the <text:span text:style-name="VimmPali">devas</text:span>. So, when he wrote it for the third time and presented it to the <text:span text:style-name="VimmPali">Mahāsangha</text:span>, it is said, the <text:span text:style-name="VimmPali">devas</text:span> produced the first two copies. It was then found that the three copies agreed in every detail. The record goes on to say (<text:span text:style-name="VimmBibRef">Cv. Ch. XXXVII, 241-43</text:span>): ‘Then the bhikkhus read out all the three books together. Neither in composition and content, nor also as regards the sequence (of the subjects), in the teaching of the Theras, in the quotations, in words, and sentences was there any kind of deviation in all three books. Then the community satisfied and exceedingly well pleased, cried again and again: “without doubt, this is Metteyya!” and handed over to him the books of the three Piṭakas together with the commentary’ — Dr. Geiger’s translation. By this statement it was, perhaps, only intended to stress the Venerable Buddhaghosa Thera’s great ability, which is amply borne out by this (i.e., the <text:span text:style-name="VimmPali">Visuddhimagga</text:span>) and his later works. No other view seems to be warranted, or else it has to be conceded that the Mahāvihāra Theras knew very well that the Bodhisatta Metteyya could not have been born in this world at this time; — see, for instance, the earlier statement of the <text:span text:style-name="VimmPali">Mahāvaṁsa</text:span> at <text:span text:style-name="VimmBibRef"><text:span text:style-name="T85">Mv.</text:span></text:span><text:span text:style-name="VimmBibRef"> </text:span><text:span text:style-name="VimmBibRef"><text:span text:style-name="T85">ch. </text:span></text:span><text:span text:style-name="VimmBibRef">XXXII, 73</text:span>: ‘Awaiting the time when he shall become a Buddha, the compassionate Bodhisatta Metteyya dwells in the Tusita-city’— Dr. Geiger’s translation. Further, that the Venerable Buddhaghosa Thera and the Bodhisatta Metteyya are two different persons has been established by the Venerable Buddhaghosa Thera himself in his Postscript to the <text:span text:style-name="VimmPali">Visuddhimagga</text:span> (found only in the Sinhalese texts and translated by Ñāṇamoli Thera):</text:p>
      <text:p text:style-name="VimmVerseEnglish">‘. . .<text:line-break/>So may I in my last becoming<text:line-break/>Behold the joys of Tāvatiṁsā,<text:line-break/>. . .</text:p>
      <text:p text:style-name="VimmVerseEnglish">And having in my last life seen<text:line-break/>Metteyya, Lord of Sages, Highest<text:line-break/>Of persons in the World, and Helper<text:line-break/>Delighting in all beings’ welfare,<text:line-break/>And heard that Holy One proclaim<text:line-break/>The Teaching of the Noble Law,<text:line-break/>May I grace the Victor’s Dispensation<text:line-break/>By realizing its Highest Fruit’.</text:p>
      <text:p text:style-name="VimmBody"><text:span text:style-name="VimmPageNo">[[37|xxxvi]]</text:span> And this, too, the Mahāvihāra Theras would have known. But in thus stressing his ability, the <text:span text:style-name="VimmPali">Cūḷavaṁsa</text:span> account seems to make out that the <text:span text:style-name="VimmPali">visuddhi-magga</text:span> was written without recourse to other works. There is a discrepancy in this account of the <text:span text:style-name="VimmPali">Cūḷavaṁsa.</text:span> It will be noted that ‘the three <text:span text:style-name="VimmPali">Piṭakas</text:span> together with Commentary’ were handed over to the Venerable Buddhaghosa Thera by the Mahāsangha only after he had written the <text:span text:style-name="VimmPali">Visuddhimagga</text:span>, which is correctly designated the General Commentary to the three <text:span text:style-name="VimmPali">Piṭakas</text:span>. Now, if he had access to the three <text:span text:style-name="VimmPali">Piṭakas</text:span>, and the Commentary only after he had written this General Commentary to the three <text:span text:style-name="VimmPali">Piṭakas</text:span>, how did he do it? This is difficult to comprehend. Here is where the article of Prof. Dr. Nagai appears to fit in.</text:p>
      <text:p text:style-name="P39"><text:soft-page-break/>Bearing No. 1293 in Prof. Nanjio’s Catalogue is a work in Chinese called <text:span text:style-name="VimmPali">Ci</text:span><text:span text:style-name="VimmPali"><text:span text:style-name="T71">é</text:span></text:span><text:span text:style-name="VimmPali">-to-tāo-lun</text:span><text:span text:style-name="T126"> </text:span><text:span text:style-name="T127">(in Japanese rendered as </text:span><text:span text:style-name="VimmPali">Gedatsu Dō Ron</text:span><text:span text:style-name="T127">).</text:span> <text:s/>Prof. Nanjio has rendered the title of this work in Sanskrit as ‘Vimokṣa-Mārga’, the author being Arahant Upatissa. In trying to identify him with a Ceylon Thera, Prof. Nagai adduces the following reasons:</text:p>
      <text:p text:style-name="VimmBody">1. <text:s text:c="3"/>It cannot be the Venerable Sāriputta Thera, who was also called Upatissa, because he is often quoted in the Venerable Upatissa Thera’s text.</text:p>
      <text:p text:style-name="VimmBody">2. <text:s text:c="3"/>In the <text:span text:style-name="VimmPali">Samantapāsādikā</text:span> (I, p. 263), it is said that there were two elders, named Upatissa Thera and Phussadeva Thera, pupils of the same teacher who was proficient in the <text:span text:style-name="VimmPali">Vinaya</text:span>. Upatissa Thera was superior to the other; and he had two pupils named Mahāpaduma Thera and Mahāsumana Thera. The latter learned the <text:span text:style-name="VimmPali">Vinaya Piṭaka</text:span> nine times from his teacher, while Mahāpaduma Thera learned it eighteen times and was, therefore, the superior. When the former left his teacher to live elsewhere Mahāpaduma Thera remained with his teacher saying that as long as one’s teacher was alive one should be with him and learn the <text:span text:style-name="VimmPali">Vinaya</text:span> and the Commentaries many times more. The teacher, the Venerable Upatissa Thera, and his pupil the Venerable Mahāpaduma Thera, recited the <text:span text:style-name="VimmPali">Vinaya</text:span> in this manner for many years more. During this period they expounded the <text:span text:style-name="VimmPali">Vinaya</text:span> and on one occasion the Venerable Upatissa Thera, at the request of the Mahāsangha in assembly, pronounced a ruling on a question that arose regarding the first <text:span text:style-name="VimmPali">Pārājika</text:span>.</text:p>
      <text:p text:style-name="VimmBody">3. <text:s text:c="4"/>A teacher such as the Venerable Upatissa Thera was the most appropriate person to be the author of a work of such importance as the <text:span text:style-name="VimmPali">Vimuttimagga</text:span>. Then he goes on to mention the account of the gift of King Vasabha’s queen to the Venerable Mahāpaduma Thera who accepted it as his teacher’s share.</text:p>
      <text:p text:style-name="VimmBody">4. <text:s text:c="2"/>To show that the Venerable Buddhaghosa Thera was aware of the existence of the <text:span text:style-name="VimmPali">Vimuttimagga</text:span>, Prof. Nagai refers to the comments of the Venerable Buddhaghosa Thera regarding the “fourteen <text:span text:style-name="VimmPali">cariya</text:span>'s” of the <text:span text:style-name="VimmPali">Vimuttimagga</text:span>.</text:p>
      <text:p text:style-name="P14">It is quite probable that the Venerable Buddhaghosa Thera had the <text:span text:style-name="VimmPali">Vimuttimagga</text:span> in mind when he made this comment; for there is the definite statement of the Venerable Dhammapāla Thera in his commentary to the <text:span text:style-name="VimmPali">Visuddhimagga</text:span> (<text:span text:style-name="VimmPali">Paramatthamañjūsā</text:span>, Venerable Morontuḍuvē Dhammānanda Nāyake Thera’s Sinhalese ed. p. 103) which says: <text:span text:style-name="VimmPali">Ekacce ti Upatissattheraṁ sandhāyāha. Tena hi Vimuttimagge tathā vuttaṁ,</text:span>—“‘Some’ is said with reference to the Venerable Upatissa Thera. It is said thus by him in the <text:span text:style-name="VimmPali">Vimuttimagga</text:span>”. From the foregoing it is clear that the Venerable Buddhaghosa Thera had the <text:span text:style-name="VimmPali">Vimuttimagga</text:span> of Venerable Upatissa Thera before him when he wrote the <text:span text:style-name="VimmPali">Visuddhimagga</text:span>.</text:p>
      <text:p text:style-name="VimmBody"><text:span text:style-name="VimmPageNo">[[38|xxxvii]]</text:span> In his Pali Literature of Ceylon, Dr. G. P. Malalasekera has this to say on the subject:</text:p>
      <text:p text:style-name="VimmBody">(a) “The <text:span text:style-name="VimmPali">Vimutti-magga</text:span> is an Abhidhamma exegesis, serving as a compendium for that portion of Buddhist literature . . . , and in some points the Chinese work seems to have been influenced by the <text:span text:style-name="T16">Mahāyāna </text:span>doctrine” (p. 86).</text:p>
      <text:p text:style-name="VimmBody">(b) He says, further, that if it is granted that the <text:span text:style-name="VimmPali">Vimuttimagga</text:span> was taken to China by some of the schools of approximately the same tradition, “it would not be difficult to conclude that the <text:span text:style-name="VimmPali">Visuddhi-magga</text:span> and <text:span text:style-name="VimmPali">Vimutti-magga </text:span>are more or less independent works, written by men belonging to much the same school of thought — the <text:span text:style-name="VimmPali">Thera-vāda</text:span>” (pp. 87-88).</text:p>
      <text:p text:style-name="VimmBody">Regarding the statement (a) above, it will be seen that very little <text:span text:style-name="VimmPali">Abhidhamma</text:span> is found in the <text:span text:style-name="VimmPali">Vimuttimagga</text:span>, though of course, it begins by saying that he who wishes to “lead those on the other shore to perfection, should be versed in the <text:span text:style-name="VimmPali">Sutta</text:span>, <text:span text:style-name="VimmPali">Abhidhamma</text:span> and <text:span text:style-name="VimmPali">Vinaya</text:span>”. Here, the late Venerable <text:span text:style-name="T16">Ñāṇa</text:span>moli Thera’s opinion on the subject will be of interest: “However the <text:span text:style-name="VimmPali">Vimuttimagga</text:span> itself contains nothing at all of the Mahayana, its unorthodoxies being well within the ‘Hinayana’ field”. Again he says: “Also Abhidhamma, which is the keystone of <text:span text:style-name="T16">Bhadantācariya </text:span>Buddhaghosa’s exegesis, is not used at all in the <text:span text:style-name="VimmPali">Vimuttimagga</text:span> (Aggregates, Truths, etc., do not <text:span text:style-name="VimmPali">in themselves</text:span> constitute Abhidhamma in the sense of that Pitaka). There is, for instance, even in its description of the Consciousness Aggregate, no reference to the <text:span text:style-name="VimmPali">Dhammasaṅgaṇī</text:span>’s classification of 89 types, and nothing from the <text:span text:style-name="VimmPali">Paṭṭhāna</text:span>; <text:soft-page-break/>and though the ‘Cognitive Series’ is stated once in its full form (in Ch. II) no use is made of it to explain conscious workings. This <text:span text:style-name="VimmPali">Vimuttimagga</text:span> is in fact a book of practical instruction, not of exegesis” (<office:annotation office:name="__Annotation__45768_1320294376" loext:resolved="false"><dc:creator>Unknown Author</dc:creator><dc:date>2023-04-24T22:07:48.101914466</dc:date><text:p text:style-name="P139"><text:span text:style-name="T155">Reference to Nanamoli's translation of Vism.</text:span></text:p></office:annotation>Path of Purification Introduction<office:annotation-end office:name="__Annotation__45768_1320294376"/> pp. xxvii-xxv<text:span text:style-name="T58">iii</text:span>). The statement of the Venerable <text:span text:style-name="T16">Dhammapāla </text:span>Thera in the <text:span text:style-name="VimmPali"><text:span text:style-name="T36">Paramatthamañjūsā</text:span></text:span><text:span text:style-name="T16"> </text:span>quoted earlier seems to disallow (b) above.</text:p>
      <text:p text:style-name="P11">The Venerable Buddhadatta <text:span text:style-name="T16">Mahā Nāyaka </text:span>Thera in the Pali Text Society’s edition of the <text:span text:style-name="VimmPali">Saddhammappajotikā</text:span> refers to Prof. Nagai’s view that the author of the <text:span text:style-name="VimmPali">Vimuttimagga</text:span> was the Venerable Upatissa Thera who flourished during King Vasabha’s reign, 66-109 A. C. He says, “However, there is no such great difference as cannot be bridged between his supposition and mine” (Introduction p. VI<text:span text:style-name="T58">II</text:span>).</text:p>
      <text:p text:style-name="P11"><text:span text:style-name="VimmXML">&lt;</text:span><text:span text:style-name="VimmXML"><text:span text:style-name="T132">anchor id="intro-abhayagiri"/&gt;</text:span></text:span>Regarding the view that the <text:span text:style-name="VimmPali">Vimuttimagga</text:span> was a work written at the Abhayagiri Monastery, the <text:span text:style-name="T16">late Venerable Ñāṇamoli </text:span>Thera rightly says, “That it (the <text:span text:style-name="VimmPali">Vimuttimagga</text:span>) contains some minor points accepted by the Abhayagiri Monastery does not necessarily imply that it had any special connection with that centre. The sources may have been common to both. The disputed points are not schismatical. <text:span text:style-name="T16">Bhadantācariya </text:span>Buddhaghosa himself never mentions it” (Introduction, XXVI<text:span text:style-name="T58">II</text:span>).</text:p>
      <text:p text:style-name="P33">Prof. Dr. P. V. Bapat in the Introduction (<text:span text:style-name="VimmBibRef"><text:span text:style-name="T97">Vim. Mag. and Vis. Mag., </text:span></text:span><text:span text:style-name="VimmBibRef">p. liv</text:span>) to his careful work “Vimuttimagga and Visuddhimagga, A Comparative Study” (1937), has examined a great deal of material. In support of his theory that the <text:span text:style-name="VimmPali">Vimuttimagga</text:span> originated in India, he puts forward, among others, the following reasons (<text:span text:style-name="VimmBibRef"><text:span text:style-name="T97">Vim. Mag. and Vis. Mag., </text:span></text:span><text:span text:style-name="VimmBibRef">p. liv</text:span>): (a) “It is very likely that Vimuttimagga was one of the books brought over from India. From the internal evidence of the book we may say that there is no reference to any name<text:note text:id="ftn13" text:note-class="footnote"><text:note-citation>1</text:note-citation><text:note-body><text:p text:style-name="Standard">“Unless the name <text:span text:style-name="T16">Nārada </text:span>(p. 134) referred to any high personage from Ceylon, which seems to be very improbable”. This name is found at S. II, 117-18. See p. 321.</text:p></text:note-body></text:note> or place in Ceylon”. If the view of <text:span text:style-name="VimmPageNo">[[39|xxxviii]]</text:span> the late Venerable Ñāṇamoli Thera, that the “<text:span text:style-name="VimmPali">Vimuttimagga</text:span> is in fact a book of practical instruction, not of exegesis” — which is also the view of the late Venerable Soma Thera and myself — is accepted, and if it is recognized that the whole style of the <text:span text:style-name="VimmPali">Vimuttimagga</text:span> makes for brevity — it is even abrupt sometimes —, then it will be seen that the exclusion of any ‘name or place in Ceylon’ is not surprising.</text:p>
      <text:p text:style-name="VimmBody">(b) “We find in this book many words which are transliterations of Indian words. The list of worms residing in different parts of the body gives names which are transliterations of Indian names. These names must have been taken by Upatissa from some old work or works on medical science” (p. liv). This is as it should be, seeing that the Dhamma is of Indian origin, and when medicine or anything related to medical science is mentioned it is natural for Ceylon writers to use Indian terms: for what medical knowledge Ceylon possessed at the time was of Indian origin. The standard Ayurvedic medical works in use even now are Suśruta and Vāgbhata. Caraka is not unknown.<text:note text:id="ftn14" text:note-class="footnote"><text:note-citation>2</text:note-citation><text:note-body><text:p text:style-name="Standard">* Since writing the above the <text:span text:style-name="VimmPali">Caraka Saṁhitā</text:span> has been translated into Sinhalese by Āyurveda Sāstri R. Buddhadāsa, Colombo.</text:p></text:note-body></text:note> The first two works have been in use in Ceylon through the ages. But if the list of worms is not derived from the first two works or one of them, then the <text:span text:style-name="VimmPali">Vimuttimagga</text:span> most probably bases itself here on some other medical work of Indian origin known in Ceylon at the time.</text:p>
      <text:p text:style-name="P36">Regarding the statement, “We find Upatissa going into the details of the development of the foetus week by week” (p. lvi), it will be seen from <text:span text:style-name="VimmXML">&lt;</text:span><text:span text:style-name="VimmXML"><text:span text:style-name="T98">ptr type="vi</text:span></text:span><text:span text:style-name="VimmXML"><text:span text:style-name="T101">m</text:span></text:span><text:span text:style-name="VimmXML"><text:span text:style-name="T98">m" target="p173n3"&gt;</text:span></text:span><text:span text:style-name="VimmXML">n</text:span><text:span text:style-name="VimmXML"><text:span text:style-name="T125">ote</text:span></text:span><text:span text:style-name="VimmXML"> 3, pp. 173-74&lt;/</text:span><text:span text:style-name="VimmXML"><text:span text:style-name="T102">ptr&gt;</text:span></text:span> that here the <text:span text:style-name="VimmPali">Vimuttimagga</text:span> follows the <text:span text:style-name="VimmPali">Sutta</text:span> and its commentary.</text:p>
      <text:p text:style-name="P34">(c) “Besides, the reference to a <text:span text:style-name="VimmPali">Caṇḍāla</text:span>, which we have already noticed, also points to the origin of the book in India,<text:note text:id="ftn15" text:note-class="footnote"><text:note-citation>3</text:note-citation><text:note-body><text:p text:style-name="Standard">Upatissa’s change of the ‘yellow’ colour of the earth for <text:span text:style-name="VimmPali">kasiṇa</text:span> (as said by B.) Into ‘black’ (p. 43) may be considered as significant. Can it suggest the black soil of the country of origin of Upatissa?” The soil in many parts of Ceylon; too, is black.</text:p></text:note-body></text:note> particularly, in South or Dravidian India where there is a very strong prejudice against Caṇḍālas” (<text:span text:style-name="VimmBibRef"><text:span text:style-name="T97">Vim. Mag. and Vis. Mag., </text:span></text:span><text:span text:style-name="VimmBibRef">p. liv</text:span>). References to <text:span text:style-name="VimmPali">Caṇḍālas</text:span> are found el<text:span text:style-name="T46">s</text:span>ewhere, in the texts and commentaries. For instance, as pointed out by Prof. Bapat himself (<text:span text:style-name="VimmBibRef"><text:span text:style-name="T97">Vim. Mag. and Vis. Mag., </text:span></text:span><text:span text:style-name="VimmBibRef">p. xlvi</text:span>), at <text:span text:style-name="VimmBibRef">A. I, 107</text:span> and <text:span text:style-name="VimmBibRef">A. III, 214</text:span>, <text:span text:style-name="VimmPali">caṇḍāla</text:span> is mentioned. Here it should be borne in mind that <text:soft-page-break/>in the society of the time, and also later, the <text:span text:style-name="VimmPali">caṇḍāla</text:span> was a person looked down upon. To illustrate certain points in a way that the large mass of the people would understand, appropriate similes were used by the Buddha and his Disciples, and the commentators who came after them. It does not mean that they thereby endorsed some of the statements made in their similes. For instance, when the Buddha, in the <text:span text:style-name="VimmPali">Satipaṭṭhāna Suttas</text:span>, says, “Just as if a clever butcher or butcher’s apprentice, having slaughtered a cow and divided it into portions were sitting at the main cross-road,” and so on, it does not follow that the Buddha upheld the bu<text:span text:style-name="T58">t</text:span>chers’ profession. If the word <text:span text:style-name="VimmPali">caṇḍāla</text:span> was used in a simile, the motive behind it was nothing else than to facilitate the understanding of the point under discussion. The upholding of the caste system does not come in here. On the contrary, the Buddha and his disciples were opposed to it as we see in the use of the word <text:span text:style-name="VimmPali">caṇḍāla</text:span> in a different context referring to an <text:span text:style-name="VimmPali">upāsaka</text:span> (i.e., one who has gone to the Buddha, the Dhamma, and the Sangha for refuge) but who does not observe the <text:span text:style-name="VimmPali">silas</text:span> etc. — he being called <text:span text:style-name="VimmPali">upāsakacaṇḍāla</text:span> (<text:span text:style-name="VimmBibRef">A. III, 206</text:span>). The <text:span text:style-name="VimmPali">Vasala Sutta</text:span> (<text:span text:style-name="VimmBibRef">Sn. 116-42</text:span>) may also be mentioned here. Further, these sentences occur in the <text:span text:style-name="VimmPali">Vimuttimagga</text:span> itself, thus: “Virtue is called excellent joy, the highest of all castes . . . This is to <text:span text:style-name="VimmPageNo">[[40|xxxix]]</text:span> wear the thread which must be worn. This is the sacred caste” (p. 8).</text:p>
      <text:p text:style-name="VimmBody">What has largely prompted Prof. Bapat to protest seems to be the statement found in Chapter m dealing with the Austerities, and his objection runs thus: “Let us note one peculiar fact about Upatissa. He seems to have some kind of contempt for, or low opinion of, a <text:span text:style-name="VimmPali">Caṇḍāla</text:span>” (p. xlvi). Then on the same page he goes on to say the following, which are possibly the reasons for the statement mentioned above.</text:p>
      <text:p text:style-name="VimmBody">(1) “In one place, there is a reference to a <text:span text:style-name="VimmPali">Caṇḍāla</text:span> where we are told in a simile that he has no desire for a princely throne” (p. xlvi). The relevant passage is, “As an outcast has no desire for a king’s throne” (p. 25 of the present translation). The same idea is found in the <text:span text:style-name="VimmPali">Visuddhimagga</text:span> too, namely, “<text:span text:style-name="VimmPali">Nirāso saddhamme caṇḍālakumārako viya rajje</text:span>” (p. 54) — “He is desireless for the Good Law as a <text:span text:style-name="VimmPali">caṇḍāla</text:span> (outcast) is for a kingdom”. It is therefore not a statement peculiar to the Venerable Upatissa Thera.</text:p>
      <text:p text:style-name="VimmBody">(2) With regard to the next objection: “At another place, to see a <text:span text:style-name="VimmPali">Caṇḍāla</text:span> on the way is considered to be a sufficient reason for the laxity in the observance of the practice of <text:span text:style-name="VimmPali">sapadāna-cārikā</text:span> (going from house to house in succession for begging one’s food)” (p. xlvi). This is not quite what the text says, as will be seen later. There is no question of laxity. Then the next sentence continues, “Upatissa says that if a mendicant sees a <text:span text:style-name="VimmPali">Caṇḍāla</text:span> on the way, he should cover his begging-bowl and may skip over some houses and go further. In the third place we find a lack of conscientiousness (<text:span text:style-name="VimmPali">ahirika</text:span>) is compared to a <text:span text:style-name="VimmPali">Caṇḍāla</text:span>” (pp. xlvi-xlvii). Further, at p. 23, “Even if he has taken up the practice of a <text:span text:style-name="VimmPali">sapadānacārika</text:span>, he should avoid elephants or horses that may be coming in his way. Seeing a <text:span text:style-name="VimmPali">Caṇḍāla</text:span>, he should cover his begging- bowl. ‘Following one’s <text:span text:style-name="VimmPali">ācariya</text:span> or <text:span text:style-name="VimmPali">upajjhāya</text:span>’ is also mentioned as an occasion for exception”. Here is the relevant passage from the present translation (p. 36): “What is the teaching as regards expedience in the observance of ‘regular almsround’? If a bhikkhu on seeing elephants or horses fighting or in rut, at the gate, avoids them, or on seeing an outcast (<text:span text:style-name="VimmPali">caṇḍāla</text:span>, transliteration) covers his bowl, or goes behind his preceptor, teacher or a visiting bhikkhu, and thus commits certain faults for expedience’ sake, he does not fail in ‘regular almsround’ ”.</text:p>
      <text:p text:style-name="VimmBody">Now let us consider why the expedience in regard to elephants and horses may be resorted to. It is plain that it is to avoid being hurt or even killed. Regarding the preceptor or teacher — it is out of respect due to them. It is an offence not to do so. Again, covering the bowl on seeing a <text:span text:style-name="VimmPali">caṇḍāla</text:span> is for self-protection. The society at that time was very much caste-conscious. If the people objected to, or did not favour, the receiving of alms from one they considered an outcast, the support from the large majority of the people would be liable to be withdrawn and the life of the bhikkhu rendered difficult, to say the least. Here the story of the son and heir of the King Duṭṭhagāmaṇi comes readily to mind. It is said that the people were prosperous and happy during his reign and that he had a son named Sālirājakumāra, concerning whom the following is recorded.</text:p>
      <text:p text:style-name="VimmBody">“Greatly gifted was he and ever took delight in works of merit; he tenderly loved a caṇḍāla woman of exceedingly great beauty. Since he was greatly enamoured of the <text:soft-page-break/>Asokamālādevi, who already in a former birth had been his consort, because of her loveliness, he cared nothing for kingly rule” (<text:span text:style-name="VimmBibRef">Mv. Ch. XXXILL, 2-4</text:span>). Therefore King Duṭṭhagāmaṇi, after his death, was succeeded by his brother, Saddhātissa, who reigned for eighteen years.</text:p>
      <text:p text:style-name="VimmBody"><text:span text:style-name="VimmPageNo">[[41|xl]]</text:span> “He cared nothing for kingly rule”, — <text:span text:style-name="VimmPali">So rajjaṁ neva kāmayi</text:span>. Surely there is something similar in this statement and the simile which is common to both the <text:span text:style-name="VimmPali">Vimuttimagga</text:span> and the <text:span text:style-name="VimmPali">Visuddhimagga</text:span>, namely, <text:span text:style-name="VimmPali">Nirāso saddhamme caṇḍālakumārako viya r</text:span><text:span text:style-name="VimmPali"><text:span text:style-name="T72">a</text:span></text:span><text:span text:style-name="VimmPali">jje</text:span>; — <text:span text:style-name="VimmPali">Vimuttimagga</text:span> p. 25: He has no desire for the Noble (Law), as an outcast has no desire for a king’s throne”; <text:span text:style-name="VimmPali">Visuddhimagga</text:span> p. 54: “He is desireless for the Good Law as an outcast (<text:span text:style-name="VimmPali">caṇḍāla</text:span>) is for a kingdom”! Have not both the <text:span text:style-name="VimmPali">Vimuttimagga</text:span> and the <text:span text:style-name="VimmPali">Visuddhimagga </text:span>been making some sort of allusion to this event, which would, no doubt, have shocked the whole land? Might it not seem that here was an actual story well-known in the land and even recent history as far as the Venerable Upatissa Thera of King Vasabha's reign was concerned (King Duṭṭhagāmaṇi reigned from 161-137 <text:span text:style-name="T58">B</text:span>.<text:span text:style-name="T58">C</text:span>. and King Vasabha from 66-110 <text:span text:style-name="T58">A</text:span>.<text:span text:style-name="T58">C</text:span>.)? If our author is in fact this Upatissa Thera, this story will provide him with the most appropriate material for a simile to illustrate the regardlessness of an unvirtuous man for the Good Law. How appropriate the background provided by the prince’s story is for purposes of the simile, which was perhaps even inspired by it, can be seen from <text:span text:style-name="VimmXML">&lt;</text:span><text:span text:style-name="VimmXML"><text:span text:style-name="T133">ptr type="vimm" target="p25-virtue-tribulation"&gt;</text:span></text:span><text:span text:style-name="VimmXML">the present translation, p. 25&lt;/</text:span><text:span text:style-name="VimmXML"><text:span text:style-name="T133">ptr&gt;</text:span></text:span>.</text:p>
      <text:p text:style-name="VimmBody">That the author of the <text:span text:style-name="VimmPali">Vimuttimagga</text:span>, whoever it was, knew such passages as</text:p>
      <text:p text:style-name="VimmVersePali">1.<text:tab/> Mā jātiṁ puccha caraṇañ ca puccha.<text:line-break/>Kaṭṭhā have jāyati jātavedo;<text:line-break/>nīcākulīno pi munī dhitīmā<text:line-break/>ājāniyo hoti hirīnisedho — <text:span text:style-name="VimmBibRef">Sn. 462</text:span></text:p>
      <text:p text:style-name="P3">Judge not by birth but life.<text:line-break/>As any chips feed fire<text:line-break/>Mean birth may breed a sage<text:line-break/>Noble and staunch and true*<text:note text:id="ftn16" text:note-class="footnote"><text:note-citation>1</text:note-citation><text:note-body><text:p text:style-name="Standard">*Lord Chalmers’ translation.</text:p></text:note-body></text:note></text:p>
      <text:p text:style-name="VimmVersePali">2.<text:tab/> Na jaccā 'vasalo’ hoti; — na jaccā hoti brāhmaṇo;<text:line-break/>kammanā ‘vasalo’ hoti kammanā hoti brāhmaṇo — <text:span text:style-name="VimmBibRef">Sn. 136</text:span></text:p>
      <text:p text:style-name="VimmVerseEnglish">No birth a wastrel — or a Brahmin — makes;<text:line-break/>‘tis conduct wastrels makes — and Brahmins too<text:span text:style-name="T47">*</text:span></text:p>
      <text:p text:style-name="VimmBody">is beyond doubt. And it is inconceivable that he had a prejudice which he put down in writing knowing full well that it was entirely against the Teaching of the Buddha.</text:p>
      <text:p text:style-name="VimmBody">As for the statement that the <text:span text:style-name="VimmPali">Vimuttimagga</text:span> “reveals no special mastery of the Vinaya which is claimed by Prof. Nagai for that Upatissa who lived in the first century <text:span text:style-name="T58">A</text:span>.<text:span text:style-name="T58">D</text:span>. in Ceylon” (p. lvi), the <text:span text:style-name="VimmPali">Vimuttimagga</text:span> is hardly the place to display such special knowledge.</text:p>
      <text:p text:style-name="P11">Finally, to this following statement: “My discovery of the Tibetan version of the third chapter on ‘<text:span text:style-name="VimmPali">dhutas</text:span>’ is also important. . . This Tibetan text provides an additional evidence to show the Indian origin of the book. It does not appear to be probable that a text from Ceylon was taken over to India and there it was studied in Buddhist schools and that it assumed such importance as to be translated, in part at east, in Tibetan” (pp. liv-lv). An article which the late Lama Geshe La Gedum Chomphell originally contributed <text:span text:style-name="VimmPageNo">[[42|xli]]</text:span> to <text:span text:style-name="VimmPali">The Buddhist</text:span>, the journal of the Y.M.B.A., Colombo, and which was reprinted in the <text:span text:style-name="VimmPali">Buddha Jayanti</text:span> of July 22, 1956, begins — ‘The horse of Buddhism is dead in India; only the tops of the horse’s ears are still visible in the east and the west of the land’. This saying which had gained currency in Tibet once, perhaps originated with the monk Vanaratana, known, in Tibetan history, as the last great Indian <text:span text:style-name="VimmPali">Mahāpaṇḍita</text:span> who came to live and teach in Tibet. A native of Bengal, he was ordained young, as a <text:span text:style-name="VimmPali">sāmaṇera</text:span>, in a monastery of one thousand monks. He received full ordination in Ceylon, with two well-known Theras, the Venerable Buddhaghosa and the Venerable Dhammakitti as preceptor and teacher respectively. He studied the <text:span text:style-name="VimmPali">Vinaya Prabhā</text:span> (Splendour of the Discipline), a <text:span text:style-name="VimmPali">Sarvāstivāda</text:span> work. Then he returned to his native country and, after studying the <text:span text:style-name="VimmPali">Kālacakra</text:span>, went to Tibet by way of Assam. The Lama says: “During the <text:soft-page-break/>journey he is believed to have remembered his Sinhalese preceptor, and inscribed on a wayside rock these words: ‘I salute Buddhaghosa the teacher of thousands of beings’ ”. And he says further that in the middle of the seventeenth century the lama king of Bhutan, when at war with the Central Tibet government, had seen and mentioned it in one of his writings. On reaching Tibet his interpreter died, and so after a short stay there he returned to Bengal. “Vanaratana’s second visit to Ceylon lasted six years; during that time he studied all branches of Buddhism”, says the lama. The Venerable Vanaratana in his account of a pilgrimage he made to Śrī Padā in Ceylon states that he received two bone relics there. Then again the lama goes on to say, “With the relics and some books he had collected, Vanaratana returned to his country and not long afterwards reentered Tibet. This time he was able to speak Tibetan well; he made many lamas his disciples through his preaching. The chief of Vanaratana’s disciples was Rong-Thong-Pa, the founder of a new sect; to him Vanaratana gave one of the relics he had got in Ceylon. Rong-Thong-Pa built near Lhasa a monastery called Nālandā”. The Venerable Vanaratana died fifteen years after he re-entered Tibet “at a monastery in Singpori in Tsang province; his tomb can still be seen in that monastery . . . The full admission of Vanaratana to the Sangha by Ceylon theras, and the long stay here, point to the existence of cordial relations between the Indian and Ceylon Sangha of his time. Tibetan books show that Ratnākara Gupta of Vikramaṡīla stayed in Ceylon for seven years on his way to Dhanyakaṭaka; and Atīṡa (Dīpaṁkara Śrī Jñāna), who became abbot of Vikramaṡīla, was here in the eleventh century”. Further, I myself remember the late lama, when he was preparing this article, mentioning to the Venerable Soma Thera that he had seen in a monastery in Tibet a Sinhalese manuscript which, he said, probably dated back to the Venerable Vanaratana Thera’s time.<text:note text:id="ftn17" text:note-class="footnote"><text:note-citation>1</text:note-citation><text:note-body><text:p text:style-name="Standard">Since writing the above, the Ceylon Daily News reported, in its issue of September 9, 1960, of the discovery of a Singhalese manuscript in a Buddhist monastery of Saiskya in Tibet by Prof. Rāhula Sankrityāyana of the Vidyālankāra University, Kelaniya, in the years between 1929 and 1938. This manuscript has been assigned to the twelfth, or the thirteenth, century and is now deposited in the library of the Vidyālankāra University.</text:p></text:note-body></text:note></text:p>
      <text:p text:style-name="VimmBody">In view of the above we are entitled to say that, while it is not proved that the <text:span text:style-name="VimmPali">Vimuttimagga</text:span> was written in Ceylon, it has been shown that the very reasons put forward to support the view that it must have been written in India, support equally well the view that it may well have been written in Ceylon. To this can be added the idea that the simile of the outcast having no desire for a king’s throne, possibly drew inspiration from the story of Sālirājakumāra, which must certainly have been current at the time, though <text:span text:style-name="VimmPageNo">[[43|xlii]]</text:span> the account of it in the <text:span text:style-name="VimmPali">Mahāvaṁsa</text:span> came to be written later. Yet the <text:span text:style-name="VimmPali">Mahāvaṁsa</text:span>, according to Dr. Geiger (Introduction, Mv. translation p. IX), was ‘‘based upon older material”, the “<text:span text:style-name="VimmPali">Aṭṭhakathā-Mahāvaṁsa</text:span>”, as he calls it, and “existed as did the Aṭṭhakathā<text:span text:style-name="T9"> </text:span>generally, in different monasteries of the Island, in various recensions which diverged only slightly from one another” (p. X). He further says, “The chronicle must originally have come down only to the arrival of Mahinda in Ceylon. But it was continued later, and indeed to all appearance, down to the reign of <text:span text:style-name="T9">Mah</text:span>ā<text:span text:style-name="T9">sena </text:span>(beginning of the fourth century <text:span text:style-name="T58">A</text:span>.<text:span text:style-name="T58">D</text:span>.)”.</text:p>
      <text:h text:style-name="Heading_20_3" text:outline-level="3" text:is-list-header="true">Tipiṭaka Sanghapāla Thera of Funan</text:h>
      <text:p text:style-name="VimmBody">Below is given the Life of Tipiṭaka <text:span text:style-name="T9">Sanghapāla </text:span>Thera of Funan, being a translation from <text:span text:style-name="VimmPali">Kosoden</text:span>, Biographies of Famous Clerics, in Vol. 50, No. 2059, Taisho edition of the Chinese <text:span text:style-name="VimmPali">Tripiṭaka</text:span>:</text:p>
      <text:p text:style-name="VimmBody">In the early years of the Ryo dynasty there was <text:span text:style-name="T9">Sanghapāla; </text:span>he was a foreign scholar. His bearing was noble and he was handsome of feature. He was a skilful debater. Coming to the capital he stayed at <text:span text:style-name="T9">Shōkwanji (Mahāvidarṣanārāma). </text:span>The Emperor <text:span text:style-name="T9">Bū </text:span>honoured and respected him, and treated him with great consideration. He was requested by the emperor to translate Buddhist scriptures in <text:span text:style-name="T9">Jūkoden (Āyus-prabhā vihāra) </text:span>and Sen-un-kwan (... <text:span text:style-name="T9">megha-vihāra). </text:span>He translated the <text:span text:style-name="VimmPali"><text:span text:style-name="T31">Mahā </text:span></text:span><text:span text:style-name="VimmPali">Aṡoka </text:span><text:span text:style-name="VimmPali"><text:span text:style-name="T31">Sūtra</text:span></text:span>, <text:span text:style-name="VimmPali">Vimokṣa- </text:span><text:span text:style-name="VimmPali"><text:span text:style-name="T31">Mārga-ṡāstra</text:span></text:span>, and others. <text:span text:style-name="T9">Hōsho, </text:span>En-don-u and others assisted (lit. wrote).</text:p>
      <text:p text:style-name="VimmBody">This occurs under the Biography of Guṇavrddhi of Mid-India who built <text:span text:style-name="T9">Shōkwanji </text:span>and died in <text:span text:style-name="T9">Shōkwanji </text:span>in the second year of <text:span text:style-name="T9">Chūko </text:span>(p. 345).</text:p>
      <text:p text:style-name="VimmBody">The following is from <text:span text:style-name="VimmPali">Zokukosoden</text:span>, Further Biographies of Famous Clerics, number 2060, volume 50 of the Taisho edition of the Chinese <text:span text:style-name="VimmPali">Tripiṭaka</text:span>. Here the life <text:soft-page-break/>of <text:span text:style-name="T9">Sanghapāla </text:span>is given first. <text:span text:style-name="T9">Sanghapāla: </text:span>In the language of Ryo his name may be translated thus: <text:span text:style-name="VimmPali">Sō</text:span>: Order; and <text:span text:style-name="VimmPali">Yō</text:span>: Nurse. Or <text:span text:style-name="VimmPali">Sō</text:span>: Order; and <text:span text:style-name="VimmPali">Gui</text:span>: Protector. He was a Funan-man. From his youth, he was very clever. Having mastered the Law, he became a monk. He was expert in the knowledge of the <text:span text:style-name="VimmPali">Abhidharma</text:span>, and was famous in the lands of the Southern Sea. After completing (possibly the study of the <text:span text:style-name="VimmPali">Abhidhamma</text:span>), he studied the <text:span text:style-name="VimmPali">Vinayapiṭaka</text:span>. He was zealous in the propagation of the Vanquisher’s Faith, and hearing that the time was propitious for the spreading of the Truth in the country of Sai (Canton), he took ship and came to the capital. He stayed in <text:span text:style-name="T9">Shōkwanji </text:span>and became a disciple of Guṇabhadra, a <text:span text:style-name="VimmPali">ṡramaṇa</text:span> of India and studied <text:span text:style-name="VimmPali">Vaipulya</text:span> under him. Sangha<text:span text:style-name="T9">pāla’s </text:span>knowledge was wide and deep and he was conversant with the languages and books of several countries . . . <text:span text:style-name="T9">Pāla </text:span>was clean of body and of mind and was reluctant to engage in conversation. In the seclusion of his room he stayed and worked, taking very simple fare.</text:p>
      <text:p text:style-name="VimmBody">In the 5th year of Tenkwan, he was offered by the emperor these five places of residence: Jukoden, Karinenden (Flower-forest-garden), <text:span text:style-name="T9">Shōkwanji </text:span>Senunkwan and <text:span text:style-name="T9">Funānkwan </text:span>of the Capital Yoto (Sun City). He translated for seventeen years. His translations amounted to eleven cases of forty-eight fascicles. They are the great <text:span text:style-name="VimmPali">Aṡoka </text:span><text:span text:style-name="VimmPali"><text:span text:style-name="T31">sūtra</text:span></text:span>, the <text:span text:style-name="VimmPali">Vimokṣa-Mārga-ṡāstra</text:span> and others. When the translations began the Emperor <text:span text:style-name="T9">Bū </text:span>himself came to Jukoden, attended the exposition of the Law by <text:span text:style-name="T9">Sanghapāla </text:span>and himself wrote (down the translations). After that he handed them over to the writer who was to make the printing blocks, The emperor commanded the <text:span text:style-name="VimmPali">ṡramaṇa</text:span> <text:span text:style-name="T9">Hōsho, </text:span>the <text:span text:style-name="VimmPageNo">[[44|xliii]]</text:span> <text:span text:style-name="VimmPali">ṡramaṇa</text:span> Echo and the <text:span text:style-name="VimmPali">ṡramaṇa</text:span> Sochi to assist Sanghapāla. His translations were in elegant Chinese and faithful to the original. The emperor treated him most cordially and respectfully and made him the court chaplain. It is said that he altered many customs of the people. Pāla did not hoard treasure. With offerings that were made to him Pāla built the Ryujūji (Ārabdha-vīryārāma). The minister Rinsenoko was deeply attached to him. In the fifth year of Futsu, he died at Shōkwanji. He was sixty five years old.</text:p>
      <text:p text:style-name="VimmBody">About the beginning of the Ryo dynasty another <text:span text:style-name="VimmPali">ṡramaṇa</text:span> of Funan named Maṇḍāra came to China. He brought many Sanskrit texts and presented them to the emperor. The emperor ordered him to translate them together with Pāla. They translated <text:span text:style-name="VimmPali">Hō-ung-hō-kai-taisho-monju-hañña-kyo: Ratna-megha-dharma-dhātu-kāya-svabhāva-mañjuṡrī-prajñā-sūtra</text:span>. Though he translated, he could not understand Chinese well. So in his translations there are many vague renderings (p. 426, fascicle 1).</text:p>
      <text:h text:style-name="Heading_20_3" text:outline-level="3" text:is-list-header="true">The Visuddhimagga</text:h>
      <text:p text:style-name="VimmBody">Much has been written about the <text:span text:style-name="VimmPali">Visuddhimagga</text:span> from the earliest times right down to the present day. King Parākrama-Bāhu II (1236-68 A.C.) is reported to have written the paraphrase to the <text:span text:style-name="VimmPali">Visuddhimagga</text:span> after he had handed over the kingdom to his son Bodhisatta Vijaya-Bāhu (1271-72 A.C.). During the last century Pandit M. Dharmaratna revised this work. Of him and his work on the Visuddhimagga, the Venerable Soma Thera wrote in the <text:span text:style-name="VimmPali">Buddha Jayanti</text:span> of April 5, 1955 thus: “Had he not written any of the works mentioned above and not edited the paper, still people of this country would have been obliged to remember him for his great gift of the translation of the <text:span text:style-name="VimmPali">Visuddhimagga</text:span>, with his edition of the <text:span text:style-name="VimmPali">Visuddhi</text:span> Text, and the revised version of the ancient paraphrase of the <text:span text:style-name="VimmPali">Visuddhi</text:span> by Parākrama-Bāhu II, a comprehensive work which is of never-failing interest and great usefulness to all students of the Dhamma and the Sinhalese language”. Then again there is the late Venerable Paṇḍita Mātara Śrī Dharmavaṁsa Mahā Stavira’s more recent translation which was completed by his pupil the Venerable Paṇḍita Baṭuviṭa Nandārāma Māha Thera in 1957. There is also the English translation of the Pali Text Society by Prof. Pe Maung Tin of Rangoon, completed in 1931, and that of the late Venerable Ñāṇamoli Thera of the Island Hermitage, Dodanduwa in 1956. The German translation is by the late Venerable Nyāṇatiloka Mahā Thera, founder of the Island Hermitage, Dodanduwa, the publishers being Verlag Christiani, Konstanz, 1952.</text:p>
      <text:p text:style-name="VimmBody">The <text:span text:style-name="VimmPali">Visuddhimagga</text:span> is a household word in all <text:span text:style-name="VimmPali">Theravāda</text:span> lands. No scholar of Buddhism whether of <text:span text:style-name="VimmPali">Theravāda</text:span> or of <text:span text:style-name="VimmPali">Mahāyāna</text:span> is unacquainted with it. Therefore there is no need of repeating what has already been said at one time or another. But an introduction to the <text:span text:style-name="VimmPali">Vimuttimagga</text:span>, can hardly avoid all mention of the <text:span text:style-name="VimmPali">Visuddhimagga</text:span>, and I may be excused if I go over ground already covered by others. <text:soft-page-break/>An endeavour, however, is made to present some of these facts, briefly and with a slightly new approach. It is for the reader to assess how far this has been achieved.</text:p>
      <text:p text:style-name="P13">In the introduction to his translation of the <text:span text:style-name="VimmPali">Visuddhimagga</text:span>, The Path of Purification,, the late Venerable Ñāṇamoli Thera, after carefully sifting a large collection of material, points out that the influence of Sanskrit Buddhism, the centre of which was the Abhayagiri monastery in Anuradhapura, was so great in the first century <text:span text:style-name="T59">A</text:span>.<text:span text:style-name="T59">C</text:span>. that it became a threat to the Mahāvihāra’s <text:span text:style-name="VimmPageNo">[[45|xliv]]</text:span> position as the central authority of orthodox Pali Buddhism in Ceylon. Indeed that threat grew into open rivalry and even enmity between these two institutions, culminating in King Mahāsena’s (277-304) giving protection to Sanghamitta, “a Cola monk, follower of Vetullavāda”, and driving away the monks of the Mahāvihāra from Anuradhapura for nine years. Then, Mahāsena, repenting of his deeds, restored the Mahāvihāra to its former position and burnt the Vetulyan books. But by then Sanghamitta had got the Lohapāsāda destroyed, and he and his friend, the minister Soṇa, were killed by a labourer on the orders of the queen when they attempted to destroy the Thūpārāma. The efforts of the Mahāvihāra monks since the beginning of the dispute with those of the Abhayagiri in the first century <text:span text:style-name="T59">A</text:span>.C. were solely directed to the establishment, says the Venerable Ñāṇamoli Thera, of “Pali as the language for the study and discussion of Buddhist teachings, and the founding of a school of Pali literary composition” (Intro, p. xiv). He then goes on to say, “It is not known what was the first original Pali composition in this period; but the <text:span text:style-name="VimmPali">Dīpavaṁsa</text:span> (dealing with historical evidence) belongs here (for it ends with Mahāsena’s reign and is quoted in the <text:span text:style-name="VimmPali">Samantapāsādikā</text:span>), and quite possibly the <text:span text:style-name="VimmPali">Vimuttimagga</text:span> (dealing with practice—see below) was another early attempt by the Great Monastery in this period (4th cent.) to reassert its supremacy through original Pali literary composition: there will have been others too. Of course, much of this is very conjectural” (Intro, p. xiv). It will be noted here that the Venerable Ñāṇamoli Thera does not place the <text:span text:style-name="VimmPali">Vimuttimagga</text:span> during the reign of King Vasabha, but in the 4th century. Still it does not contradict the fact that the Venerable Buddhaghosa Thera had access to the <text:span text:style-name="VimmPali">Vimuttimagga</text:span> of the Venerable Upatissa Thera when he wrote the <text:span text:style-name="VimmPali">Visuddhimagga</text:span>.</text:p>
      <text:p text:style-name="VimmBody">If the suggestion that the <text:span text:style-name="VimmPali">Vimuttimagga</text:span> “was another early attempt by the Great Monastery in this period to reassert its supremacy through Pali composition” is acceptable, it would then not be difficult to suppose that the Venerable Buddhaghosa Thera, with what knowledge he had already acquired of the <text:span text:style-name="VimmPali">Dhamma</text:span> in India—(for he had written the <text:span text:style-name="VimmPali">Ñāṇodaya</text:span>, the <text:span text:style-name="VimmPali">Atthasālinī</text:span> and had begun “to compose a commentary to the <text:span text:style-name="VimmPali">Paritta</text:span>”, <text:span text:style-name="VimmBibRef">Cv. Ch. XXXVII, 225-26</text:span>—), was able to write the <text:span text:style-name="VimmPali">Visuddhimagga</text:span>, perhaps with the assistance of the Mahāvihāra Theras. This work is more comprehensive than the <text:span text:style-name="VimmPali">Vimuttimagga</text:span> and in every sense more scholarly, with a wealth of material drawn from every imaginable source and interspersed with numerous Ceylon stories. Thus, not only did it provide instruction for those needing it in the practice of the <text:span text:style-name="VimmPali">Dhamma</text:span>, but it was also capable of holding its own as a work of literary composition.</text:p>
      <text:p text:style-name="VimmBody">Two things seem to have played an important part in making available for later generations, even up to the present day, a work of such excellence as is the <text:span text:style-name="VimmPali">Visuddhimagga</text:span>. They are: (1) The desperate need of the Mahāvihāra for a work which would prove its claim to be the centre of Buddhist learning in Ceylon; (2) the equally urgent need of the Venerable Buddhaghosa Thera to prove his ability as a worthy scholar in the eyes of the Theras of the Mahāvihāra. Without this recognition he could not have obtained from them the commentaries and the expositions of the teachers (<text:span text:style-name="VimmPali">ācariyavāda</text:span>) for translation into Pali as required by his teacher in India, the Venerable Revata Mahā Thera, and for which express purpose he came to Ceylon (<text:span text:style-name="VimmBibRef">Cv. Ch. XXXVII, 227-32</text:span>). That this dual need was supplied to the complete satisfaction of both parties is amply borne out by the recorded history of the centuries that followed.</text:p>
      <text:p text:style-name="VimmBody"/>
      <text:h text:style-name="Heading_20_3" text:outline-level="3" text:is-list-header="true">The <text:span text:style-name="T9">Vimuttimagga </text:span>and the Visuddhimagga.</text:h>
      <text:p text:style-name="VimmBody"><text:span text:style-name="VimmPageNo">[[46|xlv]]</text:span> On certain points the <text:span text:style-name="VimmPali">Vimuttimagga</text:span> and the <text:span text:style-name="VimmPali">Visuddhimagga</text:span> hold contrary views. For instance, the latter says that by developing the <text:span text:style-name="VimmPali">Buddhānussati</text:span> (the recollection of the Buddha) <text:span text:style-name="T9">the </text:span>factors of meditation, <text:span text:style-name="VimmPali"><text:span text:style-name="T31">jhāna</text:span></text:span>, arise in a single moment; that as the qualities of the Buddha are unfathomable or else owing to <text:soft-page-break/>reflection on his numerous qualities <text:span text:style-name="VimmPali">appanā</text:span> (fixed meditation) is not attained, and only <text:span text:style-name="VimmPali">upacāra</text:span> (access-concentration) is reached. The <text:span text:style-name="VimmPali">Vimuttimagga</text:span> on the other hand says that “from the recollection of the Buddha the four meditations, <text:span text:style-name="VimmPali">jhānas</text:span> arise”. This statement seems to agree with the <text:span text:style-name="VimmPali">sutta</text:span> and its commentary quoted in <text:span text:style-name="VimmXML">&lt;</text:span><text:span text:style-name="VimmXML"><text:span text:style-name="T103">ptr type="vimm" target="p148n3"&gt;</text:span></text:span><text:span text:style-name="VimmXML">note 3 on pp. 148-49&lt;/</text:span><text:span text:style-name="VimmXML"><text:span text:style-name="T103">ptr&gt;</text:span></text:span>.</text:p>
      <text:p text:style-name="VimmBody">They agree that in practising <text:span text:style-name="VimmPali"><text:span text:style-name="T31">Ānāpānasati</text:span></text:span><text:span text:style-name="T9"> </text:span>(mindfulness of respiration) the breath should not be followed inside or outside because it distracts the mind. This causes the body and the mind to waver and tremble. The simile of the man sawing wood illustrating where the breath should be noted (i.e., at nose-tip or on the lip) is common to both works. The <text:span text:style-name="VimmPali">Visuddhimagga</text:span> quotes other similes in illustration. It also quotes (<text:span text:style-name="VimmTODO">p. 280</text:span>) the <text:span text:style-name="VimmPali">Paṭisambhidāmagga</text:span> (<text:span text:style-name="VimmBibRef"><text:span text:style-name="T124">Pts. </text:span></text:span><text:span text:style-name="VimmBibRef">I, p. 165</text:span>) which warns against the practice of trying to follow the inhaled breath to the heart (<text:span text:style-name="VimmPali">hadaya</text:span>) and the navel (<text:span text:style-name="VimmPali">nābhi</text:span>) and the outgoing breath back from the navel to the heart and nose-tip, for, both the mind and the body become ‘disquieted and perturbed and shaky’ if this practice is resorted to. The <text:span text:style-name="VimmPali">Visuddhimagga</text:span> (<text:span text:style-name="VimmTODO">p. 278</text:span>) says that there are eight stages in the practice of <text:span text:style-name="VimmPali"><text:span text:style-name="T31">Ānāpānasati</text:span></text:span>, the first four of which are (1) counting, (2) connection, (3) touching, and (4) fixing. Here the Venerable Buddhaghosa Thera does not quote authority for this statement as he usually does. The <text:span text:style-name="VimmPali">Vimuttimagga</text:span> (<text:span text:style-name="VimmXML">&lt;</text:span><text:span text:style-name="VimmXML"><text:span text:style-name="T133">ptr type="vimm" target="p159-predecessors"&gt;VIII, sect. 4, </text:span></text:span><text:span text:style-name="VimmXML">p. 159&lt;/</text:span><text:span text:style-name="VimmXML"><text:span text:style-name="T133">ptr&gt;</text:span></text:span>) supplies this omission by saying that ‘certain predecessors’ taught these four ways. Here both base themselves on authority outside the texts and the commentaries.</text:p>
      <text:p text:style-name="VimmBody">In discussing the earth <text:span text:style-name="VimmPali">kasiṇa</text:span>, the <text:span text:style-name="VimmPali">Visuddhimagga</text:span> (<text:span text:style-name="VimmTODO">p. 123</text:span>) says, ‘The four blemishes of the earth <text:span text:style-name="VimmPali">kasiṇa</text:span> are due to the intrusion of blue, yellow, red, or white’. But it does not 'give any reason. The <text:span text:style-name="VimmPali">Vimuttimagga</text:span> (<text:span text:style-name="VimmXML">&lt;</text:span><text:span text:style-name="VimmXML"><text:span text:style-name="T151">ptr type="vimm" target="p72-dwelling</text:span></text:span><text:span text:style-name="VimmXML"><text:span text:style-name="T152">"</text:span></text:span><text:span text:style-name="VimmXML"><text:span text:style-name="T151">&gt;VIII, </text:span></text:span><text:span text:style-name="VimmXML">p. 72&lt;/</text:span><text:span text:style-name="VimmXML"><text:span text:style-name="T151">ptr&gt;</text:span></text:span>) says, ‘By dwelling on white, black, or red, he practises colour <text:span text:style-name="VimmPali">kasiṇa</text:span>’. It is seen here that by practising one subject of meditation another cannot be developed — for instance, when one practises <text:span text:style-name="VimmPali"><text:span text:style-name="T31">Ānāpānasati</text:span></text:span><text:span text:style-name="T9"> </text:span>one does not become proficient in, say, <text:span text:style-name="VimmPali">Buddhānussati</text:span>, though this is sometimes imagined to be possible. If, for instance, one sees the form of the Buddha or a Buddha statue while developing any other meditation, then it is a clear case of failure in the practice of that particular meditation, though the seeing of these signs in itself is a good thing. The proper occasion for these signs to appear is when <text:span text:style-name="VimmPali">Buddhānussati</text:span> is practised.</text:p>
      <text:p text:style-name="VimmBody">That the <text:span text:style-name="VimmPali">Vimuttimagga</text:span> is an inspiring work is stated elsewhere. It is confirmed by the spontaneous testimony of those who have read the <text:span text:style-name="VimmPageNo">[[47|xlvi]]</text:span> original draft translation. It has inspired men of ancient times. That is shown by the fact that the people of Ryo in the early years of the sixth century A.C. called the author of the <text:span text:style-name="VimmPali">Vimuttimagga</text:span> ‘Great Light’.</text:p>
      <text:p text:style-name="VimmBody">What connection there is between these two works has been shown, though briefly, in the foregoing pages. No mere can be expected in an introduction. For a detailed study the reader may consult the thorough investigation made by Prof. Bapat in his “<text:span text:style-name="VimmPali">Vimuttimagga</text:span> and <text:span text:style-name="VimmPali">Visuddhimagga</text:span>, a comparative Study”, Poona 1937.</text:p>
      <text:p text:style-name="VimmBody"/>
      <text:h text:style-name="Heading_20_2" text:outline-level="2" text:is-list-header="true">Bibliography</text:h>
      <text:p text:style-name="VimmBody"><text:span text:style-name="VimmPageNo">[[48|xlvii]]</text:span></text:p>
      <text:p text:style-name="VimmBody"><text:span text:style-name="VimmXML">&lt;include file="vimm-bib-general.xml"/&gt;</text:span></text:p>
      <text:p text:style-name="VimmExportSkip"><text:span text:style-name="VimmPali">Visuddhimagga </text:span><text:span text:style-name="VimmBold">Text —</text:span></text:p>
      <text:list text:style-name="L2">
        <text:list-item>
          <text:p text:style-name="P117">Edition of the Pali Text Society, London 1920.</text:p>
        </text:list-item>
        <text:list-item>
          <text:p text:style-name="P117">Edition of the Harvard Oriental Series, Vol. 41, Cambridge, Mass., 1950.</text:p>
        </text:list-item>
      </text:list>
      <text:p text:style-name="VimmExportSkip"><text:span text:style-name="VimmBold"><text:span text:style-name="T77">Translation —</text:span></text:span><text:span text:style-name="VimmBold">English</text:span></text:p>
      <text:list text:style-name="L3">
        <text:list-item>
          <text:p text:style-name="P118"><text:s/>The Path of Purity (3 Vols.) by Prof. Pe Maung Tin, P.T.S., London, 1922, 1928, 1931.</text:p>
        </text:list-item>
        <text:list-item>
          <text:p text:style-name="P118">2. The Path of Purification by the Venerable Bhikkhu Ñāṇamoli, Colombo, 1956.</text:p>
        </text:list-item>
      </text:list>
      <text:p text:style-name="VimmExportSkip"><text:span text:style-name="VimmBold">German —</text:span></text:p>
      <text:list text:style-name="L4">
        <text:list-item>
          <text:p text:style-name="P119"><text:soft-page-break/><text:span text:style-name="T28">Der Weg zur Reinheit, 1 </text:span>Band, by the Venerable <text:span text:style-name="T28">Nyāṇatiloka Mahā </text:span>Thera <text:span text:style-name="T28">(Vorwort</text:span> pp. IV-VII), Benares <text:span text:style-name="T28">Verlag, Munchen Neubiberg, </text:span>1931.</text:p>
        </text:list-item>
        <text:list-item>
          <text:p text:style-name="P119"><text:span text:style-name="T28">Der Weg zur Reinheit, </text:span>complete edition, by the Venerable N<text:span text:style-name="T28">yāṇatiloka Mahā </text:span>Thera <text:span text:style-name="T28">(Vorwort pp. </text:span><text:span text:style-name="T29">VIII</text:span><text:span text:style-name="T28">-X, XII), Verlag Christani, Konstanz, 1952.</text:span></text:p>
        </text:list-item>
      </text:list>
      <text:p text:style-name="VimmExportSkip"><text:span text:style-name="VimmBold">Sinhalese —</text:span></text:p>
      <text:list text:style-name="L5">
        <text:list-item>
          <text:p text:style-name="P120">The Ancient <text:span text:style-name="T28">Paraphrase </text:span>by <text:span text:style-name="T28">King Parākramabāhu II (1236-68 A.C.).</text:span></text:p>
        </text:list-item>
        <text:list-item>
          <text:p text:style-name="P120"><text:span text:style-name="T28">Sinhala Visuddhimārgaya </text:span>by <text:span text:style-name="T28">Paṇḍita Mātara Śrī Dharmavaṁsa Sthavira, Mātara, 1953.</text:span></text:p>
        </text:list-item>
      </text:list>
      <text:p text:style-name="VimmExportSkip"><text:span text:style-name="VimmPali"><text:span text:style-name="T37">Paramatthamañjūsā</text:span></text:span><text:span text:style-name="T28"> </text:span><text:span text:style-name="T37">(</text:span><text:span text:style-name="VimmPali"><text:span text:style-name="T37">Vidsuddhimagga</text:span></text:span><text:span text:style-name="T28"> </text:span>commentary) by <text:span text:style-name="T28">Bhadantācariya Dhammapāla — </text:span>Venerable <text:span text:style-name="T28">Morontuduvē Dhammānanda Nāyaka </text:span>Thera’s Sinhalese edition, <text:span text:style-name="T28">1908.</text:span></text:p>
      <text:p text:style-name="VimmExportSkip"><text:span text:style-name="VimmPali">Mahāvaṁsa</text:span>. <text:span text:style-name="VimmBold"><text:span text:style-name="T28">Text </text:span></text:span><text:span text:style-name="T28">— Edition </text:span>of the <text:span text:style-name="T28">Pali Text Society, London, 1908. </text:span><text:span text:style-name="VimmBold">Translation — English</text:span><text:span text:style-name="T28">: The </text:span><text:span text:style-name="VimmPali"><text:span text:style-name="T37">Mahāvaṁsa</text:span></text:span><text:span text:style-name="T28"> </text:span>or <text:span text:style-name="T28">The Great </text:span>Chronicle of <text:span text:style-name="T28">Ceylon </text:span>by <text:span text:style-name="T28">Dr. Wilhelm Geiger, Ceylon.</text:span> <text:span text:style-name="T28">Government Information Department, Colombo, 1950 (Reprint).</text:span></text:p>
      <text:p text:style-name="VimmExportSkip"><text:span text:style-name="VimmPali">Cūḷavaṁsa</text:span>. <text:span text:style-name="VimmBold"><text:span text:style-name="T28">Translation — </text:span></text:span><text:span text:style-name="VimmBold">English</text:span>: <text:span text:style-name="VimmPali"><text:span text:style-name="T37">Cūḷavaṁsa</text:span></text:span><text:span text:style-name="T28">, </text:span>being the more recent part of the<text:span text:style-name="VimmPali"><text:span text:style-name="T37"> Mahāvaṁsa</text:span></text:span><text:span text:style-name="T28"> </text:span>by Dr. Wilhelm Geiger and Mrs. C. Mabel Rickmers, (2 Parts). P.T.S London 1929, 1930. <text:span text:style-name="VimmPageNo"><text:span text:style-name="T23">[[49|xlviii]]</text:span></text:span></text:p>
      <text:p text:style-name="VimmExportSkip"><text:span text:style-name="VimmPali">The Pali Literature of Ceylon</text:span> <text:span text:style-name="T23">by Dr. G. P. Malalasekera, Royal Asiatic Society's Prize Publication Fund Vol. X, London, 1928.</text:span></text:p>
      <text:p text:style-name="VimmExportSkip"><text:span text:style-name="VimmPali">History of Indian Literature</text:span> <text:span text:style-name="T23">by Dr. M. Winternitz, English translation by Mrs. S. Ketkar and Miss H. Kohn, University of Calcutta, 1933.</text:span></text:p>
      <text:p text:style-name="VimmExportSkip"><text:span text:style-name="VimmPali">Early History of Buddhism in Ceylon</text:span> <text:span text:style-name="T23">by Dr. E. W. Adikaram, Colombo, 1953 (Second Impression).</text:span></text:p>
      <text:p text:style-name="VimmExportSkip"><text:span text:style-name="VimmPali">Vimuttimagga and Visuddhimagga, a Comparative Study</text:span> <text:span text:style-name="T23">by Prof. P. V. Bapat, Poona, 1937.</text:span></text:p>
      <text:p text:style-name="VimmExportSkip"><text:span text:style-name="VimmPali">Vimuttimagga.</text:span> <text:span text:style-name="VimmBold"><text:span text:style-name="T23">Translation </text:span></text:span><text:span text:style-name="VimmBold"><text:span text:style-name="T28">—</text:span></text:span><text:span text:style-name="VimmBold"><text:span text:style-name="T23"> Chinese</text:span></text:span><text:span text:style-name="T23">: </text:span><text:span text:style-name="VimmPali">Ci</text:span><text:span text:style-name="VimmPali"><text:span text:style-name="T71">é</text:span></text:span><text:span text:style-name="VimmPali">-to-tāo-lun</text:span> <text:span text:style-name="T23">or </text:span><text:span text:style-name="VimmPali">Gedatsu Dō Ron</text:span> <text:span text:style-name="T23">by Tipiṭaka Sanghapāla of Funan (6th cent. A. C.).</text:span></text:p>
      <text:p text:style-name="VimmExportSkip"><text:span text:style-name="VimmPageNo">[[50|xlix]]</text:span></text:p>
      <text:h text:style-name="Heading_20_3" text:outline-level="3" text:is-list-header="true">Abb<text:span text:style-name="T48">r</text:span>eviations</text:h>
      <text:p text:style-name="VimmBody"><text:span text:style-name="VimmXML">&lt;include file="vimm-bib.xml"/&gt;</text:span></text:p>
      <text:p text:style-name="VimmExportSkip">A.<text:tab/><text:tab/><text:tab/><text:tab/>Anguttara Nikāya</text:p>
      <text:p text:style-name="VimmExportSkip">Abhms.<text:tab/><text:tab/><text:tab/>Abhidhammattha-Saṅgaha</text:p>
      <text:p text:style-name="VimmExportSkip">Abhmv.<text:tab/><text:tab/><text:tab/>Abhidhammāvatāra</text:p>
      <text:p text:style-name="VimmExportSkip">Ap.<text:tab/><text:tab/><text:tab/><text:tab/>Apadāna of the Khuddaka Nikāya</text:p>
      <text:p text:style-name="VimmExportSkip">As.<text:tab/><text:tab/><text:tab/><text:tab/>Atthasālinī = Dhammasaṅgaṇi Aṭṭhakathā</text:p>
      <text:p text:style-name="VimmExportSkip">It.<text:tab/><text:tab/><text:tab/><text:tab/>Itivuttaka</text:p>
      <text:p text:style-name="VimmExportSkip">It.-a.<text:tab/><text:tab/><text:tab/><text:tab/><text:span text:style-name="T59">I</text:span>tivuttaka Aṭṭhakathā = Paramattha-Dīpanī</text:p>
      <text:p text:style-name="VimmExportSkip">Ud.<text:tab/><text:tab/><text:tab/><text:tab/>Udāna</text:p>
      <text:p text:style-name="VimmExportSkip">Ud.-a.<text:tab/><text:tab/><text:tab/>Udāna Aṭṭhakathā</text:p>
      <text:p text:style-name="VimmExportSkip">C.Pit.<text:tab/><text:tab/><text:tab/>Cariyā-piṭaka</text:p>
      <text:p text:style-name="VimmExportSkip">Cv.<text:tab/><text:tab/><text:tab/><text:tab/>Cūḷavaṁsa</text:p>
      <text:p text:style-name="VimmExportSkip">J.<text:tab/><text:tab/><text:tab/><text:tab/>Jātaka (Fausböll's ed.)</text:p>
      <text:p text:style-name="VimmExportSkip">Th.<text:tab/><text:tab/><text:tab/><text:tab/>Thera-gāthā</text:p>
      <text:p text:style-name="VimmExportSkip">Thī.<text:tab/><text:tab/><text:tab/><text:tab/>Therī-gāthā</text:p>
      <text:p text:style-name="VimmExportSkip">D.<text:tab/><text:tab/><text:tab/><text:tab/>Dīgha Nikāya</text:p>
      <text:p text:style-name="VimmExportSkip">Dh.<text:tab/><text:tab/><text:tab/><text:tab/>Dhammapada</text:p>
      <text:p text:style-name="VimmExportSkip">Dh.-a.<text:tab/><text:tab/><text:tab/>Dhammapada Aṭṭhakathā</text:p>
      <text:p text:style-name="VimmExportSkip">Dhs.<text:tab/><text:tab/><text:tab/><text:tab/>Dhammasaṅgaṇi</text:p>
      <text:p text:style-name="VimmExportSkip">Nd1 (and Nidd. I)<text:tab/><text:tab/>Mahā Niddesa</text:p>
      <text:p text:style-name="VimmExportSkip">Netti.<text:tab/><text:tab/><text:tab/>Netti-Pakaraṇa</text:p>
      <text:p text:style-name="VimmExportSkip">Pts.<text:tab/><text:tab/><text:tab/><text:tab/>Paṭisambhidāmagga</text:p>
      <text:p text:style-name="VimmExportSkip">Pts.-a.<text:tab/><text:tab/><text:tab/>Paṭisambhidā Aṭṭhakathā = Saddhammappakāsinī</text:p>
      <text:p text:style-name="VimmExportSkip">Peṭaka.<text:tab/><text:tab/><text:tab/>Peṭakopadesa</text:p>
      <text:p text:style-name="VimmExportSkip">Pm.<text:tab/><text:tab/><text:tab/><text:tab/>Paramatthamñjūsā = Visuddhimagga </text:p>
      <text:p text:style-name="VimmExportSkip"><text:tab/><text:tab/><text:tab/><text:tab/>Aṭṭhakathā = Mahā Ṭīkā</text:p>
      <text:p text:style-name="VimmExportSkip">Ps.<text:tab/><text:tab/><text:tab/><text:tab/>Papañcasūdanī = Majjhima Nikāya Aṭṭhakathā</text:p>
      <text:p text:style-name="VimmExportSkip">M.<text:tab/><text:tab/><text:tab/><text:tab/>Majjhima Nikāya</text:p>
      <text:p text:style-name="VimmExportSkip">Mv. (and Mhv.)<text:tab/><text:tab/>Mahāvaṁsa</text:p>
      <text:p text:style-name="VimmExportSkip">Mil.<text:tab/><text:tab/><text:tab/><text:tab/>Milindapañha (V. Trenckner's ed.)</text:p>
      <text:p text:style-name="VimmExportSkip">M. Vyut.<text:tab/><text:tab/><text:tab/>Mahāvyutpatti</text:p>
      <text:p text:style-name="VimmExportSkip">Rūpārūp.<text:tab/><text:tab/><text:tab/>Rūpārūpavibhāga</text:p>
      <text:p text:style-name="VimmExportSkip">Lal.V.<text:tab/><text:tab/><text:tab/>Lalitavistara</text:p>
      <text:p text:style-name="VimmExportSkip">Vin.<text:tab/><text:tab/><text:tab/><text:tab/>Vinaya</text:p>
      <text:p text:style-name="VimmExportSkip">Vis. Mag.<text:tab/><text:tab/><text:tab/>Visuddhimagga</text:p>
      <text:p text:style-name="VimmExportSkip">Vbh.<text:tab/><text:tab/><text:tab/><text:tab/>Vibhanga</text:p>
      <text:p text:style-name="VimmExportSkip">Vbh.-a.<text:tab/><text:tab/><text:tab/>Vibhanga Aṭṭhakathā = Sammoha-vinodanī</text:p>
      <text:p text:style-name="VimmExportSkip">S.<text:tab/><text:tab/><text:tab/><text:tab/>Saṁyutta Nikāya</text:p>
      <text:p text:style-name="VimmExportSkip">Saddh.<text:tab/><text:tab/><text:tab/>Saddhammopāyana</text:p>
      <text:p text:style-name="VimmExportSkip">Sn.<text:tab/><text:tab/><text:tab/><text:tab/>Sutta-nipāta (Harvard Oriental Series)</text:p>
      <text:p text:style-name="VimmExportSkip">Sn.-a.<text:tab/><text:tab/><text:tab/>Sutta-nipāta Aṭṭhakathā = Paramatthajotikā</text:p>
      <text:p text:style-name="VimmExportSkip">Sp.<text:tab/><text:tab/><text:tab/><text:tab/>Samantapāsādikā = Vinaya Aṭṭhakathā</text:p>
      <text:p text:style-name="VimmExportSkip">Spk.<text:tab/><text:tab/><text:tab/><text:tab/>Sārattha-ppakāsinī = Saṁyutta Nikāya Aṭṭhakathā</text:p>
      <text:p text:style-name="VimmExportSkip"><text:soft-page-break/>Sv.<text:tab/><text:tab/><text:tab/><text:tab/>Sumaṅgala-vilāsinī = Dīgha Nikāya Aṭṭhakathā</text:p>
      <text:p text:style-name="VimmExportSkip"><text:span text:style-name="VimmPageNo">[[52|li]]</text:span></text:p>
      <text:p text:style-name="VimmExportSkip">Contents</text:p>
      <text:p text:style-name="VimmExportSkip">FASCICLE I, CHAPTER I</text:p>
      <text:p text:style-name="VimmExportSkip"/>
      <text:p text:style-name="VimmExportSkip">INTRODUCTORY DISCOURSE</text:p>
      <text:p text:style-name="VimmExportSkip"/>
      <text:p text:style-name="VimmExportSkip">Page</text:p>
      <text:p text:style-name="VimmExportSkip">Salutation<text:tab/>.<text:tab/>.<text:tab/>.<text:tab/>.<text:tab/>.<text:tab/>.<text:tab/>.<text:tab/>.<text:tab/>1</text:p>
      <text:p text:style-name="VimmExportSkip">Introductory Stanza</text:p>
      <text:p text:style-name="VimmExportSkip">Path of Freedom Described<text:tab/>.<text:tab/>.<text:tab/>.<text:tab/>.<text:tab/>.<text:tab/>.<text:tab/>2</text:p>
      <text:p text:style-name="VimmExportSkip">Merits of Acknowledgement of the Path</text:p>
      <text:p text:style-name="VimmExportSkip">Three Trainings<text:tab/><text:tab/>.<text:tab/>.<text:tab/>.<text:tab/>.<text:tab/>.<text:tab/>.<text:tab/>.<text:tab/>3</text:p>
      <text:p text:style-name="VimmExportSkip">Meaning of Training<text:tab/>.<text:tab/>.<text:tab/>.<text:tab/>.<text:tab/>.<text:tab/>.<text:tab/>.<text:tab/>4</text:p>
      <text:p text:style-name="VimmExportSkip">Removal of the Impurities</text:p>
      <text:p text:style-name="VimmExportSkip">The Three Kinds of Good</text:p>
      <text:p text:style-name="VimmExportSkip">The Three Kinds of Happiness<text:tab/>.<text:tab/>.<text:tab/>.<text:tab/>.<text:tab/>.<text:tab/>.<text:tab/>5</text:p>
      <text:p text:style-name="VimmExportSkip">Perfection of the Middle Way</text:p>
      <text:p text:style-name="VimmExportSkip"/>
      <text:p text:style-name="VimmExportSkip">CHAPTER II</text:p>
      <text:p text:style-name="VimmExportSkip"/>
      <text:p text:style-name="VimmExportSkip">ON DISTINGUISHING VIRTUE</text:p>
      <text:p text:style-name="VimmExportSkip"/>
      <text:p text:style-name="VimmExportSkip">Virtue Defined<text:tab/><text:tab/>.<text:tab/>.<text:tab/>.<text:tab/>.<text:tab/>.<text:tab/>.<text:tab/>.<text:tab/>6</text:p>
      <text:p text:style-name="VimmExportSkip">Salient Characteristic of Virtue<text:tab/><text:tab/>.<text:tab/>.<text:tab/>.<text:tab/>.<text:tab/>.<text:tab/>7</text:p>
      <text:p text:style-name="VimmExportSkip">Function, Manifestation, Near Cause of Virtue<text:tab/>.<text:tab/>.<text:tab/>.<text:tab/>.<text:tab/>8</text:p>
      <text:p text:style-name="VimmExportSkip">Benefits of Virtue</text:p>
      <text:p text:style-name="VimmExportSkip">Meaning of Virtue</text:p>
      <text:p text:style-name="VimmExportSkip">Virtue and Mode of Life<text:tab/>.<text:tab/>.<text:tab/>.<text:tab/>.<text:tab/>.<text:tab/>.<text:tab/>9</text:p>
      <text:p text:style-name="VimmExportSkip">Three Kinds of Virtue</text:p>
      <text:p text:style-name="VimmExportSkip">What Produces Virtue</text:p>
      <text:p text:style-name="VimmExportSkip">Stages of Virtue</text:p>
      <text:p text:style-name="VimmExportSkip">Impediments and Causes of Virtue</text:p>
      <text:p text:style-name="VimmExportSkip">Groups of Virtue (Various)<text:tab/>.<text:tab/>.<text:tab/>.<text:tab/>.<text:tab/>.<text:tab/>.<text:tab/>10</text:p>
      <text:p text:style-name="VimmExportSkip">What Purifies Virtue<text:tab/><text:tab/>.<text:tab/>.<text:tab/>.<text:tab/>.<text:tab/>.<text:tab/>.<text:tab/>24</text:p>
      <text:p text:style-name="VimmExportSkip">Causes Through Which One Dwells in Virtue<text:tab/>.<text:tab/>.<text:tab/>.<text:tab/>.<text:tab/>25</text:p>
      <text:p text:style-name="VimmExportSkip"/>
      <text:p text:style-name="VimmExportSkip">FASCICLE II, CHAPTER ILL</text:p>
      <text:p text:style-name="VimmExportSkip"/>
      <text:p text:style-name="VimmExportSkip">ON AUSTERITIES</text:p>
      <text:p text:style-name="VimmExportSkip"/>
      <text:p text:style-name="VimmExportSkip">The Thirteen Austerities<text:tab/><text:tab/>.<text:tab/>.<text:tab/>.<text:tab/>.<text:tab/>.<text:tab/>.<text:tab/>27</text:p>
      <text:p text:style-name="VimmExportSkip">Brief Explanation of the Thirteen Austerities<text:tab/>.<text:tab/>.<text:tab/>.<text:tab/>.<text:tab/>28</text:p>
      <text:p text:style-name="VimmExportSkip">‘Dirt -rags’</text:p>
      <text:p text:style-name="VimmExportSkip">‘Three Robes’<text:tab/>.<text:tab/>.<text:tab/>.<text:tab/>.<text:tab/>.<text:tab/>.<text:tab/>.<text:tab/>.<text:tab/>29</text:p>
      <text:p text:style-name="VimmExportSkip">‘Begged Food’<text:tab/>.<text:tab/>.<text:tab/>.<text:tab/>.<text:tab/>.<text:tab/>.<text:tab/>.<text:tab/>.<text:tab/>30</text:p>
      <text:p text:style-name="VimmExportSkip">‘Regular Alms-round’</text:p>
      <text:p text:style-name="VimmExportSkip">‘One-eating’<text:tab/>.<text:tab/>.<text:tab/>.<text:tab/>.<text:tab/>.<text:tab/>.<text:tab/>.<text:tab/>.<text:tab/>31</text:p>
      <text:p text:style-name="VimmExportSkip">‘Measured Food’</text:p>
      <text:p text:style-name="VimmExportSkip">‘No Food After Time’<text:tab/>.<text:tab/>.<text:tab/>.<text:tab/>.<text:tab/>.<text:tab/>.<text:tab/>.<text:tab/>32</text:p>
      <text:p text:style-name="VimmExportSkip">‘Dwelling in a Peaceful Place’</text:p>
      <text:p text:style-name="VimmExportSkip">‘Dwelling Under a Tree’<text:tab/>.<text:tab/>.<text:tab/>.<text:tab/>.<text:tab/>.<text:tab/>.<text:tab/>33</text:p>
      <text:p text:style-name="VimmExportSkip">‘Dwelling in a Dewy Place’</text:p>
      <text:p text:style-name="VimmExportSkip">‘Dwelling Among Graves’<text:tab/>.<text:tab/>.<text:tab/>.<text:tab/>.<text:tab/>.<text:tab/>.<text:tab/>34</text:p>
      <text:p text:style-name="VimmExportSkip">‘Any Chanced Upon Place’<text:tab/>.<text:tab/>.<text:tab/>.<text:tab/>.<text:tab/>.<text:tab/>.<text:tab/>35</text:p>
      <text:p text:style-name="VimmExportSkip">‘Always Sitting and Not Lying Down’</text:p>
      <text:p text:style-name="VimmExportSkip">‘Expedience in the Observance of the Austerities</text:p>
      <text:p text:style-name="VimmExportSkip">Miscellaneous Teachings<text:tab/>.<text:tab/>.<text:tab/>.<text:tab/>.<text:tab/>.<text:tab/>.<text:tab/>37</text:p>
      <text:p text:style-name="VimmExportSkip"/>
      <text:p text:style-name="VimmExportSkip">CHAPTER IV</text:p>
      <text:p text:style-name="VimmExportSkip"/>
      <text:p text:style-name="VimmExportSkip">ON DISTINGUISHING CONCENTRATION</text:p>
      <text:p text:style-name="VimmExportSkip"/>
      <text:p text:style-name="VimmExportSkip">Meaning of Concentration<text:tab/>.<text:tab/>.<text:tab/>.<text:tab/>.<text:tab/>.<text:tab/>.<text:tab/>39</text:p>
      <text:p text:style-name="VimmExportSkip">Salient Characteristic etc.</text:p>
      <text:p text:style-name="VimmExportSkip">Benefits Produced by Concentration<text:tab/>.<text:tab/>.<text:tab/>.<text:tab/>.<text:tab/>.<text:tab/>40</text:p>
      <text:p text:style-name="VimmExportSkip">Obstacles to Concentration<text:tab/>.<text:tab/>.<text:tab/>.<text:tab/>.<text:tab/>.<text:tab/>.<text:tab/>41</text:p>
      <text:p text:style-name="VimmExportSkip">Causes of Concentration</text:p>
      <text:p text:style-name="VimmExportSkip">Requisites of Concentration<text:tab/>.<text:tab/>.<text:tab/>.<text:tab/>.<text:tab/>.<text:tab/>.<text:tab/>42</text:p>
      <text:p text:style-name="VimmExportSkip">Kinds of Concentration (Various)</text:p>
      <text:p text:style-name="VimmExportSkip">Why Four and Five Meditations are Taught<text:tab/>.<text:tab/>.<text:tab/>.<text:tab/>.<text:tab/>46</text:p>
      <text:p text:style-name="VimmExportSkip"/>
      <text:p text:style-name="VimmExportSkip">CHAPTER V</text:p>
      <text:p text:style-name="VimmExportSkip"/>
      <text:p text:style-name="VimmExportSkip">ON APPROACHING A GOOD FRIEND</text:p>
      <text:p text:style-name="VimmExportSkip"/>
      <text:p text:style-name="VimmExportSkip">Qualities of a Good Friend<text:tab/>.<text:tab/>.<text:tab/>.<text:tab/>.<text:tab/>.<text:tab/>.<text:tab/>48</text:p>
      <text:p text:style-name="VimmExportSkip">The Search for a Good Friend<text:tab/>.<text:tab/>.<text:tab/>.<text:tab/>.<text:tab/>.<text:tab/>.<text:tab/>50</text:p>
      <text:p text:style-name="VimmExportSkip"><text:soft-page-break/>A Beginner’s Duties<text:tab/>.<text:tab/>.<text:tab/>.<text:tab/>.<text:tab/>.<text:tab/>.<text:tab/>.<text:tab/>51</text:p>
      <text:p text:style-name="VimmExportSkip"/>
      <text:p text:style-name="VimmExportSkip">FASCICLE ILL, CHAPTER VI</text:p>
      <text:p text:style-name="VimmExportSkip"/>
      <text:p text:style-name="VimmExportSkip">THE DISTINGUISHING OF BEHAVIOUR</text:p>
      <text:p text:style-name="VimmExportSkip"/>
      <text:p text:style-name="VimmExportSkip">Kinds of Behaviour<text:tab/>.<text:tab/>.<text:tab/>.<text:tab/>.<text:tab/>.<text:tab/>.<text:tab/>.<text:tab/>54</text:p>
      <text:p text:style-name="VimmExportSkip">Fourteen Kinds of Persons</text:p>
      <text:p text:style-name="VimmExportSkip">Fourteen Kinds Reduced to Seven<text:tab/>.<text:tab/>.<text:tab/>.<text:tab/>.<text:tab/>.<text:tab/>55</text:p>
      <text:p text:style-name="VimmExportSkip">Modes of Practice<text:tab/>.<text:tab/>.<text:tab/>.<text:tab/>.<text:tab/>.<text:tab/>.<text:tab/>.<text:tab/>56</text:p>
      <text:p text:style-name="VimmExportSkip">Seven Reduced to Three<text:tab/><text:tab/>.<text:tab/>.<text:tab/>.<text:tab/>.<text:tab/>.<text:tab/>.<text:tab/>57</text:p>
      <text:p text:style-name="VimmExportSkip">Causes of Behaviour</text:p>
      <text:p text:style-name="VimmExportSkip">Elements as Causes of Behaviour<text:tab/>.<text:tab/>.<text:tab/>.<text:tab/>.<text:tab/>.<text:tab/>58</text:p>
      <text:p text:style-name="VimmExportSkip">The Humours as Causes of Behaviour</text:p>
      <text:p text:style-name="VimmExportSkip">Seven Aspects of Behaviour</text:p>
      <text:p text:style-name="VimmExportSkip">On Robing, Begging, Sitting, Sleeping, and Resort<text:tab/>.<text:tab/>.<text:tab/>.<text:tab/>61</text:p>
      <text:p text:style-name="VimmExportSkip">Miscellaneous Teachings<text:tab/>.<text:tab/>.<text:tab/>.<text:tab/>.<text:tab/>.<text:tab/>.<text:tab/>62</text:p>
      <text:p text:style-name="VimmExportSkip"/>
      <text:p text:style-name="VimmExportSkip">CHAPTER VII</text:p>
      <text:p text:style-name="VimmExportSkip"/>
      <text:p text:style-name="VimmExportSkip">THE DISTINGUISHING OF THE SUBJECTS</text:p>
      <text:p text:style-name="VimmExportSkip">OF MEDITATION</text:p>
      <text:p text:style-name="VimmExportSkip"/>
      <text:p text:style-name="VimmExportSkip">Thirty-eight Subjects of Meditation<text:tab/>.<text:tab/>.<text:tab/>.<text:tab/>.<text:tab/>.<text:tab/>63</text:p>
      <text:p text:style-name="VimmExportSkip">Method of Discerning the Qualities</text:p>
      <text:p text:style-name="VimmExportSkip">By Way of Meditation</text:p>
      <text:p text:style-name="VimmExportSkip">By Way of Transcending<text:tab/>.<text:tab/>.<text:tab/>.<text:tab/>.<text:tab/>.<text:tab/>.<text:tab/>64</text:p>
      <text:p text:style-name="VimmExportSkip">By Way of Increasing<text:tab/><text:tab/>.<text:tab/>.<text:tab/>.<text:tab/>.<text:tab/>.<text:tab/>.<text:tab/>65</text:p>
      <text:p text:style-name="VimmExportSkip">By Way of Cause</text:p>
      <text:p text:style-name="VimmExportSkip">By Way of Object</text:p>
      <text:p text:style-name="VimmExportSkip">By Way of Speciality<text:tab/>.<text:tab/>.<text:tab/>.<text:tab/>.<text:tab/>.<text:tab/>.<text:tab/>.<text:tab/>67</text:p>
      <text:p text:style-name="VimmExportSkip">By Way of Plane<text:tab/>.<text:tab/>.<text:tab/>.<text:tab/>.<text:tab/>.<text:tab/>.<text:tab/>.<text:tab/>68</text:p>
      <text:p text:style-name="VimmExportSkip">By Way of Seizing</text:p>
      <text:p text:style-name="VimmExportSkip">By Way of Person</text:p>
      <text:p text:style-name="VimmExportSkip"/>
      <text:p text:style-name="VimmExportSkip">FASCICLE IV, CHAPTER VIII, SECTION I</text:p>
      <text:p text:style-name="VimmExportSkip"/>
      <text:p text:style-name="VimmExportSkip">ENTRANCE INTO THE SUBJECT OF MEDITATION</text:p>
      <text:p text:style-name="VimmExportSkip"/>
      <text:p text:style-name="VimmExportSkip">Earth Kasiṇa, Its Practice, Salient Characteristic, Function and</text:p>
      <text:p text:style-name="VimmExportSkip">Near Cause<text:tab/>.<text:tab/>.<text:tab/>.<text:tab/>.<text:tab/>.<text:tab/>.<text:tab/>.<text:tab/>.<text:tab/>71</text:p>
      <text:p text:style-name="VimmExportSkip">Benefits</text:p>
      <text:p text:style-name="VimmExportSkip">Meaning of Kasiṇa<text:tab/>.<text:tab/>.<text:tab/>.<text:tab/>.<text:tab/>.<text:tab/>.<text:tab/>.<text:tab/>72</text:p>
      <text:p text:style-name="VimmExportSkip">Kinds of Earth</text:p>
      <text:p text:style-name="VimmExportSkip">Non-Prepared Earth</text:p>
      <text:p text:style-name="VimmExportSkip">On Making a Maṇḍala<text:tab/><text:tab/>.<text:tab/>.<text:tab/>.<text:tab/>.<text:tab/>.<text:tab/>.<text:tab/>73</text:p>
      <text:p text:style-name="VimmExportSkip">Method of Earth Kasiṇa Meditation</text:p>
      <text:p text:style-name="VimmExportSkip">Tribulations of Sense-Desires Illustrated in Twenty Similes</text:p>
      <text:p text:style-name="VimmExportSkip">Renunciation and Its Benefits<text:tab/>.<text:tab/>.<text:tab/>.<text:tab/>.<text:tab/>.<text:tab/>.<text:tab/>74</text:p>
      <text:p text:style-name="VimmExportSkip">Method of Practice of Earth Kasiṇa<text:tab/>.<text:tab/>.<text:tab/>.<text:tab/>.<text:tab/>.<text:tab/>75</text:p>
      <text:p text:style-name="VimmExportSkip">Three Ways of Sign-Taking<text:tab/>.<text:tab/>.<text:tab/>.<text:tab/>.<text:tab/>.<text:tab/>.<text:tab/>76</text:p>
      <text:p text:style-name="VimmExportSkip">Grasping Sign<text:tab/>.<text:tab/>.<text:tab/>.<text:tab/>.<text:tab/>.<text:tab/>.<text:tab/>.<text:tab/>.<text:tab/>77</text:p>
      <text:p text:style-name="VimmExportSkip">The After-Image</text:p>
      <text:p text:style-name="VimmExportSkip">The Sign<text:tab/>.<text:tab/>.<text:tab/>.<text:tab/>.<text:tab/>.<text:tab/>.<text:tab/>.<text:tab/>.<text:tab/>78</text:p>
      <text:p text:style-name="VimmExportSkip">Protecting the Sign</text:p>
      <text:p text:style-name="VimmExportSkip">Access-Meditation<text:tab/>.<text:tab/>.<text:tab/>.<text:tab/>.<text:tab/>.<text:tab/>.<text:tab/>.<text:tab/>79</text:p>
      <text:p text:style-name="VimmExportSkip">Fixed Meditation, Jhāna</text:p>
      <text:p text:style-name="VimmExportSkip">Increasing the Kasiṇa<text:tab/>.<text:tab/>.<text:tab/>.<text:tab/>.<text:tab/>.<text:tab/>.<text:tab/>.<text:tab/>80</text:p>
      <text:p text:style-name="VimmExportSkip">Skilfulness in Fixed Meditation, Jhāna</text:p>
      <text:p text:style-name="VimmExportSkip">Ten Ways<text:tab/>.<text:tab/>.<text:tab/>.<text:tab/>.<text:tab/>.<text:tab/>.<text:tab/>.<text:tab/>.<text:tab/>81</text:p>
      <text:p text:style-name="VimmExportSkip">Simile of the Horse-Chariot</text:p>
      <text:p text:style-name="VimmExportSkip">Simile of the Inked-String</text:p>
      <text:p text:style-name="VimmExportSkip">The First Meditation, Jhāna<text:tab/>.<text:tab/>.<text:tab/>.<text:tab/>.<text:tab/>.<text:tab/>.<text:tab/>83</text:p>
      <text:p text:style-name="VimmExportSkip">Three Kinds of Separation From Lust and Demeritorious States</text:p>
      <text:p text:style-name="VimmExportSkip">Two Kinds of Lust<text:tab/>.<text:tab/>.<text:tab/>.<text:tab/>.<text:tab/>.<text:tab/>.<text:tab/>.<text:tab/>84</text:p>
      <text:p text:style-name="VimmExportSkip">Roots of Demerit</text:p>
      <text:p text:style-name="VimmExportSkip">Reasons for Treating Lust and Demerit Separately<text:tab/>.<text:tab/>.<text:tab/>.<text:tab/>85</text:p>
      <text:p text:style-name="VimmExportSkip">Separation From Demeritorious States</text:p>
      <text:p text:style-name="VimmExportSkip">Difference Between Lust and Demerit</text:p>
      <text:p text:style-name="VimmExportSkip">Initial and Sustained Application of Thought<text:tab/>.<text:tab/>.<text:tab/>.<text:tab/>.<text:tab/>86</text:p>
      <text:p text:style-name="VimmExportSkip">Initial and Sustained Application of Thought Discriminated<text:tab/>.<text:tab/>.<text:tab/>87</text:p>
      <text:p text:style-name="VimmExportSkip">Similes of the Bell etc.</text:p>
      <text:p text:style-name="VimmExportSkip">Similes of the Bird etc.</text:p>
      <text:p text:style-name="VimmExportSkip">Solitude<text:tab/>.<text:tab/>.<text:tab/>.<text:tab/>.<text:tab/>.<text:tab/>.<text:tab/>.<text:tab/>.<text:tab/>88</text:p>
      <text:p text:style-name="VimmExportSkip">Joy and Bliss</text:p>
      <text:p text:style-name="VimmExportSkip">Five Kinds of Joy<text:tab/>.<text:tab/>.<text:tab/>.<text:tab/>.<text:tab/>.<text:tab/>.<text:tab/>.<text:tab/>89</text:p>
      <text:p text:style-name="VimmExportSkip">Bliss</text:p>
      <text:p text:style-name="VimmExportSkip">Five Kinds of Bliss<text:tab/>.<text:tab/>.<text:tab/>.<text:tab/>.<text:tab/>.<text:tab/>.<text:tab/>.<text:tab/>90</text:p>
      <text:p text:style-name="VimmExportSkip"><text:soft-page-break/>Difference Between Joy and Bliss</text:p>
      <text:p text:style-name="VimmExportSkip">First Meditation, (Jhāna)</text:p>
      <text:p text:style-name="VimmExportSkip">Five Hindrances<text:tab/>.<text:tab/>.<text:tab/>.<text:tab/>.<text:tab/>.<text:tab/>.<text:tab/>.<text:tab/>91</text:p>
      <text:p text:style-name="VimmExportSkip">Five Factors<text:tab/>.<text:tab/>.<text:tab/>.<text:tab/>.<text:tab/>.<text:tab/>.<text:tab/>.<text:tab/>.<text:tab/>92</text:p>
      <text:p text:style-name="VimmExportSkip">Similes of Chariot and Army<text:tab/>.<text:tab/>.<text:tab/>.<text:tab/>.<text:tab/>.<text:tab/>.<text:tab/>93</text:p>
      <text:p text:style-name="VimmExportSkip">Three Kinds of Goodness<text:tab/>.<text:tab/>.<text:tab/>.<text:tab/>.<text:tab/>.<text:tab/>.<text:tab/>94</text:p>
      <text:p text:style-name="VimmExportSkip">Ten Characteristics</text:p>
      <text:p text:style-name="VimmExportSkip">Twenty-five Benefits<text:tab/>.<text:tab/>.<text:tab/>.<text:tab/>.<text:tab/>.<text:tab/>.<text:tab/>.<text:tab/>95</text:p>
      <text:p text:style-name="VimmExportSkip">Simile of the Bath-Attendant</text:p>
      <text:p text:style-name="VimmExportSkip">Three Kinds of Rebirth<text:tab/><text:tab/>.<text:tab/>.<text:tab/>.<text:tab/>.<text:tab/>.<text:tab/>.<text:tab/>96</text:p>
      <text:p text:style-name="VimmExportSkip">Meditation Which Partakes of Deterioration, Stability, Distinction and</text:p>
      <text:p text:style-name="VimmExportSkip">Penetration<text:tab/>.<text:tab/>.<text:tab/>.<text:tab/>.<text:tab/>.<text:tab/>.<text:tab/>.<text:tab/>.<text:tab/>97</text:p>
      <text:p text:style-name="VimmExportSkip"/>
      <text:p text:style-name="VimmExportSkip">FASCICLE V, CHAPTER VI<text:span text:style-name="T60">II</text:span>, SECTION II</text:p>
      <text:p text:style-name="VimmExportSkip"/>
      <text:p text:style-name="VimmExportSkip">The Simile of the Young Cow<text:tab/>.<text:tab/>.<text:tab/>.<text:tab/>.<text:tab/>.<text:tab/>.<text:tab/>99</text:p>
      <text:p text:style-name="VimmExportSkip">Entrance Into the Second Meditation, Jhāna<text:tab/>.<text:tab/>.<text:tab/>.<text:tab/>.<text:tab/>100</text:p>
      <text:p text:style-name="VimmExportSkip">Simile of the Pool of Water<text:tab/>.<text:tab/>.<text:tab/>.<text:tab/>.<text:tab/>.<text:tab/>.<text:tab/>103</text:p>
      <text:p text:style-name="VimmExportSkip">The Third Meditation, Jhāna<text:tab/>.<text:tab/>.<text:tab/>.<text:tab/>.<text:tab/>.<text:tab/>.<text:tab/>104</text:p>
      <text:p text:style-name="VimmExportSkip">Simile of the Calf<text:tab/>.<text:tab/>.<text:tab/>.<text:tab/>.<text:tab/>.<text:tab/>.<text:tab/>.<text:tab/>107</text:p>
      <text:p text:style-name="VimmExportSkip">Simile of the Lotus Pond<text:tab/>.<text:tab/>.<text:tab/>.<text:tab/>.<text:tab/>.<text:tab/>.<text:tab/>108</text:p>
      <text:p text:style-name="VimmExportSkip">The Fourth Meditation, <text:span text:style-name="T9">Jhāna<text:tab/>.<text:tab/>.<text:tab/>.<text:tab/>.<text:tab/>.<text:tab/>.<text:tab/></text:span>109</text:p>
      <text:p text:style-name="VimmExportSkip">Simile of the White Cloth<text:tab/>.<text:tab/>.<text:tab/>.<text:tab/>.<text:tab/>.<text:tab/>.<text:tab/>112</text:p>
      <text:p text:style-name="VimmExportSkip">The Sphere of the Infinity of Space<text:tab/>.<text:tab/>.<text:tab/>.<text:tab/>.<text:tab/>.<text:tab/>113</text:p>
      <text:p text:style-name="VimmExportSkip">The Concentration of the Sphere of Infinite Consciousness<text:tab/>.<text:tab/>.<text:tab/>116</text:p>
      <text:p text:style-name="VimmExportSkip">The Sphere of Nothingness<text:tab/>.<text:tab/>.<text:tab/>.<text:tab/>.<text:tab/>.<text:tab/>.<text:tab/>117</text:p>
      <text:p text:style-name="VimmExportSkip">The Sphere of Neither Perception Nor Non-Perception<text:tab/>.<text:tab/>.<text:tab/>.<text:tab/>118</text:p>
      <text:p text:style-name="VimmExportSkip">Miscellaneous Teachings<text:tab/>.<text:tab/>.<text:tab/>.<text:tab/>.<text:tab/>.<text:tab/>.<text:tab/>120</text:p>
      <text:p text:style-name="VimmExportSkip">The Water Kasiṇa<text:tab/>.<text:tab/>.<text:tab/>.<text:tab/>.<text:tab/>.<text:tab/>.<text:tab/>.<text:tab/>121</text:p>
      <text:p text:style-name="VimmExportSkip">The Fire Kasiṇa<text:tab/><text:tab/>.<text:tab/>.<text:tab/>.<text:tab/>.<text:tab/>.<text:tab/>.<text:tab/>.<text:tab/>122</text:p>
      <text:p text:style-name="VimmExportSkip">The Air Kasiṇa<text:tab/><text:tab/>.<text:tab/>.<text:tab/>.<text:tab/>.<text:tab/>.<text:tab/>.<text:tab/>.<text:tab/>123</text:p>
      <text:p text:style-name="VimmExportSkip">The Blue-Green Kasiṇa<text:tab/><text:tab/>.<text:tab/>.<text:tab/>.<text:tab/>.<text:tab/>.<text:tab/>.<text:tab/>124</text:p>
      <text:p text:style-name="VimmExportSkip">The Yellow Kasiṇa<text:tab/>.<text:tab/>.<text:tab/>.<text:tab/>.<text:tab/>.<text:tab/>.<text:tab/>.<text:tab/>125</text:p>
      <text:p text:style-name="VimmExportSkip">The Red Kasiṇa<text:tab/><text:tab/>.<text:tab/>.<text:tab/>.<text:tab/>.<text:tab/>.<text:tab/>.<text:tab/>.<text:tab/>126</text:p>
      <text:p text:style-name="VimmExportSkip">The White Kasiṇa<text:tab/>.<text:tab/>.<text:tab/>.<text:tab/>.<text:tab/>.<text:tab/>.<text:tab/>.<text:tab/>127</text:p>
      <text:p text:style-name="VimmExportSkip">The Light Kasiṇa<text:tab/>.<text:tab/>.<text:tab/>.<text:tab/>.<text:tab/>.<text:tab/>.<text:tab/>.<text:tab/>128</text:p>
      <text:p text:style-name="VimmExportSkip"/>
      <text:p text:style-name="VimmExportSkip">FASCICLE VI, CHAPTER VIII, SECTION III</text:p>
      <text:p text:style-name="VimmExportSkip"/>
      <text:p text:style-name="VimmExportSkip">The (Separated) Space Kasiṇa<text:tab/>.<text:tab/>.<text:tab/>.<text:tab/>.<text:tab/>.<text:tab/>.<text:tab/>129</text:p>
      <text:p text:style-name="VimmExportSkip">The Consciousness Kasiṇa<text:tab/>.<text:tab/>.<text:tab/>.<text:tab/>.<text:tab/>.<text:tab/>.<text:tab/>130</text:p>
      <text:p text:style-name="VimmExportSkip">Miscellaneous Teachings</text:p>
      <text:p text:style-name="VimmExportSkip"/>
      <text:p text:style-name="VimmExportSkip">THE TEN PERCEPTIONS OF PUTRESCENCE</text:p>
      <text:p text:style-name="VimmExportSkip"/>
      <text:p text:style-name="VimmExportSkip">(1)<text:tab/>The Perception of Bloatedness<text:tab/>.<text:tab/>.<text:tab/>.<text:tab/>.<text:tab/>.<text:tab/>132</text:p>
      <text:p text:style-name="VimmExportSkip">(2)<text:tab/>The Perception of Discolouration<text:tab/>.<text:tab/>.<text:tab/>.<text:tab/>.<text:tab/>135</text:p>
      <text:p text:style-name="VimmExportSkip">(3)<text:tab/>The Perception of Festering</text:p>
      <text:p text:style-name="VimmExportSkip">(4)<text:tab/>The Perception of the Fissured<text:tab/>.<text:tab/>.<text:tab/>.<text:tab/>.<text:tab/>.<text:tab/>136</text:p>
      <text:p text:style-name="VimmExportSkip">(5)<text:tab/>The Perception of the Gnawed</text:p>
      <text:p text:style-name="VimmExportSkip">(6)<text:tab/>The Perception of the Dismembered<text:tab/>.<text:tab/>.<text:tab/>.<text:tab/>.<text:tab/>137</text:p>
      <text:p text:style-name="VimmExportSkip">(7)<text:tab/>The Perception of the Cut and the Dismembered</text:p>
      <text:p text:style-name="VimmExportSkip">(8)<text:tab/>The Perception of the Blood-Stained<text:tab/>.<text:tab/>.<text:tab/>.<text:tab/>.<text:tab/>138</text:p>
      <text:p text:style-name="VimmExportSkip">(9)<text:tab/>The Perception of Worminess</text:p>
      <text:p text:style-name="VimmExportSkip">(10)<text:tab/>The Perception of the Bony</text:p>
      <text:p text:style-name="VimmExportSkip">Miscellaneous Teachings<text:tab/>.<text:tab/>.<text:tab/>.<text:tab/>.<text:tab/>.<text:tab/>.<text:tab/>139</text:p>
      <text:p text:style-name="VimmExportSkip">The Recollection of the Buddha<text:tab/>.<text:tab/>.<text:tab/>.<text:tab/>.<text:tab/>.<text:tab/>.<text:tab/>140</text:p>
      <text:p text:style-name="VimmExportSkip">The Recollection of the Law<text:tab/>.<text:tab/>.<text:tab/>.<text:tab/>.<text:tab/>.<text:tab/>.<text:tab/>149</text:p>
      <text:p text:style-name="VimmExportSkip">The Recollection of the Community of Bhikkhus<text:tab/><text:tab/>.<text:tab/>.<text:tab/>.<text:tab/>150</text:p>
      <text:p text:style-name="VimmExportSkip">The Recollection Virtue<text:tab/><text:tab/>.<text:tab/>.<text:tab/>.<text:tab/>.<text:tab/>.<text:tab/>.<text:tab/>152</text:p>
      <text:p text:style-name="VimmExportSkip">The Recollection of Liberality<text:tab/>.<text:tab/>.<text:tab/>.<text:tab/>.<text:tab/>.<text:tab/>.<text:tab/>153</text:p>
      <text:p text:style-name="VimmExportSkip">The Recollection of Deities<text:tab/>.<text:tab/>.<text:tab/>.<text:tab/>.<text:tab/>.<text:tab/>.<text:tab/>154</text:p>
      <text:p text:style-name="VimmExportSkip"/>
      <text:p text:style-name="VimmExportSkip">FASCICLE VII, CHAPTER VIII, SECTION IV</text:p>
      <text:p text:style-name="VimmExportSkip"/>
      <text:p text:style-name="VimmExportSkip">Mindfulness of Respiration<text:tab/>.<text:tab/>.<text:tab/>.<text:tab/>.<text:tab/>.<text:tab/>.<text:tab/>156</text:p>
      <text:p text:style-name="VimmExportSkip">Benefits</text:p>
      <text:p text:style-name="VimmExportSkip">Procedure<text:tab/>.<text:tab/>.<text:tab/>.<text:tab/>.<text:tab/>.<text:tab/>.<text:tab/>.<text:tab/>.<text:tab/>157</text:p>
      <text:p text:style-name="VimmExportSkip">Counting, Connection, Contacting and Fixing<text:tab/>.<text:tab/>.<text:tab/>.<text:tab/>.<text:tab/>159</text:p>
      <text:p text:style-name="VimmExportSkip">Sixteen Ways of Training in Mindfulness of Respiration<text:tab/>.<text:tab/>.<text:tab/>.<text:tab/>160</text:p>
      <text:p text:style-name="VimmExportSkip">The Three Trainings<text:tab/>.<text:tab/>.<text:tab/>.<text:tab/>.<text:tab/>.<text:tab/>.<text:tab/>.<text:tab/>161</text:p>
      <text:p text:style-name="VimmExportSkip">The Four Foundations of Mindfulness<text:tab/>.<text:tab/>.<text:tab/>.<text:tab/>.<text:tab/>.<text:tab/>164</text:p>
      <text:p text:style-name="VimmExportSkip">The Seven Enlightenment Factors</text:p>
      <text:p text:style-name="VimmExportSkip">Mindfulness of Death<text:tab/>.<text:tab/>.<text:tab/>.<text:tab/>.<text:tab/>.<text:tab/>.<text:tab/>.<text:tab/>166</text:p>
      <text:p text:style-name="VimmExportSkip">Similes of the Foam, Plantain Trunk and Bubble<text:tab/>.<text:tab/>.<text:tab/>.<text:tab/>.<text:tab/>168</text:p>
      <text:p text:style-name="VimmExportSkip">Mindfulness of Body<text:tab/>.<text:tab/>.<text:tab/>.<text:tab/>.<text:tab/>.<text:tab/>.<text:tab/>.<text:tab/>170</text:p>
      <text:p text:style-name="VimmExportSkip">Thirty-two Parts of the Body<text:tab/>.<text:tab/>.<text:tab/>.<text:tab/>.<text:tab/>.<text:tab/>.<text:tab/>171</text:p>
      <text:p text:style-name="VimmExportSkip">Mindfulness in Thirteen Ways<text:tab/>.<text:tab/>.<text:tab/>.<text:tab/>.<text:tab/>.<text:tab/>.<text:tab/>172</text:p>
      <text:p text:style-name="VimmExportSkip"><text:soft-page-break/>The Worms that Rely on the Body<text:tab/>.<text:tab/>.<text:tab/>.<text:tab/>.<text:tab/>.<text:tab/>174</text:p>
      <text:p text:style-name="VimmExportSkip">Bones of the Body<text:tab/>.<text:tab/>.<text:tab/>.<text:tab/>.<text:tab/>.<text:tab/>.<text:tab/>.<text:tab/>176</text:p>
      <text:p text:style-name="VimmExportSkip">Impurity of the Body<text:tab/>.<text:tab/>.<text:tab/>.<text:tab/>.<text:tab/>.<text:tab/>.<text:tab/>.<text:tab/>177</text:p>
      <text:p text:style-name="VimmExportSkip">Some Diseases</text:p>
      <text:p text:style-name="VimmExportSkip">The Recollection of Peace</text:p>
      <text:p text:style-name="VimmExportSkip">Miscellaneous Teachings<text:tab/>.<text:tab/>.<text:tab/>.<text:tab/>.<text:tab/>.<text:tab/>.<text:tab/>179</text:p>
      <text:p text:style-name="VimmExportSkip"/>
      <text:p text:style-name="VimmExportSkip">FASCICLE VI<text:span text:style-name="T60">II</text:span>, CHAPTER VI<text:span text:style-name="T60">II</text:span>, SECTION V</text:p>
      <text:p text:style-name="VimmExportSkip"/>
      <text:p text:style-name="VimmExportSkip">The Immeasurable Thought of Loving-kindness<text:tab/>.<text:tab/>.<text:tab/>.<text:tab/>.<text:tab/>181</text:p>
      <text:p text:style-name="VimmExportSkip">Disadvantages of Anger and Resentment<text:tab/><text:tab/>.<text:tab/>.<text:tab/>.<text:tab/>.<text:tab/>182</text:p>
      <text:p text:style-name="VimmExportSkip">Simile of the Saw</text:p>
      <text:p text:style-name="VimmExportSkip">Twelve Means of Removing Hatred<text:tab/>.<text:tab/>.<text:tab/>.<text:tab/>.<text:tab/>.<text:tab/>185</text:p>
      <text:p text:style-name="VimmExportSkip">Simile of the Pond</text:p>
      <text:p text:style-name="VimmExportSkip">Ten Perfections<text:tab/><text:tab/>.<text:tab/>.<text:tab/>.<text:tab/>.<text:tab/>.<text:tab/>.<text:tab/>.<text:tab/>188</text:p>
      <text:p text:style-name="VimmExportSkip">The Four Resolves<text:tab/>.<text:tab/>.<text:tab/>.<text:tab/>.<text:tab/>.<text:tab/>.<text:tab/>.<text:tab/>190</text:p>
      <text:p text:style-name="VimmExportSkip">The Immeasurable Thought of Compassion</text:p>
      <text:p text:style-name="VimmExportSkip">The Immeasurable Thought of Appreciative Joy<text:tab/>.<text:tab/>.<text:tab/>.<text:tab/>.<text:tab/>192</text:p>
      <text:p text:style-name="VimmExportSkip">The Immeasurable Thought of Equanimity</text:p>
      <text:p text:style-name="VimmExportSkip">Miscellaneous Teachings<text:tab/>.<text:tab/>.<text:tab/>.<text:tab/>.<text:tab/>.<text:tab/>.<text:tab/>193</text:p>
      <text:p text:style-name="VimmExportSkip">The Determining of the Four Elements<text:tab/>.<text:tab/>.<text:tab/>.<text:tab/>.<text:tab/>.<text:tab/>197</text:p>
      <text:p text:style-name="VimmExportSkip">Twenty Ways of Grasping the Element of Earth<text:tab/>.<text:tab/>.<text:tab/>.<text:tab/>.<text:tab/>198</text:p>
      <text:p text:style-name="VimmExportSkip">Twelve Ways Grasping the Element of Water</text:p>
      <text:p text:style-name="VimmExportSkip">Four Ways of Grasping the Element of Fire</text:p>
      <text:p text:style-name="VimmExportSkip">Six Ways of Grasping the Element of Air</text:p>
      <text:p text:style-name="VimmExportSkip">The Four Elements<text:tab/>.<text:tab/>.<text:tab/>.<text:tab/>.<text:tab/>.<text:tab/>.<text:tab/>.<text:tab/>200</text:p>
      <text:p text:style-name="VimmExportSkip">Simile of the Puppet<text:tab/>.<text:tab/>.<text:tab/>.<text:tab/>.<text:tab/>.<text:tab/>.<text:tab/>.<text:tab/>204</text:p>
      <text:p text:style-name="VimmExportSkip">The Loathsomeness of Food<text:tab/>.<text:tab/>.<text:tab/>.<text:tab/>.<text:tab/>.<text:tab/>.<text:tab/>205</text:p>
      <text:p text:style-name="VimmExportSkip">The Dwelling of the Homeless<text:tab/>.<text:tab/>.<text:tab/>.<text:tab/>.<text:tab/>.<text:tab/>.<text:tab/>206</text:p>
      <text:p text:style-name="VimmExportSkip"/>
      <text:p text:style-name="VimmExportSkip">FASCICLE IX, CHAPTER IX</text:p>
      <text:p text:style-name="VimmExportSkip"/>
      <text:p text:style-name="VimmExportSkip">THE FIVE FORMS OF HIGHER KNOWLEDGE</text:p>
      <text:p text:style-name="VimmExportSkip"/>
      <text:p text:style-name="VimmExportSkip">Three Kinds of Supernormal Power<text:tab/>.<text:tab/>.<text:tab/>.<text:tab/>.<text:tab/>.<text:tab/>209</text:p>
      <text:p text:style-name="VimmExportSkip">Seven Kinds of Supernormal Power<text:tab/>.<text:tab/>.<text:tab/>.<text:tab/>.<text:tab/>.<text:tab/>210</text:p>
      <text:p text:style-name="VimmExportSkip">Procedure of Developing Supernormal Power<text:tab/>.<text:tab/>.<text:tab/>.<text:tab/>.<text:tab/>212</text:p>
      <text:p text:style-name="VimmExportSkip">Supernormal Power of Resolve<text:tab/><text:tab/>.<text:tab/>.<text:tab/>.<text:tab/>.<text:tab/>.<text:tab/>214</text:p>
      <text:p text:style-name="VimmExportSkip">Supernormal Power of Transformation<text:tab/>.<text:tab/>.<text:tab/>.<text:tab/>.<text:tab/>.<text:tab/>217</text:p>
      <text:p text:style-name="VimmExportSkip">Supernormal Power Caused by Mind<text:tab/>.<text:tab/>.<text:tab/>.<text:tab/>.<text:tab/>.<text:tab/>218</text:p>
      <text:p text:style-name="VimmExportSkip">Miscellaneous Teachings</text:p>
      <text:p text:style-name="VimmExportSkip">Divine Hearing<text:tab/><text:tab/>.<text:tab/>.<text:tab/>.<text:tab/>.<text:tab/>.<text:tab/>.<text:tab/>.<text:tab/>219</text:p>
      <text:p text:style-name="VimmExportSkip">Knowledge of Others’ Thoughts<text:tab/><text:tab/>.<text:tab/>.<text:tab/>.<text:tab/>.<text:tab/>.<text:tab/>220</text:p>
      <text:p text:style-name="VimmExportSkip">Recollection Past Lives<text:tab/><text:tab/>.<text:tab/>.<text:tab/>.<text:tab/>.<text:tab/>.<text:tab/>.<text:tab/>221</text:p>
      <text:p text:style-name="VimmExportSkip">Divine Sight<text:tab/>.<text:tab/>.<text:tab/>.<text:tab/>.<text:tab/>.<text:tab/>.<text:tab/>.<text:tab/>.<text:tab/>224</text:p>
      <text:p text:style-name="VimmExportSkip">Miscellaneous Teachings<text:tab/>.<text:tab/>.<text:tab/>.<text:tab/>.<text:tab/>.<text:tab/>.<text:tab/>228</text:p>
      <text:p text:style-name="VimmExportSkip"/>
      <text:p text:style-name="VimmExportSkip">CHAPTER X</text:p>
      <text:p text:style-name="VimmExportSkip"/>
      <text:p text:style-name="VimmExportSkip">ON DISTINGUISHING WISDOM</text:p>
      <text:p text:style-name="VimmExportSkip"/>
      <text:p text:style-name="VimmExportSkip">Wisdom Defined<text:tab/>.<text:tab/>.<text:tab/>.<text:tab/>.<text:tab/>.<text:tab/>.<text:tab/>.<text:tab/>229</text:p>
      <text:p text:style-name="VimmExportSkip">Benefits of Wisdom<text:tab/>.<text:tab/>.<text:tab/>.<text:tab/>.<text:tab/>.<text:tab/>.<text:tab/>.<text:tab/>230</text:p>
      <text:p text:style-name="VimmExportSkip">Meaning of Wisdom<text:tab/>.<text:tab/>.<text:tab/>.<text:tab/>.<text:tab/>.<text:tab/>.<text:tab/>.<text:tab/>231</text:p>
      <text:p text:style-name="VimmExportSkip">Two Kinds of Wisdom</text:p>
      <text:p text:style-name="VimmExportSkip">Groups of Wisdom (Various)</text:p>
      <text:p text:style-name="VimmExportSkip"/>
      <text:p text:style-name="VimmExportSkip">FASCICLE X, CHAPTER XI, SECTION I</text:p>
      <text:p text:style-name="VimmExportSkip"/>
      <text:p text:style-name="VimmExportSkip">THE FIVE METHODS</text:p>
      <text:p text:style-name="VimmExportSkip"/>
      <text:p text:style-name="VimmExportSkip">The Aggregate of Form<text:tab/><text:tab/>.<text:tab/>.<text:tab/>.<text:tab/>.<text:tab/>.<text:tab/>.<text:tab/>237</text:p>
      <text:p text:style-name="VimmExportSkip">Four Primaries Defined</text:p>
      <text:p text:style-name="VimmExportSkip">Derived Material Qualities<text:tab/>.<text:tab/>.<text:tab/>.<text:tab/>.<text:tab/>.<text:tab/>.<text:tab/>238</text:p>
      <text:p text:style-name="VimmExportSkip">Sense-Organ of Eye</text:p>
      <text:p text:style-name="VimmExportSkip">Sense-Organ of Ear<text:tab/>.<text:tab/>.<text:tab/>.<text:tab/>.<text:tab/>.<text:tab/>.<text:tab/>.<text:tab/>239</text:p>
      <text:p text:style-name="VimmExportSkip">Sense-Organ Nose</text:p>
      <text:p text:style-name="VimmExportSkip">Sense-Organ of Tongue</text:p>
      <text:p text:style-name="VimmExportSkip">Sense-Organ of Body<text:tab/>.<text:tab/>.<text:tab/>.<text:tab/>.<text:tab/>.<text:tab/>.<text:tab/>.<text:tab/>240</text:p>
      <text:p text:style-name="VimmExportSkip">Difference Between the Four Primaries and Derived Matter</text:p>
      <text:p text:style-name="VimmExportSkip">Similes of the Three Sticks<text:tab/>.<text:tab/>.<text:tab/>.<text:tab/>.<text:tab/>.<text:tab/>.<text:tab/>241</text:p>
      <text:p text:style-name="VimmExportSkip">Material Qualities by Way of Arising</text:p>
      <text:p text:style-name="VimmExportSkip">Material Qualities by Way of Group</text:p>
      <text:p text:style-name="VimmExportSkip">Material Qualities by Way of Birth<text:tab/>.<text:tab/>.<text:tab/>.<text:tab/>.<text:tab/>.<text:tab/>243</text:p>
      <text:p text:style-name="VimmExportSkip">Material Qualities by Way of Diversity, — Groups of Two in Material Qualities<text:tab/>244</text:p>
      <text:p text:style-name="VimmExportSkip">Groups of Three in Material Qualities</text:p>
      <text:p text:style-name="VimmExportSkip">Four Kinds of Material Qualities<text:tab/>.<text:tab/>.<text:tab/>.<text:tab/>.<text:tab/>.<text:tab/>245</text:p>
      <text:p text:style-name="VimmExportSkip">Material Qualities by Way of Unity</text:p>
      <text:p text:style-name="VimmExportSkip"><text:soft-page-break/>Aggregate of Feeling<text:tab/>.<text:tab/>.<text:tab/>.<text:tab/>.<text:tab/>.<text:tab/>.<text:tab/>.<text:tab/>246</text:p>
      <text:p text:style-name="VimmExportSkip">Aggregate of Perception</text:p>
      <text:p text:style-name="VimmExportSkip">Aggregate of Formations<text:tab/>.<text:tab/>.<text:tab/>.<text:tab/>.<text:tab/>.<text:tab/>.<text:tab/>247</text:p>
      <text:p text:style-name="VimmExportSkip">Thirty-one Similies</text:p>
      <text:p text:style-name="VimmExportSkip">Aggregate of Consciousness<text:tab/>.<text:tab/>.<text:tab/>.<text:tab/>.<text:tab/>.<text:tab/>.<text:tab/>250</text:p>
      <text:p text:style-name="VimmExportSkip">Through Sense-Organ-Object<text:tab/>.<text:tab/>.<text:tab/>.<text:tab/>.<text:tab/>.<text:tab/>.<text:tab/>251</text:p>
      <text:p text:style-name="VimmExportSkip">Through Object</text:p>
      <text:p text:style-name="VimmExportSkip">Through States<text:tab/><text:tab/>.<text:tab/>.<text:tab/>.<text:tab/>.<text:tab/>.<text:tab/>.<text:tab/>.<text:tab/>252</text:p>
      <text:p text:style-name="VimmExportSkip">Through Word Meaning</text:p>
      <text:p text:style-name="VimmExportSkip">Through Characteristic</text:p>
      <text:p text:style-name="VimmExportSkip">Through Discrimination<text:tab/><text:tab/>.<text:tab/>.<text:tab/>.<text:tab/>.<text:tab/>.<text:tab/>.<text:tab/>253</text:p>
      <text:p text:style-name="VimmExportSkip">Through Comprehension</text:p>
      <text:p text:style-name="VimmExportSkip">Twelve Sense-Organs and Sense-Objects<text:tab/>.<text:tab/>.<text:tab/>.<text:tab/>.<text:tab/>254</text:p>
      <text:p text:style-name="VimmExportSkip">Through Word Meaning</text:p>
      <text:p text:style-name="VimmExportSkip">Through Limits<text:tab/><text:tab/>.<text:tab/>.<text:tab/>.<text:tab/>.<text:tab/>.<text:tab/>.<text:tab/>.<text:tab/>255</text:p>
      <text:p text:style-name="VimmExportSkip">Through Condition</text:p>
      <text:p text:style-name="VimmExportSkip">Simile of the Thread<text:tab/>.<text:tab/>.<text:tab/>.<text:tab/>.<text:tab/>.<text:tab/>.<text:tab/>.<text:tab/>256</text:p>
      <text:p text:style-name="VimmExportSkip">Simile of the Mango</text:p>
      <text:p text:style-name="VimmExportSkip">Element Method<text:tab/>.<text:tab/>.<text:tab/>.<text:tab/>.<text:tab/>.<text:tab/>.<text:tab/>.<text:tab/>257</text:p>
      <text:p text:style-name="VimmExportSkip">Conditioned Arising Method<text:tab/>.<text:tab/>.<text:tab/>.<text:tab/>.<text:tab/>.<text:tab/>.<text:tab/>259</text:p>
      <text:p text:style-name="VimmExportSkip">(a)<text:tab/>Direct Order</text:p>
      <text:p text:style-name="VimmExportSkip">(b)<text:tab/>Reverse Order</text:p>
      <text:p text:style-name="VimmExportSkip">Ignorance</text:p>
      <text:p text:style-name="VimmExportSkip">Formations<text:tab/>.<text:tab/>.<text:tab/>.<text:tab/>.<text:tab/>.<text:tab/>.<text:tab/>.<text:tab/>.<text:tab/>260</text:p>
      <text:p text:style-name="VimmExportSkip">Simile of the Seeds</text:p>
      <text:p text:style-name="VimmExportSkip">Simile of the Sun</text:p>
      <text:p text:style-name="VimmExportSkip">Simile of the Two Bundles of Reeds</text:p>
      <text:p text:style-name="VimmExportSkip">Simile of the Seed, Shoot and Plant<text:tab/>.<text:tab/>.<text:tab/>.<text:tab/>.<text:tab/>.<text:tab/>261</text:p>
      <text:p text:style-name="VimmExportSkip">What Conditions Ignorance</text:p>
      <text:p text:style-name="VimmExportSkip">Simile of the Colours of a Painter<text:tab/>.<text:tab/>.<text:tab/>.<text:tab/>.<text:tab/>.<text:tab/>263</text:p>
      <text:p text:style-name="VimmExportSkip">Conditioned Arising to be Known in Seven Ways</text:p>
      <text:p text:style-name="VimmExportSkip">First Three links</text:p>
      <text:p text:style-name="VimmExportSkip">Death of the Ignorant Craving Evil-Doer<text:tab/><text:tab/>.<text:tab/>.<text:tab/>.<text:tab/>.<text:tab/>264</text:p>
      <text:p text:style-name="VimmExportSkip">Action, Action-Sign, Destiny, Destiny-Sign</text:p>
      <text:p text:style-name="VimmExportSkip">Four Group Division<text:tab/>.<text:tab/>.<text:tab/>.<text:tab/>.<text:tab/>.<text:tab/>.<text:tab/>.<text:tab/>265</text:p>
      <text:p text:style-name="VimmExportSkip">Twenty Modes</text:p>
      <text:p text:style-name="VimmExportSkip">Direct and Reverse Order<text:tab/>.<text:tab/>.<text:tab/>.<text:tab/>.<text:tab/>.<text:tab/>.<text:tab/>266</text:p>
      <text:p text:style-name="VimmExportSkip">Mundane and Supramundane Conditioned Arising<text:tab/>.<text:tab/>.<text:tab/>.<text:tab/>267</text:p>
      <text:p text:style-name="VimmExportSkip">Four Kinds of Conditioned Arising</text:p>
      <text:p text:style-name="VimmExportSkip">Through Comprehension</text:p>
      <text:p text:style-name="VimmExportSkip"/>
      <text:p text:style-name="VimmExportSkip">FASCICLE XI, CHAPTER XI, SECTION II</text:p>
      <text:p text:style-name="VimmExportSkip"/>
      <text:p text:style-name="VimmExportSkip">THE FIVE METHODS</text:p>
      <text:p text:style-name="VimmExportSkip"/>
      <text:p text:style-name="VimmExportSkip">The Four Noble Truths<text:tab/>.<text:tab/>.<text:tab/>.<text:tab/>.<text:tab/>.<text:tab/>.<text:tab/>.<text:tab/>269</text:p>
      <text:p text:style-name="VimmExportSkip">Truth of ILL</text:p>
      <text:p text:style-name="VimmExportSkip">Five Groups of Clinging<text:tab/><text:tab/>.<text:tab/>.<text:tab/>.<text:tab/>.<text:tab/>.<text:tab/>.<text:tab/>270</text:p>
      <text:p text:style-name="VimmExportSkip">Two Kinds of ILL</text:p>
      <text:p text:style-name="VimmExportSkip">Three Kinds of ILL<text:tab/>.<text:tab/>.<text:tab/>.<text:tab/>.<text:tab/>.<text:tab/>.<text:tab/>.<text:tab/>271</text:p>
      <text:p text:style-name="VimmExportSkip">Truth of the Origin of ILL</text:p>
      <text:p text:style-name="VimmExportSkip">Truth of the Cessation of ILL<text:tab/>.<text:tab/>.<text:tab/>.<text:tab/>.<text:tab/>.<text:tab/>.<text:tab/>272</text:p>
      <text:p text:style-name="VimmExportSkip">Truth of the Path Leading to Cessation of ILL</text:p>
      <text:p text:style-name="VimmExportSkip">Through Word Meaning<text:tab/><text:tab/>.<text:tab/>.<text:tab/>.<text:tab/>.<text:tab/>.<text:tab/>.<text:tab/>274</text:p>
      <text:p text:style-name="VimmExportSkip">Through Characteristics</text:p>
      <text:p text:style-name="VimmExportSkip">Through Series<text:tab/><text:tab/>.<text:tab/>.<text:tab/>.<text:tab/>.<text:tab/>.<text:tab/>.<text:tab/>.<text:tab/>275</text:p>
      <text:p text:style-name="VimmExportSkip">In Brief</text:p>
      <text:p text:style-name="VimmExportSkip">Similes of the Poisonous Tree, The Ship, The Burden<text:tab/>.<text:tab/>.<text:tab/>.<text:tab/>276</text:p>
      <text:p text:style-name="VimmExportSkip">Through Discrimination</text:p>
      <text:p text:style-name="VimmExportSkip">Through Enumeration<text:tab/>.<text:tab/>.<text:tab/>.<text:tab/>.<text:tab/>.<text:tab/>.<text:tab/>.<text:tab/>277</text:p>
      <text:p text:style-name="VimmExportSkip">Through Sameness<text:tab/>.<text:tab/>.<text:tab/>.<text:tab/>.<text:tab/>.<text:tab/>.<text:tab/>.<text:tab/>278</text:p>
      <text:p text:style-name="VimmExportSkip">Through Difference</text:p>
      <text:p text:style-name="VimmExportSkip">Through One Kind etc.<text:tab/>.<text:tab/>.<text:tab/>.<text:tab/>.<text:tab/>.<text:tab/>.<text:tab/>.<text:tab/>279</text:p>
      <text:p text:style-name="VimmExportSkip">Through Inclusion<text:tab/>.<text:tab/>.<text:tab/>.<text:tab/>.<text:tab/>.<text:tab/>.<text:tab/>.<text:tab/>281</text:p>
      <text:p text:style-name="VimmExportSkip">CHAPTER XII, SECTION I</text:p>
      <text:p text:style-name="VimmExportSkip"/>
      <text:p text:style-name="VimmExportSkip">ON DISCERNING TRUTH</text:p>
      <text:p text:style-name="VimmExportSkip"/>
      <text:p text:style-name="VimmExportSkip">Aggregates, Elements, Sense-Spheres<text:tab/>.<text:tab/>.<text:tab/>.<text:tab/>.<text:tab/>.<text:tab/>283</text:p>
      <text:p text:style-name="VimmExportSkip">Similes of the Three Hundred Halberds and of the Burning Head</text:p>
      <text:p text:style-name="VimmExportSkip">Procedure</text:p>
      <text:p text:style-name="VimmExportSkip">Differences Between Name and Form<text:tab/>.<text:tab/>.<text:tab/>.<text:tab/>.<text:tab/>.<text:tab/>284</text:p>
      <text:p text:style-name="VimmExportSkip">Summary of the Truth of ILL<text:tab/>.<text:tab/>.<text:tab/>.<text:tab/>.<text:tab/>.<text:tab/>.<text:tab/>285</text:p>
      <text:p text:style-name="VimmExportSkip">Cause and Condition of ILL</text:p>
      <text:p text:style-name="VimmExportSkip">The purity of Transcending Uncertainty</text:p>
      <text:p text:style-name="VimmExportSkip">Truth of Cessation<text:tab/>.<text:tab/>.<text:tab/>.<text:tab/>.<text:tab/>.<text:tab/>.<text:tab/>.<text:tab/>286</text:p>
      <text:p text:style-name="VimmExportSkip">Truth of the Path</text:p>
      <text:p text:style-name="VimmExportSkip">One Hundred and Eighty Ways of Knowing the Five Clinging Aggregates</text:p>
      <text:p text:style-name="VimmExportSkip"><text:soft-page-break/>Impermanence, I<text:span text:style-name="T60">ll</text:span>, Not-Self<text:tab/>.<text:tab/>.<text:tab/>.<text:tab/>.<text:tab/>.<text:tab/>.<text:tab/>288</text:p>
      <text:p text:style-name="VimmExportSkip">The Signless, the Unhankered, and the Void</text:p>
      <text:p text:style-name="VimmExportSkip">The Knowledge of the Rise and Fall<text:tab/>.<text:tab/>.<text:tab/>.<text:tab/>.<text:tab/>.<text:tab/>289</text:p>
      <text:p text:style-name="VimmExportSkip">Defilement-Grasp</text:p>
      <text:p text:style-name="VimmExportSkip">Concentration-Grasp<text:tab/>.<text:tab/>.<text:tab/>.<text:tab/>.<text:tab/>.<text:tab/>.<text:tab/>.<text:tab/>290</text:p>
      <text:p text:style-name="VimmExportSkip">Insight-Grasp</text:p>
      <text:p text:style-name="VimmExportSkip">Two Ways of Grasping Thought-Characteristics<text:tab/>.<text:tab/>.<text:tab/>.<text:tab/>.<text:tab/>291</text:p>
      <text:p text:style-name="VimmExportSkip">Characteristics of Rise and Fall in Three Ways</text:p>
      <text:p text:style-name="VimmExportSkip">Acquiring the Highest Knowledge<text:tab/>.<text:tab/>.<text:tab/>.<text:tab/>.<text:tab/>.<text:tab/>293</text:p>
      <text:p text:style-name="VimmExportSkip">Simile of the Bird Surrounded by Fire Four States</text:p>
      <text:p text:style-name="VimmExportSkip">Non-Effort in the Rising of the Formations<text:tab/>.<text:tab/>.<text:tab/>.<text:tab/>.<text:tab/>294</text:p>
      <text:p text:style-name="VimmExportSkip">Reviewing of Breaking Up<text:tab/>.<text:tab/>.<text:tab/>.<text:tab/>.<text:tab/>.<text:tab/>.<text:tab/>295</text:p>
      <text:p text:style-name="VimmExportSkip">Breaking Up in Three Ways— (a) Through assemblage</text:p>
      <text:p text:style-name="VimmExportSkip">(b)<text:tab/>Through Duality</text:p>
      <text:p text:style-name="VimmExportSkip">(c)<text:tab/>Through Understanding<text:tab/><text:tab/>.<text:tab/>.<text:tab/>.<text:tab/>.<text:tab/>296</text:p>
      <text:p text:style-name="VimmExportSkip">Similes of Drum-Sound, Town of Gods, Lightning</text:p>
      <text:p text:style-name="VimmExportSkip"/>
      <text:p text:style-name="VimmExportSkip">FASCICLE XII, CHAPTER XII, SECTION II</text:p>
      <text:p text:style-name="VimmExportSkip"/>
      <text:p text:style-name="VimmExportSkip">ON DISCERNING TRUTH</text:p>
      <text:p text:style-name="VimmExportSkip"/>
      <text:p text:style-name="VimmExportSkip">Fear Knowledge<text:tab/>.<text:tab/>.<text:tab/>.<text:tab/>.<text:tab/>.<text:tab/>.<text:tab/>.<text:tab/>299</text:p>
      <text:p text:style-name="VimmExportSkip">Similes of the Man with the Sword, Poisonous Snake, and Heap of Fire</text:p>
      <text:p text:style-name="VimmExportSkip">Knowledge of the Desire For Release<text:tab/>.<text:tab/>.<text:tab/>.<text:tab/>.<text:tab/>.<text:tab/>300</text:p>
      <text:p text:style-name="VimmExportSkip">Adaptive Knowledge<text:tab/>.<text:tab/>.<text:tab/>.<text:tab/>.<text:tab/>.<text:tab/>.<text:tab/>.<text:tab/>301</text:p>
      <text:p text:style-name="VimmExportSkip">Knowledge of Adoption</text:p>
      <text:p text:style-name="VimmExportSkip">Similes of the Boat, Lamp, and Sun<text:tab/>.<text:tab/>.<text:tab/>.<text:tab/>.<text:tab/>.<text:tab/>302</text:p>
      <text:p text:style-name="VimmExportSkip">Simile of the Burning City<text:tab/>.<text:tab/>.<text:tab/>.<text:tab/>.<text:tab/>.<text:tab/>.<text:tab/>304</text:p>
      <text:p text:style-name="VimmExportSkip">Three Fetters<text:tab/>.<text:tab/>.<text:tab/>.<text:tab/>.<text:tab/>.<text:tab/>.<text:tab/>.<text:tab/>.<text:tab/>305</text:p>
      <text:p text:style-name="VimmExportSkip">Once-Returner<text:tab/>.<text:tab/>.<text:tab/>.<text:tab/>.<text:tab/>.<text:tab/>.<text:tab/>.<text:tab/>.<text:tab/>306</text:p>
      <text:p text:style-name="VimmExportSkip">Non-Returner<text:tab/>.<text:tab/>.<text:tab/>.<text:tab/>.<text:tab/>.<text:tab/>.<text:tab/>.<text:tab/>.<text:tab/>307</text:p>
      <text:p text:style-name="VimmExportSkip">Saintship</text:p>
      <text:p text:style-name="VimmExportSkip">Three Kinds of Stream-Entrant<text:tab/>.<text:tab/>.<text:tab/>.<text:tab/>.<text:tab/>.<text:tab/>.<text:tab/>308</text:p>
      <text:p text:style-name="VimmExportSkip">Five Kinds of Non-Returner</text:p>
      <text:p text:style-name="VimmExportSkip">Simile of the Fiery Sparks<text:tab/>.<text:tab/>.<text:tab/>.<text:tab/>.<text:tab/>.<text:tab/>.<text:tab/>309</text:p>
      <text:p text:style-name="VimmExportSkip">Miscellaneous Teachings<text:tab/>.<text:tab/>.<text:tab/>.<text:tab/>.<text:tab/>.<text:tab/>.<text:tab/>310</text:p>
      <text:p text:style-name="VimmExportSkip">Serenity and Insight</text:p>
      <text:p text:style-name="VimmExportSkip">Initial Application of Thought and Bare Insight Joy<text:tab/>.<text:tab/>.<text:tab/>.<text:tab/>311</text:p>
      <text:p text:style-name="VimmExportSkip">Feeling</text:p>
      <text:p text:style-name="VimmExportSkip">Plane</text:p>
      <text:p text:style-name="VimmExportSkip">Faculties<text:tab/><text:tab/>.<text:tab/>.<text:tab/>.<text:tab/>.<text:tab/>.<text:tab/>.<text:tab/>.<text:tab/>312</text:p>
      <text:p text:style-name="VimmExportSkip">The Three Emancipations</text:p>
      <text:p text:style-name="VimmExportSkip">Emancipation and the Entrance Into it<text:tab/>.<text:tab/>.<text:tab/>.<text:tab/>.<text:tab/>.<text:tab/>314</text:p>
      <text:p text:style-name="VimmExportSkip">One Hundred and Thirty-four Defilements</text:p>
      <text:p text:style-name="VimmExportSkip">Three Immoral Roots</text:p>
      <text:p text:style-name="VimmExportSkip">The Three Kinds of Seeking</text:p>
      <text:p text:style-name="VimmExportSkip">The Four Corruptions<text:tab/>.<text:tab/>.<text:tab/>.<text:tab/>.<text:tab/>.<text:tab/>.<text:tab/>.<text:tab/>315</text:p>
      <text:p text:style-name="VimmExportSkip">The Four Knots</text:p>
      <text:p text:style-name="VimmExportSkip">The Four Floods</text:p>
      <text:p text:style-name="VimmExportSkip">The Four Yokes</text:p>
      <text:p text:style-name="VimmExportSkip">The Four Clingings</text:p>
      <text:p text:style-name="VimmExportSkip">The Four Wrong Courses of Action<text:tab/>.<text:tab/>.<text:tab/>.<text:tab/>.<text:tab/>.<text:tab/>316</text:p>
      <text:p text:style-name="VimmExportSkip">The Five Kinds of Meanness</text:p>
      <text:p text:style-name="VimmExportSkip">The Five Hindrances</text:p>
      <text:p text:style-name="VimmExportSkip">The Six Roots of Contention</text:p>
      <text:p text:style-name="VimmExportSkip">The Seven Latencies<text:tab/>.<text:tab/>.<text:tab/>.<text:tab/>.<text:tab/>.<text:tab/>.<text:tab/>.<text:tab/>317</text:p>
      <text:p text:style-name="VimmExportSkip">The Eight World<text:span text:style-name="T60">l</text:span>y Conditions</text:p>
      <text:p text:style-name="VimmExportSkip">The Nine Conce<text:span text:style-name="T60">i</text:span>ts</text:p>
      <text:p text:style-name="VimmExportSkip">The Ten Defilements<text:tab/>.<text:tab/>.<text:tab/>.<text:tab/>.<text:tab/>.<text:tab/>.<text:tab/>.<text:tab/>318</text:p>
      <text:p text:style-name="VimmExportSkip">The Ten Courses of Unskilful Actions</text:p>
      <text:p text:style-name="VimmExportSkip">The Ten Fetters</text:p>
      <text:p text:style-name="VimmExportSkip">The Ten Errors</text:p>
      <text:p text:style-name="VimmExportSkip">The Twelve Reversals<text:tab/><text:tab/>.<text:tab/>.<text:tab/>.<text:tab/>.<text:tab/>.<text:tab/>.<text:tab/>319</text:p>
      <text:p text:style-name="VimmExportSkip">The Twelve Arisings of Unskilful Thought</text:p>
      <text:p text:style-name="VimmExportSkip">The Two Enjoyments<text:tab/>.<text:tab/>.<text:tab/>.<text:tab/>.<text:tab/>.<text:tab/>.<text:tab/>.<text:tab/>320</text:p>
      <text:p text:style-name="VimmExportSkip">Enjoyment of the Fruit</text:p>
      <text:p text:style-name="VimmExportSkip">A Second Point of View</text:p>
      <text:p text:style-name="VimmExportSkip">A Third Point of View<text:tab/><text:tab/>.<text:tab/>.<text:tab/>.<text:tab/>.<text:tab/>.<text:tab/>.<text:tab/>321</text:p>
      <text:p text:style-name="VimmExportSkip">The Signless Concentration of the Mind</text:p>
      <text:p text:style-name="VimmExportSkip">The Enjoyment of the Dissolution of Perception and Sensation<text:tab/>.<text:tab/>.<text:tab/>322</text:p>
      <text:p text:style-name="VimmExportSkip">Indexes</text:p>
      <text:p text:style-name="VimmExportSkip">1. <text:s text:c="4"/>Names and subjects<text:tab/>.<text:tab/>.<text:tab/>.<text:tab/>.<text:tab/>.<text:tab/>327</text:p>
      <text:p text:style-name="VimmExportSkip">2. <text:s text:c="4"/>Pali words in footnotes<text:tab/>.<text:tab/>.<text:tab/>.<text:tab/>.<text:tab/>.<text:tab/>343</text:p>
      <text:p text:style-name="VimmExportSkip">Appendix (with index of Pali words in footnotes)<text:tab/>.<text:tab/>.<text:tab/>.<text:tab/>353</text:p>
      <text:p text:style-name="VimmBody"><text:span text:style-name="VimmPageNo">[[64|1]]</text:span> <text:span text:style-name="VimmPageNoOrig">[399]</text:span></text:p>
      <text:h text:style-name="Heading_20_1" text:outline-level="1"><text:soft-page-break/>The Path of Freedom</text:h>
      <text:p text:style-name="VimmExportSkip">THE PATH OF FREEDOM<text:note text:id="ftn18" text:note-class="footnote"><text:note-citation>1</text:note-citation><text:note-body><text:p text:style-name="Standard"><text:span text:style-name="VimmPali">Vimuttimagga</text:span>.</text:p></text:note-body></text:note></text:p>
      <text:p text:style-name="VimmExportSkip">Fascicle the first</text:p>
      <text:p text:style-name="VimmExportSkip">WRITTEN BY THE ARAHANT UPATISSA</text:p>
      <text:p text:style-name="VimmExportSkip">WHO WAS CALLED GREAT LIGHT IN RYO</text:p>
      <text:p text:style-name="VimmExportSkip">TRANSLATED IN RYO BY TIPITAKA <text:span text:style-name="T9">SANGHAPĀLA </text:span>OF FUNAN</text:p>
      <text:h text:style-name="Heading_20_2" text:outline-level="2" text:restart-numbering="true" text:start-value="-1">Introductory discourse</text:h>
      <text:p text:style-name="VimmExportSkip">CHAPTER THE FIRST</text:p>
      <text:h text:style-name="Heading_20_3" text:outline-level="3" text:is-list-header="true">Salutation</text:h>
      <text:p text:style-name="VimmBody">Homage to the Blessed One, the Consummate One, the Supremely Enlightened One.<text:note text:id="ftn19" text:note-class="footnote"><text:note-citation>2</text:note-citation><text:note-body><text:p text:style-name="Standard"><text:span text:style-name="VimmPali">Namo </text:span><text:span text:style-name="VimmPali"><text:span text:style-name="T31">tassa </text:span></text:span><text:span text:style-name="VimmPali">bhagavato arahato sammāsambuddhassa</text:span>.</text:p></text:note-body></text:note></text:p>
      <text:h text:style-name="Heading_20_3" text:outline-level="3" text:is-list-header="true">Introductory stanza</text:h>
      <text:p text:style-name="VimmVerseEnglish">Virtue, concentration,<text:line-break/>Wisdom and the peerless freedom:<text:line-break/>To these verities awoke<text:line-break/>Illustrious Gotama.<text:note text:id="ftn20" text:note-class="footnote"><text:note-citation>3</text:note-citation><text:note-body><text:p text:style-name="Standard"><text:span text:style-name="VimmBibRef">A. II, 2</text:span>; <text:span text:style-name="VimmBibRef">D. II, 123</text:span>: </text:p><text:p text:style-name="VimmVersePali">Silaṁ samādhi paññā ca vimutti ca anuttarā<text:line-break/>Anubuddhā ime dhammā Gotamena yasassinā.</text:p></text:note-body></text:note></text:p>
      <text:p text:style-name="VimmBody">He who wishes to be released from all trouble, wishes to be unloosed from all attachment, wishes to gain the pre-eminent mind, wishes to be rid of birth, old age and death, wishes to enjoy bliss and freedom, wishes, to achieve the yet unachieved extinction, <text:span text:style-name="T9">Nibbāna, </text:span>and lead those on the other shore to perfection, should be versed in the Sutta, Abhidhamma and Vinaya. This is the Path of Freedom.</text:p>
      <text:p text:style-name="VimmVerseEnglish">Now will I expound Hearken.<text:line-break/>Question: What is ‘virtue’?</text:p>
      <text:p text:style-name="VimmBody">Answer: ‘Virtue’ means restraint.<text:note text:id="ftn21" text:note-class="footnote"><text:note-citation>4</text:note-citation><text:note-body><text:p text:style-name="Standard"><text:span text:style-name="VimmPali">Saṁvara</text:span>.</text:p></text:note-body></text:note> ‘Concentration’ means non-distractedness. ‘Wisdom’ means comprehension. ‘Freedom’ means freedom from bondage. ‘Peerless’ means canker-free. ‘Awoke’ means realized and understood through wisdom. ‘These verities’ means the four noble verities.<text:note text:id="ftn22" text:note-class="footnote"><text:note-citation>5</text:note-citation><text:note-body><text:p text:style-name="Standard"><text:span text:style-name="VimmPali"><text:span text:style-name="T31">Cattāro ariyadhammā</text:span></text:span><text:span text:style-name="T31">.</text:span></text:p></text:note-body></text:note> ‘Gotama’ <text:bookmark-start text:name="bookmark0"/><text:span text:style-name="VimmPageNo">[[65|2]]</text:span> <text:bookmark-end text:name="bookmark0"/>is the name of a family. ‘Illustrious’ means blessed. Through the excellent merits: virtue, concentration, wisdom and freedom, he gained boundless and highest fame.</text:p>
      <text:h text:style-name="Heading_20_3" text:outline-level="3" text:is-list-header="true">Path of freedom described</text:h>
      <text:p text:style-name="VimmBody">What is the meaning of the Path of Freedom? ‘Freedom’ means the five kinds of freedom: freedom of suppression,<text:note text:id="ftn23" text:note-class="footnote"><text:note-citation>6</text:note-citation><text:note-body><text:p text:style-name="Standard"><text:span text:style-name="VimmPali">Vikkhambana-vimutti</text:span>.</text:p></text:note-body></text:note> freedom of parts,<text:note text:id="ftn24" text:note-class="footnote"><text:note-citation>7</text:note-citation><text:note-body><text:p text:style-name="Standard"><text:span text:style-name="VimmPali">Tadanga-vimutti</text:span>.</text:p></text:note-body></text:note> freedom of eradication,<text:note text:id="ftn25" text:note-class="footnote"><text:note-citation>8</text:note-citation><text:note-body><text:p text:style-name="Standard"><text:span text:style-name="VimmPali">Samuccheda-vimutti</text:span>.</text:p></text:note-body></text:note> freedom of tranquillity,<text:note text:id="ftn26" text:note-class="footnote"><text:note-citation>9</text:note-citation><text:note-body><text:p text:style-name="Standard"><text:span text:style-name="VimmPali">Paṭippassaddha</text:span>-<text:span text:style-name="VimmPali">vimutti</text:span>.</text:p></text:note-body></text:note> and freedom of emancipation.<text:note text:id="ftn27" text:note-class="footnote"><text:note-citation>10</text:note-citation><text:note-body><text:p text:style-name="Standard"><text:span text:style-name="VimmPali">Nissaraṇa-vimutti</text:span>.</text:p></text:note-body></text:note></text:p>
      <text:p text:style-name="VimmBody">What is ‘freedom of suppression’? It is the suppression of the passions through the practice of the first meditation.<text:note text:id="ftn28" text:note-class="footnote"><text:note-citation>11</text:note-citation><text:note-body><text:p text:style-name="Standard"><text:span text:style-name="VimmPali">Paṭhamajjhāna</text:span>.</text:p></text:note-body></text:note> This is called ‘freedom of suppression’. ‘Freedom of parts’ is the freedom from views through the practice of concentration which partakes of penetration.<text:note text:id="ftn29" text:note-class="footnote"><text:note-citation>12</text:note-citation><text:note-body><text:p text:style-name="Standard"><text:span text:style-name="VimmPali">Nibbedhabhāgiya-samādhi</text:span>.</text:p></text:note-body></text:note> This is called ‘freedom of parts’. ‘Freedom of eradication’ is the destruction of the fetters through the practice of the supramundane path.<text:note text:id="ftn30" text:note-class="footnote"><text:note-citation>13</text:note-citation><text:note-body><text:p text:style-name="Standard"><text:span text:style-name="VimmPali">Lokuttara-magga</text:span>.</text:p></text:note-body></text:note> This is <text:soft-page-break/>called ‘freedom of eradication’. ‘Freedom of tranquillity’ is (to be understood) as the happy heart of a man who acquires fruit. This is called <text:span text:style-name="VimmPageNoOrig">[400]</text:span> ‘freedom of tranquillity’. ‘Freedom of emancipation’ is extinction without residue of the substratum of being.<text:note text:id="ftn31" text:note-class="footnote"><text:note-citation>1</text:note-citation><text:note-body><text:p text:style-name="Standard"><text:span text:style-name="VimmPali">Anupādisesanibbāna</text:span>.</text:p></text:note-body></text:note> This is called ‘freedom of emancipation’. This Path of Freedom is for the attainment of liberation. This perfect path is called the Path of Freedom through virtue, concentration and wisdom.</text:p>
      <text:p text:style-name="VimmBody">Now will I preach concerning the Path of Freedom. <text:span text:style-name="VimmQA">Q.</text:span> For what reason is the Path of Freedom taught? <text:span text:style-name="VimmQA">A.</text:span> There is a good man. He is like a blind man who wanders to a distant land without guidance, because, although he wishes to gain freedom, he does not listen to the teaching of freedom; because he does not acknowledge freedom and because he wrongly acknowledges freedom. Since he is hemmed in by much suffering he cannot gain freedom. Although he wishes to gain freedom, he has not the means. To gain freedom means are necessary. The Buddha has declared: “There are beings covered with but a little dust. They will fall away unless they hear the Truth”.<text:note text:id="ftn32" text:note-class="footnote"><text:note-citation>2</text:note-citation><text:note-body><text:p text:style-name="Standard"><text:span text:style-name="VimmBibRef">S. I, 105-6</text:span>: <text:span text:style-name="VimmBibQuote">Santi sattā apparajakkha-jātikā assavaṇatā dhammassa parihāyanti.</text:span></text:p></text:note-body></text:note> Again the Buddha has declared: “O bhikkhus, through two occasioning causes can one arouse Right Understanding. Which two? Hearing from others is the first. Intelligent attention is the second”.<text:note text:id="ftn33" text:note-class="footnote"><text:note-citation>3</text:note-citation><text:note-body><text:p text:style-name="Standard"><text:span text:style-name="VimmBibRef">A. I, 87</text:span>: <text:span text:style-name="VimmBibQuote">Dve’me bhikkhave paccayā sammādiṭṭhiyā uppādāya. Katame dve? Parato ca ghoso yoniso ca manasikāro.</text:span></text:p></text:note-body></text:note> Therefore do I preach freedom.</text:p>
      <text:p text:style-name="VimmBody">I preach freedom to those who do not acknowledge freedom in order to produce in them the feeling of detachment. This is like a traveller to a distant land getting a good guide.</text:p>
      <text:h text:style-name="Heading_20_3" text:outline-level="3" text:is-list-header="true">Merits of acknowledgement of the path</text:h>
      <text:p text:style-name="VimmBody">If a man acknowledges this Path of Freedom, he fulfills three groups.<text:note text:id="ftn34" text:note-class="footnote"><text:note-citation>4</text:note-citation><text:note-body><text:p text:style-name="Standard"><text:span text:style-name="VimmPali">Khandhā</text:span>.</text:p></text:note-body></text:note> What are the three? They are the group of virtue, <text:note text:id="ftn35" text:note-class="footnote"><text:note-citation>5</text:note-citation><text:note-body><text:p text:style-name="Standard"><text:span text:style-name="VimmPali">Sīlakkhandha</text:span>.</text:p></text:note-body></text:note><text:s/>the group of concentration,<text:note text:id="ftn36" text:note-class="footnote"><text:note-citation>6</text:note-citation><text:note-body><text:p text:style-name="Standard"><text:span text:style-name="VimmPali">Samādhikkhandha</text:span>.</text:p></text:note-body></text:note> and the group of wisdom.<text:note text:id="ftn37" text:note-class="footnote"><text:note-citation>7</text:note-citation><text:note-body><text:p text:style-name="Standard"><text:span text:style-name="VimmPali">Paññakkhandha</text:span>.</text:p></text:note-body></text:note></text:p>
      <text:p text:style-name="VimmBody"><text:span text:style-name="VimmPageNo">[[66|3]]</text:span> What is the group of virtue? It is Right Speech, Right Action, Right Livelihood and the like. Or the group of virtue is the merit-mass of diverse virtues.</text:p>
      <text:p text:style-name="VimmBody">What is the group of concentration? It is Right Effort, Right Mindfulness, Right Concentration and the like. Or (the group of concentration is) the merit-mass of diverse forms of concentration.</text:p>
      <text:p text:style-name="VimmBody">What is the group of wisdom? It is Right Understanding, Right Thought and the like. Or (the group of wisdom is) the merit-mass of diverse kinds of wisdom. Thus these three groups are completed.</text:p>
      <text:h text:style-name="Heading_20_3" text:outline-level="3" text:is-list-header="true">Three trainings</text:h>
      <text:p text:style-name="VimmBody">A man who acknowledges the Path of Freedom should be versed in the triple training: the training of the higher virtue,<text:note text:id="ftn38" text:note-class="footnote"><text:note-citation>8</text:note-citation><text:note-body><text:p text:style-name="Standard"><text:span text:style-name="VimmPali">Adhisilasikkhā</text:span>.</text:p></text:note-body></text:note> the training of the higher thought,<text:note text:id="ftn39" text:note-class="footnote"><text:note-citation>9</text:note-citation><text:note-body><text:p text:style-name="Standard"><text:span text:style-name="VimmPali">Adhicittasikkhā</text:span>.</text:p></text:note-body></text:note> and the training of the higher wisdom.<text:note text:id="ftn40" text:note-class="footnote"><text:note-citation>10</text:note-citation><text:note-body><text:p text:style-name="Standard"><text:span text:style-name="VimmPali">Adhipaññāsikkhā</text:span>.</text:p></text:note-body></text:note></text:p>
      <text:p text:style-name="VimmBody">(It is said:) Virtue is the training of the higher virtue; concentration is the training of the higher thought; wisdom is the training of the higher wisdom.</text:p>
      <text:p text:style-name="VimmBody">And again (it is said:) There is virtue which is the training of virtue and there is virtue which is the training of the higher virtue. There is concentration<text:note text:id="ftn41" text:note-class="footnote"><text:note-citation>11</text:note-citation><text:note-body><text:p text:style-name="Standard">Lit. <text:span text:style-name="VimmPali">Samādhisikkhā</text:span>.</text:p></text:note-body></text:note> which is the training of thought and there is concentration which is the training of the higher thought. There is wisdom which is the training of wisdom and there is wisdom which is the training of the higher wisdom.</text:p>
      <text:p text:style-name="VimmBody"><text:soft-page-break/><text:span text:style-name="VimmQA">Q.</text:span> What is the training of virtue? <text:span text:style-name="VimmQA">A.</text:span> Indicated virtue<text:note text:id="ftn42" text:note-class="footnote"><text:note-citation>1</text:note-citation><text:note-body><text:p text:style-name="Standard">The virtue that can be appreciated by ordinary men.</text:p></text:note-body></text:note> — this is called the training of virtue. Virtue partaking of penetration<text:note text:id="ftn43" text:note-class="footnote"><text:note-citation>2</text:note-citation><text:note-body><text:p text:style-name="Standard"><text:span text:style-name="VimmPali">Nibbedhabhāgiya</text:span>.</text:p></text:note-body></text:note> — this is called the training of the higher virtue. Again, the virtue of the commoner — this is called the training of virtue. Ariyan virtue — this is called the training of the higher virtue.</text:p>
      <text:p text:style-name="VimmBody"><text:span text:style-name="VimmQA">Q.</text:span> What is the training of thought? <text:span text:style-name="VimmQA">A.</text:span> It is concentration pertaining to (the) sense (plane)<text:note text:id="ftn44" text:note-class="footnote"><text:note-citation>3</text:note-citation><text:note-body><text:p text:style-name="Standard"><text:span text:style-name="VimmPali">Kāmāvacara samādhi</text:span>.</text:p></text:note-body></text:note>. <text:span text:style-name="VimmQA">Q.</text:span> What is the training of the higher thought? <text:span text:style-name="VimmQA">A.</text:span> It is concentration pertaining to (the) form (plane)<text:note text:id="ftn45" text:note-class="footnote"><text:note-citation>4</text:note-citation><text:note-body><text:p text:style-name="Standard"><text:span text:style-name="VimmPali">Rūpāmcara samādhi</text:span>.</text:p></text:note-body></text:note> and (the) formless (plane)<text:note text:id="ftn46" text:note-class="footnote"><text:note-citation>5</text:note-citation><text:note-body><text:p text:style-name="Standard"><text:span text:style-name="VimmPali">Arūpāvacara samādhi</text:span>.</text:p></text:note-body></text:note>. This is called the training of the higher thought. And again, indicated concentration<text:note text:id="ftn47" text:note-class="footnote"><text:note-citation>6</text:note-citation><text:note-body><text:p text:style-name="Standard">The concentration that can be appreciated by ordinary men.</text:p></text:note-body></text:note> is the training of thought. Concentration partaking of penetration and concentration of the Path are called the training of the higher thought.</text:p>
      <text:p text:style-name="VimmBody">What is the training of wisdom? Worldly knowledge — this is called the training of wisdom. The four truths, (enlightenment) factors’ knowledge<text:note text:id="ftn48" text:note-class="footnote"><text:note-citation>7</text:note-citation><text:note-body><text:p text:style-name="Standard"><text:span text:style-name="VimmPali">Bodhipakkhiyadhamma ñāna</text:span>.</text:p></text:note-body></text:note> and the knowledge of the Path — these are called the training of the higher wisdom.</text:p>
      <text:p text:style-name="VimmBody">The Blessed One expounde4 the training of the higher virtue to a man of the lower type, the training of the higher thought to a man of the middle type and the training of the higher wisdom to a man of the higher type. <text:span text:style-name="VimmPageNo">[[67|4]]</text:span> </text:p>
      <text:h text:style-name="Heading_20_3" text:outline-level="3" text:is-list-header="true">The meaning of training</text:h>
      <text:p text:style-name="VimmBody"><text:span text:style-name="VimmQA">Q.</text:span> What is the meaning of training? <text:span text:style-name="VimmQA">A.</text:span> To be trained in the things wherein training is necessary, to be trained in the excellent training and to be trained to transcend all training. Thus to be trained in these three trainings is called the acknowledgement of the Path of Freedom.</text:p>
      <text:h text:style-name="Heading_20_3" text:outline-level="3" text:is-list-header="true">Removal of impurities</text:h>
      <text:p text:style-name="VimmBody">Through these three kinds of training one attains to purity: purity of virtue,<text:note text:id="ftn49" text:note-class="footnote"><text:note-citation>8</text:note-citation><text:note-body><text:p text:style-name="Standard"><text:span text:style-name="VimmPali">Silavisuddhi</text:span>.</text:p></text:note-body></text:note> purity of thought,<text:note text:id="ftn50" text:note-class="footnote"><text:note-citation>9</text:note-citation><text:note-body><text:p text:style-name="Standard"><text:span text:style-name="VimmPali">Cittavisuddhi</text:span>.</text:p></text:note-body></text:note> and purity of views.<text:note text:id="ftn51" text:note-class="footnote"><text:note-citation>10</text:note-citation><text:note-body><text:p text:style-name="Standard"><text:span text:style-name="VimmPali">Diṭṭhivisuddhi</text:span>.</text:p></text:note-body></text:note> Thus virtue is purity of virtue, concentration is purity of thought, and wisdom is purity of views.</text:p>
      <text:p text:style-name="VimmBody">Virtue cleanses away the impurities caused through transgression of precepts (— this is called the purification of virtue). Concentration cleanses away the encompassing impurities—this is called the purification of the mind. Wisdom removes the impurities of ignorance—this is called the purification of views. And again, virtue removes the impurities of demeritorious action. Concentration removes the encompassing impurities. Wisdom removes the impurities of the latencies.<text:note text:id="ftn52" text:note-class="footnote"><text:note-citation>11</text:note-citation><text:note-body><text:p text:style-name="Standard">Cp. <text:span text:style-name="VimmBibRef">Vis. Mag. 5, 6</text:span>: <text:span text:style-name="VimmBibQuote">Tathā silena kilesānaṁ vitikkamapaṭipakkho pakāsito hoti; samādhinā pariyuṭṭhānapaṭipakkho; paññāya anusayapaṭipakkho. Silena ca duccaritasankilesavisodhanaṁ pakāsitani hoti; samādhinā taṇhāsankilesavisodhanaṁ; paññāya diṭṭhisankilesavisodhanaṁ.</text:span></text:p></text:note-body></text:note> Through these three purities a man acknowledges Freedom’s Path.</text:p>
      <text:h text:style-name="Heading_20_3" text:outline-level="3" text:is-list-header="true">The three kinds of good</text:h>
      <text:p text:style-name="VimmBody">Again, a man acknowl<text:span text:style-name="T60">e</text:span>dges the path through three kinds of good: the initial good, the medial good, the final good.<text:note text:id="ftn53" text:note-class="footnote"><text:note-citation>12</text:note-citation><text:note-body><text:p text:style-name="Standard"><text:span text:style-name="VimmPali">Ādi-, majjha-, pariyosāna-kalyāna</text:span>.</text:p></text:note-body></text:note> Virtue is the initial (good); concentration is the medial (good); wisdom is the final (good). Why is virtue the initial good? There is a man who is energetic; he attains to the stage of non-retrogression; on account of non-retrogression, he is joyful; on account of joy, he becomes buoyant; on account of buoyancy, his body is thrilled; on account of his body being thrilled, he is happy; on account of happiness, his mind is at ease — this is called ‘the initial good’. ‘Concentration is the medial good’ thus: Through concentration a man understands things as they are — this is called the medial good. ‘Wisdom is the final good’ thus: <text:soft-page-break/>Under standing things as they are, a man is disgusted; through disgust he separates from passion; through separation from passion, he frees himself; having freed himself, he knows it (the nature of his freedom).<text:note text:id="ftn54" text:note-class="footnote"><text:note-citation>1</text:note-citation><text:note-body><text:p text:style-name="Standard">Cp. <text:span text:style-name="VimmBibRef">A. V, 2</text:span>: <text:span text:style-name="VimmBibQuote">Iti kho Ānanda kusalāni silāni avippaṭisāratthāni avippatisārānisaṁsāni, avippaṭisāro pāmujjattho pāmujjānisaṁso, pāmujjaṁ pitatthaṁ pitānisaṁsaṁ, piti passaddhatthā passaddhānisaṁsā, passaddhi sukhatthā sukhānisaṁsā, sukhaṁ samādhatthaṁ samādhānisaṁsaṁ, samādhi yathābhūtañāṇadassanattho yathābhūtañāṇadassanānisaniso, yathābhūtañāṇadassanaṁ nibbidavirāgatthaṁ nibbidavirāgānisaṁsaṁ, nibbidavirāgo vimuttiñāṇadassanattho vimuttiñāṇadassanānisaṁso.</text:span></text:p></text:note-body></text:note> Thus a man accomplishes the Path of the triple good.<text:span text:style-name="VimmPageNo">[[68|5]]</text:span> </text:p>
      <text:h text:style-name="Heading_20_3" text:outline-level="3" text:is-list-header="true">The three kinds of happiness</text:h>
      <text:p text:style-name="VimmBody">After acknowledging the Path of Freedom, a man acquires three kinds of happiness: the happiness of the fault-free, the happiness of tranquillity and the happiness of Enlightenment. He acquires the happiness of the fault free through virtue; he acquires the happiness of tranquillity through concentration; and he acquires the happiness of Enlightenment through wisdom. Thus a man acquires the three kinds of happiness.</text:p>
      <text:h text:style-name="Heading_20_3" text:outline-level="3" text:is-list-header="true">Perfection of the middle way</text:h>
      <text:p text:style-name="VimmBody">After a man acknowledges the Path of Freedom, he attains to the perfection of the middle way<text:note text:id="ftn55" text:note-class="footnote"><text:note-citation>2</text:note-citation><text:note-body><text:p text:style-name="Standard"><text:span text:style-name="VimmPali">Majjhimā paṭipadā</text:span>.</text:p></text:note-body></text:note> rejecting the two extremes. Through this virtue he removes well the attachment to diverse sense-desires and arouses within him the joy of the fault-free. Through concentration he removes the weariness of the body. In the case of tranquillity he increases joy and bliss. Through wisdom he understands the four noble truths<text:note text:id="ftn56" text:note-class="footnote"><text:note-citation>3</text:note-citation><text:note-body><text:p text:style-name="Standard"><text:span text:style-name="VimmPali">Cattāri ariya-saccāni</text:span>.</text:p></text:note-body></text:note> reaches the middle way and deeply cherishes the delectable happiness of Enlightenment. Thus, he, rejecting the extremes,<text:note text:id="ftn57" text:note-class="footnote"><text:note-citation>4</text:note-citation><text:note-body><text:p text:style-name="Standard"><text:span text:style-name="VimmPali">Antā</text:span>.</text:p></text:note-body></text:note> attains to the perfection of the middle way.</text:p>
      <text:p text:style-name="VimmBody">After acknowledging the Path of Freedom, through virtue he transcends the way to states of regress;<text:note text:id="ftn58" text:note-class="footnote"><text:note-citation>5</text:note-citation><text:note-body><text:p text:style-name="Standard"><text:span text:style-name="VimmPali">Apāya</text:span>.</text:p></text:note-body></text:note> through concentration he transcends the sense plane;<text:note text:id="ftn59" text:note-class="footnote"><text:note-citation>6</text:note-citation><text:note-body><text:p text:style-name="Standard"><text:span text:style-name="VimmPali">Kāmāvacara</text:span>.</text:p></text:note-body></text:note> through wisdom he transcends all becoming.<text:note text:id="ftn60" text:note-class="footnote"><text:note-citation>7</text:note-citation><text:note-body><text:p text:style-name="Standard"><text:span text:style-name="VimmPali">Sabba bhava</text:span>.</text:p></text:note-body></text:note> If he practises virtue to the full and practises little of concentration and wisdom, he will reach the stage of the Stream-entrant<text:note text:id="ftn61" text:note-class="footnote"><text:note-citation>8</text:note-citation><text:note-body><text:p text:style-name="Standard">Cp. <text:span text:style-name="VimmBibRef">A. IV, 381</text:span>: <text:span text:style-name="VimmBibQuote">Puna ca paraṁ Sāriputta idh’ ekacco puggalo silesu paripūrakārī hoti samādhismiṁ mattasokārī paññāya mattasokārī. So tiṇṇaṁ saṁyojanānaṁ parikkhayā sattakkhattuparamo hoti.</text:span></text:p></text:note-body></text:note> and the stage of the Once-returner.<text:note text:id="ftn62" text:note-class="footnote"><text:note-citation>9</text:note-citation><text:note-body><text:p text:style-name="Standard">Cp. <text:span text:style-name="VimmBibRef"><text:span text:style-name="T81">A. IV,</text:span></text:span><text:span text:style-name="VimmBibRef"> 380</text:span>: <text:span text:style-name="VimmBibQuote">Puna ca paraṁ Sāriputta idh'ekacco puggalo silesu paripūrakāri hoti, samādhismiṁ na paripūrakāri paññāya na paripūrakāri. So tiṇṇaṁ saṁyojanaṁ parikkhayā rāgadosamohānaṁ tanuttā sakadāgāmi hoti.</text:span></text:p></text:note-body></text:note> If he practises virtue and concentration to the full and practises little of wisdom, he will reach the stage of the Non-returner.<text:note text:id="ftn63" text:note-class="footnote"><text:note-citation>10</text:note-citation><text:note-body><text:p text:style-name="P16">Cp. <text:span text:style-name="VimmBibRef"><text:span text:style-name="T81">A. IV,</text:span></text:span><text:span text:style-name="VimmBibRef"> 380:</text:span> <text:span text:style-name="VimmBibQuote">Puna ca paraṁ Sāriputta idh'ekacco puggalo silesu paripūrakāri hoti, samādhismiṁ paripūrakāri paññāya na paripūrakāri. So pañcannaṁ orambhāgiyānaṁ saṁyojanānaṁ parikkhayā .... uddhaṁsoto hoti akaniṭṭhagāmi.</text:span></text:p></text:note-body></text:note> If he practises virtue, concentration and wisdom to the full, he will reach the peerless freedom of the Consummate One.<text:note text:id="ftn64" text:note-class="footnote"><text:note-citation>11</text:note-citation><text:note-body><text:p text:style-name="Standard"><text:span text:style-name="VimmPali">Arahaṁ</text:span>.</text:p></text:note-body></text:note> <text:span text:style-name="VimmPageNo">[[69|6]]</text:span> </text:p>
      <text:h text:style-name="Heading_20_2" text:outline-level="2">On distinguishing virtue</text:h>
      <text:p text:style-name="VimmExportSkip">CHAPTER THE SECOND</text:p>
      <text:p text:style-name="VimmBody"><text:soft-page-break/><text:span text:style-name="VimmQA">Q.</text:span> What is virtue? What is its salient characteristic?<text:note text:id="ftn65" text:note-class="footnote"><text:note-citation>1</text:note-citation><text:note-body><text:p text:style-name="Standard"><text:span text:style-name="VimmPali">Lakkhaṇa</text:span>.</text:p></text:note-body></text:note> What is its function?<text:note text:id="ftn66" text:note-class="footnote"><text:note-citation>2</text:note-citation><text:note-body><text:p text:style-name="Standard"><text:span text:style-name="VimmPali">Rasa</text:span>.</text:p></text:note-body></text:note> What is its manifestation?<text:note text:id="ftn67" text:note-class="footnote"><text:note-citation>3</text:note-citation><text:note-body><text:p text:style-name="Standard"><text:span text:style-name="VimmPali">Paccuppaṭṭhāna</text:span>.</text:p></text:note-body></text:note> What is its near cause?<text:note text:id="ftn68" text:note-class="footnote"><text:note-citation>4</text:note-citation><text:note-body><text:p text:style-name="Standard"><text:span text:style-name="VimmPali">Padaṭṭhāna</text:span>.</text:p></text:note-body></text:note> What are its benefits?<text:note text:id="ftn69" text:note-class="footnote"><text:note-citation>5</text:note-citation><text:note-body><text:p text:style-name="Standard"><text:span text:style-name="VimmPali">Ānisaṁsa.</text:span></text:p></text:note-body></text:note> What is the meaning of virtue? What is the difference between virtue and mode of life?<text:note text:id="ftn70" text:note-class="footnote"><text:note-citation>6</text:note-citation><text:note-body><text:p text:style-name="Standard"><text:span text:style-name="VimmPali">Vata</text:span>.</text:p></text:note-body></text:note> How many kinds of virtue are there? What produces (virtue)? What are the initial, medial and final stages in virtue? How many states<text:note text:id="ftn71" text:note-class="footnote"><text:note-citation>7</text:note-citation><text:note-body><text:p text:style-name="Standard"><text:span text:style-name="VimmPali">Dhammā</text:span>.</text:p></text:note-body></text:note> are obstacles to progress in virtue? How many are the causes of virtue? How many groups of virtue are there? What purifies virtue? Owing to how many causes does one dwell in virtue?</text:p>
      <text:h text:style-name="Heading_20_3" text:outline-level="3" text:is-list-header="true">Virtue defined</text:h>
      <text:p text:style-name="VimmBody"><text:span text:style-name="VimmQA">A.</text:span> ‘What is virtue?’ It is virtue of volition,<text:note text:id="ftn72" text:note-class="footnote"><text:note-citation>8</text:note-citation><text:note-body><text:p text:style-name="Standard"><text:span text:style-name="VimmPali">Cetanā sila</text:span>.</text:p></text:note-body></text:note> virtue of abstention<text:note text:id="ftn73" text:note-class="footnote"><text:note-citation>9</text:note-citation><text:note-body><text:p text:style-name="Standard"><text:span text:style-name="VimmPali">Veramaṇi sila</text:span>.</text:p></text:note-body></text:note> and virtue of non-transgression.<text:note text:id="ftn74" text:note-class="footnote"><text:note-citation>10</text:note-citation><text:note-body><text:p text:style-name="Standard"><text:span text:style-name="VimmPali">Avitikkama sila</text:span>.</text:p></text:note-body></text:note> What is ‘virtue of volition’? It is this resolve: “I will do no evil, because, if I do evil, I shall have to suffer for it”. What is ‘virtue of abstention’? It is keeping away from occasions of evil. What is ‘virtue of non-transgression’? (Here) a virtuous man has no fault of body and speech. Again, the meaning of cutting is ‘abstention’. All good activities<text:note text:id="ftn75" text:note-class="footnote"><text:note-citation>11</text:note-citation><text:note-body><text:p text:style-name="Standard"><text:span text:style-name="VimmPali">Sabbe kusalā dhammā</text:span>.</text:p></text:note-body></text:note> are virtue. It is said in the Abhidhamma<text:note text:id="ftn76" text:note-class="footnote"><text:note-citation>12</text:note-citation><text:note-body><text:p text:style-name="Standard">Cp. parallel passage in the <text:span text:style-name="VimmBibRef">Vis. Mag. 49-50</text:span>, beginning with “<text:span text:style-name="VimmPali">Vuttaṁ h’etaṁ Patisambhidāyaṁ</text:span>”. The beginning of the quotation from “<text:span text:style-name="VimmPali">Abhidhamma</text:span>” in the <text:span text:style-name="VimmBibRef">Vim. Mag.</text:span> is confused, possibly due to copyist’s error. The repetition of ‘destruction’ or ‘severance’ (or is it ‘rejection’?) is perhaps due to the needs of Chinese composition.</text:p></text:note-body></text:note> thus: “The destruction of sense desires by renunciation (is virtue). This virtue can remove evil. It is the ‘virtue of volition’, the ‘virtue of restraint’<text:note text:id="ftn77" text:note-class="footnote"><text:note-citation>13</text:note-citation><text:note-body><text:p text:style-name="Standard"><text:span text:style-name="VimmPali">Saṁvara sila</text:span>.</text:p></text:note-body></text:note>, the ‘virtue of abstention’. The destruction of ill will by not-ill will, the destruction of rigidity and torpor by the perception of brightness, the destruction of agitation and anxiety by non-distraction, the destruction of uncertainty by the determination of states, the destruction of ignorance by knowledge, the destruction of discontent by gladness, the destruction of the five hindrances by the first meditation, the destruction of initial and sustained application of thought by the second meditation, the destruction of happiness by the third meditation, the destruction of bliss by the fourth meditation, the destruction (of perceptions ranging) from the perception of form to (the perception of) sense-reaction and the perception of diversity by the concentration of the sphere of the infinity of space,<text:note text:id="ftn78" text:note-class="footnote"><text:note-citation>14</text:note-citation><text:note-body><text:p text:style-name="Standard">The ideograph for ‘<text:span text:style-name="VimmPali">paṭigha</text:span>’ is ‘hatred’</text:p></text:note-body></text:note> the destruction of the perception of the sphere of the infinity of space by the <text:span text:style-name="VimmPageNo">[[70|7]]</text:span> concentration of the sphere of the infinity of consciousness, the destruction of the perception of the sphere of the infinity of consciousness by the concentration of the sphere of nothingness, the destruction of the (perception of the) sphere of nothingness by the concentration of the sphere of neither perception nor non-perception, the destruction of the perception of permanence by the view of impermanence, the destruction of the perception of bliss by the view of ill, the destruction of the perception of self by the view of not-self, the destruction of the perception of the pure by the view of the impure,<text:note text:id="ftn79" text:note-class="footnote"><text:note-citation>15</text:note-citation><text:note-body><text:p text:style-name="Standard">Not in <text:span text:style-name="VimmBibRef">Vis. Mag.</text:span> And, <text:span text:style-name="T31">‘</text:span><text:span text:style-name="VimmPali"><text:span text:style-name="T31">nibbidānupassanāya nandiyā</text:span></text:span><text:span text:style-name="T9">'</text:span> of<text:span text:style-name="T9"> Pts.</text:span> 1, 46, quoted in <text:span text:style-name="VimmBibRef">Vis. Mag.</text:span>, is not here. </text:p></text:note-body></text:note> the destruction of the perception of craving by the view of tribulation,<text:note text:id="ftn80" text:note-class="footnote"><text:note-citation>16</text:note-citation><text:note-body><text:p text:style-name="Standard"><text:span text:style-name="VimmTODO">[TODO: reference previous footnote]</text:span></text:p></text:note-body></text:note> the destruction of the perception of passion by <text:soft-page-break/>the view of the stainless, the destruction of origination by the view of cessation,<text:note text:id="ftn81" text:note-class="footnote"><text:note-citation>1</text:note-citation><text:note-body><text:p text:style-name="Standard">After this <text:span text:style-name="VimmBibRef">Vis. Mag.</text:span> has ‘<text:span text:style-name="VimmPali"><text:span text:style-name="T31">paṭinissaggānupassanāya ādānassa</text:span></text:span><text:span text:style-name="T31">’</text:span>.</text:p></text:note-body></text:note> the destruction of density by the view of evanescence, the destruction of union by the view of separation, the destruction of fixity by the view of change, the destruction of the sign by the view of the signless, the destruction of yearning by the view of non-yearning, the destruction of adherence by the view of the void, the destruction of clinging and adherence (to essence?) by the view of the higher wisdom, the destruction of the adherence to delusion by the knowledge and discernment of things as they are, the destruction of adherence to dwelling<text:note text:id="ftn82" text:note-class="footnote"><text:note-citation>2</text:note-citation><text:note-body><text:p text:style-name="Standard"><text:span text:style-name="VimmPali"><text:span text:style-name="T31">Ālaya</text:span></text:span><text:span text:style-name="T31">.</text:span></text:p></text:note-body></text:note> by the view of tribulation, the destruction of non-reflection by the view of reflection, the destruction of adherence to fetters by the view of the rolling back (of delusion), the destruction of adherence to the cankers of views by the path of the Stream entrant, the destruction of the gross cankers by the path of the Once-returner, the destruction of the subtle cankers by the path of the Non-returner, and the destruction of all cankers by the path of the Consummate One’’ — these are called the ‘virtue of non-transgression’, the ‘virtue of volition’, the virtue of restraint’ and the ‘virtue of abstention’. These are called virtue.</text:p>
      <text:h text:style-name="Heading_20_3" text:outline-level="3" text:is-list-header="true">Salient characteristic of virtue</text:h>
      <text:p text:style-name="VimmBody">‘What is the salient characteristic of virtue’?: The removal of non-dignity by dignity. What is called ‘non-dignity’? <text:span text:style-name="VimmQA">A.</text:span> It is transgression of virtue. There are three kinds of transgression of virtue: transgression of the virtue pertaining to the rules of <text:span text:style-name="T9">the </text:span>Community of Bhikkhus;<text:note text:id="ftn83" text:note-class="footnote"><text:note-citation>3</text:note-citation><text:note-body><text:p text:style-name="Standard">Lit. <text:span text:style-name="VimmPali"><text:span text:style-name="T31">Pātimokkha </text:span></text:span><text:span text:style-name="VimmPali">dhamma</text:span>.</text:p></text:note-body></text:note> transgression of the virtue pertaining to the requisites;<text:note text:id="ftn84" text:note-class="footnote"><text:note-citation>4</text:note-citation><text:note-body><text:p text:style-name="Standard">Lit. <text:span text:style-name="VimmPali">Paccaya dhamma</text:span>.</text:p></text:note-body></text:note> transgression of the virtue pertaining to the faculties.<text:note text:id="ftn85" text:note-class="footnote"><text:note-citation>5</text:note-citation><text:note-body><text:p text:style-name="Standard"><text:span text:style-name="VimmPali">Indriya dhamma</text:span>.</text:p></text:note-body></text:note> What is ‘transgression of the virtue pertaining to the Community of Bhikkhus’? <text:span text:style-name="VimmPageNoOrig">[401]</text:span>. It is loss of faith in the <text:span text:style-name="T9">Tathāgata </text:span>owing to immodesty<text:note text:id="ftn86" text:note-class="footnote"><text:note-citation>6</text:note-citation><text:note-body><text:p text:style-name="Standard"><text:span text:style-name="VimmPali">Ahiri</text:span>.</text:p></text:note-body></text:note> and indecorum.<text:note text:id="ftn87" text:note-class="footnote"><text:note-citation>7</text:note-citation><text:note-body><text:p text:style-name="Standard"><text:span text:style-name="VimmPali">Anottappa</text:span>.</text:p></text:note-body></text:note> What is ‘transgression of the virtue pertaining to the requisites’? When a man’s life is concerned with the adornment of the body, he loses contentment. What is ‘transgression of virtue pertaining to the faculties’? It is separation from wise attentiveness through not closing the six sense doors. These three constitute ‘non-dignity’. This is called the ‘salient characteristic of virtue’. <text:span text:style-name="VimmPageNo">[[71|8]]</text:span> </text:p>
      <text:h text:style-name="Heading_20_3" text:outline-level="3" text:is-list-header="true">Function, manifestation and near cause of virtue</text:h>
      <text:p text:style-name="VimmBody">What are its ‘function’, ‘manifestation’ and ‘near cause’? Excellent joy is its ‘function’. Non-repentance is its ‘manifestation’. The three meritorious activities are its ‘near cause’. And again, excellent delight is its ‘function’. Non-repentance is its manifestation. The shielding of all faculties is its near cause.</text:p>
      <text:h text:style-name="Heading_20_3" text:outline-level="3" text:is-list-header="true">Benefits of virtue</text:h>
      <text:p text:style-name="VimmBody">What are the ‘benefits’ of virtue? Non-repentance is the benefit of virtue. This is in accord with the words of the Blessed One addressed to (the Venerable Elder) Ānanda: “Non-repentance is the benefit and gain of virtue.”<text:note text:id="ftn88" text:note-class="footnote"><text:note-citation>8</text:note-citation><text:note-body><text:p text:style-name="Standard"><text:span text:style-name="VimmBibRef">A.V,1</text:span>: <text:span text:style-name="VimmBibQuote">Avippaṭisāratthāni kho Ānanda kusalāni silāni avippaṭisārānisaṁsāni.</text:span></text:p></text:note-body></text:note> And again, virtue is called excellent joy, the highest of all castes, the treasure<text:note text:id="ftn89" text:note-class="footnote"><text:note-citation>9</text:note-citation><text:note-body><text:p text:style-name="Standard"><text:span text:style-name="VimmPali">Dhana</text:span>.</text:p></text:note-body></text:note> and the noble. This is the ground of the Buddhas. This is to bathe without water.<text:note text:id="ftn90" text:note-class="footnote"><text:note-citation>10</text:note-citation><text:note-body><text:p text:style-name="Standard"><text:span text:style-name="VimmBibRef">Th. 613</text:span>: <text:span text:style-name="VimmBibQuote">Titthañ ca sabbabuddhānaṁ tasmā silaṁ visodhaye.</text:span></text:p></text:note-body></text:note> This is to permeate with fragrance.<text:note text:id="ftn91" text:note-class="footnote"><text:note-citation>11</text:note-citation><text:note-body><text:p text:style-name="Standard">Cp. <text:span text:style-name="VimmBibRef">Th. 615</text:span>: <text:span text:style-name="VimmBibQuote">Silaṁ vilepanaṁ seṭṭhaṁ.</text:span></text:p></text:note-body></text:note> This is the shadow accompanying form. This is to wear the thread which must be worn. This is the sacred caste. This is the peerless training. This is the course of well-faring. If a man practises virtue, on account of that virtue, he will become fearless, ennoble his friends and be dear to the holy ones. This is the good ornament.<text:note text:id="ftn92" text:note-class="footnote"><text:note-citation>12</text:note-citation><text:note-body><text:p text:style-name="Standard">Cp. <text:span text:style-name="VimmBibRef">Th. 614</text:span>: <text:span text:style-name="VimmBibQuote">Silaṁ ābharanaṁ seṭṭhaṁ.</text:span></text:p></text:note-body></text:note> This rules all conduct. This is the place, of merit. This is the field of offering. This is the ground of growth in noble companionship.</text:p>
      <text:p text:style-name="VimmBody"><text:soft-page-break/>(He who practises virtue) will be steadfast in all good. He will fulfil purity of aspiration. Even in death he will be self-possessed.<text:note text:id="ftn93" text:note-class="footnote"><text:note-citation>1</text:note-citation><text:note-body><text:p text:style-name="Standard"><text:span text:style-name="VimmBibRef">D. II, 86</text:span>: <text:span text:style-name="VimmBibQuote">Silavā silasampanno asammūḷho kālaṁ karoti.</text:span></text:p></text:note-body></text:note> Accomplishing the freedom of suppression he will experience the bliss of artifice (?). Thus there are many merits of virtue.</text:p>
      <text:h text:style-name="Heading_20_3" text:outline-level="3" text:is-list-header="true">Meaning of virtue</text:h>
      <text:p text:style-name="VimmBody">‘What is the meaning of virtue’? <text:span text:style-name="VimmQA">A.</text:span> It means coolness, the higher excellence, action, nature and natural condition of the nature of suffering and joy. Again, it means the head, coolness<text:note text:id="ftn94" text:note-class="footnote"><text:note-citation>2</text:note-citation><text:note-body><text:p text:style-name="Standard">See <text:span text:style-name="VimmBibRef">Vis. Mag. 8</text:span>: <text:span text:style-name="VimmBibQuote">Aññe pana sirattho sitalattho ti evam ādinā pi nayen’ ev’ ettha atthaṁ vaṇṇayanti.</text:span></text:p></text:note-body></text:note> and. peace. Why is it said that virtue is the ‘head’? <text:span text:style-name="VimmQA">A.</text:span> If a man has no head he cannot get rid of the dust of passion from his faculties. Then it is called death. Thus the virtue of the bhikkhu is the head. Beheaded, (he) loses all good qualities. Thus in the teaching of the Buddha it is called, death. This is the meaning of ‘head’ in virtue. Why is it said that virtue means ‘coolness’? <text:span text:style-name="VimmQA">A.</text:span> Just as the exceedingly cool sandal allays the fever-heat of the -body, just so does virtue allay the fever of the mind that fears after breaking the precepts, and induce joy. This is the meaning of virtue as ‘coolness’. Why is it said that ‘peace’ is the meaning <text:span text:style-name="VimmPageNo">[[72|9]]</text:span> of virtue? <text:span text:style-name="VimmQA">A.</text:span> If a man practises virtue he will be quiet of behaviour. He will not arouse fear. This is the meaning of virtue as ‘peace’.</text:p>
      <text:h text:style-name="Heading_20_3" text:outline-level="3" text:is-list-header="true">Virtue and mode of life</text:h>
      <text:p text:style-name="VimmBody">‘What is the difference between (virtue) and mode of life’?<text:note text:id="ftn95" text:note-class="footnote"><text:note-citation>3</text:note-citation><text:note-body><text:p text:style-name="Standard"><text:span text:style-name="VimmPali">Vata, Vatta</text:span>. Cp. <text:span text:style-name="VimmBibRef">Nd1. 66, 92, 104, 106, 188</text:span>.</text:p></text:note-body></text:note> Practice,<text:note text:id="ftn96" text:note-class="footnote"><text:note-citation>4</text:note-citation><text:note-body><text:p text:style-name="Standard"><text:span text:style-name="VimmPali">Paṭipatti</text:span>.</text:p></text:note-body></text:note> energy,<text:note text:id="ftn97" text:note-class="footnote"><text:note-citation>5</text:note-citation><text:note-body><text:p text:style-name="Standard"><text:span text:style-name="VimmPali">Viriya</text:span>.</text:p></text:note-body></text:note> resolution,<text:note text:id="ftn98" text:note-class="footnote"><text:note-citation>6</text:note-citation><text:note-body><text:p text:style-name="Standard"><text:span text:style-name="VimmPali">Adiṭṭhāna</text:span>.</text:p></text:note-body></text:note> austerities.<text:note text:id="ftn99" text:note-class="footnote"><text:note-citation>7</text:note-citation><text:note-body><text:p text:style-name="Standard"><text:span text:style-name="VimmPali">Dhutanga</text:span>.</text:p></text:note-body></text:note> These are modes of life, not virtue. Virtue is also called mode of life. Virtue is called dignity. Feeling (?) is also called, mode of life.</text:p>
      <text:h text:style-name="Heading_20_3" text:outline-level="3" text:is-list-header="true">Thee kinds of virtue</text:h>
      <text:p text:style-name="VimmBody">‘How many (kinds of) virtue are there’? There are three kinds of virtue: skilful virtue, unskilful virtue and non-characterizable virtue.<text:note text:id="ftn100" text:note-class="footnote"><text:note-citation>8</text:note-citation><text:note-body><text:p text:style-name="Standard">Lit. Indescribable virtue. <text:span text:style-name="VimmBibRef">Pts. I, 44</text:span>: <text:span text:style-name="VimmBibQuote">Kali silāniti? Tini silāṁ, kusalasilaṁ, akusalasilaṁ abyākatasilaṁ.</text:span></text:p></text:note-body></text:note> What is skilful virtue? Bodily and verbal meritorious activities and right livelihood. (Here), because of absence of tribulation, good result ensues. What is unskilful virtue? Bodily and verbal demeritorious activities and wrong livelihood. (Here), because of tribulation, good result does not ensue. What is ‘non- characterizable virtue’? It is bodily and verbal canker-free activities and spotless livelihood. (Here) there is neither tabulation nor good result.</text:p>
      <text:h text:style-name="Heading_20_3" text:outline-level="3" text:is-list-header="true">What produces virtue</text:h>
      <text:p text:style-name="VimmBody">‘What produces virtue’? Virtue produced in a good heart is skilful virtue. Virtue produced in an evil heart is unskilful virtue. Virtue produced in a non-characterizable heart is non-characterizable virtue.<text:note text:id="ftn101" text:note-class="footnote"><text:note-citation>9</text:note-citation><text:note-body><text:p text:style-name="Standard">Not in <text:span text:style-name="VimmBibRef">Vis. Mag.</text:span></text:p></text:note-body></text:note></text:p>
      <text:h text:style-name="Heading_20_3" text:outline-level="3" text:is-list-header="true">Stages in virtue</text:h>
      <text:p text:style-name="VimmBody">‘What are the initial, medial, and final (stages in) virtue’? The keeping of precepts is the initial (stage), non-transgression is the medial (stage) and rejoicing is the final (stage) in' virtue.<text:note text:id="ftn102" text:note-class="footnote"><text:note-citation>10</text:note-citation><text:note-body><text:p text:style-name="Standard">Not in <text:span text:style-name="VimmBibRef">Vis. Mag.</text:span></text:p></text:note-body></text:note></text:p>
      <text:p text:style-name="VimmBody">How many are the ‘obstacles’ to and how many are the ‘causes’ of virtue? <text:span text:style-name="VimmQA">A.</text:span> Thirty-four states<text:note text:id="ftn103" text:note-class="footnote"><text:note-citation>11</text:note-citation><text:note-body><text:p text:style-name="Standard"><text:span text:style-name="VimmPali">Dhammā</text:span>.</text:p></text:note-body></text:note> are ‘obstacles’. Thirty-four states are ‘causes’ of virtue.</text:p>
      <text:h text:style-name="Heading_20_3" text:outline-level="3" text:is-list-header="true"><text:soft-page-break/>Impediments and causes of virtue</text:h>
      <text:p text:style-name="VimmBody">Anger, malice, hypocrisy, agitation, covetousness, jealousy, wile, craftiness, resentment, disputatiousness, pride, self-conceit, arrogance, negligence, idleness, lust, non-contentment with little, not following the wise, non-mindfulness, harsh speech, evil companionship, evil knowledge, evil views, impatience, want of faith, immodesty, indecorum, indulgence of body mouth and palate, <text:span text:style-name="VimmPageNo">[[73|10]]</text:span> vulgarity, contact with women, not honouring the teacher, non-practice of restraint of the senses, non-practice of concentration in the first and last watches of the night, not reciting the discourses in the first and last watches of the night — these thirty-four states are ‘obstacles’. A man impeded by any one of these cannot perfect his virtue. If his virtue is not perfected he will surely retrogress. The thirty-four states which counteract these (‘obstacles’) are the ‘cause’ of virtue.<text:note text:id="ftn104" text:note-class="footnote"><text:note-citation>1</text:note-citation><text:note-body><text:p text:style-name="Standard">Not in <text:span text:style-name="VimmBibRef">Vis. Mag.</text:span></text:p></text:note-body></text:note></text:p>
      <text:h text:style-name="Heading_20_3" text:outline-level="3" text:is-list-header="true">Groups of virtue (various)</text:h>
      <text:h text:style-name="Heading_20_4" text:outline-level="4" text:is-list-header="true">First group of two in virtue</text:h>
      <text:p text:style-name="VimmBody">‘How many groups of virtue are there’? Group of two, group of three and group of four. What is the group of two? Precepts governing usage<text:note text:id="ftn105" text:note-class="footnote"><text:note-citation>2</text:note-citation><text:note-body><text:p text:style-name="Standard"><text:span text:style-name="VimmPali">Cāritta sila</text:span>.</text:p></text:note-body></text:note> and precepts governing prohibitions.<text:note text:id="ftn106" text:note-class="footnote"><text:note-citation>3</text:note-citation><text:note-body><text:p text:style-name="Standard"><text:span text:style-name="VimmPali">Vāritta sila</text:span>.</text:p></text:note-body></text:note> Those decisions of the Buddha which indicate what ought to be done by body and speech are ‘precepts governing usage'. Those decisions of the Buddha which indicate what ought not to be done by body and speech are ‘precepts governing prohibitions’. ‘Precepts governing usage’ are accomplished through the effort of faith. ‘Precepts governing prohibitions’ are accomplished through being mindful of faith.</text:p>
      <text:h text:style-name="Heading_20_4" text:outline-level="4" text:is-list-header="true">Second group of two in virtue</text:h>
      <text:p text:style-name="VimmBody">And again, there is a group of two in virtue: the virtue of discarding<text:note text:id="ftn107" text:note-class="footnote"><text:note-citation>4</text:note-citation><text:note-body><text:p text:style-name="Standard"><text:span text:style-name="VimmPali">Pahāna</text:span>.</text:p></text:note-body></text:note> and the virtue of undertaking.<text:note text:id="ftn108" text:note-class="footnote"><text:note-citation>5</text:note-citation><text:note-body><text:p text:style-name="Standard"><text:span text:style-name="VimmPali">Samādāna</text:span>. Cp. with reference to both (1 and 2) <text:span text:style-name="VimmBibRef">D. I, 63</text:span>: <text:span text:style-name="VimmBibQuote">Kathañ ca mahārāja bhikkhu sila-sampanno hoti? Idha mahārāja bhikkhu pāṇātipātaṁ pahāya pāṇātipātā paṭivirato hoti, nihita-daṇḍo nihita-sattho lajji dayāparmo sabba-pāṇa-bhūta-hitānukampi viharati. Adinnādānaṁ pahāya....</text:span></text:p></text:note-body></text:note> What is called ‘discarding’? It is the destruction of non-virtue. What is called ‘undertaking’? It is the undertaking to keep many good precepts. Just as light dispels darkness, just so a man who discards non-virtues, by the discarding of those non-virtues, will be freed from ill-faring. Through undertaking to keep good precepts he can enter the path of merit. Through the destruction of non-virtue he fulfils steadfastness.<text:note text:id="ftn109" text:note-class="footnote"><text:note-citation>6</text:note-citation><text:note-body><text:p text:style-name="Standard">Not in <text:span text:style-name="VimmBibRef">Vis. Mag.</text:span></text:p></text:note-body></text:note></text:p>
      <text:h text:style-name="Heading_20_4" text:outline-level="4" text:is-list-header="true">Third group of two in virtue</text:h>
      <text:p text:style-name="VimmBody">And again, there is a group of two in virtue. Mundane virtue<text:note text:id="ftn110" text:note-class="footnote"><text:note-citation>7</text:note-citation><text:note-body><text:p text:style-name="Standard"><text:span text:style-name="VimmPali">Lokiya sila</text:span>.</text:p></text:note-body></text:note> and supra- mundane virtue.<text:note text:id="ftn111" text:note-class="footnote"><text:note-citation>8</text:note-citation><text:note-body><text:p text:style-name="Standard"><text:span text:style-name="VimmPali">Lokuttara sila</text:span>.</text:p></text:note-body></text:note> What is ‘supramundane virtue’? The virtue which is fulfilled together with the fruit of the noble Path — this is ‘supramundane virtue’. The rest is ‘mundane virtue’. Through the fulfilment of ‘mundane virtue’ pre-eminence is accomplished. Through the fulfilment of ‘supramundane virtue’ freedom is accomplished. <text:span text:style-name="VimmPageNo">[[74|11]]</text:span> </text:p>
      <text:h text:style-name="Heading_20_4" text:outline-level="4" text:is-list-header="true">Fourth group of two in virtue</text:h>
      <text:p text:style-name="VimmBody">And again, there is a group of two in virtue: measurable virtue<text:note text:id="ftn112" text:note-class="footnote"><text:note-citation>9</text:note-citation><text:note-body><text:p text:style-name="Standard"><text:span text:style-name="VimmPali">Pamāṇa sila</text:span>.</text:p></text:note-body></text:note> and immeasurable virtue.<text:note text:id="ftn113" text:note-class="footnote"><text:note-citation>10</text:note-citation><text:note-body><text:p text:style-name="Standard"><text:span text:style-name="VimmPali">Appamāṇa sila</text:span>.</text:p></text:note-body></text:note> Incomplete virtue — this is called ‘measurable virtue’. Complete virtue — this is called ‘immeasurable’ (virtue), according to the declaration of the Buddha.</text:p>
      <text:h text:style-name="Heading_20_4" text:outline-level="4" text:is-list-header="true"><text:soft-page-break/>Fifth group of two in virtue</text:h>
      <text:p text:style-name="VimmBody">And again, there is a group of two in virtue: with limit and without limit.<text:note text:id="ftn114" text:note-class="footnote"><text:note-citation>1</text:note-citation><text:note-body><text:p text:style-name="Standard"><text:span text:style-name="VimmPali">pariyantaṁ, apariyanta-sila</text:span>. Cp. <text:span text:style-name="VimmBibRef">Pts. I, 43-44</text:span>: <text:span text:style-name="VimmBibQuote">Atthi silaṁ pariyantaṁ, atthi silaṁ apariyantaṁ. Tattha katamaṁ taṁ silaṁ pariyantaṁ? Atthi silaṁ lābhapariyantaṁ, atthi silaṁ yasapariyantaṁ, atthi silaṁ ñātipariyantaṁ, atthi silaṁ aṅgapariyantaṁ, atthi silaṁ jivitapariyantaṁ. Katamaṁ taṁ silaṁ lāhhapariyantaṁ? Idh' ekacco lābhahetu lābhapaccayā lābhakāraṇā yathāsamādiṇṇaṁ sikkhāpadaṁ vitikkamati — idaṁ taṁ silaṁ lābhapariyantaṁ.... Katamaṁ taṁ silaṁ na aṅgapariyantaṁ? Idh' ekacco aṅgahetu aṅgapaccayā aṅgakāraṇāyathāsamādiṇṇaṁ sikkhāpadaṁ vitikkamāya cittaṁ pi na uppādeti kiṁ so vitikkamissati; idaṁ taṁ silaṁ na aṅgapariyantaṁ. Katamaṁ taṁ silaṁ na jivitapariyantaṁ? Idh’ ekacco jivitahetu jivitapaccavā jivitakāraṇā yathāsamādiṇṇaṁ sikkhāpadaṁ vitikkamāya cittaṁ pi na uppādeti, kiṁ so vitikkamissati; idaṁ taṁ silaṁ na jivitapariyantaṁ.</text:span></text:p></text:note-body></text:note> What is ‘with limit’? If a man undertakes to keep any precept but transgresses it for the sake of worldly welfare, for the sake of fame, for the sake of friends<text:note text:id="ftn115" text:note-class="footnote"><text:note-citation>2</text:note-citation><text:note-body><text:p text:style-name="Standard">* <text:span text:style-name="VimmBibRef">Pts. passage quoted above</text:span> reads <text:span text:style-name="VimmPali">ñāti</text:span> (relatives).</text:p></text:note-body></text:note>, for the sake of the body<text:note text:id="ftn116" text:note-class="footnote"><text:note-citation>3</text:note-citation><text:note-body><text:p text:style-name="Standard"><text:span text:style-name="VimmPali">** aṅga</text:span> (limb).</text:p></text:note-body></text:note> and for the sake of life, then his virtue makes worldly welfare its limit, makes fame its limit, makes the body its limit, makes life its limit. What is ‘without limit’? Here a bhikkhu undertakes to keep a precept rightly and does not entertain even the thought of transgressing (the precept) for the sake of worldly welfare, for the sake of fame, for the sake of the body and for the sake of life. How then will he transgress it? This is called virtue ‘without limit’.</text:p>
      <text:h text:style-name="Heading_20_4" text:outline-level="4" text:is-list-header="true">Sixth group of two in virtue</text:h>
      <text:p text:style-name="VimmBody">And again, there is a group of two in virtue: dependent and non-dependent.<text:note text:id="ftn117" text:note-class="footnote"><text:note-citation>4</text:note-citation><text:note-body><text:p text:style-name="Standard"><text:span text:style-name="VimmPali">Nissita, Anissita</text:span>.</text:p></text:note-body></text:note> Virtue that is connected with becoming is dependent on craving. The virtue that is connected with addiction to rites and ceremonies is dependent on opinions. The virtue that is connected with self-praise and blame of others is dependent on pride.<text:note text:id="ftn118" text:note-class="footnote"><text:note-citation>5</text:note-citation><text:note-body><text:p text:style-name="Standard"><text:span text:style-name="VimmPali">Māna</text:span>.</text:p></text:note-body></text:note> These are ‘dependent’ virtues. Virtue that is for the sake of freedom is ‘non-dependent’ virtue. ‘Dependent’ virtue is not for wise men. ‘Non-dependent’ virtue is for the wise.</text:p>
      <text:h text:style-name="Heading_20_4" text:outline-level="4" text:is-list-header="true">Seventh group of two in virtue</text:h>
      <text:p text:style-name="VimmBody">And again, there is a group of two in virtue: the virtue of the fundamentals of the holy life<text:note text:id="ftn119" text:note-class="footnote"><text:note-citation>6</text:note-citation><text:note-body><text:p text:style-name="Standard"><text:span text:style-name="VimmPali">Ādibrahmacariyaka</text:span>.</text:p></text:note-body></text:note> and the virtue or enhanced practice.<text:note text:id="ftn120" text:note-class="footnote"><text:note-citation>7</text:note-citation><text:note-body><text:p text:style-name="Standard"><text:span text:style-name="VimmPali">Ābhisamācārika</text:span>.</text:p></text:note-body></text:note> What is ‘the virtue of the fundamentals of the holy life’? The virtue comprising purified bodily <text:span text:style-name="VimmPageNo">[[75|12]]</text:span> action, purified verbal action and pure livelihood<text:note text:id="ftn121" text:note-class="footnote"><text:note-citation>8</text:note-citation><text:note-body><text:p text:style-name="Standard"><text:span text:style-name="VimmPali">Sammā kammanta, sammā, vācā, sammā ājiva</text:span>.</text:p></text:note-body></text:note> is called ‘the virtue of the fundamentals of the holy life’. The remaining virtue of training is called ‘the virtue of enhanced practice’.</text:p>
      <text:h text:style-name="Heading_20_4" text:outline-level="4" text:is-list-header="true">Eighth group of two in virtue</text:h>
      <text:p text:style-name="VimmBody">And again, there is a group of two in virtue: connected with mind and not connected with mind. What is ‘connected with mind’? It is ‘the virtue of the fundamentals of the holy life’. What is ‘not connected with mind’? The other, ‘the virtue of enhanced practice’, in observing ‘the virtue of the fundamentals of the holy life’ the hearer<text:note text:id="ftn122" text:note-class="footnote"><text:note-citation>9</text:note-citation><text:note-body><text:p text:style-name="Standard"><text:span text:style-name="VimmPali">Sāvaku</text:span>.</text:p></text:note-body></text:note> accomplishes the austere and the lofty virtue. By this ‘virtue of enhanced practice’ one does evil. Because the Buddha did not declare that (i.e., the virtue of enhanced practice), it is a hindrance to Enlightenment. (Therefore one does evil).</text:p>
      <text:h text:style-name="Heading_20_4" text:outline-level="4" text:is-list-header="true">Ninth group of two in virtue</text:h>
      <text:p text:style-name="VimmBody">And again, there is a group of two in virtue: inviolable virtue and spotless</text:p>
      <text:p text:style-name="VimmBody">virtue.<text:note text:id="ftn123" text:note-class="footnote"><text:note-citation>10</text:note-citation><text:note-body><text:p text:style-name="Standard">Not in <text:span text:style-name="VimmBibRef">Vis. Mag.</text:span></text:p></text:note-body></text:note> What is ‘inviolable’? It is hearer’s virtue. What is ‘spotless’? It is the virtue of the Buddhas and the Paccekabuddhas.</text:p>
      <text:h text:style-name="Heading_20_4" text:outline-level="4" text:is-list-header="true"><text:soft-page-break/>Tenth group of two in virtue</text:h>
      <text:p text:style-name="VimmBody">And again, there is a group of two in virtue: virtue practised within a time-limit<text:note text:id="ftn124" text:note-class="footnote"><text:note-citation>1</text:note-citation><text:note-body><text:p text:style-name="Standard"><text:span text:style-name="VimmPali">Kālapariyanta</text:span>.</text:p></text:note-body></text:note> and virtue practised till the dissolution of the body.<text:note text:id="ftn125" text:note-class="footnote"><text:note-citation>2</text:note-citation><text:note-body><text:p text:style-name="Standard"><text:span text:style-name="VimmPali">Āpāṇakoṭika</text:span>.</text:p></text:note-body></text:note> What is practised for a short time and is not connected with life is called ‘virtue practised within a time-limit’. What is practised to the end of life from the time a man follows his teacher and undertakes the precepts is called the ‘virtue practised till the dissolution of the body’. There is time in the reward of virtue practised within a time-limit. There is no time in the reward of virtue practised till the dissolution of the body.</text:p>
      <text:h text:style-name="Heading_20_4" text:outline-level="4" text:is-list-header="true">First group of three in virtue</text:h>
      <text:p text:style-name="VimmBody">What (is the group of) three (in virtue)? It is (the virtue of) quelling evil and not transgressing, experiencing and not transgressing, extirpating and not transgressing.<text:note text:id="ftn126" text:note-class="footnote"><text:note-citation>3</text:note-citation><text:note-body><text:p text:style-name="Standard">Not in <text:span text:style-name="VimmBibRef">Vis. Mag.</text:span></text:p></text:note-body></text:note> What is ‘quelling evil and not transgressing'? Though hitherto not experienced feelings not belonging to one’s practice arise, yet one does not suffer even the thought of transgression, in his mind—this is called ‘quelling evil and not transgressing’. <text:span text:style-name="VimmPageNo">[[76|13]]</text:span> </text:p>
      <text:p text:style-name="VimmBody">What is ‘experiencing and not transgressing’? Having experienced a feeling one does not on that account transgress ever after — this is called ‘experiencing and not transgressing’.</text:p>
      <text:p text:style-name="VimmBody">What is ‘extirpating and not transgressing’? The noble individual<text:note text:id="ftn127" text:note-class="footnote"><text:note-citation>4</text:note-citation><text:note-body><text:p text:style-name="Standard"><text:span text:style-name="VimmPali">Ariva puggala</text:span>.</text:p></text:note-body></text:note> extirpates various causes of evil through the noble Path — this is called ‘extirpating and not transgressing’.</text:p>
      <text:h text:style-name="Heading_20_4" text:outline-level="4" text:is-list-header="true">Second group of three in virtue</text:h>
      <text:p text:style-name="VimmBody">And again, there is a group of three in virtue thus: tarnished virtue,<text:note text:id="ftn128" text:note-class="footnote"><text:note-citation>5</text:note-citation><text:note-body><text:p text:style-name="Standard"><text:span text:style-name="VimmPali">Parāmaṭṭha sila</text:span>. Cp. <text:span text:style-name="VimmBibRef">S. II, 94</text:span>: <text:span text:style-name="VimmBibQuote">Digharattaṁ hetaṁ bhikkhave assutavato puthujjanassa ajjhositaṁ mamāyitaṁ Parāmaṭṭhaṁ etaṁ mama eso ’ham asmi eso me attāti.</text:span></text:p></text:note-body></text:note></text:p>
      <text:p text:style-name="VimmBody">not-tarnished virtue,<text:note text:id="ftn129" text:note-class="footnote"><text:note-citation>6</text:note-citation><text:note-body><text:p text:style-name="Standard"><text:span text:style-name="VimmPali">Aparāmaṭṭha sila</text:span>. Cp. <text:span text:style-name="VimmBibRef">A. II, 56-7</text:span>: <text:span text:style-name="VimmBibQuote">Puna ca paraṁ bhikkhave ariyasāvako ariyakantehi silehi samannāgato hoti akkhaṇdehi acchiddehi asabalehi akammāsehi bhujissehi viññuppasaṭṭhehi aparāmaṭṭhehi samādhisaṁvattanikehi.</text:span></text:p></text:note-body></text:note> tranquillized virtue.<text:note text:id="ftn130" text:note-class="footnote"><text:note-citation>7</text:note-citation><text:note-body><text:p text:style-name="Standard"><text:span text:style-name="VimmPali">Paṭippassaddha sila</text:span>.</text:p></text:note-body></text:note></text:p>
      <text:p text:style-name="VimmBody">What is ‘tarnished virtue’? One clings to the appearance of a put-together- thing at first sight—this is called ‘tarnished virtue’.</text:p>
      <text:p text:style-name="VimmBody">The virtue of the commoner<text:note text:id="ftn131" text:note-class="footnote"><text:note-citation>8</text:note-citation><text:note-body><text:p text:style-name="Standard"><text:span text:style-name="VimmPali">Puthujjana</text:span>.</text:p></text:note-body></text:note> which is also the means of entering into the Path—this is called ‘not-tarnished’ virtue.</text:p>
      <text:p text:style-name="VimmBody">What is ‘tranquillized virtue’? It is the virtue of the Consummate One.</text:p>
      <text:h text:style-name="Heading_20_4" text:outline-level="4" text:is-list-header="true">Third group of three in virtue</text:h>
      <text:p text:style-name="VimmBody">And again, there is a group of three (in virtue) thus: the virtue swayed by the world,<text:note text:id="ftn132" text:note-class="footnote"><text:note-citation>9</text:note-citation><text:note-body><text:p text:style-name="Standard"><text:span text:style-name="VimmBibRef">A. I, 147</text:span>: <text:span text:style-name="VimmBibQuote">Tiṇ’ imāni bhikkhave adhipateyyāni. Katamāni tiṇi? Attādhipatteyyaṁ lokādhipateyyaṁ dhammādhipateyyaṁ.</text:span></text:p></text:note-body></text:note> the virtue swayed by the body and life,<text:note text:id="ftn133" text:note-class="footnote"><text:note-citation>10</text:note-citation><text:note-body><text:p text:style-name="Standard"><text:span text:style-name="VimmTODO"><text:span text:style-name="T80">footnote should not be repeated</text:span></text:span><text:span text:style-name="T80"> </text:span><text:span text:style-name="VimmBibRef">A. I, 147</text:span>: <text:span text:style-name="VimmBibQuote">Tiṇ’ imāni bhikkhave adhipateyyāni. Katamāni tiṇi? Attādhipatteyyaṁ lokādhipateyyaṁ dhammādhipateyyaṁ.</text:span></text:p></text:note-body></text:note> the virtue swayed by the Law.<text:note text:id="ftn134" text:note-class="footnote"><text:note-citation>11</text:note-citation><text:note-body><text:p text:style-name="P15"><text:span text:style-name="VimmTODO"><text:span text:style-name="T80">footnote should not be repeated</text:span></text:span><text:span text:style-name="T80"> </text:span><text:span text:style-name="VimmBibRef">A. I, 147</text:span>: <text:span text:style-name="VimmBibQuote">Tiṇ’ imāni bhikkhave adhipateyyāni. Katamāni tiṇi? Attādhipatteyyaṁ lokādhipateyyaṁ dhammādhipateyyaṁ.</text:span></text:p></text:note-body></text:note></text:p>
      <text:p text:style-name="VimmBody">What is virtue swayed by the world’? A man, through fear, removes various evils following the will of the world — this is called ‘virtue swayed by the world’.</text:p>
      <text:p text:style-name="VimmBody">What is ‘virtue swayed by the body and life’? A man, through fear, removes various evils in order to protect his life—this is called ‘virtue swayed by the body and life’.</text:p>
      <text:p text:style-name="VimmBody"><text:soft-page-break/>What is ‘virtue swayed by the Law’? A man, through reverence, removes various demeritorious states for the sake of the True Law — this is called ‘virtue swayed by the Law.’</text:p>
      <text:h text:style-name="Heading_20_4" text:outline-level="4" text:is-list-header="true">Fourth group of three in virtue</text:h>
      <text:p text:style-name="VimmBody">And again, there is a group of three in virtue <text:span text:style-name="VimmPageNoOrig">[402]</text:span> thus: virtue allied to disparate desires, virtue allied to like desires, virtue allied to no desires.<text:note text:id="ftn135" text:note-class="footnote"><text:note-citation>1</text:note-citation><text:note-body><text:p text:style-name="Standard">Not in <text:span text:style-name="VimmBibRef">Vis. Mag.</text:span></text:p></text:note-body></text:note> <text:span text:style-name="VimmPageNo">[[77|14]]</text:span> </text:p>
      <text:p text:style-name="VimmBody">What is ‘virtue allied to disparate desires’? (A man, while) tormenting others, undertakes to observe the precepts — this is called ‘virtue allied to' disparate desires’.</text:p>
      <text:p text:style-name="VimmBody">What is ‘virtue allied to like desires’? A man undertakes to observe the precepts for the sake of happiness in the present life and for the sake of the happiness of freedom in the future — this is called ‘virtue allied to like desires’.</text:p>
      <text:p text:style-name="VimmBody">What is ‘virtue allied to no desires’? A man undertakes to observe the precepts, does not repent and benefits others — this is called ‘virtue allied to no desires’.</text:p>
      <text:h text:style-name="Heading_20_4" text:outline-level="4" text:is-list-header="true">Fifth group of three <text:span text:style-name="T60">i</text:span>n virtue</text:h>
      <text:p text:style-name="VimmBody">And again, there is a group of three in virtue thus: pure virtue,<text:note text:id="ftn136" text:note-class="footnote"><text:note-citation>2</text:note-citation><text:note-body><text:p text:style-name="Standard"><text:span text:style-name="VimmPali">Visuddha sila</text:span>.</text:p></text:note-body></text:note> impure virtue,<text:note text:id="ftn137" text:note-class="footnote"><text:note-citation>3</text:note-citation><text:note-body><text:p text:style-name="Standard"><text:span text:style-name="VimmPali">Avisuddha sila</text:span>.</text:p></text:note-body></text:note> doubtful virtue.<text:note text:id="ftn138" text:note-class="footnote"><text:note-citation>4</text:note-citation><text:note-body><text:p text:style-name="Standard"><text:span text:style-name="VimmPali">Vematika sila</text:span>. Cp. <text:span text:style-name="VimmBibRef">Vis. Mag. 14</text:span>.</text:p></text:note-body></text:note></text:p>
      <text:p text:style-name="VimmBody">What is ‘pure virtue’? Through two causes ‘pure virtue’ is fulfilled: the first is non-transgression; the second is confession after transgression — this is called ‘pure virtue’.</text:p>
      <text:p text:style-name="VimmBody">Through two causes ‘impure virtue’ is fulfilled: the first is wilful transgression; the second is non-confession after transgression — this is called ‘impure virtue’.</text:p>
      <text:p text:style-name="VimmBody">What is ‘doubtful virtue’? Through three causes ‘doubtful virtue’ is fulfilled: the first is the non-distinguishing of place; the second is the non-distinguishing of transgression; the third is the non-distinguishing of wrongful deeds — this is called ‘doubtful virtue’.</text:p>
      <text:p text:style-name="VimmBody">If a yogin’s virtue is impure he confesses and experiences the bliss of the purified. If he had doubt, he presently finds out the blemish and acquires peace.</text:p>
      <text:h text:style-name="Heading_20_4" text:outline-level="4" text:is-list-header="true">Sixth group of three in virtue</text:h>
      <text:p text:style-name="VimmBody">And again, there is a group of three in virtue: learner’s virtue,<text:note text:id="ftn139" text:note-class="footnote"><text:note-citation>5</text:note-citation><text:note-body><text:p text:style-name="Standard"><text:span text:style-name="VimmPali">Sekha sila</text:span>.</text:p></text:note-body></text:note> learning ender’s virtue,<text:note text:id="ftn140" text:note-class="footnote"><text:note-citation>6</text:note-citation><text:note-body><text:p text:style-name="Standard"><text:span text:style-name="VimmPali">Asekha sila</text:span>.</text:p></text:note-body></text:note> neither learner’s nor learning-ender’s virtue.<text:note text:id="ftn141" text:note-class="footnote"><text:note-citation>7</text:note-citation><text:note-body><text:p text:style-name="Standard"><text:span text:style-name="VimmPali">Nevasekhanāsekha sila</text:span>. Cp. <text:span text:style-name="VimmBibRef">Vis. Mag. 14</text:span>.</text:p></text:note-body></text:note></text:p>
      <text:p text:style-name="VimmBody">What is ‘learner’s virtue’? It is the virtue of the seven learner-individuals.<text:note text:id="ftn142" text:note-class="footnote"><text:note-citation>8</text:note-citation><text:note-body><text:p text:style-name="Standard"><text:span text:style-name="VimmPali">Sattasekhiyapuggala sila</text:span>.</text:p></text:note-body></text:note></text:p>
      <text:p text:style-name="VimmBody">What is ‘learning-ender’s virtue’? It is the virtue of the Consummate One.</text:p>
      <text:p text:style-name="VimmBody">What is ‘neither learner’s nor learning-ender’s virtue’? It is the virtue of the commoner.</text:p>
      <text:h text:style-name="Heading_20_4" text:outline-level="4" text:is-list-header="true">Seventh group of three in virtue</text:h>
      <text:p text:style-name="VimmBody">And again, there is a group of three in virtue thus: fearful virtue, anxious virtue, fatuous virtue.<text:note text:id="ftn143" text:note-class="footnote"><text:note-citation>9</text:note-citation><text:note-body><text:p text:style-name="Standard">Not in <text:span text:style-name="VimmBibRef">Vis. Mag.</text:span></text:p></text:note-body></text:note> <text:span text:style-name="VimmPageNo">[[78|15]]</text:span> </text:p>
      <text:p text:style-name="VimmBody">What is ‘fearful virtue’? There is a man who through fear does not commit evil — this is called ‘fearful virtue’.</text:p>
      <text:p text:style-name="VimmBody">What is ‘anxious virtue’? A certain man, remembering an intimate friend from whom he is separated, is troubled with anxiety; owing to anxiety he does not commit evil — this is called ‘anxious virtue’.</text:p>
      <text:p text:style-name="VimmBody">What is ‘fatuous virtue’? There is a man; he observes the precepts of cow-asceticism<text:note text:id="ftn144" text:note-class="footnote"><text:note-citation>10</text:note-citation><text:note-body><text:p text:style-name="Standard"><text:span text:style-name="VimmPali">Go Sila</text:span>.</text:p></text:note-body></text:note> or dog-asceticism<text:note text:id="ftn145" text:note-class="footnote"><text:note-citation>11</text:note-citation><text:note-body><text:p text:style-name="Standard"><text:span text:style-name="VimmPali">Kukkura sila</text:span>. For details of 1 and 2, see <text:span text:style-name="VimmBibRef">M. I, 388 f.</text:span> (note 3).</text:p></text:note-body></text:note> — this is called ‘fatuous virtue’.</text:p>
      <text:p text:style-name="VimmBody"><text:soft-page-break/>If a man fulfils ‘fatuous virtue’, he will become a cow or a dog. If he does not fulfil, he will fall into hell.<text:note text:id="ftn146" text:note-class="footnote"><text:note-citation>1</text:note-citation><text:note-body><text:p text:style-name="Standard"><text:span text:style-name="VimmBibRef">M. I, 388-9</text:span>: <text:span text:style-name="VimmBibQuote">So go vataṁ bhāvetvā paripuṇṇaṁ abbokiṇṇaṁ.... kāyassa bhedā parammaraṇā gunnaṁ sahavyataṁ uppajjati. Sace kho panassa evaṁ diṭṭhi hoti: iminā haṁ silena vā vatena vā tapena vā brahmacariyena vā devo vā bhavissāmi devaññataro vāti sāssa hoti micchādiṭṭhi. Micchādiṭṭhikassa kho ahaṁ Seniya dvinnaṁ gatinaṁ aññataraṁ gatiṁ vadāmi: nirayaṁ vā tiracchānayoniṁ vā.</text:span> A similar result follows in the case of dog-asceticism.</text:p></text:note-body></text:note></text:p>
      <text:h text:style-name="Heading_20_4" text:outline-level="4" text:is-list-header="true">Eighth group of three in virtue</text:h>
      <text:p text:style-name="VimmBody">And again, there is a group of three in virtue: inferior,<text:note text:id="ftn147" text:note-class="footnote"><text:note-citation>2</text:note-citation><text:note-body><text:p text:style-name="Standard"><text:span text:style-name="VimmPali">Hina sila</text:span>.</text:p></text:note-body></text:note> middling,<text:note text:id="ftn148" text:note-class="footnote"><text:note-citation>3</text:note-citation><text:note-body><text:p text:style-name="Standard"><text:span text:style-name="VimmPali">Majjhima sila</text:span>.</text:p></text:note-body></text:note> superior.<text:note text:id="ftn149" text:note-class="footnote"><text:note-citation>4</text:note-citation><text:note-body><text:p text:style-name="Standard"><text:span text:style-name="VimmPali">Paṇita sila</text:span>. Cp. <text:span text:style-name="VimmBibRef">Vis. Mag. 13</text:span>.</text:p></text:note-body></text:note></text:p>
      <text:p text:style-name="VimmBody">What is ‘inferior’? (A certain man) is affected with much passion, excessive passion, great passion and is impregnated with non-paucity of wishes — this is called ‘inferior’ virtue.</text:p>
      <text:p text:style-name="VimmBody">What is ‘middling’? (A certain man) is affected with subtle passion and is impregnated with paucity of wishes — this is called ‘middling’ virtue.</text:p>
      <text:p text:style-name="VimmBody">What is ‘superior’? (A certain man) is not affected with passion and is impregnated with paucity of wishes — this is called ‘superior’ virtue.</text:p>
      <text:p text:style-name="VimmBody">Through the fulfilment of ‘inferior’ virtue, one is reborn as a man; through the fulfilment of ‘middling’ virtue, one is reborn as a god; through the fulfilment of ‘superior’ virtue, one attains to freedom.</text:p>
      <text:h text:style-name="Heading_20_4" text:outline-level="4" text:is-list-header="true">First group of four in virtue</text:h>
      <text:p text:style-name="VimmBody">And again, there is a group of four in virtue: partaking of deterioration,<text:note text:id="ftn150" text:note-class="footnote"><text:note-citation>5</text:note-citation><text:note-body><text:p text:style-name="Standard"><text:span text:style-name="VimmPali">Hānubhāgiya</text:span>.</text:p></text:note-body></text:note> partaking of stagnation,<text:note text:id="ftn151" text:note-class="footnote"><text:note-citation>6</text:note-citation><text:note-body><text:p text:style-name="Standard"><text:span text:style-name="VimmPali">Thitibhāgiya</text:span>.</text:p></text:note-body></text:note> partaking of excellence,<text:note text:id="ftn152" text:note-class="footnote"><text:note-citation>7</text:note-citation><text:note-body><text:p text:style-name="Standard"><text:span text:style-name="VimmPali">Visesabhāgiya</text:span>.</text:p></text:note-body></text:note> partaking of penetration.<text:note text:id="ftn153" text:note-class="footnote"><text:note-citation>8</text:note-citation><text:note-body><text:p text:style-name="Standard"><text:span text:style-name="VimmPali">Nibbedhabhāgiya</text:span>. For 7-10; see <text:span text:style-name="VimmBibRef">A. III, 427</text:span>, <text:span text:style-name="VimmBibRef">Vis. Mag. 15</text:span>.</text:p></text:note-body></text:note></text:p>
      <text:p text:style-name="VimmBody">What is ‘partaking of deterioration’? A certain man docs not remove what shuts out the attainment of the Path; he is not energetic; and he wilfully transgresses (the precepts) and thereafter conceals (his fault) — this is called ‘partaking of deterioration’.</text:p>
      <text:p text:style-name="VimmBody">What is ‘partaking of stagnation’? A certain man keeps the precepts and is not heedless, but he does not arouse aversion — this is called ‘partaking of stagnation’. <text:span text:style-name="VimmPageNo">[[79|16]]</text:span> </text:p>
      <text:p text:style-name="VimmBody">A certain man fulfils virtue and concentration, is not heedless, but does not arouse aversion — this is called ‘partaking of excellence’.</text:p>
      <text:p text:style-name="VimmBody">A certain man fulfils virtue and concentration, is not heedless and arouses aversion — this is called ‘partaking of penetration’.</text:p>
      <text:h text:style-name="Heading_20_4" text:outline-level="4" text:is-list-header="true">Second group of four in virtue</text:h>
      <text:p text:style-name="VimmBody">And again, there is a group of four in virtue: the precepts for bhikkhus, the precepts for bhikkhunis, the precepts for the not-yet-ordained,<text:note text:id="ftn154" text:note-class="footnote"><text:note-citation>9</text:note-citation><text:note-body><text:p text:style-name="Standard"><text:span text:style-name="VimmPali">Anupasampanna sila</text:span>.</text:p></text:note-body></text:note> and precepts for the white-clothed householders.<text:note text:id="ftn155" text:note-class="footnote"><text:note-citation>10</text:note-citation><text:note-body><text:p text:style-name="Standard"><text:span text:style-name="VimmPali">Odāta-vasana gahaṭṭha sila</text:span>. Cp. <text:span text:style-name="VimmBibRef">D. III, 125</text:span>: <text:span text:style-name="VimmBibQuote">Santi kho pana me Cunda etarahi upāsakā sāvakā gihi odāta-vasanā brahmacārino.</text:span></text:p></text:note-body></text:note></text:p>
      <text:p text:style-name="VimmBody">What are ‘the precepts for bhikkhus’?<text:note text:id="ftn156" text:note-class="footnote"><text:note-citation>11</text:note-citation><text:note-body><text:p text:style-name="Standard"><text:span text:style-name="VimmPali">Bhikkhu sila</text:span>.</text:p></text:note-body></text:note> The <text:span text:style-name="VimmPali">Pātimokkha</text:span>-restraints— these are ‘the precepts for bhikkhus’.</text:p>
      <text:p text:style-name="VimmBody">(What are) ‘the precepts for bhikkhunis’?<text:note text:id="ftn157" text:note-class="footnote"><text:note-citation>12</text:note-citation><text:note-body><text:p text:style-name="Standard"><text:span text:style-name="VimmPali">Bhikkhuṁ sila</text:span>.</text:p></text:note-body></text:note> The <text:span text:style-name="VimmPali">Pātimokkha</text:span>-restraints— these are ‘the precepts for bhikkhunis’.</text:p>
      <text:p text:style-name="VimmBody"><text:soft-page-break/>The ten precepts for male and female novices<text:note text:id="ftn158" text:note-class="footnote"><text:note-citation>1</text:note-citation><text:note-body><text:p text:style-name="Standard"><text:span text:style-name="VimmPali">Sāmaṇera-sāmaṇeri dasa sila</text:span>. Cp. <text:span text:style-name="VimmBibRef">Vis. Mag. 15</text:span>.</text:p></text:note-body></text:note> and the precepts for female probationers<text:note text:id="ftn159" text:note-class="footnote"><text:note-citation>2</text:note-citation><text:note-body><text:p text:style-name="Standard"><text:span text:style-name="VimmPali">Sikkhamānā sila</text:span>.</text:p></text:note-body></text:note>—these are called ‘the precepts for the not-yet ordained’.</text:p>
      <text:p text:style-name="VimmBody">The five precepts and the eight precepts for lay-disciples, male and female— these are ‘the precepts for the white-clothed householders’.</text:p>
      <text:h text:style-name="Heading_20_4" text:outline-level="4" text:is-list-header="true">Third group of four in virtue</text:h>
      <text:p text:style-name="VimmBody">And again, there is a group of four in virtue thus: Virtue that is natural,<text:note text:id="ftn160" text:note-class="footnote"><text:note-citation>3</text:note-citation><text:note-body><text:p text:style-name="Standard"><text:span text:style-name="VimmPali">Pakati sila</text:span>.</text:p></text:note-body></text:note> virtue that is good manners,<text:note text:id="ftn161" text:note-class="footnote"><text:note-citation>4</text:note-citation><text:note-body><text:p text:style-name="Standard"><text:span text:style-name="VimmPali">Ācāra sila</text:span>.</text:p></text:note-body></text:note> virtue that is law<text:note text:id="ftn162" text:note-class="footnote"><text:note-citation>5</text:note-citation><text:note-body><text:p text:style-name="Standard"><text:span text:style-name="VimmPali">Dhammatā sila</text:span>. <text:span text:style-name="VimmBibRef">D. II, 13</text:span>: <text:span text:style-name="VimmBibQuote">Dhammatā esā bhikkave, yadā Bodhisatto mātu kucchiṁ okkanto hoti, na Bodhisattamātu purisesu mānasaṁ uppajjati kāmaguṇūpasaṁhitaṁ, anatikkamaniyā ca Bodhisattamātā hoti kenaci purisena ratta-cittena. Ayam ettha dhammatā.</text:span></text:p></text:note-body></text:note> and virtue that is (the result of) former conditions.<text:note text:id="ftn163" text:note-class="footnote"><text:note-citation>6</text:note-citation><text:note-body><text:p text:style-name="Standard"><text:span text:style-name="VimmPali">Pubbahetuka sila</text:span>. Cp. <text:span text:style-name="VimmBibRef">Vis. Mag. 15</text:span>.</text:p></text:note-body></text:note></text:p>
      <text:p text:style-name="VimmBody">What is ‘virtue that is natural’? The virtue of the people of Uttarakuru— this is called ‘virtue that is natural’.</text:p>
      <text:p text:style-name="VimmBody">What is ‘virtue that is good manners’? Conduct conforming to rules of clan, caste, country, beliefs and the like—this is called ‘virtue that is good manners’.</text:p>
      <text:p text:style-name="VimmBody">What is ‘virtue that is law’? The virtue (of the mother of the Bodhisatta) when he enters the womb — this is called ‘virtue that is law’.</text:p>
      <text:p text:style-name="VimmBody">What is ‘virtue that is (the result of) former conditions’? The virtue of the Bodhisatta and the Venerable Elder Mahā Kassapa—this is called ‘virtue that is (the result of) former conditions’.</text:p>
      <text:h text:style-name="Heading_20_4" text:outline-level="4" text:is-list-header="true">Fourth group of four in virtue</text:h>
      <text:p text:style-name="VimmBody">And again, there is a group of four in virtue: virtue as virtue, virtue as accumulation, virtue as ending, virtue as complete path of ending.<text:note text:id="ftn164" text:note-class="footnote"><text:note-citation>7</text:note-citation><text:note-body><text:p text:style-name="Standard">Not in <text:span text:style-name="VimmBibRef">Vis. Mag.</text:span>—<text:span text:style-name="VimmBibQuote">Kusala sila, samuṭṭhāna sila, nirodha sila, nirodha paṭipadā sila.</text:span></text:p></text:note-body></text:note> <text:span text:style-name="VimmPageNo">[[80|17]]</text:span> </text:p>
      <text:p text:style-name="VimmBody">What is ‘virtue as virtue’? Two kinds: skilful and unskilful virtue — these are called ‘virtue as virtue’.<text:note text:id="ftn165" text:note-class="footnote"><text:note-citation>8</text:note-citation><text:note-body><text:p text:style-name="Standard">Cp.</text:p><text:list text:style-name="L6"><text:list-item><text:p text:style-name="P43"><text:span text:style-name="VimmBibRef">M. II, 27</text:span>: <text:span text:style-name="VimmBibQuote">Katame ca thapati, kusalasilā? Kusalaṁ kāyakammaṁ, kusalaṁ vacikammaṁ, ājivapārisuddhiṁ pi kho ahaṁ, thapati, silasmiṁ vadāmi. Ime kho, thapati, kusalasilā;</text:span></text:p></text:list-item><text:list-item><text:p text:style-name="P43"><text:span text:style-name="VimmBibRef">M. II, 26</text:span>: <text:span text:style-name="VimmBibQuote">Katame ca, thapati, akusalasilā? Akusalaṁ kāyakammaṁ, akusalaṁ vacikammaṁ, pāpako ājivo, — ime vuccanti, thapati, akusalasilā.</text:span></text:p></text:list-item></text:list></text:note-body></text:note></text:p>
      <text:p text:style-name="VimmBody">What is ‘virtue as accumulation’? A good heart accumulates skilful virtue; a bad heart accumulates unskilful virtue.<text:note text:id="ftn166" text:note-class="footnote"><text:note-citation>9</text:note-citation><text:note-body><text:p text:style-name="Standard">Cp.</text:p><text:list text:style-name="L7"><text:list-item><text:p text:style-name="P44"><text:span text:style-name="VimmBibRef">M. II, 27</text:span>: <text:span text:style-name="VimmBibQuote">Yaṁ cittaṁ vitarāgaṁ vitadosaṁ vilamohaṁ, itosamatthānā kusalasilā,</text:span></text:p></text:list-item><text:list-item><text:p text:style-name="P44"><text:span text:style-name="VimmBibRef">M. II, 26</text:span>: <text:span text:style-name="VimmBibQuote">Sacittaṁ sarāgaṁ sadosaṁ samohaṁ, itosamuṭṭhānā akusalasilā.</text:span></text:p></text:list-item></text:list></text:note-body></text:note></text:p>
      <text:p text:style-name="VimmBody">What is ‘virtue as ending’? A man ends unskilful virtue through the acquisition of skilful virtue; a man ends skilful virtue through the accomplishment of sanctity.<text:note text:id="ftn167" text:note-class="footnote"><text:note-citation>10</text:note-citation><text:note-body><text:p text:style-name="Standard">Cp. </text:p><text:list text:style-name="L8"><text:list-item><text:p text:style-name="P45"><text:span text:style-name="VimmBibRef">M.II, 26</text:span>: <text:span text:style-name="VimmBibQuote">Idha, thapati, bhikkhu kāyaduccaritaṁ pahāya kāyasucaritaṁ bhāveti... manoduccaritaṁ pahāya manosucaritaṁ bhāveti, micchā-ājivaṁ pahāya sammā-ājivena jivikaṁ kappeti. Etth'ete akusalasilā aparisesā nirujjhanti,</text:span></text:p></text:list-item><text:list-item><text:p text:style-name="P45"><text:span text:style-name="VimmBibRef">M. II, 27</text:span>: <text:span text:style-name="VimmBibQuote">Idha, thapati, bhikkhu silavā hoti, no ca silamayo, tañ ca cetovimuttiṁ paññāvimuttiṁ yathābhūtam pajānāti, yatth'assa te kusalasilā aparisesā nirujjhanti.</text:span></text:p></text:list-item></text:list></text:note-body></text:note></text:p>
      <text:p text:style-name="VimmBody">What is ‘virtue as complete path of ending’? Namely, the four-fold right effort<text:note text:id="ftn168" text:note-class="footnote"><text:note-citation>11</text:note-citation><text:note-body><text:p text:style-name="Standard">Cp. <text:span text:style-name="VimmBibRef">M. II, 27</text:span>: <text:span text:style-name="VimmBibQuote">Idha, thapati, bhikkhu anuppannānaṁ pāpakānaṁ akusalānaṁ dhammānaṁ anuppādāya chandaṁ janeti vāyamati viriyaṁ ārabhati cittaṁ paggaṇhati padahati, uppannānaṁ akusalānaṁ dhammānaṁ pahānāya—pe—anuppannānaṁ akusalānaṁ dhammānaṁ uppādāya, uppannānaṁ kusalānaṁ dhammānaṁ ṭhitiyā asammosāya bhiyyobhāvāya vepullāya bhāvanāya pāripūriyā chandaṁ janeti vāyamati viriyaṁ ārabhati cittaṁ paggaṇhāti padahati. Evaṁ paṭipanno kho, thapati, kusalānaṁ silānaṁ nirodhāya paṭipanno hoti.</text:span></text:p></text:note-body></text:note> — this is called ‘virtue as complete path of ending’. The four-fold activity is to be <text:soft-page-break/>understood thus: It is called energy and is not real observance of virtue — this is named ‘right effort’.</text:p>
      <text:h text:style-name="Heading_20_4" text:outline-level="4" text:is-list-header="true">Fifth group of four in virtue</text:h>
      <text:p text:style-name="VimmBody">And again, there is a group of four in virtue: virtue of the rules-of-the-order restraint,<text:note text:id="ftn169" text:note-class="footnote"><text:note-citation>1</text:note-citation><text:note-body><text:p text:style-name="Standard"><text:span text:style-name="VimmPali">Pātimokkhasaṁvara sila</text:span>.</text:p></text:note-body></text:note> virtue of the purity of livelihood,<text:note text:id="ftn170" text:note-class="footnote"><text:note-citation>2</text:note-citation><text:note-body><text:p text:style-name="Standard"><text:span text:style-name="VimmPali">Ājivapārisuddhi sila</text:span>.</text:p></text:note-body></text:note> virtue of faculty restraint.<text:note text:id="ftn171" text:note-class="footnote"><text:note-citation>3</text:note-citation><text:note-body><text:p text:style-name="Standard"><text:span text:style-name="VimmPali">Indriyasaṁvara sila</text:span>.</text:p></text:note-body></text:note> virtue connected with the requisites.<text:note text:id="ftn172" text:note-class="footnote"><text:note-citation>4</text:note-citation><text:note-body><text:p text:style-name="Standard"><text:span text:style-name="VimmPali">Paccayanissita sila</text:span>.</text:p></text:note-body></text:note></text:p>
      <text:p text:style-name="VimmBody">What is ‘virtue of the rules-of-the-order-restraint’? Here a bhikkhu dwells, being restrained by rules-of-the-order restraint, is endowed with good behaviour and lawful resort, fears even a small fault and well trains himself in the precepts in which he should be trained.<text:note text:id="ftn173" text:note-class="footnote"><text:note-citation>5</text:note-citation><text:note-body><text:p text:style-name="Standard"><text:span text:style-name="VimmBibRef">D. I, 63-70</text:span>.</text:p></text:note-body></text:note> ‘Here’ means in this Master’s teaching. ‘Bhikkhu’ means good commoner. Also it means learner, learning ender, unshakable one.<text:note text:id="ftn174" text:note-class="footnote"><text:note-citation>6</text:note-citation><text:note-body><text:p text:style-name="Standard"><text:span text:style-name="VimmPali">Sekha, asekha, akuppaṁ</text:span>.</text:p></text:note-body></text:note> ‘Rules-of-the-order-restraint’ means virtue, manifestation, beginning, activities, protection, restraint, sloughing and unbinding. This is the entrance into the doctrines. By this the Good Law<text:note text:id="ftn175" text:note-class="footnote"><text:note-citation>7</text:note-citation><text:note-body><text:p text:style-name="Standard"><text:span text:style-name="VimmPali">Saddhamma</text:span>.</text:p></text:note-body></text:note> is accepted. This is the meaning of ‘rules-of-the-order’. Not transgressing through bodily and verbal action is ‘restraint’. ‘Restrained’ means accomplished in the rules-of-the-order-restraint. ‘Dwells’ means guards the four postures. ‘Is endowed with good behaviour and lawful resort’:— (In this) there is good behaviour<text:note text:id="ftn176" text:note-class="footnote"><text:note-citation>8</text:note-citation><text:note-body><text:p text:style-name="Standard"><text:span text:style-name="VimmPali">Ācāra</text:span>.</text:p></text:note-body></text:note> and there is misbehaviour.<text:note text:id="ftn177" text:note-class="footnote"><text:note-citation>9</text:note-citation><text:note-body><text:p text:style-name="Standard"><text:span text:style-name="VimmPali">Anācāra</text:span>.</text:p></text:note-body></text:note> <text:span text:style-name="VimmPageNo">[[81|18]]</text:span> </text:p>
      <text:p text:style-name="VimmBody">What is ‘misbehaviour’? “Here a bhikkhu gives someone bamboo staves, or flowers, leaves and fruits, or tooth-sticks and bath-powder; or he courts favour, speaking well or ill of others; or he is given to fawning; or he runs hither and thither and to far off places contrary to the rule, in order to invite folk to an assembly; or does such other actions censured by the Buddha and thus subsists by wrong livelihood—this is called ‘misbehaviour’.<text:note text:id="ftn178" text:note-class="footnote"><text:note-citation>10</text:note-citation><text:note-body><text:p text:style-name="Standard"><text:span text:style-name="VimmPali">Kāyika anācāra</text:span>. Cp. <text:span text:style-name="VimmBibRef">Vbh. 246</text:span>: <text:span text:style-name="VimmBibQuote">Idh’ekacco veḷudānena vā pattadānena vā pupphadānena vā phaladānena vā sinānadānena vā dantakaṭṭhadānena vā cāṭukamyatāya vā muggasūpatāya vā pāribhaṭṭhatāya vā janghapesanikena vā aññhataraññatarena buddhapaṭikuṭṭhena micchā ājivena jivitaṁ kappeti: ayaṁ vuccati anācāro.</text:span></text:p><text:p text:style-name="Standard">Cp. also <text:span text:style-name="VimmBibRef">Th. 937, 938</text:span>: </text:p><text:p text:style-name="VimmVersePali">Mattikaṁ telaṁ cuṇṇañ ca udakāsanabhojanaṁ<text:line-break/>gihinaṁ upanāmenti ākaṅkhantā bahuttaraṁ<text:line-break/>danta-poṅaṁ kapiṭṭhañ ca pupphakhādaniyāni ca<text:line-break/>piṇḍapāte ca sampanne ambe āmalakāni ca.</text:p></text:note-body></text:note></text:p>
      <text:p text:style-name="VimmBody">And again, there are two kinds of ‘misbehaviour’: bodily and verbal misbehaviour. What is ‘bodily misbehaviour’? A certain bhikkhu goes to the midst of the assembly of the Order with pride in his heart, brushing past the venerable ones; he recklessly pushes them, or goes forward, or haughtily stands, or sits on a high seat before the venerable ones (sit), or keeps back the venerable ones, or sits pompously, or disdainful of the venerable ones disposes himself on a seat; or patting them (the venerable ones) on the shoulder, he speaks lightly to them. While the venerable ones go barefooted, he wears sandals. When aged and venerable ones walk on the path below, he walks on the high and broad road above. In various ways he slights and troubles (others). He withholds what is good from the younger bhikkhus. He gives what is mean to the venerable ones. Without permission, he bums fuel in the bath-room and opens and shuts the door. Or when he goes to the waterside, he enters it (the water) before them (the venerable ones) and twists and turns his body, or pats, in the fashion of rustics. When he goes to another’s house he enters abruptly, either by the back or by the front door; sits down and gets up in a disorderly manner; or he enters screened places and jokes with women and young girls and strokes their necks. Such misconduct is called ‘misbehaviour’ of body.<text:note text:id="ftn179" text:note-class="footnote"><text:note-citation>11</text:note-citation><text:note-body><text:p text:style-name="Standard"><text:span text:style-name="VimmPali">Kāyika anācāra</text:span>. Cp. <text:span text:style-name="VimmBibRef">Nd1. 228-9</text:span>.</text:p></text:note-body></text:note></text:p>
      <text:p text:style-name="VimmBody"><text:soft-page-break/>What is ‘verbal misbehaviour’? A certain bhikkhu has no reverence in his mind. Without finding out the wishes of the venerable ones he preaches on the Law or he preaches on the <text:span text:style-name="VimmPali">Pātimokkha;</text:span> or he speaks to others patting them on the shoulder; or he enters another’s house and asks of a woman bluntly thus: “Madam so and so of such and such a family, is there or is there not anything to eat? If there is, let me have it. I want to get food”. Such words are ‘verbal misbehaviour’.<text:note text:id="ftn180" text:note-class="footnote"><text:note-citation>1</text:note-citation><text:note-body><text:p text:style-name="Standard"><text:span text:style-name="VimmPali">Vācasika anācāra</text:span>. Cp. <text:span text:style-name="VimmBibRef">Nd1. 230</text:span>.</text:p></text:note-body></text:note></text:p>
      <text:p text:style-name="VimmBody">What is ‘good behaviour’? It is the opposite of ‘misbehaviour’. A certain bhikkhu has reverence in his mind, is obedient, is possessed of modesty and decorum and is thoroughly skilled in the postures. He has enough always, guards his senses and is abstemious as regards food and drink. He <text:span text:style-name="VimmPageNo">[[82|19]]</text:span> never sleeps in the first and last watches of the night. He is endowed with wisdom and is aware of the paucity of his wishes. He is not troubled with worldly cares, is of energetic mind and deeply honours his companions. This is called ‘good behaviour’.</text:p>
      <text:p text:style-name="VimmBody">‘Lawful resort’ means lawful resort and unlawful resort. What is ‘unlawful resort’? “A certain bhikkhu goes to a harlot’s abode, a widow’s abode, a virgin’s abode, a eunuch’s abode, a bhikkunī’s abode, to liquor shops; he associates with kings, ministers, heretical monks, evil monks and with such fellows as have no heart of faith, never benefit the four classes and who are disliked by them (the four classes). This is called ‘unlawful resort’”.<text:note text:id="ftn181" text:note-class="footnote"><text:note-citation>2</text:note-citation><text:note-body><text:p text:style-name="Standard"><text:span text:style-name="VimmPali">Gocara</text:span> and <text:span text:style-name="VimmPali">agocara</text:span>. Cp. <text:span text:style-name="VimmBibRef">Vbh. 247</text:span>: <text:span text:style-name="VimmBibQuote">Idh'ekacco vesiyāgocaro vā hoti, vidhavāgocaro vā thullakumārīgocaro vā paṇḍakagocaro vā bhikkhunigocaro vā pānāgāragocaro vā, sanṁsaṭṭho viharati rājūhi rājamahāmattehi titthiyehi titthiyasāvakehi ananulomikena gihisaṁsaggena, yāni vā pana tāni kulāni assaddhāni appasannāni anopānabhūtāni akkosakaparibhāsakāni anatthakāmāni ahitakāmāni aphāsukāmāni ayogakkhemakāmāni bhikkhūnaṁ bhikkhuninaṁ upāsakānaṁ upāsikānaṁ, tathārūpāni kulāni sevati bhajati payirupāsati: ayaṁ vuccati agocaro.</text:span></text:p></text:note-body></text:note> The Buddha has declared: “A bhikkhu transgresses (the precept against) impure unlawful resort. What is ‘impure unlawful resort’? It is to go to a harlot’s abode”. ‘Lawful resort’ is obvious.</text:p>
      <text:p text:style-name="VimmBody">And again, there are three kinds of ‘lawful resort’: lawful resort as close reliance,<text:note text:id="ftn182" text:note-class="footnote"><text:note-citation>3</text:note-citation><text:note-body><text:p text:style-name="Standard"><text:span text:style-name="VimmPali">Upanissayagocara</text:span>.</text:p></text:note-body></text:note> lawful resort as protection,<text:note text:id="ftn183" text:note-class="footnote"><text:note-citation>4</text:note-citation><text:note-body><text:p text:style-name="Standard"><text:span text:style-name="VimmPali">Ārakkhagocara</text:span>.</text:p></text:note-body></text:note> lawful resort as a bond.<text:note text:id="ftn184" text:note-class="footnote"><text:note-citation>5</text:note-citation><text:note-body><text:p text:style-name="Standard"><text:span text:style-name="VimmPali">Upanibandhagocara</text:span>.</text:p></text:note-body></text:note></text:p>
      <text:p text:style-name="VimmBody"><text:span text:style-name="VimmPageNoOrig">[403]</text:span> What is ‘lawful resort as close reliance’? It is a good friend endowed with the ten meritorious qualities.<text:note text:id="ftn185" text:note-class="footnote"><text:note-citation>6</text:note-citation><text:note-body><text:p text:style-name="Standard"><text:span text:style-name="VimmPali">Dasakathāvatthuguṇasamannāgatakalyāṇamitta</text:span>. Cp. <text:span text:style-name="VimmBibRef">A. IV, 357</text:span>: <text:span text:style-name="VimmBibQuote">Puna ca paraṁ Meghiya bhikkhu yāyaṁ kathā abhisallekhikā cetovivaraṇasappāyā, seyyathidaṁ appicchakathā santuṭṭhikathā pavivekakathā asaṁsaggakathā viriyārambhakathā silakathā samādhikathā paññākathā vimuttikathā vimuttiññāṇadassanakathā.</text:span></text:p></text:note-body></text:note> Owing to these qualities a man hears what he has not heard before and what has been heard is further expounded to him, he destroys doubt, attains to right views and clarity (of mind); and training himself well in the Law, believes strongly and deeply, and increases in virtue, learning, liberality and wisdom.<text:note text:id="ftn186" text:note-class="footnote"><text:note-citation>7</text:note-citation><text:note-body><text:p text:style-name="Standard">Cp. <text:span text:style-name="VimmBibRef">Vis. Mag. 19</text:span>.</text:p></text:note-body></text:note> This is called ‘lawful resort as close reliance’.</text:p>
      <text:p text:style-name="VimmBody">What is ‘lawful resort as protection’? When a certain bhikkhu goes to others’ houses or to the village, he walks looking groundwards and not further than a fathom’s distance; his bearing is dignified, calm and orderly; he is reverenced by the people; he does not look at elephant-chariots of horse-chariots, or at men and women making merry, or at the balcony of the palace, or at street-stalls. Thus he does not look up and down in the four directions. This is called ‘lawful resort as protection’.</text:p>
      <text:p text:style-name="VimmBody">What is ‘lawful resort as a bond’? It is as the Buddha has said: ‘‘A bhikkhu dwells within the preen nets of his home and land”<text:note text:id="ftn187" text:note-class="footnote"><text:note-citation>8</text:note-citation><text:note-body><text:p text:style-name="Standard">Cp. <text:span text:style-name="VimmBibRef">S. V, 148</text:span>:<text:span text:style-name="VimmBibQuote"> Ko ca bhikkhave bhikkhumo gocaro sako pettiko visayo yad idaṁ cattāro satipaṭṭhānā.</text:span></text:p></text:note-body></text:note> — this is called ‘lawful resort as a bond’. These are called ‘lawful resort’. Thus ‘lawful resort’ is fulfilled. Therefore, it is said, ‘endowed with lawful resort’.<text:span text:style-name="VimmPageNo">[[83|20]]</text:span> </text:p>
      <text:p text:style-name="VimmBody">‘Fears even a small fault’ means fears the small faults committed in the course of training — this is called ‘fears even a small fault’.</text:p>
      <text:p text:style-name="VimmBody">And again, there is another teaching: One arouses unskilful states of consciousness — this is called slight error. One wishes to dwell far from this ‘slight error’ seeing and fearing the retribution thereof. This is called seeing danger in ‘slight error’.</text:p>
      <text:p text:style-name="VimmBody"><text:soft-page-break/>‘Trains himself in the precepts in which he should be trained’ — What is the meaning of ‘should be trained’? It means the seven groups of restraint.<text:note text:id="ftn188" text:note-class="footnote"><text:note-citation>1</text:note-citation><text:note-body><text:p text:style-name="Standard"><text:span text:style-name="VimmPali">Sattāpattikkhandha: pārājika, sanghādisesa, thullaccaya, pācittiya, pāṭidesanīya, dukkaṭa, dubbhāsita</text:span>.</text:p></text:note-body></text:note> ‘Trains himself’ means follows all (as taught above). This is called ‘trains himself (in the precepts) in which he should be trained’. This is called ‘virtue of the rules-of-the-order-restraint’.</text:p>
      <text:p text:style-name="VimmBody"><text:span text:style-name="VimmQA">Q.</text:span> What is ‘virtue of purity (of livelihood)’? <text:span text:style-name="VimmQA">A.</text:span> It is to be not guilty of wrong livelihood. What is wrong livelihood? It is trickery,<text:note text:id="ftn189" text:note-class="footnote"><text:note-citation>2</text:note-citation><text:note-body><text:p text:style-name="Standard">Should read <text:span text:style-name="VimmPali">kuhanā</text:span>. The ideograph means <text:span text:style-name="VimmPali">kosajja</text:span>.</text:p></text:note-body></text:note> talkativeness,<text:note text:id="ftn190" text:note-class="footnote"><text:note-citation>3</text:note-citation><text:note-body><text:p text:style-name="Standard"><text:span text:style-name="VimmPali">Lapanā</text:span>. The ideograph also means <text:span text:style-name="VimmPali">vaṅkatā</text:span>.</text:p></text:note-body></text:note> insinuation,<text:note text:id="ftn191" text:note-class="footnote"><text:note-citation>4</text:note-citation><text:note-body><text:p text:style-name="Standard"><text:span text:style-name="VimmPali">Nemittikatā</text:span>.</text:p></text:note-body></text:note> detraction,<text:note text:id="ftn192" text:note-class="footnote"><text:note-citation>5</text:note-citation><text:note-body><text:p text:style-name="Standard"><text:span text:style-name="VimmPali">Nippesikatā</text:span>.</text:p></text:note-body></text:note> and giving in order to get more.<text:note text:id="ftn193" text:note-class="footnote"><text:note-citation>6</text:note-citation><text:note-body><text:p text:style-name="Standard"><text:span text:style-name="VimmPali">Lābhena Iābhaṁ nijigiṁsanatā</text:span>. For 2-6 Cp. <text:span text:style-name="VimmBibRef">Vbh. 352-3</text:span>.</text:p></text:note-body></text:note></text:p>
      <text:p text:style-name="VimmBody">What is ‘trickery’? There are three bases of ‘trickery’: —</text:p>
      <text:p text:style-name="VimmBody">One schemes, and wants to have the four requisites, coarse and different (from the fine requisites offered to one): a certain bhikkhu corrects his behaviour, temporarily, advertises himself widely, or harbours evil desires; coveting property, he hands over excellent robes and food (to others), and for himself wants what is coarse; or, he pretends as if he did not want to get (any); or, he accepts the four requisites simulating compassion for others—this is called the ‘trickery’ of scheming for requisites.<text:note text:id="ftn194" text:note-class="footnote"><text:note-citation>7</text:note-citation><text:note-body><text:p text:style-name="Standard"><text:span text:style-name="VimmBibRef">Nd1. 224</text:span>: <text:span text:style-name="VimmBibQuote">Paccayapaṭisevanasaṁkhātaṁ kuhanavatthu.</text:span></text:p></text:note-body></text:note></text:p>
      <text:p text:style-name="VimmBody">A certain bhikkhu having evil desires and coveting property, simulates dignified demeanour, and says: ‘I have attained to meditation (<text:span text:style-name="VimmPali">jhāna</text:span>)’ and recites the Discourses wishing to receive offerings — this is called the ‘trickery’ of the postures.<text:note text:id="ftn195" text:note-class="footnote"><text:note-citation>8</text:note-citation><text:note-body><text:p text:style-name="P24"><text:span text:style-name="VimmBibRef">Nd1. 224</text:span>: <text:span text:style-name="VimmBibQuote">Iriyāpathasaṁkhātaṁ kuhanavatthu.</text:span></text:p></text:note-body></text:note></text:p>
      <text:p text:style-name="VimmBody">A certain bhikkhu who is covetous and talkative, declares to others: “I possess the Ariyan Truth and dwell in solitude;” or, “I practise meditation,” ‘‘My preaching is deep and subtle,” “I possess the signs of a superman.”<text:note text:id="ftn196" text:note-class="footnote"><text:note-citation>9</text:note-citation><text:note-body><text:p text:style-name="Standard">These are quite different from the details given at pp. 25-6 in the <text:span text:style-name="VimmBibRef">Vis. Mag.</text:span> on the same subject.</text:p></text:note-body></text:note> Thus, desiring gain, he extols himself. This is called the ‘trickery’ (of roundabout talk).<text:note text:id="ftn197" text:note-class="footnote"><text:note-citation>10</text:note-citation><text:note-body><text:p text:style-name="Standard"><text:span text:style-name="VimmBibRef">Nd1. 226</text:span>: <text:span text:style-name="VimmBibQuote">Sāmantajappanasamkhātaṁ kuhanavatthu,</text:span></text:p></text:note-body></text:note></text:p>
      <text:p text:style-name="VimmBody">Talkativeness means one is not genuine, flatters, jests and poses, hoping for gain. One causes amusement longing to attract gain to oneself. This is called talkativeness.</text:p>
      <text:p text:style-name="VimmBody">What is ‘insinuation’? A bhikkhu preaches the Law to a rich man whose support he desires. He longs for benefits and does not endeavour for mastery over his own heart. This is called ‘insinuation’. <text:span text:style-name="VimmPageNo">[[84|21]]</text:span> </text:p>
      <text:p text:style-name="VimmBody">‘Detraction’ means that a man wishing to gain benefits, causes people to fear him, because he abuses them, or because he creates dissensions among them; or terrifies people with harmful actions.</text:p>
      <text:p text:style-name="VimmBody">What is ‘giving in order to get more’? He makes small offerings and expects great returns. This is called ‘giving in order to get more’. These many evil actions constitute wrong livelihood.</text:p>
      <text:p text:style-name="VimmBody">And again, there is another (teaching concerning) wrong livelihood: (It is) giving bamboo staves, or flowers, leaves and fruits, or tooth-sticks and bath-powder; or, it is to divine, or to interpret dreams, or to make astrological predictions, or to interpret the language of birds, or to conjecture concerning the auspiciousness or inauspiciousness of modes of walking; it is to worship fire<text:note text:id="ftn198" text:note-class="footnote"><text:note-citation>11</text:note-citation><text:note-body><text:p text:style-name="Standard"><text:span text:style-name="VimmBibRef">D. I. 9</text:span>: <text:span text:style-name="VimmBibQuote">Aggi-homa.</text:span></text:p></text:note-body></text:note> and to offer flowers to it; or it is to drive a prosperous trade; or it is to lead armies; or it is to deal in sharp weapons. These, and such other activities constitute wrong livelihood. The not doing of these is called ‘virtue of the purity (of livelihood)’.</text:p>
      <text:p text:style-name="VimmBody"><text:span text:style-name="VimmQA">Q.</text:span> What is ‘virtue of the restraint of the faculties’?</text:p>
      <text:p text:style-name="VimmBody"><text:span text:style-name="VimmQA">A.</text:span> On seeing a form, hearing a sound, smelling an odour, tasting a flavour or contacting a tangible, a man resolves to be not entranced by the defiling aspects <text:soft-page-break/>thereof, and he does not transgress.<text:note text:id="ftn199" text:note-class="footnote"><text:note-citation>1</text:note-citation><text:note-body><text:p text:style-name="Standard">Cp. <text:span text:style-name="VimmBibRef">D. I, 70</text:span>.</text:p></text:note-body></text:note> This is called ‘virtue of the restraint of the faculties’. This ‘virtue of the restraint of the faculties’ is fulfilled through nine activities<text:note text:id="ftn200" text:note-class="footnote"><text:note-citation>2</text:note-citation><text:note-body><text:p text:style-name="Standard">Only eight are treated in the explanation which follows.</text:p></text:note-body></text:note>:—</text:p>
      <text:p text:style-name="VimmBody">Through cutting down the signs of evil which arise in the faculties; through overcoming non-mindfulness; through not letting (evil states of consciousness) to continue, as (in the simile of) the man who saves his burning head;<text:note text:id="ftn201" text:note-class="footnote"><text:note-citation>3</text:note-citation><text:note-body><text:p text:style-name="Standard">Cp. <text:span text:style-name="VimmBibRef">S. III, 143</text:span>:</text:p><text:p text:style-name="VimmVersePali">Evaṁ khandhe avekkheyya bhikkhu āraddhavīriyo<text:line-break/>divā vā yadi vā rattiṁ sampajāno patissato.<text:line-break/>Jaheyya sabbasaññogaṁ kareyya saraṇattano<text:line-break/>Careyyādittasīso va patthayaṁ accutaṁ padaṁ.</text:p></text:note-body></text:note> through restraint comparable to that of the Venerable Elder Nanda;<text:note text:id="ftn202" text:note-class="footnote"><text:note-citation>4</text:note-citation><text:note-body><text:p text:style-name="Standard">Cp. <text:span text:style-name="VimmBibRef">A. I, 25</text:span>: <text:span text:style-name="VimmBibQuote">Etad aggaṁ... indriyesu-gutta-dvārānaṁ yadidaṁ Nando.</text:span></text:p></text:note-body></text:note> through conquering evil states of consciousness; through attaining to concentration of mind with ease; through living apart from men who do not guard the faculties; and through living in the company of those who guard the faculties.</text:p>
      <text:p text:style-name="VimmBody"><text:span text:style-name="VimmQA">Q.</text:span> What is ‘virtue connected with the requisites’?</text:p>
      <text:p text:style-name="VimmBody"><text:span text:style-name="VimmQA">A.</text:span> Through eight ways one wisely reflects in accepting alms thus:</text:p>
      <text:p text:style-name="VimmBody">The first: one does not take (food and drink) for the sake of violent sport or intoxication; the second: one does not take (food and drink) for the sake of personal charm or beautification; the third; one takes (food and drink) in order to sustain the body and to preserve it; the fourth: one takes (food and drink) in order to stay hunger and thirst; the fifth: one takes (food and drink) in order to observe the holy life; the sixth: one always thinks that food and drink are intended to remove old ills and not to allow new ills <text:span text:style-name="VimmPageNo">[[85|22]]</text:span> to arise; the seventh: one takes (food and drink) finding satisfaction with little; the eighth: one takes (food and drink) faultlessly and dwells in comfort.<text:note text:id="ftn203" text:note-class="footnote"><text:note-citation>5</text:note-citation><text:note-body><text:p text:style-name="Standard"><text:span text:style-name="VimmBibRef">A. II, 40</text:span>: <text:span text:style-name="VimmBibQuote">Idha bhikkhave bhikkhu paṭisaṅkhā yoniso āhāraṁ āhāreti, n’eva davāya na madāya na maṇḍanāya na vibhūsanāya yāvad eva imassa kāyassa ṭhitiyā yāpanāya vihiṁsūparatiyā brahmacariyānuggahāya: iti purāṇañ ca vedanaṁ paṭihaṅkhāmi navañ ca vedanaṁ na uppādessāmi, yātrā ca me bhavissati anavajjatā ca phāsu-vihāro cāti.</text:span></text:p></text:note-body></text:note></text:p>
      <text:p text:style-name="VimmBody"><text:span text:style-name="VimmQA">Q.</text:span> What is ‘one does not take (food and drink) for the sake of violent sport or intoxication’?</text:p>
      <text:p text:style-name="VimmBody"><text:span text:style-name="VimmQA">A.</text:span> “I take food greedily. I am strong. Therefore, I like violent sport, rough play, competing with others and running.” These constitute ‘violent sport’. ‘Intoxication’ means self-arrogance and dissatisfaction. It is likened to the state of an angry man who beats another. ‘Not for the sake of personal charm and beautification’: (Not like) those who wish to be loved for the fullness of their body and limbs and good looks, and do not know contentment, being full of desires. ‘One takes (food and drink) in order to sustain the body and to preserve it’: As a hub needs oil, so one yearns for the peaceful preservation of the body. ‘One takes (food and drink) in order to stay hunger and thirst’: One, always, takes little food. As a man uses medicine for a disease of the skin, so one takes. ‘One takes (food and drink) in order to observe the holy life’: One wishes to reach the Noble Path through the advantages of abstemiousness. Feeling as a man who eats the flesh of his child, one takes.<text:note text:id="ftn204" text:note-class="footnote"><text:note-citation>6</text:note-citation><text:note-body><text:p text:style-name="Standard"><text:span text:style-name="VimmBibRef">S. II, 98</text:span>. Also <text:span text:style-name="VimmBibRef">Th. 445</text:span>: <text:span text:style-name="VimmBibQuote">Uppajje ce rase taṇhā puttamaṁsūpamaṁ sara.</text:span></text:p></text:note-body></text:note> “Intended to remove old ills and not to allow new ills to arise’: One takes not too little and not too much. As a man taking a mixture, so one takes. ‘One takes (food and drink) finding satisfaction in little’: One keeps one’s body safe accepting little, always treating one’s body as a nurse (treats a patient). ‘Faultlessly’ means one sets one’s body at ease with little. Using in this way, one makes the body faultless and escapes the reproof of the wise. Thus ‘one takes (food and drink) faultlessly and dwells in comfort’.</text:p>
      <text:p text:style-name="VimmBody">If one’s food is suitable, one never feels tired and one does not sleep in the first, middle and last watches of the night. In this way one fulfils tranquillity. Thus ‘through eight ways one wisely reflects in accepting alms’. Thus one should accept.</text:p>
      <text:p text:style-name="VimmBody">And again, these eight ways are shortened to four considerations: the consideration of what ought to be cut down, the consideration of reality, the consideration of being satisfied with little, the consideration of accepting little.</text:p>
      <text:p text:style-name="VimmBody"><text:span text:style-name="VimmQA">Q.</text:span> What is ‘the consideration of what ought to be cut down’?</text:p>
      <text:p text:style-name="VimmBody"><text:soft-page-break/><text:span text:style-name="VimmQA">A.</text:span> The state of not being addicted to ‘violent sport’, not being in a state of ‘intoxication’ and the state of not being concerned with ‘personal charm and beautification’ — these are called ‘the consideration of what ought to be cut down’.</text:p>
      <text:p text:style-name="VimmBody">Using ‘in order to sustain the body and to preserve it’, ‘in order to stay hunger and thirst’, and ‘in order to observe the holy life’ — these are called ‘the consideration of reality’. <text:span text:style-name="VimmPageNo">[[86|23]]</text:span> </text:p>
      <text:p text:style-name="VimmBody">“I shall subdue the old ills and I shall cause no new ills to arise” — this is called ‘the consideration of being satisfied with little’.</text:p>
      <text:p text:style-name="VimmBody">“I shall satisfy myself with little and, being faultless, I shall dwell in comfort” — this is called ‘the consideration of accepting little’. These are the four considerations.</text:p>
      <text:p text:style-name="VimmBody">These four considerations are further shortened to three thus: consideration of cutting down, consideration of mean (lit. taking the middle between two ends), consideration of completion.</text:p>
      <text:p text:style-name="VimmBody">A man cuts down the attachment to sense-pleasures through the ‘consideration of cutting down’ i.e., removes hunger and thirst, destroys the old ills and does not cause new ills to arise. And again, by this ‘consideration’ a man destroys karmic weariness of the body. The others should be practised in the ‘consideration of mean’ and the ‘consideration of completion’.</text:p>
      <text:p text:style-name="VimmBody">And when one reflects on robes he understands that robes are for protection against wind, cold, heat, mosquitoes, gadflies and ants and for covering one’s unsightly shame-producing parts. Thus one practises ‘consideration of completion’.<text:note text:id="ftn205" text:note-class="footnote"><text:note-citation>1</text:note-citation><text:note-body><text:p text:style-name="Standard"><text:span text:style-name="VimmBibRef">M. I, 10</text:span>: <text:span text:style-name="VimmBibQuote">Paṭisaṅkhā yoniso cīvaraṁ paṭisevati yāvad eva sītassa paṭighātāya uṇhassa paṭighātāya ḍaṁsamakasavātātapasiriṁsapa samphassānaṁ paṭighātāya yāvad eva hirikopīnapaṭicchādanatthaṁ.</text:span></text:p></text:note-body></text:note></text:p>
      <text:p text:style-name="VimmBody">And again, one reflects on medicines for ailments.<text:note text:id="ftn206" text:note-class="footnote"><text:note-citation>2</text:note-citation><text:note-body><text:p text:style-name="P23"><text:span text:style-name="VimmBibRef">M. I, 10</text:span></text:p></text:note-body></text:note></text:p>
      <text:p text:style-name="VimmBody">If that is so, when should one make consideration?</text:p>
      <text:p text:style-name="VimmBody">As regards food and the taking of medicine one should make consideration whenever one takes (food and medicine). As regards robes and bedding one should make consideration at the time one accepts. And every day and every hour should one think thus: My life depends on others; therefore, I ought always to reflect’.<text:note text:id="ftn207" text:note-class="footnote"><text:note-citation>3</text:note-citation><text:note-body><text:p text:style-name="Standard"><text:span text:style-name="VimmBibRef">A.V, 87—8</text:span>: <text:span text:style-name="VimmBibQuote">Parapaṭibaddhā me jivikā ti pabbajitena abhiṇhaṁ paccavekkhitabbaṁ.</text:span></text:p></text:note-body></text:note> Thus one should consider everything.</text:p>
      <text:p text:style-name="VimmBody">There are four kinds of use taught by predecessors thus: use as theft, use as debt, use as inheritance and use like a master.<text:note text:id="ftn208" text:note-class="footnote"><text:note-citation>4</text:note-citation><text:note-body><text:p text:style-name="Standard"><text:span text:style-name="VimmBibRef">J. V, 253</text:span>: <text:span text:style-name="VimmBibQuote">Theyyaparibhoga, iṇaparibhoga, dāyajjaparibhoga, sāmiparibhoga. Vis. Mag. does not attribute these four to the ‘ancients’ (porāṇā) as it is done here.</text:span></text:p></text:note-body></text:note></text:p>
      <text:p text:style-name="VimmBody">What is ‘use as theft’? Use (of requisites) by the transgressor of the precepts.</text:p>
      <text:p text:style-name="VimmBody">What is ‘use as debt’? Use (of requisites) by individuals guilty of immodesty, indecorum and wrong livelihood.</text:p>
      <text:p text:style-name="VimmBody">What is ‘use as inheritance’? Use (of requisites) by individuals who are strenuous.</text:p>
      <text:p text:style-name="VimmBody">What is ‘use like a master’? Use (of requisites) by the consummate ones.</text:p>
      <text:p text:style-name="VimmBody">And again, there are two kinds of use. Namely, unclean use and clean</text:p>
      <text:p text:style-name="VimmBody">use.</text:p>
      <text:p text:style-name="VimmBody">What is ‘unclean’? (Use of requisites by an) individual having modesty and decorum but who is not capable of wise reflection — this is called ‘unclean’. <text:span text:style-name="VimmPageNo">[[87|24]]</text:span> </text:p>
      <text:p text:style-name="VimmBody">(Use of requisites by an) individual having modesty and decorum, who reflects wisely, knows, is self-moderated and is possessed of aversion — this is called ‘clean’. In this cleanliness one ought to train oneself always. Thus one should understand the four requisites. This is called ‘virtue connected with the requisites’.</text:p>
      <text:h text:style-name="Heading_20_4" text:outline-level="4" text:is-list-header="true">Fifth group of four in virtue summarized</text:h>
      <text:p text:style-name="VimmBody">Thus ‘virtue of the rules-of-the-order-restraint’ should be fulfilled through higher faith; ‘virtue of purity of livelihood’ should be fulfilled through higher energy; <text:span text:style-name="VimmPageNoOrig">[404]</text:span> ‘virtue of the restraint of faculties’ should be fulfilled through higher faith and ‘virtue connected with the requisites’ should be fulfilled through higher wisdom.</text:p>
      <text:p text:style-name="VimmBody">Thus ‘virtue of the purity of livelihood’ goes together with the rules of the order, <text:span text:style-name="VimmPali">Pātimokkha</text:span>. Why? Because, through separation from worldly affairs owing to non-attachment, one becomes quiet of behaviour and acquires restraint of bodily and <text:soft-page-break/>verbal actions. These two kinds of virtue belong to the ‘virtue of the restraint of faculties’. What is the reason? If a man guards his mind in goodness, he can well protect his bodily and verbal actions. ‘(Virtue) connected with the requisites’ is ‘restraint of faculties’. What is the reason? One knows the aggregations and their dependence and is disgusted with them, and dwells in Right Mindfulness and Right Concentration. It is as taught by the Blessed One thus: “A bhikkhu understands material food and the fivefold lust”.</text:p>
      <text:p text:style-name="VimmBody">‘Rules-of-the-order-restraint’ and ‘purity of livelihood’ belong to the ‘group of virtue’; ‘virtue of the restraint of faculties’ belongs to the ‘group of concentration’ and ‘virtue connected with the requisites’ belongs to the ‘group of wisdom’.</text:p>
      <text:h text:style-name="Heading_20_3" text:outline-level="3" text:is-list-header="true">What purifies virtue</text:h>
      <text:p text:style-name="VimmBody">‘What purifies virtue’? If a bhikkhu who has accepted the teaching of meditation<text:note text:id="ftn209" text:note-class="footnote"><text:note-citation>1</text:note-citation><text:note-body><text:p text:style-name="Standard"><text:span text:style-name="VimmPali">Jhāna dhamma</text:span>.</text:p></text:note-body></text:note> and is mindful of the seven groups of offences, sees another committing a Defeat-offence<text:note text:id="ftn210" text:note-class="footnote"><text:note-citation>2</text:note-citation><text:note-body><text:p text:style-name="Standard"><text:span text:style-name="VimmPali">Pārājika</text:span>.</text:p></text:note-body></text:note> he falls from the state of a bhikkhu and lives in incomplete virtue. If he lives in complete virtue, he will acquire the excellent virtue. If he lives in complete virtue, he will acquire the excellent truth. This is the teaching of the predecessors.</text:p>
      <text:p text:style-name="VimmBody">If a bhikkhu sees another committing a Suspension-offence<text:note text:id="ftn211" text:note-class="footnote"><text:note-citation>3</text:note-citation><text:note-body><text:p text:style-name="Standard"><text:span text:style-name="VimmPali">Sanghādisesa</text:span>.</text:p></text:note-body></text:note> he confesses fully. If he sees another committing any other offence, then he confesses concerning that transgression to one person.<text:note text:id="ftn212" text:note-class="footnote"><text:note-citation>4</text:note-citation><text:note-body><text:p text:style-name="Standard"><text:span text:style-name="VimmPali">Āpattidesanā</text:span>.</text:p></text:note-body></text:note></text:p>
      <text:p text:style-name="VimmBody">If a bhikkhu sees another<text:note text:id="ftn213" text:note-class="footnote"><text:note-citation>5</text:note-citation><text:note-body><text:p text:style-name="Standard">Probably should read “himself”.</text:p></text:note-body></text:note> committing wrong livelihood, he makes a proper confession concerning that transgression. After he confesses, he resolves: “I will not do it again.” Thus having seen, he resolves. <text:span text:style-name="VimmPageNo">[[88|25]]</text:span> </text:p>
      <text:p text:style-name="VimmBody">When he transgresses ‘(virtue of) the restraint of faculties’ or ‘(virtue) connected with the requisites’ he says: “I will not do it again”. If he resolves he will acquire excellent restraint in the future.</text:p>
      <text:p text:style-name="VimmBody">When a bhikkhu practises the purity of virtue, he does bodily and verbal actions that ought to be done. He reflects on his actions. He does well and removes ill. Reflecting thus he dwells in the purity of virtue, day and night. Thus doing he is able to purify his virtue.</text:p>
      <text:p text:style-name="VimmBody">What is the salient characteristic of the purity of virtue”<text:note text:id="ftn214" text:note-class="footnote"><text:note-citation>6</text:note-citation><text:note-body><text:p text:style-name="Standard"><text:span text:style-name="VimmPali">Sīlavisuddhi</text:span>.</text:p></text:note-body></text:note> One can control the passions,<text:note text:id="ftn215" text:note-class="footnote"><text:note-citation>7</text:note-citation><text:note-body><text:p text:style-name="Standard"><text:span text:style-name="VimmPali">Kilesa</text:span>.</text:p></text:note-body></text:note> destroy rigidity<text:note text:id="ftn216" text:note-class="footnote"><text:note-citation>8</text:note-citation><text:note-body><text:p text:style-name="Standard"><text:span text:style-name="VimmPali">Thītta</text:span>.</text:p></text:note-body></text:note> and fulfil concentration.<text:note text:id="ftn217" text:note-class="footnote"><text:note-citation>9</text:note-citation><text:note-body><text:p text:style-name="Standard"><text:span text:style-name="VimmPali">Samādhi</text:span>.</text:p></text:note-body></text:note> This is the salient characteristic of the purity of virtue.</text:p>
      <text:h text:style-name="Heading_20_3" text:outline-level="3" text:is-list-header="true">Causes through which one dwells in virtue</text:h>
      <text:p text:style-name="VimmBody">‘Owing to how many causes does one dwell in virtue?’ Through two, one dwells in virtue. The first: one considers the tribulation of the transgression of virtue; the second: one considers the merits of virtue.</text:p>
      <text:p text:style-name="VimmBody"><text:span text:style-name="VimmXML">&lt;</text:span><text:span text:style-name="VimmXML"><text:span text:style-name="T133">anchor id="p25-virtue-tribulation"/&gt;</text:span></text:span>What is to consider ‘tribulation’? If a man transgresses virtue, he makes demerit and prepares evil places (for himself) and fears the four classes<text:note text:id="ftn218" text:note-class="footnote"><text:note-citation>10</text:note-citation><text:note-body><text:p text:style-name="Standard">Cp. <text:span text:style-name="VimmBibRef">D. II, 85</text:span>: <text:span text:style-name="VimmBibQuote">Puna ca </text:span><text:span text:style-name="VimmBibQuote"><text:span text:style-name="T19">paraṁ </text:span></text:span><text:span text:style-name="VimmBibQuote">gahapatayo dussīlo sīla-vipanno ya</text:span><text:span text:style-name="VimmBibQuote"><text:span text:style-name="T19">ṁ</text:span></text:span><text:span text:style-name="VimmBibQuote"> yad eva parisa</text:span><text:span text:style-name="VimmBibQuote"><text:span text:style-name="T19">ṁ</text:span></text:span><text:span text:style-name="VimmBibQuote"> upasa</text:span><text:span text:style-name="VimmBibQuote"><text:span text:style-name="T19">ṁ</text:span></text:span><text:span text:style-name="VimmBibQuote">kamati yadi khattiya-parisa</text:span><text:span text:style-name="VimmBibQuote"><text:span text:style-name="T19">ṁ</text:span></text:span><text:span text:style-name="VimmBibQuote"> yadi brāhmaṇa-parisa</text:span><text:span text:style-name="VimmBibQuote"><text:span text:style-name="T19">ṁ</text:span></text:span><text:span text:style-name="VimmBibQuote"> yadi gahapati-parisa</text:span><text:span text:style-name="VimmBibQuote"><text:span text:style-name="T19">ṁ</text:span></text:span><text:span text:style-name="VimmBibQuote"> yadi </text:span><text:span text:style-name="VimmBibQuote"><text:span text:style-name="T19">sama</text:span></text:span><text:span text:style-name="VimmBibQuote">ṇ</text:span><text:span text:style-name="VimmBibQuote"><text:span text:style-name="T19">a</text:span></text:span><text:span text:style-name="VimmBibQuote">parisa</text:span><text:span text:style-name="VimmBibQuote"><text:span text:style-name="T19">ṁ</text:span></text:span><text:span text:style-name="VimmBibQuote">, avisārado upasa</text:span><text:span text:style-name="VimmBibQuote"><text:span text:style-name="T19">ṁ</text:span></text:span><text:span text:style-name="VimmBibQuote">kamati maṅku-bhūto.</text:span></text:p></text:note-body></text:note> and doubting, blames the wise. Those who are virtuous avoid him. He is not taught meditation. Heavenly beings despise him. He is hated and slighted by all. When he hears others praising the merit of those who are virtuous, he feels sorrowful but does not believe it (the merit of those who are virtuous). He is always angry when he is amongst those of the four classes. He dislikes and hates (good) companions. He opposes those who are virtuous and takes the side of evil companions.</text:p>
      <text:p text:style-name="VimmBody"><text:soft-page-break/>And again, he has not the patience to enter into the way of excellent concentration. If he adorns himself, he looks, especially, ugly. He is disliked even as excrement and urine are disliked by men. (He does not endure) even as a makeshift article does not last long. (He is worthless) even as mud is of no value in the present or the future. He is anxious and dejected always. He is ashamed and remorseful of the evil he has done and he has no peace of mind, like a thief in prison. He has no desire for the Noble (Law), as an outcast has no desire for a king’s throne.<text:note text:id="ftn219" text:note-class="footnote"><text:note-citation>1</text:note-citation><text:note-body><text:p text:style-name="Standard"><text:span text:style-name="VimmBibRef">Vis. Mag. 54</text:span>: <text:span text:style-name="VimmBibQuote">N</text:span><text:span text:style-name="VimmBibQuote"><text:span text:style-name="T19">irāso </text:span></text:span><text:span text:style-name="VimmBibQuote">saddhamme </text:span><text:span text:style-name="VimmBibQuote"><text:span text:style-name="T19">caṇḍālakumārako </text:span></text:span><text:span text:style-name="VimmBibQuote">viya rajje.</text:span></text:p></text:note-body></text:note> Though he is learned in the doctrine of wisdom, yet none honour him, even as a dung-fire (is honoured by none). He cannot find a good place in this life and after death he will go to an evil state.</text:p>
      <text:p text:style-name="VimmBody">If a man wishes to forsake evil and fulfil the merits of virtue, he should consider thus: The mind of the transgressor of virtue is distracted and dejected. The virtuous man, through strenuous endeavour, grows in belief and becomes an energetic individual endowed with faith. <text:span text:style-name="VimmPageNo">[[89|26]]</text:span> </text:p>
      <text:p text:style-name="VimmBody">A man should protect his virtue, with all his strength, as an ant protects her egg, as a yak loves his tail, as one protects an only son or one’s sole eye,<text:note text:id="ftn220" text:note-class="footnote"><text:note-citation>2</text:note-citation><text:note-body><text:p text:style-name="Standard"/><text:list text:style-name="L9"><text:list-item><text:p text:style-name="P46"><text:span text:style-name="VimmBibRef">J. III, 375</text:span>: <text:span text:style-name="VimmBibQuote">Satthā attano sāvake rattiyā tayo vāre divasassa tayo vāre ti rattiṁdivaṁ cha vāre olokento kikī vā aṇḍaṁ viya camarī va vāladhiṁ viya mātā piyaputtaṁ viya ekacakkhuko puriso cakkhuṁ viya rakkhati, tasmiṁ tasmiṁ yeva khaṇe uppannakilesaṁ niggaṇhati.</text:span></text:p></text:list-item><text:list-item><text:p text:style-name="P46"><text:span text:style-name="VimmBibRef">Vis. Mag. 36</text:span>, and <text:span text:style-name="VimmBibRef">S</text:span><text:span text:style-name="VimmBibRef"><text:span text:style-name="T93">a</text:span></text:span><text:span text:style-name="VimmBibRef">ddh. </text:span><text:span text:style-name="VimmBibRef"><text:span text:style-name="T92">v.</text:span></text:span><text:span text:style-name="VimmBibRef">621</text:span><office:annotation office:name="__Annotation__45842_3974002267" loext:resolved="false"><dc:creator>Unknown Author</dc:creator><dc:date>2023-04-25T11:24:46.777762141</dc:date><text:p text:style-name="P139"><text:span text:style-name="T155">Saddhamopajana, verse 621, see: https://books.google.dj/books?id=4c0BAAAAMAAJ&amp;pg=PA35&amp;source=gbs_toc_r&amp;cad=3#v=onepage&amp;q&amp;f=false </text:span></text:p></office:annotation>:<office:annotation-end office:name="__Annotation__45842_3974002267"/></text:p><text:p text:style-name="P122">Kikī va aṇḍaṁ camarīva vāladhiṁ<text:line-break/>Piyaṁ va puttaṁ nayanaṁ va ekakaṁ,<text:line-break/>That’ eva silaṁ aṇurakhamānakā,<text:line-break/>Supesalā hotha sadā sagāravā.</text:p></text:list-item><text:list-item><text:p text:style-name="P46"><text:span text:style-name="VimmBibRef">Ap. 61, v.16</text:span>:</text:p></text:list-item></text:list><text:p text:style-name="VimmVersePali">Kikī va aṇḍaṁ rakkheyya camarī-r-iva vāladhiṁ<text:line-break/>nipako silasampanno mamaṁ rakkhi mahāmuni.</text:p><text:p text:style-name="Standard">In the Pali passages, (a), (b) and (c) above instead of <text:span text:style-name="VimmPali">ant</text:span> the bird, <text:span text:style-name="VimmPali">blue jay</text:span>, (<text:span text:style-name="VimmPali">kiki</text:span>) occurs.</text:p></text:note-body></text:note> as a diviner protects himself, as a poor man protects his treasure and as a fisherman protects his boat. More (strenuously) than these should he honour and protect the virtue he has undertaken to observe. If he thus observes, his mind will be guarded, he will dwell in the peace of concentration and his virtue will acquire protection. <text:span text:style-name="VimmPageNo">[[90|27]]</text:span></text:p>
      <text:p text:style-name="VimmExportSkip">THE PATH OF FREEDOM</text:p>
      <text:p text:style-name="VimmExportSkip">Fascicle the second</text:p>
      <text:p text:style-name="VimmExportSkip">WRITTEN BY THE ARAHANT UPATISSA</text:p>
      <text:p text:style-name="VimmExportSkip">WHO WAS CALLED GREAT LIGHT IN RYO</text:p>
      <text:p text:style-name="VimmExportSkip">TRANSLATED IN RYO BY TIPIṬAKA <text:span text:style-name="T9">SANGHAPĀLA </text:span>OF FUNAN</text:p>
      <text:h text:style-name="Heading_20_2" text:outline-level="2">On austerities</text:h>
      <text:p text:style-name="VimmExportSkip">CHAPTER THE THIRD</text:p>
      <text:p text:style-name="P7"><text:note text:id="ftn221" text:note-class="footnote"><text:note-citation>3</text:note-citation><text:note-body><text:p text:style-name="Standard"><text:span text:style-name="VimmPali">Dhuta</text:span> (transliteration).</text:p></text:note-body></text:note><text:s/><text:span text:style-name="VimmQA">Q.</text:span> Now, if a yogin who dwells in pure virtue aspires to accomplish excellent good merits and wishes to acquire the benefits of the austerities, he should consider thus: “Why should one acquire the benefits of the austerities”?</text:p>
      <text:p text:style-name="VimmBody"><text:span text:style-name="VimmQA">A.</text:span> Because of the varying disposition of the yogin. For paucity of wishes, for contentment with little, for freedom from doubt, for the destruction of craving, for the increase of energy, for the sake of using little and not accepting the offerings made to others, for solitude, for the cutting down of clinging and for the protection of moral virtue. These (the merits of the austerities) are the equipment of concentration. These are (practices of) the ancient lineage of the Ariyas.<text:note text:id="ftn222" text:note-class="footnote"><text:note-citation>4</text:note-citation><text:note-body><text:p text:style-name="Standard">Cp. <text:span text:style-name="VimmBibRef">Vis. Mag. 59</text:span>.</text:p></text:note-body></text:note> These are the excellent considerations.</text:p>
      <text:h text:style-name="Heading_20_3" text:outline-level="3" text:is-list-header="true"><text:soft-page-break/>The thirteen austerities</text:h>
      <text:p text:style-name="VimmBody">What are the austerities?<text:note text:id="ftn223" text:note-class="footnote"><text:note-citation>1</text:note-citation><text:note-body><text:p text:style-name="Standard">†: <text:span text:style-name="VimmBibRef">A. I, 38</text:span>; * <text:span text:style-name="VimmBibRef">A. III, 219-20</text:span>. </text:p></text:note-body></text:note> There are thirteen teachings:<text:note text:id="ftn224" text:note-class="footnote"><text:note-citation>2</text:note-citation><text:note-body><text:p text:style-name="P16">Cp. <text:span text:style-name="VimmBibRef">Vis. Mag. 59</text:span>.</text:p></text:note-body></text:note> two teachings connected with robes, namely, dirt-rags*<text:note text:id="ftn225" text:note-class="footnote"><text:note-citation>3</text:note-citation><text:note-body><text:p text:style-name="Standard"><text:span text:style-name="VimmPali"><text:span text:style-name="T31">Paṁsukūlika-anga.</text:span></text:span></text:p></text:note-body></text:note> and three robes;†<text:note text:id="ftn226" text:note-class="footnote"><text:note-citation>4</text:note-citation><text:note-body><text:p text:style-name="Standard"><text:span text:style-name="VimmPali"><text:span text:style-name="T31">Tecīvarika-</text:span></text:span><text:span text:style-name="VimmPali">°</text:span></text:p></text:note-body></text:note> five teachings connected with alms, namely, begged food, †<text:note text:id="ftn227" text:note-class="footnote"><text:note-citation>5</text:note-citation><text:note-body><text:p text:style-name="Standard"><text:span text:style-name="VimmPali"><text:span text:style-name="T31">Piṇḍapātika-</text:span></text:span><text:span text:style-name="VimmPali">°</text:span></text:p></text:note-body></text:note> regular alms-round,*<text:note text:id="ftn228" text:note-class="footnote"><text:note-citation>6</text:note-citation><text:note-body><text:p text:style-name="Standard"><text:span text:style-name="VimmPali"><text:span text:style-name="T31">Sapadānacārika-</text:span></text:span><text:span text:style-name="VimmPali">°</text:span></text:p></text:note-body></text:note> one eating,*<text:note text:id="ftn229" text:note-class="footnote"><text:note-citation>7</text:note-citation><text:note-body><text:p text:style-name="Standard"><text:span text:style-name="VimmPali"><text:span text:style-name="T31">Ekāsanika-</text:span></text:span><text:span text:style-name="VimmPali">°</text:span></text:p></text:note-body></text:note> measured food,*<text:note text:id="ftn230" text:note-class="footnote"><text:note-citation>8</text:note-citation><text:note-body><text:p text:style-name="Standard"><text:span text:style-name="VimmPali"><text:span text:style-name="T31">Pattapiṇḍika-</text:span></text:span><text:span text:style-name="VimmPali">°</text:span></text:p></text:note-body></text:note> no food after time;*<text:note text:id="ftn231" text:note-class="footnote"><text:note-citation>9</text:note-citation><text:note-body><text:p text:style-name="Standard"><text:span text:style-name="VimmPali"><text:span text:style-name="T31">Khalupacchābhattika-</text:span></text:span><text:span text:style-name="VimmPali">°</text:span></text:p></text:note-body></text:note> five teachings connected with residence: the first: dwelling in a peaceful place,*<text:note text:id="ftn232" text:note-class="footnote"><text:note-citation>10</text:note-citation><text:note-body><text:p text:style-name="Standard"><text:span text:style-name="VimmPali">Āraññika-°</text:span></text:p></text:note-body></text:note> the second: dwelling under a tree,*<text:note text:id="ftn233" text:note-class="footnote"><text:note-citation>11</text:note-citation><text:note-body><text:p text:style-name="Standard"><text:span text:style-name="VimmPali"><text:span text:style-name="T31">Rukkhamūlika-</text:span></text:span><text:span text:style-name="VimmPali">°</text:span></text:p></text:note-body></text:note> the third: dwelling in a dewy place,*<text:note text:id="ftn234" text:note-class="footnote"><text:note-citation>12</text:note-citation><text:note-body><text:p text:style-name="Standard"><text:span text:style-name="VimmPali"><text:span text:style-name="T31">Abbhokāsika-</text:span></text:span><text:span text:style-name="VimmPali">°</text:span></text:p></text:note-body></text:note> the fourth: dwelling among the graves,*<text:note text:id="ftn235" text:note-class="footnote"><text:note-citation>13</text:note-citation><text:note-body><text:p text:style-name="Standard"><text:span text:style-name="VimmPali"><text:span text:style-name="T31">Sosānika</text:span></text:span><text:span text:style-name="T9">-</text:span><text:span text:style-name="VimmPali">°</text:span></text:p></text:note-body></text:note> the fifth: any chanced upon place;*<text:note text:id="ftn236" text:note-class="footnote"><text:note-citation>14</text:note-citation><text:note-body><text:p text:style-name="Standard"><text:span text:style-name="VimmPali"><text:span text:style-name="T31">Yathāsanthatika-</text:span></text:span><text:span text:style-name="VimmPali">°</text:span></text:p></text:note-body></text:note> and there is a kind of sitting connected with energy, namely, always sitting and not lying down.*<text:note text:id="ftn237" text:note-class="footnote"><text:note-citation>15</text:note-citation><text:note-body><text:p text:style-name="Standard"><text:span text:style-name="VimmPali"><text:span text:style-name="T31">Nesajjika-</text:span></text:span><text:span text:style-name="VimmPali">°</text:span></text:p></text:note-body></text:note> <text:span text:style-name="VimmPageNo">[[91|28]]</text:span> </text:p>
      <text:h text:style-name="Heading_20_3" text:outline-level="3" text:is-list-header="true">Brief explanation of the thirteen austerities</text:h>
      <text:p text:style-name="VimmBody">What is the quality of ‘dirt-rags’? <text:span text:style-name="VimmQA">A.</text:span> The quality of enabling to observe — this is the quality of dirt-rags’. Others are similar.</text:p>
      <text:p text:style-name="VimmBody">What is the meaning of the observance of dirt-rags’? The non-acceptance of gifts of householders.</text:p>
      <text:p text:style-name="VimmBody">What is the meaning of the observance of ‘three robes’? The rejection of extra robes.</text:p>
      <text:p text:style-name="VimmBody">What is the meaning of the observance of ‘begged food’? The non-acceptance of the invitations of others.</text:p>
      <text:p text:style-name="VimmBody">What is the meaning of the observance of ‘regular alms-round’? The abandoning of skipped begging.</text:p>
      <text:p text:style-name="VimmBody">What is the meaning of the observance of ‘one-eating’? The not sitting again.</text:p>
      <text:p text:style-name="VimmBody">What is the meaning of the observance of ‘measured food'? The abandoning of greed.</text:p>
      <text:p text:style-name="VimmBody">What is the meaning of the observance of ‘refusing food after time’? The abandoning of the desire to eat afterwards.</text:p>
      <text:p text:style-name="VimmBody">What is the meaning of the observance of ‘dwelling in a peaceful place’? The abandoning of dwelling in a village.</text:p>
      <text:p text:style-name="VimmBody">What is the meaning of the observance of ‘dwelling under a tree’? The abandoning of dwelling in a house.</text:p>
      <text:p text:style-name="VimmBody">What is the meaning of the observance of ‘dwelling in a dewy place’? The abandoning of dwelling in sheltered places.</text:p>
      <text:p text:style-name="VimmBody">What is the meaning of the observance of ‘dwelling among the graves’? The abandoning of dwelling in other and in good places.</text:p>
      <text:p text:style-name="VimmBody">What is the meaning of the observance of ‘any chanced upon place’? The abandoning of desire for pleasant places.</text:p>
      <text:p text:style-name="VimmBody">What is the meaning of the observance of ‘always sitting and not lying down’? The abandoning of beds.</text:p>
      <text:h text:style-name="Heading_20_3" text:outline-level="3" text:is-list-header="true"><text:soft-page-break/>‘Dirt-rags’</text:h>
      <text:p text:style-name="VimmBody">How does one undertake to observe (the austerity of) ‘dirt-rags’? One sees the fault of asking householders for robes and the merit of ‘dirt-rags’ (and undertakes thus :) “I refuse the offerings of householders and observe (the austerity of) ‘dirt-rags’”.</text:p>
      <text:p text:style-name="VimmBody">What are the benefits of the observance of ‘dirt-rags’? (‘Dirt-rags’) are just as useful as householders’ robes<text:note text:id="ftn238" text:note-class="footnote"><text:note-citation>1</text:note-citation><text:note-body><text:p text:style-name="Standard"><text:span text:style-name="VimmPali">Gahapaticivara</text:span>, robes offered by householders.</text:p></text:note-body></text:note> and are enough. One does not depend on others. There is no fear of losing, and one is not attached. Thieves do not want ‘dirt-rags’. (‘Dirt-rags’) are always sufficient for one’s purpose. <text:span text:style-name="VimmPageNo">[[92|29]]</text:span> </text:p>
      <text:p text:style-name="VimmBody">In getting (‘dirt-rags’) one is not troubled and (this observance) will be an example to good folk. This observance is proper to those who are doubt-free and virtuous. One lives happily in this life. (This observance) will cause one to be liked by the people, and cause them to practise rightly. These are the benefits of the observance of ‘dirt-rags’ praised by the Buddha.<text:note text:id="ftn239" text:note-class="footnote"><text:note-citation>2</text:note-citation><text:note-body><text:p text:style-name="Standard"><text:span text:style-name="VimmBibRef">A. III, 219</text:span>: <text:span text:style-name="VimmBibQuote">‘Vaṇṇitaṁ buddhehi buddhasāvakehi’.</text:span></text:p></text:note-body></text:note></text:p>
      <text:p text:style-name="VimmBody"><text:span text:style-name="VimmQA">Q.</text:span> How many kinds of ‘dirt-rags’ are there? Who observes?<text:note text:id="ftn240" text:note-class="footnote"><text:note-citation>3</text:note-citation><text:note-body><text:p text:style-name="Standard">According to the explanation which follows, this should be “what is the observance of ‘dirt-rags’?”</text:p></text:note-body></text:note> How does one fail?</text:p>
      <text:p text:style-name="VimmBody"><text:span text:style-name="VimmQA">A.</text:span> There are two kinds of ‘dirt-rags’. The first: ‘dirt-rags’ which are ownerless, the second: ‘dirt-rags’ which are thrown away by people.</text:p>
      <text:p text:style-name="VimmBody">Those which one picks up in a cemetery, from a dirt-heap, in the street, or from the road-side and cuts, dyes, pieces together, sews to completion and uses, are called “ ‘dirt-rags’ which are ownerless”. Remnants of cut-cloth, torn pieces of cattle-bitten, mouse-gnawed or burnt cloth and cloth thrown away, cloth on corpses, and cast-off cloth of ascetics are called “ ‘dirt-rags’ which are thrown away by people”.</text:p>
      <text:p text:style-name="VimmBody">What is the observance of ‘dirt-rags’? When a bhikkhu refuses the offerings of householders, it is called the observance of ‘dirt-rags’.</text:p>
      <text:p text:style-name="VimmBody">How does one fail? When a bhikkhu accepts the offerings of householders, it is called failing.</text:p>
      <text:h text:style-name="Heading_20_3" text:outline-level="3" text:is-list-header="true">‘Three robes’</text:h>
      <text:p text:style-name="VimmBody">How does one undertake to observe (the austerity of) ‘three robes’? One immediately gives up one’s extra robes. Knowing the fault of keeping (extra robes) and seeing the benefits of the observance of ‘three robes’, (one undertakes thus :) “I refuse extra robes from today and observe (the austerity of) ‘three robes’”.</text:p>
      <text:p text:style-name="VimmBody">What are the benefits of the observance of ‘three robes’? It is an observance of good men. A bhikkhu gives up the hoarding of unnecessaries, lessens troubles and becomes modest. As a bird on wing that does not yearn for what it leaves behind is filled with content, so is he. <text:span text:style-name="VimmPageNoOrig">[405]</text:span> One gets a following of good men. This observance is doubt-free.</text:p>
      <text:p text:style-name="VimmBody"><text:span text:style-name="VimmQA">Q.</text:span> What are ‘three robes’? What is the observance? How does one fail?</text:p>
      <text:p text:style-name="VimmBody"><text:span text:style-name="VimmQA">A.</text:span> Shoulder cloak,<text:note text:id="ftn241" text:note-class="footnote"><text:note-citation>4</text:note-citation><text:note-body><text:p text:style-name="Standard"><text:span text:style-name="VimmPali">Sanghāṭi</text:span>.</text:p></text:note-body></text:note> upper garment<text:note text:id="ftn242" text:note-class="footnote"><text:note-citation>5</text:note-citation><text:note-body><text:p text:style-name="Standard"><text:span text:style-name="VimmPali">Uttarāsanga</text:span>.</text:p></text:note-body></text:note> and waist-cloth.<text:note text:id="ftn243" text:note-class="footnote"><text:note-citation>6</text:note-citation><text:note-body><text:p text:style-name="Standard"><text:span text:style-name="VimmPali">Antaravāsaka</text:span>.</text:p></text:note-body></text:note> These are called ‘three robes’.</text:p>
      <text:p text:style-name="VimmBody">What is the observance of ‘three robes’? When a bhikkhu does not hoard extra robes, it is called the observance of ‘three robes’. When a bhikkhu accepts a fourth robe, it is called failing. <text:span text:style-name="VimmPageNo">[[93|30]]</text:span> </text:p>
      <text:h text:style-name="Heading_20_3" text:outline-level="3" text:is-list-header="true">‘Begged food’</text:h>
      <text:p text:style-name="VimmBody">How does one undertake to observe (the austerity of) ‘begged food’? If a bhikkhu accepts an invitation, he interrupts his activities and is not at ease. One sees these draw-backs and the merits of the observance of ‘begged food’ (and undertakes thus :) “I refuse invitations from today and observe (the austerity of ‘begged food’)”.</text:p>
      <text:p text:style-name="VimmBody">What are the benefits of the observance of ‘begged food’? One is free to go or stay according to one’s wishes. One does not need food to be prepared. One destroys <text:soft-page-break/>rigidity and pride. One is not greedy of delicacies. One permits others to be benefitted and is never attached to any quarter. One gets a following of good men. This observance is doubt-free.</text:p>
      <text:p text:style-name="VimmBody"><text:span text:style-name="VimmQA">Q.</text:span> How many kinds of invitations are there? What is the observance? How does one fail?</text:p>
      <text:p text:style-name="VimmBody"><text:span text:style-name="VimmQA">A.</text:span> There are three kinds of invitations.</text:p>
      <text:p text:style-name="VimmBody">The first: (general) invitation, the second: invitation to visit, the third: repeated invitation.<text:note text:id="ftn244" text:note-class="footnote"><text:note-citation>1</text:note-citation><text:note-body><text:p text:style-name="Standard">Cp. <text:span text:style-name="VimmBibRef">Vis. Mag. 66</text:span>. The Chinese is unclear.</text:p></text:note-body></text:note></text:p>
      <text:p text:style-name="VimmBody">The non-acceptance of these three kinds of invitations is the observance of ‘begged food’. If a bhikkhu accepts these three kinds of invitations, he fails in the observance of ‘begged food’.</text:p>
      <text:h text:style-name="Heading_20_3" text:outline-level="3" text:is-list-header="true">‘Regular alms-round’</text:h>
      <text:p text:style-name="VimmBody">How does one undertake to observe (the austerity of) ‘regular alms-round’? When a bhikkhu is able to obtain tasty food from any house by making a ‘regular alms-round’, he does not go again (in that direction). If he goes again, it is an ordinary alms-round. If there is a doubtful place he avoids it. One sees these faults (of going again etc.) and the benefits of the observance of ‘regular alms-round’ (and undertakes thus :) “I abandon the irregular alms round from today and observe (the austerity of) ‘regular alms-round’”.</text:p>
      <text:p text:style-name="VimmBody">What are the benefits of the observance of ‘regular alms-round’? One thinks of benefitting all beings equally, and destroys the fault of enjoyment. One is not pleased when invited, is not pleased with many words, and does not call on householders. One does not walk hurriedly. Rare as the moon at full, one appears and is appreciated and honoured. One gets a following of good men. This observance is doubt-free.</text:p>
      <text:p text:style-name="VimmBody"><text:span text:style-name="VimmQA">Q.</text:span> What is a ‘regular alms-round’? What is the observance? How does one fail?</text:p>
      <text:p text:style-name="VimmBody"><text:span text:style-name="VimmQA">A.</text:span> When a bhikkhu enters a village for alms, he begs in regular order from the last house backwards. This is called ‘regular alms-round’.</text:p>
      <text:p text:style-name="VimmBody">How does one fail? Skipped begging — this is called failing. <text:span text:style-name="VimmPageNo">[[94|31]]</text:span></text:p>
      <text:h text:style-name="Heading_20_3" text:outline-level="3" text:is-list-header="true">‘One-eating’</text:h>
      <text:p text:style-name="VimmBody">How does one undertake to observe (the austerity of) ‘one-eating’? Eating in two places, eating frequently, taking food frequently, washing the bowl frequently — the opposite of these is ‘one-eating’. This is an observance of good men. This observance is doubt-free. One sees the faults (of eating at two places etc.) and the merits of the observance of ‘one-eating’ (and undertakes thus:) “I abandon eating at two places from today and observe (the austerity of) ‘one-eating’ ”.</text:p>
      <text:p text:style-name="VimmBody">What are the benefits of the observance of ‘one-eating’? One takes neither more nor less. One is not greedy of improper offerings, is not troubled with many ills, is untroubled as regards livelihood, and is happy. This is an observance of good men. This observance is doubt-free.</text:p>
      <text:p text:style-name="VimmBody"><text:span text:style-name="VimmQA">Q.</text:span> What is the observance of ‘one-eating’? What are the limits?<text:note text:id="ftn245" text:note-class="footnote"><text:note-citation>2</text:note-citation><text:note-body><text:p text:style-name="Standard">Cp. <text:span text:style-name="VimmBibRef">Vis. Mag. 69</text:span>.</text:p></text:note-body></text:note> How does one fail?</text:p>
      <text:p text:style-name="VimmBody"><text:span text:style-name="VimmQA">A.</text:span> There are three limits: sitting-limit, water-limit, food-limit.</text:p>
      <text:p text:style-name="VimmBody">What is ‘sitting-limit’? After one ends eating one (cannot) sit again.</text:p>
      <text:p text:style-name="VimmBody">After a bhikkhu fetches water and washes his bowl, he cannot eat again. This is called ‘water-limit’. What is ‘food-limit’? After one thinks: “This lump of food is the last,” he should not drink or eat any more. This is called ‘food-limit’.</text:p>
      <text:p text:style-name="VimmBody">If a bhikkhu sits twice, except in taking liquid-medicine and such other things, he fails in the observance of ‘one-eating’. This has been disapproved by the Buddhas. This is called ‘food-limit’.</text:p>
      <text:h text:style-name="Heading_20_3" text:outline-level="3" text:is-list-header="true">‘Measured food’</text:h>
      <text:p text:style-name="VimmBody">How does one undertake to observe (the austerity of) ‘measured food’? If a bhikkhu drinks and eats too much, he increases sleepiness, always hankers for much food, and sets no limit to his appetite. One sees these faults and the merits of the observance of ‘measured food’ (and undertakes thus :) “From today, I take food <text:soft-page-break/>without greed, and observe (the austerity of) ‘measured food’”. This is called undertaking to observe (the austerity of) ‘measured food’.</text:p>
      <text:p text:style-name="VimmBody">What are the benefits of the observance of ‘measured food’? One measures one’s meal. One does not eat for belly’s sake. One knows that too much eating induces fatigue and therefore one does not desire much, and causes diseases to perish, and abandons rigidity. This is an observance of good men. This observance is doubt-free.</text:p>
      <text:p text:style-name="VimmBody"><text:span text:style-name="VimmQA">Q.</text:span> What is the observance of ‘measured food’? How does one fail? <text:span text:style-name="VimmPageNo">[[95|32]]</text:span> </text:p>
      <text:p text:style-name="VimmBody"><text:span text:style-name="VimmQA">A.</text:span> When a bhikkhu receives drink and food, he considers the measure of his wants. He does not take too much food and knows well the (proper) quantity and does not exceed the limit. (This is) called the observance of ‘measured food’. If he does otherwise, he fails,</text:p>
      <text:h text:style-name="Heading_20_3" text:outline-level="3" text:is-list-header="true">‘No food after time’</text:h>
      <text:p text:style-name="VimmBody">How does one undertake to observe (the austerity of) ‘no food after time’? One abandons expectation and avoids extra food. One knows these faults (expectation etc.) and sees the benefits of the observance of ‘no food after time’ (and undertakes thus :) “I abandon extra food from today and observe (the austerity of) ‘no food after time’ ”.</text:p>
      <text:p text:style-name="VimmBody">What are the benefits of the observance of ‘no food after time’? One abandons greed, and experiences the joy of self-restraint. One protects the body, and avoids taking food in advance, does not hanker, does not ask others for things, does not follow his inclinations. This is an observance of good men. This observance is doubt-free.</text:p>
      <text:p text:style-name="VimmBody"><text:span text:style-name="VimmQA">Q.</text:span> How many kinds of ‘(no food) after time’ are there? What is the observance? How does one fail?</text:p>
      <text:p text:style-name="VimmBody"><text:span text:style-name="VimmQA">A.</text:span> There are two kinds of ‘(no food) after time’: immoderate limit, accepting limit.</text:p>
      <text:p text:style-name="VimmBody">What is ‘immoderate limit’? If a bhikkhu accepts extra food, his offence is (equal to) that of one who accepts food offered to a particular person or persons.<text:note text:id="ftn246" text:note-class="footnote"><text:note-citation>1</text:note-citation><text:note-body><text:p text:style-name="Standard"><text:span text:style-name="VimmPali">Uddesabhatta</text:span>.</text:p></text:note-body></text:note> He should not eat again. What is ‘accepting limit’? A bhikkhu should not accept after he has eaten twenty-one handfuls. If he observes ‘no food after time’, he abandons extra food. If he accepts extra food he fails in the observance of ‘no food after time’.</text:p>
      <text:h text:style-name="Heading_20_3" text:outline-level="3" text:is-list-header="true">‘Dwelling in a peaceful place’</text:h>
      <text:p text:style-name="VimmBody">How does one undertake (the austerity of) ‘dwelling in a peaceful place’? When the village is crowded, one’s mind is touched by the five objects of sense and saturated with the desire for pleasure. When one dwells in a crowded place, one is disturbed by people going and coming. One sees these faults and the merits of the observance of ‘dwelling in a peaceful place’ (and undertakes thus :) “I abandon dwelling in the village from today and observe (the austerity of) ‘dwelling in a peaceful place’”.</text:p>
      <text:p text:style-name="VimmBody">What are the merits of ‘peaceful place’? Even when the village is crowded, one’s mind is not touched by the five objects of sense and is kept away from attachment. If one dwells in a crowded place, one is disturbed by the going and coming of many: One knows the excellence of the ten kinds of words <text:span text:style-name="VimmPageNo">[[96|33]]</text:span> praised by gods and men. One does not wish to become worldly, and wishes to gain tranquillity. One dwells in solitude, speaks little and meditates, according to one’s bent of mind. This is an observance of good men. This observance is doubt-free.</text:p>
      <text:p text:style-name="VimmBody"><text:span text:style-name="VimmQA">Q.</text:span> What is the nearest distance of ‘dwelling in a peaceful place’? What is the observance? How does one fail?</text:p>
      <text:p text:style-name="VimmBody"><text:span text:style-name="VimmQA">A.</text:span> One dwells outside (the village) keeping some distance from the walls and avoiding the far end of the suburb. The nearest distance of ‘dwelling in a peaceful place’ is five-hundred bow-lengths.<text:note text:id="ftn247" text:note-class="footnote"><text:note-citation>2</text:note-citation><text:note-body><text:p text:style-name="Standard"><text:span text:style-name="VimmBibRef">Vin. IV, 183</text:span>: <text:span text:style-name="VimmBibQuote">Āraññakaṁ senāsanaṁ pañca-dhanusatikaṁ pacchimaṁ.</text:span></text:p></text:note-body></text:note> One bow-length is four cubits of an average man. Avoidance of dwelling in a village is called ‘dwelling in a peaceful place’. If bhikkhu dwells in a village, he fails in the observance of ‘dwelling in a peaceful place’.</text:p>
      <text:h text:style-name="Heading_20_3" text:outline-level="3" text:is-list-header="true"><text:soft-page-break/>‘Dwelling under a tree’</text:h>
      <text:p text:style-name="VimmBody">How does one undertake to observe (the austerity of) ‘dwelling under a tree’? One avoids roofed places. One does not keep animals. One does not build or long for (roofed places). One does not search (for roofed places). One sees the faults (of dwelling in roofed places) and the merits of the observance of ‘(dwelling) under a tree’ (and undertakes thus :) “I abandon roofed places from today and observe (the austerity of) ‘dwelling under a tree’. Thus one undertakes to observe.</text:p>
      <text:p text:style-name="VimmBody">What are the benefits of ‘(dwelling) under a tree’? One relies on the place one likes, one does not hold intercourse with the world, one is pleased because one is free from all work, one dwells with the gods, cuts down resentment due to residence, and is free from attachment. This is an observance of good men. This observance is doubt-free.</text:p>
      <text:p text:style-name="VimmBody"><text:span text:style-name="VimmQA">Q.</text:span><text:span text:style-name="VimmPali"> </text:span>Under what trees should a bhikkhu dwell? What trees should he avoid? What is the observance? How does one fail?</text:p>
      <text:p text:style-name="VimmBody"><text:span text:style-name="VimmQA">A.</text:span> The place on which shadows of trees fall during the day and the place where leaves of trees fall when there is no wind are the places to dwell in. One avoids dangerous decayed trees, rotten trees with hollows and trees haunted by evil spirits. One avoids roofed places. This is the observance of ‘dwelling under a tree’. If a bhikkhu goes to (live in) a roofed place, he fails in the observance of ‘dwelling under a tree’.</text:p>
      <text:h text:style-name="Heading_20_3" text:outline-level="3" text:is-list-header="true">‘Dwelling in a dewy place’</text:h>
      <text:p text:style-name="VimmBody">How does one undertake to observe (the austerity of) ‘dwelling in a dewy place’? One does not desire to dwell in roofed places, under trees, and in places where animals and goods are kept. One sees the faults of these, and <text:span text:style-name="VimmPageNo">[[97|34]]</text:span> the benefits of ‘dwelling in a dewy place’ (and undertakes thus:) “I avoid unpleasant places from today and observe (the austerity of) ‘dwelling, in a dewy place’.</text:p>
      <text:p text:style-name="VimmBody">What are the benefits of ‘dwelling in a dewy place? One does not go to unpleasant places and abandons negligence and torpor. One goes whithersoever one wills, like a forest-deer and is not attached to any particular place.<text:note text:id="ftn248" text:note-class="footnote"><text:note-citation>1</text:note-citation><text:note-body><text:p text:style-name="Standard"><text:span text:style-name="VimmBibRef">Sn. 39</text:span>:</text:p><text:p text:style-name="VimmVersePali">Migo araññamhi yathā abandho<text:line-break/>yen’ icchakaṁ gacchati gocarāya.</text:p></text:note-body></text:note> This is an observance of good men. This observance is doubt-free.</text:p>
      <text:p text:style-name="VimmBody">What is the observance? How does one fail? One avoids roofed places and the shelter of trees. This is the observance of ‘dwelling in a dewy place’. If one dwells in roofed places and under the shelter of trees, one fails in the observance of ‘dwelling in a dewy place’.</text:p>
      <text:h text:style-name="Heading_20_3" text:outline-level="3" text:is-list-header="true">‘Dwelling among the graves’</text:h>
      <text:p text:style-name="VimmBody">How does one undertake to observe (the austerity of) ‘dwelling among the graves’? One who dwells in other places becomes careless and does not fear wrongdoing. One sees these faults and the merits of ‘dwelling among the graves’ (and undertakes thus :) “I avoid other places from today and observe (the austerity of) ‘dwelling among the graves’ ”. This is the undertaking to observe.</text:p>
      <text:p text:style-name="VimmBody">What are the merits of the observance of ‘(dwelling) among the graves’? One understands the feeling of the time of death. One perceives that all is impure. One acquires the homage of non-humans. One does not cause heedlessness to arise, overcomes passion and is much detached. One does not fear what common folk dread. One contemplates on the emptiness of the body and is able to reject the thought of permanence. This is an observance of good men. This observance is doubt-free.</text:p>
      <text:p text:style-name="VimmBody"><text:span text:style-name="VimmQA">Q.</text:span> (What are the merits of ‘dwelling among the graves’?). Where should one dwell? What is the observance? How does one fail?</text:p>
      <text:p text:style-name="VimmBody"><text:span text:style-name="VimmQA">A.</text:span> If in a place of graves there is always weeping and wailing and smoke and fire, one should consider, find out a calm place, and go to dwell there.</text:p>
      <text:p text:style-name="VimmBody">If a bhikkhu dwells ‘among the graves’, he should not build a hut or make a comfortable bed. He should sit with his back to the wind. He should not sit facing the wind. He should not fall into deep sleep. He should not eat fish. He should not drink milk or buttermilk or eat sesamum or flesh of animals <text:span text:style-name="VimmPageNoOrig">[406]</text:span>. He should not dwell in a house or use a platter. When a person taking his mat and robes leaves (the <text:soft-page-break/>monastery) and goes to dwell ‘among the graves’, he, as it were, flings all his belongings afar. At dawn, he takes mat and robes and returns to the monastery<text:note text:id="ftn249" text:note-class="footnote"><text:note-citation>1</text:note-citation><text:note-body><text:p text:style-name="Standard"><text:span text:style-name="VimmPali">Sanghārāma</text:span> (transliteration).</text:p></text:note-body></text:note> and avoids other dwelling places, If he dwells in any other place, he breaks or fails in the observance of ‘dwelling among the graves’. <text:span text:style-name="VimmPageNo">[[98|35]]</text:span> </text:p>
      <text:h text:style-name="Heading_20_3" text:outline-level="3" text:is-list-header="true">‘Any chanced upon place’</text:h>
      <text:p text:style-name="VimmBody">How does one undertake to observe (the austerity of) ‘any chanced upon place’? One does not like the place which men want greedily. One is not troubled when others wish him to leave any place. One sees these faults (greed for place etc.) and the merits of the observance of ‘any chanced upon place’, (and undertakes thus :) “I abandon the greed for residence and observe (the austerity of) ‘any chanced upon place’ This is the undertaking to observe.</text:p>
      <text:p text:style-name="VimmBody">What are the benefits of ‘any chanced upon place’? One dwells satisfied with any place, longs for tranquillity, abandons various comforts, is honoured by others, dwells with heart of compassion. This is an observance of good men. This observance is doubt-free.</text:p>
      <text:p text:style-name="VimmBody">What is the observance? How does one fail?</text:p>
      <text:p text:style-name="VimmBody">To abandon the longing which is dependent on dwelling—this is called dependence on ‘any chanced upon place’. If a bhikkhu goes to dwell in a pleasant place, it is called failing.</text:p>
      <text:h text:style-name="Heading_20_3" text:outline-level="3" text:is-list-header="true">‘Always sitting and not lying down’</text:h>
      <text:p text:style-name="VimmBody">How does one undertake to observe (the austerity of) ‘always sitting and not lying down’? One sees the faults of sleeping and idling in the dwelling place and the benefits of ‘always sitting and not lying down’ (and undertakes thus :) “I abandon sleeping and lying down from today and observe (the austerity of) ‘always sitting and not lying down’ ”. This is the undertaking to observe.</text:p>
      <text:p text:style-name="VimmBody">What are the benefits of ‘always sitting and not lying down’? One avoids the place where idleness arises. One removes resentment produced on account of one’s body, and is freed from the pleasures which taint the organ of touch. One diminishes the enshrouding torpor. One is always tranquil and becomes fit for the practice of excellent concentration. This is an observance of good men. This observance is doubt-free.</text:p>
      <text:p text:style-name="VimmBody">What is the observance? How does one fail?</text:p>
      <text:p text:style-name="VimmBody">(Its observance is in) the abandoning of sleep and not lying down. If one lies down, it is called failing.</text:p>
      <text:h text:style-name="Heading_20_3" text:outline-level="3" text:is-list-header="true">Expedience in the observance of the austerities</text:h>
      <text:p text:style-name="VimmBody">What are not ‘dirt-rags’? They are hemp, cotton, silk and woollen robes<text:note text:id="ftn250" text:note-class="footnote"><text:note-citation>2</text:note-citation><text:note-body><text:p text:style-name="Standard"><text:span text:style-name="VimmPali">Khoma, kappāsa, koseyya, kambala</text:span>—all transliterations.</text:p></text:note-body></text:note> and others<text:note text:id="ftn251" text:note-class="footnote"><text:note-citation>3</text:note-citation><text:note-body><text:p text:style-name="Standard">According to the Chinese “<text:span text:style-name="VimmPali">Samantapāsādikā</text:span>” these are <text:span text:style-name="VimmPali">sāṇa</text:span> and <text:span text:style-name="VimmPali">bhanga</text:span>, two varieties of hemp.</text:p></text:note-body></text:note> offered by house-holders. If a bhikkhu accepts these for expedience’ sake, he does not fail in the observance of ‘dirt-rags’. <text:span text:style-name="VimmPageNo">[[99|36]]</text:span> </text:p>
      <text:p text:style-name="VimmBody">What are (not) ‘three-robes’? Extra robes stored for more than ten days; <text:span text:style-name="VimmPali">kaṭhina</text:span> robes and those other extra robes used as bedding-holders, bed-spreads,<text:note text:id="ftn252" text:note-class="footnote"><text:note-citation>4</text:note-citation><text:note-body><text:p text:style-name="Standard"><text:span text:style-name="VimmPali">Paccattharaṇa</text:span>.</text:p></text:note-body></text:note> doth for skin-ailments and the like,<text:note text:id="ftn253" text:note-class="footnote"><text:note-citation>5</text:note-citation><text:note-body><text:p text:style-name="Standard"><text:span text:style-name="VimmPali">Kaṇḍupaṭiccādi</text:span>.</text:p></text:note-body></text:note> napkins.<text:note text:id="ftn254" text:note-class="footnote"><text:note-citation>6</text:note-citation><text:note-body><text:p text:style-name="Standard"><text:span text:style-name="VimmPali">Mukhapuñchana</text:span>.</text:p></text:note-body></text:note> rain-bath doth,<text:note text:id="ftn255" text:note-class="footnote"><text:note-citation>7</text:note-citation><text:note-body><text:p text:style-name="Standard"><text:span text:style-name="VimmPali">Vassikasāṭika</text:span>.</text:p></text:note-body></text:note> should not be kept if they are not spotless gifts. If a bhikkhu uses these for expedience’ sake, he does not fail in the observance of ‘three robes’.</text:p>
      <text:p text:style-name="VimmBody"><text:soft-page-break/>What is the teaching as regards expedience in the observance of ‘begged- food’? To partake of food given to the Order as a whole,<text:note text:id="ftn256" text:note-class="footnote"><text:note-citation>1</text:note-citation><text:note-body><text:p text:style-name="Standard"><text:span text:style-name="VimmPali">Sanghabhatta</text:span>.</text:p></text:note-body></text:note> of assured food,<text:note text:id="ftn257" text:note-class="footnote"><text:note-citation>2</text:note-citation><text:note-body><text:p text:style-name="Standard"><text:span text:style-name="VimmPali">Niccabhatta</text:span>.</text:p></text:note-body></text:note> of ticket food,<text:note text:id="ftn258" text:note-class="footnote"><text:note-citation>3</text:note-citation><text:note-body><text:p text:style-name="Standard"><text:span text:style-name="VimmPali">Salākabhatta</text:span>.</text:p></text:note-body></text:note> of food offered on lunar fortnights,<text:note text:id="ftn259" text:note-class="footnote"><text:note-citation>4</text:note-citation><text:note-body><text:p text:style-name="Standard"><text:span text:style-name="VimmPali">Pakkhikabhatta</text:span>.</text:p></text:note-body></text:note> of food offered on a sacred day,<text:note text:id="ftn260" text:note-class="footnote"><text:note-citation>5</text:note-citation><text:note-body><text:p text:style-name="Standard"><text:span text:style-name="VimmPali">Uposathabhatta</text:span>.</text:p></text:note-body></text:note> of food offered to the many<text:note text:id="ftn261" text:note-class="footnote"><text:note-citation>6</text:note-citation><text:note-body><text:p text:style-name="Standard"><text:span text:style-name="VimmPali">Gaṇabhatta</text:span>.</text:p></text:note-body></text:note> and of food given in honour of a monastery,<text:note text:id="ftn262" text:note-class="footnote"><text:note-citation>7</text:note-citation><text:note-body><text:p text:style-name="Standard"><text:span text:style-name="VimmPali">Vihārabhatta</text:span>.</text:p></text:note-body></text:note> for expedience’ sake is not to fail in the observance of ‘begged food’. If one sees faults, one should reject such food.</text:p>
      <text:p text:style-name="VimmBody">What is the teaching as regards expedience in the observance of ‘regular alms-round’? If a bhikkhu on seeing elephants or horses fighting or in rut, at the gate, avoids them, or on seeing an outcast<text:note text:id="ftn263" text:note-class="footnote"><text:note-citation>8</text:note-citation><text:note-body><text:p text:style-name="Standard"><text:span text:style-name="VimmPali">Caṇḍāla</text:span> (transliteration).</text:p></text:note-body></text:note> covers his bowl, or goes behind his preceptor, teacher or a visiting bhikkhu, and thus commits certain faults for expedience’ sake, he does not fail in ‘regular alms-round’.</text:p>
      <text:p text:style-name="VimmBody">What is the teaching as regards expedience in the observance of ‘one eating’? If in the course of taking a meal at the proper time, one sees elephants, horses, cattle or snakes, or if it rains, or if one sees one’s preceptor<text:note text:id="ftn264" text:note-class="footnote"><text:note-citation>9</text:note-citation><text:note-body><text:p text:style-name="Standard"><text:span text:style-name="VimmPali">Upajjhāya</text:span> (probably transliteration).</text:p></text:note-body></text:note> or teacher,<text:note text:id="ftn265" text:note-class="footnote"><text:note-citation>10</text:note-citation><text:note-body><text:p text:style-name="Standard"><text:span text:style-name="VimmPali">Ācariya</text:span> (transliteration).</text:p></text:note-body></text:note> or a visiting bhikkhu, and stands up for expedience’ sake, and after that resumes one’s meal, one does not fail in the observance of ‘one-eating’.</text:p>
      <text:p text:style-name="VimmBody">In ‘measured food’ and ‘no food after time’, there is nothing by way of expedience.</text:p>
      <text:p text:style-name="VimmBody">What is the teaching as regards expedience in the observance of ‘dwelling in a peaceful place’? If one goes to the village for causing people to undertake the precepts, confession of faults, hearing the Law, the service of the sacred day,<text:note text:id="ftn266" text:note-class="footnote"><text:note-citation>11</text:note-citation><text:note-body><text:p text:style-name="Standard"><text:span text:style-name="VimmPali">Uposatha</text:span>.</text:p></text:note-body></text:note> the service of the termination of the rainy season residence,<text:note text:id="ftn267" text:note-class="footnote"><text:note-citation>12</text:note-citation><text:note-body><text:p text:style-name="Standard"><text:span text:style-name="VimmPali">Pavāraṇā</text:span>.</text:p></text:note-body></text:note> sickness, nursing the sick, inquiries regarding doubts on the discourses, and the like, it is not failing in the observance of ‘dwelling in a peaceful place’.</text:p>
      <text:p text:style-name="VimmBody">What is the teaching as regards expedience in the observance of ‘dwelling under a tree’? If a bhikkhu, because of rain, goes to a roofed place and returns when it is bright, he does not fail in the observance of ‘dwelling under a tree’. </text:p>
      <text:p text:style-name="VimmBody">Expedience in the observance of ‘dwelling in a dewy place’, ‘dwelling amongst the graves’, and ‘any chanced upon place’ is also like this. A bhikkhu may dwell elsewhere.</text:p>
      <text:p text:style-name="VimmBody">There is nothing by way of expedience regarding ‘always sitting and not lying down’. Yet there is a tradition as regards the expediency of pouring (medicine) into the nose. By this one does not fail in ‘always sitting and not lying down’. <text:span text:style-name="VimmPageNo">[[100|37]]</text:span> </text:p>
      <text:h text:style-name="Heading_20_3" text:outline-level="3" text:is-list-header="true">Miscellaneous teachings</text:h>
      <text:p text:style-name="VimmBody">And again one fulfils eight teachings through these thirteen austerities. In the <text:span text:style-name="VimmPali">Abhidhamma</text:span> these eight are taught: “‘Measured food’ and ‘one-eating’ are involved in ‘no food after time’. ‘Dwelling under a tree’, ‘dwelling in a dewy place’, ‘dwelling among the graves’ are involved in ‘dwelling in a peaceful place’, because, if one gathers funds for building a house, or if one likes to (do remunerative) work, keeps animals or is attached to ‘dwelling in a peaceful place’, one’s mind is not at ease. Thus thinking one dwells in peace ‘under a tree’, ‘among the graves’ or ‘in a dewy place’ ”. Thus the eight are fulfilled.</text:p>
      <text:p text:style-name="VimmBody">By these eight austerities three teachings are fulfilled: the first: ‘dwelling in a peaceful place’, the second: ‘dirt-rags’, the third: ‘begged food’. If these three are pure, the austerities are fulfilled. Therefore the Buddha taught the Venerable Elder Nanda thus: “Always you should observe ‘dwelling in a peaceful place’, ‘dirt-rags’ <text:soft-page-break/>and ‘begged food’. You should not nurse your body and life. You should not see the objects of lust.”<text:note text:id="ftn268" text:note-class="footnote"><text:note-citation>1</text:note-citation><text:note-body><text:p text:style-name="Standard"><text:span text:style-name="VimmBibRef">S. II, 281</text:span>: <text:span text:style-name="VimmBibQuote">Evaṁ kho te Nanda….. yaṁ tvaṁ āraññako ca assasi piṇḍapātiko ca paṁsukūliko ca kāmesu ca anapekkho vihareyyāsi.</text:span></text:p></text:note-body></text:note></text:p>
      <text:p text:style-name="VimmBody"><text:span text:style-name="VimmQA">Q.</text:span> Who is called observer of the austerity-factors?<text:note text:id="ftn269" text:note-class="footnote"><text:note-citation>2</text:note-citation><text:note-body><text:p text:style-name="Standard"><text:span text:style-name="VimmPali">Dhutanga</text:span>.</text:p></text:note-body></text:note> How many kinds of teachings are there regarding austerities? Which of three persons observe the austerities? How many seasons are there for the observance of austerities? Who is an observer and teacher of the austerities?</text:p>
      <text:p text:style-name="VimmBody"><text:span text:style-name="VimmQA">A.</text:span> There are thirteen austerities taught by the Buddha. These are precepts of the Buddha. These are called austerity-factors. Here the skilful, unskilful and the non-characterizable<text:note text:id="ftn270" text:note-class="footnote"><text:note-citation>3</text:note-citation><text:note-body><text:p text:style-name="Standard"><text:span text:style-name="VimmPali">Kusala, akusala, avyākata</text:span>.</text:p></text:note-body></text:note> should not be taught, because the unskilful man is full of lust. He does not remove lust. He lives in wickedness. He is greedy of worldly advantages. Therefore, unskill is (not) austerity.</text:p>
      <text:p text:style-name="VimmBody">How many kinds of teachings are there? There are two teachings of austerities: non-greed and non-delusion. The Buddha has said, “If a bhikkhu who observes (the austerity of) ‘dirt-rags’ is endowed with paucity of wishes, is contented with little, enjoys tranquillity, is doubt-free and relies on freedom, then he is called one who observes (the austerity of) ‘dirt-rags’ ”.<text:note text:id="ftn271" text:note-class="footnote"><text:note-citation>4</text:note-citation><text:note-body><text:p text:style-name="Standard">Cp. <text:span text:style-name="VimmBibRef">A. III, 219</text:span>: <text:span text:style-name="VimmBibQuote">Imesaṁ kho bhikkhave pañcannaṁ āraññakānaṁ yvāyaṁ āraññako appicchataṁ yeva nissāya santuṭṭhiṁ yeva nissāya sallekhaṁ yeva nissāya pavivekaṁ yeva nissāya idaṁ aṭṭhitaṁ yeva nissāya āraññako hoti, ayaṁ imesaṁ pañcannaṁ āraññakānaṁ aggo ca seṭṭho ca mokkho ca uttamo ca pavaro ca.</text:span></text:p></text:note-body></text:note> The other austerities are all greedless and delusion-free. By means of this greedlessness, a bhikkhu removes ignorance in thirteen places. And again by this greed lessness which the Buddha made possible (a bhikkhu) arouses in his mind aversion, and being free from doubt, reasonably removes the stain of lust and crookedness. By this freedom from delusion, he removes weariness of the flesh and crookedness. These are the two teachings of austerities. These are greedlessness and freedom from delusion. <text:span text:style-name="VimmPageNo">[[101|38]]</text:span> </text:p>
      <text:p text:style-name="VimmBody">Which of the three persons observe the austerities’? The man of greed and the man of delusion observe the austerities. The man of hate cannot' observe the austerities. The man of greed and the man of delusion can observe the austerities. The man of greed accomplishes heedfulness through attachment. If he becomes heedless, he overcomes greed. Delusion is non-doubting. By means of the austerities a bhikkhu can fulfil heedfulness. If he is heedful, he can overcome delusion well. That is why the man of greed and the man of delusion observe the austerities.</text:p>
      <text:p text:style-name="VimmBody">Heedless men suffer and do evil. A heedless man should not observe (because if he does, he will increase his sufferings), just as a person afflicted with a disease of phlegm worsens on taking hot drinks.</text:p>
      <text:p text:style-name="VimmBody">And again there is a tradition. A heedless man should dwell ‘in a peaceful place’ or ‘under a tree’. Why should he dwell ‘in a peaceful place’? Because there are no worldly troubles there.</text:p>
      <text:p text:style-name="VimmBody">How many seasons are there for the observance of austerities? Eight months are the period for three austerities, namely, ‘dwelling under a tree’, ‘dwelling in a dewy place’ and ‘dwelling among the graves’. The Buddha has permitted dwelling in roofed places in the rainy season.<text:note text:id="ftn272" text:note-class="footnote"><text:note-citation>5</text:note-citation><text:note-body><text:p text:style-name="Standard"><text:span text:style-name="VimmPali">Vassāna</text:span>.</text:p></text:note-body></text:note></text:p>
      <text:p text:style-name="VimmBody"><text:span text:style-name="VimmQA">Q.</text:span> ‘Who is an observer and teacher of the austerities’?</text:p>
      <text:p text:style-name="VimmBody"><text:span text:style-name="VimmQA">A.</text:span> There is one who is an observer and teacher of the austerities. There is one who is an observer but not a teacher of austerities. There is one who is not an observer but only a teacher of austerities, and there is one who is neither an observer nor a teacher of austerities.</text:p>
      <text:p text:style-name="VimmBody">Who is ‘an observer and teacher of austerities’? The Consummate One who has fulfilled the observance of the austerities.</text:p>
      <text:p text:style-name="VimmBody">Who is ‘an observer but not a teacher of austerities’? The Consummate One who has not fulfilled the observance of the austerities.</text:p>
      <text:p text:style-name="VimmBody">Who is ‘not an observer but only a teacher of austerities’? The learner or the commoner who has fulfilled the observance of the austerities.</text:p>
      <text:p text:style-name="VimmBody">Who is ‘neither an observer nor a teacher of austerities’? The learner or the commoner who has not fulfilled the observance of the austerities.</text:p>
      <text:p text:style-name="VimmBody"><text:soft-page-break/><text:span text:style-name="VimmQA">Q.</text:span> What is the salient characteristic, function and manifestation of the austerities?</text:p>
      <text:p text:style-name="VimmBody"><text:span text:style-name="VimmQA">A.</text:span> Paucity of wishes is the salient characteristic. Contentment is the function. Non-doubting is the manifestation.</text:p>
      <text:p text:style-name="VimmBody">And again non-attachment is the salient characteristic. Moderation is the function. Non-retrogression is the manifestation.</text:p>
      <text:p text:style-name="VimmBody">What are the initial, medial and final stages of the austerities? The undertaking to observe is the initial stage. Practice is the medial stage and rejoicing is the final stage. <text:span text:style-name="VimmPageNo">[[102|39]]</text:span> </text:p>
      <text:h text:style-name="Heading_20_2" text:outline-level="2">On distinguishing concentration</text:h>
      <text:p text:style-name="VimmExportSkip">CHAPTER THE FOURTH</text:p>
      <text:p text:style-name="VimmBody"><text:span text:style-name="VimmQA">Q.</text:span> Now; what should the yogin who dwells in pure virtue do, when he has already observed the austerities and has reached an excellent station?</text:p>
      <text:p text:style-name="VimmBody"><text:span text:style-name="VimmQA">A.</text:span> Let him bring out concentration.</text:p>
      <text:p text:style-name="VimmBody"><text:span text:style-name="VimmQA">Q.</text:span> What is concentration? What is its salient characteristic? What is its function? What is its manifestation? What is its near cause? Who observes it? What differences are there between meditation, freedom, concentration and right observance? How many are the causes which produce concentration? How many states are obstacles to progress in concentration? How many benefits of concentration are there? What are the requisites of concentration? How many kinds of concentration are there? What is the bringing out of concentration?</text:p>
      <text:h text:style-name="Heading_20_3" text:outline-level="3" text:is-list-header="true">Meaning of concentration</text:h>
      <text:p text:style-name="VimmBody"><text:span text:style-name="VimmQA">A.</text:span> Concentration means that one has purity of mind, endeavours steadfastly, dwells with the truth having the benefit of tranquillity and is not distracted. This is called concentration.</text:p>
      <text:p text:style-name="VimmBody">And again, it means not allowing one’s mind to be bent by the strong wind of passion. It is comparable to the unflickering flame of the lamp behind the palace.</text:p>
      <text:p text:style-name="VimmBody">It is said in the <text:span text:style-name="VimmPali">Abhidhamma</text:span> thus: “What fixes the mind aright, causes it to be not dependent on any, causes it to be unmoved, undisturbed, tranquillized and non-attached, and Tightens the faculty of concentration and the power of concentration <text:span text:style-name="VimmPageNoOrig">[407]</text:span> is called concentration.”<text:note text:id="ftn273" text:note-class="footnote"><text:note-citation>1</text:note-citation><text:note-body><text:p text:style-name="Standard">In his Vimuttimagga and Visuddhimagga, p. 26, Prof. Dr. P. V. Bapat has traced this passage to <text:span text:style-name="VimmBibRef">Vbh. 217</text:span>: <text:span text:style-name="VimmBibQuote">Yā cittassa ṭ</text:span><text:span text:style-name="VimmBibQuote"><text:span text:style-name="T16">hiti saṇṭhiti </text:span></text:span><text:span text:style-name="VimmBibQuote">ava</text:span><text:span text:style-name="VimmBibQuote"><text:span text:style-name="T16">ṭṭ</text:span></text:span><text:span text:style-name="VimmBibQuote">hiti </text:span><text:span text:style-name="VimmBibQuote"><text:span text:style-name="T16">avisāhāro </text:span></text:span><text:span text:style-name="VimmBibQuote">avikkhepo avisāhaṭa</text:span><text:span text:style-name="VimmBibQuote"><text:span text:style-name="T16">m</text:span></text:span><text:span text:style-name="VimmBibQuote">ā</text:span><text:span text:style-name="VimmBibQuote"><text:span text:style-name="T16">nasat</text:span></text:span><text:span text:style-name="VimmBibQuote">ā</text:span><text:span text:style-name="VimmBibQuote"><text:span text:style-name="T16"> sama</text:span></text:span><text:span text:style-name="VimmBibQuote">tho samādhindriyaṁ samādhibalaṁ sammāsamādhi: ayaṁ vuccati samādhi.</text:span></text:p></text:note-body></text:note></text:p>
      <text:h text:style-name="Heading_20_3" text:outline-level="3" text:is-list-header="true">Salient characteristic etc.</text:h>
      <text:p text:style-name="VimmBody">What are its salient characteristic, function, manifestation and near cause? Dwelling of mind is its salient characteristic; overcoming of hatred is its function; tranquillity is its manifestation; non-association with defilement and the mind obtaining freedom are its near cause.</text:p>
      <text:p text:style-name="VimmBody">Who observes concentration? Namely, he who maintains the mind and the mental properties in a state of equilibrium. It is like the hand which holds a pair of scales evenly.</text:p>
      <text:p text:style-name="VimmBody">The even practice of mindfulness and energy is concentration. It is comparable to the evenness of oil in an oiled bowl. Equilibrated thought, <text:span text:style-name="VimmPageNo">[[103|40]]</text:span> like the equalized energy of four horses of a chariot, is concentration. It is like the attentiveness of a fletcher scrutinizing the straightness of a shaft. It is like a drug which counteracts poison, because it removes resentment. It is said in the <text:span text:style-name="VimmPali">Abhidhamma</text:span> thus: “<text:note text:id="ftn274" text:note-class="footnote"><text:note-citation>2</text:note-citation><text:note-body><text:p text:style-name="Standard">* Unintelligible.</text:p></text:note-body></text:note>*………. is the meaning of <text:span text:style-name="T9">concentra</text:span>tion.” This explanation of concentration is comprehensive.</text:p>
      <text:p text:style-name="VimmBody">‘Meditation’ means the four meditations, namely, the first meditation and others.</text:p>
      <text:p text:style-name="VimmBody">‘Freedom’ means the eight kinds of freedom, namely, one having internal perception of form reflects on external form and so on.<text:note text:id="ftn275" text:note-class="footnote"><text:note-citation>3</text:note-citation><text:note-body><text:p text:style-name="Standard"><text:span text:style-name="VimmPali">Aṭṭha Vimokkha</text:span>. Cp. <text:span text:style-name="VimmBibRef">D.II, 70, 71</text:span>. <text:span text:style-name="VimmBibRef">A. IV, 306</text:span>. <text:span text:style-name="VimmBibQuote"><text:span text:style-name="T9">Rūpī rūpāni </text:span></text:span><text:span text:style-name="VimmBibQuote">passati</text:span> etc. In the Abhidharma <text:span text:style-name="T9">Saṅgīti Paryāya Padaṡāstra, </text:span>the following account of the eight deliverances or kinds of freedom is given:- “Having (or with) form one reflects on form; not having internal perception of form, one reflects on external form; attaining to and realizing the emancipation of purity through one’s body, one dwells; transcending all perceptions of form, destroying all perceptions of sense-reactions, becoming heedless of perceptions of diversity, one enters limitless space, and, attaining to the sphere of the infinity of space, dwells; entirely transcending the sphere of the infinity of space, one enters limitless consciousness, and, attaining to the sphere of the infinity of consciousness, dwells; entirely transcending, the sphere of the infinity of consciousness, one enters nothingness and, attaining to the sphere of nothingness, dwells; entirely transcending the sphere of nothingness, one enters the sphere of neither perception nor non-perception and, attaining to it, dwells; and entirely transcending the sphere of neither perception nor non-perception, one enters the state of the dissolution of perception and sensation and, attaining to and realizing it through the body, dwells”.</text:p></text:note-body></text:note></text:p>
      <text:p text:style-name="VimmBody"><text:soft-page-break/>‘Concentration’ means the three kinds of concentration, namely, initial and sustained application of thought and others.</text:p>
      <text:p text:style-name="VimmBody">‘Right observance’ means the right observance of the nine gradually ascending states.<text:note text:id="ftn276" text:note-class="footnote"><text:note-citation>1</text:note-citation><text:note-body><text:p text:style-name="Standard"><text:span text:style-name="VimmBibRef">A. IV, 410</text:span>: <text:span text:style-name="VimmBibQuote">Nava </text:span><text:span text:style-name="VimmBibQuote"><text:span text:style-name="T9">anupubhavihārā</text:span></text:span><text:span text:style-name="VimmBibQuote"><text:span text:style-name="T31">.</text:span></text:span></text:p></text:note-body></text:note></text:p>
      <text:p text:style-name="VimmBody">‘What is ‘meditation’? It is to contemplate on reality, to remove resentment, to make the mind happy, to discard the hindrances, to gain freedom, to equalize, to arouse concentration skilfully, to acquire liberation, to dwell in right observance, to wish to arouse concentration and to aspire to possess freedom.</text:p>
      <text:h text:style-name="Heading_20_3" text:outline-level="3" text:is-list-header="true">Benefits produced by concentration</text:h>
      <text:p text:style-name="VimmBody">How many benefits can concentration produce? There are four benefits which concentration can produce. What are the four? Pleasant dwelling in the happiness of truth in the present life; enjoyment of all objects through investigation; acquisition of worldly knowledge; the attainment of perfection.</text:p>
      <text:p text:style-name="VimmBody">What is ‘pleasant dwelling in the happiness of truth in the present life’? Namely, one acquires concentration and is freed from corruption. One’s mind arouses joy, partakes of the joy of the supramundane and dwells pleasantly in the happiness of truth in the present life. Therefore, has the Blessed One said: “He produces joy from quietude, acquires coolness and becomes perfect gradually.”<text:note text:id="ftn277" text:note-class="footnote"><text:note-citation>2</text:note-citation><text:note-body><text:p text:style-name="Standard">Not traced.</text:p></text:note-body></text:note> And again, the Buddha declared to the bhikkhus: “At <text:span text:style-name="VimmPageNo">[[104|41]]</text:span> first I was a naked ascetic; I did not move my body or open my mouth for seven days and seven nights; I sat in silence enwrapped in bliss.”<text:note text:id="ftn278" text:note-class="footnote"><text:note-citation>3</text:note-citation><text:note-body><text:p text:style-name="Standard">Cp. <text:span text:style-name="VimmBibRef">Ud. 3</text:span>.</text:p></text:note-body></text:note> This is the meaning, in the Noble Teaching, of ‘pleasant dwelling in the happiness of truth in the present life’.</text:p>
      <text:p text:style-name="VimmBody">‘Enjoyment of all objects through investigation’ means that a yogin acquires concentration and is not hindered by objects. Being pliant of mind, he is able to concentrate. He investigates the aggregations, the sense-spheres, the elements and others. He is well-disposed. Therefore, the Blessed One taught the bhikkhus thus: “Thus should you train yourselves. Everything depends on mind. Know this as it is.”<text:note text:id="ftn279" text:note-class="footnote"><text:note-citation>4</text:note-citation><text:note-body><text:p text:style-name="Standard">Cp. <text:span text:style-name="VimmBibRef">Dh. 1</text:span>: <text:span text:style-name="VimmBibQuote">Manopubbaṅgamā dhammā.</text:span></text:p></text:note-body></text:note></text:p>
      <text:p text:style-name="VimmBody">‘Acquisition of worldly knowledge’ means that one having acquired concentration, develops the five faculties of knowledge, namely, psychic power, divine ear, knowledge of others’ thoughts, recollection of past existences, and the divine eye. Therefore, the Blessed One has declared: “With concentrated mind one is able to change one’s body at will. Thus one produces psychic power in the various modes.”<text:note text:id="ftn280" text:note-class="footnote"><text:note-citation>5</text:note-citation><text:note-body><text:p text:style-name="Standard"><text:span text:style-name="VimmBibRef">M. II, 18</text:span>.</text:p></text:note-body></text:note></text:p>
      <text:p text:style-name="VimmBody">‘The attainment of perfection’ means that one having a concentrated mind, although one has yet to reach the stage of the learning-ender, may not fall back at all. One gains (a good) reward through concentration. One attains to ‘the form’, ‘the formless’ and to perfection. The Buddha has declared: “Those who practise a little of the first meditation are able to join the retinue of Brahmā. All such are born in such a <text:soft-page-break/>world.”<text:note text:id="ftn281" text:note-class="footnote"><text:note-citation>6</text:note-citation><text:note-body><text:p text:style-name="Standard"><text:span text:style-name="VimmBibRef">A. II, 126</text:span>: <text:span text:style-name="VimmBibQuote">Idha bhikkhave ekacco puggalo vivic’eva kāmehi vivicca akusalehi dhammehi .......... paṭhamajjhānaṁ upasampajja viharati. So tad assādeti taṁ nikāmeti tena ca vittiṁ āpajjati, tattha ṭhito tad-adhimutto tabbahulavihārī aparihīno kālaṁ kurumāno Brahma-kāyikānaṁ devānaṁ sahavyataṁ uppajjati.</text:span></text:p></text:note-body></text:note> These four benefits can be produced by concentration. Each of them causes to arouse.</text:p>
      <text:h text:style-name="Heading_20_3" text:outline-level="3" text:is-list-header="true">Obstacles to concentration</text:h>
      <text:p text:style-name="VimmBody">How many states are obstacles to progress in concentration? Namely, eight states: lust, hatred, indolence, rigidity, agitation, uncertainty, delusion, absence of joy and bliss. All other evil demeritorious states are obstacles.</text:p>
      <text:h text:style-name="Heading_20_3" text:outline-level="3" text:is-list-header="true">Causes of concentration</text:h>
      <text:p text:style-name="VimmBody">How many causes of concentration are there? Namely, eight states are causes: renunciation, non-hatred, brightness, non-disturbedness, all skilful states, sustained application of thought, gladness, and those states that arouse knowledge of the truth. These are causes of concentration. <text:span text:style-name="VimmPageNo">[[105|42]]</text:span> </text:p>
      <text:h text:style-name="Heading_20_3" text:outline-level="3" text:is-list-header="true">Requisites of concentration</text:h>
      <text:p text:style-name="VimmBody">What are the requisites of concentration? There are seven, namely: virtue, contentment, shielding of the faculties, moderation in drink and food, not sleeping in the first, middle and last watches of the night, the being intent on wisdom and a calm and quiet dwelling-place.</text:p>
      <text:h text:style-name="Heading_20_3" text:outline-level="3" text:is-list-header="true">Kinds of concentration (Various)</text:h>
      <text:h text:style-name="Heading_20_4" text:outline-level="4" text:is-list-header="true">Two kinds of concentration</text:h>
      <text:p text:style-name="VimmBody">How many kinds of concentration are there?</text:p>
      <text:p text:style-name="VimmBody">There are two kinds of concentration. The first is mundane concentration; the second is supramundane concentration. The acquisition of the Noble Fruit is called ‘supramundane concentration’; the others are named ‘mundane’. Mundane concentration is accompanied by corruption, is connected with the fetters and is bound. This is the flood. This is the bond. This is hindrance. This is the corruption of virtue and views. This is clinging. This is defilement. Such are the qualities of ‘mundane concentration’. The opposite of this is named ‘supramundane concentration’.</text:p>
      <text:p text:style-name="VimmBody">And again, there are two kinds in concentration: wrong concentration<text:note text:id="ftn282" text:note-class="footnote"><text:note-citation>1</text:note-citation><text:note-body><text:p text:style-name="Standard"><text:span text:style-name="VimmPali">Micchāsamādhi</text:span>.</text:p></text:note-body></text:note> and Right Concentration. What is wrong concentration? Unskilful unification of mind is called ‘wrong concentration’. Skilful unification of mind is called ‘Right Concentration’. Wrong concentration should be abandoned. Right concentration should be practised.</text:p>
      <text:p text:style-name="VimmBody">And again, there are two kinds of concentration: access concentration and fixed concentration. The antecedent portion — this is called ‘access concentration’. Suppression, of the hindrances — this is called ‘fixed concentration’.</text:p>
      <text:h text:style-name="Heading_20_4" text:outline-level="4" text:is-list-header="true">Three kinds of concentration</text:h>
      <text:p text:style-name="VimmBody">And again, there are three kinds: concentration with initial and sustained application of thought; without initial and only with sustained application of thought; with neither initial nor sustained application of thought.<text:note text:id="ftn283" text:note-class="footnote"><text:note-citation>2</text:note-citation><text:note-body><text:p text:style-name="Standard"><text:span text:style-name="VimmBibRef">D. III, 219</text:span>: <text:span text:style-name="VimmBibQuote">Tayo samādhi. Savitakko savicāro samādhi, avitakko vicāramatto samādhi, avitakko avicāro samādhi.</text:span></text:p></text:note-body></text:note></text:p>
      <text:p text:style-name="VimmBody">What is ‘with initial and sustained application of thought’? The first meditation is ‘with initial and sustained application of thought’. In the second meditation there is no initial application of thought, but there is sustained application of thought. In the other meditations there is ‘neither initial nor sustained application of thought’.</text:p>
      <text:p text:style-name="VimmBody">And again, there are three kinds of concentration. Namely, the concentration that is produced together with joy; the concentration that is produced <text:span text:style-name="VimmPageNo">[[106|43]]</text:span> together with bliss; the concentration that is produced together with indifference. The first and the second meditations (<text:span text:style-name="VimmPali"><text:span text:style-name="T32">jhānas</text:span></text:span>) are ‘produced together with joy’, the third is ‘produced together with bliss’ and the fourth meditation (<text:span text:style-name="VimmPali"><text:span text:style-name="T32">jhāna</text:span></text:span>) is ‘produced together with equanimity’.</text:p>
      <text:p text:style-name="VimmBody"><text:soft-page-break/>And again, there are three kinds of concentration: skilful concentration; skilful result (producing) concentration; real concentration.</text:p>
      <text:p text:style-name="VimmBody">What is ‘skilful concentration’? The concentration pertaining to the form and the formless practised by the learner of the Noble Path and the commoner is called ‘skilful concentration’. The concentration of the learner who is established in the Noble Fruit (in the spheres of form and the formless) and of the commoner who is reborn in the spheres of the form and the formless is called ‘result producing concentration’. The concentration of the form and the formless practised by the learning-ender is called ‘real concentration’.</text:p>
      <text:h text:style-name="Heading_20_4" text:outline-level="4" text:is-list-header="true">Four kinds of concentration</text:h>
      <text:p text:style-name="VimmBody">And again, there are four kinds of concentration: the sense plane concentration;<text:note text:id="ftn284" text:note-class="footnote"><text:note-citation>1</text:note-citation><text:note-body><text:p text:style-name="Standard"><text:span text:style-name="VimmPali"><text:span text:style-name="T32">Kāmāvacara samādhi</text:span></text:span><text:span text:style-name="T32">.</text:span><text:span text:style-name="T19"> </text:span>Lit., ‘That that’ practice and ‘true keeping’. The rendering is tentative.</text:p></text:note-body></text:note> the form plane concentration;<text:note text:id="ftn285" text:note-class="footnote"><text:note-citation>2</text:note-citation><text:note-body><text:p text:style-name="Standard"><text:span text:style-name="VimmPali"><text:span text:style-name="T32">Rūpāvacara samādhi</text:span></text:span><text:span text:style-name="T32">.</text:span></text:p></text:note-body></text:note> the formless plane concentration;<text:note text:id="ftn286" text:note-class="footnote"><text:note-citation>3</text:note-citation><text:note-body><text:p text:style-name="Standard"><text:span text:style-name="VimmPali"><text:span text:style-name="T32">Arūpāvacara samādhi</text:span></text:span><text:span text:style-name="T32">.</text:span></text:p></text:note-body></text:note> unincluded concentration.<text:note text:id="ftn287" text:note-class="footnote"><text:note-citation>4</text:note-citation><text:note-body><text:p text:style-name="Standard"><text:span text:style-name="VimmPali"><text:span text:style-name="T32">Apariyāpanna samādhi</text:span></text:span><text:span text:style-name="T32">.</text:span></text:p></text:note-body></text:note></text:p>
      <text:p text:style-name="VimmBody">The putting away of each of the five hindrances by its opposite and the maintaining of it is called ‘the sense plane concentration’ ; the four meditations are called ‘the form plane concentration’ ; the four formless plane meditations and the result of good action (?) are called ‘the formless plane concentration’. The concentration of the four Paths and the four Fruits is called ‘unincluded concentration’.</text:p>
      <text:p text:style-name="VimmBody">And again, there are four practices in concentration: painful practice (of a man of) slow wit; painful practice (of a man of) quick wit; pleasant practice (of a man of) quick wit; pleasant practice (of a man of) slow wit.<text:note text:id="ftn288" text:note-class="footnote"><text:note-citation>5</text:note-citation><text:note-body><text:p text:style-name="Standard"><text:span text:style-name="VimmBibRef"><text:span text:style-name="T19">A. II, 149</text:span></text:span><text:span text:style-name="T19">: </text:span><text:span text:style-name="VimmBibQuote"><text:span text:style-name="T19">Dukkhāpaṭipadā dandhābhiññā, dukkhāpaṭipadā khippābhiññā, sukhāpaṭipadā dandhābhiññā sukhāpaṭipadā khippābhiññā.</text:span></text:span></text:p></text:note-body></text:note> (Here) the first of these four kinds of men has dense passion, and the second, rare passion; the third has keen faculties, and the fourth, dull faculties.</text:p>
      <text:p text:style-name="VimmBody">To a man of dense passion and dull faculties practice is ‘painful’; he gains concentration with ‘slow wit’.</text:p>
      <text:p text:style-name="VimmBody">To a man of dense passion and keen faculties practice is ‘painful’, though he gains concentration with ‘quick wit’.</text:p>
      <text:p text:style-name="VimmBody">To a man of rare passion and dull faculties practice is ‘pleasant’, though he gains concentration with ‘slow wit’.</text:p>
      <text:p text:style-name="VimmBody">To a man of rare passion and keen faculties practice is ‘pleasant’; he gains concentration with ‘quick wit’. <text:span text:style-name="VimmPageNo">[[107|44]]</text:span> </text:p>
      <text:p text:style-name="VimmBody">Because of the density of passion, a densely passionate man overcomes passion with difficulty. Therefore, his practice is painful.</text:p>
      <text:p text:style-name="VimmBody">Because of the dullness of faculties, a man of dull faculties has to practise meditation assiduously fora long time and wake up his sluggish wit. Therefore, he is called (a man of) dull faculties.</text:p>
      <text:p text:style-name="VimmBody">In this way the others also should be understood.</text:p>
      <text:p text:style-name="VimmBody">And again, there are four kinds in concentration, namely, restricted concentration with restricted object; restricted concentration with immeasurable object; immeasurable concentration with restricted object; immeasurable concentration with immeasurable object.<text:note text:id="ftn289" text:note-class="footnote"><text:note-citation>6</text:note-citation><text:note-body><text:p text:style-name="Standard"><text:span text:style-name="VimmPali">Paritta-samādhi, paritta-ārammaṇa; paritta-samādhi, appamāṇa-ārammaṇa; appamāṇa- samādhi, paritta-ārammaṇa; appamāṇa-samādhi, appamāṇa-ārammaṇa.</text:span></text:p></text:note-body></text:note> What is ‘restricted concentration with restricted object’? The concentration that is not able to keep pace with the mind and an object that is weak — these are called ‘restricted concentration with restricted object’. What is ‘restricted concentration with immeasurable object’? The concentration that is not able to keep pace with the mind and an object that is powerful—these are called ‘restricted concentration with immeasurable object’. What is ‘immeasurable concentration with restricted object’? The concentration capable of keeping pace with the mind and an object that is weak — these are called ‘immeasurable concentration with restricted object’. What is ‘immeasurable concentration with immeasurable object’? The <text:soft-page-break/>concentration that is capable of keeping pace with the mind and an object that is powerful — these are called ‘immeasurable concentration with immeasurable object’.</text:p>
      <text:p text:style-name="VimmBody">And again, there are four kinds in concentration: will-concentration; effort-concentration; mind-concentration; scrutiny-concentration.<text:note text:id="ftn290" text:note-class="footnote"><text:note-citation>1</text:note-citation><text:note-body><text:p text:style-name="Standard"><text:span text:style-name="VimmBibRef">A. I, 39, 297</text:span>—<text:span text:style-name="VimmBibQuote">Chanda, viriya, citta and vīmaṁsa</text:span><text:span text:style-name="VimmPali">.</text:span></text:p></text:note-body></text:note></text:p>
      <text:p text:style-name="VimmBody">‘Will-concentration’ is attained by means of the will; ‘effort-concentration’ is attained by means of effort; what is attained by means of the mind is ‘mind- concentration’; what is attained by means of scrutiny is ‘scrutiny-concentration’.</text:p>
      <text:p text:style-name="VimmBody">And again, there are four kinds in concentration: the concentration to which the Enlightened One attains but not the hearer; the concentration to which the hearer attains but not the Enlightened One; the concentration to which both the Enlightened One and the hearer attain; the concentration to which neither the Enlightened One nor the hearer attains.</text:p>
      <text:p text:style-name="VimmBody">The concentration of great commiseration<text:note text:id="ftn291" text:note-class="footnote"><text:note-citation>2</text:note-citation><text:note-body><text:p text:style-name="Standard"><text:span text:style-name="VimmPali">Mahā karuṇā samāpatti</text:span>.</text:p></text:note-body></text:note> and the concentration of the twin-miracle<text:note text:id="ftn292" text:note-class="footnote"><text:note-citation>3</text:note-citation><text:note-body><text:p text:style-name="Standard"><text:span text:style-name="VimmPali">Yamakapāṭihāriya</text:span>.</text:p></text:note-body></text:note> are attainments of the Enlightened One and not of the hearer. The fruition concentration of the learner<text:note text:id="ftn293" text:note-class="footnote"><text:note-citation>4</text:note-citation><text:note-body><text:p text:style-name="Standard"><text:span text:style-name="VimmPali">Sek hiya-phala-samādhi</text:span>.</text:p></text:note-body></text:note> is an attainment of the hearer and not of the Enlightened One. The concentration of the nine gradually ascending states and the fruition concentration of the learning-ender are attainments of <text:span text:style-name="VimmPageNo">[[108|45]]</text:span> both the Enlightened One and the hearer. And the concentration of inconscience<text:note text:id="ftn294" text:note-class="footnote"><text:note-citation>5</text:note-citation><text:note-body><text:p text:style-name="Standard">The concentration that causes rebirth among the unconscious gods (<text:span text:style-name="VimmPali">asañña samāpatti</text:span>).</text:p></text:note-body></text:note> is an attainment neither of the Enlightened One nor the hearer.</text:p>
      <text:p text:style-name="VimmBody">And again, there are four kinds in concentration: the concentration that is a cause of origination and not of cessation; of cessation and not of origination; of both origination and cessation; of neither origination nor cessation.</text:p>
      <text:p text:style-name="VimmBody"><text:span text:style-name="VimmQA">Q.</text:span> What are causes of ‘origination and not of cessation’? Skilful and unskilful concentration of the sense plane are causes of ‘origination and not of cessation’. The concentration of the fourfold Noble Path causes cessation and not origination. Skilful concentration of the learner and the commoner pertaining to the form plane and the formless plane cause ‘origination and cessation’. <text:span text:style-name="VimmPageNoOrig">[408]</text:span> The concentration of the Noble Fruit and object concentration cause ‘neither origination nor cessation’.</text:p>
      <text:p text:style-name="VimmBody">And again, there are four kinds in concentration: the first meditation; the second meditation; the third meditation; the fourth meditation.</text:p>
      <text:p text:style-name="VimmBody">Freedom from the five hindrances, the fulfilment of initial and sustained application of thought, joy, ease and unification of mind are called ‘the first meditation’.</text:p>
      <text:p text:style-name="VimmBody">Freedom from initial and sustained application of thought and the fulfilment of the other three (are called ‘the second meditation’).</text:p>
      <text:p text:style-name="VimmBody">Freedom from joy and the fulfilment of the other two (are called ‘the third meditation’).</text:p>
      <text:p text:style-name="VimmBody">Freedom from ease and the fulfilment of equanimity and unification of mind are called the fourth meditation.</text:p>
      <text:h text:style-name="Heading_20_4" text:outline-level="4" text:is-list-header="true">Five kinds of concentration</text:h>
      <text:p text:style-name="VimmBody">And again, there are five kinds in concentration, namely the first meditation; the second meditation; the third meditation; the fourth meditation; the fifth meditation. This fivefold (classification of) meditation is based on the five factors of meditation, namely, initial application of thought, sustained application of thought, joy, bliss, unification of mind.</text:p>
      <text:p text:style-name="VimmBody">The separation from the five hindrances and the fulfilment of the five factors are called ‘the first meditation’.</text:p>
      <text:p text:style-name="VimmBody">The separation from initial application of thought and the fulfilment of the other four factors are called ‘the second meditation’.</text:p>
      <text:p text:style-name="VimmBody">The separation from initial and sustained application of thought and the fulfilment of the other three factors are called ‘the third meditation’.</text:p>
      <text:p text:style-name="VimmBody"><text:soft-page-break/>The separation from (initial and sustained application of thought, joy) and the fulfilment of the other two factors are called ‘the fourth meditation’. <text:span text:style-name="VimmPageNo">[[109|46]]</text:span> </text:p>
      <text:p text:style-name="VimmBody">The separation from (initial and sustained application of thought, joy,) bliss and the fulfilment of two factors are called ‘the fifth meditation. (The two factors are) equanimity and unification of mind.</text:p>
      <text:h text:style-name="Heading_20_3" text:outline-level="3" text:is-list-header="true">Miscellaneous teachings</text:h>
      <text:h text:style-name="Heading_20_4" text:outline-level="4" text:is-list-header="true">Why four and five meditations are taught</text:h>
      <text:p text:style-name="VimmBody"><text:span text:style-name="VimmQA">Q.</text:span> Why are four and five meditations taught?</text:p>
      <text:p text:style-name="VimmBody"><text:span text:style-name="VimmQA">A.</text:span> Because the result depends on two sorts of men. In the second meditation there are two divisions: without initial and sustained application of thought, and without initial and only with sustained application of thought,</text:p>
      <text:p text:style-name="VimmBody"><text:span text:style-name="VimmQA">Q.</text:span> How does a yogin induce the second meditation from the first?</text:p>
      <text:p text:style-name="VimmBody"><text:span text:style-name="VimmQA">A.</text:span> He considers the coarseness of initial and sustained application of thought, knows the disadvantages of initial and sustained application of thought, and induces the second meditation which is free from initial and sustained application of thought. This is the way of progress in the four meditations.</text:p>
      <text:p text:style-name="VimmBody">And again, there is another man. He is able to induce freely the second meditation out of the first meditation. He considers the coarseness of initial application of thought and knows the disadvantages of initial application of thought. He discerns the state of being free from initial application of thought. Possessing restricted sustained application of thought, he induces the second meditation. This is the way of progress in the five meditations. Therefore, the five meditations are taught.</text:p>
      <text:p text:style-name="VimmBody">And again, there are five kinds in concentration, namely, complete fixed meditation in the five factors: joyfulness, blissfulness, mindfulness, luminousness and the perception of steadily moving thought. Here ‘joyfulness’ is in the first and the second meditations. ‘Blissfulness’ is in the third meditation. ‘Mindfulness’ is in the knowledge of others’ thoughts. ‘Luminousness’ is in the knowledge of the divine eye. The knowledge of steadily moving thought is born of reflection<text:note text:id="ftn295" text:note-class="footnote"><text:note-citation>1</text:note-citation><text:note-body><text:p text:style-name="Standard">Lit. “That that knowledge”.</text:p></text:note-body></text:note> concentration. This is called ‘the perception of steadily moving thought’.</text:p>
      <text:p text:style-name="VimmBody">And again there are five kinds in concentration, namely, Right Concentration connected with the fivefold knowledge. These are consequences of present bliss and the bliss to be. These arise depending on the knowledge of the body.</text:p>
      <text:p text:style-name="VimmBody">(1)<text:tab/>This concentration is practised by the Noble Ones and is passion-free.</text:p>
      <text:p text:style-name="VimmBody">(2)<text:tab/>This concentration is practised by wise men.</text:p>
      <text:p text:style-name="VimmBody">(3)<text:tab/>This is the excellent bliss of solitude and the attainment of tranquillity. Although this accomplishes the unique, yet it does not overcome birth and death. <text:span text:style-name="VimmPageNo">[[110|47]]</text:span> </text:p>
      <text:p text:style-name="VimmBody">(4)<text:tab/>This concentration is most pleasant and peaceful. This becomes one endowed with tranquillity. This does not overcome the (belief in) self (which is the cause) of birth and death.</text:p>
      <text:p text:style-name="VimmBody">(5)<text:tab/>This concentration moves in mindfulness and is a cause of mindfulness. These arise owing to knowledge of the body.</text:p>
      <text:p text:style-name="VimmBody">And now, (the acceptance of) objects of meditation, what is connected with the requisites, and the inferior, the middling and the superior have been distinguished. Thus there are many divisions of concentration.</text:p>
      <text:p text:style-name="VimmBody">(Further), it should be known that all concentration may be classified under the four meditations.<text:note text:id="ftn296" text:note-class="footnote"><text:note-citation>2</text:note-citation><text:note-body><text:p text:style-name="Standard"><text:span text:style-name="VimmBibRef">D. II, 313</text:span>: <text:span text:style-name="VimmBibQuote">Katamo ca bhikkhave sammā-samādhi? Idha bhikkhave bhikkhu vivi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itiyā ca virāgā upekhako viharati sato ca sampajāno, sukhaṁ ca kāyena paṭisaṁvedeti yan taṁ ariyā ācikkhanti: ‘upekhako satimā sukha-vihāri ti’ tatiyajjhānaṁ upasampajja viharati. Sukhassa ca pahānā dukkhassa ca pahānā pubb' eva somanassa-domanassānaṁ atthagamā adukkhaṁ asukhaṁ upekhā-sati-pārisuddhiṁ catutthajjhāñaṁ upasampajja viharati. Ayaṁ vuccati bhikkhave sammā-samādhi.</text:span></text:p></text:note-body></text:note> <text:span text:style-name="VimmPageNo">[[111|48]]</text:span> </text:p>
      <text:h text:style-name="Heading_20_2" text:outline-level="2"><text:soft-page-break/>On approaching a good friend</text:h>
      <text:p text:style-name="VimmExportSkip">CHAPTER THE FIFTH</text:p>
      <text:p text:style-name="VimmBody"><text:span text:style-name="VimmQA">Q.</text:span> Then how is concentration brought out?</text:p>
      <text:p text:style-name="VimmBody"><text:span text:style-name="VimmQA">A.</text:span> If a man wishes to bring out concentration, he, at first, should approach a pre-eminent friend. Why? If, at first, when a yogin wishes to accomplish excellent concentration, he dwells apart from a good friend, he will not acquire steadfastness. In a Discourse it is said: “Meghiya bhikkhu partakes of deterioration.”<text:note text:id="ftn297" text:note-class="footnote"><text:note-citation>1</text:note-citation><text:note-body><text:p text:style-name="Standard"><text:span text:style-name="VimmPali">Hānabhāgiya</text:span>. Cp. <text:span text:style-name="VimmBibRef">A. IV, 357</text:span>: <text:span text:style-name="VimmBibQuote">Idha Meghiya bhikkhu kalyāṇamitto hoti kalyānasahāyo kalyāṇsampavaṅko. Aparipakkāya Meghiya cetovimuttiyā ayaṁ paṭhamo dhammo paripakkāya saṁvattati.</text:span> The following is a more or less free rendering of the relative passage from the Chinese Chu Agon (Madhyama Āgama) No. 5, Fascicle X, Sūtra No. 56: “Thus have I heard. At one time, when the Enlightened One was wandering in the land of Magadha, he arrived at Jantugāma, and his sole attendant was the Venerable Elder Meghiya.</text:p><text:p text:style-name="Standard">And in the morning, the Venerable Elder Meghiya taking bowl and robe went to the village of Jantugāma for alms. And after completing his alms-round, he wended his way to the bank of the river Kimilāla. The land there was level meadow, and it was known as the Grove of Sweet Mango. Beside it ran the excellent waters of Kimilāla, sparklingly clear. Seeing the pleasant place, the Venerable Elder Meghiya was delighted and thought: ‘The land here is level meadow and is known as the Grove of Sweet Mango. Beside it runs the excellent waters of Kimilāla, sparklingly clear. Meet is this spot for a clansman for the exercise of energy’.</text:p><text:p text:style-name="Standard">And having finished his meal, put aside his bowl and robe, washed his hands and feet, he, with one shoulder bared, went to the presence of the Enlightened One, bowed at the Enlightened One’s feet, and sat on one side. And being seated he spoke thus: “Venerable Sir, in the morning, having taken bowl and robe, I went to the village of Jantugāma for alms……….: and I thought: ‘The land here is level meadow and is known as the Grove of Sweet Mango. Beside it runs the excellent waters of Kimilāla, sparklingly clear. Meet is this spot for a clansman for the exercise of energy’. How, Venerable Sir, if I should go to that calm place in the Grove of Sweet Mango and exercise energy?”</text:p><text:p text:style-name="Standard">Then the Blessed One said: ‘Meghiya, there is no one except you here. Stay</text:p><text:p text:style-name="Standard">awhile until another bhikkhu comes to wait on me. Then you may go to that calm place in the Grove of Sweet Mango to exercise energy’</text:p><text:p text:style-name="Standard">A second and a third time the Venerable Elder Meghiya requested permission and for a second and third time did the Blessed One refuse it.</text:p><text:p text:style-name="Standard">Then the Venerable Elder Meghiya said: ‘Venerable Sir, the Blessed One has nothing more to do. The Blessed One need not exert energy any longer. But I, Venerable Sir, have much to do yet. Therefore, Venerable Sir, I wish to enter that calm place in the Grove of Sweet Mango and exercise energy’.</text:p><text:p text:style-name="Standard">Then the Blessed One said: ‘Meghiya, if you wish to exert yourself, I do not stop you. Go Meghiya and do as you please’.</text:p><text:p text:style-name="Standard">The Venerable Elder Meghiya hearing the words of the Enlightened One and accepting them, bowed at the Enlightened One’s feet, walked round Him three times and departed. Arriving at the Grove of Sweet Mango, he went to the foot of a tree, prepared a seat and sat down.</text:p><text:p text:style-name="Standard">And when he was thus seated in the forest, three demeritorious states of mind arose in him, namely, discursive thoughts connected with lust, discursive thoughts connected with hate and discursive thoughts connected with harming. Then the Venerable Elder Meghiya thought of the Blessed One, arose from his seat and forthwith returned to the presence of the Blessed One (and told the Blessed One everything) and the Blessed One said: ‘Your mind is not yet ripe for deliverance. If you wish to cause it to ripen, you should train yourself in the five trainings. What are the five? Meghiya, a bhikkhu is a good friend and he should be in the company of a good friend, he should closely associate with a good friend.</text:p><text:p text:style-name="Standard">‘Meghiya, if your mind is not ripe for deliverance, and if you wish to cause it to ripen, this is the first training…………………………………………………………………’</text:p></text:note-body></text:note> It is comparable to a man who sets out alone on a distant journey. None guides him. When a man sets out alone, he is like an elephant that is not guided by the goad. If, when a yogin practises, he listens to the discourses and instructions of a good friend, he is able to remove his many difficulties and get into the right method and practice. <text:soft-page-break/>If he strenuously endeavours and strictly trains himself, then he is able to acquire excellent concentration.</text:p>
      <text:h text:style-name="Heading_20_3" text:outline-level="3" text:is-list-header="true">Qualities of a good friend</text:h>
      <text:p text:style-name="VimmBody">A good friend who may be likened to a wealthy chief of merchants honoured by all, to a kind good-hearted person, to a dearly loved parent, steadies one, as the chain the elephant.</text:p>
      <text:p text:style-name="VimmBody">A good friend on whom one relies and accomplishes all meritorious activities is like a mahout who causes (the elephant) to go backwards and forwards, is like a good road on which a man can take a yoke of oxen, like a physician who cures diseases and removes pain, like the rain from heaven which moistens everything, like a mother who nurses her child, like a father who guides his son, like parents who ward their children from perils and like a teacher who instructs (his pupils). Therefore, the Blessed One declared <text:span text:style-name="VimmPageNo">[[112|49]]</text:span> to (Ā)nanda: “Good companionship is the whole of the holy life.”<text:note text:id="ftn298" text:note-class="footnote"><text:note-citation>1</text:note-citation><text:note-body><text:p text:style-name="Standard"><text:span text:style-name="VimmBibRef">S. I, 87-8</text:span>: <text:span text:style-name="VimmBibQuote">Sakalam eva h-idaṁ Ānanda brahmacariyaṁ yad idaṁ kalyāṇa-mittatā kalyāṇasahāyatā kalyāṇa-sampavaṅkatā.</text:span></text:p></text:note-body></text:note> Therefore, one should search for the pre-eminently good man and make him the good friend.</text:p>
      <text:p text:style-name="VimmBody">What is meant by pre-eminent good friend? (Here), the fulfilment of acquisition is the meaning (of ‘pre-eminent’). The understanding of the <text:span text:style-name="VimmPali">Sutta</text:span>, <text:span text:style-name="VimmPali">Abhidhamma</text:span> and <text:span text:style-name="VimmPali">Vinaya</text:span> is called ‘fulfilment of acquisition’.</text:p>
      <text:p text:style-name="VimmBody">One understands the seed (?) of <text:span text:style-name="VimmPali">kamma</text:span> and is endowed with beneficient worldly knowledge. One knows the Four Noble Truths.</text:p>
      <text:p text:style-name="VimmBody">These two kinds of men are merit-fulfillers. They should be searched for.</text:p>
      <text:p text:style-name="VimmBody">If these two kinds of merit-fulfillers cannot be found, the fulfiller of seven qualities should be considered as a good friend. Such (a man) should also be searched for.</text:p>
      <text:p text:style-name="VimmBody">What are the seven qualities?<text:note text:id="ftn299" text:note-class="footnote"><text:note-citation>2</text:note-citation><text:note-body><text:p text:style-name="Standard"><text:span text:style-name="VimmBibRef">A. IV, 32</text:span>: <text:span text:style-name="VimmBibQuote">Sattahi bhikkhave dhammehi samannāgato bhikkhu mitto sevitabbo bhajitabbo payirupāsitabbo api panujjamānena pi. Katamehi sattahi? Piyo hoti manāpo ca, garu ca, bhāvaniyo ca, vattā ca, vacanakkhamo ca, gambhīrañ ca kathoṁ kattā hoti, no ca aṭṭhāne niyojeti.</text:span> Cp. <text:span text:style-name="VimmBibRef">Vis. Mag. 98</text:span>; <text:span text:style-name="VimmBibRef">Netti. 164</text:span>.</text:p></text:note-body></text:note> Loveableness, esteemableness, venerableness, the ability to counsel well, patience (in listening), the ability to deliver deep discourses and the not applying oneself to useless ends.</text:p>
      <text:p text:style-name="VimmBody">What is ‘lovableness’? Led by two kinds of practice, a man preaches well: dwelling together happily, having come to a mutual understanding and not abusing one another. <text:span text:style-name="VimmPageNo">[[113|50]]</text:span> </text:p>
      <text:p text:style-name="VimmBody">‘Esteemableness’ means that one is tranquillized through the action of virtue, fulfils the protection of mindfulness, is not over-desirous and does not speak much. This is called ‘esteemableness’.</text:p>
      <text:p text:style-name="VimmBody">‘Venerableness’ means that one is endowed with the merit of much learning and appreciates well the value of meditation. This is ‘venerableness’.</text:p>
      <text:p text:style-name="VimmBody">‘The ability to counsel well’ means that one considers thus: “Let my speech be lovable, esteemable, venerable and fruitful”, and benefits others and esteems the truth. Therefore, one restrains oneself from things that ought not to be done. Thus one observes to the end and does not forsake. This is called ‘the ability to counsel well’.</text:p>
      <text:p text:style-name="VimmBody">‘Patience (in listening)’ means that one is like a saint, understands well, never hesitates in one’s speech and does not flatter<text:note text:id="ftn300" text:note-class="footnote"><text:note-citation>3</text:note-citation><text:note-body><text:p text:style-name="Standard">*Unintelligible.</text:p></text:note-body></text:note>*…………………………………This is called ‘patience (in listening)’.</text:p>
      <text:p text:style-name="VimmBody">‘(The ability to deliver) deep discourses’ means that one well understands *…………………. This is called ‘(the ability to deliver) deep discourses’.</text:p>
      <text:p text:style-name="VimmBody">‘The not applying oneself to useless ends’ means that he understands well the place of <text:span text:style-name="VimmPali">kamma</text:span>. This is ‘the not applying oneself to useless ends’.</text:p>
      <text:p text:style-name="VimmBody">Thus the seven qualities are completed. These (are qualities of) a good friend who should be searched for.</text:p>
      <text:h text:style-name="Heading_20_3" text:outline-level="3" text:is-list-header="true">The search for a good friend</text:h>
      <text:p text:style-name="VimmBody"><text:span text:style-name="VimmQA">Q.</text:span> How should one search?</text:p>
      <text:p text:style-name="VimmBody"><text:soft-page-break/><text:span text:style-name="VimmQA">A.</text:span> If in such and such a place there is one who knows the accomplishment of these merits and is a teacher of meditation, one should go to that teacher. Though one may not know, yet if a fellow-student knows, one should go and serve him.</text:p>
      <text:p text:style-name="VimmBody">At the proper time in a befitting way (one approaches a fellow-student) and without expressing one’s wishes, one worships him and exchanges the customary greetings and consults him as to what one should do, thus: “In which country and in which place is it safe for a bhikkhu to dwell? Which is the suitable place of meditation for a bhikkhu? What is the name of the teacher who dwells there? For what practices and for what merits is he honoured by all”? Thus one should inquire.</text:p>
      <text:p text:style-name="VimmBody">The fellow-student will answer: “In such and such a country, in such and such a monastery, in such and such a place of meditation set apart" for the Order, such and such a teacher of meditation is honoured by all”.</text:p>
      <text:p text:style-name="VimmBody">On hearing this, one should think on this and be happy, and going thither serve that teacher and practise under him. <text:span text:style-name="VimmPageNo">[[114|51]]</text:span> </text:p>
      <text:p text:style-name="VimmBody">Adjusting one’s robes one should go to the presence of one’s preceptor<text:note text:id="ftn301" text:note-class="footnote"><text:note-citation>1</text:note-citation><text:note-body><text:p text:style-name="Standard"><text:span text:style-name="VimmPali">Upajjhāya</text:span>.</text:p></text:note-body></text:note> and open to him one’s happy heart: “O preceptor, hear me. I wish to go and serve such and such a teacher of meditation”.</text:p>
      <text:p text:style-name="VimmBody">Hearing this the preceptor will reply: “Sādhu! I too am glad. Your action is praiseworthy. It is called co-residence with a good man and is the action of a good man. It is the practice that accompanies the truth. Great is the merit of learning it and greater that of co-residence. You should go to him. After you go there, you should not be negligent”.</text:p>
      <text:h text:style-name="Heading_20_3" text:outline-level="3" text:is-list-header="true">A beginner’s duties</text:h>
      <text:p text:style-name="VimmBody">If one is good, one studies earnestly, honours (one’s teacher) wholeheartedly, not for a while but always. If one uses gentle speech and guards the body and the mouth, then, one may understand and fulfil the practice.</text:p>
      <text:p text:style-name="VimmBody">One relies completely on the teacher in all things, does not slight him and obeys him just as a newly-wed bride her mother-in-law. If one sees other bhikkhus lacking robes or liquid-medicine, one prepares (what is lacking) in the customary way.</text:p>
      <text:p text:style-name="VimmBody">When on going there one is instructed (through) exposition, precept and posture — in the Good Law—one should adjust one’s robes, bow at the feet of the teacher and circumambulate him.</text:p>
      <text:p text:style-name="VimmBody">At the water-side which may be by the road or outside the village, he goes to a certain spot, keeps his bowl, robe, sandals, washing-vessel and the meditation mat on a high place. He does not use the water which is near by, and without noise he bathes. After bathing he wears the upper-garment,<text:note text:id="ftn302" text:note-class="footnote"><text:note-citation>2</text:note-citation><text:note-body><text:p text:style-name="Standard"><text:span text:style-name="VimmPali">Uttarāsanga</text:span> (transliteration).</text:p></text:note-body></text:note> arranges his robes and, carrying bowl<text:note text:id="ftn303" text:note-class="footnote"><text:note-citation>3</text:note-citation><text:note-body><text:p text:style-name="Standard"><text:span text:style-name="VimmPali">Patta</text:span> (transliteration).</text:p></text:note-body></text:note> and robe and the meditation mat on his right shoulder, rolls the shoulder-cloak<text:note text:id="ftn304" text:note-class="footnote"><text:note-citation>4</text:note-citation><text:note-body><text:p text:style-name="Standard"><text:span text:style-name="VimmPali">Sanghāti</text:span> (transliteration).</text:p></text:note-body></text:note> or throws it across the shoulder.</text:p>
      <text:p text:style-name="VimmBody">On entering a monastery, he lowers his umbrella and circumambulates the relic mound. If he sees any bhikkhu, he goes to him and asks: “Is there a yogin living here? Is there a ‘dirt-rags’ man living here? Is there a ‘begged- food’ man living here? Is there a teacher of discipline living here? Where does he dwell? Which is the way to his dwelling? <text:span text:style-name="VimmPageNoOrig">[409]</text:span> If there is one, I wish to see him. If there are no such persons and if there is a (sub-) teacher of discipline, I wish to see him. If there is no teacher of discipline, who is the elder here? I wish to see him”.</text:p>
      <text:p text:style-name="VimmBody">If that bhikkhu is a senior or a venerable one, one should not hand one’s bowl and robe. But if he is junior, one should. If there is none, one places one’s bowl and robe on the ground. When one sees the elder, one bows at his feet and sits at one side.</text:p>
      <text:p text:style-name="VimmBody">A bhikkhu who lives there will give one a seat and water, show the washing-place, <text:span text:style-name="VimmPageNo">[[115|52]]</text:span> serve, give information, take care of bowl and robe and point out the place for easing.</text:p>
      <text:p text:style-name="VimmBody">According to the rules for visiting bhikkhus, one should go round, within the precincts of the monastery, before sundown.</text:p>
      <text:p text:style-name="VimmBody">If one sees a teacher of discipline, one should talk with him and ask him concerning any faults with regard to which one is in doubt, and which one has not <text:soft-page-break/>yet committed. Or, if one sees a teacher of <text:span text:style-name="VimmPali">Abhidhamma</text:span>, one should inquire concerning the method of acquiring wisdom and about the aggregates, sense-spheres, elements and <text:span text:style-name="VimmPali">kamma</text:span>. If one sees an observer of austerities, one should inquire concerning the benefits of the austerities connected with wisdom. If one dwells there, one should go to many and daily make inquiries. If one wishes to leave, one folds one’s bedding and bows at the seniors’ feet and informs them and leaves. These are the rules for visiting bhikkhus.</text:p>
      <text:p text:style-name="VimmBody">How does a yogin dwell in a monastery? When the teacher of meditation comes, one should take his bowl and robe, even if he be a junior. According to the rule of the teacher of meditation, one should practise that which ought to be practised or not practise the ought-not-to-be-practised, and one should not abandon the practising (of that which ought to be practised and of that which ought not to be practised). This is the practice that should be observed at first. Thus should one practise.</text:p>
      <text:p text:style-name="VimmBody">If the yogin wishes to let others learn the Law at first, he watches the dwelling-place and keeps the bowls and robes. After sometime has passed, he, at the proper- time, approaches the teacher of meditation, salutes him respectfully, and remaining silent a while, sits.</text:p>
      <text:p text:style-name="VimmBody">Should the teacher of meditation question the yogin, he expresses his desire. If the teacher of meditation does not question, the yogin should not speak. Thereupon he should ask for tooth-sticks and water for washing, and should use them in the proper way.</text:p>
      <text:p text:style-name="VimmBody">When the time for the alms-round comes, he should ask permission of the teacher and follow the usual way.</text:p>
      <text:p text:style-name="VimmBody">When the meal-time arrives, one should wash the teacher’s feet, arrange his seat, give him the bowl and inquire of the teacher what he wants from one’s own bowl. Having partaken of the remainder, one gives what is left over to the juniors. Thus one observes and abstains from' quarrelling.</text:p>
      <text:p text:style-name="VimmBody">After finishing one’s meal, one washes the teacher’s bowl and puts it in the proper place.</text:p>
      <text:p text:style-name="VimmBody">Seeing a suitable time, one approaches the teacher, respectfully salutes him, and remaining silent a while, sits. Should the teacher question, one should express one’s desires. Should the teacher not question, one worships and says: “I will now say what I wanted to say from the first. If I am permitted, I wish to ask what I want”. Should the teacher permit, one expresses everything. Should the teacher not question, one should worship him. <text:span text:style-name="VimmPageNo">[[116|53]]</text:span></text:p>
      <text:p text:style-name="VimmBody">Finding a suitable opportunity, one should inform him (the teacher) concerning the reason for one’s coming there thus: “O teacher, kindly listen to me”. If the teacher listens, one should tell him regarding all one’s wants. The teacher will say, “Sādhu, I will instruct you in the regular manner. You should observe well. Therefore, the Blessed One uttered these stanzas:-<text:note text:id="ftn305" text:note-class="footnote"><text:note-citation>1</text:note-citation><text:note-body><text:p text:style-name="Standard">Not traced.</text:p></text:note-body></text:note></text:p>
      <text:p text:style-name="VimmVerseEnglish">‘One goes, when 'tis the right and proper time,<text:line-break/>with lowly heart devoid of thoughts of pride,<text:line-break/>to him who guards the Law with holiness.<text:line-break/>As when no wayward winds assail a tree,<text:line-break/>in pleasant practice of the Law he dwells,<text:line-break/>feeding on the joyous calm of truth.<text:line-break/>Thus dwelling in the Law he knows the Law<text:line-break/>and so expounds that others too may know<text:line-break/>The Sublime Law, just as it truly is.<text:line-break/>He never speaks in dispraise of the Law,<text:line-break/>jests not, flatters not, speaks no fearful words.<text:line-break/>He has done with ill will and slothfulness.<text:line-break/>He dwells not in anger, revenge, greed or pride,<text:line-break/>is not deluded, craves not, is not attached.<text:line-break/>Thus does he practise, conquer, and reject.<text:line-break/>Conceit of righteous life he does not nurse.<text:line-break/>Sincere are his words and always true.<text:line-break/>For meditation's sake he knows and learns.<text:line-break/>The self-indulgent, heedless, feckless man,<text:line-break/>unsuited ever is to know the truth,<text:line-break/>and is not one who grows in wisdom's light.<text:line-break/>If there's a man conversant with the Law,<text:line-break/><text:soft-page-break/>a winner of the homage of gods and men,<text:line-break/>whose lustrous splendour adds to his faith,<text:line-break/>who by much learning ably guards the Law,<text:line-break/>who is a happy hearer of tidings glad,<text:line-break/>possessor of an ample stock of virtues good,<text:line-break/>a follower of truth and a practiser-well,<text:line-break/>who causes the arising of excellent wit,<text:line-break/>and who has himself reached high wisdom's peak —<text:line-break/>if there is such a teacher — under him,<text:line-break/>should one with zeal unremitting practise well'"</text:p>
      <text:p text:style-name="VimmBody"><text:span text:style-name="VimmPageNo">[[117|54]]</text:span></text:p>
      <text:p text:style-name="VimmExportSkip">THE PATH OF FREEDOM</text:p>
      <text:p text:style-name="VimmExportSkip">Fascicle the third</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distinguishing of behaviour</text:h>
      <text:p text:style-name="VimmExportSkip">CHAPTER THE SIXTH</text:p>
      <text:h text:style-name="Heading_20_3" text:outline-level="3" text:is-list-header="true">Kinds of behaviour</text:h>
      <text:p text:style-name="P7"><text:note text:id="ftn306" text:note-class="footnote"><text:note-citation>1</text:note-citation><text:note-body><text:p text:style-name="Standard"><text:span text:style-name="VimmPali">Cariyā</text:span>.</text:p></text:note-body></text:note><text:s/>Now, when the teacher<text:note text:id="ftn307" text:note-class="footnote"><text:note-citation>2</text:note-citation><text:note-body><text:p text:style-name="Standard"><text:span text:style-name="VimmPali">Ācariya</text:span>.</text:p></text:note-body></text:note> on whom one depends has observed one’s behaviour for several months and has fixed upon a suitable subject of meditation,<text:note text:id="ftn308" text:note-class="footnote"><text:note-citation>3</text:note-citation><text:note-body><text:p text:style-name="Standard"><text:span text:style-name="VimmPali">Kammaṭṭhāna</text:span>.</text:p></text:note-body></text:note> he will instruct.</text:p>
      <text:p text:style-name="VimmBody">Here, ‘behaviour’ means the fourteen kinds<text:note text:id="ftn309" text:note-class="footnote"><text:note-citation>4</text:note-citation><text:note-body><text:p text:style-name="Standard"><text:span text:style-name="VimmPali">āga-°, dosa-°, moha-°, saddhā-°, buddhi-°, vitakka-°, rāga-dosa-°, rāga-moha-°, dosa-moha-°, rāga-dosa-moha-*, saddhā-buddhi-°, saddhā-vitakka-°, buddhi-vitakka-°, saddhā-buddhi-vitakka-cariyā</text:span>*. (*Lit. qualities of equal measure).</text:p></text:note-body></text:note> of behaviour: passion- behaviour, hate-behaviour, infatuation-behaviour, faith-behaviour, intelligence- behaviour, excogitation-behaviour, passion-hate-behaviour, passion-infatuation- behaviour, hate-infatuation-behaviour, passion-hate-infatuation-behaviour, faith-intelligence-behaviour, faith excogitation-behaviour, intelligence-excogitation-behaviour, faith-intelligence-excogitation-behaviour.</text:p>
      <text:p text:style-name="VimmBody">And again, there are other kinds of behaviour such as craving-behaviour, opinion-behaviour, pride-behaviour.<text:note text:id="ftn310" text:note-class="footnote"><text:note-citation>5</text:note-citation><text:note-body><text:p text:style-name="Standard"><text:span text:style-name="VimmPali">Taṇhā-, diṭṭhi-°, māna-cariyā</text:span>.</text:p></text:note-body></text:note></text:p>
      <text:p text:style-name="VimmBody">Here, in the case of greed and the rest, the meaning does not defer from the above.<text:note text:id="ftn311" text:note-class="footnote"><text:note-citation>6</text:note-citation><text:note-body><text:p text:style-name="Standard">The Chinese is unintelligible.</text:p></text:note-body></text:note></text:p>
      <text:h text:style-name="Heading_20_3" text:outline-level="3" text:is-list-header="true">Fourteen kinds of persons</text:h>
      <text:p text:style-name="VimmBody">There are fourteen kinds of persons corresponding to the fourteen kinds of behaviour thus:</text:p>
      <text:p text:style-name="VimmBody">The person walking in passion,</text:p>
      <text:p text:style-name="VimmBody">The person walking in hate,</text:p>
      <text:p text:style-name="VimmBody">The person walking in infatuation, <text:span text:style-name="VimmPageNo">[[118|55]]</text:span> </text:p>
      <text:p text:style-name="VimmBody">The person walking in faith,</text:p>
      <text:p text:style-name="VimmBody">The person walking in intelligence,</text:p>
      <text:p text:style-name="VimmBody">The person walking in excogitation,</text:p>
      <text:p text:style-name="VimmBody">The person walking in passion-hate,</text:p>
      <text:p text:style-name="VimmBody">The person walking in passion-infatuation,</text:p>
      <text:p text:style-name="VimmBody">The person walking in hate-infatuation,</text:p>
      <text:p text:style-name="VimmBody">The person walking in passion-hate-infatuation,<text:note text:id="ftn312" text:note-class="footnote"><text:note-citation>7</text:note-citation><text:note-body><text:p text:style-name="Standard">Qualities of equal measure.</text:p></text:note-body></text:note></text:p>
      <text:p text:style-name="VimmBody">The person walking in faith-intelligence,</text:p>
      <text:p text:style-name="VimmBody">The person walking in faith-excogitation,</text:p>
      <text:p text:style-name="VimmBody">The person walking in intelligence-excogitation,</text:p>
      <text:p text:style-name="VimmBody"><text:soft-page-break/>The person walking in faith-intelligence-excogitation.<text:note text:id="ftn313" text:note-class="footnote"><text:note-citation>1</text:note-citation><text:note-body><text:p text:style-name="Standard"><text:span text:style-name="VimmTODO">ref previous footnote</text:span></text:p></text:note-body></text:note></text:p>
      <text:p text:style-name="VimmBody">Thus ‘the person walking in passion’, ‘the person walking in passion- infatuation’ and ‘the person walking in passion-hate-infatuation’ are called ‘persons walking in passion’.<text:note text:id="ftn314" text:note-class="footnote"><text:note-citation>2</text:note-citation><text:note-body><text:p text:style-name="Standard">Tentative rendering.</text:p></text:note-body></text:note></text:p>
      <text:p text:style-name="VimmBody">One always behaves passionately and increases passion. This is called ‘passion-behaviour’. The others should be distinguished in the same way.</text:p>
      <text:h text:style-name="Heading_20_3" text:outline-level="3" text:is-list-header="true">Fourteen kinds reduced to seven</text:h>
      <text:p text:style-name="VimmBody">These fourteen kinds of men may be reduced to seven kinds: through the walker in passion and the walker in faith becoming one, the walker in hate and the walker in intelligence becoming one, the walker in infatuation and the walker in excogitation becoming one, the walker in passion-hate and the walker in faith-intelligence becoming one, the walker in passion-infatuation and the walker in faith-excogitation becoming one, the walker in hate-infatuation and the walker in intelligence-excogitation becoming one, the walker in passion-hate-infatuation and the walker in faith-intelligence-excogitation becoming one.<text:note text:id="ftn315" text:note-class="footnote"><text:note-citation>3</text:note-citation><text:note-body><text:p text:style-name="Standard"><text:span text:style-name="VimmPali">Rāga </text:span>= <text:span text:style-name="VimmPali">saddhā</text:span>; <text:span text:style-name="VimmPali">dosa</text:span> = <text:span text:style-name="VimmPali">buddhi</text:span>; <text:span text:style-name="VimmPali">moha</text:span> = <text:span text:style-name="VimmPali">vitakka</text:span>; <text:span text:style-name="VimmPali">rāga-dosa</text:span> = <text:span text:style-name="VimmPali">saddhā-buddhi</text:span>; <text:span text:style-name="VimmPali">rāga-moha</text:span> = <text:span text:style-name="VimmPali">saddhā-vitakka</text:span>; <text:span text:style-name="VimmPali">dosa-moha</text:span> = <text:span text:style-name="VimmPali">buddhi-vitakka</text:span>; the last literally means: Through the two who walk in qualities of equal measure becoming one.</text:p></text:note-body></text:note></text:p>
      <text:p text:style-name="VimmBody"><text:span text:style-name="VimmQA">Q.</text:span> Why does a walker in passion become one with a walker in faith?</text:p>
      <text:p text:style-name="VimmBody"><text:span text:style-name="VimmQA">A.</text:span> In a passionate person, when he does good, faith is strong, because this quality approaches passion.</text:p>
      <text:p text:style-name="VimmBody">And again, passion and faith are alike owing to three traits: clinging, searching for the good, non-repulsion.</text:p>
      <text:p text:style-name="VimmBody">Here ‘passion’ means the being intent on passion. ‘Faith’ means the being intent on good. ‘Passion’ means the search for what is passionally good. ‘Faith’ means the search for what is morally good. The nature of ‘passion’ is not to forsake what is bad. The nature of ‘faith’ is not to forsake what is good. Therefore, a walker in ‘passion’ becomes one with a walker in ‘faith’. <text:span text:style-name="VimmPageNo">[[119|56]]</text:span> </text:p>
      <text:p text:style-name="VimmBody"><text:span text:style-name="VimmQA">Q.</text:span> Why does a walker in hate become one with walker in intelligence?</text:p>
      <text:p text:style-name="VimmBody"><text:span text:style-name="VimmQA">A.</text:span> In a hating person, when he does good, intelligence is strong, because this quality approaches hate.</text:p>
      <text:p text:style-name="VimmBody">And again, hate and intelligence are alike owing to three traits: nonclinging, searching for faults, repulsion.</text:p>
      <text:p text:style-name="VimmBody">As a hating person does not cleave (to what is good), so an intelligent person does not cleave (to what is bad). As a hating person is given to fault-finding, so an intelligent person is given to the search for the faults of wrongful conduct. As a hating person repulses others, so an intelligent person repulses the conformations. Therefore, the walker in hate becomes one with the walker in intelligence. They are alike.</text:p>
      <text:p text:style-name="VimmBody"><text:span text:style-name="VimmQA">Q.</text:span> Why does a walker in infatuation become one with a walker in excogitation?</text:p>
      <text:p text:style-name="VimmBody"><text:span text:style-name="VimmQA">A.</text:span> In an infatuated person who endeavours to arouse virtuous states, incertitude increases, because this quality approaches infatuation and because of separation from faith and wisdom.</text:p>
      <text:p text:style-name="VimmBody">And again, infatuation and excogitation are alike owing to two traits: instability and movement. As infatuation is not peaceful because it is disturbed, so excogitation is not peaceful because of various trends of discursive thought. As infatuation moves, not knowing where to go, so excogitation moves because of levity. Therefore, a walker in infatuation becomes one with a walker in excogitation. They are equal.</text:p>
      <text:p text:style-name="VimmBody">The others should be distinguished in the same way. Thus they are reduced to seven persons.</text:p>
      <text:h text:style-name="Heading_20_3" text:outline-level="3" text:is-list-header="true">Modes of practice</text:h>
      <text:p text:style-name="VimmBody">Among the seven which persons are of quick practice and which are of slow practice?</text:p>
      <text:p text:style-name="VimmBody">The walker in passion is of quick practice, because he is easily led, is strong in faith and because of the rarity of infatuation and excogitation in him.</text:p>
      <text:p text:style-name="VimmBody"><text:soft-page-break/>The walker in hate is of quick practice, because he is easily led, is strong in intelligence and because of the rarity of infatuation and excogitation in him.</text:p>
      <text:p text:style-name="VimmBody">The walker in infatuation is of slow practice, because he is led with difficulty owing to infatuation and excogitation and because of the rarity of faith and intelligence in him.</text:p>
      <text:p text:style-name="VimmBody">The walker in passion-hate is of quick practice, because he is easily led, strong in faith and intelligence and because of the rarity of infatuation and excogitation in him. <text:span text:style-name="VimmPageNo">[[120|57]]</text:span> </text:p>
      <text:p text:style-name="VimmBody">The walker in passion-infatuation .is of slow practice, because he is led with difficulty, is not believing and because infatuation and excogitation are strong in him.</text:p>
      <text:p text:style-name="VimmBody">The walker in hate-infatuation is of slow practice, because he is led with difficulty, lacks intelligence and because infatuation and excogitation are strong in him.</text:p>
      <text:p text:style-name="VimmBody">The walker in qualities of equal measure (passion-hate-infatuation or faith-intelligence-excogitation) is of slow practice, because he is led with difficulty, does not dwell in intelligence and because infatuation and excogitation are strong in him.</text:p>
      <text:h text:style-name="Heading_20_3" text:outline-level="3" text:is-list-header="true">Seven reduced to three</text:h>
      <text:p text:style-name="VimmBody">Now, these seven persons may be reduced to three according to their basic defilement. They are: the walker in passion, the walker in hate and the walker in infatuation.</text:p>
      <text:h text:style-name="Heading_20_3" text:outline-level="3" text:is-list-header="true">Causes of behaviour</text:h>
      <text:p text:style-name="VimmBody"><text:span text:style-name="VimmQA">Q.</text:span> What are the causes of these three kinds of behaviour? How may it be known that this man is a walker in passion, that man is a walker in hate and yet another is a walker in infatuation?<text:note text:id="ftn316" text:note-class="footnote"><text:note-citation>1</text:note-citation><text:note-body><text:p text:style-name="Standard">Cp. <text:span text:style-name="VimmBibRef">Vis. Mag. 102</text:span>: <text:span text:style-name="VimmBibQuote">Tā pan’ etā cariyā kiṁ nidānā?</text:span> etc.</text:p></text:note-body></text:note> How may they be distinguished through robes, food, bedding, resort and postures?</text:p>
      <text:p text:style-name="VimmBody"><text:span text:style-name="VimmQA">A.</text:span> Deeds done in the past are causes of behaviour. The elements are causes of behaviour. The cardinal humours<text:note text:id="ftn317" text:note-class="footnote"><text:note-citation>2</text:note-citation><text:note-body><text:p text:style-name="Standard"><text:span text:style-name="VimmXML">&lt;</text:span><text:span text:style-name="VimmXML"><text:span text:style-name="T120">anchor id="p57n2"/&gt;</text:span></text:span><text:span text:style-name="VimmPali">Dosa</text:span> (Sk. <text:span text:style-name="VimmPali">doṣa</text:span>).</text:p></text:note-body></text:note> are causes of behaviour.</text:p>
      <text:p text:style-name="VimmBody">How do deeds done in the past become causes of behaviour?</text:p>
      <text:p text:style-name="VimmBody">One who had accumulated good actions, in past existences, through lovable means, becomes a walker in passion, and also one who passing away from a heavenly mansion is reborn here.</text:p>
      <text:p text:style-name="VimmBody">One who (in past existences) had perpetrated inimical deeds of killing, maiming and capturing, becomes a walker in hate, and also one who passing away from a hell or a serpent-state, is reborn here.</text:p>
      <text:p text:style-name="VimmBody">One who (in past existences) had partaken freely of intoxicating drink and was devoid (of learning and conversation) becomes a walker in infatuation, and also one who passing away from a bestial state is reborn here. Thus deeds done in the past become causes of behaviour.<text:note text:id="ftn318" text:note-class="footnote"><text:note-citation>3</text:note-citation><text:note-body><text:p text:style-name="Standard">Cp. <text:span text:style-name="VimmBibRef">Vis. Mag. 102-3</text:span>: <text:span text:style-name="VimmBibQuote">Tatra purimā tāva tisso cariyā pubbāciṇṇanidānā dhātudosanidānā cā ti ekacce vadanti. Pubbe kira iṭṭhappayogasubhakammabahulo rāgacarito hoti; saggā vā cavitvā idhupapanno. Pubbe chedanavadhabandhanaverakammabahulo dosacarito hoti; nirayanāgayonihi vā cavitvā idhūpapanno. Pubbe majjapānabahulo sutaparipucchāvihino ca mohacarito hoti, tiracchānayoniyā vā cavitvā idhūpapanno ti.</text:span> <text:span text:style-name="VimmPali">Ekacce</text:span> above is commented thus by the Venerable Dhammapāla Thera: <text:span text:style-name="VimmBibQuote">Ekacce ti upatissattheraṁ sandhāyāha. Tena hi Vimuttimagge tathā vuttaṁ</text:span> — <text:span text:style-name="VimmBibRef">Pm. 103</text:span> (Morontuḍuvē Dhammānanda Thera’s Sinhalese ed.).</text:p></text:note-body></text:note> <text:span text:style-name="VimmPageNo">[[121|58]]</text:span> </text:p>
      <text:h text:style-name="Heading_20_3" text:outline-level="3" text:is-list-header="true">Elements as causes of behaviour</text:h>
      <text:p text:style-name="VimmBody">How do elements become causes of behaviour?</text:p>
      <text:p text:style-name="VimmBody">Because of the heightening of two elements one becomes a walker in infatuation. They are the element of extension and the element of cohesion.</text:p>
      <text:p text:style-name="VimmBody">Because of the heightening of two elements, one becomes a walker in hate. They are the element of mobility and the element of heat.</text:p>
      <text:p text:style-name="VimmBody">Because of the equalizing of all elements, one becomes a walker in passion. Thus the different elements become causes of behaviour.</text:p>
      <text:h text:style-name="Heading_20_3" text:outline-level="3" text:is-list-header="true"><text:soft-page-break/>The humours as causes of behaviour</text:h>
      <text:p text:style-name="VimmBody">How do the cardinal humours become causes of behaviour? One who has an excess of phlegm becomes a walker in passion. One who has an excess of choler becomes a walker in hate, and one who has an excess of wind becomes a walker in infatuation.</text:p>
      <text:p text:style-name="VimmBody">And again, there is another teaching: One who has an excess of phlegm becomes a walker in infatuation, and one who has an excess of wind becomes a walker in passion. Thus the cardinal humours become causes of behaviour.<text:note text:id="ftn319" text:note-class="footnote"><text:note-citation>1</text:note-citation><text:note-body><text:p text:style-name="Standard">Cp. <text:span text:style-name="VimmBibRef">Vis. Mag. 103</text:span>: <text:span text:style-name="VimmBibQuote">Dvinnaṁ pana dhātūnaṁ ussannattā puggalo mohacarito hoti: paṭhavīdhātuyā ca āpodhātuyā ca. Itarāsaṁ dvinnaṁ ussanattā dosacarito. Sabbāsaṁ samattā pana rāgacarito ti. Dosesu ca semhādhiko rāgacarito hoti, vātādhiko mohacarito, semhādhiko vā mohacarito, vātādhiko vā rāgacarito ti evaṁ dhātudosanidānā ti vadanti.</text:span></text:p></text:note-body></text:note></text:p>
      <text:p text:style-name="VimmBody">How may it be known that this man is a walker in passion, that man is a walker in hate and yet another is a walker in infatuation?</text:p>
      <text:h text:style-name="Heading_20_3" text:outline-level="3" text:is-list-header="true">Seven aspects of behaviour</text:h>
      <text:p text:style-name="VimmBody"><text:span text:style-name="VimmQA">A.</text:span> It may be known through the seven aspects of behaviour, namely, through (the manner of seeing) objects, through the defilements, through (the manner of) walking, through (the manner of) robing, through (the manner of) eating, through work and through (the manner of) sleeping.<text:note text:id="ftn320" text:note-class="footnote"><text:note-citation>2</text:note-citation><text:note-body><text:p text:style-name="Standard">Cp. <text:span text:style-name="VimmBibRef">Vis. Mag. 104 ff</text:span>:</text:p><text:p text:style-name="VimmVersePali">Iriyāpatho kiccā bhojanā dassanādito<text:line-break/>dhammappavattito c’eva cariyāyo vibhāvaye ti.</text:p></text:note-body></text:note></text:p>
      <text:p text:style-name="VimmBody">How may it be known ‘through (the manner of seeing) objects’?</text:p>
      <text:p text:style-name="VimmBody">One who walks in passion looks at an object as if he had not seen it before. He does not see its faults, and does not consider them. He does not make light of even a little merit (of the object). He cannot free himself of the desire for it. Even after he reflects he cannot mend his ways. Towards the other objects of sense also he behaves in the same way. Thus it may be known that one is a walker in passion.</text:p>
      <text:p text:style-name="VimmBody">One who walks in hate looks at an object thus: he does not look long at an object, as though he were tired. When he is affected by the humours, <text:span text:style-name="VimmPageNo">[[122|59]]</text:span> he quarrels with others often. Even with very good things he is not pleased. Thus he rejects all things. His way of life is determined by the humours. Towards other objects, of sense also he behaves in the same way. Thus it may be known that one is a walker in hate.</text:p>
      <text:p text:style-name="VimmBody">One who walks in infatuation looks at an object thus: he believes others as regards merits and demerits (of anything). He considers worthless what others consider worthless. He praises what others praise, because he does not know. Towards the other objects of sense also he behaves in the same way. Thus it may be known that one is a walker in infatuation. Thus it may be known ‘through (the manner of seeing) objects’.</text:p>
      <text:p text:style-name="VimmBody"><text:span text:style-name="VimmQA">Q.</text:span> How may it be known ‘through the defilements’?</text:p>
      <text:p text:style-name="VimmBody"><text:span text:style-name="VimmQA">A.</text:span> Five are the defilements of one who walks in passion. They are jealousy, pride, wiliness, deceitfulness, sensuality. These are the five.</text:p>
      <text:p text:style-name="VimmBody">Five are the defilements of one who walks in hate. They are anger, vindictiveness, hypocrisy, niggardliness, hatred. These are the five.</text:p>
      <text:p text:style-name="VimmBody">Five are the defilements of one who walks in infatuation. They are rigidity, negligence, uncertainty, anxiety, infatuation. These are the five. Thus it may be known, ‘through the defilements’.</text:p>
      <text:p text:style-name="VimmBody"><text:span text:style-name="VimmQA">Q.</text:span> How may it be known ‘through (the manner of) walking’?</text:p>
      <text:p text:style-name="VimmBody"><text:span text:style-name="VimmQA">A.</text:span> The natural gait of him who walks in passion is thus: Lifting up his feet, he walks swiftly, with even pace. He raises his feet evenly and does not bring them down flat. In walking, he lifts his feet gracefully. Thus is one who walks in passion known ‘through (the manner of) walking’.</text:p>
      <text:p text:style-name="VimmBody">The natural gait of him who walks in hate is thus: He lifts up his feet jerkily and jerkily puts them down. His feet rub against each other as he puts them down half-way, as if digging the ground. Thus is one who walks in hate known, ‘through (the manner of) walking’.</text:p>
      <text:p text:style-name="VimmBody">The natural gait of him who walks in infatuation is thus: Shufflingly he lifts his feet up and shufflingly he puts them down. His feet graze against each other. Thus is one <text:soft-page-break/>who walks in infatuation known, ‘through (the manner of) walking’. Thus it may be known ‘through (the manner of) walking’.</text:p>
      <text:p text:style-name="VimmBody"><text:span text:style-name="VimmQA">Q.</text:span> How may it be known ‘through (the manner of) robing’?</text:p>
      <text:p text:style-name="VimmBody"><text:span text:style-name="VimmQA">A.</text:span> The natural manner of robing of him who walks in passion is thus: He robes neither shabbily nor tardily. His robes do not sit too low and are well-rounded, elegantly worn and, in many ways, pleasing to see.</text:p>
      <text:p text:style-name="VimmBody">The natural manner of robing of him who walks in hate is thus: He robes hurriedly. The robes sit too high, are not well-rounded, are inelegantly worn and, in many ways, are not pleasing to see.</text:p>
      <text:p text:style-name="VimmBody">The natural manner of him who walks in infatuation is thus: He dresses tardily. His robes are not well-rounded, are inelegantly worn, and in many <text:span text:style-name="VimmPageNo">[[123|60]]</text:span> ways are not pleasing to see. Thus it may be known, ‘through (the manner of) robing’.</text:p>
      <text:p text:style-name="VimmBody"><text:span text:style-name="VimmQA">Q.</text:span> How may it be known ‘through (the manner of) eating’?</text:p>
      <text:p text:style-name="VimmBody"><text:span text:style-name="VimmQA">A.</text:span> A walker in passion relishes tasty, succulent, sweet food.</text:p>
      <text:p text:style-name="VimmBody">A walker in hate relishes acid food.</text:p>
      <text:p text:style-name="VimmBody">A walker in infatuation relishes anything at all.</text:p>
      <text:p text:style-name="VimmBody">And again, when a walker in passion eats, he serves himself a moderate quantity of food, takes it (to the mouth) in well-rounded, moderate lumps, and slowly enjoys its taste. Even if it is of little taste, he enjoys it very much.</text:p>
      <text:p text:style-name="VimmBody">When a walker in hate eats, he takes in big mouthfuls of immoderate lumps of food, not well-rounded. If the food is of little taste, he is displeased.</text:p>
      <text:p text:style-name="VimmBody">When a walker in infatuation eats, he takes in small, not well-rounded lumps of food. He smears his mouth with food. A part of the food enters his mouth and a part falls back into the vessel. In the act of eating, he is not mindful. Thus it may be known, ‘through (the manner of) eating’.</text:p>
      <text:p text:style-name="VimmBody"><text:span text:style-name="VimmQA">Q.</text:span> How may it be known, ‘through work’?</text:p>
      <text:p text:style-name="VimmBody">A walker in passion takes hold of the broom evenly,<text:note text:id="ftn321" text:note-class="footnote"><text:note-citation>1</text:note-citation><text:note-body><text:p text:style-name="Standard">Lit. With even body.</text:p></text:note-body></text:note> and unhuriedly sweeps. Without scattering the sand, he cleans well.</text:p>
      <text:p text:style-name="VimmBody">A walker in hate hurriedly takes the broom and sweeps, quickly, one end to the other, scattering the sand on both sides and making a harsh noise. He sweeps clean, but not evenly.</text:p>
      <text:p text:style-name="VimmBody">A walker in infatuation takes hold of the broom tardily. Though he goes over the ground, certain parts are not swept well and not evenly.</text:p>
      <text:p text:style-name="VimmBody">One who washes, dyes, sews and does everything evenly without letting his mind go astray, is a walker in passion.</text:p>
      <text:p text:style-name="VimmBody">A walker in hate does all things unevenly, but does not let his mind go astray.</text:p>
      <text:p text:style-name="VimmBody">A walker in infatuation is disturbed in mind. He does many things, but nothing successfully. Thus it may be known ‘through work’.</text:p>
      <text:p text:style-name="VimmBody"><text:span text:style-name="VimmQA">Q.</text:span> How may it be known, ‘through (the manner of) sleeping’?</text:p>
      <text:p text:style-name="VimmBody"><text:span text:style-name="VimmQA">A.</text:span> A walker in passion prepares his bed unhurriedly and in proper order. He lies down gently and sleeps drawing in his limbs. On being awakened at night, he gets up immediately and answers hesitatingly.</text:p>
      <text:p text:style-name="VimmBody">A walker in hate hurries and lies down in any place he gets. He frowns in his sleep. On being awakened at night, he gets up immediately and answers angrily. <text:span text:style-name="VimmPageNo">[[124|61]]</text:span> </text:p>
      <text:p text:style-name="VimmBody">A walker in infatuation does not prepare his bed in an orderly manner. In sleep, his limbs are out, and only his body is covered. On being awakened at night, he murmurs and answers long after. Thus it may be known ‘through (the manner of) sleeping’.</text:p>
      <text:h text:style-name="Heading_20_3" text:outline-level="3" text:is-list-header="true">On robbing, begging, sitting, sleeping and resort</text:h>
      <text:p text:style-name="VimmBody"><text:span text:style-name="VimmQA">Q.</text:span> In what manner and with what thought should one wear the robes, beg, sit, and sleep and what should be one’s resort?</text:p>
      <text:p text:style-name="VimmBody"><text:span text:style-name="VimmQA">A.</text:span> A walker in passion should robe himself humbly, and his robes should not sit too low. He should not wear bright robes. Thus should he robe himself.</text:p>
      <text:p text:style-name="VimmBody"><text:soft-page-break/>A walker in hate should robe himself with minute care, cleanly and with robes of bright colour. His robes should sit low and be elegant. Thus should he robe himself.</text:p>
      <text:p text:style-name="VimmBody">A walker in infatuation should wear whatever robes he gets.</text:p>
      <text:p text:style-name="VimmBody">A walker in passion<text:note text:id="ftn322" text:note-class="footnote"><text:note-citation>1</text:note-citation><text:note-body><text:p text:style-name="Standard">Text, <text:span text:style-name="VimmPali">Mohacarita</text:span>. Obviously an error.</text:p></text:note-body></text:note> should beg humbly, should not look for clean and tasty food. He should beg little.</text:p>
      <text:p text:style-name="VimmBody">A walker in hate may look for succulent, pure and tasty food, and for as much as he likes.</text:p>
      <text:p text:style-name="VimmBody">A walker in infatuation should be satisfied with what he gets.</text:p>
      <text:p text:style-name="VimmBody">A walker in passion should sleep and sit under shade of trees, by the water’s edge, in small secluded woodland glades, or in some half-built shrine, or in a place where there are no beds. Thus should he sleep and sit.</text:p>
      <text:p text:style-name="VimmBody">A walker in hate should sleep and sit under shade of trees, by the water’s edge, in a level place, in a completed shrine, or in a place provided with beds and sheets.</text:p>
      <text:p text:style-name="VimmBody">A walker in infatuation should dwell near his teacher, relying on him.</text:p>
      <text:p text:style-name="VimmBody">The resort of a walker in passion should be a place of humble drink and food. When he enters the village for alms, he should, facing the sun, go to the meanest quarter. To such a place he should go.</text:p>
      <text:p text:style-name="VimmBody">The resort of a walker in hate is the place where rice, water, meat and drink are complete. When he enters the village for alms, he should not face the sun, and should go where there are many men of faith. To such a place he should go.</text:p>
      <text:p text:style-name="VimmBody">The walker in infatuation should take what he gets.</text:p>
      <text:p text:style-name="VimmBody">The walker in passion should adopt the posture of standing or walking to and fro; the walker in hate should adopt the posture of sitting or lying down;<text:note text:id="ftn323" text:note-class="footnote"><text:note-citation>2</text:note-citation><text:note-body><text:p text:style-name="Standard">Cp. <text:span text:style-name="VimmBibRef">Vis. Mag. 108-9</text:span>.</text:p></text:note-body></text:note> the walker in infatuation <text:span text:style-name="VimmPageNoOrig">[411]</text:span> should adopt the posture of walking. <text:span text:style-name="VimmPageNo">[[125|62]]</text:span> </text:p>
      <text:h text:style-name="Heading_20_3" text:outline-level="3" text:is-list-header="true">Miscellaneous teachings</text:h>
      <text:p text:style-name="VimmBody">Here, there are miscellaneous teachings. A passionate man gains faith through lovable objects. A hating man gains faith through being bound up with unlovely things. An infatuated man gains (faith) through non-investigation.</text:p>
      <text:p text:style-name="VimmBody">A passionate man is like a servant. A hating man is like a master. An infatuated man is like venom.</text:p>
      <text:p text:style-name="VimmBody">A passionate man is little affected by the humours. He does not remove the defilements.</text:p>
      <text:p text:style-name="VimmBody">A hating man is much affected by the humours, and does not allow himself to be stained by the defilements.</text:p>
      <text:p text:style-name="VimmBody">An infatuated man is much affected by the humours. He does not remove the defilements.</text:p>
      <text:p text:style-name="VimmBody">A man walking in passion is sensuous.</text:p>
      <text:p text:style-name="VimmBody">A man walking in hate is quarrelsome.</text:p>
      <text:p text:style-name="VimmBody">A man walking in infatuation is negligent.</text:p>
      <text:p text:style-name="VimmBody"><text:span text:style-name="VimmPageNo">[[126|63]]</text:span> </text:p>
      <text:h text:style-name="Heading_20_2" text:outline-level="2">The distinguishing of the subjects of meditation</text:h>
      <text:p text:style-name="VimmExportSkip">CHAPTER THE SEVENTH</text:p>
      <text:h text:style-name="Heading_20_3" text:outline-level="3" text:is-list-header="true">Thirty-eight subjects of meditation</text:h>
      <text:p text:style-name="P7"><text:note text:id="ftn324" text:note-class="footnote"><text:note-citation>3</text:note-citation><text:note-body><text:p text:style-name="Standard">Cp. <text:span text:style-name="VimmBibRef">Vis. Mag. 110 ff</text:span>.</text:p></text:note-body></text:note><text:s/>Now, the teacher on whom one depends, having observed one’s behaviour, teaches one the thirty-eight subjects of meditation. And again, he teaches one the two associated subjects of meditation.</text:p>
      <text:p text:style-name="VimmBody"><text:span text:style-name="VimmQA">Q.</text:span> What are the thirty-eight subjects of meditation?</text:p>
      <text:p text:style-name="VimmBody"><text:span text:style-name="VimmQA">A.</text:span> Namely, the ten <text:span text:style-name="VimmPali">kasiṇas</text:span>, — earth, water, fire, air, blue-green, yellow, red, white, space, consciousness;<text:note text:id="ftn325" text:note-class="footnote"><text:note-citation>4</text:note-citation><text:note-body><text:p text:style-name="Standard"><text:span text:style-name="VimmBibRef">A. I, 41</text:span>: <text:span text:style-name="VimmBibQuote"><text:span text:style-name="T31">Paṭhavi, āpo, </text:span></text:span><text:span text:style-name="VimmBibQuote">tejo, </text:span><text:span text:style-name="VimmBibQuote"><text:span text:style-name="T31">vāyo</text:span></text:span><text:span text:style-name="VimmBibQuote">, </text:span><text:span text:style-name="VimmBibQuote"><text:span text:style-name="T31">nīla, pīta</text:span></text:span><text:span text:style-name="VimmBibQuote">, </text:span><text:span text:style-name="VimmBibQuote"><text:span text:style-name="T31">lohita, </text:span></text:span><text:span text:style-name="VimmBibQuote">odā</text:span><text:span text:style-name="VimmBibQuote"><text:span text:style-name="T31">ta, ākāsā, viññāṇa</text:span></text:span><text:span text:style-name="VimmBibQuote"><text:span text:style-name="T9">.</text:span></text:span><text:span text:style-name="T9"> </text:span>For the last two <text:span text:style-name="VimmPali">kasiṇas</text:span> Vis. Mag. substitutes <text:span text:style-name="VimmPali"><text:span text:style-name="T31">āloka-°</text:span></text:span><text:span text:style-name="T31"> </text:span>and <text:span text:style-name="VimmPali">paricchinn</text:span><text:span text:style-name="VimmPali"><text:span text:style-name="T31">ākāsa-kasi</text:span></text:span><text:span text:style-name="VimmPali">ṇ</text:span><text:span text:style-name="VimmPali"><text:span text:style-name="T31">as</text:span></text:span><text:span text:style-name="T31">.</text:span></text:p></text:note-body></text:note> the ten perceptions of putrescence, namely, the <text:soft-page-break/>perception of bloatedness, the perception of discolouration, the perception of festering, the perception of the dismembered, the perception of the gnawed, the perception of the cut and the dismembered, the perception of the fissured, the perception of the blood-stained, the perception of worminess and the perception of the bony;<text:note text:id="ftn326" text:note-class="footnote"><text:note-citation>1</text:note-citation><text:note-body><text:p text:style-name="Standard"><text:span text:style-name="VimmBibRef"><text:span text:style-name="T9">Pts. I, </text:span></text:span><text:span text:style-name="VimmBibRef">49</text:span>: <text:span text:style-name="VimmBibQuote"><text:span text:style-name="T31">Uddhumātaka</text:span></text:span><text:span text:style-name="VimmBibQuote">, vinīlaka, vipubbaka, vikkhittaka, </text:span><text:span text:style-name="VimmBibQuote"><text:span text:style-name="T31">vikkhāyitaka, </text:span></text:span><text:span text:style-name="VimmBibQuote">hatavikkhittaka, vicchiddaka, lohitaka, puluvaka, aṭṭhika.</text:span> The order here is altered to suit the passage above.</text:p></text:note-body></text:note> the ten recollections, namely, Recollection of the Buddha, Recollection of the Law, Recollection of the Community of Bhikkhus, recollection of virtue, recollection of liberality, recollection of deities, mindfulness of death, mindfulness of body, mindfulness of respiration, recollection of peace;<text:note text:id="ftn327" text:note-class="footnote"><text:note-citation>2</text:note-citation><text:note-body><text:p text:style-name="Standard"><text:span text:style-name="VimmPali"><text:span text:style-name="T31">Buddhānussati, Dhammānussati Sanghānussati</text:span></text:span><text:span text:style-name="VimmPali">, </text:span><text:span text:style-name="VimmPali"><text:span text:style-name="T31">sīlānussati</text:span></text:span><text:span text:style-name="VimmPali">, </text:span><text:span text:style-name="VimmPali"><text:span text:style-name="T31">cāgānussati, devatānussati</text:span></text:span><text:span text:style-name="VimmPali">, </text:span><text:span text:style-name="VimmPali"><text:span text:style-name="T31">maraṇānussati</text:span></text:span><text:span text:style-name="VimmPali">, </text:span><text:span text:style-name="VimmPali"><text:span text:style-name="T31">kāyagatā-,° ānāpāna-sati, upasamānussati</text:span></text:span><text:span text:style-name="T31">.</text:span></text:p></text:note-body></text:note> the four immeasurable thoughts: loving-kindness compassion, appreciative joy, equanimity;<text:note text:id="ftn328" text:note-class="footnote"><text:note-citation>3</text:note-citation><text:note-body><text:p text:style-name="Standard"><text:span text:style-name="T9">Lit. </text:span><text:span text:style-name="VimmPali"><text:span text:style-name="T31">appamāṇa citta</text:span></text:span><text:span text:style-name="T31">.</text:span><text:span text:style-name="T9"> Cp. </text:span><text:span text:style-name="VimmBibRef"><text:span text:style-name="T9">D. III, 223-4</text:span></text:span><text:span text:style-name="T9">: </text:span><text:span text:style-name="VimmBibQuote"><text:span text:style-name="T9">catasso appamaññāyo. — Mettā, karuṇā, muditā, upekkhā.</text:span></text:span></text:p></text:note-body></text:note> the Determining of the elements;<text:note text:id="ftn329" text:note-class="footnote"><text:note-citation>4</text:note-citation><text:note-body><text:p text:style-name="Standard"><text:span text:style-name="VimmPali"><text:span text:style-name="T31">Catudhātuvavatthāna</text:span></text:span><text:span text:style-name="T31">.</text:span></text:p></text:note-body></text:note> the Perception of the foulness of food;<text:note text:id="ftn330" text:note-class="footnote"><text:note-citation>5</text:note-citation><text:note-body><text:p text:style-name="Standard"><text:span text:style-name="VimmPali"><text:span text:style-name="T31">Ahāre paṭikkūla-saññā</text:span></text:span><text:span text:style-name="T31">.</text:span></text:p></text:note-body></text:note> the sphere of nothingness, the sphere of neither perception nor non-perception.<text:note text:id="ftn331" text:note-class="footnote"><text:note-citation>6</text:note-citation><text:note-body><text:p text:style-name="Standard"><text:span text:style-name="VimmPali"><text:span text:style-name="T31">Akiñcaññāyatana ; nevasaññāndsaññāyatana</text:span></text:span><text:span text:style-name="T31">.</text:span></text:p></text:note-body></text:note></text:p>
      <text:h text:style-name="Heading_20_3" text:outline-level="3" text:is-list-header="true">Method of discovering the qualities</text:h>
      <text:p text:style-name="VimmBody">These are the thirty-eight subjects of meditation. The distinctive qualities of these thirty-eight subjects of meditation may be known (1) by way of meditation, (2) by way of transcending, (3) by way of increasing, (4) by way of cause, (5) by way of object, (6) by way of speciality, (7) by way of plane, (8) by way of seizing, (9) by way of person.<text:note text:id="ftn332" text:note-class="footnote"><text:note-citation>7</text:note-citation><text:note-body><text:p text:style-name="Standard"><text:span text:style-name="T9">Cp. </text:span><text:span text:style-name="VimmBibRef"><text:span text:style-name="T9">Vis. </text:span></text:span><text:span text:style-name="VimmBibRef">Mag. 111</text:span><text:span text:style-name="VimmBibRef"><text:span text:style-name="T9"> ff.</text:span></text:span></text:p></text:note-body></text:note></text:p>
      <text:h text:style-name="Heading_20_3" text:outline-level="3" text:is-list-header="true">By way of meditation</text:h>
      <text:p text:style-name="VimmBody"><text:span text:style-name="VimmQA">Q.</text:span> How, ‘by way of meditation’?</text:p>
      <text:p text:style-name="VimmBody"><text:span text:style-name="VimmQA">A.</text:span> Namely, ten subjects of meditation fulfil access-meditation; eleven <text:span text:style-name="VimmPageNo">[[127|64]]</text:span> subjects of meditation fulfil the first meditation ; three subjects of meditation fulfil the three-fold meditation.</text:p>
      <text:p text:style-name="VimmBody">And again, one subject of meditation fulfils the four-fold meditation; nine subjects of meditation fulfil the four-fold and five-fold meditation. And again, four subjects of meditation fulfil the four-fold formless meditation.</text:p>
      <text:p text:style-name="VimmBody"><text:span text:style-name="VimmQA">Q.</text:span> Which ten subjects of meditation fulfil access-meditation?</text:p>
      <text:p text:style-name="VimmBody"><text:span text:style-name="VimmQA">A.</text:span> Excepting mindfulness of respiration and mindfulness of body, the remaining eight recollections, the determining of the four elements and the perception of the foulness of food are called the ten (objects of) access- meditation.</text:p>
      <text:p text:style-name="VimmBody"><text:span text:style-name="VimmQA">Q.</text:span> Which of the eleven subjects of meditation produce the first meditation?</text:p>
      <text:p text:style-name="VimmBody"><text:span text:style-name="VimmQA">A.</text:span> The ten perceptions of putrescence and mindfulness of body produce the first meditation.</text:p>
      <text:p text:style-name="VimmBody"><text:span text:style-name="VimmQA">Q.</text:span> Which three subjects of meditation produce the three-fold meditation?</text:p>
      <text:p text:style-name="VimmBody"><text:span text:style-name="VimmQA">A.</text:span> Namely, loving-kindness compassion and appreciative joy.</text:p>
      <text:p text:style-name="VimmBody"><text:span text:style-name="VimmQA">Q.</text:span> Which subject of meditation produces the four-fold meditation?</text:p>
      <text:p text:style-name="VimmBody"><text:span text:style-name="VimmQA">A.</text:span> Namely, equanimity.</text:p>
      <text:p text:style-name="VimmBody"><text:span text:style-name="VimmQA">Q.</text:span> Which nine subjects of meditation comprise the four-fold and five-fold meditations?</text:p>
      <text:p text:style-name="VimmBody"><text:span text:style-name="VimmQA">A.</text:span> Excepting <text:span text:style-name="T9">space-</text:span><text:span text:style-name="VimmPali"><text:span text:style-name="T31">kasiṇa</text:span></text:span><text:span text:style-name="T9"> </text:span>and consciousness-<text:span text:style-name="VimmPali"><text:span text:style-name="T31">kasiṇa</text:span></text:span><text:span text:style-name="VimmPali">,</text:span> the remaining eight <text:span text:style-name="VimmPali"><text:span text:style-name="T31">kasiṇas</text:span></text:span> and Mindfulness of respiration.</text:p>
      <text:p text:style-name="VimmBody"><text:span text:style-name="VimmQA">Q.</text:span> Which four subjects of meditation comprise the four-fold formless meditation?</text:p>
      <text:p text:style-name="VimmBody"><text:soft-page-break/><text:span text:style-name="VimmQA">A.</text:span> Space-<text:span text:style-name="VimmPali"><text:span text:style-name="T31">kasiṇa</text:span></text:span><text:span text:style-name="VimmPali">, </text:span>consciousness-kasiṇa,<text:span text:style-name="VimmPali"> </text:span>the sphere of nothingness, the sphere of neither perception nor non-perception — these are called the four subjects of meditation.</text:p>
      <text:p text:style-name="VimmBody">Thus these should be known ‘by way of meditation’.</text:p>
      <text:h text:style-name="Heading_20_3" text:outline-level="3" text:is-list-header="true">By way of transcending</text:h>
      <text:p text:style-name="VimmBody"><text:span text:style-name="VimmQA">Q.</text:span> How ‘by way of transcending’?</text:p>
      <text:p text:style-name="VimmBody"><text:span text:style-name="VimmQA">A.</text:span> The sphere-subjects of meditation transcend form. Excepting the formless-<text:span text:style-name="VimmPali"><text:span text:style-name="T31">kasiṇas</text:span></text:span>, the remaining eight <text:span text:style-name="VimmPali"><text:span text:style-name="T31">kasiṇas</text:span></text:span> and what remain of the thirty subjects of meditation, do not transcend form.</text:p>
      <text:p text:style-name="VimmBody">Three subjects of meditation transcend the object: the two formless-<text:span text:style-name="VimmPali"><text:span text:style-name="T31">kasiṇas</text:span></text:span> and the sphere of nothingness. The other thirty-five subjects of meditation do not transcend the object. <text:span text:style-name="VimmPageNo">[[128|65]]</text:span> </text:p>
      <text:p text:style-name="VimmBody">And again, one subject of meditation transcends perception and sensation, namely, the sphere of neither perception nor non-perception. The other thirty-seven subjects of meditation do not transcend perception and sensation.</text:p>
      <text:p text:style-name="VimmBody">Thus these should be known ‘by way of transcending’.</text:p>
      <text:h text:style-name="Heading_20_3" text:outline-level="3" text:is-list-header="true">By way of increasing</text:h>
      <text:p text:style-name="VimmBody"><text:span text:style-name="VimmQA">Q.</text:span> How, ‘by way of increasing’?</text:p>
      <text:p text:style-name="VimmBody"><text:span text:style-name="VimmQA">A.</text:span> Fourteen subjects of meditation should be increased, namely, the ten <text:span text:style-name="VimmPali"><text:span text:style-name="T31">kasiṇas</text:span></text:span> and the four immeasurables. The other twenty-four should not be increased. </text:p>
      <text:p text:style-name="VimmBody">Thus these should be known ‘by way of increasing’.</text:p>
      <text:h text:style-name="Heading_20_3" text:outline-level="3" text:is-list-header="true">By way of cause</text:h>
      <text:p text:style-name="VimmBody"><text:span text:style-name="VimmQA">Q.</text:span> How, ‘by way of cause’?</text:p>
      <text:p text:style-name="VimmBody"><text:span text:style-name="VimmQA">A.</text:span> Nine subjects of meditation are causes of supernormal power, namely, excepting the formless <text:span text:style-name="VimmPali"><text:span text:style-name="T31">kasiṇas</text:span></text:span>, the remaining eight <text:span text:style-name="VimmPali"><text:span text:style-name="T31">kasiṇa</text:span></text:span><text:span text:style-name="VimmPali">s</text:span> and limited-space <text:span text:style-name="VimmPali"><text:span text:style-name="T31">kasiṇa</text:span></text:span>. What remain of the other thirty subjects of meditation do not become causes of supernormal power. Thirty-seven subjects of meditation become insight-causes, namely, (all) except the sphere of neither perception nor non-perception.<text:note text:id="ftn333" text:note-class="footnote"><text:note-citation>1</text:note-citation><text:note-body><text:p text:style-name="Standard"><text:span text:style-name="VimmBibRef">A. IV, 426</text:span>: <text:span text:style-name="VimmBibQuote">Iti kho bhikkhave </text:span><text:span text:style-name="VimmBibQuote"><text:span text:style-name="T9">yavatā saññāsamāpatti</text:span></text:span><text:span text:style-name="VimmBibQuote">, </text:span><text:span text:style-name="VimmBibQuote"><text:span text:style-name="T9">tavatā aññāpaṭivedho.</text:span></text:span></text:p></text:note-body></text:note> And again, one subject of meditation does not become insight-cause, namely, the sphere of neither perception nor non-perception. Thus these should be known ‘by way of cause’.</text:p>
      <text:h text:style-name="Heading_20_3" text:outline-level="3" text:is-list-header="true">By way of object</text:h>
      <text:p text:style-name="VimmBody"><text:span text:style-name="VimmQA">Q.</text:span> How, ‘by way of object’?</text:p>
      <text:p text:style-name="VimmBody"><text:span text:style-name="VimmQA">A.</text:span> Twenty-one subjects of meditation have the sign as object. Twelve subjects of meditation have their intrinsic nature as object.</text:p>
      <text:p text:style-name="VimmBody"><text:span text:style-name="VimmQA">Q.</text:span> Which twenty-one subjects of meditation have the sign as object?</text:p>
      <text:p text:style-name="VimmBody"><text:span text:style-name="VimmQA">A.</text:span> Excepting the consciousness <text:span text:style-name="VimmPali"><text:span text:style-name="T31">kasiṇa</text:span></text:span>, the remaining nine <text:span text:style-name="VimmPali"><text:span text:style-name="T31">kasiṇas</text:span></text:span>, the ten perceptions of putrescence, mindfulness of respiration and mindfulness of body.</text:p>
      <text:p text:style-name="VimmBody"><text:span text:style-name="VimmQA">Q.</text:span> Which twelve (subjects of meditation) have their intrinsic nature as object?</text:p>
      <text:p text:style-name="VimmBody"><text:span text:style-name="VimmQA">A.</text:span> Consciousness <text:span text:style-name="VimmPali"><text:span text:style-name="T31">kasiṇa</text:span></text:span>, the sphere of neither perception nor non-perception and the ten objects of access-meditation.</text:p>
      <text:p text:style-name="VimmBody"><text:span text:style-name="VimmQA">Q.</text:span> Which five have neither the sign nor their intrinsic nature as object?</text:p>
      <text:p text:style-name="VimmBody"><text:span text:style-name="VimmQA">A.</text:span> Namely, the four immeasurables and the sphere of nothingness. <text:span text:style-name="VimmPageNo">[[129|66]]</text:span> </text:p>
      <text:p text:style-name="VimmBody">And again, two subjects of meditation have: internally developed object; internal object.</text:p>
      <text:p text:style-name="VimmBody">And again, two subjects of meditation: internally developed object; external object.</text:p>
      <text:p text:style-name="VimmBody">And again, one subject of meditation: externally developed object and internal object.</text:p>
      <text:p text:style-name="VimmBody">And again, twenty-one subjects of meditation: externally developed object; external object.</text:p>
      <text:p text:style-name="VimmBody"><text:soft-page-break/>And again, four subjects of meditation: internally developed object; internal object; prepared external object.</text:p>
      <text:p text:style-name="VimmBody">And again, four subjects of meditation: prepared internal object; prepared developed external object; external object.</text:p>
      <text:p text:style-name="VimmBody">And again, two subjects of meditation: prepared internally developed object; prepared externally developed external object; prepared internal object; prepared external object.</text:p>
      <text:p text:style-name="VimmBody">And again, one subject of meditation: internal-external developed object; internal object.</text:p>
      <text:p text:style-name="VimmBody">And again, one subject of meditation: developed internal object; indescribable internal object; external object.</text:p>
      <text:p text:style-name="VimmBody">Two subjects of meditation: developed internal object; internal object, namely, consciousness <text:span text:style-name="VimmPali">kasiṇa</text:span> and sphere of neither perception nor non-perception.</text:p>
      <text:p text:style-name="VimmBody">And again, two subjects of meditation: internally developed object; external object, namely: mindfulness of respiration and mindfulness of body.</text:p>
      <text:p text:style-name="VimmBody">And again, one subject of meditation: externally developed object; internal object, namely: recollection of death.</text:p>
      <text:p text:style-name="VimmBody">And again, twenty-one subjects of meditation: externally developed object; external object, namely, the ten perceptions of putrescence, the four immeasurable thoughts, the four colour kasiṇas, (limited-) space kasiṇa, recollection of the Buddha and recollection of the Community of Bhikkhus.</text:p>
      <text:p text:style-name="VimmBody">And again, four subjects of meditation: internally developed object; internal object; prepared (object); prepared external object, namely, recollection of virtue, recollection of liberality, the determining of the four elements and the perception of the foulness of food.</text:p>
      <text:p text:style-name="VimmBody">And again, four subjects of meditation: prepared internally developed object; prepared externally developed object; prepared external object, namely, the four colour <text:span text:style-name="VimmPali">kasiṇas</text:span>.</text:p>
      <text:p text:style-name="VimmBody">And again, two subjects of meditation: prepared internally developed object; prepared externally developed object; prepared internal object; <text:span text:style-name="VimmPageNo">[[130|67]]</text:span> prepared external object, namely, recollection of the Law and recollection of peace.</text:p>
      <text:p text:style-name="VimmBody">And again, one subject of meditation: internal-external prepared object; internal object, namely, recollection of deities.</text:p>
      <text:p text:style-name="VimmBody">And again; one subject of meditation: inner developed object; inner object; outer object; sphere object; namely, the sphere of nothingness.</text:p>
      <text:p text:style-name="VimmBody">And again, two subjects of meditation belonging to the past, namely, consciousness <text:span text:style-name="VimmPali">kasiṇa</text:span> and the sphere of neither perception nor non-perception.</text:p>
      <text:p text:style-name="VimmBody">And again, one subject of meditation is of the future, namely, recollection of death.</text:p>
      <text:p text:style-name="VimmBody">And again, one subject of meditation is of the present, namely, recollection of deities.</text:p>
      <text:p text:style-name="VimmBody">And again, six subjects of meditation: prepared past object; prepared future object; namely recollection of the Buddha, recollection of the Community of Bhikkhus, recollection of virtue, recollection of liberality, the determining of the four elements and the perception of the foulness of food.</text:p>
      <text:p text:style-name="VimmBody">And again, two subjects of meditation: prepared past object; prepared present object; prepared non-characterizable past-future; namely, nine <text:span text:style-name="VimmPali">kasiṇas</text:span>, the ten perceptions of putrescence, the four immeasurable thoughts, mindfulness of respiration, mindfulness of body and the sphere of nothingness.</text:p>
      <text:p text:style-name="VimmBody">And again, four subjects of meditation, namely, fire <text:span text:style-name="VimmPali">kasiṇa</text:span>, air <text:span text:style-name="VimmPali">kasiṇa</text:span>, the perception of worminess and mindfulness of respiration, <text:span text:style-name="T9">hâve </text:span>unsteady objects. Movement is their medium, but their after-image is steady. All the other thirty-four have steady objects.</text:p>
      <text:p text:style-name="VimmBody">Thus these should be known ‘by way of object’.</text:p>
      <text:h text:style-name="Heading_20_3" text:outline-level="3" text:is-list-header="true">By way of speciality</text:h>
      <text:p text:style-name="VimmBody"><text:span text:style-name="VimmQA">Q.</text:span> How, ‘by way of speciality’?</text:p>
      <text:p text:style-name="VimmBody"><text:span text:style-name="VimmQA">A.</text:span> Eight <text:span text:style-name="VimmPali">kasiṇas</text:span> and the four formless (objects of) concentration are named special. The eight <text:span text:style-name="VimmPali">kasiṇas</text:span>, being true objects, are called (objects of) speciality in <text:soft-page-break/>concentration. And because in the fourth meditation, <text:span text:style-name="VimmPali">jhāna</text:span>, one reaches a special plane, the four formless (objects of) concentration become special.</text:p>
      <text:p text:style-name="VimmBody">The ten perceptions of putrescence and the perception of the foulness of food are called special perception, because of colour, form, space, direction, distinctiveness, combination and coherence, and because of the impurity-perception-object.</text:p>
      <text:p text:style-name="VimmBody">The ten recollections are called special recollections, because of their subtility and because of attentiveness. <text:span text:style-name="VimmPageNo">[[131|68]]</text:span> </text:p>
      <text:p text:style-name="VimmBody"><text:span text:style-name="VimmPageNoOrig">[412]</text:span> The four immeasurable thoughts are called special, because they cannot be surpassed.</text:p>
      <text:p text:style-name="VimmBody">The determining of the four elements is called the speciality of wisdom, because of its connection with the void.</text:p>
      <text:p text:style-name="VimmBody">Thus these should be known ‘by way of speciality’.</text:p>
      <text:h text:style-name="Heading_20_3" text:outline-level="3" text:is-list-header="true">By way of plane</text:h>
      <text:p text:style-name="VimmBody"><text:span text:style-name="VimmQA">Q.</text:span> How, ‘by way of plane’?</text:p>
      <text:p text:style-name="VimmBody"><text:span text:style-name="VimmQA">A.</text:span> Twelve subjects of meditation do not arise in the higher heavens. Namely, the ten perceptions of putrescence, mindfulness of body and the perception of the foulness of food.</text:p>
      <text:p text:style-name="VimmBody">And again, thirteen subjects of meditation do not arise in the form existence.<text:note text:id="ftn334" text:note-class="footnote"><text:note-citation>1</text:note-citation><text:note-body><text:p text:style-name="Standard"><text:span text:style-name="VimmPali">Rūpabhava</text:span>. According to <text:span text:style-name="VimmBibRef">Vis. Mag. 113</text:span>, <text:span text:style-name="VimmPali">Brahmaloka</text:span>.</text:p></text:note-body></text:note> Namely, the first twelve and mindfulness of respiration do not arise in the form existence.</text:p>
      <text:p text:style-name="VimmBody">No subject of meditation except the four formless (ones) arise in the formless existence.<text:note text:id="ftn335" text:note-class="footnote"><text:note-citation>2</text:note-citation><text:note-body><text:p text:style-name="Standard"><text:span text:style-name="VimmPali">Arūpabhava</text:span>.</text:p></text:note-body></text:note></text:p>
      <text:p text:style-name="VimmBody">Thus these should be understood ‘by way of plane’.</text:p>
      <text:h text:style-name="Heading_20_3" text:outline-level="3" text:is-list-header="true">By way of seizing</text:h>
      <text:p text:style-name="VimmBody"><text:span text:style-name="VimmQA">Q.</text:span> How, ‘by way of seizing’?</text:p>
      <text:p text:style-name="VimmBody"><text:span text:style-name="VimmQA">A.</text:span> Seventeen subjects of meditation seize the sign through sight, i.e., excepting air <text:span text:style-name="VimmPali">kasiṇa</text:span> and the formless <text:span text:style-name="VimmPali">kasiṇas</text:span>, the remaining seven <text:span text:style-name="VimmPali">kasiṇas</text:span> and ten perceptions of putrescence.</text:p>
      <text:p text:style-name="VimmBody">And again, one subject of meditation seizes the sign through contact. Namely, mindfulness of respiration.</text:p>
      <text:p text:style-name="VimmBody">And again, one subject of meditation seizes the sign through sight or contact. Namely, air <text:span text:style-name="VimmPali">kasiṇa</text:span>.</text:p>
      <text:p text:style-name="VimmBody">The remaining nineteen subjects of meditation seize the sign through audition.</text:p>
      <text:p text:style-name="VimmBody">And again, five subjects of meditation should not be practised by the beginner. Namely, the formless and equanimity. The remaining thirty-five may be practised by the beginner.</text:p>
      <text:p text:style-name="VimmBody">Thus these should be known ‘by way of seizing’.</text:p>
      <text:h text:style-name="Heading_20_3" text:outline-level="3" text:is-list-header="true">By way of person</text:h>
      <text:p text:style-name="VimmBody"><text:span text:style-name="VimmQA">Q.</text:span> How ‘by way of person’?</text:p>
      <text:p text:style-name="VimmBody"><text:span text:style-name="VimmQA">A.</text:span> A walker in passion should not practise the four immeasurables, <text:span text:style-name="VimmPageNo">[[132|69]]</text:span> because of their auspicious sign. Why? A walker in passion is not good at appreciating the auspicious sign. It (the practice of the four immeasurables by a walker in passion) is comparable to a man affected of a disorder of phlegm partaking of very rich food that is harmful to him.</text:p>
      <text:p text:style-name="VimmBody">A walker in hate should not practise the ten perceptions of putrescence, because of the arising of resentment-perception. A walker in hate is not good at appreciating it and is comparable to a man with a bilious ailment partaking of hot drinks and food which are harmful to him.</text:p>
      <text:p text:style-name="VimmBody">A walker in infatuation, who has not gathered wisdom, should not work at any subject of meditation, because of his lack of skill. Owing to lack of skill, his efforts will be fruitless. It (the practice of meditation by a walker in infatuation) is comparable to a man who rides an elephant without a goad.</text:p>
      <text:p text:style-name="VimmBody"><text:soft-page-break/>A walker in passion should practise the perception of impurity and mindfulness of body, because these help overcome lust.</text:p>
      <text:p text:style-name="VimmBody">A walker in hate should practise the four immeasurables, because these help overcome hatred. Or he should practise colour <text:span text:style-name="VimmPali">kasiṇa</text:span>, because his mind attends to such.</text:p>
      <text:p text:style-name="VimmBody">A walker in faith should practise the six recollections beginning with recollection of the Buddha. Then his faith will gain fixity.</text:p>
      <text:p text:style-name="VimmBody">A walker in intelligence should practise the determining of the four elements, the perception of the foulness of food, recollection of death and recollection of peace because he is profound.</text:p>
      <text:p text:style-name="VimmBody">And again, a walker in intelligence is not debarred from working at any subject of meditation.</text:p>
      <text:p text:style-name="VimmBody">A walker in excogitation should practise mindfulness of respiration, because it eradicates discursive thought.<text:note text:id="ftn336" text:note-class="footnote"><text:note-citation>1</text:note-citation><text:note-body><text:p text:style-name="Standard"><text:span text:style-name="VimmBibRef">A. I, 449</text:span>: <text:span text:style-name="VimmBibQuote">Cetaso vikkhepassa </text:span><text:span text:style-name="VimmBibQuote"><text:span text:style-name="T16">pahānaya ānāpānasati </text:span></text:span><text:span text:style-name="VimmBibQuote">bh</text:span><text:span text:style-name="VimmBibQuote"><text:span text:style-name="T16">ā</text:span></text:span><text:span text:style-name="VimmBibQuote">vetabb</text:span><text:span text:style-name="VimmBibQuote"><text:span text:style-name="T16">ā</text:span></text:span><text:span text:style-name="VimmBibQuote">.</text:span></text:p></text:note-body></text:note></text:p>
      <text:p text:style-name="VimmBody">A walker in infatuation should make inquiries regarding the Law, should hear expositions of the Law in due season, with reverential mind, and should honour the Law. He should live with his teacher. He should heap up wisdom and should practise what pleases him of the thirty-eight subjects of meditation. Recollection of death and the determining of the four elements are specially suited to him.</text:p>
      <text:p text:style-name="VimmBody">And again, there is another teaching: “When I investigate the subjects of meditation, I see their distinctive qualities. The six persons may, through discernment, be reduced to three”.</text:p>
      <text:p text:style-name="VimmBody"><text:span text:style-name="VimmQA">Q.</text:span> If that be so, will there be difficulties at the beginning?</text:p>
      <text:p text:style-name="VimmBody"><text:span text:style-name="VimmQA">A.</text:span> There are two kinds of men who walk in passion, namely, (the man) of dull faculties and (the man) of keen faculties. A walker in passion who has dull faculties should practise the investigation of impurity in order to overcome lust. Thus he should practise and overcome lust.<text:span text:style-name="VimmPageNo">[[133|70]]</text:span> </text:p>
      <text:p text:style-name="VimmBody">The walker in passion who has keen faculties should, at first, increase faith. He should practise the recollections. Thus he should practise and overcome lust.</text:p>
      <text:p text:style-name="VimmBody">There are two kinds of men who walk in hate, namely, (the man) of dull faculties and (the man) of keen faculties. A walker in hate who has dull faculties should practise the four immeasurables. By this he will be able to overcome hatred.</text:p>
      <text:p text:style-name="VimmBody">The walker in hate who has keen faculties, being one endowed with wisdom, should practise the (meditation of the) special sphere. Thus should one practise and dispel hatred.</text:p>
      <text:p text:style-name="VimmBody">There are two kinds of men who walk in infatuation, namely, (the man) of no faculties and (the man) of dull faculties. The walker in infatuation who has no faculties should not work at any subject of meditation. The walker in infatuation who has dull faculties should practise mindfulness of respiration in order to dispel discursive thinking.</text:p>
      <text:p text:style-name="VimmBody">Thus (the six persons) can be reduced to three. Therefore, there should be no difficulty. According to this teaching, the <text:span text:style-name="VimmPali">kasiṇas</text:span> and mindfulness of respiration are developed (further) through space. All the activities can be fulfilled without difficulty. If a man is endowed with merit, he will have no difficulty in fulfilling all the excellent subjects of meditation.</text:p>
      <text:p text:style-name="VimmBody"><text:span text:style-name="VimmPageNo">[[134|71]]</text:span></text:p>
      <text:p text:style-name="VimmExportSkip">THE PATH OF FREEDOM</text:p>
      <text:p text:style-name="VimmExportSkip">FASCICLE THE FOUR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Entrance into the subject of meditation</text:h>
      <text:p text:style-name="VimmExportSkip">CHAPTER THE EIGHTH</text:p>
      <text:h text:style-name="Heading_20_3" text:outline-level="3" text:is-list-header="true">Section One</text:h>
      <text:p text:style-name="VimmBody"><text:span text:style-name="VimmQA">Q.</text:span> What is the earth <text:span text:style-name="VimmPali">kasiṇa</text:span>?<text:note text:id="ftn337" text:note-class="footnote"><text:note-citation>2</text:note-citation><text:note-body><text:p text:style-name="Standard">In this text the ideograph for <text:span text:style-name="VimmPali">paṭhavikasiṇa</text:span> = <text:span text:style-name="VimmPali">pṛthvikṛtsnāyatana</text:span> (Sk.)</text:p></text:note-body></text:note> What is the practice of it? What is its salient characteristic? What is its function? What is its near cause? What are its benefits? <text:soft-page-break/>What is the meaning of <text:span text:style-name="VimmPali">kasiṇa</text:span>? How many kinds of earth are there? What is the earth sign? How is a <text:span text:style-name="VimmPali">maṇḍala</text:span> made? What is the method of meditating on the earth <text:span text:style-name="VimmPali">kasiṇa</text:span>?</text:p>
      <text:h text:style-name="Heading_20_4" text:outline-level="4" text:is-list-header="true">Earth kasiṇa, its practice, salient characteristic, function and near cause</text:h>
      <text:p text:style-name="VimmBody"><text:span text:style-name="VimmQA">A.</text:span> The thought that is produced relying on the earth sign — this is called earth <text:span text:style-name="VimmPali">kasiṇa</text:span>. The undisturbed dwelling of the mind — this is called practice. Delight in being linked to the earth sign is its salient characteristic. Non-abandonment is its function. Non-differentiated thought is its near cause.</text:p>
      <text:h text:style-name="Heading_20_4" text:outline-level="4" text:is-list-header="true">Benefits</text:h>
      <text:p text:style-name="VimmBody">What are its benefits?<text:note text:id="ftn338" text:note-class="footnote"><text:note-citation>1</text:note-citation><text:note-body><text:p text:style-name="Standard">Cp. <text:span text:style-name="VimmBibRef">Vis. Mag. 175</text:span>.</text:p></text:note-body></text:note> Twelve are its benefits, namely, the sign is easy of acquisition through meditation on the earth <text:span text:style-name="VimmPali">kasiṇa</text:span>; at all times and in all actions, mental activity is unimpeded; acquiring supernormal power, a man is able to walk on water just as; on earth and to move freely in space; he gains the supernormal power of manifoldness, the knowledge of past lives, the heavenly ear and worldly higher knowledge; he fares well and draws near to the verge of the ambrosial. <text:span text:style-name="VimmPageNo">[[135|72]]</text:span> </text:p>
      <text:h text:style-name="Heading_20_4" text:outline-level="4" text:is-list-header="true">Meaning of kasiṇa</text:h>
      <text:p text:style-name="VimmBody"><text:span text:style-name="VimmQA">Q.</text:span> What is the meaning of <text:span text:style-name="VimmPali">kasiṇa</text:span>?</text:p>
      <text:p text:style-name="VimmBody"><text:span text:style-name="VimmQA">A.</text:span> Pervasiveness — this is called <text:span text:style-name="VimmPali">kasiṇa</text:span>. It is even as the Enlightened One taught in the stanza:-<text:note text:id="ftn339" text:note-class="footnote"><text:note-citation>2</text:note-citation><text:note-body><text:p text:style-name="Standard">Not traced. Cp. <text:span text:style-name="VimmBibRef">Th. 381</text:span>: <text:span text:style-name="VimmBibQuote">Buddham appameyyaṁ anussara pasanno pītiyā phuṭasarīro hohisi satatam udaggo.</text:span></text:p></text:note-body></text:note></text:p>
      <text:p text:style-name="VimmVerseEnglish">“When a man remembers<text:line-break/>the worth of the ’wakened ones,<text:line-break/>the joy that wells within him<text:line-break/>floods his body through.</text:p>
      <text:p text:style-name="VimmVerseEnglish">So, when with spreading earth-thought<text:line-break/>Rose-apple Isle's suffused,<text:line-break/>the earth-wrought state is likened<text:line-break/>to the body with bliss perfused”.</text:p>
      <text:p text:style-name="VimmBody">Meditating thus one causes this <text:span text:style-name="VimmPali">maṇḍala</text:span> to prevail everywhere.</text:p>
      <text:h text:style-name="Heading_20_4" text:outline-level="4" text:is-list-header="true">Kinds of earth</text:h>
      <text:p text:style-name="VimmBody"><text:span text:style-name="VimmQA">Q.</text:span> How many kinds of earth are there? Taking which earth as sign should one practise?</text:p>
      <text:p text:style-name="VimmBody"><text:span text:style-name="VimmQA">A.</text:span> There are two kinds of earth.<text:note text:id="ftn340" text:note-class="footnote"><text:note-citation>3</text:note-citation><text:note-body><text:p text:style-name="Standard">Cp. <text:span text:style-name="VimmBibRef">Vis. Mag. 123 ff</text:span>.</text:p></text:note-body></text:note> 1. Natural earth. 2. Prepared earth. Solidity is the property of natural earth. This is called natural earth. What is made of earth dug out by a man himself or by another is called prepared earth. Earth is of four colours, namely, white, black,<text:note text:id="ftn341" text:note-class="footnote"><text:note-citation>4</text:note-citation><text:note-body><text:p text:style-name="Standard"><text:span text:style-name="VimmPali">Nila</text:span> — also sometimes rendered dark-blue, blue-black.</text:p></text:note-body></text:note> red and the colour of dawn. Here a yogin should not add anything to natural earth. He should exclude white, black and red. Why? When he meditates on earth of these colours, he does not get the after-image. <text:span text:style-name="VimmXML">&lt;</text:span><text:span text:style-name="VimmXML"><text:span text:style-name="T151">anchor id="p72-dwelling"/&gt;</text:span></text:span>By dwelling on white, black or red, he practises colour <text:span text:style-name="VimmPali">kasiṇa.</text:span> Why? If a yogin meditates on natural earth or prepared earth, he will get the (after-) image. If it (i.e., earth) is of dawn- colour, he should take that sign.</text:p>
      <text:h text:style-name="Heading_20_4" text:outline-level="4" text:is-list-header="true">Non-prepared earth</text:h>
      <text:p text:style-name="VimmBody"><text:span text:style-name="VimmQA">Q.</text:span> What is non-prepared earth sign?</text:p>
      <text:p text:style-name="VimmBody"><text:span text:style-name="VimmQA">A.</text:span> Level ground which is free from thickets, free from roots of trees or tufts of grass, within the range of vision and which arouses steady mental activity — this is earth perception. This is called non-prepared earth.</text:p>
      <text:p text:style-name="VimmBody">A practised yogin gains the after-image of earth following either the difficult or the easy way, and dwells without falling. A beginner in the first <text:span text:style-name="VimmPageNo">[[136|73]]</text:span> meditation, <text:soft-page-break/><text:span text:style-name="VimmPali">jhāna</text:span>, takes prepared earth and makes a <text:span text:style-name="VimmPali">maṇḍala</text:span>. He should not meditate on non-prepared earth.</text:p>
      <text:h text:style-name="Heading_20_4" text:outline-level="4" text:is-list-header="true">On making a mandala</text:h>
      <text:p text:style-name="VimmBody"><text:span text:style-name="VimmQA">Q.</text:span> How is a <text:span text:style-name="VimmPali">maṇḍala</text:span> made?</text:p>
      <text:p text:style-name="VimmBody"><text:span text:style-name="VimmQA">A.</text:span> If a yogin desires to make a <text:span text:style-name="VimmPali">maṇḍala</text:span> on the ground, let him at first select a calm place in the monastery, or a cave, or a place under a tree, or a deserted, covered place unlit by the sun, or a place on an unused road. In all such places, let him keep a distance of one fathom, sweep the place clean and make it smooth. In such places let him, with clay of the colour of dawn, prepare the ground in order to cause the arising of the sign. Taking a moderate quantity in a vessel, let him carefully mix it with water and remove grass, roots and dirt from it. With the edge of a cloth let him remove any dirt that may be on the swept place. Let him screen the sitting place and exclude the light, and make a couch of meditation. Let him make a circle according to rule, neither too near nor too far. Let the circle be flat and full and without markings. After that let watery clay unmixed with any other colour or unmixed with special colour be applied. It should be covered and protected until it is dry. When it is dry, <text:span text:style-name="VimmPageNoOrig">[413]</text:span> it should be edged with another colour. It may be of the size of a round rice-sifter, a metal gong and may be circular, rectangular, triangular or square. Thus it should be understood.</text:p>
      <text:p text:style-name="VimmBody">According to the principal teacher’s instructions, a circle is the best. The <text:span text:style-name="VimmPali">maṇḍala</text:span> may be made on cloth, on a board or on a wall. But it is best on the ground. This is the teaching of predecessor teachers.</text:p>
      <text:h text:style-name="Heading_20_4" text:outline-level="4" text:is-list-header="true">Method of earth kasiṇa meditation</text:h>
      <text:p text:style-name="VimmBody"><text:span text:style-name="VimmQA">Q.</text:span> How should one meditate upon the earth <text:span text:style-name="VimmPali">kasiṇa</text:span>?</text:p>
      <text:p text:style-name="VimmBody"><text:span text:style-name="VimmQA">A.</text:span> A yogin who wishes to meditate upon the earth <text:span text:style-name="VimmPali">kasiṇa</text:span> should at first consider the tribulations of sense-desires, and again he should consider the benefits of renunciation.</text:p>
      <text:h text:style-name="Heading_20_4" text:outline-level="4" text:is-list-header="true">Tribulations of sense-desires illustrated in twenty similes</text:h>
      <text:p text:style-name="VimmBody"><text:span text:style-name="VimmQA">Q.</text:span> How should he consider the tribulations of sense-desires?</text:p>
      <text:p text:style-name="VimmBody"><text:span text:style-name="VimmQA">A.</text:span> Because they produce little pleasure and severe pain, they are full of tribulations.<text:note text:id="ftn342" text:note-class="footnote"><text:note-citation>1</text:note-citation><text:note-body><text:p text:style-name="Standard">The first ten similes are at <text:span text:style-name="VimmBibRef">A. III, 97</text:span>: <text:span text:style-name="VimmBibQuote">A Aṭṭhisaṅkhalūpamā kāmā vuttā Bhagavatā, bahudukkhā bahūpāyāsā, ādīnavo ettha bhīyo. Maṁsapesūpamā kāmā vuttā Bhagavatā..........Tiṇukkūpamā kāmā..........Aṅgārakāsūpamā kāmā..........Supinakūpamā kāmā..........Yācitakūpamā kāmā..........Rukkhphalūpamā kāmā...........Asisūnūpamā kāmā..........Sattisūlūpamā kāmā..........Sappasirūpamā kāmā vuttā Bhagavatā, bahudukkhā bahūpāyāsā ādīnavo ettha bhīyo.</text:span></text:p><text:p text:style-name="Standard">Simile No. 14 — <text:span text:style-name="VimmBibRef">A. III, 63</text:span>: <text:span text:style-name="VimmBibQuote"><text:span text:style-name="T9">Kāmacchando </text:span></text:span><text:span text:style-name="VimmBibQuote">bhikkhave </text:span><text:span text:style-name="VimmBibQuote"><text:span text:style-name="T9">ā</text:span></text:span><text:span text:style-name="VimmBibQuote">varaṇo nīvarano.</text:span></text:p><text:p text:style-name="Standard">Simile No. 17 — <text:span text:style-name="VimmBibRef">D. I, 245</text:span>: <text:span text:style-name="VimmBibQuote"><text:span text:style-name="T9">Kāma-gu</text:span></text:span><text:span text:style-name="VimmBibQuote">ṇ</text:span><text:span text:style-name="VimmBibQuote"><text:span text:style-name="T9">ā </text:span></text:span><text:span text:style-name="VimmBibQuote">ariyassa vinaye </text:span><text:span text:style-name="VimmBibQuote"><text:span text:style-name="T9">andūti </text:span></text:span><text:span text:style-name="VimmBibQuote">pi vuccanti, bandhananti ti pi vuccanti.</text:span></text:p></text:note-body></text:note> (1) Sense-desires are likened to a bone because of scanty <text:span text:style-name="VimmPageNo">[[137|74]]</text:span> yield of pleasure; (2) sense-desires are likened to a piece of flesh because they are followed by many (sufferings); (3) sense-desires are likened to <text:span text:style-name="T9">æ </text:span>(flaming) torch carried against the wind because they burn; (4) sense-desires are likened to a pit of glowing embers because of the great and the small (?) ; (5) sense-desires are likened to a dream because they vanish quickly; (6) sense-desires are likened to borrowed goods because they cannot be enjoyed long; (7) sense-desires are likened to a fruit tree because they are chopped down by others; (8) sense-desires are likened to a sword because they cut; (9) sense-desires are likened to a pointed stake because they impale; (10) sense-desires are likened to the head of a venomous snake because they are fearful;<text:note text:id="ftn343" text:note-class="footnote"><text:note-citation>2</text:note-citation><text:note-body><text:p text:style-name="Standard">In the Chinese ‘Potaliya’ (transliteration) Sutta, the simile of the snake is also found, and the eight doctrines taught in this sutta are illustrated with as many examples, though it is difficult to say exactly which illustration refers to which doctrine. In the Pali there are only seven illustrations. The following is taken from the <text:span text:style-name="T9">Chū </text:span>Agon (<text:span text:style-name="VimmPali">Madhyama Āgama</text:span>) No. 203: “Householder, it is as if, not far from a village, there were a huge venomous snake, very vicious, poisonous, black and terrible of aspect, and a man not foolish, not deluded, not insane, in full possession of his senses, desirous of weal and shunning woe, disliking sorrow very much, wishing to live, not wishing to die and disliking death very much, were to come. What do you think, householder, would that man stretch out his hand or any other member of his body to the snake, saying, ‘Bite me, bite me’?” Then the householder answered: “No, venerable Gotama, because on seeing the venomous snake he would think: ‘If I were to stretch forth my hand or other member of my body and let the snake bite it, I should die or suffer severely’. And so, on seeing that venomous snake, he wishes to flee from it”. Householder, the learned, noble disciple also thinks in the same way: ‘Sense-desires are like a venomous snake. It was taught by the Blessed One that sense-desires are like a venomous snake. They yield little pleasure, produce much suffering and are pain-laden’. And he abandons sense-desires, becomes freed from evil states of mind and causes to perish all worldly enjoyment and clings to nothing”.</text:p></text:note-body></text:note> (11) sense-desires are likened to a flock of cotton blown about by the <text:soft-page-break/>wind because they are unresisting by nature; (12) sense-desires are likened to a mirage because they bewilder the fool; (13) sense-desires are likened to darkness because they are blinding; (14) sense-desires are likened to hindrances because they obstruct the way of good; (15) sense-desires are likened to infatuation because they cause the loss of Right Mindfulness; (16) sense-desires are likened to ripening because they are subject to decay; (17) sense-desires are likened to fetters because they bind one to another; (18) sense-desires are likened (to thieves) because they rob the value of merit; (19) sense-desires are likened to a house of hate because they provoke quarrels; (20) and sense-desires are pain-laden because they cause trials innumerable. Having considered the tribulations of sense-desires, in this manner, he should consider the benefits of renunciation.</text:p>
      <text:h text:style-name="Heading_20_4" text:outline-level="4" text:is-list-header="true">Renunciation and its benefits</text:h>
      <text:p text:style-name="VimmBody">Renunciation. Namely, good practices, like the first meditation, <text:span text:style-name="VimmPali">jhāna</text:span>, from the time one retires from the world — these are named renunciation. <text:span text:style-name="VimmPageNo">[[138|75]]</text:span> </text:p>
      <text:p text:style-name="VimmBody"><text:span text:style-name="VimmQA">Q.</text:span> What are the benefits of renunciation? <text:span text:style-name="VimmQA">A.</text:span> Separation from the hindrances;<text:note text:id="ftn344" text:note-class="footnote"><text:note-citation>1</text:note-citation><text:note-body><text:p text:style-name="Standard"><text:span text:style-name="VimmPali">Pañca nīvaraṇāni</text:span>.</text:p></text:note-body></text:note> the dwelling in freedom; the joy of solitude; the dwelling in happiness and mindfulness and the ability to endure suffering; accomplishment of much good and attainment of the ground of great fruition; the benefitting of two places<text:note text:id="ftn345" text:note-class="footnote"><text:note-citation>2</text:note-citation><text:note-body><text:p text:style-name="Standard">Cp. <text:span text:style-name="VimmBibRef">A. II, 80</text:span>: <text:span text:style-name="VimmBibQuote">Atthi bhikkhave dakkhiṇā dāyakato c’eva visujjhati paṭiggāhakato ca.</text:span></text:p></text:note-body></text:note> through acceptance of gifts. This (renunciation) is profound wisdom. This is the best of all stations. This is called ‘beyond the three worlds’.</text:p>
      <text:p text:style-name="VimmBody">And again, what is called renunciation is the renunciation of sense-desires. This is solitude. This is freedom from all hindrances. This is happiness. This is the absence of defilement. This is the super-excellent path. This washes away the dirt of the mind. Through this practice is merit gathered. Through this practice inward calm is won.</text:p>
      <text:p text:style-name="VimmBody">Sense-desires are coarse; renunciation is fine. Sense-desires are defiling; renunciation is non-defiling. Sense-desires are inferior; renunciation is superior. Sense-desires are connected with hate; renunciation is unconnected with hate. Sense-desires are not friendly towards fruition; renunciation is the friend of fruition. Sense-desires are bound up with fear; renunciation is fearless.</text:p>
      <text:h text:style-name="Heading_20_4" text:outline-level="4" text:is-list-header="true">Method of practice of earth kasiṇa</text:h>
      <text:p text:style-name="VimmBody">Having, in this manner, considered the tribulations of sense-desires and the benefits of renunciation, one accomplishes happiness through renunciation. One arouses the heart of faith and reverence, and meditates either on the non-prepared or the prepared. Taking food in moderation, one observes the rules regarding the bowl and robes, well. Bodily or mentally one is not heedless, and accepts little.</text:p>
      <text:p text:style-name="VimmBody">Having taken a moderate meal, one washes the hands and feet, and sits down and meditates on the Buddha’s Enlightenment,<text:note text:id="ftn346" text:note-class="footnote"><text:note-citation>3</text:note-citation><text:note-body><text:p text:style-name="Standard"><text:span text:style-name="VimmPali">Bodhi</text:span> — transliteration.</text:p></text:note-body></text:note> the Law and the Order. Through the doing of good actions and through these recollections one becomes happy and thinks: “Now it is possible for me to acquire perfection. Had I not renounced, long would it have been before I reached peace. Therefore, I should endeavour earnestly”. And taking the mat of meditation to a place neither too far from nor too near the <text:span text:style-name="VimmPali">maṇḍala</text:span>, i.e., about the length of a plough-pole or a fathom (from the <text:span text:style-name="VimmPali">maṇḍala</text:span>), one sits down with legs crossed under him, faces the <text:span text:style-name="VimmPali">maṇḍala</text:span>, holds the body erect and arouses mindfulness from the very depths of his being, with closed eyes.</text:p>
      <text:p text:style-name="VimmBody">After sometime, one is able to exclude all disturbances of body and mind, collect his thoughts and unify his mind. Then opening the eyes neither too wide nor too narrowly, one should fix one’s gaze on the <text:span text:style-name="VimmPali">maṇḍala</text:span>. <text:span text:style-name="VimmPageNo">[[139|76]]</text:span> </text:p>
      <text:h text:style-name="Heading_20_4" text:outline-level="4" text:is-list-header="true"><text:soft-page-break/>Three ways of sign-taking</text:h>
      <text:p text:style-name="VimmBody">The yogin should meditate on the form of the <text:span text:style-name="VimmPali"><text:span text:style-name="T32">maṇḍala</text:span></text:span><text:span text:style-name="T19"> </text:span>and take the sign through three ways: through even gazing, skilfulness and neutralizing disturbance.</text:p>
      <text:p text:style-name="VimmBody"><text:span text:style-name="VimmQA">Q.</text:span> How, through even gazing?</text:p>
      <text:p text:style-name="VimmBody"><text:span text:style-name="VimmQA">A.</text:span> When the yogin dwells on the <text:span text:style-name="VimmPali"><text:span text:style-name="T32">maṇḍala</text:span></text:span>, he should not open his eyes too wide nor shut them entirely. Thus should he view it. If he opens his eyes too wide, they will grow weary, he will not be able to know the true nature of the <text:span text:style-name="VimmPali"><text:span text:style-name="T32">maṇḍala</text:span></text:span><text:span text:style-name="T32">,</text:span><text:span text:style-name="T19"> </text:span>and the after-image will not arise. If he faces <text:span text:style-name="T19">the </text:span><text:span text:style-name="VimmPali"><text:span text:style-name="T32">maṇḍala</text:span></text:span><text:span text:style-name="T32"> </text:span>closing the eyes fast, he will not see the sign because of darkness, and he will arouse negligence. Therefore, he should refrain from opening his eyes too wide and closing them fast. He should dwell with earnestness on the <text:span text:style-name="VimmPali"><text:span text:style-name="T32">maṇḍala</text:span></text:span>. Thus should the yogin dwell (on the <text:span text:style-name="VimmPali"><text:span text:style-name="T32">maṇḍala</text:span></text:span><text:span text:style-name="T32">)</text:span><text:span text:style-name="T19"> </text:span>in order to gain fixity of mind. As a man looking at his own face in a mirror sees his face because of the mirror, i.e., because the face is reflected by the mirror, so the yogin dwelling on the <text:span text:style-name="VimmPali"><text:span text:style-name="T32">maṇḍala</text:span></text:span><text:span text:style-name="T19"> </text:span>sees the sign of concentration which arises, because of the <text:span text:style-name="VimmPali"><text:span text:style-name="T32">maṇḍala</text:span></text:span><text:span text:style-name="T32">.</text:span><text:span text:style-name="T19"> </text:span>Thus should he take the sign by fixing the mind through even gazing. Thus one takes the sign through even gazing.</text:p>
      <text:p text:style-name="VimmBody"><text:span text:style-name="VimmQA">Q.</text:span> How, through skilfulness?</text:p>
      <text:p text:style-name="VimmBody"><text:span text:style-name="VimmQA">A.</text:span> Namely, through four ways. The first is to put away any internal lack; the second is to view the <text:span text:style-name="VimmPali"><text:span text:style-name="T32">maṇḍala</text:span></text:span><text:span text:style-name="T19"> </text:span>squarely; third is to supply the deficiency should a<text:span text:style-name="T19"> </text:span>partial sign or half the <text:span text:style-name="VimmPali"><text:span text:style-name="T32">maṇḍala</text:span></text:span><text:span text:style-name="T19"> </text:span>appear; (fourth:) at this time if his mind is distracted and becomes negligent, he should endeavour like a potter at the wheel<text:note text:id="ftn347" text:note-class="footnote"><text:note-citation>1</text:note-citation><text:note-body><text:p text:style-name="Standard">Cp. <text:span text:style-name="VimmBibRef">M. II, 18</text:span>: <text:span text:style-name="VimmBibQuote">Seyyathāpi Udāyi, dakkho </text:span><text:span text:style-name="VimmBibQuote"><text:span text:style-name="T19">kumbhak</text:span></text:span><text:span text:style-name="VimmBibQuote">ā</text:span><text:span text:style-name="VimmBibQuote"><text:span text:style-name="T19">ro </text:span></text:span><text:span text:style-name="VimmBibQuote">vā kumbhakārantevāsi yā suparikammakatāya mattikāya yaṁ yad eva bhājanavikatiṁ ākaṅkheyya, taṁ tad eva kareyya abhinipphādeyya.</text:span></text:p></text:note-body></text:note> and, when his mind acquires fixity, he should gaze on the <text:span text:style-name="VimmPali"><text:span text:style-name="T32">maṇḍala</text:span></text:span>, and letting it pervade (his mind) fully and without faults consider calmness (?). Thus should skilfulness be known.</text:p>
      <text:p text:style-name="VimmBody"><text:span text:style-name="VimmQA">Q.</text:span> How, through neutralizing disturbance?</text:p>
      <text:p text:style-name="VimmBody"><text:span text:style-name="VimmQA">A.</text:span> There are four kinds of disturbance: the first is endeavour that is too quick; the second is endeavour that is too slow; the third is elation; the fourth is depression.</text:p>
      <text:p text:style-name="VimmBody"><text:span text:style-name="VimmQA">Q.</text:span> What is endeavour that is too quick?</text:p>
      <text:p text:style-name="VimmBody"><text:span text:style-name="VimmQA">A.</text:span> It is hurried practice. The yogin is impatient. He sits (to meditate) in the morning. By evening he ceases (to endeavour), because of weariness of body. This is called hurried doing.</text:p>
      <text:p text:style-name="VimmBody"><text:span text:style-name="VimmQA">Q.</text:span> What is endeavour that is too slow?</text:p>
      <text:p text:style-name="VimmBody"><text:span text:style-name="VimmQA">A.</text:span> It is to stray away from the way of meditation. Though the yogin sees the <text:span text:style-name="VimmPali"><text:span text:style-name="T32">maṇḍala</text:span></text:span><text:span text:style-name="T19"> </text:span>he does not dwell on it with reverence. Often he gets up. Often he lies down. <text:span text:style-name="VimmPageNo">[[140|77]]</text:span> </text:p>
      <text:p text:style-name="VimmBody">When a yogin endeavours too vigorously, his body becomes weary and his mind flags. Or, the mind wanders and loses itself in frivolous thoughts. When he endeavours too slowly, his body and mind become dull and lazy and sleep overtakes him.<text:note text:id="ftn348" text:note-class="footnote"><text:note-citation>2</text:note-citation><text:note-body><text:p text:style-name="Standard"><text:span text:style-name="VimmBibRef">A. III, 375</text:span>: <text:span text:style-name="VimmBibQuote">Accāraddhaviriyaṁ uddhaccāya saṁvattati atilīnaviriyaṁ kosajjāya saṁvattati. Tasṁa ti ha tvaṁ Soṇa viriyasamataṁ adhiṭṭhaha indriyānañ ca samataṁ paṭivijjha tattha ca nimittaṁ gaṇhāhi ‘ti.</text:span></text:p></text:note-body></text:note></text:p>
      <text:p text:style-name="VimmBody">Elation: If the yogin’s mind becomes lax through losing itself in frivolous thoughts, he becomes discontented with the subject of meditation. If he, at first, does not delight in frivolous thoughts, his mind becomes elated through willing. Or again, it becomes elated, if he does many deeds through the will for happiness and bliss.</text:p>
      <text:p text:style-name="VimmBody">Depression: The yogin fails owing to agitation and thereby partakes of uneasiness, and dislikes the subject of meditation. If he dislikes the subject of meditation from the start he resents activity and, accordingly through resentment, his mind becomes depressed. And again, his mind becomes weary of initial and sustained application of thought, falls from distinction and, owing to craving, becomes depressed.</text:p>
      <text:p text:style-name="VimmBody">When this yogin’s mind falls into a state of agitation, quickly, he overcomes and abandons agitation, with the faculty of mindfulness and the faculty of concentration. When his mind falls into a state of negligence, he should overcome and abandon that state of mind-negligence with the faculty of mindfulness and the faculty of energy. <text:soft-page-break/>When the man of elated mind falls into a lustful state, he should abandon lust forthwith. When the man of depressed mind falls into an angry state, he should abandon anger forthwith. In these four places a man accomplishes and makes his mind move in one direction. If his mind moves in one direction, the sign can be made to arise’.</text:p>
      <text:h text:style-name="Heading_20_4" text:outline-level="4" text:is-list-header="true">Grasping sign</text:h>
      <text:p text:style-name="VimmBody">There are two kinds of signs, namely, the grasping sign and the after-image. What is the grasping sign? When a yogin, with undisturbed mind dwells on the <text:span text:style-name="VimmPali">maṇḍala</text:span>, he gains the perception of the <text:span text:style-name="VimmPali">maṇḍala</text:span> and sees it as it were in space, sometimes far, sometimes near, sometimes to the left, sometimes to the right, sometimes big, sometimes small, sometimes ugly, sometimes lovely. Occasionally (he sees it multiplied) many (times) and occasionally few (times). He, without scanning the <text:span text:style-name="VimmPali">maṇḍala</text:span>, causes the grasping sign to arise through skilful contemplation. This is named grasping sign.</text:p>
      <text:h text:style-name="Heading_20_4" text:outline-level="4" text:is-list-header="true">The after-image</text:h>
      <text:p text:style-name="VimmBody">Through the following of that (the grasping sign) again and again the after-image arises. The after-image means this: what when a man contemplates <text:span text:style-name="VimmPageNo">[[141|78]]</text:span> appears together with mind. Here the mind does not gain collectedness through viewing the <text:span text:style-name="VimmPali">maṇḍala</text:span>, but it (the after-image) can be seen with closed eyes as before (while looking at the <text:span text:style-name="VimmPali">maṇḍala</text:span>) only in thought. If he wills to see it far, he sees it afar. As regards seeing it near, to the left, to the right, before, behind, within, without, above and below, it is the same. It appears together with mind. This is called the after-image.</text:p>
      <text:h text:style-name="Heading_20_4" text:outline-level="4" text:is-list-header="true">The sign</text:h>
      <text:p text:style-name="VimmBody">What is the meaning of sign?</text:p>
      <text:p text:style-name="VimmBody">The meaning of (conditioning) cause is the meaning of sign. It is even as the Buddha taught the bhikkhus: <text:span text:style-name="VimmPageNoOrig">[414]</text:span> “All evil demeritorious states occur depending on a sign”.<text:note text:id="ftn349" text:note-class="footnote"><text:note-citation>1</text:note-citation><text:note-body><text:p text:style-name="Standard">Cp. <text:span text:style-name="VimmBibRef">D. I, 70</text:span>: <text:span text:style-name="VimmBibQuote">Idha mahā-raja bhikkhu </text:span><text:span text:style-name="VimmBibQuote"><text:span text:style-name="T16">cakkhun</text:span></text:span><text:span text:style-name="VimmBibQuote">ā</text:span><text:span text:style-name="VimmBibQuote"><text:span text:style-name="T16"> rūpaṁ disv</text:span></text:span><text:span text:style-name="VimmBibQuote">ā</text:span><text:span text:style-name="VimmBibQuote"><text:span text:style-name="T16"> na nimittagg</text:span></text:span><text:span text:style-name="VimmBibQuote">ā</text:span><text:span text:style-name="VimmBibQuote"><text:span text:style-name="T16">hī </text:span></text:span><text:span text:style-name="VimmBibQuote">hot</text:span><text:span text:style-name="VimmBibQuote"><text:span text:style-name="T16">i n</text:span></text:span><text:span text:style-name="VimmBibQuote">ā</text:span><text:span text:style-name="VimmBibQuote"><text:span text:style-name="T16">nuvyañjanagg</text:span></text:span><text:span text:style-name="VimmBibQuote">ā</text:span><text:span text:style-name="VimmBibQuote"><text:span text:style-name="T16">hī. Yatv</text:span></text:span><text:span text:style-name="VimmBibQuote">ā</text:span><text:span text:style-name="VimmBibQuote"><text:span text:style-name="T16">dhikaraṇam enaṁ cakkhundriyaṁ asaṁvutaṁ viharantaṁ abhijjh</text:span></text:span><text:span text:style-name="VimmBibQuote">ā</text:span><text:span text:style-name="VimmBibQuote"><text:span text:style-name="T16">-domanass</text:span></text:span><text:span text:style-name="VimmBibQuote">ā </text:span><text:span text:style-name="VimmBibQuote"><text:span text:style-name="T16">p</text:span></text:span><text:span text:style-name="VimmBibQuote">ā</text:span><text:span text:style-name="VimmBibQuote"><text:span text:style-name="T16">pak</text:span></text:span><text:span text:style-name="VimmBibQuote">ā</text:span><text:span text:style-name="VimmBibQuote"><text:span text:style-name="T16"> akusal</text:span></text:span><text:span text:style-name="VimmBibQuote">ā</text:span><text:span text:style-name="VimmBibQuote"><text:span text:style-name="T16"> dhamm</text:span></text:span><text:span text:style-name="VimmBibQuote">ā</text:span><text:span text:style-name="VimmBibQuote"><text:span text:style-name="T16"> anv</text:span></text:span><text:span text:style-name="VimmBibQuote">ā</text:span><text:span text:style-name="VimmBibQuote"><text:span text:style-name="T16">ssaveyyuṁ tassa saṁvar</text:span></text:span><text:span text:style-name="VimmBibQuote">ā</text:span><text:span text:style-name="VimmBibQuote"><text:span text:style-name="T16">ya p</text:span></text:span><text:span text:style-name="VimmBibQuote">āṭ</text:span><text:span text:style-name="VimmBibQuote"><text:span text:style-name="T16">ipajjati, rakkhati cakkhundriyaṁ, cakkhundriye saṁvaraṁ </text:span></text:span><text:span text:style-name="VimmBibQuote">ā</text:span><text:span text:style-name="VimmBibQuote"><text:span text:style-name="T16">pajjati.</text:span></text:span></text:p></text:note-body></text:note> This is the meaning of conditioning cause. And again, it is said that the meaning of wisdom is the meaning of the sign. The Buddha has declared: “With trained perception one should forsake”.<text:note text:id="ftn350" text:note-class="footnote"><text:note-citation>2</text:note-citation><text:note-body><text:p text:style-name="Standard"><text:span text:style-name="T16">Cp. </text:span><text:span text:style-name="VimmBibRef"><text:span text:style-name="T16">D. I, 181</text:span></text:span><text:span text:style-name="T16">: </text:span><text:span text:style-name="VimmBibQuote"><text:span text:style-name="T16">Sikkhā ekā saññā uppajjanti, sikkhā ekā saññā nirujjhanti.</text:span></text:span></text:p></text:note-body></text:note> This is called wisdom. And again, it is said that the meaning of image is the meaning of the sign. It is like the thought a man has on seeing the reflection of his own face and image. The after-image is obvious.</text:p>
      <text:h text:style-name="Heading_20_4" text:outline-level="4" text:is-list-header="true">Protecting the sign</text:h>
      <text:p text:style-name="VimmBody">After acquiring the sign the yogin should, with heart of reverence towards his teacher, protect that excellent sign. If he does not protect, he will, surely, lose it.</text:p>
      <text:p text:style-name="VimmBody"><text:span text:style-name="VimmQA">Q.</text:span> How should he protect it?</text:p>
      <text:p text:style-name="VimmBody"><text:span text:style-name="VimmQA">A.</text:span> He should protect it through three kinds of actions: through refraining from evil, practice of good and through constant endeavour.</text:p>
      <text:p text:style-name="VimmBody">How does one refrain from evil? One should refrain from pleasure of work, of various kinds of trivial talk, of sleeping, of frequenting assemblies, immoral habits; (one should refrain from) the non-protection of the faculties,<text:note text:id="ftn351" text:note-class="footnote"><text:note-citation>3</text:note-citation><text:note-body><text:p text:style-name="Standard"><text:span text:style-name="VimmBibRef">A. </text:span><text:span text:style-name="VimmBibRef"><text:span text:style-name="T16">III, 116</text:span></text:span><text:span text:style-name="T16">: </text:span><text:span text:style-name="VimmBibQuote"><text:span text:style-name="T16">Pañc’ ime bhikkhave dhammā sekhassa</text:span></text:span><text:span text:style-name="VimmPali"><text:span text:style-name="T36"> </text:span></text:span><text:span text:style-name="T16">(=</text:span><text:span text:style-name="VimmBibQuote"><text:span text:style-name="T16">sekhassāti sikkhakassa sakaranīyassa</text:span></text:span><text:span text:style-name="VimmPali"><text:span text:style-name="T36"> — </text:span></text:span><text:span text:style-name="VimmBibRef"><text:span text:style-name="T16">Mp. III, 274</text:span></text:span><text:span text:style-name="T16">) </text:span><text:span text:style-name="VimmBibQuote"><text:span text:style-name="T16">bhikkhuno parihānāya saṁvattanti. Katame pañca? Kammārāmatā, bhassārāmatā niddārāmatā, saṅgaṇikārāmatā, yathāvimuttaṁ cittaṁ na pacchavekkhati.</text:span></text:span></text:p></text:note-body></text:note> intemperance as regards food, non-practice of the meditations, <text:span text:style-name="VimmPali">jhānas</text:span>, and non-watchfulness in the first and last watches of the night, non-reverence for that which he has learned (the rule), the company of bad friends and seeing improper objects of sense. To partake of food, to sit and to lie down, at the improper time, are not wholesome. To conquer these states is (to do) good. Thus he should always practise.</text:p>
      <text:p text:style-name="VimmBody"><text:span text:style-name="VimmQA">Q.</text:span> What is the meaning of constant endeavour? <text:span text:style-name="VimmPageNo">[[142|79]]</text:span> </text:p>
      <text:p text:style-name="VimmBody"><text:span text:style-name="VimmQA">A.</text:span> That yogin having taken the sign always contemplates on its merit as if it were a precious jewel. He is always glad and practises. He practises constantly and much. He practises by day and by night. He is glad when he is seated. He is at ease when he <text:soft-page-break/>lies down. Keeping his mind from straying hither and thither, he upholds the sign. Upholding the sign, he arouses attention. Arousing attention, he meditates. Thus meditating, he practises. In his practice, he contemplates on the <text:span text:style-name="VimmPali"><text:span text:style-name="T31">maṇḍala</text:span></text:span><text:span text:style-name="T31">.</text:span><text:span text:style-name="T9"> </text:span>Through this constant endeavour, he sees the sign and protecting the sign in this way, he acquires facility. And if the (after-) image appears in his mind, he gains access-meditation. And if access-meditation appears in his mind, he, by means of this, accomplishes fixed meditation.<text:note text:id="ftn352" text:note-class="footnote"><text:note-citation>1</text:note-citation><text:note-body><text:p text:style-name="Standard"><text:span text:style-name="VimmPali"><text:span text:style-name="T31">Appanā jhāna</text:span></text:span><text:span text:style-name="T31">.</text:span></text:p></text:note-body></text:note></text:p>
      <text:h text:style-name="Heading_20_4" text:outline-level="4" text:is-list-header="true">Access-meditation</text:h>
      <text:p text:style-name="VimmBody"><text:span text:style-name="VimmQA">Q.</text:span> What is access-meditation?</text:p>
      <text:p text:style-name="VimmBody"><text:span text:style-name="VimmQA">A.</text:span> It means that the man follows the object unimpeded by his inclinations. Thus he overcomes the hindrances. But he does not practise initial and sustained application of thought, joy, bliss, unification of mind and the five faculties of faith and so forth. Though he gains meditation-strength, diverse trends of thought occur yet. This is called access-meditation.</text:p>
      <text:h text:style-name="Heading_20_4" text:outline-level="4" text:is-list-header="true">Fixed meditation, <text:span text:style-name="T9">jhāna</text:span></text:h>
      <text:p text:style-name="VimmBody">Fixed meditation, <text:span text:style-name="VimmPali"><text:span text:style-name="T31">jhāna</text:span></text:span>, follows access. This state acquires the power of mental progress. This is the power of application of thought, faith and the others. This state does not move in the object. This is called fixed meditation, <text:span text:style-name="VimmPali"><text:span text:style-name="T31">jhāna</text:span></text:span><text:span text:style-name="T31">.</text:span></text:p>
      <text:p text:style-name="VimmBody"><text:span text:style-name="VimmQA">Q.</text:span> What is the difference between, access and fixed meditation, <text:span text:style-name="VimmPali"><text:span text:style-name="T31">jhāna</text:span></text:span><text:span text:style-name="T31">?</text:span></text:p>
      <text:p text:style-name="VimmBody"><text:span text:style-name="VimmQA">A.</text:span> The overcoming of the five hindrances is access. One overcomes these five and thereby fulfils fixed meditation, <text:span text:style-name="VimmPali"><text:span text:style-name="T31">jhāna</text:span></text:span><text:span text:style-name="T31">.</text:span><text:span text:style-name="T9"> </text:span>Through access one approaches distinction in meditation, <text:span text:style-name="VimmPali"><text:span text:style-name="T31">jhāna</text:span></text:span><text:span text:style-name="T31">.</text:span><text:span text:style-name="T9"> </text:span>When distinction in meditation is accomplished, it is fixed <text:span text:style-name="T9">meditation, </text:span><text:span text:style-name="VimmPali"><text:span text:style-name="T31">jhāna</text:span></text:span><text:span text:style-name="T36">.</text:span><text:span text:style-name="T16"> </text:span>In access-meditation mind and body, not having attained to tranquillity, are unsteady like a ship on waves. In fixed meditation, <text:span text:style-name="VimmPali"><text:span text:style-name="T31">jhāna</text:span></text:span>, mind and body having attained to tranquillity are steady like a ship on unruffled water. Because the factors<text:note text:id="ftn353" text:note-class="footnote"><text:note-citation>2</text:note-citation><text:note-body><text:p text:style-name="Standard">Text has <text:span text:style-name="VimmPali">aṅga</text:span>.</text:p></text:note-body></text:note> are not powerful the mind does not dwell long on the object, in access-meditation, like a child.<text:note text:id="ftn354" text:note-class="footnote"><text:note-citation>3</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All factors<text:note text:id="ftn355" text:note-class="footnote"><text:note-citation>4</text:note-citation><text:note-body><text:p text:style-name="Standard">Text has <text:span text:style-name="VimmPali">aṅga</text:span>.</text:p></text:note-body></text:note> being powerful (in fixed meditation, <text:span text:style-name="VimmPali"><text:span text:style-name="T31">jhāna</text:span></text:span>) one dwells on the object peacefully and long, like a powerful man.<text:note text:id="ftn356" text:note-class="footnote"><text:note-citation>5</text:note-citation><text:note-body><text:p text:style-name="Standard">Cp. <text:span text:style-name="VimmBibRef">Vis. Mag., 126</text:span>: <text:span text:style-name="VimmBibQuote"><text:span text:style-name="T9">Yathā nāma </text:span></text:span><text:span text:style-name="VimmBibQuote">daharo </text:span><text:span text:style-name="VimmBibQuote"><text:span text:style-name="T9">kumārako ukkhipitvā ṭhapiyamāno punappunaṁ bhūmiyaṁ patati, evam eva upacāre uppanne cittaṁ kālena nimittaṁ ārammaṇaṁ karoti, kālena bhavaṅgaṁ otarati. Appanāya pana aṅgāni thāmajātāni honti, tesaṁ thāmajātattā. Yathā nāma balavā puriso āsanā vuṭṭhāya divasam pi tiṭṭheyya, evam eva appanāsamādhimhi uppanne cittaṁ, sakiṁ bhavaṅgavāraṁ chinditvā, kevalam pi rattiṁ kevakam pi divasaṁ tiṭṭhati, kusalajavanapaṭipāṭivasen’éva pavattatī ti.</text:span></text:span></text:p></text:note-body></text:note> In access-meditation <text:span text:style-name="VimmPageNo">[[143|80]] </text:span>one does not practise with facility. Therefore yoga is not accomplished. It is like the forgetfulness of a discourse-reciter who has stopped (reciting) for a long time.<text:note text:id="ftn357" text:note-class="footnote"><text:note-citation>6</text:note-citation><text:note-body><text:p text:style-name="Standard"><text:span text:style-name="VimmBibRef">A. IV, 195</text:span>: <text:span text:style-name="VimmBibQuote">Asajjhāyamalā bhikkhave mantā.</text:span></text:p></text:note-body></text:note> In fixed meditation, <text:span text:style-name="VimmPali">jhāna</text:span>, practice being facile, yoga is accomplished. It is like a discourse-reciter who keeps himself in training, always, and who does not forget when he recites.</text:p>
      <text:p text:style-name="VimmBody">If a man does not overcome the (five) hindrances, he is blind as regards access-meditation.<text:note text:id="ftn358" text:note-class="footnote"><text:note-citation>7</text:note-citation><text:note-body><text:p text:style-name="Standard">Cp. <text:span text:style-name="VimmBibRef">S. V, 97</text:span>: <text:span text:style-name="VimmBibQuote">Pañcime bhikkhave nīvaraṇā andhakaraṇā ackkhukaraṇā.</text:span></text:p></text:note-body></text:note> These are the teachings regarding impurity. If a man overcomes the hindrances well, he gains sight (lit. becomes not-blind).</text:p>
      <text:p text:style-name="VimmBody">Concerning the accomplishment of fixed meditation, <text:span text:style-name="VimmPali">jhāna</text:span>, these are the teachings of purity: — From the state of facility in the sign to (the state of) repelling is called access. Continued repelling of the hindrances is called fixed meditation, <text:span text:style-name="VimmPali">jhāna</text:span>.</text:p>
      <text:p text:style-name="VimmBody"><text:span text:style-name="VimmQA">Q.</text:span> What is the meaning of access?</text:p>
      <text:p text:style-name="VimmBody"><text:soft-page-break/><text:span text:style-name="VimmQA">A.</text:span> Because it is near meditation, <text:span text:style-name="VimmPali">jhāna</text:span>, it is called access, as a road near a village is called a village road. The meaning is the same, though the names differ.</text:p>
      <text:p text:style-name="VimmBody">What is the meaning of fixed meditation, <text:span text:style-name="VimmPali">jhāna</text:span>? Fixed meditation, <text:span text:style-name="VimmPali">jhāna</text:span>, means yoga. Fixed meditation, <text:span text:style-name="VimmPali">jhāna</text:span>, is like the mind entering the <text:span text:style-name="VimmPali">maṇḍala. </text:span>There is no difference in meaning between renunciation, meditation (<text:span text:style-name="VimmPali">jhāna</text:span>) and fixed meditation, (<text:span text:style-name="VimmPali">jhāna</text:span>). Here the yogin, dwelling in access, fixed meditation (<text:span text:style-name="VimmPali">jhāna</text:span>) or the first meditation (<text:span text:style-name="VimmPali">jhāna</text:span>) should increase the <text:span text:style-name="VimmPali">kasiṇa</text:span>.</text:p>
      <text:h text:style-name="Heading_20_4" text:outline-level="4" text:is-list-header="true">Increasing of the kasiṇa</text:h>
      <text:p text:style-name="VimmBody"><text:span text:style-name="VimmQA">Q.</text:span> How should he increase?</text:p>
      <text:p text:style-name="VimmBody"><text:span text:style-name="VimmQA">A.</text:span> Namely, the <text:span text:style-name="VimmPali">kasiṇa</text:span> which is a span and four fingers, at the start, should be gradually increased. Thus should he contemplate; and he will be able gradually to increase with facility. Let him progressively increase it to the size of a wheel, a canopy, the shadow of a tree, a cultivated field, a small neighbourhood, a village, a walled village and a city. Thus should he progress gradually until he fills the great earth. He should not contemplate on such things as rivers, mountains, heights, depths, trees and protuberances, all of which are uneven; he should contemplate on earth as if it were the great ocean. Increasing it in this way, he attains to distinction in meditation.</text:p>
      <text:h text:style-name="Heading_20_4" text:outline-level="4" text:is-list-header="true">Skilfulness in fixed meditation, jhāna</text:h>
      <text:p text:style-name="VimmBody">If the yogin attains to access-meditation but is unable to obtain fixed meditation, <text:span text:style-name="VimmPali">jhāna</text:span>, he should effect the arising of skilfulness in fixed meditation, <text:span text:style-name="VimmPali">jhāna</text:span>, in two ways: the first, through causes; the second, through “good standing”.<text:span text:style-name="VimmPageNo">[[144|81]]</text:span> </text:p>
      <text:h text:style-name="Heading_20_4" text:outline-level="4" text:is-list-header="true">Ten ways</text:h>
      <text:p text:style-name="VimmBody">By means of ten ways he effects the arising of skilfulness in fixed meditation, <text:span text:style-name="VimmPali">jhāna</text:span>, through causes: (1) By the consideration of cleansing the physical basis. (2) By the consideration of equalizing (the work of) the faculties. (3) By skilfulness in taking the sign. (4) By restraining and regulating the mind. (5) By repressing negligence. (6) By (overcoming) mental inactivity. (7) By gladdening the mind. (8) By steadying the mind and fulfilling equanimity. (9) By separation from him who does not practise concentration and by associating with a concentration-practiser. (10) By intentness on fixed meditation concentration.<text:note text:id="ftn359" text:note-class="footnote"><text:note-citation>1</text:note-citation><text:note-body><text:p text:style-name="Standard">Cp. <text:span text:style-name="VimmBibRef">Vbh.-a. 283</text:span>: <text:span text:style-name="VimmBibQuote">Api ca ekādasa dhammā samādhi-sambojjhangassa uppādāya saṁvat-tanti: vatthuvisadakiriyatā, indriyasamattapaṭipādanatā, nimittakusalatā, samaye cittassa paggahaṇatā, samaye cittassa niggahaṇatā, samaye sampahaṁsanatā, samaye ajjhupekkhanatā, asamāhitapuggalaparivajjanatā, samāhitapuggalasevanatā, jhānavimokkhapaccavekkhanatā, tad-adhimuttatā ti.</text:span></text:p></text:note-body></text:note></text:p>
      <text:p text:style-name="VimmBody">(1) <text:span text:style-name="VimmQA">Q.</text:span> What is the consideration of cleansing the physical basis?</text:p>
      <text:p text:style-name="VimmBody"><text:span text:style-name="VimmQA">A.</text:span> Through three kinds of action one accomplishes the cleansing of the physical basis. Namely, through the partaking of suitable food, the enjoyment of the ease of agreeable weather and the practice of a posture that is pleasant.</text:p>
      <text:h text:style-name="Heading_20_4" text:outline-level="4" text:is-list-header="true">Simile of the horse-chariot</text:h>
      <text:p text:style-name="VimmBody">(2) By the consideration of equalizing (the work) of the faculties, i.e., faith or any of the other four faculties should not be allowed to fall back, through negligence. It is comparable to a swift horse-chariot.<text:note text:id="ftn360" text:note-class="footnote"><text:note-citation>2</text:note-citation><text:note-body><text:p text:style-name="Standard"><text:span text:style-name="VimmBibRef">S. IV, 176</text:span>; <text:span text:style-name="VimmBibRef">M. III, 97</text:span>; <text:span text:style-name="VimmBibRef">A. III, 28</text:span>; <text:span text:style-name="VimmBibQuote">Seyyathāpi bhikkhave subhūmiyaṁ cātummahāpathe ājaññaratho yutto assa ṭhito odhastapatodo tam enaṁ dakkho yoggācariyo assadammasārathi abhirūhitvā vāmena hatthena rasmiyo gahetvā dakkhiṇna hatthena patodaṁ gahetvā yen’icchakaṁ yad icchakaṁ sāreyya pi paccāsāreyya pi.</text:span></text:p></text:note-body></text:note></text:p>
      <text:h text:style-name="Heading_20_4" text:outline-level="4" text:is-list-header="true">Simile of the inked-string</text:h>
      <text:p text:style-name="VimmBody">(3) Skilfulness in taking the sign: The mind-faculty takes (the sign) well, i.e., neither too hastily nor too slowly. It is like a skilful carpenter, who, having determined well, pulls the inked-string, lets it go at the right moment and thereby marks an even, uncurved line.</text:p>
      <text:p text:style-name="VimmBody">(4).<text:tab/>By restraining and regulating the mind: There are two ways. By these two, the mind is regulated: the first, through intense effort; the second, through profound investigation of the spheres or the mind becomes discursive, wandering to distant and unsuitable spheres and is thus disturbed.</text:p>
      <text:p text:style-name="VimmBody"><text:soft-page-break/>Through two ways one restrains the mind: One arouses energy. One takes (food) temperately every day. If the mind wanders to unsuitable spheres and objects, one restrains the mind having considered the evil results (of such <text:span text:style-name="VimmPageNo">[[145|82]]</text:span> actions). Thus one overcomes in two ways: through investigation of various sufferings and through the search for the reward of evil deeds.</text:p>
      <text:p text:style-name="VimmBody">(5) (6) and (7). By repressing negligence: Through two ways negligence of mind is fulfilled: through lack of distinction in concentration and through mental inactivity. When there is much negligence, the mind becomes sluggish and torpid. This means that, if the yogin does not gain distinction in concentration, his mind is steeped in negligence because of mental inactivity. Through two ways one should repress. Namely, through the consideration of merit and through the arousing of energy. He should repress negligence of torpor and idleness of mind in four ways: — If he is a voracious person he considers (the faults of) negligence and practises the four restraints. Fixing his mind on the sign of brightness, he dwells in a dewy place, makes his mind rejoice and gets rid of attachment. Through three ways mental inactivity takes place: through insufficiency of skill, dullness of wit, non-obtainment of the ease of solitude. If a yogin’s mind is inactive he makes it active in these two ways: through fear and through gladness.</text:p>
      <text:p text:style-name="VimmBody">If he considers birth, decay, death and the four states of woe, owing to fear, anxiety and mental agony arise in his mind.<text:note text:id="ftn361" text:note-class="footnote"><text:note-citation>1</text:note-citation><text:note-body><text:p text:style-name="Standard">Cp. <text:span text:style-name="VimmBibRef">Nd1. 371</text:span>: <text:span text:style-name="VimmBibQuote">Jātibhayaṁ jarābhayaṁ byādhibhayaṁ maraṇabhayaṁ... duggatibhayaṁ.</text:span></text:p></text:note-body></text:note> If he practises the recollections of the Buddha, the Law, the Community of Bhikkhus, virtue, liberality and deities, he sees the merits of these objects and is gladdened.</text:p>
      <text:p text:style-name="VimmBody">(8). By the mind becoming steady and fulfilling equanimity: Through two actions (the mind) fulfils access-meditation: by destroying the hindrances the mind fulfils fixity. Or, arousing the meditation (<text:span text:style-name="VimmPali">jhāna</text:span>) factors on already acquired earth (<text:span text:style-name="VimmPali">kasiṇa</text:span>), the-mind attains to fixity.</text:p>
      <text:p text:style-name="VimmBody">After a yogin attains to calmness, there are two states to be abandoned; that which causes inattention, and that which causes middling skill.</text:p>
      <text:p text:style-name="VimmBody">(9).<text:tab/>Separation from those who do not practise concentration means that a man who has not attained to fixed meditation, access-meditation or restraint meditation, and he who does not train himself in these or practise these should not be served. Association with a meditation practiser means that if a man has attained to fixed meditation, <text:span text:style-name="VimmPali">jhāna</text:span>, he should be followed. Under him one should learn. Him should one serve.</text:p>
      <text:p text:style-name="VimmBody">(10).<text:tab/>By intentness on fixed meditation, <text:span text:style-name="VimmPali">jhāna</text:span>, means that the yogin always reverences, enjoys (meditation) and practises much (regarding it) as the deepest depth, as a fountain and as a tender plant.</text:p>
      <text:p text:style-name="VimmBody">Through the practice of these ten, fixed meditation, <text:span text:style-name="VimmPali">jhāna</text:span>, is obtained.</text:p>
      <text:p text:style-name="VimmBody"><text:span text:style-name="VimmQA">Q.</text:span> How (does the yogin) produce skilfulness in fixed meditation, <text:span text:style-name="VimmPali">jhāna</text:span>, well, through good standing?</text:p>
      <text:p text:style-name="VimmBody"><text:span text:style-name="VimmQA">A.</text:span> That yogin, having well understood the causes (which induce concentration), enters into solitude. With the sign of concentration which he has practised, he induces, in mind, desirous ease, with facility. Through this <text:span text:style-name="VimmPageNo">[[146|83]]</text:span> state, the mind acquires good standing. Through the arising of joy, the mind acquires good standing. <text:span text:style-name="VimmPageNoOrig">[415]</text:span> Through the arising of body-bliss, the mind acquires good standing. Through the arising of brightness, the mind acquires good standing. Through the arising of harmlessness, the mind attains to calmness. Through this calmness, the mind acquires good standing. Thus observing well, the mind attains to equanimity and acquires good standing. Liberating itself from limitless passions, the mind acquires good standing. By reason of freedom, the mind accomplishes the one-function-of-the-Law<text:note text:id="ftn362" text:note-class="footnote"><text:note-citation>2</text:note-citation><text:note-body><text:p text:style-name="Standard"><text:span text:style-name="VimmBibRef">A. IV, 203</text:span>: <text:span text:style-name="VimmBibQuote"><text:span text:style-name="T9">Seyyathāpi Pahārāda mahāsamuddho </text:span></text:span><text:span text:style-name="VimmBibQuote">ekaraso loṇaraso, evam eva kho </text:span><text:span text:style-name="VimmBibQuote"><text:span text:style-name="T9">Pahārāda </text:span></text:span><text:span text:style-name="VimmBibQuote">ayaṁ dhammavinayo ekaraso vimuttiraso.</text:span></text:p></text:note-body></text:note> and practises. Therefore, owing to this excellence, the mind gains increase. Thus established in good standing, the yogin causes the arising of skilfulness in fixed meditation, <text:span text:style-name="VimmPali"><text:span text:style-name="T31">jhāna</text:span></text:span><text:span text:style-name="T31">.</text:span><text:span text:style-name="T9"> </text:span>Understanding causes and good standing well, in this way, he, in no long time, brings out concentration.</text:p>
      <text:h text:style-name="Heading_20_4" text:outline-level="4" text:is-list-header="true">The first meditation, <text:span text:style-name="T9">jhāna</text:span></text:h>
      <text:p text:style-name="VimmBody"><text:span text:style-name="VimmXML">&lt;</text:span><text:span text:style-name="VimmXML"><text:span text:style-name="T135">anchor id="p83-jhana1"/&gt;</text:span></text:span>That yogin, having separated himself from lust, having separated himself from demeritorious states, attains to the first meditation, <text:soft-page-break/><text:span text:style-name="VimmPali"><text:span text:style-name="T31">jhāna</text:span></text:span>, which is accompanied by initial and sustained application of thought, born of solitude, and full of joy and bliss.<text:note text:id="ftn363" text:note-class="footnote"><text:note-citation>1</text:note-citation><text:note-body><text:p text:style-name="Standard"><text:span text:style-name="VimmBibRef">A. III, 25</text:span>: <text:span text:style-name="VimmBibQuote">Idha bhikkhave bhikkhu vivicc'eva </text:span><text:span text:style-name="VimmBibQuote"><text:span text:style-name="T9">kāmehi </text:span></text:span><text:span text:style-name="VimmBibQuote">vivicca akusalehi dhammehi savitakkaṁ </text:span><text:span text:style-name="VimmBibQuote"><text:span text:style-name="T9">sa</text:span></text:span><text:span text:style-name="VimmBibQuote">vicar</text:span><text:span text:style-name="VimmBibQuote"><text:span text:style-name="T9">ā</text:span></text:span><text:span text:style-name="VimmBibQuote">rṁ vivekajaṁ pīri-sukhaṁ paṭhamajjh</text:span><text:span text:style-name="VimmBibQuote"><text:span text:style-name="T9">ā</text:span></text:span><text:span text:style-name="VimmBibQuote">naṁ upasampajja viharati.</text:span></text:p></text:note-body></text:note> This is the merit of earth <text:span text:style-name="VimmPali">kasiṇa</text:span>.</text:p>
      <text:h text:style-name="Heading_20_4" text:outline-level="4" text:is-list-header="true">Three kinds of separation from lust and demeritorious states</text:h>
      <text:p text:style-name="VimmBody">Now, there are three kinds of separation from lust, viz., of the body, of the mind and of the defilements.<text:note text:id="ftn364" text:note-class="footnote"><text:note-citation>2</text:note-citation><text:note-body><text:p text:style-name="Standard"/><text:list text:style-name="L10"><text:list-item><text:p text:style-name="P47"><text:span text:style-name="VimmBibRef">Nd1. 26</text:span>: <text:span text:style-name="VimmBibQuote"><text:span text:style-name="T9">Vivekā </text:span></text:span><text:span text:style-name="VimmBibQuote">ti tayo </text:span><text:span text:style-name="VimmBibQuote"><text:span text:style-name="T9">vivekā</text:span></text:span><text:span text:style-name="VimmBibQuote">, </text:span><text:span text:style-name="VimmBibQuote"><text:span text:style-name="T9">kāyaviveko, </text:span></text:span><text:span text:style-name="VimmBibQuote">cittaviveko, upadhiviveko.</text:span></text:p></text:list-item><text:list-item><text:p text:style-name="P48"><text:span text:style-name="VimmBibRef">Nd1. 27</text:span>: <text:span text:style-name="VimmBibQuote"><text:span text:style-name="T9">Kāyaviveko </text:span></text:span><text:span text:style-name="VimmBibQuote">ca </text:span><text:span text:style-name="VimmBibQuote"><text:span text:style-name="T9">vūpakaṭṭhakāyānaṁ nekkhammābhiratānaṁ</text:span></text:span><text:span text:style-name="VimmBibQuote">; cittaviveko ca </text:span><text:span text:style-name="VimmBibQuote"><text:span text:style-name="T9">parisuddhacittānaṁ paramavodānappattānaṁ; </text:span></text:span><text:span text:style-name="VimmBibQuote">upadhiviveko ca nirupadhina</text:span><text:span text:style-name="VimmBibQuote"><text:span text:style-name="T9">ṁ</text:span></text:span><text:span text:style-name="VimmBibQuote"> </text:span><text:span text:style-name="VimmBibQuote"><text:span text:style-name="T9">puggalānaṁ visaṁkhāragatānaṁ.</text:span></text:span></text:p></text:list-item></text:list></text:note-body></text:note></text:p>
      <text:p text:style-name="VimmBody"><text:span text:style-name="VimmQA">Q.</text:span> What is separation from (lust of) the body?</text:p>
      <text:p text:style-name="VimmBody"><text:span text:style-name="VimmQA">A.</text:span> (A man) separates himself from desires, goes to a hill or moor and dwells there. What is separation from (lust of) the mind. With pure heart a man reaches a station of distinction. What is separation from (lust of) the defilements? A man is cut off from kindred, birth and death.</text:p>
      <text:p text:style-name="VimmBody">And again, there are five kinds of separation, namely, <text:span text:style-name="T28">suppressionseparation,</text:span> part-separation, eradication-separation, tranquillity-separation, emancipation-separation. What is suppression-separation? Namely, practise of the first meditation <text:span text:style-name="VimmPali"><text:span text:style-name="T31">jhāna</text:span></text:span>, and the suppression of the five hindrances. What is part-separation? Namely, practice of penetration-concentration and the suppression of views. What is eradication-separation? Namely, the practice <text:span text:style-name="VimmPageNo">[[147|84]]</text:span> of the supramundane Path and the cutting down of many defilements. What is tranquillity-separation? It is the joy of the time when one acqui<text:span text:style-name="T61">r</text:span>es the (Noble) Fruit. What is emancipation-separation? Namely, <text:span text:style-name="VimmPali"><text:span text:style-name="T31">Nibbāna</text:span></text:span><text:span text:style-name="T31">.</text:span><text:span text:style-name="T31"><text:note text:id="ftn365" text:note-class="footnote"><text:note-citation>3</text:note-citation><text:note-body><text:p text:style-name="Standard"><text:span text:style-name="VimmBibRef"><text:span text:style-name="T9">Pts. </text:span></text:span><text:span text:style-name="VimmBibRef">II, 220</text:span>: <text:span text:style-name="VimmBibQuote"><text:span text:style-name="T9">Sammādiṭṭhiyā </text:span></text:span><text:span text:style-name="VimmBibQuote">katame pañca </text:span><text:span text:style-name="VimmBibQuote"><text:span text:style-name="T9">vivekā? </text:span></text:span><text:span text:style-name="VimmBibQuote">Vikkhambhanaviveko tadaṅgaviveko samucchedaviveko paṭippassaddhiviveko nissaraṇaviveko. Vikkhambhanaviveko ca </text:span><text:span text:style-name="VimmBibQuote"><text:span text:style-name="T9">nīvara</text:span></text:span><text:span text:style-name="VimmBibQuote">ṇ</text:span><text:span text:style-name="VimmBibQuote"><text:span text:style-name="T9">ānaṁ paṭhamajjhānaṁ bhāvayato, </text:span></text:span><text:span text:style-name="VimmBibQuote">tadaṅgaviveko ca </text:span><text:span text:style-name="VimmBibQuote"><text:span text:style-name="T9">diṭṭhigatānaṁ nibbedhabhā</text:span></text:span><text:span text:style-name="VimmBibQuote">giya</text:span><text:span text:style-name="VimmBibQuote"><text:span text:style-name="T9">ṁ</text:span></text:span><text:span text:style-name="VimmBibQuote"> </text:span><text:span text:style-name="VimmBibQuote"><text:span text:style-name="T9">samādhiṁ bhāvayato, samucchedaviveko ca lokuttaraṁ khayagāmimaggaṁ bhāvayato, </text:span></text:span><text:span text:style-name="VimmBibQuote">paṭippassaddhiviveko </text:span><text:span text:style-name="VimmBibQuote"><text:span text:style-name="T9">ca phalakkhaṇe, nissaraṇaviveko ca nirodho nibbānaṁ.</text:span></text:span></text:p></text:note-body></text:note></text:span></text:p>
      <text:h text:style-name="Heading_20_4" text:outline-level="4" text:is-list-header="true">Two kinds of lust</text:h>
      <text:p text:style-name="VimmBody">There are two kinds of lust: the first is lust for things; the second is lust for pleasure. The lust for heavenly mansions and forms, odours, flavours and tangibles which men love is called lust for things. A man clings to this lust for things and attends to it.<text:note text:id="ftn366" text:note-class="footnote"><text:note-citation>4</text:note-citation><text:note-body><text:p text:style-name="Standard"><text:span text:style-name="VimmBibRef"><text:span text:style-name="T9">Nd1. 1—2</text:span></text:span><text:span text:style-name="VimmPali"><text:span text:style-name="T31">: </text:span></text:span><text:span text:style-name="VimmBibQuote"><text:span text:style-name="T9">Dve kāmā, vatthukāmā ca kilesakāmā ca. Katame vatthukāmā? Manāpikā rūpā, manāpikā saddā, manāpikā gandhā, manāpikā rasā, manāpikā phoṭṭhabbā;……dibba kāmā;……ime vuccanti vatthukāmā. Katame kilesakāmā? Chando kāmo, rāgo kāmo, chandarāgo kāmo,……saṁkapparāgo kāmo; yo kāmesukāmacchando kāmarāgo kāmanandi kāmataṇhā kāmasneho kāmaparilāho kāmamucchā kāmajjhosānaṁ kāmogho kāmayogo kāmupādānaṁ kāmacchandanīvaraṇaṁ……ime vuccanti kilesakāmā.</text:span></text:span></text:p></text:note-body></text:note> The separation from these lusts through mind and through suppression — this is solitude, this is renunciation, this is freedom, this is the unassociated, this is called separation from lust.</text:p>
      <text:h text:style-name="Heading_20_4" text:outline-level="4" text:is-list-header="true">Roots of demerit</text:h>
      <text:p text:style-name="VimmBody"><text:span text:style-name="VimmQA">Q.</text:span> What is separation from demeritorious states?</text:p>
      <text:p text:style-name="VimmBody"><text:span text:style-name="VimmQA">A.</text:span> Namely, there are three kinds of roots of demerit: the first is lust, the second is hatred and the third is ignorance.<text:note text:id="ftn367" text:note-class="footnote"><text:note-citation>5</text:note-citation><text:note-body><text:p text:style-name="Standard"><text:span text:style-name="VimmBibRef"><text:span text:style-name="T9">D. III, 214</text:span></text:span><text:span text:style-name="T9">: </text:span><text:span text:style-name="VimmBibQuote"><text:span text:style-name="T9">Tiṇi akusala-mūlāni. Lobho akusala-mūlaṁ, doso akusala- mūlaṁ, moho akusala- mūlaṁ.</text:span></text:span></text:p></text:note-body></text:note> The sensations, perceptions, formations and consciousness connected with these and the actions of body, speech and mind (connected with these) are called demeritorious states.</text:p>
      <text:p text:style-name="VimmBody">According to another tradition, there are three kinds of demerit: the first is natural; the second is associated; the third is causally produced. The three roots of demerit <text:span text:style-name="T9">aie </text:span>named natural. Sensations, perceptions, formations and consciousness which are connected with these are named associated. The actions of body, speech and mind which are produced are called causally produced. <text:span text:style-name="T9">The </text:span>separation from these three demeritorious states is called renunciation, freedom, the unassociated. This is called separation from demeritorious states. And again, separation from lust means the <text:soft-page-break/>separation from the hindrance of lust. Separation from demeritorious states is separation from the other hindrances.<text:note text:id="ftn368" text:note-class="footnote"><text:note-citation>1</text:note-citation><text:note-body><text:p text:style-name="Standard"><text:span text:style-name="VimmBibRef"><text:span text:style-name="T9">Vbh. 256</text:span></text:span><text:span text:style-name="T9">: </text:span><text:span text:style-name="VimmBibQuote"><text:span text:style-name="T9">Vivicc'eva kāmehi vivicca akusalehi dhammehīti: tattha katame kāmā? Chando kāmo, rāgo kāmo, chandarāgo kāmo; saṁkappo kāmo, rāgo kāmo, saṁkapparāgo kāmo: ime vuccanti kāmā.</text:span></text:span></text:p><text:p text:style-name="Standard"><text:span text:style-name="VimmBibQuote"><text:span text:style-name="T9">Tattha katame akusalā dhammā?</text:span></text:span></text:p><text:p text:style-name="Standard"><text:span text:style-name="VimmBibQuote"><text:span text:style-name="T9">Kāmacchando vyāpādo thīnamiddhaṁ uddhaccakukkuccaṁ vicikicchā: ime vuccanti akusalā dhammā.</text:span></text:span><text:span text:style-name="T9"> —</text:span>Here see <text:span text:style-name="VimmBibRef"><text:span text:style-name="T9">Vis. </text:span></text:span><text:span text:style-name="VimmBibRef">Mag. </text:span><text:span text:style-name="VimmBibRef"><text:span text:style-name="T9">141</text:span></text:span><text:span text:style-name="T9">: </text:span><text:span text:style-name="VimmBibQuote"><text:span text:style-name="T9">Vivicca akusalehi dhammehi ti iminā pañcannaṁ pi nīvaraṇānaṁ, agahitaggahaṇena paṅa paṭamena kāmacchandassa, dutiyena sesanīvaraṇānaṁ.</text:span></text:span></text:p></text:note-body></text:note> <text:span text:style-name="VimmPageNo">[[148|85]]</text:span> </text:p>
      <text:h text:style-name="Heading_20_4" text:outline-level="4" text:is-list-header="true">Reasons for treating lust and demerit separately</text:h>
      <text:p text:style-name="VimmBody"><text:span text:style-name="VimmQA">Q.</text:span> Since separation from demeritorious states is preached and lust as a demeritorious state is already within it, why should separation from lust be separately preached?</text:p>
      <text:p text:style-name="VimmBody"><text:span text:style-name="VimmQA">A.</text:span> Lust is conquered through emancipation. Every Buddha’s teaching can remove the defilements well. “The separation from lust is renunciation’’.<text:note text:id="ftn369" text:note-class="footnote"><text:note-citation>2</text:note-citation><text:note-body><text:p text:style-name="Standard"><text:span text:style-name="VimmBibRef">It. 61</text:span>: <text:span text:style-name="VimmBibQuote"><text:span text:style-name="T9">Kāmānam-etaṁ </text:span></text:span><text:span text:style-name="VimmBibQuote">nissaraṇaṁ yad-idaṁ nekkhammaṁ.</text:span></text:p></text:note-body></text:note> This is the teaching of the Buddha. It is like the attainment of the first meditation, <text:span text:style-name="VimmPali">jhāna</text:span>. The thought connected with the perception of lust partakes of the state of deterioration.</text:p>
      <text:p text:style-name="VimmBody">Thereby lust is connected with the defilements. With the dispersion of lust all defilements disperse. Therefore, separately, the separation from lust is preached.</text:p>
      <text:p text:style-name="VimmBody">And again, thus is separation from lust: After gaining emancipation, a man accomplishes the separation from lust.</text:p>
      <text:h text:style-name="Heading_20_4" text:outline-level="4" text:is-list-header="true">Separation from demeritorious states</text:h>
      <text:p text:style-name="VimmBody">Separation from demeritorious states is thus : Through the acquisition of non-hatred, a man fulfils separation from hatred; through the acquisition of the perception of brightness, he fulfils separation from torpor; through the acquisition of non-distraction, he fulfils separation from agitation and anxiety; through the acquisition of non-rigidity, he fulfils separation from rigidity; through the acquisition of fixed meditation, <text:span text:style-name="VimmPali">jhāna</text:span>, he fulfils separation from uncertainty; through the acquisition of wisdom, he fulfils separation from ignorance; through the acquisition of right thought, he fulfils separation from wrong mindfulness; through the acquisition of bliss, he fulfils separation from non-bliss; through the acquisition of the twin bliss of the mind, he fulfils separation from suffering; through the acquisition of all meritorious states, he separates from all demerit. This is just as it is taught in the <text:span text:style-name="VimmPali">Tipiṭaka</text:span> thus: “He is full of <text:span text:style-name="T9">dispassion, </text:span>therefore he fulfils separation from lust. He is full of non-hatred and non-delusion, therefore he fulfils separation from demeritorious states”.<text:note text:id="ftn370" text:note-class="footnote"><text:note-citation>3</text:note-citation><text:note-body><text:p text:style-name="Standard">Prof. Bapat in his Vimuttimagga and Visuddhimagga, p.46 traces this passage to Peṭakopadesa. He quotes from the printed Burmese edition = P.T.S. Ed. 141: <text:span text:style-name="VimmBibQuote">Tattha alobhassa </text:span><text:span text:style-name="VimmBibQuote"><text:span text:style-name="T9">pāripūriyā, </text:span></text:span><text:span text:style-name="VimmBibQuote">vivitto hoti </text:span><text:span text:style-name="VimmBibQuote"><text:span text:style-name="T9">kāmehi. </text:span></text:span><text:span text:style-name="VimmBibQuote">Tattha adosassa </text:span><text:span text:style-name="VimmBibQuote"><text:span text:style-name="T9">pāripūriyā </text:span></text:span><text:span text:style-name="VimmBibQuote">amohassa </text:span><text:span text:style-name="VimmBibQuote"><text:span text:style-name="T9">pāripūriyā </text:span></text:span><text:span text:style-name="VimmBibQuote">ca vivitto hoti p</text:span><text:span text:style-name="VimmBibQuote"><text:span text:style-name="T9">ā</text:span></text:span><text:span text:style-name="VimmBibQuote">pakehi akusalehi dhammehi.</text:span></text:p></text:note-body></text:note></text:p>
      <text:h text:style-name="Heading_20_4" text:outline-level="4" text:is-list-header="true">Difference between lust and demerit</text:h>
      <text:p text:style-name="VimmBody">And again, separation from lust is taught as the emancipation of the body, and separation from demeritorious states is taught as the emancipation of the mind. <text:span text:style-name="VimmPageNo">[[149|86]]</text:span></text:p>
      <text:p text:style-name="VimmBody">And again, separation from lust is taught as the abandoning of discursive sensuous thought, and the separation from demeritorious states is taught as the abandoning of discursive thoughts of hate and harm.</text:p>
      <text:p text:style-name="VimmBody">And again, separation from lust is taught as eschewing of sense-pleasures, and separation from demeritorious states is taught as the eschewing of negligence through indulgence of the body.</text:p>
      <text:p text:style-name="VimmBody">And again, separation from lust is taught as the abandoning of the sixfold pleasures of sense and of delight therein. Separation from demeritorious states is taught as the abandoning of discursive thoughts of hate and harm, anxiety and suffering. Also it is taught as (1) the mowing down of pleasure, (2) as indifference.</text:p>
      <text:p text:style-name="VimmBody">And again, separation from lust is present bliss of relief from sense- pleasures, and separation from, demeritorious states is present bliss of relief from non-subjection to tribulation.</text:p>
      <text:p text:style-name="VimmBody"><text:soft-page-break/>And again, separation from lust is to get beyond the sense-flood entirely. Separation from demeritorious states is the surpassing of all other defilements which cause rebirth in. the sense and form (planes).</text:p>
      <text:h text:style-name="Heading_20_4" text:outline-level="4" text:is-list-header="true">Initial and sustained application of thought</text:h>
      <text:p text:style-name="VimmBody">Accompanied by initial application and sustained application of thought: What is initial application of thought? To perceive, to think, to be composed, to excogitate and to aspire rightly, though without understanding, constitute initial application of thought. Such are the qualities of initial application of thought. Owing to the fulfilment of initial application of thought there is initial application of thought in the first meditation, <text:span text:style-name="VimmPali">jhāna</text:span><text:span text:style-name="T31">.</text:span><text:span text:style-name="T9"> </text:span>And again, one dwells on the earth <text:span text:style-name="VimmPali">kasiṇa</text:span> and considers the earth sign without end. These constitute initial application of thought. It is comparable to the reciting of discourses by heart.</text:p>
      <text:p text:style-name="VimmBody"><text:span text:style-name="VimmQA">Q.</text:span> What are the salient characteristic, function, manifestation and near cause of initial application of thought?</text:p>
      <text:p text:style-name="VimmBody"><text:span text:style-name="VimmQA">A.</text:span><text:note text:id="ftn371" text:note-class="footnote"><text:note-citation>1</text:note-citation><text:note-body><text:p text:style-name="Standard">This passage is unintelligible.</text:p></text:note-body></text:note>...........................................................................</text:p>
      <text:p text:style-name="VimmBody">What is sustained application of thought? When one practises sustained application of thought, the mind dwells in non-indifference following that which sustained application of thought investigates. This state is called sustained application of thought. In association with this one accomplishes the first meditation, <text:span text:style-name="VimmPali"><text:span text:style-name="T31">jhāna</text:span></text:span>. The first meditation, <text:span text:style-name="VimmPali"><text:span text:style-name="T31">jhāna</text:span></text:span>, is (conjoined) with sustained application of thought. And again, the meditator who dwells on the earth <text:span text:style-name="VimmPali">kasiṇa</text:span> considers many aspects which his mind discerns when working on the earth sign. This is sustained application of thought. <text:span text:style-name="VimmPageNo">[[150|87]]</text:span> </text:p>
      <text:p text:style-name="VimmBody"><text:span text:style-name="VimmQA">Q.</text:span> What are the salient characteristic, function, manifestation and near cause of sustained application of thought?</text:p>
      <text:p text:style-name="VimmBody"><text:span text:style-name="VimmQA">A.</text:span> Reflection following investigation is its salient characteristic. The brightening of the mind — this is its function. The seeing that follows initial application of thought — this is its near cause.</text:p>
      <text:h text:style-name="Heading_20_4" text:outline-level="4" text:is-list-header="true">Initial application and sustained application of thought discriminated</text:h>
      <text:p text:style-name="VimmBody"><text:span text:style-name="VimmQA">Q.</text:span> What is the difference between initial application and sustained application of thought?</text:p>
      <text:h text:style-name="Heading_20_4" text:outline-level="4" text:is-list-header="true">Similes of the bell etc.</text:h>
      <text:p text:style-name="VimmBody"><text:span text:style-name="VimmQA">A.</text:span> It is comparable to the striking of a bell. The first sound is initial application of thought. The reverberations that follow constitute sustained application of thought. And again, it is comparable to the relation of the mind to its object. The beginning is initial application of thought; the rest is sustained application of thought. And again, to wish for meditation, <text:span text:style-name="VimmPali">jhāna</text:span>, is initial application of thought; to maintain is sustained application of thought. And again, to recall is initial application of thought; to dwell on the recollection is sustained application of thought. And again, the state of the coarse mind is initial application of thought and the state of the fine mind is sustained application of thought. Where there is initial application of thought there is sustained application of thought, but where there is sustained application of thought, there may or may not be initial application of thought. It is taught in the <text:span text:style-name="VimmPali">Tipiṭaka</text:span> thus: “The mind beginning to dwell on anything is initial application of thought. If, having acquired initial application of thought, the mind is still unfixed, it is sustained application of thought”.<text:note text:id="ftn372" text:note-class="footnote"><text:note-citation>2</text:note-citation><text:note-body><text:p text:style-name="Standard"><text:span text:style-name="VimmBibRef">Dhs. 10, paras 7, 8; 20, paras 84, 85</text:span>; <text:span text:style-name="VimmBibQuote">Yo tasmiṁ saṁaye takko vitakko saṅkappo appanāvyappanā cetaso abhiniropanā sammāsaṅkappo—ayaṁ tasmiṁ samaye vitakko hoti. Yo tasmiṁ samaye cāro vicāro anuvicāro upavicāro cittassa anusandhanatā anupekkhanatā —ayaṁ tasmiṁ samaye vicāro hoti.</text:span></text:p></text:note-body></text:note> To see a person coming in the distance, without knowing whether one is a man or woman and to distinguish the form as male or female is initial application of thought. Thereafter to consider whether he or she is virtuous or not, is rich or poor, noble or humble„ is sustained application of thought. Initial <text:soft-page-break/>application of thought wants (a thing), draws it-and brings it near.<text:note text:id="ftn373" text:note-class="footnote"><text:note-citation>3</text:note-citation><text:note-body><text:p text:style-name="Standard"><text:span text:style-name="VimmBibRef">Peṭaka. 142</text:span>: <text:span text:style-name="VimmBibQuote">Yathā puriso dūrato purisaṁ passati āgacchantaṁ na ca tāva jānāti—eso itthi ti vā puriso ti vā. Yadā tu paṭilabhati: itthi ti vā puriso ti vā evaṁvaṇṇo ti vā evaṁsaṇṭhāno ti vā, ime vitakkayanto uttari upaparikkhanti: kiṁ nu kho ayaṁ silavā udādu dussilo aḍḍho vā duggato ti vā? Evaṁ vicāro vitakke apeti vicāro cariyati, ca, anuvattati ca.</text:span> — Traced by Prof. Bapat.</text:p></text:note-body></text:note> Sustained application of thought keeps it, holds it, follows and goes after it.</text:p>
      <text:h text:style-name="Heading_20_4" text:outline-level="4" text:is-list-header="true">Similes of the bird etc.</text:h>
      <text:p text:style-name="VimmBody">Like a bird taking off from a hill flapping its wings, is initial application <text:span text:style-name="VimmPageNo">[[151|88]]</text:span> of thought and the planing movement (of a bird in the sky) is sustained application of thought. The first spreading (of the wings) is initial application of' thought. The spreading (of the wings) when it is continued long is sustained application of thought.<text:note text:id="ftn374" text:note-class="footnote"><text:note-citation>1</text:note-citation><text:note-body><text:p text:style-name="Standard"><text:span text:style-name="VimmBibRef">Vis. Mag. 142</text:span>: <text:span text:style-name="VimmBibQuote"><text:span text:style-name="T19">Dukanipātaṭṭhakathāyaṁ pana ā</text:span></text:span><text:span text:style-name="VimmBibQuote">k</text:span><text:span text:style-name="VimmBibQuote"><text:span text:style-name="T19">ā</text:span></text:span><text:span text:style-name="VimmBibQuote">se gacchato mah</text:span><text:span text:style-name="VimmBibQuote"><text:span text:style-name="T19">ā</text:span></text:span><text:span text:style-name="VimmBibQuote">sakuṇassa ubhohi pakkhehi v</text:span><text:span text:style-name="VimmBibQuote"><text:span text:style-name="T19">ā</text:span></text:span><text:span text:style-name="VimmBibQuote">ta</text:span><text:span text:style-name="VimmBibQuote"><text:span text:style-name="T19">ṁ</text:span></text:span><text:span text:style-name="VimmBibQuote"> </text:span><text:span text:style-name="VimmBibQuote"><text:span text:style-name="T19">gahetvā </text:span></text:span><text:span text:style-name="VimmBibQuote">pakkhe sannisīd</text:span><text:span text:style-name="VimmBibQuote"><text:span text:style-name="T19">ā</text:span></text:span><text:span text:style-name="VimmBibQuote">petv</text:span><text:span text:style-name="VimmBibQuote"><text:span text:style-name="T19">ā</text:span></text:span><text:span text:style-name="VimmBibQuote"> gamanaṁ viya </text:span><text:span text:style-name="VimmBibQuote"><text:span text:style-name="T19">āramma</text:span></text:span><text:span text:style-name="VimmBibQuote">ṇ</text:span><text:span text:style-name="VimmBibQuote"><text:span text:style-name="T19">e </text:span></text:span><text:span text:style-name="VimmBibQuote">cetaso abhiniropanabh</text:span><text:span text:style-name="VimmBibQuote"><text:span text:style-name="T19">ā</text:span></text:span><text:span text:style-name="VimmBibQuote">vena pavatto vitakko; (so hi ekaggo hutv</text:span><text:span text:style-name="VimmBibQuote"><text:span text:style-name="T19">ā</text:span></text:span><text:span text:style-name="VimmBibQuote"> </text:span><text:span text:style-name="VimmBibQuote"><text:span text:style-name="T19">appeti</text:span></text:span><text:span text:style-name="VimmBibQuote">;) v</text:span><text:span text:style-name="VimmBibQuote"><text:span text:style-name="T19">ā</text:span></text:span><text:span text:style-name="VimmBibQuote">tagahaṇattha</text:span><text:span text:style-name="VimmBibQuote"><text:span text:style-name="T19">ṁ</text:span></text:span><text:span text:style-name="VimmBibQuote"> pakkhe phand</text:span><text:span text:style-name="VimmBibQuote"><text:span text:style-name="T19">ā</text:span></text:span><text:span text:style-name="VimmBibQuote">payam</text:span><text:span text:style-name="VimmBibQuote"><text:span text:style-name="T19">ā</text:span></text:span><text:span text:style-name="VimmBibQuote">nassa gamana</text:span><text:span text:style-name="VimmBibQuote"><text:span text:style-name="T19">ṁ</text:span></text:span><text:span text:style-name="VimmBibQuote"> viya anumajjanasabh</text:span><text:span text:style-name="VimmBibQuote"><text:span text:style-name="T19">ā</text:span></text:span><text:span text:style-name="VimmBibQuote">vena pavatto vic</text:span><text:span text:style-name="VimmBibQuote"><text:span text:style-name="T19">ā</text:span></text:span><text:span text:style-name="VimmBibQuote">ro ti vutta</text:span><text:span text:style-name="VimmBibQuote"><text:span text:style-name="T19">ṁ</text:span></text:span><text:span text:style-name="VimmBibQuote">.</text:span>—This simile is not in the <text:span text:style-name="VimmBibRef">C</text:span><text:span text:style-name="VimmBibRef"><text:span text:style-name="T78">v</text:span></text:span><text:span text:style-name="VimmBibRef">.</text:span>, i.e., Manorathapūraṇī.</text:p></text:note-body></text:note> With initial application of thought one protects; with sustained application of thought one searches. With initial application of thought one considers; with sustained application of thought one continues to consider. The walker in initial application of thought does not think of wrong states; the walker in sustained application of thought induces meditation.</text:p>
      <text:p text:style-name="VimmBody">Sustained application of thought is like a man who is able, while reciting the discourses in mind, to gather the meaning. Initial application of thought is like a man who sees what he wants to see and after seeing understands it well. Expertness in etymology and dialectic is initial application of thought; expertness in theory and practice is sustained application of thought.<text:note text:id="ftn375" text:note-class="footnote"><text:note-citation>2</text:note-citation><text:note-body><text:p text:style-name="Standard">Here again Prof. Bapat has traced this passage to the <text:span text:style-name="VimmBibRef">Peṭaka. 142</text:span>; <text:span text:style-name="VimmBibQuote">Yathā paliko tuṇhiko sajjhāyaṁ karoti </text:span><text:span text:style-name="VimmBibQuote"><text:span text:style-name="T19">eva</text:span></text:span><text:span text:style-name="VimmBibQuote">ṁ</text:span><text:span text:style-name="VimmBibQuote"><text:span text:style-name="T19"> </text:span></text:span><text:span text:style-name="VimmBibQuote">vitakko, yathā taṁ yeva anupassati </text:span><text:span text:style-name="VimmBibQuote"><text:span text:style-name="T19">eva</text:span></text:span><text:span text:style-name="VimmBibQuote">ṁ</text:span><text:span text:style-name="VimmBibQuote"><text:span text:style-name="T19"> </text:span></text:span><text:span text:style-name="VimmBibQuote">vicāro. Yathā apariññā </text:span><text:span text:style-name="VimmBibQuote"><text:span text:style-name="T19">eva</text:span></text:span><text:span text:style-name="VimmBibQuote">ṁ</text:span><text:span text:style-name="VimmBibQuote"><text:span text:style-name="T19"> </text:span></text:span><text:span text:style-name="VimmBibQuote">vitakko, yathā pariññā </text:span><text:span text:style-name="VimmBibQuote"><text:span text:style-name="T19">eva</text:span></text:span><text:span text:style-name="VimmBibQuote">ṁ</text:span><text:span text:style-name="VimmBibQuote"><text:span text:style-name="T19"> </text:span></text:span><text:span text:style-name="VimmBibQuote">vicāro. Niruttipaṭisambhidāyañ ca paṭibhānapaṭisambhidāyañ ca vitakko, dhammapaṭisambhidāyañ ca atthapaṭisambhidāyañ ca vicāro.</text:span></text:p></text:note-body></text:note> To appreciate distinction is initial application of thought; to understand the distinction of things is sustained application of thought. These are the differences between initial application and sustained application of thought.</text:p>
      <text:h text:style-name="Heading_20_4" text:outline-level="4" text:is-list-header="true">Solitude</text:h>
      <text:p text:style-name="VimmBody">Born of solitude. It is called solitude because of separation from the five hindrances. This is named solitude. And again, it is the merit-faculty of the form plane. And again, it is taught as the access of the first meditation, <text:span text:style-name="VimmPali">jhāna</text:span>. And again, it is taught as the meditation-thought. What is produced from this is called born of solitude, as the flower which grows on earth is called earth-flower and the flower which grows in water, water-flower.</text:p>
      <text:h text:style-name="Heading_20_4" text:outline-level="4" text:is-list-header="true">Joy and bliss</text:h>
      <text:p text:style-name="VimmBody">Joy and bliss. The mind at this time is greatly glad and at ease. The mind is filled with coolness. This is called joy.</text:p>
      <text:p text:style-name="VimmBody"><text:span text:style-name="VimmQA">Q.</text:span> What are the salient characteristic, function, manifestation and near cause of joy and how many kinds of joy are there?</text:p>
      <text:p text:style-name="VimmBody"><text:span text:style-name="VimmQA">A.</text:span> Joy: the being filled with joy is its salient characteristic; to gladden is its function; the overcoming of mental disturbance is its manifestation; buoyancy is its near cause.</text:p>
      <text:p text:style-name="VimmBody">How many kinds of joy are there? There are six kinds of joy: one <text:span text:style-name="VimmPageNo">[[152|89]]</text:span> proceeds from lust; one, from faith; one, from non-rigidity; one from solitude; one, from concentration and one, from enlightenment factors.</text:p>
      <text:p text:style-name="VimmBody">Which, from lust? The joy of passion and the joy that is bound up with the defilements are called joy that proceeds from lust.<text:note text:id="ftn376" text:note-class="footnote"><text:note-citation>3</text:note-citation><text:note-body><text:p text:style-name="Standard"><text:span text:style-name="VimmBibRef">S. IV, 235</text:span>: <text:span text:style-name="VimmBibQuote"><text:span text:style-name="T9">Katamā </text:span></text:span><text:span text:style-name="VimmBibQuote">ca bhikkhave </text:span><text:span text:style-name="VimmBibQuote"><text:span text:style-name="T9">sāmisā </text:span></text:span><text:span text:style-name="VimmBibQuote">pīti. Pañcime bhikkhave </text:span><text:span text:style-name="VimmBibQuote"><text:span text:style-name="T9">kāmaguṇā. </text:span></text:span><text:span text:style-name="VimmBibQuote">Katame </text:span><text:span text:style-name="VimmBibQuote"><text:span text:style-name="T9">paṇca. Cakkhuviññeyyā rūpā iṭṭhā kantā manāpā piyarūpā kāmūpasaṁhitā rajaniyā....pe....kāyaviññeyyā phoṭṭhabbā iṭṭhā kantā....rajanīyā. Ime kho bhikkhave pañcakāmaguṇā. Yā kho bhikkhave ime pañcakāmaguṇe paṭicca uppajjati pīti, ayaṁ vuccati bhikkhave sāmisā pīti.</text:span></text:span></text:p></text:note-body></text:note></text:p>
      <text:p text:style-name="VimmBody">Which, from faith? The joy of a man of great faith and the joy produced on seeing a potter.<text:note text:id="ftn377" text:note-class="footnote"><text:note-citation>4</text:note-citation><text:note-body><text:p text:style-name="Standard">What is meant by potter is not clear.</text:p></text:note-body></text:note></text:p>
      <text:p text:style-name="VimmBody"><text:soft-page-break/>Which, from non-rigidity? <text:span text:style-name="VimmPageNoOrig">[416]</text:span> The great joy of the pure-hearted and the virtuous.</text:p>
      <text:p text:style-name="VimmBody">Which, from solitude? The joy of the individual who enters the first meditation, <text:span text:style-name="VimmPali">jhāna</text:span>.<text:note text:id="ftn378" text:note-class="footnote"><text:note-citation>1</text:note-citation><text:note-body><text:p text:style-name="Standard"><text:span text:style-name="VimmBibRef">A. II, 126</text:span>: <text:span text:style-name="VimmBibQuote">Idha ekacco puggalo vivicc'eva </text:span><text:span text:style-name="VimmBibQuote"><text:span text:style-name="T9">kāmehi </text:span></text:span><text:span text:style-name="VimmBibQuote">vivicca akusalehi dhammehi savitakkaṁ </text:span><text:span text:style-name="VimmBibQuote"><text:span text:style-name="T9">savicāra</text:span></text:span><text:span text:style-name="VimmBibQuote">ṁ</text:span><text:span text:style-name="VimmBibQuote"><text:span text:style-name="T9"> </text:span></text:span><text:span text:style-name="VimmBibQuote">vivekajaṁ pītisukhaṁ </text:span><text:span text:style-name="VimmBibQuote"><text:span text:style-name="T9">paṭhamajjhāna</text:span></text:span><text:span text:style-name="VimmBibQuote">ṁ</text:span><text:span text:style-name="VimmBibQuote"><text:span text:style-name="T9"> </text:span></text:span><text:span text:style-name="VimmBibQuote">upasampajja vihdrati.</text:span></text:p></text:note-body></text:note></text:p>
      <text:p text:style-name="VimmBody">Which, from concentration? The joy of the individual who enters the second meditation, <text:span text:style-name="VimmPali">jhāna</text:span>.<text:note text:id="ftn379" text:note-class="footnote"><text:note-citation>2</text:note-citation><text:note-body><text:p text:style-name="P16"><text:span text:style-name="VimmBibRef">A. II, 127</text:span>: <text:span text:style-name="VimmBibQuote"><text:span text:style-name="T9">Vitakkavicārānaṁ vūpasamā </text:span></text:span><text:span text:style-name="VimmBibQuote">ajjhatta</text:span><text:span text:style-name="VimmBibQuote"><text:span text:style-name="T9">ṁ</text:span></text:span><text:span text:style-name="VimmBibQuote"> </text:span><text:span text:style-name="VimmBibQuote"><text:span text:style-name="T9">sampasādo </text:span></text:span><text:span text:style-name="VimmBibQuote">cetaso </text:span><text:span text:style-name="VimmBibQuote"><text:span text:style-name="T9">ekodibhāvaṁ </text:span></text:span><text:span text:style-name="VimmBibQuote">avitakka</text:span><text:span text:style-name="VimmBibQuote"><text:span text:style-name="T9">ṁ</text:span></text:span><text:span text:style-name="VimmBibQuote"> </text:span><text:span text:style-name="VimmBibQuote"><text:span text:style-name="T9">avicāraṁ samādhijaṁ </text:span></text:span><text:span text:style-name="VimmBibQuote">pītisukka</text:span><text:span text:style-name="VimmBibQuote"><text:span text:style-name="T9">ṁ</text:span></text:span><text:span text:style-name="VimmBibQuote"> </text:span><text:span text:style-name="VimmBibQuote"><text:span text:style-name="T9">dutiyajjhānaṁ </text:span></text:span><text:span text:style-name="VimmBibQuote">upasampajja viharati.</text:span></text:p></text:note-body></text:note></text:p>
      <text:p text:style-name="VimmBody">Which, from the enlightenment factors? The joy that follows the treading of the supramundane path in the second meditation, <text:span text:style-name="VimmPali">jhāna</text:span>.</text:p>
      <text:h text:style-name="Heading_20_4" text:outline-level="4" text:is-list-header="true">Five kinds of joy</text:h>
      <text:p text:style-name="VimmBody">And again, it is taught that there are five kinds of joy, namely, the lesser thrill, momentary joy, streaming joy, swiftly going joy, all-pervading joy.<text:note text:id="ftn380" text:note-class="footnote"><text:note-citation>3</text:note-citation><text:note-body><text:p text:style-name="Standard"><text:span text:style-name="VimmBibRef">Dhs.-a. 115</text:span>: <text:span text:style-name="VimmBibQuote"><text:span text:style-name="T9">Khuddakā </text:span></text:span><text:span text:style-name="VimmBibQuote">pīti, </text:span><text:span text:style-name="VimmBibQuote"><text:span text:style-name="T9">khaṇikā </text:span></text:span><text:span text:style-name="VimmBibQuote">pīti, </text:span><text:span text:style-name="VimmBibQuote"><text:span text:style-name="T9">okkantikā </text:span></text:span><text:span text:style-name="VimmBibQuote">pīti, </text:span><text:span text:style-name="VimmBibQuote"><text:span text:style-name="T9">pharaṇā p</text:span></text:span><text:span text:style-name="VimmBibQuote">ī</text:span><text:span text:style-name="VimmBibQuote"><text:span text:style-name="T9">ti</text:span></text:span><text:span text:style-name="VimmBibQuote">, </text:span><text:span text:style-name="VimmBibQuote"><text:span text:style-name="T9">ubbegā </text:span></text:span><text:span text:style-name="VimmBibQuote">pītī ti pañcavidh</text:span><text:span text:style-name="VimmBibQuote"><text:span text:style-name="T9">ā</text:span></text:span><text:span text:style-name="VimmBibQuote"> hoti.</text:span></text:p></text:note-body></text:note></text:p>
      <text:p text:style-name="VimmBody">The lesser thrill is like the raising of the hairs of the body caused by being wet with fine rain. Momentary joy suddenly arises and suddenly passes away. It is comparable to showers at night. Streaming joy is like oil that streaks down the body without spreading. Swiftly going joy is joy that spreads through the mind and vanishes not long after. It is comparable to the store of a poor man. All-pervading joy permeating the body, continues. It is like a thundercloud that is full of rain. Thus the lesser thrill and momentary joy cause the arising of the access through faith. Streaming joy becoming powerful causes the arising of the access. Swiftly going joy dwelling on the <text:span text:style-name="VimmPali">maṇḍala</text:span> causes the arising of both the good and the bad, and depends on skill. All-pervading joy is produced in the state of fixed meditation.</text:p>
      <text:h text:style-name="Heading_20_4" text:outline-level="4" text:is-list-header="true">Bliss</text:h>
      <text:p text:style-name="VimmBody"><text:span text:style-name="VimmQA">Q.</text:span> What is bliss? <text:span text:style-name="VimmQA">A.</text:span> Contact with the lovable and the ease-giving is bliss. <text:span text:style-name="VimmPageNo">[[153|90]]</text:span> </text:p>
      <text:p text:style-name="VimmBody"><text:span text:style-name="VimmQA">Q.</text:span> What are the salient characteristic, function, manifestation and near cause of bliss? How many kinds of bliss are there? What are the differences between joy and bliss? <text:span text:style-name="VimmQA">A.</text:span> Its function is its salient characteristic. Dependence oh an agreeable object — this is its agreeable function. Peaceful persuasion is its manifestation. Tranquillity is its near cause.</text:p>
      <text:h text:style-name="Heading_20_4" text:outline-level="4" text:is-list-header="true">Five kinds of bliss</text:h>
      <text:p text:style-name="VimmBody">How many kinds of bliss are there? There are five kinds of bliss, namely, caused bliss, fundamental bliss, the bliss of solitude, the bliss of non-defilement, the bliss of feeling.</text:p>
      <text:p text:style-name="VimmBody">What is called caused bliss? Thus it is according to the Buddha’s teaching: “The bliss of virtue lasts long”. This, is called caused bliss. This is a merit of bliss. Thus is fundamental bliss according to the Buddha’s teaching: “The Enlightened One produces worldly bliss”.<text:note text:id="ftn381" text:note-class="footnote"><text:note-citation>4</text:note-citation><text:note-body><text:p text:style-name="Standard"><text:span text:style-name="VimmBibRef">Dh. 194</text:span>: <text:span text:style-name="VimmBibQuote">Sukho Buddhānaṁ uppādo.</text:span></text:p></text:note-body></text:note> The bliss of solitude is the development of concentration-indifference and the destruction of meditation, <text:span text:style-name="VimmPali">jhāna</text:span>. The bliss of non-defilement is according to the Buddha’s teaching “highest <text:span text:style-name="VimmPali">Nibbāna</text:span>”.<text:note text:id="ftn382" text:note-class="footnote"><text:note-citation>5</text:note-citation><text:note-body><text:p text:style-name="Standard"><text:span text:style-name="VimmBibRef">Dh. 204</text:span>: <text:span text:style-name="VimmBibQuote">Nibbānaṁ paramaṁ sukhaṁ.</text:span></text:p></text:note-body></text:note> The bliss of dwelling is generally called the bliss of dwelling. According to this treatise, the bliss of dwelling should be enjoyed.<text:note text:id="ftn383" text:note-class="footnote"><text:note-citation>6</text:note-citation><text:note-body><text:p text:style-name="Standard">Cp. <text:span text:style-name="VimmBibRef"><text:span text:style-name="T86">D. </text:span></text:span><text:span text:style-name="VimmBibRef">I, 75:</text:span> <text:span text:style-name="VimmBibQuote">Puna ca paraṁ mahā-rāja bhikkhu pītiyā ca virāgā ca upekhako ca viharati sato ca sampajāno, sukhañ ca kāyena paṭisaṁvedeti yan taṁ ariyā āckkihanti: “upekhako satimā sukka-vihāri” ti tatiyajjhānaṁ upasampajja viharati.</text:span></text:p></text:note-body></text:note></text:p>
      <text:h text:style-name="Heading_20_4" text:outline-level="4" text:is-list-header="true">Differences between joy and bliss</text:h>
      <text:p text:style-name="VimmBody">What are the differences between joy and bliss? Buoyancy is joy, ease of mind is bliss. Tranquillity of mind is bliss. Concentration of mind is joy. Joy is coarse; bliss is fine. Joy belongs to the formations-group; bliss belongs to the sensation-group. Where there is joy there is bliss, but where there is bliss there may or may not be joy.</text:p>
      <text:h text:style-name="Heading_20_4" text:outline-level="4" text:is-list-header="true"><text:soft-page-break/>First meditation (jhāna)</text:h>
      <text:p text:style-name="VimmBody"><text:span text:style-name="VimmXML">&lt;</text:span><text:span text:style-name="VimmXML"><text:span text:style-name="T135">anchor </text:span></text:span><text:span text:style-name="VimmXML"><text:span text:style-name="T149">id=</text:span></text:span><text:span text:style-name="VimmXML"><text:span text:style-name="T135">"p90-jhana1"/&gt;</text:span></text:span>The first is the basis for producing the second. After accomplishing the access one enters the first meditation, <text:span text:style-name="VimmPali">jhāna</text:span>. The meditation-factors are initial application of thought and sustained application of thought, joy, bliss and unification of mind.</text:p>
      <text:p text:style-name="VimmBody">What is meditation, <text:span text:style-name="VimmPali">jhāna</text:span>? It is equalized meditation on an object. It is the plucking out of the five hindrances. It is to meditate and to overcome.</text:p>
      <text:p text:style-name="VimmBody">Enters the first meditation, <text:span text:style-name="VimmPali">jhāna</text:span>, and acquires good standing: Having already acquired, having already touched, having already proved, one dwells.</text:p>
      <text:p text:style-name="VimmBody">And again, thus is separation from lust and demeritorious states: The first meditation, <text:span text:style-name="VimmPali">jhāna</text:span>, is called the special characteristic of separation from the world of sense. The second meditation, <text:span text:style-name="VimmPali">jhāna</text:span>, has the special characteristic of <text:span text:style-name="VimmPageNo">[[154|91]]</text:span> separation from initial application and sustained application of thought. In solitude are joy and bliss; therefore joy and bliss are called the special characteristics of solitude.<text:note text:id="ftn384" text:note-class="footnote"><text:note-citation>1</text:note-citation><text:note-body><text:p text:style-name="Standard"><text:span text:style-name="VimmBibRef">Peṭaka. 147-8</text:span>: <text:span text:style-name="VimmBibQuote">Tattha katame jhānavisesā? Vivicc'eva kāmehi vivicca pāpakehi akusalehi dhammehi cittacetasikasahagatā kāmadhātusamatikkamanatā pi, ayaṁ jhānaviseso. Avitakkā c'eva avicārā ca sappītikāya satisahagatāya pītisahagatā saññāmanasikārā samudācaranti; ayaṁ jhānaviseso.</text:span></text:p></text:note-body></text:note></text:p>
      <text:p text:style-name="VimmBody">And again, thus is separation from lust and demeritorious states: It is to remove well, and to overcome well.</text:p>
      <text:p text:style-name="VimmBody">With initial application and sustained application of thought: This is said to be the characteristic of (the first) meditation, <text:span text:style-name="VimmPali">jhāna</text:span>.</text:p>
      <text:p text:style-name="VimmBody">Joy and bliss born of solitude: This state resembles meditation.</text:p>
      <text:p text:style-name="VimmBody">Acquires good standing enters and dwells: One acquires the first meditation, <text:span text:style-name="VimmPali">jhāna</text:span>, separates from five factors, fulfils five factors, three kind of goodness, ten characteristics,<text:note text:id="ftn385" text:note-class="footnote"><text:note-citation>2</text:note-citation><text:note-body><text:p text:style-name="Standard"/><text:list text:style-name="L11"><text:list-item><text:p text:style-name="P49"><text:span text:style-name="VimmBibRef">M. I, 294-5</text:span>: <text:span text:style-name="VimmBibQuote">Pāṭhamaṁ kho āvuso jhānaṁ pañcaṅgavippahīnaṁ pañcaṅgasamannāgataṁ: ldh'āvuso paṭhamaṁ jhānaṁ samāpannassa bhikkhuno kāmacchando pahīno hoti byāpādo pahīno hoti, thīnamiddhaṁ pahīnaṁ hoti, uddhaccakukkuccaṁ pahīnaṁ hoti, vicikicchā pahīno hoti.</text:span></text:p></text:list-item><text:list-item><text:p text:style-name="P49"><text:span text:style-name="VimmBibRef">Vis. Mag. 139</text:span>: <text:span text:style-name="VimmBibQuote">Pañcangavippahīnaṁ pañcangasamannāgataṁ tividhakalyāṇaṁ dasalakkhaṇasampannaṁ paṭhamajjhānaṁ.</text:span></text:p></text:list-item><text:list-item><text:p text:style-name="P49"><text:span text:style-name="VimmBibRef">Peṭaka. 136</text:span>: <text:span text:style-name="VimmBibQuote">Tattha katamaṁ paṭhamaṁ jhānaṁ? Pañcangavippayuttaṁ Pañcangasamannāgataṁ.</text:span></text:p></text:list-item></text:list></text:note-body></text:note> and accomplishes the twenty-five merits. With these merits one can obtain rebirth in the Brahma or the deva world.<text:note text:id="ftn386" text:note-class="footnote"><text:note-citation>3</text:note-citation><text:note-body><text:p text:style-name="Standard">From “The first is the basis for producing the second” (<text:span text:style-name="VimmXML">&lt;</text:span><text:span text:style-name="VimmXML"><text:span text:style-name="T135">ptr type="vimm" target="p90-jhana1"&gt;above, </text:span></text:span><text:span text:style-name="VimmXML">p. 90&lt;/</text:span><text:span text:style-name="VimmXML"><text:span text:style-name="T135">ptr&gt;</text:span></text:span>) to “the Brahma or the deva world”, refers to the first meditation, <text:span text:style-name="VimmPali">jhāna</text:span>, formula (<text:span text:style-name="VimmXML">&lt;</text:span><text:span text:style-name="VimmXML"><text:span text:style-name="T135">ptr type="vimm" target="p83-jhana1"&gt;above, </text:span></text:span><text:span text:style-name="VimmXML">p. 83&lt;/</text:span><text:span text:style-name="VimmXML"><text:span text:style-name="T135">ptr&gt;</text:span></text:span>): “<text:span text:style-name="VimmBibQuote">Vivicc’ eva kāmehi vivicca akusalehi dhammehi savitakkaṁ savicāraṁ vivevakajaṁ pītisukkaṁ paṭhamaṁ jhānaṁ upasampajja viharati</text:span><text:span text:style-name="VimmPali">”,</text:span> <text:span text:style-name="VimmBibRef">Vis. Mag. 139</text:span>.</text:p></text:note-body></text:note></text:p>
      <text:h text:style-name="Heading_20_4" text:outline-level="4" text:is-list-header="true">Five hindrances</text:h>
      <text:p text:style-name="VimmBody">Separation from five factors: This is separation from the five hindrances. What are the five? Sense-desire, ill will, rigidity and torpor, agitation and anxiety, uncertainty.<text:note text:id="ftn387" text:note-class="footnote"><text:note-citation>4</text:note-citation><text:note-body><text:p text:style-name="Standard"><text:span text:style-name="VimmPali">āmacchanda, vyāpāda, thīna-middha, uddhaccakukkucca, vicikicchā</text:span>.</text:p></text:note-body></text:note></text:p>
      <text:p text:style-name="VimmBody">Sense-desire: (This refers to) a mind defiled by the dust of passion. Ill will: This is the practice of the ten defilements. Rigidity: This is negligence of the mind. Torpor: This is the desire for sleep owing to heaviness of the body. There are three kinds of torpor: the first, proceeds from food; the second, from time; the third, from the mind. If it proceeds from the mind, one removes it with meditation. If it proceeds from food and time as in the case of the Arahant, because it does not proceed from the mind, it is not a hindrance. If it proceeds from food and time, one cuts it with energy as the Venerable Elder Anuruddha taught: “Since first I destroyed the cankers for fifty-five years, have I not slept the sleep that proceeds from the mind. And during this period <text:soft-page-break/>for twenty-five years, have I removed the sleep that proceeds from food and time”.<text:note text:id="ftn388" text:note-class="footnote"><text:note-citation>1</text:note-citation><text:note-body><text:p text:style-name="Standard"><text:span text:style-name="VimmBibRef">Th. 904</text:span>:</text:p><text:p text:style-name="VimmVersePali">Pañcapaññāsa vassāni yato nesajjiko ahaṁ<text:line-break/>pañcavīsati vassāni yato middhaṁ samūhataṁ.</text:p></text:note-body></text:note> <text:span text:style-name="VimmPageNo">[[155|92]]</text:span> </text:p>
      <text:p text:style-name="VimmBody"><text:span text:style-name="VimmQA">Q.</text:span> If torpor is a bodily state, how can it be a mental defilement? <text:span text:style-name="VimmQA">A.</text:span> The body is produced only by mental defilement. It is like a man drinking wine and taking food. Thus should it be known.</text:p>
      <text:p text:style-name="VimmBody"><text:span text:style-name="VimmQA">Q.</text:span> If torpor is a bodily state and rigidity is a mental property, how do these two states unite and become one hindrance? <text:span text:style-name="VimmQA">A.</text:span> These two states have one object and one function. What are called torpor and rigidity become one. Agitation is non-tranquillity of mind; anxiety is unsteadiness of mind; the characteristics of these are equal. Therefore they become one hindrance. Uncertainty is the clinging of the mind to diverse objects. There are four kinds of uncertainty: the first is a hindrance to serenity,<text:note text:id="ftn389" text:note-class="footnote"><text:note-citation>2</text:note-citation><text:note-body><text:p text:style-name="Standard"><text:span text:style-name="VimmPali">Samatha</text:span> (transliteration).</text:p></text:note-body></text:note> the second, to insight,<text:note text:id="ftn390" text:note-class="footnote"><text:note-citation>3</text:note-citation><text:note-body><text:p text:style-name="Standard"><text:span text:style-name="VimmPali"><text:span text:style-name="T36">Vipassanā</text:span></text:span><text:span text:style-name="T16"> </text:span>(transliteration).</text:p></text:note-body></text:note> the third, to both and the fourth, to things non-doctrinal.</text:p>
      <text:p text:style-name="VimmBody">Here, is serenity won through the ending of these uncertainties, or is it possible or not to win tranquillity while having these uncertainties or the uncertainty concerning the self? If one has that uncertainty, it is called a hindrance to serenity; uncertainty concerning the Four Noble Truths and the three worlds is called a hindrance to insight; uncertainty concerning the Buddha, the Law and the Community of Bhikkhus is called a hindrance to both. Uncertainty concerning things like country, town, road, name of man or woman is called hindrance to things non-doctrinal. Uncertainty concerning the Discourses is a hindrance to solitude. Thus should these be understood. What is the meaning of hindrance? Hindrance to vehicle;<text:note text:id="ftn391" text:note-class="footnote"><text:note-citation>4</text:note-citation><text:note-body><text:p text:style-name="Standard"><text:span text:style-name="VimmPali">Y</text:span><text:span text:style-name="VimmPali"><text:span text:style-name="T36">ā</text:span></text:span><text:span text:style-name="VimmPali">na</text:span>.</text:p></text:note-body></text:note> superposing, defilement, fetter. These are obvious.</text:p>
      <text:p text:style-name="VimmBody"><text:span text:style-name="VimmQA">Q.</text:span> There are many fetters such as those which cover the defilements, and others. They are fetters. Then, why are only five hindrances taught?</text:p>
      <text:p text:style-name="VimmBody"><text:span text:style-name="VimmQA">A.</text:span> Because these five include all. And again, the attachment to sense-desires includes all attachment to passion; all demeritorious states (of hatred) are included in the attachment to anger; and all demeritorious states of infatuation are included in the attachment to rigidity and torpor, agitation and anxiety and uncertainty. Thus all defilements are included in the attachment to the five hindrances. Because of this the five hindrances are taught.</text:p>
      <text:h text:style-name="Heading_20_4" text:outline-level="4" text:is-list-header="true">Five factors</text:h>
      <text:p text:style-name="VimmBody">Five factors: These are fulfilled (through the fulfilment of) initial and sustained application of thought, joy, bliss, and unification of mind.</text:p>
      <text:p text:style-name="VimmBody"><text:span text:style-name="VimmQA">Q.</text:span> It is said that the five factors together constitute the first meditation, <text:span text:style-name="VimmPali"><text:span text:style-name="T36">jhāna</text:span></text:span><text:span text:style-name="T36">.</text:span><text:span text:style-name="T16"> </text:span>Therefore, it cannot be said that there is a meditation (<text:span text:style-name="VimmPali"><text:span text:style-name="T36">jhāna</text:span></text:span>) outside the five factors. If there is a meditation, <text:span text:style-name="VimmPali"><text:span text:style-name="T36">jhāna</text:span></text:span><text:span text:style-name="T36">,</text:span><text:span text:style-name="T16"> </text:span>outside the five factors, how can it be said that the first meditation, <text:span text:style-name="VimmPali"><text:span text:style-name="T36">jhāna</text:span></text:span><text:span text:style-name="T36">,</text:span><text:span text:style-name="T16"> </text:span>consists of the five factors? <text:span text:style-name="VimmPageNo">[[156|93]]</text:span> </text:p>
      <text:h text:style-name="Heading_20_4" text:outline-level="4" text:is-list-header="true">Similes of chariot and army</text:h>
      <text:p text:style-name="VimmBody"><text:span text:style-name="VimmQA">A.</text:span> By means of the meditation, <text:span text:style-name="VimmPali">jhāna</text:span>, factors, meditation (<text:span text:style-name="VimmPali">jhāna</text:span>) is fulfilled. There is no meditation, <text:span text:style-name="VimmPali">jhāna</text:span>, separate from meditation (<text:span text:style-name="VimmPali">jhāna</text:span>) factors. Such meditation, <text:span text:style-name="VimmPali">jhāna</text:span>, there is not. One can speak of a chariot because of all the parts of a chariot.<text:note text:id="ftn392" text:note-class="footnote"><text:note-citation>5</text:note-citation><text:note-body><text:p text:style-name="Standard"><text:span text:style-name="VimmBibRef">S. I, 135</text:span>: <text:span text:style-name="VimmBibQuote">Yathā hi angasambhārā hoti saddo ratho iti.</text:span></text:p></text:note-body></text:note> There is no chariot outside the parts. Owing to all the parts of an army, one can speak of an army. There is no army separate from the parts. Thus owing to meditation (<text:span text:style-name="VimmPali">jhāna</text:span>) factors, it is called meditation, <text:span text:style-name="VimmPali">jhāna</text:span>. There is no meditation, <text:span text:style-name="VimmPali">jhāna</text:span>, separate from the meditation (<text:span text:style-name="VimmPali">jhāna</text:span>) factors.<text:note text:id="ftn393" text:note-class="footnote"><text:note-citation>6</text:note-citation><text:note-body><text:p text:style-name="Standard"><text:span text:style-name="VimmBibRef">Sp. I, 146</text:span>: <text:span text:style-name="VimmBibQuote">Yathā pana sarathā sapattisenā ti vutte senaṅgesu eva senā eva senā samuttievam idha pañcasu aṅgesu yeva jhānasammuti veditabbā.</text:span></text:p></text:note-body></text:note> The factors combined are named meditation, <text:span text:style-name="VimmPali">jhāna</text:span>. Separately, they are named factors. It is taught that the <text:soft-page-break/>object is called meditation, <text:span text:style-name="VimmPali">jhāna</text:span>, and the attributes, factors. By way of clan they are meditation, <text:span text:style-name="VimmPali">jhāna</text:span>. By way of caste they are factors.</text:p>
      <text:p text:style-name="VimmBody"><text:span text:style-name="VimmQA">Q.</text:span> In spite of there being mindfulness, energy and others, why are only five factors taught?</text:p>
      <text:p text:style-name="VimmBody"><text:span text:style-name="VimmQA">A.</text:span> Because these five through combination accomplish meditation, <text:span text:style-name="VimmPali">jhāna</text:span>.</text:p>
      <text:p text:style-name="VimmBody"><text:span text:style-name="VimmQA">Q.</text:span> What are the characteristics of combination?</text:p>
      <text:p text:style-name="VimmBody"><text:span text:style-name="VimmQA">A.</text:span> Initial application of thought follows the object of mind and acquires fixed meditation. Sustained application of thought goes together with the observing mind. When initial and sustained application of thought are unmixed, they cause the arising of skilfulness. If one is skilful, one produces joy and bliss. If one is skilful, one can produce the heart of joy, and after increasing that, produce the heart of bliss. With these four qualities the mind becomes peaceful. If the mind becomes peaceful, it acquires concentration. These are called the characteristics of combination. Thus, these five, through combination, accomplish (meditation, <text:span text:style-name="VimmPali">jhāna</text:span>).</text:p>
      <text:p text:style-name="VimmBody">And again, the hindrances are overcome by the perfection of the five. The overcoming of the first hindrance is the first meditation, <text:span text:style-name="VimmPali">jhāna</text:span>. Thus the overcoming of the five hindrances results in five meditations, <text:span text:style-name="VimmPali">jhānas</text:span>. In the first meditation, <text:span text:style-name="VimmPali">jhāna</text:span>, initial application of thought is the special factor; through initial application of thought lust is abandoned. If initial application of thought enters into right concentration, the other factors are also awakened. Among the five factors, sustained application of thought is the beginning of the second meditation; joy, of the third meditation; bliss, of the fourth; and unification of mind, of the fifth. These are the special factors of the meditations, <text:span text:style-name="VimmPali">jhānas</text:span>.</text:p>
      <text:p text:style-name="VimmBody">And again, with the overcoming of the five hindrances, the five are fulfilled, as it is taught in the <text:span text:style-name="VimmPali">Tipiṭaka</text:span>: “Unification of mind is the overcoming of sensuous desire, joy is the overcoming of anger, initial application of thought <text:span text:style-name="VimmPageNo">[[157|94]]</text:span> is the overcoming of rigidity and torpor, bliss is the overcoming of agitation and anxiety, sustained application of thought is the overcoming of uncertainty”.<text:note text:id="ftn394" text:note-class="footnote"><text:note-citation>1</text:note-citation><text:note-body><text:p text:style-name="Standard"><text:span text:style-name="VimmBibRef">Vis. Mag. 141</text:span>: <text:span text:style-name="VimmBibQuote">Tathā hi samadhi kāmacchandassa paṭipakkho, pīi vyāpādassa, vitakko thīnamiddhassa, sukkhaṁ uddhacca-kukkuccassa, vicāro vicikicchāyā ti Peṭake vuttaṁ.</text:span><text:span text:style-name="VimmPali"> </text:span>—But it is not in the Peṭaka.</text:p></text:note-body></text:note> Thus, through the overcoming of the hindrances, the five are fulfilled.</text:p>
      <text:p text:style-name="VimmBody"><text:span text:style-name="VimmQA">Q.</text:span> Meditating on the earth <text:span text:style-name="VimmPali">kasiṇa</text:span> sign, <text:span text:style-name="VimmPageNoOrig">[417]</text:span> how does the yogin cause the arising of joy and bliss?</text:p>
      <text:p text:style-name="VimmBody"><text:span text:style-name="VimmQA">A.</text:span> The earth <text:span text:style-name="VimmPali">kasiṇa</text:span> does not bring joy and bliss. They (joy and bliss) naturally follow the separation from the five hindrances. Thus the son of truth<text:note text:id="ftn395" text:note-class="footnote"><text:note-citation>2</text:note-citation><text:note-body><text:p text:style-name="Standard"><text:span text:style-name="VimmPali">Dhammaputta</text:span>,</text:p></text:note-body></text:note> causes the arising of joy and bliss.</text:p>
      <text:p text:style-name="VimmBody"><text:span text:style-name="VimmQA">Q.</text:span> If that be so, why does the son of truth not arouse joy and bliss in the fourth meditation, <text:span text:style-name="VimmPali">jhāna</text:span>?</text:p>
      <text:p text:style-name="VimmBody"><text:span text:style-name="VimmQA">A.</text:span> Because it is not a suitable state, and because he removes joy and bliss in the fourth meditation, <text:span text:style-name="VimmPali">jhāna</text:span>. And again because of his having skilfully rooted out the joy and bliss which he caused to arise at first, and because, he, seeing the tribulation of bliss, forsakes it, and attaches himself to deep tranquillity. For these reasons, he does not cause the arising of joy and bliss.</text:p>
      <text:h text:style-name="Heading_20_4" text:outline-level="4" text:is-list-header="true">Three kinds of goodness</text:h>
      <text:p text:style-name="VimmBody">The three kinds of goodness: These are the initial, medial and final stages of goodness. Purity of practice is the initial stage; the increase of equanimity is the medial stage; rejoicing is the final stage.<text:note text:id="ftn396" text:note-class="footnote"><text:note-citation>3</text:note-citation><text:note-body><text:p text:style-name="Standard">Cp. <text:span text:style-name="VimmBibRef">Vis. Mag. 147</text:span>: <text:span text:style-name="VimmBibQuote">Paṭhamassa jhānassa paṭipadā-visuddhi ādi, upekkhānubrūhaṇā majjhe, sampahaṁsanā pariyosānaṁ.</text:span></text:p></text:note-body></text:note> What is purity of practice? It is the foundation of all goodness. What is the increase of equanimity? It is fixed meditation. <text:soft-page-break/>What is rejoicing? It is reflection.<text:note text:id="ftn397" text:note-class="footnote"><text:note-citation>4</text:note-citation><text:note-body><text:p text:style-name="Standard">Cp. <text:span text:style-name="VimmBibRef">Vis. Mag. 148</text:span>: <text:span text:style-name="VimmBibQuote">Paṭipadā-visuddhi nāma sasambhāriko upacāro, upekkhānubrūhaṇā nāma appanā, samapahaṁsanā nāma paccavekkhaṇā ti evam eke vaṇṇayanti.</text:span> The comment (in <text:span text:style-name="VimmBibRef">Pm. Sinh. Ed. I, 144</text:span>:) <text:span text:style-name="VimmBibQuote">eketi Abhayagirivāsino</text:span>, is quoted by Prof. Bapat in his <text:span text:style-name="VimmBibRef">Vim. Mag. and Vis. Mag., p. 49</text:span>.</text:p></text:note-body></text:note> Thus there are three kinds of goodness in the first meditation, <text:span text:style-name="VimmPali">jhāna</text:span>.</text:p>
      <text:h text:style-name="Heading_20_4" text:outline-level="4" text:is-list-header="true">Ten characteristics</text:h>
      <text:p text:style-name="VimmBody">Fulfilment of the ten characteristics: These comprise the three characteristics of the purity of practice, the three characteristics of the increase of equanimity and the four characteristics of rejoicing.<text:note text:id="ftn398" text:note-class="footnote"><text:note-citation>1</text:note-citation><text:note-body><text:p text:style-name="P16">Cp. <text:span text:style-name="VimmBibRef">Vis. Mag. 14</text:span><text:span text:style-name="VimmBibRef"><text:span text:style-name="T81">7</text:span></text:span><text:span text:style-name="VimmBibRef"> ff</text:span>.</text:p></text:note-body></text:note> What are the three characteristics of the purity of practice? <text:span text:style-name="VimmQA">A.</text:span> The mind purifies itself of that hindrance to the meditation, <text:span text:style-name="VimmPali">jhāna</text:span>. Because of purity, the mind acquires the middle sign of serenity, and from that the mind leaps forward. These are called the three characteristics of the purity of practice.</text:p>
      <text:p text:style-name="VimmBody"><text:span text:style-name="VimmQA">Q.</text:span> What are the three characteristics of the increase of equanimity? <text:span text:style-name="VimmPageNo">[[158|95]]</text:span> </text:p>
      <text:p text:style-name="VimmBody"><text:span text:style-name="VimmQA">A.</text:span> If the mind is pure, it fulfils equanimity; if it attains to solitude, it fulfils equanimity; if it dwells on one object, it fulfils equanimity. These are called the three characteristics. <text:span text:style-name="VimmQA">Q.</text:span> What are the four characteristics of rejoicing? <text:span text:style-name="VimmQA">A.</text:span> Among these ten characteristics, there is rejoicing by reason of the gradual arising of the states produced; there is rejoicing by reason of the functions of the faculties becoming one; there is rejoicing by reason of the possession of energy; and there is rejoicing by reason of devotion (to these states). These are called the four characteristics. Thus, in the first meditation, <text:span text:style-name="VimmPali">jhāna</text:span>, the ten characteristics are fulfilled.</text:p>
      <text:h text:style-name="Heading_20_4" text:outline-level="4" text:is-list-header="true">Twenty-five benefits</text:h>
      <text:p text:style-name="VimmBody">Twenty-five benefits: In the first meditation, initial and sustained application of thought, joy, bliss and unification of mind are accomplished. Faith, energy, mindfulness, concentration and wisdom are accomplished. The initial, medial and final stages (of goodness) are accomplished ……………..†<text:note text:id="ftn399" text:note-class="footnote"><text:note-citation>2</text:note-citation><text:note-body><text:p text:style-name="Standard">These terms are not clear, Prof. Bapat has rendered them as: <text:span text:style-name="VimmPali">sankhepa-sangaha, sangaha, anunaya and sevanā</text:span> respectively at <text:span text:style-name="VimmBibRef">Vim. Mag. and Vis. Mag., </text:span><text:span text:style-name="VimmBibRef"><text:span text:style-name="T83">p. 49</text:span></text:span></text:p></text:note-body></text:note> is accomplished. Practice is accomplished. Solitude is accomplished. Dependence is accomplished ………….† is accomplished…………† is accomplished. Reflection is accomplished…………† is accomplished. Power is accomplished. Freedom is accomplished. Purity is accomplished, and the super-excellent purity is accomplished. Thus a man dwells together with the twenty-five benefits. These are the excellent stations of the deities. They are produced from tranquillity and are called the abodes of joy and bliss. In such excellent abodes surpassing the human do the deities dwell. Hence the Blessed One, the Buddha, declared to the bhikkhus:</text:p>
      <text:h text:style-name="Heading_20_4" text:outline-level="4" text:is-list-header="true">Simile of the bath-attendant</text:h>
      <text:p text:style-name="VimmBody">“Just as a skilful bath-attendant or his apprentice heaps up bath-powder in a lovely copper vessel, adds water to it, kneads it, and makes it round, saturating it so that it adheres and does not scatter, just so a bhikkhu, having calmed his body and mind, produces joy and bliss and lets it evenly moisten and saturate (him) in such a way that there is no part of him that is not saturated with it. There is no place in his body or mind that is not saturated with joy and bliss born of solitude”.<text:note text:id="ftn400" text:note-class="footnote"><text:note-citation>3</text:note-citation><text:note-body><text:p text:style-name="Standard"><text:span text:style-name="VimmBibRef">D. I, 74</text:span> and <text:span text:style-name="VimmBibRef">A. III, 25</text:span>: <text:span text:style-name="VimmBibQuote">Seyyathāpi bhikkhave dakkho nahāpako vā nahāpakantevāsī vā kaṁsathāle nahāniyacuṇṇāni ākiritvā udakena paripphosakaṁ paripphosakaṁ sanneyya, sā’ssa nahāniyapiṇḍi snehānugatā snehaparetā santarabāhirā phuṭā snehena na ca paggharati, evam eva kho bhikkhave bhikkhu imam eva kāyaṁ vivekajena pītisukhena abhisandeti parisandeti paripūreti parippharati, nāssa kiñci sabbāvato kāyassa vivekajena pīti-sukhena apphuṭaṁ hoti,</text:span></text:p></text:note-body></text:note> Like the skilful bath-attendant or bis apprentice is the yogin. The copper vessel is the <text:span text:style-name="VimmPali">kasiṇa</text:span> sign. Thus it should be known.</text:p>
      <text:p text:style-name="VimmBody"><text:span text:style-name="VimmQA">Q.</text:span> What is the <text:span text:style-name="VimmPali">kasiṇa</text:span> sign? <text:span text:style-name="VimmQA">A.</text:span> As the copper vessel contains the hard <text:span text:style-name="VimmPageNo">[[159|96]]</text:span> bath-powder which is made fine and bright, so the <text:span text:style-name="VimmPali">kasiṇa</text:span> sign contains the hard (earth) out of which one produces joy which is soft and pure and therefore bright. Because the mind and the mental properties fill the object, the copper vessel is said to be like the <text:span text:style-name="VimmPali">kasiṇa</text:span> sign. Mind and the mental properties are like the bath-powder. Thus it should be understood.</text:p>
      <text:p text:style-name="VimmBody"><text:soft-page-break/><text:span text:style-name="VimmQA">Q.</text:span> Why is the bath-powder likened to the mind and the mental properties?</text:p>
      <text:p text:style-name="VimmBody"><text:span text:style-name="VimmQA">A.</text:span> As bath-powder, owing to coarseness, does not adhere and is scattered by the wind, so the mind and mental properties when they are separated from joy and bliss, become coarse. And if they are separated from concentration they do not adhere and are scattered by the winds of the five hindrances. Therefore it is said that the bath-powder is like the mind and mental properties. What is comparable to water? Namely, joy and bliss and concentration. As water moistens, renders malleable, makes it round, so joy and bliss moisten and render malleable the mind and mental properties, and produce concentration. Therefore water is like joy and bliss. Like the stirring of the bath-powder with water are initial and sustained application of thought. Thus they should be understood.</text:p>
      <text:p text:style-name="VimmBody"><text:span text:style-name="VimmQA">Q.</text:span> What is likened to the rounded thing?</text:p>
      <text:p text:style-name="VimmBody"><text:span text:style-name="VimmQA">A.</text:span> Namely, initial and sustained application of thought. As a skilful bath- attendant puts the bath-powder into the copper vessel, mixes it with water, makes it round with his hand, and having made it round, he rounds it further with more wet powder and puts it into the vessel without scattering, so does the yogin place his mind and mental properties in the object and produce tranquillity well. In the first meditation, <text:span text:style-name="VimmPali">jhāna</text:span>, joy arid bliss should be regarded as water, initial and sustained application of thought as the hand that stirs and makes it (the powder) round. Thus one is able to produce tranquillity well. The mind and mental properties become rounded with joy and bliss and are not scattered because of the mind being kept on the object of meditation. Thus the rounded bath-powder is like initial and sustained application of thought. Just as the bath-powder is moistened thoroughly and just as it, through adhering, does not scatter, so the yogin in the first meditation, <text:span text:style-name="VimmPali">jhāna</text:span>, is filled with joy from head to foot and from foot to skull, skin and hair, and dwells without falling. Thus one dwells in the realm of Brahma.</text:p>
      <text:p text:style-name="VimmBody"><text:span text:style-name="VimmQA">Q.</text:span> Joy and bliss are called formless states. How then can they fill the body?</text:p>
      <text:p text:style-name="VimmBody"><text:span text:style-name="VimmQA">A.</text:span> Name depends on form. Form depends on name. Therefore, if name is full of joy, form also is full of joy. If name is full of bliss, form also is full of bliss. And again, form that is bliss-produced, causes calm of body, and owing to the bliss of form the entire body is tranquillized. Thus there is no contradiction.</text:p>
      <text:h text:style-name="Heading_20_4" text:outline-level="4" text:is-list-header="true">Three kinds of rebirth</text:h>
      <text:p text:style-name="VimmBody">The merit which can produce rebirth in the world of Brahma is thus: In <text:span text:style-name="VimmPageNo">[[160|97]]</text:span> the first meditation, <text:span text:style-name="VimmPali">jhāna</text:span>, there are three kinds: lower, middling and upper. When a man considers the special means, but does not remove the five hindrances well and does not reach the state of freedom, it is called lower meditation, <text:span text:style-name="VimmPali">jhāna</text:span>. When a man considers the special means and removes the five hindrances, but does not reach the state of freedom, it is called middling meditation, <text:span text:style-name="VimmPali">jhāna</text:span>. When a man considers the special means, removes the hindrances well and reaches the state of freedom, it is called higher meditation, <text:span text:style-name="VimmPali">jhāna</text:span>. If a yogin attains to the lower first meditation, <text:span text:style-name="VimmPali">jhāna</text:span>, after his death he will join the retinue of Brahma, and his life-span will be a third of an aeon; if he practises the middling first meditation, <text:span text:style-name="VimmPali">jhāna</text:span>, he will, after his death, be reborn as a chief Brahma, and his life-span will be half an aeon; if he practises the higher first meditation, <text:span text:style-name="VimmPali">jhāna</text:span>, he will be reborn as a Great Brahma, and his life-span will be one aeon.<text:note text:id="ftn401" text:note-class="footnote"><text:note-citation>1</text:note-citation><text:note-body><text:p text:style-name="Standard"><text:span text:style-name="VimmPali">Brahma-pārisajja, Brahma-purohita, Mahā-Brahmā</text:span>.</text:p></text:note-body></text:note></text:p>
      <text:h text:style-name="Heading_20_4" text:outline-level="4" text:is-list-header="true">Meditation which partakes of deterioration, stability, distinction and penetration</text:h>
      <text:p text:style-name="VimmBody">There are four kinds of men who acquire the merit of rebirth in the world of Brahma. A man partakes of deterioration, a man partakes of stability, a man partakes of distinction and a man partakes of penetration.<text:note text:id="ftn402" text:note-class="footnote"><text:note-citation>2</text:note-citation><text:note-body><text:p text:style-name="Standard">Cp. <text:span text:style-name="VimmBibRef">Pts. I, 35 — 6</text:span>: <text:span text:style-name="VimmBibQuote">Paṭamajjhānassa lābhiṁ kāmasahagatā saññāmanasikārā samudācaranti, hānabhāgiyo dhammo; tadanudhammatā sati santiṭṭhati, ṭhitibhāgiyo dhammo; avitakkasahagatā saññā manasikārā samudācaranti, visesabhāgiyo dhammo; nibbidāsahagatā saññā manasikārā samudācaranti virāgūpasaṁhitā, nibbdehabhāgiyo dhammo.</text:span></text:p></text:note-body></text:note></text:p>
      <text:p text:style-name="VimmBody">A man of dull faculties causes the arising of meditation, <text:span text:style-name="VimmPali">jhāna</text:span>, but is heedless. And again, through two kinds of conduct in meditation, <text:span text:style-name="VimmPali">jhāna</text:span>, a man partakes of deterioration:— (1) Owing to the denseness of the encompassing impurities<text:note text:id="ftn403" text:note-class="footnote"><text:note-citation>3</text:note-citation><text:note-body><text:p text:style-name="Standard"><text:span text:style-name="VimmPali">Pariyuṭṭhāna kilesa</text:span>: — Cp. <text:span text:style-name="VimmBibRef">Thī. vv. 77—8</text:span>:</text:p><text:p text:style-name="VimmVersePali">Ayonisomanasikārā kāmarāgena additā,<text:line-break/>ahosiṁ uddhaṭā pubbe citte avasavattini.<text:line-break/>Pariyuṭṭhitā kilesehi sukhasaññnānuvattinī,<text:line-break/>samaṁ cittassa nālabhiṁ rāgacittavasānugā.</text:p></text:note-body></text:note>, a man has not sufficient energy to destroy the evil discursive thinking which he caused to <text:soft-page-break/>arise in the past. Thus, owing to the denseness of the encompassing impurities, he deteriorates. (2) Or, a man who is desirous of meditation, <text:span text:style-name="VimmPali">jhāna</text:span>, is given to talk, addicted to sleep, and does not endeavour. Hence he deteriorates.</text:p>
      <text:p text:style-name="VimmBody"><text:span text:style-name="VimmQA">Q.</text:span> Who falls back and how?</text:p>
      <text:p text:style-name="VimmBody"><text:span text:style-name="VimmQA">A.</text:span> There is an opinion that if a man becomes impure of mind, he will fall back. And again, there is an opinion: Through slow pollution of the mind, one falls back. And again, there is another opinion: If a man loses serenity, he falls back. And there is yet another opinion: If a man does not practise for a long time on the sign he caused to arise in the past, he becomes incapable of making it to arise as he likes and does not attain to concentration. So, he falls back. If a man of dull faculties dwells heedfully, he acquires the recollectedness of that state and partakes of stability in meditation, <text:span text:style-name="VimmPali">jhāna</text:span>. <text:span text:style-name="VimmPageNo">[[161|98]]</text:span> </text:p>
      <text:p text:style-name="VimmBody">If a man of keen faculties dwells heedfully, he can acquire facility in the second meditation, <text:span text:style-name="VimmPali">jhāna</text:span>, which has no initial application of thought. If he develops further, he partakes of distinction in meditation, <text:span text:style-name="VimmPali">jhāna</text:span>. If a man of keen faculties dwells heedfully, he can attain to insight with ease. Dispelling the thoughts of agitation and anxiety, and developing further, he, through absence of passion, partakes of penetration in meditation, <text:span text:style-name="VimmPali">jhāna.</text:span></text:p>
      <text:p text:style-name="VimmBody"><text:span text:style-name="VimmPageNo">[[162|99]]</text:span> <text:span text:style-name="VimmPageNoOrig">[418]</text:span></text:p>
      <text:p text:style-name="VimmExportSkip">THE PATH OF FREEDOM</text:p>
      <text:p text:style-name="VimmExportSkip">Fascicle the fifth</text:p>
      <text:p text:style-name="VimmExportSkip">WRITTEN BY THE <text:span text:style-name="T16">ARAHANT </text:span>UPATISSA</text:p>
      <text:p text:style-name="VimmExportSkip">WHO WAS CALLED GREAT LIGHT IN RYO</text:p>
      <text:p text:style-name="VimmExportSkip">TRANSLATED IN RYO BY TIPIṬAKA SANGHAPĀLA OF FUNAN</text:p>
      <text:p text:style-name="VimmExportSkip">CHAPTER THE EIGHTH</text:p>
      <text:p text:style-name="VimmBody"/>
      <text:h text:style-name="Heading_20_3" text:outline-level="3" text:is-list-header="true">Section Two</text:h>
      <text:p text:style-name="VimmBody"/>
      <text:p text:style-name="VimmAuthorComment">Here I show how to get the second meditation, jhāna. I consider the tribulation of the first meditation, jhāna, and the benefits of the second meditation, jhāna.<text:note text:id="ftn404" text:note-class="footnote"><text:note-citation>1</text:note-citation><text:note-body><text:p text:style-name="Standard">The passage in italics does not occur in the Sung Dynasty edition in the library of the Japanese Imperial household. This applies to all passages in italics in Section Two of Chapter Eight.</text:p></text:note-body></text:note></text:p>
      <text:h text:style-name="Heading_20_4" text:outline-level="4" text:is-list-header="true">The simile of the young cow</text:h>
      <text:p text:style-name="VimmBody"><text:span text:style-name="T16">Now; </text:span>the yogin who practises the first meditation; <text:span text:style-name="VimmPali">jhāna</text:span>, with facility wishes to cause the arising of the second meditation, <text:span text:style-name="VimmPali">jhāna</text:span>. Why? If the yogin is not able to practise the first meditation, <text:span text:style-name="VimmPali">jhāna</text:span>, with facility, though he wishes to remove initial and sustained application of thought and attain to the second meditation, <text:span text:style-name="VimmPali">jhāna</text:span>, he falls back and is not able to enter the second meditation, <text:span text:style-name="VimmPali">jhāna</text:span>. Further, he cannot re-enter the first meditation, <text:span text:style-name="VimmPali">jhāna</text:span>. Hence the Blessed One taught the simile of the young mountain cow which, being foolish, knows not good pasturage, and which, though inexperienced, wanders to a far off precipitous place. She thinks: “How, if I were to enter the place I never entered before, eat the grass I never ate before and drink the water I never drank before”? Without planting her fore leg firmly, she raises her hind leg, becomes restless and is not able to go forward. And not being able to enter the place she never entered before, eat the grass she never ate before, <text:soft-page-break/>drink the water she never drank before, she thinks thus: “I cannot go forward. I must return to the old pasturage”.<text:note text:id="ftn405" text:note-class="footnote"><text:note-citation>1</text:note-citation><text:note-body><text:p text:style-name="Standard">This passage does not occur in the Chinese <text:span text:style-name="VimmPali">Ekottara </text:span><text:span text:style-name="VimmPali"><text:span text:style-name="T36">Āgama</text:span></text:span><text:span text:style-name="T36">.</text:span><text:span text:style-name="T16"> </text:span><text:span text:style-name="VimmBibRef">A. IV, 418</text:span>: <text:span text:style-name="VimmBibQuote">Seyyathā pi bhikkhave gāvi pabbateyyā </text:span><text:span text:style-name="VimmBibQuote"><text:span text:style-name="T16">b</text:span></text:span><text:span text:style-name="VimmBibQuote">ā</text:span><text:span text:style-name="VimmBibQuote"><text:span text:style-name="T16">l</text:span></text:span><text:span text:style-name="VimmBibQuote">ā</text:span><text:span text:style-name="VimmBibQuote"><text:span text:style-name="T16"> avyatt</text:span></text:span><text:span text:style-name="VimmBibQuote">ā</text:span><text:span text:style-name="VimmBibQuote"><text:span text:style-name="T16"> akhettaññū </text:span></text:span><text:span text:style-name="VimmBibQuote">akusalā </text:span><text:span text:style-name="VimmBibQuote"><text:span text:style-name="T16">visame </text:span></text:span><text:span text:style-name="VimmBibQuote">pabbate carituṁ, </text:span><text:span text:style-name="VimmBibQuote"><text:span text:style-name="T16">tass</text:span></text:span><text:span text:style-name="VimmBibQuote">ā</text:span><text:span text:style-name="VimmBibQuote"><text:span text:style-name="T16"> </text:span></text:span><text:span text:style-name="VimmBibQuote">evam assa ‘yan nūnāhaṁ </text:span><text:span text:style-name="VimmBibQuote"><text:span text:style-name="T16">agatapubbañ c’eva </text:span></text:span><text:span text:style-name="VimmBibQuote">disaṁ gaccheyyaṁ, akhāditapubbāni ca </text:span><text:span text:style-name="VimmBibQuote"><text:span text:style-name="T9">tiṇāni khādeyyaṁ, apītapubbāni </text:span></text:span><text:span text:style-name="VimmBibQuote">ca </text:span><text:span text:style-name="VimmBibQuote"><text:span text:style-name="T9">pānīyāni </text:span></text:span><text:span text:style-name="VimmBibQuote">piveyyan' ti; </text:span><text:span text:style-name="VimmBibQuote"><text:span text:style-name="T9">sā </text:span></text:span><text:span text:style-name="VimmBibQuote">purina</text:span><text:span text:style-name="VimmBibQuote"><text:span text:style-name="T9">ṁ</text:span></text:span><text:span text:style-name="VimmBibQuote"> </text:span><text:span text:style-name="VimmBibQuote"><text:span text:style-name="T9">pādam </text:span></text:span><text:span text:style-name="VimmBibQuote">na suppatiṭṭhita</text:span><text:span text:style-name="VimmBibQuote"><text:span text:style-name="T9">ṁ pati</text:span></text:span><text:span text:style-name="VimmBibQuote">ṭṭ</text:span><text:span text:style-name="VimmBibQuote"><text:span text:style-name="T9">hāpetvā </text:span></text:span><text:span text:style-name="VimmBibQuote">pacchima</text:span><text:span text:style-name="VimmBibQuote"><text:span text:style-name="T9">ṁ pādaṁ </text:span></text:span><text:span text:style-name="VimmBibQuote">uddhareyya, </text:span><text:span text:style-name="VimmBibQuote"><text:span text:style-name="T9">sā </text:span></text:span><text:span text:style-name="VimmBibQuote">na c’eva agatapubba</text:span><text:span text:style-name="VimmBibQuote"><text:span text:style-name="T9">ṁ</text:span></text:span><text:span text:style-name="VimmBibQuote"> disa</text:span><text:span text:style-name="VimmBibQuote"><text:span text:style-name="T9">ṁ</text:span></text:span><text:span text:style-name="VimmBibQuote"> gaccheyya, na ca </text:span><text:span text:style-name="VimmBibQuote"><text:span text:style-name="T9">akhādirapubbāni tiṇāni khādeyya, </text:span></text:span><text:span text:style-name="VimmBibQuote">na ca </text:span><text:span text:style-name="VimmBibQuote"><text:span text:style-name="T9">apitapubbāni pānīyāni </text:span></text:span><text:span text:style-name="VimmBibQuote">piveyya; yasmi</text:span><text:span text:style-name="VimmBibQuote"><text:span text:style-name="T9">ṁ</text:span></text:span><text:span text:style-name="VimmBibQuote"> </text:span><text:span text:style-name="VimmBibQuote"><text:span text:style-name="T9">c’assā pāde ṭitāya evam assa 'yan nūnāhaṁ agatapubbañ c’eva disaṁ gaccheyyaṁ, akhāditapubbāni ca tiṇāni khādeyyaṁ, apītapubbāni ca pānīyāni piveyyan’ ti, tañ ca padesaṁ na sotthinā pacchāgaccheyya. </text:span></text:span><text:span text:style-name="VimmBibQuote">Taṁ </text:span><text:span text:style-name="VimmBibQuote"><text:span text:style-name="T9">kissa hetu? Tattha </text:span></text:span><text:span text:style-name="VimmBibQuote">hi </text:span><text:span text:style-name="VimmBibQuote"><text:span text:style-name="T9">sā bhikkhave gāvi pabbateyyā bālā avyattā akhettaññū akusalā visame pabbate carituṁ</text:span></text:span></text:p></text:note-body></text:note> <text:span text:style-name="VimmPageNo">[[163|100]]</text:span> </text:p>
      <text:p text:style-name="VimmBody">There is a bhikkhu. He has not yet attained (meditation, <text:span text:style-name="VimmPali">jhāna</text:span>). He does not know a subject of meditation.<text:note text:id="ftn406" text:note-class="footnote"><text:note-citation>2</text:note-citation><text:note-body><text:p text:style-name="Standard"><text:span text:style-name="VimmPali"><text:span text:style-name="T31">Kammaṭṭhāna</text:span></text:span><text:span text:style-name="T31">.</text:span></text:p></text:note-body></text:note> He has not yet separated himself from lust and does not know how to enter the first meditation, <text:span text:style-name="VimmPali">jhāna</text:span>. He does not practise this teaching nor study it, but thinks thus: “How, if I were to enter the second meditation, <text:span text:style-name="VimmPali">jhāna</text:span>, and rid myself of initial and sustained <text:span text:style-name="T9">application </text:span>of thought”? Being not at ease, he again thinks: “I cannot enter the second meditation, <text:span text:style-name="VimmPali">jhāna</text:span>, and I cannot rid myself of initial and sustained application of thought. I must retire, (from this), enter the first meditation, <text:span text:style-name="VimmPali">jhāna</text:span>, and separate myself from lust”. This foolish bhikkhu is as ignorant and inexperienced as the young mountain cow. Therefore, he should practise the first meditation, <text:span text:style-name="VimmPali">jhāna</text:span>. He should make the mind free (from lust).</text:p>
      <text:h text:style-name="Heading_20_4" text:outline-level="4" text:is-list-header="true">Entrance into the second meditation, jhāna</text:h>
      <text:p text:style-name="VimmBody">Before and after his meal, in the first and in the last watches of the night, according to his wish, a bhikkhu practises adverting, entering, establishing, rising and reflecting.<text:note text:id="ftn407" text:note-class="footnote"><text:note-citation>3</text:note-citation><text:note-body><text:p text:style-name="Standard"><text:span text:style-name="VimmBibRef"><text:span text:style-name="T9">Pts. I, 99—100</text:span></text:span><text:span text:style-name="T9">: </text:span><text:span text:style-name="VimmBibQuote"><text:span text:style-name="T9">Pañca vasiyo — āvajjanāvasī samāpajjanāvasi adhiṭṭhānavasi vuṭṭhānavasi paccavekkhaṇāvasi.</text:span></text:span></text:p></text:note-body></text:note> If he enters (the meditation, <text:span text:style-name="VimmPali">jhāna,)</text:span> often and goes out of it often and acquires facility in the practice of the first meditation, <text:span text:style-name="VimmPali">jhāna</text:span>, he can acquire the bliss of facility, cause the arising of the second meditation, <text:span text:style-name="VimmPali">jhāna</text:span>, and surpass the first meditation, <text:span text:style-name="VimmPali">jhāna</text:span>. And again he thinks thus: “This first meditation, <text:span text:style-name="VimmPali">jhāna</text:span>, is coarse; the second meditation, <text:span text:style-name="VimmPali">jhāna</text:span>, is fine”. And he sees the tribulations of the first and the merits of the second meditation, <text:span text:style-name="VimmPali">jhāna</text:span>.</text:p>
      <text:p text:style-name="VimmBody"><text:span text:style-name="VimmQA">Q.</text:span> What are the tribulations of the first meditation, <text:span text:style-name="VimmPali">jhāna</text:span>?</text:p>
      <text:p text:style-name="VimmBody"><text:span text:style-name="VimmQA">A.</text:span> The hindrances as the near enemy (of this meditation; <text:span text:style-name="VimmPali">jhāna</text:span>,) stir up initial and sustained application of thought and cause negligence of body and disturbance of mind. Thereby the concentration becomes coarse and incapable of producing higher knowledge. Therefore, one does not relish the first meditation, <text:span text:style-name="VimmPali">jhāna</text:span>, or partake of distinction in it. These are the tribulations of the first meditation, <text:span text:style-name="VimmPali">jhāna</text:span>.<text:note text:id="ftn408" text:note-class="footnote"><text:note-citation>4</text:note-citation><text:note-body><text:p text:style-name="Standard"><text:span text:style-name="VimmBibRef"><text:span text:style-name="T9">A. IV, 440</text:span></text:span><text:span text:style-name="T9">: </text:span><text:span text:style-name="VimmBibQuote">So </text:span><text:span text:style-name="VimmBibQuote"><text:span text:style-name="T9">kho ahaṁ Ānanda aparena samayena vivicc’ eva kāmehi..........paṭhamaṁ jhānaṁ upasampajja viharāmi. Tassa mayhaṁ Ānanda iminā vihārena viharato kāmasahagatā saññāmanasikārā samudācaranti, svāssa me hoti ābādho.</text:span></text:span></text:p></text:note-body></text:note> The merits of the second meditation, <text:span text:style-name="VimmPali">jhāna</text:span>, consist in the overcoming of these. Thus we have seen the tribulations of the first meditation, <text:span text:style-name="VimmPali">jhāna</text:span>, and the merits of the second.</text:p>
      <text:p text:style-name="VimmBody">Here the mind separates itself from the first meditation, <text:span text:style-name="VimmPali">jhāna</text:span>, and taking the <text:span text:style-name="VimmPali">kasiṇa</text:span> sign as the object of the second meditation, <text:span text:style-name="VimmPali">jhāna</text:span>, dwells on it. The mind, dissociated from initial and sustained application of thought, at <text:span text:style-name="VimmPageNo">[[164|101]]</text:span> ease in joy and bliss bo<text:span text:style-name="T61">rn</text:span> of concentration, attains (to the second meditation, <text:span text:style-name="VimmPali">jhāna</text:span>). If the yogin strives, he accomplishes the destruction of initial and sustained application of thought quickly. He is at ease in joy and bliss born of concentration and cause the mind to abide tranquilly.</text:p>
      <text:p text:style-name="VimmAuthorComment">Here I show the four factors of the second meditation, jhāna.</text:p>
      <text:p text:style-name="VimmBody">That yogin “attains to and dwells in the second meditation, <text:span text:style-name="VimmPali">jhāna</text:span>, which, through the stilling of initial and sustained application of thought, develops internal tranquillity and the state of mind-predominance, is without initial and sustained application of thought, born of concentration, full of joy and bliss”.<text:note text:id="ftn409" text:note-class="footnote"><text:note-citation>5</text:note-citation><text:note-body><text:p text:style-name="Standard"><text:span text:style-name="VimmBibRef">A. I, 53</text:span>: <text:span text:style-name="VimmBibQuote">Vitakka-vicārānaṁ vūpasamā ajjhattaṁ sampasādanaṁ cetaso ekodibhāvaṁ avitakkaṁ avicāraṁ samādhijaṁ pītisukkaṁ dutiyajjhānaṁ upasampajja viharati.</text:span></text:p></text:note-body></text:note> This is the merit of the earth <text:span text:style-name="VimmPali">kasiṇa</text:span>. The stilling of initial and sustained application of thought is the <text:soft-page-break/>stilling of initial and sustained application of thought through clear understanding. And also it is named ending.</text:p>
      <text:p text:style-name="VimmBody"><text:span text:style-name="VimmQA">Q.</text:span> What is “the stilling of initial and sustained application of thought”?</text:p>
      <text:p text:style-name="VimmBody"><text:span text:style-name="VimmQA">A.</text:span> It is the destruction of the tribulations of initial and sustained application of thought pertaining to the first meditation, <text:span text:style-name="VimmPali">jhāna</text:span>. It is the destruction of the roots of all initial and sustained application of thought. It is the co-destruction of the tribulations of initial and sustained application of thought, roots of initial and sustained application of thought, and initial and sustained application of thought themselves. This is “the stilling of initial and sustained application of thought”.</text:p>
      <text:p text:style-name="VimmBody">And again, after separating himself from the lower coarse meditation, <text:span text:style-name="VimmPali">jhāna</text:span>, the yogin attains to the upper fine meditation, <text:span text:style-name="VimmPali">jhāna</text:span>, and causes it (the lower) to perish.</text:p>
      <text:p text:style-name="VimmBody">“Internal”: what is one’s own is named “internal”. There are three kinds in what is internal: the first is internal in the sense of personal; the second is internal concentration; the third is internal object.</text:p>
      <text:p text:style-name="VimmBody">What is “internal in the sense of personal”? The six internal sense spheres. “Internal concentration”: The contemplation on one’s own bodily state is called “internal concentration”. The thought which is inward (subjective), does not go outwards, and the nature of which is to understand is called “internal object”. In this treatise “internal in the sense of personal” means “to be in a state of blissfulness”.</text:p>
      <text:p text:style-name="VimmBody">Faith,<text:note text:id="ftn410" text:note-class="footnote"><text:note-citation>1</text:note-citation><text:note-body><text:p text:style-name="Standard"><text:span text:style-name="VimmPali">Saddhā.</text:span></text:p></text:note-body></text:note> right faith and the faith which develops meditation, <text:span text:style-name="VimmPali">jhāna</text:span>, are called “tranquillity”. In internal concentration this is internal tranquillity.</text:p>
      <text:p text:style-name="VimmBody">What are the salient characteristic, function, manifestation and near cause of internal tranquillity? Non-disturbance is the salient characteristic of internal tranquillity. Repose is its function. Non-defilement is its manifestation. Initial and sustained application of thought are its near cause. <text:span text:style-name="VimmPageNo">[[165|102]]</text:span> </text:p>
      <text:p text:style-name="VimmBody">“Develops the state of mind-predominance”: the dwelling of the mind in right concentration is called the development of the state of mind-predominance. What is the meaning of “development of the state of mind-predominance”? “Mind” means mentality. “Predominance” is a name for mindfulness. “State” has the same meaning as that of “natural state” which is taught in the science of sound. “State” means nature. The stilling of initial and sustained application of thought and the arousing of the state of mind- predominance through unification of mind is called “the development of the state of mind-predominance”.</text:p>
      <text:p text:style-name="VimmBody">What are the salient characteristic, function, manifestation and near cause of ‘the state of mind-predominance’?</text:p>
      <text:p text:style-name="VimmBody">Pure righteousness is its salient characteristic; repose is its function; unruffledness is its manifestation; and the stilling of initial and sustained application of thought is its near cause.</text:p>
      <text:p text:style-name="VimmBody"><text:span text:style-name="VimmQA">Q.</text:span> (It is said that the yogin) ‘‘develops internal tranquillity and the state of mind-predominance”. If that be so, why are these not included in the first meditation, <text:span text:style-name="VimmPali">jhāna</text:span>?</text:p>
      <text:p text:style-name="VimmBody"><text:span text:style-name="VimmQA">A.</text:span> In the first meditation, <text:span text:style-name="VimmPali">jhāna</text:span>, owing to the waves of initial and sustained application of thought, the mind is muddied.</text:p>
      <text:p text:style-name="VimmBody">“Internal tranquillity and the state of mind-predominance”: just as, owing to waves, water becoming turbid, does not clearly reflect any image, cast on it, just so in the first meditation, <text:span text:style-name="VimmPali">jhāna</text:span>, because of turbidity due to the movement of the waves of initial and sustained application of thought, internal tranquillity and the state of mind-predominance are not clear. Therefore, they are not included in the first meditation, <text:span text:style-name="VimmPali">jhāna</text:span>.</text:p>
      <text:p text:style-name="VimmBody">‘Without initial and sustained application of thought”: After the stilling of initial application of thought, there is no initial application of thought. After the stilling of sustained application of thought, there is no sustained application of thought.</text:p>
      <text:p text:style-name="VimmBody"><text:span text:style-name="VimmQA">Q.</text:span> The stilling of initial and sustained application of thought is the state that is without initial and sustained application of thought. Are there two kinds of ending of initial and sustained application of thought? Why are two kinds taught?</text:p>
      <text:p text:style-name="VimmBody"><text:soft-page-break/><text:span text:style-name="VimmQA">A.</text:span> The stilling of initial and sustained application of thought develops internal tranquillity. The state of mind-predominance becomes the cause of the state that is without initial and sustained application of thought, owing to the appearance of the excellent characteristic of joy and bliss which is born of solitude.</text:p>
      <text:p text:style-name="VimmBody">And again, the stilling of initial and sustained application of thought is thus: Seeing through initial and sustained application of thought, the tribulation of initial and sustained application of thought, he abandons them. The <text:span text:style-name="VimmPageNo">[[166|103]]</text:span> state that is without initial and sustained application of thought is the stilling of initial and sustained application of thought of the form element.</text:p>
      <text:p text:style-name="VimmBody">And again, in what is without initial and sustained application of thought there are two divisions: the first is “without initial and sustained application of thought” that is not due to the stilling of initial and sustained application of thought; (the second) is “without initial and sustained application of thought” that is due to the stilling of initial and sustained application of thought. Thus, without the stilling of initial and sustained application of thought, the five branches of higher knowledge and the third meditation, <text:span text:style-name="VimmPali">jhāna</text:span>, are without initial and sustained application of thought. The second meditation, <text:span text:style-name="VimmPali">jhāna</text:span>, is without initial and sustained application of thought through skilful seclusion and the stilling of initial and sustained application of thought. These are the two divisions.</text:p>
      <text:p text:style-name="VimmBody">“Born of concentration”: This refers to concentration. The first meditation, <text:span text:style-name="VimmPali">jhāna</text:span>, comes from that consciousness and the second meditation, <text:span text:style-name="VimmPali">jhāna</text:span>, comes from the first meditation, <text:span text:style-name="VimmPali">jhāna</text:span>. And again, “concentration” means that the second meditation, <text:span text:style-name="VimmPali">jhāna</text:span>, comes together with unification of mind.</text:p>
      <text:p text:style-name="VimmBody">“Joy and bliss born of concentration”: Joy and bliss have already been expounded.</text:p>
      <text:p text:style-name="VimmBody">“The second meditation, <text:span text:style-name="VimmPali">jhāna</text:span>”: It is called so because it follows the first.</text:p>
      <text:p text:style-name="VimmBody">“Attains to the second meditation, <text:span text:style-name="VimmPali">jhāna</text:span>”, means that he enters the second meditation, <text:span text:style-name="VimmPali"><text:span text:style-name="VimmPali">jhān</text:span></text:span><text:span text:style-name="VimmPali">a</text:span>.</text:p>
      <text:p text:style-name="VimmBody">“Meditation, <text:span text:style-name="VimmPali">jhāna</text:span>”: Internal tranquillity, joy and bliss and unification of mind are called “meditation, <text:span text:style-name="VimmPali">jhāna</text:span>”.</text:p>
      <text:p text:style-name="VimmBody">“Attains to and dwells in the second meditation, <text:span text:style-name="VimmPali">jhāna</text:span>”: He acquires the second meditation, <text:span text:style-name="VimmPali">jhāna,</text:span> which is free from two factors, endowed with two factors, three kinds of goodness and ten characteristics and is associated with twenty-three merits. This is the heavenly abode. This is merit. This is birth in the Abode of Resplendence.<text:note text:id="ftn411" text:note-class="footnote"><text:note-citation>1</text:note-citation><text:note-body><text:p text:style-name="Standard"><text:span text:style-name="VimmBibRef">A. II, 127</text:span>: <text:span text:style-name="VimmBibQuote">Puna ca paraṁ bhikkhave idh' ekacco puggalo vitakkavicārānaṁ vūpasamā ajjhattaṁ sampasādo cetsao ekodibhāvaṁ avitakkaṁ avicāraṁ samādhijaṁ pītisukhaṁ dutiyajjhānaṁ upasampajja viharati. So tad assādeti... tabbahulavihāri apirihino kālaṁ kurumāno Ābhassarānaṁ devānaṁ sahavyataṁ uppajjati.</text:span></text:p></text:note-body></text:note> This has been expounded at length before.</text:p>
      <text:h text:style-name="Heading_20_4" text:outline-level="4" text:is-list-header="true">Simile of the pool of water</text:h>
      <text:p text:style-name="VimmBody">“Heavenly abode” means that he dwells in a plane surpassing the human because of joy and bliss that proceed from concentration. Therefore it is called “heavenly abode”. Hence the Blessed One taught the bhikkhus thus: <text:span text:style-name="VimmPageNo">[[167|104]]</text:span> </text:p>
      <text:p text:style-name="VimmBody">“As in a pool of water with a spring and into which no water flows from the four directions, nor rain descends, the water wells up cool and pure from within, saturates the entire pool and over-flowing spreads afar, even so <text:span text:style-name="VimmPageNoOrig">[419]</text:span> joy and bliss, cool and pure, welling up from concentration saturates every part of the body of a bhikkhu. Thus joy which is produced from concentration saturates the body and the mind”.<text:note text:id="ftn412" text:note-class="footnote"><text:note-citation>2</text:note-citation><text:note-body><text:p text:style-name="Standard">Chu Agon No. 98: <text:span text:style-name="VimmBibRef">M.I, 276—7</text:span>; <text:span text:style-name="VimmBibRef">D. I, 74</text:span>; <text:span text:style-name="VimmBibRef">A.III, 25—6</text:span>: <text:span text:style-name="VimmBibQuote">Seyyathā pi bhikkave udakarahado ubbhidodako tassa nev' assa puratthimāya disāya udakassa āyumukhaṁ na pacchimāya disāya udakassa āyamukhaṁ na uttarāya disāya udakassa āyamukhaṁ na dakkhiṇāya disāya udakassa āyamukhaṁ, devoca na kālena kālaṁ sammādhāraṁ anuppaveccheyya atha kho tamhā ca udakarahadā sītā vāridhārā ubbhijjitvā tarn eva udakarahadaṁ sītena vārinā abhisandeyya parisandeyya paripūreyya paripphareyya, nāssa kiñci sabbāvato udakarahadassa sitena vārinā apphuṭaṁ assa, evam eva kho bhikkhave bhikkhu imam eva kayaṁ samādhijena pītisukhena abhisandeti parisandeti paripūreti, parippharati, nāssa kiñci sabbāvato kāyassa samādhijena pītisukhena apphuṭaṁ hoti.</text:span></text:p></text:note-body></text:note></text:p>
      <text:p text:style-name="VimmBody">A yogin entering the second meditation, <text:span text:style-name="VimmPali">jhāna</text:span>, should consider his body in the light of this simile of the pool with water welling up from within. The absence of any stream flowing from any of the four directions is to be understood as the stilling of <text:soft-page-break/>initial and sustained application of thought. As the water welling up from within fills the pool without causing waves to arise in it, <text:span text:style-name="VimmPageNoOrig">[419]</text:span> so joy and bliss springing from concentration fills the mental and bodily factors and there is no disturbance of mind. As water that is cold cools the body, so joy and bliss born of concentration causes all the mental and bodily factors to be at ease.</text:p>
      <text:p text:style-name="VimmBody">Thus is the reward of the practice of concentration: One is reborn in the Abode of Resplendence. There are three kinds of rewards pertaining to the three divisions of the second meditation, jhāna: lower, middling and higher. The yogin who practises the lower meditation, <text:span text:style-name="VimmPali">jhāna</text:span>, will, after his death, be reborn in the Abode of Lesser Light. His life-span will be two aeons.<text:note text:id="ftn413" text:note-class="footnote"><text:note-citation>1</text:note-citation><text:note-body><text:p text:style-name="Standard"><text:span text:style-name="VimmBibRef">Vbh. 424</text:span>: <text:span text:style-name="VimmBibQuote">Dutiyaṁ jhānaṁ parittaṁ bhāvetvā parittābhānaṁ devānaṁ sahavyataṁ uppajjanti. Tesaṁ kittakaṁ āyuppamāṇaṁ? Dve kappā.</text:span></text:p></text:note-body></text:note> If he practises the middling meditation, <text:span text:style-name="VimmPali">jhāna</text:span>, he will, after his death, be reborn in the Abode of Measureless Light. His life-span will be four aeons.<text:note text:id="ftn414" text:note-class="footnote"><text:note-citation>2</text:note-citation><text:note-body><text:p text:style-name="P24"><text:span text:style-name="VimmBibRef">Vbh. 424</text:span>: <text:span text:style-name="VimmBibQuote">Dutiyaṁ jhānaṁ majjhimaṁ bhāvetvā appamāṇābhānaṁ devānaṁ sahavyataṁ uppajjanti. Tesaṁ kittakaṁ āyuppamāṇaṁ? Cattāro kappā.</text:span></text:p></text:note-body></text:note> If he practises the higher meditation, <text:span text:style-name="VimmPali">jhāna</text:span>, he will, after his death, be reborn in the Abode of Resplendence and his life-span will be eight aeons.<text:note text:id="ftn415" text:note-class="footnote"><text:note-citation>3</text:note-citation><text:note-body><text:p text:style-name="P24"><text:span text:style-name="VimmBibRef">Vbh. 424</text:span>: <text:span text:style-name="VimmBibQuote">Dutiyaṁ jhānaṁ paṇītaṁ bhāvetvā ābhassarānaṁ devānaṁ sahavyataṁ uppajjanti. Tesaṁ kittakaṁ āyuppamāṇaṁ? Aṭṭha kappa.</text:span></text:p></text:note-body></text:note></text:p>
      <text:h text:style-name="Heading_20_4" text:outline-level="4" text:is-list-header="true">The third meditation, jhāna</text:h>
      <text:p text:style-name="VimmAuthorComment">I consider the tribulations of the second meditation, <text:span text:style-name="VimmPali">jhāna</text:span>.</text:p>
      <text:p text:style-name="VimmBody">Now a yogin having practised the second meditation, <text:span text:style-name="VimmPali">jhāna</text:span>, and acquired facility therein thinks: “The second meditation, <text:span text:style-name="VimmPali">jhāna</text:span>, is coarse; the third meditation, <text:span text:style-name="VimmPali">jhāna</text:span>, is fine”. Knowing the tribulations of the second meditation, <text:span text:style-name="VimmPageNo">[[168|105]]</text:span> <text:span text:style-name="VimmPali">jhāna</text:span>, and seeing the merits of the third meditation, <text:span text:style-name="VimmPali">jhāna</text:span>, he causes the third meditation, <text:span text:style-name="VimmPali">jhāna</text:span>, to arise.</text:p>
      <text:p text:style-name="VimmBody">What are the tribulations of the second meditation, <text:span text:style-name="VimmPali">jhāna</text:span>? This concentration has initial and sustained application of thought as its near enemy. This meditation, <text:span text:style-name="VimmPali">jhāna</text:span>, being accompanied by joy, is coarse. The mind exults in the possession of joy and is not able to arouse other (higher) meditation (<text:span text:style-name="VimmPali">jhāna</text:span>) factors. To be attached to joy is a fault. If he understands these faults, he becomes fault-free. One is not able to acquire supernormal power; or one gains the second meditation, <text:span text:style-name="VimmPali">jhāna</text:span>, and is not able to partake of distinction. Thus should one understand the tribulations of the second meditation, <text:span text:style-name="VimmPali">jhāna</text:span>. The merits of the third meditation, <text:span text:style-name="VimmPali">jhāna,</text:span> lie in the overcoming of these (tribulations). If one considers the tribulations of the second meditation, <text:span text:style-name="VimmPali">jhāna</text:span>, and the merits of the third, he can remove joy through meditation, <text:span text:style-name="VimmPali">jhāna</text:span>, on the <text:span text:style-name="VimmPali">kasiṇa</text:span> sign and be at ease because of freedom from joy. Considering thus he can in no long time attain to fixed meditation, <text:span text:style-name="VimmPali">jhāna</text:span>, through bliss free from joy.</text:p>
      <text:p text:style-name="VimmAuthorComment">I will elucidate the factors of the third meditation, <text:span text:style-name="VimmPali">jhāna</text:span>.</text:p>
      <text:p text:style-name="VimmBody">That yogin “through the absence of the desire for joy, abides in equanimity, mindful and completely conscious, experiencing in the body that bliss of which the Noble Ones say: “Endowed with equanimity and mindfulness, and completely conscious, he abides in bliss. So he abides in the attainment of the third meditation, <text:span text:style-name="VimmPali">jhāna</text:span>”.<text:note text:id="ftn416" text:note-class="footnote"><text:note-citation>4</text:note-citation><text:note-body><text:p text:style-name="Standard"><text:span text:style-name="VimmBibRef">A. I, 53</text:span>: <text:span text:style-name="VimmBibQuote">Pītiyā ca virāgā upekkhako ca viharati sato ca sampajāno sukhañ ca kāyena paṭisaṁvedeti yan taṁ ariyā ācikkhanti upekkhako satimā sukha-vhārī ti tatiyajjhānaṁ upasampajja viharati.</text:span></text:p></text:note-body></text:note></text:p>
      <text:p text:style-name="VimmBody">“Through absence of desire for joy”: Joy has already been explained. “Absence of desire”: Removing joy one dwells in equanimity. What is “equanimity”? Equipoise, protection, non-retreating, non-advancing, serenity and evenness of mind are called “equanimity”. There are eight kinds of equanimity: equanimity of feeling, of effort, of insight, of the enlightenment factors, of the immeasurable states, of the six members (senses), of the meditation (<text:span text:style-name="VimmPali">jhāna</text:span>) factors and of purity.<text:note text:id="ftn417" text:note-class="footnote"><text:note-citation>5</text:note-citation><text:note-body><text:p text:style-name="Standard"><text:span text:style-name="VimmPali">Vedanupekkhā, viriyupekkhā, vipassanupekkhā, bojjhangupekkhā, appamāṇupekkhā, chalangupekkhā, jhānupekkhā, pārisuddhupekkhā</text:span>. <text:span text:style-name="T23">Cp. </text:span><text:span text:style-name="VimmBibRef"><text:span text:style-name="T23">Vis. Mag. 160</text:span></text:span><text:span text:style-name="T23"> where </text:span><text:span text:style-name="VimmPali">brahmavihārupekkhā </text:span><text:span text:style-name="T23">is substituted for </text:span><text:span text:style-name="VimmPali">appamāṇupekkhā</text:span>.</text:p></text:note-body></text:note> The equanimity of feeling is the equanimity of the five faculties. Reflection on the sign of equanimity from time <text:soft-page-break/>to time— this is the equanimity of effort. If, saying, “I will remove the cause of suffering”, one attains to equanimity, it is called the equanimity of insight. The practising of the enlightenment factors is the equanimity of the enlightenment factors. Kindness, compassion, appreciative joy and equipoise — these are called the equanimity of the immeasurable states.</text:p>
      <text:p text:style-name="VimmBody">If, on seeing a form, one, being indifferent, is neither glad nor sad, it is called the equanimity of the six members. The dwelling in the attainment of <text:span text:style-name="VimmPageNo">[[169|106]]</text:span> equanimity because of <text:span text:style-name="T9">dispassion </text:span>is called the equanimity of the meditation <text:span text:style-name="T31">(</text:span><text:span text:style-name="VimmPali"><text:span text:style-name="T31">jhāna</text:span></text:span><text:span text:style-name="T31">)</text:span><text:span text:style-name="T9"> </text:span>factors. Equanimity-mindfulness purity is the equanimity of purity.</text:p>
      <text:p text:style-name="VimmBody">And again, there are three kinds of equanimity: equanimity regarded as a vehicle of concentration; regarded as the state of little activity; and regarded as non-action. The equalized skilfulness that is present in all meditations, <text:span text:style-name="VimmPali">jhānas</text:span>, and is neither hasty nor slow is “equanimity considered as a vehicle of concentration”. This inferior equanimity is near the second meditation, <text:span text:style-name="VimmPali">jhāna</text:span>, and removes exultation of mind. If the mind is not active, it is called “equanimity regarded as a state of little activity”. This equanimity is near the third meditation, <text:span text:style-name="VimmPali">jhāna</text:span>, and removes all exultation of mind. If one’s mind is not actively concerned with objects, through imperturbability of thought and body, it is called “equanimity regarded as non-action”. This equanimity is near the fourth meditation, <text:span text:style-name="VimmPali">jhāna</text:span>.</text:p>
      <text:p text:style-name="VimmBody">What are the salient characteristic, function, manifestation and near cause of equanimity? Equipoise is its salient characteristic. Non-attachment is its function. Non-action is its manifestation. <text:span text:style-name="T9">Dispassion </text:span>is its near cause.</text:p>
      <text:p text:style-name="VimmBody"><text:span text:style-name="VimmQA">Q.</text:span> Why is it taught that equanimity is in this meditation, <text:span text:style-name="VimmPali">jhāna</text:span>, and not in the second and the first meditations, <text:span text:style-name="VimmPali">jhānas</text:span>?</text:p>
      <text:p text:style-name="VimmBody"><text:span text:style-name="VimmQA">A.</text:span> In the second and the first meditations, <text:span text:style-name="VimmPali">jhānas</text:span>, the mind, being full of joy, does not become detached. Because of joy and bliss, exultation of mind is not removed. Therefore, this equanimity is not taught as being present in the second and the first meditations, <text:span text:style-name="VimmPali">jhānas</text:span>. Owing to absence of joy and bliss, owing to <text:span text:style-name="T9">dispassion </text:span>and owing to the removal of the process of combination in the third meditation, <text:span text:style-name="VimmPali">jhāna</text:span>, this meditation (<text:span text:style-name="VimmPali">jhāna</text:span>) factor arises. Because of the mastering of the meditation (<text:span text:style-name="VimmPali">jhāna</text:span>) factors, it is said “abides in equanimity, mindful and completely conscious”.</text:p>
      <text:p text:style-name="VimmBody"><text:span text:style-name="VimmQA">Q.</text:span> What are the salient characteristic, function, manifestation and near cause of “mindfulness”?</text:p>
      <text:p text:style-name="VimmBody"><text:span text:style-name="VimmQA">A.</text:span> Recollectedness is its salient characteristic; non-forgetting is its function; protection is its manifestation; and the four foundations of mindfulness are it near cause.</text:p>
      <text:p text:style-name="VimmBody">What is it to be “completely conscious”? To be conscious is to be aware.</text:p>
      <text:p text:style-name="VimmBody">It is to be completely conscious rightly. There are four kinds in being completely conscious rightly.<text:note text:id="ftn418" text:note-class="footnote"><text:note-citation>1</text:note-citation><text:note-body><text:p text:style-name="Standard">Cp. <text:span text:style-name="VimmBibRef">D. - a. I, 184</text:span>: <text:span text:style-name="VimmBibQuote"><text:span text:style-name="T9">Sātthaka-sampajaññaṁ sappāya-sampajaññaṁ </text:span></text:span><text:span text:style-name="VimmBibQuote">gocara-sampaja</text:span><text:span text:style-name="VimmBibQuote"><text:span text:style-name="T9">ññaṁ</text:span></text:span><text:span text:style-name="VimmBibQuote"> asammoha-sampaja</text:span><text:span text:style-name="VimmBibQuote"><text:span text:style-name="T9">ññ</text:span></text:span><text:span text:style-name="VimmBibQuote">an ti catubbidha</text:span><text:span text:style-name="VimmBibQuote"><text:span text:style-name="T9">ṁ</text:span></text:span><text:span text:style-name="VimmBibQuote"> sampaja</text:span><text:span text:style-name="VimmBibQuote"><text:span text:style-name="T9">ññaṁ</text:span></text:span><text:span text:style-name="VimmBibQuote">.</text:span></text:p></text:note-body></text:note> They are the being completely conscious of oneself; the being completely conscious of one’s distinctive mark; the being completely conscious undeludedly; the being completely conscious basically. Here, to be completely conscious of the four postures, is to be completely conscious of oneself. Entering solitude is to be completely conscious of one’s distinctive mark. To know the eight worldly conditions<text:note text:id="ftn419" text:note-class="footnote"><text:note-citation>2</text:note-citation><text:note-body><text:p text:style-name="Standard"><text:span text:style-name="VimmPali">Aṭṭha loka-dhammā.</text:span></text:p></text:note-body></text:note> is to be completely conscious <text:span text:style-name="VimmPageNo">[[170|107]]</text:span> undeludedly. To dwell on the object of concentration is to be completely conscious basically. In this treatise (“completely conscious” in the sense of) “being completely conscious basically” has been taken.</text:p>
      <text:p text:style-name="VimmBody">What are the salient characteristic, function, manifestation and near cause of the being “completely conscious”? Non-bewilderment is its salient characteristic; decision is its function; investigation of states is its manifestation; to consider rightly is its near cause.</text:p>
      <text:p text:style-name="VimmBody"><text:span text:style-name="VimmQA">Q.</text:span> Should one be mindful and completely conscious in all places?</text:p>
      <text:p text:style-name="VimmBody"><text:span text:style-name="VimmQA">A.</text:span> If a man is not mindful and is not completely conscious he is not even able to cause the arising of the access stage of meditation, <text:span text:style-name="VimmPali">jhāna</text:span>.</text:p>
      <text:p text:style-name="VimmBody"><text:soft-page-break/><text:span text:style-name="VimmQA">Q.</text:span> Why is it taught in the third meditation, <text:span text:style-name="VimmPali">jhāna</text:span> and not in the second and the first meditations, <text:span text:style-name="VimmPali">jhānas</text:span>?</text:p>
      <text:p text:style-name="VimmBody"><text:span text:style-name="VimmQA">A.</text:span> Here, joy and all other coarse meditation (<text:span text:style-name="VimmPali">jhāna</text:span>) factors are stilled. Concentration becomes fine, enters a place of fineness, and through the state of being completely conscious remains firm in the third meditation, <text:span text:style-name="VimmPali">jhāna</text:span>. Thus he gains facility in the exercise of the meditation (<text:span text:style-name="VimmPali">jhāna</text:span>) factors.</text:p>
      <text:p text:style-name="VimmBody">Again, the foolish mind longs for happiness and easily turns to the bliss of this meditation, <text:span text:style-name="VimmPali">jhāna</text:span>, for its exceedingly sweet and named “alluring”. Thus (through mindfulness and through the state of being completely conscious) one is able to remove joy and acquires facility in this meditation, <text:span text:style-name="VimmPali">jhāna</text:span>.</text:p>
      <text:h text:style-name="Heading_20_4" text:outline-level="4" text:is-list-header="true">Simile of the calf</text:h>
      <text:p text:style-name="VimmBody">Again, joy and bliss are intimate. So, understanding mindfulness and the state of being completely conscious one dwells on the object in bliss separate from joy. It is like a calf following its mother. Unless someone holds it back by the ears, it will follow its mother with its head against her side. One understands bliss that is separate from joy, conjoined with mindfulness, and the state of being completely conscious, and dwells on the object of concentration.<text:note text:id="ftn420" text:note-class="footnote"><text:note-citation>1</text:note-citation><text:note-body><text:p text:style-name="Standard">Cp. <text:span text:style-name="VimmBibRef">Vis. Mag. 163</text:span>: <text:span text:style-name="VimmBibQuote">Yathā dhenupago vaccho dhenuto apanīto arakkhiyamāno punad-eva dhenuṁ upagacchati.</text:span> This simile, common to both the Vis. Mag and the Vim. Mag., has not been traced to its source.</text:p></text:note-body></text:note> On the contrary, if one does not understand, one re-enters joy and partakes of deterioration in concentration. For the acquiring of mastery over the meditation (<text:span text:style-name="VimmPali">jhāna</text:span>) factors, mindfulness and the state of being completely conscious are taught. Thus equanimity, mindfulness and the state of being completely conscious are accomplished. Therefore, it is said “abides in equanimity, mindful and completely conscious, experiencing in the body that bliss”.</text:p>
      <text:p text:style-name="VimmBody"><text:span text:style-name="VimmQA">Q.</text:span> What is mental bliss?</text:p>
      <text:p text:style-name="VimmBody"><text:span text:style-name="VimmQA">A.</text:span> Bliss experienced in mind is mental bliss. It comes from mental contact. This is the meaning of mental bliss. This is called “bliss”.</text:p>
      <text:p text:style-name="VimmBody"><text:span text:style-name="VimmQA">Q.</text:span> What is “body”? The perception-group, formations-group and consciousness-group — these are called “body”. <text:span text:style-name="VimmPageNo">[[171|108]]</text:span> I</text:p>
      <text:p text:style-name="VimmBody">“Experiencing in the body that bliss” means to acquire ease of body.</text:p>
      <text:p text:style-name="VimmBody"><text:span text:style-name="VimmQA">Q.</text:span> Then, why is it said that there is no joy in this bliss and that it is not experienced in the body?</text:p>
      <text:p text:style-name="VimmBody"><text:span text:style-name="VimmQA">A.</text:span> In the third meditation, <text:span text:style-name="VimmPali">jhāna</text:span>, the faculty of bliss is removed. This is according to the teaching of the Blessed One which says, that in the third meditation, <text:span text:style-name="VimmPali">jhāna</text:span>, the faculty of bliss is removed.</text:p>
      <text:p text:style-name="VimmBody">“That bliss of which the Noble Ones say”: “Noble Ones” means the Buddha and his disciples. “Say” means to reveal, establish, explain, point out. Thus is “that bliss of which the Noble Ones say” to be known.</text:p>
      <text:p text:style-name="VimmBody"><text:span text:style-name="VimmQA">Q.</text:span> Why do the Noble Ones praise this state of body and not any other?</text:p>
      <text:p text:style-name="VimmBody"><text:span text:style-name="VimmQA">A.</text:span> In the third meditation, <text:span text:style-name="VimmPali">jhāna</text:span>, although the yogin can easily dwell in pleasing bliss, he does not hold to bliss. The Noble Ones dwell looking beyond bliss. This is an accomplishment of the Noble Ones. Therefore, the Noble Ones praise this excellent meditation, <text:span text:style-name="VimmPali">jhāna</text:span>.</text:p>
      <text:p text:style-name="VimmBody">“Endowed with equanimity and mindfulness, he abides in bliss”: Equanimity, mindfulness and bliss have already been explained.</text:p>
      <text:p text:style-name="VimmBody">“Abides in the attainment of the third meditation, <text:span text:style-name="VimmPali">jhāna</text:span>": It is called “third” because of the second. The third meditation, <text:span text:style-name="VimmPali">jhāna</text:span>, comprises equanimity, mindfulness, the state of being completely conscious, bliss and unification of mind. The accomplishment of these is called (the third) meditation, <text:span text:style-name="VimmPali">jhāna</text:span>. “Abides in the attainment” means that one who acquires the third meditation, <text:span text:style-name="VimmPali">jhāna</text:span>, separates from one factor, fulfils five factors, three kinds of goodness, ten characteristics and is associated with twenty-two merits.</text:p>
      <text:p text:style-name="VimmBody">To dwell in the heaven world means to be born in the Abode of All Lustre.<text:note text:id="ftn421" text:note-class="footnote"><text:note-citation>2</text:note-citation><text:note-body><text:p text:style-name="Standard"><text:span text:style-name="VimmPali">Subhakiṇṇa.</text:span></text:p></text:note-body></text:note> It is to be understood in the same way as it was taught in the first meditation, <text:span text:style-name="VimmPali">jhāna</text:span>. “To <text:soft-page-break/>dwell in the heaven world” is to dwell in that pleasant dwelling which is free from joy. “To dwell in the heaven world” is to dwell in a manner surpassing humans.</text:p>
      <text:h text:style-name="Heading_20_4" text:outline-level="4" text:is-list-header="true">Simile of the lotus pond</text:h>
      <text:p text:style-name="VimmBody">Hence, the Buddha taught the bhikkhu thus: “Just as in a pond of blue and white lotuses, the blue, red and white lotuses are born, grow and stand in the water and are immersed in the cold water from root to neck, so this body is filled and saturated with bliss that is free from joy”.<text:note text:id="ftn422" text:note-class="footnote"><text:note-citation>1</text:note-citation><text:note-body><text:p text:style-name="Standard">Chu Agon No. 98; <text:span text:style-name="VimmBibRef">M. II, 16</text:span>; <text:span text:style-name="VimmBibRef">A. III, 26</text:span>: <text:span text:style-name="VimmBibQuote">Seyyathā pi bhikkhave uppaliniyaṁ vā padumi- niyaṁ vā puṇḍarikiniyaṁ vā app’ ekacce uppalāni vā padumāni vā puṇḍarikāni vā udake jātāni udake saṁvaḍḍhāni udakānuggatāni antonimuggaposini tāni yāva c'aggā yāva ca mūlā sītena vārinā abhisannāni parisannāni paripūrāni paripphuṭāni, nāssa kiñci sabbāvataṁ uppalānaṁ vā padumānaṁ vā puṇḍarikānaṁ vā sitena vārinā apphuṭaṁ assa, evam eva kho bhikkhave bhikkhu imam eva kānaṁ nippitikena sukhena abhisandeti parisandeti paripūreti parippharati, nāssa kiñci sabbāvato kāyassa nippītikena sukhena apphuṭam hoti.</text:span></text:p></text:note-body></text:note> As the blue, red and white lotuses stand in the water, so he abides in the third meditation, <text:span text:style-name="VimmPageNo">[[172|109]]</text:span> <text:span text:style-name="VimmPali"><text:span text:style-name="T31">jhāna</text:span></text:span><text:span text:style-name="T31">.</text:span><text:span text:style-name="T9"> </text:span>His body should be known thus: as the lotuses born in the water <text:span text:style-name="VimmPageNoOrig">[420]</text:span> are immersed in the water from root to neck, so he abides in the third meditation, <text:span text:style-name="VimmPali"><text:span text:style-name="T31">jhāna</text:span></text:span>, with body and mind filled and saturated with bliss that is free from joy.</text:p>
      <text:p text:style-name="VimmBody">Thus is the reward of the practice of concentration: One is reborn in the Abode of the All Lustrous. There are three kinds of rewards pertaining to the three divisions of the third meditation, <text:span text:style-name="VimmPali"><text:span text:style-name="T31">jhāna</text:span></text:span>, namely: higher, middling and lower. If a yogin practises the lower meditation, <text:span text:style-name="VimmPali"><text:span text:style-name="T31">jhāna</text:span></text:span><text:span text:style-name="T31">,</text:span><text:span text:style-name="T9"> </text:span>he will, after his death, be reborn in the Abode of Lesser Lustre. His life-span will be sixteen aeons. If he practises the middling meditation, <text:span text:style-name="VimmPali"><text:span text:style-name="T31">jhāna</text:span></text:span><text:span text:style-name="T31">,</text:span><text:span text:style-name="T9"> </text:span>he will, after his death, be reborn in the Abode of Measureless Lustre. His life-span will be thirty- two aeons. If he practises the higher meditation, he will be reborn in the Abode of All Lustre. His life-span will be sixty-four aeons.<text:note text:id="ftn423" text:note-class="footnote"><text:note-citation>2</text:note-citation><text:note-body><text:p text:style-name="Standard"><text:span text:style-name="VimmBibRef">Vbh. 424—5</text:span>: <text:span text:style-name="VimmBibQuote">Tatiyaṁ </text:span><text:span text:style-name="VimmBibQuote"><text:span text:style-name="T9">jhāna</text:span></text:span><text:span text:style-name="VimmBibQuote">ṁ</text:span><text:span text:style-name="VimmBibQuote"><text:span text:style-name="T9"> </text:span></text:span><text:span text:style-name="VimmBibQuote">parittaṁ </text:span><text:span text:style-name="VimmBibQuote"><text:span text:style-name="T9">bhāvetvā parittasubhāna</text:span></text:span><text:span text:style-name="VimmBibQuote">ṁ</text:span><text:span text:style-name="VimmBibQuote"><text:span text:style-name="T9"> devānarh </text:span></text:span><text:span text:style-name="VimmBibQuote">sahavyataṁ uppajjanti. Tesaṁ kittakaṁ </text:span><text:span text:style-name="VimmBibQuote"><text:span text:style-name="T9">āyuppamāna</text:span></text:span><text:span text:style-name="VimmBibQuote">ṁ? Solasa kapp</text:span><text:span text:style-name="VimmBibQuote"><text:span text:style-name="T9">ā...........</text:span></text:span><text:span text:style-name="VimmBibQuote">Tatiyaṁ </text:span><text:span text:style-name="VimmBibQuote"><text:span text:style-name="T9">jhāna</text:span></text:span><text:span text:style-name="VimmBibQuote">ṁ majjhimaṁ </text:span><text:span text:style-name="VimmBibQuote"><text:span text:style-name="T9">bhāvetvā appamāṇasubhāna</text:span></text:span><text:span text:style-name="VimmBibQuote">ṁ</text:span><text:span text:style-name="VimmBibQuote"><text:span text:style-name="T9"> 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Dvattiṁsa </text:span><text:span text:style-name="VimmBibQuote"><text:span text:style-name="T9">kappā...........</text:span></text:span><text:span text:style-name="VimmBibQuote">Tatiyaṁ </text:span><text:span text:style-name="VimmBibQuote"><text:span text:style-name="T9">jhāna</text:span></text:span><text:span text:style-name="VimmBibQuote">ṁ</text:span><text:span text:style-name="VimmBibQuote"><text:span text:style-name="T9"> paṇīta</text:span></text:span><text:span text:style-name="VimmBibQuote">ṁ</text:span><text:span text:style-name="VimmBibQuote"><text:span text:style-name="T9"> bhāvetvā subhakiṇhāna</text:span></text:span><text:span text:style-name="VimmBibQuote">ṁ </text:span><text:span text:style-name="VimmBibQuote"><text:span text:style-name="T9">devāna</text:span></text:span><text:span text:style-name="VimmBibQuote">ṁ</text:span><text:span text:style-name="VimmBibQuote"><text:span text:style-name="T9"> </text:span></text:span><text:span text:style-name="VimmBibQuote">sahavyataṁ uppajjanti. Tesaṁ kittakaṁ </text:span><text:span text:style-name="VimmBibQuote"><text:span text:style-name="T9">āyuppamāna</text:span></text:span><text:span text:style-name="VimmBibQuote">ṁ? Catusaṭṭhi </text:span><text:span text:style-name="VimmBibQuote"><text:span text:style-name="T9">kappā.</text:span></text:span></text:p></text:note-body></text:note></text:p>
      <text:h text:style-name="Heading_20_4" text:outline-level="4" text:is-list-header="true">The fourth meditation, jhāna</text:h>
      <text:p text:style-name="VimmAuthorComment">I consider the tribulations of the third meditation, <text:span text:style-name="VimmPali">jhāna</text:span>.</text:p>
      <text:p text:style-name="VimmBody">Now, a yogin, having practised the third meditation, <text:span text:style-name="VimmPali"><text:span text:style-name="T31">jhāna</text:span></text:span><text:span text:style-name="T31">,</text:span><text:span text:style-name="T9"> </text:span>and acquired facility therein, wishes to cause the arising of the fourth meditation, <text:span text:style-name="VimmPali"><text:span text:style-name="T31">jhāna</text:span></text:span><text:span text:style-name="T31">,</text:span><text:span text:style-name="T9"> </text:span>and to transcend the third meditation, <text:span text:style-name="VimmPali"><text:span text:style-name="T31">jhāna</text:span></text:span><text:span text:style-name="T31">.</text:span><text:span text:style-name="T9"> </text:span>(He thinks), “The third is coarse. The fourth is fine”. He sees the tribulations of the third meditation, <text:span text:style-name="VimmPali"><text:span text:style-name="T31">jhāna</text:span></text:span><text:span text:style-name="T31">, </text:span>and the merits of the fourth meditation, <text:span text:style-name="VimmPali"><text:span text:style-name="T31">jhāna</text:span></text:span><text:span text:style-name="T31">.</text:span><text:span text:style-name="T9"> </text:span>What are the tribulations of the third meditation, <text:span text:style-name="VimmPali"><text:span text:style-name="T31">jhāna</text:span></text:span>? Joy is the near enemy. Right concentration with bliss is coarse. So he is not able to acquire supernormal power. The third meditation, <text:span text:style-name="VimmPali"><text:span text:style-name="T31">jhāna</text:span></text:span><text:span text:style-name="T31">,</text:span><text:span text:style-name="T9"> </text:span>does not partake of distinction. Thus he sees the tribulations of the third meditation, <text:span text:style-name="VimmPali"><text:span text:style-name="T31">jhāna</text:span></text:span><text:span text:style-name="T31">.</text:span><text:span text:style-name="T9"> </text:span>The merits of the fourth meditation, <text:span text:style-name="VimmPali"><text:span text:style-name="T31">jhāna,</text:span></text:span><text:span text:style-name="T9"> </text:span>consist in the over-coming of these (tribulations).</text:p>
      <text:p text:style-name="VimmBody">Thus the yogin, on seeing the tribulations of the third meditation, <text:span text:style-name="VimmPali"><text:span text:style-name="T31">jhāna, </text:span></text:span>and the merits of the fourth <text:span text:style-name="T9">meditation, </text:span><text:span text:style-name="VimmPali"><text:span text:style-name="T31">jhāna</text:span></text:span><text:span text:style-name="T31">,</text:span><text:span text:style-name="T9"> </text:span>meditates on the <text:span text:style-name="VimmPali">kasiṇa</text:span> sign and removes bliss at once. After removing it he can dwell with the mind of equanimity. Thus meditating his mind quickly attains to fixed meditation, <text:span text:style-name="VimmPali"><text:span text:style-name="T31">jhāna</text:span></text:span><text:span text:style-name="T31">,</text:span><text:span text:style-name="T9"> </text:span>owing to equanimity.</text:p>
      <text:p text:style-name="VimmAuthorComment">I will elucidate the factors of the fourth meditation, jhāna.</text:p>
      <text:p text:style-name="VimmBody">That yogin, “having abandoned pleasure and pain, leaving behind former joy and grief, painless, pleasureless, in the purity of equanimity-mindfulness, <text:span text:style-name="VimmPageNo">[[173|110]]</text:span> accomplishes the fourth meditation, <text:span text:style-name="VimmPali">jhāna</text:span>, and dwells”.<text:note text:id="ftn424" text:note-class="footnote"><text:note-citation>3</text:note-citation><text:note-body><text:p text:style-name="Standard"><text:span text:style-name="VimmBibRef">A. III, 26—7</text:span>; <text:span text:style-name="VimmBibRef">M. II, 16</text:span>: <text:span text:style-name="VimmBibQuote">Puna ca paraṁ, Udāyi, bhikkhu sukhassa ca pahānā dukkhassa ca pahānā pubbe vā somanassadomanassānaṁ atthagamā adukkhaṁ asukhaṁ upekhāsati- pārisuddhiṁ catutthajjhānaṁ upasampajja viharati.</text:span></text:p></text:note-body></text:note> This is a merit of the earth <text:span text:style-name="VimmPali">kasiṇa</text:span>.</text:p>
      <text:p text:style-name="VimmBody">“Having abandoned pleasure”: This is the abandoning of bodily pleasure. Having abandoned “pain”: This is the abandoning of bodily pain. “Leaving behind former joy and grief”: Joy is the bliss of the mental properties.<text:note text:id="ftn425" text:note-class="footnote"><text:note-citation>4</text:note-citation><text:note-body><text:p text:style-name="Standard"><text:span text:style-name="VimmPali">Cetasika</text:span>.</text:p></text:note-body></text:note> This is the leaving behind of these.</text:p>
      <text:p text:style-name="VimmBody"><text:soft-page-break/><text:span text:style-name="VimmQA">Q.</text:span> It is said, “having abandoned pleasure and pain, leaving behind grief”. Where were these abandoned and left behind? <text:span text:style-name="VimmQA">A.</text:span> They were abandoned and left behind at the access moments of the meditation, <text:span text:style-name="VimmPali">jhāna</text:span>. The Buddha taught the removal of pain in this fourth meditation, <text:span text:style-name="VimmPali">jhāna</text:span>. <text:span text:style-name="VimmQA">Q.</text:span> Where does the faculty of pain that has arisen cease entirely? <text:span text:style-name="VimmQA">A.</text:span><text:span text:style-name="VimmPali"> </text:span>The Buddha taught the bhikkhus thus: “In the first meditation, <text:span text:style-name="VimmPali">jhāna</text:span>, separation from sense-desires is fulfilled. There the faculty of pain which has arisen ceases entirely”.<text:note text:id="ftn426" text:note-class="footnote"><text:note-citation>1</text:note-citation><text:note-body><text:p text:style-name="Standard"><text:span text:style-name="VimmBibRef">S. V, 213</text:span>: <text:span text:style-name="VimmBibQuote">Idha bhikkhave bhikkhuno appamattassa ātāpino pahitattassa viharato uppajjati dukkhindriyaṁ..........Kattha cuppannaṁ dukkhindriyaṁ aparisesaṁ nirujjhati? Idha bhikkhave bhikkhu vivicc’ eva kāmehi vivicca akusalehi dhammehi savitakkaṁ savicāraṁ vivekajaṁ pitisukhaṁ paṭamaṁ jhānaṁ upasampajja viharati. Ettha cuppannaṁ dukkhindriyaṁ aparisesaṁ nirujjhati.</text:span></text:p></text:note-body></text:note> <text:span text:style-name="VimmQA">Q.</text:span> Why does the faculty of pain cease entirely in the first meditation, <text:span text:style-name="VimmPali">jhāna</text:span>? <text:span text:style-name="VimmQA">A.</text:span> Because of the fullness of joy, there is bodily ease.<text:note text:id="ftn427" text:note-class="footnote"><text:note-citation>2</text:note-citation><text:note-body><text:p text:style-name="Standard"><text:span text:style-name="VimmBibRef">A. III, 285</text:span>: <text:span text:style-name="VimmBibQuote">Pītimanassa kāyo passambhati, passaddhakāyo sukhaṁ vediyati.</text:span></text:p></text:note-body></text:note> Because of bodily ease, the faculty of pain is ended, i.e., through transcending, it is abandoned. Therefore, in the first meditation, <text:span text:style-name="VimmPali">jhāna</text:span>, the faculty of pain is removed. In the second meditation, <text:span text:style-name="VimmPali">jhāna</text:span>, the faculty of grief is removed. According to the teaching of the Buddha, the removal of the faculty of grief is thus: “Where does the faculty of grief that has arisen cease entirely? Here, bhikkhus, initial and sustained application of thought are stilted, and he abides in the attainment of the second meditation, <text:span text:style-name="VimmPali">Jhāna</text:span>. Here, the faculty of grief which has arisen ceases entirely”.<text:note text:id="ftn428" text:note-class="footnote"><text:note-citation>3</text:note-citation><text:note-body><text:p text:style-name="Standard"><text:span text:style-name="VimmBibRef">S. V, 213—4</text:span>: <text:span text:style-name="VimmBibQuote">Idha pana bhikkhave bhikkhuno appamattassa ātāpino pahitattassa viharato uppajjati domanassindriyam.........Kattha cuppannaṁ domanassindriyaṁ aparisesaṁ nirujjhati? Idha bhikkhave bhikkhu vitakkavicārānaṁ vūpasamā ajjhattaṁ sampasādanaṁ cetaso ekodibhāvaṁ avitakkaṁ avicāraṁ samādhijaṁ pītisukhaṁ dutiyaṁ jhānaṁ upasampajja viharati. Ettha cuppannaṁ domanassindriyaṁ aparisesaṁ nirujjhati.</text:span></text:p></text:note-body></text:note> Why does the faculty of grief, cease in the second meditation, <text:span text:style-name="VimmPali">jhāna</text:span>? If a man has initial and sustained application of thought for long, his body and mind become negligent. If his mind becomes negligent, the faculty of grief arises immediately. In the second meditation, <text:span text:style-name="VimmPali">jhāna</text:span>, initial and sustained application of thought are stilled. In the third meditation, <text:span text:style-name="VimmPali">jhāna, </text:span>the faculty of bliss is removed. The Buddha taught thus: “Where does the faculty of bliss which has arisen cease entirely? Here, bhikkhus, owing to the distaste for joy, one abides in the attainment of the third meditation, <text:span text:style-name="VimmPali">jhāna</text:span>. Here the faculty of bliss which <text:span text:style-name="VimmPageNo">[[174|111]]</text:span> has arisen ceases entirely”.<text:note text:id="ftn429" text:note-class="footnote"><text:note-citation>4</text:note-citation><text:note-body><text:p text:style-name="Standard"><text:span text:style-name="VimmBibRef">S. V, 214</text:span>: <text:span text:style-name="VimmBibQuote">Idha bhikkhave bhikkhuno appamattassa ātāpino pahitattassa viharato uppajjati sukhindriyam.........Kattha cuppannaṁ sukhindriyaṁ aparisesaṁ nirujjhati? Idha bhikkhave bhikkhu pītiya ca virāgā upekhako ca viharati sato sampajāno sukhaṁ ca kāyena paṭisaṁvedeti.........tatiyaṁ jhānaṁ upasampajja viharati. Ettha cuppannaṁ sukhindriyaṁ aparisesaṁ nirujjhati.</text:span></text:p></text:note-body></text:note> <text:span text:style-name="VimmQA">Q.</text:span> Why does the faculty of bliss cease in the third meditation, <text:span text:style-name="VimmPali">jhāna</text:span>? <text:span text:style-name="VimmQA">A.</text:span> Joy perishes, and so, bliss that arises depending on joy also perishes. Therefore, in the third meditation, <text:span text:style-name="VimmPali">jhāna</text:span>, the faculty of bliss perishes.</text:p>
      <text:p text:style-name="VimmBody"><text:span text:style-name="VimmQA">Q.</text:span> If the faculties of pain, bliss and grief were removed in the third meditation, <text:span text:style-name="VimmPali">jhāna</text:span>, why is their ending taught in the fourth meditation, <text:span text:style-name="VimmPali">jhāna</text:span>?</text:p>
      <text:p text:style-name="VimmBody"><text:span text:style-name="VimmQA">A.</text:span> These faculties were removed in the third meditation, <text:span text:style-name="VimmPali">jhāna</text:span>. The third meditation, <text:span text:style-name="VimmPali">jhāna</text:span>, is an approach to the fourth meditation, <text:span text:style-name="VimmPali">jhāna</text:span>. In the third meditation, <text:span text:style-name="VimmPali">jhāna</text:span>, these having arisen, passed away. Therefore, their removal is taught in the fourth meditation, <text:span text:style-name="VimmPali">jhāna</text:span>.</text:p>
      <text:p text:style-name="VimmBody">And again, “accomplishes” the “painless” and “pleasureless” means the overcoming of pain and pleasure.<text:note text:id="ftn430" text:note-class="footnote"><text:note-citation>5</text:note-citation><text:note-body><text:p text:style-name="Standard"><text:span text:style-name="VimmBibRef">S. V., 215</text:span>: <text:span text:style-name="VimmBibQuote">Idha pana bhikkhave bhikkhuno appamattassa ātāpino pahitattassa viharato uppajjati somanassindriyaṁ.........Kattha cuppannaṁ somanassindriyaṁ aparisesaṁ nirujjhati. Idha bhikkhave bhikkhu sukhassa ca pahānā dukkhassa ca pahānā pubbeva somanassadomanassānaṁ atthagamā adukkhamasukhaṁ upekhāsatipārisuddhiṁ catutthaṁ jhānaṁ upasampajja viharati. Ettha cuppannaṁ somanassindriyaṁ aparisesaṁ nirujjhati.</text:span></text:p></text:note-body></text:note> Therefore, the overcoming of pain and pleasure is taught as the accomplishment of the painless and pleasureless. And again, it is because in the fourth meditation, <text:span text:style-name="VimmPali">jhāna</text:span>, attainment and overcoming occur together. And again, equanimity removes the defilements immediately and entirely. The attaining to the “painless” and “pleasureless” means that the mind does not receive and thought does not reject. This is called the attaining to the “painless” and “pleasureless”.</text:p>
      <text:p text:style-name="VimmBody"><text:soft-page-break/>What are the salient characteristic, function, manifestation and near cause of the accomplishing of the “painless” and “pleasureless”?</text:p>
      <text:p text:style-name="VimmBody">Middleness is the salient characteristic. Dwelling in a middle position is the function. Abandoning is the manifestation. Removal of joy is the near cause.</text:p>
      <text:p text:style-name="VimmBody">What is the purity of equanimity-mindfulness? Neutrality is called equanimity. That is called equanimity. “Mindfulness” is called attentiveness, recollectedness and Right Mindfulness. These are called “mindfulness”. The mindfulness that is clarified and purified by equipoise is called “purity of equanimity-mindfulness”.</text:p>
      <text:p text:style-name="VimmBody"><text:span text:style-name="VimmQA">Q.</text:span> How is mindfulness clarified and purified by equipoise? <text:span text:style-name="VimmQA">A.</text:span> Here imperturbability and non-action are fulfilled, owing to the abandoning of all defilements and owing to resemblance and closeness to that attainment. This non-action is associated with equipoise. Therefore, mindfulness reaches imperturbability and fulfils impassivity. Therefore, this mindfulness is equanimity and acquires clarity and purity.</text:p>
      <text:p text:style-name="VimmBody">“Fourth”: This means that because of the third, the fourth is fulfilled. “Accomplishes the meditation”: This refers to the equanimity-mindfulness <text:span text:style-name="VimmPageNo">[[175|112]]</text:span> and unification of mind of the fourth meditation, <text:span text:style-name="VimmPali">jhāna</text:span>. This is the meaning of “accomplishes the meditation”. “Accomplishes” and “dwells”: One, separates from one factor, fulfils three factors, three kinds of goodness and ten characteristics, and is associated with twenty-two merits. Thus one abides in the attainment of the fourth meditation, <text:span text:style-name="VimmPali">jhāna</text:span>. The reward of this (meditation) is rebirth in the heaven world. The merit of this causes rebirth in the Abode of Great Fruition.<text:note text:id="ftn431" text:note-class="footnote"><text:note-citation>1</text:note-citation><text:note-body><text:p text:style-name="Standard"><text:span text:style-name="VimmPali">Vehapphala</text:span>.</text:p></text:note-body></text:note> This was taught fully before. “To dwell in the heaven world”: This is to dwell in a manner surpassing humans. This is to dwell in the bliss of equanimity. This is called dwelling in the heaven world.</text:p>
      <text:h text:style-name="Heading_20_4" text:outline-level="4" text:is-list-header="true">Simile of the white cloth</text:h>
      <text:p text:style-name="VimmBody">Therefore the Blessed One taught the bhikkhus thus: “As a man might sit down and cover his body with a white cloth from head to foot, in such a way that no part of his body is left uncovered, so a bhikkhu covers his body and limbs with purified mindfulness, in such a way that no part of him is not covered with purified mindfulness”.<text:note text:id="ftn432" text:note-class="footnote"><text:note-citation>2</text:note-citation><text:note-body><text:p text:style-name="Standard">Chu Agon No. 98; <text:span text:style-name="VimmBibRef">M. II, 16, 17</text:span>; <text:span text:style-name="VimmBibRef">A. III, 27</text:span>: <text:span text:style-name="VimmBibQuote">Seyyathā pi bhikkhave puriso odātena vatthena sasīsaṁ pārupitvā nisinno assa, nāssa kiñci sabbāvato kāyassa odātena vatthena apphuṭaṁ assa, evam eva kho bhikkhave bhikkhu imam eva kāyaṁ parisuddhena cetasā pariyodātena pharitvā nisinno hoti, nāssa kiñci sabbāvato kāyassa parisuddhena cetasā pariyodātena apphuṭaṁ hoti.</text:span></text:p></text:note-body></text:note> The yogin is like a man who has covered himself with a white cloth. Freed from all subtle defilements, he dwells in the fourth meditation, <text:span text:style-name="VimmPali">jhāna</text:span>. Thus should it be known. As the man who covers his body from head to foot with a white cloth is protected from extremes of heat and cold, experiences an even temperature and is undisturbed in body and mind, so that yogin who enters the fourth meditation, <text:span text:style-name="VimmPali">jhāna</text:span>, experiences neither pain nor pleasure. This is the bliss of equanimity. With it he fills his body.</text:p>
      <text:p text:style-name="VimmBody">Thus is the merit of concentration: One is reborn in the Abode of Great Fruition. A commoner who practises the fourth meditation, jhāna, will, after his death, be reborn in the Abode of Great Fruition. If his mind dislikes effort, he will be reborn in the Abode of the Unconscious. His life-span will be fifty aeons.<text:note text:id="ftn433" text:note-class="footnote"><text:note-citation>3</text:note-citation><text:note-body><text:p text:style-name="Standard"><text:span text:style-name="VimmBibRef">Vbh. 425</text:span>: <text:span text:style-name="VimmBibQuote">Catutthaṁ jhānaṁ bhāvetā........appekacce asaññasattānaṁ devānaṁ sahdvyataṁ uppajjanti........Asāññasattānañ ca vehapphalānañ ca devānaṁ kittakaṁ āyuppamāṇaṁ?</text:span> <text:span text:style-name="VimmPali">Pañca kappasatāni</text:span> ‘Fifty aeons’ is obviously an error and it should read ‘five hundred’.</text:p></text:note-body></text:note> If the yogin is a recluse, he will be reborn in the Abode of Great Fruition, or in one of the five Pure Abodes.<text:note text:id="ftn434" text:note-class="footnote"><text:note-citation>4</text:note-citation><text:note-body><text:p text:style-name="Standard"/><text:list text:style-name="L12"><text:list-item><text:p text:style-name="P50"><text:span text:style-name="VimmBibRef">D. III, 237</text:span>: <text:span text:style-name="VimmBibQuote">Pañca Suddhāvāsa: Avihā, Atappā, Sudassā, Sudassī, Akaniṭṭhā.</text:span></text:p></text:list-item><text:list-item><text:p text:style-name="P50"><text:span text:style-name="VimmBibRef">Vbh. 425</text:span>: <text:span text:style-name="VimmBibQuote">Catunnaṁ jhānaṁ bhāvetvā..........appekacce avihānaṁ devānaṁ sahavyataṁ uppajjanti..........appekacce atappānaṁ devānaṁ..........appekacce sudassānaṁ devānaṁ.........., appekacce sudassinaṁ devānaṁ..........,appekacce akaniṭṭhānaṁ devānaṁ sahavyataṁ uppajjanti.</text:span></text:p></text:list-item></text:list></text:note-body></text:note> Such are the retributory fruits of this meditation, <text:span text:style-name="VimmPali">jhāna</text:span>.</text:p>
      <text:p text:style-name="VimmBody"><text:span text:style-name="VimmQA">Q.</text:span> Why are the lower, middling and upper (meditation, <text:span text:style-name="VimmPali">jhānas</text:span>) and the partaking of distinction of the fruition-ground taught in the third and not in the fourth meditation, j<text:span text:style-name="VimmPali">hāna</text:span>? <text:span text:style-name="VimmPageNo">[[176|113]]</text:span> </text:p>
      <text:p text:style-name="VimmBody"><text:soft-page-break/><text:span text:style-name="VimmQA">A.</text:span> There are differences of “coarse” and “fine”, according to result, in the third meditation, <text:span text:style-name="VimmPali"><text:span text:style-name="T31">jhāna.</text:span></text:span><text:span text:style-name="T9"> </text:span><text:span text:style-name="T63">Therefore, the excellence of the fruition-ground is taught through the partaking of distinction.</text:span> In the fourth meditation, <text:span text:style-name="VimmPali"><text:span text:style-name="T31">jhāna,</text:span></text:span><text:span text:style-name="T9"> </text:span>the yogin reaches the limit of the partaking of distinction. Outside this there is no other partaking of distinction. Therefore, there is no partaking of distinction of the fruition-ground.</text:p>
      <text:h text:style-name="Heading_20_4" text:outline-level="4" text:is-list-header="true">The sphere of the infinity of space</text:h>
      <text:p text:style-name="VimmAuthorComment">I consider the tribulations of the fourth meditation, <text:span text:style-name="VimmPali">jhāna</text:span>.</text:p>
      <text:p text:style-name="VimmBody">Now, the yogin who has acquired boundless happiness in the fourth meditation, <text:span text:style-name="VimmPali"><text:span text:style-name="T31">jhāna</text:span></text:span><text:span text:style-name="T31">,</text:span><text:span text:style-name="T9"> </text:span>wishes to enjoy the space-concentration and to transcend the realm of form. He considers thus: “Concentration of form is coarse; space- concentration is fine”. That yogin sees the tribulations of form and the merits of space-concentration. What are the tribulations of form? There are many (tribulations) such as the taking up of sticks and weapons, beating, quarrelling, slander, lying, maiming and the like. There are many sufferings such as pain of the eye and other bodily ills, cold and heat, hunger and thirst. These are the severe trials of the sensuous form.</text:p>
      <text:p text:style-name="VimmBody">What are the tribulations of the fourth meditation, <text:span text:style-name="VimmPali"><text:span text:style-name="T31">jhāna</text:span></text:span>? The depending on form objects has satisfaction for near enemy. It is called coarse. One who is attached to form and delights in it cannot partake of distinction. But depending on space, one liberates oneself peacefully. In this concentration one fulfils the gross. Thus the yogin sees the tribulations of the fourth meditation, <text:span text:style-name="VimmPali"><text:span text:style-name="T31">jhāna</text:span></text:span>, in form. The merits of space-concentration consist of the overcoming of these.</text:p>
      <text:p text:style-name="VimmAuthorComment">I have considered the troubles of the fourth meditation, <text:span text:style-name="VimmPali">jhāna</text:span>. And now I show how to enter the concentration of the sphere of the infinity of space.</text:p>
      <text:p text:style-name="VimmBody">That yogin having seen form and the great tribulations thereof and the merits of space-concentration, rises from that (form) concentration, abandons the earth <text:span text:style-name="VimmPali">kasiṇa</text:span>, the earth sign and practises space-concentration.</text:p>
      <text:p text:style-name="VimmBody">He should dwell on space regarding it as an infinite object. If he meditates thus, he quickly completes the destruction of the earth sign and his mind rises out of the earth sign and goes beyond the earth sign to space. Through the acquisition of facility in the perception of the sphere of the infinity of space he attains to fixed meditation, <text:span text:style-name="VimmPali"><text:span text:style-name="T31">jhāna</text:span></text:span>.</text:p>
      <text:p text:style-name="VimmBody">That yogin “by passing entirely beyond perception of form, by the disappearance of the perception of impact, by being freed from attention to [[177|114]] perceptions of diversity, thinking, ‘Infinite is space’, enters into and abides in the sphere of infinite space.<text:note text:id="ftn435" text:note-class="footnote"><text:note-citation>1</text:note-citation><text:note-body><text:p text:style-name="Standard"><text:span text:style-name="VimmBibRef">D. I, 183</text:span>: <text:span text:style-name="VimmBibQuote">Puna ca paraṁ Poṭṭhapāda bhikkhu sabbaso </text:span><text:span text:style-name="VimmBibQuote"><text:span text:style-name="T9">rūpasaññānaṁ samatikkamā paṭigha-saññāna</text:span></text:span><text:span text:style-name="VimmBibQuote">ṁ</text:span><text:span text:style-name="VimmBibQuote"><text:span text:style-name="T9"> atthagam</text:span></text:span><text:span text:style-name="VimmBibQuote">ā</text:span><text:span text:style-name="VimmBibQuote"><text:span text:style-name="T9"> n</text:span></text:span><text:span text:style-name="VimmBibQuote">ān</text:span><text:span text:style-name="VimmBibQuote"><text:span text:style-name="T9">atta-saññānaṁ amanasi-kārā </text:span></text:span><text:span text:style-name="VimmBibQuote">“ananto </text:span><text:span text:style-name="VimmBibQuote"><text:span text:style-name="T9">ākāso ti” ākāsān- añcāyatana</text:span></text:span><text:span text:style-name="VimmBibQuote">ṁ</text:span><text:span text:style-name="VimmBibQuote"><text:span text:style-name="T9"> upasampajja viharati.</text:span></text:span></text:p></text:note-body></text:note></text:p>
      <text:p text:style-name="VimmBody">“Entirely” means without remainder. “By passing beyond perception of form”: What is perception of form? The perception, the perceiving, the state of having perceived pertaining to one who dwells in the concentration of the form-element — these are called perception of form. “Passing beyond” means the surpassing of this. <text:span text:style-name="VimmPageNoOrig">[421]</text:span> “By the disappearance of the perception of impact”: What is the perception of impact? The perception of visible objects, of sounds, of odours, of flavours, and of tangibles — these are called the perception of impact. “Disappearance” means the ending of these <text:span text:style-name="T9">v</text:span><text:span text:style-name="T10">a</text:span><text:span text:style-name="T9">rious </text:span>kinds of (impact-) perception. “By being freed from attention to perceptions of diversity”: What are perceptions of diversity? The perception, the perceiving, the state of having perceived pertaining to one who has not attained to concentration and who is endowed with the mind element and the consciousness element — these are called perceptions of diversity. “Freed from attention to perceptions of diversity” means that one is freed from attending to these perceptions of diversity.</text:p>
      <text:p text:style-name="VimmBody"><text:span text:style-name="VimmQA">Q.</text:span> Why is it that only the surpassing of perception is taught and not the surpassing of feeling, formations and consciousness?</text:p>
      <text:p text:style-name="VimmBody"><text:span text:style-name="VimmQA">A.</text:span> If a man passes beyond perception of form, he passes beyond all the others; and if a man is not freed from perception of form, his mind is not capable of passing beyond the others. Hence the Blessed One taught the surpassing of perception of form with the intention of setting forth the surpassing of all form-objects, because all (form) objects of concentration are dependent on perception.</text:p>
      <text:p text:style-name="VimmBody"><text:soft-page-break/><text:span text:style-name="VimmQA">Q.</text:span> If that does not happen (i.e., if he does not transcend the perception of form) is there or is there not perception of impact and diversity?</text:p>
      <text:p text:style-name="VimmBody"><text:span text:style-name="VimmQA">A.</text:span> There is the perception of impact and diversity in form concentration, because these are removed (later).</text:p>
      <text:p text:style-name="VimmBody"><text:span text:style-name="VimmQA">Q.</text:span> Why does he not proceed further in that concentration?</text:p>
      <text:p text:style-name="VimmBody"><text:span text:style-name="VimmQA">A.</text:span> He dislikes form, therefore, he does not remove (these perceptions) in that (concentration). This is according to the teaching of the Buddha which says that, owing to the non-removal of these (perceptions of impact) in that (form concentration), sound is a thorn to one entering the first meditation, <text:span text:style-name="VimmPali">jhāna</text:span>.<text:note text:id="ftn436" text:note-class="footnote"><text:note-citation>1</text:note-citation><text:note-body><text:p text:style-name="Standard"><text:span text:style-name="VimmBibRef"><text:span text:style-name="T9">A. V, 134—5</text:span></text:span><text:span text:style-name="T9">: </text:span><text:span text:style-name="VimmBibQuote"><text:span text:style-name="T9">Paṭhamassa jhānassa saddo kaṇṭako.</text:span></text:span></text:p></text:note-body></text:note> Thus disliking form, he goes further. He destroys them here. Therefore, he attains to the imperturbability of the formless attainment and the peacefulness of liberation. <text:span text:style-name="T9">Aḷāra Kālāma </text:span>and Uddaka R<text:span text:style-name="T9">ā</text:span>maputta when they entered the formless attainment, did not see nor hear those five hundred <text:span text:style-name="VimmPageNo">[[178|115]]</text:span> carts passing and repassing.<text:note text:id="ftn437" text:note-class="footnote"><text:note-citation>2</text:note-citation><text:note-body><text:p text:style-name="Standard"><text:span text:style-name="VimmBibRef">D. II, 130—31</text:span>: <text:span text:style-name="VimmBibQuote">Bhūta-pubbaṁ bhante Ājāro Kālāmo addhānamaggapaṭipanno maggā okkamma avidūre aññatarasmiṁ-rukkha-mūle divā-vihāre nisīdi. Atha kho bhante pañcamattāni sakaṭa-satāni Āḷāraṁ Kālāmaṁ nissāya nissāya atikkamiṁsu. Atha kho bhante aññataro puriso tassa sakaṭa-satthassa piṭṭhito āgacchanto yena Āḷāro Kālāmo ten’upasaṁkami, upasaṁkamitvā Āḷāraṁ Kālāmaṁ etad avoca:</text:span></text:p><text:p text:style-name="Standard"><text:span text:style-name="VimmBibQuote">“Api bhante pañcamattāni sakaṭa-satāni atikkamantāni addasāti?”</text:span></text:p><text:p text:style-name="Standard"><text:span text:style-name="VimmBibQuote">“No kho ahaṁ āvuso addasan” ti.</text:span></text:p><text:p text:style-name="Standard"><text:span text:style-name="VimmBibQuote">“Kim pana bhante saddaṁ assosīti?”</text:span></text:p><text:p text:style-name="Standard"><text:span text:style-name="VimmBibQuote">“Na kho ahaṁ āvuso saddaṁ assosin” ti.</text:span></text:p><text:p text:style-name="Standard"><text:span text:style-name="VimmBibQuote">“Kim pana bhante sutto ahosīti?”</text:span></text:p><text:p text:style-name="Standard"><text:span text:style-name="VimmBibQuote">“Na kho ahaṁ āvuso sutto ahosin” ti.</text:span></text:p><text:p text:style-name="Standard"><text:span text:style-name="VimmBibQuote">“Kim pana bhante saññī ahosīti?”</text:span></text:p><text:p text:style-name="Standard"><text:span text:style-name="VimmBibQuote">“Evam āvuso” ti.</text:span></text:p><text:p text:style-name="Standard"><text:span text:style-name="VimmBibQuote">‘So tvaṁ bhante saññī samāno jāgaro pañcamattāni sakaṭa-saṭāni nissāya nissāya atikkamantāni n’eva addasa na pana saddaṁ assosi, api hi te bhante saṁghāṭi rajena okiṇṇā’ ti.</text:span></text:p><text:p text:style-name="Standard"><text:span text:style-name="VimmBibQuote">‘Evam āvuso’ ti.</text:span></text:p><text:p text:style-name="Standard"><text:span text:style-name="VimmBibQuote">‘Atha kho bhante tassa purisassa etad ahosi: “Acchariyaṁ vata bho, abbhutaṁ vata bho! Santena vata bho pabbajitā vihārena viharanti yatra hi nāma saññī samāno jāgaro pañcamattāni sakaṭa-satāni...........na pana saddaṁ sossatīti”. Āḷāre Kālāme uḷāraṁ pasādaṁ pavedetvā pakkāmiti’.</text:span></text:p></text:note-body></text:note> Therefore, it is taught as the destruction of the (sense) spheres; and thus, surpassing of all form perception is taught as the destruction of the form states and the perception of impact. “By being freed from attention to perceptions of diversity” means the destruction of the sense states. Again, the surpassing of all form perception is taught as the attainment of the realm of the formless. The disappearance of the perception of impact is taught as the destruction of the outer disturbance to that concentration (of the formless) and the purification of imperturbability. “Freed from attention to perceptions of diversity” is taught as destruction of the inner disturbance to that concentration and the purification of the peacefulness of liberation.</text:p>
      <text:p text:style-name="VimmBody"><text:span text:style-name="VimmQA">Q.</text:span> “The sphere of infinite space”: What is space?</text:p>
      <text:p text:style-name="VimmBody"><text:span text:style-name="VimmQA">A.</text:span> It is the sphere of space, the element of space and vacuity.<text:note text:id="ftn438" text:note-class="footnote"><text:note-citation>3</text:note-citation><text:note-body><text:p text:style-name="Standard">Lit. Empty hole.</text:p></text:note-body></text:note> That which is untouched by the four primaries — this is called vacuity. When a man tranquillizes the mind by means of the perception of limitless space, it is said that he thinks, “Infinite is space”. Infinite space means the entering into limitless space. The mind and the mental properties which enter space are called “sphere of space”. What is “sphere of space”? Boundlessness is the nature of space. This boundless nature is the “sphere of space”. This is taught as the meaning of space. As dwelling in heaven is called heaven, so (dwelling in) the concentration of the sphere of space is called “sphere of space”. “Enters into and abides in the sphere of infinite space” means that he acquires the concentration of the sphere of infinite space, passes beyond all form objects, fulfils three factors, three kinds of goodness and ten characteristics, is associated with twenty-two merits and dwells peacefully in the enjoyment of the reward of concentration practice. By reason of these good qualities, he will be reborn in the sphere of infinite space, as it was fully taught before. “By these good qualities he will be reborn in (the sphere of infinite) space” means that he who practises the concentration of the sphere of space will, <text:span text:style-name="VimmPageNo">[[179|116]]</text:span> after his death, be reborn in the sphere of infinite space. His life-span will be two thousand aeons.<text:note text:id="ftn439" text:note-class="footnote"><text:note-citation>4</text:note-citation><text:note-body><text:p text:style-name="Standard">Here ‘two thousand’ is obviously an error. Should read 'twenty thousand’. Cp. <text:span text:style-name="VimmBibRef">Vbh. 425</text:span>; <text:span text:style-name="VimmBibRef">A. I, 267</text:span>: <text:span text:style-name="VimmBibQuote"><text:span text:style-name="T9">Ākāsānañcāyatanūpagānaṁ </text:span></text:span><text:span text:style-name="VimmBibQuote">bhikkhave </text:span><text:span text:style-name="VimmBibQuote"><text:span text:style-name="T9">devānaṁ </text:span></text:span><text:span text:style-name="VimmBibQuote">vīsati</text:span><text:span text:style-name="VimmBibQuote"><text:span text:style-name="T9">ṁ</text:span></text:span><text:span text:style-name="VimmBibQuote"> kappa- </text:span><text:span text:style-name="VimmBibQuote"><text:span text:style-name="T9">sahassāni āyuppamāṇaṁ.</text:span></text:span></text:p></text:note-body></text:note></text:p>
      <text:h text:style-name="Heading_20_4" text:outline-level="4" text:is-list-header="true"><text:soft-page-break/>The concentration of the sphere of infinite consciousness</text:h>
      <text:p text:style-name="VimmAuthorComment">I consider the tribulations of the concentration of the sphere of infinite space.</text:p>
      <text:p text:style-name="VimmBody">Now, that yogin having acquired mastery in the practice of (the concentration of) the sphere of infinite space wishes to cause the arising. of the concentration of the infinite consciousness <text:span text:style-name="VimmPali">kasiṇa</text:span> and to transcend the infinite space <text:span text:style-name="VimmPali">kasiṇa</text:span>. Considering the concentration of (the sphere of) space as coarse, he sees the fineness (of the concentration) of the sphere of infinite consciousness.</text:p>
      <text:p text:style-name="VimmBody">And again, he sees the tribulations of the sphere of infinite space and the merits of the sphere of infinite consciousness. What are the tribulations of the sphere of infinite space? This concentration has form for near enemy. The object of the concentration of the sphere of infinite space is gross, and the perception of impact and the perceptions of diversity have not yet broken away from each other. Here, owing to attachment, the yogin is not able to partake of distinction. Thus he sees the tribulations of the concentration of the sphere of infinite space. The merits of the consciousness <text:span text:style-name="VimmPali">kasiṇa</text:span> lie in the overcoming of these.</text:p>
      <text:p text:style-name="VimmAuthorComment">I show infinite consciousness.</text:p>
      <text:p text:style-name="VimmBody">That yogin, having seen the severe troubles of the concentration of the sphere of infinite space and the merits of the sphere of infinite consciousness, should consider the sphere (of infinite consciousness) as calm, and steadily attend to the arising of the consciousness which proceeds spreading through space with the thought, “Infinite is consciousness”. Thus his mind is held in the perception of the sphere of infinite consciousness. Thus he meditates and in no long time the mind rises out of the perception of the sphere of infinite space, and passes into the sphere of infinite consciousness. In this perception of the sphere of infinite consciousness, the mind attains to fixed meditation, <text:span text:style-name="VimmPali">jhāna</text:span>. Thus “passing entirely beyond the sphere of infinite space, that yogin, thinking, ‘Infinite is consciousnesses’, enters into, and abides in the sphere of infinite consciousness”. “Entirely” means without remainder. “Passing beyond the sphere of infinite space” means the passing beyond the sphere of infinite space. “Passing beyond” means to go rightly beyond. This is called “passing entirely beyond the sphere of infinite space”. “Infinite space”: “He attends to that consciousness as infinite with which space is filled”. <text:span text:style-name="VimmPageNo">[[180|117]]</text:span> </text:p>
      <text:p text:style-name="VimmBody"><text:span text:style-name="VimmQA">Q.</text:span> Among the form and formless states, which are infinite?</text:p>
      <text:p text:style-name="VimmBody"><text:span text:style-name="VimmQA">A.</text:span> Only formless states are infinite, because there are no bounds to the formless, and because they cannot be held. And again, space is limitless. Therefore, it is called infinite. The word “infinite” (<text:span text:style-name="VimmPali">ananta</text:span>) means infinite (<text:span text:style-name="VimmPali">ananta</text:span>). Thus, the word “infinite” is used. So is the word consciousness.</text:p>
      <text:p text:style-name="VimmBody">“Abides in the sphere” means abides in the sphere of infinite consciousness. The mind and the mental properties are called the sphere of infinite consciousness. What is the “sphere of infinite consciousness”? It is boundless consciousness. This is called “the sphere of infinite consciousness”. As dwelling in heaven is called heaven, so (dwelling in) the concentration of infinite consciousness is called the sphere of infinite consciousness. When this consciousness is held in concentration, it is called “the sphere of infinite consciousness”. “Enters into and abides in the sphere of infinite consciousness” means that he surpasses the spatial object in that concentration of the sphere of infinite consciousness. He fulfils three factors, three kinds of goodness, ten characteristics and is associated with twenty-two merits, and dwells peacefully in the enjoyment of the reward of concentration-practice. By reason of these good qualities, he will be reborn in the sphere of infinite consciousness. This was fully taught before.</text:p>
      <text:p text:style-name="VimmBody">Thus is the merit of the practice (of the concentration) of the sphere of infinite consciousness. A man who practises the concentration of infinite consciousness will, after his death, be reborn in the sphere of infinite consciousness. His life-span will be four thousand aeons.<text:note text:id="ftn440" text:note-class="footnote"><text:note-citation>1</text:note-citation><text:note-body><text:p text:style-name="Standard">Again an error; should read‘forty thousand’. Cp. <text:span text:style-name="VimmBibRef">Vbh. 425</text:span>; <text:span text:style-name="VimmBibRef">A. I, 267</text:span>: <text:span text:style-name="VimmBibQuote">Viññāñañcāyatanūpagānaṁ bhikkhave devānaṁ cattārīsaṁ kappasahassāni āyuppamāṇaṁ.</text:span></text:p></text:note-body></text:note></text:p>
      <text:p text:style-name="VimmSectEnded">(The exposition of) the sphere of infinite consciousness has ended.</text:p>
      <text:h text:style-name="Heading_20_4" text:outline-level="4" text:is-list-header="true">The sphere of nothingness</text:h>
      <text:p text:style-name="VimmAuthorComment">I consider the tribulations of the sphere of infinite consciousness.</text:p>
      <text:p text:style-name="VimmBody"><text:soft-page-break/>Now, that yogin, having acquired mastery in the practice of the concentration of the sphere of infinite consciousness, wishes to cause the arising of the concentration of the sphere of nothingness, and to transcend the sphere of infinite consciousness.</text:p>
      <text:p text:style-name="VimmBody">Again, he considers thus: “The concentration of the sphere of infinite consciousness is coarse; the concentration of the sphere of nothingness is fine”. And he sees the tribulations of the sphere of infinite consciousness and the merits of the concentration of the sphere of nothingness. What are the tribulations of the concentration of the sphere of infinite consciousness? This concentration has space for near enemy. The consciousness object is coarse. Here, the yogin, owing to attachment, is not able to partake of <text:span text:style-name="VimmPageNo">[[181|118]]</text:span> distinction through the considering of infinite perception. The merits of the sphere of nothingness lie in the overcoming of these. That yogin, having seen the tribulations of the sphere of infinite consciousness and the merits of the sphere of nothingness, rises out of the sphere of infinite consciousness peacefully, does not proceed along that consciousness again, does not reflect on it again and puts away that consciousness. Seeing the freedom of the sphere of nothingness, he wishes to attain to it, and considering thus he quickly rises out of consciousness perception. Owing to the perception of the sphere of nothingness, he attains to fixed meditation, <text:span text:style-name="VimmPali"><text:span text:style-name="T31">jhāna</text:span></text:span><text:span text:style-name="T31">.</text:span><text:span text:style-name="T9"> </text:span>Passing entirely beyond the sphere of infinite consciousness, that yogin, thinking, “There is nothing whatsoever”, enters into and abides in the sphere of nothingness.</text:p>
      <text:p text:style-name="VimmBody">“Entirely” means without remainder. “Passing beyond the sphere of infinite consciousness” means to go rightly beyond consciousness. This is called “passing entirely beyond the sphere of infinite consciousness”. “Nothingness” means that he does not practise (consciousness concentration) again; does not discern again; goes out of that consciousness (sphere), and sees only nothingness. Thus should nothingness be known. “Sphere (of nothingness)”: The mind and the mental properties which enter the sphere of nothingness, are called “sphere of nothingness”. What is the sphere of nothingness? That which is without the nature of consciousness and empty. The sphere of nothingness is taught as “holding to nothing”. “Enters into the sphere” means “attains to the concentration of the sphere of nothingness”. “Enters into and dwells” : He attains to the concentration of (the sphere of) nothingness, passes beyond the consciousness object, fulfils three factors, three kinds of goodness, ten characteristics and is associated with twenty-two merits, and dwells peacefully in the enjoyment of the reward of concentration. By reason of these good qualities, he is reborn in the sphere of nothingness. This was fully taught before. The merit by which a man is reborn in the sphere of nothingness is thus: He who practises the concentration of the sphere of nothingness will be reborn, after his death, in the sphere of nothingness. His life-span will be six thousand aeons.<text:note text:id="ftn441" text:note-class="footnote"><text:note-citation>1</text:note-citation><text:note-body><text:p text:style-name="Standard">Again an error; should read ‘sixty thousand’. Cp. <text:span text:style-name="VimmBibRef">Vbh. 426</text:span>; <text:span text:style-name="VimmBibRef">A. I, 268</text:span>; <text:span text:style-name="VimmBibQuote"><text:span text:style-name="T9">Ākiñcaññāya- tanūpagānaṁ </text:span></text:span><text:span text:style-name="VimmBibQuote">bhikkhave devāna</text:span><text:span text:style-name="VimmBibQuote"><text:span text:style-name="T9">ṁ</text:span></text:span><text:span text:style-name="VimmBibQuote"> saṭṭhi</text:span><text:span text:style-name="VimmBibQuote"><text:span text:style-name="T9">ṁ</text:span></text:span><text:span text:style-name="VimmBibQuote"> </text:span><text:span text:style-name="VimmBibQuote"><text:span text:style-name="T9">kappasahass</text:span></text:span><text:span text:style-name="VimmBibQuote">ā</text:span><text:span text:style-name="VimmBibQuote"><text:span text:style-name="T9">ni </text:span></text:span><text:span text:style-name="VimmBibQuote">ā</text:span><text:span text:style-name="VimmBibQuote"><text:span text:style-name="T9">yuppam</text:span></text:span><text:span text:style-name="VimmBibQuote">ā</text:span><text:span text:style-name="VimmBibQuote"><text:span text:style-name="T9">ṇaṁ,</text:span></text:span></text:p></text:note-body></text:note></text:p>
      <text:p text:style-name="VimmSectEnded">(The exposition of) the concentration of the sphere of nothingness has ended.</text:p>
      <text:h text:style-name="Heading_20_4" text:outline-level="4" text:is-list-header="true">The sphere of neither perception nor non-perception</text:h>
      <text:p text:style-name="VimmAuthorComment">I consider the tribulations of the sphere of nothingness.</text:p>
      <text:p text:style-name="VimmBody">Now, the yogin having acquired mastery in the practice of concentration of the sphere of nothingness wishes to cause the arising of the concentration of neither perception nor non-perception, and to transcend the sphere of <text:span text:style-name="VimmPageNo">[[182|119]]</text:span> nothingness. He considers thus: “The sphere of nothingness is coarse; the sphere of neither perception nor non-perception is fine”. And again, he sees the tribulations of the sphere of nothingness and the merits of the sphere of neither perception nor non-perception. <text:span text:style-name="VimmPageNoOrig">[422]</text:span> What are the tribulations of the sphere of nothingness? It has consciousness for near enemy. It is accompanied by coarse perception. Therefore it is gross. Owing to attachment to it one does not partake of distinction. Thus he sees the tribulations of the sphere of nothingness. The merits of the sphere of neither perception nor non-perception lie in the overcoming of these. And again, this perception is a disease, a boil, a thorn. Non-perception — this is right, tranquil and lofty. Thus he sees the sphere, of neither perception nor non-perception. And having seen the sphere of nothingness, having entered it and having reflected upon it, that yogin practises the other concentration by causing calmness to arise out of the solitude of the sphere of nothingness. Meditating thus he passes out of the perception of the sphere of nothingness in no long time, and attains to fixed meditation, <text:span text:style-name="VimmPali"><text:span text:style-name="T31">jhāna</text:span></text:span>, in the sphere of neither perception nor non-perception.</text:p>
      <text:p text:style-name="VimmAuthorComment">I will show the sphere of neither perception nor non-perception.</text:p>
      <text:p text:style-name="VimmBody"><text:soft-page-break/>“Passing entirely beyond the sphere of nothingness, that yogin enters into and dwells in the sphere of neither perception nor non-perception”. “Entirely” means without remainder. “Passing beyond the sphere of nothingness” means the surpassing of the sphere of nothingness and the going beyond it, rightly. This is called “passing entirely beyond the sphere of nothingness”. “Neither perception nor non-perception”: He, practises. The other concentration by causing calmness to arise out of the solitude of the sphere of nothingness. This is called the sphere of neither perception nor non-perception. “Sphere of neither perception nor non-perception”: The mind and the mental properties which enter the sphere of neither perception nor non-perception are called the sphere of neither perception nor non-perception. What is the meaning of “sphere of neither perception nor non-perception”? Through the removal of coarse perception, he is endowed with non-perception. Through there being a remainder of fine perception, he enters the sphere of neither perception nor non-perception. Thus should “sphere” and “neither perception nor non-perception” be understood. “Enters into and abides”: He attains to the concentration of the sphere of neither perception nor non-perception, passes beyond the sphere of nothingness, fulfils three factors, three kinds of goodness and ten characteristics, is associated with twenty-two merits and dwells in the enjoyment of the reward of concentration practice. By reason of these good qualities, he will be reborn in the sphere of neither perception nor non-perception. This was fully taught before. “By reason of these good qualities he will be reborn in the sphere of neither perception nor non-perception” means that he who practises the concentration of neither perception nor non-perception <text:span text:style-name="VimmPageNo">[[183|120]]</text:span> will be reborn, after his death, in the sphere of neither perception nor non-perception. His life-span will be eighty-four thousand aeons.<text:note text:id="ftn442" text:note-class="footnote"><text:note-citation>1</text:note-citation><text:note-body><text:p text:style-name="Standard"><text:span text:style-name="VimmBibRef">Vbh. 426</text:span>: <text:span text:style-name="VimmBibQuote"><text:span text:style-name="T9">Neva-saññā-nāsaññāyatanūpagānaṁ devānaṁ </text:span></text:span><text:span text:style-name="VimmBibQuote">kittaka</text:span><text:span text:style-name="VimmBibQuote"><text:span text:style-name="T9">ṁ</text:span></text:span><text:span text:style-name="VimmBibQuote"> </text:span><text:span text:style-name="VimmBibQuote"><text:span text:style-name="T9">āyuppamāṇaṁ</text:span></text:span><text:span text:style-name="VimmBibQuote">? </text:span><text:span text:style-name="VimmBibQuote"><text:span text:style-name="T9">Caturāsīti kappasahassāni.</text:span></text:span></text:p></text:note-body></text:note></text:p>
      <text:p text:style-name="VimmBody"><text:span text:style-name="VimmQA">Q.</text:span> Why is this called “sphere of neither perception nor non-perception”, and not “sphere of the infinity of consciousness”?</text:p>
      <text:p text:style-name="VimmBody"><text:span text:style-name="VimmQA">A.</text:span> He separates from the attachment to infinitude and causes the arising of subtle perception. Therefore, he does not attain to the sphere of the infinity of consciousness.</text:p>
      <text:p text:style-name="VimmBody"><text:span text:style-name="VimmQA">Q.</text:span> Why are the cankers not destroyed through this concentration?</text:p>
      <text:p text:style-name="VimmBody"><text:span text:style-name="VimmQA">A.</text:span> If a man separates himself from gross perception, he will not be able to see the Path. And again this concentration is exceedingly fine. So he cannot discern the nature of neither perception nor non-perception. Therefore he is not able to destroy the cankers.</text:p>
      <text:p text:style-name="VimmSectEnded">(The exposition of the) sphere of neither perception nor non-perception has ended.</text:p>
      <text:h text:style-name="Heading_20_4" text:outline-level="4" text:is-list-header="true">Miscellaneous teachings</text:h>
      <text:p text:style-name="VimmAuthorComment">I further elucidate the meaning of the above.</text:p>
      <text:p text:style-name="VimmBody"><text:span text:style-name="VimmQA">Q.</text:span> What are the miscellaneous teachings in the field of concentration?</text:p>
      <text:p text:style-name="VimmBody"><text:span text:style-name="VimmQA">A.</text:span> Stoppage of sounds; overturning; rising; transcending; access; initial application of thought; feeling; uncertainty. “Stoppage of sounds”: In the first meditation, <text:span text:style-name="VimmPali"><text:span text:style-name="T31">jhāna</text:span></text:span><text:span text:style-name="T31">,</text:span><text:span text:style-name="T9"> </text:span>speech is stopped. On entering the fourth meditation, <text:span text:style-name="VimmPali"><text:span text:style-name="T31">jhāna</text:span></text:span>, the yogin stops breathing.<text:note text:id="ftn443" text:note-class="footnote"><text:note-citation>2</text:note-citation><text:note-body><text:p text:style-name="P28"><text:span text:style-name="VimmXML"><text:span text:style-name="T12">&lt;anchor id="p120n2"/&gt;</text:span></text:span><text:span text:style-name="VimmBibRef"><text:span text:style-name="T9">D. </text:span></text:span><text:span text:style-name="VimmBibRef">III, </text:span><text:span text:style-name="VimmBibRef"><text:span text:style-name="T9">266</text:span></text:span><text:span text:style-name="T9">: </text:span><text:span text:style-name="VimmBibQuote"><text:span text:style-name="T9">Catutthajjhānaṁ samāpannassa assāsa-passāsā niruddhā honti.</text:span></text:span></text:p></text:note-body></text:note> Gradual stoppage of sounds: When the yogin enters into concentration, he hears sounds, but he is not able to speak because the faculty of hearing and that of speech are not united. To a man who enters form concentration, sound is disturbing. Hence the Buddha taught: “To a man who enters meditation, <text:span text:style-name="VimmPali"><text:span text:style-name="T31">jhāna</text:span></text:span><text:span text:style-name="T31">,</text:span><text:span text:style-name="T9"> </text:span>sound is a thorn”.<text:note text:id="ftn444" text:note-class="footnote"><text:note-citation>3</text:note-citation><text:note-body><text:p text:style-name="Standard"><text:span text:style-name="VimmBibRef"><text:span text:style-name="T9">A. V, 134—5</text:span></text:span><text:span text:style-name="T9">: </text:span><text:span text:style-name="VimmBibQuote"><text:span text:style-name="T9">Saddakaṇṭakā </text:span></text:span><text:span text:style-name="VimmBibQuote">hi </text:span><text:span text:style-name="VimmBibQuote"><text:span text:style-name="T9">bhikkhave jhānā vuttā mayā......Paṭhamassa jhānassa saddo kaṇṭako.</text:span></text:span></text:p></text:note-body></text:note> “Overturning”:<text:note text:id="ftn445" text:note-class="footnote"><text:note-citation>4</text:note-citation><text:note-body><text:p text:style-name="Standard"><text:span text:style-name="VimmPali"><text:span text:style-name="T31">Vipallāsa</text:span></text:span><text:span text:style-name="T31">.</text:span></text:p></text:note-body></text:note> A man, concentrating on the earth <text:span text:style-name="VimmPali">kasiṇa</text:span> develops earth perception through non-earth perception.</text:p>
      <text:p text:style-name="VimmBody"><text:span text:style-name="VimmQA">Q.</text:span> If that be so, does he not fulfil “overturning”?</text:p>
      <text:p text:style-name="VimmBody"><text:span text:style-name="VimmQA">A.</text:span> This earth perception should be known as that perception. It differs from the four kinds of overturning of perception. Therefore, it does not fulfil “overturning”.<text:note text:id="ftn446" text:note-class="footnote"><text:note-citation>5</text:note-citation><text:note-body><text:p text:style-name="Standard">This is after Prof. Higata. But <text:span text:style-name="T9">the </text:span>text is as follows: “It does not differ from the four kinds of overturning of perception. Therefore it does not fulfil overturning”.</text:p></text:note-body></text:note> <text:soft-page-break/>“Rising”:<text:note text:id="ftn447" text:note-class="footnote"><text:note-citation>1</text:note-citation><text:note-body><text:p text:style-name="Standard"><text:span text:style-name="VimmPali">Vuṭṭhāna</text:span>.</text:p></text:note-body></text:note> The rising, from concentration is conditioned <text:span text:style-name="VimmPageNo">[[184|121]]</text:span> by five causes, namely, painfulness of posture; many bonds; arising of hindrances; unequal skill; and inclination.</text:p>
      <text:p text:style-name="VimmBody">When a man enters formless concentration, he does not “rise” owing to “many bonds”, because he dwells in imperturbability. If he enters the attainment of dissolution and the attainment of fruition,<text:note text:id="ftn448" text:note-class="footnote"><text:note-citation>2</text:note-citation><text:note-body><text:p text:style-name="Standard"><text:span text:style-name="VimmPali">Nirodha-</text:span> and <text:span text:style-name="VimmPali">phala-samāpatti</text:span>.</text:p></text:note-body></text:note> he can “rise” through previous action<text:note text:id="ftn449" text:note-class="footnote"><text:note-citation>3</text:note-citation><text:note-body><text:p text:style-name="Standard">Cp. <text:span text:style-name="VimmBibRef">Vis. Mag. 705</text:span>: <text:span text:style-name="VimmBibQuote">Tathā ākiñcaññāyatanaṁ samāpajjitvā vuṭṭhāya catubbidhaṁ pubbakiccaṁ karoti: nānābaddha-avikopanaṁ, sanghapaṭimānanaṁ, satthu pakkosanaṁ addhānaparicchedan ti.</text:span></text:p></text:note-body></text:note> and not through any other cause. “Transcending”: In transcending there are two kinds, namely, transcending the factor<text:note text:id="ftn450" text:note-class="footnote"><text:note-citation>4</text:note-citation><text:note-body><text:p text:style-name="Standard"><text:span text:style-name="VimmPali">Aṅga samatikkama</text:span>.</text:p></text:note-body></text:note> and transcending the object.<text:note text:id="ftn451" text:note-class="footnote"><text:note-citation>5</text:note-citation><text:note-body><text:p text:style-name="Standard"><text:span text:style-name="VimmPali">Ārammaṇa samatikkama</text:span>.</text:p></text:note-body></text:note> To pass from form meditation, <text:span text:style-name="VimmPali">jhāna,</text:span> to form meditation, <text:span text:style-name="VimmPali">jhāna</text:span>, is called “transcending the factor”. To pass from form meditation, <text:span text:style-name="VimmPali">jhāna</text:span>, to formless concentration, and from formless concentration to formless concentration is called “transcending the object”. “Access” is the access of all meditation, <text:span text:style-name="VimmPali">jhāna</text:span>. It consists of five factors. “Initial application of thought”: In the second meditation, <text:span text:style-name="VimmPali">jhāna</text:span>, and the others through continued suppression, the state that is without initial and sustained application of thought is fulfilled. “Feeling”: In the fourth meditation, <text:span text:style-name="VimmPali">jhāna</text:span>, and the others, through continued suppression, the state that is with equanimity arises without extremes. “Uncertainty”: Owing to this, one does not remove the hindrances of sense-desires and the others, and abides in the sphere of neither perception nor non-perception. This is called “with remainder”. It is as if, fearing a poisonous snake, a man were to climb up a tree.</text:p>
      <text:p text:style-name="VimmBody">There are four kinds of men who cannot enter into concentration. They, surely, will be reborn in states of woe. Without cause they commit the five immediately effective deeds.<text:note text:id="ftn452" text:note-class="footnote"><text:note-citation>6</text:note-citation><text:note-body><text:p text:style-name="Standard"><text:span text:style-name="VimmBibRef">Vbh. 378</text:span>: <text:span text:style-name="VimmBibQuote">Tattha katamāni pañca kammāni ānantarikāni? Mātā jīvitā voropetā hoti, pitā jīvitā voropetā hoti, arahā jīvitā voropetā hoti, duṭṭhena cittena tathāgatassa lohitaṁ uppāditaṁ hoti, saṁgho bhinno hoti: imāni pañca kammāni ānantarikāni.</text:span></text:p></text:note-body></text:note> They are of perverted vision.</text:p>
      <text:p text:style-name="VimmSectEnded">(The exposition of) Miscellaneous teachings has ended.</text:p>
      <text:p text:style-name="VimmSectEnded">(The exposition of) the earth kasiṇa has been concluded.</text:p>
      <text:p text:style-name="VimmBody">* * * *</text:p>
      <text:h text:style-name="Heading_20_4" text:outline-level="4" text:is-list-header="true">The water kasiṇa</text:h>
      <text:p text:style-name="VimmBody"><text:span text:style-name="VimmQA">Q.</text:span> What is the water <text:span text:style-name="VimmPali">kasiṇa</text:span>? What is the practising of it? What are its salient characteristic, function and manifestation? What are its benefits? How is the sign grasped?</text:p>
      <text:p text:style-name="VimmBody"><text:span text:style-name="VimmQA">A.</text:span> The thought that is produced relying on the water sign —this is called the water <text:span text:style-name="VimmPali">kasiṇa</text:span>. The undisturbed dwelling of the mind — this is called <text:span text:style-name="VimmPageNo">[[185|122]]</text:span> practising. Absorption in the water <text:span text:style-name="VimmPali">kasiṇa</text:span> is its salient characteristic. Non-abandonment of water perception is its function. Undivided thought is its near cause.<text:note text:id="ftn453" text:note-class="footnote"><text:note-citation>7</text:note-citation><text:note-body><text:p text:style-name="Standard">In the question it is “manifestation”.</text:p></text:note-body></text:note></text:p>
      <text:p text:style-name="VimmBody">There are five distinctive kinds of benefits belonging to (the practice of) the water <text:span text:style-name="VimmPali">kasiṇa</text:span>: a man is able to dive into the earth and come out of it easily; to shake palaces, mountains or the earth; to bring down rain; cause water to gush from his body and make that (water) appear as it were the ocean. The (other) benefits of the water <text:span text:style-name="VimmPali">kasiṇa</text:span> are the same as those of the earth <text:span text:style-name="VimmPali">kasiṇa</text:span>. One who practises the water <text:span text:style-name="VimmPali">kasiṇa</text:span> well, sees water in all places.</text:p>
      <text:p text:style-name="VimmBody">“How is the sign grasped”?: The man who accepts the water <text:span text:style-name="VimmPali">kasiṇa</text:span> grasps the sign in water, i.e., natural or prepared water. Here, a practised yogin grasps the water sign in a place where there is no water or on seeing water in various places, i.e., in a well, pot, pond, swamp, river, lake or lagoon. Thus he can see (the sign) <text:soft-page-break/>wherever he likes, and can arouse the after-image of water. He is unlike a new yogin. A new yogin has to grasp the sign in a prepared place. He is not able to practise the water <text:span text:style-name="VimmPali">kasiṇa</text:span> with skill in an unprepared place. Thus that yogin, at first, should find out a calm place, in the monastery or in a rock cave or under a tree, which is not too dark and where the sun does not scorch. It should be a place where there is no dust or wind and where there are no mosquitoes, gadflies or other impediments. In such a place, he buries a bowl or a water pot in clean earth, and makes the rim level with the ground. The circumference should be one fathom. It should be filled with rain-water and unmixed with any colour. The bowl or pot should be full to the brim. Here, he should dwell on the perception of water, and take the sign through three ways: through even gazing, skilfulness and the elimination of disturbance. The rest is as fully-taught before under the earth <text:span text:style-name="VimmPali">kasiṇa</text:span> and the sphere of neither perception nor non-perception.</text:p>
      <text:p text:style-name="VimmSectEnded">The water kasiṇa has ended.</text:p>
      <text:h text:style-name="Heading_20_4" text:outline-level="4" text:is-list-header="true">The fire kasiṇa</text:h>
      <text:p text:style-name="VimmBody"><text:span text:style-name="VimmQA">Q.</text:span> What is the fire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fire — this is called the fire <text:span text:style-name="VimmPali">kasiṇa</text:span>. The undisturbed dwelling of the mind — this is called practising. The skilfulness of sending the mind forth into the fire sign is its salient characteristic. Non-abandonment of fire perception is its function. Undivided thought is its near cause.</text:p>
      <text:p text:style-name="VimmBody">“What are its benefits”? There are five distinctive benefits. These are displayed in the fire <text:span text:style-name="VimmPali">kasiṇa</text:span>. A man is able to produce smoke and flame, is able to reveal things through producing brightness, is able to destroy the <text:span text:style-name="VimmPageNo">[[186|123]]</text:span> light of other forms, is able to burn whatever he likes,<text:note text:id="ftn454" text:note-class="footnote"><text:note-citation>1</text:note-citation><text:note-body><text:p text:style-name="Standard">The first four are similar to those of <text:span text:style-name="VimmBibRef">Vis. Mag. 175—6</text:span>.</text:p></text:note-body></text:note> is able to know fire through the arising of brightness. The other benefits are equal to those of the earth <text:span text:style-name="VimmPali">kasiṇa</text:span>. Owing to the practice of the fire <text:span text:style-name="VimmPali">kasiṇa</text:span>, a man is able to see fire everywhere.</text:p>
      <text:p text:style-name="VimmBody">“How is the sign grasped”?: The man who takes up the fire sign grasps the sign in fire, i.e., in a natural or a prepared place. Here, a practised yogin grasps the natural sign. (He grasps the sign) on seeing any fire, i.e., a grass-fire, a wood-fire, a forest-fire or a house that is on fire. He develops the natural or the prepared as he pleases and sees the appropriate sign. Thus the after-image of fire occurs to him. The new yogin is different. He is able to grasp the sign only in a prepared place and not in an unprepared place. He follows what is expedient in the practice of the fire <text:span text:style-name="VimmPali">kasiṇa</text:span>. The new yogin should at first gather fuel, heap it up in a clean place and burn it. He burns it from below, at about the time the sun rises or sets. He does not think of the smoke or the flames that rise up. He sends his mind towards the fire sign by directing it to the middle of the thick flames and grasps the sign through three ways: through even gazing, skilfulness <text:span text:style-name="VimmPageNoOrig">[423]</text:span> and the elimination of disturbance. (The rest) is as was fully taught before.</text:p>
      <text:p text:style-name="VimmSectEnded">The fire kasiṇa has ended.</text:p>
      <text:h text:style-name="Heading_20_4" text:outline-level="4" text:is-list-header="true">The air kasiṇa</text:h>
      <text:p text:style-name="VimmBody"><text:span text:style-name="VimmQA">Q.</text:span> What is the air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air sign — this is called the air <text:span text:style-name="VimmPali">kasiṇa</text:span>. The training and the undisturbed dwelling of the mind are called the practising of the air <text:span text:style-name="VimmPali">kasiṇa</text:span>. Sending forth the mind into the air sign is its salient characteristic. The non-abandoning of air perception is its function. Undivided thought is its near cause.</text:p>
      <text:p text:style-name="VimmBody">“What are its benefits?”: There are three distinctive benefits in air <text:span text:style-name="VimmPali">kasiṇa</text:span>: a man is able to go about with the speed of air, to cause wind to rise and coolness to prevail. The other benefits are the same as those taught in the earth <text:span text:style-name="VimmPali">kasiṇa</text:span>. One follows what is expedient in the practice of the air <text:span text:style-name="VimmPali">kasiṇa</text:span>.</text:p>
      <text:p text:style-name="VimmBody">“How is the sign grasped?” : A new yogin grasps the air <text:span text:style-name="VimmPali">kasiṇa</text:span> through two ways: through sight and touch. How does he grasp the sign through sight? That yogin, <text:soft-page-break/>seeing a field of sweet potatoes, a bamboo grove or a grass-land moved by the wind, reflects on air perception. He grasps the sign through three ways: through even gazing, skilfulness and the elimination <text:span text:style-name="VimmPageNo">[[187|124]]</text:span> of disturbance. Thus he grasps the sign through sight. How does he grasp the sign through touch? In a calm abode, a new yogin makes an opening in the wall, inserts a pipe of bamboo or reed into it and sits near it, letting the wind that comes through it touch his body. Thus he grasps the air sign through touch.</text:p>
      <text:p text:style-name="VimmBody">A practised yogin is able to grasp the sign whenever the wind touches his body whether he is sitting, walking, standing or lying down. Thus the after-image of air occurs to him. He is unlike the new yogin.</text:p>
      <text:p text:style-name="VimmSectEnded">The air kasiṇa has ended.</text:p>
      <text:h text:style-name="Heading_20_4" text:outline-level="4" text:is-list-header="true">The blue-green kasiṇa</text:h>
      <text:p text:style-name="VimmBody"><text:span text:style-name="VimmQA">Q.</text:span> What is the blue-green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blue-green <text:span text:style-name="VimmPali">kasiṇa</text:span> — this is called the blue-green <text:span text:style-name="VimmPali">kasiṇa</text:span>. The training and undisturbed dwelling of the mind are called practising. Sending forth the mind into the blue-green sign is its salient characteristic. Non-abandoning of the blue-green perception is its function. Undivided thought is its near cause.</text:p>
      <text:p text:style-name="VimmBody">“What are its benefits?”: There are five benefits. In the -blue-green <text:span text:style-name="VimmPali">kasiṇa</text:span>, a man attains to the emancipation of the beautiful. He acquires the position of mastery of the blue<text:note text:id="ftn455" text:note-class="footnote"><text:note-citation>1</text:note-citation><text:note-body><text:p text:style-name="P32"><text:span text:style-name="VimmXML"><text:span text:style-name="T113">&lt;</text:span></text:span><text:span text:style-name="VimmXML"><text:span text:style-name="T115">anchor id="</text:span></text:span><text:span text:style-name="VimmXML"><text:span text:style-name="T113">p12</text:span></text:span><text:span text:style-name="VimmXML"><text:span text:style-name="T114">4</text:span></text:span><text:span text:style-name="VimmXML"><text:span text:style-name="T113">n1</text:span></text:span><text:span text:style-name="VimmXML"><text:span text:style-name="T115">"/&gt;</text:span></text:span>Lit. <text:span text:style-name="VimmPali">Nīla abhibhāyatana</text:span>. <text:span text:style-name="VimmBibRef">D. III, 260</text:span>: <text:span text:style-name="VimmBibQuote">Aṭṭha abhibhāyatanāni</text:span><text:span text:style-name="VimmPali">,</text:span> the eight positions of mastery.</text:p><text:p text:style-name="Standard">The following is from the <text:span text:style-name="VimmPali">Abhidharma Sangiti Paryāya Pada Sāstra</text:span>:— One having no internal perception of form sees external forms, blue, indigo-coloured, indigo in appearance, indigo in brightness. As cloth of Benares dyed the colour of the <text:span text:style-name="VimmPali">Ummaka</text:span> flower, deeply blue, is blue, indigo-coloured, indigo in appearance.........so it is when one having no internal perception of form sees external forms.........Seeing such forms, he thinks: “I know, I see”. Thus he perceives. This is the fifth position of mastery.</text:p><text:p text:style-name="Standard"><text:span text:style-name="VimmBibRef">D. II, 110</text:span>: <text:span text:style-name="VimmBibQuote">Ajjhattaṁ arūpa-saññi eko bahiddhā-rūpāni passati nīlāni nīla-vaṇṇāni</text:span></text:p><text:p text:style-name="Standard"><text:span text:style-name="VimmBibQuote">nila-nidassanāni nila-nibhāsāni—seyyathā pi nāma ummā-pupphaṁ nilaṁ nila-vaṇṇaṁ nila-nidassanaṁ nila-nibhāsaṁ—seyhathā vā pana taṁ vatthaṁ Bārāṇaseyyakaṁ ubhato-bhāgo-vimaṭhaṁ nilaṁ nila-vaṇṇaṁ nila-nidassanaṁ nila-nibhāsaṁ—evaṁ eva ajjhattaṁ arūpa-saññī eko bahiddhā-rūpāni passati nilāni nila-vaṇṇāni nila-nidassanāni nila-nibhāsāni, “Tāni abhibhuyya jānāmi passāmiti” evaṁ-saññi hoti, idaṁ pañcamaṁ abhibhāyatanaṁ.</text:span></text:p></text:note-body></text:note> that is like a blue flower. He can change all things to blue. He sees the colour of blue anywhere through the practice of the blue <text:span text:style-name="VimmPali">kasiṇa</text:span>.<text:note text:id="ftn456" text:note-class="footnote"><text:note-citation>2</text:note-citation><text:note-body><text:p text:style-name="Standard">Only three are treated in <text:span text:style-name="VimmBibRef">Vis. Mag. 176</text:span>.</text:p></text:note-body></text:note></text:p>
      <text:p text:style-name="VimmBody">“How is the sign grasped?”: The yogin grasps the sign in a prepared place or in a natural place. That yogin sees (the sign) in blue flowers, blue clothes or in blue-coloured things everywhere. He sees it always before him, in pleasure or in pain, and thus the after-image of the blue-green sign occurs to him. A new yogin is different. He grasps the sign in a prepared place. He is not able to grasp it in an unprepared place. He follows what is expedient <text:span text:style-name="VimmPageNo">[[188|125]]</text:span> in the practice of the blue-green <text:span text:style-name="VimmPali">kasiṇa</text:span>. This yogin makes a <text:span text:style-name="VimmPali">maṇḍala</text:span> on a cloth, plank or wall with blue of the colour of the <text:span text:style-name="VimmPali">Asita</text:span><text:note text:id="ftn457" text:note-class="footnote"><text:note-citation>3</text:note-citation><text:note-body><text:p text:style-name="Standard">Indigo plant. Black colour (of ashes) black-blue, black — P.T.S. Dict.</text:p></text:note-body></text:note> flower, in the form of a triangle or a square. He edges it round with another colour. Thus he prepares the blue-green sign. He grasps the sign through three ways: even gazing, skilfulness and the elimination of disturbance. The rest is as was fully taught before.</text:p>
      <text:p text:style-name="VimmSectEnded">The blue-green kasiṇa has ended.</text:p>
      <text:h text:style-name="Heading_20_4" text:outline-level="4" text:is-list-header="true">The yellow kasiṇa</text:h>
      <text:p text:style-name="VimmBody"><text:span text:style-name="VimmQA">Q.</text:span> What is the yellow <text:span text:style-name="VimmPali">kasiṇa</text:span>? What is the practising of it? What are its salient characteristic, function and near cause? What are its benefits? How is the sign grasped?</text:p>
      <text:p text:style-name="VimmBody"><text:soft-page-break/><text:span text:style-name="VimmQA">A.</text:span> The thought that is produced relying on the yellow sign—this is called the yellow <text:span text:style-name="VimmPali">kasiṇa</text:span>. The training and the undisturbed dwelling of the mind — these are called the practising of it. Sending forth the mind into the yellow sign is its salient characteristic. Non-abandoning of the perception of yellow is its function. Undivided thought is the near cause.</text:p>
      <text:p text:style-name="VimmBody">“What are its benefits?”: There are five distinctive benefits. A man is able to attain to the emancipation of the beautiful. He acquires the position of mastery of the yellow. He considers various yellow colours similar to that of the <text:span text:style-name="VimmPali">Kaṇikāra</text:span> flower.<text:note text:id="ftn458" text:note-class="footnote"><text:note-citation>1</text:note-citation><text:note-body><text:p text:style-name="Standard">According to the <text:span text:style-name="VimmPali">Śāstra</text:span> quoted in <text:span text:style-name="VimmXML">&lt;</text:span><text:span text:style-name="VimmXML"><text:span text:style-name="T113">ptr type="vimm" target="p12</text:span></text:span><text:span text:style-name="VimmXML"><text:span text:style-name="T114">4</text:span></text:span><text:span text:style-name="VimmXML"><text:span text:style-name="T113">n1"&gt;</text:span></text:span><text:span text:style-name="VimmXML">note 1 on page 124&lt;/</text:span><text:span text:style-name="VimmXML"><text:span text:style-name="T113">ptr&gt;</text:span></text:span>, the sixth <text:span text:style-name="VimmPali">abhibhāyatana</text:span> differs from the fifth in colour and flower. For <text:span text:style-name="VimmPali">Ummaka, Karṇikāra</text:span> is substituted. <text:span text:style-name="VimmBibRef">D. II, 111</text:span>, confirms this. — <text:span text:style-name="VimmBibQuote">Seyyathā pi nāma kaṇikāra-pupphaṁ pitaṁ pīta-vaṇṇaṁ pīta-nidassanaṁ pīta-nibhāsaṁ.</text:span></text:p><text:p text:style-name="Standard">The late Venerable Soma Mahā Thera, one of the co-translators of the Vimuttimagga, seeing the <text:span text:style-name="VimmPali">karṇikāra</text:span> (<text:span text:style-name="VimmPali">Sinhala, kiṇihiri</text:span>; Pterospermum acerifolium) tree at the Island Hermitage in Dodanduwa, in bloom in the early forties, and, recalling this passage of the Vimuttimagga, wrote the following verses:—</text:p><text:p text:style-name="VimmVerseEnglish">In our little island home<text:line-break/>Where free the winged and reptile roam,<text:line-break/>The spirit weaves on silent loom:<text:line-break/>The Karṇikāra is in bloom.</text:p><text:p text:style-name="VimmVerseEnglish">There may frolic elf and gnome,<text:line-break/>Ay, hearts grow happy in the loam<text:line-break/>Of quiet! ‘tis the fecund womb<text:line-break/>Of thought serene, the grave of gloom.</text:p><text:p text:style-name="VimmVerseEnglish">Lean grey tree with outstretched hands,<text:line-break/>Your golden flow’r, a symbol, stands<text:line-break/>For inward vision yoga-wrought,<text:line-break/>For lustrous power nobly bought.</text:p><text:p text:style-name="VimmVerseEnglish">Upward flows life’s current strong,<text:line-break/>Should it for cool; calm, clean bliss long,<text:line-break/>Should it, to sense the silence, throng,<text:line-break/>To sense the golden flower’s song.</text:p><text:p text:style-name="VimmVerseEnglish">Stem will you the outward flow<text:line-break/>Of mind caught fast in maya-glow?<text:line-break/>Illusion’s lure will you lay low?<text:line-break/>Then, let the golden flower blow.</text:p></text:note-body></text:note> Practising the yellow <text:span text:style-name="VimmPali">kasiṇa</text:span>, he sees yellow everywhere.</text:p>
      <text:p text:style-name="VimmBody">“How is the sign grasped?”: The man who takes up the yellow <text:span text:style-name="VimmPali">kasiṇa</text:span> grasps the yellow sign either in a prepared place or in a natural place. (The practised yogin) grasps the sign in a non-prepared place. That yogin sees the yellow colour of yellow flowers or yellow clothes anywhere. He sees it always, in pleasure or in pain. Thus the after-image of yellow occurs to him. The new yogin is different. The new yogin grasps the sign in a prepared <text:span text:style-name="VimmPageNo">[[189|126]]</text:span> place, and is not able to grasp it in a non-prepared place. He follows what is expedient in the practice of the yellow <text:span text:style-name="VimmPali">kasiṇa</text:span>. This yogin makes a <text:span text:style-name="VimmPali">maṇḍala</text:span> with yellow of the colour of the <text:span text:style-name="VimmPali">Kaṇikāra</text:span> flower, on cloth, plank or wall, in the shape of a triangle or square. He edges it with another colour. Thus he prepares the yellow sign. He grasps the sign through three ways: even gazing, skilfulness and the elimination of disturbance. The rest is as was fully taught before.</text:p>
      <text:p text:style-name="VimmSectEnded">The yellow kasiṇa has ended.</text:p>
      <text:h text:style-name="Heading_20_4" text:outline-level="4" text:is-list-header="true">The red kasiṇa</text:h>
      <text:p text:style-name="VimmBody"><text:span text:style-name="VimmQA">Q.</text:span> What is the red <text:span text:style-name="VimmPali">kasiṇa</text:span>? What is the practising of it? What are its salient characteristic, function and near cause? What are its benefits? How is the sign grasped?</text:p>
      <text:p text:style-name="VimmBody"><text:span text:style-name="VimmQA">A.</text:span> The thought that is produced relying on the red sign — this is called the red <text:span text:style-name="VimmPali">kasiṇa</text:span>. The training and the undisturbed dwelling of the mind — these are called the practising of it. Sending forth the mind into the red sign is its salient characteristic. The non-abandoning of the perception of red is its function. Undivided thought is its near cause.</text:p>
      <text:p text:style-name="VimmBody"><text:soft-page-break/>“What are its benefits?”: There are four distinctive benefits. A man is able to attain to the emancipation of the beautiful in the red <text:span text:style-name="VimmPali">kasiṇa</text:span>. He acquires the position of mastery of the red.<text:note text:id="ftn459" text:note-class="footnote"><text:note-citation>1</text:note-citation><text:note-body><text:p text:style-name="Standard">In the seventh <text:span text:style-name="VimmPali">abhibhāyatana</text:span>, according to the <text:span text:style-name="VimmPali">ṡāstra</text:span> quoted above, the flower associated with the red <text:span text:style-name="VimmPali">abhibhāyatana</text:span> is the <text:span text:style-name="VimmPali">Bandhujīvaka</text:span>. <text:span text:style-name="VimmBibRef">D. II, 111</text:span> confirms: <text:span text:style-name="VimmBibQuote">Seyyathā pi nāma bandhujivaka-pupphaṁ lohitakaṁ lohitaka-vaṇṇaṁ lohitaka-nidassanaṁ lohitaka-nibhāsaṁ.</text:span></text:p></text:note-body></text:note> He is able to change things into the colour of red. The other benefits are equal to those taught under the earth <text:span text:style-name="VimmPali">kasiṇa</text:span>. He who practises the red <text:span text:style-name="VimmPali">kasiṇa</text:span> sees the colour of red prevailing everywhere.</text:p>
      <text:p text:style-name="VimmBody">“How is the sign grasped?”: A man who takes up the red <text:span text:style-name="VimmPali">kasiṇa</text:span>, grasps the red sign either in a prepared place or in a natural place. The practised yogin grasps the sign in a natural place, i.e., on seeing red flowers or red clothes anywhere. He sees always, in pleasure or in pain. Thus the after-image of the red sign occurs to him. The new yogin is different. The new [[190|127]] yogin grasps the sign in a prepared place, and is not able to do so in a non-prepared place. He follows what is expedient in the practice of the red <text:span text:style-name="VimmPali">kasiṇa</text:span>. This yogin applies a red colour resembling that of the <text:span text:style-name="VimmPali">Bandhujīvaka</text:span> flower on cloth, plank or wall, in the shape of a triangle or a square. Or, he makes a <text:span text:style-name="VimmPali">maṇḍala</text:span> of red flowers. He edges it with another colour. Thus he prepares the red sign. He grasps the sign through three ways: through even gazing, skilfulness and the elimination of disturbance. The rest is as was fully taught before.</text:p>
      <text:p text:style-name="VimmSectEnded">The red kasiṇa has ended.</text:p>
      <text:h text:style-name="Heading_20_4" text:outline-level="4" text:is-list-header="true">The white kasiṇa</text:h>
      <text:p text:style-name="VimmBody"><text:span text:style-name="VimmQA">Q.</text:span> What is the white <text:span text:style-name="VimmPali">kasiṇa</text:span>? What is the practising of it? What are its salient characteristic, function and near cause? How is the sign grasped?</text:p>
      <text:p text:style-name="VimmBody"><text:span text:style-name="VimmQA">A.</text:span> The thought that is produced relying on the white sign—this is called the white <text:span text:style-name="VimmPali">kasiṇa</text:span>. The training and the undisturbed dwelling of the mind — these are called the practising of it. Sending forth the mind into the white sign is its salient characteristic. The non-abandoning of the perception of white is its function. Undivided thought is its near cause.</text:p>
      <text:p text:style-name="VimmBody">“What are its benefits?”: There are eight distinctive benefits. A man is able to attain to the emancipation of the beautiful, and the positions of mastery of the white.<text:note text:id="ftn460" text:note-class="footnote"><text:note-citation>2</text:note-citation><text:note-body><text:p text:style-name="Standard"><text:span text:style-name="VimmPali">Odāta abhibhāyatana.</text:span> In the <text:span text:style-name="VimmPali">ṡāstra</text:span> mentioned above, this, the seventh <text:span text:style-name="VimmPali">abhibhāyatana</text:span>, is associated with <text:span text:style-name="VimmPali">Uṡanastārakā</text:span> (Sk.), <text:span text:style-name="VimmPali">Osadhitārakā</text:span> (Pali), the morning star. <text:span text:style-name="VimmBibRef">D. II, page 111</text:span> confirms: <text:span text:style-name="VimmBibQuote">Seyyathā pi nāma osadhi-tārakā odātā odāta-vaṇṇā odāta-nidassanā odāta-nibhāsā.</text:span></text:p></text:note-body></text:note> He overcomes rigidity and torpor, dispels darkness, produces brightness and arouses the divine eye through the white <text:span text:style-name="VimmPali">kasiṇa</text:span>. The other benefits are the same as those taught in the earth <text:span text:style-name="VimmPali">kasiṇa</text:span>. He who practises the white <text:span text:style-name="VimmPali">kasiṇa</text:span> sees the colour of white prevailing everywhere.</text:p>
      <text:p text:style-name="VimmBody">“How is the sign grasped?”: A man who takes up the white <text:span text:style-name="VimmPali">kasiṇa</text:span> grasps the white sign either in a prepared or natural place. The practised yogin grasps the sign in a natural place. He sees the sign in various places—in white flowers, moonlight, sunlight, starlight or a round mirror. Beginning with these, he sees the sign always before him, through pleasure and through pain. Thus the after-image of the white sign occurs to him. The new yogin is different. The new yogin grasps the sign in a prepared place. He is not able to grasp it in a non-prepared place. He follows what is expedient in the practice of the white <text:span text:style-name="VimmPali">kasiṇa</text:span>. This yogin makes a <text:span text:style-name="VimmPali">maṇḍala</text:span> on cloth, plank or wall in the shape of a triangle or a square, with colour resembling that of the morning star. He edges it with another colour. Thus he prepares the white sign. He grasps the sign through three ways: even gazing, skilfulness and the elimination of disturbance. (The rest) is as was fully taught before.</text:p>
      <text:p text:style-name="VimmSectEnded">The white kasiṇa has ended. <text:span text:style-name="VimmPageNo">[[191|128]]</text:span> </text:p>
      <text:h text:style-name="Heading_20_4" text:outline-level="4" text:is-list-header="true">The light kasiṇa</text:h>
      <text:p text:style-name="VimmBody"><text:span text:style-name="VimmPageNoOrig">[424]</text:span> <text:span text:style-name="VimmQA">Q.</text:span> What is the light <text:span text:style-name="VimmPali">kasiṇa</text:span>? What is the practising of it? What are its salient characteristic, function and near cause? How is the sign grasped?</text:p>
      <text:p text:style-name="VimmBody"><text:span text:style-name="VimmQA">A.</text:span> The thought that is produced relying on the light sign — this is called the light <text:span text:style-name="VimmPali">kasiṇa</text:span>. The training and the undisturbed dwelling of the mind — these are called the <text:soft-page-break/>practising of it. Sending forth the mind into the white sign is its salient characteristic. The non-abandoning of the perception of light is its function. Undivided thought is its near cause.</text:p>
      <text:p text:style-name="VimmBody">“What are its benefits?”: They are equal to those of the white <text:span text:style-name="VimmPali">kasiṇa</text:span>. He who practises the light <text:span text:style-name="VimmPali">kasiṇa</text:span> sees light everywhere.</text:p>
      <text:p text:style-name="VimmBody">“How is the sign grasped?”: A man who takes up the light <text:span text:style-name="VimmPali">kasiṇa</text:span>, grasps the light sign in a prepared or in a natural place. The practised yogin grasps the sign in a natural place. He sees the sign in various places — in moonlight, sunlight, lamplight or in the light of gems. Beginning with these he sees (the sign) always through pleasure or through pain. Thus the after-image of the light sign occurs to him. The new yogin is different. The new yogin grasps the sign in a prepared place, and is not able to do so in a non-prepared place. He follows what is expedient in the practice of the light <text:span text:style-name="VimmPali">kasiṇa</text:span>. This yogin chooses a wall facing east or west. He fills a bowl with water and keeps it in a sunny place nearby. This water causes a <text:span text:style-name="VimmPali">maṇḍala</text:span> of light. From this <text:span text:style-name="VimmPali">maṇḍala</text:span>, light rises and is reflected on the wall. Here he sees the light sign. He grasps it in three ways: through even gazing, skilfulness and the elimination of disturbance. (The rest) is as was fully taught before.</text:p>
      <text:p text:style-name="VimmSectEnded">The light kasiṇa has ended.</text:p>
      <text:p text:style-name="VimmBody"><text:span text:style-name="VimmPageNo">[[192|129]]</text:span></text:p>
      <text:p text:style-name="VimmExportSkip">THE PATH OF FREEDOM</text:p>
      <text:p text:style-name="VimmExportSkip">FASCICLE THE SIXTH WRITTEN BY THE ARAHANT UPATISSA</text:p>
      <text:p text:style-name="VimmExportSkip">WHO WAS CALLED GREAT LIGHT IN RYO</text:p>
      <text:p text:style-name="VimmExportSkip">TRANSLATED IN RYO BY TIPITAKA SANGHAPĀLA OF FUNAN</text:p>
      <text:p text:style-name="VimmExportSkip">CHAPTER THE EIGHTH</text:p>
      <text:p text:style-name="VimmBody"/>
      <text:h text:style-name="Heading_20_3" text:outline-level="3" text:is-list-header="true">Section Three</text:h>
      <text:h text:style-name="Heading_20_4" text:outline-level="4" text:is-list-header="true">The (separated) space kasiṇa</text:h>
      <text:p text:style-name="VimmBody">What is the (separated) space <text:span text:style-name="VimmPali">kasiṇa</text:span>? What is the practising of it? What are its salient characteristic, function and near cause? What are its benefits? How is the sign grasped?</text:p>
      <text:p text:style-name="VimmBody"><text:span text:style-name="VimmQA">A.</text:span> In the space <text:span text:style-name="VimmPali">kasiṇa</text:span>, there are two kinds: The first is space that is separate from form; the second is space that is not separate from form. The sign of the space <text:span text:style-name="VimmPali">kasiṇa</text:span> is space that is separate from form; the space sign that is grasped in an opening is space that is not separate from form. The training and the undisturbed dwelling of the mind — these are called the practising of it. Sending forth the mind into space perception is its function. Undivided thought is its near cause.</text:p>
      <text:p text:style-name="VimmBody">“What are its benefits?”: There are two distinctive benefits, thus: A man is able to pass through obstructions such as walls, mountains and the like. His bodily activities are not impeded, and he becomes fearless.</text:p>
      <text:p text:style-name="VimmBody">“How is the sign grasped?”: The man who takes up the space <text:span text:style-name="VimmPali">kasiṇa</text:span>, grasps the sign in space that is natural or prepared. The practised yogin grasps the sign in a natural place. He sees the sign in various places — in some opening (in a wall), in the space of an open window, in the space which is between the branches of trees. Beginning with these, he sees it always, in pleasure and in pain. Thus the after-image of the space sign occurs to him. The new yogin is different. The new yogin grasps the sign in a prepared place; and not in a non-prepared place. This yogin goes to a calm abode on the outside of which are no obstructions. He makes a circular opening (in the wall) and grasps the space sign, through three ways: through even <text:span text:style-name="VimmPageNo">[[193|130]]</text:span> gazing, skilfulness and the elimination of disturbance. In this space <text:span text:style-name="VimmPali">kasiṇa</text:span>, the fourth and the fifth meditations, <text:span text:style-name="VimmPali">jhānas</text:span>, are produced. The rest is as was fully taught before.</text:p>
      <text:p text:style-name="VimmSectEnded">The (separated) space kasiṇa has ended.</text:p>
      <text:h text:style-name="Heading_20_4" text:outline-level="4" text:is-list-header="true">The consciousness kasiṇa</text:h>
      <text:p text:style-name="VimmBody"><text:span text:style-name="VimmQA">Q.</text:span> What is the consciousness <text:span text:style-name="VimmPali">kasiṇa</text:span>?</text:p>
      <text:p text:style-name="VimmBody"><text:span text:style-name="VimmQA">A.</text:span> It is the concentration of the sphere of infinite consciousness. This is called the consciousness <text:span text:style-name="VimmPali">kasiṇa</text:span>. The rest is as was fully taught before.</text:p>
      <text:p text:style-name="VimmSectEnded"><text:soft-page-break/>The ten kasiṇa have ended.<text:note text:id="ftn461" text:note-class="footnote"><text:note-citation>1</text:note-citation><text:note-body><text:p text:style-name="Standard">This and the subsequent passages in italics in this section do not occur in the Sung edition in the library of the Japanese Imperial household.</text:p></text:note-body></text:note></text:p>
      <text:h text:style-name="Heading_20_4" text:outline-level="4" text:is-list-header="true">Miscellaneous teachings</text:h>
      <text:p text:style-name="VimmBody"><text:span text:style-name="VimmQA">Q.</text:span> What are the miscellaneous teachings regarding these <text:span text:style-name="VimmPali">kasiṇa</text:span>?</text:p>
      <text:p text:style-name="VimmBody"><text:span text:style-name="VimmQA">A.</text:span> If one acquires facility in one sign, all other signs follow. If one acquires facility in the first meditation, <text:span text:style-name="VimmPali">jhāna</text:span>, through one <text:span text:style-name="VimmPali">kasiṇa</text:span>, one is able to acquire facility through the other <text:span text:style-name="VimmPali">kasiṇas</text:span> also and is able to cause the arising of the second meditation, <text:span text:style-name="VimmPali">jhāna</text:span>. In the same way, if one acquires facility in the second meditation, <text:span text:style-name="VimmPali">jhāna</text:span>, one is able to cause the arising of the third meditation, <text:span text:style-name="VimmPali">jhāna.</text:span> If one acquires facility in the third meditation, <text:span text:style-name="VimmPali">jhāna</text:span>, one is able to cause the arising of the fourth meditation, <text:span text:style-name="VimmPali">jhāna</text:span>.</text:p>
      <text:p text:style-name="VimmBody"><text:span text:style-name="VimmQA">Q.</text:span> Which are the most excellent of all <text:span text:style-name="VimmPali">kasiṇas</text:span>?</text:p>
      <text:p text:style-name="VimmBody"><text:span text:style-name="VimmQA">A.</text:span> The four colour <text:span text:style-name="VimmPali">kasiṇas</text:span> are the most excellent, because through them one attains to the emancipations<text:note text:id="ftn462" text:note-class="footnote"><text:note-citation>2</text:note-citation><text:note-body><text:p text:style-name="Standard"><text:span text:style-name="VimmPali">Vimokkha</text:span>.</text:p></text:note-body></text:note> and the positions of mastery. The white <text:span text:style-name="VimmPali">kasiṇa</text:span> is excellent, because it illumines and because through it an unobstructed state of mind is attained.</text:p>
      <text:p text:style-name="VimmBody">Here (the yogin) produces the eight attainments on eight <text:span text:style-name="VimmPali">kasiṇas</text:span>, in sixteen ways, peacefully. (1) He dwells wherever he likes and (2) practises the concentration that he likes, (3) whenever he likes, (4) without hindrance, (5) in the direct order<text:note text:id="ftn463" text:note-class="footnote"><text:note-citation>3</text:note-citation><text:note-body><text:p text:style-name="Standard">Lit. Ascending gradually.</text:p></text:note-body></text:note> and (6) in the reverse order,<text:note text:id="ftn464" text:note-class="footnote"><text:note-citation>4</text:note-citation><text:note-body><text:p text:style-name="Standard">Lit. Descending gradually.</text:p></text:note-body></text:note> (7) in the direct and in the reverse order,<text:note text:id="ftn465" text:note-class="footnote"><text:note-citation>5</text:note-citation><text:note-body><text:p text:style-name="Standard">Lit. Ascending and descending gradually.</text:p></text:note-body></text:note> (8) by developing separately<text:note text:id="ftn466" text:note-class="footnote"><text:note-citation>6</text:note-citation><text:note-body><text:p text:style-name="Standard">Lit. Increasing each one.</text:p></text:note-body></text:note> (9) by developing together, (10) by skipping over the middle,<text:note text:id="ftn467" text:note-class="footnote"><text:note-citation>7</text:note-citation><text:note-body><text:p text:style-name="Standard">Lit. Making little or restricting the middle.</text:p></text:note-body></text:note> (11) by limiting<text:note text:id="ftn468" text:note-class="footnote"><text:note-citation>8</text:note-citation><text:note-body><text:p text:style-name="Standard">Lit. Making little or restricting the factor.</text:p></text:note-body></text:note> the factor, (12) by limiting the object, (13) by limiting the factor and the object, (14) by fixing<text:note text:id="ftn469" text:note-class="footnote"><text:note-citation>9</text:note-citation><text:note-body><text:p text:style-name="Standard">Lit. Together with the factor.</text:p></text:note-body></text:note> the factor, (15) by fixing the object, (16) by fixing the factor and the object. <text:span text:style-name="VimmPageNo">[[194|131]]</text:span> </text:p>
      <text:p text:style-name="VimmBody">(1) “He stays wherever he likes”: He dwells in the village or forest — whichever he likes—and enters into concentration. (2) “Practises the concentration that he likes”; He produces the concentration which he desires. (3) “Whenever”: He enters into concentration at the time he likes. (4) (“Without hindrance”): He is able to remain firm in (concentration) at all times. (5) “In the direct order”: He enters the first meditation, <text:span text:style-name="VimmPali">jhāna</text:span>,<text:span text:style-name="VimmPali"> </text:span>and by degrees rises up to the sphere of neither perception nor non-perception. (6) “In the reverse order”: Starting from the sphere of neither perception nor non-perception, he comes down by degrees to the first meditation, <text:span text:style-name="VimmPali"><text:span text:style-name="T31">jhāna</text:span></text:span><text:span text:style-name="T31">. </text:span><text:span text:style-name="T9">(7) </text:span>“In the direct and in the reverse order”: He excels in ascending and in descending. He enters the third meditation, <text:span text:style-name="VimmPali">jhāna</text:span>, from the first meditation, <text:span text:style-name="VimmPali">jhāna</text:span>. From the third <text:span text:style-name="T9">méditation, </text:span><text:span text:style-name="VimmPali">jhāna</text:span>, he enters the second, and from the second he enters the fourth.<text:note text:id="ftn470" text:note-class="footnote"><text:note-citation>10</text:note-citation><text:note-body><text:p text:style-name="Standard">Cp.</text:p><text:list text:style-name="L13"><text:list-item><text:p text:style-name="P51"><text:span text:style-name="VimmBibRef">D. II, 156</text:span>: <text:span text:style-name="VimmBibQuote">‘Handa </text:span><text:span text:style-name="VimmBibQuote"><text:span text:style-name="T9">dāni </text:span></text:span><text:span text:style-name="VimmBibQuote">bhikkhave </text:span><text:span text:style-name="VimmBibQuote"><text:span text:style-name="T9">āmantayāmi v</text:span></text:span><text:span text:style-name="VimmBibQuote">o: “</text:span><text:span text:style-name="VimmBibQuote"><text:span text:style-name="T9">Vayadhammā saṁkhārā, appamādena sampādethāti"</text:span></text:span><text:span text:style-name="VimmBibQuote">.</text:span></text:p><text:p text:style-name="P51"><text:span text:style-name="VimmBibQuote"><text:span text:style-name="T9">Ayaṁ Tathāgatassa pacchimā vācā.</text:span></text:span></text:p><text:p text:style-name="P51"><text:span text:style-name="VimmBibQuote"><text:span text:style-name="T9">Atha kho Bhagavā paṭhamajjhānaṁ samāpajji. paṭhamajjhānā vuṭṭhahitvā dutiyajjhānaṁ samāpajji. Dutiyajjhānā vuṭṭhahitvā tatiyajjhānaṁ samāpajji. Tatiyajjhānā vuṭṭhahitvā catutthajjhānaṁ samāpajji. Catutthajjhānā vuṭṭhahitvā ākāsānañcāyatanaṁ samāpajji. Ākāsānañcāyatana-samāpattiyā vuṭṭhahitvā viññāṇañcāyatanaṁ samāpajji. Viññāṇañcāyatana-samāpattiyā vuṭṭhahitvā ākiñcaññāyatanaṁ samāpajji. Ākiñcaññāyatana-samāpattiyā vuṭṭhahitvā nevasaññā-nāsaññāyatanaṁ samāpajji. Nevasaññā-nāsaññāyatana-samāpattiyā vuṭṭhahitvā saññā-vedayita-nirodhaṁ samāpajji.</text:span></text:span></text:p><text:p text:style-name="P51"><text:span text:style-name="VimmBibQuote"><text:span text:style-name="T9">Atha kho āyasmā Ānando āyasamantaṁ Anuruddhaṁ etad avoca:</text:span></text:span></text:p><text:p text:style-name="P51"><text:span text:style-name="VimmBibQuote"><text:span text:style-name="T9">‘Parinibbuto bhante Anuruddha Bhagavā'ti.</text:span></text:span></text:p><text:p text:style-name="P51"><text:span text:style-name="VimmBibQuote"><text:span text:style-name="T9">‘Na āvuso Ānanda Bhagavā parinibbuto, saññā-vedayita-nirodhaṁ samāpanno'ti.</text:span></text:span></text:p><text:p text:style-name="P51"><text:span text:style-name="VimmBibQuote"><text:span text:style-name="T9">Atha kho Bhagavā saññā-vedayita-nirodha-samāpattiyā vuṭṭhahitvā nevasaññā-nāsaññāyatanaṁ samāpajji. Nevasaññā-nāsaññāyatana-samāpattiyā vuṭṭhahitvā ākiñcaññāyatanaṁ samāpajji. Ākiñcaññāyatana-samāpattiyā vuṭṭhahitvā viññāṇañcāyatanaṁ samāpajji. Viññāṇañcāyatana-samāpattiyā vuṭṭhahitvā ākāsānañcāyatanaṁ samāpajji. Ākāsānañcāyatana-samāpattiyā vuṭṭhahitvā catutthajjhānā samāpajji. Catutthajjhānā vuṭṭhahitvā tatiyajjhānaṁ samāpajji. Tatiyajjhāna vuṭṭhahitvā dutiyajjhānaṁ samāpajji. Dutiyajjhānā vuṭṭhahitvā paṭhamajjhānaṁ samāpajji. Paṭhamajjhānā vuṭṭhahitvā dutiyajjhānaṁ samāpajji. Dutiyajjhānā vuṭṭhahitvā tatiyajjhānaṁ samāpajji. Tatiyajjhāna vuṭṭhahitvā catutthajjhānāṁ samāpajji. Catutthajjhānā vuṭṭhahitvā samanantarā Bhagavā parinibbāyi.</text:span></text:span></text:p></text:list-item><text:list-item><text:p text:style-name="P51"><text:span text:style-name="VimmBibRef"><text:span text:style-name="T9">Vis. Mag. 374</text:span></text:span><text:span text:style-name="VimmPali"><text:span text:style-name="T31">: </text:span></text:span><text:span text:style-name="VimmBibQuote"><text:span text:style-name="T9">paṭhamajjhānato pana paṭṭhāya paṭipāṭiyā yāva nevasaññā-nāsaññā-yatanaṁ, tāva punappunaṁ samāpajjanaṁ jhānānulomaṁ nāma. Nevasaññā-nāsaññā-yatanato paṭṭhāya yāva paṭhamajjhānaṁ, tāva punappunaṁ samāpajjanaṁ jhānapaṭilomaṁ nāma. Paṭhamajjhānato paṭṭhāya yāva nevasaññā-nāsaññāyatanaṁ, nevasaññā-nāsaññāya-tanato paṭṭhāya yāva paṭhamajjhānan ti evaṁ anulomapaṭilomavasena punappunaṁ samā-pajjanaṁ jhānānulomapaṭilomaṁ nāma.</text:span></text:span></text:p></text:list-item></text:list></text:note-body></text:note> Thus he enters the concentration of the sphere of neither <text:soft-page-break/>perception nor non-perception. (8) “By developing separately”: Having gradually entered the fourth meditation, <text:span text:style-name="VimmPali">jhāna</text:span>, he ascends or descends. (9) “By developing together”: He enters the fourth meditation, <text:span text:style-name="VimmPali">jhāna</text:span>. From that he enters space, and then enters the third meditation, <text:span text:style-name="VimmPali">jhāna</text:span>. Thus he enters into concentration in these two ways. (10) “Skipping over the middle”: He enters the first meditation, <text:span text:style-name="VimmPali">jhāna</text:span>. From this he enters the sphere of neither perception nor non-perception. From this he enters the second meditation, <text:span text:style-name="VimmPali">jhāna</text:span>, and therefrom attains to the sphere of nothingness. Thus he abides in that attainment, and understands the sphere of the infinity of space. (11) “Limiting the factor”: He enters into the concentration of one meditation, <text:span text:style-name="VimmPali">jhāna</text:span>, on eight <text:span text:style-name="VimmPali">kasiṇas</text:span>. (12) “Limiting the object”: He enters into eight kinds of concentration on three <text:span text:style-name="VimmPali">kasiṇas</text:span>. (13) “Limiting the factor and the object”: Two meditations, <text:span text:style-name="VimmPali">jhānas</text:span>, and one <text:span text:style-name="VimmPali">kasiṇa</text:span>. (14) “Fixing the factor”: On three <text:span text:style-name="VimmPali">kasiṇas</text:span>, he enters (Lit. two, two meditation, <text:span text:style-name="VimmPali">jhānas</text:span>). (15) “Fixing the object”: He enters two meditations, <text:span text:style-name="VimmPali">jhānas</text:span>, on (Lit. two, two <text:span text:style-name="VimmPali">kasiṇas</text:span>). (16) “Fixing the factor and the object”: This consists of the two (preceding) sentences.</text:p>
      <text:p text:style-name="VimmSectEnded">Miscellaneous teachings have ended. <text:span text:style-name="VimmPageNo">[[195|132]]</text:span> </text:p>
      <text:h text:style-name="Heading_20_4" text:outline-level="4" text:is-list-header="true">The ten perceptions of putrescence</text:h>
      <text:h text:style-name="Heading_20_5" text:outline-level="5" text:is-list-header="true">(1) The perception of bloatedness</text:h>
      <text:p text:style-name="VimmBody"><text:span text:style-name="VimmQA">Q.</text:span> What is the perception of bloatedness? What is the practising of it? What are its salient characteristic, function and near cause? What are ’its benefits? How is the sign grasped?</text:p>
      <text:p text:style-name="VimmBody"><text:span text:style-name="VimmQA">A.</text:span> “The perception of bloatedness’’: The state of being swollen throughout like a cast off smelly corpse which distends its bag of skin — this is called “bloatedness”.<text:note text:id="ftn471" text:note-class="footnote"><text:note-citation>1</text:note-citation><text:note-body><text:p text:style-name="Standard">Cp.</text:p><text:list text:style-name="L14"><text:list-item><text:p text:style-name="P52"><text:span text:style-name="VimmBibRef">A. III, 323-4</text:span>; <text:span text:style-name="VimmBibRef">M. I, 58</text:span>; <text:span text:style-name="VimmBibRef">D. II, 295</text:span>: <text:span text:style-name="VimmBibQuote">Puna ca para</text:span><text:span text:style-name="VimmBibQuote"><text:span text:style-name="T9">ṁ</text:span></text:span><text:span text:style-name="VimmBibQuote"> bhikkhave bhikkhu seyyath</text:span><text:span text:style-name="VimmBibQuote"><text:span text:style-name="T9">ā </text:span></text:span><text:span text:style-name="VimmBibQuote">Pi passeyya sarīra</text:span><text:span text:style-name="VimmBibQuote"><text:span text:style-name="T9">ṁ</text:span></text:span><text:span text:style-name="VimmBibQuote"> sīvatik</text:span><text:span text:style-name="VimmBibQuote"><text:span text:style-name="T9">ā</text:span></text:span><text:span text:style-name="VimmBibQuote">ya chaḍḍita</text:span><text:span text:style-name="VimmBibQuote"><text:span text:style-name="T9">ṁ........</text:span></text:span><text:span text:style-name="VimmBibQuote">uddhum</text:span><text:span text:style-name="VimmBibQuote"><text:span text:style-name="T9">ā</text:span></text:span><text:span text:style-name="VimmBibQuote">taka</text:span><text:span text:style-name="VimmBibQuote"><text:span text:style-name="T9">ṁ........</text:span></text:span><text:span text:style-name="VimmBibQuote">so imam eva k</text:span><text:span text:style-name="VimmBibQuote"><text:span text:style-name="T9">ā</text:span></text:span><text:span text:style-name="VimmBibQuote">ya</text:span><text:span text:style-name="VimmBibQuote"><text:span text:style-name="T9">ṁ </text:span></text:span><text:span text:style-name="VimmBibQuote">upasa</text:span><text:span text:style-name="VimmBibQuote"><text:span text:style-name="T9">ṁ</text:span></text:span><text:span text:style-name="VimmBibQuote">harati: ‘Ayam pi kho k</text:span><text:span text:style-name="VimmBibQuote"><text:span text:style-name="T9">ā</text:span></text:span><text:span text:style-name="VimmBibQuote">yo eva</text:span><text:span text:style-name="VimmBibQuote"><text:span text:style-name="T9">ṁ</text:span></text:span><text:span text:style-name="VimmBibQuote">-dhammo eva</text:span><text:span text:style-name="VimmBibQuote"><text:span text:style-name="T9">ṁ</text:span></text:span><text:span text:style-name="VimmBibQuote">-bh</text:span><text:span text:style-name="VimmBibQuote"><text:span text:style-name="T9">ā</text:span></text:span><text:span text:style-name="VimmBibQuote">vi eta</text:span><text:span text:style-name="VimmBibQuote"><text:span text:style-name="T9">ṁ</text:span></text:span><text:span text:style-name="VimmBibQuote"> anatito ti’.</text:span></text:p></text:list-item><text:list-item><text:p text:style-name="P52"><text:span text:style-name="VimmBibRef">S. V. 131</text:span>: <text:span text:style-name="VimmBibQuote">Uddhum</text:span><text:span text:style-name="VimmBibQuote"><text:span text:style-name="T9">ā</text:span></text:span><text:span text:style-name="VimmBibQuote">takasaññ</text:span><text:span text:style-name="VimmBibQuote"><text:span text:style-name="T9">ā</text:span></text:span><text:span text:style-name="VimmBibQuote"> bhikkhave bh</text:span><text:span text:style-name="VimmBibQuote"><text:span text:style-name="T9">ā</text:span></text:span><text:span text:style-name="VimmBibQuote">vit</text:span><text:span text:style-name="VimmBibQuote"><text:span text:style-name="T9">ā</text:span></text:span><text:span text:style-name="VimmBibQuote"> bahulikat</text:span><text:span text:style-name="VimmBibQuote"><text:span text:style-name="T9">ā</text:span></text:span><text:span text:style-name="VimmBibQuote"> mahato ph</text:span><text:span text:style-name="VimmBibQuote"><text:span text:style-name="T9">ā</text:span></text:span><text:span text:style-name="VimmBibQuote">suvih</text:span><text:span text:style-name="VimmBibQuote"><text:span text:style-name="T9">ā</text:span></text:span><text:span text:style-name="VimmBibQuote">r</text:span><text:span text:style-name="VimmBibQuote"><text:span text:style-name="T9">ā</text:span></text:span><text:span text:style-name="VimmBibQuote">ya sa</text:span><text:span text:style-name="VimmBibQuote"><text:span text:style-name="T9">ṁ</text:span></text:span><text:span text:style-name="VimmBibQuote">vattati.</text:span></text:p></text:list-item></text:list></text:note-body></text:note> The viewing of bloatedness with right knowledge — this is called “perception”. The training and the undisturbed dwelling of the mind in that perception — these are called the practising of it. The sending forth of the mind into the perception of bloatedness is its salient characteristic. The disgust connected with the perception of bloatedness is its function. Reflection on malodour and impurity are its near cause.</text:p>
      <text:p text:style-name="VimmBody">“What are its benefits?”: Nine are the benefits of the perception of bloatedness, thus: A man is able to gain mindfulness as regards the interior of his body, is able to gain the perception of impermanence and the perception of death. He increases disgust and overcomes sense-desires. He removes the clinging to form and well-being. He fares well and approaches the ambrosial.</text:p>
      <text:p text:style-name="VimmBody">“How is the sign grasped?”: The new yogin who grasps the sign of the putrescence of bloatedness goes alone, without a companion, established in mindfulness, undeluded, with his faculties drawn in and his mind not going to things outside, reflecting on the path of going and coming. Thus he goes to the place of putrescent corpses. Avoiding contrary winds, he remains there, standing or sitting, with the putrescent sign before him, and not too far from nor too near it. And that yogin <text:soft-page-break/>makes a rock, an ant-hill, tree, bush or a creeper, near the place where the putrescent thing lies, one with the sign, one with the object, and considers thus: “This rock is impure, this is the impure sign, this is the rock”. And so also with the ant-hill and the others. <text:span text:style-name="VimmPageNo">[[196|133]]</text:span> </text:p>
      <text:p text:style-name="VimmBody"><text:span text:style-name="VimmPageNoOrig">[425]</text:span> After making the sign and making the object, ho practises, considering the putrescent sign from its intrinsic nature in ten ways: From colour, sex, region, locality, limitation, joints, cavities, low parts, high parts and all sides. He considers all sides of it. “From colour” means: “He determines black as black, the neither black nor white as neither black nor white. He determines white as white and malodorous skin as malodorous”. “From sex” means: “He determines whether it is the body of a male or a female, and whether it is that of a young, an adult or an old person”. To determine is to determine the long as long, the short as short, the fat as fat, the small as small. “From region” means: “He determines that in this direction is the head; in .this, a hand; in this, a leg; in this, the back; in this, the abdomen; in this, the sitting place; in this, the putrescent sign”. Thus he understands. “From locality” means: “He determines that on this place<text:note text:id="ftn472" text:note-class="footnote"><text:note-citation>1</text:note-citation><text:note-body><text:p text:style-name="Standard">Lit. Bright place -— a double translation of <text:span text:style-name="VimmPali">avakāsa</text:span>.</text:p></text:note-body></text:note> is the hand; on this, a leg; on this, the head; on this, the sitting-place; on this, the putrescent sign”. “From limitation” means: “He determines (the limit of the body) from head to foot, from below up to the head and the edge of the scalp, understanding the whole body as an assemblage of dung”. “From the joints” means: “He determines that there are six joints in the two hands, six joints in the two legs, and that there is one joint of the neck and one at the waist”. These are known as the fourteen great joints. “From the cavities” means: “He determines whether the mouth is open or closed, and whether the eyes are open or closed. He determines the hollows of the hands and the feet”. “From low parts and from high parts” means: “He determines whether the putrescent sign is m a low place or in a high place; and again, he determines thus: ‘I am in a low place, the putrescent sign is in a high place’, or, ‘The putrescent sign is in a low place, I am in a high place’. “He considers from all sides” means: “He determines a distance of two or three fathoms from the sign, because he does not grasp the sign by being too near it or too far from it, and considering all things, he grasps the sign (saying), “<text:span text:style-name="VimmPali">Sādhu! sādhu!</text:span>” Thus observing he is contented.</text:p>
      <text:p text:style-name="VimmBody">That yogin having grasped the sign, noted it well and determined it well, goes alone, without a companion, established in mindfulness, undeluded, with his faculties drawn in and his mind not going to things outside, reflecting on the path of going and coming. To and fro he walks on the path or he sits absorbed in the putrescent sign.</text:p>
      <text:p text:style-name="VimmBody">Why does he go without a companion? It is for the sake of acquiring calmness of body. “Established in mindfulness” means: “Owing to non-delusion the faculties are drawn in and the mind does not go to things outside”.</text:p>
      <text:p text:style-name="VimmBody">Why does he reflect on the path of going and coming? It is for the sake of acquiring calmness of body. Why does he avoid contrary winds? It is for the sake of avoiding malodour. Why does he sit neither far nor near the sign? If he sits far, he cannot grasp the sign. If he sits near, he cannot <text:span text:style-name="VimmPageNo">[[197|134]]</text:span> get a dislike for it, or see its nature. If he does not know its nature, he is not able to grasp that sign. Therefore, he sits neither too far from nor too near it. Why does he consider the sign on all sides? It is for the sake of non-delusion. Non-delusion is thus: When a yogin goes to a still place and sees the putrescent sign, fear arises in him; at such a time, if the corpse appears to stand up before him, he does not stand up, but reflects. In this way he knows, recollects, rightly understands, regards well and fully investigates the sign. In the same way he considers all signs. This is (the indication of) non-delusion.</text:p>
      <text:p text:style-name="VimmBody"><text:span text:style-name="VimmQA">Q.</text:span> Why does he grasp the sign in ten ways? <text:span text:style-name="VimmQA">A.</text:span> It is for the sake of binding the mind.</text:p>
      <text:p text:style-name="VimmBody">Why does one reflect on the path of going and coming? It is for the sake of progress in the course. “Progress in the course” means: “Though a yogin enters a still place, his mind is sometimes disturbed. If he does not always investigate it, the putrescent sign does not arise. Therefore, a yogin investigates the sign with all his heart by reflecting on the path of going and coming. He investigates the place of meditation. He investigates all signs. Thus should he investigate the sign to be grasped, in the ten ways.</text:p>
      <text:p text:style-name="VimmBody">That yogin thus investigates again and again, and sees the sign as if it were with his eyes. This is (the indication of) progress in the course. A new yogin, meditating on a corpse, perceiving (it as) a jewel, rejoices, bears it in mind, resorts to it always, <text:soft-page-break/>causes the hindrances to perish and arouses the factors of meditation, <text:span text:style-name="VimmPali">jhāna</text:span>. Remote form sense-desires and demeritorious states, he abides in the attainment of the first meditation, <text:span text:style-name="VimmPali">jhāna</text:span>, which is with initial and sustained application of thought, born of solitude and full of joy and bliss, through the perception of putrescence.</text:p>
      <text:p text:style-name="VimmBody"><text:span text:style-name="VimmQA">Q.</text:span> Why is the first meditation, <text:span text:style-name="VimmPali">jhāna</text:span>, only developed through the perception of putrescence and not any other meditation, <text:span text:style-name="VimmPali">jhāna</text:span>?</text:p>
      <text:p text:style-name="VimmBody"><text:span text:style-name="VimmQA">A.</text:span> This perception always follows initial and sustained application of thought because (they go together) and because it is tied down to a place. When initial and sustained application of thought are present, this sign becomes manifest. Without initial and sustained application of thought, the yogin is not able, here, to gain the calming of the mind. Therefore, the first meditation, <text:span text:style-name="VimmPali">jhāna</text:span>, is developed and not any other.</text:p>
      <text:p text:style-name="VimmBody">And again, it is said that colour, sex and the others of this putrescent sign are considered in many ways. “Are considered in many ways”: These (colour, etc.) are objects of initial and sustained application of thought. Separate from initial and sustained application of thought, these cannot be considered. Therefore, only the first meditation, <text:span text:style-name="VimmPali">jhāna</text:span>, is developed and not any other.</text:p>
      <text:p text:style-name="VimmBody">And again, it is said that this putrescent sign is an unenduring object. On an unenduring object the mind does not go higher. In an impure place joy and bliss can only arise by the rejection of initial and sustained application <text:span text:style-name="VimmPageNo">[[198|135]]</text:span> of thought, which, in a place such as this, depend on malodour. Therefore, only the first meditation, <text:span text:style-name="VimmPali">jhāna</text:span>, is developed and not any other.</text:p>
      <text:p text:style-name="VimmBody"><text:span text:style-name="VimmQA">Q.</text:span> On an unenduring object how do joy and bliss occur?</text:p>
      <text:p text:style-name="VimmBody"><text:span text:style-name="VimmQA">A.</text:span> The unenduring object is not the cause of joy and bliss. And again, joy and bliss arise owing to the removal of the heat of the hindrances and the training of the mind. The rest is as was fully taught above.</text:p>
      <text:p text:style-name="VimmSectEnded">The perception of bloatedness has ended.</text:p>
      <text:h text:style-name="Heading_20_5" text:outline-level="5" text:is-list-header="true">(2) The perception of discolouration</text:h>
      <text:p text:style-name="VimmBody"><text:span text:style-name="VimmQA">Q.</text:span> What is discolouration? What is the practising of it? What are its salient characteristic, function and near cause? What are its benefits? How is the sign grasped?</text:p>
      <text:p text:style-name="VimmBody"><text:span text:style-name="VimmQA">A.</text:span> One, two or three nights after death, the body becomes discoloured, and appears as if it were stained blue. This is the discolouration sign. This discolouration is called the blue sign. The understanding of this through right knowledge is called the perception of discolouration.<text:note text:id="ftn473" text:note-class="footnote"><text:note-citation>1</text:note-citation><text:note-body><text:p text:style-name="Standard">Cp. <text:span text:style-name="VimmBibRef">A. III, 323-4</text:span>; <text:span text:style-name="VimmBibRef">M. I, 58</text:span>, <text:span text:style-name="VimmBibRef">D. II, 295</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vin</text:span></text:span><text:span text:style-name="VimmBibQuote">ī</text:span><text:span text:style-name="VimmBibQuote"><text:span text:style-name="T9">laka</text:span></text:span><text:span text:style-name="VimmBibQuote">ṁ</text:span><text:span text:style-name="VimmBibQuote"><text:span text:style-name="T9">..........</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Ayam pi kho k</text:span><text:span text:style-name="VimmBibQuote"><text:span text:style-name="T9">ā</text:span></text:span><text:span text:style-name="VimmBibQuote">yo evaṁ-dhammo </text:span><text:span text:style-name="VimmBibQuote"><text:span text:style-name="T9">eva</text:span></text:span><text:span text:style-name="VimmBibQuote">ṁ</text:span><text:span text:style-name="VimmBibQuote"><text:span text:style-name="T9">-bhāvi </text:span></text:span><text:span text:style-name="VimmBibQuote">etaṁ anatīto ti’.</text:span></text:p></text:note-body></text:note> The undisturbed dwelling of the mind (on the sign) is the practising of it. The reflection on the blue sign is its salient characteristic. (The perception of) disagreeableness is its function. The thought of non-durability is its near cause. Its benefits are equal to those of bloatedness. The way of grasping the sign is as was fully taught above.</text:p>
      <text:p text:style-name="VimmSectEnded">(The perception of) discolouration has ended.</text:p>
      <text:h text:style-name="Heading_20_5" text:outline-level="5" text:is-list-header="true">(3) The perception of festering</text:h>
      <text:p text:style-name="VimmBody"><text:span text:style-name="VimmQA">Q.</text:span> What is perception of festering? What is the practising of it? What are its salient characteristic, function and near cause? What are its benefits? How is the sign grasped?</text:p>
      <text:p text:style-name="VimmBody"><text:span text:style-name="VimmQA">A.</text:span> “Festering”: Two or three nights after death, the body festers and matter exudes from it like ghee that is poured out. This is the festering of the body. The understanding of this through right knowledge is called the perception of festering.<text:note text:id="ftn474" text:note-class="footnote"><text:note-citation>2</text:note-citation><text:note-body><text:p text:style-name="Standard">Cp. <text:span text:style-name="VimmBibRef">M. III, 91</text:span>: <text:span text:style-name="VimmBibQuote">Puna ca paraṁ, bhikkhave, bhikkhu </text:span><text:span text:style-name="VimmBibQuote"><text:span text:style-name="T9">seyyathā </text:span></text:span><text:span text:style-name="VimmBibQuote">pi passeyya sarīraṁ </text:span><text:span text:style-name="VimmBibQuote"><text:span text:style-name="T9">s</text:span></text:span><text:span text:style-name="VimmBibQuote">ī</text:span><text:span text:style-name="VimmBibQuote"><text:span text:style-name="T9">vathikāya </text:span></text:span><text:span text:style-name="VimmBibQuote">chaḍḍitaṁ </text:span><text:span text:style-name="VimmBibQuote"><text:span text:style-name="T9">ekāhamata</text:span></text:span><text:span text:style-name="VimmBibQuote">ṁ</text:span><text:span text:style-name="VimmBibQuote"><text:span text:style-name="T9"> vā </text:span></text:span><text:span text:style-name="VimmBibQuote">dvīhamataṁ </text:span><text:span text:style-name="VimmBibQuote"><text:span text:style-name="T9">vā </text:span></text:span><text:span text:style-name="VimmBibQuote">tīhamataṁ </text:span><text:span text:style-name="VimmBibQuote"><text:span text:style-name="T9">vā uddhumātaka</text:span></text:span><text:span text:style-name="VimmBibQuote">ṁ</text:span><text:span text:style-name="VimmBibQuote"><text:span text:style-name="T9"> vin</text:span></text:span><text:span text:style-name="VimmBibQuote">ī</text:span><text:span text:style-name="VimmBibQuote"><text:span text:style-name="T9">laka</text:span></text:span><text:span text:style-name="VimmBibQuote">ṁ</text:span><text:span text:style-name="VimmBibQuote"><text:span text:style-name="T9"> </text:span></text:span><text:span text:style-name="VimmBibQuote">vipubba</text:span><text:span text:style-name="VimmBibQuote"><text:span text:style-name="T9">kajāta</text:span></text:span><text:span text:style-name="VimmBibQuote">ṁ</text:span><text:span text:style-name="VimmBibQuote"><text:span text:style-name="T9">; </text:span></text:span><text:span text:style-name="VimmBibQuote">so imam eva </text:span><text:span text:style-name="VimmBibQuote"><text:span text:style-name="T9">kāya</text:span></text:span><text:span text:style-name="VimmBibQuote">ṁ</text:span><text:span text:style-name="VimmBibQuote"><text:span text:style-name="T9"> </text:span></text:span><text:span text:style-name="VimmBibQuote">upasaṁharati: </text:span><text:span text:style-name="VimmBibQuote"><text:span text:style-name="T9">Aya</text:span></text:span><text:span text:style-name="VimmBibQuote">ṁ</text:span><text:span text:style-name="VimmBibQuote"><text:span text:style-name="T9"> </text:span></text:span><text:span text:style-name="VimmBibQuote">pi kho </text:span><text:span text:style-name="VimmBibQuote"><text:span text:style-name="T9">kāyo </text:span></text:span><text:span text:style-name="VimmBibQuote">evaṁdhammo </text:span><text:span text:style-name="VimmBibQuote"><text:span text:style-name="T9">eva</text:span></text:span><text:span text:style-name="VimmBibQuote">ṁ</text:span><text:span text:style-name="VimmBibQuote"><text:span text:style-name="T9">bhāv</text:span></text:span><text:span text:style-name="VimmBibQuote">ī</text:span><text:span text:style-name="VimmBibQuote"><text:span text:style-name="T9"> </text:span></text:span><text:span text:style-name="VimmBibQuote">evaṁanatīto ti. </text:span><text:span text:style-name="VimmBibQuote"><text:span text:style-name="T9">Tassa </text:span></text:span><text:span text:style-name="VimmBibQuote">evam appamattassa </text:span><text:span text:style-name="VimmBibQuote"><text:span text:style-name="T9">ātāpino </text:span></text:span><text:span text:style-name="VimmBibQuote">pahitattassa viharato ye </text:span><text:span text:style-name="VimmBibQuote"><text:span text:style-name="T9">te gehasitā sarasa</text:span></text:span><text:span text:style-name="VimmBibQuote">ṁ</text:span><text:span text:style-name="VimmBibQuote"><text:span text:style-name="T9">kappā te </text:span></text:span><text:span text:style-name="VimmBibQuote">pahīyanti, tesam </text:span><text:span text:style-name="VimmBibQuote"><text:span text:style-name="T9">pahānā </text:span></text:span><text:span text:style-name="VimmBibQuote">ajjhattaṁ eva cittaṁ santiṭṭhati sannisīdati ekodihoti </text:span><text:span text:style-name="VimmBibQuote"><text:span text:style-name="T9">samādhiyati. </text:span></text:span><text:span text:style-name="VimmBibQuote">Evam pi, bhikkhave, bhikkhu </text:span><text:span text:style-name="VimmBibQuote"><text:span text:style-name="T9">kāvagata</text:span></text:span><text:span text:style-name="VimmBibQuote">ṁ</text:span><text:span text:style-name="VimmBibQuote"><text:span text:style-name="T9"> </text:span></text:span><text:span text:style-name="VimmBibQuote">satiṁ </text:span><text:span text:style-name="VimmBibQuote"><text:span text:style-name="T9">bhāveti.</text:span></text:span></text:p></text:note-body></text:note> The undisturbed dwelling of the mind (on the sign) is the practising of it. The reflection on the festering sign is its salient characteristic. <text:span text:style-name="VimmPageNo">[[199|136]]</text:span> </text:p>
      <text:p text:style-name="VimmBody"><text:soft-page-break/>(The perception of) disagreeableness is its function. The thought of non-durability is its near cause. Its benefits are equal to those of bloatedness. The way of grasping the sign is as was fully taught above.</text:p>
      <text:p text:style-name="VimmSectEnded">(The perception of) the festering has ended.</text:p>
      <text:h text:style-name="Heading_20_5" text:outline-level="5" text:is-list-header="true">(4) The perception of the fissured</text:h>
      <text:p text:style-name="VimmBody"><text:span text:style-name="VimmQA">Q.</text:span> What is the meaning of the fissured? What is the practising of it? What are its salient characteristic, function and near cause?</text:p>
      <text:p text:style-name="VimmBody"><text:span text:style-name="VimmQA">A.</text:span> “The fissured” means: “What resembles the scattered parts of a body that has been hacked with a sword”. Again, a corpse that is thrown away is also called the fissured. The understanding of this through right knowledge is called the perception of the fissured.<text:note text:id="ftn475" text:note-class="footnote"><text:note-citation>1</text:note-citation><text:note-body><text:p text:style-name="Standard">Cp. <text:span text:style-name="VimmBibRef"><text:span text:style-name="T9">S. </text:span></text:span><text:span text:style-name="VimmBibRef">V, 131</text:span>: <text:span text:style-name="VimmBibQuote">Vicch</text:span><text:span text:style-name="VimmBibQuote"><text:span text:style-name="T9">iddakasaññā </text:span></text:span><text:span text:style-name="VimmBibQuote">bhikkhave </text:span><text:span text:style-name="VimmBibQuote"><text:span text:style-name="T9">bhāvitā bahulïkatā </text:span></text:span><text:span text:style-name="VimmBibQuote">mahato </text:span><text:span text:style-name="VimmBibQuote"><text:span text:style-name="T9">phāsuvihārāya </text:span></text:span><text:span text:style-name="VimmBibQuote">saṁvattati.</text:span></text:p></text:note-body></text:note> The undisturbed dwelling of the mind, (on the sign), is the practising of it. The reflection on the sign of the fissured is its salient characteristic. (The perception of) disagreeableness is its function. The thought of putrescence is its near cause. Its merits are equal to those of bloatedness.</text:p>
      <text:p text:style-name="VimmBody"><text:span text:style-name="VimmQA">Q.</text:span> “How is the sign grasped?”</text:p>
      <text:p text:style-name="VimmBody"><text:span text:style-name="VimmQA">A.</text:span> The sight of two ears or two fingers that are separated (from a body) causes the arising of the fissured sign. The sign thus grasped appears with one or two inches<text:note text:id="ftn476" text:note-class="footnote"><text:note-citation>2</text:note-citation><text:note-body><text:p text:style-name="Standard">This refers to the Chinese Sun—1.193 inches.</text:p></text:note-body></text:note> of space intervening. The rest is as was fully taught above.</text:p>
      <text:p text:style-name="VimmSectEnded">(The perception of) the fissured has ended.</text:p>
      <text:h text:style-name="Heading_20_5" text:outline-level="5" text:is-list-header="true">(5) The perception of the gnawed</text:h>
      <text:p text:style-name="VimmBody"><text:span text:style-name="VimmQA">Q.</text:span> What is the meaning of the gnawed? What is the practising of it? What are its salient characteristic, function and near cause? What are its benefits? How is the sign grasped?</text:p>
      <text:p text:style-name="VimmBody"><text:span text:style-name="VimmQA">A.</text:span> “The gnawed”: (leavings of a) corpse on which crows, magpies, brown kites, owls, eagles, vultures, wild pigs, dogs, jackals, wolves, tigers or leopards have fared — this is called the gnawed.<text:note text:id="ftn477" text:note-class="footnote"><text:note-citation>3</text:note-citation><text:note-body><text:p text:style-name="Standard"><text:span text:style-name="T9">Cp. </text:span><text:span text:style-name="VimmBibRef">A. III, 324</text:span>; <text:span text:style-name="VimmBibRef">M. I, 58</text:span>; <text:span text:style-name="VimmBibRef">D.II, 295</text:span>: <text:span text:style-name="VimmBibQuote">Puna ca paraṁ.......</text:span><text:span text:style-name="VimmBibQuote"><text:span text:style-name="T9">kākehi vā khajjamāna</text:span></text:span><text:span text:style-name="VimmBibQuote">ṁ</text:span><text:span text:style-name="VimmBibQuote"><text:span text:style-name="T9"> </text:span></text:span><text:span text:style-name="VimmBibQuote">kulalehi </text:span><text:span text:style-name="VimmBibQuote"><text:span text:style-name="T9">vā khajjamāna</text:span></text:span><text:span text:style-name="VimmBibQuote">ṁ</text:span><text:span text:style-name="VimmBibQuote"><text:span text:style-name="T9"> gijjhehi vā khajjamāna</text:span></text:span><text:span text:style-name="VimmBibQuote">ṁ</text:span><text:span text:style-name="VimmBibQuote"><text:span text:style-name="T9"> supāṇehi vā khajjamāna</text:span></text:span><text:span text:style-name="VimmBibQuote">ṁ</text:span><text:span text:style-name="VimmBibQuote"><text:span text:style-name="T9"> sigālehi vā khajjamāna</text:span></text:span><text:span text:style-name="VimmBibQuote">ṁ </text:span><text:span text:style-name="VimmBibQuote"><text:span text:style-name="T9">vividhehi vā pāṇaka-jātehi khajjamāna</text:span></text:span><text:span text:style-name="VimmBibQuote">ṁ</text:span><text:span text:style-name="VimmBibQuote"><text:span text:style-name="T9">, </text:span></text:span><text:span text:style-name="VimmBibQuote">so </text:span><text:span text:style-name="VimmBibQuote"><text:span text:style-name="T9">imam eva kāya</text:span></text:span><text:span text:style-name="VimmBibQuote">ṁ</text:span><text:span text:style-name="VimmBibQuote"><text:span text:style-name="T9"> upasa</text:span></text:span><text:span text:style-name="VimmBibQuote">ṁ</text:span><text:span text:style-name="VimmBibQuote"><text:span text:style-name="T9">harati: ‘Ayam pi kho kāyo eva</text:span></text:span><text:span text:style-name="VimmBibQuote">ṁ</text:span><text:span text:style-name="VimmBibQuote"><text:span text:style-name="T9">-dhammo eva</text:span></text:span><text:span text:style-name="VimmBibQuote">ṁ</text:span><text:span text:style-name="VimmBibQuote"><text:span text:style-name="T9">-bhāvī eta</text:span></text:span><text:span text:style-name="VimmBibQuote">ṁ</text:span><text:span text:style-name="VimmBibQuote"><text:span text:style-name="T9"> anatīto ti’.</text:span></text:span></text:p></text:note-body></text:note> The understanding of the gnawed sign through right knowledge — this is (the perception of) the gnawed. The undisturbed dwelling of the mind (on the sign) — this is called the practising of it. The reflection on the gnawed is its salient characteristic. (The perception of) disagreeableness is its function. The consideration of putrescence is <text:span text:style-name="VimmPageNo">[[200|137]]</text:span> its near cause. Its merits are equal to those of bloatedness. The rest is as was fully taught above.</text:p>
      <text:p text:style-name="VimmSectEnded">(The perception of) the gnawed has ended.</text:p>
      <text:h text:style-name="Heading_20_5" text:outline-level="5" text:is-list-header="true">(6) The perception of the dismembered</text:h>
      <text:p text:style-name="VimmBody"><text:span text:style-name="VimmQA">Q.</text:span> What is the meaning of the dismembered? What is the practising of it? What are its salient characteristic, function and near cause? What are its benefits? <text:span text:style-name="VimmPageNoOrig">[426]</text:span> How is the sign grasped?</text:p>
      <text:p text:style-name="VimmBody"><text:span text:style-name="VimmQA">A.</text:span> The state of (severed) limbs scattered hither and thither is called “the dismembered”.<text:note text:id="ftn478" text:note-class="footnote"><text:note-citation>4</text:note-citation><text:note-body><text:p text:style-name="Standard">Cp. <text:span text:style-name="VimmBibRef">A. III, 324</text:span>; <text:span text:style-name="VimmBibRef">M. I, 58</text:span>; <text:span text:style-name="VimmBibRef">D. II, 296-7</text:span>: <text:span text:style-name="VimmBibQuote">Puna ca </text:span><text:span text:style-name="VimmBibQuote"><text:span text:style-name="T9">paraṁ.......aṭṭhikāni apagata-sambandhāni disā-vidisāsu vikkhittāni aññena hatthaṭṭhikaṁ aññena pādaṭṭhikaṁ aññena jaṅghaṭṭhikaṁ aññena ūraṭṭhikaṁ aññena kaṭaṭṭhikaṁ aññena piṭṭhi-kaṇṭakaṁ aññena sīsa-kaṭāhaṁ, </text:span></text:span><text:span text:style-name="VimmBibQuote">so </text:span><text:span text:style-name="VimmBibQuote"><text:span text:style-name="T9">imam eva kāyaṁ upasaṁharati: ‘Ayam pi kho kāyo evaṁ-dhammo evaṁ-bhāvi etaṁ anatīto ti’.</text:span></text:span></text:p></text:note-body></text:note> The understanding of this through right knowledge — this is called the perception of the dismembered. The undisturbed dwelling of the mind (on the sign) is called the practising of it. The reflection on the dismembered sign is its salient characteristic. (The perception of) disagreeableness is its function. The thought of putrescence is its near cause. Its benefits are equal to those of bloatedness.</text:p>
      <text:p text:style-name="VimmBody">“How is the sign grasped?”: All the (scattered) limbs are gathered and placed together so that they are about two inches apart from each other. Having arranged them thus, one grasps the sign of the dismembered. This is how the sign is grasped. The rest is as was fully taught above.</text:p>
      <text:p text:style-name="VimmSectEnded">(The perception of) the dismembered has ended.</text:p>
      <text:h text:style-name="Heading_20_5" text:outline-level="5" text:is-list-header="true"><text:soft-page-break/>(7) The perception of the cut and the dismembered</text:h>
      <text:p text:style-name="VimmBody"><text:span text:style-name="VimmQA">Q.</text:span> What is the meaning of the cut and the dismembered? What is the practising of it? What are its salient characteristic, function and near cause? What are its benefits? How is the sign grasped?</text:p>
      <text:p text:style-name="VimmBody"><text:span text:style-name="VimmQA">A.</text:span> “The cut and the dismembered”: Corpses, lying in various places, of those done to death with stick, sword or arrow — these are called, the cut and the dismembered.<text:note text:id="ftn479" text:note-class="footnote"><text:note-citation>1</text:note-citation><text:note-body><text:p text:style-name="Standard"><text:span text:style-name="T9">Cp. </text:span><text:span text:style-name="VimmBibRef"><text:span text:style-name="T9">Vis. Mag. 179</text:span></text:span><text:span text:style-name="T9">: </text:span><text:span text:style-name="VimmBibQuote"><text:span text:style-name="T9">Hatañ ca taṁ purimanayen’ eva vikkhittakañ cā ti hatavikkhittakaṁ. Kākapādākārena angapaccangesu satthena hanitvā vuttanayena vikkhittassa chavasarirass’ etam adhivacanaṁ.</text:span></text:span></text:p></text:note-body></text:note> To know the cut and the dismembered through right knowledge is called the perception of the cut and the dismembered. The undisturbed dwelling of the mind (on the sign) is the practising of it. The reflection on the sign of the cut and the dismembered is its salient characteristic. (The perception of) disagreeableness is its function. The thought of putrescence is its near cause. Its benefits are equal to those of bloatedness. <text:span text:style-name="VimmPageNo">[[201|138]]</text:span> </text:p>
      <text:p text:style-name="VimmBody">“How is the sign grasped”?: This is as was fully taught above.</text:p>
      <text:p text:style-name="VimmSectEnded">(The perception of the) cut and the dismembered has ended.</text:p>
      <text:h text:style-name="Heading_20_5" text:outline-level="5" text:is-list-header="true">(8) The perception of the blood-stained</text:h>
      <text:p text:style-name="VimmBody"><text:span text:style-name="VimmQA">Q.</text:span> What is the meaning of the blood-stained? What is practising of it? What are its salient characteristic, function and near cause? What are its benefits? How is the sign grasped?</text:p>
      <text:p text:style-name="VimmBody"><text:span text:style-name="VimmQA">A.</text:span> The blood-besmeared state of the body and the severed limbs is known as “the blood-stained”.<text:note text:id="ftn480" text:note-class="footnote"><text:note-citation>2</text:note-citation><text:note-body><text:p text:style-name="Standard">Cp. <text:span text:style-name="VimmBibRef">A. III, 324</text:span>; <text:span text:style-name="VimmBibRef">M. I, 58</text:span>; <text:span text:style-name="VimmBibRef">D. II, 296</text:span>: <text:span text:style-name="VimmBibQuote">Puna ca paraṁ bhikkhave bhikkhu seyyathā pi passeyya sarīraṁ sīvathikāya chaḍḍitaṁ aṭṭhi-saṁkhalikaṁ sa-maṁsa-lohitaṁ nahāru-sambandhaṁ......pe......, so imam eva kāyaṁ upasaṁharati: ‘Ayam pi kho kāyo evaṁ-dhammo evaṁ-bhāvi etaṁ anatīto ti’.</text:span></text:p></text:note-body></text:note> The undisturbed dwelling of the mind (on the sign) is called the practising of it. The reflection on the blood-stained sign is its salient characteristic. (The perception of) disagreeableness is its function. The thought of putrescence is its near cause. Its benefits are equal to those of bloatedness.</text:p>
      <text:p text:style-name="VimmBody">“How is the sign grasped?”: This was fully taught above.</text:p>
      <text:p text:style-name="VimmSectEnded">(The perception of) the blood-stained has ended.</text:p>
      <text:h text:style-name="Heading_20_5" text:outline-level="5" text:is-list-header="true">(9) The perception of worminess</text:h>
      <text:p text:style-name="VimmBody"><text:span text:style-name="VimmQA">Q.</text:span> What is worminess? What is the practising of it? What are its salient characteristic, function and near cause? What are its benefits? How is the sign grasped?</text:p>
      <text:p text:style-name="VimmBody"><text:span text:style-name="VimmQA">A.</text:span> “Worminess”: The state of a body covered with worms as with a heap of white pearls is called worminess. The understanding of this through right knowledge is called the perception of worminess.<text:note text:id="ftn481" text:note-class="footnote"><text:note-citation>3</text:note-citation><text:note-body><text:p text:style-name="Standard"><text:span text:style-name="VimmBibRef">A. II, 17</text:span>; <text:span text:style-name="VimmBibRef">A. V, 106, 310</text:span>: <text:span text:style-name="VimmBibQuote">Puḷuvakasaññā</text:span><text:span text:style-name="VimmPali">.</text:span> Also <text:span text:style-name="VimmBibRef">S. V, 131</text:span>: <text:span text:style-name="VimmBibQuote">Puḷuvakasaññā bhikkhave bhāvitā bahulikatā mahato phāsuvihārāya saṁvattati.</text:span></text:p></text:note-body></text:note> The undisturbed dwelling of the mind (on the sign) is the practising of it. The reflection on the sign of worminess is its salient characteristic. (The perception of) disagreeableness is its function. The thought of putrescence is its near cause. Its benefits are equal to those of bloatedness. “How is the sign grasped?”: This is as was fully taught above.</text:p>
      <text:p text:style-name="VimmSectEnded">(The perception of) worminess has ended.</text:p>
      <text:h text:style-name="Heading_20_5" text:outline-level="5" text:is-list-header="true">(10) The perception of the bony</text:h>
      <text:p text:style-name="VimmBody"><text:span text:style-name="VimmQA">Q.</text:span> What is the bony? What is the practising of it? What are its salient characteristic, function and near cause? What are its benefits? How is the sign grasped? <text:span text:style-name="VimmPageNo">[[202|139]]</text:span> </text:p>
      <text:p text:style-name="VimmBody"><text:span text:style-name="VimmQA">A.</text:span> “What is the bony”? The state of bones linked chain-like by means of flesh, blood and sinews or by sinews without flesh and blood, or without flesh and blood is called “the bony”.<text:note text:id="ftn482" text:note-class="footnote"><text:note-citation>4</text:note-citation><text:note-body><text:p text:style-name="Standard">Cp. <text:span text:style-name="VimmBibRef">A. III, 324</text:span>; <text:span text:style-name="VimmBibRef">M. I, 58</text:span>; <text:span text:style-name="VimmBibRef">D. II, 296</text:span>: <text:span text:style-name="VimmBibQuote">Aṭṭhi-saṁkhalikaṁ apagata-maṁsa-lohitaṁ nahāru-sambandhaṁ........pe........, so imaṁ eva </text:span><text:span text:style-name="VimmBibQuote"><text:span text:style-name="T9">k</text:span></text:span><text:span text:style-name="VimmBibQuote">ā</text:span><text:span text:style-name="VimmBibQuote"><text:span text:style-name="T9">ya</text:span></text:span><text:span text:style-name="VimmBibQuote">ṁ</text:span><text:span text:style-name="VimmBibQuote"><text:span text:style-name="T9"> </text:span></text:span><text:span text:style-name="VimmBibQuote">upasaṁharati: ‘Ayam pi kho kāyo evaṁ-dhammo evaṁ-bhāvī etaṁ anatīto ti’.</text:span></text:p></text:note-body></text:note> The understanding of this through right knowledge is called the perception of the bony. The undisturbed dwelling of the mind (on the sign) is called the practising of it. The reflection on the sign of the bony is its salient characteristic. <text:soft-page-break/>(The perception of) disagreeableness is its function. The thought of putrescence is its near cause. Its benefits are equal to those of bloatedness.</text:p>
      <text:p text:style-name="VimmBody">“How is the sign grasped”? This is as was fully, taught above.</text:p>
      <text:p text:style-name="VimmSectEnded">(The perception of) the bony has ended.</text:p>
      <text:h text:style-name="Heading_20_5" text:outline-level="5" text:is-list-header="true">Miscellaneous teachings</text:h>
      <text:p text:style-name="VimmBody"><text:span text:style-name="VimmQA">Q.</text:span> What are the miscellaneous teachings regarding putrescence?</text:p>
      <text:p text:style-name="VimmBody"><text:span text:style-name="VimmQA">A.</text:span> The beginner, being one who is affected by severe passion, should not grasp the sign in that which is not of the same kind. That which is “not of the same kind” means: “Like the body of a man to a woman”.</text:p>
      <text:p text:style-name="VimmBody">If one is of a calling associated with the perception of putrescence, he should not grasp the putrescent sign, because he, owing to the close connection with these objects, does not develop the idea of their disagreeableness. One does not cause the arising of pure perception on the bodies of beasts (?). One causes the arising of the sign in one bone and grasps the sign in the bone with facility.</text:p>
      <text:p text:style-name="VimmBody">And again, if a man grasps the sign of putrescence through colour, he should meditate on the <text:span text:style-name="VimmPali">kasiṇa</text:span>. If a man grasps the sign of putrescence through space, he should meditate on that element. If a man grasps the sign of putrescence through putrescence, he should meditate on putrescence.</text:p>
      <text:p text:style-name="VimmBody"><text:span text:style-name="VimmQA">Q.</text:span> Why are there ten putrescences and neither more nor less?</text:p>
      <text:p text:style-name="VimmBody"><text:span text:style-name="VimmQA">A.</text:span> Because the faults of the body are of ten kinds and because there are ten kinds of perception owing to ten kinds of persons. A passionate person should meditate on the perception of bloatedness. A sensual person should meditate on discolouration. A passionate lover of the beautiful should always meditate on the festering. The others should be understood in the same way.</text:p>
      <text:p text:style-name="VimmBody">And again, the sign of putrescence is grasped with difficulty. All signs of putrescence are means of overcoming passion. Therefore, whenever the walker in passion sees the putrescent sign, he should grasp it. Because of these reasons, it is said that among the putrescences there are ten kinds of putrescence perception. <text:span text:style-name="VimmPageNo">[[203|140]]</text:span> </text:p>
      <text:p text:style-name="VimmBody"><text:span text:style-name="VimmQA">Q.</text:span> Why are these (putrescence signs) not increased?</text:p>
      <text:p text:style-name="VimmBody"><text:span text:style-name="VimmQA">A.</text:span> When a man wishes to separate from passion, he causes the arising of the perception regarding the nature of his body. Because, if he has the perception of the nature of his body, he can quickly acquire the perception of its disagreeableness and cause the arising of the after-image. If the perception of putrescence is increased, the sign which he has grasped in his body will disappear. If he loses the perception of his own body, he will not be able to acquire the thought of disagreeableness quickly. Therefore, he should not increase.</text:p>
      <text:p text:style-name="VimmBody">And again, it is taught that if a man is without passion, he may increase it for the sake of developing the great thought. This is in accordance with the teaching of the <text:span text:style-name="VimmPali">Abhidhamma</text:span>: “One dwells without passion and the rest, practises the first meditation, <text:span text:style-name="VimmPali">jhāna</text:span>, rightly, dwells on the perception of bloatedness and causes the arising of the boundless object”.<text:note text:id="ftn483" text:note-class="footnote"><text:note-citation>1</text:note-citation><text:note-body><text:p text:style-name="Standard">Not traced.</text:p></text:note-body></text:note> The great Elder Siṅgālapitā uttered this stanza:</text:p>
      <text:p text:style-name="VimmVerseEnglish">The heir of the Buddha, he,<text:line-break/>the almsman, in the fearful wood,<text:line-break/>has with “bony-precept” filled<text:line-break/>this earth, entirely.<text:line-break/>I think this almsman will,<text:line-break/>in no- long time, abandon lust.<text:note text:id="ftn484" text:note-class="footnote"><text:note-citation>2</text:note-citation><text:note-body><text:p text:style-name="Standard"><text:span text:style-name="VimmBibRef">Th. 18</text:span>:</text:p><text:p text:style-name="VimmVersePali">Ahū buddhassa dāyādo bhikkhu Bhesakaḷāvane,<text:line-break/>kevalaṁ aṭṭhisaññāya aphari paṭhaviṁ imaṁ.<text:line-break/>Maññe ‘haṁ kāmarāgaṁ so khippam eva pahīyatīti.</text:p><text:p text:style-name="Standard">—Singālapitā Thera.</text:p></text:note-body></text:note></text:p>
      <text:h text:style-name="Heading_20_5" text:outline-level="5" text:is-list-header="true">The recollection of the Buddha</text:h>
      <text:p text:style-name="VimmBody"><text:span text:style-name="VimmQA">Q.</text:span> What is the recollection of the Buddha? What is the practising of it? What are its salient characteristic, function and near cause? What are its benefits? What is the procedure?</text:p>
      <text:p text:style-name="VimmBody"><text:soft-page-break/><text:span text:style-name="VimmQA">A.</text:span> The Enlightened One is the Blessed One who by his own efforts, without a teacher, understands the Noble Truths which were never heard before. He knows all. He possesses power.<text:note text:id="ftn485" text:note-class="footnote"><text:note-citation>1</text:note-citation><text:note-body><text:p text:style-name="Standard"><text:span text:style-name="VimmBibRef">Nd</text:span><text:span text:style-name="VimmBibRef"><text:span text:style-name="T79">1.</text:span></text:span><text:span text:style-name="VimmBibRef">, 457</text:span>: <text:span text:style-name="VimmBibQuote">Buddho ti yo so Bhagavā sayambhū anācariyako pubbe ananussutesu dhammesu sāmaṁ saccāni abhisambujjhi, tattha ca sabbaññutaṁ patto, balesu ca vasibhāvaṁ patto.</text:span><text:span text:style-name="VimmPali"> </text:span>Also <text:span text:style-name="VimmBibRef">Pts. I, 174</text:span> where ‘<text:span text:style-name="VimmPali">pubbe</text:span>' is substituted by ‘<text:span text:style-name="VimmPali">Buddhe</text:span>’.</text:p></text:note-body></text:note> He is free. Because of these qualities, he is called the Enlightened One. The yogin remembers the Enlightened One, the Blessed One, the Supremely Enlightened One and the worth of the Enlightenment. He recollects, repeatedly recollects, recollects again and again, does not forget to recollect on these. He remembers (the Enlightened One’s) faculties and powers. He practises right recollectedness. Thus is the recollection of the Buddha. The undisturbed dwelling of the mind (in the recollection of the Buddha) — this is called the practising of it. The <text:span text:style-name="VimmPageNo">[[204|141]]</text:span> remembering of the Buddha’s worth is its function. The growth in confidence is its near cause.</text:p>
      <text:p text:style-name="VimmBody">He who practises the recollection of the Buddha acquires the following eighteen benefits: increase of confidence, mindfulness, wisdom, reverence, merit, great joy, ability to endure hardship, fearlessness, shamefastness in the presence of evil, the state of living near the Teacher, enjoyment of activity belonging to the ground of the Buddhas, (the happiness of) faring well and approaching the ambrosial.<text:note text:id="ftn486" text:note-class="footnote"><text:note-citation>2</text:note-citation><text:note-body><text:p text:style-name="Standard">Only thirteen benefits are mentioned.</text:p></text:note-body></text:note></text:p>
      <text:p text:style-name="VimmBody">According to the <text:span text:style-name="VimmPali">Netti Sutta</text:span>,<text:note text:id="ftn487" text:note-class="footnote"><text:note-citation>3</text:note-citation><text:note-body><text:p text:style-name="Standard">Lit. Netri Sutara.</text:p></text:note-body></text:note> if a man wishes to meditate on the Buddha, he should worship Buddha images and such other objects. “What is the procedure?”: The new yogin goes to a place of solitude and keeps his mind undisturbed. With this undisturbed mind, he remembers him who comes and goes in the same way, the Blessed One, consummate, supremely enlightened, endowed with true knowledge and conduct, sublime, knower of the world, matchless guide of men to be tamed, teacher of divine and human beings, enlightened, blessed.<text:note text:id="ftn488" text:note-class="footnote"><text:note-citation>4</text:note-citation><text:note-body><text:p text:style-name="Standard">Cp. <text:span text:style-name="VimmBibRef">D. III, 76</text:span>; <text:span text:style-name="VimmBibRef">A. I, 168</text:span>; <text:span text:style-name="VimmBibRef">Sn. 132</text:span> (<text:span text:style-name="VimmPali">Selasutta</text:span>): <text:span text:style-name="VimmBibQuote">Iti pi so Bhagavā arahaṁ Sammāsambuddho vijjācaraṇasampanno sugato lokavidū anuttaro purisadammasārathi satthā devamanussānaṁ buddho Bhagavā.</text:span></text:p></text:note-body></text:note> Thus he reaches the further shore of merit.</text:p>
      <text:p text:style-name="VimmBody">“Blessed One”: Because he gets the praise of the world, he is called the Blessed One. Because he has attained to excellent truth, he is called the Blessed One. Because he is worthy of offerings, he is called the Blessed One. Because he has acquired the highest merits, he is called the Blessed One and because he is the Lord of the Way-Truth, he is called the Blessed One. For these reasons is he called the Blessed One.</text:p>
      <text:p text:style-name="VimmBody">“Consummate”: Because he is the recipient of gifts, he is consummate Because he has killed the defilement-foes, he is consummate. Because he breaks the spokes of the wheel of birth and death, he is consummate.<text:note text:id="ftn489" text:note-class="footnote"><text:note-citation>5</text:note-citation><text:note-body><text:p text:style-name="Standard">Cp. <text:span text:style-name="VimmBibRef">Vis. Mag. 198</text:span>; <text:span text:style-name="VimmBibRef">Sn.-a. 441</text:span>: <text:span text:style-name="VimmBibQuote">Ārakā hi so sabbakilesehi maggena savāsananaṁ kilesānaṁ viddhaṁsitaṭṭā ti ārakattā arahaṁ; te ca nena kilesārayo maggena hatā ti arinaṁ hatattā pi arahaṁ.</text:span></text:p></text:note-body></text:note></text:p>
      <text:p text:style-name="VimmBody">“Supremely enlightened”: Because he knows rightly all things, in all his activities, he is called the supremely enlightened. Because he has killed ignorance, he is called the supremely enlightened and because he has attained to the enlightenment that is unrivalled, by himself, he is called the supremely enlightened.<text:note text:id="ftn490" text:note-class="footnote"><text:note-citation>6</text:note-citation><text:note-body><text:p text:style-name="Standard">Cp. <text:span text:style-name="VimmBibRef">Vis. Mag. 201-2</text:span>.</text:p></text:note-body></text:note></text:p>
      <text:p text:style-name="VimmBody">“Endowed with true knowledge and conduct”: Knowledge means the three kinds of knowledge, i.e., the knowledge of past existences, the knowledge of the passing away and the arising of beings and the knowledge of the extinction of the cankers. The Blessed One has removed the ignorance of the past with the knowledge of past existences, the ignorance of the future with the knowledge <text:span text:style-name="VimmPageNo">[[205|142]]</text:span> of the passing away and the arising of beings, and the ignorance of the present with the knowledge of the extinction of the cankers.<text:note text:id="ftn491" text:note-class="footnote"><text:note-citation>7</text:note-citation><text:note-body><text:p text:style-name="Standard"><text:span text:style-name="VimmBibRef">M. I, 22-4</text:span>: <text:span text:style-name="VimmBibQuote">So evaṁ samāhite citte pātisuddhe pariyodāte anaṅgaṇe vigatūpakkilese mudubhūte kammaniye ṭhite ānejjappatte pubbenivāsānussatiñāṇāya cittaṁ abhininnāmesiṁ. So anekavihitaṁ pubbenivāsaṁ anussarāmi, seyyathīdaṁ: ekampi jātiṁ dve pi jātiyo..........So evaṁ samāhite citte..........ānejjappatte sattānaṁ cutūpapātañāṇāya cittaṁ abhininnāmesiṁ. So dibbena cakkhunā visuddhena atikkantamānusakena satte passāmi cavamāne upapajjamāne..........So evaṁ samāhite citte..........ānejjappatte āsavānaṁ khayañāṇāya cittaṁ abhininnāmesiṁ. So idaṁ dukkhanti yathābhūtaṁ abbhaññāsiṁ..........</text:span></text:p></text:note-body></text:note> Having removed the ignorance of the past, the Blessed One sees, when he recollects, all past states in the course of all activities. Having removed the ignorance of the future, the Blessed One sees, when he <text:soft-page-break/>recollects, all future states in the course of his activities. Having removed all present ignorance, the Blessed One sees, when he recollects, all present states in the course of his activities.</text:p>
      <text:p text:style-name="VimmBody">“Conduct” means: “The being endowed with virtue and concentration”.</text:p>
      <text:p text:style-name="VimmBody">“Virtue” means: “Endowed with all good states”. He is called “perfect in knowledge and conduct”.</text:p>
      <text:p text:style-name="VimmBody">“Perfect” means: “Endowed with supernormal powers”. Hence he is called “perfect in knowledge and conduct”. (Again) “endowed” means: “possessed of all concentration”.</text:p>
      <text:p text:style-name="VimmBody">Thus the Blessed One has great compassion and appreciative joy because of omniscience, the three kinds of knowledge and conduct. He acquired knowledge with facility, because he had benefitted the world <text:span text:style-name="VimmPageNoOrig">[427]</text:span>. He opened the path of science, because he knew all spheres. He is perfect in knowledge because none can surpass him, because he has destroyed all defilements and because of pure right action. He is perfect in conduct, because he has become the eye of the world and because he has blessed those who were unblessed. He is perfectly enlightened through knowledge, because he has become the mainstay of the world and because he has rescued the fear-stricken. He saves through conduct, because he has acquired the supernormal power of the highest truth. He, without a teacher, has acquired that excellent equipose of behaviour towards all things, because he has promoted the weal of the world. Thus, through being perfect in knowledge and conduct, he is called the Blessed One. Thus is “perfect in knowledge and conduct” to be understood.<text:note text:id="ftn492" text:note-class="footnote"><text:note-citation>1</text:note-citation><text:note-body><text:p text:style-name="Standard">Cp.</text:p><text:list text:style-name="L15"><text:list-item><text:p text:style-name="P53"><text:span text:style-name="VimmBibRef">D. I, 100</text:span>: <text:span text:style-name="VimmBibQuote">‘Katamaṁ pana taṁ bho. Gotama caraṇaṁ, katamā sā vijjā ti?’ ‘Idha Ambaṭṭha Tathāgato loke uppajjati arahaṁ sammāsambuddho.......pe.......evaṁ kho Ambaṭṭha bhikkhu silasampanno hoti.’</text:span></text:p><text:p text:style-name="P53"><text:span text:style-name="VimmBibQuote">‘.......paṭhamajjhānaṁ upasampajja viharati. Idam pi ‘ssa hoti caraṇasmiṁ .......pe.......catutthajjānaṁ upasampajja viharati. Idam pi ‘ssa hoti caraṇasmiṁ. Idaṁ kho taṁ Ambaṭṭha caraṇaṁ.</text:span></text:p><text:p text:style-name="P53"><text:span text:style-name="VimmBibQuote">‘.......pe.......ñāṇa-dassanāya cittaṁ abhiniharati abhininnāmeti.......pe.......Idam pi ‘ssa hoti vijjāya.......pe.......nāparaṁ itthattāyāti pajānāti. Idam pi ‘ssa hoti vijjāya. Ayaṁ kho sā Ambaṭṭha vijjā.</text:span></text:p><text:p text:style-name="P53"><text:span text:style-name="VimmBibQuote">‘Ayaṁ vuccati Ambaṭṭha bhikkhu vijjā-sampanno iti pi caraṇa-sampanno iti pi vijjā-caraṇa-sampanno iti pi. Imāya ca Ambaṭṭha vijjā-caraṇa-sampadāya aññā vijjā-sampadā caraṇa-sampadā uttaritarā vā paṇitatarā vā n'atthi.</text:span></text:p></text:list-item><text:list-item><text:p text:style-name="P53"><text:span text:style-name="VimmBibRef">Sn.-a. II, 441</text:span>: <text:span text:style-name="VimmBibQuote">Sammā sāmañ ca saccānaṁ buddhattā sammāsambuddho.</text:span></text:p></text:list-item></text:list></text:note-body></text:note> <text:span text:style-name="VimmPageNo">[[206|143]]</text:span></text:p>
      <text:p text:style-name="VimmBody">“Sublime”: Because he has reached the good road, he is named “sublime”. Because he will not return again, and because he has attained to the extinction, <text:span text:style-name="VimmPali">Nibbāna</text:span>, that is without residue of the substratum of being,<text:note text:id="ftn493" text:note-class="footnote"><text:note-citation>2</text:note-citation><text:note-body><text:p text:style-name="Standard">Cp. <text:span text:style-name="VimmBibRef">It. 38</text:span>: <text:span text:style-name="VimmBibQuote">Anupādisesa nibbānadhātu.</text:span></text:p></text:note-body></text:note> he is named “sublime”. Again, because his teaching cannot be overturned he is called “sublime”. And again, because his teachings are not untrue, he is called “sublime”. And again, because his teachings are without disadvantages, he is called “sublime”. And again, because his teachings are neither too many nor too few, he is called “sublime”.</text:p>
      <text:p text:style-name="VimmBody">“Knower of the world”: World is of two kinds, i.e., the world of beings and the world of formations.<text:note text:id="ftn494" text:note-class="footnote"><text:note-citation>3</text:note-citation><text:note-body><text:p text:style-name="Standard"><text:span text:style-name="VimmPali">Satta-loka, saṁkhāra-loka</text:span>.—Cp. <text:span text:style-name="VimmBibRef">Sn.-a. II, 442</text:span>: <text:span text:style-name="VimmBibQuote">Sabbathā pi viditalokattā lokavidū, so hi sabhāvato samudayato nirodhato nirodhūpāyato ti sabbathā khandhāyatanādibhedaṁ saṁkhāralokaṁ avedi, ‘eko loko sabbe sattā āhāraṭṭhitikā, dve lokā nāmañ ca rupañ ca, tayo lokā tisso vedanā, cattāro lokā cattāro āhārā, pañca lokā pañc’ upādānakkhandhā, cha lokā cha ajjhattikāni āyatanāni, satta lokā satta viññāṇaṭṭhitiyo, aṭṭha lokā aṭṭha lokadhammā, nava lokā nava sattāvāsā, dasa lokā dasa āyatanāni, dvādasa lokā dvādasāyatanāni, aṭṭhārasa lokā aṭṭhārasa dhātuyo’ ti evam pi sabbathā saṁkhāralokaṁ avedi; sattānaṁ āsayaṁ jānāti anusayaṁ jānāti caritaṁ jānāti adhimuttiṁ jānāti, apparajakkhe mahārajakkhe tikkhindriye svākāre dvākāre suviññāpaye duviññāpaye bhabbe abhabbe satte jānāti ti sabbathā sattalokaṁ avedi.</text:span></text:p></text:note-body></text:note> The Blessed One knows the world of being in the course of all his actions. Through the varying desires of beings, through the difference of faculties, through past lives, through the knowledge of the divine eye, through the knowledge of the passing away and arising of beings, through combination, through fulfilment, through various modes of differentiation, through various states of durability and non-durability, through various births, through various states of birth, through various planes, through various actions, through various defilements, through various results, through various kinds of good and evil and through various kinds of binding and unbinding, the Blessed One knows the world of beings.</text:p>
      <text:p text:style-name="VimmBody"><text:soft-page-break/>And again it is said “the world of formations”: The Blessed One knows all action and he knows the many formations. Through concentration perception, through causes and conditions, through moral, immoral and the amoral, through various aggregations, through various worlds, through various spheres, through perfect understanding, through impermanence, sorrow and not-self and through the born and the unborn, the Blessed One knows the world of formations. Thus is “knower of the world” to be understood.</text:p>
      <text:p text:style-name="VimmBody">“Matchless”: Because he is unsurpassable, in the world, he is called “matchless”. And again, because he is without an equal, because he is most excellent, because he is incomparable and because others cannot excel him, he is named “matchless”.<text:note text:id="ftn495" text:note-class="footnote"><text:note-citation>1</text:note-citation><text:note-body><text:p text:style-name="Standard">Cp. <text:span text:style-name="VimmBibRef">Sn.-a. II, 443</text:span>: <text:span text:style-name="VimmBibQuote">Attano pana guṇehi visiṭṭhatarassa kassaci abhāvā anuttaro.</text:span></text:p></text:note-body></text:note></text:p>
      <text:p text:style-name="VimmBody">“Guide of men to be tamed”: There are three kinds of persons: a man hears the Law and quickly is able to expound it; another man elucidates the principles of causes and conditions; and yet another makes clear the knowledge of past existences. But the Blessed One, having mastered the eightfold way of <text:span text:style-name="VimmPageNo">[[207|144]]</text:span> emancipation, has tamed beings. Therefore, he is named “guide of men to be tamed”.<text:note text:id="ftn496" text:note-class="footnote"><text:note-citation>2</text:note-citation><text:note-body><text:p text:style-name="Standard">Cp. <text:span text:style-name="VimmBibRef">Sn.-a. II, 443</text:span>: <text:span text:style-name="VimmBibQuote">Vicitrehi </text:span><text:span text:style-name="VimmBibQuote"><text:span text:style-name="T9">vinayanūpāyehi </text:span></text:span><text:span text:style-name="VimmBibQuote">purisadamme </text:span><text:span text:style-name="VimmBibQuote"><text:span text:style-name="T9">sāretī </text:span></text:span><text:span text:style-name="VimmBibQuote">ti </text:span><text:span text:style-name="VimmBibQuote"><text:span text:style-name="T9">purisadammasārathi.</text:span></text:span></text:p></text:note-body></text:note></text:p>
      <text:p text:style-name="VimmBody">“Teacher of divine and human beings”: The Blessed One has rescued divine and human beings from the fearful forest of birth, decay and death. Therefore, he is called “teacher of divine and human beings”. And again, he has taught the way of insight and the way of meditation, <text:span text:style-name="VimmPali">jhāna</text:span>. Therefore, he is called “teacher of divine and human beings”. Thus, in these ways should a man recall (the qualities) of him who comes and goes in the same way.</text:p>
      <text:p text:style-name="VimmBody">Further, there is the teaching of the principal teacher: In four ways should the Blessed One be remembered. He came to the world for the last time by his own efforts in the past. He was endowed with excellent virtue. He benefitted the world. During twenty incalculable<text:note text:id="ftn497" text:note-class="footnote"><text:note-citation>3</text:note-citation><text:note-body><text:p text:style-name="Standard"><text:span text:style-name="VimmPali">Asankheyya</text:span>.</text:p></text:note-body></text:note> aeons from his first aspiration to his last birth, he had seen the faculties and the bases of faculties of countless<text:note text:id="ftn498" text:note-class="footnote"><text:note-citation>4</text:note-citation><text:note-body><text:p text:style-name="Standard">Lit. 10,000,000,000,000.</text:p></text:note-body></text:note> number of commoners. Therefore, he pities the world thus: “I have attained to liberation; now, I should liberate these. I have tamed myself; now, I should tame these. I have gained knowledge; now, I should cause knowledge to arise in these. I have reached <text:span text:style-name="VimmPali"><text:span text:style-name="T31">Nibbāna</text:span></text:span>; now, I should cause these also to reach it”.<text:note text:id="ftn499" text:note-class="footnote"><text:note-citation>5</text:note-citation><text:note-body><text:p text:style-name="Standard">Cp. </text:p><text:list text:style-name="L16"><text:list-item><text:p text:style-name="P54"><text:span text:style-name="VimmBibRef">It. 123</text:span>:</text:p><text:p text:style-name="P123">Danto damayataṁ seṭṭho<text:line-break/>santo samayataṁ isi,<text:line-break/>mutto mocayataṁ aggo<text:line-break/>tiṇṇo tārayataṁ varo.</text:p></text:list-item><text:list-item><text:p text:style-name="P54"><text:span text:style-name="VimmBibRef">D. III, 54-5</text:span>: <text:span text:style-name="VimmBibQuote">Buddho so </text:span><text:span text:style-name="VimmBibQuote"><text:span text:style-name="T9">Bhagavā bodhāya </text:span></text:span><text:span text:style-name="VimmBibQuote">dhammaṁ deseti, danto so </text:span><text:span text:style-name="VimmBibQuote"><text:span text:style-name="T9">Bhagavā damathāya </text:span></text:span><text:span text:style-name="VimmBibQuote">dhammaṁ deseti, santo so </text:span><text:span text:style-name="VimmBibQuote"><text:span text:style-name="T9">Bhagavā samathāya </text:span></text:span><text:span text:style-name="VimmBibQuote">dhammaṁ deseti, tiṇṇo so </text:span><text:span text:style-name="VimmBibQuote"><text:span text:style-name="T9">Bhagavā tara</text:span></text:span><text:span text:style-name="VimmBibQuote">ṇ</text:span><text:span text:style-name="VimmBibQuote"><text:span text:style-name="T9">āya </text:span></text:span><text:span text:style-name="VimmBibQuote">dhammaṁ deseti, parinibbuto so </text:span><text:span text:style-name="VimmBibQuote"><text:span text:style-name="T9">Bhagavā parinibbā-nāya </text:span></text:span><text:span text:style-name="VimmBibQuote">dhammaṁ desetīti.</text:span></text:p></text:list-item></text:list></text:note-body></text:note></text:p>
      <text:p text:style-name="P12">He has reached completion and contentment in the fulfilling of charity, virtue, renunciation, fortitude, truth, resolution, loving-kindness, equanimity, energy and wisdom. He revealed the birth stories of the time when he was a Bodhisatta, in order to encourage others to gain the light. He was born as a hare and practised charity.<text:note text:id="ftn500" text:note-class="footnote"><text:note-citation>6</text:note-citation><text:note-body><text:p text:style-name="Standard"><text:span text:style-name="VimmBibRef">J. No. 316</text:span>, <text:span text:style-name="VimmBibRef">C. Piṭ. 82-3</text:span>.</text:p></text:note-body></text:note><text:span text:style-name="T25"> One should recollect on virtue through the Saṁkhapāla b</text:span><text:span text:style-name="T62">irth-story;</text:span><text:span text:style-name="T25"> on renunciation, through the M</text:span><text:span text:style-name="T8">ahā-Govinda </text:span><text:span text:style-name="T62">birth-story; on fortitude, through the Khanti birth-story;</text:span><text:span text:style-name="T25"> on truth, through the M</text:span><text:span text:style-name="T8">ahā </text:span><text:span text:style-name="T62">Sutasoma birth-story; on resolution, through the Dumb-Cripple’s birth-story; on loving-kindness, through the Sakka birth-story; on equanimity, through the Lomahaṁsa birth-story; on energy, through the Chief of Merchants’ birth-story; (on wisdom), through the Deer birth-story.</text:span><text:note text:id="ftn501" text:note-class="footnote"><text:note-citation>7</text:note-citation><text:note-body><text:p text:style-name="Standard"><text:span text:style-name="VimmBibRef">J. No. 206</text:span> (?)</text:p></text:note-body></text:note> One should also recollect on the word of the father in the <text:span text:style-name="T9">Dīghiti-Kosala </text:span>birth-story<text:note text:id="ftn502" text:note-class="footnote"><text:note-citation>8</text:note-citation><text:note-body><text:p text:style-name="Standard"><text:span text:style-name="VimmBibRef">J. No. 371</text:span>.</text:p></text:note-body></text:note> and one should recollect on the reverence of the White Six-tusked Elephant-sage.<text:note text:id="ftn503" text:note-class="footnote"><text:note-citation>9</text:note-citation><text:note-body><text:p text:style-name="Standard"><text:span text:style-name="VimmBibRef">J. No. 514</text:span>.</text:p></text:note-body></text:note> <text:span text:style-name="VimmPageNo">[[208|145]]</text:span> </text:p>
      <text:p text:style-name="VimmBody"><text:soft-page-break/>Through the White-Horse birth-story<text:note text:id="ftn504" text:note-class="footnote"><text:note-citation>1</text:note-citation><text:note-body><text:p text:style-name="Standard"><text:span text:style-name="VimmBibRef">J. No. 196</text:span>.</text:p></text:note-body></text:note> one should recollect the visit of the Bodhisatta to help all beings. One should recollect that the Bodhisatta forsook his own life and saved another’s life in the Deer birth-story.<text:note text:id="ftn505" text:note-class="footnote"><text:note-citation>2</text:note-citation><text:note-body><text:p text:style-name="Standard"><text:span text:style-name="VimmBibRef">J. No. 12</text:span>.</text:p></text:note-body></text:note> One should recollect that the Bodhisatta, in the (Great) Monkey birth-story,<text:note text:id="ftn506" text:note-class="footnote"><text:note-citation>3</text:note-citation><text:note-body><text:p text:style-name="Standard"><text:span text:style-name="VimmBibRef">J. No. 407</text:span>.</text:p></text:note-body></text:note> saved a being from great suffering; and further one should remember that seeing a man who had fallen into a pit, he rescued him with heart of compassion and offered him roots, and fruits of trees and when that man, wishing to eat flesh, hurt the Bodhisatta’s head, he taught that man the truth and pointed out the right road to him, in the Great Monkey birth-story.<text:note text:id="ftn507" text:note-class="footnote"><text:note-citation>4</text:note-citation><text:note-body><text:p text:style-name="Standard"><text:span text:style-name="VimmBibRef">J. No. 516</text:span>.</text:p></text:note-body></text:note> Thus, one should concentrate on the merits of the birth-stories of the Blessed One in many ways.</text:p>
      <text:p text:style-name="VimmBody">How should one recollect on the merits of the sacrifices of the Blessed One? The Blessed One fulfilled all things in his previous births. When he was young he removed the longing for all abodes. He removed the longing for child, wife, parents and friends. He forsook that which was hard to forsake. He lived alone in empty places. He aspired after <text:span text:style-name="VimmPali">Nibbāna</text:span>. He crossed the Nerañjarā in Magadha. He sat under the Bodhi tree, conquered the king of death and the demon armies. In the first watch of the night, he remembered his past lives; in the middle watch of the night, he gained the divine eye; and in the last watch of the night, he understood sorrow and its cause and saw the excellent.<text:note text:id="ftn508" text:note-class="footnote"><text:note-citation>5</text:note-citation><text:note-body><text:p text:style-name="Standard"><text:span text:style-name="VimmBibRef">M. I, 248-9</text:span>: <text:span text:style-name="VimmBibQuote">Iti sākāraṁ sauddesaṁ anekavihitaṁ pubbenivāsaṁ anussarāmi. Ayaṁ kho me Aggivessana rattiyā paṭhame yāme paṭhamā yijjā adhigatā, avijja vihatā vijjā uppannā, tamo vihato āloko uppanno.......</text:span></text:p><text:p text:style-name="Standard"><text:span text:style-name="VimmBibQuote">Iti dibbena cakkhunā visuddhena atikkantamānusakena satte passāmi cavamāne upapajjamāne hīne paṇīte suvaṇṇe dubbaṇṇe sugate duggate yathākammūpage satte pajānāmi. Ayaṁ kho me Aggivessana rattiyā majjhime yāme dutiyā vijjā adhigatā, avijjā vihatā vijjā uppannā, tamo vihato āloko upamto......</text:span></text:p><text:p text:style-name="Standard"><text:span text:style-name="VimmBibQuote">So idaṁ dukkhanti yathābhūtaṁ abbhaññāsiṁ, ayaṁ dukkhasamudayoti yathābhūtaṁ abbhaññāsiṁ, ayaṁ dukkhanirodhoti yathābhūtaṁ abbhaññāsiṁ, ayaṁ dukkhanirodhagāminī paṭipadāti yathābhūtaṁ abbhaññāsiṁ.......; khīnā jāti.....nāparaṁ itthattāyāti abbhaññāsiṁ. Ayaṁ kho me Aggivessana rattiyā pacchine yāme tatiyā vijjā adhigatā, avijjā vihatā vijjā uppannā, tamo vihato āloko uppanno, yathā taṁ appamattassa ātāpino pahitattassa viharato.</text:span></text:p></text:note-body></text:note> Through the practice of the Noble Eightfold Path, he was able to destroy the cankers and attain to Enlightenment. He removed his body from the world and entered the highest and purest place of the extinction of the cankers. Thus one should recollect the sacrifices of the Blessed One in many ways.</text:p>
      <text:p text:style-name="VimmBody">How should one recollect the virtues with which the Blessed One was endowed? The Blessed One acquired emancipation and the state of mind that is together with it, thus: through being endowed with the ten powers of him who comes and goes in the same way, the fourteen kinds of Buddha-knowledge<text:note text:id="ftn509" text:note-class="footnote"><text:note-citation>6</text:note-citation><text:note-body><text:p text:style-name="Standard">Lit. <text:span text:style-name="VimmPali">Buddhapaññā</text:span>.</text:p></text:note-body></text:note> and the eighteen Buddha-virtues;<text:note text:id="ftn510" text:note-class="footnote"><text:note-citation>7</text:note-citation><text:note-body><text:p text:style-name="Standard">Lit. <text:span text:style-name="VimmPali">Buddhadhammā</text:span>.</text:p></text:note-body></text:note> through fulfilment of many meditations, <text:span text:style-name="VimmPali">jhānas</text:span>, and through reaching the further shore of freedom. Thus should the yogin recollect. <text:span text:style-name="VimmPageNo">[[209|146]]</text:span> </text:p>
      <text:p text:style-name="VimmBody">What are the ten powers of the Blessed One? He knows the proper from the improper, according to reality; knows the causes and consequences of good actions of the past, future and present, according to reality; knows the various intentions of beings, according to reality; knows the various kinds of behaviour, according to reality; knows the causes and consequences leading to the world of deities, humans and others, according to reality; knows the differences in the faculties of beings, according to reality; knows the pure and that which is with defilement in meditation (<text:span text:style-name="VimmPali">jhāna</text:span>), emancipation, concentration and attainment, according to reality; knows his past existences, according to reality; knows the passing away and the arising of beings, according to reality; knows the extinction of the cankers, according to reality.<text:note text:id="ftn511" text:note-class="footnote"><text:note-citation>8</text:note-citation><text:note-body><text:p text:style-name="Standard">Cp. <text:span text:style-name="VimmBibRef">Pts. II, 175-6</text:span>; <text:span text:style-name="VimmBibRef">S. V, 304-6</text:span>: <text:span text:style-name="VimmBibQuote">Thānāṭhāṇa-, kammavipāka-, nānādhimutti-, nānādhātu-, sabbatthagāmini-paṭipadā-, indriyaparopariyatti-, jhānavimokkhasamādhi-samāpattisaṁ-kilesavodānavuṭṭhāna-, pubbenivāsānussati-, cutūpapāta-, āsavakkhaya- ñāṇa.</text:span></text:p></text:note-body></text:note> The Blessed One is endowed with these ten powers.</text:p>
      <text:p text:style-name="VimmBody">What are the fourteen kinds of Buddha-knowledge? They are, namely, knowledge of sorrow, knowledge of sorrow’s cause, knowledge of sorrow’s cessation, knowledge of the way, knowledge of the analysis of meaning, knowledge of the <text:soft-page-break/>analysis of the law, knowledge of the analysis of derivation, knowledge of the analysis of argument, knowledge of the causes and consequences leading to the world of deities, humans and others, knowledge of the differences in the faculties of beings, knowledge of the twin miracle, knowledge of the great thought of compassion, omniscience, and knowledge that is without the hindrances. These are the fourteen kinds of Buddha-knowledge. Thus is the Blessed One endowed with these fourteen kinds of knowledge.<text:note text:id="ftn512" text:note-class="footnote"><text:note-citation>1</text:note-citation><text:note-body><text:p text:style-name="Standard">Cp. <text:span text:style-name="VimmBibRef">Pts. I, 3, 133</text:span>: <text:span text:style-name="VimmBibQuote">Dukkhe-, dukkha-samudaye-, dukkha-nirodhe-, dukkhanirodhagāminiyā, paṭipadāya-, atthapaṭisambhide-, dhammapaṭisambhide-, niruttipaṭisambhide-, paṭibhāna- paṭisambhide-, indriyaparopariyatte-, sattānaṁ āsayānusaye-, yamakapāṭihīre-, mahā-karuṇāsamāpattiyā-, sabbaññuta-, anāvaraṇa- ñāṇaṁ.</text:span></text:p></text:note-body></text:note></text:p>
      <text:p text:style-name="VimmBody">What are the eighteen virtues fulfilled by the Blessed One?<text:note text:id="ftn513" text:note-class="footnote"><text:note-citation>2</text:note-citation><text:note-body><text:p text:style-name="Standard"/><text:list text:style-name="L17"><text:list-item><text:p text:style-name="P55"><text:span text:style-name="VimmBibRef">La</text:span><text:span text:style-name="VimmBibRef"><text:span text:style-name="T96">l</text:span></text:span><text:span text:style-name="VimmBibRef">. V. 183, 343</text:span>: <text:span text:style-name="VimmBibQuote">Atītaṁse, anāgaṁse, paccuppannaṁse, buddhassa bhagavato appaṭihataṁ ñāṇaṁ. Sabbaṁ kāya kammaṁ, sabbaṁ vacī kammaṁ, sabbaṁ mano kammaṁ ñāṇapub-baṅgamaṁ ñāṇānuparivattaṁ. Natthi chandassa hāni, natthi dhammadesanāya hāni, natthi viriyassa hāni, natthi samādhiissa hāni, natthi paññāya hāni, natthi vimuttiyā hāni, natthi davā, natthi ravā, natthi apphuṭaṁ, natthi vegayittataṁ, natthi abyāvaṭamano, natthi appatisankhā-nupekkhā—(Aṭṭhārasa- asādhāraṇa-āveṇika Buddhaguṇā)</text:span>. See <text:span text:style-name="VimmBibRef">Mil. 105, 285</text:span>.</text:p></text:list-item><text:list-item><text:p text:style-name="P55"><text:span text:style-name="VimmBibRef">Sv. III, 994</text:span>: <text:span text:style-name="VimmBibQuote">Aṭṭhārasa Buddhadhammā nāma: N'atthi Tathāgatassa kāya-duccaritaṁ, n'atthi vacī-duccaritaṁ, n’atthi mano-duccaritaṁ: atīte Buddhassa appaṭihataṁ ñāṇaṁ, anāgate......., paccuppanne Buddhassa appaṭihataṁ ñāṇaṁ: sabbaṁ kāya-kammaṁ Buddhassa Bhagavato ñāṇānuparivatti, sabbaṁ vacī-kammaṁ......., sabbaṁ mano-kammaṁ Buddhassa Bhagavato ñāṇānuparivatti: n’atthi chandassa hāni, n’atthi viriyassa hāni, n'atthi satiyā hāni: n'atthi davā, n'atthi ravā, n'atthi balitaṁ, n'atthi sahasā, n'atthi avyāvaṭo mano, n'atthi akusala-cittan ti.</text:span></text:p></text:list-item><text:list-item><text:p text:style-name="P55"><text:span text:style-name="VimmBibRef">M. Vyut</text:span>: <text:span text:style-name="VimmBibQuote">Atite'dhvany asaṅgaṁ apratihataṁ jñānadharṡanaṁ pravartate. Anāgate-. Pratyutpanne-. Sarvakāyakarmajñānapūrvaṁgamaṁ jñānānuparivarti. Sarvavākkarma-. Sarvamanaskarma-. Nāsti chandasya hānih: nāsti viriyasya hānih; nāsti smṛter hānih; nāsti samādher hānih: nāsti prajñāya hānih; nāsti vimukter hānih; nāsti skalitaṁ; nāsti nānātva saṁjñā; nāsty-asamāhitacittaṁ; nāsti ravitaṁ; nāsti muṣitasmṛtita; nāsty-apratisamkhiyā- yopekṣā.</text:span></text:p></text:list-item></text:list></text:note-body></text:note> Unobstructed Buddha-knowledge of the past; unobstructed Buddha-knowledge of the future; unobstructed Buddha-knowledge of the present; all bodily actions are led by knowledge and appear in accord with it; all verbal actions are led by knowledge and appear in accord with it; all mental actions are led by knowledge and appear in accord with it — these six virtues has the Blessed One fulfilled. Non-impairment of the will; non-impairment of energy; non-impairment of mindfulness; non-impairment of concentration; non-impairment of wisdom; non-impairment of freedom — these twelve virtues has the Blessed One fulfilled. Absence of uncertainty; absence of deception; absence of that which is not clear; absence of hurry; absence of state that is not known; absence of equanimity that is removed from reflection. <text:span text:style-name="VimmPageNo">[[210|147]]</text:span> </text:p>
      <text:p text:style-name="VimmBody">“Absence of uncertainty” means: “His bearing is dignified; there is nothing unseemly in his action”.</text:p>
      <text:p text:style-name="VimmBody">“Absence of deception” means: “He has no craftiness”.</text:p>
      <text:p text:style-name="VimmBody">“Absence of that which is not clear” means: “That there is nothing that his knowledge cannot sense”.</text:p>
      <text:p text:style-name="VimmBody">“Absence of hurry” means: “His behaviour is free from hurry”.</text:p>
      <text:p text:style-name="VimmBody">“Absence of state that is not known” means: “He is completely aware of his mental processes”.</text:p>
      <text:p text:style-name="VimmBody">“Absence of equanimity that is removed from reflection” means: “There is no state of equanimity in him of which he is not aware”.</text:p>
      <text:p text:style-name="VimmBody">These eighteen virtues has the Blessed One fulfilled.<text:note text:id="ftn514" text:note-class="footnote"><text:note-citation>3</text:note-citation><text:note-body><text:p text:style-name="Standard">The last six are not exactly according to the Pali or the Sanskrit. Here the text is not quite clear.</text:p></text:note-body></text:note></text:p>
      <text:p text:style-name="VimmBody">And again, the Blessed One has reached the other shore with facility having fulfilled all good through the skilfulness belonging to him who comes and goes in the same way,<text:note text:id="ftn515" text:note-class="footnote"><text:note-citation>4</text:note-citation><text:note-body><text:p text:style-name="Standard"><text:span text:style-name="VimmBibRef">M. I, 71</text:span>: <text:span text:style-name="VimmBibQuote">Cattārimāni Sāriputta Tathāgatassa vesārajjāni.</text:span> Cp. <text:span text:style-name="VimmBibRef">Vis. Mag. 524</text:span>.</text:p></text:note-body></text:note> through the four foundations of mindfulness, through the four right efforts, through the four bases of supernormal power, through the five faculties, the five powers, the six kinds of supernormal knowledge, the seven factors of enlightenment, through the Noble Eightfold Path, through the eight positions of mastery, through the eight kinds of emancipation, through the nine gradually ascending states, through the ten Ariyan abodes and through the way of analytical <text:soft-page-break/>science. Thus one should recall to mind that Blessed One who has acquired the merits of the Excellent Law through these ways.</text:p>
      <text:p text:style-name="VimmBody">How should one remember the benefits with which the Blessed One has blessed the world? The Blessed One has fulfilled all merits and has reached the further shore. No other being could have turned the Wheel, of the Law which the Blessed One set a-rolling out of compassion for all beings. Without making an esoteric and an exoteric division of doctrine, he has opened wide the gate of the immortal.<text:note text:id="ftn516" text:note-class="footnote"><text:note-citation>1</text:note-citation><text:note-body><text:p text:style-name="Standard"><text:span text:style-name="VimmBibRef">D. II, 39</text:span>: <text:span text:style-name="VimmBibQuote">Apārutā tesaṁ amatassa dvārā.</text:span></text:p></text:note-body></text:note> He has caused an incalculable number of deities and humans to acquire the fruit of holiness. He has caused an incalculable <text:span text:style-name="VimmPageNo">[[211|148]]</text:span> number of beings to acquire merit with the three miracles, namely, the miracle of supernormal power, the miracle of mind reading and the miracle of instruction.<text:note text:id="ftn517" text:note-class="footnote"><text:note-citation>2</text:note-citation><text:note-body><text:p text:style-name="Standard"><text:span text:style-name="VimmBibRef">D. I, 212 ff.</text:span>; <text:span text:style-name="VimmBibRef"><text:span text:style-name="T87">D. </text:span></text:span><text:span text:style-name="VimmBibRef">III, 220</text:span>: <text:span text:style-name="VimmBibQuote">Tiṇi pāṭihāriyāni. Iddhi-pāṭihāriyaṁ, ādesanā-pāṭihāriyaṁ, anusāsani-pāṭihāriyaṁ. Ime kho āvuso tena Bhagavatā jānatā passatā.......tayo dhammā sammad-akkhātā. Tattha sabbeh ‘eva saṁgāyitabbaṁ na vivaditabbaṁ.......pe.......atthāya hitāya sukhāya deva-manussānaṁ.</text:span></text:p></text:note-body></text:note> He has aroused confidence in the hearts of men. He has overthrown all soothsaying and all false views. He has obliterated the bad road and opened the good road and made men to acquire the fruit of liberation or birth in the heaven world. He has caused his hearers to obtain peace and dwell in the law of the hearer.<text:note text:id="ftn518" text:note-class="footnote"><text:note-citation>3</text:note-citation><text:note-body><text:p text:style-name="Standard"><text:span text:style-name="VimmPali">Sāvaka-dhamma</text:span>.</text:p></text:note-body></text:note> He has set down many precepts, preached the <text:span text:style-name="VimmPali">Pātimokkha</text:span>, established beings in excellent merit, given them the perfect teaching of the Enlightened One and filled the world full (with the Truth). All beings worship and honour him, and all deities and humans hear him.</text:p>
      <text:p text:style-name="VimmBody">Thus the Blessed One, who dwells unperturbed, has compassionated and benefitted the world, has done what should be done.</text:p>
      <text:p text:style-name="VimmBody">That yogin recollects him who comes and goes in the same way, thus: Through these ways and these virtues, he arouses confidence in his mind. Being full of confidence and being easy in the recollection, his mind is always undisturbed. Because of his mind being undisturbed, he attains to access-meditation.</text:p>
      <text:p text:style-name="VimmBody"><text:span text:style-name="VimmQA">Q.</text:span> How is it that one who meditates on the Buddha attains to access and not to fixed meditation, <text:span text:style-name="VimmPali">jhāna</text:span>?</text:p>
      <text:p text:style-name="VimmBody"><text:span text:style-name="VimmQA">A.</text:span> In the highest sense, the virtue of the Buddha is a subject of profound wisdom. In this sense the yogin cannot attain to fixed meditation, <text:span text:style-name="VimmPali">jhāna</text:span>, owing to abstruseness. And again, he has to recollect not merely one virtue. When he thinks on many virtues he cannot attain to fixed meditation, <text:span text:style-name="VimmPali">jhāna</text:span>. This is a subject of meditation of all access-concentration.</text:p>
      <text:p text:style-name="VimmBody"><text:span text:style-name="VimmQA">Q.</text:span> Access is attained through concentration on a single object. If he thinks on many virtues, his mind is not concentrated. How then does he gain access?</text:p>
      <text:p text:style-name="VimmBody"><text:span text:style-name="VimmQA">A.</text:span> If he recollects the virtues of him who comes and goes in the same way and of the Enlightened One, the yogin’s mind becomes concentrated. Therefore, he is untroubled.</text:p>
      <text:p text:style-name="VimmBody">Again it is taught that from the recollection of the Buddha, the four meditations, <text:span text:style-name="VimmPali">jhānas,</text:span> arise.<text:note text:id="ftn519" text:note-class="footnote"><text:note-citation>4</text:note-citation><text:note-body><text:p text:style-name="P27"><text:span text:style-name="VimmXML"><text:span text:style-name="T103">&lt;</text:span></text:span><text:span text:style-name="VimmXML"><text:span text:style-name="T104">anchor id="</text:span></text:span><text:span text:style-name="VimmXML"><text:span text:style-name="T103">p148n3</text:span></text:span><text:span text:style-name="VimmXML"><text:span text:style-name="T104">"/&gt;</text:span></text:span><text:span text:style-name="VimmBibRef">A. III, 285</text:span>: <text:span text:style-name="VimmBibQuote">Yasmiṁ Mahānāma samaye ariyasāvako Tathāgataṁ anussarati, nev’ assa tasmiṁ samaye rāgapariyuṭṭhitaṁ cittaṁ hoti, na dosapariyuṭṭhitaṁ cittaṁ hoti, na moha-pariyuṭṭhitaṁ cittaṁ hoti, ujugatam ev’ assa tasmiṁ samaye cittaṁ hoti Tathāgataṁ ārabbha. Ujugatacitto kho pana Mahānāma ariyasāvako labhatt atthavedaṁ, labhati dhammavedaṁ, labhati dhammūpasaṁhitaṁ pāmujjaṁ, pamuditassa pīti jāyaṁ, pītimanassa kāyo passambhati, passaddhakāyo sukhaṁ vediyati, sukhino cittaṁ </text:span><text:span text:style-name="VimmBibQuote"><text:span text:style-name="T9">sam</text:span></text:span><text:span text:style-name="VimmBibQuote">ā</text:span><text:span text:style-name="VimmBibQuote"><text:span text:style-name="T9">dhiyati. </text:span></text:span>(=<text:span text:style-name="VimmBibQuote"><text:span text:style-name="T9">Pamuditass</text:span></text:span><text:span text:style-name="VimmBibQuote">ā</text:span><text:span text:style-name="VimmBibQuote"><text:span text:style-name="T9"> </text:span></text:span><text:span text:style-name="VimmBibQuote">ti duvidhena </text:span><text:span text:style-name="VimmBibQuote"><text:span text:style-name="T9">pītip</text:span></text:span><text:span text:style-name="VimmBibQuote">ā</text:span><text:span text:style-name="VimmBibQuote"><text:span text:style-name="T9">mujjena </text:span></text:span><text:span text:style-name="VimmBibQuote">pamuditassa; p</text:span><text:span text:style-name="VimmBibQuote"><text:span text:style-name="T9">ī</text:span></text:span><text:span text:style-name="VimmBibQuote">ti jāyat</text:span><text:span text:style-name="VimmBibQuote"><text:span text:style-name="T9">ī</text:span></text:span><text:span text:style-name="VimmBibQuote"> ti pañcavidhā p</text:span><text:span text:style-name="VimmBibQuote"><text:span text:style-name="T9">ī</text:span></text:span><text:span text:style-name="VimmBibQuote">ti nibbattati; kāyo passambhat</text:span><text:span text:style-name="VimmBibQuote"><text:span text:style-name="T9">ī</text:span></text:span><text:span text:style-name="VimmBibQuote"> ti </text:span><text:span text:style-name="VimmBibQuote"><text:span text:style-name="T9">n</text:span></text:span><text:span text:style-name="VimmBibQuote">ā</text:span><text:span text:style-name="VimmBibQuote"><text:span text:style-name="T9">mak</text:span></text:span><text:span text:style-name="VimmBibQuote">ā</text:span><text:span text:style-name="VimmBibQuote"><text:span text:style-name="T9">yo </text:span></text:span><text:span text:style-name="VimmBibQuote">ca </text:span><text:span text:style-name="VimmBibQuote"><text:span text:style-name="T9">karajak</text:span></text:span><text:span text:style-name="VimmBibQuote">ā</text:span><text:span text:style-name="VimmBibQuote"><text:span text:style-name="T9">yo </text:span></text:span><text:span text:style-name="VimmBibQuote">ca </text:span><text:span text:style-name="VimmBibQuote"><text:span text:style-name="T9">darathapaṭippassadhiy</text:span></text:span><text:span text:style-name="VimmBibQuote">ā</text:span><text:span text:style-name="VimmBibQuote"><text:span text:style-name="T9"> </text:span></text:span><text:span text:style-name="VimmBibQuote">pa</text:span><text:span text:style-name="VimmBibQuote"><text:span text:style-name="T9">ṭ</text:span></text:span><text:span text:style-name="VimmBibQuote">ippassambhati; sukhan ti </text:span><text:span text:style-name="VimmBibQuote"><text:span text:style-name="T9">k</text:span></text:span><text:span text:style-name="VimmBibQuote">ā</text:span><text:span text:style-name="VimmBibQuote"><text:span text:style-name="T9">yikacetasika</text:span></text:span><text:span text:style-name="VimmBibQuote">ṁ</text:span><text:span text:style-name="VimmBibQuote"><text:span text:style-name="T9"> </text:span></text:span><text:span text:style-name="VimmBibQuote">sukhaṁ; </text:span><text:span text:style-name="VimmBibQuote"><text:span text:style-name="T9">sam</text:span></text:span><text:span text:style-name="VimmBibQuote">ā</text:span><text:span text:style-name="VimmBibQuote"><text:span text:style-name="T9">dhiyatī </text:span></text:span><text:span text:style-name="VimmBibQuote">ti ā</text:span><text:span text:style-name="VimmBibQuote"><text:span text:style-name="T9">rammaṇe somm</text:span></text:span><text:span text:style-name="VimmBibQuote">ā</text:span><text:span text:style-name="VimmBibQuote"><text:span text:style-name="T9"> ṭ</text:span></text:span><text:span text:style-name="VimmBibQuote">hapitaṁ hoti.</text:span> — <text:span text:style-name="VimmTODO">Comy. (</text:span><text:span text:style-name="VimmBibRef">Mp.</text:span><text:span text:style-name="VimmBibRef"><text:span text:style-name="T84">)</text:span></text:span><text:span text:style-name="VimmBibRef"> III, 337</text:span>).</text:p></text:note-body></text:note></text:p>
      <text:p text:style-name="VimmSectEnded">The recollection of the Buddha has ended. <text:span text:style-name="VimmPageNo">[[212|149]]</text:span> </text:p>
      <text:h text:style-name="Heading_20_5" text:outline-level="5" text:is-list-header="true">The recollection of the law</text:h>
      <text:p text:style-name="VimmBody"><text:span text:style-name="VimmQA">Q.</text:span> What is the recollection of the Law? What is the practising of it? What are its salient characteristic, function and near cause? What is the procedure?</text:p>
      <text:p text:style-name="VimmBody"><text:soft-page-break/><text:span text:style-name="VimmQA">A.</text:span> The Law means extinction, <text:span text:style-name="VimmPali">Nibbāna</text:span>, or the practice by means of which extinction, <text:span text:style-name="VimmPali">Nibbāna</text:span>, is reached. The destruction of all activity, the abandoning of all defilements, the eradication of craving, the becoming stainless and tranquillized—these are called extinction, <text:span text:style-name="VimmPali">Nibbāna</text:span>. What are the practices leading to extinction, <text:span text:style-name="VimmPali">Nibbāna</text:span>? Namely, the four foundations of mindfulness, the four right efforts, the five powers, the seven factors of enlightenment, the Noble Eightfold Path — these are called the practices leading to <text:span text:style-name="VimmPali">Nibbāna</text:span>. The recollection of the Law is the virtue of renunciation and the virtue of the Way. This recollection is recollectedness and right recollectedness. Thus is recollection of the Law to be understood. The undisturbed dwelling of the mind (in this recollection) is the practising of it. The awareness of the virtues of the Law is its salient characteristic. Analysis of the Law is its function. The understanding of the meaning is its near cause. Its benefits are equal to those of the recollection of the Buddha.</text:p>
      <text:p text:style-name="VimmBody">“What is the procedure?”: The new yogin goes to a place of solitude and keeps his mind undisturbed. With undisturbed mind, he recollects thus: The Law is well-taught by the Blessed One, is visible, not subject to time, inviting, conducive to perfection, to be attained by the wise, each one for himself.<text:note text:id="ftn520" text:note-class="footnote"><text:note-citation>1</text:note-citation><text:note-body><text:p text:style-name="Standard"><text:span text:style-name="VimmBibRef"><text:span text:style-name="T9">S. </text:span></text:span><text:span text:style-name="VimmBibRef">II, 69</text:span>; <text:span text:style-name="VimmBibRef">A. I, 207</text:span>; <text:span text:style-name="VimmBibRef">D. III, 5</text:span>: <text:span text:style-name="VimmBibQuote"><text:span text:style-name="T9">Savākkhāto Bhagavatā </text:span></text:span><text:span text:style-name="VimmBibQuote">Dhammo sandiṭṭhiko </text:span><text:span text:style-name="VimmBibQuote"><text:span text:style-name="T9">akāliko </text:span></text:span><text:span text:style-name="VimmBibQuote">ehi-passiko opanayiko paccattaṁ veditabbo </text:span><text:span text:style-name="VimmBibQuote"><text:span text:style-name="T9">viññūhīti.</text:span></text:span></text:p></text:note-body></text:note></text:p>
      <text:p text:style-name="VimmBody">“The Law is well-taught by the Blessed One”: It is free from extremes,<text:note text:id="ftn521" text:note-class="footnote"><text:note-citation>2</text:note-citation><text:note-body><text:p text:style-name="Standard"><text:span text:style-name="VimmBibRef"><text:span text:style-name="T9">Vin. </text:span></text:span><text:span text:style-name="VimmBibRef">I, 10</text:span>; <text:span text:style-name="VimmBibRef"><text:span text:style-name="T9">S. </text:span></text:span><text:span text:style-name="VimmBibRef">V, 421</text:span>: <text:span text:style-name="VimmBibQuote">Dve me bhikkhave </text:span><text:span text:style-name="VimmBibQuote"><text:span text:style-name="T9">antā </text:span></text:span><text:span text:style-name="VimmBibQuote">pabbajitena na </text:span><text:span text:style-name="VimmBibQuote"><text:span text:style-name="T9">sevitabbā. </text:span></text:span><text:span text:style-name="VimmBibQuote">Katame dve? Yo </text:span><text:span text:style-name="VimmBibQuote"><text:span text:style-name="T9">cāyaṁ kāmesu kāmasukhallikānuyogo </text:span></text:span><text:span text:style-name="VimmBibQuote">hīno gammo pothujjaniko anariyo anatthasa</text:span><text:span text:style-name="VimmBibQuote"><text:span text:style-name="T9">ṁ</text:span></text:span><text:span text:style-name="VimmBibQuote">hito. Yo </text:span><text:span text:style-name="VimmBibQuote"><text:span text:style-name="T9">cāyaṁ attakilamathānuyogo </text:span></text:span><text:span text:style-name="VimmBibQuote">dukkho anariyo anatthasa</text:span><text:span text:style-name="VimmBibQuote"><text:span text:style-name="T9">ṁ</text:span></text:span><text:span text:style-name="VimmBibQuote">hito. </text:span><text:span text:style-name="VimmBibQuote"><text:span text:style-name="T9">Ete </text:span></text:span><text:span text:style-name="VimmBibQuote">te bhikkhave ubho ante anupagamma </text:span><text:span text:style-name="VimmBibQuote"><text:span text:style-name="T9">majjhimā paṭipadā Tathāgatena abhisambuddhā.......</text:span></text:span></text:p></text:note-body></text:note> therefore it is called “well-taught”. There are no inconsistencies in it, therefore it is called “well-taught”. There are no contradictions in it and it is endowed with the three kinds of goodness, therefore it is called “well-taught”. It is completely spotless, therefore it is called “well-taught”. It leads beings to extinction, <text:span text:style-name="VimmPali">Nibbāna</text:span>, wherefore it is called “well-taught”.</text:p>
      <text:p text:style-name="VimmBody">“Visible”: Because one gains the Paths and the Fruits in succession, it is called “visible”. Because one sees extinction, <text:span text:style-name="VimmPali">Nibbāna</text:span>, and the (other) Fruits of the Path, it is called “visible”.</text:p>
      <text:p text:style-name="VimmBody">“Not subject to time”: Without lapse of time fruition occurs. Therefore, it is called “not subject to time”. <text:span text:style-name="VimmPageNo">[[213|150]]</text:span> </text:p>
      <text:p text:style-name="VimmBody">“Inviting”: It says: “Come and see my worth!”. In the same way, those who have the ability to teach are called men who say “Come and see!”.</text:p>
      <text:p text:style-name="VimmBody">“Conducive to perfection”: If a man acknowledges it, he will reach the immortal. Such is that which is “conducive to perfection”. What leads to the fruition of holiness is called that which is “conducive to perfection”.</text:p>
      <text:p text:style-name="VimmBody">“To be attained by the wise, each one for himself”: If a man acknowledges it and does not accept other teachings, he causes the arising of the knowledge of cessation, the knowledge of the unborn and the knowledge of freedom. Therefore, it is called that which is “to be attained by the wise, each one for himself”.</text:p>
      <text:p text:style-name="VimmBody">Further, the yogin should recollect the Law in other ways thus: It is the eye; it is knowledge; it is peace; it is the way leading to the immortal; it is renunciation; it is the expedience whereby cessation is won; it is the way to the ambrosial; it is non-retrogression; it is the best; it is non-action, solitude, exquisiteness. It is not soothsaying. It is the most excellent object for the wise man’s mind. It is to cross over to the other shore; it is the place of refuge. That yogin in these ways and through these virtues recollects the Law, and his mind is filled with confidence. On account of this confidence, his mind is undisturbed. Because of the undisturbed state of the mind, he destroys the hindrances, arouses the meditation, (<text:span text:style-name="VimmPali">jhāna</text:span>) factors and dwells in access-concentration. The rest is as was fully taught above.</text:p>
      <text:p text:style-name="VimmSectEnded">The recollection of the Law has ended.</text:p>
      <text:h text:style-name="Heading_20_5" text:outline-level="5" text:is-list-header="true">The recollection of the community of bhikkhus</text:h>
      <text:p text:style-name="VimmBody"><text:span text:style-name="VimmQA">Q.</text:span> What is the recollection of the Community of Bhikkhus? (What is the practising of it?) What are its salient characteristic, function and near cause? What is the procedure?</text:p>
      <text:p text:style-name="VimmBody"><text:span text:style-name="VimmQA">A.</text:span> The congregation of the saints is the Community of Bhikkhus. This is called the Community of Bhikkhus. The yogin recollects the virtue of the observances of the Community of Bhikkhus. This recollection is recollectedness and right <text:soft-page-break/>recollectedness. Such is the recollection of the Community of Bhikkhus to be understood. The undisturbed dwelling of the mind in this recollection is the practising of it. Awareness of the virtues of the Community of Bhikkhus is its salient characteristic; reverence is its function; appreciation of the virtues of the Community of Bhikkhus is its near cause. Its benefits are equal to those of the recollection of the Buddha.</text:p>
      <text:p text:style-name="VimmBody">“What is the procedure?”: The new yogin goes to a place of solitude and keeps his mind undisturbed. With undisturbed mind, he recollects thus: The Community of Hearers of the Blessed One is of good conduct, the Community of Hearers of the Blessed One is of upright conduct, the Community of Hearers of the Blessed One is of righteous conduct, the Community of <text:span text:style-name="VimmPageNo">[[214|151]]</text:span> Hearers of the Blessed One is of dutiful conduct. This Community of Hearers of the Blessed One, namely, the four pairs of men and the eight kinds of individuals, is worthy of offerings, worthy of hospitality, worthy of gifts, worthy of reverential salutation, is the incomparable field of merit of the world.<text:note text:id="ftn522" text:note-class="footnote"><text:note-citation>1</text:note-citation><text:note-body><text:p text:style-name="Standard"><text:span text:style-name="VimmBibRef">S. II, 69</text:span>; <text:span text:style-name="VimmBibRef">A. I, 208</text:span>; <text:span text:style-name="VimmBibRef">D. III, 5</text:span>: <text:span text:style-name="VimmBibQuote">Supaṭipanno Bhagavato sāvaka-saṁgho uju-paṭipanno Bhagavato sāvaka-saṁgho, ñāya-paṭipanno Bhagavato sāvaka-saṁgho, sāmīci- paṭipanno Bhagavato sāvaka-saṁgho, yadidaṁ cattāri purisayugāni aṭṭha-purisa-puggalā, esa Bhagavato sāvaka-saṁgho āhuṇeyyo pāhuṇeyyo dakkhiṇieyyo añjali-karaṇīyo anuttaraṁ pūñña-kkhettaṁ lokassāti.</text:span></text:p></text:note-body></text:note></text:p>
      <text:p text:style-name="VimmBody">“The Community of Hearers of the Blessed One is of good conduct”: The Community of Hearers of the Blessed One is of “good conduct”, because it follows the good word. It is of “good conduct” and “upright conduct”, because it benefits itself and others. It is of “good conduct” and “upright conduct” because it has no enemy. It is of “good conduct” and “upright conduct” because it avoids the two extremes and takes the mean. It is of “good conduct” and “upright conduct”, because it is free from hypocrisy. It is “good conduct”, because it is free from wickedness and crookedness and free from unclean action of body and speech.</text:p>
      <text:p text:style-name="VimmBody">“Is of righteous conduct”: It is of “righteous conduct” because it follows the Noble Eightfold Path. And again, “righteous” is an appellation of extinction, <text:span text:style-name="VimmPali">Nibbāna</text:span>. It is of “righteous”, “good conduct”, because it follows the Noble Eightfold Path and reaches extinction, <text:span text:style-name="VimmPali">Nibbāna</text:span>. It is of “righteous”, “good conduct”, because it follows the Four Noble Truths taught by the Buddha.</text:p>
      <text:p text:style-name="VimmBody">“Is of dutiful conduct”: It is of “dutiful conduct” because it is perfect in the practice of unity in the Community of Bhikkhus. It is of “dutiful conduct”, because, seeing the great fruit of virtue and the increase of virtue which follow the practice of unity, it observes this (unity).</text:p>
      <text:p text:style-name="VimmBody">“The four pairs of men and the eight kinds of individuals”: The Path and the Fruit of Stream-entrance are regarded as the attainments of a pair of men. The Path and the Fruit of Once-returning are regarded as the attainment of a pair of men. The Path and Fruit of Non-returning are regarded as the attainments of a pair of men. The Path and Fruit of the Consummate One are regarded as the attainments of a pair of men. These are called “the four pairs of men”.</text:p>
      <text:p text:style-name="VimmBody">“The eight kinds of individuals” are they who gain the four Paths and the four Fruits. These are called the eight kinds of individuals. Because the Community of Bhikkhus dwells in these Paths and Fruits, it is said to consist of the four pairs of men. Those who dwell in the four Paths and the four Fruits are called the eight kinds of individuals.</text:p>
      <text:p text:style-name="VimmBody">“Hearers”: It (the Community of hearers) accomplishes after having heard. Therefore it is called (the Community of) hearers.</text:p>
      <text:p text:style-name="VimmBody">“Community”: The congregation of saints. It is worthy of hospitality, [[215|152]] worthy of offerings, worthy of gifts, worthy of reverential salutation, and is the incomparable field of merit of the world.</text:p>
      <text:p text:style-name="VimmBody">“Worthy of hospitality”: Worthy of hospitality means worthy of receiving invitations.</text:p>
      <text:p text:style-name="VimmBody">“Worthy of offerings”: Great is the fruit that could be obtained through offerings made to it. And again, it is worthy of receiving offerings.</text:p>
      <text:p text:style-name="VimmBody">“Worthy of gifts: One acquires great fruit by gifting various things to it.</text:p>
      <text:p text:style-name="VimmBody">“Worthy of reverential salutation”: It is fit to receive worship. Therefore it is called worthy of reverential salutation.</text:p>
      <text:p text:style-name="VimmBody">“Incomparable”: It is possessed of many virtues. Therefore it is called incomparable.</text:p>
      <text:p text:style-name="VimmBody"><text:soft-page-break/>“Field of merit of the world”: This is the place where all beings acquire merit. Therefore it is called the field of merit of the world.</text:p>
      <text:p text:style-name="VimmBody">And again, the yogin should recollect through other ways thus: This Community of Bhikkhus is the congregation that is most excellent and good. It is called the best. It is endowed with virtue, concentration, wisdom, freedom and the knowledge of freedom. That yogin recollects these various virtues in different ways. Through this recollection of the various virtues, he becomes confident. Owing to the recollection of confidence, his mind is undisturbed. With undisturbed mind he is able to destroy the hindrances, arouse the meditation <text:span text:style-name="T31">(</text:span><text:span text:style-name="VimmPali"><text:span text:style-name="T31">jhāna</text:span></text:span><text:span text:style-name="T31">)</text:span><text:span text:style-name="T9"> </text:span>factors and attain to access. The rest is as was fully taught above.</text:p>
      <text:p text:style-name="VimmSectEnded">The recollection of the Community of Bhikkhus has ended.</text:p>
      <text:h text:style-name="Heading_20_5" text:outline-level="5" text:is-list-header="true">The recollection of virtue</text:h>
      <text:p text:style-name="VimmBody"><text:span text:style-name="VimmQA">Q.</text:span> What is the recollection of virtue? What is the practising of it. What are its salient characteristic, function and near cause? What is the procedure?</text:p>
      <text:p text:style-name="VimmBody"><text:span text:style-name="VimmQA">A.</text:span> Through virtue one recollects pure morals. This recollectedness is recollection and right recollectedness. Thus should the recollection of virtue be understood. The undisturbed dwelling of the mind in the recollection of virtue is the practising of it. Awareness of the merit of virtue is its salient characteristic. To see the fearfulness of tribulation is its function. Appreciation of the unsurpassable happiness (of virtue) is its near cause. Twelve are the benefits of the recollection of virtue thus: One honours the Teacher, esteems the Law, and the Community of Bhikkhus, respects the precepts of virtue, esteems offerings, becomes heedful, sees danger in and fears the smallest fault,<text:note text:id="ftn523" text:note-class="footnote"><text:note-citation>1</text:note-citation><text:note-body><text:p text:style-name="Standard"><text:span text:style-name="VimmBibRef">D. I, 63</text:span>: <text:span text:style-name="VimmBibQuote">Aṇumattesu vajjesu </text:span><text:span text:style-name="VimmBibQuote"><text:span text:style-name="T9">bhaya-dassāvī.</text:span></text:span></text:p></text:note-body></text:note> guards oneself, protects others, has no fear of this world, has no fear of the other world and enjoys the many benefits accruing from the observance of all precepts. These are the benefits of the recollection of virtue. <text:span text:style-name="VimmPageNo">[[216|153]]</text:span> </text:p>
      <text:p text:style-name="VimmBody">“What is the procedure?”: The new yogin goes to a place of solitude and keeps his mind undisturbed. With this undisturbed mind, he recollects thus: “My virtue is unbroken, indefective, unspotted, unblemished, liberating, praised by the wise, untainted, conducive to concentration”.<text:note text:id="ftn524" text:note-class="footnote"><text:note-citation>2</text:note-citation><text:note-body><text:p text:style-name="Standard"><text:span text:style-name="VimmBibRef">A. III, 286</text:span>: <text:span text:style-name="VimmBibQuote">Puna ca paraṁ Mahānāma ariyasāvako attano sīlāni anussarati akhaṇḍāni acchiddāni asabalāni akammāsāni bhujissāni viññūpasaṭṭhāni aparāmaṭṭhāni samādhisaṁ-vattanikāni.</text:span></text:p></text:note-body></text:note></text:p>
      <text:p text:style-name="VimmBody">If unbroken, they are indefective. If indefective, they are unspotted. The others should be known in the same way.</text:p>
      <text:p text:style-name="VimmBody">Again, because when virtue is pure, they become the resorting-ground of all good states, they come to be called “unbroken and indefective”. As they constitute the honour of caste, they are called unspotted and unblemished. As they constitute the joy of the Consummate One, and bear no tribulation, they are called “praised by the wise”. As they are untouched by views, they are called “untainted”. As they lead to sure stations, they are called “conducive to concentration”.</text:p>
      <text:p text:style-name="VimmBody">Further, the yogin should practise recollection of virtue in other ways thinking thus: “Virtue is the bliss of separation from tribulation. This caste is worthy of honour. The treasure of virtue is secure. Its benefits have already been taught”. Thus should virtue be understood. That yogin practises recollection of virtue considering its merits through these ways. Owing to his recollectedness and confidence, his mind is not disturbed. With this undisturbed mind he destroys the hindrances, arouses the meditation (<text:span text:style-name="VimmPali">jhāna</text:span>) factors and attains to access-meditation. The rest is as was fully taught above.</text:p>
      <text:p text:style-name="VimmSectEnded">The recollection of virtue has ended.</text:p>
      <text:h text:style-name="Heading_20_5" text:outline-level="5" text:is-list-header="true">The recollection of liberality</text:h>
      <text:p text:style-name="VimmBody"><text:span text:style-name="VimmQA">Q.</text:span> What is the Recollection of liberality? What is the practising of it? What are its salient characteristic, function and near cause? What is the procedure?</text:p>
      <text:p text:style-name="VimmBody"><text:span text:style-name="VimmQA">A.</text:span> Liberality means that one gives one’s wealth to others wishing to benefit them, and in order to derive the happiness of benefiting others. Thus is liberality to be understood. One dwells indifferent in the recollection of the virtue of liberality. This recollectedness is recollection and right recollectedness. This is called recollection of liberality. The undisturbed dwelling of the mind in this recollection is the practising of it. Awareness of the merit of liberality is its salient characteristic. Non-miserliness is its function. Non-covetousness is its near cause.</text:p>
      <text:p text:style-name="VimmBody"><text:soft-page-break/>A man who practises the recollection of liberality gains ten benefits thus: He gains bliss through liberality; he becomes non-covetous through liberality; <text:span text:style-name="VimmPageNo">[[217|154]]</text:span> he is not miserly, thinks of others, becomes dear to others, does not fear in others’ company, has much joy, acquires the compassionate mind, fares well and approaches the ambrosial.</text:p>
      <text:p text:style-name="VimmBody">“What is the procedure?”: The new yogin goes to a place of solitude and keeps his mind undisturbed. With undisturbed mind he practises recollection of liberality thus: “Through abandoning things I have benefitted others; therefrom I have gained much merit. The vulgar, by reason of the dirt of covetousness, are drawn to things. I live with mind non-coveting and not unclean. Always I give and enjoy giving to others. Always I give and distribute”.<text:note text:id="ftn525" text:note-class="footnote"><text:note-citation>1</text:note-citation><text:note-body><text:p text:style-name="Standard"><text:span text:style-name="VimmBibRef">A. III, 287</text:span>; <text:span text:style-name="VimmBibQuote">Puna ca paraṁ Mahānāma ariyasāvako attano cāgaṁ anussarati ‘lābhā vata me suladdhaṁ vata me, yo’ haṁ maccheramalapariyuṭṭhitāya pajāya vigatamalamaccherena cetasā agāraṁ ajjhāvasāmi muttacāgo payatapāṇi vossaggarato yācayogo dānasaṁvibhā-garato’ ti.</text:span></text:p></text:note-body></text:note></text:p>
      <text:p text:style-name="VimmBody">That yogin in these ways practises the recollection of liberality. Through the recollection of liberality his mind is endowed with confidence. Because of this recollection and confidence, his mind is always undisturbed. With undisturbed mind he destroys the hindrances, arouses the meditation (<text:span text:style-name="VimmPali">jhāna</text:span>) factors and attains to access-concentration. The rest is as was fully taught above.</text:p>
      <text:p text:style-name="VimmSectEnded">The recollection of liberality has ended.</text:p>
      <text:h text:style-name="Heading_20_5" text:outline-level="5" text:is-list-header="true">The recollection of deities</text:h>
      <text:p text:style-name="VimmBody"><text:span text:style-name="VimmQA">Q.</text:span> What is the recollection of deities? What is the practising of it? What are its salient characteristic, function and near cause? What is the procedure?</text:p>
      <text:p text:style-name="VimmBody"><text:span text:style-name="VimmQA">A.</text:span> Considering the benefit of birth in a heaven, one recollects one’s own merits. This recollectedness is recollection and right recollectedness. This is called recollection of deities. The undisturbed dwelling of the mind in this recollection is the practising of it. Awareness of one’s own merits and the merits of the deities is its salient characteristic. To admire merit is its function. Confidence in the fruit of merit is its near cause.</text:p>
      <text:p text:style-name="VimmBody">A man who practises the recollection of deities gains eight benefits: he increases five qualities, namely, confidence, virtue, learning, liberality and wisdom; he can gain that which heavenly beings desire and to which they are devoted; he is happy in the anticipation of the reward of merit; he honours his body; he is reverenced by heavenly beings. Through this, he is able to practise virtue and recollection of liberality also. He fares well and approaches the ambrosial.</text:p>
      <text:p text:style-name="VimmBody">“What is the procedure?”: The new yogin goes to a place of solitude and keeps his mind undisturbed. With undisturbed mind he practises the recollection of deities thinking thus: “There are the Four Regents. There are the deities <text:span text:style-name="VimmPageNo">[[218|155]]</text:span> of <text:span text:style-name="VimmPali">Tāvatiṁsa</text:span>, <text:span text:style-name="VimmPali">Yāma</text:span>, <text:span text:style-name="VimmPali">Tusita, Nimmānarati</text:span>, <text:span text:style-name="VimmPali">Paranimmitavasavatti</text:span> heavens. There are the Brahma-group deities and other deities. Those deities, being endowed with such confidence, on dying here, were born there. I too have such confidence. Endowed with such virtue, such learning, such liberality and such wisdom, those deities were born there. I too have such wisdom”.<text:note text:id="ftn526" text:note-class="footnote"><text:note-citation>2</text:note-citation><text:note-body><text:p text:style-name="Standard"><text:span text:style-name="VimmBibRef">A. III, 287</text:span>; <text:span text:style-name="VimmBibQuote">Puna ca paraṁ Mahānāma ariyasāvako devatānussatiṁ bhāveti ‘santi devā Cātummahārājikā, santi devā Tāvatiṁsā, santi devā Yāmā, santi devā Tusitā, santi devā Nimmānaratino, santi devā Paranimmitavasavattino, santi devā Brahmakāyikā, santi devā Taduttari; yathārūpāya saddhāya samannāgaāa lā devatā ito cutā tattha uppannā, mayham pi tathārūpā saddhā saṁvijjati; yathārūpena silena samannāgatā tā devatā ito cutā tattha uppannā, mayham pi tathārūpaṁ silaṁ saṁvijjati; yathārūpena sutena samannāgatā tā devatā tato cutā tattha uppannā, mayham pi tathārūpaṁ sutaṁ saṁvijjati; yathārūpena cāgena samannāgatā tā devatā ito cutā tattha uppannā, mayham pi tathārūpo cāgo saṁvijjati; yathārūpāya paññāya samannāgatā tā devatā ito cutā tattha uppannā, mayham pi tathārūpā paññā saṁvijjati’ ti.</text:span></text:p></text:note-body></text:note> Thus he recollects his own and the deities’ confidence, virtue, learning, liberality and wisdom.</text:p>
      <text:p text:style-name="VimmBody">That yogin in these ways and through these virtues practises the recollection of deities, and is thereby endowed with confidence. Owing to confidence and recollectedness, his mind is undisturbed. With undisturbed mind he destroys the hindrances, arouses the meditation (<text:span text:style-name="VimmPali">jhāna</text:span>) factors and attains to access-meditation.</text:p>
      <text:p text:style-name="VimmBody"><text:span text:style-name="VimmQA">Q.</text:span> Why does one recollect the merit of deities and not of humans?</text:p>
      <text:p text:style-name="VimmBody"><text:span text:style-name="VimmQA">A.</text:span> The merit of the deities is the most excellent. They are born in excellent realms and are endowed with excellent minds. Having entered a good realm, they are endowed with good. Therefore one should recollect the merit of the deities and not the merits of men. The rest is as was fully taught above.</text:p>
      <text:p text:style-name="VimmSectEnded"><text:soft-page-break/>The recollection of deities has ended.</text:p>
      <text:p text:style-name="VimmSectEnded">The sixth fascicle has ended.</text:p>
      <text:p text:style-name="VimmBody"><text:span text:style-name="VimmPageNo">[[219|156]]</text:span> <text:span text:style-name="VimmPageNoOrig">[418]</text:span></text:p>
      <text:p text:style-name="VimmExportSkip">THE PATH OF FREEDOM</text:p>
      <text:p text:style-name="VimmExportSkip">FASCICLE THE SEVENTH</text:p>
      <text:p text:style-name="VimmExportSkip">WRITTEN BY THE ARAHANT UPATISSA</text:p>
      <text:p text:style-name="VimmExportSkip">WHO WAS CALLED GREAT LIGHT IN RYO</text:p>
      <text:p text:style-name="VimmExportSkip">TRANSLATED IN RYO BY TIPIṬAKA <text:span text:style-name="T9">SANGHAPĀLA </text:span>OF FUNAN</text:p>
      <text:p text:style-name="VimmExportSkip">CHAPTER THE EIGHTH</text:p>
      <text:h text:style-name="Heading_20_3" text:outline-level="3" text:is-list-header="true">Section Four</text:h>
      <text:h text:style-name="Heading_20_4" text:outline-level="4" text:is-list-header="true">Mindfulness of respiration</text:h>
      <text:p text:style-name="VimmBody"><text:span text:style-name="VimmQA">Q.</text:span> What is mindfulness of respiration?<text:note text:id="ftn527" text:note-class="footnote"><text:note-citation>1</text:note-citation><text:note-body><text:p text:style-name="Standard"><text:span text:style-name="VimmPali"><text:span text:style-name="T31">Ānāpānasati</text:span></text:span><text:span text:style-name="T31">.</text:span></text:p></text:note-body></text:note> What is the practising of it? What are its salient characteristic, function and near cause? What are its benefits? What is the procedure?</text:p>
      <text:p text:style-name="VimmBody"><text:span text:style-name="VimmQA">A.</text:span> Inhalation<text:note text:id="ftn528" text:note-class="footnote"><text:note-citation>2</text:note-citation><text:note-body><text:p text:style-name="Standard"><text:span text:style-name="VimmPali"><text:span text:style-name="T31">Ā</text:span></text:span><text:span text:style-name="VimmPali">na</text:span>.</text:p></text:note-body></text:note> is the incoming breath. Exhalation<text:note text:id="ftn529" text:note-class="footnote"><text:note-citation>3</text:note-citation><text:note-body><text:p text:style-name="Standard"><text:span text:style-name="VimmPali"><text:span text:style-name="T31">Apāna</text:span></text:span><text:span text:style-name="T31">.</text:span></text:p></text:note-body></text:note> is the outgoing breath. The perceiving of the incoming breath and the outgoing breath—this is being mindful, mindfulness and right mindfulness. The undisturbed dwelling of the mind (in this mindfulness) is the practising of it. To cause the arising of perception as regards respiration is its salient characteristic. Attending to contact<text:note text:id="ftn530" text:note-class="footnote"><text:note-citation>4</text:note-citation><text:note-body><text:p text:style-name="Standard"><text:span text:style-name="VimmPali">Phassa</text:span>.</text:p></text:note-body></text:note> is its function. Removal of discursive thought<text:note text:id="ftn531" text:note-class="footnote"><text:note-citation>5</text:note-citation><text:note-body><text:p text:style-name="Standard"><text:span text:style-name="VimmPali">Vitakka</text:span>.</text:p></text:note-body></text:note> is its near cause.</text:p>
      <text:h text:style-name="Heading_20_4" text:outline-level="4" text:is-list-header="true">Benefits</text:h>
      <text:p text:style-name="VimmBody">“What are its benefits?”: If a man practises mindfulness of respiration, he attains to the peaceful, the exquisite, the lovely, and the blissful life. He causes evil and demeritorious states to disappear and to perish as soon as they arise.<text:note text:id="ftn532" text:note-class="footnote"><text:note-citation>6</text:note-citation><text:note-body><text:p text:style-name="Standard"><text:span text:style-name="VimmBibRef"><text:span text:style-name="T9">S. </text:span></text:span><text:span text:style-name="VimmBibRef">V, 321-22</text:span>: <text:span text:style-name="VimmBibQuote"><text:span text:style-name="T9">Ānāpānasati samādhi bhāvito bahulīkato santo ceva paṇīto ca asecanako ca sukho ca vihāro uppannupanne ca pāpake akusale dhamme ṭhānaso antaradhāpeti vūpasameti.</text:span></text:span></text:p></text:note-body></text:note> He is not negligent as regards his body or his organ of sight. His body and mind do not waver or tremble.<text:note text:id="ftn533" text:note-class="footnote"><text:note-citation>7</text:note-citation><text:note-body><text:p text:style-name="Standard"><text:span text:style-name="VimmBibRef"><text:span text:style-name="T9">S. V, 316</text:span></text:span><text:span text:style-name="T9">: </text:span><text:span text:style-name="VimmBibQuote"><text:span text:style-name="T9">Ānāpānasatisamādhissa bhikkhave bhāvitattā bahulīkatattā neva kāyassa iñjitattaṁ vā hoti phanditattaṁ vā na cittassa iñjitattaṁ vā hoti phanditattaṁ vā.</text:span></text:span></text:p></text:note-body></text:note> He fulfils the four foundations of mindfulness, the seven enlightenment factors and freedom. This has been praised by the <text:span text:style-name="VimmPageNo">[[220|157]]</text:span> Blessed One. This is the abode of the Noble Ones, of Brahma and of the <text:span text:style-name="T9">Tathāgata.</text:span><text:span text:style-name="T9"><text:note text:id="ftn534" text:note-class="footnote"><text:note-citation>8</text:note-citation><text:note-body><text:p text:style-name="Standard"><text:span text:style-name="VimmBibRef"><text:span text:style-name="T9">S. </text:span></text:span><text:span text:style-name="VimmBibRef">V, 326</text:span>: <text:span text:style-name="VimmBibQuote"><text:span text:style-name="T9">Ānāpānasatisamādhiṁ sammāvadamāno </text:span></text:span><text:span text:style-name="VimmBibQuote">vadeyya </text:span><text:span text:style-name="VimmBibQuote"><text:span text:style-name="T9">ariyavihāro </text:span></text:span><text:span text:style-name="VimmBibQuote">iti pi brahma</text:span><text:span text:style-name="VimmBibQuote"><text:span text:style-name="T9">vihāro </text:span></text:span><text:span text:style-name="VimmBibQuote">iti pi </text:span><text:span text:style-name="VimmBibQuote"><text:span text:style-name="T9">taṭhāgatavihāro </text:span></text:span><text:span text:style-name="VimmBibQuote">iti pī ti.</text:span></text:p></text:note-body></text:note></text:span></text:p>
      <text:h text:style-name="Heading_20_4" text:outline-level="4" text:is-list-header="true">Procedure</text:h>
      <text:p text:style-name="VimmBody">“What is the procedure?” : The new yogin having gone to a forest, to the foot of a tree or to a wide open space, sits down, with legs crossed under him, with the body held erect, with mindfulness established in front. He is mindful in respiration. Mindful of the outgoing breath, that yogin knows, when he breathes out a long breath: “I breathe out a long breath”; <text:span text:style-name="VimmPageNoOrig">[430]</text:span> when he breathes in a long breath, he knows: “I breathe in a long breath”; when he breathes in a short breath, he knows: “I breathe in a short breath”; when he breathes out a short breath, he knows: “I breathe out a short breath”. Thus he knows. “I am breathing in, in such and such a way”, thus he trains himself. “I am breathing out, in such and such a way”, thus he trains himself. (Experiencing the whole body; calming the bodily formations), experiencing joy, experiencing bliss, experiencing the mental formations, calming the mental formations, (experiencing the mind), gladdening the mind, concentrating the mind, freeing the mind, discerning impermanence, discerning <text:span text:style-name="T9">dispassion, </text:span>discerning cessation, discerning renunciation, thus he trains himself. “Discerning renunciation, I breathe out in such and such a way”, thus he trains himself; “discerning renunciation, I breathe in, in such and such a way”, thus he trains himself.<text:note text:id="ftn535" text:note-class="footnote"><text:note-citation>9</text:note-citation><text:note-body><text:p text:style-name="P29"><text:span text:style-name="VimmXML"><text:span text:style-name="T13">&lt;</text:span></text:span><text:span text:style-name="VimmXML"><text:span text:style-name="T14">anchor id="</text:span></text:span><text:span text:style-name="VimmXML"><text:span text:style-name="T13">p157n2</text:span></text:span><text:span text:style-name="VimmXML"><text:span text:style-name="T14">"/&gt;</text:span></text:span><text:span text:style-name="VimmBibRef"><text:span text:style-name="T9">S. </text:span></text:span><text:span text:style-name="VimmBibRef">V, 311-12</text:span>: <text:span text:style-name="VimmBibQuote">Idha bhikkhave bhikkhu araññagato </text:span><text:span text:style-name="VimmBibQuote"><text:span text:style-name="T9">vā rukkhamūlagato vā suññāgāragato vā nisīdati pallaṅkaṁ ābhujitvā ujuṁ kāyaṁ paṇidhāya parimukhaṁ satiṁ upaṭṭhapetvā </text:span></text:span><text:span text:style-name="VimmBibQuote">so </text:span><text:span text:style-name="VimmBibQuote"><text:span text:style-name="T9">sato va assasati sato passasati.</text:span></text:span></text:p><text:p text:style-name="Standard"><text:span text:style-name="VimmBibQuote">Dīghaṁ vā assasanto dīghaṁ assasāmīti pajānāti, dīghaṁ vā passasanto dīghaṁ passasāmīti pajānāti. Rassaṁ vā assasanto rassaṁ assasāmīti pajānāti, rassaṁ vā passasanto rassaṁ passasāmīti pajānāti.</text:span></text:p><text:p text:style-name="Standard"><text:span text:style-name="VimmBibQuote">Sabbakāyapaṭisaṁvedī assasissāmīti sikkhati, sabbakāyapaṭisaṁvedī passasissāmīti sikkhati. Passambhayaṁ kāyasaṅkhāraṁ assasissāmīti sikkhati, passambhayaṁ kāyasaṅkhāraṁ passasissāmīti sikkhati.</text:span></text:p><text:p text:style-name="Standard"><text:span text:style-name="VimmBibQuote">Pītipaṭisaṁvedī assasissāmīti sikkhati, pītipaṭisaṁvedī passasissāmīti sikkhati. Sukhapaṭisaṁvedī assasissāmīti sikkhati, sukhapaṭisaṁvedī passasissāmīti sikkhati.</text:span></text:p><text:p text:style-name="Standard"><text:span text:style-name="VimmBibQuote">Cittasaṅkhārapaṭisaṁvedī assasissāmīti sikkhati, cittasaṅkhārapaṭisaṁvedī passasissāmīti sikkhati. Passambhayaṁ cittasaṅkhāraṁ assasissāmīti sikkhati, passambhayaṁ cittasaṅkhāraṁ passasissāmīti sikkhati. Cittapaṭisaṁvedī assasissāmīti sikkhati, cittapaṭisaṁvedī passasissāmīti sikkhati.</text:span></text:p><text:p text:style-name="Standard"><text:span text:style-name="VimmBibQuote">Abhippamodayaṁ cittaṁ assasissāmīti sikkhati, abhippamodayaṁ cittaṁ passasissāmīti sikkhati. Samādahaṁ cittaṁ assasissāmīti sikkhati, samādahaṁ cittaṁ passasissāmīti sikkhati. Vimocayaṁ cittaṁ assasissāmīti sikkhati, vimocayaṁ cittaṁ passasissāmīti sikkhati.</text:span></text:p><text:p text:style-name="Standard"><text:span text:style-name="VimmBibQuote">Aniccānupassī assasissāmīti sikkhati, aniccānupassī passasissāmīti sikkhati. Virāgānupassī assasissāmīti sikkhati, virāgānupassī passasissāmīti sikkhati. Nirodhānupassī assasissāmīti sikkhati, nirodhānupassī passasissāmīti sikkhati. Paṭinissaggānupassī assasissāmīti sikkhati, paṭinissaggānupassī passasissāmīti sikkhati.</text:span></text:p></text:note-body></text:note></text:p>
      <text:p text:style-name="VimmBody"><text:soft-page-break/>Here, he trains himself in “breathing in” means: “mindfulness is fixed at the nose-tip or on the lip”.<text:note text:id="ftn536" text:note-class="footnote"><text:note-citation>1</text:note-citation><text:note-body><text:p text:style-name="Standard"><text:span text:style-name="VimmBibRef"><text:span text:style-name="T9">Mp. III, 202</text:span></text:span><text:span text:style-name="T9">; </text:span><text:span text:style-name="VimmBibRef"><text:span text:style-name="T9">Spk. I, 238</text:span></text:span><text:span text:style-name="T9">: </text:span><text:span text:style-name="VimmBibQuote"><text:span text:style-name="T9">Parimukhaṁ satiṁ upaṭṭhapetvā ti, kammaṭṭhān’ ābhimukhaṁ satiṁ ṭhapayitvā, mukha-samīpe vā katvā ti attho. </text:span></text:span><text:span text:style-name="VimmBibQuote">Ten’</text:span><text:span text:style-name="VimmBibQuote"><text:span text:style-name="T9"> eva Vibhange, “ayaṁ sati upaṭṭhitā hoti supaṭṭhitā nāsik’ agge vā mukha-nimitte vā. Tena vuccati parimukhaṁ satiṁ upaṭṭhapetvā”</text:span></text:span><text:span text:style-name="T9"> (</text:span><text:span text:style-name="VimmBibRef"><text:span text:style-name="T9">Vbh. 252</text:span></text:span><text:span text:style-name="T9">) </text:span><text:span text:style-name="VimmBibQuote"><text:span text:style-name="T9">ti.</text:span></text:span></text:p></text:note-body></text:note> These are the places connected with breathing <text:span text:style-name="VimmPageNo">[[221|158]]</text:span> <text:span text:style-name="T19">in </text:span>and breathing out. That yogin attends to the incoming breath here. He considers the contact of the incoming and the outgoing breath, through mindfulness that is fixed at the nose-tip or on the lip. Mindfully, he breathes in; mindfully, he breathes out. He does not consider (the breath) when it has gone in and also when it has gone out.<text:note text:id="ftn537" text:note-class="footnote"><text:note-citation>2</text:note-citation><text:note-body><text:p text:style-name="Standard">Cp. <text:span text:style-name="VimmBibRef">Pts. 165</text:span>: <text:span text:style-name="VimmBibQuote"><text:span text:style-name="T19">Assāsādimajjhapariyosānam satiyā </text:span></text:span><text:span text:style-name="VimmBibQuote">anugacehato ajjhattaṁ vikkhepagatena cittena k</text:span><text:span text:style-name="VimmBibQuote"><text:span text:style-name="T19">ā</text:span></text:span><text:span text:style-name="VimmBibQuote">yo pi cittaṁ </text:span><text:span text:style-name="VimmBibQuote"><text:span text:style-name="T19">pi sāraddhā </text:span></text:span><text:span text:style-name="VimmBibQuote">ca honti </text:span><text:span text:style-name="VimmBibQuote"><text:span text:style-name="T19">iñjitā </text:span></text:span><text:span text:style-name="VimmBibQuote">ca </text:span><text:span text:style-name="VimmBibQuote"><text:span text:style-name="T19">phanditā </text:span></text:span><text:span text:style-name="VimmBibQuote">ca, </text:span><text:span text:style-name="VimmBibQuote"><text:span text:style-name="T19">passāsādimajjhapariyosāna</text:span></text:span><text:span text:style-name="VimmBibQuote">ṁ</text:span><text:span text:style-name="VimmBibQuote"><text:span text:style-name="T19"> satiyā </text:span></text:span><text:span text:style-name="VimmBibQuote">anugacehato </text:span><text:span text:style-name="VimmBibQuote"><text:span text:style-name="T19">bahiddhā </text:span></text:span><text:span text:style-name="VimmBibQuote">vikkhepagatena cittena k</text:span><text:span text:style-name="VimmBibQuote"><text:span text:style-name="T19">ā</text:span></text:span><text:span text:style-name="VimmBibQuote">yo pi.......pe.......</text:span><text:span text:style-name="VimmBibQuote"><text:span text:style-name="T19">phanditā </text:span></text:span><text:span text:style-name="VimmBibQuote">ca.</text:span></text:p></text:note-body></text:note> He considers the contact of the incoming breath and the outgoing breath, at the nose-tip or on the lip, with mindfulness. He breathes in and breathes out with mindfulness. It is as if a man were sawing wood. That man does not attend to the going back and forth of the saw. In the same way the yogin does not attend to the perception of the incoming and the outgoing breath in mindfulness of respiration. He is aware of the contact at the nose-tip or on the lip, and he breathes in and out, with mindfulness.<text:note text:id="ftn538" text:note-class="footnote"><text:note-citation>3</text:note-citation><text:note-body><text:p text:style-name="Standard">Cp. <text:span text:style-name="VimmBibRef">Pts. I, 171</text:span>: <text:span text:style-name="VimmBibQuote"><text:span text:style-name="T19">Seyyathāpī </text:span></text:span><text:span text:style-name="VimmBibQuote">rukkho same </text:span><text:span text:style-name="VimmBibQuote"><text:span text:style-name="T19">bhūmibhāge </text:span></text:span><text:span text:style-name="VimmBibQuote">nikkhitto, tamenaṁ puriso kakacena chindeyya, rukkhe </text:span><text:span text:style-name="VimmBibQuote"><text:span text:style-name="T19">phuṭṭhakakacadantāna</text:span></text:span><text:span text:style-name="VimmBibQuote">ṁ</text:span><text:span text:style-name="VimmBibQuote"><text:span text:style-name="T19"> </text:span></text:span><text:span text:style-name="VimmBibQuote">vasena purisassa sati </text:span><text:span text:style-name="VimmBibQuote"><text:span text:style-name="T19">upaṭṭhitā </text:span></text:span><text:span text:style-name="VimmBibQuote">hoti, na </text:span><text:span text:style-name="VimmBibQuote"><text:span text:style-name="T19">āgate vā </text:span></text:span><text:span text:style-name="VimmBibQuote">gate </text:span><text:span text:style-name="VimmBibQuote"><text:span text:style-name="T19">vā </text:span></text:span><text:span text:style-name="VimmBibQuote">kakacadante manasikaroti, na </text:span><text:span text:style-name="VimmBibQuote"><text:span text:style-name="T19">āgatā vā gatā vā kakacadantā aviditā honti, padhānañ ca paññāyati, payogañ ca sādheti, visesa</text:span></text:span><text:span text:style-name="VimmBibQuote">ṁ</text:span><text:span text:style-name="VimmBibQuote"><text:span text:style-name="T19"> adhigacchati: Yathā rukkho </text:span></text:span><text:span text:style-name="VimmBibQuote">same </text:span><text:span text:style-name="VimmBibQuote"><text:span text:style-name="T19">bhūmibhāge nikkhitto, eva</text:span></text:span><text:span text:style-name="VimmBibQuote">ṁ</text:span><text:span text:style-name="VimmBibQuote"><text:span text:style-name="T19"> upanibandhanā nimitta</text:span></text:span><text:span text:style-name="VimmBibQuote">ṁ</text:span><text:span text:style-name="VimmBibQuote"><text:span text:style-name="T19">, yathā kakacadantā eva</text:span></text:span><text:span text:style-name="VimmBibQuote">ṁ</text:span><text:span text:style-name="VimmBibQuote"><text:span text:style-name="T19"> assāsapassāsā, yathā rukkhe phuṭṭhakakacadantāna</text:span></text:span><text:span text:style-name="VimmBibQuote">ṁ</text:span><text:span text:style-name="VimmBibQuote"><text:span text:style-name="T19"> vasena purisassa sati upaṭṭhitā hoti, nd āgate vā gate vā kakacadante manasikaroti, na āgatā vā gatā vā kakacadantā aviditā honti, padhānañ ca paññāyati, payogañ ca sādheti, visesaṁ adhigacchati—evamevaṁ bhikkhū nāsikagge vā mukhanimitte vā satiṁ upaṭṭhapetvā nisinno hoti, na āgate vā gate vā assāsapassāse manasikaroti na āgatā vā gatā vā assāsapassāsā aviditā honti, padhānañ ca paññāyati, payogañ ca sādheti, visesaṁ adhigacchati.</text:span></text:span></text:p></text:note-body></text:note> If, when the breath comes in or goes out, the yogin considers the inner or the outer, his mind will be distracted. If his mind is distracted, his body and mind will waver and tremble. These are the disadvantages. He should not purposely breathe very long or very short breaths. If he purposely breathes very long or very short breaths, his mind will be distracted and his body and mind will waver and tremble. These are the disadvantages.</text:p>
      <text:p text:style-name="VimmBody">He should not attach himself to diverse perceptions connected with breathing in and breathing out. If he does so, his other mental factors will be disturbed. If his mind is disturbed, his body and mind will waver and tremble. Thus countless impediments arise because the points of contact of the incoming breath and the outgoing breath are countless. He should be mindful and should not let the mind be distracted. He should not essay too strenuously nor too laxly. If he essays too laxly, he will fall into rigidity and torpor. If he essays too strenuously, he will become restless. If the yogin falls into rigidity and torpor or becomes restless, his body and mind will waver and tremble.<text:note text:id="ftn539" text:note-class="footnote"><text:note-citation>4</text:note-citation><text:note-body><text:p text:style-name="Standard"><text:span text:style-name="VimmBibRef"><text:span text:style-name="T19">Pts. I, 166</text:span></text:span><text:span text:style-name="T19">: </text:span><text:span text:style-name="VimmBibQuote"><text:span text:style-name="T19">Linena cittena kosajjānupatitena kāyo pi cittaṁ pi sāraddhā ca honti iñjitā ca phanditā ca, atipaggahitena cittena uddhaccānupatitena kāyo pi.......pe.......phanditā ca.</text:span></text:span></text:p></text:note-body></text:note> These are the disadvantages.</text:p>
      <text:p text:style-name="VimmBody"><text:soft-page-break/>To the yogin who attends to the incoming breath with mind that is cleansed of the nine lesser defilements the image<text:note text:id="ftn540" text:note-class="footnote"><text:note-citation>1</text:note-citation><text:note-body><text:p text:style-name="Standard"><text:span text:style-name="VimmPali"><text:span text:style-name="T32">Nimitta</text:span></text:span><text:span text:style-name="T32">.</text:span></text:p></text:note-body></text:note> arises with a pleasant feeling similar to that which is produced in the action of spinning cotton or silk cotton. Also, <text:span text:style-name="VimmPageNo">[[222|159]]</text:span> it is likened to the pleasant feeling produced by a breeze.<text:note text:id="ftn541" text:note-class="footnote"><text:note-citation>2</text:note-citation><text:note-body><text:p text:style-name="Standard"><text:span text:style-name="VimmBibRef">Vis. Mag. 285</text:span>: <text:span text:style-name="VimmBibQuote">Api ca kho kassaci sukhasamphassaṁ uppādayamāno, tūlapicu viya, kappāsapicu viya, vātadhārā viya ca upaṭṭhātī ti ekacce āhu. Ayaṁ pana aṭṭhakathāsu vinicchayo:- .......</text:span></text:p></text:note-body></text:note> Thus in breathing in and out, air touches the nose or the lip and causes the setting-up of air perception mindfulness. This does not depend on colour or form.<text:note text:id="ftn542" text:note-class="footnote"><text:note-citation>3</text:note-citation><text:note-body><text:p text:style-name="Standard">Cp. <text:span text:style-name="VimmBibRef">Vis. Mag. 286</text:span>: <text:span text:style-name="VimmBibQuote">Athā’nena taṁ nimittaṁ neva vaṇṇato manasikātabbaṁ, na lakkhaṇato paccavekkhitabbaṁ.</text:span></text:p></text:note-body></text:note> This is called the image. If the yogin develops the image and increases it at the nose-tip, between the eye-brows, on the forehead or establishes it in several places,<text:note text:id="ftn543" text:note-class="footnote"><text:note-citation>4</text:note-citation><text:note-body><text:p text:style-name="Standard">Cp. Manual of a Mystic (P.T.S. translation) of Yogāvacara’s Manual 8 ff.</text:p></text:note-body></text:note> he feels as if his head were filled with air. Through increasing in this way his whole body is charged with bliss. This is called perfection.</text:p>
      <text:p text:style-name="VimmBody">And again, there is a yogin: he sees several images from the beginning. He sees various forms such as smoke, mist, dust, sand of gold, or he experiences something similar to the pricking of a needle or to an ant’s bite. If his mind does not become clear regarding these different images, he will be confused. Thus he fulfils overturning and does not gain the perception of respiration. If his mind becomes clear, the yogin does not experience confusion. He attends to respiration and he does not cause the arising of other perceptions. Meditating thus he is able to end confusion and acquire the subtle image. And he attends to respiration with mind that is free. That image is free. Because that image is free, desire arises. Desire being free, that yogin attends to respiration and becomes joyful. Desire and joy being free, he attends to respiration with equipoise. Equipoise, desire and joy being free, he attends to respiration, and his mind is not disturbed. If his mind is not disturbed, he will destroy the hindrances, and arouse the meditation (<text:span text:style-name="VimmPali">jhāna</text:span>) factors. Thus this yogin will reach the calm and sublime fourth meditation, <text:span text:style-name="VimmPali">jhāna</text:span>. This is as was fully taught above.</text:p>
      <text:h text:style-name="Heading_20_4" text:outline-level="4" text:is-list-header="true">Counting, connection, contacting and fixing</text:h>
      <text:p text:style-name="VimmBody">And again, <text:span text:style-name="VimmXML">&lt;</text:span><text:span text:style-name="VimmXML"><text:span text:style-name="T133">anchor id="p159-predecessors"/&gt;</text:span></text:span>certain predecessors<text:note text:id="ftn544" text:note-class="footnote"><text:note-citation>5</text:note-citation><text:note-body><text:p text:style-name="Standard">Possibly <text:span text:style-name="VimmPali">Porāpā</text:span>.</text:p></text:note-body></text:note> taught four ways of practising mindfulness of respiration. They are counting, connection, contacting and fixing.<text:note text:id="ftn545" text:note-class="footnote"><text:note-citation>6</text:note-citation><text:note-body><text:p text:style-name="Standard"><text:span text:style-name="VimmBibRef">Vis. Mag. 278</text:span>: <text:span text:style-name="VimmBibQuote">Tatrāyaṁ manasikāravidhi:- gananā, anubandhanā, phusanā, ṭhapanā.</text:span><text:span text:style-name="VimmPali"> </text:span>Here it is interesting to note that the Venerable Buddhaghosa Thera does not ascribe this teaching to ‘<text:span text:style-name="VimmPali">ekacce</text:span>’ as he usually does; nor does he go to the <text:span text:style-name="VimmPali">Aṭṭhakathā</text:span> for authority.</text:p></text:note-body></text:note> <text:span text:style-name="VimmQA">Q.</text:span> What is counting? <text:span text:style-name="VimmQA">A.</text:span> A new yogin counts the breaths from one to ten, beginning with the outgoing breath and ending with the incoming breath. He does not count beyond ten. Again, it is taught that he counts from one to five but does not count beyond five. He does not miss. At that time (i.e., when he misses) he should count (the next) or stop that count. Thus he dwells in mindfulness of respiration, attending to the object. Thus should counting be understood.</text:p>
      <text:p text:style-name="VimmBody">“Connection”: Having counted, he follows respiration with mindfulness, continuously. This is called connection. <text:span text:style-name="VimmPageNo">[[223|160]]</text:span> </text:p>
      <text:p text:style-name="VimmBody">“Contacting”: Having caused the arising of air perception, he dwells, attending to the contact of respiration at the nose-tip or on the lip. This is called contacting.</text:p>
      <text:p text:style-name="VimmBody">“Fixing”: Having acquired facility in contacting, he should establish the image, and he should establish joy and bliss and other states which arise here. Thus should fixing be known.</text:p>
      <text:p text:style-name="VimmBody">That counting suppresses uncertainty. It causes the abandoning of uncertainty. Connection removes gross discursive thinking and causes unbroken mindfulness of respiration. Contacting removes distraction and makes for steady perception. One attains to distinction through bliss.</text:p>
      <text:h text:style-name="Heading_20_4" text:outline-level="4" text:is-list-header="true"><text:soft-page-break/>Sixteen ways of training in mindfulness of respiration</text:h>
      <text:p text:style-name="VimmBody">(1) and (2) “Breathing in a long breath, breathing out a short breath, breathing in a short breath, thus he trains himself”<text:note text:id="ftn546" text:note-class="footnote"><text:note-citation>1</text:note-citation><text:note-body><text:p text:style-name="Standard">This paragraph is not clear. Unintelligibility is not an uncommon feature of this Chinese text. The quotations (1) and (2) are not in full. The rest, (3) to (16), are from <text:span text:style-name="VimmBibRef">S. V, 311-12</text:span> quoted earlier.</text:p></text:note-body></text:note> <text:s/>………………………................................</text:p>
      <text:p text:style-name="VimmBody">………………………………………………………………………………………….</text:p>
      <text:p text:style-name="VimmBody">Knowledge causes the arising of non-confusion and the object. <text:span text:style-name="VimmQA">Q.</text:span> What is non-confusion and what is the object? <text:span text:style-name="VimmQA">A.</text:span> The new yogin gains tranquillity of body and mind and abides in mindfulness of respiration. The respirations become subtle. Because of subtility they are hard to lay hold of. If at that time, the yogin’s breathing is long, he, through fixing, knows it is long. If the image arises he considers it through its own nature. Thus should non-confusion be known. And again he should consider the breaths, whether long or short (as the case may be). Thus should he practise. And again, the yogin causes the arising of the clear image through the object. Thus should one practise.</text:p>
      <text:p text:style-name="VimmBody">(3) “Experiencing the whole body, I breathe in’, thus he trains himself”: In two ways he knows the whole body, through non-confusion and through the object. <text:span text:style-name="VimmQA">Q.</text:span> What is the knowledge of the whole body through non-confusion? <text:span text:style-name="VimmQA">A.</text:span> A yogin practises mindfulness of respiration and develops concentration through contact accompanied by joy and bliss. Owing to the experiencing of contact accompanied by joy and bliss the whole body becomes non-confused. <text:span text:style-name="VimmQA">Q.</text:span> What is the knowledge of the whole body through the object? <text:span text:style-name="VimmQA">A.</text:span> The incoming breath and the outgoing breath comprise the bodily factors dwelling in one sphere. The object of respiration and the mind and the mental properties are called “body”. These bodily factors are called “body”.<text:note text:id="ftn547" text:note-class="footnote"><text:note-citation>2</text:note-citation><text:note-body><text:p text:style-name="Standard">Cp. <text:span text:style-name="VimmBibRef">S. V, 329-30</text:span>: <text:span text:style-name="VimmBibQuote">Kāyaññatarāhaṁ Ānanda etaṁ vadāmi yad idaṁ assāsapassāsaṁ.</text:span></text:p></text:note-body></text:note> Thus should the whole body be known. That yogin knows the whole body thus: “Though there is the body, there is no being or soul”.<text:note text:id="ftn548" text:note-class="footnote"><text:note-citation>3</text:note-citation><text:note-body><text:p text:style-name="Standard"><text:span text:style-name="VimmBibRef">As. 38, Sec. 93</text:span>: <text:span text:style-name="VimmBibQuote">Tasmiṁ kho pana samaye dhammā honti dhammesu dhammānupassī viharati ti ādisu nissattanijjīvatāyaṁ. Svāyam idhāpi nissattanijjīvatāyam eva vattati.</text:span></text:p></text:note-body></text:note> <text:span text:style-name="VimmPageNo">[[224|161]]</text:span> </text:p>
      <text:h text:style-name="Heading_20_4" text:outline-level="4" text:is-list-header="true">The three trainings</text:h>
      <text:p text:style-name="VimmBody">“Thus he trains himself” refers to the three trainings. The first is the training of the higher virtue, the second is the training of the higher thought, the third is the training of the higher wisdom.<text:note text:id="ftn549" text:note-class="footnote"><text:note-citation>4</text:note-citation><text:note-body><text:p text:style-name="Standard">Cp. <text:span text:style-name="VimmBibRef">Pts. I, 184</text:span>: <text:span text:style-name="VimmBibQuote">Sabbakāyapaṭisamvedī aṣsāsapassāsānaṁ saṁvaraṭṭhena silavisuddhi, avikkhepaṭṭhena cittavisuddhi, dassanaṭṭhena diṭṭhivisuddhi; yo tattha saṁvaraṭṭho ayaṁ adhisīlasikkhā, yo tattha avikkhepaṭṭho ayaṁ adhicittasikkhā, yo tattha dassanaṭṭho ayaṁ adhipaññāsikkhā.</text:span></text:p></text:note-body></text:note> True virtue is called the training of the higher virtue; true concentration is called the training of the higher thought; and true wisdom is called the training of the higher wisdom. That yogin by these three kinds of training meditates on the object, recollects the object and trains himself. He practises repeatedly. This is the meaning of “thus he trains himself”.</text:p>
      <text:p text:style-name="VimmBody">(4) “‘Calming the bodily formation, I breathe’, thus he trains himself”: Which are the bodily formations? He breathes in and out with such bodily formations as bending down; stooping, bending all over, bending forward, moving, quivering, trembling and shaking.<text:note text:id="ftn550" text:note-class="footnote"><text:note-citation>5</text:note-citation><text:note-body><text:p text:style-name="Standard">Cp. <text:span text:style-name="VimmBibRef">Pts. I, 184-5</text:span>: <text:span text:style-name="VimmBibQuote">Yathārūpehi kāyasaṅkhārehi yā kāyassa ānamanā, vinamanā, sannamanā, paṇamanā, iñjanā, phandanā, calanā, kampanā ‘passambhayaṁ kāyasaṇkhāraṁ assasissāmīti’ sikkhati, ‘passambhayaṁ kāyasaṇkhāraṁ passasissāmīti sikkhati.</text:span></text:p></text:note-body></text:note> And again, he calms the gross bodily formations and practises the first meditation, <text:span text:style-name="VimmPali">jhāna</text:span>, through the subtle bodily formations. From there, he progresses to the second meditation, <text:span text:style-name="VimmPali">jhāna</text:span>, through the more subtle bodily formations. From there, he progresses to the third meditation, <text:span text:style-name="VimmPali">jhāna</text:span>, through the still more subtle bodily formations. From there, he progresses to the fourth meditation, <text:span text:style-name="VimmPali">jhāna</text:span>, having ended (the bodily formations) without remainder. <text:span text:style-name="VimmQA">A.</text:span> If he causes the ending of respiration without remainder,<text:note text:id="ftn551" text:note-class="footnote"><text:note-citation>6</text:note-citation><text:note-body><text:p text:style-name="Standard">See <text:span text:style-name="VimmXML">&lt;</text:span><text:span text:style-name="VimmXML"><text:span text:style-name="T105">ptr type="vimm" target="p120n2"&gt;</text:span></text:span><text:span text:style-name="VimmXML">note 2 on page 120&lt;/</text:span><text:span text:style-name="VimmXML"><text:span text:style-name="T105">ptr&gt;</text:span></text:span>.</text:p></text:note-body></text:note> how is he able to practise mindfulness of respiration? <text:span text:style-name="VimmQA">A.</text:span> Because he has grasped well the general characteristics, the image arises even when the respirations lapse. And because of these many characteristics, he is able to develop the image and enter into meditation, <text:span text:style-name="VimmPali">jhāna</text:span>.</text:p>
      <text:p text:style-name="VimmBody"><text:soft-page-break/>(5) “‘Experiencing joy through the object, I breathe in’, thus he trains himself”. <text:span text:style-name="VimmPageNoOrig">[431]</text:span> Fie attends to respiration. He arouses joy in two meditations, <text:span text:style-name="VimmPali">jhānas</text:span>. This joy can be known through two ways: through non-confusion and through the object.<text:note text:id="ftn552" text:note-class="footnote"><text:note-citation>1</text:note-citation><text:note-body><text:p text:style-name="Standard">Cp. <text:span text:style-name="VimmBibRef">Vis. Mag. 287</text:span>: <text:span text:style-name="VimmBibQuote">Tattha avīhākārehi pīti paṭisaṁviditā hoti; ārammaṇato ca asammohato ca. Kathaṁ ārammaṇato pīti paṭisaṁviditā hoti? Sappītike dve jhāne samāpajjati: tassa samāpattikkhaṇe jhānapaṭilābhena ārammaṇato pīti paṭisaṁviditā hoti, ārammaṇassa paṭisaṁviditattā. Kathaṁ asammohato? Sappītike dve jhāne samāpajjitvā vuṭṭhāya jhānasampayuttaṁ pītiṁ khayato vayato sammasati, tassa vipassanākkhaṇe lakkhaṇapaṭivedhena asammohato pīti paṭisamviditā hoti.</text:span></text:p></text:note-body></text:note> Here the yogin enters into concentration and experiences joy through non-confusion, through investigation, through overcoming and through the object.</text:p>
      <text:p text:style-name="VimmBody">(6) “‘Experiencing bliss, I breathe in’, thus he trains himself”: He attends to respiration. He arouses bliss in three meditations, <text:span text:style-name="VimmPali">jhānas</text:span>. This <text:span text:style-name="VimmPageNo">[[225|162]]</text:span> bliss can be known through two ways: through non-confusion and through the object. The rest is as was fully taught above.</text:p>
      <text:p text:style-name="VimmBody">(7) “‘Experiencing the mental formations, I breathe in’, thus he trains himself’’: “Mental formations” means: “Perception and feeling”. He arouses these mental formations in four meditations, <text:span text:style-name="VimmPali">jhānas</text:span>. He knows through two ways: through non-confusion and through the object. The rest is as was fully taught above.</text:p>
      <text:p text:style-name="VimmBody">(8) “‘Calming the mental formations, I breathe in’, thus he trains himself”: The mental formations are called perception and feeling. He calms the gross mental formations and trains himself. The rest is as was fully taught above.</text:p>
      <text:p text:style-name="VimmBody">(9) “‘Experiencing the mind, I breathe in’, thus he trains himself”: He attends to the incoming breath and the outgoing breath. The mind is aware of entering into and going out of the object, through two ways: through non-confusion and through the object. The rest is as was fully taught above.</text:p>
      <text:p text:style-name="VimmBody">(10) “‘Gladdening the mind, I breathe in’, thus he trains himself”: Joy means rejoicing. In two meditations, <text:span text:style-name="VimmPali">jhānas</text:span>, he causes the mind to exult. Thus he trains himself. The rest is as was fully taught above.</text:p>
      <text:p text:style-name="VimmBody">(11) “‘Concentrating the mind, I breathe in’, thus he trains himself”: That yogin attends to the incoming breath and the outgoing breath. Through mindfulness and through meditation, <text:span text:style-name="VimmPali">jhāna</text:span>, he causes the mind to be intent on the object. Placing the mind well he establishes it.<text:note text:id="ftn553" text:note-class="footnote"><text:note-citation>2</text:note-citation><text:note-body><text:p text:style-name="Standard">Cp. <text:span text:style-name="VimmBibRef"><text:span text:style-name="T9">Pts. </text:span></text:span><text:span text:style-name="VimmBibRef">I, 191</text:span>: <text:span text:style-name="VimmBibQuote"><text:span text:style-name="T9">Dīghaṁ assāsavasena </text:span></text:span><text:span text:style-name="VimmBibQuote">cittassa </text:span><text:span text:style-name="VimmBibQuote"><text:span text:style-name="T9">ekaggatā </text:span></text:span><text:span text:style-name="VimmBibQuote">avikkhepo </text:span><text:span text:style-name="VimmBibQuote"><text:span text:style-name="T9">samādhi, Dīghaṁ passā</text:span></text:span><text:span text:style-name="VimmBibQuote">savasena......., </text:span><text:span text:style-name="VimmBibQuote"><text:span text:style-name="T9">yā </text:span></text:span><text:span text:style-name="VimmBibQuote">cittassa ṭhiti saṇṭhiti avaṭṭhiti </text:span><text:span text:style-name="VimmBibQuote"><text:span text:style-name="T9">avisāhāro </text:span></text:span><text:span text:style-name="VimmBibQuote">avikkhepo....</text:span></text:p></text:note-body></text:note> Thus he trains himself.</text:p>
      <text:p text:style-name="VimmBody">(12) “‘Freeing the mind, I breathe in’, thus he trains himself”: That yogin attends to the incoming breath and the outgoing breath. If his mind is slow and slack, he frees it from rigidity; if it is too active, he frees it from restlessness. Thus he trains himself. If his mind is elated, he frees it from lust. Thus he trains himself. If it is depressed, he frees it from hatred. Thus he trains himself. If his mind is sullied, he frees it from the lesser defilements. Thus he trains himself. And again, if his mind is not inclined towards the object and is not pleased with it, he causes his mind to be inclined towards it. Thus he trains himself.</text:p>
      <text:p text:style-name="VimmBody">(13) “‘Discerning impermanence, I breathe in’, thus he trains himself”: He attends to the incoming breath and the outgoing breath. Discerning the incoming and the outgoing breath, the object of the incoming and the outgoing breath, the mind and the mental properties and their arising and passing away, he trains himself.</text:p>
      <text:p text:style-name="VimmBody">(14) “‘Discerning <text:span text:style-name="T9">dispassion, </text:span>I breathe in’, thus he trains himself”: He attends to the incoming breath and the outgoing breath (thinking) thus: “This is impermanence; this is <text:span text:style-name="T9">dispassion; </text:span>this is extinction, this is <text:span text:style-name="VimmPali">Nibbāna</text:span>”. Thus he breathes in and trains himself. <text:span text:style-name="VimmPageNo">[[226|163]]</text:span> </text:p>
      <text:p text:style-name="VimmBody">(15) “‘Discerning cessation, I breathe in’, thus he trains himself”: Discerning many hindrances, according to reality, (he thinks), “These are impermanent, the destruction of these is extinction, <text:span text:style-name="VimmPali"><text:span text:style-name="T31">Nibbāna</text:span></text:span>”. Thus with tranquillized vision he trains himself.</text:p>
      <text:p text:style-name="VimmBody">(16) “‘Discerning renunciation, I breathe in’, thus he trains himself”: Discerning tribulation according to reality, (he thinks), “These are impermanent”, and freeing himself from tribulation, he abides in the peace of extinction, <text:span text:style-name="VimmPali"><text:span text:style-name="T31">Nibbāna</text:span></text:span><text:span text:style-name="T31">.</text:span><text:span text:style-name="T9"> </text:span>Thus he trains himself and attains to bliss. The tranquil and the sublime are to be understood thus: All activities are brought to rest. All defilements are forsaken. Craving is destroyed. Passion is absent. It is the peace of blowing out.<text:note text:id="ftn554" text:note-class="footnote"><text:note-citation>3</text:note-citation><text:note-body><text:p text:style-name="Standard"><text:span text:style-name="VimmBibRef"><text:span text:style-name="T9">S. </text:span></text:span><text:span text:style-name="VimmBibRef">I, 136</text:span>; <text:span text:style-name="VimmBibRef">A. V, 8</text:span>: <text:span text:style-name="VimmBibQuote"><text:span text:style-name="T9">Etaṁ </text:span></text:span><text:span text:style-name="VimmBibQuote">santaṁ, </text:span><text:span text:style-name="VimmBibQuote"><text:span text:style-name="T9">et</text:span></text:span><text:span text:style-name="VimmBibQuote">aṁ paṇītaṁ, yad idaṁ </text:span><text:span text:style-name="VimmBibQuote"><text:span text:style-name="T9">sabbasaṅkhārasamatho sabbū</text:span></text:span><text:span text:style-name="VimmBibQuote">padhipaṭinissaggo taṇhakkhayo virāgo nirodhd nibbānan ti.</text:span></text:p></text:note-body></text:note></text:p>
      <text:p text:style-name="VimmBody"><text:soft-page-break/>Of these sixteen, the first twelve fulfil serenity and insight, and are discerned as impermanence. The last four fulfil only insight. Thus should serenity and insight be understood.<text:note text:id="ftn555" text:note-class="footnote"><text:note-citation>1</text:note-citation><text:note-body><text:p text:style-name="Standard"><text:span text:style-name="VimmBibRef">Vis. Mag. 291</text:span>: <text:span text:style-name="VimmBibQuote">Ida</text:span><text:span text:style-name="VimmBibQuote"><text:span text:style-name="T9">ṁ</text:span></text:span><text:span text:style-name="VimmBibQuote"> catutthacatukka</text:span><text:span text:style-name="VimmBibQuote"><text:span text:style-name="T9">ṁ</text:span></text:span><text:span text:style-name="VimmBibQuote"> </text:span><text:span text:style-name="VimmBibQuote"><text:span text:style-name="T9">suddhavipassanā </text:span></text:span><text:span text:style-name="VimmBibQuote">vasen’eva vutta</text:span><text:span text:style-name="VimmBibQuote"><text:span text:style-name="T9">ṁ</text:span></text:span><text:span text:style-name="VimmBibQuote">. Purim</text:span><text:span text:style-name="VimmBibQuote"><text:span text:style-name="T9">ā</text:span></text:span><text:span text:style-name="VimmBibQuote">ni </text:span><text:span text:style-name="VimmBibQuote"><text:span text:style-name="T9">pana </text:span></text:span><text:span text:style-name="VimmBibQuote">tīṇi </text:span><text:span text:style-name="VimmBibQuote"><text:span text:style-name="T9">samathavipassanā </text:span></text:span><text:span text:style-name="VimmBibQuote">vasena. Eva</text:span><text:span text:style-name="VimmBibQuote"><text:span text:style-name="T9">ṁ</text:span></text:span><text:span text:style-name="VimmBibQuote"> catunna</text:span><text:span text:style-name="VimmBibQuote"><text:span text:style-name="T9">ṁ</text:span></text:span><text:span text:style-name="VimmBibQuote"> </text:span><text:span text:style-name="VimmBibQuote"><text:span text:style-name="T9">catukkānaṁ </text:span></text:span><text:span text:style-name="VimmBibQuote">vasena </text:span><text:span text:style-name="VimmBibQuote"><text:span text:style-name="T9">solasavatthukāya ānāpānasatiyā bhāvanā veditabbā.</text:span></text:span></text:p></text:note-body></text:note></text:p>
      <text:p text:style-name="VimmBody">And again, all these are of four kinds. The first is that practice which leads to the completion of discernment. There is a time when one discerns (impermanence) through attending to the incoming breath and the outgoing breath. This is called the knowledge of the long and the short through practising. Calming the bodily formations and the mental formations, gladdening the mind, concentrating the mind and freeing the mind—this is called the arising of the knowledge of the whole body, bliss and the mental formations. “Experiencing the mind” means: “The completion of discernment”. “There is a time when one discerns” and so forth refers to the four activities which always begin with the discernment of impermanence.</text:p>
      <text:p text:style-name="VimmBody">And again, practice means attaining to a state (of meditation, <text:span text:style-name="VimmPali">jhāna</text:span>) through mindfulness of respiration. This is practice. Through this mindfulness of respiration, one attains to the state which is with (-out, even) initial application of thought. That is the state which is with initial and sustained application of thought, and the state of sustained application of thought.<text:note text:id="ftn556" text:note-class="footnote"><text:note-citation>2</text:note-citation><text:note-body><text:p text:style-name="Standard"><text:span text:style-name="VimmBibRef"><text:span text:style-name="T9">D. III,</text:span></text:span><text:span text:style-name="VimmBibRef"> </text:span><text:span text:style-name="VimmBibRef"><text:span text:style-name="T9">219</text:span></text:span><text:span text:style-name="T9">: </text:span><text:span text:style-name="VimmBibQuote"><text:span text:style-name="T9">Tayo samādhi. Savitakko savicāro samādhi, avitakko vicāra-matto samādhi, avitakko avicāro samādhi.</text:span></text:span></text:p></text:note-body></text:note> The experiencing of joy is the state of the second meditation, <text:span text:style-name="VimmPali">jhāna</text:span>. The experiencing of bliss is the state of the third meditation, <text:span text:style-name="VimmPali">jhāna</text:span>. The experiencing of the mind is the state of the fourth meditation, <text:span text:style-name="VimmPali">jhāna</text:span>.</text:p>
      <text:p text:style-name="VimmBody">And again, all these are of two kinds. They are practice and fulfilment. Such practice as is included within fulfilment does not cause decrease of the sixteen bases. Practice is like a seed; it is the cause of merit. Fulfilment is like a flower or a fruit, because it proceeds from a similar thing.</text:p>
      <text:p text:style-name="VimmBody">If mindfulness of respiration is practised, the four foundations of mindfulness are fulfilled. If the four foundations of mindfulness are practised, <text:span text:style-name="VimmPageNo">[[227|164]]</text:span> the seven enlightenment factors are fulfilled. If the seven enlightenment factors are practised, freedom and wisdom are fulfilled.<text:note text:id="ftn557" text:note-class="footnote"><text:note-citation>3</text:note-citation><text:note-body><text:p text:style-name="Standard"><text:span text:style-name="VimmBibRef">S. V, 329</text:span>: <text:span text:style-name="VimmBibQuote">Ānāpānasatisamādhi kho Ānanda eko dhammo bhāvito bahulikato cattāro satipaṭṭhāne paripūreti. Cattāro satipaṭṭhānā bhāvitā bahuikatā satta bojjhaṅge paripūrenti. Satta bojjhaṅgā bhāvitā bahulikatā vijjāvimuttiṁ paripūrenti.</text:span></text:p></text:note-body></text:note></text:p>
      <text:h text:style-name="Heading_20_4" text:outline-level="4" text:is-list-header="true">The four foundations of mindfulness</text:h>
      <text:p text:style-name="VimmBody"><text:span text:style-name="VimmQA">Q.</text:span> How is such a state attained?</text:p>
      <text:p text:style-name="VimmBody"><text:span text:style-name="VimmQA">A.</text:span> The foundation of mindfulness which begins with the long incoming Breath and the long outgoing breath is the reviewing of the body. That which begins with the experiencing of joy is the reviewing of feeling. That which begins with the experiencing of the mind is the reviewing of thought. That which begins with the discernment of impermanence is the reviewing of states. Thus one who practises mindfulness of respiration fulfils the four foundations of mindfulness.<text:note text:id="ftn558" text:note-class="footnote"><text:note-citation>4</text:note-citation><text:note-body><text:p text:style-name="Standard"><text:span text:style-name="VimmBibRef">S. V, 323-4</text:span>: <text:span text:style-name="VimmBibQuote">Yasmiṁ samaye Ānanda bhikkhu dīghaṁ vā assasanto dīghaṁ assasāmīti pajānāti, dīghaṁ vā passasanto dīghaṁ passasāmīti pajānāti, rassaṁ vā assasanto......., rassaṁ vā passasanto...., sabbakāyapaṭisaṁvedi assasissāmīti sikkhati,....... passasissāmīti sikkhatī, passambhayaṁ kāyasaṅkhāraṁ assasīssāmīti sikkhati,.... passasissāmīti sikkhati, kāye kāyānupassī Ānanda bhikkhu tasmiṁ samaye viharati....</text:span></text:p><text:p text:style-name="Standard"><text:span text:style-name="VimmBibQuote">Yasmiṁ samaye Ānanda bhikkhu pītipaṭisaṁvedī assasissāmīti sikkhati......., sukhapaṭisaṁvedī...., cittasaṅkhārapaṭisaṁvedī...., passambhayaṁ cittasaṅkhāraṁ, vedanāsu vedanānupassī Ānanda bhikkhu tasmiṁ samaye viharati.... </text:span></text:p><text:p text:style-name="Standard"><text:span text:style-name="VimmBibQuote">Yasmiṁ samaye Ānanda bhikkhu cittapaṭisaṁvedī assasissāmīti sikkhati...., abhippamodayaṁ cittaṁ...., samādahaṁ cittaṁ...., vimocayaṁ cittaṁ...., citte cittānupassi Ānanda bhikkhu tasmiṁ samaye viharati....</text:span></text:p><text:p text:style-name="Standard"><text:span text:style-name="VimmBibQuote">Yasmiṁ samaye Ānanda bhikkhu aniccānupassī assasissāmiti sikkhati...., virāgānupassi...., nirodhānupassi...., paṭinissaggānupassi...., dhammesu dhammānupassi Ānanda bhikkhu tasmiṁ samaye viharati….</text:span> <text:s/>(For full text of abbreviated portions see <text:span text:style-name="VimmXML">&lt;</text:span><text:span text:style-name="VimmXML"><text:span text:style-name="T106">ptr type="vimm" target="p157n2"&gt;</text:span></text:span><text:span text:style-name="VimmXML">note 2 on page 157&lt;/</text:span><text:span text:style-name="VimmXML"><text:span text:style-name="T106">ptr&gt;</text:span></text:span>).</text:p></text:note-body></text:note></text:p>
      <text:h text:style-name="Heading_20_4" text:outline-level="4" text:is-list-header="true"><text:soft-page-break/>The seven enlightenment factors</text:h>
      <text:p text:style-name="VimmBody">How are the seven enlightenment factors fulfilled through the practice of the four foundations of mindfulness? If the yogin practises the (four) foundations of mindfulness, he is able to abide non-confused in mindfulness; this is called the enlightenment factor of mindfulness. That yogin, abiding in mindfulness, investigates subjection to ill, impermanence and phenomena; this is called the enlightenment factor of inquiry into states. Inquiring into states (<text:span text:style-name="VimmPali">dhammā</text:span>) thus, he strives earnestly without slackening; this is called the enlightenment factor of exertion. Developing exertion, he arouses joy that is clean; this is called the enlightenment factor of joy. Through the mind being full of joy, his body and mind are endowed with calm; this is called the enlightenment factor of calm. Through calmness his body attains to ease and his mind is possessed of concentration; this is called the enlightenment factor of concentration. Owing to concentration, the mind acquires equanimity; this is called the enlightenment factor of equanimity. Thus because of the <text:span text:style-name="VimmPageNo">[[228|165]]</text:span> practice of the, four foundations of mindfulness, the seven enlightenment factors are fulfilled.<text:note text:id="ftn559" text:note-class="footnote"><text:note-citation>1</text:note-citation><text:note-body><text:p text:style-name="Standard"><text:span text:style-name="VimmBibRef">S. V, 331-33</text:span>: <text:span text:style-name="VimmBibQuote">Yasmiṁ samaye </text:span><text:span text:style-name="VimmBibQuote"><text:span text:style-name="T28">Ānanda </text:span></text:span><text:span text:style-name="VimmBibQuote">bhikkhu </text:span><text:span text:style-name="VimmBibQuote"><text:span text:style-name="T28">kāye kāyānupassī </text:span></text:span><text:span text:style-name="VimmBibQuote">viharati upaṭṭhitasati, tasmiṁ </text:span><text:span text:style-name="VimmBibQuote"><text:span text:style-name="T28">Ānanda </text:span></text:span><text:span text:style-name="VimmBibQuote">bhikkhuno sati hoti </text:span><text:span text:style-name="VimmBibQuote"><text:span text:style-name="T28">asammu</text:span></text:span><text:span text:style-name="VimmBibQuote">ṭṭ</text:span><text:span text:style-name="VimmBibQuote"><text:span text:style-name="T28">hā; </text:span></text:span><text:span text:style-name="VimmBibQuote">yasmiṁ samaye </text:span><text:span text:style-name="VimmBibQuote"><text:span text:style-name="T28">Ānanda </text:span></text:span><text:span text:style-name="VimmBibQuote">bhikkhuno upaṭṭhitasati </text:span><text:span text:style-name="VimmBibQuote"><text:span text:style-name="T28">asammu</text:span></text:span><text:span text:style-name="VimmBibQuote">ṭṭ</text:span><text:span text:style-name="VimmBibQuote"><text:span text:style-name="T28">hā, </text:span></text:span><text:span text:style-name="VimmBibQuote">satisambojjhaṅgo tasmiṁ samaye bhikkhuno </text:span><text:span text:style-name="VimmBibQuote"><text:span text:style-name="T28">āraddho </text:span></text:span><text:span text:style-name="VimmBibQuote">hoti; satisambojjhaṅgaṁ tasmiṁ samaye </text:span><text:span text:style-name="VimmBibQuote"><text:span text:style-name="T28">Ānanda </text:span></text:span><text:span text:style-name="VimmBibQuote">bhikkhu </text:span><text:span text:style-name="VimmBibQuote"><text:span text:style-name="T28">bhāveti; </text:span></text:span><text:span text:style-name="VimmBibQuote">satisambojjhaṅgo 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so </text:span><text:span text:style-name="VimmBibQuote"><text:span text:style-name="T28">tathā </text:span></text:span><text:span text:style-name="VimmBibQuote">sato viharanto taṁ dhammaṁ </text:span><text:span text:style-name="VimmBibQuote"><text:span text:style-name="T28">paññāya </text:span></text:span><text:span text:style-name="VimmBibQuote">pavicinati pavicarati parivīmaṁsaṁ </text:span><text:span text:style-name="VimmBibQuote"><text:span text:style-name="T28">āpajjati.</text:span></text:span></text:p><text:p text:style-name="Standard"><text:span text:style-name="VimmBibQuote">Yasmiṁ samaye </text:span><text:span text:style-name="VimmBibQuote"><text:span text:style-name="T28">Ānanda </text:span></text:span><text:span text:style-name="VimmBibQuote">bhikkhu </text:span><text:span text:style-name="VimmBibQuote"><text:span text:style-name="T28">tathā </text:span></text:span><text:span text:style-name="VimmBibQuote">sato viharanto taṁ dhammaṁ </text:span><text:span text:style-name="VimmBibQuote"><text:span text:style-name="T28">paññāya </text:span></text:span><text:span text:style-name="VimmBibQuote">pavicinati pavicarati parivīmaṁsaṁ </text:span><text:span text:style-name="VimmBibQuote"><text:span text:style-name="T28">āpajjati; </text:span></text:span><text:span text:style-name="VimmBibQuote">dhammavicayasambojjhaṅgo . tasmiṁ samaye bhikkhuno </text:span><text:span text:style-name="VimmBibQuote"><text:span text:style-name="T28">āraddho </text:span></text:span><text:span text:style-name="VimmBibQuote">hoti; dhammavicayasambojjhaṅgaṁ tasmiṁ samaye bhikkhu </text:span><text:span text:style-name="VimmBibQuote"><text:span text:style-name="T28">bhāveti. </text:span></text:span><text:span text:style-name="VimmBibQuote">Dhammavicayasambojjhaṅgo tasmiṁ samaye bhikkhuno </text:span><text:span text:style-name="VimmBibQuote"><text:span text:style-name="T28">bhāvanāpāripūri</text:span></text:span><text:span text:style-name="VimmBibQuote">ṁ</text:span><text:span text:style-name="VimmBibQuote"><text:span text:style-name="T28"> </text:span></text:span><text:span text:style-name="VimmBibQuote">gacchati; tassa taṁ dhammaṁ </text:span><text:span text:style-name="VimmBibQuote"><text:span text:style-name="T28">paññāya </text:span></text:span><text:span text:style-name="VimmBibQuote">pavicinato pavicarato parivīmaṁsaṁ </text:span><text:span text:style-name="VimmBibQuote"><text:span text:style-name="T28">āpajjato āraddha</text:span></text:span><text:span text:style-name="VimmBibQuote">ṁ</text:span><text:span text:style-name="VimmBibQuote"><text:span text:style-name="T28"> </text:span></text:span><text:span text:style-name="VimmBibQuote">hoti viriyaṁ asallinaṁ.</text:span></text:p><text:p text:style-name="Standard"><text:span text:style-name="VimmBibQuote">Yasmiṁ samaye </text:span><text:span text:style-name="VimmBibQuote"><text:span text:style-name="T28">Ānanda </text:span></text:span><text:span text:style-name="VimmBibQuote">bhikkhuno taṁ dhammaṁ </text:span><text:span text:style-name="VimmBibQuote"><text:span text:style-name="T28">paññāya </text:span></text:span><text:span text:style-name="VimmBibQuote">pavicinato pavicarato parivīmaṁsaṁ </text:span><text:span text:style-name="VimmBibQuote"><text:span text:style-name="T28">āpajjato āraddha</text:span></text:span><text:span text:style-name="VimmBibQuote">ṁ</text:span><text:span text:style-name="VimmBibQuote"><text:span text:style-name="T28"> </text:span></text:span><text:span text:style-name="VimmBibQuote">hoti viriyaṁ asallinaṁ, viriyasambojjhaṅgo tasmiṁ samaye bhikkhuno </text:span><text:span text:style-name="VimmBibQuote"><text:span text:style-name="T28">āraddho </text:span></text:span><text:span text:style-name="VimmBibQuote">hoti; viriyasambojjhangaṁ tasmiṁ samaye bhikkhu </text:span><text:span text:style-name="VimmBibQuote"><text:span text:style-name="T28">bhāveti; </text:span></text:span><text:span text:style-name="VimmBibQuote">viriyasambojjhaṅgo 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text:span><text:span text:style-name="VimmBibQuote"><text:span text:style-name="T28">āraddhaviriyassa </text:span></text:span><text:span text:style-name="VimmBibQuote">uppajjati pīti </text:span><text:span text:style-name="VimmBibQuote"><text:span text:style-name="T28">nirāmisā.</text:span></text:span></text:p><text:p text:style-name="Standard"><text:span text:style-name="VimmBibQuote">Yasmiṁ samaye </text:span><text:span text:style-name="VimmBibQuote"><text:span text:style-name="T28">Ānanda </text:span></text:span><text:span text:style-name="VimmBibQuote">bhikkhuno </text:span><text:span text:style-name="VimmBibQuote"><text:span text:style-name="T28">āraddhaviriyassa </text:span></text:span><text:span text:style-name="VimmBibQuote">uppajjati pīti </text:span><text:span text:style-name="VimmBibQuote"><text:span text:style-name="T28">nirāmisā </text:span></text:span><text:span text:style-name="VimmBibQuote">pītisambojjhaṅgo tasmiṁ samaye </text:span><text:span text:style-name="VimmBibQuote"><text:span text:style-name="T28">Ānanda </text:span></text:span><text:span text:style-name="VimmBibQuote">bhikkhuno </text:span><text:span text:style-name="VimmBibQuote"><text:span text:style-name="T28">āraddho </text:span></text:span><text:span text:style-name="VimmBibQuote">hoti, pītisambojjhaṅgaṁ tasmiṁ samaye bhikkhu </text:span><text:span text:style-name="VimmBibQuote"><text:span text:style-name="T28">bhāveti; </text:span></text:span><text:span text:style-name="VimmBibQuote">pītisambojjhaṅgo 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pītimanassa </text:span><text:span text:style-name="VimmBibQuote"><text:span text:style-name="T28">kāyo </text:span></text:span><text:span text:style-name="VimmBibQuote">pi passambhati cittaṁ pi passambhati.</text:span></text:p><text:p text:style-name="Standard"><text:span text:style-name="VimmBibQuote">Yasmiṁ samaye </text:span><text:span text:style-name="VimmBibQuote"><text:span text:style-name="T28">Ānanda </text:span></text:span><text:span text:style-name="VimmBibQuote">bhikkhuno pītimanassa </text:span><text:span text:style-name="VimmBibQuote"><text:span text:style-name="T28">kāyo </text:span></text:span><text:span text:style-name="VimmBibQuote">pi passambhati cittaṁ pi passambhati, passaddhisambojjhaṅgo tasmiṁ samaye bhikkhuno </text:span><text:span text:style-name="VimmBibQuote"><text:span text:style-name="T28">āradho </text:span></text:span><text:span text:style-name="VimmBibQuote">hoti; passaddhisambojjhaṅgaṁ tasmiṁ samaye bhikkhu </text:span><text:span text:style-name="VimmBibQuote"><text:span text:style-name="T28">bhāveti; </text:span></text:span><text:span text:style-name="VimmBibQuote">passaddhisambojjhaṅgo 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text:span><text:span text:style-name="VimmBibQuote"><text:span text:style-name="T28">passaddhakāyassa </text:span></text:span><text:span text:style-name="VimmBibQuote">sukhino cittaṁ </text:span><text:span text:style-name="VimmBibQuote"><text:span text:style-name="T28">samādhiyati.</text:span></text:span></text:p><text:p text:style-name="Standard"><text:span text:style-name="VimmBibQuote">Yasmiṁ samaye </text:span><text:span text:style-name="VimmBibQuote"><text:span text:style-name="T28">Ānanda </text:span></text:span><text:span text:style-name="VimmBibQuote">bhikkhuno </text:span><text:span text:style-name="VimmBibQuote"><text:span text:style-name="T28">passaddhakāyassa </text:span></text:span><text:span text:style-name="VimmBibQuote">sukhino cittaṁ </text:span><text:span text:style-name="VimmBibQuote"><text:span text:style-name="T28">samādhiyati, samādhisambhojjhaṅgo </text:span></text:span><text:span text:style-name="VimmBibQuote">tasmiṁ samaye bhikkhuno </text:span><text:span text:style-name="VimmBibQuote"><text:span text:style-name="T28">āraddho </text:span></text:span><text:span text:style-name="VimmBibQuote">hoti; </text:span><text:span text:style-name="VimmBibQuote"><text:span text:style-name="T28">samādhisambojjhaṅga</text:span></text:span><text:span text:style-name="VimmBibQuote">ṁ</text:span><text:span text:style-name="VimmBibQuote"><text:span text:style-name="T28"> </text:span></text:span><text:span text:style-name="VimmBibQuote">tasmiṁ samaye bhikkhu </text:span><text:span text:style-name="VimmBibQuote"><text:span text:style-name="T28">bhāveti; samādhisambojjhaṅgo </text:span></text:span><text:span text:style-name="VimmBibQuote">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 So </text:span><text:span text:style-name="VimmBibQuote"><text:span text:style-name="T28">tathā samāhita</text:span></text:span><text:span text:style-name="VimmBibQuote">ṁ</text:span><text:span text:style-name="VimmBibQuote"><text:span text:style-name="T28"> </text:span></text:span><text:span text:style-name="VimmBibQuote">cittaṁ </text:span><text:span text:style-name="VimmBibQuote"><text:span text:style-name="T28">sādhuka</text:span></text:span><text:span text:style-name="VimmBibQuote">ṁ</text:span><text:span text:style-name="VimmBibQuote"><text:span text:style-name="T28"> ajjhupekkhitā </text:span></text:span><text:span text:style-name="VimmBibQuote">hoti.</text:span></text:p><text:p text:style-name="Standard"><text:span text:style-name="VimmBibQuote">Yasmiṁ samaye </text:span><text:span text:style-name="VimmBibQuote"><text:span text:style-name="T28">Ānanda </text:span></text:span><text:span text:style-name="VimmBibQuote">bhikkhu </text:span><text:span text:style-name="VimmBibQuote"><text:span text:style-name="T28">tathā samāhita</text:span></text:span><text:span text:style-name="VimmBibQuote">ṁ</text:span><text:span text:style-name="VimmBibQuote"><text:span text:style-name="T28"> </text:span></text:span><text:span text:style-name="VimmBibQuote">cittaṁ </text:span><text:span text:style-name="VimmBibQuote"><text:span text:style-name="T28">sādhuka</text:span></text:span><text:span text:style-name="VimmBibQuote">ṁ</text:span><text:span text:style-name="VimmBibQuote"><text:span text:style-name="T28"> ajjhupekkhitā </text:span></text:span><text:span text:style-name="VimmBibQuote">hoti, </text:span><text:span text:style-name="VimmBibQuote"><text:span text:style-name="T28">upekhāsambojjhaṅgo </text:span></text:span><text:span text:style-name="VimmBibQuote">tasmiṁ samaye bhikkhuno </text:span><text:span text:style-name="VimmBibQuote"><text:span text:style-name="T28">āraddho </text:span></text:span><text:span text:style-name="VimmBibQuote">hoti; </text:span><text:span text:style-name="VimmBibQuote"><text:span text:style-name="T28">upekhāsambojjhaṅga</text:span></text:span><text:span text:style-name="VimmBibQuote">ṁ</text:span><text:span text:style-name="VimmBibQuote"><text:span text:style-name="T28"> </text:span></text:span><text:span text:style-name="VimmBibQuote">tasmiṁ samaye bhikkhu </text:span><text:span text:style-name="VimmBibQuote"><text:span text:style-name="T28">bhāveti; upekhāsambojjhaṅgo </text:span></text:span><text:span text:style-name="VimmBibQuote">tasmiṁ samaye bhikkhuno </text:span><text:span text:style-name="VimmBibQuote"><text:span text:style-name="T28">bhāvanā pāripūri</text:span></text:span><text:span text:style-name="VimmBibQuote">ṁ</text:span><text:span text:style-name="VimmBibQuote"><text:span text:style-name="T28"> </text:span></text:span><text:span text:style-name="VimmBibQuote">gacchati.</text:span></text:p><text:p text:style-name="Standard"><text:span text:style-name="VimmBibQuote">Yasmiṁ samaye </text:span><text:span text:style-name="VimmBibQuote"><text:span text:style-name="T28">Ānanda </text:span></text:span><text:span text:style-name="VimmBibQuote">bhikkhu </text:span><text:span text:style-name="VimmBibQuote"><text:span text:style-name="T28">vedanāsu, </text:span></text:span><text:span text:style-name="VimmBibQuote">citte, </text:span><text:span text:style-name="VimmBibQuote"><text:span text:style-name="T28">dhammesu dhammānupassī </text:span></text:span><text:span text:style-name="VimmBibQuote">viharati upaṭṭhitasati tasmiṁ samaye </text:span><text:span text:style-name="VimmBibQuote"><text:span text:style-name="T28">Ānanda </text:span></text:span><text:span text:style-name="VimmBibQuote">bhikkhuno sati hoti </text:span><text:span text:style-name="VimmBibQuote"><text:span text:style-name="T28">asammu</text:span></text:span><text:span text:style-name="VimmBibQuote">ṭṭ</text:span><text:span text:style-name="VimmBibQuote"><text:span text:style-name="T28">hā.</text:span></text:span></text:p><text:p text:style-name="Standard"><text:span text:style-name="VimmBibQuote">Yasmiṁ samaye </text:span><text:span text:style-name="VimmBibQuote"><text:span text:style-name="T28">Ānanda </text:span></text:span><text:span text:style-name="VimmBibQuote">bhikkhuno upaṭṭhitasati hoti </text:span><text:span text:style-name="VimmBibQuote"><text:span text:style-name="T28">asammu</text:span></text:span><text:span text:style-name="VimmBibQuote">ṭṭ</text:span><text:span text:style-name="VimmBibQuote"><text:span text:style-name="T28">hā, </text:span></text:span><text:span text:style-name="VimmBibQuote">satisambojjha</text:span><text:span text:style-name="VimmBibQuote"><text:span text:style-name="T28">ṅ</text:span></text:span><text:span text:style-name="VimmBibQuote">go tasmiṁ samaye bhikkhuno </text:span><text:span text:style-name="VimmBibQuote"><text:span text:style-name="T28">āraddho </text:span></text:span><text:span text:style-name="VimmBibQuote">hoti, satisambojjhaṅgaṁ tasmiṁ samaye bhikkhu </text:span><text:span text:style-name="VimmBibQuote"><text:span text:style-name="T28">bhāveti; </text:span></text:span><text:span text:style-name="VimmBibQuote">satisambojjhaṅgo tasmiṁ samaye bhikkhuno </text:span><text:span text:style-name="VimmBibQuote"><text:span text:style-name="T28">bhāvanā pāripūrim </text:span></text:span><text:span text:style-name="VimmBibQuote">gacchati. </text:span><text:span text:style-name="VimmBibQuote"><text:span text:style-name="T28">Yathā paṭhama</text:span></text:span><text:span text:style-name="VimmBibQuote">ṁ</text:span><text:span text:style-name="VimmBibQuote"><text:span text:style-name="T28"> satipaṭṭhāna</text:span></text:span><text:span text:style-name="VimmBibQuote">ṁ</text:span><text:span text:style-name="VimmBibQuote"><text:span text:style-name="T28"> eva</text:span></text:span><text:span text:style-name="VimmBibQuote">ṁ</text:span><text:span text:style-name="VimmBibQuote"><text:span text:style-name="T28"> vitthāretabba</text:span></text:span><text:span text:style-name="VimmBibQuote">ṁ</text:span><text:span text:style-name="VimmBibQuote"><text:span text:style-name="T28">. So tathā samāhita</text:span></text:span><text:span text:style-name="VimmBibQuote">ṁ</text:span><text:span text:style-name="VimmBibQuote"><text:span text:style-name="T28"> </text:span></text:span><text:span text:style-name="VimmBibQuote">cittaṁ </text:span><text:span text:style-name="VimmBibQuote"><text:span text:style-name="T28">sādhuka</text:span></text:span><text:span text:style-name="VimmBibQuote">ṁ</text:span><text:span text:style-name="VimmBibQuote"><text:span text:style-name="T28"> ajjhupekkhitā hoti.</text:span></text:span></text:p><text:p text:style-name="Standard"><text:span text:style-name="VimmBibQuote">Yasmiṁ </text:span><text:span text:style-name="VimmBibQuote"><text:span text:style-name="T28">samaye Ānanda bhikkhu tathā samāhita</text:span></text:span><text:span text:style-name="VimmBibQuote">ṁ</text:span><text:span text:style-name="VimmBibQuote"><text:span text:style-name="T28"> citta</text:span></text:span><text:span text:style-name="VimmBibQuote">ṁ</text:span><text:span text:style-name="VimmBibQuote"><text:span text:style-name="T28"> sādhuka</text:span></text:span><text:span text:style-name="VimmBibQuote">ṁ</text:span><text:span text:style-name="VimmBibQuote"><text:span text:style-name="T28"> ajjhupekkhitā hoti, upekhāsambojjhaṅgo tasmi</text:span></text:span><text:span text:style-name="VimmBibQuote">ṁ</text:span><text:span text:style-name="VimmBibQuote"><text:span text:style-name="T28"> samaye bhikkhuno āraddho hoti; upekhāsambojjhaṅga</text:span></text:span><text:span text:style-name="VimmBibQuote">ṁ</text:span><text:span text:style-name="VimmBibQuote"><text:span text:style-name="T28"> tasmi</text:span></text:span><text:span text:style-name="VimmBibQuote">ṁ</text:span><text:span text:style-name="VimmBibQuote"><text:span text:style-name="T28"> samaye bhikkhu bhāveti, upekhāsambojjhaṅgo tasmi</text:span></text:span><text:span text:style-name="VimmBibQuote">ṁ</text:span><text:span text:style-name="VimmBibQuote"><text:span text:style-name="T28"> samaye bhikkhuno bhāvanā pāripūri</text:span></text:span><text:span text:style-name="VimmBibQuote">ṁ</text:span><text:span text:style-name="VimmBibQuote"><text:span text:style-name="T28"> gacchati.</text:span></text:span></text:p><text:p text:style-name="Standard"><text:span text:style-name="VimmBibQuote"><text:span text:style-name="T28">Eva</text:span></text:span><text:span text:style-name="VimmBibQuote">ṁ</text:span><text:span text:style-name="VimmBibQuote"><text:span text:style-name="T28"> bhāvitā kho Ānanda cattāro satipaṭṭhānā eva</text:span></text:span><text:span text:style-name="VimmBibQuote">ṁ</text:span><text:span text:style-name="VimmBibQuote"><text:span text:style-name="T28"> bahulikathā sattabojjhaṅge paripūrenti.</text:span></text:span></text:p></text:note-body></text:note></text:p>
      <text:p text:style-name="VimmBody">How are freedom and wisdom fulfilled through the practice of the seven enlightenment factors? The yogin who has practised the seven enlightenment factors much, gains in a moment<text:note text:id="ftn560" text:note-class="footnote"><text:note-citation>2</text:note-citation><text:note-body><text:p text:style-name="Standard"><text:span text:style-name="VimmPali"><text:span text:style-name="T37">Kshaṇa</text:span></text:span><text:span text:style-name="T28"> </text:span>(transliteration).</text:p></text:note-body></text:note> the wisdom of the Path and the Fruit of freedom. Thus because of the practice of the seven enlightenment factors, wisdom and freedom are fulfilled.<text:note text:id="ftn561" text:note-class="footnote"><text:note-citation>3</text:note-citation><text:note-body><text:p text:style-name="Standard"><text:span text:style-name="T28">Cp. </text:span><text:span text:style-name="VimmBibRef"><text:span text:style-name="T28">S. V, 333</text:span></text:span><text:span text:style-name="T28">; </text:span><text:span text:style-name="VimmBibQuote"><text:span text:style-name="T28">Kathaṁ bhāvitā ca sattabojjhaṅgā kathaṁ bahulikathā vijjāvimuttiṁ paripūrenti?</text:span></text:span></text:p><text:p text:style-name="Standard"><text:span text:style-name="VimmBibQuote"><text:span text:style-name="T28">Idhānanda bhikkhu </text:span></text:span><text:span text:style-name="VimmBibQuote">satisambojjhaṅgaṁ </text:span><text:span text:style-name="VimmBibQuote"><text:span text:style-name="T28">bhāveti vivekanissita</text:span></text:span><text:span text:style-name="VimmBibQuote">ṁ....... </text:span><text:span text:style-name="VimmBibQuote"><text:span text:style-name="T28">pe....... uphekhāsambojjha</text:span></text:span><text:span text:style-name="VimmBibQuote">ṅgaṁ</text:span><text:span text:style-name="VimmBibQuote"><text:span text:style-name="T28"> bhāveti vivekanissita</text:span></text:span><text:span text:style-name="VimmBibQuote">ṁ</text:span><text:span text:style-name="VimmBibQuote"><text:span text:style-name="T28"> virāganissita</text:span></text:span><text:span text:style-name="VimmBibQuote">ṁ</text:span><text:span text:style-name="VimmBibQuote"><text:span text:style-name="T28"> nirodhanissita</text:span></text:span><text:span text:style-name="VimmBibQuote">ṁ</text:span><text:span text:style-name="VimmBibQuote"><text:span text:style-name="T28"> vossaggapariṇāmi</text:span></text:span><text:span text:style-name="VimmBibQuote">ṁ</text:span><text:span text:style-name="VimmBibQuote"><text:span text:style-name="T28">.</text:span></text:span></text:p><text:p text:style-name="Standard"><text:span text:style-name="VimmBibQuote"><text:span text:style-name="T28">Evam bhāvitā kho Ānanda sattabojjha</text:span></text:span><text:span text:style-name="VimmBibQuote">ṅ</text:span><text:span text:style-name="VimmBibQuote"><text:span text:style-name="T28">gā eva</text:span></text:span><text:span text:style-name="VimmBibQuote">ṁ</text:span><text:span text:style-name="VimmBibQuote"><text:span text:style-name="T28"> bahulīkatā vijjāvimutti</text:span></text:span><text:span text:style-name="VimmBibQuote">ṁ</text:span><text:span text:style-name="VimmBibQuote"><text:span text:style-name="T28"> paripūrentīti.</text:span></text:span></text:p></text:note-body></text:note></text:p>
      <text:p text:style-name="VimmBody"><text:soft-page-break/><text:span text:style-name="VimmQA">A.</text:span> All formations<text:note text:id="ftn562" text:note-class="footnote"><text:note-citation>1</text:note-citation><text:note-body><text:p text:style-name="Standard"><text:span text:style-name="VimmPali"><text:span text:style-name="T37">Saṅkhārā</text:span></text:span><text:span text:style-name="T37">.</text:span></text:p></text:note-body></text:note> are endowed with initial and sustained application of thought according to planes.<text:note text:id="ftn563" text:note-class="footnote"><text:note-citation>2</text:note-citation><text:note-body><text:p text:style-name="Standard"><text:span text:style-name="VimmPali"><text:span text:style-name="T37">Bhūmi</text:span></text:span><text:span text:style-name="T37">.</text:span></text:p></text:note-body></text:note> That being so, why is only initial application <text:span text:style-name="VimmPageNo">[[229|166]]</text:span> of thought suppressed in mindfulness of respiration, and not the other?</text:p>
      <text:p text:style-name="VimmBody"><text:span text:style-name="VimmQA">A.</text:span> It<text:note text:id="ftn564" text:note-class="footnote"><text:note-citation>3</text:note-citation><text:note-body><text:p text:style-name="Standard">Indicates <text:span text:style-name="VimmPali">vitakka</text:span>.</text:p></text:note-body></text:note> is used here in a different sense. Discursiveness is a hindrance to meditation, <text:span text:style-name="VimmPali">jhāna</text:span>. In this sense, it<text:note text:id="ftn565" text:note-class="footnote"><text:note-citation>4</text:note-citation><text:note-body><text:p text:style-name="Standard">Indicates <text:span text:style-name="VimmPali">vitakka</text:span>.</text:p></text:note-body></text:note> is suppressed.</text:p>
      <text:p text:style-name="VimmBody">Why is air contact pleasant? Because it calms the mind. It is comparable to the soothing of a heavenly musician’s (gandhabba’s) mind with sweet sounds. By this discursive thinking is suppressed. And again, it is like a person walking along the bank of a<text:span text:style-name="T9"> </text:span>river. His mind is collected, is directed towards one object and does not wander. Therefore in mindfulness of respiration, the suppression of discursive thinking is taught.<text:note text:id="ftn566" text:note-class="footnote"><text:note-citation>5</text:note-citation><text:note-body><text:p text:style-name="Standard"/><text:list text:style-name="L18"><text:list-item><text:p text:style-name="P56"><text:span text:style-name="VimmBibRef">Vis. Mag. 291</text:span> quotes <text:span text:style-name="VimmBibRef">A. IV, 353</text:span>: <text:span text:style-name="VimmBibQuote"><text:span text:style-name="T9">Ānāpānasati bhāvetabbā vitakkūpacchedāya.</text:span></text:span></text:p></text:list-item><text:list-item><text:p text:style-name="P56"><text:span text:style-name="VimmBibRef"><text:span text:style-name="T9">A. </text:span></text:span><text:span text:style-name="VimmBibRef">III, </text:span><text:span text:style-name="VimmBibRef"><text:span text:style-name="T9">449</text:span></text:span><text:span text:style-name="T9">: </text:span><text:span text:style-name="VimmBibQuote"><text:span text:style-name="T9">Cetaso vikkhepassa pahānāya ānāpānasati bhāvetabbā.</text:span></text:span></text:p></text:list-item></text:list></text:note-body></text:note></text:p>
      <text:p text:style-name="VimmSectEnded">Mindfulness of respiration has ended.<text:note text:id="ftn567" text:note-class="footnote"><text:note-citation>6</text:note-citation><text:note-body><text:p text:style-name="Standard">This and the subsequent <text:span text:style-name="T9">passages </text:span>in italics in this <text:span text:style-name="T9">section </text:span>do not occur in the Sung Dynasty edition mentioned earlier.</text:p></text:note-body></text:note></text:p>
      <text:h text:style-name="Heading_20_4" text:outline-level="4" text:is-list-header="true">Mindfulness of death</text:h>
      <text:p text:style-name="VimmBody"><text:span text:style-name="VimmQA">Q.</text:span> What is mindfulness of death? What is the practising of it? What are its salient characteristic, function and near cause? What are its benefits? What is the procedure?</text:p>
      <text:p text:style-name="VimmBody"><text:span text:style-name="VimmQA">A.</text:span> The cutting off of the life-faculty — this is called death. The undisturbed mindfulness of this — this is called the practising of it. The cutting off of one’s life is its salient characteristic. Disagreeableness is its function. Well-being is its near cause.</text:p>
      <text:p text:style-name="VimmBody">What are its benefits? He who practises mindfulness of death is possessed of diligence as regards the higher meritorious states, and of dislike as regards the demeritorious. He does not hoard clothes and ornaments. He is not stingy. He is able to live long, does not cling to things, is endowed with the perception of impermanence, the perception of subjection to ill and the perception of not-self. He fares well and approaches the ambrosial. When he comes to die, he does not suffer bewilderment.</text:p>
      <text:p text:style-name="VimmBody">What is the procedure? The new yogin enters a place of solitude and guards his thoughts. He considers the death of beings with mind undistracted thus: “I shall die; I shall enter the realm of death; I shall not escape death”. Thus it is taught in the Nettipada Sutta:<text:note text:id="ftn568" text:note-class="footnote"><text:note-citation>7</text:note-citation><text:note-body><text:p text:style-name="Standard">Transliteration, <text:span text:style-name="VimmPali"><text:span text:style-name="T31">Netri-pada-sūtra</text:span></text:span>; probably refers to <text:span text:style-name="VimmPali">Netri-pada-ś</text:span><text:span text:style-name="VimmPali"><text:span text:style-name="T31">ā</text:span></text:span><text:span text:style-name="VimmPali">str</text:span><text:span text:style-name="VimmPali"><text:span text:style-name="T31">ā</text:span></text:span> of <text:span text:style-name="VimmPali">Upagupta</text:span> referred to in <text:span text:style-name="VimmPali">Abhidharmakośa ś</text:span><text:span text:style-name="VimmPali"><text:span text:style-name="T31">āstra</text:span></text:span><text:span text:style-name="T31">.</text:span></text:p></text:note-body></text:note> “If a man wishes to meditate on death, he should contemplate a person who is on the point of being killed and he should know the causes of death”.</text:p>
      <text:p text:style-name="VimmBody">Here there are four kinds in mindfulness of death: (1) Associated with anxiety. (2) Associated with fear. (3) Associated with indifference. (4) Associated with wisdom.</text:p>
      <text:p text:style-name="VimmBody">The mindfulness associated with the loss of one’s own beloved child is associated with anxiety. The mindfulness connected with the sudden death <text:span text:style-name="VimmPageNo">[[230|167]]</text:span> of one’s own child is associated with fear. The mindfulness of death by a burner (of corpses) is associated with indifference. Remembering (the nature of) the world, one develops aversion — this is called associated with wisdom. Here the yogin should not practise the mindfulness associated with anxiety, fear or indifference, because <text:span text:style-name="VimmPageNoOrig">[432]</text:span> through them he is not able to remove tribulation. Tribulation can only be removed through the mindfulness associated with wisdom.</text:p>
      <text:p text:style-name="VimmBody">There are three kinds of death thus: death according to general opinion, death as a complete cutting off, momentary death. What is “death according to general opinion”? Death as it is understood in common parlance. This is called “death <text:soft-page-break/>according to general opinion”. “Death as a complete cutting off” means: “The Consummate One has cut off the defilements”. “Momentary death” means: “The momentary perishing of all formations”.<text:note text:id="ftn569" text:note-class="footnote"><text:note-citation>1</text:note-citation><text:note-body><text:p text:style-name="Standard">Cp. <text:span text:style-name="VimmBibRef">Vis. Mag. 229</text:span>: <text:span text:style-name="VimmBibQuote">Yaṁ pan’</text:span><text:span text:style-name="VimmBibQuote"><text:span text:style-name="T19">et</text:span></text:span><text:span text:style-name="VimmBibQuote">aṁ arahantānaṁ vaṭṭadukkhasamucchedasankhātaṁ samucche</text:span><text:span text:style-name="VimmBibQuote"><text:span text:style-name="T19">damar</text:span></text:span><text:span text:style-name="VimmBibQuote">aṇaṁ, </text:span><text:span text:style-name="VimmBibQuote"><text:span text:style-name="T19">sankh</text:span></text:span><text:span text:style-name="VimmBibQuote">ā</text:span><text:span text:style-name="VimmBibQuote"><text:span text:style-name="T19">r</text:span></text:span><text:span text:style-name="VimmBibQuote">ā</text:span><text:span text:style-name="VimmBibQuote"><text:span text:style-name="T19">na</text:span></text:span><text:span text:style-name="VimmBibQuote">ṁ</text:span><text:span text:style-name="VimmBibQuote"><text:span text:style-name="T19"> </text:span></text:span><text:span text:style-name="VimmBibQuote">khaṇabhangasankhātaṁ khaṇikamaraṇaṁ, rukkho mato, lohaṁ mataṁ </text:span><text:span text:style-name="VimmBibQuote"><text:span text:style-name="T19">ti </text:span></text:span><text:span text:style-name="VimmBibQuote">ā</text:span><text:span text:style-name="VimmBibQuote"><text:span text:style-name="T19">disu </text:span></text:span><text:span text:style-name="VimmBibQuote">sammutimaraṇañ ca, na tam idha adhippetaṁ.</text:span></text:p></text:note-body></text:note></text:p>
      <text:p text:style-name="VimmBody">And again, there are two kinds in death: untimely death and timely death. Death through suicide, murder or disease, or through being cut off in the prime of life without (assignable) cause is called untimely death. Death through the exhaustion of the life-span or through old age is called timely death.<text:note text:id="ftn570" text:note-class="footnote"><text:note-citation>2</text:note-citation><text:note-body><text:p text:style-name="P25">Cp. <text:span text:style-name="VimmBibRef">Vis. Mag. 229</text:span>: <text:span text:style-name="VimmBibQuote">Kālamaraṇa and </text:span><text:span text:style-name="VimmBibQuote"><text:span text:style-name="T19">ak</text:span></text:span><text:span text:style-name="VimmBibQuote">ā</text:span><text:span text:style-name="VimmBibQuote"><text:span text:style-name="T19">lamara</text:span></text:span><text:span text:style-name="VimmBibQuote">ṇ</text:span><text:span text:style-name="VimmBibQuote"><text:span text:style-name="T19">a.</text:span></text:span></text:p></text:note-body></text:note> One should recall to mind these two kinds of death.</text:p>
      <text:p text:style-name="VimmBody">And again, predecessor-teachers<text:note text:id="ftn571" text:note-class="footnote"><text:note-citation>3</text:note-citation><text:note-body><text:p text:style-name="Standard"><text:span text:style-name="VimmPali"><text:span text:style-name="T32">Por</text:span></text:span><text:span text:style-name="VimmPali">āṇ</text:span><text:span text:style-name="VimmPali"><text:span text:style-name="T32">ak</text:span></text:span><text:span text:style-name="VimmPali">ā</text:span><text:span text:style-name="VimmPali"><text:span text:style-name="T32">cariy</text:span></text:span><text:span text:style-name="VimmPali">ā</text:span><text:span text:style-name="T32">.</text:span></text:p></text:note-body></text:note> have taught the practice of mindfulness of death in these eight ways:<text:note text:id="ftn572" text:note-class="footnote"><text:note-citation>4</text:note-citation><text:note-body><text:p text:style-name="Standard"><text:span text:style-name="VimmBibQuote"><text:span text:style-name="T19">Vadhakapaccupaṭṭhānato, </text:span></text:span><text:span text:style-name="VimmBibQuote">sampattivipattito (?), upasaṁharaṇato, </text:span><text:span text:style-name="VimmBibQuote"><text:span text:style-name="T19">kāyabahusādhāra</text:span></text:span><text:span text:style-name="VimmBibQuote">ṇ</text:span><text:span text:style-name="VimmBibQuote"><text:span text:style-name="T19">ato</text:span></text:span><text:span text:style-name="VimmBibQuote">, </text:span><text:span text:style-name="VimmBibQuote"><text:span text:style-name="T19">āyudubbalato</text:span></text:span><text:span text:style-name="VimmBibQuote">, </text:span><text:span text:style-name="VimmBibQuote"><text:span text:style-name="T19">addhānaparicchedato, </text:span></text:span><text:span text:style-name="VimmBibQuote">animittato, khaṇap</text:span><text:span text:style-name="VimmBibQuote"><text:span text:style-name="T19">ariti</text:span></text:span><text:span text:style-name="VimmBibQuote">ato.</text:span> Cp. <text:span text:style-name="VimmBibRef">Vis. Mag. 230</text:span>.</text:p></text:note-body></text:note> through the presence of a murderer; through the absence of an efficient cause;<text:note text:id="ftn573" text:note-class="footnote"><text:note-citation>5</text:note-citation><text:note-body><text:p text:style-name="Standard">* This is different from <text:span text:style-name="VimmBibRef">Vis. Mag.</text:span></text:p></text:note-body></text:note> through inference; through the body being common to the many; through the weakness of the life-principle; through the distinguishing, of time; through the absence of the sign; through the shortness of the moment. How should one practise mindfulness of death “through the presence of a murderer”? <text:span text:style-name="VimmQA">A.</text:span> Like a man who is being taken to a place to be killed. When that man sees the murderer drawing out a sword and following him, he thinks thus: “This man intends to kill me; I shall be killed at any moment; I shall be killed at any step. I shall surely be killed if I turn back. I shall surely be killed if I sit down; I shall surely be killed if I sleep”. Thus should the yogin practise mindfulness of death “through the presence of a murderer”. <text:span text:style-name="VimmQA">Q.</text:span> How should one practise mindfulness of death “through the absence of an efficient cause”? There is no cause or skill that can make life immortal. When the sun and the moon rise, no cause or skill can make them turn back. Thus the yogin practises mindfulness of death. <text:span text:style-name="VimmQA">Q.</text:span> How does one practise mindfulness of death “through inference”? <text:span text:style-name="VimmQA">A.</text:span> Many kings who possessed great treasures, great vehicle-kings, <text:span text:style-name="T19">Mahā </text:span>Sudassana of great supernormal power, <text:span text:style-name="T19">Mandhātu </text:span>and all other kings entered the state of death. And again, many sages of old, Vessamitta and Yamataggi, who possessed <text:span text:style-name="VimmPageNo">[[231|168]]</text:span> great supernormal power and who caused fire and water to issue forth from their bodies, also entered the state of death. Great hearers of old like the Venerable Elders <text:span text:style-name="T28">Sāriputta, Moggallāna </text:span>and others, who were possessed of immense wisdom and power also entered the state of death. Many Paccekabuddhas who attained enlightenment without owning a teacher, and who were endowed with all virtue, also entered the state of death. And again, they who come and go in the same way, the Consummate, Supremely Enlightened, Matchless Ones, endowed with knowledge and conduct, who have won the further shore of merit — many such also entered the state of death. How shall I with my brief life-span escape entry into the state of death? Thus the yogin practises mindfulness of death “through inference”. <text:span text:style-name="VimmQA">Q.</text:span> How does one practise mindfulness of death” through the body being common to the many”? <text:span text:style-name="VimmQA">A.</text:span> Through the disorder of wind and phlegm, the state of death is fulfilled. Through the disturbance of many worms or through lack of drink and food, the state of death is fulfilled. Or through being bitten by poisonous snakes, centipedes, millepedes, or rats, death is fulfilled. Or through being mauled by a lion, a tiger or a leopard, or through being attacked by a demon (<text:span text:style-name="T28">nāga), </text:span>or through being gored by a cow, death is fulfilled. Or through being killed by humans or non-humans, death is fulfilled. Thus one practises mindfulness of death “through the body being common to the many”. <text:span text:style-name="VimmQA">Q.</text:span> How does one practise mindfulness of death “through the weakness of the life-principle”? <text:span text:style-name="VimmQA">A.</text:span> In two ways one practises mindfulness of death through the weakness of the life-principle. Through the state of being placed in powerlessness and through dependence on the powerless, the weakness of the life-principle is fulfilled.</text:p>
      <text:h text:style-name="Heading_20_4" text:outline-level="4" text:is-list-header="true">Similes of the foam, plantain trunk and bubble</text:h>
      <text:p text:style-name="VimmBody"><text:span text:style-name="VimmQA">Q.</text:span> How is the life-principle weak through its being placed in powerlessness? <text:span text:style-name="VimmQA">A.</text:span> There is no substantiality in this body as it is taught in the simile of the foam, in the <text:soft-page-break/>simile of the plantain trunk and in the simile of the bubble,<text:note text:id="ftn574" text:note-class="footnote"><text:note-citation>1</text:note-citation><text:note-body><text:p text:style-name="Standard"><text:span text:style-name="VimmBibRef">S. III, 142</text:span>:</text:p><text:p text:style-name="VimmVersePali">Pheṇapiṇḍūpamaṁ rūpaṁ, vedanā bubbulupamā;<text:line-break/>Marīcikūpamā saññā, saṅkhārā kadalūpamā;<text:line-break/>Māyūpamañca viññāṇaṁ dīpitādiccabandhunā.</text:p><text:p text:style-name="Standard">For details of the similes see the earlier portion of the sutta.</text:p></text:note-body></text:note> because it is devoid of reality and it is separate from reality. Thus through the state of being placed in powerlessness, the life-principle is weak. <text:span text:style-name="VimmQA">Q.</text:span> How is the life-principle weak through dependence on the powerless? <text:span text:style-name="VimmQA">A.</text:span> This is kept together by the incoming breath and the outgoing breath, by the four great primaries, by drink and food, by four postures and by warmth. Thus it depends on the powerless. Therefore the life-principle is weak. Thus one practises mindfulness of death “through the weakness of the life-principle” in two ways. <text:span text:style-name="VimmQA">Q.</text:span> How does one practise mindfulness of death “through the distinguishing of time”? <text:span text:style-name="VimmQA">A.</text:span> All beings were born is the past (and suffered death). At present, (nearly) all enter the state of death without <text:span text:style-name="VimmPageNo">[[232|169]]</text:span> reaching a hundred years. Thus one practises mindfulness of death “through the distinguishing of time”. And again one practises thus: “I wonder whether it is possible for me to live a day and a night. I wonder whether during that time I could think on the teaching of the Blessed One — could I have that opportunity! I wonder whether I could live even for a day. Or could I live for half a day, or for a short while. Could I live long enough to partake of a single meal, half a meal, or even long enough to gather and partake of four or five morsels of food! Could I live long enough to breathe out having breathed in, or could I live long enough to breathe in having breathed out”.<text:note text:id="ftn575" text:note-class="footnote"><text:note-citation>2</text:note-citation><text:note-body><text:p text:style-name="Standard"><text:span text:style-name="VimmBibRef">A. III, 305-6</text:span>: <text:span text:style-name="VimmBibQuote">Yvāyaṁ bhikkhave bhikkhu evaṁ maraṇasatiṁ bhāveti 'aho vatāhaṁ rattindivaṁ jiveyyaṁ, Bhagavato sāsanaṁ manasikareyyaṁ, bahu vata me kataṁ assā’ ti’, yo cāyaṁ bhikkhave bhikkhu evaṁ maraṇasatiṁ bhāveti 'aho vatāhaṁ divdsaṁ jiveyyaṁ Bhagavato sāsanaṁ manasikareyyaṁ bahu vata me kataṁ assā’ ti, yo cāyaṁ bhikkhave bhikkhu evaṁ maraṇasatiṁ bhāveti 'aho vatāhaṁ tadantaraṁ jiveyyaṁ yadantaraṁ ekaṁ piṇḍapātaṁ bhuñjāmi, Bhagavato sāsanaṁ manasikareyyaṁ, bahu vata me kataṁ assā’ ti, yo cāyaṁ bhikkhave bhikkhu evaṁ maraṇasatiṁ bhāveti 'aho vatāhaṁ tadantaraṁ jiveyyaṁ yadantaraṁ cattāro pañca ālope saṁkhāditvā ajjhoharāmi, Bhagavato sāsanaṁ manasikareyyaṁ, bahu vata me kataṁ assā’ ti; ime vuccanti bhikkhave bhikkhū: pamattā viharanti, dandhaṁ maraṇasatiṁ bhāventi āsavānaṁ khayāya.</text:span></text:p><text:p text:style-name="Standard"><text:span text:style-name="VimmBibQuote">Yo ca khvāyaṁ bhikkhave bhikkhu evaṁ maraṇasatiṁ bhāventi 'aho vatāhaṁ tadantaraṁ jiveyyaṁ yadantaraṁ ekam ālopaṁ saṁkhāditvā ajjhoharāmi, Bhagavato sāsanaṁ manasikareyyam, bahu vata me kataṁ assā’ ti, ya cāyaṁ bhikkhave bhikkhu evaṁ maraṇasatiṁ bhāventi 'aho vatāhaṁ tadantaraṁ jiveyyaṁ yadantaraṁ assasitvā vā passasāmi passasitvā vā assasāmi, Bhagavato sāsanaṁ manasikareyyaṁ bahu vata me kataṁ assā’ ti; ime vuccanti bhikkhave bhikkhū: appamattā viharanti, tikkhaṁ maraṇasatiṁ bhāventi āsavānaṁ khayāya. Tasmā ti ha bhikkhave evaṁ sikkhitabbaṁ:—</text:span></text:p><text:p text:style-name="Standard"><text:span text:style-name="VimmBibQuote">Appamattā viharissāma, tikkhaṁ maraṇasatiṁ bhāvessāma āsavānaṁ khayāyā ti. Evaṁ hi vo bhikkhave sikkhitabban ti.</text:span></text:p></text:note-body></text:note> (Thus) one practises mindfulness of death “through the distinguishing of time”.</text:p>
      <text:p text:style-name="VimmBody"><text:span text:style-name="VimmQA">Q.</text:span> How does one practise mindfulness of death “through the absence of the sign”? <text:span text:style-name="VimmQA">A.</text:span> There is no sign. Therefore there is no fixed time for death. Thus one practises mindfulness of death “through the absence of the sign”. <text:span text:style-name="VimmQA">Q.</text:span> How does one <text:soft-page-break/>practise mindfulness of death “through the shortness of the moment”?<text:note text:id="ftn576" text:note-class="footnote"><text:note-citation>1</text:note-citation><text:note-body><text:p text:style-name="Standard"><text:span text:style-name="VimmTODO">[FRACTIONS]</text:span> Transliteration of <text:span text:style-name="VimmPali">kṣaṇa.</text:span> 120 <text:span text:style-name="VimmPali">kṣaṇas</text:span> = 1 <text:span text:style-name="VimmPali">tatkkṣaṇa</text:span>;</text:p><text:p text:style-name="Standard">60 <text:span text:style-name="VimmPali">tatkṣaṇas</text:span> = 1 <text:span text:style-name="VimmPali">lava;</text:span> 30 <text:span text:style-name="VimmPali">lavas</text:span> = 1 <text:span text:style-name="VimmPali">muhūrta</text:span>; 30 <text:span text:style-name="VimmPali">muhūrtas</text:span> = 1 day and 1 night. <text:span text:style-name="VimmPali">(Abhidharmakośa</text:span>, Fascicle 12). Therefore</text:p><text:p text:style-name="Standard">1 <text:span text:style-name="VimmPali">kṣaṇa </text:span>=(20×60×60) / (30×30×60×120)=1 / 75= 0.0133.......of a second.</text:p><text:p text:style-name="Standard">The following is given in the <text:span text:style-name="VimmPali">Dīrgha Āgama,</text:span> No. 22, Taisho Edition, p. 146:— 60 <text:span text:style-name="VimmPali">khaṇas</text:span> = 1 <text:span text:style-name="VimmPali">laya; </text:span>30 <text:span text:style-name="VimmPali">layas </text:span>= 1 <text:span text:style-name="VimmPali">muhutta;</text:span> 100 <text:span text:style-name="VimmPali">muhuttas</text:span> = 1 <text:span text:style-name="VimmPali">upamā.</text:span> Below are two other tables:—</text:p><text:list text:style-name="L19"><text:list-item><text:p text:style-name="P57">60 <text:span text:style-name="VimmPali">kṣaṇas</text:span> = 1 <text:span text:style-name="VimmPali">lava</text:span>; 30 <text:span text:style-name="VimmPali">lavas </text:span>= 1 hour; 30 hours = 1 day;</text:p><text:p text:style-name="P57">1 <text:span text:style-name="VimmPali">kṣaṇa </text:span>= (24×60×60) / (30×30×60) = 1.6 seconds.</text:p></text:list-item><text:list-item><text:p text:style-name="P57">120 <text:span text:style-name="VimmPali">kṣaṇas </text:span>= 1 <text:span text:style-name="VimmPali">tatkṣaṇa</text:span>; 60 <text:span text:style-name="VimmPali">tatkṣaṇas</text:span> = 1 <text:span text:style-name="VimmPali">lava</text:span>; 30 <text:span text:style-name="VimmPali">lavas</text:span> = 1 <text:span text:style-name="VimmPali">muhūrta</text:span>;</text:p><text:p text:style-name="P57">50 <text:span text:style-name="VimmPali">muhūrtas = </text:span>1 hour; 6 hours = 1 day;</text:p><text:p text:style-name="P57">1 <text:span text:style-name="VimmPali">kṣaṇa </text:span>= (24×60×60) / (6×50×30×60×120) = 1 / 750 = 0.0013.......of a second.</text:p></text:list-item></text:list></text:note-body></text:note> <text:span text:style-name="VimmQA">A.</text:span> If one reckons the causes of the present and not those of the past or the future, beings exist but a single conscious moment. Nothing exists for two moments. Thus all beings sink in the conscious moment.<text:note text:id="ftn577" text:note-class="footnote"><text:note-citation>2</text:note-citation><text:note-body><text:p text:style-name="Standard"><text:span text:style-name="VimmPali">Cittakkhaṇa</text:span>.</text:p></text:note-body></text:note> It is taught in the <text:span text:style-name="VimmPali">Abhidhamma</text:span> thus: “In the past <text:span text:style-name="VimmPageNo">[[233|170]]</text:span> conscious moment, one did not live, one is not living, one will not live. In the future conscious moment, one did not live, one is not living, one will not live. In the present conscious moment, one did not live, one will not live, only one is living”.<text:note text:id="ftn578" text:note-class="footnote"><text:note-citation>3</text:note-citation><text:note-body><text:p text:style-name="Standard">Looked at from the point of view of the changing <text:span text:style-name="VimmPali">khandhas</text:span>, there is no important divergence to be noted here. For instance, in <text:span text:style-name="VimmBibRef">Vis. Mag. 301</text:span> this occurs:</text:p><text:p text:style-name="Standard"><text:span text:style-name="VimmBibQuote"><text:span text:style-name="T9">Khaṇikattā </text:span></text:span><text:span text:style-name="VimmBibQuote">ca </text:span><text:span text:style-name="VimmBibQuote"><text:span text:style-name="T9">dhammānaṁ, </text:span></text:span><text:span text:style-name="VimmBibQuote">yehi khandhehi te kataṁ</text:span></text:p><text:p text:style-name="Standard"><text:span text:style-name="VimmBibQuote"><text:span text:style-name="T9">amanāpa</text:span></text:span><text:span text:style-name="VimmBibQuote">ṁ</text:span><text:span text:style-name="VimmBibQuote"><text:span text:style-name="T9"> niruddhā te </text:span></text:span><text:span text:style-name="VimmBibQuote">kassa </text:span><text:span text:style-name="VimmBibQuote"><text:span text:style-name="T9">dānī </text:span></text:span><text:span text:style-name="VimmBibQuote">’dha kujjhasi?</text:span></text:p><text:p text:style-name="Standard">The so-called being of the present did not exist in the past and will not exist in the future.</text:p></text:note-body></text:note></text:p>
      <text:p text:style-name="VimmBody">And again, it is taught in this stanza:</text:p>
      <text:p text:style-name="VimmVerseEnglish">“Life and personality, sorrow, happiness and all<text:line-break/>are joined to one thought; quickly the moment passes.<text:line-break/>By the yet-not-become, nothing is born; by the present one lives.<text:line-break/>When mind’s shattered, the world dies;<text:note text:id="ftn579" text:note-class="footnote"><text:note-citation>4</text:note-citation><text:note-body><text:p text:style-name="Standard"><text:span text:style-name="VimmBibRef">Nd1. 42, 117-18</text:span>:</text:p><text:p text:style-name="Standard"><text:span text:style-name="VimmBibQuote">Jīvitaṁ </text:span><text:span text:style-name="VimmBibQuote"><text:span text:style-name="T9">attabhāvo </text:span></text:span><text:span text:style-name="VimmBibQuote">ca </text:span><text:span text:style-name="VimmBibQuote"><text:span text:style-name="T9">sukhadukkhā ca kevalā</text:span></text:span></text:p><text:p text:style-name="Standard"><text:span text:style-name="VimmBibQuote"><text:span text:style-name="T9">ekacittasamāyuttā </text:span></text:span><text:span text:style-name="VimmBibQuote">lahuso vattati-kkhaṇo.</text:span></text:p><text:p text:style-name="Standard"><text:span text:style-name="VimmBibQuote">……………………………………………………..</text:span></text:p><text:p text:style-name="Standard"><text:span text:style-name="VimmBibQuote">Anibbattena na </text:span><text:span text:style-name="VimmBibQuote"><text:span text:style-name="T9">jāto</text:span></text:span><text:span text:style-name="VimmBibQuote">, paccuppamena jīvati,</text:span></text:p><text:p text:style-name="Standard"><text:span text:style-name="VimmBibQuote"><text:span text:style-name="T9">cittabhaṅgamato </text:span></text:span><text:span text:style-name="VimmBibQuote">loko………………………..</text:span></text:p></text:note-body></text:note> so the world’s end was taught”.</text:p>
      <text:p text:style-name="VimmBody">Thus one practises mindfulness of death through the shortness of the moment. That yogin through these ways practises mindfulness of death and develops (the perception of) disagreeableness. Owing to facility in (the perception of) disagreeableness and owing to facility in mindfulness, his mind is not disturbed. When his mind is undisturbed, he is able to destroy the hindrances and cause the arising of the meditation (<text:span text:style-name="VimmPali">jhāna</text:span>) factors and attain to access-concentration.</text:p>
      <text:p text:style-name="VimmBody"><text:span text:style-name="VimmQA">Q.</text:span> What is the difference between the perception of impermanence and mindfulness of death?</text:p>
      <text:p text:style-name="VimmBody"><text:span text:style-name="VimmQA">A.</text:span> The perception of the passing away of the aggregations is called the perception of impermanence. The mindfulness of the destruction of the faculties is called mindfulness of death. The practice of the perception of impermanence and the perception of not-self is called the rejection of pride. He who practises mindfulness of death can dwell in the perception of impermanence and the perception of subjection to ill through the thought of the cutting off of life and the destruction of the mind. These are the differences between them.</text:p>
      <text:p text:style-name="VimmSectEnded">Mindfulness of death has ended.</text:p>
      <text:h text:style-name="Heading_20_4" text:outline-level="4" text:is-list-header="true"><text:soft-page-break/>Mindfulness of body</text:h>
      <text:p text:style-name="VimmBody"><text:span text:style-name="VimmQA">Q.</text:span> What is mindfulness of body? What is the practising of it? What are its salient characteristic and function? What are its benefits? What is the procedure? <text:span text:style-name="VimmPageNo">[[234|171]]</text:span> </text:p>
      <text:p text:style-name="VimmBody"><text:span text:style-name="VimmQA">A.</text:span> Mindfulness as regards the nature of the body is the practising of it. That mindfulness is mindfulness and right mindfulness. Thus is mindfulness of body to be understood. The undisturbed dwelling of the mind in this mindfulness is the practising of it. The becoming manifest of the nature of the body is its salient characteristic. The perception of disagreeableness is its function. The indication of the unreal is its manifestation.<text:note text:id="ftn580" text:note-class="footnote"><text:note-citation>1</text:note-citation><text:note-body><text:p text:style-name="Standard">This is not among the questions.</text:p></text:note-body></text:note></text:p>
      <text:p text:style-name="VimmBody">What are its benefits? A man who practises mindfulness of body can endure. He can bear to see the fearful and he can bear heat, cold and the like. He is endowed with the perception of impermanence, the perception of not-self, the perception of impurity and the perception of tribulation. He attains to the four meditations, <text:span text:style-name="VimmPali">jhānas</text:span>, with ease, gains a clear view of things, is pleased with his practice, fares well and approaches the ambrosial.</text:p>
      <text:p text:style-name="VimmBody">What is the procedure? The new yogin enters a place of solitude, sits down and guards his thoughts. With mind undisturbed, he meditates on the nature of his body. How does he practise mindfulness of body?</text:p>
      <text:h text:style-name="Heading_20_4" text:outline-level="4" text:is-list-header="true">Thirty-two parts of the body</text:h>
      <text:p text:style-name="VimmBody">This body consists of head-hair, body-hair, nails, teeth, skin, flesh, sinews, bones, marrow, kidneys, liver, heart, spleen, lungs, bile, gorge, grease, fat, brain,<text:note text:id="ftn581" text:note-class="footnote"><text:note-citation>2</text:note-citation><text:note-body><text:p text:style-name="Standard"><text:span text:style-name="VimmBibRef">M. I, 57; III, 90</text:span>; <text:span text:style-name="VimmBibRef">D. II, 293-94</text:span>; <text:span text:style-name="VimmBibRef">Vbh. 193</text:span>: (<text:span text:style-name="VimmPali">mattholunga</text:span> does not occur in these references: —) <text:span text:style-name="VimmBibQuote">Atthi imasmiṁ kāye kesā lomā nakhā dantā taco maṁsaṁ nahārū aṭṭhi aṭṭhimiñjā vakkaṁ hadayaṁ yakanaṁ kilomakaṁ pihakaṁ papphāsaṁ antaṁ antaguṇaṁ udariyaṁ karisaṁ pittaṁ semhaṁ pubbo lohitaṁ sedo medo assu vasā khelo siṅghānikā lasikā muttan ti.</text:span></text:p></text:note-body></text:note> midriff, intestines, mesentery, excrement, urine, pus, blood, phlegm, sweat, synovial fluid, tears, nasal mucus, saliva, and is impure. The new yogin at first should recite vocally these thirty-two parts of the body in the direct and in the reverse order. He should always vocally recite well and investigate these (thirty-two parts). Vocally reciting well he should investigate always. Thereafter he should reflect on them only mentally in these four ways: through colour, through the formations, the form, the basis. He may, with discrimination, take one or two <text:span text:style-name="VimmPageNoOrig">[433]</text:span> or more and grasp the crude sign. Thus the yogin is able to cause the manifestation of three trends of thought, namely, of colour, of disliking and of space. When the yogin causes the arising of the sign through colour, he is able to meditate with facility through the colour <text:span text:style-name="VimmPali">kasiṇa</text:span>. When he causes the arising of the sign through disliking he is able to meditate with facility on impurity. When the yogin causes the arising of the sign through space, he is able to meditate with facility on the elements. If the yogin practises on the <text:span text:style-name="VimmPali">kasiṇas</text:span>, he will get to the fourth meditation, <text:span text:style-name="VimmPali">jhāna</text:span>. If the yogin practises on impurity, he will get to the first meditation, <text:span text:style-name="VimmPali">jhāna</text:span>. If he practises on the elements, he will get to access-concentration.</text:p>
      <text:p text:style-name="VimmBody">Here a walker in hate causes the manifestation of the sign through colour; a walker in passion, through disliking; and a walker in wisdom, through the elements. And again, a walker in hate should meditate through colour; a <text:span text:style-name="VimmPageNo">[[235|172]]</text:span> walker in passion, through disliking and a walker in wisdom, through the elements.</text:p>
      <text:h text:style-name="Heading_20_4" text:outline-level="4" text:is-list-header="true">Mindfulness in thirteen ways</text:h>
      <text:p text:style-name="VimmBody">And again, one should recall to mind the nature of the body through thirteen ways: through seed, place, condition, oozing, gradual formation, worms, connection, assemblage, loathsomeness, impurity, dependence, non-awareness of obligation, finitude.</text:p>
      <text:p text:style-name="VimmBody"><text:span text:style-name="VimmQA">Q.</text:span> How should a man reflect on the nature of the body through “seed”?</text:p>
      <text:p text:style-name="VimmBody"><text:span text:style-name="VimmQA">A.</text:span> As elaeagnus pungens, <text:span text:style-name="VimmPali">kosātaki</text:span>*<text:note text:id="ftn582" text:note-class="footnote"><text:note-citation>3</text:note-citation><text:note-body><text:p text:style-name="Standard">* Transliteration.</text:p></text:note-body></text:note> <text:note text:id="ftn583" text:note-class="footnote"><text:note-citation>4</text:note-citation><text:note-body><text:p text:style-name="Standard">Trichosanthes dioeca, or luffa acutangula or luffa petandra.</text:p></text:note-body></text:note><text:s/><text:span text:style-name="T44">a</text:span>nd the like burn, so this body produced from the impure seed of parents also burns. This is impure. Thus one should recall to mind the nature of the body through “seed”.</text:p>
      <text:p text:style-name="VimmBody"><text:soft-page-break/><text:span text:style-name="VimmQA">Q.</text:span> How should one reflect on the nature of the body through “place”? <text:span text:style-name="VimmQA">A.</text:span> This body does not come out of <text:span text:style-name="VimmPali">uppala</text:span>,*<text:note text:id="ftn584" text:note-class="footnote"><text:note-citation>1</text:note-citation><text:note-body><text:p text:style-name="Standard">Blue lotus (Nymphaea Coerulea).</text:p></text:note-body></text:note> <text:span text:style-name="VimmPali">kumuda</text:span>*<text:note text:id="ftn585" text:note-class="footnote"><text:note-citation>2</text:note-citation><text:note-body><text:p text:style-name="Standard">Edible white water-lily (Nymphaea esculenta).</text:p></text:note-body></text:note> or <text:span text:style-name="VimmPali">puṇḍarīka</text:span>.*<text:note text:id="ftn586" text:note-class="footnote"><text:note-citation>3</text:note-citation><text:note-body><text:p text:style-name="Standard">White lotus (Nymphaea Alba).</text:p></text:note-body></text:note> This comes out of the place where impurity, malodour and uncleanness are pressed together. This body lies across the womb from left to right. It leans against the back-bone of the mother, wrapped in the caul. This place is impure. Therefore the body is also impure. Thus should one recall the nature of the body through “place”.<text:note text:id="ftn587" text:note-class="footnote"><text:note-citation>4</text:note-citation><text:note-body><text:p text:style-name="Standard"><text:span text:style-name="VimmBibRef">Vbh.-a. 96</text:span>: <text:span text:style-name="VimmBibQuote">Ayaṁ hi satto mātuhucchimhi nibbattamāno na uppala-paduma-puṇḍarīkādisu nibbattati; attha kho heṭṭhā āmāsayassa upari pakkāsayassa, udarapaṭala-piṭṭhikaṇṭakānaṁ vemajjhe, paramasambādhe, tibbandhakāre, nānākuṇapagandha-paribhāvite, asuci-paramaduggandha-pavana-vicarite, adhimattajegucche kucchippadese pūtimaccha-pūtikum-māsa-candanikādisu kimi viya nibbattati.</text:span></text:p></text:note-body></text:note></text:p>
      <text:p text:style-name="VimmBody"><text:span text:style-name="VimmQA">Q.</text:span> How should one reflect on the nature of the body through “condition”? <text:span text:style-name="VimmQA">A.</text:span> This body is not fed with gold, silver or gems. It does not grow up through being fed with <text:span text:style-name="VimmPali">candana</text:span>*<text:note text:id="ftn588" text:note-class="footnote"><text:note-citation>5</text:note-citation><text:note-body><text:p text:style-name="Standard">Sandal wood.</text:p></text:note-body></text:note><text:span text:style-name="VimmPali"> tagara</text:span>*,<text:note text:id="ftn589" text:note-class="footnote"><text:note-citation>6</text:note-citation><text:note-body><text:p text:style-name="Standard">The fragrant powder of the shrub Tabemaemontana coronaria.</text:p></text:note-body></text:note> aloe-wood and the like. This body grows in the womb of the mother and is mixed with nasal mucus, saliva, slobber and the tears which the mother swallows. This body is nourished with foul-smelling food and drink produced in the mother’s womb. Rice, milk,<text:note text:id="ftn590" text:note-class="footnote"><text:note-citation>7</text:note-citation><text:note-body><text:p text:style-name="Standard">Unintelligible.</text:p></text:note-body></text:note> beans, nasal mucus, saliva, slobber and phlegm which are swallowed by the mother form part of this body. On malodorous, filthy fluid is this brought up. Thus should one recall to mind the nature of the body through “condition”.</text:p>
      <text:p text:style-name="VimmBody"><text:span text:style-name="VimmQA">Q.</text:span> How should one reflect on the nature of the body through “oozing”? <text:span text:style-name="VimmQA">A.</text:span> This body is like a bag of skin with many holes exuding filth and urine. This body is filled with filth and urine. This body is a conglomeration of drink and food taken in, of nasal mucus, saliva, filth and urine. These various <text:span text:style-name="VimmPageNo">[[236|173]]</text:span> impurities ooze from the nine openings.<text:note text:id="ftn591" text:note-class="footnote"><text:note-citation>8</text:note-citation><text:note-body><text:p text:style-name="Standard">Cp.</text:p><text:list text:style-name="L20"><text:list-item><text:p text:style-name="P58"><text:span text:style-name="VimmBibRef">Sn. 197</text:span>: <text:span text:style-name="VimmBibQuote">Ath’ assa navahi sotehi asucī savati sabbadā.</text:span></text:p></text:list-item><text:list-item><text:p text:style-name="P58"><text:span text:style-name="VimmBibRef">Th. 1134</text:span>:</text:p><text:p text:style-name="P124">Na jātu bhastaṁ dubhato mukhaṁ chupe;<text:line-break/>dhiratthu pūraṁ navasotasandani.</text:p></text:list-item><text:list-item><text:p text:style-name="P58"><text:span text:style-name="VimmBibRef">Th. 394</text:span>:</text:p><text:p text:style-name="P124">Āturaṁ asuciṁ pūtiṁ passa Kulla samussayaṁ<text:line-break/>uggharantaṁ paggharantaṁ bālānaṁ abhinanditaṁ.</text:p></text:list-item></text:list><text:p text:style-name="Standard">* Transliterations. These are stages of the embryo.</text:p></text:note-body></text:note> Thus should one recall to mind the nature of the body through “oozing”.</text:p>
      <text:p text:style-name="VimmBody"><text:span text:style-name="VimmQA">Q.</text:span> How should one reflect on the nature of the body through “gradual formation”? <text:span text:style-name="VimmQA">A.</text:span> This body gradually forms itself according to its previous <text:span text:style-name="VimmPali">kamma</text:span>. In the first week the <text:span text:style-name="VimmPali">kalala</text:span>* is formed.</text:p>
      <text:p text:style-name="VimmBody">In the second week the <text:span text:style-name="VimmPali">abbuda</text:span>* is formed.</text:p>
      <text:p text:style-name="VimmBody">In the third week the <text:span text:style-name="VimmPali">pesi</text:span>* is formed.</text:p>
      <text:p text:style-name="VimmBody">In the fourth week the <text:span text:style-name="VimmPali">ghana</text:span>* is formed.</text:p>
      <text:p text:style-name="VimmBody">In the fifth week five parts<text:note text:id="ftn592" text:note-class="footnote"><text:note-citation>9</text:note-citation><text:note-body><text:p text:style-name="Standard"><text:span text:style-name="VimmPali">Pasākhā</text:span>.</text:p></text:note-body></text:note> are formed.</text:p>
      <text:p text:style-name="VimmBody">In the sixth week four parts are formed.</text:p>
      <text:p text:style-name="VimmBody">In the seventh week again four parts are formed.</text:p>
      <text:p text:style-name="VimmBody">In the eighth week again twenty-eight parts are formed.</text:p>
      <text:p text:style-name="VimmBody">In the ninth and tenth weeks the backbone is formed.</text:p>
      <text:p text:style-name="VimmBody">In the eleventh week three hundred bones are formed.</text:p>
      <text:p text:style-name="VimmBody">In the twelfth week eight hundred parts are formed.</text:p>
      <text:p text:style-name="VimmBody">In the thirteenth week nine hundred parts are formed,</text:p>
      <text:p text:style-name="VimmBody">In the fourteenth week one hundred lumps of flesh are formed.</text:p>
      <text:p text:style-name="VimmBody"><text:soft-page-break/>In the fifteenth week blood is formed.</text:p>
      <text:p text:style-name="VimmBody">In the sixteenth week the midriff is formed.</text:p>
      <text:p text:style-name="VimmBody">In the seventeenth week the skin is formed.</text:p>
      <text:p text:style-name="VimmBody">In the eighteenth week the colour of the skin is formed.</text:p>
      <text:p text:style-name="VimmBody">In the nineteenth week the wind according to <text:span text:style-name="VimmPali">kamma</text:span> fills the body.</text:p>
      <text:p text:style-name="VimmBody">In the twentieth week the nine orifices are formed.</text:p>
      <text:p text:style-name="VimmBody">In the twenty-fifth week the seventeen thousand textures of the skin are <text:span text:style-name="T49">formed.</text:span></text:p>
      <text:p text:style-name="VimmBody">In the twenty-sixth week the body is endowed with hardness,</text:p>
      <text:p text:style-name="VimmBody">In the twenty-seventh week the body is endowed with the powers.</text:p>
      <text:p text:style-name="VimmBody">In the twenty-eighth week the ninety-nine thousand pores are produced.</text:p>
      <text:p text:style-name="VimmBody">In the twenty-ninth week the whole is completed. And again it is taught that in the seventh week the child’s body is complete, that it leans back with hanging head in a crouching position. In the forty-second week, by the aid of the <text:span text:style-name="VimmPali">kamma</text:span>-produced wind, it reverses its position, turns its feet upwards and its head down and goes to the gate of birth. At this time it is born. In the world it is commonly known as a being. Thus one should reflect on the nature of the body through “gradual formation”.<text:note text:id="ftn593" text:note-class="footnote"><text:note-citation>1</text:note-citation><text:note-body><text:p text:style-name="P26"><text:span text:style-name="VimmXML"><text:span text:style-name="T98">&lt;</text:span></text:span><text:span text:style-name="VimmXML"><text:span text:style-name="T99">a</text:span></text:span><text:span text:style-name="VimmXML"><text:span text:style-name="T100">nchor</text:span></text:span><text:span text:style-name="VimmXML"><text:span text:style-name="T99"> id="</text:span></text:span><text:span text:style-name="VimmXML"><text:span text:style-name="T98">p173n3</text:span></text:span><text:span text:style-name="VimmXML"><text:span text:style-name="T99">" type="note"/</text:span></text:span><text:span text:style-name="VimmXML"><text:span text:style-name="T98">&gt;</text:span></text:span>Cp. <text:span text:style-name="VimmBibRef">S. I, 206</text:span>:</text:p><text:p text:style-name="VimmVersePali">Paṭhamaṁ kalal hoti, kalalā hoti abbudaṁ,<text:line-break/>abbudā jāyate pesī, pesī nibbattati ghano,<text:line-break/>ghanā pasākhā jāyanti, kesā lomā nakhāni ca.<text:line-break/>Yañ cassa bhuñjate mātā, annuṁ pānañ ca bhojanaṁ,<text:line-break/>tena so tattha yāpeti, mātukucchigato naro ti.</text:p><text:p text:style-name="Standard"><text:span text:style-name="VimmBibQuote">(= Tattha paṭhaman ti, paṭhamena paṭisandhi-viññāṇena saddhiṁ Tisso ti vā Phusso ti vā nāmaṁ n’ atthi. Atha kho tīhi jāti-uṇṇ’ aṁsūhi kata-sutt' agge saṇṭhita-tela-binduppamāṇaṁ kalalṁ hotī ti. Yaṁ sandhāya vuttaṁ:—</text:span></text:p><text:p text:style-name="VimmVersePali">Tila-telassa yathā bindu, sappi-maṇḍo anāvilo,<text:line-break/>evaṁ vaṇṇa-paṭibhāgaṁ kalalaṁ sampavuccatī ti.</text:p><text:p text:style-name="Standard"><text:span text:style-name="VimmBibQuote">Kalalā hoti abbudan ti, tasmā kalalā sattāh’ accayena maṁsa-dhovana-udaka-vaṇṇaṁ abbudaṁ nāma hoti. Kalalan ti nāmaṁ antaradhāyati. Vuttam hi c' etaṁ:-</text:span></text:p><text:p text:style-name="VimmVersePali">Sattāhaṁ kalalaṁ hoti paripakkaṁ samūhataṁ,<text:line-break/>vivaṭṭamānaṁ taṁ bhāvaṁ abbudaṁ nāma jāyati ti.</text:p><text:p text:style-name="Standard"><text:span text:style-name="VimmBibQuote">Abbudā jāyate pesi ti, tasmā pi abbudā sattāh' accayena vilīna-tipu-sadisā pesi nāma sañjāyati. Sā marica-phāṇitena dipetabbā. Gāma-dārakā hi supakkāni maricāni gahetvā, sāṭak’ ante bhaṇḍikaṁ katvā, pīḷetvā maṇḍaṁ ādāya, kapāle pakkhipitvā, ātape ṭhapehti. Taṁ sukkamānaṁ sabba-bhāgehi muccati. Evarūpā pesī hoti. Abbudan ti nāmaṁ antaradhāyati. Vuttam pi c'etam:—</text:span></text:p><text:p text:style-name="VimmVersePali">Sattāhaṁ abbudaṁ hoti paripakkaṁ samūhataṁ,<text:line-break/>vivaṭṭamānaṁ taṁ bhāvaṁ pesī nāma ca jāyatī ti.</text:p><text:p text:style-name="Standard"><text:span text:style-name="VimmBibQuote">Pesī nibattati ghano ti, tato pesito sattāh’ accayena kukkuṭ aṇḍasaṇṭhāno ghano nāma maṁsa-piṇḍo nibbattati. Pesī ti nāmaṁ antaradhāyati. Vuttam pi c'etaṁ:—</text:span></text:p><text:p text:style-name="VimmVersePali">Sattāhaṁ pesī bhavati paripakkaṁ samūhataṁ,<text:line-break/>vivaṭṭamānaṁ taṁ bhāvaṁ ghano ti nāma jāyatī ti.<text:line-break/>Yathā kukkuṭiyā aṇḍaṁ samantā parimaṇḍalaṁ,<text:line-break/>evaṁ ghanassa saṇṭhānaṁ nibbattaṁ kamma-paccayā ti.</text:p><text:p text:style-name="Standard"><text:span text:style-name="VimmBibQuote">Ghanā pasākhā jāyanti ti, pañcame sattāhe dvinnaṁ hattha-pādānaṁ sīsassa c' atthāya pañca piḷakā jāyanti. Yaṁ sandhāy’ etaṁ vuttaṁ: “Pañcame, bhikkhave, sattāhe pañca piḷakā saṇṭhahanti kammato” (?) ti. Ito paraṁ chaṭṭha-sattamādīni sattāhāni atikkamma desanaṁ sankhipitvā dvācattāḷise sattāhe pariṇata-kālaṁ gahetvā dassento kesā ti ādim āha.</text:span></text:p><text:p text:style-name="Standard"><text:span text:style-name="VimmBibQuote">Tattha kesā lomā nakhāni cā ti, dvā-cattāḷise sattāhe etāni jāyanti. Tena so tattha yāpetī ti, tassa hi nābhito uṭṭhahitanālo mātu-udara-paṭalena ekābaddho hoti. So uppaḷadaṇḍako viya chiddo. Term āhāra-raso saṁsaritvā āhārāsamuṭṭhāna-rūpaṁ samuṭṭhāpeti. Evan so dasamāse yāpeti. Mātu-kucchigato naro ti, mātuyā tiro-kucchi-gato, kucchiyā abbhantara-gato ti attho. Iti Bhagavā 'evaṁ kho, yakkha, ayaṁ satto anupubbena mātukucchiyaṁ vaḍḍhati, na ekappahāren’ eva nibbattati' tindasseti.—</text:span><text:span text:style-name="VimmBibRef">Spk. I, 300-1</text:span><text:span text:style-name="VimmBibQuote">).</text:span></text:p></text:note-body></text:note> <text:span text:style-name="VimmPageNo">[[237|174]]</text:span> </text:p>
      <text:h text:style-name="Heading_20_4" text:outline-level="4" text:is-list-header="true">The worms that rely on the body</text:h>
      <text:p text:style-name="VimmBody"><text:span text:style-name="VimmQA">Q.</text:span> How should one reflect on the nature of the body through “worms”?</text:p>
      <text:p text:style-name="VimmBody"><text:span text:style-name="VimmQA">A.</text:span> This body is gnawn by eighty thousand worms. The worm that relies on the hair is called “hair-iron”. The worm that relies on the skull is called “swollen ear”. The worm that relies on the brain is called “maddener”. In this class there are four kinds. The first is called <text:span text:style-name="VimmPali">ukurimba</text:span>.*<text:note text:id="ftn594" text:note-class="footnote"><text:note-citation>2</text:note-citation><text:note-body><text:p text:style-name="Standard">* Transliterations.</text:p></text:note-body></text:note> The second is called <text:span text:style-name="VimmPali">shibara</text:span>.* The third is called <text:soft-page-break/><text:span text:style-name="VimmPali">daraka</text:span>.* The fourth is called <text:span text:style-name="VimmPali">dakashira</text:span>.* The worm that relies on the eye is called “eye-licker”. The worm that relies on the ear is called “ear-licker”. The worm that relies on the nose is called “nose-licker”. There are three kinds here. The first is called <text:span text:style-name="VimmPali">rukamuka</text:span>.* The second is called <text:span text:style-name="VimmPali">aruka</text:span>.*<text:note text:id="ftn595" text:note-class="footnote"><text:note-citation>1</text:note-citation><text:note-body><text:p text:style-name="Standard">Cp.</text:p><text:list text:style-name="L21"><text:list-item><text:p text:style-name="P59"><text:span text:style-name="VimmBibRef">S. IV, 198</text:span>: <text:span text:style-name="VimmBibQuote">Seyyathāpi bhikkhave puriso arugatto pakkagatto saravanaṁ paviseyya; tassa kusakaṇṭakā ceva pāde vijjheyyuṁ arupakkāni gattāni vilikkheyyuṁ.</text:span></text:p></text:list-item><text:list-item><text:p text:style-name="P59"><text:span text:style-name="VimmBibRef">M. I., 506</text:span>: <text:span text:style-name="VimmBibQuote">Seyyathāpi Māgandiya kuṭṭhī puriso arugatto pakkagatto kimīhi khajjamāno nakheni vaṇamukhāni vippatacchamāno.....</text:span></text:p></text:list-item><text:list-item><text:p text:style-name="P59"><text:span text:style-name="VimmBibRef">Mil. 357</text:span>: <text:span text:style-name="VimmBibQuote">Arugatta-pakkagatto puluvākiṇṇa-sabbakāya.</text:span></text:p></text:list-item></text:list></text:note-body></text:note> The third is called <text:span text:style-name="VimmPali">manarumuka</text:span>.* The worm that relies on the tongue is called <text:span text:style-name="VimmPali">muka</text:span>.* The worm that relies on the root of the tongue is called <text:span text:style-name="VimmPali">motanta</text:span>.* The worm that relies on the teeth is called <text:span text:style-name="VimmPali">kuba</text:span>.* The worm that relies on the roots of the teeth is called <text:span text:style-name="VimmPali">ubakuba</text:span>.* The worm that relies on the throat is called <text:span text:style-name="VimmPali">abasaka</text:span>.* The worms that rely on the neck are of two kinds. The first is called <text:span text:style-name="VimmPali">rokara.* </text:span>The second is called <text:span text:style-name="VimmPali">virokara</text:span>.* The worm that relies on the hair of the body <text:span text:style-name="VimmPageNo">[[238|175]]</text:span> is called “body-hair licker”. The worm that relies on the nails is called “nail-licker”. The worms that rely on the skin are of two kinds. The first is called <text:span text:style-name="VimmPali">tuna</text:span>.* The second is called <text:span text:style-name="VimmPali">tinanda</text:span>.* The worms that rely on the midriff are of two kinds. The first is called <text:span text:style-name="VimmPali">viramba</text:span>.* The second is called <text:span text:style-name="VimmPali">maviramba</text:span>.* The worms that rely on the flesh are of two kinds. The first is called <text:span text:style-name="VimmPali"><text:span text:style-name="T32">araba</text:span></text:span><text:span text:style-name="T32">.*</text:span><text:span text:style-name="T19"> </text:span>The second is called <text:span text:style-name="VimmPali">raba</text:span>.* The worms that rely on the blood are of two kinds. The first is called <text:span text:style-name="VimmPali"><text:span text:style-name="T32">bara</text:span></text:span><text:span text:style-name="T32">.*</text:span><text:span text:style-name="T19"> </text:span>The second is called <text:span text:style-name="VimmPali"><text:span text:style-name="T32">badar</text:span></text:span><text:span text:style-name="VimmPali">a</text:span>.* The worms that rely on the tendons are of four kinds. The first is called <text:span text:style-name="VimmPali"><text:span text:style-name="T32">rotar</text:span></text:span><text:span text:style-name="VimmPali">a</text:span>.* The second is called <text:span text:style-name="VimmPali">kitaba</text:span>.* The third is called <text:span text:style-name="VimmPali">baravatara</text:span>.*<text:span text:style-name="VimmPali"> </text:span>The fourth is called <text:span text:style-name="VimmPali">ranavarana</text:span>.* The worm that relies on the veins is called <text:span text:style-name="VimmPali">karikuna</text:span>.* The worms that rely on the roots of the veins are of two kinds. The first is called <text:span text:style-name="VimmPali"><text:span text:style-name="T32">sivara</text:span></text:span><text:span text:style-name="T32">.*</text:span><text:span text:style-name="T19"> </text:span>The second is called <text:span text:style-name="VimmPali">ubasisira</text:span>.* The worms that rely on the bones are of four kinds. The first is called <text:span text:style-name="VimmPali">kachibida</text:span>.* The second is called <text:span text:style-name="VimmPali">anabida</text:span>.* The third is called <text:span text:style-name="VimmPali">chiridabida</text:span>.* The fourth is called <text:span text:style-name="VimmPali">kachigokara</text:span>.* The worms that rely on the marrow are of two kinds. The first is called <text:span text:style-name="VimmPali">bisha</text:span>.* The second is called <text:span text:style-name="VimmPali">bishashira</text:span>.* The worms that rely on the spleen are of two kinds. The first is called <text:span text:style-name="VimmPali">nira</text:span>.* The second is called <text:span text:style-name="VimmPali">bita</text:span>.* The worms that rely on the heart are of two kinds. The first is called <text:span text:style-name="VimmPali">sibita</text:span>.* The second is called <text:span text:style-name="VimmPali">ubadabita</text:span>.* The worms that rely on the root of the heart are of two kinds. The first is called <text:span text:style-name="VimmPali">manka</text:span>.* The second is called <text:span text:style-name="VimmPali">sira</text:span>.* The worms that rely on the fat are of two kinds. The first is called <text:span text:style-name="VimmPali">kara</text:span>.* The second is called <text:span text:style-name="VimmPali">karasira</text:span>.* The worms that rely on the bladder are of two kinds. The first is called <text:span text:style-name="VimmPali">bikara</text:span>.* The second is called <text:span text:style-name="VimmPali">mahakara</text:span>.* The worms that rely on the root of the bladder are of two kinds. The first is called <text:span text:style-name="VimmPali">kara</text:span>.* The second is called <text:span text:style-name="VimmPali">karasira</text:span>.* The worms that rely on the belly are of two kinds. The first is called <text:span text:style-name="VimmPali">rata</text:span>.* The second is called <text:span text:style-name="VimmPali">maharata</text:span>.* The worms that rely on the mesentery are of two kinds. The first is called <text:span text:style-name="VimmPali">sorata</text:span>.* The second is called <text:span text:style-name="VimmPali">maharata</text:span>.* The worms that rely on the root of the mesentery are of two kinds. The first is called <text:span text:style-name="VimmPali">(si-) ba</text:span>.* The second is called <text:span text:style-name="VimmPali">mahasiba</text:span>.* The worms that rely on the intestines are of two kinds. The first is called <text:span text:style-name="VimmPali">anabaka</text:span>.* The second is called <text:span text:style-name="VimmPali">kababaka</text:span>.* The <text:span text:style-name="T19">worms </text:span>that rely on the stomach are of four kinds. The first is called <text:span text:style-name="VimmPali">ujuka</text:span>.* The second is called <text:span text:style-name="VimmPali">ushaba</text:span>.* The third is called <text:span text:style-name="VimmPali">chishaba</text:span>.* The fourth is called <text:span text:style-name="VimmPali">senshiba</text:span>.* The worms that rely on the ripened womb are of four kinds. The first is called <text:span text:style-name="VimmPali">vakana</text:span>.* The second is called <text:span text:style-name="VimmPali">mahavakana</text:span>.* The third is called <text:span text:style-name="VimmPali">unaban</text:span>.* The fourth is called <text:span text:style-name="VimmPali">punamaka</text:span>.* The worm that relies on the bile is called <text:span text:style-name="VimmPali">hitasoka</text:span>.* The worm that relies on saliva is called <text:span text:style-name="VimmPali">senka</text:span>.* The worm that relies on sweat is called <text:span text:style-name="VimmPali">sudasaka</text:span>.* The worm that relies on oil is called <text:span text:style-name="VimmPali">jidasaka</text:span>.* The worms that rely on vitality are of two kinds. The first is called <text:span text:style-name="VimmPali">subakama</text:span>.* The second is called <text:span text:style-name="VimmPali">samakita</text:span>.* The worms that rely on the root of vitality are of three kinds. The first is called <text:span text:style-name="VimmPali">sukamuka</text:span>.* The second is called <text:span text:style-name="VimmPali">darukamuka</text:span>.* The third is called <text:span text:style-name="VimmPali">sanamuka</text:span>.* There are five<text:note text:id="ftn596" text:note-class="footnote"><text:note-citation>2</text:note-citation><text:note-body><text:p text:style-name="Standard">Only four are explained below.</text:p></text:note-body></text:note> kinds of <text:span text:style-name="VimmPageNo">[[239|176]]</text:span> worms: those that rely on the front of the body and gnaw the front of the body; those that rely on the back of the body and gnaw the back of the body; those that rely on <text:soft-page-break/>the left side of the body and gnaw the left side of the body; those that rely on the right side of the body and gnaw the right side of the body. These worms are called <text:span text:style-name="VimmPali">candasira</text:span>,*<text:span text:style-name="VimmPali"> sinkasira</text:span>,*<text:span text:style-name="VimmPali"> hucura</text:span>* and so forth. There are three kinds of worms that rely on the two lower orifices. The first is called <text:span text:style-name="VimmPali">kurukulayuyu</text:span>.* <text:span text:style-name="T9">The </text:span>second is called <text:span text:style-name="VimmPali">sarayu</text:span>* The third is called <text:span text:style-name="VimmPali">kandupada</text:span>.* Thus one should recall to mind the nature of the body through “worms”.</text:p>
      <text:p text:style-name="VimmBody"><text:span text:style-name="VimmQA">Q.</text:span> How should one reflect on the nature of the body through “connection”? <text:span text:style-name="VimmQA">A.</text:span> The shin-bone is connected with the foot-bone; the shin-bone is connected with the thigh-bone; the thigh-bone is connected with the hip-bone; the hip-bone is connected with the backbone; the backbone is connected with the shoulder-blade; the shoulder-blade is connected with the humerus; the humerus is connected with the neck-bone; the neck-bone is connected with the skull; the skull is connected with the cheek-bones. The cheek-bones are connected with the teeth. Thus by the connection of the bones and the covering of the skin, this unclean body is kept in position and is complete. This body is born of <text:span text:style-name="VimmPali">kamma</text:span>. Nobody makes this. Thus should one recall the nature of the body through “connection”.</text:p>
      <text:h text:style-name="Heading_20_4" text:outline-level="4" text:is-list-header="true">Bones of the body</text:h>
      <text:p text:style-name="VimmBody">How should one reflect on the nature of the body through “assemblage”? There are nine bones of the head, two cheek bones, thirty-two teeth, seven neck-bones, fourteen ribs, twenty-four side-bones, eighteen joints of the spine, two hip-bones, sixty-four hand-bones, sixty-four foot-bones, and sixty-four soft-bones which depend on the flesh. These three hundred bones and eight or nine hundred tendons are connected with each other. There are nine hundred muscles, seventeen thousand textures of the skin, eight million hairs of the head, ninety-nine thousand hairs of the body, sixty interstices, eighty thousand worms. Bile, saliva and brain are each a <text:span text:style-name="VimmPali">palata</text:span>* in weight — in Ryo this is equal to four <text:span text:style-name="VimmPali">ryo</text:span> — and blood is one <text:span text:style-name="VimmPali">attha</text:span>* in weight — in Ryo this is equal to three <text:span text:style-name="VimmPali">sho</text:span>. All these many and varied forms are only a heap of filth, a collection of urine and are called body. Thus should one recollect on the nature of the body through “assemblage”.</text:p>
      <text:p text:style-name="VimmBody">How should one reflect on the nature of the body through “loathsomeness”? A man esteems purification most. The things which a man holds dear are such means of adorning himself as sweet perfume, unguents and pastes and beautiful clothes, and bedspreads, pillows, mats and cushions used for sleeping and sitting, bolsters, blankets, canopies, bedding, and various kinds of food and drink, dwelling-places and gifts. A man manifests much attachment to <text:span text:style-name="VimmPageNo">[[240|177]]</text:span> these (at first) and afterwards dislikes them. Thus one should reflect on the nature of the body through “loathsomeness”.</text:p>
      <text:h text:style-name="Heading_20_4" text:outline-level="4" text:is-list-header="true">Impurity of the body</text:h>
      <text:p text:style-name="VimmBody">How should one reflect on the nature of the body through “impurity”? When clothes and adornments become dirty they can be made clean again. Their purity can be renewed because their nature is pure. But the body is impure. Thus should one reflect on the nature of the body through “impurity”.</text:p>
      <text:h text:style-name="Heading_20_4" text:outline-level="4" text:is-list-header="true">Some diseases</text:h>
      <text:p text:style-name="VimmBody">How should one reflect on the nature of the body through “dependence”? Depending on a pond, flowers are produced. Depending on a garden, fruits are produced. In the same way, depending on this body, various defilements and diseases are produced. Thus ache of eye, ear, nose tongue, body, head, mouth and teeth, throat-ailments, shortness of the breath, heat and cold, abdominal ache, heart-disease, epilepsy, flatulence, diarrhoea and vomiting, leprosy, goitre, vomiting of blood, itch, smallpox, skin-disease, ague, contagious diseases, gonorrhoea, chills and others give endless trouble to this body. Thus one should reflect on the nature of the body through “dependence”.</text:p>
      <text:p text:style-name="VimmBody">How should one reflect on the nature of the body through the “non-awareness of obligation”? Now, a man prepares tasty food and drink and takes them for his body’s sake. He bathes and perfumes his body and clothes it with garments for sleeping and sitting. Thus he tends his body. But on the contrary, ungratefully, this body which is like a poisonous tree goes to decay, to disease and to death. The body is like an intimate friend who does not know his obligations. Thus one should reflect on the nature of the body through the “non-awareness of obligation”.</text:p>
      <text:p text:style-name="VimmBody"><text:soft-page-break/>How should one reflect on the nature of the body through “finitude”? This body will be consumed by fire or devoured (by animals) or go to waste. This body is finite. Thus should one reflect on the nature of the body through “finitude”.</text:p>
      <text:p text:style-name="VimmBody">This yogin, through these ways, practises mindfulness of body. Through the acquisition of facility in mindfulness and wisdom, his mind becomes undisturbed. When his mind is undisturbed, he is able to destroy the hindrances, cause the arising of the meditation (<text:span text:style-name="VimmPali">jhāna</text:span>) factors and attain to the distinction for which he yearns.</text:p>
      <text:p text:style-name="VimmSectEnded">Mindfulness of body has ended.</text:p>
      <text:h text:style-name="Heading_20_4" text:outline-level="4" text:is-list-header="true">The recollection of peace</text:h>
      <text:p text:style-name="VimmBody"><text:span text:style-name="VimmQA">Q.</text:span> What is the recollection of peace? What is the practising of it? What <text:span text:style-name="VimmPageNo">[[241|178]]</text:span> are its salient characteristic, function and near cause? What are its benefits? What is the procedure? <text:span text:style-name="VimmQA">A.</text:span> Peace is the stilling of the movements of the mind and body. Complete stilling is called peace. One recalls peace to mind, well. This is recollectedness, recollection and right recollectedness. This is called the recollection of peace. The undisturbed dwelling of the mind in this recollection is called the practising of it. The manifestation of lasting merit is its salient characteristic. Non-restlessness is its function. Sublime freedom is its near cause.</text:p>
      <text:p text:style-name="VimmBody">What are its benefits? When a man practises the recollection of peace, happily he sleeps, happily he awakes, is endowed with calm. His faculties are tranquil and he is able to fulfil his aspirations. He is pleasant of <office:annotation office:name="__Annotation__854639_3969757096" loext:resolved="false"><dc:creator>Unknown Author</dc:creator><dc:date>2023-04-14T14:10:17.828892288</dc:date><text:p text:style-name="P140"><text:span text:style-name="T155">mein??</text:span></text:p></office:annotation>men<office:annotation-end office:name="__Annotation__854639_3969757096"/>, modest of demeanour and is esteemed by others. He fares well and approaches the ambrosial.</text:p>
      <text:p text:style-name="VimmBody">What is the procedure? The new yogin enters into a place of solitude and sits down with mind intent (on the recollection of peace) and undisturbed. If this bhikkhu calms his faculties, his mind will be quietened and he will enjoy tranquillity immediately. This bhikkhu sees and hears, through bodily, verbal and mental action, through the recollection of peace and through the merits of peace. It was taught by the Blessed One thus: “That bhikkhu is endowed with virtue, endowed with concentration, endowed with wisdom, endowed with freedom and is endowed with the knowledge of freedom. Great, I declare, is the gain, great is the advantage of one<text:note text:id="ftn597" text:note-class="footnote"><text:note-citation>1</text:note-citation><text:note-body><text:p text:style-name="Standard">Bhikkhu (lit).</text:p></text:note-body></text:note> who sees that bhikkhu. Great, I declare, is the advantage of one who hears that bhikkhu. Great, I declare, is the advantage of one who goes near to that bhikkhu. Great, I declare, is the advantage of one who pays homage to that bhikkhu. Great, I declare, is the advantage of one who reflects on that bhikkhu or lives the holy life under him.</text:p>
      <text:p text:style-name="VimmBody">“How is that so? Bhikkhus who listen to the words of that bhikkhu will be able to gain the twofold seclusion, namely, that of the body and that of the mind”.<text:note text:id="ftn598" text:note-class="footnote"><text:note-citation>2</text:note-citation><text:note-body><text:p text:style-name="Standard"><text:span text:style-name="VimmBibRef">S. V, 67</text:span>: <text:span text:style-name="VimmBibQuote">Ye te bhikkhave bhikkhu silasampannā samādhisampannā paññāsampannā vimuttisampannā vimuttiñāṇadassanasampannā dassanaṁ paham bhikkhave tesaṁ bhikkhūnaṁ bahukāraṁ vadāmi. Savanaā ....... Upasankamanaṁ ....... Payirūpāsanaṁ ....... Anussatiṁ ....... Anupabbajjaṁ pāhaṁ bhikkhave tesaṁ bhikkhūnaṁ bahukāraṁ vadāmi. Taṁ kissa hetu. Tathārūpānaṁ bhikkhave bhikkhūnaṁ dhammaṁ sutvā dvayena vūpakāsena vūpakaṭṭho viharati kāyavūpakāsena ca cittavūpakāsena ca.</text:span></text:p></text:note-body></text:note></text:p>
      <text:p text:style-name="VimmBody">In the recollection of peace, one recollects (that bhikkhu) thus: When that bhikkhu entered the first meditation, <text:span text:style-name="VimmPali">jhāna</text:span>, he destroyed the hindrances. One recollects: When he entered the second meditation, <text:span text:style-name="VimmPali">jhāna</text:span>, he destroyed initial and sustained application of thought. One recollects: When he entered the third meditation, <text:span text:style-name="VimmPali">jhāna</text:span>, he destroyed joy. One recollects: When he entered the fourth meditation, <text:span text:style-name="VimmPali">jhāna</text:span>, he destroyed bliss. One recollects: When he entered the sphere of the infinity of space, he destroyed perception of form, perception of sense reaction and perception of diversity. One <text:span text:style-name="VimmPageNo">[[242|179]]</text:span> recollects: When he entered the sphere of the infinity of consciousness, he destroyed space. One recollects: When he entered the sphere of nothingness, he destroyed the perception of the sphere of the infinity of consciousness. One recollects: When lie entered the sphere of neither perception nor non-perception, he destroyed the perception of the sphere of nothingness. One recollects: When he entered the state of the dissolution of perception and sensation, he destroyed perception and sensation. One recollects: When he attained to the Fruit of Stream-entrance, he destroyed the defilements which are together with views (Lit. as that of views)<text:note text:id="ftn599" text:note-class="footnote"><text:note-citation>3</text:note-citation><text:note-body><text:p text:style-name="Standard"><text:span text:style-name="VimmBibRef">D. I, 156</text:span>: <text:span text:style-name="VimmBibQuote">Idha Mahāli bhikkhu tiṇṇaṁ saṁyojanānaṁ (sakkāyadiṭṭhi, vicīkicchā, sīlabbataparāmāsa) parikkhayā sotāpanno hoti.</text:span></text:p></text:note-body></text:note>. One recollects: When he attained to the Fruit of Once-returning, he <text:soft-page-break/>destroyed coarse passion, coarse hatred and coarse defilements.<text:note text:id="ftn600" text:note-class="footnote"><text:note-citation>1</text:note-citation><text:note-body><text:p text:style-name="P17"><text:span text:style-name="VimmBibRef">D. I, 156</text:span>: <text:span text:style-name="VimmBibQuote">Tiṇṇaṁ saṁyojanānaṁ parikkhayā rāga-dosa-mohānaṁ tanuttā sakadāgāmi hoti.</text:span></text:p></text:note-body></text:note> One recollects: When he attained to the Fruit of Non-retu<text:span text:style-name="T65">rn</text:span>ing, he destroyed fine defilements, fine passion and fine hate.<text:note text:id="ftn601" text:note-class="footnote"><text:note-citation>2</text:note-citation><text:note-body><text:p text:style-name="P17"><text:span text:style-name="VimmBibRef">D. I, 156</text:span>: <text:span text:style-name="VimmBibQuote">Pañcannaṁ orambhāgiyānaṁ saṁyojanānaṁ parikkhayā opapātiko hoti.</text:span></text:p></text:note-body></text:note> One recollects: When he attained to the Fruit of the Consummate One, he destroyed all defilements.<text:note text:id="ftn602" text:note-class="footnote"><text:note-citation>3</text:note-citation><text:note-body><text:p text:style-name="P17"><text:span text:style-name="VimmBibRef">D. I, 156</text:span>: <text:span text:style-name="VimmBibQuote">Āsavānaṁ khayā anāsavaṁ ceto-vimuttiṁ paññā-vimuttiṁ diṭṭhe va dhamme sayaṁ abhiññā sacchikatvā upasampajja viharati.</text:span></text:p></text:note-body></text:note> And one recollects: When he attains to extinction, <text:span text:style-name="VimmPali">Nibbāna</text:span>, he destroys everything. Thus in the recollection of peace (one recalls that bhikkhu to mind.)</text:p>
      <text:p text:style-name="VimmBody">That yogin, in these ways and through these merits recalls peace to mind, and is endowed with confidence. Through being unrestricted in faith, he recollects with ease, is in mind undisturbed. When his mind is undisturbed, he destroys the hindrances, causes the arising of meditation (<text:span text:style-name="VimmPali">jhāna</text:span>) factors and attains to access-meditation.</text:p>
      <text:p text:style-name="VimmSectEnded">The recollection of peace has ended.</text:p>
      <text:h text:style-name="Heading_20_4" text:outline-level="4" text:is-list-header="true">Miscellaneous teachings</text:h>
      <text:p text:style-name="VimmBody">The following are the miscellaneous teachings concerning these ten recollections. One recalls to mind the merits of the Buddhas of the past and the future—this is called the practice of the recollection of the Buddha. In the same way one recollects on the Pacceka-buddhas. If a man recalls to mind one of the doctrines that has been taught, it is called the practice of the recollection of the Law. If a man recalls to mind the merits of the life of one hearer, it is called the recollection of the Community of Bhikkhus. If a man recalls virtue to mind, it is called the practice of the recollection of virtue. If a man recollects liberality, it is called the recollection of liberality. If a man rejoices in the recollection of liberality, he gives to men who are <text:span text:style-name="VimmPageNo">[[243|180]]</text:span> worthy, and resolves to make that (giving) his object. <text:span text:style-name="VimmPageNoOrig">[435]</text:span> If he is offered food that is not (proper to be) offered, he should not partake of even a handful of it. The recollection of deities endows one with confidence. There are five doctrines. One should practise the recollection of deities.</text:p>
      <text:p text:style-name="VimmSectEnded">The seventh fascicle has ended.</text:p>
      <text:p text:style-name="VimmBody"><text:span text:style-name="VimmPageNo">[[244|181]]</text:span></text:p>
      <text:p text:style-name="VimmExportSkip">THE PATH OF FREEDOM</text:p>
      <text:p text:style-name="VimmExportSkip">FASCICLE THE EIGHTH</text:p>
      <text:p text:style-name="VimmExportSkip">WRITTEN BY THE ARAHANT UPATISSA</text:p>
      <text:p text:style-name="VimmExportSkip">WHO WAS CALLED GREAT LIGHT IN RYO</text:p>
      <text:p text:style-name="VimmExportSkip">TRANSLATED IN RYO BY TIPITAKA <text:span text:style-name="T9">SANGHAPĀLA </text:span>OF FUNAN</text:p>
      <text:p text:style-name="VimmExportSkip">CHAPTER THE EIGHTH</text:p>
      <text:h text:style-name="Heading_20_3" text:outline-level="3" text:is-list-header="true">Section Five</text:h>
      <text:h text:style-name="Heading_20_4" text:outline-level="4" text:is-list-header="true">The immeasurable thought of loving-kindness</text:h>
      <text:p text:style-name="VimmBody"><text:span text:style-name="VimmQA">Q.</text:span> What is loving-kindness?<text:note text:id="ftn603" text:note-class="footnote"><text:note-citation>4</text:note-citation><text:note-body><text:p text:style-name="Standard"><text:span text:style-name="VimmPali">Mettā</text:span>.</text:p></text:note-body></text:note> What is the practising of it? What are its salient characteristic, function and manifestation? What are its benefits? What is the procedure?</text:p>
      <text:p text:style-name="VimmBody"><text:span text:style-name="VimmQA">A.</text:span> As parents, on seeing their dear and only child, arouse thoughts of loving-kindness and benevolence towards that child, so one arouses thoughts of loving-kindness and benevolence towards all beings. Thus is loving-kindness to be known. The undisturbed dwelling of the mind in this practice is called the practising of it. To cause the arising of benevolence is its salient characteristic. The thought of loving-kindness is its function. Non-hatred is its manifestation. If a man practises loving-kindness, he is benefitted in eleven ways thus: Happily he sleeps; happily he awakes; he does not see bad dreams; he is dear to humans; he is dear to non-humans; deities protect him; fire, poison, sword and stick come not near him; he concentrates his mind quickly; the colour of his face is pleasingly bright; at the time of death he is not <text:soft-page-break/>bewildered; if he attains not the sublime state, he is reborn in the world of Brahma.<text:note text:id="ftn604" text:note-class="footnote"><text:note-citation>5</text:note-citation><text:note-body><text:p text:style-name="Standard"><text:span text:style-name="VimmBibRef">A. V, 342</text:span>; <text:span text:style-name="VimmBibRef">Pts. II, 130</text:span>: <text:span text:style-name="VimmBibQuote">Mettāya bhikkhave cetovimuttiyā āsevitāya bhāvitāya bahulikatāya yānīkatāya vatthukatāya anuṭṭhitāya paricitāya susamāraddhāya ekādasānisaṁsā pāṭikaṅkhā. Katame ekādasa? Sukhaṁ supati, sukhaṁ paṭibujjhati, na pāpakaṁ supinaṁ passati, manussānaṁ piyo hoti, amanussānaṁ piyo hoti, devote rakkhanti nāssa aggi vā visaṁ vā satthaṁ vā kamati, tuvaṭaṁ cittaṁ samādhiyati, mukkhavaṇṇo vippasīdati, asammūḷho kālaṁ karoti, uttariṁ appaṭivijjhanto brahmalokūpago hoti.</text:span></text:p></text:note-body></text:note> <text:span text:style-name="VimmPageNo">[[245|182]]</text:span> </text:p>
      <text:h text:style-name="Heading_20_4" text:outline-level="4" text:is-list-header="true">Disadvantages of anger and resentment</text:h>
      <text:p text:style-name="VimmBody">What is the procedure? The new yogin who aspires to practise loving-kindness, should at first reflect on the disadvantages of anger and resentment and on the advantages of patience and bear patience in mind. What is meant by “should at first reflect on the disadvantages of anger and resentment”? If a man arouses anger and resentment, his thoughts of loving-kindness will be consumed and his mind will become impure. Thereafter he will frown; thereafter he will utter harsh words; thereafter he will stare in the four directions; thereafter he will lay hold of stick and sword; thereafter he will convulse with rage and spit blood; thereafter he will hurl valuables hither and thither; thereafter he will break many things; thereafter he will kill others or kill himself. And again, if a man is angry and resentful always, he, owing to his wicked mind, is liable to kill his parents, or kill a Consummate One or cause a schism in the Community of Bhikkhus, or draw blood from the body of an Enlightened One. Such fearful acts is he liable to do. Thus should one reflect.</text:p>
      <text:h text:style-name="Heading_20_4" text:outline-level="4" text:is-list-header="true">Simile of the saw</text:h>
      <text:p text:style-name="VimmBody">And again, one should reflect thus: I am called a hearer; I shall be put to shame, if I do not remove anger and resentment. I remember the simile of the Saw.<text:note text:id="ftn605" text:note-class="footnote"><text:note-citation>1</text:note-citation><text:note-body><text:p text:style-name="Standard"/><text:list text:style-name="L22"><text:list-item><text:p text:style-name="P60"><text:span text:style-name="VimmBibRef">Th. 445</text:span>: <text:span text:style-name="VimmBibQuote">Uppajjate sace kodho āvajja kakacūpamaṁ.</text:span></text:p></text:list-item><text:list-item><text:p text:style-name="P60"><text:span text:style-name="VimmBibRef">M. I, 129, 186, 189</text:span>: <text:span text:style-name="VimmBibQuote">Ubhatodaṇḍakena ce pi bhikkhave kakacena corā ocarakā aṅgamaṅgāni okanteyyuṁ, tatra pi yo mono padoseyya na me so tena sāsanakaro ti.</text:span></text:p></text:list-item></text:list></text:note-body></text:note> I like to enjoy good states (of mind); if now I arouse anger and resentment, I shall be like a man desirous of taking a bath, entering into a cesspool. I am one who has heard much;<text:note text:id="ftn606" text:note-class="footnote"><text:note-citation>2</text:note-citation><text:note-body><text:p text:style-name="Standard"><text:span text:style-name="VimmPali">Bahussuta</text:span>.</text:p></text:note-body></text:note> if I do not overcome anger and resentment, I shall be forsaken like a physician who is afflicted with vomiting and diarrhoea. I am esteemed by the world; if I do not remove anger and resentment, I shall be cast away by the world like a painted vase containing filth, and uncovered. (Further, one reflects thus :) When a wise man grows angry and resentful, he inflicts severe sufferings. So he will be poisoned out of the fear of terrible punishment. If a man who is bitten by a snake has the antidote and refrains from taking it, he is like one who seems to relish suffering and not happiness. In the same way, a bhikkhu who arouses anger and resentment and does not suppress these, quickly, is said to be one who relishes suffering and not happiness, because he accumulates more fearful <text:span text:style-name="VimmPali">kamma</text:span> than this anger and this resentment. And again, one should reflect on anger and resentment thus: He who arouses anger and resentment will be laughed at by his enemies, and cause his friends to be ashamed of him. Though he may have deep virtue, he will be slighted by others. If he was honoured before, he will be despised hereafter. Aspiring after happiness, he will acquire misery. Outwardly calm, he will be inwardly perturbed. Having eyes, he <text:span text:style-name="VimmPageNo">[[246|183]]</text:span> will not see. Being intelligent, he will be ignorant. Thus one should reflect on the disadvantages of anger and resentment.</text:p>
      <text:p text:style-name="VimmBody"><text:span text:style-name="VimmQA">Q.</text:span> What is meant by “one should reflect on the advantages of patience”?</text:p>
      <text:p text:style-name="VimmBody"><text:span text:style-name="VimmQA">A.</text:span> Patience is power.<text:note text:id="ftn607" text:note-class="footnote"><text:note-citation>3</text:note-citation><text:note-body><text:p text:style-name="Standard"/><text:list text:style-name="L23"><text:list-item><text:p text:style-name="P61"><text:span text:style-name="VimmBibRef">Dh. 399</text:span>: <text:span text:style-name="VimmBibQuote">Khantibalaṁ balāṇīkaṁ.</text:span></text:p></text:list-item><text:list-item><text:p text:style-name="P61"><text:span text:style-name="VimmBibRef">Pts. II, 171</text:span>: <text:span text:style-name="VimmBibQuote">‘Byāpādassa pahinattā abyāpādo khantīti’ khantibalaṁ</text:span></text:p></text:list-item></text:list></text:note-body></text:note> This is armour. This protects the body well and removes anger and resentment. This is honour. This is praised by the wise. This causes the happiness of not falling away. This is a guardian. This guards all. This helps one to understand the meaning of things well. This is called “putting others to shame”. And further, one should reflect thus: I have shorn off the hair of the head; now I must cultivate patience.<text:note text:id="ftn608" text:note-class="footnote"><text:note-citation>4</text:note-citation><text:note-body><text:p text:style-name="Standard">Cp. <text:span text:style-name="VimmBibRef">Ps. I, 79</text:span>: <text:span text:style-name="VimmBibQuote">Āvuso, pabbajito nāma adhivāsanasilo hoti ti.</text:span></text:p></text:note-body></text:note> I have received the alms of the country; I will cause great merit to accrue to the givers, through having a mind of patience. I bear the form and the <text:soft-page-break/>apparel of the Consummate Ones;<text:note text:id="ftn609" text:note-class="footnote"><text:note-citation>1</text:note-citation><text:note-body><text:p text:style-name="Standard"><text:span text:style-name="VimmBibRef">Th. 961</text:span>: <text:span text:style-name="VimmBibQuote">Surattaṁ arahaddhajaṁ.</text:span></text:p></text:note-body></text:note> this patience is a practise of the Noble Ones; therefore I will not allow anger to remain in my mind. I am called a hearer. I will cause others to call me a hearer in truth. The givers of alms give me many things; through this patience I will cause great merit to accrue to them. I have confidence; this patience is the place of confidence in me. I have knowledge; this patience is the sphere of knowledge in me. If there is the poison of anger and resentment in me, this patience is the antidote which will counteract the poison in me. Thus one should reflect on the disadvantages of anger and resentment and on the advantages of patience, and resolve: “I will reach patience. When people blame me, I will be patient. I will be meek and not haughty”.<text:note text:id="ftn610" text:note-class="footnote"><text:note-citation>2</text:note-citation><text:note-body><text:p text:style-name="Standard">Cp. <text:span text:style-name="VimmBibRef">Ud. 45</text:span>: <text:span text:style-name="VimmBibQuote">Sutvāna vākyaṁ pharusaṁ udīritaṁ adhivāsaye bhikkhu aduṭṭhacitto 'ti.</text:span></text:p></text:note-body></text:note> Thus the yogin proceeds towards the bliss of patience and benefits himself. He enters into a place of solitude, and with mind undisturbed begins to fill his body (with the thought) thus: “I am happy. My mind admits no suffering”. What is meant by “I have no enemy; I have no anger; I am happily free from all defilements and perform all good”.? That yogin controls his mind and makes it pliant. He makes his mind capable of attainment. If his mind is pliant, and is able to bear the object, he should practise loving-kindness. He should regard all beings as (he regards) himself. In practising loving-kindness towards all beings, the yogin cannot at the start develop loving-kindness for enemies, wicked men, beings without merit and dead men. That yogin develops loving-kindness for one towards whom he behaves with respectful reserve, whom he honours, whom he does not slight, towards whom he is not indifferent, and by whom he has been benefitted and, therefore, in regard to whom he is not jealous or ill-disposed. He should develop loving-kindness for such a one, thus: “I esteem a man who is of such and such a nature, namely, a man endowed with honour, learning, virtue, concentration and wisdom. I am benefitted through alms, sweet speech, liberality and intentness on that. These are of advantage to me”. Thus he recalls to mind the virtues he esteems <text:span text:style-name="VimmPageNo">[[247|184]]</text:span> and the benefits he has acquired (in and through that one), and develops loving-kindness towards that one. One should develop the benevolent mind and always reflect and investigate. One should have a mind that is without anger and resentment. One should wish to be endowed with tranquillity, to be free from hatred, to be endowed with all merits and to gain good advantages. One should wish to gain a good reward, a good name, to gain confidence, to gain happiness, to be endowed with virtue, knowledge, liberality and wisdom. One should wish for happy sleep and happy awaking. One should wish to have no evil dreams. One should wish to become dear to humans and to be honoured by them. One should wish to become dear to non-humans and to be honoured by them. One should wish to be protected by the gods; to be untouched by fire, poison, sword or stick and the like; to concentrate the mind quickly; to have a pleasant complexion; to be born in the Middle Country;<text:note text:id="ftn611" text:note-class="footnote"><text:note-citation>3</text:note-citation><text:note-body><text:p text:style-name="Standard"><text:span text:style-name="VimmPali">Majjhimadesa</text:span>.</text:p></text:note-body></text:note> to meet good men; to perfect oneself; to end craving; to be long-lived; and to attain to the peace and happiness of the Immortal.</text:p>
      <text:p text:style-name="VimmBody">And again, one should recollect thus: If one has not yet produced demerit, one should wish not to produce it; and if one has already produced it, one should wish to destroy it. If one has not yet produced merit, one should wish to produce it; and if one has already produced it, one should wish to increase it.<text:note text:id="ftn612" text:note-class="footnote"><text:note-citation>4</text:note-citation><text:note-body><text:p text:style-name="Standard"><text:span text:style-name="VimmBibRef">A. II, 15; IV, 462</text:span>: <text:span text:style-name="VimmBibQuote">Imesaṁ kho bhikkhave pañcannaṁ sikkhādubbalyānaṁ pahānāya cattāro sammappadhānā bhāvetabbā. Katame cattāro? Idha bhikkhave bhikkhu anuppannānaṁ akusalānaṁ dhammānaṁ anuppādāya chandaṁ janeti vāyamati viriyaṁ ārabhati cittaṁ paggaṇhāti padahati, uppannānaṁ pāpakānaṁ akusalānaṁ dhammānaṁ pahānāya..., anuppannānaṁ kusalānaṁ dhammānaṁ uppādāya..., uppannānaṁ kusalānaṁ dhammānaṁ ṭhitiyā asammosāya bhiyyobhāvāya vepullāya bhāvanāya pāripūriyā candaṁ janeti vāyamati viriyaṁ ārabhati cittaṁ paggaṇhāti padahati.</text:span></text:p></text:note-body></text:note> And again, one should not wish to produce undesirable states, and if one has produced them, one should wish to destroy them. (One should wish to produce) desirable states of mind, (and if one has) produced them, one should wish to increase them).</text:p>
      <text:p text:style-name="VimmBody">That yogin is able to gain confidence by means of the heart of kindness. Through confidence that is free, he can establish his mind. Through establishing that is free, he can dwell in mindfulness. Through mindfulness that is free, through establishing that is free and through confidence that is free, he is endowed with the unshakable mind, and he understands the state of the unshakable (mind). That yogin by these means and through these activities develops the thought<text:note text:id="ftn613" text:note-class="footnote"><text:note-citation>5</text:note-citation><text:note-body><text:p text:style-name="Standard"><text:span text:style-name="VimmPali">Saññā</text:span>.</text:p></text:note-body></text:note> of loving-kindness for himself, repeats it and understands unshakability. <text:span text:style-name="VimmPageNoOrig">[436]</text:span> Having by these means and through <text:soft-page-break/>these activities developed the thought of loving-kindness and repeated it, he makes his mind pliant and gradually develops the thought of loving-kindness for a person whom he holds dear. After he has developed the thought of loving-kindness for a person whom he holds dear, he gradually develops the thought of loving-kindness for an indifferent person. After he has developed the thought of loving-kindness for an indifferent person, he gradually develops the thought of <text:span text:style-name="VimmPageNo">[[248|185]]</text:span> loving-kindness for an enemy. Thus he encompasses all beings (with loving-kindness) and identifies himself with them. If he does not develop loving-kindness for an indifferent person or is unable to do so and develops dislike, he should reflect thus: “In me are states of demerit. I have dislike. Wishing to acquire merit, I stirred up confidence and was ordained. And again, I said, ‘I will develop great loving-kindness and compassion for the weal of all beings, through the merit of the Great Teacher’. If I cannot develop loving-kindness towards one indifferent person, how shall I develop loving-kindness towards enemies?” If that yogin is still unable to destroy dislike and hate, that yogin should not endeavour to develop loving-kindness, but should adopt another way to remove the hatred he has for that person.</text:p>
      <text:h text:style-name="Heading_20_4" text:outline-level="4" text:is-list-header="true">Twelve means of removing hatred</text:h>
      <text:p text:style-name="VimmBody"><text:span text:style-name="VimmQA">Q.</text:span> What are the means of success in removing hatred?</text:p>
      <text:p text:style-name="VimmBody"><text:span text:style-name="VimmQA">A.</text:span> (1) One should share in order to benefit the other (whom one hates). One should consider: (2) merit, (3) goodwill, (4) one’s own <text:span text:style-name="VimmPali">kamma</text:span>, (5) debt-cancellation, (6) kinship, (7) one’s own faults. (8) One should not consider the suffering inflicted on oneself. One should investigate: (9) the nature of the faculties, (10) the momentary destruction of states, (11) and aggregation. (12) One should investigate emptiness. One should bear these in mind.</text:p>
      <text:p text:style-name="VimmBody">(1) Even if one is angry, one should give the other what he asks, accept willingly what he gives. And in speaking with him, one should always use good words. One should do what the other does. By such action, the destruction of the anger of the one and the other takes place. (2) Merit—if one sees the merits of the other, one ought to think: “This is merit. This is not demerit”.</text:p>
      <text:h text:style-name="Heading_20_4" text:outline-level="4" text:is-list-header="true">Simile of the pond</text:h>
      <text:p text:style-name="VimmBody">It is like this: There is a pond covered with duckweed, and one, having removed the duckweed, draws out water.<text:note text:id="ftn614" text:note-class="footnote"><text:note-citation>1</text:note-citation><text:note-body><text:p text:style-name="Standard"><text:span text:style-name="VimmBibRef">A. III, 187-8</text:span>: <text:span text:style-name="VimmBibQuote">Seyyathā pi āvuso pokkharaṇī sevālapaṇakapariyonaddhā, atha puriso āgaccheyya ghammābhitatto ghammapareto kilanto tasito pipāsito, so taṁ pokkharaṇiṁ ogāhetvā ubhohi hatthehi iti c’iti ca sevālapaṇakaṁ apaviyūhitvā añjalinā pivitvā pakkameyya, evam eva kho āvuso yvāyaṁ puggalo aparisudhavacisamācāro parisuddhakāyasamācāro, yassa aparisuddhavacisamācāratā, na sāssa tasmiṁ samaye manasikātabbā, yā ca khvāssa parisuddhakāyasamācāratā, sāssa tasmiṁ samaye manasikātabbā. Evaṁ tasmiṁ puggale āghāto paṭivinetabbo.</text:span></text:p></text:note-body></text:note> If the other has no merit, one should develop loving-kindness for him thus: “This man has no merit; surely, he will fare ill”.<text:note text:id="ftn615" text:note-class="footnote"><text:note-citation>2</text:note-citation><text:note-body><text:p text:style-name="P17"><text:span text:style-name="VimmBibRef">A. III, 189</text:span>: <text:span text:style-name="VimmBibQuote">Seyyathā pi āvuso puriso ābādhiko dukkhito bāḷhagilāno addhānamaggapaṭipanno, tassa purato pi ’ssa dūre gāmo pacchato pi ‘ssa dūre gāmo, so na labheyya sappāyāni bhojanāni, na labheyya sappāyāni bhesajjāni na labheyya paṭirūpaṁ upaṭṭhākaṁ na labheyya gāmantanāyakaṁ, tam enaṁ aññataro puriso passeyya addhānamaggapaṭipanno, so tasmiṁ purise kāruññaṁ yeva upaṭṭhāpeyya, anudayaṁ yeva upaṭṭhāpeyya anukampaṁ yeva upaṭṭhāpeyya aho vatāyaṁ puriso labheyya sappāyānibhojanāni labheyya sappāyāni bhesajjāni labheyya paṭirūpaṁ upaṭṭhākaṁ labheyya gāmantanāyakaṁ. Taṁ kissa hetu? Māyaṁ puriso idh’ eva anayavyasanaṁ āpajjati’ ti. Evam eva kho āvuso yvāyaṁ puggalo aparisuddhakāyasamācāro aparisuddhavacisamācāro na ca labhati kālena kālaṁ cetaso vivaraṁ cetaso pasādaṁ, evarūpe āvuso puggale kāruññāṁ yeva upaṭṭhāpetabbaṁ anudayā yeva upaṭṭhāpetabbā anukampā yeva upaṭṭhāpetabbā ‘aho vata ayam āyasma kāyaduccaritaṁ pahāya kāyasucaritaṁ bhāveyya, vaciduccaritaṁ pahāya vacisucaritaṁ bhāveyya, manoduccaritaṁ pahāya manosucaritaṁ bhāveyya. Taṁ kissa hetu? Māyam āyasmā kāyassa bhedā parammaraṇā apāyaṁ duggatiṁ vinipātaṁ nirayaṁ uppajjati’ ti. Evaṁ tasmiṁ puggale āghāto paṭivinetabbo.</text:span></text:p></text:note-body></text:note> (3) Goodwill—one should think thus (of <text:span text:style-name="VimmPageNo">[[249|186]]</text:span> gaining) the other’s goodwill: If a man does not revere (the other) let him arouse the thought of goodwill. If he is not revered, he should make merit. And again, the destruction of demerit is well-faring. Thus should the changing of hatred to goodwill be known, (4) One’s own <text:span text:style-name="VimmPali">kamma</text:span>—one should consider one’s own evil <text:span text:style-name="VimmPali">kamma</text:span><text:note text:id="ftn616" text:note-class="footnote"><text:note-citation>3</text:note-citation><text:note-body><text:p text:style-name="Standard"><text:span text:style-name="VimmBibRef">A. V, 88</text:span>: <text:span text:style-name="VimmBibQuote">Kammassako ’mhi kammadāyādo</text:span><text:span text:style-name="VimmPali">;</text:span> <text:span text:style-name="VimmBibRef">M. I, 390</text:span>: <text:span text:style-name="VimmBibQuote">Evaṁ pahaṁ Puṇṇa: kamma- dāyādā sattā ti vadāmi.</text:span></text:p></text:note-body></text:note> thus: “The evil that I do will cause anger to arise in others”. (5) Debt-cancellation—(thus one thinks:) “Owing to my past <text:span text:style-name="VimmPali">kamma</text:span>, others blame me. Now I am free from debt. Reflecting on this evidence (of debt-cancellation), I am glad”. (6) Kinship—he remembers that beings succeed one <text:soft-page-break/>another in (the cycle of) birth and death, thus: “This is my kinsman”, and arouses the thought of kinship.<text:note text:id="ftn617" text:note-class="footnote"><text:note-citation>1</text:note-citation><text:note-body><text:p text:style-name="Standard"><text:span text:style-name="VimmBibRef">S. II, 189-90</text:span>: <text:span text:style-name="VimmBibQuote">Na so bhikkhave satto sulabharūpo, yo na mātābhūtapubbo iminā dighena addhunā. Taṁ kissa hetu? Anamataggāyaṁ bhikkhave saṁsāro pubbākoṭi na paññāyati avijiānivaraṇānaṁ sattānaṁ taṇhāsaṁyojanānaṁ sandhāvataṁ saṁsarataṁ.</text:span></text:p><text:p text:style-name="Standard"><text:span text:style-name="VimmBibQuote">Evaṁ digharattaṁ kho bhikkhave dukkhaṁ paccanubhūtaṁ tibbaṁ paccanubhūtaṁ vyasanaṁ paccaṇubhūtaṁ kaṭasi vaḍḍhitā, yāvañcidaṁ bhikkhave alam eva sabbasaṅkhāresu nibbindituṁ alaṁ virajjituṁ alaṁ vimuccitunti.</text:span></text:p><text:p text:style-name="VimmVersePali">Na so bhikkhave satto sulabharūpo yo na pitābhūtapubbo...<text:line-break/>Na so bhikkhave satto sulabharūpo yo na bhātābhūtapubbo...<text:line-break/>Na so bhikkhave satto sulabharūpo yo na bhaginibhūtapubbo...<text:line-break/>Na so bhikkhave satto sulabharūpo yo na puttobhūtapubbo...</text:p></text:note-body></text:note> (7) One’s own faults — one arouses self-perception thus: “That man’s anger is produced on account of me. I acquire demerit on account of him”. Thus arousing self-perception<text:note text:id="ftn618" text:note-class="footnote"><text:note-citation>2</text:note-citation><text:note-body><text:p text:style-name="Standard"><text:span text:style-name="VimmPali">Atta saññā</text:span>.</text:p></text:note-body></text:note> one sees one’s own faults. (8) One should not consider—one should not consider the perception (of one’s own suffering) which is unrelated to hatred. Suffering—(one thinks thus:) “Owing to folly, I see my own suffering as a hindrance”. Thus one should see. One suffers by oneself, because one does not think on loving-kindness. It appears so (i.e., as a hindrance) because of mental suffering. Avoiding the place where the enemy lives, one should dwell where one does not hear (his voice) or see him. (9) Nature of the faculties — one should investigate thus: “To be tied to the lovely and the unlovely is the nature, of the faculties. Therefore I hate. Because of this I am unmindful”. (10) The momentary destruction of states — one should investigate thus: “That man suffers because of birth. All these states perish in one thought-moment. With which state in him am I angry?”. (11) Aggregation— one should investigate thus: “The inner and the outer aggregates produce suffering. It is not possible for me to be angry with any part or place”. (12) Emptiness — one should investigate thus: In the absolute sense it cannot be said, “This man causes suffering” or “This man suffers”. <text:span text:style-name="VimmPageNo">[[250|187]]</text:span> </text:p>
      <text:p text:style-name="VimmBody">This, body is the result of causes and conditions. There is no soul-entity in the aggregates.</text:p>
      <text:p text:style-name="VimmBody">Therefore the Blessed One uttered this stanza:-</text:p>
      <text:p text:style-name="VimmVerseEnglish">He who dwells amidst the village grove,<text:line-break/>experiencing pleasure and pain,<text:line-break/>is not burned because of self or other<text:line-break/>but because his mind is passionate.<text:line-break/>If one's mind were cleansed of passion's stain,<text:line-break/>who could touch that one immaculate?<text:note text:id="ftn619" text:note-class="footnote"><text:note-citation>3</text:note-citation><text:note-body><text:p text:style-name="Standard"><text:span text:style-name="VimmBibRef">Ud. 12</text:span>:</text:p><text:p text:style-name="VimmVersePali">Gāme araññe sukhadukkhapuṭṭho<text:line-break/>nev’ attato no parato dahetha,<text:line-break/>phusanti <text:span text:style-name="T9">phass</text:span>ā<text:span text:style-name="T9"> </text:span>upadhiṁ paṭicca,<text:line-break/>nirupadhiṁ kena phuseyyuṁ <text:span text:style-name="T9">phass</text:span>ā<text:span text:style-name="T9"> </text:span>‘ti.</text:p></text:note-body></text:note></text:p>
      <text:p text:style-name="VimmBody">Thus after that yogin has clearly understood the way of destroying hatred, has identified friends, indifferent ones and enemies with himself, and acquired facility in the practice, he should gradually arouse the thought of loving-kindness and develop it for various bhikkhus in (his) dwelling-place. After that he should develop loving-kindness for the Community of Bhikkhus in (his) dwelling-place. After that he should develop loving-kindness for the deities in his dwelling-place. After that he should develop loving-kindness for beings in the village outside his dwelling-place. Thus (he develops loving-kindness for beings) from village to village, from country to country. After that he should develop (loving-kindness for beings) in one direction. That yogin “pervades one quarter with thoughts of loving-kindness; and after that, the second; and after that, the third; and after that, the fourth. Thus he spreads loving-kindness towards all beings of the four directions, above, below and pervades the whole world with thoughts of loving-kindness immense immeasurable, without enmity, without ill will.<text:note text:id="ftn620" text:note-class="footnote"><text:note-citation>4</text:note-citation><text:note-body><text:p text:style-name="Standard"><text:span text:style-name="VimmBibRef">D. II, 186</text:span>; <text:span text:style-name="VimmBibRef">D. III, 223-4</text:span>: <text:span text:style-name="VimmBibQuote">Idh’ </text:span><text:span text:style-name="VimmBibQuote"><text:span text:style-name="T9">āvuso </text:span></text:span><text:span text:style-name="VimmBibQuote">bhikkhu </text:span><text:span text:style-name="VimmBibQuote"><text:span text:style-name="T9">mettā-sahagatena cetasā </text:span></text:span><text:span text:style-name="VimmBibQuote">ekaṁ disaṁ </text:span><text:span text:style-name="VimmBibQuote"><text:span text:style-name="T9">pharitvā </text:span></text:span><text:span text:style-name="VimmBibQuote">viharati, </text:span><text:span text:style-name="VimmBibQuote"><text:span text:style-name="T9">tathā </text:span></text:span><text:span text:style-name="VimmBibQuote">dutiyaṁ, </text:span><text:span text:style-name="VimmBibQuote"><text:span text:style-name="T9">tathā </text:span></text:span><text:span text:style-name="VimmBibQuote">tatiyaṁ, </text:span><text:span text:style-name="VimmBibQuote"><text:span text:style-name="T9">tathā </text:span></text:span><text:span text:style-name="VimmBibQuote">catutthaṁ. Iti uddham adho tiriyaṁ sabbadhi </text:span><text:span text:style-name="VimmBibQuote"><text:span text:style-name="T9">sabbat</text:span></text:span><text:span text:style-name="VimmBibQuote">tat</text:span><text:span text:style-name="VimmBibQuote"><text:span text:style-name="T9">āya sabbāvanta</text:span></text:span><text:span text:style-name="VimmBibQuote">ṁ</text:span><text:span text:style-name="VimmBibQuote"><text:span text:style-name="T9"> </text:span></text:span><text:span text:style-name="VimmBibQuote">lokaṁ </text:span><text:span text:style-name="VimmBibQuote"><text:span text:style-name="T9">mettā-sahagatena cetasā </text:span></text:span><text:span text:style-name="VimmBibQuote">vipulena mahaggatena </text:span><text:span text:style-name="VimmBibQuote"><text:span text:style-name="T9">appamā</text:span></text:span><text:span text:style-name="VimmBibQuote"><text:span text:style-name="T18">ṇ</text:span></text:span><text:span text:style-name="VimmBibQuote"><text:span text:style-name="T9">ena </text:span></text:span><text:span text:style-name="VimmBibQuote">averena </text:span><text:span text:style-name="VimmBibQuote"><text:span text:style-name="T9">avyāpajjhena pharitvā </text:span></text:span><text:span text:style-name="VimmBibQuote">viharati.</text:span></text:p></text:note-body></text:note> Thus that yogin develops loving-kindness and attains to fixed meditation in three ways: through comprehending all beings, through comprehending all village-domains<text:note text:id="ftn621" text:note-class="footnote"><text:note-citation>5</text:note-citation><text:note-body><text:p text:style-name="Standard"><text:span text:style-name="VimmPali"><text:span text:style-name="T31">G</text:span></text:span><text:span text:style-name="VimmPali">ā</text:span><text:span text:style-name="VimmPali"><text:span text:style-name="T31">makkhetta</text:span></text:span><text:span text:style-name="T31">.</text:span></text:p></text:note-body></text:note> and through comprehending all directions. He <text:soft-page-break/>attains to fixed meditation, <text:span text:style-name="VimmPali"><text:span text:style-name="T31">jhāna</text:span></text:span><text:span text:style-name="T31">, </text:span>through developing loving-kindness for one being, and in the same way, for two, three and for all beings. He attains to fixed meditation, <text:span text:style-name="VimmPali"><text:span text:style-name="T31">jhāna</text:span></text:span><text:span text:style-name="T31">,</text:span><text:span text:style-name="T9"> </text:span>through developing loving-kindness for beings of one village-domain, and in the same way for (beings of) many villages. He attains to fixed meditation, <text:span text:style-name="VimmPali"><text:span text:style-name="T31">jhāna</text:span></text:span><text:span text:style-name="T31">, </text:span>through developing loving-kindness for one being in one direction, and in the same way (for beings) in the four directions. Here when one develops loving-kindness for one being, if that being is dead, that object is lost. If he loses the object, he cannot arouse loving-kindness. Therefore he should develop the thought of loving-kindness widely. Thus practising he can fulfil great fruition and merit. <text:span text:style-name="VimmPageNo">[[251|188]]</text:span> </text:p>
      <text:p text:style-name="VimmBody"><text:span text:style-name="VimmQA">Q.</text:span> What are the roots, manifestation, fulfilment, non-fulfilment and object of loving-kindness?</text:p>
      <text:p text:style-name="VimmBody"><text:span text:style-name="VimmQA">A.</text:span> Absence of greed is a root; absence of hatred is a root; absence of delusion is a root. Willing is a root. Right consideration<text:note text:id="ftn622" text:note-class="footnote"><text:note-citation>1</text:note-citation><text:note-body><text:p text:style-name="Standard"><text:span text:style-name="VimmPali">Sammā manasikāra</text:span>.</text:p></text:note-body></text:note> is a root. What is its “manifestation”? The making visible of these roots is its manifestation. What is its “fulfilment”? When one is endowed with loving-kindness he destroys hatred, removes impure affection and purifies his bodily, verbal and mental actions. This is called “fulfilment”. What is its “non-fulfilment”? Through two causes one fails in the practice of loving-kindness: through regarding friends as enemies and through impure affection. “Non-fulfilment” is produced when one arouses the feeling of enmity and rivalry. Thus should “non-fulfilment” be known. What is its “object”? Beings are its “object”.<text:note text:id="ftn623" text:note-class="footnote"><text:note-citation>2</text:note-citation><text:note-body><text:p text:style-name="Standard"><text:span text:style-name="VimmPali">Sattārammaṇa</text:span>. — Cp. <text:span text:style-name="VimmBibRef">Mp. II, 41</text:span>: <text:span text:style-name="VimmBibQuote">Ime pana cattāro brahmavihārā vaṭṭā honti, vaṭṭapādā honti, vipassanāpādā honti, diṭṭhadhammasukhavihārā honti, abhiññāpādā vā nirodhapādā vā, lokuttarā pana na honti. Kasmā? </text:span><text:span text:style-name="VimmBibQuote"><text:span text:style-name="T18">Satt</text:span></text:span><text:span text:style-name="VimmBibQuote">ā</text:span><text:span text:style-name="VimmBibQuote"><text:span text:style-name="T18">rammaṇatt</text:span></text:span><text:span text:style-name="VimmBibQuote">ā</text:span><text:span text:style-name="VimmBibQuote"><text:span text:style-name="T18"> </text:span></text:span><text:span text:style-name="VimmBibQuote">ti.</text:span></text:p></text:note-body></text:note></text:p>
      <text:h text:style-name="Heading_20_4" text:outline-level="4" text:is-list-header="true">Ten perfections</text:h>
      <text:p text:style-name="VimmBody"><text:span text:style-name="VimmQA">Q.</text:span> That is wrong. In the absolute sense there is no being. Why then is it said that beings are its object? <text:span text:style-name="VimmQA">A.</text:span> Owing to differences in faculties, in common parlance, it is said that there are beings. Now, the Bodhisatta*<text:note text:id="ftn624" text:note-class="footnote"><text:note-citation>3</text:note-citation><text:note-body><text:p text:style-name="Standard"><text:span text:style-name="VimmPali">*</text:span>Transliteration.</text:p></text:note-body></text:note> and the Mahāsatta*<text:note text:id="ftn625" text:note-class="footnote"><text:note-citation>4</text:note-citation><text:note-body><text:p text:style-name="Standard">Cp. <text:span text:style-name="VimmBibRef">Sv. II, 428</text:span>: <text:span text:style-name="VimmBibQuote">Atha Mahāsatto....... pañca-mahā-vilokanaṁ nāma vilokesi.</text:span></text:p></text:note-body></text:note> develop loving-kindness for all beings and fulfil the ten perfections.<text:note text:id="ftn626" text:note-class="footnote"><text:note-citation>5</text:note-citation><text:note-body><text:p text:style-name="Standard"><text:span text:style-name="VimmBibRef">Ud.-a. 128</text:span>: <text:span text:style-name="VimmBibQuote">Yathā vā te Bhagavanto dāna-pāramiṁ pūretvā, sila-nekkhamma-paññā-viriya-khanti-sacca-adhiṭṭhāna-mettā-upekkhā-pāramī ti imā dasa pāramiyo dasa-upapā-ramiyo, dasa paramattha-pāramiyo ti samatiṁsa pāramiyo pūretvā, pañca mahā-pariccāge pariccajitvā, pubba-yoga-pubba-cariya-dhamm’ akkhāna-ñāt' attha-cariyādayo pūretvā, buddhi-cariyāya koṭim patvā āgatā, tathā ayam pi Bhagavā āgato.</text:span></text:p></text:note-body></text:note></text:p>
      <text:p text:style-name="VimmBody"><text:span text:style-name="VimmQA">Q.</text:span> How is it so? <text:span text:style-name="VimmQA">A.</text:span> The Bodhisatta and the Mahāsatta develop loving-kindness for all beings and resolve to benefit all beings and give them fearlessness.<text:note text:id="ftn627" text:note-class="footnote"><text:note-citation>6</text:note-citation><text:note-body><text:p text:style-name="Standard">Abhaya.— Cp. <text:span text:style-name="VimmBibRef">A. IV, 246</text:span>: <text:span text:style-name="VimmBibQuote">Idha bhikkhave ariyasāvako pāṇātipātaṁ pahāya pāṇātipāta paṭivirato hoti. Pāṇātipāta paṭivirato bhikkhave ariyasāvako aparimāṇānaṁ sattānaṁ abhayaṁ deti averaṁ deti avyāpajjhaṁ deti; aparimāṇānaṁ sattānaṁ abhayaṁ datvā averaṁ datvā avyāpajjhaṁ datvā aparimāṇassa abhayassa averassa avyāpajjhassa bhāgī hoti. Idaṁ bhikkhave paṭhamaṁ dānaṁ mahādānaṁ aggaññaṁ rattaññaṁ vaṁsaññaṁ porāṇaṁ asaṁkiṇṇaṁ asaṁkiṇṇapubbaṁ na saṁkīyati na saṁkīyissati appaṭikuṭṭhaṁ samaṇehi brāhmaṇehi viññūhi...</text:span></text:p><text:p text:style-name="Standard"><text:span text:style-name="VimmBibQuote">Puna ca paraṁ bhikkhave ariyasāvako adinnādānaṁ pahāya adinnādānā paṭivirato hoti.... pe.... kāmesu micchācāraṁ pahāya kāmesu micchācārā paṭivirato hoti... pe... musāvādaṁ pahāya musāvādā paṭivirato hoti... pe... surāmerayamajjapamādaṭṭhānā paṭivirato hoti. Surāmerayamajjapamādaṭṭhānā paṭivirato bhikkhave ariyasāvako aparimāṇānaṁ sattānaṁ abhayaṁ deti... pe... avyāpajjhassa bhāgi hoti. Idaṁ bhikkhave pañcamaṁ dānaṁ mahādānaṁ aggaññaṁ... pe...</text:span></text:p></text:note-body></text:note> Thus they fulfil the-perfection of giving.<text:note text:id="ftn628" text:note-class="footnote"><text:note-citation>7</text:note-citation><text:note-body><text:p text:style-name="Standard"><text:span text:style-name="VimmPali">Dāna-pāramī </text:span>(<text:span text:style-name="VimmPali">pāramī</text:span> is transliterated in this section).</text:p></text:note-body></text:note></text:p>
      <text:p text:style-name="VimmBody">The Bodhisatta and the Mahāsatta develop loving-kindness for all beings. For the sake of benefitting all beings, they cause separation from suffering and do not lose the faculty of truth. It is like the relation of a father to his children. Thus they fulfil the perfection of virtue.<text:note text:id="ftn629" text:note-class="footnote"><text:note-citation>8</text:note-citation><text:note-body><text:p text:style-name="Standard"><text:span text:style-name="VimmPali">Sīla</text:span>.</text:p></text:note-body></text:note> <text:span text:style-name="VimmPageNo">[[252|189]]</text:span> </text:p>
      <text:p text:style-name="VimmBody">The Bodhisatta and the Mahāsatta develop loving-kindness for all beings. For the sake of benefiting all beings, they acquire non-greed, and in order to remove the non-<text:soft-page-break/>merit of beings, they attain to meditation, <text:span text:style-name="VimmPali">jhāna</text:span>,<text:note text:id="ftn630" text:note-class="footnote"><text:note-citation>1</text:note-citation><text:note-body><text:p text:style-name="Standard"><text:span text:style-name="VimmXML">&lt;</text:span><text:span text:style-name="VimmXML"><text:span text:style-name="T143">anchor id="p18</text:span></text:span><text:span text:style-name="VimmXML"><text:span text:style-name="T154">9</text:span></text:span><text:span text:style-name="VimmXML"><text:span text:style-name="T143">n1"/&gt;</text:span></text:span>Nearly always this is partially transliterated. Cp. <text:span text:style-name="VimmBibRef">M. I, 246</text:span>: <text:span text:style-name="VimmBibQuote">Na kho panāhaṁ imāya kaṭukāya dukkarakārikāya adhigacchāmi uttariṁ manussadhammā alamariyañāṇadassanavisesaṁ, siyā nu kho añño maggo bodhāyāti. Tassa mayhaṁ Aggivessana etadahosi: Abhijānāmi kho panāhaṁ pitu Sakkassa kammante sitāya jambucchāyāya nisinno vivicc’ eva kāmehi vivicca akusalehi dhammehi savitakkaṁ savicāraṁ vivekajaṁ pītisukhaṁ paṭhamaṁ jhānaṁ upasampajja viharitā, siyā nu kho eso maggo bodhāyāti. Tassa mayhaṁ Aggivessana satānusāri viññānaṁ ahosi: eso va maggo bodhāyāti.</text:span></text:p></text:note-body></text:note> and enter into homelessness. Thus they fulfil the perfection of renunciation.<text:note text:id="ftn631" text:note-class="footnote"><text:note-citation>2</text:note-citation><text:note-body><text:p text:style-name="Standard"><text:span text:style-name="VimmPali">Nekkhamma</text:span>.</text:p></text:note-body></text:note></text:p>
      <text:p text:style-name="VimmBody">The Bodhisatta and the Mahāsatta develop loving-kindness for all beings. For the sake of benefiting all beings, they consider merit and non-merit. Understanding in accordance with truth, devising clean expedients, they reject the bad and take the good. Thus they fulfil the perfection of wisdom.<text:note text:id="ftn632" text:note-class="footnote"><text:note-citation>3</text:note-citation><text:note-body><text:p text:style-name="Standard"><text:span text:style-name="VimmPali">Paññā</text:span> (transliteration).</text:p></text:note-body></text:note></text:p>
      <text:p text:style-name="VimmBody">The Bodhisatta and the Mahāsatta develop loving-kindness for all beings. For the sake of benefiting all beings, they, without abandoning energy, exert themselves at all times. Thus they fulfil the perfection of energy.<text:note text:id="ftn633" text:note-class="footnote"><text:note-citation>4</text:note-citation><text:note-body><text:p text:style-name="Standard"><text:span text:style-name="VimmPali">Viriya</text:span>.</text:p></text:note-body></text:note></text:p>
      <text:p text:style-name="VimmBody">The Bodhisatta and the Mahāsatta develop loving-kindness for all beings. For the sake of benefiting all beings, they practise patience and do not grow angry when others blame or hate them. Thus they fulfil the perfection of patience.<text:note text:id="ftn634" text:note-class="footnote"><text:note-citation>5</text:note-citation><text:note-body><text:p text:style-name="Standard"><text:span text:style-name="VimmPali">Khanti</text:span>.</text:p></text:note-body></text:note></text:p>
      <text:p text:style-name="VimmBody">The Bodhisatta and the Mahāsatta <text:span text:style-name="VimmPageNoOrig">[743]</text:span> develop loving-kindness for all beings. For the sake of benefiting all beings, they speak the truth, dwell in the truth and keep the truth. Thus they fulfil the perfection of truth.<text:note text:id="ftn635" text:note-class="footnote"><text:note-citation>6</text:note-citation><text:note-body><text:p text:style-name="Standard"><text:span text:style-name="VimmPali">Sacca</text:span>.</text:p></text:note-body></text:note></text:p>
      <text:p text:style-name="VimmBody">The Bodhisatta and the Mahāsatta develop loving-kindness for all beings. For the sake of benefiting all beings, they do not break their promises but keep them faithfully unto life’s end. Thus they fulfil the perfection of resolution.<text:note text:id="ftn636" text:note-class="footnote"><text:note-citation>7</text:note-citation><text:note-body><text:p text:style-name="Standard"><text:span text:style-name="VimmPali">Adhiṭṭhāna</text:span>.</text:p></text:note-body></text:note></text:p>
      <text:p text:style-name="VimmBody">The Bodhisatta and Mahāsatta develop loving-kindness for all beings. For the sake of benefiting all beings, they identify themselves with all beings and fulfil the perfection of loving-kindness.<text:note text:id="ftn637" text:note-class="footnote"><text:note-citation>8</text:note-citation><text:note-body><text:p text:style-name="Standard"><text:span text:style-name="VimmPali">Mettā</text:span>.</text:p></text:note-body></text:note></text:p>
      <text:p text:style-name="VimmBody">The Bodhisatta and the Mahāsatta develop loving-kindness for all beings. For the sake of benefiting all beings, they regard friends, indifferent ones and enemies, equally, without hatred and without attachment. Thus they fulfil the perfection of equanimity.<text:note text:id="ftn638" text:note-class="footnote"><text:note-citation>9</text:note-citation><text:note-body><text:p text:style-name="Standard"><text:span text:style-name="VimmPali">Upekkhā</text:span>.</text:p></text:note-body></text:note></text:p>
      <text:p text:style-name="VimmBody">In these ways do the Bodhisatta and the Mahāsatta practise loving-kindness and fulfil the ten perfections.</text:p>
      <text:p text:style-name="VimmAuthorComment">I elucidate (further) loving-kindness and the four resolves.†<text:note text:id="ftn639" text:note-class="footnote"><text:note-citation>10</text:note-citation><text:note-body><text:p text:style-name="Standard">† This and all subsequent passages in italics and marked † are omitted in the Sung edition mentioned before.</text:p></text:note-body></text:note> <text:span text:style-name="VimmPageNo">[[253|190]]</text:span> </text:p>
      <text:h text:style-name="Heading_20_4" text:outline-level="4" text:is-list-header="true">The four resolves</text:h>
      <text:p text:style-name="VimmBody">Now, the Bodhisatta and the <text:span text:style-name="T9">Mahāsatta </text:span>having practised loving-kindness, having fulfilled the ten perfections, fulfil the four resolves. They are the resolve of truth, the resolve of liberality, the resolve of peace and the resolve of wisdom.<text:note text:id="ftn640" text:note-class="footnote"><text:note-citation>11</text:note-citation><text:note-body><text:p text:style-name="Standard">The order is different from <text:span text:style-name="VimmBibRef">D. III. 229</text:span>: <text:span text:style-name="VimmBibQuote"><text:span text:style-name="T9">Cattāri adiṭṭhānānī. Paññā-addiṭṭhānaṁ saccādiṭṭhānaṁ</text:span></text:span><text:span text:style-name="VimmBibQuote">, </text:span><text:span text:style-name="VimmBibQuote"><text:span text:style-name="T9">cāgādiṭṭhānaṁ, upasamādhiṭṭhānaṁ.</text:span></text:span></text:p></text:note-body></text:note></text:p>
      <text:p text:style-name="VimmBody">Here, the perfection of truth, the perfection of resolution and the perfection of energy, fulfil the resolve of truth.</text:p>
      <text:p text:style-name="VimmBody">The perfection of giving, the perfection of virtue and the perfection of renunciation, fulfil the resolve of liberality.</text:p>
      <text:p text:style-name="VimmBody">The perfection of patience, the perfection of loving-kindness and the perfection of equanimity, fulfil the resolve of peace.</text:p>
      <text:p text:style-name="VimmBody">The perfection of wisdom fulfil the resolve of wisdom.</text:p>
      <text:p text:style-name="VimmBody"><text:soft-page-break/>Thus the Bodhisatta and the <text:span text:style-name="T9">Mahāsatta </text:span>having practised loving-kindness and fulfilled the ten perfections, fulfil the four resolves and attain to two states, namely, serenity and insight.<text:note text:id="ftn641" text:note-class="footnote"><text:note-citation>1</text:note-citation><text:note-body><text:p text:style-name="Standard"><text:span text:style-name="VimmPali"><text:span text:style-name="T31">Samatha, vipassanā</text:span></text:span><text:span text:style-name="T31"> </text:span>(transliteration).</text:p></text:note-body></text:note></text:p>
      <text:p text:style-name="VimmBody">Here, the resolve of truth, the resolve of liberality and the resolve of peace fulfil serenity. The resolve of wisdom fulfils insight. Through the fulfilment of serenity, they attain to all meditations, <text:span text:style-name="VimmPali"><text:span text:style-name="T31">jhānas,</text:span></text:span><text:span text:style-name="T9"> </text:span>and hold to emancipation and concentration firmly. They cause the arising of the concentration of the twin-miracle<text:note text:id="ftn642" text:note-class="footnote"><text:note-citation>2</text:note-citation><text:note-body><text:p text:style-name="Standard"><text:span text:style-name="VimmPali"><text:span text:style-name="T31">Yamakapāṭihāriya</text:span></text:span><text:span text:style-name="T31">.</text:span></text:p></text:note-body></text:note> and the concentration of the attainment of great compassion.<text:note text:id="ftn643" text:note-class="footnote"><text:note-citation>3</text:note-citation><text:note-body><text:p text:style-name="Standard"><text:span text:style-name="VimmPali"><text:span text:style-name="T31">Mahākaruṇāsamāpatti</text:span></text:span><text:span text:style-name="T31">.</text:span></text:p></text:note-body></text:note> With the attainment of insight, they are endowed with all supernormal knowledge,<text:note text:id="ftn644" text:note-class="footnote"><text:note-citation>4</text:note-citation><text:note-body><text:p text:style-name="Standard"><text:span text:style-name="VimmPali"><text:span text:style-name="T31">Abhiññā</text:span></text:span><text:span text:style-name="T31">.</text:span></text:p></text:note-body></text:note> analytical knowledge,<text:note text:id="ftn645" text:note-class="footnote"><text:note-citation>5</text:note-citation><text:note-body><text:p text:style-name="Standard"><text:span text:style-name="VimmPali"><text:span text:style-name="T31">Paṭisambhidā</text:span></text:span><text:span text:style-name="T31">.</text:span></text:p></text:note-body></text:note> the powers,<text:note text:id="ftn646" text:note-class="footnote"><text:note-citation>6</text:note-citation><text:note-body><text:p text:style-name="Standard"><text:span text:style-name="VimmPali"><text:span text:style-name="T31">Bala</text:span></text:span><text:span text:style-name="T31">.</text:span></text:p></text:note-body></text:note> the confidences.<text:note text:id="ftn647" text:note-class="footnote"><text:note-citation>7</text:note-citation><text:note-body><text:p text:style-name="Standard"><text:span text:style-name="VimmPali"><text:span text:style-name="T31">Vesārajja</text:span></text:span><text:span text:style-name="T31">.</text:span></text:p></text:note-body></text:note> Thereafter they cause the arising of natural knowledge<text:note text:id="ftn648" text:note-class="footnote"><text:note-citation>8</text:note-citation><text:note-body><text:p text:style-name="Standard"><text:span text:style-name="VimmPali"><text:span text:style-name="T31">Pakati-ñāṇa</text:span></text:span><text:span text:style-name="T31">.</text:span></text:p></text:note-body></text:note> (?) and omniscience.<text:note text:id="ftn649" text:note-class="footnote"><text:note-citation>9</text:note-citation><text:note-body><text:p text:style-name="Standard"><text:span text:style-name="VimmPali"><text:span text:style-name="T31">Sabbaññutā-ñāṇa</text:span></text:span><text:span text:style-name="T31">.</text:span></text:p></text:note-body></text:note> Thus the Bodhisatta and the <text:span text:style-name="T9">Mahāsatta </text:span>practise loving-kindness, and gradually attain to Buddhahood.</text:p>
      <text:p text:style-name="VimmSectEnded">Loving-kindness has ended.†</text:p>
      <text:h text:style-name="Heading_20_4" text:outline-level="4" text:is-list-header="true">The immeasurable thought of compassion</text:h>
      <text:p text:style-name="VimmBody"><text:span text:style-name="VimmQA">Q.</text:span> What is compassion? What is the practising of it? What are its salient characteristic, function and manifestation? What are its benefits? What is the procedure?</text:p>
      <text:p text:style-name="VimmBody"><text:span text:style-name="VimmQA">A.</text:span> As parents who on seeing the suffering of their dear and only child, compassionate it, saying, “O, how it suffers!”, so one compassionates all beings. This is compassion. One dwells undisturbed in compassion — this <text:span text:style-name="VimmPageNo">[[254|191]]</text:span> is called the practising of it. The non-manifestation of non-advantage is its salient characteristic. Happiness is its function. Harmlessness<text:note text:id="ftn650" text:note-class="footnote"><text:note-citation>10</text:note-citation><text:note-body><text:p text:style-name="Standard"><text:span text:style-name="VimmPali"><text:span text:style-name="T37">Ahimsā, avihiṁā</text:span></text:span><text:span text:style-name="T37">.</text:span></text:p><text:list text:style-name="L24"><text:list-item><text:p text:style-name="P62"><text:span text:style-name="VimmBibRef">A. I, 151</text:span>: <text:span text:style-name="VimmBibQuote">Sabbhi </text:span><text:span text:style-name="VimmBibQuote"><text:span text:style-name="T28">dānaṁ </text:span></text:span><text:span text:style-name="VimmBibQuote"><text:span text:style-name="T16">upaññatta</text:span></text:span><text:span text:style-name="VimmBibQuote"><text:span text:style-name="T28">ṁ</text:span></text:span><text:span text:style-name="VimmBibQuote"><text:span text:style-name="T16"> ahi</text:span></text:span><text:span text:style-name="VimmBibQuote"><text:span text:style-name="T28">ṁ</text:span></text:span><text:span text:style-name="VimmBibQuote"><text:span text:style-name="T16">s</text:span></text:span><text:span text:style-name="VimmBibQuote"><text:span text:style-name="T28">ā</text:span></text:span><text:span text:style-name="VimmBibQuote"><text:span text:style-name="T16">saññamo </text:span></text:span><text:span text:style-name="VimmBibQuote">damo</text:span><text:span text:style-name="VimmPali"> </text:span>(<text:span text:style-name="VimmPali"><text:span text:style-name="T37">=</text:span></text:span><text:span text:style-name="VimmBibQuote"><text:span text:style-name="T28">Ahiṁsā </text:span></text:span><text:span text:style-name="VimmBibQuote">ti </text:span><text:span text:style-name="VimmBibQuote"><text:span text:style-name="T28">karuṇā </text:span></text:span><text:span text:style-name="VimmBibQuote"><text:span text:style-name="T16">c’eva </text:span></text:span><text:span text:style-name="VimmBibQuote"><text:span text:style-name="T28">karuṇā-pubbabhāgo ca</text:span></text:span><text:span text:style-name="T28">—</text:span><text:span text:style-name="VimmBibRef"><text:span text:style-name="T28">Mp. II, 250</text:span></text:span><text:span text:style-name="T28">).</text:span></text:p></text:list-item><text:list-item><text:p text:style-name="P62"><text:span text:style-name="VimmBibRef"><text:span text:style-name="T28">Sv. </text:span></text:span><text:span text:style-name="VimmBibRef">III, </text:span><text:span text:style-name="VimmBibRef"><text:span text:style-name="T28">982</text:span></text:span><text:span text:style-name="T28">: </text:span><text:span text:style-name="VimmBibQuote"><text:span text:style-name="T28">Avihiṁsā </text:span></text:span><text:span text:style-name="VimmBibQuote"><text:span text:style-name="T16">ti </text:span></text:span><text:span text:style-name="VimmBibQuote"><text:span text:style-name="T28">karuṇā karuṇā-pubba-bhāgopi. Vuttam pi c'etaṁ: tattha katamā avihiṁā? Yā sattesu karuṇā karuṇāyanā karuṇāyitattaṁ karuṇā-cetovimutti, ayaṁ vuccati avihiṁsā ti.</text:span></text:span></text:p></text:list-item><text:list-item><text:p text:style-name="P62"><text:span text:style-name="VimmBibRef"><text:span text:style-name="T28">Dh. 300</text:span></text:span><text:span text:style-name="T28">: </text:span><text:span text:style-name="VimmBibQuote"><text:span text:style-name="T28">Yesaṁ divā ca </text:span></text:span><text:span text:style-name="VimmBibQuote">ratio </text:span><text:span text:style-name="VimmBibQuote"><text:span text:style-name="T28">ca ahiṁsāya </text:span></text:span><text:span text:style-name="VimmBibQuote"><text:span text:style-name="T16">rato mano</text:span></text:span><text:span text:style-name="T16"> </text:span><text:span text:style-name="T28">( = </text:span><text:span text:style-name="VimmBibQuote"><text:span text:style-name="T28">Ahiṁsāya </text:span></text:span><text:span text:style-name="VimmBibQuote"><text:span text:style-name="T16">rato ti </text:span></text:span><text:span text:style-name="VimmBibQuote"><text:span text:style-name="T28">‚so karuṇāsahagatena cetasā ekaṁ disaṁ pharitvā viharati‘ ti evaṁ vuttāya karuṇābhāvanāya </text:span></text:span><text:span text:style-name="VimmBibQuote"><text:span text:style-name="T16">rato</text:span></text:span><text:span text:style-name="T28">—</text:span><text:span text:style-name="VimmBibRef"><text:span text:style-name="T28">Dh.-a. III, 459</text:span></text:span><text:span text:style-name="T28">).</text:span></text:p></text:list-item></text:list></text:note-body></text:note> is its manifestation. Its benefits are equal to those of loving-kindness.</text:p>
      <text:p text:style-name="VimmBody">What is the procedure? The new yogin enters into a place of solitude and sits down with mind collected and undisturbed. If he sees or hears of a person stricken with disease, or a person affected by decay, or a person who is full of greed, he considers thus: “That person is stricken with suffering. How will he escape suffering?”<text:note text:id="ftn651" text:note-class="footnote"><text:note-citation>11</text:note-citation><text:note-body><text:p text:style-name="Standard">Cp.</text:p><text:list text:style-name="L25"><text:list-item><text:p text:style-name="P63"><text:span text:style-name="VimmBibRef"><text:span text:style-name="T28">Pts. I, 128</text:span></text:span><text:span text:style-name="T28">: </text:span><text:span text:style-name="VimmBibQuote"><text:span text:style-name="T28">‘Jarāya anusahagato lokasannivāso‘ ti passantānaṁ Buddhānaṁ Bhagavantānaṁ sattesu mahākaruṇā okkamati... ‘Byādīhi abhibhūto lokasannivāso‘ti... ‘Taṇhāya uḍḍito lokasannivāso‘ti...</text:span></text:span></text:p></text:list-item><text:list-item><text:p text:style-name="P63"><text:span text:style-name="VimmBibRef"><text:span text:style-name="T28">S. I, 40</text:span></text:span><text:span text:style-name="T28">: </text:span><text:span text:style-name="VimmBibQuote"><text:span text:style-name="T28">Taṇhāya uḍḍito loko, jarāya parivārito.</text:span></text:span></text:p></text:list-item></text:list></text:note-body></text:note> And again, if he sees or hears of a person of perverted mind and bound with the defilements, or a person entering into ignorance, or one, who, having done merit in the past does not now train himself, he considers thus: “That person is stricken with suffering; he will fare ill. How will he escape suffering?”<text:note text:id="ftn652" text:note-class="footnote"><text:note-citation>12</text:note-citation><text:note-body><text:p text:style-name="Standard"><text:span text:style-name="VimmBibRef"><text:span text:style-name="T28">Pts. I, 128-9</text:span></text:span><text:span text:style-name="T28">: </text:span><text:span text:style-name="VimmBibQuote"><text:span text:style-name="T28">‘Mahābandhanabandho lokasannivāso... mohabandhanena... kilesbandhanena... tassa natth‘ </text:span></text:span><text:span text:style-name="VimmBibQuote"><text:span text:style-name="T16">añño </text:span></text:span><text:span text:style-name="VimmBibQuote"><text:span text:style-name="T28">koci bandhaṁ mocetā </text:span></text:span><text:span text:style-name="VimmBibQuote"><text:span text:style-name="T16">aññatra </text:span></text:span><text:span text:style-name="VimmBibQuote"><text:span text:style-name="T28">mayā‘ti;... ‘tihi duccaritehi vippaṭipanno lokasannivāso‘ ti passantānaṁ...</text:span></text:span></text:p></text:note-body></text:note> And again, if he sees or hears of a person who follows demeritorious doctrines and does not follow <text:soft-page-break/>meritorious doctrines, or of a person who follows undesirable doctrines and does not follow desirable doctrines, he considers thus: “That person is stricken with suffering; he will fare ill. How will he escape suffering?”<text:note text:id="ftn653" text:note-class="footnote"><text:note-citation>1</text:note-citation><text:note-body><text:p text:style-name="P17"><text:span text:style-name="VimmBibRef"><text:span text:style-name="T28">Pts. I,</text:span></text:span><text:span text:style-name="VimmBibRef"> </text:span><text:span text:style-name="VimmBibRef"><text:span text:style-name="T28">129-30</text:span></text:span><text:span text:style-name="T28">: </text:span><text:span text:style-name="VimmBibQuote"><text:span text:style-name="T28">‘</text:span></text:span><text:span text:style-name="VimmBibQuote"><text:span text:style-name="T16">Pañcahi </text:span></text:span><text:span text:style-name="VimmBibQuote"><text:span text:style-name="T28">kāmaguṇehi rajjati lokasannivāso‘ ti... ‘aṭṭhahi micchattehi niyato lokasannivāso‘ ti...</text:span></text:span></text:p></text:note-body></text:note></text:p>
      <text:p text:style-name="VimmBody">That yogin by these means and through these activities develops the thought of compassion for these persons and repeats it. Having by these means and through these activities developed the thought of compassion and repeated it, he makes his mind pliant, and capable of bearing the object. Thereafter he gradually develops (compassion) for an indifferent person and an enemy. The rest is as was fully taught above. Thus he fills the four directions.</text:p>
      <text:p text:style-name="VimmBody"><text:span text:style-name="VimmQA">Q.</text:span> What is the fulfilment of compassion and what, non-fulfilment? <text:span text:style-name="VimmQA">A.</text:span> When a mail fulfils compassion, he separates from harming and from killing. He is not afflicted. He separates from impure affection. Through two causes compassion is not fulfilled: through resentment produced within himself and through affliction.</text:p>
      <text:p text:style-name="VimmBody"><text:span text:style-name="VimmQA">Q.</text:span> All do not suffer. Suffering does not prevail always. Then how is it possible to compassionate all beings? <text:span text:style-name="VimmQA">A.</text:span> As all beings have at some previous time experienced suffering, they can grasp the sign well and practise compassion <text:span text:style-name="VimmPageNo">[[255|192]]</text:span> in all places. Again, sorrow of birth and death is the common property of all beings. Therefore all beings can in all places practise compassion.</text:p>
      <text:p text:style-name="VimmSectEnded">Compassion has ended.†</text:p>
      <text:h text:style-name="Heading_20_4" text:outline-level="4" text:is-list-header="true">The immeasurable thought of appreciative joy</text:h>
      <text:p text:style-name="VimmBody"><text:span text:style-name="VimmQA">Q.</text:span> What is appreciative joy? What is the practising of it? What are its salient characteristic, function and manifestation? What are its benefits? What is the procedure?</text:p>
      <text:p text:style-name="VimmBody"><text:span text:style-name="VimmQA">A.</text:span> As parents, who, on seeing the happiness of their dear and only child are glad, and say, “<text:span text:style-name="VimmPali"><text:span text:style-name="T36">Sādhu!</text:span></text:span>” so, one develops appreciative joy for all beings. Thus should appreciative joy be known. The undisturbed dwelling of the mind in appreciative joy — this is called the practising of it. Gladness is its salient characteristic. Non-fear is its function. Destruction of dislike is its manifestation. Its benefits are equal to those of loving-kindness.</text:p>
      <text:p text:style-name="VimmBody">What is the procedure? The new yogin enters a place of solitude and sits down with mind collected and undisturbed. When one sees or hears that some person’s qualities are esteemed by others, and that he is at peace and is joyful, one thinks thus: <text:span text:style-name="T36">“</text:span><text:span text:style-name="VimmPali"><text:span text:style-name="T36">Sādhu! sādhu!</text:span></text:span><text:span text:style-name="T16"> </text:span><text:span text:style-name="T64">may he continue joyful for a long time!”.</text:span> And again, when one sees or hears that a certain person does not follow demeritorious doctrines, or that he does not follow undesirable doctrines and that he follows desirable doctrines, one thinks thus: <text:span text:style-name="T36">“</text:span><text:span text:style-name="VimmPali"><text:span text:style-name="T36">Sādhu! sādhu!</text:span></text:span><text:span text:style-name="T16"> </text:span>may he continue joyful for a. long time!”. That yogin by these means and through these activities develops the thought of appreciative joy and repeats it. Having by these means and through these activities developed the thought of appreciative joy and repeated it, he makes his mind pliant, and capable of bearing the object. Thereafter he gradually develops appreciative joy for an indifferent person and an enemy. The rest is as was fully taught above. Thus with appreciative joy he fills the four directions.</text:p>
      <text:p text:style-name="VimmBody"><text:span text:style-name="VimmQA">Q.</text:span> What is the fulfilment of appreciative joy? What is its non-fulfilment?</text:p>
      <text:p text:style-name="VimmBody"><text:span text:style-name="VimmQA">A.</text:span> When one fulfils appreciative joy, he removes unhappiness, does not arouse impure affection and does not speak untruth. Through two causes appreciative joy is not fulfilled: through resentment produced within himself and derisive action. The rest is as was fully taught above.</text:p>
      <text:p text:style-name="VimmSectEnded">Appreciative joy has ended.</text:p>
      <text:h text:style-name="Heading_20_4" text:outline-level="4" text:is-list-header="true">The immeasurable thought of equanimity</text:h>
      <text:p text:style-name="VimmBody"><text:span text:style-name="VimmQA">Q.</text:span> What is equanimity? What is the practising of it? What are its salient characteristic, function and manifestation? What are its benefits? What is the procedure? <text:span text:style-name="VimmPageNo">[[256|193]]</text:span> </text:p>
      <text:p text:style-name="VimmBody"><text:span text:style-name="VimmQA">A.</text:span> As parents are neither too attentive nor yet inattentive towards any one of their children, but regard them equally and maintain an even mind towards them, so through equanimity one maintains an even mind towards all beings. Thus should equanimity be known. The dwelling undisturbed in equanimity—this is called the practising of it. Non-attachment is its salient characteristic. Equality is its function. <text:soft-page-break/>The suppression of disliking and liking is its manifestation. Its benefits are equal to those of loving-kindness.</text:p>
      <text:p text:style-name="VimmBody"><text:span text:style-name="VimmQA">Q.</text:span> What is the procedure? That yogin at first attends to the third meditation, <text:span text:style-name="VimmPali">jhāna</text:span>, with loving-kindness, with compassion and with appreciative joy. Having attained to the third meditation, <text:span text:style-name="VimmPali">jhāna</text:span>, and acquired facility therein, he sees the severe trials of loving-kindness, compassion and appreciative joy. Liking and disliking are near. These (loving-kindness etc.) are connected with fawning, elation and gladness. The merits of equanimity lie in the overcoming of these severe trials. That yogin, having seen the severe trials of loving-kindness, compassion and appreciative joy and the merits of equanimity, develops equanimity towards a neutral person<text:note text:id="ftn654" text:note-class="footnote"><text:note-citation>1</text:note-citation><text:note-body><text:p text:style-name="Standard">Lit. neither likable nor not likable.</text:p></text:note-body></text:note> and makes the mind calm. Having developed and repeated it, he makes his mind pliant and capable of bearing the object. Thereafter, he gradually develops (it) towards an enemy and then towards a friend. The rest is as was fully taught above. Thus he fills the four directions. That yogin practising thus attains to the fourth meditation, <text:span text:style-name="VimmPali">jhāna</text:span>, through equanimity. In three ways he attains to fixed meditation, <text:span text:style-name="VimmPali">jhāna</text:span>, through comprehending beings, through comprehending village-domains and through comprehending all directions.</text:p>
      <text:p text:style-name="VimmBody"><text:span text:style-name="VimmQA">Q.</text:span> When the yogin practises equanimity, how does he consider beings? <text:span text:style-name="VimmQA">A.</text:span> The yogin considers thus: “In loving-kindness, compassion and appreciative joy, one is overjoyed with beings”, and removing joy, he induces equanimity. As a man might leap for joy on meeting a long-lost friend <text:span text:style-name="VimmPageNoOrig">[438]</text:span> and later, calm down, having been with him for sometime, so having lived long with loving-kindness, compassion and appreciative joy, the yogin attains to equanimity. And again, there is a man. He speaks concerning beings, “Beings consider thus: What is the fulfilment of equanimity? What is its non-fulfilment?” When equanimity is fulfilled, one destroys disliking and liking and does not cause the arising of ignorance. Through two causes equanimity is not fulfilled: through resentment produced within oneself and through the arising of ignorance.<text:note text:id="ftn655" text:note-class="footnote"><text:note-citation>2</text:note-citation><text:note-body><text:p text:style-name="Standard">What follows is unintelligible.</text:p></text:note-body></text:note></text:p>
      <text:h text:style-name="Heading_20_4" text:outline-level="4" text:is-list-header="true">Miscellaneous teachings</text:h>
      <text:p text:style-name="VimmAuthorComment">Again I elucidate the meaning of the four immeasurables.†</text:p>
      <text:p text:style-name="VimmBody">What are the miscellaneous teachings concerning the four immeasurables?<text:note text:id="ftn656" text:note-class="footnote"><text:note-citation>3</text:note-citation><text:note-body><text:p text:style-name="Standard">The miscellaneous teachings are in many places unintelligible as it is here. This portion is not in the three editions of the Sung, Yuan and Ming dynasties, i.e., roughly about 1239 A.C., 1290 A.C., and 1601 A.C., respectively. Also it is not found in the old Sung edition, 1104-1148 A.C., belonging to the library of the Japanese Imperial Household.</text:p></text:note-body></text:note> <text:span text:style-name="VimmPageNo">[[257|194]]</text:span></text:p>
      <text:p text:style-name="VimmBody">One attains to distinction in the four immeasurables through practising (them) towards animals, immoral persons, moral persons, those who dislike passion, hearers, Silent Buddhas and Supreme Buddhas regarding them as a mother regards her children according to their stage in life<text:note text:id="ftn657" text:note-class="footnote"><text:note-citation>4</text:note-citation><text:note-body><text:p text:style-name="Standard">Cp. <text:span text:style-name="VimmBibRef">Sv. III, 1008</text:span>: <text:span text:style-name="VimmBibQuote">Appamaññā ti pamāṇaṁ agahetvā anavasesa-pharaṇa-vasena appamaññā.</text:span></text:p></text:note-body></text:note> (lit. seasons).</text:p>
      <text:p text:style-name="VimmBody"><text:span text:style-name="VimmQA">Q.</text:span> Why is the third and not the fourth meditation, <text:span text:style-name="VimmPali">jhāna</text:span>, attained in loving-kindness, compassion and appreciative joy?</text:p>
      <text:p text:style-name="VimmBody"><text:span text:style-name="VimmQA">A.</text:span> Through constant dwelling on the sorrows (of others) one develops loving-kindness, compassion and appreciative joy. (And so no equanimity is present). Therefore the third meditation, <text:span text:style-name="VimmPali">jhāna</text:span>, is attained and not the fourth.</text:p>
      <text:p text:style-name="VimmBody">Again the plane of equanimity belongs to the fourth meditation, <text:span text:style-name="VimmPali">jhāna</text:span>, because it is endowed with two kinds of equanimity, namely, neutral feeling<text:note text:id="ftn658" text:note-class="footnote"><text:note-citation>5</text:note-citation><text:note-body><text:p text:style-name="Standard"><text:span text:style-name="VimmPali">Vedanupekkhā</text:span>.</text:p></text:note-body></text:note> and neutrality as regards states.<text:note text:id="ftn659" text:note-class="footnote"><text:note-citation>6</text:note-citation><text:note-body><text:p text:style-name="Standard"><text:span text:style-name="VimmPali">Dhammassa majjhattatā</text:span>.</text:p></text:note-body></text:note> Dwelling in the plane of equanimity and regarding all beings with equal favour, one accomplishes equanimity. Owing to the nature of the planes of the three immeasurables, the third meditation, <text:span text:style-name="VimmPali">jhāna</text:span>, and not the fourth, is produced. And again, it is said that the four meditations, <text:span text:style-name="VimmPali">jhānas</text:span>, are produced with the four immeasurables. The Blessed One has declared: “Further, O bhikkhu, you should develop the concentration which is with initial and sustained application of thought; <text:soft-page-break/>you should develop that which is without initial, and only with, sustained application of thought; you should develop that which is without initial and without sustained application of thought; you should develop that which is with joy; (you should develop that which is without joy); you should develop that which is accompanied by equanimity.<text:note text:id="ftn660" text:note-class="footnote"><text:note-citation>1</text:note-citation><text:note-body><text:p text:style-name="Standard">Lit. without sustained application of thought (<text:span text:style-name="VimmPali">vicāra</text:span>) with only initial application of thought (<text:span text:style-name="VimmPali">vitakka</text:span>) which is evidently an error.</text:p><text:p text:style-name="Standard">Cp.</text:p><text:list text:style-name="L26"><text:list-item><text:p text:style-name="P64"><text:span text:style-name="VimmBibRef">S. IV, 360</text:span>: <text:span text:style-name="VimmBibQuote">Katamo ca bhikkhave asaṅkhatagāmi maggo. Savitakko savicāro samādhi avitakko vicāramatto samādhi avitakko avicāro samādhi. Ayaṁ vuccati bhikkhave asaṅkhatagāmi maggo.</text:span></text:p></text:list-item><text:list-item><text:p text:style-name="P64"><text:span text:style-name="VimmBibRef">D. III, 219</text:span>: <text:span text:style-name="VimmBibQuote">Tayo samādhi. Savitakko savicāro samādhi, avitakko vicāra-matto samādhi, avitakko avicāro samādhi</text:span><text:span text:style-name="VimmPali"> </text:span>(=<text:span text:style-name="VimmBibQuote">Samādhisu paṭhama-jjhāna-samādhi savitakka-</text:span><text:span text:style-name="VimmBibQuote"><text:span text:style-name="T9">savicāro. </text:span></text:span><text:span text:style-name="VimmBibQuote">Pañcaka-nayena </text:span><text:span text:style-name="VimmBibQuote"><text:span text:style-name="T9">dutiya-jjhāna-samādhi avitakka-vicāramatto. </text:span></text:span><text:span text:style-name="VimmBibQuote">Seso </text:span><text:span text:style-name="VimmBibQuote"><text:span text:style-name="T9">avitakko-avicāro</text:span></text:span><text:span text:style-name="VimmPali">—</text:span><text:span text:style-name="VimmBibRef">Sv. III, 1003</text:span>).</text:p></text:list-item><text:list-item><text:p text:style-name="P64"><text:span text:style-name="VimmBibRef">A. IV, 300</text:span>: <text:span text:style-name="VimmBibQuote"><text:span text:style-name="T9">Mettā </text:span></text:span><text:span text:style-name="VimmBibQuote">me cetovimutti </text:span><text:span text:style-name="VimmBibQuote"><text:span text:style-name="T9">bhāvitā </text:span></text:span><text:span text:style-name="VimmBibQuote">bhavissati </text:span><text:span text:style-name="VimmBibQuote"><text:span text:style-name="T9">bahulikatā yānikatā vatthukatā anuṭṭhitā paricitā susamāraddhā ti. Evaṁ </text:span></text:span><text:span text:style-name="VimmBibQuote">hi </text:span><text:span text:style-name="VimmBibQuote"><text:span text:style-name="T9">te bhikkhu sikkhitabbaṁ.</text:span></text:span></text:p><text:p text:style-name="P64"><text:span text:style-name="VimmBibQuote"><text:span text:style-name="T9">Y</text:span></text:span><text:span text:style-name="VimmBibQuote">at</text:span><text:span text:style-name="VimmBibQuote"><text:span text:style-name="T9">o kho te bhikkhu ayaṁ samādhi evaṁ bhāvito hoti bahulikato, tato tvaṁ bhikkhu imaṁ samādhiṁ savitakkam pi savicāraṁ bhāveyyāsi, avitakkam pi vicāramattaṁ bhāveyyāsi, avitakkam pi avicāraṁ bhāveyyāsi, sappītikam pi bhāveyyāsi, nippītikam pi bhāveyyāsi sātasahagataṁ pi bhāveyyāsi, upekkhāsahagatam pi bhāveyyāsi. Yato kho te bhikkhu ayaṁ samādhi evaṁ bhāvito hoti subhāvito, tato te bhikkhu evaṁ sikkhitabbaṁ:—</text:span></text:span></text:p><text:p text:style-name="P64"><text:span text:style-name="VimmBibQuote"><text:span text:style-name="T9">Karuṇā me cetovimutti....... muditā me cetovimutti....... upekhā me cetovimuttibhāvitā....... anuṭṭhitā paricitā susamāraddhā ti.</text:span></text:span></text:p></text:list-item></text:list></text:note-body></text:note></text:p>
      <text:p text:style-name="VimmBody"><text:span text:style-name="VimmQA">Q.</text:span> Why are these four immeasurables and not five or three taught?</text:p>
      <text:p text:style-name="VimmBody"><text:span text:style-name="VimmQA">A.</text:span> Were that so, uncertainty might arise concerning all. And again, in order to overcome hatred, cruelty, dislike and lust, one accomplishes the four immeasurables. And again, it is said that these four are (overcome with) only loving-kindness. If one arouses (in oneself) hatred, cruelty, unhappiness, one, through suppressing them in the four ways, attains to distinction.</text:p>
      <text:p text:style-name="VimmBody">Equanimity is the purification of loving-kindness, compassion and appreciative joy, because through it hatred and lust are destroyed.</text:p>
      <text:p text:style-name="VimmBody">Further, it should be understood that the four immeasurables are of one nature though their signs are different. Thus owing to the suppression of tribulation, owing to the object which comprises beings, owing to the wish to benefit, they fulfil one characteristic. <text:span text:style-name="VimmPageNo">[[258|195]]</text:span> </text:p>
      <text:p text:style-name="VimmBody">And again, it is said that owing to the distinction in states, owing to the appropriation of object (?) and advantage, they are different, as the Blessed One taught in the Haliddavasana Sutta<text:note text:id="ftn661" text:note-class="footnote"><text:note-citation>2</text:note-citation><text:note-body><text:p text:style-name="P31"><text:span text:style-name="VimmXML"><text:span text:style-name="T15">&lt;anchor id="p195n1"/&gt;</text:span></text:span><text:span text:style-name="VimmBibRef"><text:span text:style-name="T9">S. V. 119-21</text:span></text:span><text:span text:style-name="T9">: </text:span><text:span text:style-name="VimmBibQuote"><text:span text:style-name="T9">Kathaṁ bhāvitā ca bhikkhave mettāpetovimutti kiṁgatikā hoti kimparamā kimphalā kimpariyosānā?</text:span></text:span></text:p><text:p text:style-name="Standard"><text:span text:style-name="VimmBibQuote"><text:span text:style-name="T9">Idha bhikkhave bhikkhu mettāsahagataṁ satisambojjhaṅgaṁ bhāveti..... mettāsahagataṁ upekhāsambojjhaṅgaṁ bhāveti viveka* virāga* nirodhanissitaṁ vossaggapariṇāmiṁ. </text:span></text:span><text:span text:style-name="VimmBibQuote">So </text:span><text:span text:style-name="VimmBibQuote"><text:span text:style-name="T9">sace ākaṅkhati appaṭikkūle paṭikkūlasaññi vihareyyanti, paṭikkūlasaññi tattha viharati. Sace ākaṅkhati paṭikkūle appaṭikkūlasaññi vihareyyanti, appaṭikkūlasaññi tattha viharati. Sace ākaṅkhati appaṭikkūle ca paṭikkūle ca paṭikkūlasaññi vihareyyanti, paṭikkūlasaññi tattha viharati. Sace ākaṅkhati paṭikkūle ca appaṭikkūle ca appaṭikkūlasaññi vihareyyanti, appaṭikūlasaññi tattha viharati. Sace ākaṅkhati appaṭikkūlañca paṭikkūlañca tad ubhayaṁ abhinivajjetvā upekhako vihareyyaṁ sato sampajāno ti, upekhako tattha viharati sato sampajāno. Subhaṁ vā kho pana vimokkhaṁ upasampajja viharati, subhaparamāhaṁ (=* Kasmā pan’ etāsaṁ mettādinaṁ subha-paramāditā vuttā Bhagavatā ti? Sabhāgavasena tassa tassa upanissayatā. Mettāvihārissa </text:span></text:span><text:span text:style-name="VimmBibQuote">hi </text:span><text:span text:style-name="VimmBibQuote"><text:span text:style-name="T9">sattā appaṭikkūlā honti. Ath’assa appaṭikkūlā-paricayā appaṭikkūlesu parisuddha-vaṇṇesu nīlādīsu cittañ upasaṁharato appakasiren’eva tattha cittaṁ pakkhandati. Iti mettā subha-vimokhassa upanissayo hoti, na tato paraṁ. Tasmā subha-paramā ti vuttā—Spk. III, 172-3), bhikkhave mettācetovimuttiṁ vadāmi. Idha paññassa bhikkhuno uttariṁ vimuttiṁ appaṭivijjhato.</text:span></text:span></text:p><text:p text:style-name="Standard"><text:span text:style-name="VimmBibQuote">Kathaṁ bhāvitā ca bhikkhave karuṇācetovimutti kiṁgatikā hoti kimparamā kimphalā kimpariyosānā?</text:span></text:p><text:p text:style-name="Standard"><text:span text:style-name="VimmBibQuote"><text:span text:style-name="T9">Idha bhikkhave bhikkhu karuṇäsahagataṁ satisambojjhaṅgaṁ bhāveti... pe ..., karuṇāsahagataṁ upekhāsambojjhaṅgaṁ bhāveti.... vossaggapariṅāmiṁ. </text:span></text:span><text:span text:style-name="VimmBibQuote">So </text:span><text:span text:style-name="VimmBibQuote"><text:span text:style-name="T9">sace ākaṅkhati appaṭikkūle paṭikkūlasaññī vihareyyanti, paṭikkūlasaññī tattha viharati.... Sace ākaṅkhati appaṭikkūlañca paṭikkūlañca tad ubhayaṁ abhinivajjetvā upekhako vihareyyaṁ sato sampajāno ti, upekhako tattha viharati sato sampajāno. Sabbaso vā pana rūpasaññānaṁ samatikkamā paṭighasaññānaṁ atthagamā nānattasaññānaṁ amanasikārā ananto ākāso ti ākāsānañcāyatanaṁ upasampajja viharati, ākāsānañcāyatanaparamāhaṁ** bhikkhave karuṇācetovimuttiṁ vadāmi. Idha paññassa bhikkhuno uttariṁ vimuttiṁ appaṭivijjhato.</text:span></text:span></text:p><text:p text:style-name="Standard"><text:span text:style-name="VimmBibQuote">Kathaṁ bhāvitā ca bhikkhave muditācetovimutti kiṁgatikā hoti kimparamā kimphalā kimpariyosānā?</text:span></text:p><text:p text:style-name="Standard"><text:span text:style-name="VimmBibQuote"><text:span text:style-name="T9">Idha bhikkhave bhikkhu muditāsahagataṁ satisambojjhaṅgaṁ bhāveti... muditāsahagataṁ upekhāsambojjhaṅgaṁ bhāveti... Sabbaso vā pana ākāsānañcāyatanaṁ samatikkamma anantaṁ viññāṇan ti viññāṇañcāyatanaṁ upasampajja viharati. Viññāṇañcāyatanaparamāhaṁ† bhikkhave muditācetovimuttiṁ vadāmi. Idha paññassa bhikkhuno uttariṁ vimuttiṁ appaṭivijjhato.</text:span></text:span></text:p><text:p text:style-name="Standard"><text:span text:style-name="VimmBibQuote"><text:span text:style-name="T9">Kathaṁ bhāvitā ca bhikkhave upekhācetovimutti.... kimpariyosānā?</text:span></text:span></text:p><text:p text:style-name="Standard"><text:span text:style-name="VimmBibQuote"><text:span text:style-name="T9">Idha bhikkhave bhikkhu upekhāsahagataṁ satisambojjhaṅgaṁ bhāveti... Sabbaso vā pana viññānañcāyatanaṁ samatikkamma natthi kiñcīti ākiñcaññāyatanaṁ upasampajja viharati. Ākiñcaññāyatanaparamāhaṁ</text:span></text:span><text:span text:style-name="VimmBibQuote"><text:span text:style-name="T23">ṭ</text:span></text:span><text:span text:style-name="VimmBibQuote"><text:span text:style-name="T9"> bhikkhave upekhācetovimuttiṁ vadāmi. Idha paññassa bhikkhuno uttariṁ vimuttiṁ appaṭivijjhato ti.</text:span></text:span></text:p></text:note-body></text:note>: “In the sphere of the beautiful, loving-kindness is <text:soft-page-break/>first;* in the sphere of (infinite) space, compassion is first;** in the sphere of (infinite) consciousness, appreciative joy is first;†<text:span text:style-name="VimmXML">&lt;</text:span><text:span text:style-name="VimmXML"><text:span text:style-name="T110">anchor id="p195dagger"/&gt;</text:span></text:span> in the sphere of nothingness, equanimity is first”.†</text:p>
      <text:p text:style-name="VimmBody"><text:span text:style-name="VimmQA">Q.</text:span> Why are they to be understood thus? <text:span text:style-name="VimmQA">A.</text:span> They should be understood thus because of their being the sufficing condition.</text:p>
      <text:p text:style-name="VimmBody"><text:span text:style-name="VimmQA">Q.</text:span> How? <text:span text:style-name="VimmQA">A.</text:span> If one develops the mind of loving-kindness, all beings are dear to him. Because they are always dear to him, he causes his mind <text:span text:style-name="VimmPageNo">[[259|196]]</text:span> to consider the blue-green, yellow (or other) colour <text:span text:style-name="VimmPali">kasiṇa</text:span>, and attains to fixed meditation, <text:span text:style-name="VimmPali">jhāna</text:span>, without difficulty. At this time the yogin accomplishes the fourth meditation, <text:span text:style-name="VimmPali">jhāna</text:span>, of the element of form. Therefore loving-kindness is first in (the sphere of) the beautiful.<text:note text:id="ftn662" text:note-class="footnote"><text:note-citation>1</text:note-citation><text:note-body><text:p text:style-name="Standard">See Comy. (<text:span text:style-name="VimmBibRef">Spk. III, 172-3</text:span>) passage marked* included in <text:span text:style-name="VimmXML">&lt;</text:span><text:span text:style-name="VimmXML"><text:span text:style-name="T109">ptr type="vimm" target="p195n1"&gt;</text:span></text:span><text:span text:style-name="VimmXML">note 1 under mettā, page 195&lt;/</text:span><text:span text:style-name="VimmXML"><text:span text:style-name="T109">ptr&gt;</text:span></text:span>.</text:p></text:note-body></text:note> At that time the yogin, depending on loving-kindness which he has developed in the fourth meditation, <text:span text:style-name="VimmPali">jhāna</text:span>, of the element of form, surpasses that (element).</text:p>
      <text:p text:style-name="VimmBody"><text:span text:style-name="VimmQA">Q.</text:span> How is that shallow? <text:span text:style-name="VimmQA">A.</text:span> He practises loving-kindness; therefore he knows the tribulations of the element of form. How? Seeing the sufferings of beings he develops loving-kindness through a material cause. After that he understands the tribulations of the element of form. He causes the mind to consider the abandoning of forms and of space, and attains to fixed meditation, <text:span text:style-name="VimmPali">jhāna</text:span>, without difficulty in the sphere of the infinity of space, because he depends on it. Therefore it is said that compassion is first in the sphere of the infinity of space.<text:note text:id="ftn663" text:note-class="footnote"><text:note-citation>2</text:note-citation><text:note-body><text:p text:style-name="Standard"><text:span text:style-name="VimmBibQuote">Karuṇā-vihārissa daṇḍābhighātādi-rūpa-nimittaṁ sattadukkhaṁ samanupassantassa karuṇāya pavatti-sambhavato rūpe ādīnavo suparividito hoti. Ath’ assa suparividitarūpādinavattā paṭhavī kasiṇādisu aññataraṁ ugghāṭetvā rupa-nissaraṇe ākāse cittaṁ upasaṁharato appakasiren eva tattha cittaṁ pakkhandati. Iti karuṇā ākāsānañcāyatanassa upanissayo hoti, na tato paraṁ. Tasmā ‘ākāsānañcāyatanaparamā’ ti vuttā.</text:span>—<text:span text:style-name="VimmBibRef">Spk. III, 173</text:span>, being comment on sutta <text:span text:style-name="VimmXML">&lt;</text:span><text:span text:style-name="VimmXML"><text:span text:style-name="T110">ptr type="vimm" target="p195n1"&gt;</text:span></text:span><text:span text:style-name="VimmXML">passage marked ** in note 1, page 195&lt;/</text:span><text:span text:style-name="VimmXML"><text:span text:style-name="T110">ptr&gt;</text:span></text:span>.</text:p></text:note-body></text:note> That yogin surpasses the sphere of the infinity of space through appreciative joy.</text:p>
      <text:p text:style-name="VimmBody"><text:span text:style-name="VimmQA">Q.</text:span> What is the meaning? <text:span text:style-name="VimmQA">A.</text:span> That yogin, when he practises appreciative joy, contemplates on limitless consciousness, and is not attached to anything. How? (Through) this appreciative joy (the yogin) attains to fixed meditation, <text:span text:style-name="VimmPali">jhāna</text:span>, through contemplation on beings in the un-attached sphere of the infinity of consciousness. After that, being not attached, he grasps the object of limitless consciousness. Freed from form and attached to space, he considers limitless consciousness and through contemplating many objects, he attains to fixed meditation without difficulty. Therefore, in the sphere of the infinity of consciousness, appreciative joy is first.<text:note text:id="ftn664" text:note-class="footnote"><text:note-citation>3</text:note-citation><text:note-body><text:p text:style-name="Standard"><text:span text:style-name="VimmBibQuote">Muditā-vihārissa pana tena tena pāmojja-kāraṇena uppanna-pāmojja-sattānaṁ viññāṇaṁ samanupassantassa muditāya pavatti-sambhavato viññāṇa-ggahana-paricitaṁ cittaṁ hoti. Ath'assa anukkamādhigataṁ ākāsānañcāyatanaṁ atikkamma ākāsa-nimitta-gocare viññāṇe cittaṁ upasaṁharato appakasiren’ eva tattha cittaṁ pakkhandati. Iti muditā viññāṇañcāyatanassa upanissayo hoti, na tato paraṁ. Tasmā’ ‘viññāṇañcāyatana-paramā’ ti vuttā.</text:span>—<text:span text:style-name="VimmBibRef">Spk. III, 173</text:span>—comment on <text:span text:style-name="VimmXML">&lt;</text:span><text:span text:style-name="VimmXML"><text:span text:style-name="T111">ptr type="vimm" target="p19</text:span></text:span><text:span text:style-name="VimmXML"><text:span text:style-name="T112">5</text:span></text:span><text:span text:style-name="VimmXML"><text:span text:style-name="T111">dagger"&gt;</text:span></text:span><text:span text:style-name="VimmXML"><text:span text:style-name="T122">p</text:span></text:span><text:span text:style-name="VimmXML">assage marked †, page 195&lt;/</text:span><text:span text:style-name="VimmXML"><text:span text:style-name="T111">ptr&gt;</text:span></text:span>.</text:p></text:note-body></text:note></text:p>
      <text:p text:style-name="VimmBody"><text:soft-page-break/><text:span text:style-name="VimmQA">Q.</text:span> That yogin transcends the sphere of the infinity of consciousness through equanimity. What is the meaning of it?</text:p>
      <text:p text:style-name="VimmBody"><text:span text:style-name="VimmQA">A.</text:span> That yogin, practising equanimity fulfils freedom from attachment. How? If one does not practise equanimity, he will be attached (to things) and (think), “This being gets happiness”, (or this being) “gets suffering”. Or he depends on joy or bliss. Thereafter he turns away from all attachment. He turns away from the sphere of the infinity of consciousness<text:note text:id="ftn665" text:note-class="footnote"><text:note-citation>1</text:note-citation><text:note-body><text:p text:style-name="Standard">Lit. <text:span text:style-name="VimmPali">ākiñcaññāyatana</text:span>.</text:p></text:note-body></text:note> and is happy. He attains to fixed meditation, <text:span text:style-name="VimmPali">jhāna</text:span>, without difficulty. His mind is not <text:span text:style-name="VimmPageNo">[[260|197]]</text:span> attached to any object. Why? Because in the sphere of nothingness he cannot be attached either to consciousness or to infinity. Therefore, in the sphere of nothingness, equanimity is first.<text:note text:id="ftn666" text:note-class="footnote"><text:note-citation>2</text:note-citation><text:note-body><text:p text:style-name="Standard"><text:span text:style-name="VimmBibQuote">Upekkhā-vihārissa pana ‘sattā sukhitā vā hontu, dukkhato vā vimuccantu, sampatta- sukhato vā mā vigacchantū’ ti abhogābhāvato sukha-dukkhādihi paramattha-ggāha-vimukha-sambhavato avijjamāna-ggahaṇa-dukkhaṁ cittaṁ hoti. Ath’ assa paramattha-ggāhato vimukha-bhāva-paricita-cittassa paramatthato avijjamāna-ggahaṇa-dukkha-cittassa ca anukkamādhigataṁ viññāṇānañcāyatanaṁ samatikkama-sabhāvato avijjamāne paramattha-bhūtassa viññāṇassa abhāve cittaṁ upasaṁharato appakasiren’ eva tattha cittaṁ pakkhandati. Iti upekkhā ākiñcaññāyatanassa upanissayo hoti, na tato paraṁ. Tasmā ‘ākiñcaññāyat</text:span><text:span text:style-name="VimmBibQuote"><text:span text:style-name="T16">ana-par</text:span></text:span><text:span text:style-name="VimmBibQuote"> amā’ ti vuttā ti.</text:span>— <text:span text:style-name="VimmBibRef">Spk. III, 173-4</text:span>—comment on sutta <text:span text:style-name="VimmXML">&lt;</text:span><text:span text:style-name="VimmXML"><text:span text:style-name="T112">ptr type="vimm" target="p195n1"&gt;</text:span></text:span><text:span text:style-name="VimmXML"><text:span text:style-name="T123">p</text:span></text:span><text:span text:style-name="VimmXML">assage marked † in note 1, page 195&lt;/</text:span><text:span text:style-name="VimmXML"><text:span text:style-name="T112">ptr&gt;</text:span></text:span>).</text:p></text:note-body></text:note></text:p>
      <text:p text:style-name="VimmSectEnded">Miscellaneous teachings have ended.†</text:p>
      <text:h text:style-name="Heading_20_4" text:outline-level="4" text:is-list-header="true">The determining of the four elements</text:h>
      <text:p text:style-name="VimmBody"><text:span text:style-name="VimmQA">Q.</text:span> What is the determining of the four elements? What is the practising of it? What are its salient characteristic, function and manifestation? What are its benefits? What is the procedure?</text:p>
      <text:p text:style-name="VimmBody"><text:span text:style-name="VimmQA">A.</text:span> To discern the four elements within one’s form — this is called distinguishing the four elements. The undisturbed dwelling of the mind (in determining) — this is called the practising of it. Close investigation of the four elements is its salient characteristic. The understanding of emptiness is its function. The removing of the thought of being<text:note text:id="ftn667" text:note-class="footnote"><text:note-citation>3</text:note-citation><text:note-body><text:p text:style-name="Standard"><text:span text:style-name="VimmPali">Satta</text:span>.</text:p></text:note-body></text:note> is its manifestation.</text:p>
      <text:p text:style-name="VimmBody">What are its benefits? There are eight benefits: One who practises the determining of the four elements overcomes fear, worldly pleasure and discontent, is even-minded towards desirable and undesirable (objects), destroys the idea of male and female, is endowed with great wisdom, fares well and approaches the ambrosial. His states of mind are clear. He is able to perfect all his actions.</text:p>
      <text:p text:style-name="VimmBody">What is the procedure? The new yogin grasps the elements in two ways: briefly and in-detail. <text:span text:style-name="VimmQA">Q.</text:span> What is the grasping of the elements briefly? <text:span text:style-name="VimmQA">A.</text:span> That yogin enters a place of solitude, and with mind collected considers thus: “This body should be known by the four elements. There is in this body the nature of solidity—that is the earthy element;<text:note text:id="ftn668" text:note-class="footnote"><text:note-citation>4</text:note-citation><text:note-body><text:p text:style-name="Standard"><text:span text:style-name="VimmPali">Paṭhavī-dhātu</text:span>.</text:p></text:note-body></text:note> (there is) the nature of humidity— that is the watery element;<text:note text:id="ftn669" text:note-class="footnote"><text:note-citation>5</text:note-citation><text:note-body><text:p text:style-name="Standard"><text:span text:style-name="VimmPali">Āpo-dhātu</text:span>.</text:p></text:note-body></text:note> (there is) the nature of heat—that is the fiery element;<text:note text:id="ftn670" text:note-class="footnote"><text:note-citation>6</text:note-citation><text:note-body><text:p text:style-name="Standard"><text:span text:style-name="VimmPali">Tejo-dhātu</text:span>.</text:p></text:note-body></text:note> (there is) the nature of motion—that is the element of air.<text:note text:id="ftn671" text:note-class="footnote"><text:note-citation>7</text:note-citation><text:note-body><text:p text:style-name="Standard"><text:span text:style-name="VimmPali">Vāyo-dhātu</text:span>.</text:p></text:note-body></text:note> Thus in this body there are only elements. There is no being.<text:note text:id="ftn672" text:note-class="footnote"><text:note-citation>8</text:note-citation><text:note-body><text:p text:style-name="Standard"><text:span text:style-name="VimmPali">Nissatta nijjīva</text:span>. See <text:span text:style-name="VimmXML">&lt;</text:span><text:span text:style-name="VimmXML"><text:span text:style-name="T107">ptr type="vimm" target="p229n</text:span></text:span><text:span text:style-name="VimmXML"><text:span text:style-name="T108">1</text:span></text:span><text:span text:style-name="VimmXML"><text:span text:style-name="T107">"&gt;</text:span></text:span><text:span text:style-name="VimmXML">note </text:span><text:span text:style-name="VimmXML"><text:span text:style-name="T108">1</text:span></text:span><text:span text:style-name="VimmXML">, p. 229&lt;/</text:span><text:span text:style-name="VimmXML"><text:span text:style-name="T107">ptr&gt;</text:span></text:span><text:span text:style-name="T107"> </text:span><text:span text:style-name="VimmTODO"><text:span text:style-name="T108">(no note 2 on page 229)</text:span></text:span>.</text:p></text:note-body></text:note> There is no soul”.<text:note text:id="ftn673" text:note-class="footnote"><text:note-citation>9</text:note-citation><text:note-body><text:p text:style-name="P30"><text:span text:style-name="VimmTODO">repeat previous footnote</text:span></text:p></text:note-body></text:note> In this way one grasps the elements briefly. Again it is said that the yogin grasps the elements briefly. He understands the body through understanding the midriff, its colour, its form, its place. Thus that yogin grasps the elements briefly. He understands the nature of the whole body through understanding the midriff, its colour, its form, its place. He understands this body through understanding flesh, its colour, its form, its place. That yogin, having understood <text:span text:style-name="VimmPageNo">[[261|198]]</text:span> the whole body through understanding flesh, its colour, its <text:soft-page-break/>form, its place, understands this whole body through understanding the veins, their colour, their form, their place. That yogin, having understood the whole body through understanding the veins, their colour, their form, their place, understands the whole body through understanding the bones, their colour, their form, their place. That yogin in these four ways dominates his mind. After dominating his mind, he makes his mind pliant and capable of bearing the object. That yogin, having in these four ways dominated his mind and having made his mind pliant and capable of bearing the object, in these four (other) ways knows that which has the nature of solidity as the element of earth; that which has the nature of humidity as the element of water; that which has the nature of heat as the element of fire; that which has the nature of motion as the element of air. Thus that yogin, in these four ways, knows that there are only elements and that there is no being and no soul. Here the other ways also are fulfilled. Thus one grasps the elements briefly.</text:p>
      <text:h text:style-name="Heading_20_4" text:outline-level="4" text:is-list-header="true">Twenty ways of grasping the element of earth</text:h>
      <text:p text:style-name="VimmBody">How does one grasp the elements in detail? One grasps the element of earth in detail through twenty ways, namely, (through) hair of the head and of the body, nails, teeth, skin, flesh, sinews, veins, bones, marrow, kidneys, heart, liver, lungs, spleen, gorge, intestines, mesentery, midriff, excrement, brain (that are) in this body.</text:p>
      <text:h text:style-name="Heading_20_4" text:outline-level="4" text:is-list-header="true">Twelve ways of grasping the element of water</text:h>
      <text:p text:style-name="VimmBody">One grasps the element of water in detail through twelve ways, namely, (through) bile, saliva, pus, blood, sweat, fat, tears, grease, slobber, nasal mucus, synovial fluid, <text:span text:style-name="VimmPageNoOrig">[439]</text:span> urine (that are) in the body.</text:p>
      <text:h text:style-name="Heading_20_4" text:outline-level="4" text:is-list-header="true">Four ways of grasping the element of fire</text:h>
      <text:p text:style-name="VimmBody">One grasps the element of fire in detail through four ways, namely, (through) fever heat and normal heat of the body, weather, equality of cold and heat and (the heat) by means of which one digests the fluid or solid nutriment which one takes. These are called the element of fire.</text:p>
      <text:h text:style-name="Heading_20_4" text:outline-level="4" text:is-list-header="true">Six ways of grasping the element of air</text:h>
      <text:p text:style-name="VimmBody">One grasps the element of air in detail through six ways, namely, (through) the air discharged upwards, the air discharged downwards, the air which depends on the abdomen, the air which depends on the back,<text:note text:id="ftn674" text:note-class="footnote"><text:note-citation>1</text:note-citation><text:note-body><text:p text:style-name="Standard"><text:span text:style-name="VimmBibRef">Vbh.-a. 5</text:span>: <text:span text:style-name="VimmBibQuote">Vātā ti kucchivāta-piṭṭhivātādi-vasena veditabbā.</text:span></text:p></text:note-body></text:note> the air which depends on the limbs, the air inhaled and exhaled.<text:note text:id="ftn675" text:note-class="footnote"><text:note-citation>2</text:note-citation><text:note-body><text:p text:style-name="Standard"><text:span text:style-name="VimmBibRef">Netti. 74</text:span>: <text:span text:style-name="VimmBibQuote">Katamehi chahi ākārehi vāyodātuṁ vitthārena parigaṇhāti? Uddhaṁgamā vātā adhogamā vātā kucchisayā vātā koṭṭhāsayā vātā aṅgamaṅgānusārino vātā assāso passāso.</text:span></text:p></text:note-body></text:note> <text:span text:style-name="VimmPageNo">[[262|199]]</text:span> </text:p>
      <text:p text:style-name="VimmBody">Thus when one sees this body in forty-two ways, only the elements manifest themselves. There is no being. There is no soul. Thus the elements are grasped in detail.</text:p>
      <text:p text:style-name="VimmBody">And again, predecessor-teachers<text:note text:id="ftn676" text:note-class="footnote"><text:note-citation>3</text:note-citation><text:note-body><text:p text:style-name="Standard"><text:span text:style-name="VimmPali">Porāṇā</text:span>.</text:p></text:note-body></text:note> have said that one should determine the four elements through ten ways, namely, through the meaning of terms,<text:note text:id="ftn677" text:note-class="footnote"><text:note-citation>4</text:note-citation><text:note-body><text:p text:style-name="Standard"><text:span text:style-name="VimmPali">Vacanatthato</text:span>.</text:p></text:note-body></text:note> through object, aggregation, powder,<text:note text:id="ftn678" text:note-class="footnote"><text:note-citation>5</text:note-citation><text:note-body><text:p text:style-name="Standard"><text:span text:style-name="VimmPali">Cuṇṇato</text:span>.</text:p></text:note-body></text:note> non-separation, condition,<text:note text:id="ftn679" text:note-class="footnote"><text:note-citation>6</text:note-citation><text:note-body><text:p text:style-name="Standard"><text:span text:style-name="VimmPali">Paccayato</text:span>.</text:p></text:note-body></text:note> characteristic,<text:note text:id="ftn680" text:note-class="footnote"><text:note-citation>7</text:note-citation><text:note-body><text:p text:style-name="Standard"><text:span text:style-name="VimmPali">Lakkhaṇādito</text:span>.</text:p></text:note-body></text:note> similarity and dissimilarity,<text:note text:id="ftn681" text:note-class="footnote"><text:note-citation>8</text:note-citation><text:note-body><text:p text:style-name="Standard"><text:span text:style-name="VimmPali">Sabhāgavisabhāgato</text:span>.</text:p></text:note-body></text:note> sameness and difference,<text:note text:id="ftn682" text:note-class="footnote"><text:note-citation>9</text:note-citation><text:note-body><text:p text:style-name="Standard"><text:span text:style-name="VimmPali">Nānattekattato</text:span>.</text:p></text:note-body></text:note> puppet.</text:p>
      <text:p text:style-name="VimmBody">First, the chapter which refers to the meaning of terms is as follows:—</text:p>
      <text:p text:style-name="VimmBody"><text:span text:style-name="VimmQA">Q.</text:span> How should one determine the elements through terms?</text:p>
      <text:p text:style-name="VimmBody"><text:span text:style-name="VimmQA">A.</text:span> Two terms, viz., the common and the special terms. Here the four primaries are common (terms). Earth-element, water-element, fire-element, air-element are special terms.</text:p>
      <text:p text:style-name="VimmBody"><text:span text:style-name="VimmQA">Q.</text:span> What is the meaning of “four primaries”?</text:p>
      <text:p text:style-name="VimmBody"><text:soft-page-break/><text:span text:style-name="VimmQA">A.</text:span> Great manifestation is called primary. They are great; they are illusory; but they appear real. Therefore they are called “primaries” “Great”: By way of <text:span text:style-name="VimmPali">yakkha</text:span> and others” the term great is applied.</text:p>
      <text:p text:style-name="VimmBody"><text:span text:style-name="VimmQA">Q.</text:span> Why is the “great manifestation” called great?</text:p>
      <text:p text:style-name="VimmBody">The elements are “great manifestation” as the Blessed One has declared in the following stanza:</text:p>
      <text:p text:style-name="VimmVerseEnglish">“I declare the size of earth to be<text:line-break/>two hundred thousand nahutas and four.<text:line-break/>Four hundred thousand nahutas and eight<text:line-break/>is of water the bulk; air's in space<text:line-break/>which reckoned is at nahutas six<text:line-break/>and nine times a hundred thousand; in that<text:line-break/>this world of ours lies. There is in the world<text:line-break/>consuming fire that will in mighty flames<text:line-break/>rise up to Brahma's world for seven days”<text:note text:id="ftn683" text:note-class="footnote"><text:note-citation>1</text:note-citation><text:note-body><text:p text:style-name="Standard">Not traced.</text:p></text:note-body></text:note></text:p>
      <text:p text:style-name="VimmBody">“Great manifestation” is thus, therefore they are called the primaries.</text:p>
      <text:p text:style-name="VimmBody"><text:span text:style-name="VimmQA">Q.</text:span> How do the primaries that are unreal appear as real?</text:p>
      <text:p text:style-name="VimmBody"><text:span text:style-name="VimmQA">A.</text:span> What are called primaries are neither male nor female. They are seen through the form of a man or a woman. And element is neither long nor short. It is seen through the form of the long and the short. An element is neither a tree nor a mountain, but it is seen through the form of a tree or a mountain. Thus the primaries are not real, but appear real and are called primaries.</text:p>
      <text:p text:style-name="VimmBody">What is the meaning of “by way of <text:span text:style-name="VimmPali">yakkha</text:span> and others”? It is as if a <text:span text:style-name="VimmPali">yakkha</text:span> were to enter into a man and take possession of him. Through the possession of the <text:span text:style-name="VimmPali">yakkha</text:span> that man’s body would manifest four qualities: <text:span text:style-name="VimmPageNo">[[263|200]]</text:span> hardness, (excess of) water, heat and lightness of movement. In the same way the four elements in union with the body fulfil four qualities. Through the union of the earthy element hardness is fulfilled. Through the union of the watery element fluidity is fulfilled. Through the union of the fiery element heat is fulfilled. And through the union of the airy element lightness of movement is fulfilled. Therefore the primaries are to be known “by way of <text:span text:style-name="VimmPali">yakkha</text:span> and others”. Primary is the meaning of the word.</text:p>
      <text:h text:style-name="Heading_20_4" text:outline-level="4" text:is-list-header="true">The four elements</text:h>
      <text:p text:style-name="VimmBody"><text:span text:style-name="VimmQA">Q.</text:span> What is the meaning of earth-element, water-element, fire-element and air-element?</text:p>
      <text:p text:style-name="VimmBody"><text:span text:style-name="VimmQA">A.</text:span> Extensiveness and immensity are called the meaning of earth. Drinkability and preservation—these constitute the meaning of water. Lighting up is the meaning of fire. Movement back and forth is the meaning of air.</text:p>
      <text:p text:style-name="VimmBody">What is the meaning of element? It means the retention of own form, and next the essence of earth is the earthy element. The essence of water is the watery element. The essence of fire is the fiery element. The essence of air is the airy element.</text:p>
      <text:p text:style-name="VimmBody">What is the essence of earth? The nature of hardness; the nature of strength; the nature of thickness; the nature of immobility; the nature of security; and the nature of supporting. These are called the essence of earth.</text:p>
      <text:p text:style-name="VimmBody">What is the essence of water? The nature of oozing; the nature of humidity; the nature of fluidity; the nature of trickling; the nature of permeation; the nature of increasing; the nature of leaping; and the nature of cohesion. These are called the essence of water.</text:p>
      <text:p text:style-name="VimmBody">What is called the essence of fire? The nature of heating; the nature of warmth; the nature of evaporation; the nature of maturing; the nature of consuming; and the nature of grasping. These are called the essence of fire.</text:p>
      <text:p text:style-name="VimmBody">What is the essence of air? The nature of supporting; the nature of coldness; the nature of ingress and egress; the nature of easy movement; the nature of reaching low; and the nature of grasping. These are called the essence of air.</text:p>
      <text:p text:style-name="VimmBody">These are the meanings of the elements. Thus one should determine the elements through the meaning of words.</text:p>
      <text:p text:style-name="VimmBody"><text:span text:style-name="VimmQA">Q.</text:span> How should one determine the elements through “objects”?</text:p>
      <text:p text:style-name="VimmBody"><text:soft-page-break/><text:span text:style-name="VimmQA">A.</text:span> In the element of earth, stability is the object. In the element of water, cohesion is the object. In the element of fire, maturing is the object. In the element of air interception is the object.</text:p>
      <text:p text:style-name="VimmBody">And again, in the element of earth, upstanding is the object; in the element of water, flowing down is the object; in the element of fire, causing to go upwards is the object; in the element of air, rolling on is the object. And <text:span text:style-name="VimmPageNo">[[264|201]]</text:span> again, owing to the proximity of two elements, one, at first, (in stepping forward) raises up one foot; and afterwards, owing to the proximity of two elements, one lifts up the (other) foot. Owing to the proximity of two elements, one at first sits or sleeps. And owing to the proximity of two elements, one afterwards gets up and walks. Owing to the proximity of two elements, at. first, rigidity and torpor are induced. Owing to the proximity of two elements, one becomes energetic afterwards. Owing to the proximity of two elements, there is heaviness in one at first. Owing to the proximity of two elements, there is lightness afterwards. Thus one should determine the four primaries through “object”<text:note text:id="ftn684" text:note-class="footnote"><text:note-citation>1</text:note-citation><text:note-body><text:p text:style-name="Standard">Cp. <text:span text:style-name="VimmBibRef">Ps. I, 260-61</text:span>: <text:span text:style-name="VimmBibQuote">Toss’ evaṁ abhikkamato </text:span><text:span text:style-name="VimmBibQuote"><text:span text:style-name="T19">ekekapāduddharaṇe </text:span></text:span><text:span text:style-name="VimmBibQuote">paṭhavīdh</text:span><text:span text:style-name="VimmBibQuote"><text:span text:style-name="T19">ā</text:span></text:span><text:span text:style-name="VimmBibQuote">tu </text:span><text:span text:style-name="VimmBibQuote"><text:span text:style-name="T19">āpodhātū </text:span></text:span><text:span text:style-name="VimmBibQuote">ti dve </text:span><text:span text:style-name="VimmBibQuote"><text:span text:style-name="T19">dhātuyo </text:span></text:span><text:span text:style-name="VimmBibQuote">omatt</text:span><text:span text:style-name="VimmBibQuote"><text:span text:style-name="T19">ā</text:span></text:span><text:span text:style-name="VimmBibQuote"> 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honti balavatiyo. Tath</text:span><text:span text:style-name="VimmBibQuote"><text:span text:style-name="T19">ā</text:span></text:span><text:span text:style-name="VimmBibQuote"> atiharaṇa-vītiharaṇesu. Vossajjane tejodh</text:span><text:span text:style-name="VimmBibQuote"><text:span text:style-name="T19">ā</text:span></text:span><text:span text:style-name="VimmBibQuote">tu-v</text:span><text:span text:style-name="VimmBibQuote"><text:span text:style-name="T19">ā</text:span></text:span><text:span text:style-name="VimmBibQuote">yodh</text:span><text:span text:style-name="VimmBibQuote"><text:span text:style-name="T19">ā</text:span></text:span><text:span text:style-name="VimmBibQuote">tuyo </text:span><text:span text:style-name="VimmBibQuote"><text:span text:style-name="T19">omattā </text:span></text:span><text:span text:style-name="VimmBibQuote">honti </text:span><text:span text:style-name="VimmBibQuote"><text:span text:style-name="T19">mandā</text:span></text:span><text:span text:style-name="VimmBibQuote">, itar</text:span><text:span text:style-name="VimmBibQuote"><text:span text:style-name="T19">ā</text:span></text:span><text:span text:style-name="VimmBibQuote"> dve adhimatt</text:span><text:span text:style-name="VimmBibQuote"><text:span text:style-name="T19">ā</text:span></text:span><text:span text:style-name="VimmBibQuote"> balavatiyo. Tath</text:span><text:span text:style-name="VimmBibQuote"><text:span text:style-name="T19">ā</text:span></text:span><text:span text:style-name="VimmBibQuote"> sannikkhepana-sannirumbhanesu. Tattha uddharaṇe pavatt</text:span><text:span text:style-name="VimmBibQuote"><text:span text:style-name="T19">ā</text:span></text:span><text:span text:style-name="VimmBibQuote"> rūp</text:span><text:span text:style-name="VimmBibQuote"><text:span text:style-name="T19">ā</text:span></text:span><text:span text:style-name="VimmBibQuote">-rūpadhamm</text:span><text:span text:style-name="VimmBibQuote"><text:span text:style-name="T19">ā</text:span></text:span><text:span text:style-name="VimmBibQuote"> atiharaṇaṁ na p</text:span><text:span text:style-name="VimmBibQuote"><text:span text:style-name="T19">ā</text:span></text:span><text:span text:style-name="VimmBibQuote">puṇanti. Tath</text:span><text:span text:style-name="VimmBibQuote"><text:span text:style-name="T19">ā</text:span></text:span><text:span text:style-name="VimmBibQuote"> atiharaṇe pavatt</text:span><text:span text:style-name="VimmBibQuote"><text:span text:style-name="T19">ā</text:span></text:span><text:span text:style-name="VimmBibQuote"> </text:span><text:span text:style-name="VimmBibQuote"><text:span text:style-name="T19">vitihara</text:span></text:span><text:span text:style-name="VimmBibQuote">ṇ</text:span><text:span text:style-name="VimmBibQuote"><text:span text:style-name="T19">a</text:span></text:span><text:span text:style-name="VimmBibQuote">ṁ</text:span><text:span text:style-name="VimmBibQuote"><text:span text:style-name="T19">, vitihara</text:span></text:span><text:span text:style-name="VimmBibQuote">ṇ</text:span><text:span text:style-name="VimmBibQuote"><text:span text:style-name="T19">e </text:span></text:span><text:span text:style-name="VimmBibQuote">pavatt</text:span><text:span text:style-name="VimmBibQuote"><text:span text:style-name="T19">ā</text:span></text:span><text:span text:style-name="VimmBibQuote"> vossajjanaṁ, vossajjane pavatt</text:span><text:span text:style-name="VimmBibQuote"><text:span text:style-name="T19">ā</text:span></text:span><text:span text:style-name="VimmBibQuote"> sannikkhepanaṁ, sannikkhepane pavatt</text:span><text:span text:style-name="VimmBibQuote"><text:span text:style-name="T19">ā</text:span></text:span><text:span text:style-name="VimmBibQuote"> sanni-rumbhanaṁ na p</text:span><text:span text:style-name="VimmBibQuote"><text:span text:style-name="T19">ā</text:span></text:span><text:span text:style-name="VimmBibQuote">puṇanti. Tattha tatth’ e</text:span><text:span text:style-name="VimmBibQuote"><text:span text:style-name="T19">va </text:span></text:span><text:span text:style-name="VimmBibQuote">pabbapabbaṁ sandhisandhim odhi-odhiṁ hutv</text:span><text:span text:style-name="VimmBibQuote"><text:span text:style-name="T19">ā</text:span></text:span><text:span text:style-name="VimmBibQuote"> tattakap</text:span><text:span text:style-name="VimmBibQuote"><text:span text:style-name="T19">ā</text:span></text:span><text:span text:style-name="VimmBibQuote">le pakkhitta-til</text:span><text:span text:style-name="VimmBibQuote"><text:span text:style-name="T19">ā</text:span></text:span><text:span text:style-name="VimmBibQuote"> viya taṭataṭ</text:span><text:span text:style-name="VimmBibQuote"><text:span text:style-name="T19">ā</text:span></text:span><text:span text:style-name="VimmBibQuote">yant</text:span><text:span text:style-name="VimmBibQuote"><text:span text:style-name="T19">ā</text:span></text:span><text:span text:style-name="VimmBibQuote"> bhijjanti.</text:span></text:p></text:note-body></text:note>.</text:p>
      <text:p text:style-name="VimmBody">How should one determine the four primaries through “aggregation”? Aggregation consists of the earth-element, the water-element, the fire-element and the air-element. By means of these elements form, smell, taste and touch take place. These eight are produced generally together; they co-exist and do not go apart. This combination is named aggregation. And again, there are four kinds, namely, aggregation of earth, aggregation of water, aggregation of fire and aggregation of air. In the aggregation of earth, the earth-element predominates; and the water-element, the fire-element and the air-element gradually, in order, become less. In the aggregation of water, the water-element predominates ; and the earth-element, the air-element and the fire-element gradually, in order, become less. In the aggregation of fire, the fire-element predominates; and the earth-element, the air-element and the water-element gradually, in order, become less. In the aggregation of air, the air-element predominates; and the fire-element, the water-element and the earth-element gradually, in order, become less.<text:note text:id="ftn685" text:note-class="footnote"><text:note-citation>2</text:note-citation><text:note-body><text:p text:style-name="Standard">Cp. <text:span text:style-name="VimmBibRef">A. III, 340-41</text:span>: <text:span text:style-name="VimmBibQuote">Atha kho āyasmā Sāriputto....aññatarasmiṁ padese mahantaṁ dārukkhandhaṁ disvā bhikkhū āmantesi:— Passatha no tumhe āvuso amuṁ mahantaṁ dārukkhandhan ti? Evam āvuso ti.</text:span></text:p><text:p text:style-name="Standard"><text:span text:style-name="VimmBibQuote">Ākaṅkhamāno āvuso bhikkhu iddhimā cetovasippatto amuṁ dārukkhandhaṁ paṭhavī tveva adhimucceyya. Taṁ kissa hetu? Atthi āvuso amusmiṁ dārukkhandhe paṭhavidhātu, yaṁ nissāya bhikkhu iddhimā... pe... paṭhavī tveva adhimucceyya. Ākaṅkhamāno āvuso bhikkhu iddhimā cetovasippatto amuṁ dārukkhandhaṁ āpo tveva adhimucceyya... pe... tejo tveva adhimucceyya... vāyo tveva adhimucceyya..</text:span></text:p></text:note-body></text:note> Thus one should determine the elements through “aggregation”.</text:p>
      <text:p text:style-name="VimmBody"><text:span text:style-name="VimmQA">Q.</text:span> How should one determine the four primaries through “powder”?</text:p>
      <text:p text:style-name="VimmBody"><text:span text:style-name="VimmQA">A.</text:span> One determines the element of earth that is next the finest particle of space.<text:note text:id="ftn686" text:note-class="footnote"><text:note-citation>3</text:note-citation><text:note-body><text:p text:style-name="Standard"><text:span text:style-name="VimmPali">Ākāsaparamānu</text:span>.</text:p></text:note-body></text:note> This earth is mixed with water; therefore it does not scatter. Being matured by fire, it is odourless; being supported by air, it rolls. Thus one should determine. Again, predecessors have said: “If pulverized into dust, the earth-element in the body of an average person will amount to one <text:span text:style-name="VimmPali">koku</text:span> <text:span text:style-name="VimmPageNo">[[265|202]]</text:span> and two <text:span text:style-name="VimmPali">sho</text:span>.<text:note text:id="ftn687" text:note-class="footnote"><text:note-citation>4</text:note-citation><text:note-body><text:p text:style-name="Standard">1 koku = 10 sho.</text:p></text:note-body></text:note> Then, if mixed with water, it will become six <text:span text:style-name="VimmPali">sho</text:span> and five <text:span text:style-name="VimmPali">go</text:span>.<text:note text:id="ftn688" text:note-class="footnote"><text:note-citation>5</text:note-citation><text:note-body><text:p text:style-name="Standard">10 go = 1 sho = 1.588 quart, 0.48 standard gallon, 1.804 litres.</text:p></text:note-body></text:note> Matured by fire, it is caused to roll by the wind”. Thus one should determine the body through “powder”.</text:p>
      <text:p text:style-name="VimmBody"><text:span text:style-name="VimmQA">Q.</text:span> How should one determine the body through “non-separation”? <text:span text:style-name="VimmQA">A.</text:span> The earth-element is held together by water; is matured by fire; is supported by air. Thus the three elements are united. The element of water rests on earth; is matured by fire; is supported by air. Thus the three elements are held together. The element of fire rests on the earth; is held together by water; is supported by air. Thus the three elements are matured. The element of air rests on earth; is held together by water; is matured by fire. Thus the three elements are supported. The three elements rest on earth. Held <text:soft-page-break/>together by water, the three elements do not disperse. Matured by fire, the three elements are odourless. Supported by air, the three elements roll on, and dwelling together, they do not scatter. Thus the four elements in mutual dependence dwell and do not separate. Thus one determines the elements through non-separation.</text:p>
      <text:p text:style-name="VimmBody"><text:span text:style-name="VimmQA">Q.</text:span> How should one determine the elements through “condition”? <text:span text:style-name="VimmQA">A.</text:span> Four causes and four conditions produce the elements. What are the four? They are <text:span text:style-name="VimmPali">kamma</text:span>, consciousness, season and nutriment. What is <text:span text:style-name="VimmPali">kamma</text:span>? The four elements that are produced from <text:span text:style-name="VimmPali">kamma</text:span> fulfil two conditions, namely, the producing-condition<text:note text:id="ftn689" text:note-class="footnote"><text:note-citation>1</text:note-citation><text:note-body><text:p text:style-name="Standard"><text:span text:style-name="VimmPali"><text:span text:style-name="T31">Janaka-paccayā</text:span></text:span>.</text:p></text:note-body></text:note> and <text:span text:style-name="VimmPali">kamma-condition</text:span><text:note text:id="ftn690" text:note-class="footnote"><text:note-citation>2</text:note-citation><text:note-body><text:p text:style-name="Standard"><text:span text:style-name="VimmPali"><text:span text:style-name="T31">Kamma-paccayā</text:span></text:span><text:span text:style-name="T31">.</text:span></text:p></text:note-body></text:note> The other elements fulfil the decisive-support-condition.<text:note text:id="ftn691" text:note-class="footnote"><text:note-citation>3</text:note-citation><text:note-body><text:p text:style-name="Standard"><text:span text:style-name="VimmPali"><text:span text:style-name="T31">Upanissaya-paccayā</text:span></text:span><text:span text:style-name="T31">.</text:span></text:p></text:note-body></text:note> Consciousness:- The four elements that are produced from consciousness fulfil six conditions, namely, producing-condition, co-nascence-condition,<text:note text:id="ftn692" text:note-class="footnote"><text:note-citation>4</text:note-citation><text:note-body><text:p text:style-name="Standard"><text:span text:style-name="VimmPali"><text:span text:style-name="T31">Saha-jāta-paccayā</text:span></text:span><text:span text:style-name="T31">.</text:span></text:p></text:note-body></text:note> support-condition,<text:note text:id="ftn693" text:note-class="footnote"><text:note-citation>5</text:note-citation><text:note-body><text:p text:style-name="Standard"><text:span text:style-name="VimmPali"><text:span text:style-name="T31">Nissaya-paccayā</text:span></text:span><text:span text:style-name="T31">.</text:span></text:p></text:note-body></text:note> nutriment-condition,<text:note text:id="ftn694" text:note-class="footnote"><text:note-citation>6</text:note-citation><text:note-body><text:p text:style-name="Standard"><text:span text:style-name="VimmPali"><text:span text:style-name="T31">Āhāra-paccayā</text:span></text:span><text:span text:style-name="T31">.</text:span></text:p></text:note-body></text:note> faculty-condition,<text:note text:id="ftn695" text:note-class="footnote"><text:note-citation>7</text:note-citation><text:note-body><text:p text:style-name="Standard"><text:span text:style-name="VimmPali"><text:span text:style-name="T31">Indriya-paccayā</text:span></text:span><text:span text:style-name="T31">.</text:span></text:p></text:note-body></text:note> presence-condition.<text:note text:id="ftn696" text:note-class="footnote"><text:note-citation>8</text:note-citation><text:note-body><text:p text:style-name="Standard"><text:span text:style-name="VimmPali"><text:span text:style-name="T31">Atthi-paccayā</text:span></text:span><text:span text:style-name="T31">.</text:span></text:p></text:note-body></text:note> The other elements fulfil condition,<text:note text:id="ftn697" text:note-class="footnote"><text:note-citation>9</text:note-citation><text:note-body><text:p text:style-name="Standard"><text:span text:style-name="VimmPali"><text:span text:style-name="T31">Paccayā</text:span></text:span><text:span text:style-name="T31">.</text:span></text:p></text:note-body></text:note> support-condition and presence-condition.</text:p>
      <text:p text:style-name="VimmBody">In the consciousness at the moment of entry into the womb, corporeality fulfils seven conditions, namely, co-nascence-condition, mutuality-condition,<text:note text:id="ftn698" text:note-class="footnote"><text:note-citation>10</text:note-citation><text:note-body><text:p text:style-name="Standard"><text:span text:style-name="VimmPali"><text:span text:style-name="T31">Añña-mañña-paccayā</text:span></text:span><text:span text:style-name="T31">.</text:span></text:p></text:note-body></text:note> support-condition, nutriment-condition, faculty-condition, result-condition,<text:note text:id="ftn699" text:note-class="footnote"><text:note-citation>11</text:note-citation><text:note-body><text:p text:style-name="Standard"><text:span text:style-name="VimmPali"><text:span text:style-name="T31">Vipāka-paccayā</text:span></text:span><text:span text:style-name="T31">.</text:span></text:p></text:note-body></text:note> presence-condition.</text:p>
      <text:p text:style-name="VimmBody">The consciousness of the birth-to-be fulfils three conditions in regard to the pre-born body, namely, post-nascence-condition,<text:note text:id="ftn700" text:note-class="footnote"><text:note-citation>12</text:note-citation><text:note-body><text:p text:style-name="Standard"><text:span text:style-name="VimmPali"><text:span text:style-name="T31">Pacchā-jāta-paccayā</text:span></text:span><text:span text:style-name="T31">.</text:span></text:p></text:note-body></text:note> support-condition and presence-condition. The four primaries that are produced from season fulfil two conditions, namely, producing-condition and presence-condition. The other elements fulfil two conditions, namely, support-condition and presence-condition. Nutriment:- The four primaries that are produced from food fulfil three conditions, namely, producing-condition, nutriment-condition and presence-condition. The other elements fulfil two conditions, <text:span text:style-name="VimmPageNo">[[266|203]]</text:span> namely, support-condition and presence-condition. Here the four elements that are produced by <text:span text:style-name="VimmPali">kamma</text:span> are co-nascent elements. (Elements that are mutually dependent) fulfil four conditions, namely, co-nascence-condition, mutuality-condition, support-condition, presence-condition. Other elements fulfil two conditions, namely, support-condition and presence-condition. Thus one should know (the elements) produced from consciousness, produced from season and produced from food. The earth-element becomes a condition of the other elements by way of resting-place. The water-element becomes a condition of the other elements by way of binding. The fire-element becomes a condition of the other elements by way of maturing. The air-element becomes a condition of the other elements by way of supporting. Thus one determines the elements through “condition”.</text:p>
      <text:p text:style-name="VimmBody"><text:span text:style-name="VimmPageNoOrig">[440]</text:span> How should one determine the elements through “characteristic”? <text:span text:style-name="VimmQA">A.</text:span> The characteristic of the earth-element is hardness. The characteristic of the water-element is oozing. The characteristic of the fire-element is heating. The characteristic of the air-element is coldness. Thus one determines the elements according to “characteristic”.</text:p>
      <text:p text:style-name="VimmBody"><text:span text:style-name="VimmQA">Q.</text:span> How should one determine the elements through “similarity and dissimilarity”? <text:span text:style-name="VimmQA">A.</text:span> The earthy element and the watery element are similar because of ponderability. The fire-element and the air-element are similar because of lightness. The water-element and the fire-element are dissimilar. The water-element can destroy the dryness of the fire-element; therefore they are dissimilar. Owing to <text:soft-page-break/>mutuality, the earth-element and the air-element are dissimilar. The earth-element hinders the passage of the air-element; the air-element is able to destroy the earth-element. Therefore they are dissimilar. And again, the four elements are similar owing to mutuality or they are dissimilar owing to their natural characteristics. Thus one determines the elements according to “similarity and dissimilarity”.</text:p>
      <text:p text:style-name="VimmBody"><text:span text:style-name="VimmQA">Q.</text:span> How should one determine the elements through “sameness and difference”? <text:span text:style-name="VimmQA">A.</text:span> The four elements that are produced from <text:span text:style-name="VimmPali">kamma</text:span> are of one nature, because they are produced from <text:span text:style-name="VimmPali">kamma</text:span>; from the point of characteristics they are different. In the same way one should know those that are produced from consciousness, from season and from nutriment.</text:p>
      <text:p text:style-name="VimmBody">The (portions of the) earth-element of the four causes and conditions are of one nature owing to characteristics; from the point of cause they are different. In the same way one should know the air-element, the fire-element and the water-element of the four causes and conditions. The four elements are of one nature owing to their being elements, owing to their being great, primaries; are of one nature owing to their being things; are of one nature owing to their impermanence; are of one nature owing to their suffering; are of one nature owing to their being not-self. They are different owing to characteristics; are different owing to object; are different owing to <text:span text:style-name="VimmPali">kamma</text:span>; are different owing to differing nature of consciousness; are different owing to the differing nature of the season; are different owing to the different <text:span text:style-name="VimmPageNo">[[267|204]]</text:span> nature of nutriment; are different owing to differences of nature; are different owing to differences of arising; are different owing to the differences in birth; are different owing to differences in faring. Thus one determines the elements through “sameness and difference”.</text:p>
      <text:h text:style-name="Heading_20_4" text:outline-level="4" text:is-list-header="true">Simile of the puppet</text:h>
      <text:p text:style-name="VimmBody"><text:span text:style-name="VimmQA">Q.</text:span> How should one determine the elements through “puppet”? <text:span text:style-name="VimmQA">A.</text:span> It is comparable to a skilful master of puppets who makes of wood (effigies) of humans, complete in every part, in the form of man or woman, and makes these walk, dance, sit or squat through the pulling of strings. Thus these puppets are called bodies; the master of puppets is the past defilement by which this body is made complete; the strings are the tendons; the clay is flesh; the paint is the skin; the interstices are space. (By) jewels, raiment and ornaments (they) are called men and women. Thoughts (of men and women) are to be known as the tugging by the element of air. Thus they walk, dwell, go out, or come in, stretch out, draw in, converse or speak.<text:note text:id="ftn701" text:note-class="footnote"><text:note-citation>1</text:note-citation><text:note-body><text:p text:style-name="Standard"/><text:list text:style-name="L27"><text:list-item><text:p text:style-name="P65"><text:span text:style-name="VimmBibRef">Sn. 193-94</text:span>:</text:p><text:p text:style-name="P125">Caraṁ vā yadi vā tiṭṭhaṁ, nisinno uda vā sayaṁ,<text:line-break/>sammiñjeti pasāreti,—esā kāyassa iñjanā.<text:line-break/>Aṭṭhīnahārusaṁyutto tacamaṁsāvalepano<text:line-break/>Chaviyā kāyo paṭicchanno yaṭhābhūtaṁ na dissati.</text:p></text:list-item><text:list-item><text:p text:style-name="P65"><text:span text:style-name="VimmBibRef">Ps. I, 252</text:span>:</text:p><text:p text:style-name="P125">“Nāvā mālutavegena jiyāvegena tejanaṁ<text:line-break/>Yathā yāti tathā kāyo yāti vātāhato ayaṁ.<text:line-break/>Yantasuttavesen’ eva cittasuttavasen’ idaṁ<text:line-break/>payuttaṁ kāyayahtam pi yāti ṭhāti nisīdati.<text:line-break/>Ko nāma ettha so satto yo vinā hetupaccaye<text:line-break/>attano ānubhāvena tiṭṭhe vā yadi vā vaje’ ti.</text:p></text:list-item><text:list-item><text:p text:style-name="P65"><text:span text:style-name="VimmBibRef">Ps. I, 265</text:span>; <text:span text:style-name="VimmBibRef">Sv. I, 197</text:span>: <text:span text:style-name="VimmBibQuote">Abbhantare attā nāma koci sammiñjento va pasārento vā n’atthi. Vutta-ppakāra-citta-kiriya-vāyodhātu-vipphārena pana suttākaḍḍhana- vasena dāru-yantassa hattha-pāda-lāḷanaṁ viya sammiñjana-pasāraṇaṁ hotīti evāṁ pajānanaṁ pan’ ettha asammoha-sampajaññan ti veditabbaṁ.</text:span></text:p></text:list-item></text:list></text:note-body></text:note></text:p>
      <text:p text:style-name="VimmBody">These puppet-men, born together with the element of consciousness, are subject to anxiety, grief and suffering through the causes and conditions of anxiety and torment. They laugh or frolic or shoulder. Food sustains . these puppets; and the faculty of life<text:note text:id="ftn702" text:note-class="footnote"><text:note-citation>2</text:note-citation><text:note-body><text:p text:style-name="Standard"><text:span text:style-name="VimmPali">Jivitindriya</text:span>.</text:p></text:note-body></text:note> keeps these puppets going. The ending of life results in the dismembering of the puppet. If there happens to be defiling <text:span text:style-name="VimmPali">kamma</text:span>, again a new puppet will arise. The first beginning of such a puppet cannot be seen; also, the end of such a puppet cannot be seen.<text:note text:id="ftn703" text:note-class="footnote"><text:note-citation>3</text:note-citation><text:note-body><text:p text:style-name="Standard"><text:span text:style-name="VimmBibRef">S. II, 178; III, 149, 151</text:span>: <text:span text:style-name="VimmBibQuote">Anamataggāyaṁ bhikkhave saṁsāro pubbākoṭi na paññāyati avijjānīvaraṇānaṁ sattānaṁ taṇhāsaṁyojanānaṁ sandhāvataṁ saṁsarataṁ.</text:span></text:p></text:note-body></text:note> Thus one determines the elements through <text:soft-page-break/>“puppet”. And that yogin by these ways and through these activities discerns this body through “puppet” thus: “There is no being; there is no soul”.</text:p>
      <text:p text:style-name="VimmBody">When that yogin has investigated through the object of the elements and through the arising of feeling, perception, the formations and consciousness, he discerns name and form. Thenceforward he sees that name-and-form is suffering, is craving, is the source of suffering; and he discerns that in the destruction of craving lies the destruction of suffering, and that the Noble <text:span text:style-name="VimmPageNo">[[268|205]]</text:span> Eightfold Path leads to the complete destruction of suffering. Thus that yogin discerns the Four Noble Truths fully. At that time he sees the tribulation of suffering through impermanence, sorrow and not-self. Always attending to these, his mind is undisturbed. He sees the merit of the destruction of suffering through wisdom, tranquillity and dispassion. In this way that yogin, seeing the tribulation of suffering and the merits of cessation, dwells peacefully endowed with the faculties, the powers and the factors of enlightenment.<text:note text:id="ftn704" text:note-class="footnote"><text:note-citation>1</text:note-citation><text:note-body><text:p text:style-name="Standard"><text:span text:style-name="VimmPali">Indriya, bala, bojjhaṅga</text:span>.</text:p></text:note-body></text:note> He makes manifest the consciousness that proceeds from perception of the formations and attains to the element of the most excellent.<text:note text:id="ftn705" text:note-class="footnote"><text:note-citation>2</text:note-citation><text:note-body><text:p text:style-name="Standard"><text:span text:style-name="VimmPali">Sappi-maṇḍa dhātu</text:span>.</text:p></text:note-body></text:note></text:p>
      <text:p text:style-name="VimmSectEnded">The determining of the four elements has ended.</text:p>
      <text:h text:style-name="Heading_20_4" text:outline-level="4" text:is-list-header="true">The loathsomeness of food</text:h>
      <text:p text:style-name="VimmBody"><text:span text:style-name="VimmQA">Q.</text:span><text:span text:style-name="VimmPali"> </text:span>What is the perception of the loathsomeness of food?<text:note text:id="ftn706" text:note-class="footnote"><text:note-citation>3</text:note-citation><text:note-body><text:p text:style-name="Standard"><text:span text:style-name="VimmPali">Āhāre paṭikkūla saññā</text:span>.</text:p></text:note-body></text:note> What is the practising of it? What are its salient characteristic, function, near cause<text:note text:id="ftn707" text:note-class="footnote"><text:note-citation>4</text:note-citation><text:note-body><text:p text:style-name="Standard">Not answered in comment.</text:p></text:note-body></text:note> and manifestation? What are its benefits? What is the procedure?</text:p>
      <text:p text:style-name="VimmBody"><text:span text:style-name="VimmQA">A.</text:span> The yogin, attending to the loathsomeness of what in the form of nourishment is chewed, licked, drunk or eaten,<text:note text:id="ftn708" text:note-class="footnote"><text:note-citation>5</text:note-citation><text:note-body><text:p text:style-name="Standard"><text:span text:style-name="VimmPali">Khajja, leyya, peyya, bhojja</text:span>.</text:p></text:note-body></text:note> knows and knows well this perception. This is called the perception of the loathsomeness of food. The undisturbed dwelling of the mind in this perception is the practising of it. The understanding of the disadvantages of food is its salient characteristic. Disagreeableness is its function. The overcoming of desire is its manifestation.</text:p>
      <text:p text:style-name="VimmBody">What are its benefits? The yogin can acquire eight benefits: He who develops the perception of the loathsomeness of food knows the nature of morsels of food; he understands fully the five-fold lust; he knows the material aggregate; he knows the perception of impurity; he develops fully the mindfulness as to the interior of his body; his mind shrinks from desiring what is tasty;<text:note text:id="ftn709" text:note-class="footnote"><text:note-citation>6</text:note-citation><text:note-body><text:p text:style-name="Standard">Cp. <text:span text:style-name="VimmBibRef">Th. 580</text:span>: <text:span text:style-name="VimmBibQuote">Rasesu anugiddhassa jhāne na ramatī mono.</text:span></text:p></text:note-body></text:note> he fares well; he approaches the ambrosial.</text:p>
      <text:p text:style-name="VimmBody">What is the procedure? The new yogin enters into a place of solitude, sits down with mind composed and undisturbed, and considers the loathsomeness of what in the form of nourishment is chewed, licked, drunk or eaten as follows: “Such and such are the several hundred sorts of tasty food cooked clean. They are relished of the people. Their colour and smell are perfect. They are fit for great nobles. But after these foods enter into the body, they become impure, loathsome, rotten, abominable”.</text:p>
      <text:p text:style-name="VimmBody">One develops the perception of the loathsomeness of food in five ways: through (the task of) searching for it; through (the thought of) grinding it; through receptacle; through oozing; and through aggregation. <text:span text:style-name="VimmPageNo">[[269|206]]</text:span> </text:p>
      <text:p text:style-name="VimmBody"><text:span text:style-name="VimmQA">Q.</text:span> How should the yogin develop the perception of the loathsomeness of food through (the task of) “searching for it”?</text:p>
      <text:p text:style-name="VimmBody"><text:span text:style-name="VimmQA">A.</text:span> This yogin sees that many beings encounter trouble in searching for drink and food; they commit many evil deeds such as killing and thieving (for the sake of food). Further, he sees that these beings are the recipients of various forms of suffering and are killed or deprived of liberty. And again, he sees that such beings commit diverse evil actions such as eagerly searching for things, deceiving and pretending to be energetic. Thus these beings perform evil. Seeing food thus, he develops dislike through the thought: “Impure urine and excrement are due to drink and food”.<text:note text:id="ftn710" text:note-class="footnote"><text:note-citation>7</text:note-citation><text:note-body><text:p text:style-name="Standard">In the text this precedes the previous sentence.</text:p></text:note-body></text:note></text:p>
      <text:h text:style-name="Heading_20_4" text:outline-level="4" text:is-list-header="true"><text:soft-page-break/>The dwelling of the homeless</text:h>
      <text:p text:style-name="VimmBody">And again, he sees the dwelling of the homeless man in the clean forest- retreat where fragrant flowers bloom, where birds sing and the cry of the wild is heard. In that prosperous field which the good man cultivates, are shadows of trees, groves and water which captivate the mind of others. The ground is flat and exceedingly clean; so there is nothing uneven.<text:note text:id="ftn711" text:note-class="footnote"><text:note-citation>1</text:note-citation><text:note-body><text:p text:style-name="Standard">Cp. <text:span text:style-name="VimmBibRef">Th. 540</text:span>:</text:p><text:p text:style-name="VimmVersePali">Supupphite Sītavane sītale girikandare<text:line-break/>gattāni parisiñcitvā caṅkamissāmi ekako.</text:p><text:p text:style-name="Standard"><text:span text:style-name="VimmBibRef">Th. 1103</text:span>:</text:p><text:p text:style-name="VimmVersePali">Kadā mayūrassa sikhaṇḍino vane dijassa sutvā girigabbhare rutaṁ<text:line-break/>paccuṭṭhahitvā amatassa pattiyā saṁciñtaye taṁ nu kadā bhavissati.</text:p><text:p text:style-name="Standard"><text:span text:style-name="VimmBibRef">Th. 1135</text:span>:</text:p><text:p text:style-name="P4">Varāhaeṇeyyavigāḷhasevite pabbhārakūṭe pakaṭe ‘va sundare<text:line-break/>navambunā pāvusasittakānane tahiṁ guhāgehagato ramissasi.</text:p><text:p text:style-name="Standard"><text:span text:style-name="VimmBibRef">Th.1136</text:span>:</text:p><text:p text:style-name="VimmVersePali">Sunīlagīvā susikhā supekhunā sucittapattacchadanā vihaṁgamā<text:line-break/>sumañjughosatthanitābhigajjino te taṁ ramissanti vanamhi jhāyinaṁ.</text:p><text:p text:style-name="Standard"><text:span text:style-name="VimmBibRef">Th. 1137</text:span>:</text:p><text:p text:style-name="VimmVersePali">Vuṭṭhamhi deve caturaṅgule tiṇe sampupphite meghanibhamhi kānane<text:line-break/>nagantare viṭapisamo sayissaṁ taṁ me mudu hohiti tūlasannibhaṁ.</text:p></text:note-body></text:note> Seeing this, men admire them with awe. Here are no quarrels and noises. This place where the homeless man trains for enlightenment is like the dwelling of Brahma.<text:note text:id="ftn712" text:note-class="footnote"><text:note-citation>2</text:note-citation><text:note-body><text:p text:style-name="Standard">Cp. <text:span text:style-name="VimmBibRef">Th. 245</text:span>:</text:p><text:p text:style-name="VimmVersePali">Yathā Brahmā tathā eko yathā devo tathā duve,<text:line-break/>yathā gāmo tathā tayo kolāhalaṁ tatuttarin ti.</text:p></text:note-body></text:note> In such a place the mind is unfettered; and he, reciting (the Law) and developing concentration always, enjoys the practice of good deeds. (Leaving such a place) the homeless man goes in search of food in cold and heat, wind and dust, mud and rain. He traverses steep paths. With bowl in hand, he begs for food, and in begging enters others’ houses.<text:note text:id="ftn713" text:note-class="footnote"><text:note-citation>3</text:note-citation><text:note-body><text:p text:style-name="Standard">Cp. Th. 1118:</text:p><text:p text:style-name="VimmVersePali">Muṇḍo virūpo abhisāpam āgato kapālahattho ‘va kulesu bhikkhasu,<text:line-break/>yuñjassu satthu vacane mahesino, itissu maṁ citta pure niyuñjasi.</text:p></text:note-body></text:note> Seeing that, the yogin stirs up the thought of tribulation in his mind as follows: “Drink and food are impure. They come out in the form of excrement and urine. For that one goes in search of food”. Thus abandoning, he should look for the highest bliss.</text:p>
      <text:p text:style-name="VimmBody">And again, the yogin sees the practice of the homeless man. When he (the homeless man) begs, he has to pass the places where fierce horses, elephants and other animals gather and the places where dogs and pigs live. He has to go to the places where evil-doers live. He has to tread on mud or excreta <text:span text:style-name="VimmPageNo">[[270|207]]</text:span> in unclean places. He has to stand at the gates of other’s houses, silently, for sometime. He has to conceal his body with a cloth. Further, he doubts as regards obtaining alms.<text:note text:id="ftn714" text:note-class="footnote"><text:note-citation>4</text:note-citation><text:note-body><text:p text:style-name="Standard">Cp. <text:span text:style-name="VimmBibRef">Sn. 711-12</text:span>:</text:p><text:p text:style-name="VimmVersePali">Na muni gāmam āgamma kulesu sahasā care,<text:line-break/>ghāsesanaṁ chinnakatho na vācam payutaṁ bhaṇe.<text:line-break/>‘Alatthaṁ yad, idaṁ sādhu; nālatthaṁ kusalām iti;<text:line-break/>ubhayen’ eva so tādi rukkhaṁ va upanivattati.</text:p></text:note-body></text:note> This yogin thinks: “This man’s food is like dog’s food”, and he arouses disagreeableness as regards food thus: “This searching for food is most hateful. How could I take this food? I will simply beg from others” Thus one develops the perception of the loathsomeness of food through “searching for it”.</text:p>
      <text:p text:style-name="VimmBody"><text:span text:style-name="VimmQA">Q.</text:span> How should the yogin develop the perception of the loathsomeness of food through “grinding”?</text:p>
      <text:p text:style-name="VimmBody"><text:span text:style-name="VimmQA">A.</text:span> That yogin sees a man who, having searched for and obtained drink and food, sits down in front of these. He makes the (solid food) soft, by mixing it with fish sauce. He kneads it with his hand, grinds it in his mouth, gathers it with his lips, pounds it with his teeth, turns it with his tongue, unites it with his saliva and serum.<text:note text:id="ftn715" text:note-class="footnote"><text:note-citation>5</text:note-citation><text:note-body><text:p text:style-name="Standard">Lit. Thin blood.</text:p></text:note-body></text:note> These are most repulsive and unsightly as the vomit of a dog. Thus one develops the perception of the loathsomeness of food through “grinding”.</text:p>
      <text:p text:style-name="VimmBody"><text:soft-page-break/><text:span text:style-name="VimmQA">Q.</text:span> How should one develop the perception of the loathsomeness of food through “receptacle”?</text:p>
      <text:p text:style-name="VimmBody"><text:span text:style-name="VimmQA">A.</text:span> Thus these foods are swallowed and go into the stomach mixed with impurities and remain there. After that they go to the intestines. They are eaten by hundreds of kinds of worms. Being heated, they are digested. Thus they become most repugnant. It is like one’s vomit thrown into an unclean vessel. Thus one develops the perception of the loathsomeness of food through “receptacle”.</text:p>
      <text:p text:style-name="VimmBody"><text:span text:style-name="VimmQA">Q.</text:span> How should one develop the perception of the loathsomeness of food through “oozing”?</text:p>
      <text:p text:style-name="VimmBody"><text:span text:style-name="VimmQA">A.</text:span> These foods are digested by heat and mixed with new and old impurities. Like fermented liquor escaping from a broken vat, they flood the body. By flowing, they enter into the veins, the textures of the skin, face and eyes. They ooze out of nine openings and ninety-nine thousand pores. Thus through flowing, [441] these foods separate into five parts: one part is eaten by worms; one part is changed to heat; one part sustains the body; one part becomes urine; and one part is assimilated with the body. Thus one develops the perception of the loathsomeness of food through “oozing”.</text:p>
      <text:p text:style-name="VimmBody"><text:span text:style-name="VimmQA">Q.</text:span> How should one develop the perception of the loathsomeness of food through “aggregation”?</text:p>
      <text:p text:style-name="VimmBody"><text:span text:style-name="VimmQA">A.</text:span> This drink and food which flow become hair of the head and the body, nails and the rest. They cause to set up one hundred and one parts <text:span text:style-name="VimmPageNo">[[271|208]]</text:span> of the body. If they do not trickle out, they cause one hundred and one diseases. Thus one develops the perception of the loathsomeness of food through “aggregation”.</text:p>
      <text:p text:style-name="VimmBody">That yogin by these ways and through these activities develops the perception of the loathsomeness of food. Through disliking, his mind becomes free and is not distracted. His mind being undistracted he destroys the hindrances, arouses the meditation (<text:span text:style-name="VimmPali"><text:span text:style-name="T31">jhāna</text:span></text:span>) factors and dwells in access-concentration.</text:p>
      <text:p text:style-name="VimmSectEnded">The perception of the loathsomeness of food has ended.†</text:p>
      <text:p text:style-name="VimmBody">The sphere of nothingness and the sphere of neither perception nor non-perception are as was taught under the earth <text:span text:style-name="VimmPali">kasiṇa</text:span> before.</text:p>
      <text:p text:style-name="VimmBody">Here the stanza says :—</text:p>
      <text:p text:style-name="VimmVerseEnglish">The subjects of meditation are here<text:line-break/>indicated to the yogin in brief<text:line-break/>as if a man were pointing out the way<text:line-break/>to Pāṭaliputta.<text:note text:id="ftn716" text:note-class="footnote"><text:note-citation>1</text:note-citation><text:note-body><text:p text:style-name="Standard"><text:span text:style-name="VimmPali">Pāliputta</text:span> (transliteration).</text:p></text:note-body></text:note><text:line-break/>What’s told concisely he can know in full.<text:line-break/>He sees what lies before and what behind<text:line-break/>and with discernment viewing understands<text:line-break/>truth from untruth.<text:line-break/>From, what have been here in detail set forth,<text:line-break/>namely, the marks and the merits complete,<text:line-break/>one ought to know, just as it is, the scope<text:line-break/>of Freedom’s Path.</text:p>
      <text:p text:style-name="VimmSectEnded">The chapter of the thirty-eight subjects of meditation has ended.</text:p>
      <text:p text:style-name="VimmSectEnded">The eighth chapter of the subjects of meditation has ended.</text:p>
      <text:p text:style-name="VimmExportSkip">THE EIGHTH FASCICLE OF THE PATH OF FREEDOM.</text:p>
      <text:p text:style-name="VimmBody"><text:span text:style-name="VimmPageNo">[[272|209]]</text:span></text:p>
      <text:p text:style-name="VimmExportSkip">THE PATH OF FREEDOM</text:p>
      <text:p text:style-name="VimmExportSkip">Fascicle the ninth</text:p>
      <text:p text:style-name="VimmExportSkip">WRITTEN BY THE ARAHANT UPATISSA</text:p>
      <text:p text:style-name="VimmExportSkip">WHO WAS CALLED GREAT LIGHT IN RYO</text:p>
      <text:p text:style-name="VimmExportSkip">TRANSLATED IN RYO BY TIPITAKA SANGHAPĀLA OF FUNAN</text:p>
      <text:h text:style-name="Heading_20_2" text:outline-level="2">The five forms of higher knowledge</text:h>
      <text:p text:style-name="VimmBody"/>
      <text:p text:style-name="VimmExportSkip">CHAPTER THE NINTH</text:p>
      <text:p text:style-name="VimmBody">Now, when that yogin, having practised concentration, dwells easy in the fourth meditation, <text:span text:style-name="VimmPali">jhāna</text:span>, he is able to cause the arising of the five forms of higher <text:soft-page-break/>knowledge, namely, supernormal power,<text:note text:id="ftn717" text:note-class="footnote"><text:note-citation>1</text:note-citation><text:note-body><text:p text:style-name="Standard"><text:span text:style-name="VimmPali">Iddhividhā</text:span>.</text:p></text:note-body></text:note> divine hearing,<text:note text:id="ftn718" text:note-class="footnote"><text:note-citation>2</text:note-citation><text:note-body><text:p text:style-name="Standard"><text:span text:style-name="VimmPali">Dibbasotañāṇa</text:span>.</text:p></text:note-body></text:note> knowledge of others’ thoughts,<text:note text:id="ftn719" text:note-class="footnote"><text:note-citation>3</text:note-citation><text:note-body><text:p text:style-name="Standard"><text:span text:style-name="VimmPali">Cetopariyañāṇa</text:span>.</text:p></text:note-body></text:note> recollection of former lives,<text:note text:id="ftn720" text:note-class="footnote"><text:note-citation>4</text:note-citation><text:note-body><text:p text:style-name="Standard"><text:span text:style-name="VimmPali">Pubbenivāsānussatiñāṇa</text:span>.</text:p></text:note-body></text:note> divine sight.<text:note text:id="ftn721" text:note-class="footnote"><text:note-citation>5</text:note-citation><text:note-body><text:p text:style-name="Standard"><text:span text:style-name="VimmPali">Dibbacakkhuñāṇa</text:span>.</text:p></text:note-body></text:note></text:p>
      <text:p text:style-name="VimmBody">“Supernormal power” means “transformation”. “Divine hearing” means “beyond the reach of human audition”. “Knowledge of others’ thoughts” means “the understanding of others’ thoughts”. “Recollection of former lives” means “the remembrance of past lives”. “Divine sight” means “beyond the reach of human vision”.</text:p>
      <text:p text:style-name="VimmBody"><text:span text:style-name="VimmQA">Q.</text:span> How many kinds of supernormal power are there? Who develops it? What is the procedure?</text:p>
      <text:h text:style-name="Heading_20_3" text:outline-level="3" text:is-list-header="true">Three kinds of supernormal power</text:h>
      <text:p text:style-name="VimmBody"><text:span text:style-name="VimmQA">A.</text:span> There are three kinds of supernormal power, namely, the supernormal power of resolve, the supernormal power of transformation, the supernormal power caused by mind. What is the supernormal power of resolve? That yogin being one becomes many; and being many becomes one. Developing the body, he reaches the world of Brahma. This is called the supernormal power of resolve.<text:note text:id="ftn722" text:note-class="footnote"><text:note-citation>6</text:note-citation><text:note-body><text:p text:style-name="Standard">Cp. <text:span text:style-name="VimmBibRef">Pts. II, 207-10</text:span>: <text:span text:style-name="VimmBibQuote">Katamā adiṭṭhānā iddhi? Idha bhikkhu anekaviditaṁ iddhividhaṁ paccanubhoti: eko pi hutvā bahudhā hoti, bahudhā pi hutvā eko hoti... .yāva Brahmalokā pi kāyena vasaṁ vatteti... Ayaṁ adiṭṭhānā iddhi.</text:span></text:p></text:note-body></text:note> What is the supernormal power of transformation? That yogin discards his natural body and appears in the form of a boy or a snake <text:span text:style-name="VimmPageNo">[[273|210]]</text:span> or a king of Brahmas. These constitute the supernormal power of transformation. <text:note text:id="ftn723" text:note-class="footnote"><text:note-citation>7</text:note-citation><text:note-body><text:p text:style-name="Standard"><text:span text:style-name="VimmBibRef"><text:span text:style-name="T9">Pts. </text:span></text:span><text:span text:style-name="VimmBibRef">II, 210</text:span>: <text:span text:style-name="VimmBibQuote"><text:span text:style-name="T9">Katamā vikubbanā </text:span></text:span><text:span text:style-name="VimmBibQuote">iddhi?....... So pakativaṇṇaṁ vijahitv</text:span><text:span text:style-name="VimmBibQuote"><text:span text:style-name="T9">ā</text:span></text:span><text:span text:style-name="VimmBibQuote"> kum</text:span><text:span text:style-name="VimmBibQuote"><text:span text:style-name="T9">ā</text:span></text:span><text:span text:style-name="VimmBibQuote">rakavaṇṇaṁ v</text:span><text:span text:style-name="VimmBibQuote"><text:span text:style-name="T9">ā</text:span></text:span><text:span text:style-name="VimmBibQuote"> dasseti, n</text:span><text:span text:style-name="VimmBibQuote"><text:span text:style-name="T9">ā</text:span></text:span><text:span text:style-name="VimmBibQuote">gavaṇṇaṁ v</text:span><text:span text:style-name="VimmBibQuote"><text:span text:style-name="T9">ā</text:span></text:span><text:span text:style-name="VimmBibQuote"> dasseti, supaṇṇavaṇṇaṁ </text:span><text:span text:style-name="VimmBibQuote"><text:span text:style-name="T9">vā dasseti, </text:span></text:span><text:span text:style-name="VimmBibQuote">yakkhavaṇṇaṁ v</text:span><text:span text:style-name="VimmBibQuote"><text:span text:style-name="T9">ā</text:span></text:span><text:span text:style-name="VimmBibQuote"> dasseti, indavaṇṇaṁ v</text:span><text:span text:style-name="VimmBibQuote"><text:span text:style-name="T9">ā</text:span></text:span><text:span text:style-name="VimmBibQuote"> dasseti, devavaṇṇaṁ v</text:span><text:span text:style-name="VimmBibQuote"><text:span text:style-name="T9">ā</text:span></text:span><text:span text:style-name="VimmBibQuote"> dasseti, Brahmavaṇṇaṁ v</text:span><text:span text:style-name="VimmBibQuote"><text:span text:style-name="T9">ā</text:span></text:span><text:span text:style-name="VimmBibQuote"> dasseti....... </text:span><text:span text:style-name="VimmBibQuote"><text:span text:style-name="T9">Aya</text:span></text:span><text:span text:style-name="VimmBibQuote">ṁ </text:span><text:span text:style-name="VimmBibQuote"><text:span text:style-name="T9">vikubbanā </text:span></text:span><text:span text:style-name="VimmBibQuote">iddhi.</text:span></text:p></text:note-body></text:note>What is the supernormal power caused by mind? That yogin calls up from this body another body, readily, and endows it with all members and faculties, according to his will. This is called the supernormal power caused by mind.<text:note text:id="ftn724" text:note-class="footnote"><text:note-citation>8</text:note-citation><text:note-body><text:p text:style-name="P17"><text:span text:style-name="VimmBibRef"><text:span text:style-name="T9">Pts. </text:span></text:span><text:span text:style-name="VimmBibRef">II, 210-11</text:span>: <text:span text:style-name="VimmBibQuote">Katamā manomayā iddhi? Idha bhikkhu imamhā kāyā aññaṁ kāyaṁ abhinimmināti </text:span><text:span text:style-name="VimmBibQuote"><text:span text:style-name="T9">rūpi</text:span></text:span><text:span text:style-name="VimmBibQuote">ṁ</text:span><text:span text:style-name="VimmBibQuote"><text:span text:style-name="T9"> </text:span></text:span><text:span text:style-name="VimmBibQuote">manomayaṁ sabbaṅgapaccaṅgaṁ ahīnindriyaṁ....... </text:span><text:span text:style-name="VimmBibQuote"><text:span text:style-name="T9">Aya</text:span></text:span><text:span text:style-name="VimmBibQuote">ṁ</text:span><text:span text:style-name="VimmBibQuote"><text:span text:style-name="T9"> </text:span></text:span><text:span text:style-name="VimmBibQuote">manoṁayā iddhi.</text:span></text:p></text:note-body></text:note></text:p>
      <text:h text:style-name="Heading_20_3" text:outline-level="3">Seven kinds of supernormal power</text:h>
      <text:p text:style-name="VimmBody">And again, there are seven kinds of supernormal power, namely, the supernormal power diffused by knowledge, the supernormal power diffused by concentration, the supernormal power of the Ariyas, the supernormal power born of <text:span text:style-name="VimmPali">kamma-</text:span>result, the supernormal power of the meritorious, the supernormal power accomplished by magic, the supernormal power accomplished by the application of the means of success.</text:p>
      <text:p text:style-name="VimmBody"><text:span text:style-name="VimmQA">Q.</text:span> What is the supernormal power diffused by knowledge? <text:span text:style-name="VimmQA">A.</text:span> By the view of impermanence, one rejects the perception of permanence and accomplishes the supernormal power diffused by knowledge. By the Path of Sanctity, one rejects all defilements and accomplishes the supernormal power diffused by knowledge. Thus should supernormal power diffused by knowledge be understood. It is as in the case of Venerable Elder Bakkula, of the Venerable Elder Saṅkicca and of the Venerable Elder <text:span text:style-name="T9">Bhūtapāla. </text:span>Thus is supernormal power diffused by knowledge.<text:note text:id="ftn725" text:note-class="footnote"><text:note-citation>9</text:note-citation><text:note-body><text:p text:style-name="P17"><text:span text:style-name="VimmBibRef"><text:span text:style-name="T9">Pts. </text:span></text:span><text:span text:style-name="VimmBibRef">II, 211</text:span>: <text:span text:style-name="VimmBibQuote">Katamā ñāṇavipphārā iddhi? ‘Aniccānupassanāya niccasaññāya pahānaṭṭho ijjhatīti’ ñāṇavipphārā iddhi, ‘dukkhānupassanāya sukhasaññāya, anattānupassanāya attasaññāya....... paṭinissaggānupassanāya ādānassa pahānaṭṭho ijjhatīti’ ñāṇavipphārā iddhi. Ā</text:span><text:span text:style-name="VimmBibQuote"><text:span text:style-name="T9">yasmato </text:span></text:span><text:span text:style-name="VimmBibQuote">Bakkulassa ñāṇavipphārā iddhi, āyasmato Saṅkiccassa ñāṇavipphārā iddhi, āyasmato </text:span><text:span text:style-name="VimmBibQuote"><text:span text:style-name="T9">Bhūtap</text:span></text:span><text:span text:style-name="VimmBibQuote">ā</text:span><text:span text:style-name="VimmBibQuote"><text:span text:style-name="T9">lassa </text:span></text:span><text:span text:style-name="VimmBibQuote">ñāṇavipphārā iddhi. </text:span><text:span text:style-name="VimmBibQuote"><text:span text:style-name="T9">Ayaṁ </text:span></text:span><text:span text:style-name="VimmBibQuote">ñāṇavipphārā iddhi.</text:span></text:p></text:note-body></text:note></text:p>
      <text:p text:style-name="VimmBody"><text:span text:style-name="VimmQA">Q.</text:span> What is the supernormal power diffused by concentration? <text:span text:style-name="VimmQA">A.</text:span> By the first meditation, <text:span text:style-name="VimmPali">jhāna</text:span>, one rejects the hindrances and accomplishes the supernormal power diffused by concentration. By the attainment of the sphere of neither perception nor non-perception, one rejects the perception of nothingness and <text:soft-page-break/>accomplishes the supernormal power diffused by concentration. It is as in the case of the Venerable Elder <text:span text:style-name="T9">Sāriputta, </text:span>of the Venerable Elder Khāṇukoṇḍañña, of the lay-sister <text:span text:style-name="T9">Uttarā </text:span>and of the lay-sister <text:span text:style-name="T9">Sāmāvatī. </text:span>Thus is the supernormal power diffused by concentration.<text:note text:id="ftn726" text:note-class="footnote"><text:note-citation>1</text:note-citation><text:note-body><text:p text:style-name="Standard"/><text:list text:style-name="L28"><text:list-item><text:p text:style-name="P67"><text:span text:style-name="VimmBibRef"><text:span text:style-name="T9">Pts. </text:span></text:span><text:span text:style-name="VimmBibRef">II, 211-12</text:span>: <text:span text:style-name="VimmBibQuote">Katamā samādhivipphārā iddhi? ‘Paṭhamajjhānena nīvaraṇānaṁ pahānaṭṭho ijjhatīti’ samādhivipphārā iddhi,... pe... ‘nevasaññānāsaññāyatanasamāpattiyā ākiñcaññāyatanasaññāya pahānaṭṭho ijjhatīti’ samādhivipphārā iddhi. </text:span><text:span text:style-name="VimmBibQuote"><text:span text:style-name="T9">Āyasmato </text:span></text:span><text:span text:style-name="VimmBibQuote">Sāriputtassa samādhivipphārā iddhi, āyasmato Sañjīvassa samādhivipphārā iddhi, āyasmato Khāṇu-koṇḍaññassa samādhivipphārā iddhi; Uttarāya upāsikāya samādhivipphārā iddhi, Sāmā-vatiyā upāsikāya samādhivipphārā iddhi. </text:span><text:span text:style-name="VimmBibQuote"><text:span text:style-name="T9">Ayaṁ </text:span></text:span><text:span text:style-name="VimmBibQuote">samādhivipphārā iddhi.</text:span></text:p></text:list-item><text:list-item><text:p text:style-name="P66"><text:span text:style-name="VimmBibRef">A. I, 26</text:span>: <text:span text:style-name="VimmBibQuote">Etad agga</text:span><text:span text:style-name="VimmBibQuote"><text:span text:style-name="T9">ṁ</text:span></text:span><text:span text:style-name="VimmBibQuote"> bhikkhave mama sāvikāna</text:span><text:span text:style-name="VimmBibQuote"><text:span text:style-name="T9">ṁ</text:span></text:span><text:span text:style-name="VimmBibQuote"> upāsikāna</text:span><text:span text:style-name="VimmBibQuote"><text:span text:style-name="T9">ṁ</text:span></text:span><text:span text:style-name="VimmBibQuote"> paṭhama</text:span><text:span text:style-name="VimmBibQuote"><text:span text:style-name="T9">ṁ</text:span></text:span><text:span text:style-name="VimmBibQuote"> jhāyīna</text:span><text:span text:style-name="VimmBibQuote"><text:span text:style-name="T9">ṁ</text:span></text:span><text:span text:style-name="VimmBibQuote"> yadida</text:span><text:span text:style-name="VimmBibQuote"><text:span text:style-name="T9">ṁ</text:span></text:span><text:span text:style-name="VimmBibQuote"> Uttarā Nandamātā.</text:span></text:p></text:list-item></text:list></text:note-body></text:note> <text:span text:style-name="VimmPageNo">[[274|211]]</text:span> </text:p>
      <text:p text:style-name="VimmBody"><text:span text:style-name="VimmQA">Q.</text:span> What is the supernormal power of the Noble Ones? <text:span text:style-name="VimmQA">A.</text:span> Here if a bhikkhu wishes to dwell perceiving non-repugnance in the repugnant, he could dwell perceiving non-repugnance. Here if a bhikkhu wishes to dwell perceiving repugnance in the non-repugnant, he could dwell perceiving repugnance. Here if a bhikkhu wishes to dwell perceiving non-repugnance in the non-repugnant and in the repugnant, he could dwell perceiving non-repugnance. Here if a bhikkhu wishes to dwell perceiving repugnance in the repugnant and in the non-repugnant, he could dwell perceiving repugnance. <text:span text:style-name="VimmQA">Q.</text:span> How does one dwell perceiving repugnance in the non-repugnant? <text:span text:style-name="VimmQA">A.</text:span> One fills the non-repugnant with the thought that is impure or regards it as impermanent. <text:span text:style-name="VimmQA">Q.</text:span> How does one dwell perceiving non-repugnance in the repugnant and in the non-repugnant? <text:span text:style-name="VimmQA">A.</text:span> One diffuses the repugnant and the non-repugnant with thoughts of loving-kindness and regards them as elements. <text:span text:style-name="VimmQA">Q.</text:span> How does one dwell perceiving repugnance in the non-repugnant and in the repugnant? <text:span text:style-name="VimmQA">A.</text:span> One fills the non-repugnant and the repugnant with the thought that they are impure or regards them as impermanent. <text:span text:style-name="VimmQA">Q.</text:span> How does one dwell indifferent, conscious and knowing separate from the non-repugnant and the repugnant? <text:span text:style-name="VimmQA">A.</text:span> Here a bhikkhu, seeing a form with the eye is not delighted, is not anxious, dwells indifferent, aware, knowing. It is the same as to the (objects appearing at) the other doors. This is called the supernormal power of the Noble Ones.<text:note text:id="ftn727" text:note-class="footnote"><text:note-citation>2</text:note-citation><text:note-body><text:p text:style-name="Standard"><text:span text:style-name="VimmBibRef">Pts. II, 212-13</text:span>: <text:span text:style-name="VimmBibQuote">Katamā ariyā iddhi? Idha bhikkhu sace ākaṅkhati ‘Paṭikkūle apaṭikkūlasaññī vihareyyan’ ti, apaṭikkūlasaññī tattha viharati; sacce ākaṅkhati ‘Apaṭikkūle paṭikkūlasaññī vihareyyan’ ti, paṭikkūlasaññī tattha viharati; sace ākaṅkhati' Paṭikkūle ca apaṭikkūle ca apaṭikkūlasaññī vihareyyan' ti, apaṭikkūlasaññī tattha viharati; sace ākaṅkhati ‘Apaṭikkūle ca paṭikkūle ca paṭikkūlasaññī vihareyyan’ ti, paṭikkūlasaññī tattha viharati; sace ākaṅkhati ‘Paṭikkūle ca apaṭikkūle ca tadubhayaṁ abhinivajjetvā upekkhako vihareyyaṁ sato sampajāno’ ti, upekkhako tattha viharati sato sampajāno.</text:span></text:p><text:p text:style-name="Standard"><text:span text:style-name="VimmBibQuote">Kathaṁ paṭikkūle apaṭikkūlasaññī viharati? Aniṭṭhasmiṁ vatthusmiṁ mettāya vā pharati, dhātuto vā upasaṁharati. Evaṁ paṭikkūle apaṭikkūlasaññī viharati.</text:span></text:p><text:p text:style-name="Standard"><text:span text:style-name="VimmBibQuote">Kathaṁ apaṭikkūle paṭikkūlasaññī viharati? Iṭṭhasmiṁ vatthusmiṁ asubhāya vā pharati, aniccato vā upasaṁharati. Evaṁ apaṭikkūle paṭikkūlasaññī viharati.</text:span></text:p><text:p text:style-name="Standard"><text:span text:style-name="VimmBibQuote">Kathaṁ paṭikkūle ca apaṭikkūle ca apaṭikkūlasaññī viharati? Aniṭṭhasmiṁ ca iṭṭthasmiṁ ca vatthusmiṁ mettāya vā pharati, dhātuto vā upasaṁharati. Evaṁ paṭikkūle ca apaṭikkūle ca apaṭikkūlasaññī viharati.</text:span></text:p><text:p text:style-name="Standard"><text:span text:style-name="VimmBibQuote">Kathaṁ apaṭikkūle ca paṭikkūle ca paṭikkūlasaññī viharati? Iṭṭthasmiṁ ca aniṭṭhasmiṁ ca vatthusmiṁ asubhāya vā pharati, aniccato vā upasaṁharati. Evaṁ apaṭikkūle ca paṭikkūle ca paṭikkūlasaññī viharati.</text:span></text:p><text:p text:style-name="Standard"><text:span text:style-name="VimmBibQuote">Kathaṁ paṭikkūle ca apaṭikkūle ca tadubhayaṁ abhinivajjetvā upekkhako viharati sato sampajāno? Idha bhikkhu cakkhunā rūpaṁ disvā n’ eva sumano hoti na dummano, upekkhako viharati sato sampajāno; sotena saddaṁ sutvā, ghānena gandhaṁ ghāyitvā, jivhāya rasaṁ sāyitvā, kāyena phoṭṭhabbaṁ phusitvā, manasā dhammaṁ viññāya n’eva sumano hoti na dummano, upekkhako viharati sato sampajāno. Evaṁ paṭikkūle ca apaṭikkūle ca tadubhayaṁ abhinivajjetvā upekkhako viharati sato sampajāno. Ayaṁ ariyā iddhi.</text:span></text:p></text:note-body></text:note> <text:span text:style-name="VimmQA">Q.</text:span> What is the supernormal power born of <text:span text:style-name="VimmPali">kamma-result</text:span>? <text:span text:style-name="VimmQA">A.</text:span> All deities, all birds, some men, some born in states of suffering, perform the supernormal power of traversing the sky. This is called the supernormal power born of <text:span text:style-name="VimmPali">kamma</text:span>- result.<text:note text:id="ftn728" text:note-class="footnote"><text:note-citation>3</text:note-citation><text:note-body><text:p text:style-name="P17"><text:span text:style-name="VimmBibRef">Pts. II, 213</text:span>: <text:span text:style-name="VimmBibQuote">Katamā kammavipākajā iddhi? Sabbesaṁ pakkhīnaṁ, sabbesaṁ devānaṁ, ekaccānaṁ manussānaṁ, ekaccānaṁ vinipātikānaṁ. Ayaṁ kammavipākajā iddhi.</text:span></text:p></text:note-body></text:note> <text:span text:style-name="VimmQA">Q.</text:span> What is the supernormal power of the meritorious? <text:span text:style-name="VimmQA">A.</text:span> It is as in the case of a wheel-king; of Jotika, the rich householder; of Jaṭila, the <text:span text:style-name="VimmPageNo">[[275|212]]</text:span> rich householder; of Ghosita, the rich householder. And again, it is said that it is as in the case of the five <text:soft-page-break/>persons of great merit. This is called the supernormal power of the meritorious.<text:note text:id="ftn729" text:note-class="footnote"><text:note-citation>1</text:note-citation><text:note-body><text:p text:style-name="Standard"><text:span text:style-name="VimmBibRef">Pts. II, 213</text:span>: <text:span text:style-name="VimmBibQuote">Katamā puññavato iddhi? Rājā Cakkavatti vehāsaṁ gacchati saddhiṁ caturaṅginiyā senāya antamaso assabandhagopake purise upādāya; Jotikassa gahapatissa puññavato iddhi, Jaṭilassa gahapatissa puññavato iddhi, Meṇḍakassa gahapatissa puññavato iddhi, Ghositassa gahapatissa puññavato iddhi, pañcannaṁ mahāpuññānaṁ puññavato iddhi. Ayaṁ puññavato iddhi.</text:span></text:p></text:note-body></text:note> <text:span text:style-name="VimmQA">Q.</text:span> What is the supernormal power accomplished by magic? <text:span text:style-name="VimmQA">A.</text:span> A magician recites spells and goes through the sky. There he causes to appear elephants, horses, chariots, infantry or various other groups of an army. This is called the supernormal power accomplished by magic.<text:note text:id="ftn730" text:note-class="footnote"><text:note-citation>2</text:note-citation><text:note-body><text:p text:style-name="P17"><text:span text:style-name="VimmBibRef">Pts. II, </text:span><text:span text:style-name="VimmBibRef"><text:span text:style-name="T82">213</text:span></text:span>: <text:span text:style-name="VimmBibQuote">Katamā vijjāmayā iddhi? Vijjādharā vijjaṁ parijapetvā vehāsaṁ gacchanti: ākāse antalikkhe hatthiṁ pi dassenti, assaṁ pi dassenti, rathaṁ pi dassenti, pattiṁ pi dassenti, vividhaṁ pi senābyūhaṁ dassenti. Ayam vijjāmayā iddhi.</text:span></text:p></text:note-body></text:note> <text:span text:style-name="VimmQA">Q.</text:span> What is the supernormal power accomplished by the application of the means of success. <text:span text:style-name="VimmQA">A.</text:span> By renunciation, one accomplishes the rejection of lustful desire; by the Path of Sanctity, one accomplishes the rejection of all defilements. It is like a potter finishing his work. Thus through the application of the means of success, all things are accomplished. This is called the supernormal power accomplished by the application of the means of success.<text:note text:id="ftn731" text:note-class="footnote"><text:note-citation>3</text:note-citation><text:note-body><text:p text:style-name="P17"><text:span text:style-name="VimmBibRef">Pts. II, 213-14</text:span>: <text:span text:style-name="VimmBibQuote">Kathaṁ tattha tattha sammāpayogapaccayā ijjhanaṭṭhena iddhi? ‘Nekkhammena kāmacchandassa pahānaṭṭho ijjhatīti’ tattha tattha sammāpayogapaccayā ijjhanaṭṭhena iddhi,... Arahattamaggena sabbakilesānaṁ pahānaṭṭho ijjhatīti’ tattha tattha sammāpayogapaccayā ijjhanaṭṭhena iddhi. Evaṁ tattha tattha sammāpayogapaccayā ijjhanaṭṭhena iddhi.</text:span></text:p></text:note-body></text:note></text:p>
      <text:h text:style-name="Heading_20_3" text:outline-level="3" text:is-list-header="true">Procedure of developing supernormal power</text:h>
      <text:p text:style-name="VimmBody"><text:span text:style-name="VimmQA">Q.</text:span> Who practises supernormal power? How is supernormal power developed? <text:span text:style-name="VimmQA">A.</text:span> It is said that there are nine connected with space. Again it is said that there are five in space. All men who attain to the fourth meditation, <text:span text:style-name="VimmPali">jhāna</text:span>, with facility, develop supernormal power. Again it is said that the fourth meditation, <text:span text:style-name="VimmPali">jhāna</text:span>, of the realm of form, makes for distinction. Therefore one, develops supernormal power. Again it is said that two of the four meditations, <text:span text:style-name="VimmPali">jhāna</text:span>, are ease-giving. Thus is supernormal power practised. <text:span text:style-name="VimmQA">Q.</text:span> How is supernormal power developed? <text:span text:style-name="VimmQA">A.</text:span> Here a bhikkhu develops the basis of supernormal power which is endowed with the activities of endeavour and the concentration of will. It is the same with the concentration of energy, the concentration of thought and the concentration of scrutiny.<text:note text:id="ftn732" text:note-class="footnote"><text:note-citation>4</text:note-citation><text:note-body><text:p text:style-name="Standard"><text:span text:style-name="VimmBibRef">D. II, 213</text:span>: <text:span text:style-name="VimmBibQuote">Yāva supaññattā v'ime tena Bhagavatā jānatā passatā arahatā sammāsambuddhena cattāro iddhipādā iddhipahutāya iddhi-visavitāya iddhi-vikubbanatāya. Katame cattaro? Idha bho bhikkhu chanda-samādhi-padhāna-saṁkhāra-samannāgataṁ iddhipādaṁ bhāveti, viriya-samādhi... citta-samādhi... vīmaṁsā-samādhi-padhāna-saṁkhāra-saman-nāgataṁ iddhipādaṁ bhāveti.</text:span></text:p></text:note-body></text:note> “Will” is the wish to do. “Concentration” is non-distraction of the mind. That yogin wishes for supernormal power and the bases of supernormal power, and practises concentration and resolves upon the four kinds of endeavour. He endeavours to preclude the arising of evil demeritorious states that have not yet arisen; he endeavours to reject the evil demeritorious [[276|213]] states that have already arisen; he endeavours to cause the arising of meritorious states that have not yet arisen; he endeavours to increase and to consciously reproduce the meritorious states that have already arisen; and to develop them fully. These are called “the activities of endeavour”. “Endowed” means that one is endowed with these three qualities. Thus the six parts of the term are completed. “Basis of supernormal power”: That by which one attains to supernormal power—the “basis of supernormal power” is only that. Therefore that state is called “basis of supernormal power”. And again, the fulfilment of the activities of endeavour and the concentration of will—this is called the “basis of supernormal power”. It is the means of attending to supernormal power. This is the principal meaning. “Develops” means: “Practises and repeats it”. This is called “the development of the basis of supernormal power endowed with the activities of endeavour and the concentration of will”. Thus that yogin practises. This is the means of success:- Sometimes he falls back; sometimes he abides. He causes the arising of energy. He fulfils <text:span text:style-name="VimmPageNoOrig">[442]</text:span> this basis of supernormal power which is endowed with concentration of energy and the activities of endeavour. (In) this means of success, he sometimes slackens, sometimes falls back, sometimes is perturbed. When the mind slackens, he produces the mental characteristic of alacrity; when the mind falls away, he produces concentration of mind; when the mind is perturbed, he produces the characteristic of equanimity. Thus his mind acquires the basis of supernormal power which is endowed with <text:soft-page-break/>concentration of mind and the activities of endeavour. If one has a mind that is without defilement, one understands advantage and disadvantage with ease. He practises (saying): “Now is the time to develop”, or “now is not the time to develop”. Thus he accomplishes “the basis of supernormal power which is endowed with concentration of scrutiny and the activities of endeavour”. Thus that yogin develops the four bases of supernormal power. His mind, being wieldy, responds to the body, and his body responds to the mind. Thus that yogin sometimes controls the body with his mind, and sometimes the mind with his body. Depending on the body, the mind changes; depending on the mind, the body changes. Depending on the body, the mind resolves; depending on the mind, the body resolves. The perception of bliss and lightness adheres to the body. In that state he accomplishes and abides. Practising thus, that yogin reaches the acme of lightness, makes his body exceedingly pliant, and attains to the capacity-limit of resolve, even as a ball of iron made red-hot is capable of being fashioned into any shape easily. Thus having through mental culture made his body light, he, owing to the lightness of body, enters the fourth meditation, <text:span text:style-name="VimmPali">jhāna</text:span>, and is mindful and tranquil. Rising therefrom, he knows space, and resolves through knowledge. Thus his body is able to rise up in space, Having resolved through knowledge, <text:span text:style-name="VimmPageNo">[[277|214]]</text:span> he can rise up in space. It is comparable to cottonwool blown by the wind.<text:note text:id="ftn733" text:note-class="footnote"><text:note-citation>1</text:note-citation><text:note-body><text:p text:style-name="Standard">Cp. <text:span text:style-name="VimmBibRef">S. V, 283-85</text:span>: <text:span text:style-name="VimmBibQuote">Yasmiṁ Ānanda samaye Tathāgato kāyam pi citte samādahati cittam pi ca kāye samādahati sukhasaññañca lahusaññañca kāye okkamitvā viharati, tasmiṁ Ānanda samaye Tathāgatassa kāyo lahutaro ceva hoti mudutaro ca kammaniyataro ca pabhassarataro ca.</text:span></text:p><text:p text:style-name="Standard"><text:span text:style-name="VimmBibQuote">Seyyathāpi Ānanda ayoguḷo divasaṁ santatto lahutaro ceva hoti mudutaro ca kammaniyataro ca pabhassarataro ca, evam eva kho Ānanda yasmiṁ samaye Tathāgato kāyam pi citte samādahati, cittam pi kāye samādahati, sukhasaññañca lahusaññañca kāye okkamitvā viharati, tasmiṁ Ānanda samaye Tathāgatassa kāyo lahutaro ceva hoti mudutaro ca kammaniyataro ca pabhassarataro ca.</text:span></text:p><text:p text:style-name="Standard"><text:span text:style-name="VimmBibQuote">Yasmiṁ Ānanda samaye Tathāgato kāyam pi citte samādahati, cittam pi kāye samādahati, sukkhasaññañca lahusaññañca kāye okkamitvā viharati, tasmiṁ Ānanda samaye Tathāgatassa kāyo appakasireneva pathaviyā vehāsaṁ abbhuggacchati, so anekavihitaṁ iddhividhaṁ paccanubhoti, eko pi hutvā bahudhā hoti,... pe ... Yāva Brahmalokā pi kāyena vasaṁ vatteti.</text:span></text:p><text:p text:style-name="Standard"><text:span text:style-name="VimmBibQuote">Seyyathāpi Ānanda tūlapicu vā kappāsapicu vā lahuko vatupādāno appakasireneva pathaviyā vehāsaṁ abbhuggacchati, evam eva kho Ānanda yasmiṁ samaye Tathāgato kāyam pi citte samādahati, cittam pi kāye samādahati, sukhasaññañca lahusañññaca kāye okkamitvā viharati, tasmiṁ Ananda samaye Tathāgatassa kāyo appakasireneva pathaviyā vehāsaṁ abbhuggacchati, so anekavihitaṁ iddhividhaṁ pacchanubhoti, eko pi hutvā bahudhā hoti,... pe yāva Brahmalokā pi kāyena vasaṁ vattetīti,</text:span></text:p></text:note-body></text:note> Here the new yogin should not go far quickly, because he might, in the course of his application, arouse fear. If he stirs up fear, his meditation, <text:span text:style-name="VimmPali">jhāna</text:span>, will fall away. Therefore the new yogin should not go far quickly. He should go gradually. At first one <text:span text:style-name="VimmPali">shaku</text:span>;<text:note text:id="ftn734" text:note-class="footnote"><text:note-citation>2</text:note-citation><text:note-body><text:p text:style-name="Standard">Nearl<text:span text:style-name="T42">y</text:span> a foot.</text:p></text:note-body></text:note> then he gradually rises and applies himself. And again, he attempts one fathom according to his size. Thus one should reach gradually the point he desires to reach.</text:p>
      <text:p text:style-name="VimmBody"><text:span text:style-name="VimmQA">Q.</text:span> Is it possible that the yogin will fall down from the sky, if he loses his meditation, <text:span text:style-name="VimmPali">jhāna</text:span>, there? <text:span text:style-name="VimmQA">A.</text:span> No. This begins from one’s meditation-seat. If, having gone far, the meditation, <text:span text:style-name="VimmPali">jhāna</text:span>, is lost, one reaches the sitting place. One sees the body in the first posture (and thinks): “This is the possessor of supernormal power. This is his serenity-practice”.</text:p>
      <text:h text:style-name="Heading_20_3" text:outline-level="3" text:is-list-header="true">Supernormal power of resolve</text:h>
      <text:p text:style-name="VimmBody">That yogin applies himself gradually, and becomes capable of easy attainment. “He is able to enjoy supernormal power in the various modes. Being one, he becomes many; being many, he becomes one. Or he becomes visible (or invisible) or he goes across a wall; he goes across a barrier; he goes across a hill; he goes unimpeded as if he were in space. He can sink into the earth or come out of it, as if in water. He can walk on water as on dry land. He can move in space as a bird on the wing. In the greatness of supernormal power and might, he can handle the sun and the moon. He raises up his body and reaches the world of Brahmā.</text:p>
      <text:p text:style-name="VimmBody">“Being one, he becomes many”: He, being one, makes himself many. He makes himself appear a hundred or a thousand, or a ten thousand and so on through supernormal power. He enters the fourth meditation, <text:span text:style-name="VimmPali">jhāna</text:span>, and rising therefrom peacefully resolves through knowledge: “May I be many!”, like Cullapanthaka, the Consummate One (arahant). <text:span text:style-name="VimmPageNo">[[278|215]]</text:span> </text:p>
      <text:p text:style-name="VimmBody"><text:soft-page-break/>“Being many, he becomes one”: Desiring to change from many to one, he resolves through knowledge thus: “May I change from many to one!”, like Cullapanthaka, the Consummate One.<text:note text:id="ftn735" text:note-class="footnote"><text:note-citation>1</text:note-citation><text:note-body><text:p text:style-name="Standard">Cp.</text:p><text:list text:style-name="L29"><text:list-item><text:p text:style-name="P68"><text:span text:style-name="VimmBibRef">A. I, 24</text:span>: <text:span text:style-name="VimmBibQuote">Etad aggaṁ bhikkhave </text:span><text:span text:style-name="VimmBibQuote"><text:span text:style-name="T16">mama sāvakāna</text:span></text:span><text:span text:style-name="VimmBibQuote">ṁ</text:span><text:span text:style-name="VimmBibQuote"><text:span text:style-name="T16"> bhikkhūna</text:span></text:span><text:span text:style-name="VimmBibQuote">ṁ</text:span><text:span text:style-name="VimmBibQuote"><text:span text:style-name="T16"> </text:span></text:span><text:span text:style-name="VimmBibQuote">manomayaṁ </text:span><text:span text:style-name="VimmBibQuote"><text:span text:style-name="T16">kāya</text:span></text:span><text:span text:style-name="VimmBibQuote">ṁ </text:span><text:span text:style-name="VimmBibQuote"><text:span text:style-name="T16">abhinimminantāna</text:span></text:span><text:span text:style-name="VimmBibQuote">ṁ</text:span><text:span text:style-name="VimmBibQuote"><text:span text:style-name="T16"> </text:span></text:span><text:span text:style-name="VimmBibQuote">yadidaṁ Cullapanthako</text:span> (= <text:span text:style-name="VimmBibQuote">So </text:span><text:span text:style-name="VimmBibQuote"><text:span text:style-name="T16">ñāṇaparipāka</text:span></text:span><text:span text:style-name="VimmBibQuote">ṁ</text:span><text:span text:style-name="VimmBibQuote"><text:span text:style-name="T16"> āgamma </text:span></text:span><text:span text:style-name="VimmBibQuote">tattha khayavayaṁ </text:span><text:span text:style-name="VimmBibQuote"><text:span text:style-name="T16">paṭṭhapetvā </text:span></text:span><text:span text:style-name="VimmBibQuote">cintesi: idaṁ coḷakha</text:span><text:span text:style-name="VimmBibQuote"><text:span text:style-name="T16">ṇḍ</text:span></text:span><text:span text:style-name="VimmBibQuote">aṁ </text:span><text:span text:style-name="VimmBibQuote"><text:span text:style-name="T16">pakatiyā </text:span></text:span><text:span text:style-name="VimmBibQuote">pa</text:span><text:span text:style-name="VimmBibQuote"><text:span text:style-name="T16">ṇḍ</text:span></text:span><text:span text:style-name="VimmBibQuote">araṁ parisuddhaṁ u</text:span><text:span text:style-name="VimmBibQuote"><text:span text:style-name="T16">pādiṇṇakasarīra</text:span></text:span><text:span text:style-name="VimmBibQuote">ṁ</text:span><text:span text:style-name="VimmBibQuote"><text:span text:style-name="T16"> nissāya </text:span></text:span><text:span text:style-name="VimmBibQuote">kiliṭṭhaṁ j</text:span><text:span text:style-name="VimmBibQuote"><text:span text:style-name="T16">āt</text:span></text:span><text:span text:style-name="VimmBibQuote">aṁ, cittam pi evaṁgatikam </text:span><text:span text:style-name="VimmBibQuote"><text:span text:style-name="T16">evā ti. Samādhim bhāvetvā cattāri rūpāvacarajjhānāni padakāni katvā </text:span></text:span><text:span text:style-name="VimmBibQuote">saha </text:span><text:span text:style-name="VimmBibQuote"><text:span text:style-name="T16">paṭisambhidāhi </text:span></text:span><text:span text:style-name="VimmBibQuote">arahattaṁ </text:span><text:span text:style-name="VimmBibQuote"><text:span text:style-name="T16">pāpuṇi. </text:span></text:span><text:span text:style-name="VimmBibQuote">So </text:span><text:span text:style-name="VimmBibQuote"><text:span text:style-name="T16">manomayañāṇalābhi hutvā </text:span></text:span><text:span text:style-name="VimmBibQuote">eko </text:span><text:span text:style-name="VimmBibQuote"><text:span text:style-name="T16">hutvā bahudhā, bahudhā hutvā eko bhavitu</text:span></text:span><text:span text:style-name="VimmBibQuote">ṁ</text:span><text:span text:style-name="VimmBibQuote"><text:span text:style-name="T16"> samattho ahosi.</text:span></text:span><text:span text:style-name="T16">—</text:span><text:span text:style-name="VimmBibRef"><text:span text:style-name="T16">Mp. I, 216</text:span></text:span><text:span text:style-name="T16">).</text:span></text:p></text:list-item><text:list-item><text:p text:style-name="P68"><text:span text:style-name="VimmBibRef"><text:span text:style-name="T16">Pts. II, 207</text:span></text:span><text:span text:style-name="T16">: </text:span><text:span text:style-name="VimmBibQuote"><text:span text:style-name="T16">‘Eko pi hutvā bhudhā hotīti’. Pakatiyā eko bahula</text:span></text:span><text:span text:style-name="VimmBibQuote">ṁ</text:span><text:span text:style-name="VimmBibQuote"><text:span text:style-name="T16"> āvajjati, sata</text:span></text:span><text:span text:style-name="VimmBibQuote">ṁ</text:span><text:span text:style-name="VimmBibQuote"><text:span text:style-name="T16"> vā sahassa</text:span></text:span><text:span text:style-name="VimmBibQuote">ṁ</text:span><text:span text:style-name="VimmBibQuote"><text:span text:style-name="T16"> vā satasahassa</text:span></text:span><text:span text:style-name="VimmBibQuote">ṁ</text:span><text:span text:style-name="VimmBibQuote"><text:span text:style-name="T16"> vā āvajjati; āvajjitvā ñāṇena adhiṭṭhāti ‘bahulo homīti’, bahulo hoti. Yathāyasmā Cullapanthako eko pi hutvā bahudhā hoti, evameva</text:span></text:span><text:span text:style-name="VimmBibQuote">ṁ</text:span><text:span text:style-name="VimmBibQuote"><text:span text:style-name="T16"> so iddhimā cetovasippatto eko pi hutvā bahudhā hoti.</text:span></text:span></text:p><text:p text:style-name="P68"><text:span text:style-name="VimmBibQuote"><text:span text:style-name="T16">‘Bahudhā pi hutvā eko hotīti’. Pakatiyā bahulo ekaṁ āvajjati; āvajjitvā ñāṇena adhiṭṭhāti ‘eko homīti’, eko hoti. Yathāyasmā Cullapanthako bahudhā pi hutvā eko hoti, evamevaṁ so iddhimā cetovasippatto bahudhā pi hutvā eko hoti.</text:span></text:span></text:p></text:list-item></text:list></text:note-body></text:note></text:p>
      <text:p text:style-name="VimmBody">“He becomes visible or invisible. He goes across a wall; he goes across a barrier; he goes across a hill; he goes unimpeded as if in space”: That yogin, having practised on the space <text:span text:style-name="VimmPali">kasiṇa</text:span> enters the fourth meditation, <text:span text:style-name="VimmPali">jhāna</text:span>, and rising therefrom peacefully, goes across a wall, goes across a barrier, goes across a hill. In going along, he resolves through knowledge thus: “Let there be space!”. Having attained to space, that yogin, in space, goes across a wall, goes across a barrier, goes across a hill. He goes unimpeded as if in space.</text:p>
      <text:p text:style-name="VimmBody">What is the meaning of “He becomes visible”? It means “opens”. What is the meaning of “He becomes invisible”? It means “not open”. That yogin causes to open what is not open, and he goes across a wall; he goes across a barrier; he goes across a hill. What is the meaning of “He goes unimpeded”? “He can sink into the earth and come out of it as if in water”. That yogin practises on the water <text:span text:style-name="VimmPali">kasiṇa</text:span> and enters the fourth meditation, <text:span text:style-name="VimmPali">jhāna</text:span>. Rising therefrom peacefully, he marks off a part of the earth, and resolves through knowledge: “Let there be water!”. That yogin can sink into the earth and come out of it as if in water.<text:note text:id="ftn736" text:note-class="footnote"><text:note-citation>2</text:note-citation><text:note-body><text:p text:style-name="Standard"><text:span text:style-name="VimmBibRef"><text:span text:style-name="T16">Pts. II, 207-8</text:span></text:span><text:span text:style-name="T16">: </text:span><text:span text:style-name="VimmPali"><text:span text:style-name="T36">‘</text:span></text:span><text:span text:style-name="VimmBibQuote"><text:span text:style-name="T16">Āvibhavan’ ti. Kenaci anāvaṭaṁ hoti appaṭicchannaṁ vivaṭaṁ pākaṭaṁ.</text:span></text:span></text:p><text:p text:style-name="Standard"><text:span text:style-name="VimmBibQuote"><text:span text:style-name="T16">‘Tirobhāvan’ ti. Kenaci āvaṭaṁ hoti paṭicchannaṁ pihitaṁ paṭikujjitaṁ.</text:span></text:span></text:p><text:p text:style-name="Standard"><text:span text:style-name="VimmBibQuote">‘Tirokuḍḍaṁ tiropākāraṁ tiropabbataṁ asajjamāno gacchati, seyyathāpi ākāse’ ti.</text:span></text:p><text:p text:style-name="Standard"><text:span text:style-name="VimmBibQuote"><text:span text:style-name="T16">Pakatiyā ākāsakasiṇasamāpattiyā lābhi hoti, tirokuḍḍaṁ tiropākāraṁ tiropabbataṁ āvajjati; āvajjitvā ñāṇena adhiṭṭhāti ‘ākāso hotūti’, ākāso hoti. So tirokuḍḍaṁ tiropākāraṁ tiropabbataṁ āvajjamāno gacchati. Yathā manussā pakatiyā aniddhimanto kenaci anāvaṭe aparikkhitte asajjamānā gacchanti, evamevaṁ so iddhimā cetovasippatto tirokuḍḍaṁ tiropākāraṁ tiropabbataṁ asajjamāno gacchati, seyyathāpi ākāse.</text:span></text:span></text:p><text:p text:style-name="Standard"><text:span text:style-name="VimmBibQuote"><text:span text:style-name="T16">‘Paṭhaviyā pi ummujjanimujjaṁ karoti, seyyathāpi udake ‘ti. Pakatiyā āpokasiṇa-samāpattiyā lābhi hoti, paṭhaviṁ āvajjati; āvajjitvā ñāṇena adhiṭṭhāti ‘udakaṁ hotūti’, udakaṁ hoti. So paṭhaviyā ummujjanimujjaṁ karoti. Yathā manussā pakatiyā aniddhimanto udake ummujjanimujjaṁ karonti evamevaṁ so iddhimā cetovasippatto paṭhaviyā ummujjanimujjaṁ karoti, seyyathāpi udake.</text:span></text:span></text:p></text:note-body></text:note></text:p>
      <text:p text:style-name="VimmBody">Without obstruction “he can walk on water as if on earth”. That yogin practises on the earth <text:span text:style-name="VimmPali">kasiṇa</text:span> and enters the fourth meditation, <text:span text:style-name="VimmPali">jhāna</text:span>. Rising therefrom peacefully, he marks off a part of water and resolves through knowledge thus: “Let there be earth!”. Having produced earth, that yogin is able to move on water without difficulty as if on land. <text:span text:style-name="VimmPageNo">[[279|216]]</text:span> </text:p>
      <text:p text:style-name="VimmBody">“He moves like a bird on the wing in space”: Here there are three kinds of movement: movement on foot; movement on air; and mind-movement. : Here the yogin gets the concentration of the earth <text:span text:style-name="VimmPali">kasiṇa</text:span> and resolves through knowledge for a path in space, and moves on foot. Or if he gets the concentration of the air <text:span text:style-name="VimmPali">kasiṇa</text:span> he resolves upon air, and goes through air like cottonwool. Or he fills his body and mind with the movement of the mind. The perception of bliss and lightness adheres to his body. Thus his body becomes buoyant, and he goes by the movement of the mind like a bird on the wing. Thus he goes by the movement of the mind.</text:p>
      <text:p text:style-name="VimmBody">“In the (greatness of) supernormal power and might,<text:note text:id="ftn737" text:note-class="footnote"><text:note-citation>3</text:note-citation><text:note-body><text:p text:style-name="Standard">Lit. Supernormal power and divine might.</text:p></text:note-body></text:note> he can handle the sun and the moon”: Having supernormal power, that yogin gets control of the mind. Having trained his mind, he enters the fourth meditation, <text:span text:style-name="VimmPali">jhāna</text:span>, and rising from it peacefully, he handles the sun and the moon with the resolve through knowledge <text:soft-page-break/>thus: “Let my hand reach them!”, and he reaches them with his hand. Sitting or lying down, that yogin can handle the sun and the moon.<text:note text:id="ftn738" text:note-class="footnote"><text:note-citation>1</text:note-citation><text:note-body><text:p text:style-name="Standard"><text:span text:style-name="VimmBibRef">Pts. II, 208-9</text:span>: <text:span text:style-name="VimmBibQuote">‘Udake pi abhijjamāne gacchati, seyyathāpi paṭhaviyan’ ti. Pakatiyā paṭhavīkasiṇasaṁāpattiyā lābhī hoti, udakaṁ āvajjati; āvajjitvā ñāṇena adhiṭṭhāti ‘paṭhavī hotūti’ paṭhavī hoti. So abhijjamāne udake gacchati. Yathā manussā pakatiyā aniddhimanto abhijjamānāya paṭhaviyā gacchanti, evamevaṁ so iddhimā cetovasippatto abhijjamāne udake gacchati, seyyathāpi paṭhaviyaṁ.</text:span></text:p><text:p text:style-name="Standard"><text:span text:style-name="VimmBibQuote">‘Akase pi pallaṅkena caṅkamati, seyyathāpi pakkhi sakuṇo’ ti. Pakatiyā paṭhavī-kasiṇasamāpattiyā lābhī hoti, ākāsaṁ āvajjati; āvājjitvā ñāṇena adhiṭṭhāti ‘paṭhavī hotūti’, paṭhavī hoti. So ākāse antalikkke caṅkamati pi tiṭṭhati pi nisīdati pi seyyaṁ pi kappeti. Yathā manussā pakatiyā aniddhimanto paṭhaviyā caṅkamanti pi tiṭṭhanti pi nisīdanti pi seyyaṁ pi kappenti, evamevaṁ so iddhimā cetovasippatto ākāse antalikkhe caṅkamati pi tiṭṭhati pi nisīdati pi seyyaṁ pi kappeti, seyyathāpi pakkhī sakuṇo,</text:span></text:p><text:p text:style-name="Standard"><text:span text:style-name="VimmBibQuote">‘Ime pi candimasuriye evaṁ-mahiddhike evaṁ-mahānubhāve pāṇinā parāmasati parimajjatiti’. Idha so iddhimā cetovasippatto nisinnako vā nipannako vā candimasuriye āvajjati; āvajjitvā ñāṇena adhiṭṭhāti ‘hatthapāse hotūti’, hatthapāse hoti, So nisinnako vā nipannako vā candimasuriye pāṅinā āmasati parāmasati parimajjati, Yathā manussā pakatiyā aniddhimanto kiñcid eva rūpagataṁ hatthapāse āmasanti parāmasanti parimajjanti, evamevaṁ so iddhimā cetovasippatto nisinnako vā nipannako vā candimasuriye pāṇinā āmasati parāmasati parimajjati,</text:span></text:p></text:note-body></text:note></text:p>
      <text:p text:style-name="VimmBody">“He raises up his body and reaches the world of Brahmā”: Having supernormal power that yogin gets control of the mind and goes up even to the world of Brahmā, happily. These are the four bases of supernormal power.</text:p>
      <text:p text:style-name="VimmBody">By training, the mind thus he resolves that the distant should be near, or that the near should become distant. He resolves that many should become few, or that the few should become many. He sees Brahmā’s form with divine sight. He hears the voice of Brahmā<text:note text:id="ftn739" text:note-class="footnote"><text:note-citation>2</text:note-citation><text:note-body><text:p text:style-name="Standard">Lit. <text:span text:style-name="VimmPali">Devā</text:span>.</text:p></text:note-body></text:note> with divine hearing and he knows Brahmā’s mind with the knowledge of others’ thoughts. That yogin has three formations.<text:note text:id="ftn740" text:note-class="footnote"><text:note-citation>3</text:note-citation><text:note-body><text:p text:style-name="Standard"><text:span text:style-name="VimmPali">Sankhārā</text:span>.</text:p></text:note-body></text:note> He goes to Brahmā’s world through two formations. This is <text:span text:style-name="VimmPageNo">[[280|217]]</text:span> the teaching of the supernormal power of resolve in full.<text:note text:id="ftn741" text:note-class="footnote"><text:note-citation>4</text:note-citation><text:note-body><text:p text:style-name="Standard"><text:span text:style-name="VimmBibRef">Pts. II, 209-10</text:span>: <text:span text:style-name="VimmBibQuote">‘Yāva Brahmalokā pi kāyena vasaṁ vattetīti. Sace so iddhimā cetovasippatto Brahmalokaṁ gantukāmo hoti, dūre pi santike adhiṭṭhāti ‘santike hotūti' santike hoti, santike pi dūre adhiṭṭhāti ‘dūre hotūti’ dūre hoti; bahukaṁ pi thokaṁ adhiṭṭhāti ‘thokaṁ hotūti’ thokaṁ hoti, thokaṁ pi bahukaṁ adhiṭṭhāti ‘bahukaṁ hotūti’ bahukaṁ hoti; dibbena cakkhunā tassa Brahmuno rūpaṁ passati, dibbāya sotadhātuyā tassa Brahmuno saddaṁ suṇāti, cetopariyañāṇena tassa Brahnuno cittaṁ pajānati. Sace so iddhimā cetovasippatto dissamānena kāyena Brahmalokaṁ gantukāmo hoti, kāyavasena cittaṁ pariṇāmeti, kāya-vasena cittaṁ adhiṭṭhāti; kāyavasena cittaṁ pariṇāmeti, kāyavasena cittaṁ adhiṭṭhahitvā sukhasaññañ ca lahusaññañ ca okkamitvā dissamānena kāyena Brahmalokaṁ gacchati. Sace so iddhimā cetovasippatto adissamānena kāyena Brahmalokaṁ gantukāmo hoti, cittavasena kāyaṁ pariṇāmeti, cittavasena kāyaṁ adhiṭṭhāti; cittavasena kāyaṁ pariṇāmetvā cittavasena kayaṁ adhiṭṭhahitvā sukhasaññañ ca lahusaññañ ca okkamitvā adissamānena kāyena Brahmalokaṁ gacchati. So tassa Brahmuno purato rūpaṁ abhinimmināti manomayaṁ sabbaṅgapaccaṅgaṁ ahīnindriyaṁ. Sace so iddhimā caṅkamati, nimmito pi tattha caṅkamati; sace so iddhimā tiṭṭhati, nimmito pi tattha tiṭṭhati; sace so iddhimā nisīdati, nimmito pi tattha nisīdati; sace so iddhimā seyyaṁ kappeti, nimmito pi tattha seyyaṁ kappeti; sace so iddhimā dhūpāyati, nimmito pi tattha dhūpāyati; sace so iddhimā pajjalati, nimmito pi tattha pajjalati; sace so iddhimā dhammaṁ bhāsati, nimmito pi tattha dhammaṁ bhāsati; sace so iddhimā pañhaṁ pucchati, nimmito pi tattha pañhaṁ pucchati; sace so iddhimā pañhaṁ puṭṭho vissajjeti, nimmito pi tattha pañhaṁ puṭṭho vissajjeti; sace so iddhimā tena Brahmunā saddhiṁ santiṭṭhati sallapati sākacchaṁ samāpajjati, nimmito pi ti tattha tena Brahmunā saddhiṁ santiṭṭhati sallapati sākacchaṁ samāpajjati; Yañ ñad eva hi so iddhimā karoti, tan tad eva hi so nimmito karotīti. Ayaṁ adhiṭṭhānā iddhi.</text:span></text:p></text:note-body></text:note></text:p>
      <text:p text:style-name="VimmSectEnded">Supernormal power of resolve has ended. †</text:p>
      <text:h text:style-name="Heading_20_3" text:outline-level="3" text:is-list-header="true">Supernormal power of transformation</text:h>
      <text:p text:style-name="VimmBody">Now the yogin, wishing to acquire the supernormal power of transformation, practises the four bases of supernormal power. He gets control of the mind. He makes his body easy in his mind; and he makes his mind easy in his body. He makes his mind easy with his body; and he makes his body easy with his mind. He resolves upon his mind with his body; and he resolves upon his body with his mind. The perception of bliss and the perception of lightness adhere to his body. In that he abides. Practising thus that yogin reaches the acme of lightness, making his body exceedingly pliant and reaches the capacity-limit of resolve, even as an iron ball made red-hot is capable of being fashioned into any shape easily. Thus having through mental culture made his mind pliant and capable of resolve, he resolves to fill his body with his mind. If that yogin wishes to take the form of a boy, he, discarding his form, enters the fourth meditation, <text:span text:style-name="VimmPali">jhāna</text:span>, and rising from it peacefully <text:soft-page-break/>changes into the form of a boy, gradually. In changing his body, he resolves through knowledge: “May I fulfil the form of a boy!”. Thus resolving, he can fulfil the form of a boy. In the same way in changing into the form of a snake or of a <text:span text:style-name="VimmPali">garula</text:span>, a <text:span text:style-name="VimmPali">yakkha</text:span>, an <text:span text:style-name="VimmPali">asura</text:span>, or into the form of Sakka-Inda or Brahmā, the ocean, a mountain, a forest, a lion, a tiger; a leopard, an elephant, a horse, infantry, groups of an army, he resolves through knowledge thus: “May I fulfil the form of infantry!” Resolving thus, he fulfils the form of infantry (and so on).<text:note text:id="ftn742" text:note-class="footnote"><text:note-citation>1</text:note-citation><text:note-body><text:p text:style-name="Standard"><text:span text:style-name="VimmBibRef">Pts. II, 210</text:span>: <text:span text:style-name="VimmBibQuote">Katamā vikubbanā iddhi?</text:span></text:p><text:p text:style-name="Standard"><text:span text:style-name="VimmBibQuote">Sikhissa Bhagavato Arahato Sammāsambuddhassa Abhibhū nāma sāvako Brahmaloke thito sahassīlokadhātuṁ sarena viññāpeti. So dissamānena pi kāyena dhammaṁ deseti, adissamānena pi kāyena dhammaṁ deseti, dissamānena pi heṭṭhimena upaḍḍhakāyena adissamānena pi uparimena upaḍḍhakāyena dhammaṁ deseti, dissamānena pi uparimena upaḍḍhakāyena adissamānena pi heṭṭhimena upaḍḍhakāyena dhammaṁ deseti. So pakativaṇṇaṁ vijahitvā kumārakavaṇṇaṁ vā dasseti, nāgavaṇṇaṁ vā classed, supaṇṇavaṇṇaṁ vā dasseti, yakkhavaṇṇaṁ vā dasseti, Indavaṇṇaṁ vā dasseti, devavaṇṇam vā dasseti, Brahmavaṇṇaṁ vā dasseti, samuddavaṇṇaṁ vā dasseti, pabbatavaṇṇaṁ vā dasseti, vanavaṇṇaṁ vā dasseti, sihavaṇṇaṁ vā dasseti, byagghavaṇṇaṁ vā dasseti, dipivaṇṇaṁ vā dasseti, hatthivaṇṇaṁ vā dasseti, assaṁ pi dasseti, rathaṁ pi dasseti, pattiṁ pi dasseti, vividhaṁ pi senābyūhaṁ dasseti. Ayaṁ vikubbanā iddhi.</text:span></text:p></text:note-body></text:note> <text:span text:style-name="VimmPageNo">[[281|218]]</text:span> </text:p>
      <text:p text:style-name="VimmBody"><text:span text:style-name="VimmQA">Q.</text:span> What is the difference between the supernormal power of resolve and the supernormal power of transformation? <text:span text:style-name="VimmQA">A.</text:span> In the <text:span text:style-name="T28">supernormal power</text:span> of resolve, one resolves without discarding the form. In the supernormal power of transformation, one discards the form. This is the difference.</text:p>
      <text:p text:style-name="VimmSectEnded">The supernormal power of transformation has ended. †</text:p>
      <text:h text:style-name="Heading_20_3" text:outline-level="3" text:is-list-header="true">Supernormal power caused by mind</text:h>
      <text:p text:style-name="VimmBody">Now the yogin wishes to acquire the supernormal power caused by the mind. Having got control of mind, he develops the bases of supernormal power and enters into the fourth meditation, <text:span text:style-name="VimmPali">jhāna</text:span>. Rising therefrom peacefully, he attends to the interior of his body with the thought: “It is like an empty pot”. Further that yogin meditates thus: “Within this hollow body of mine I will cause changes as I like. I will cause it to change”. And in changing, he resolves through knowledge thus: “Following it I will accomplish!” Thus considering, he accomplishes the change. By this means, he makes many forms. Thereafter he engages himself in various activities. If the yogin wishes to go to the world of Brahmā with a created body, he creates it in the form of a Brahmā before entering the Brahmā world. The form which is made according to his will is complete with all factors, and there is no faculty wanting in it. If <text:span text:style-name="VimmPageNoOrig">[443]</text:span> the possessor of supernormal power walks to and fro, that created man also walks to and fro. If the possessor of supernormal power sits, or lies down, or sends forth vapour and flame, or asks questions, or answers, that created man also sits or lies down, sends forth vapour and flame, or asks questions, or answers. Because that made form springs from supernormal power, it does so.<text:note text:id="ftn743" text:note-class="footnote"><text:note-citation>2</text:note-citation><text:note-body><text:p text:style-name="Standard"><text:span text:style-name="VimmBibRef">Pts. II, 210-11</text:span>: <text:span text:style-name="VimmBibQuote">Katamā manomayā iddhi? Idha bhikkhu imamhā kāyā aññaṁ kāyaṁ abhinimmināti rūpiṁ manomayaṁ sabbaṅgapaccaṅgaṁ ahīnindriyaṁ. Seyyathāpi puriso muñjamhā isikaṁ pavāheyya, tassa evam assa— ‘Ayaṁ muñjo ayaṁ isikā, añño muñjo aññā isikā, muñjamhā tv eva isikā pavālhā’ti; seyyathāpi vā pana puriso asiṁ kosiyā pavāheyya, tassa evam assa—‘Ayaṁ asi ayaṁ kosi, añño asi añña kosi, kosiyā tv eva asi pavālho’ ti; seyyathāpi vā pana puriso ahiṁ karaṇḍā uddhareyya, tassa evam assa—‘Ayaṁ asi ayaṁ karaṇḍo, añño asi añño karaṇḍo, karaṇḍā tv eva ahi ubbhato’ ti. Evam evaṁ bhikkhu imamhā kāyā aññaṁ kāyaṁ abhinimmināti rūpiṁ manomayaṁ sabbaṅgapaccaṅgaṁ ahīnindriyaṁ. Ayaṁ manomayā iddhi.</text:span></text:p></text:note-body></text:note></text:p>
      <text:p text:style-name="VimmSectEnded">The supernormal power caused by mind has ended. †</text:p>
      <text:h text:style-name="Heading_20_3" text:outline-level="3" text:is-list-header="true">Miscellaneous teachings</text:h>
      <text:p text:style-name="VimmBody">What are the miscellaneous teachings? The form which supernormal <text:span text:style-name="VimmPageNo">[[282|219]]</text:span> power creates could be distinguished at any time. At this time he does not appear. He knows when it is not the time. During that time should he wish to speak, he makes, himself invisible. He does not appear at any moment. The created form has no life-principle. Drinks, foods, things, and various forms of knowledge created proceed by way of nine objects, namely, limited object, sublime object, limitless object, past object, future object, present object, internal object, external object, internal-external object.</text:p>
      <text:p text:style-name="VimmSectEnded">Miscellaneous Teachings have ended. †</text:p>
      <text:h text:style-name="Heading_20_3" text:outline-level="3" text:is-list-header="true"><text:soft-page-break/>Divine hearing</text:h>
      <text:p text:style-name="VimmBody"><text:span text:style-name="VimmQA">Q.</text:span> Who practises divine hearing? How is it developed?</text:p>
      <text:p text:style-name="VimmBody"><text:span text:style-name="VimmQA">A.</text:span> One who enters the fourth meditation, <text:span text:style-name="VimmPali">jhāna</text:span>, with facility on eight <text:span text:style-name="VimmPali">kasiṇas</text:span> and two <text:span text:style-name="VimmPali">kasiṇas</text:span> causes the arising of divine hearing relying on the physical organ of hearing.</text:p>
      <text:p text:style-name="VimmBody"><text:span text:style-name="VimmQA">Q.</text:span> How is the form element of the fourth meditation, <text:span text:style-name="VimmPali">jhāna</text:span>, set free?</text:p>
      <text:p text:style-name="VimmBody"><text:span text:style-name="VimmQA">A.</text:span> It occurs then.<text:note text:id="ftn744" text:note-class="footnote"><text:note-citation>1</text:note-citation><text:note-body><text:p text:style-name="Standard">The question and the answer are not clear.</text:p></text:note-body></text:note></text:p>
      <text:p text:style-name="VimmBody"><text:span text:style-name="VimmQA">Q.</text:span> How is it developed? <text:span text:style-name="VimmQA">A.</text:span> The new yogin practises the four bases of supernormal power and controls his mind. He enters the fourth meditation, <text:span text:style-name="VimmPali">jhāna</text:span>. Rising therefrom peacefully and depending on the physical organ of hearing, he attends to the sound sign. Hearing a sound afar off, or hearing a sound nearby, he attends to the sound sign. Hearing a gross sound or hearing a fine sound, he attends to the sound sign. Hearing a sound from the east, he attends to the sound sign. Thus as to all regions. Through the practice of the purity of mind and the purification of the ear element, that yogin strengthens the mental formations. That yogin hears what is beyond the reach of human ears owing to the purified divine hearing. He hears both sounds, namely, divine sounds and human sounds, also sounds afar and sounds near.<text:note text:id="ftn745" text:note-class="footnote"><text:note-citation>2</text:note-citation><text:note-body><text:p text:style-name="Standard"><text:span text:style-name="VimmBibRef">D. I, 79</text:span>: <text:span text:style-name="VimmBibQuote">Seyyathā pi mahā-rāja puriso addhāna-magga-paṭipanno so suṇeyya bheri-saddam pi mutiṅga-saddam pi saṅkha-paṅava-deṅḍima-saddam pi. Tassa evam assa: “Bheri-saddo” iti pi, “mutiṅga-saddo” iti pi, “saṅkha-paṅava-deṅḍima-saddo” iti pi. Evam eva kho mahārāja bhikkhu evaṁ samāhite citte parisuddhe pariyodāte anaṅgane vigatūpakkilese mudubhūte kammaniye ṭhite ānejjappatte dibbāya sota-dhātūyā cittaṁ abhinīharati abhininnāmeti. So dibbāya sota-dhātuyā visuddhāya atikkanta-mānusikāya ubho sadde suṇāti, dibbe ca mānuse ca, ye dūre santike ca.</text:span></text:p></text:note-body></text:note> Here the predecessors have said: “At first the new yogin hears the sound of beings within himself after that he hears the sound of beings outside his body. Thence he hears the sound of beings anywhere. Thus he strengthens attention gradually”. Again it is said: “At first the new yogin cannot hear the sound of beings within himself, because he is not able to hear fine sounds. He cannot reach the field of these (sounds) with the physical ear. But the new yogin could hear the sound of conchs, drums and the like, with the physical ear.” <text:span text:style-name="VimmPageNo">[[283|220]]</text:span> </text:p>
      <text:p text:style-name="VimmBody">Fine sounds or gross sounds, sounds afar off or sounds nearby could be heard with divine hearing. Here the new yogin should not attend to extremely fearful sounds, because he will (going to the other extreme) become attached to lovable sounds, and because he will stir up fear in his mind.</text:p>
      <text:p text:style-name="VimmBody">Knowledge of divine hearing proceeds in three objects, namely, limited object, present object and external object. If one loses physical hearing, one also loses divine hearing. Here, the hearer, who acquires facility (in the practice), is able to listen to the sounds of a thousand world-systems. The Silent Buddhas can hear more. There is no limit to the power of hearing of the Tathāgata.</text:p>
      <text:p text:style-name="VimmSectEnded">Divine hearing has ended. †</text:p>
      <text:h text:style-name="Heading_20_3" text:outline-level="3" text:is-list-header="true">Knowledge of others’ thoughts</text:h>
      <text:p text:style-name="VimmBody"><text:span text:style-name="VimmQA">Q.</text:span> Who develops the knowledge of others’ thoughts? How is it developed?</text:p>
      <text:p text:style-name="VimmBody"><text:span text:style-name="VimmQA">A.</text:span> One entering the fourth meditation, <text:span text:style-name="VimmPali">jhāna</text:span>, on the light <text:span text:style-name="VimmPali">kasiṇa</text:span> and acquiring facility therein, gains divine sight and causes the arising of the knowledge of others’ thoughts.</text:p>
      <text:p text:style-name="VimmBody">How is it developed? The new yogin having acquired the bases of supernormal power and having got control of the mind, enters the light <text:span text:style-name="VimmPali">kasiṇa</text:span> which is pure and immovable. Rising from the fourth meditation, <text:span text:style-name="VimmPali">jhāna</text:span>, peacefully, he, at first, fills his body with light. He sees the colour of his own heart through divine sight. Through this colour he perceives his own states of consciousness, and knows through the changes in colour the changes in his own mind: “This colour proceeds from the faculty of joy; this colour proceeds from the faculty of fear; this colour proceeds from the faculty of equanimity”. If the consciousness which is accompanied by the faculty of joy arises, the heart is of the colour of curds and ghee. If the consciousness which is accompanied by the faculty of melancholy arises, it (the heart) is purple in colour. If the consciousness which is accompanied by the faculty of equanimity arises, it (the heart) is of the colour of honey. If the consciousness which is accompanied by lustful desire arises, it (the heart) is yellow in colour. If the consciousness which is <text:soft-page-break/>accompanied by anger arises, it (the heart) is black in colour. If the consciousness which is accompanied by ignorance arises, it (the heart) is muddy in colour. If the consciousness which is accompanied by confidence and knowledge arises, it (the heart) is pure in colour. Thus that yogin understands the changes in colour through the changes within himself. At this time he diffuses other bodies with light and sees the colour of others’ hearts through divine sight. He understands the changing colours through the changes in their hearts, and the changes <text:span text:style-name="VimmPageNo">[[284|221]]</text:span> in their hearts through the changing colours.<text:note text:id="ftn746" text:note-class="footnote"><text:note-citation>1</text:note-citation><text:note-body><text:p text:style-name="Standard">Cp. <text:span text:style-name="VimmBibRef">Vis. Mag. 409</text:span>, where only three colours are given and are different from those mentioned here.</text:p></text:note-body></text:note> Having understood thus, he causes the arising of the knowledge of others’ thoughts. Having aroused the knowledge of others’ thoughts, he leaves off attending to the changes of colour and holds to the heart only as object. That yogin practises thus. Therefore his mind becomes pure.</text:p>
      <text:p text:style-name="VimmBody">If a certain individual has the heart of loving-kindness, he (the yogin) knows that that individual possesses the heart of loving-kindness. If a certain individual has the heart of hate, he knows that that individual has the heart of hate. If a certain individual has not the heart of hate, he knows that that individual has not the heart of hate.<text:note text:id="ftn747" text:note-class="footnote"><text:note-citation>2</text:note-citation><text:note-body><text:p text:style-name="Standard">Cp. <text:span text:style-name="VimmBibRef">A. I, 255</text:span>; <text:span text:style-name="VimmBibRef">D. I, 79-80</text:span>; <text:span text:style-name="VimmBibRef">S. II, 121-22; V, 265</text:span>: <text:span text:style-name="VimmBibQuote">Evaṁ bhāvitesu kho bhikkhu catusu iddhipādesu evaṁ bahulīkatesu parasattānaṁ parapuggalānaṁ cetasā ceto paricca pajānāti. Sarāgam vā cittaṁ sarāgaṁ cittanti pajānāti, vītarāgaṁ vā cittaṁ... pe ..., sadosaṁ vā cittaṁ... pe ..., vītadosaṁ vā cittaṁ... pe ..., samohaṁ vā cittaṁ... pe ..., vītamohaṁ vā cittaṁ... pe ..., saṅkhittaṁ vā cittaṁ... pe ... ,vikkhittaṁ vā cittaṁ... pe ..., mahaggataṁ vā cittaṁ... pe ..., amahagattaṁ vā cittaṁ... pe ..., sauttaraṁ vā cittaṁ.., pe ..., anuttaraṁ vā cittaṁ... pe ..., asamāhitaṁ vā cittaṁ... pe..., samāhitaṁ vā cittaṁ... pe ..., avimuttaṁ va cittaṁ... pe ..., vimuttaṁ vā cittaṁ vimuttaṁ cittan ti pajānāti.</text:span></text:p></text:note-body></text:note> Thus he knows all.</text:p>
      <text:p text:style-name="VimmBody">The knowledge of others’ thoughts proceeds in eight objects, namely, limited object, lofty object, the path object, the immeasurable object, the past object, the future object, the present object and the external object.<text:note text:id="ftn748" text:note-class="footnote"><text:note-citation>3</text:note-citation><text:note-body><text:p text:style-name="Standard"><text:span text:style-name="VimmBibRef">Vis. Mag. 431</text:span>: <text:span text:style-name="VimmBibQuote">Cetopariyañāṇaṁ paritta-mahaggata-appamāṇa-magga-atitānāgata-paccup-panna-bahiddhārammaṇa-vasena aṭṭhasu ārammaṇesu pavatti.</text:span></text:p></text:note-body></text:note> The knowledge of the thoughts of those who are freed from the cankers is not within the power of the commoner. The thoughts of the beings of the formless realms are knowable only by the Buddhas. If the hearer gains freedom, he knows the thoughts (of beings) of a thousand world-systems. The Silent Buddhas know more. As to the Tathāgata, there is no limit.</text:p>
      <text:p text:style-name="VimmSectEnded">The knowledge of others' thoughts has ended. †</text:p>
      <text:h text:style-name="Heading_20_3" text:outline-level="3" text:is-list-header="true">Recollection of past lives</text:h>
      <text:p text:style-name="VimmBody"><text:span text:style-name="VimmQA">Q.</text:span> Who practises the knowledge of the recollection of past lives? How many kinds of knowledge of the recollection of past lives are there? How is it developed?</text:p>
      <text:p text:style-name="VimmBody"><text:span text:style-name="VimmQA">A.</text:span> He who enters the fourth meditation, <text:span text:style-name="VimmPali">jhāna</text:span>, with facility on the eight <text:span text:style-name="VimmPali">kasiṇas</text:span> and the two <text:span text:style-name="VimmPali">kasiṇas</text:span>, is able to cause the arising of the knowledge of the recollection of past lives.</text:p>
      <text:p text:style-name="VimmBody">Again it is asked: What is the form plane meditation?</text:p>
      <text:p text:style-name="VimmBody">The fourth meditation, <text:span text:style-name="VimmPali">jhāna</text:span>, of the form plane where there is freedom of the mind.</text:p>
      <text:p text:style-name="VimmBody">Again it is asked: “In the fourth meditation, <text:span text:style-name="VimmPali">jhāna</text:span>, how many kinds <text:span text:style-name="VimmPageNo">[[285|222]]</text:span> of knowledge of the recollection of past lives can be made to arise”? <text:span text:style-name="VimmQA">A.</text:span> There are three kinds of knowledge of the recollection of past lives.</text:p>
      <text:p text:style-name="VimmBody"><text:span text:style-name="VimmQA">Q.</text:span> With the fourth meditation, <text:span text:style-name="VimmPali">jhāna</text:span>, how many kinds of recollection of past lives are possible?</text:p>
      <text:p text:style-name="VimmBody"><text:span text:style-name="VimmQA">A.</text:span> There are three kinds of recollection of past lives: many lives, birth made, practice made.</text:p>
      <text:p text:style-name="VimmBody">“Many lives” means: recollection of past lives produced through four ways, viz., one develops the sign well, then one grasps the mental sign, one calms one’s faculties and one develops that ability. These four ways produce the recollection of past lives. Of these the recollection of seven past lives is the best. Through “birth made” means: deities, <text:span text:style-name="VimmPali">nāgas</text:span> (demons) and <text:span text:style-name="VimmPali">garulas</text:span> (mythical birds) remember their past lives naturally. Of these the best remember fourteen past lives.</text:p>
      <text:p text:style-name="VimmBody"><text:soft-page-break/>“Practice made” means to produce by way of the four bases of supernormal power.</text:p>
      <text:p text:style-name="VimmBody"><text:span text:style-name="VimmQA">Q.</text:span> How is the knowledge of the recollection of past lives developed?</text:p>
      <text:p text:style-name="VimmBody"><text:span text:style-name="VimmQA">A.</text:span> The new yogin, having practised the four bases of supernormal power, gains control of the mind through confidence, and becomes immovable and pure. He, having sat down, remembers what he had done in the day or all that he had done bodily, mentally and verbally. Thus also as regards the actions of the night. In the same way he recollects all that he had done during a day, during two days and thus backwards to one month. In the same way he remembers all that he had done during two months, one year, two years, three years, a hundred years up to his last birth. At this time the mind and the mental properties of the preceding birth and the mind and the mental properties of the succeeding birth appear. Owing to the mind and the mental properties of the preceding birth, he gets (the succeeding) birth. Owing to mind-succession, he is able to see the causes and conditions and remember the (backward) rolling of consciousness. The two (the preceding and the succeeding) are not disjoined and are produced in this world, having been produced in that world. Through such practice of the mind that is purified, that yogin remembers his varied lot in the past. Thus (he remembers) one life, two lives, three lives, four lives and so forth. The new yogin remembers all pertaining to this life. If any yogin is not able to remember his past births he should not give up exerting himself. He should develop meditation, <text:span text:style-name="VimmPali">jhāna</text:span>, again and again. He, in developing meditation, <text:span text:style-name="VimmPali">jhāna</text:span>, well, should purify the mind with action similar to the correct method of burnishing a mirror.<text:note text:id="ftn749" text:note-class="footnote"><text:note-citation>1</text:note-citation><text:note-body><text:p text:style-name="Standard"><text:span text:style-name="VimmBibRef">D. I, 80</text:span>; <text:span text:style-name="VimmBibRef">M. II, 19-20</text:span>: <text:span text:style-name="VimmBibQuote">Seyyathāpi, Udāyi, itthi vā puriso vā daharo yuvā maṇḍakajātiko ādāse vā parisuddhe pariyodāte acche vā udakapatte sakaṁ mukhanimittaṁ paccavek-khamāno sakaṇikaṁ vā sakanikan ti jāneyya, akaṇikaṁ vā akaṇikan ti jāneyya,—evam eva kho, Udāyi, akkhātā mayā sāvakānaṁ paṭipadā, yathā paṭipannā me sāvakā parasattānaṁ parapuggalānaṁ cetasā ceto paricca pajānanti, sarāgaṁ vā cittaṁ: sarāgaṁ cittan ti pajānāti...</text:span></text:p></text:note-body></text:note> Having purified his mind, he remembers his past exactly. If he continues <text:span text:style-name="VimmPageNo">[[286|223]]</text:span> to remember <text:span text:style-name="VimmPageNoOrig">[444]</text:span> his past beginning with one life, he is exceedingly glad. Having found out the way he should not recall to mind his states of existence in the animal world and in the formless realm, and, because of <text:span text:style-name="T9">inconscience, </text:span>births in the plane of the unconscious deities. In this the Venerable Elder Sobhita is most excellent.<text:note text:id="ftn750" text:note-class="footnote"><text:note-citation>2</text:note-citation><text:note-body><text:p text:style-name="Standard"><text:span text:style-name="VimmBibRef">A. I, 25</text:span>: <text:span text:style-name="VimmBibQuote">Etad aggaṁ bhikkhave mama </text:span><text:span text:style-name="VimmBibQuote"><text:span text:style-name="T9">sāvakāna</text:span></text:span><text:span text:style-name="VimmBibQuote">ṁ</text:span><text:span text:style-name="VimmBibQuote"><text:span text:style-name="T9"> bhikkhūna</text:span></text:span><text:span text:style-name="VimmBibQuote">ṁ</text:span><text:span text:style-name="VimmBibQuote"><text:span text:style-name="T9"> pubbenivāsa</text:span></text:span><text:span text:style-name="VimmBibQuote">ṁ</text:span><text:span text:style-name="VimmBibQuote"><text:span text:style-name="T9"> </text:span></text:span><text:span text:style-name="VimmBibQuote">annussa</text:span><text:span text:style-name="VimmBibQuote"><text:span text:style-name="T9">rantāna</text:span></text:span><text:span text:style-name="VimmBibQuote">ṁ</text:span><text:span text:style-name="VimmBibQuote"><text:span text:style-name="T9"> </text:span></text:span><text:span text:style-name="VimmBibQuote">yadidaṁ Sobhito.</text:span></text:p></text:note-body></text:note></text:p>
      <text:p text:style-name="VimmBody">The knowledge of the recollection of past lives proceeds in seven objects. They are limited, lofty, immeasurable, past, internal, external and internal- external.<text:note text:id="ftn751" text:note-class="footnote"><text:note-citation>3</text:note-citation><text:note-body><text:p text:style-name="Standard">Cp. <text:span text:style-name="VimmBibRef">Vis. Mag. 433</text:span>: <text:span text:style-name="VimmBibQuote"><text:span text:style-name="T9">Pubbenivāsañāṇaṁ paritta-mahaggata-appamāṇa-magga-atīta-ajjhatta-bahiddhā </text:span></text:span><text:span text:style-name="VimmBibQuote">na </text:span><text:span text:style-name="VimmBibQuote"><text:span text:style-name="T9">vattabbārammaṇavasena </text:span></text:span><text:span text:style-name="VimmBibQuote">aṭṭhasu </text:span><text:span text:style-name="VimmBibQuote"><text:span text:style-name="T9">ārammaṇesu </text:span></text:span><text:span text:style-name="VimmBibQuote">pavattati.</text:span></text:p></text:note-body></text:note></text:p>
      <text:p text:style-name="VimmBody">His lot in the past, the country and the village should be recalled to mind.<text:note text:id="ftn752" text:note-class="footnote"><text:note-citation>4</text:note-citation><text:note-body><text:p text:style-name="Standard"><text:span text:style-name="VimmBibRef">D. I, 81-2</text:span>; <text:span text:style-name="VimmBibRef">M. II, 20-1</text:span>: <text:span text:style-name="VimmBibQuote"><text:span text:style-name="T9">Seyyathāpi</text:span></text:span><text:span text:style-name="VimmBibQuote">, </text:span><text:span text:style-name="VimmBibQuote"><text:span text:style-name="T9">Udāyi, </text:span></text:span><text:span text:style-name="VimmBibQuote">puriso </text:span><text:span text:style-name="VimmBibQuote"><text:span text:style-name="T9">sakamhā gāmā </text:span></text:span><text:span text:style-name="VimmBibQuote">aññaṁ </text:span><text:span text:style-name="VimmBibQuote"><text:span text:style-name="T9">gāmaṁ </text:span></text:span><text:span text:style-name="VimmBibQuote">gaccheyya, ta</text:span><text:span text:style-name="VimmBibQuote"><text:span text:style-name="T9">ṁ</text:span></text:span><text:span text:style-name="VimmBibQuote">ha pi </text:span><text:span text:style-name="VimmBibQuote"><text:span text:style-name="T9">gāmā </text:span></text:span><text:span text:style-name="VimmBibQuote">aññaṁ </text:span><text:span text:style-name="VimmBibQuote"><text:span text:style-name="T9">gāmaṁ </text:span></text:span><text:span text:style-name="VimmBibQuote">gaccheyya, so </text:span><text:span text:style-name="VimmBibQuote"><text:span text:style-name="T9">tamhā gāmā </text:span></text:span><text:span text:style-name="VimmBibQuote">sakaṁ yeva </text:span><text:span text:style-name="VimmBibQuote"><text:span text:style-name="T9">gāma</text:span></text:span><text:span text:style-name="VimmBibQuote">ṁ</text:span><text:span text:style-name="VimmBibQuote"><text:span text:style-name="T9"> paccāgaccheyya; tassa </text:span></text:span><text:span text:style-name="VimmBibQuote">evam assa:— Aha</text:span><text:span text:style-name="VimmBibQuote"><text:span text:style-name="T9">ṁ</text:span></text:span><text:span text:style-name="VimmBibQuote"> kho </text:span><text:span text:style-name="VimmBibQuote"><text:span text:style-name="T9">sakamhā gāmā </text:span></text:span><text:span text:style-name="VimmBibQuote">amuṁ </text:span><text:span text:style-name="VimmBibQuote"><text:span text:style-name="T9">gāma</text:span></text:span><text:span text:style-name="VimmBibQuote">ṁ</text:span><text:span text:style-name="VimmBibQuote"><text:span text:style-name="T9"> āgañchi</text:span></text:span><text:span text:style-name="VimmBibQuote">ṁ</text:span><text:span text:style-name="VimmBibQuote"><text:span text:style-name="T9">, </text:span></text:span><text:span text:style-name="VimmBibQuote">tatra evaṁ </text:span><text:span text:style-name="VimmBibQuote"><text:span text:style-name="T9">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amhā pi gāmā amu</text:span></text:span><text:span text:style-name="VimmBibQuote">ṁ</text:span><text:span text:style-name="VimmBibQuote"><text:span text:style-name="T9"> gāma</text:span></text:span><text:span text:style-name="VimmBibQuote">ṁ</text:span><text:span text:style-name="VimmBibQuote"><text:span text:style-name="T9"> āgañchi</text:span></text:span><text:span text:style-name="VimmBibQuote">ṁ</text:span><text:span text:style-name="VimmBibQuote"><text:span text:style-name="T9">, tatrāpi eva</text:span></text:span><text:span text:style-name="VimmBibQuote">ṁ</text:span><text:span text:style-name="VimmBibQuote"><text:span text:style-name="T9"> aṭṭhāsi</text:span></text:span><text:span text:style-name="VimmBibQuote">ṁ</text:span><text:span text:style-name="VimmBibQuote"><text:span text:style-name="T9"> eva</text:span></text:span><text:span text:style-name="VimmBibQuote">ṁ</text:span><text:span text:style-name="VimmBibQuote"><text:span text:style-name="T9"> nisidi</text:span></text:span><text:span text:style-name="VimmBibQuote">ṁ</text:span><text:span text:style-name="VimmBibQuote"><text:span text:style-name="T9"> eva</text:span></text:span><text:span text:style-name="VimmBibQuote">ṁ</text:span><text:span text:style-name="VimmBibQuote"><text:span text:style-name="T9"> abhāsi</text:span></text:span><text:span text:style-name="VimmBibQuote">ṁ</text:span><text:span text:style-name="VimmBibQuote"><text:span text:style-name="T9"> eva</text:span></text:span><text:span text:style-name="VimmBibQuote">ṁ</text:span><text:span text:style-name="VimmBibQuote"><text:span text:style-name="T9"> tuṇhi ahosi</text:span></text:span><text:span text:style-name="VimmBibQuote">ṁ</text:span><text:span text:style-name="VimmBibQuote"><text:span text:style-name="T9">, </text:span></text:span><text:span text:style-name="VimmBibQuote">so </text:span><text:span text:style-name="VimmBibQuote"><text:span text:style-name="T9">'mhi tamhā gāmā saka</text:span></text:span><text:span text:style-name="VimmBibQuote">ṁ</text:span><text:span text:style-name="VimmBibQuote"><text:span text:style-name="T9"> yeva gāma</text:span></text:span><text:span text:style-name="VimmBibQuote">ṁ</text:span><text:span text:style-name="VimmBibQuote"><text:span text:style-name="T9"> paccāgato ti. Evam eva kho, Udāyi, akkhātā mayā sāvakāna</text:span></text:span><text:span text:style-name="VimmBibQuote">ṁ</text:span><text:span text:style-name="VimmBibQuote"><text:span text:style-name="T9"> paṭipadā, yathā paṭipannā me sāvakā anekavihita</text:span></text:span><text:span text:style-name="VimmBibQuote">ṁ</text:span><text:span text:style-name="VimmBibQuote"><text:span text:style-name="T9"> pubbenivāsa</text:span></text:span><text:span text:style-name="VimmBibQuote">ṁ</text:span><text:span text:style-name="VimmBibQuote"><text:span text:style-name="T9"> anussaranti, seyyathīda</text:span></text:span><text:span text:style-name="VimmBibQuote">ṁ</text:span><text:span text:style-name="VimmBibQuote"><text:span text:style-name="T9">: eka</text:span></text:span><text:span text:style-name="VimmBibQuote">ṁ</text:span><text:span text:style-name="VimmBibQuote"><text:span text:style-name="T9"> pi jāti</text:span></text:span><text:span text:style-name="VimmBibQuote">ṁ</text:span><text:span text:style-name="VimmBibQuote"><text:span text:style-name="T9">... pe ...Tatra ca pana me sāvakā bahū abhiññāvosānapāramippattā viharanti.</text:span></text:span></text:p></text:note-body></text:note> To remember the past is knowledge of the recollection of past lives. To remember the continuity of aggregates through knowledge is knowledge of the recollection of past lives. Outsiders remember forty aeons. They cannot remember more than that, because of their feebleness. The noble hearers remember ten thousand aeons; more than this, the chief hearers; more than this, the Silent Buddhas; and more than this, the <text:span text:style-name="T9">Tathāgatas, </text:span>the Supremely Enlightened Ones, who are able to recall to mind their own and others’ previous lives, activities, spheres and all else.<text:note text:id="ftn753" text:note-class="footnote"><text:note-citation>5</text:note-citation><text:note-body><text:p text:style-name="Standard"><text:span text:style-name="T9">Cp. </text:span><text:span text:style-name="VimmBibRef"><text:span text:style-name="T9">S. II, 190-92</text:span></text:span><text:span text:style-name="T9">: </text:span><text:span text:style-name="VimmBibQuote"><text:span text:style-name="T9">Bhūtapubbaṁ bhikkhave imissa Vepullassa pabbatassa Pācīnavaṁso tveva samaññā udapādi. Tena kho pana bhikkhave samayena manussānaṁ Tivarā tveva samaññā udapādi. Tivarānaṁ bhikkhave manussānaṁ cattārīsaṁ vassasahassāni āyuppamāṇaṁ ahosi. Tivarā bhikkhave manussā Pācīnavaṁsaṁ pabbataṁ catuhena ārohanti catuhena orohanti.</text:span></text:span></text:p><text:p text:style-name="Standard"><text:span text:style-name="VimmBibQuote"><text:span text:style-name="T9">Tena kho pana bhikkhave samayena Kakusandho bhagavā arahaṁ sammāsambuddho loke uppanno hoti... pe ...</text:span></text:span></text:p><text:p text:style-name="Standard"><text:span text:style-name="VimmBibQuote">Bhūtapubbaṁ bhikkhave imassa Vepullassa pabbatassa Vaṅkako tveva samaññā udapādi. Tena kho pana bhikkave samayena manussānaṁ Rohitassā tveva samaññā udapādi. Rohitassānaṁ bhikkhave manussānaṁ tiṁsavassasahassāni āyuppamāṇaṁ ahosi. Rohitassā bhikkhave manussā Vaṇkakaṁ pabbataṁ tihena ārohanti tihena orohanti.</text:span></text:p><text:p text:style-name="Standard"><text:span text:style-name="VimmBibQuote"><text:span text:style-name="T9">Tena kho pana bhikkhave samayena Koṇāgamano bhagavā arahaṁ sammāsambuddho uppanno hoti... pe ...</text:span></text:span></text:p><text:p text:style-name="Standard"><text:span text:style-name="VimmBibQuote">Bhūtapubbaṁ bhikkhave imassa Vepullassa pabbatassa Supasso tveva samaññā udapādi. Tena kho pana bhikkhave samayena manussānaṁ Suppiyā tveva samaññā udapādi. Suppiyānaṁ bhikkhave manussānaṁ visativassasahassāni āyuppamāṇaṁ ahosi. Suppiyā bhikkhave manussā Supassaṁ pabbataṁ dvihena ārohanti dvihena orohanti.</text:span></text:p><text:p text:style-name="Standard"><text:span text:style-name="VimmBibQuote">Tena kho pana bhikkhave samayena Kassapo bhagavā arahaṁ sammāsambuddho loke uppanno hoti... pe ...</text:span></text:p><text:p text:style-name="Standard"><text:span text:style-name="VimmBibQuote">Etarahi kho pana bhikkhave imassa Vepullassa pabbatassa Vepullo tveva samaññā udapādi. Etarahi kho pana bhikkhave imesaṁ manussānaṁ Māgadhakā tveva samaññā udapādi. Māgadhakānaṁ bhikkhave manussānaṁ appakaṁ āyuppamānaṁ parittaṁ lahukaṁ. Yo ciraṁ jīvati so vassasataṁ appaṁ vā bhiyyo. Māgadhakā bhikkhave manussā Vepullaṁ pabbataṁ muhuttena ārohanti muhuttena orohanti.</text:span></text:p><text:p text:style-name="Standard"><text:span text:style-name="VimmBibQuote">Etarahi kho panāhaṁ bhikkhave arahaṁ sammāsambuddho loke uppanno... pe....</text:span></text:p></text:note-body></text:note> The rest remember only their own previous lives and a few of the previous lives of others. The <text:soft-page-break/>Supremely Enlightened Ones recall to mind everything they wish to recall. Others recall gradually. The Supremely Enlightened Ones, either through <text:span text:style-name="VimmPageNo">[[287|224]]</text:span> entering into concentration<text:note text:id="ftn754" text:note-class="footnote"><text:note-citation>1</text:note-citation><text:note-body><text:p text:style-name="Standard"><text:span text:style-name="VimmPali"><text:span text:style-name="T31">Samādhi</text:span></text:span><text:span text:style-name="T9"> </text:span>(transliteration).</text:p></text:note-body></text:note> or without entering into concentration, are able to recall to mind always. The rest can recall only through entering into concentration.</text:p>
      <text:p text:style-name="VimmSectEnded">The knowledge of the recollection of past lives has ended.†</text:p>
      <text:h text:style-name="Heading_20_3" text:outline-level="3" text:is-list-header="true">Divine sight</text:h>
      <text:p text:style-name="VimmBody"><text:span text:style-name="VimmQA">Q.</text:span> Who practises divine sight? How many kinds of divine sight are there? How is divine sight developed?</text:p>
      <text:p text:style-name="VimmBody"><text:span text:style-name="VimmQA">A.</text:span> He who enters the fourth meditation, jhāna,<text:span text:style-name="T8"> </text:span><text:span text:style-name="T62">on the light kasiṇa and acquires facility therein, and by him who is in possession of natural sight.</text:span></text:p>
      <text:p text:style-name="VimmBody">How many kinds of divine sight are there? <text:span text:style-name="VimmQA">A.</text:span> There are two kinds of divine sight, namely, that which is produced by well-wrought kamma<text:note text:id="ftn755" text:note-class="footnote"><text:note-citation>2</text:note-citation><text:note-body><text:p text:style-name="Standard"><text:span text:style-name="VimmPali">Sucaritakammanibbatta</text:span>.</text:p></text:note-body></text:note> and that which is produced by the strength of energetic developing.<text:note text:id="ftn756" text:note-class="footnote"><text:note-citation>3</text:note-citation><text:note-body><text:p text:style-name="Standard"><text:span text:style-name="VimmPali"><text:span text:style-name="T31">Viriyabhāvānā </text:span></text:span><text:span text:style-name="VimmPali">balanibbatta</text:span>.</text:p></text:note-body></text:note> Here, divine sight which is accumulated kamma is born of (kamma) result. Thereby one can see whether there are jewels or not in a treasury. “That which is produced by the strength of energetic developing” means that which is produced by the practice of the four bases of supernormal power.</text:p>
      <text:p text:style-name="VimmBody">How is divine sight developed? Having practised the four bases of supernormal power and gained control of the mind, the new yogin, being pure and immovable, enters the light <text:span text:style-name="VimmPali">kasiṇa</text:span>. Attaining to the fourth meditation, <text:span text:style-name="VimmPali"><text:span text:style-name="T31">jhāna</text:span></text:span><text:span text:style-name="T31">,</text:span><text:span text:style-name="T9"> </text:span>he attends to and resolves upon the perception of light and the perception of day thus: “This day is like night; this night is like day”<text:note text:id="ftn757" text:note-class="footnote"><text:note-citation>4</text:note-citation><text:note-body><text:p text:style-name="Standard">Cp. <text:span text:style-name="VimmBibRef">D. III, 223</text:span>: <text:span text:style-name="VimmBibQuote">Idh’ avuso bhikkhu ālokasaññaṁ manasi-karoti, </text:span><text:span text:style-name="VimmBibQuote"><text:span text:style-name="T9">div</text:span></text:span><text:span text:style-name="VimmBibQuote">ā</text:span><text:span text:style-name="VimmBibQuote"><text:span text:style-name="T9">-sa</text:span></text:span><text:span text:style-name="VimmBibQuote">ññ</text:span><text:span text:style-name="VimmBibQuote"><text:span text:style-name="T9">a</text:span></text:span><text:span text:style-name="VimmBibQuote">ṁ</text:span><text:span text:style-name="VimmBibQuote"><text:span text:style-name="T9"> adhiṭṭh</text:span></text:span><text:span text:style-name="VimmBibQuote">ā</text:span><text:span text:style-name="VimmBibQuote"><text:span text:style-name="T9">ti yath</text:span></text:span><text:span text:style-name="VimmBibQuote">ā</text:span><text:span text:style-name="VimmBibQuote"><text:span text:style-name="T9"> </text:span></text:span><text:span text:style-name="VimmBibQuote">divā t</text:span><text:span text:style-name="VimmBibQuote"><text:span text:style-name="T9">ath</text:span></text:span><text:span text:style-name="VimmBibQuote">ā</text:span><text:span text:style-name="VimmBibQuote"><text:span text:style-name="T9"> </text:span></text:span><text:span text:style-name="VimmBibQuote">rattiṁ, </text:span><text:span text:style-name="VimmBibQuote"><text:span text:style-name="T9">yath</text:span></text:span><text:span text:style-name="VimmBibQuote">ā</text:span><text:span text:style-name="VimmBibQuote"><text:span text:style-name="T9"> </text:span></text:span><text:span text:style-name="VimmBibQuote">rattiṁ </text:span><text:span text:style-name="VimmBibQuote"><text:span text:style-name="T9">tath</text:span></text:span><text:span text:style-name="VimmBibQuote">ā</text:span><text:span text:style-name="VimmBibQuote"><text:span text:style-name="T9"> </text:span></text:span><text:span text:style-name="VimmBibQuote">divā, iti viva</text:span><text:span text:style-name="VimmBibQuote"><text:span text:style-name="T9">ṭ</text:span></text:span><text:span text:style-name="VimmBibQuote">ena </text:span><text:span text:style-name="VimmBibQuote"><text:span text:style-name="T9">cetas</text:span></text:span><text:span text:style-name="VimmBibQuote">ā</text:span><text:span text:style-name="VimmBibQuote"><text:span text:style-name="T9"> </text:span></text:span><text:span text:style-name="VimmBibQuote">apariyonaddhena </text:span><text:span text:style-name="VimmBibQuote"><text:span text:style-name="T9">sappabh</text:span></text:span><text:span text:style-name="VimmBibQuote">ā</text:span><text:span text:style-name="VimmBibQuote"><text:span text:style-name="T9">sa</text:span></text:span><text:span text:style-name="VimmBibQuote">ṁ</text:span><text:span text:style-name="VimmBibQuote"><text:span text:style-name="T9"> ci</text:span></text:span><text:span text:style-name="VimmBibQuote">ttaṁ </text:span><text:span text:style-name="VimmBibQuote"><text:span text:style-name="T9">bh</text:span></text:span><text:span text:style-name="VimmBibQuote">ā</text:span><text:span text:style-name="VimmBibQuote"><text:span text:style-name="T9">veti.</text:span></text:span></text:p></text:note-body></text:note> His mind being free from all- obstruction and from all clinging, he is able to strengthen his mind and increase light. To that yogin who strengthens and increases his light, there is nothing obscure. There is nothing covered, and he surpasses the sun in splendour. Practising thus, that yogin diffuses his body with light and attends to colour and form. With the purified divine sight which surpasses human vision, that yogin “sees beings disappearing and reappearing, coarse and fine, beautiful and ugly, faring well or faring ill, according to their deeds.<text:note text:id="ftn758" text:note-class="footnote"><text:note-citation>5</text:note-citation><text:note-body><text:p text:style-name="Standard"><text:span text:style-name="VimmBibRef">It. 100</text:span>; <text:span text:style-name="VimmBibRef">A. IV, 178</text:span>: <text:span text:style-name="VimmBibQuote">Iti dibbena </text:span><text:span text:style-name="VimmBibQuote"><text:span text:style-name="T9">cakkhunā </text:span></text:span><text:span text:style-name="VimmBibQuote">visuddhena </text:span><text:span text:style-name="VimmBibQuote"><text:span text:style-name="T9">atikkantamānusakena </text:span></text:span><text:span text:style-name="VimmBibQuote">satte </text:span><text:span text:style-name="VimmBibQuote"><text:span text:style-name="T9">passāmi cavamāne upapajjamāne, hīne paṇite suvaṇṇe dubbaṇṇe sugate duggate yathākammūpage satte pajānāmi.</text:span></text:span></text:p></text:note-body></text:note> Here, if one wishes to cause the arising of divine sight, he should suppress these defilements: uncertainty, wrong mindfulness, rigidity and torpor, pride, wrong joy, slanderous talk, excessive exercise of energy, too little exercise of energy, frivolous talk, perceptions of diversity, excessive <text:span text:style-name="VimmPageNo">[[288|225]]</text:span> investigation of forms. If any one of these defilements appears in the course of the practice of divine sight, concentration is lost. If concentration is lost, light is lost, vision of objects is lost. Therefore these defilements should be well suppressed. If he suppresses these defilements, but does not acquire facility in concentration, his power of divine sight is limited, owing to non-acquirement of facility. That yogin sees a limited splendour with limited divine sight. His vision of forms is also limited; therefore the Blessed One taught thus: “At a time when my concentration is limited, my eye is limited; and <text:soft-page-break/>with a limited eye I know a limited splendour and I see limited forms. At a time when my concentration is immeasurable, my eye is possessed of immeasurable divine sight; and with an immeasurable divine sight, I know immeasurable splendour and I see immeasurable forms”.<text:note text:id="ftn759" text:note-class="footnote"><text:note-citation>1</text:note-citation><text:note-body><text:p text:style-name="Standard"><text:span text:style-name="VimmBibRef">M. III, 157-162</text:span>: <text:span text:style-name="VimmBibQuote">Aham pi sudaṁ, Anuruddhā, pubbe va sambodhā anabhisambuddho Bodhisatto va samān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Vicikicchā kho me udapādi, vicikicchādhi-karaṇañ ca pana me samādhi cavi, samādhimhi cute obhāso antaradhāyati dassanañ ca rūpānaṁ; so ‘ham tathā karissāmi yathā me puna na vicikicchā uppajjissatīti. So kho ahaṁ, Anuruddhā, appamatto ātāpī pahitatto viharanto obhāsañ c’ eva sañjānāmi dassanañ ca rūpānaṁ. So kho pana me obhāso na cirass’ eva antaradhāyati dassanañ ca rūpānaṁ. Tassa mayhaṁ, Anuruddhā, etad ahosi: Ko nu kho hetu ko paccayo yena me obhāso antaradhāyati dassanañ ca rūpānan ti? Tassa mayhaṁ, Anuruddhā, etad ahosi: Amanasikāro kho me udapādi, amanasikārādhikaraṇañ ca pana me samādhi cavi, samādhimhi cute obhāse antaradhāyati dassanañ ca rūpānaṁ. So ’ham tathā karissāmi yathā me puna na vicikicchā uppajjissati na amanasikāro ti. So kho ahaṁ, Anuruddhā,—pe—tassa mayhaṁ, Anuruddhā, etad ahosi; Thīnamiddhaṁ kho me udapādi, thinamiddhādhikaraṇañ ca pana me samādhi cavi, samādhimhi cute obhāso antaradhāyati dassanañ ca rūpānaṁ. So ’haṁ tathā karissāmi yathā me puna na vicikicchā uppajjissati na amanasikāro na thinamiddhan ti. So kho ahaṁ, Anuruddhā,—pe—tassa mayhaṁ, Anuruddhā, etad ahosi: Chambhitattaṁ kho me udapādi, chambhitattādhikaraṇañ ca pana me samādhi cavi, samādhimhi cute obhāso antaradhāyati dassanañ ca rūpānaṁ. (Seyyathāpi, Anuruddhā, puriso addhānamaggapaṭipanno, tassa ubhatopasse vadhakā uppateyyuṁ, tassa ubhatonidānaṁ chambhitattaṁ uppajjeyya,—evam eva kho me, Anuruddhā, chambhitattaṁ udapādi, chambhitattādhikaraṇañ ca pana me samādhi cavi, samādhimhi cute obhāso antaradhāyati dassanañ ca rūpānaṁ.) So ’haṁ tathā karissāmi yathā me puna na vicikicchā uppajjissati na amanasikāro na thīnamiddhaṁ na chambhitattan ti. So kho ahaṁ, Anuruddhā,—pe—tassa mayhaṁ, Anuruddhā, etad ahosi: Ubbillaṁ kho me udapādi, ubbillādhikaraṇañ ca pana me samādhi cavi, samādhimhi cute obhāso antaradhāyati dassanañ ca rūpānaṁ. (Seyyathāpi, Anuruddhā, puriso ekaṁ nidhimukhaṁ gavesanto sakideva pañca nidhimukhāni adhigaccheyya, tassa tatonidānaṁ ubbillaṁ uppajjeyya,—evam eva kho, Anuruddhā, ubbillaṁ kho me udapādi, ubbillādhikaraṇañ ca pana me samādhi cavi, samādhimhi cute obhāso antaradhāyati dassanañ ca rūpānaṁ.) So ’ham tathā karissāmi yathā me puna na vicikicchā uppajjissati na amanasikāro na thīnamiddhaṁ na chambhitattaṁ na ubbillan ti. So kho ahaṁ, Anuruddhā—pe— tassa mayhaṁ, Anuruddhā, etad ahosi: Duṭṭhullaṁ kho me udapādi, duṭṭhullādhikaraṇañ ca pana me samādhi cavi, samādhimhi cute obhāso antaradhāyati dassanañ ca rūpānaṁ. So ’ham tathā karissāmi yathā me puna na vicikicchā uppajjissati na amanasikāro na thinamiddhaṁ na chambhitattaṁ na ubbillaṁ na duṭṭhullan ti. So kho ahaṁ, Anuruddhā—pe—tassa mayhaṁ, Anuruddhā, etad ahosi: Accāraddhaviriyaṁ kho me udapādi, accāraddhaviriyādhikaraṇañ ca pana me samādhi cavi, samādhimhi cute obhāso antaradhāyati dassanañ ca rūpānaṁ. (Seyyathāpi, Anuruddhā, puriso ubhohi hatthehi vaṭṭakaṁ gāḷhaṁ gaṇheyya, so tatth’ eva matameyya,—evam eva kho, Anuruddhā, accāraddhaviriyaṁ udapādi accāraddhaviriyādhikaraṇañ ca ...dassanañ ca rūpānaṁ.) So ‘haṁ tathā karissāmi yathā me puna na vicikicchā uppajjissati na amanasikāro na thīnamiddhaṁ na chambhitattaṁ na ubbillaṁ na duṭṭhullaṁ na accāraddhaviriyan ti. So kho ahaṁ, Anuruddhā—pe—tassa mayhaṁ, Anuruddhā, etad ahosi: Atilīnaviriyaṁ kho me udapādi atilīnaviriyādhikaranañ ca ... dassanañ ca rūpānaṁ. (Seyyathāpi, Anuruddhā, puriso vaṭṭakaṁ sithilaṁ gaṇheyya, so tassa hatthato uppateyya,—evam eva kho me, Anuruddhā, atilīnaviriyaṁ udapādi ... dassanañ ca rūpānaṁ.) So ‘ham tathā karissāmi yathā me puna na vicikicchā upajjissati na amanasikāro ... na accāraddhaviriyaṁ na atilīnaviriyan ti. So kho ahaṁ, Anuruddhā—pe—</text:span><text:span text:style-name="VimmBibQuote"><text:span text:style-name="T19">tassa </text:span></text:span><text:span text:style-name="VimmBibQuote">mayhaṁ, </text:span><text:span text:style-name="VimmBibQuote"><text:span text:style-name="T19">Anuruddhā, </text:span></text:span><text:span text:style-name="VimmBibQuote">etad ahosi: </text:span><text:span text:style-name="VimmBibQuote"><text:span text:style-name="T19">Abhijappā </text:span></text:span><text:span text:style-name="VimmBibQuote">kho me </text:span><text:span text:style-name="VimmBibQuote"><text:span text:style-name="T19">udapādi abhijappādhikaraṇañ </text:span></text:span><text:span text:style-name="VimmBibQuote">ca </text:span><text:span text:style-name="VimmBibQuote"><text:span text:style-name="T19">pana</text:span></text:span><text:span text:style-name="VimmBibQuote">... dassanañ ca </text:span><text:span text:style-name="VimmBibQuote"><text:span text:style-name="T19">rūpānaṁ. </text:span></text:span><text:span text:style-name="VimmBibQuote">So ‘haṁ </text:span><text:span text:style-name="VimmBibQuote"><text:span text:style-name="T19">tathā </text:span></text:span><text:span text:style-name="VimmBibQuote">kar</text:span><text:span text:style-name="VimmBibQuote"><text:span text:style-name="T19">issāmi yathā </text:span></text:span><text:span text:style-name="VimmBibQuote">me puna na </text:span><text:span text:style-name="VimmBibQuote"><text:span text:style-name="T19">vicikicchā </text:span></text:span><text:span text:style-name="VimmBibQuote">uppajjissati... na atilīnaviriya</text:span><text:span text:style-name="VimmBibQuote"><text:span text:style-name="T19">ṁ</text:span></text:span><text:span text:style-name="VimmBibQuote"> na </text:span><text:span text:style-name="VimmBibQuote"><text:span text:style-name="T19">abhijappā </text:span></text:span><text:span text:style-name="VimmBibQuote">ti. So kho aha</text:span><text:span text:style-name="VimmBibQuote"><text:span text:style-name="T19">ṁ</text:span></text:span><text:span text:style-name="VimmBibQuote">, </text:span><text:span text:style-name="VimmBibQuote"><text:span text:style-name="T19">Anuruddhā—</text:span></text:span><text:span text:style-name="VimmBibQuote">pe—</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Nānattasaññā </text:span></text:span><text:span text:style-name="VimmBibQuote">kho me </text:span><text:span text:style-name="VimmBibQuote"><text:span text:style-name="T19">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text:span><text:span text:style-name="VimmBibQuote"><text:span text:style-name="T19">ṁ</text:span></text:span><text:span text:style-name="VimmBibQuote">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abhijappā </text:span></text:span><text:span text:style-name="VimmBibQuote">na </text:span><text:span text:style-name="VimmBibQuote"><text:span text:style-name="T19">nānattasaññā </text:span></text:span><text:span text:style-name="VimmBibQuote">ti.</text:span></text:p><text:p text:style-name="Standard"><text:span text:style-name="VimmBibQuote">So kho aha</text:span><text:span text:style-name="VimmBibQuote"><text:span text:style-name="T19">ṁ</text:span></text:span><text:span text:style-name="VimmBibQuote">, </text:span><text:span text:style-name="VimmBibQuote"><text:span text:style-name="T19">Anuruddhā</text:span></text:span><text:span text:style-name="VimmBibQuote">, appamatto </text:span><text:span text:style-name="VimmBibQuote"><text:span text:style-name="T19">ātāpi </text:span></text:span><text:span text:style-name="VimmBibQuote">pahitatto viharanto </text:span><text:span text:style-name="VimmBibQuote"><text:span text:style-name="T19">obhāsañ </text:span></text:span><text:span text:style-name="VimmBibQuote">c’ eva </text:span><text:span text:style-name="VimmBibQuote"><text:span text:style-name="T19">sañjānāmi </text:span></text:span><text:span text:style-name="VimmBibQuote">dassana</text:span><text:span text:style-name="VimmBibQuote"><text:span text:style-name="T19">ñ</text:span></text:span><text:span text:style-name="VimmBibQuote"> ca </text:span><text:span text:style-name="VimmBibQuote"><text:span text:style-name="T19">rūpānaṁ. </text:span></text:span><text:span text:style-name="VimmBibQuote">So kho </text:span><text:span text:style-name="VimmBibQuote"><text:span text:style-name="T19">pana </text:span></text:span><text:span text:style-name="VimmBibQuote">me </text:span><text:span text:style-name="VimmBibQuote"><text:span text:style-name="T19">obhāso </text:span></text:span><text:span text:style-name="VimmBibQuote">na cirass’ eva </text:span><text:span text:style-name="VimmBibQuote"><text:span text:style-name="T19">antaradhāyati </text:span></text:span><text:span text:style-name="VimmBibQuote">dassana</text:span><text:span text:style-name="VimmBibQuote"><text:span text:style-name="T19">ñ</text:span></text:span><text:span text:style-name="VimmBibQuote"> ca </text:span><text:span text:style-name="VimmBibQuote"><text:span text:style-name="T19">rūpānaṁ. 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Ko nu kho hetu ko paccayo yena me </text:span><text:span text:style-name="VimmBibQuote"><text:span text:style-name="T19">obhāso antaradhāyati </text:span></text:span><text:span text:style-name="VimmBibQuote">dassana</text:span><text:span text:style-name="VimmBibQuote"><text:span text:style-name="T19">ñ</text:span></text:span><text:span text:style-name="VimmBibQuote"> ca </text:span><text:span text:style-name="VimmBibQuote"><text:span text:style-name="T19">rūpānan </text:span></text:span><text:span text:style-name="VimmBibQuote">ti? </text:span><text:span text:style-name="VimmBibQuote"><text:span text:style-name="T19">Tassa </text:span></text:span><text:span text:style-name="VimmBibQuote">mayha</text:span><text:span text:style-name="VimmBibQuote"><text:span text:style-name="T19">ṁ</text:span></text:span><text:span text:style-name="VimmBibQuote">, </text:span><text:span text:style-name="VimmBibQuote"><text:span text:style-name="T19">Anuruddhā, </text:span></text:span><text:span text:style-name="VimmBibQuote">etad ahosi: </text:span><text:span text:style-name="VimmBibQuote"><text:span text:style-name="T19">Atinijjhāyitattaṁ </text:span></text:span><text:span text:style-name="VimmBibQuote">kho me </text:span><text:span text:style-name="VimmBibQuote"><text:span text:style-name="T19">rūpānaṁ udapādi</text:span></text:span><text:span text:style-name="VimmBibQuote">... dassana</text:span><text:span text:style-name="VimmBibQuote"><text:span text:style-name="T19">ñ</text:span></text:span><text:span text:style-name="VimmBibQuote"> ca </text:span><text:span text:style-name="VimmBibQuote"><text:span text:style-name="T19">rūpānaṁ. </text:span></text:span><text:span text:style-name="VimmBibQuote">So ‘ham </text:span><text:span text:style-name="VimmBibQuote"><text:span text:style-name="T19">tathā karissāmi yathā </text:span></text:span><text:span text:style-name="VimmBibQuote">me puna na </text:span><text:span text:style-name="VimmBibQuote"><text:span text:style-name="T19">vicikicchā </text:span></text:span><text:span text:style-name="VimmBibQuote">uppajjissati... na </text:span><text:span text:style-name="VimmBibQuote"><text:span text:style-name="T19">nānattasaññā </text:span></text:span><text:span text:style-name="VimmBibQuote">na </text:span><text:span text:style-name="VimmBibQuote"><text:span text:style-name="T19">atinijjhāyitattaṁ rūpānan </text:span></text:span><text:span text:style-name="VimmBibQuote">ti. So kho aha</text:span><text:span text:style-name="VimmBibQuote"><text:span text:style-name="T19">ṁ</text:span></text:span><text:span text:style-name="VimmBibQuote">, </text:span><text:span text:style-name="VimmBibQuote"><text:span text:style-name="T19">Anuruddhā, Vicikicchā </text:span></text:span><text:span text:style-name="VimmBibQuote">cittassa upakkileso ti </text:span><text:span text:style-name="VimmBibQuote"><text:span text:style-name="T19">iti viditvā </text:span></text:span><text:span text:style-name="VimmBibQuote">vicikiccha</text:span><text:span text:style-name="VimmBibQuote"><text:span text:style-name="T19">ṁ</text:span></text:span><text:span text:style-name="VimmBibQuote"> cittassa upakkiles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manasikāro </text:span></text:span><text:span text:style-name="VimmBibQuote">cittassa upakkileso ti </text:span><text:span text:style-name="VimmBibQuote"><text:span text:style-name="T19">iti viditvā amanasikāraṁ </text:span></text:span><text:span text:style-name="VimmBibQuote">cittassa upakkilesa</text:span><text:span text:style-name="VimmBibQuote"><text:span text:style-name="T19">ṁ</text:span></text:span><text:span text:style-name="VimmBibQuote"> pajahi</text:span><text:span text:style-name="VimmBibQuote"><text:span text:style-name="T19">ṁ</text:span></text:span><text:span text:style-name="VimmBibQuote">; Thīnamiddha</text:span><text:span text:style-name="VimmBibQuote"><text:span text:style-name="T19">ṁ</text:span></text:span><text:span text:style-name="VimmBibQuote"> cittassa upakkileso ti... pajahi</text:span><text:span text:style-name="VimmBibQuote"><text:span text:style-name="T19">ṁ</text:span></text:span><text:span text:style-name="VimmBibQuote">; Chambhitatta</text:span><text:span text:style-name="VimmBibQuote"><text:span text:style-name="T19">ṁ</text:span></text:span><text:span text:style-name="VimmBibQuote">... pajahi</text:span><text:span text:style-name="VimmBibQuote"><text:span text:style-name="T19">ṁ</text:span></text:span><text:span text:style-name="VimmBibQuote">; Ubbilla</text:span><text:span text:style-name="VimmBibQuote"><text:span text:style-name="T19">ṁ</text:span></text:span><text:span text:style-name="VimmBibQuote">... pajahi</text:span><text:span text:style-name="VimmBibQuote"><text:span text:style-name="T19">ṁ</text:span></text:span><text:span text:style-name="VimmBibQuote">; Duṭṭhull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ccāraddhaviriyaṁ</text:span></text:span><text:span text:style-name="VimmBibQuote">... pajahim; Atilīnaviriya</text:span><text:span text:style-name="VimmBibQuote"><text:span text:style-name="T19">ṁ</text:span></text:span><text:span text:style-name="VimmBibQuote">... pajahi</text:span><text:span text:style-name="VimmBibQuote"><text:span text:style-name="T19">ṁ</text:span></text:span><text:span text:style-name="VimmBibQuote">; </text:span><text:span text:style-name="VimmBibQuote"><text:span text:style-name="T19">Abhijappā</text:span></text:span><text:span text:style-name="VimmBibQuote">... pajahi</text:span><text:span text:style-name="VimmBibQuote"><text:span text:style-name="T19">ṁ</text:span></text:span><text:span text:style-name="VimmBibQuote">; </text:span><text:span text:style-name="VimmBibQuote"><text:span text:style-name="T19">Nānattasaññā</text:span></text:span><text:span text:style-name="VimmBibQuote">... pajahi</text:span><text:span text:style-name="VimmBibQuote"><text:span text:style-name="T19">ṁ</text:span></text:span><text:span text:style-name="VimmBibQuote">; </text:span><text:span text:style-name="VimmBibQuote"><text:span text:style-name="T19">Atinijjhāyitattaṁ rūpānaṁ </text:span></text:span><text:span text:style-name="VimmBibQuote">cittassa upakkileso ti </text:span><text:span text:style-name="VimmBibQuote"><text:span text:style-name="T19">iti viditvā atinijjhāyitattaṁ rūpānaṁ cittassa upakkileso ti iti viditvā atinijjhāyitattaṁ rūpānaṁ cittassa upakkilesaṁ pajahiṁ.</text:span></text:span></text:p><text:p text:style-name="Standard"><text:span text:style-name="VimmBibQuote"><text:span text:style-name="T19">So kho ahaṁ, Anuruddhā, appamatto ātāpi pahitatto viharanto obhāsaṁ hi kho sañjānāmi na ca rūpāni passāmi; rūpāni hi kho passāmi na ca obhāsaṁ sañjānāmi kevalam pi rattiṁ kevalam pi divasaṁ kevalam pi rattindivaṁ. Tassa mayhaṁ, Anuruddhā, etad ahosi: Ko nu kho hetu ko paccayo yo ‘haṁ obhāsaṁ hi kho sañjānāmi na ca rūpāni passāmi, rūpāni hi kho passāmi na ca obhāsaṁ sañjānāmi kevalam pi rattiṁ kevalam pi divasaṁ kevalam pi rattindivan ti? Tassa mayhaṁ, Anuruddhā, etad ahosi: Yasmiṁ kho ahaṁ samaye rūpanimittaṁ amanasikaritvā obhāsanimittaṁ manasikaromi, obhāsaṁ hi kho tamhi samaye sañjānāmi na ca rūpāni passāmi. Yasmiṁ panāhaṁ samaye obhāsanimittaṁ amanasikaritvā rūpanimittaṁ manasikaromi, rūpāni hi kho tamhi samaye passāmi na ca obhāsaṁ sañjānāmi kevalam pi rattiṁ kevalam pi divasaṁ kevalam pi rattindivan ti.</text:span></text:span></text:p><text:p text:style-name="Standard"><text:span text:style-name="VimmBibQuote"><text:span text:style-name="T19">So kho ahaṁ, Anuruddhā, appamatto ātāpi pahitatto viharanto parittañ c’ eva obhāsaṁ sañjānāmi parittāni ca rūpāni passāmi, appamāṇañ ca obhāsaṁ sañjānāmi appamāṇāni ca rūpāni passāmi, kevalam pi rattiṁ kevalam pi divasaṁ kevalam pi rattindivaṁ. Tassa mayhaṁ, Anuruddhā, etad ahosi: Ko nu kho hetu ko paccayo yo ‘haṁ parittañ c’ eva obhāsaṁ sañjānāmi parittāni ca rūpāni passāmi appamāṇāni c ‘eva obhāsaṁ sañjānāmi appamāṇāni ca rūpāni passāmi kevalam pi rattiṁ kevalam pi divasaṁ kevalam pi rattindivan ti? Tassa mayhaṁ, Anuruddhā, etad ahosi: Yasmiṁ kho samaye paritto samādhi hoti, parittam me tamhi samaye cakkhu hoti; so ‘haṁ parittena cakkhunā parittañ c’ eva obhāsaṁ sañjānāmi parittāni ca rūpāni passāmi. Yasmiṁ pana sapnaye apparitto me samādhi hoti, appamāṇaṁ me tamhi samaye cakkhu hoti; so ‘haṁ appamāṇena cakkhunā appamāṇañ c’ eva obhāsaṁ sañjānāmi appamāṇāni ca rūpāni passāmi kevalam pi rattiṁ kevalam pi divasaṁ kevalaṁ pi rattindivan ti. Yato kho me, Anuruddhā, Vicikicchā cittassa upakkileso ti iti viditvā vicikicchā cittassa upakkileso pahīno ahosi; Amanasikāro citassa upakkileso ti iti viditvā amanasikāro cittassa upakkileso pahīno ahosi; </text:span></text:span><text:span text:style-name="VimmBibQuote">Th</text:span><text:span text:style-name="VimmBibQuote"><text:span text:style-name="T19">ī</text:span></text:span><text:span text:style-name="VimmBibQuote">namiddha</text:span><text:span text:style-name="VimmBibQuote"><text:span text:style-name="T19">ṁ... pahīno ahosi; Chambhitattaṁ... pahīno ahosi; Ubbillaṁ... pahīno ahosi; Duṭṭhullaṁ... pahīno ahosi; Accāraddhaviriyaṁ... pahīno ahosi; </text:span></text:span><text:span text:style-name="VimmBibQuote">Atil</text:span><text:span text:style-name="VimmBibQuote"><text:span text:style-name="T19">ī</text:span></text:span><text:span text:style-name="VimmBibQuote">naviriya</text:span><text:span text:style-name="VimmBibQuote"><text:span text:style-name="T19">ṁ... pahīno ahosi; Abhijappā... pahīno ahosi; Nānattasaññā... pahīno ahosi; Atinijjhāyitattaṁ rūpānaṁ cittassa upakkileso ti iti viditvā atinijjhāyitattaṁ rūpānaṁ cittassa upakkileso pahīno ahosi. Tassa mayhaṁ, Anuruddhā, etad ahosi: Ye kho me cittassa upakkilesā, te me pahīnā. Handa dānahaṁ tividhena samādhiṁ bhāvemīti. So kho ahaṁ, Anuruddhā, savitakkam pi savicāraṁ samādhiṁ bhāvesiṁ, avitakkam pi vicaramattaṁ samadhiṁ bhāvesiṁ, avitakkam pi avicāraṁ samādhiṁ bhāvesiṁ, sappītikam pi samādhiṁ bhāvesiṁ, nippītikaṁ pi samādhiṁ bhāvesiṁ, sātasahagatam pi samādhiṁ bhāvesiṁ, upekhāsahagatam pi samādhiṁ bhāvesiṁ. Yato kho me, Anuruddhā, savitakko savicāro samādhi bhāvito ahosi, avitakko vicāramatto samādhi bhāvito ahosi, avitakko avicāro samādhi bhāvito ahosi, sappītiko pi samādhi bhāvito ahosi, nippītiko pi samādhi bhāvito ahosi, upekhāsahagato samādhi bhāvito ahosi, ñāṇañ ca pana me dassanaṁ udapādi: Akuppā me vimutti, ayam antimā jāti, na ‘tthi dāni punabbhavo ti.</text:span></text:span></text:p><text:p text:style-name="Standard"><text:span text:style-name="VimmBibQuote">Idam avoca Bhagavā. Attamano āyasmā Anuruddho Bhagavato bhāsitaṁ abhinandīti.</text:span></text:p></text:note-body></text:note> <text:span text:style-name="VimmPageNo">[[289|226]]</text:span> </text:p>
      <text:p text:style-name="VimmBody">Here, the new yogin should neither cling to forms nor fear forms. These faults are to be understood as in the explanation given before.</text:p>
      <text:p text:style-name="VimmBody">Divine sight proceeds in five objects: limited-object, present object <text:span text:style-name="VimmPageNo">[[290|227]]</text:span> internal-object, external-object and internal-exte<text:span text:style-name="T69">rn</text:span>al-object. <text:note text:id="ftn760" text:note-class="footnote"><text:note-citation>2</text:note-citation><text:note-body><text:p text:style-name="P10">Cp. <text:span text:style-name="VimmBibRef">Vis. Mag. 434</text:span>: <text:span text:style-name="VimmBibQuote">Dibbacakkhuñāṇaṁ paritta-paccuppanna-ajjhatta-bahiddhārammaṇavasena catūsu ārammanesu pavattati. The fifth, ajjhattabahiddha-ārammaṇa</text:span>, is not in <text:span text:style-name="VimmBibRef">Vis. Mag.</text:span></text:p></text:note-body></text:note>From divine sight four kinds of knowledge are produced. The knowledge of the future,<text:note text:id="ftn761" text:note-class="footnote"><text:note-citation>3</text:note-citation><text:note-body><text:p text:style-name="Standard"><text:span text:style-name="VimmPali">Anāgataṁsañāṇa, Kammasakatañāṇa (Svamayākammañāṇa), Yathākammūpagañāṇa, Kammavipākañāṇa,</text:span> <text:span text:style-name="VimmBibRef">Vis. Mag.</text:span> mentions only the first and the third.</text:p></text:note-body></text:note> the knowledge of the kamma sprung from each self, the knowledge of the passing away of beings according to their deeds and the knowledge of <text:span text:style-name="T28">kammaresult.</text:span> Here, through the <text:soft-page-break/>knowledge of the future, he knows the arising of the form of the future.<text:note text:id="ftn762" text:note-class="footnote"><text:note-citation>1</text:note-citation><text:note-body><text:p text:style-name="Standard"><text:span text:style-name="VimmBibRef">D. III, 75-6</text:span>: <text:span text:style-name="VimmBibQuote">Asīti-vassa-sahassāyukesu bhikkhave manussesu Metteyyo nāma Bhagavā loke uppajjissati arahaṁ Sammā-Sambuddho vijjā-caraṇa-sampanno... So aneka-sahassaṁ bhikkhu-saṁghaṁ pariharissati, seyyathā pi ‘haṁ etarahi aneka-sataṁ bhikkhu-saṁghaṁ pariharāmi.</text:span></text:p><text:p text:style-name="Standard"><text:span text:style-name="VimmBibQuote">Atha kho bhikkhave Saṁkho nāma rājā yen’assa yūpo raññā Mahā-Panādena kārāpito, taṁ yūpaṁ ussāpetvā ajjhāvasitvā daditvā vissajjetvā samaṇa-brāhmaṇa-kapaṇiddhika-vanibbaka-yācakānaṁ dānaṁ datvā Metteyyassa Bhagavato arahato Sammā-Sambuddhassa santike kesa-massuṁ ohāretvā kāsāyāni vatthāni aechādetvā agārasmā anagāriyaṁ pabbajissati. So evaṁ pabbajito samāno eko vūpakaṭṭho appamatto ātāpi pahitatto viharanto na cirass’ eva yass’ atthāya kula-puttā sammad eva agārasmā anagāriyaṁ pabbajanti, tad anuttaraṁ brahmacariyaṁ pariyosānaṁ diṭṭhe va dhamme sayaṁ abhiññā sacchikatvā upasampajja viharissati.</text:span></text:p></text:note-body></text:note> Through the knowledge of the kamma sprung from each self, he knows the kamma which others make. By that kamma he knows that such and such a man will go to such and such a world.<text:note text:id="ftn763" text:note-class="footnote"><text:note-citation>2</text:note-citation><text:note-body><text:p text:style-name="Standard"><text:span text:style-name="VimmBibRef">D. I, 83</text:span>: <text:span text:style-name="VimmBibQuote">So dibbena cakkhunā visuddhena atikkanta-mānusakena satte passati cavamāne upapajjamāne, hīne paṇīte suvaṇṇe dubbaṇṇe sugate duggate yathā-kammūpage satte pajānāti.</text:span></text:p></text:note-body></text:note> Through the knowledge of the passing away of beings according to their deeds, he sees the world in which beings will appear, and he knows that such and such a man will be born in such and such a world through such and such a kamma.<text:note text:id="ftn764" text:note-class="footnote"><text:note-citation>3</text:note-citation><text:note-body><text:p text:style-name="Standard"><text:span text:style-name="VimmBibRef">D. III, 111-12</text:span>: <text:span text:style-name="VimmBibQuote">Idha bhante ekacco Samaṇo va Brāhmaṇo vā ātappam anvāya padhānam anvāya... pe... tathā-rūpaṁ ceto-samādhiṁ phusati yathā samāhite citte dibbena cakkhunā visuddhena atikkanta-mānusakena satte passati cavamāne upapajjamāne hīne paṇīte suvaṇṇe dubbaṇṇe sugate duggate yathā-kammūpage satte pajānāti: “Ime vat a bhonto sattā kāya-duccaritena samannāgatā vaci-duccaritena samannāgatā mano-duccaritena samannāgatā ariyānaṁ upavādakā micchā-diṭṭhikā micchā-diṭṭhi-kamma-samādānā, te kāyassa bhedā param maraṇā apāyaṁ duggatiṁ vinipātaṁ nirayam uppannā. Ime vā pana bhonto sattā kāya-sucaritena samannāgatā vaci... pe... mano-sucaritena samannāgatā ariyānaṁ anupavādakā sammā-diṭṭhikā sammā-diṭṭhi-kammā-samādānā, te kāyassa bhedā param maraṇā sugatiṁ saggaṁ lokaṁ uppannā ti”.</text:span></text:p></text:note-body></text:note> Through the knowledge of the <text:span text:style-name="VimmPali">kamma</text:span>-result, he knows the time of arrival here; he knows the state he will reach here; he knows the defilement which causes the arrival here; he knows the means of arrival here; he knows that such and such a kamma will mature; he knows that such and such a kamma will not mature; he knows that such and such a kamma will result in much; and he knows that such and such a kamma will result in little.<text:note text:id="ftn765" text:note-class="footnote"><text:note-citation>4</text:note-citation><text:note-body><text:p text:style-name="Standard"><text:span text:style-name="VimmBibRef">Dh.-a. III, 65-6</text:span>: <text:span text:style-name="VimmBibQuote">Te ‘atth’ eso upāyo’ ti sabbe ekacchandā hutvā ’yaṁ kiñci katvā taṁ māressāmā ti attano upaṭṭhāke samādapetvā kahāpaṇasahassaṁ labhitvā purisaghātakammaṁ katvā carante core pakkosāpetvā, ‘Mahāmoggallānatthero nāma Kālasilāyaṁ vasati, </text:span><text:span text:style-name="VimmBibQuote"><text:span text:style-name="T28">tat</text:span></text:span><text:span text:style-name="VimmBibQuote">t</text:span><text:span text:style-name="VimmBibQuote"><text:span text:style-name="T28">ha gantvā taṁ mārethā’ </text:span></text:span><text:span text:style-name="VimmBibQuote">ti tesa</text:span><text:span text:style-name="VimmBibQuote"><text:span text:style-name="T28">ṁ</text:span></text:span><text:span text:style-name="VimmBibQuote"> </text:span><text:span text:style-name="VimmBibQuote"><text:span text:style-name="T28">kahāpaṇe </text:span></text:span><text:span text:style-name="VimmBibQuote">ada</text:span><text:span text:style-name="VimmBibQuote"><text:span text:style-name="T28">ṁ</text:span></text:span><text:span text:style-name="VimmBibQuote">su. Cor</text:span><text:span text:style-name="VimmBibQuote"><text:span text:style-name="T28">ā</text:span></text:span><text:span text:style-name="VimmBibQuote"> dhanalobhena </text:span><text:span text:style-name="VimmBibQuote"><text:span text:style-name="T28">sampaṭicchitvā </text:span></text:span><text:span text:style-name="VimmBibQuote">‘thera</text:span><text:span text:style-name="VimmBibQuote"><text:span text:style-name="T28">ṁ</text:span></text:span><text:span text:style-name="VimmBibQuote"> </text:span><text:span text:style-name="VimmBibQuote"><text:span text:style-name="T28">māressamā</text:span></text:span><text:span text:style-name="VimmBibQuote">’ ti </text:span><text:span text:style-name="VimmBibQuote"><text:span text:style-name="T28">gantvā </text:span></text:span><text:span text:style-name="VimmBibQuote"><text:span text:style-name="T9">tassa </text:span></text:span><text:span text:style-name="VimmBibQuote"><text:span text:style-name="T28">vasanaṭṭhānaṁ parivāresuṁ. </text:span></text:span><text:span text:style-name="VimmBibQuote">Thero </text:span><text:span text:style-name="VimmBibQuote"><text:span text:style-name="T28">tehi parikkhitabhāvaṁ ñatvā kuñcikacchiddena nikkamitvā pakkāmi. Te taṁ divasaṁ theraṁ adisvā pun’ ekadivasaṁ gantvā parikkhipiṁsu. Thero ñatvā kaṇṇikāmaṇḍalaṁ bhinditvā ākāsaṁ pakkhandi. Evan te paṭhamamāse pi majjhimamāse pi theraṁ gahetuṁ nāsakkhiṁsu. Pacchimamāse </text:span></text:span><text:span text:style-name="VimmBibQuote"><text:span text:style-name="T9">pana </text:span></text:span><text:span text:style-name="VimmBibQuote"><text:span text:style-name="T28">sampatte thero attanā katakammassa ākaḍḍhanabhāvaṁ ñatvā na apagañchi. Corā gahetvā theraṁ </text:span></text:span><text:span text:style-name="VimmBibQuote"><text:span text:style-name="T9">taṇḍlulakaṇamatt</text:span></text:span><text:span text:style-name="VimmBibQuote"><text:span text:style-name="T28">ā</text:span></text:span><text:span text:style-name="VimmBibQuote"><text:span text:style-name="T9">ni </text:span></text:span><text:span text:style-name="VimmBibQuote"><text:span text:style-name="T28">’ssa aṭṭhīni karontā bhindiṁsu. Atha naṁ “mato” ti saññāya ekasmiṁ gumbapiṭṭhe khipityā pakkamimsu. Thero ‘Satthāraṁ passitvā </text:span></text:span><text:span text:style-name="VimmBibQuote"><text:span text:style-name="T9">va </text:span></text:span><text:span text:style-name="VimmBibQuote"><text:span text:style-name="T28">parinibbāyissāmī ti attabhāvaṁ jhānaveṭhanena veṭhetvā thiraṁ katvā ākāsena Satthu santikaṁ gantvā Satthāraṁ vanditvā 'bhante parinibbāyissāmi ti āha. Parinib- bāyissasi Moggallānā’ ti. Āma bhante’ ti. ‘Kattha gantvā’ ti. Kālasilāpadesaṁ bhante’ ti. ‘Tena hi Moggallāna mayhaṁ dhammaṁ kathetvā yāhi, tādisassa hi me sāvakassa idāni dassanaṁ natthī ti. So ‘evaṁ karissāmi bhante’ ti Satthāraṁ vanditvā ākāse uppatitvā parinibbānadivase Sāriputtatthero viya nānappakārā iddhiyo katvā dhammaṁ kathetvā Satthāraṁ vanditvā Kālasilāṭaviṁ gantvā parinibbāyi.</text:span></text:span></text:p></text:note-body></text:note></text:p>
      <text:p text:style-name="VimmBody">Here the hearer who acquires freedom sees a thousand world-systems. The Silent Buddha sees more than that, and there is no limit to the vision of the Tathāgata.</text:p>
      <text:p text:style-name="VimmSectEnded"><text:soft-page-break/>Divine sight has ended. † <text:span text:style-name="VimmPageNo">[[291|228]]</text:span> </text:p>
      <text:h text:style-name="Heading_20_3" text:outline-level="3" text:is-list-header="true">Miscellaneous teachings</text:h>
      <text:p text:style-name="VimmBody">Here there are the following miscellaneous teachings: If one practises one kind of concentration with the purpose of seeing forms through divine sight, he can only see forms. He cannot hear sounds. If he practises one kind of concentration for the purpose of hearing sounds through divine hearing, he can hear sounds only. He cannot see forms. If he practises concentration for the purpose of seeing and hearing, he can see and hear. If he practises concentration for the purpose of seeing, hearing and knowing others’ thoughts, he can see, hear and know others’ thoughts. If he practises concentration for the purpose of seeing in one direction, he cannot see in another direction, he cannot hear and he cannot know others’ thoughts. If he practises concentration much, he can see in all directions, he can hear and he can know Others’ thoughts. Five supernormal powers are worldly higher knowledge. These are possessed by the denizens of the form plane who are with the cankers and commoners with the fetters. Meritorious higher knowledge belongs to both the learner and the commoner. To the Consummate One belongs non- characterizable higher knowledge. The five kinds of higher knowledge are not produced in the formless plane.</text:p>
      <text:p text:style-name="VimmSectEnded">The section on supernormal power in the Path of Freedom has ended. † <text:span text:style-name="VimmPageNo">[[292|229]]</text:span> </text:p>
      <text:h text:style-name="Heading_20_2" text:outline-level="2">On distinguishing wisdom</text:h>
      <text:p text:style-name="VimmExportSkip">CHAPTER THE TENTH</text:p>
      <text:p text:style-name="VimmBody"><text:span text:style-name="VimmQA">Q.</text:span> What is wisdom? What is its salient characteristic? What is its function? What is its manifestation? What is its near cause? What are its benefits? What is the meaning of wisdom? Through what merits can wisdom be acquired? How many kinds of wisdom are there?</text:p>
      <text:p text:style-name="VimmBody"><text:soft-page-break/><text:span text:style-name="VimmQA">A.</text:span> The seeing, by the mind, of objects as they are—this is called wisdom.<text:note text:id="ftn766" text:note-class="footnote"><text:note-citation>1</text:note-citation><text:note-body><text:p text:style-name="Standard"><text:span text:style-name="VimmXML">&lt;</text:span><text:span text:style-name="VimmXML"><text:span text:style-name="T108">anchor id="p229n1"/&gt;</text:span></text:span><text:span text:style-name="VimmPali">Yathābhūtañāṇadassana</text:span>.—Cp.</text:p><text:list text:style-name="L30"><text:list-item><text:p text:style-name="P69"><text:span text:style-name="VimmBibRef">S. III, 13</text:span>: <text:span text:style-name="VimmBibQuote">Samādhim bhikkhave bhāvetha, samāhito bhikkhave bhikkhu yathābhūtam pajānāti.</text:span></text:p></text:list-item><text:list-item><text:p text:style-name="P69"><text:span text:style-name="VimmBibRef">S. II, 31-2</text:span>: <text:span text:style-name="VimmBibQuote">Iti kho bhikkhave avijjūpanisā saṅkhārā,... pe... bhavūpanisā jāti, jātūpanisaṁ dukkhaṁ, dukkhūpanisā saddhā, saddhūpanisaṁ pāmojjaṁ, pāmojjūpanisā piti, pitūpanisā passaddhi, passaddhūpanisaṁ sukhaṁ, sukhūpaniso samādhi, samādhūpanisaṁ yathābhūtañāṇdassanaṁ, yathābhūtañāṇdassanūpanisā nibbidā, nibbidūpaniso virāgo, virāgūpanisā vimutti, vimuttūpanisaṁ khaye ñāṇaṁ.</text:span> (= <text:span text:style-name="VimmBibQuote">Tassa kammaṭṭhānaṁ nissāya dubbalā piti uppajjati. Tad assa saddh’ upanisaṁ pāmojjaṁ, taṁ balava-pītiyā paccayo hoti. Balavā pīti daratha-paṭippassaddhiyā paccayo: sā appaṇā-pubbabhāga-sukhassa: taṁ sukhaṁ pādaka-jjhāna-samādhissa: so samādhinā citta-kallataṁ janetvā taruṇavipassanāya kammaṁ karoti. Icc’ assa pādaka-jjhāna-samādhi taruṇa-vipassanāya paccayo hoti: taruṇa-vipassanā balava-vipassanāya: balava-vipassanā maggassa: maggo phalavimuttiyā: phala-vimutti paccavekkhaṇa-ñāṇassā ti.</text:span>—<text:span text:style-name="VimmBibRef">Spk. II, 55-6</text:span>).</text:p></text:list-item><text:list-item><text:p text:style-name="P69"><text:span text:style-name="VimmBibRef">A. IV, 336</text:span>: <text:span text:style-name="VimmBibQuote">Satisampajaññe bhikkhave asati satisampajaññavipannassa hatupanisaṁ hoti hirottappaṁ, hirottappe asati hirottappavipannassa hatupaniso hoti indriyasaṁvaro, indriyasaṁvare asati indriyasaṁvaravipannassa hatupanisaṁ hoti silaṁ, site asati silavipannassa hatupaniso hoti sammāsamādhi, sammāsamādhimhi asati sammāsamādhi-vipannassa hatupanisaṁ hoti yathābhūtañāṇadassanaṁ, yathābhūtañāṇadassane asati yathābhūtañāṇadassanavipannassa hatupaniso hoti nibbidāvirāgo, nibbidāvirāge asati nibbidāvirāgavipannassa hatupanisaṁ hoti vimuttiñānadassanaṁ.</text:span></text:p></text:list-item><text:list-item><text:p text:style-name="P69"><text:span text:style-name="VimmBibRef">D. II, 313</text:span>: <text:span text:style-name="VimmBibQuote">Katamo ca bhikkhave sammā-samādhi?</text:span></text:p><text:p text:style-name="P69"><text:span text:style-name="VimmBibQuote">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ā ca virāgā upekhako viharati sato ca sampajāno, sukhañ ca kāyena paṭisaṁvedeti yan taṁ ariyā ācikkhanti: ‘upekhako satimā sukha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list-item><text:list-item><text:p text:style-name="P69"><text:span text:style-name="VimmBibRef">Vis. Mag. 438</text:span>: <text:span text:style-name="VimmBibQuote">Kān ‘assā lakkhaṇā-rasa-paccupaṭṭhāna-padaṭṭhānāni ti. Ettha pana dhammasabhāvapaṭivedhalakkhaṇā paññā; dhammānaṁ sabhāvapaṭicchādaka-mohandha-kāraviddhaṁsanarasā; asammohapaccupaṭṭhānā; samāhito yathābhūaṁ jānāti passati ti vacanato pana samādhi tassā padaṭṭhānaṁ.</text:span></text:p></text:list-item></text:list><text:p text:style-name="Standard">From the foregoing it will be seen that without <text:span text:style-name="VimmPali">samādhi</text:span> (= four or any one of the <text:span text:style-name="VimmPali">jhānas</text:span>) no development of <text:span text:style-name="VimmPali">paññā</text:span> is possible. And it will be noted that this treatise as well as the <text:span text:style-name="VimmBibRef">Vis. Mag.</text:span>, beginning with <text:span text:style-name="VimmPali">sila</text:span> and by way of <text:span text:style-name="VimmPali">samādhi</text:span> (<text:span text:style-name="VimmPali">jhāna</text:span>), come to <text:span text:style-name="VimmPali">paññā</text:span> in keeping with the teaching of the seven purifications (<text:span text:style-name="VimmPali">Satta Visuddhi—</text:span><text:span text:style-name="VimmBibRef">M. I, 149-50</text:span>) and of the three trainings (of higher virtue, higher thought and higher wisdom,—<text:span text:style-name="VimmPali">adhisīla-sikkhā, adhicitta-sikkhā, adhipaññā-sikkhā</text:span>—<text:span text:style-name="VimmBibRef">D. III, 219</text:span>).</text:p></text:note-body></text:note> And again, the considering of advantage and non-advantage, and of the sublime, is called wisdom. It is according to the teaching of the Abhidhamma.</text:p>
      <text:h text:style-name="Heading_20_3" text:outline-level="3" text:is-list-header="true">Wisdom defined</text:h>
      <text:p text:style-name="VimmBody">What is wisdom? This wisdom (<text:span text:style-name="VimmPali">paññā</text:span>) is understanding (<text:span text:style-name="VimmPali">paññā</text:span>). This <text:span text:style-name="VimmPageNo">[[293|230]]</text:span> is knowledge. This is investigation of the truth, distinguishing,<text:note text:id="ftn767" text:note-class="footnote"><text:note-citation>2</text:note-citation><text:note-body><text:p text:style-name="Standard">Lit. Excellent characteristic.</text:p></text:note-body></text:note> synecdoche. That investigation is learned, skilful, clever, and in considering, it sees clearly and draws knowledge (?). Wisdom is good; wisdom is faculty; wisdom is power; wisdom is sword; wisdom is a tower; wisdom is light; wisdom is splendour; wisdom is a lamp; and wisdom is a gem. Non-delusion, investigation of the truth, right views—these are called wisdom.<text:note text:id="ftn768" text:note-class="footnote"><text:note-citation>3</text:note-citation><text:note-body><text:p text:style-name="Standard">Cp. <text:span text:style-name="VimmBibRef">Dhs. 11, para. 16</text:span>: <text:span text:style-name="VimmBibQuote">Yā tasmiṁ samaye paññā pajānanā vicayo pavicayo dhammavicayo sallakkhaṇā upalakkhaṇā paccupalakkhaṇā paṇḍiccaṁ kosallaṁ nepuññaṁ vebhavyā cintā upaparikkhā bhūrī medhā pariṇāyikā vipassanā sampajaññaṁ patodo paññā paññindriyaṁ paññābalaṁ paññāsatthaṁ paññāpāsādo paññā-āloko paññā-obhāso paññāpajjoto paññā-ratanaṁ amoho dhammavicayo sammādiṭṭhi—idaṁ tasmiṁ samaye paññindriyaṁ hoti.</text:span></text:p></text:note-body></text:note> The attainment of truth is its salient characteristic. Investigation is its function. Non-delusion is its manifestation. The four truths are its near cause. And again, clear understanding is its salient characteristic; the entering into the true law is its function; the dispelling of the darkness of ignorance is its manifestation; the four kinds of analytical science are its near cause.</text:p>
      <text:h text:style-name="Heading_20_3" text:outline-level="3" text:is-list-header="true"><text:soft-page-break/>Benefits of wisdom</text:h>
      <text:p text:style-name="VimmBody">What are its benefits? Incalculable are the benefits of wisdom. This is the statement in brief:—</text:p>
      <text:p text:style-name="VimmVerseEnglish">Through wisdom are all morals made to shine.<text:line-break/>Two kinds of wisdom lead to <text:span text:style-name="VimmPali">jhāna</text:span>-heights.<text:line-break/>Through wisdom does one tread the Holy Path<text:line-break/>and see the fruition great of sanctity.<text:line-break/>Supreme is wisdom; ’tis the eye of things.<text:line-break/>The loss of wisdom is impurity.<text:line-break/>Unrivalled is the growth in wisdom’s state.<text:line-break/>Through wisdom does one break all heresy.<text:line-break/>The vulgar drawn by craving practise ill;<text:line-break/>Not so the wise, the highest of all kind,<text:line-break/>who rightly live and teach what profits both<text:line-break/>this world and that. They being free and strong<text:line-break/>see states of woe and welfare multiform,<text:line-break/>and know condition, cause, mind, matter, norm.<text:line-break/>This wisdom is the doctrine of the Truths.<text:line-break/>This wisdom is the pasture of the good.<text:line-break/>Through wisdom one attains to excellence.<text:line-break/>Through wisdom one roots out the evil brood,<text:line-break/>which are called craving, hatred, ignorance,<text:line-break/>and birth and death, and all the rest that is,<text:line-break/>which naught else ever can exterminate. <text:span text:style-name="VimmPageNo">[[294|231]]</text:span> </text:p>
      <text:h text:style-name="Heading_20_3" text:outline-level="3" text:is-list-header="true">Meaning of wisdom</text:h>
      <text:p text:style-name="VimmBody"><text:span text:style-name="VimmQA">Q.</text:span> What is the meaning of wisdom? <text:span text:style-name="VimmQA">A.</text:span> It means “knowledge” and it means “removing well”. Through what merits can wisdom be acquired? Through these eleven merits, <text:span text:style-name="VimmPageNoOrig">[445]</text:span> namely, searching the meaning of the scriptures, many good deeds, dwelling in purity, serenity and insight, the Four Truths, work of“science (?), calming the mind, dwelling in meditation, <text:span text:style-name="VimmPali">jhāna</text:span>, at all times, ridding the mind of the hindrances, separating from the unwise and the habit of associating with the wise.</text:p>
      <text:h text:style-name="Heading_20_3" text:outline-level="3" text:is-list-header="true">Two kinds of wisdom</text:h>
      <text:p text:style-name="VimmBody">How many kinds of wisdom are there? <text:span text:style-name="VimmQA">A.</text:span> Two kinds, three kinds and four kinds. <text:span text:style-name="VimmQA">Q.</text:span> What are the two kinds in wisdom? <text:span text:style-name="VimmQA">A.</text:span> Mundane wisdom and supramundane wisdom.<text:note text:id="ftn769" text:note-class="footnote"><text:note-citation>1</text:note-citation><text:note-body><text:p text:style-name="Standard"><text:span text:style-name="VimmPali">Lokiya-, lokuttara-paññā.</text:span></text:p></text:note-body></text:note> Here wisdom which is associated with the Noble Path and Fruit is supramundane wisdom. Others are mundane wisdom. Mundane wisdom is with cankers, with fetters and with tangle. This is flood. This is yoke. This is hindrance. This is contact. This is faring on. This is contamination.<text:note text:id="ftn770" text:note-class="footnote"><text:note-citation>2</text:note-citation><text:note-body><text:p text:style-name="Standard">Cp. <text:span text:style-name="VimmBibRef">Dhs. 125 para. 584</text:span>: <text:span text:style-name="VimmBibQuote">Lokiyaṁ sāsavaṁ saṁyojaniyaṁ ganthaniyaṁ oghaniyaṁ, yoganiyaṁ, nivaraṇiyaṁ parāmaṭṭhaṁ upādāniyaṁ saṅkilesikaṁ.</text:span></text:p></text:note-body></text:note> Supramundane wisdom is without cankers, is without fetters, is without tangle, the non-flood, the non-yoked, the non-hindered, the non-contacted, the not faring on, the non-contaminated.</text:p>
      <text:h text:style-name="Heading_20_3" text:outline-level="3" text:is-list-header="true">Groups of wisdom (various)</text:h>
      <text:h text:style-name="Heading_20_4" text:outline-level="4" text:is-list-header="true">First group of three in wisdom</text:h>
      <text:p text:style-name="VimmBody">The three kinds in wisdom are-wisdom sprung from thought, wisdom sprung from study and wisdom sprung from culture.<text:note text:id="ftn771" text:note-class="footnote"><text:note-citation>3</text:note-citation><text:note-body><text:p text:style-name="Standard"><text:span text:style-name="VimmBibRef">D. III, 219</text:span>: <text:span text:style-name="VimmBibQuote">Cintā-mayā paññā, suta-mayā paññā, bhāvanā-mayā paññā</text:span><text:span text:style-name="VimmPali"> </text:span>(=<text:span text:style-name="VimmBibQuote">cintāmay’ ādisu ayaṁ vitthāro. Tattha katamā cintāmayā paññā? Yoga-vihitesu vā kamm’ āyatanesu yoga-vihitesu vā sipp’āyatanesu yoga-vihitesu vā vijjāyatanesu kamma-ssakataṁ vā saccānulomikaṁ vā rūpaṁ aniccan ti vā ...pc... viññāriaṁ aniccan ti vā yaṁ evarūpaṁ anulomikaṁ khantiṁ diṭṭhiṁ ruciṁ muniṁ pekkhaṁ dhamma-nijjhāna-khantiṁ parato asutvā paṭilabhati, ayaṁ vuccati cintāmayā paññā. Yoga-vihitesu vā kamm’ āyatanesu ...pe... dhamma-nijjhāna-khantiṁ parato sutvā paṭilabhati, ayaṁ vuccati sutamayā paññā. Tattha katamā bhāvanāmayā paññā? Sabbā pi sammāpannassa pāññā bhāvanāmayā paññā.</text:span>—<text:span text:style-name="VimmBibRef">Sv. III, 1002</text:span>).</text:p></text:note-body></text:note> Here wisdom which one acquires without learning from others is the wisdom that <text:span text:style-name="VimmPali">kamma</text:span> is property of each one or the wisdom which is conformable to the truth in respect of vocational works or works of science. Thus is wisdom sprung from thought to be known. The wisdom <text:soft-page-break/>that is got by learning from others is called wisdom sprung from study. Entering into concentration one develops all wisdom— this is wisdom sprung from concentration.</text:p>
      <text:h text:style-name="Heading_20_4" text:outline-level="4" text:is-list-header="true">Second group of three in wisdom</text:h>
      <text:p text:style-name="VimmBody">Again there are three kinds in wisdom: skill in profit, skill in loss, skill <text:span text:style-name="VimmPageNo">[[295|232]]</text:span> in means. Here as one attends to these states, demeritorious states are put away; meritorious states are made to increase. This wisdom is called skill in profit. Again, as one attends to these states, demeritorious states arise, and meritorious states are put away. This wisdom is called “skill in loss”. Here, the wisdom of all means of success is called “skill in means”.<text:note text:id="ftn772" text:note-class="footnote"><text:note-citation>1</text:note-citation><text:note-body><text:p text:style-name="Standard"><text:span text:style-name="VimmBibRef">D. III, 220</text:span>: <text:span text:style-name="VimmBibQuote">Tiṇi kosallāni-Āya-kosallaṁ, apāya-kosallaṁ, upāya-kosallaṁ</text:span> (=<text:span text:style-name="VimmBibQuote">Kosallesu āyo ti vaḍḍhi, apāyo ti avaḍḍhi. Tassa tassa kāraṇaṁ upāyo. Tesaṁ pajānanaṁ kosallaṁ. Vitthāro pana Vibhange (325-6) vutto yeva. Vuttaṁ h’ etaṁ: Tattha katamaṁ āya-kossallaṁ? Ime dhamme manasikaroto anuppannā c’ eva akusalā dhammā na uppajjanti, uppannā ca akusalā dhammā nirujjhanti. Ime vā pana me dhamme manasikaroto anup-pannā c’ eva kusalā dhammā uppajjanti, uppannā ca kusalā dhammā bhiyyo-bhāvāya vepullāya bhāvanāya pāripūriyā saṁvattanti. Yā tattha paññā pajānanā sammā-diṭṭhi idaṁ vuccati āya-kosallaṁ. Tattha katamaṁ apāya-kosallaṁ? Ime me dhamme manasi-karoto anuppannā c’ eva akusalā dhammā uppajjanti, uppannā ca kusalā dhammā nirujjhanti. Ime vā pana me dhamme manasikaroto anuppannā c’ eva kusalā dhammā n’uppajjanti, uppannā ca akusalā dhammā bhiyyo-bhāvāya vepullāya bhāvanāya pāripūriyā saṁvattanti. Yā tattha paññā pajānanā sammā-diṭṭhi, idaṁ vuccati apāya-kosallaṁ. Sabbā pi tatr’ upāyā paññā upāya-kosallan ti. Idaṁ pana accāyika-kicce vā bhaye vā uppanne tassa tassa tikicchan’ atthaṁ thān’ uppattiyā kāraṇa-jānana-vasen’ eva veditabbaṁ.</text:span>—<text:span text:style-name="VimmBibRef">Sv.III 1005</text:span>).</text:p></text:note-body></text:note></text:p>
      <text:h text:style-name="Heading_20_4" text:outline-level="4" text:is-list-header="true">Third group of three in wisdom</text:h>
      <text:p text:style-name="VimmBody">And again, there are three kinds in wisdom, namely, the wisdom that accumulates, the wisdom that does not accumulate and the wisdom that neither accumulates nor does not accumulate. The wisdom of the Four Paths is called the wisdom that does not accumulate. The neither describable nor non-describable wisdom of the Fruit of the four stages and the object of three stages—this is wisdom that neither accumulates nor does not accumulate.<text:note text:id="ftn773" text:note-class="footnote"><text:note-citation>2</text:note-citation><text:note-body><text:p text:style-name="Standard">Cp. <text:span text:style-name="VimmBibRef">Vbh. 326</text:span>: <text:span text:style-name="VimmBibQuote">Tisu bhūmīsu kusale paññā ācayagāmini paññā. Catūsu bhūmisu paññā apacayagāmini paññā. Tisu bhūmīsu kiriyāvyākate paññā neva ācayagāmini na apacayagāmini paññā.</text:span></text:p></text:note-body></text:note></text:p>
      <text:h text:style-name="Heading_20_4" text:outline-level="4" text:is-list-header="true">First group of four in wisdom</text:h>
      <text:p text:style-name="VimmBody">The four kinds in wisdom are knowledge produced by one’s own <text:span text:style-name="VimmPali">kamma</text:span> knowledge that conforms to the truth, knowledge connected with the Four Paths and knowledge connected with the Four Fruits. Here, right view concerning the ten bases is the knowledge produced by one’s own <text:span text:style-name="VimmPali">kamma</text:span>. “Adaptable patience” in one who regards the aggregates as impermanent, ill, and not-self is called knowledge that conforms to the truth. The wisdom of the Four Paths is called knowledge connected with the Four Paths. The wisdom of the Four Fruits is called knowledge connected with the Four Fruits.<text:note text:id="ftn774" text:note-class="footnote"><text:note-citation>3</text:note-citation><text:note-body><text:p text:style-name="Standard">Cp. <text:span text:style-name="VimmBibRef">Vbh. 328</text:span>: <text:span text:style-name="VimmBibQuote">Tattha katamaṁ kammassakataṁ ñāṇaṁ? Atthi dinnaṁ atthi yiṭṭhaṁ, atthi hutaṁ, atthi sukaṭadukkaṭānaṁ kammānaṁ phalavipāko, atthi ayaṁ loko, atthi paraloko, atthi mātā, atthi pitā, atthi sattā opapātikā, atthi loke samaṇabrāhmaṇā sammaggatā sammāpaṭipannā ye imaṁ ca lokaṁ parañ ca lokaṁ sayaṁ abhiññā sacchikatvā pavedentīti: yā evarūpā paññā pajānanā …pe... amoho dhammavicayo sammādiṭṭhi: idaṁ vuccati kammassakataṁ </text:span><text:span text:style-name="VimmBibQuote"><text:span text:style-name="T9">ñāṇa</text:span></text:span><text:span text:style-name="VimmBibQuote">ṁ</text:span><text:span text:style-name="VimmBibQuote"><text:span text:style-name="T9">. Thapetvā saccānulomika</text:span></text:span><text:span text:style-name="VimmBibQuote">ṁ</text:span><text:span text:style-name="VimmBibQuote"><text:span text:style-name="T9"> ñāṇa</text:span></text:span><text:span text:style-name="VimmBibQuote">ṁ</text:span><text:span text:style-name="VimmBibQuote"><text:span text:style-name="T9"> sabbā </text:span></text:span><text:span text:style-name="VimmBibQuote">pi </text:span><text:span text:style-name="VimmBibQuote"><text:span text:style-name="T9">sāsavā kusalā paññā </text:span></text:span><text:span text:style-name="VimmBibQuote">kammassakataṁ </text:span><text:span text:style-name="VimmBibQuote"><text:span text:style-name="T9">ñāṇa</text:span></text:span><text:span text:style-name="VimmBibQuote">ṁ</text:span><text:span text:style-name="VimmBibQuote"><text:span text:style-name="T9">.</text:span></text:span></text:p><text:p text:style-name="Standard"><text:span text:style-name="VimmBibQuote"><text:span text:style-name="T9">Tattha katama</text:span></text:span><text:span text:style-name="VimmBibQuote">ṁ</text:span><text:span text:style-name="VimmBibQuote"><text:span text:style-name="T9"> saccānulomika</text:span></text:span><text:span text:style-name="VimmBibQuote">ṁ</text:span><text:span text:style-name="VimmBibQuote"><text:span text:style-name="T9"> ñāṇa</text:span></text:span><text:span text:style-name="VimmBibQuote">ṁ</text:span><text:span text:style-name="VimmBibQuote"><text:span text:style-name="T9">? Rūpa</text:span></text:span><text:span text:style-name="VimmBibQuote">ṁ</text:span><text:span text:style-name="VimmBibQuote"><text:span text:style-name="T9"> aniccan ti vā vedanā aniccā ti vā saññā aniccā ti vā saṇkhārā aniccā ti vā viññāṇa</text:span></text:span><text:span text:style-name="VimmBibQuote">ṁ</text:span><text:span text:style-name="VimmBibQuote"><text:span text:style-name="T9"> aniccan ti vā yā evarūpā anulomikā khanti diṭṭhi ruci muti pekkhā dhammanijjhānakhanti: ida</text:span></text:span><text:span text:style-name="VimmBibQuote">ṁ</text:span><text:span text:style-name="VimmBibQuote"><text:span text:style-name="T9"> vuccati saccānulomika</text:span></text:span><text:span text:style-name="VimmBibQuote">ṁ </text:span><text:span text:style-name="VimmBibQuote"><text:span text:style-name="T9">ñāṇa</text:span></text:span><text:span text:style-name="VimmBibQuote">ṁ.</text:span></text:p><text:p text:style-name="VimmVersePali"><text:span text:style-name="T9">Catūsu maggesu paññā maggasama</text:span>ṁ<text:span text:style-name="T9">gissa ñāṇa</text:span>ṁ<text:span text:style-name="T9">.<text:line-break/>Catūsu phalesu paññā phalasama</text:span>ṁ<text:span text:style-name="T9">gissa ñāṇa</text:span>ṁ<text:span text:style-name="T9">.</text:span></text:p><text:p text:style-name="Standard"><text:span text:style-name="VimmBibQuote"><text:span text:style-name="T9">Maggasama</text:span></text:span><text:span text:style-name="VimmBibQuote">ṁ</text:span><text:span text:style-name="VimmBibQuote"><text:span text:style-name="T9">gissa ñāṇa</text:span></text:span><text:span text:style-name="VimmBibQuote">ṁ</text:span><text:span text:style-name="VimmBibQuote"><text:span text:style-name="T9"> dukkhe p’ et</text:span></text:span><text:span text:style-name="VimmBibQuote">aṁ </text:span><text:span text:style-name="VimmBibQuote"><text:span text:style-name="T9">ñāṇa</text:span></text:span><text:span text:style-name="VimmBibQuote">ṁ</text:span><text:span text:style-name="VimmBibQuote"><text:span text:style-name="T9">...dukkhanirodhagāminiyā paṭipadāya p’ eta</text:span></text:span><text:span text:style-name="VimmBibQuote">ṁ</text:span><text:span text:style-name="VimmBibQuote"><text:span text:style-name="T9"> ñāṇa</text:span></text:span><text:span text:style-name="VimmBibQuote">ṁ</text:span></text:p></text:note-body></text:note></text:p>
      <text:h text:style-name="Heading_20_4" text:outline-level="4" text:is-list-header="true">Second group of four in wisdom</text:h>
      <text:p text:style-name="VimmBody">And again, there are four kinds in wisdom, namely, wisdom of the sensuous element, wisdom of the form element, wisdom of the formless element and <text:span text:style-name="VimmPageNo">[[296|233]]</text:span> the wisdom of the unfettered. Here, meritorious wisdom of the sensuous element which is neither characterizable nor non-characterizable is wisdom of the sensuous element; Meritorious wisdom of the form element which is neither characterizable nor non-characterizable is called wisdom of the form element. Meritorious wisdom of the formless element which is neither characterizable nor <text:soft-page-break/>non-characterizable is called wisdom of the formless element. Wisdom of the Paths and the Fruits is called unfettered wisdom.<text:note text:id="ftn775" text:note-class="footnote"><text:note-citation>1</text:note-citation><text:note-body><text:p text:style-name="Standard"><text:span text:style-name="VimmBibRef"><text:span text:style-name="T9">Vbh. 329</text:span></text:span><text:span text:style-name="T9">: </text:span><text:span text:style-name="VimmBibQuote"><text:span text:style-name="T9">Kāmāvacarakusalāvyākate paññā kāmāvacarā paññā. Rūpāvacarakusalā- vyākate paññā rūpāvacarā paññā. Arūpāvacarakusalāvyākate paññā arūpāvacarā paññā. Catūsu maggesu ca catūsu phalesu paññā apariyāpannā paññā.</text:span></text:span></text:p></text:note-body></text:note></text:p>
      <text:h text:style-name="Heading_20_4" text:outline-level="4" text:is-list-header="true">Third group of four in wisdom</text:h>
      <text:p text:style-name="VimmBody">And again, there are four kinds in wisdom, namely, knowledge of the Law, knowledge of succession, knowledge of discrimination, and general knowledge. The wisdom of the Four Paths and the Four Fruits is called knowledge of the Law. That yogin knows the past, the future and the present through knowledge of the Law, and through this also he knows <text:span text:style-name="T9">thé </text:span>distant past and the distant future. The knowledge of the (four) truths is knowledge of succession. The knowledge of others’ minds is called the knowledge of discrimination. The kinds of knowledge that are other than these three are called general knowledge.<text:note text:id="ftn776" text:note-class="footnote"><text:note-citation>2</text:note-citation><text:note-body><text:p text:style-name="Standard"><text:span text:style-name="VimmBibRef"><text:span text:style-name="T9">D. III, 226</text:span></text:span><text:span text:style-name="T9">: </text:span><text:span text:style-name="VimmBibQuote"><text:span text:style-name="T31">Cattāri ñāṇāni. Dhamme ñāṇāṁ, anvaye ñāṇāṁ, paricce ñāṇāṁ sammuti-ñāṇāṁ.</text:span></text:span><text:span text:style-name="T9"> (= </text:span><text:span text:style-name="VimmBibQuote"><text:span text:style-name="T9">Dhamme-ñāṇāṁ ti eka-paṭivedha-vasena catu-sacca-dhamme ñāṇāṁ. Catusacc’ abbhantare nirodha-dhamme ñāṇañ ca. Yath’ āha: “Tattha katamaṁ dhamme ñāṇāṁ? Catusu maggesu, catusu phalesu ñāṇāṁ’’. Anvaye-ñāṇan ti cattāri saccāni paccavekkhato disvā yathā idāni, evaṁ atīte pi anāgate pi: Ime va pañcakkhandhā dukkha-saccaṁ, ayam eva tanhā-samudaya-saccaṁ, ayam eva nirodho nirodha-saccaṁ, ayam eva maggo magga-saccan ti, evaṁ tassa ñāṇassa anugatiyaṁ ñāṇaṁ. </text:span></text:span><text:span text:style-name="VimmBibQuote">Ten’</text:span><text:span text:style-name="VimmBibQuote"><text:span text:style-name="T9"> āha: </text:span></text:span><text:span text:style-name="VimmBibQuote">“So </text:span><text:span text:style-name="VimmBibQuote"><text:span text:style-name="T9">iminā dhammena ñāṇana diṭṭhena pattena viditena pariyogāḷhena atītānāgatena </text:span></text:span><text:span text:style-name="VimmBibQuote">ya</text:span><text:span text:style-name="VimmBibQuote"><text:span text:style-name="T9">ṁ</text:span></text:span><text:span text:style-name="VimmBibQuote"> </text:span><text:span text:style-name="VimmBibQuote"><text:span text:style-name="T9">neti</text:span></text:span><text:span text:style-name="VimmBibQuote">“</text:span><text:span text:style-name="VimmBibQuote"><text:span text:style-name="T9"> ti. Paricce-ñāṇan ti paresaṁ citta-paricchede ñāṇaṁ. Yath’ āha: “Tattha katamaṁ paricce-ñāṇaṁ? Idha bhikkhu para-sattānaṁ para-puggalānaṁ cetasā ceto-paricca pajānāti” ti vitthāretabbaṁ. Thapetvā pana imāni tīṇi ñāṇāni avasesaṁ sammuti-ñāṇaṁ nāma. Yathāha: “Tattha katamaṁ sammuti-ñāṇaṁ? Thapetvā dhamme-ñāṇaṁ, thapetvā anvaye’ ñāṇaṁ, thapetvā paricce- ñāṇaṁ avasesaṁ sammuti-ñāṇan ti.</text:span></text:span><text:span text:style-name="T9"> —</text:span><text:span text:style-name="VimmBibRef"><text:span text:style-name="T9">Sv. III, 1019-20</text:span></text:span><text:span text:style-name="T9">).</text:span></text:p></text:note-body></text:note></text:p>
      <text:h text:style-name="Heading_20_4" text:outline-level="4" text:is-list-header="true">Fourth group of four in wisdom</text:h>
      <text:p text:style-name="VimmBody">And again there are four kinds in wisdom, namely, wisdom which is due to combination and not due to non-combination; wisdom which is due to non-combination and not to combination; wisdom which is due to combination and also to non-combination; wisdom which is due to neither combination <text:span text:style-name="VimmPageNo">[[297|234]]</text:span> nor to non-combination. Here meritorious wisdom of the sensuous element is due to combination and not to non-combination. The wisdom of the Four Paths is due to non-combination and not to combination. Meritorious wisdom of the form element and the formless element is due to combination and also to non-combination. Characterizable wisdom of the Fruit of the four stages and of the object of the three stages is neither due to combination nor to non-combination.<text:note text:id="ftn777" text:note-class="footnote"><text:note-citation>3</text:note-citation><text:note-body><text:p text:style-name="Standard"><text:span text:style-name="VimmBibRef">Vbh. 330</text:span>: <text:span text:style-name="VimmBibQuote">Tattha katamā paññā ācayāya no apacayāya? Kāmāvacarakusale paññā ācayāya no apacayāya. Catūsu maggesu paññā apacayāya no ācayāya. Rūpāvacara- arūpāvacarakusale paññā ācayāya ceva apacayāya ca. Avasesā paññā neva ācayāya no apacayāya.</text:span></text:p></text:note-body></text:note></text:p>
      <text:h text:style-name="Heading_20_4" text:outline-level="4" text:is-list-header="true">Fifth group of four in wisdom</text:h>
      <text:p text:style-name="VimmBody">And again, there are four kinds in wisdom. There is wisdom which is due to aversion and not to penetration. There is wisdom which is due to penetration and not to aversion. There is wisdom which is due to aversion and also to penetration. There is wisdom which is due neither to aversion nor to penetration. Here the wisdom which is due to aversion and which is not due to penetration of supernormal knowledge and the knowledge of the Four Truths is called wisdom which is due to aversion and not due to penetration. That which is due to supernormal knowledge is due to penetration and not due to aversion. The wisdom of the Four Paths are due to aversion and also to penetration. The other kinds of wisdom are due neither to aversion nor to penetration.<text:note text:id="ftn778" text:note-class="footnote"><text:note-citation>4</text:note-citation><text:note-body><text:p text:style-name="P21"><text:span text:style-name="VimmBibRef">Vbh. 330</text:span>: <text:span text:style-name="VimmBibQuote">Tattha katamā paññā nibbidāya no paṭivedhāya? Yāya paññāya kāmesu vītarāgo hoti, na ca abhiññāyo paṭivijjhati na ca saccāni: ayaṁ vuccati paññā nibbidāya no paṭivedhāya. Sveva paññāya kāmesu vītarāgo samāno abhiññāyo paṭivijjhati, na ca saccāni: ayaṁ vuccati paññā paṭivedhāya no nibbidāya. Catūsu maggesu paññā nibbidāya ceva paṭivedhāya ca. Avasesā paññā neva nibbidāya no paṭivedhāya.</text:span></text:p></text:note-body></text:note></text:p>
      <text:h text:style-name="Heading_20_4" text:outline-level="4" text:is-list-header="true">Sixth group of four in wisdom</text:h>
      <text:p text:style-name="VimmBody">And again, there are four kinds in wisdom, namely, analysis of meaning, of the Law, of interpretation and of argument. Knowledge in regard to meaning is analysis of meaning. Knowledge in regard to doctrine is analysis of the Law. Knowledge in regard to etymological interpretation is analysis of interpretation. Knowledge in regard to knowledge is analysis of argument.<text:note text:id="ftn779" text:note-class="footnote"><text:note-citation>5</text:note-citation><text:note-body><text:p text:style-name="P21"><text:span text:style-name="VimmBibRef">Vbh. 293, 331</text:span>: <text:span text:style-name="VimmBibQuote">Tattha katamā catasso paṭisambhidā? Atthapaṭisambhidā dhammapaṭisambhidā niruttipaṭisambhidā paṭibhānapaṭisambhidā. Atthe ñāṇaṁ atthapaṭisambhidā. Dhamme ñāṇaṁ dhammapaṭisambhidā. Tatra dhammaniruttābhilāpe ñāṇaṁ niruttipaṭisambhidā. Nāṇesu ñāṇaṁ paṭibhāṇapaṭisambhidā. Imā catasso paṭisambhidā.</text:span></text:p></text:note-body></text:note></text:p>
      <text:h text:style-name="Heading_20_4" text:outline-level="4" text:is-list-header="true"><text:soft-page-break/>Seventh group of four in wisdom</text:h>
      <text:p text:style-name="VimmBody">Knowledge in regard to consequence of cause is analysis of meaning. Knowledge in regard to cause is analysis of the Law. Understanding in <text:span text:style-name="VimmPageNo">[[298|235]]</text:span> regard to the analysis of the Law is analysis of interpretation. Knowledge in regard to knowledge is analysis of argument.<text:note text:id="ftn780" text:note-class="footnote"><text:note-citation>1</text:note-citation><text:note-body><text:p text:style-name="Standard"><text:span text:style-name="VimmBibRef">Vbh. 293</text:span>: <text:span text:style-name="VimmBibQuote">Hetumhi ñāṇ</text:span><text:span text:style-name="VimmBibQuote"><text:span text:style-name="T9">aṁ dhammapaṭisambhid</text:span></text:span><text:span text:style-name="VimmBibQuote">ā</text:span><text:span text:style-name="VimmBibQuote"><text:span text:style-name="T9">. Hetuphale </text:span></text:span><text:span text:style-name="VimmBibQuote">ñāṇ</text:span><text:span text:style-name="VimmBibQuote"><text:span text:style-name="T9">aṁ atth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Eighth group of four in wisdom</text:h>
      <text:p text:style-name="VimmBody">And again, the knowledge of ill and cessation is analysis of meaning. The knowledge of the origin of ill and the Path is called analysis of the Law. Etymological interpretation of the Law is called analysis of interpretation. Knowledge in regard to knowledge is called analysis of argument.<text:note text:id="ftn781" text:note-class="footnote"><text:note-citation>2</text:note-citation><text:note-body><text:p text:style-name="P21"><text:span text:style-name="VimmBibRef"><text:span text:style-name="T31">Vbh. 293</text:span></text:span><text:span text:style-name="T9">: </text:span><text:span text:style-name="VimmBibQuote"><text:span text:style-name="T9">Dukkhe </text:span></text:span><text:span text:style-name="VimmBibQuote">ñāṇ</text:span><text:span text:style-name="VimmBibQuote"><text:span text:style-name="T9">aṁ atthapaṭisambhid</text:span></text:span><text:span text:style-name="VimmBibQuote">ā</text:span><text:span text:style-name="VimmBibQuote"><text:span text:style-name="T9">. Dukkhasamudaye</text:span></text:span><text:span text:style-name="VimmBibQuote">ñāṇ</text:span><text:span text:style-name="VimmBibQuote"><text:span text:style-name="T9">aṁ dhammapaṭisambhid</text:span></text:span><text:span text:style-name="VimmBibQuote">ā</text:span><text:span text:style-name="VimmBibQuote"><text:span text:style-name="T9">. Dukkhanirodhe </text:span></text:span><text:span text:style-name="VimmBibQuote">ñāṇ</text:span><text:span text:style-name="VimmBibQuote"><text:span text:style-name="T9">aṁ atthapaṭisambhid</text:span></text:span><text:span text:style-name="VimmBibQuote">ā</text:span><text:span text:style-name="VimmBibQuote"><text:span text:style-name="T9">. Dukkhanirodhag</text:span></text:span><text:span text:style-name="VimmBibQuote">ā</text:span><text:span text:style-name="VimmBibQuote"><text:span text:style-name="T9">miniy</text:span></text:span><text:span text:style-name="VimmBibQuote">ā</text:span><text:span text:style-name="VimmBibQuote"><text:span text:style-name="T9"> paṭipad</text:span></text:span><text:span text:style-name="VimmBibQuote">ā</text:span><text:span text:style-name="VimmBibQuote"><text:span text:style-name="T9">ya </text:span></text:span><text:span text:style-name="VimmBibQuote">ñāṇ</text:span><text:span text:style-name="VimmBibQuote"><text:span text:style-name="T9">aṁ dhammapaṭ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text:span></text:span><text:span text:style-name="VimmBibQuote">ñ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text:span></text:span><text:span text:style-name="VimmBibQuote">ñ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Ninth group of four in wisdom</text:h>
      <text:p text:style-name="VimmBody">And again, knowledge of the Law, namely, the discourses, mixed verse and prose, expositions, verse, solemn utterances, sayings, birth-stories, supernormal phenomena, divisions according to matter<text:note text:id="ftn782" text:note-class="footnote"><text:note-citation>3</text:note-citation><text:note-body><text:p text:style-name="Standard"><text:span text:style-name="T31">* </text:span><text:span text:style-name="VimmPali"><text:span text:style-name="T31">Sutta, geyya, veyy</text:span></text:span><text:span text:style-name="VimmPali">ā</text:span><text:span text:style-name="VimmPali"><text:span text:style-name="T31">kara</text:span></text:span><text:span text:style-name="VimmPali">ṇ</text:span><text:span text:style-name="VimmPali"><text:span text:style-name="T31">a, g</text:span></text:span><text:span text:style-name="VimmPali">ā</text:span><text:span text:style-name="VimmPali"><text:span text:style-name="T31">th</text:span></text:span><text:span text:style-name="VimmPali">ā</text:span><text:span text:style-name="VimmPali"><text:span text:style-name="T31">, ud</text:span></text:span><text:span text:style-name="VimmPali">ā</text:span><text:span text:style-name="VimmPali"><text:span text:style-name="T31">na, itivuttaka, j</text:span></text:span><text:span text:style-name="VimmPali">ā</text:span><text:span text:style-name="VimmPali"><text:span text:style-name="T31">tak</text:span></text:span><text:span text:style-name="VimmPali">ā</text:span><text:span text:style-name="VimmPali"><text:span text:style-name="T31">, abbhutadhamma vepulla (vedalla)</text:span></text:span><text:span text:style-name="T31"> </text:span><text:span text:style-name="T9">—</text:span>transliteration.</text:p></text:note-body></text:note> is called analysis of the Law. One knows the meaning of what is spoken: “This is the meaning of what is spoken”. This is called analysis of meaning. Knowledge of the meaning of what has been preached is called the analysis of interpretation. Knowledge in regard to knowledge is called analysis of argument.<text:note text:id="ftn783" text:note-class="footnote"><text:note-citation>4</text:note-citation><text:note-body><text:p text:style-name="Standard"><text:span text:style-name="VimmBibRef"><text:span text:style-name="T9">Vbh. 294</text:span></text:span><text:span text:style-name="T9">: </text:span><text:span text:style-name="VimmBibQuote"><text:span text:style-name="T9">Idha bhikkhu dhammaṁ j</text:span></text:span><text:span text:style-name="VimmBibQuote">ā</text:span><text:span text:style-name="VimmBibQuote"><text:span text:style-name="T9">n</text:span></text:span><text:span text:style-name="VimmBibQuote">ā</text:span><text:span text:style-name="VimmBibQuote"><text:span text:style-name="T9">ti suttaṁ geyyaṁ veyy</text:span></text:span><text:span text:style-name="VimmBibQuote">ā</text:span><text:span text:style-name="VimmBibQuote"><text:span text:style-name="T9">kara</text:span></text:span><text:span text:style-name="VimmBibQuote">ṇ</text:span><text:span text:style-name="VimmBibQuote"><text:span text:style-name="T9">aṁ g</text:span></text:span><text:span text:style-name="VimmBibQuote">ā</text:span><text:span text:style-name="VimmBibQuote"><text:span text:style-name="T9">thaṁ ud</text:span></text:span><text:span text:style-name="VimmBibQuote">ā</text:span><text:span text:style-name="VimmBibQuote"><text:span text:style-name="T9">naṁ itivuttakaṁ j</text:span></text:span><text:span text:style-name="VimmBibQuote">ā</text:span><text:span text:style-name="VimmBibQuote"><text:span text:style-name="T9">takaṁ abbhutadhammaṁ vedallaṁ: ayaṁ vuccati dhammapaṭisambhid</text:span></text:span><text:span text:style-name="VimmBibQuote">ā</text:span><text:span text:style-name="VimmBibQuote"><text:span text:style-name="T9">. </text:span></text:span><text:span text:style-name="VimmBibQuote">So </text:span><text:span text:style-name="VimmBibQuote"><text:span text:style-name="T9">tassa tass' eya bh</text:span></text:span><text:span text:style-name="VimmBibQuote">ā</text:span><text:span text:style-name="VimmBibQuote"><text:span text:style-name="T9">sitassa atthaṁ j</text:span></text:span><text:span text:style-name="VimmBibQuote">ā</text:span><text:span text:style-name="VimmBibQuote"><text:span text:style-name="T9">n</text:span></text:span><text:span text:style-name="VimmBibQuote">ā</text:span><text:span text:style-name="VimmBibQuote"><text:span text:style-name="T9">ti: ayaṁ imassa bh</text:span></text:span><text:span text:style-name="VimmBibQuote">ā</text:span><text:span text:style-name="VimmBibQuote"><text:span text:style-name="T9">sitassa attho, ayaṁ imassa bh</text:span></text:span><text:span text:style-name="VimmBibQuote">ā</text:span><text:span text:style-name="VimmBibQuote"><text:span text:style-name="T9">sitassa attho ti: ayaṁ vuccati atthapatisambhid</text:span></text:span><text:span text:style-name="VimmBibQuote">ā</text:span><text:span text:style-name="VimmBibQuote"><text:span text:style-name="T9">. </text:span></text:span><text:span text:style-name="VimmBibQuote">Tatra </text:span><text:span text:style-name="VimmBibQuote"><text:span text:style-name="T9">dhammanirutt</text:span></text:span><text:span text:style-name="VimmBibQuote">ā</text:span><text:span text:style-name="VimmBibQuote"><text:span text:style-name="T9">bhil</text:span></text:span><text:span text:style-name="VimmBibQuote">ā</text:span><text:span text:style-name="VimmBibQuote"><text:span text:style-name="T9">pe ñ</text:span></text:span><text:span text:style-name="VimmBibQuote">āṇ</text:span><text:span text:style-name="VimmBibQuote"><text:span text:style-name="T9">aṁ niruttipaṭisambhid</text:span></text:span><text:span text:style-name="VimmBibQuote">ā</text:span><text:span text:style-name="VimmBibQuote"><text:span text:style-name="T9">. Ñ</text:span></text:span><text:span text:style-name="VimmBibQuote">āṇ</text:span><text:span text:style-name="VimmBibQuote"><text:span text:style-name="T9">esu ñ</text:span></text:span><text:span text:style-name="VimmBibQuote">āṇ</text:span><text:span text:style-name="VimmBibQuote"><text:span text:style-name="T9">aṁ paṭibh</text:span></text:span><text:span text:style-name="VimmBibQuote">āṇ</text:span><text:span text:style-name="VimmBibQuote"><text:span text:style-name="T9">apaṭisambhid</text:span></text:span><text:span text:style-name="VimmBibQuote">ā</text:span><text:span text:style-name="VimmBibQuote"><text:span text:style-name="T9">.</text:span></text:span></text:p></text:note-body></text:note></text:p>
      <text:h text:style-name="Heading_20_4" text:outline-level="4" text:is-list-header="true">Tenth group of four in wisdom</text:h>
      <text:p text:style-name="VimmBody">And again, knowledge in respect of the eye is called analysis of the Law. Eye-knowledge in respect of views is called analysis of meaning. Knowledge in interpreting what has been preached is called analysis of interpretation. Knowledge in regard to knowledge is called analysis of argument.<text:note text:id="ftn784" text:note-class="footnote"><text:note-citation>5</text:note-citation><text:note-body><text:p text:style-name="Standard"><text:span text:style-name="VimmBibRef"><text:span text:style-name="T9">Vbh. 296</text:span></text:span><text:span text:style-name="T9">: </text:span><text:span text:style-name="VimmBibQuote"><text:span text:style-name="T9">Yasmiṁ samaye akusalaṁ cittaṁ uppannaṁ hoti somanassasahagataṁ diṭṭhigatasampayuttaṁ, rūpārammaṇaṁ vā ...pe... dhammārammaṇaṁ vā </text:span></text:span><text:span text:style-name="VimmBibQuote">ya</text:span><text:span text:style-name="VimmBibQuote"><text:span text:style-name="T9">ṁ</text:span></text:span><text:span text:style-name="VimmBibQuote"> ya</text:span><text:span text:style-name="VimmBibQuote"><text:span text:style-name="T9">ṁ</text:span></text:span><text:span text:style-name="VimmBibQuote"> </text:span><text:span text:style-name="VimmBibQuote"><text:span text:style-name="T9">vā pan’ ārabbha, tasmiṁ samaye phasso hoti ...pe ... avikkhepo hoti: ime dhammā akusalā. Imesu dhammesu ñāṇaṁ dhammapaṭisambhidā. Tesaṁ vipāke ñāṇaṁ atthapaṭisambhidā. Yāya niruttiyā tesaṁ dhammānaṁ paññatti hoti, tatra dhammaniruttābhilāpe ñāṇaṁ nirutti paṭisambhidā. Yena ñāṇena tāni ñāṇāni jānāti: imāni ñāṇāni idam atthajotakānīti, ñāṇesu ñāṇaṁ paṭibhāṇa paṭisambhidā.</text:span></text:span></text:p></text:note-body></text:note></text:p>
      <text:h text:style-name="Heading_20_4" text:outline-level="4" text:is-list-header="true">Eleventh group of four in wisdom</text:h>
      <text:p text:style-name="VimmBody">And again, there are four kinds of knowledge, namely, knowledge of ill, <text:span text:style-name="VimmPageNo">[[299|236]]</text:span> of the origin of ill, of the ceasing of ill and of the Path. Knowledge in regard to ill is knowledge of ill. Knowledge in regard to the origin of ill is knowledge of the origin of ill. Knowledge in regard to the ceasing of ill is knowledge of the ceasing of ill. Knowledge which practises to completion is knowledge of the Path.<text:note text:id="ftn785" text:note-class="footnote"><text:note-citation>6</text:note-citation><text:note-body><text:p text:style-name="Standard"><text:span text:style-name="VimmBibRef">D. III, 227</text:span>: <text:span text:style-name="VimmBibQuote">Dukkhe </text:span><text:span text:style-name="VimmBibQuote"><text:span text:style-name="T9">ñāṇaṁ</text:span></text:span><text:span text:style-name="VimmBibQuote">, samudaye </text:span><text:span text:style-name="VimmBibQuote"><text:span text:style-name="T9">ñāṇaṁ</text:span></text:span><text:span text:style-name="VimmBibQuote">, nirodhe </text:span><text:span text:style-name="VimmBibQuote"><text:span text:style-name="T9">ñāṇaṁ</text:span></text:span><text:span text:style-name="VimmBibQuote">, magge </text:span><text:span text:style-name="VimmBibQuote"><text:span text:style-name="T9">ñāṇaṁ</text:span></text:span><text:span text:style-name="VimmBibQuote">.</text:span></text:p></text:note-body></text:note></text:p>
      <text:p text:style-name="VimmSectEnded">The Distinguishing of Wisdom in the Path of Freedom has ended.</text:p>
      <text:p text:style-name="VimmSectEnded">The Ninth Fascicle has ended.</text:p>
      <text:p text:style-name="VimmBody"><text:span text:style-name="VimmPageNo">[[300|237]]</text:span></text:p>
      <text:p text:style-name="VimmExportSkip">THE PATH OF FREEDOM</text:p>
      <text:p text:style-name="VimmExportSkip">FASCICLE THE TENTH</text:p>
      <text:p text:style-name="VimmExportSkip">WRITTEN BY THE ARAHANT UPATISSA</text:p>
      <text:p text:style-name="VimmExportSkip">WHO WAS CALLED GREAT LIGHT IN RYO</text:p>
      <text:p text:style-name="VimmExportSkip"><text:soft-page-break/>TRANSLATED IN RYO BY TIPITAKA <text:span text:style-name="T19">SANGHAPĀLA </text:span>OF FUNAN</text:p>
      <text:h text:style-name="Heading_20_2" text:outline-level="2">The five methods</text:h>
      <text:p text:style-name="VimmExportSkip">CHAPTER THE ELEVENTH</text:p>
      <text:h text:style-name="Heading_20_3" text:outline-level="3" text:is-list-header="true">Section One</text:h>
      <text:p text:style-name="VimmBody">Here, if the new yogin aspires after release from decay and death, and wishes to remove the cause of arising and passing away, wishes to dispel the darkness of ignorance, to cut the rope of craving and to acquire holy wisdom, he should develop the methods, namely, the aggregate-method,<text:note text:id="ftn786" text:note-class="footnote"><text:note-citation>1</text:note-citation><text:note-body><text:p text:style-name="Standard"><text:span text:style-name="VimmPali">Khandha-upāya</text:span></text:p></text:note-body></text:note> sense-organ-method,<text:note text:id="ftn787" text:note-class="footnote"><text:note-citation>2</text:note-citation><text:note-body><text:p text:style-name="Standard"><text:span text:style-name="VimmPali">Āyatana-upāya</text:span></text:p></text:note-body></text:note> element-method,<text:note text:id="ftn788" text:note-class="footnote"><text:note-citation>3</text:note-citation><text:note-body><text:p text:style-name="Standard"><text:span text:style-name="VimmPali">Dhātu-upāya</text:span></text:p></text:note-body></text:note> conditioned-arising-method<text:note text:id="ftn789" text:note-class="footnote"><text:note-citation>4</text:note-citation><text:note-body><text:p text:style-name="Standard"><text:span text:style-name="VimmPali">Paṭiccasamuppāda-upāya</text:span></text:p></text:note-body></text:note> and truth-method.<text:note text:id="ftn790" text:note-class="footnote"><text:note-citation>5</text:note-citation><text:note-body><text:p text:style-name="Standard"><text:span text:style-name="VimmPali">Sacca-upāya</text:span></text:p></text:note-body></text:note></text:p>
      <text:h text:style-name="Heading_20_4" text:outline-level="4" text:is-list-header="true">The aggregate of form</text:h>
      <text:p text:style-name="VimmBody"><text:span text:style-name="VimmQA">Q.</text:span> What is the aggregate-method? <text:span text:style-name="VimmQA">A.</text:span> The five aggregates are, the aggregate of form,<text:note text:id="ftn791" text:note-class="footnote"><text:note-citation>6</text:note-citation><text:note-body><text:p text:style-name="Standard"><text:span text:style-name="VimmPali">Rūpa</text:span>.</text:p></text:note-body></text:note> the aggregate of feeling,<text:note text:id="ftn792" text:note-class="footnote"><text:note-citation>7</text:note-citation><text:note-body><text:p text:style-name="Standard"><text:span text:style-name="VimmPali"><text:span text:style-name="T32">Vedan</text:span></text:span><text:span text:style-name="VimmPali">ā</text:span></text:p></text:note-body></text:note> the aggregate of perception,<text:note text:id="ftn793" text:note-class="footnote"><text:note-citation>8</text:note-citation><text:note-body><text:p text:style-name="Standard"><text:span text:style-name="VimmPali">Saññā</text:span></text:p></text:note-body></text:note> the aggregate of formation,<text:note text:id="ftn794" text:note-class="footnote"><text:note-citation>9</text:note-citation><text:note-body><text:p text:style-name="Standard"><text:span text:style-name="VimmPali">Saṅkhārā</text:span></text:p></text:note-body></text:note> and the Aggregate of consciousness.<text:note text:id="ftn795" text:note-class="footnote"><text:note-citation>10</text:note-citation><text:note-body><text:p text:style-name="Standard"><text:span text:style-name="VimmPali">Viññāṇa</text:span></text:p></text:note-body></text:note> <text:span text:style-name="VimmQA">Q.</text:span> What is the aggregate of form? <text:span text:style-name="VimmQA">A.</text:span> The four primaries and the material qualities derived from the primaries.<text:note text:id="ftn796" text:note-class="footnote"><text:note-citation>11</text:note-citation><text:note-body><text:p text:style-name="Standard"><text:span text:style-name="VimmBibRef">Dhs. 124, para. 584</text:span>: <text:span text:style-name="VimmBibQuote">Tattha katamaṁ sabbaṁ rūpaṁ? Cattāro ca mahābhūtā catunnañ ca mahābhūtānaṁ upādāya rūpaṁ—idaṁ vuccati sabbaṁ rūpaṁ.</text:span></text:p></text:note-body></text:note></text:p>
      <text:h text:style-name="Heading_20_4" text:outline-level="4" text:is-list-header="true">Four primaries defined</text:h>
      <text:p text:style-name="VimmBody"><text:span text:style-name="VimmQA">Q.</text:span> What are the four primaries? Earth-element,<text:note text:id="ftn797" text:note-class="footnote"><text:note-citation>12</text:note-citation><text:note-body><text:p text:style-name="Standard"><text:span text:style-name="VimmPali">Paṭhavī-dhātu</text:span></text:p></text:note-body></text:note> water-element,<text:note text:id="ftn798" text:note-class="footnote"><text:note-citation>13</text:note-citation><text:note-body><text:p text:style-name="Standard"><text:span text:style-name="VimmPali">Āpo-dhātu</text:span></text:p></text:note-body></text:note> fire-element,<text:note text:id="ftn799" text:note-class="footnote"><text:note-citation>14</text:note-citation><text:note-body><text:p text:style-name="Standard"><text:span text:style-name="VimmPali">Tejo-dhātu</text:span></text:p></text:note-body></text:note> air-element.<text:note text:id="ftn800" text:note-class="footnote"><text:note-citation>15</text:note-citation><text:note-body><text:p text:style-name="Standard"><text:span text:style-name="VimmPali">Vāyo-dhātu</text:span></text:p></text:note-body></text:note> What is the earth-element? That which has <text:span text:style-name="VimmPageNo">[[301|238]]</text:span> the nature of hardness and the nature of solidity. This is called the earth-element. What is the water-element? That which has the nature of flowing and the nature of cohesiveness. This is called the water-element. What is the fire-element? That which has the nature of heating and the nature of maturing matter. This is called the fire-element. What is the air-element? That which has the nature of moving and the nature of supporting. This is called the air-element.<text:note text:id="ftn801" text:note-class="footnote"><text:note-citation>16</text:note-citation><text:note-body><text:p text:style-name="Standard">Cp. <text:span text:style-name="VimmBibRef">Vis. Mag. 351-2</text:span>: <text:span text:style-name="VimmBibQuote">Yo imasmiṁ kāye thaddhabhāvo vā, kharabhāvo vā ayaṁ paṭhavīdhātu; yo ābandha nabhāvo vā, dravabhāvo vā ayaṁ āpodhātu; yo paripācanabhāvo vā uṇhabhāvo vā, ayaṁ tejodhātu; yo viṭthambhanabhāvo vā samudiraṇabhāvo vā, ayaṁ vāyodhātū ti evaṁ sankhittena dhātuyo pariggahetvā punappunaṁ: paṭhavīdhātu āpodhātū ti dhātumattato nissattato nijjīvato āvajjitabbaṁ manasikātabbaṁ paccavekkhitabbaṁ.</text:span></text:p></text:note-body></text:note></text:p>
      <text:p text:style-name="VimmBody">The new yogin overcomes difficulties in two ways, namely, through viewing these briefly and through viewing these at length. This should be understood as was fully taught in the determining of the four elements.</text:p>
      <text:h text:style-name="Heading_20_4" text:outline-level="4" text:is-list-header="true">Derived material qualities</text:h>
      <text:p text:style-name="VimmBody">What are the derived material qualities? The sense-organs of eye, ear, nose, tongue, body, matter as sense-object, sound as sense-object, odour as sense-object, taste as sense-object, femininity, masculinity, life-principle, body-intimation, speech-intimation, element of space, buoyancy of matter, impressibility of matter, adapt<text:span text:style-name="T66">i</text:span>bility of matter, integration of matter, continuity of matter, decay of matter, <text:soft-page-break/>impermanency of matter, solid food, the basis of the material element and the material quality of torpor.<text:note text:id="ftn802" text:note-class="footnote"><text:note-citation>1</text:note-citation><text:note-body><text:p text:style-name="Standard"><text:span text:style-name="VimmPali">Middharūpaṁ</text:span>.</text:p><text:list text:style-name="L31"><text:list-item><text:p text:style-name="P70">Cp. <text:span text:style-name="VimmBibRef">Vis. Mag. 450</text:span>: <text:span text:style-name="VimmBibQuote">Aṭṭhakathāyam pana balarūpaṁ ...rogarūpaṁ, ekaccānaṁ matena middharūpan ti evaṁ aññāni pi rūpāni āharitvā: addhā muni ’si sambuddho, natthi nivaraṇā tavā ti ādini vatvā middharūpaṁ tāva natthi yevā ti paṭikkhittaṁ.</text:span><text:span text:style-name="VimmPali"> (=</text:span><text:span text:style-name="VimmBibQuote">Ekaccānan ti Abhayagirivāsīnaṁ</text:span> — <text:span text:style-name="VimmBibRef">Pm., 455</text:span>, Dhammānanda Thera’s Ed.).</text:p></text:list-item><text:list-item><text:p text:style-name="P70"><text:span text:style-name="VimmBibRef">Abhmv. 72</text:span>: <text:span text:style-name="VimmBibQuote">Tattha: “samodhānan” ti sabbam eva idaṁ rūpaṁ samodhānato paṭhavīdhātu āpodhātu tejodhātu vāyodhātu, cakkhāyatanaṁ ... pe ... jaratā aniccatā ti aṭṭhavīsatividhaṁ hoti; ito aññaṁ rūpaṁ nāma natthi. Keci pana middhavādino middharūpaṁ nāma atthīti vadanti, te “addhā munī ’si sambuddho, natthi nīvaraṇā tavā” ti ca, “thīna-middha-nivaraṇaṁ nivaraṇañ c’ eva avijjānīvaraṇena nīvaraṇa-sampayuttan” ti sampayutta-vacanato ca; mahāpakaraṇe Paṭṭhāne: “nīvaraṇaṁ dhammaṁ paṭicca nīvaraṇo dhammo uppajjati na purejāta-paccayā” ti ca; “arūpe pi kāmacchanda-nīvaraṇaṁ paṭicca thina-middha-uddhacca-kukkuccāvijjā-nīvaraṇāni” ti evam ādhīhi virujjhanato arūpam eva middhan ti </text:span><text:span text:style-name="VimmBibQuote"><text:span text:style-name="T18">paṭikkhipitabb</text:span></text:span><text:span text:style-name="VimmBibQuote">ā</text:span><text:span text:style-name="VimmBibQuote"><text:span text:style-name="T18">.</text:span></text:span></text:p><text:p text:style-name="P126">698. Arūpe pi pan’ etassa, middhass’ uppatti-pā<text:span text:style-name="T18">ṭ</text:span>hato<text:line-break/>ni<text:span text:style-name="T18">ṭṭ</text:span>ham etth’ āvagantabbaṁ, na ta, rūpan ti viññunā.</text:p></text:list-item></text:list></text:note-body></text:note></text:p>
      <text:h text:style-name="Heading_20_4" text:outline-level="4" text:is-list-header="true">Sense-organ of eye</text:h>
      <text:p text:style-name="VimmBody">What is the sense-organ of eye? By this matter is seen. Visible objects <text:span text:style-name="VimmPageNo">[[302|239]]</text:span> impinging on this, visual consciousness is aroused.<text:note text:id="ftn803" text:note-class="footnote"><text:note-citation>2</text:note-citation><text:note-body><text:p text:style-name="Standard"><text:span text:style-name="VimmBibRef">M. III, 285</text:span>: <text:span text:style-name="VimmBibQuote">Cakkhuñ ca, bhikkhave, </text:span><text:span text:style-name="VimmBibQuote"><text:span text:style-name="T19">paṭicca rūpe </text:span></text:span><text:span text:style-name="VimmBibQuote">ca uppajjati </text:span><text:span text:style-name="VimmBibQuote"><text:span text:style-name="T19">cakkhuvi</text:span></text:span><text:span text:style-name="VimmBibQuote">ññāṇaṁ</text:span><text:span text:style-name="VimmBibQuote"><text:span text:style-name="T19">.</text:span></text:span></text:p></text:note-body></text:note> This is called the <text:span text:style-name="T28">senseorgan</text:span> of eye. And again, the sensory matter that depends on the three small fleshy discs round the pupil, and the white and black of the eye-ball that is in five layers of flesh, blood, wind, phlegm and serum, is half a poppy-seed in size, is like the head of a louseling, is made by the four primaries according to past <text:span text:style-name="VimmPali">kamma</text:span>,<text:note text:id="ftn804" text:note-class="footnote"><text:note-citation>3</text:note-citation><text:note-body><text:p text:style-name="Standard"><text:span text:style-name="VimmBibRef">S. IV, 132</text:span>: <text:span text:style-name="VimmBibQuote">Cakkhuṁ bhikkhave </text:span><text:span text:style-name="VimmBibQuote"><text:span text:style-name="T19">pur</text:span></text:span><text:span text:style-name="VimmBibQuote">āṇ</text:span><text:span text:style-name="VimmBibQuote"><text:span text:style-name="T19">akamma</text:span></text:span><text:span text:style-name="VimmBibQuote">ṁ</text:span><text:span text:style-name="VimmBibQuote"><text:span text:style-name="T19"> </text:span></text:span><text:span text:style-name="VimmBibQuote">abhisaṅkhataṁ abhisañcetayitaṁ vedaniyaṁ daṭṭhabbaṁ ...pe... </text:span><text:span text:style-name="VimmBibQuote"><text:span text:style-name="T19">givh</text:span></text:span><text:span text:style-name="VimmBibQuote">ā</text:span><text:span text:style-name="VimmBibQuote"><text:span text:style-name="T19">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text:span></text:span><text:span text:style-name="VimmBibQuote">ā</text:span><text:span text:style-name="VimmBibQuote"><text:span text:style-name="T19"> abhisa</text:span></text:span><text:span text:style-name="VimmBibQuote">ñ</text:span><text:span text:style-name="VimmBibQuote"><text:span text:style-name="T19">cetayit</text:span></text:span><text:span text:style-name="VimmBibQuote">ā</text:span><text:span text:style-name="VimmBibQuote"><text:span text:style-name="T19"> vedaniy</text:span></text:span><text:span text:style-name="VimmBibQuote">ā</text:span><text:span text:style-name="VimmBibQuote"><text:span text:style-name="T19"> da</text:span></text:span><text:span text:style-name="VimmBibQuote">ṭṭ</text:span><text:span text:style-name="VimmBibQuote"><text:span text:style-name="T19">habb</text:span></text:span><text:span text:style-name="VimmBibQuote">ā</text:span><text:span text:style-name="VimmBibQuote"><text:span text:style-name="T19"> ...Mano pur</text:span></text:span><text:span text:style-name="VimmBibQuote">āṇ</text:span><text:span text:style-name="VimmBibQuote"><text:span text:style-name="T19">akamma</text:span></text:span><text:span text:style-name="VimmBibQuote">ṁ</text:span><text:span text:style-name="VimmBibQuote"><text:span text:style-name="T19"> abhisa</text:span></text:span><text:span text:style-name="VimmBibQuote">ṅ</text:span><text:span text:style-name="VimmBibQuote"><text:span text:style-name="T19">khato abhisa</text:span></text:span><text:span text:style-name="VimmBibQuote">ñ</text:span><text:span text:style-name="VimmBibQuote"><text:span text:style-name="T19">cetayito vedaniyo da</text:span></text:span><text:span text:style-name="VimmBibQuote">ṭṭ</text:span><text:span text:style-name="VimmBibQuote"><text:span text:style-name="T19">habbo.</text:span></text:span></text:p></text:note-body></text:note> and in which the primary of heat is in excess, is called the sense-organ of the eye. <text:span text:style-name="VimmPageNoOrig">[446]</text:span> It is as has been taught by the Possessor of Great Skill, the Venerable Elder Sāriputta, “The organ of visual sense, by which one sees objects, is small and subtle like (the head of) a louse”.<text:note text:id="ftn805" text:note-class="footnote"><text:note-citation>4</text:note-citation><text:note-body><text:p text:style-name="Standard"><text:span text:style-name="VimmBibRef"><text:span text:style-name="T32">Vis. Mag. 446</text:span></text:span><text:span text:style-name="T32">;</text:span><text:span text:style-name="T19"> </text:span><text:span text:style-name="VimmBibRef"><text:span text:style-name="T19">Abhmv. 66</text:span></text:span><text:span text:style-name="T32">;</text:span><text:span text:style-name="T19"> </text:span><text:span text:style-name="VimmBibRef"><text:span text:style-name="T19">Dhs. A. 307</text:span></text:span><text:span text:style-name="T19">:</text:span></text:p><text:p text:style-name="VimmVersePali"><text:span text:style-name="T19">Vuttam pi c’ eta</text:span>ṁ<text:span text:style-name="T19"> Dhammasen</text:span>ā<text:span text:style-name="T19">patin</text:span>ā<text:span text:style-name="T19">:<text:line-break/>Yena cakkhuppas</text:span>ā<text:span text:style-name="T19">dena rūp</text:span>ā<text:span text:style-name="T19">ni samanupassati<text:line-break/>paritta</text:span>ṁ<text:span text:style-name="T19"> sukhuma</text:span>ṁ<text:span text:style-name="T19"> c’ eta</text:span>ṁ<text:span text:style-name="T19"> ūk</text:span>ā<text:span text:style-name="T19">sirasamūpaman ti.</text:span></text:p><text:p text:style-name="Standard"><text:span text:style-name="T19">The common </text:span>source of this <text:span text:style-name="T19">verse </text:span>has not been traced.</text:p></text:note-body></text:note></text:p>
      <text:h text:style-name="Heading_20_4" text:outline-level="4" text:is-list-header="true">Sense-organ of ear</text:h>
      <text:p text:style-name="VimmBody">What is the sense-organ of ear? By this sounds are heard. Sound impinging on this, auditory consciousness is aroused. This is called the <text:span text:style-name="T28">senseorgan</text:span> of ear. And again, the sensory matter that is in the interior of the two ear-holes, is fringed by tawny hair, is dependent on the membrane, is like the stem of a blue-green bean, is produced by the four primaries according to <text:span text:style-name="VimmPali">kamma</text:span> and in which the element of space is in excess, is called the <text:span text:style-name="T28">senseorgan</text:span> of ear.<text:note text:id="ftn806" text:note-class="footnote"><text:note-citation>5</text:note-citation><text:note-body><text:p text:style-name="Standard">Cp. <text:span text:style-name="VimmBibRef">Abhmv. 66</text:span>: <text:span text:style-name="VimmBibQuote"><text:span text:style-name="T19">Suṇātīti </text:span></text:span><text:span text:style-name="VimmBibQuote">sotaṁ; taṁ </text:span><text:span text:style-name="VimmBibQuote"><text:span text:style-name="T19">tanu-tamba-lomācite aṅguliveṭhaka-saṇṭhāne </text:span></text:span><text:span text:style-name="VimmBibQuote">padese </text:span><text:span text:style-name="VimmBibQuote"><text:span text:style-name="T19">vuttappakārāhi dhātūhi </text:span></text:span><text:span text:style-name="VimmBibQuote">kat’ ū</text:span><text:span text:style-name="VimmBibQuote"><text:span text:style-name="T19">pakāra</text:span></text:span><text:span text:style-name="VimmBibQuote">ṁ</text:span><text:span text:style-name="VimmBibQuote"><text:span text:style-name="T19"> </text:span></text:span><text:span text:style-name="VimmBibQuote">utu-citt’ </text:span><text:span text:style-name="VimmBibQuote"><text:span text:style-name="T19">āhārehi upatthambhiyamāna</text:span></text:span><text:span text:style-name="VimmBibQuote">ṁ</text:span><text:span text:style-name="VimmBibQuote"><text:span text:style-name="T19"> āyunā paripāliyamāna</text:span></text:span><text:span text:style-name="VimmBibQuote">ṁ</text:span><text:span text:style-name="VimmBibQuote"><text:span text:style-name="T19">, sotaviññāṇādīna</text:span></text:span><text:span text:style-name="VimmBibQuote">ṁ</text:span><text:span text:style-name="VimmBibQuote"><text:span text:style-name="T19"> vatthu-dvāra-bhāva</text:span></text:span><text:span text:style-name="VimmBibQuote">ṁ</text:span><text:span text:style-name="VimmBibQuote"><text:span text:style-name="T19"> sādhayamāna</text:span></text:span><text:span text:style-name="VimmBibQuote">ṁ</text:span><text:span text:style-name="VimmBibQuote"><text:span text:style-name="T19"> tiṭṭhati.</text:span></text:span></text:p></text:note-body></text:note></text:p>
      <text:h text:style-name="Heading_20_4" text:outline-level="4" text:is-list-header="true">Sense-organ of nose</text:h>
      <text:p text:style-name="VimmBody">What is the sense-organ of nose? By this odours are sensed. Odour impinging on this, olfactory consciousness arises. This is called the <text:span text:style-name="T28">senseorgan</text:span> of nose. And again, the sensory matter that, in the interior of the nose, where the three meet,<text:note text:id="ftn807" text:note-class="footnote"><text:note-citation>6</text:note-citation><text:note-body><text:p text:style-name="P18"><text:span text:style-name="T19">Cp. </text:span><text:span text:style-name="VimmBibRef"><text:span text:style-name="T32">Abhmv. 66</text:span></text:span>: <text:span text:style-name="VimmBibQuote"><text:span text:style-name="T19">Ghāyatīti ghāṇaṁ, taṁ sasambhāra-ghāṇabilassa anto ajapada-saṇṭhane padese yathāvuttappakāraṁ hutvā tiṭṭhati.</text:span></text:span></text:p></text:note-body></text:note> is dependent on one small opening, is like a <text:span text:style-name="VimmPali">Koviḷāra</text:span><text:note text:id="ftn808" text:note-class="footnote"><text:note-citation>7</text:note-citation><text:note-body><text:p text:style-name="Standard"><text:span text:style-name="T19">A </text:span>sort of ebony, <text:span text:style-name="VimmPali"><text:span text:style-name="T32">Bauhinia variegata</text:span></text:span>— P.T.S. Dict.</text:p></text:note-body></text:note> (flower in shape), is produced by the four primaries, according to past <text:span text:style-name="VimmPali">kamma</text:span>, and in which the primary of air is in excess, is called the <text:span text:style-name="T28">senseorgan</text:span> of nose.</text:p>
      <text:h text:style-name="Heading_20_4" text:outline-level="4" text:is-list-header="true"><text:soft-page-break/>Sense-organ of tongue</text:h>
      <text:p text:style-name="VimmBody">What is the sense-organ of tongue? By this tastes are known. Taste impinging on this, gustatory consciousness is aroused. This is called the <text:span text:style-name="VimmPageNo">[[303|240]]</text:span> sense-organ of tongue. And again, the sensory matter that is two-finger breadths in size, is in shape like a blue lotus,<text:note text:id="ftn809" text:note-class="footnote"><text:note-citation>1</text:note-citation><text:note-body><text:p text:style-name="Standard">(a) <text:span text:style-name="VimmPali">Uppala</text:span>. Cp. <text:span text:style-name="VimmBibRef">J. V, 37</text:span>: <text:span text:style-name="VimmBibQuote">Nila-ratta-set-uppala, ratta-seta-paduma, seta-kumuda, kallahāra</text:span>—The seven kinds of lotuses. See P.T.S. Dict.</text:p><text:p text:style-name="Standard">(b) <text:span text:style-name="VimmBibRef">Abhmv. 66</text:span>: <text:span text:style-name="VimmBibQuote">Sāyatīti jivhā; jīviatm avhāyatīti vā jivhā; sā sasambhāra-jivhāmajjhassa upari uppala-dalagga-saṇṭhāne padese yathāvuttappakārā hutvā tiṭṭhati.</text:span></text:p></text:note-body></text:note> is located in the flesh of the tongue, is a product of the four primaries, is wrought according to past <text:span text:style-name="VimmPali">kamma</text:span>, and in which the primary of water is in excess, is called the sense-organ of tongue.</text:p>
      <text:h text:style-name="Heading_20_4" text:outline-level="4" text:is-list-header="true">Sense-organ of body</text:h>
      <text:p text:style-name="VimmBody">What is the sense-organ of body? By this tangibles are known. By the impact of tangibles on this, tactual consciousness is aroused. This is called sense-organ of body. And again, it is the sensory matter that is in the entire body, excepting the hair of the body and of the head, nails, teeth and other insensitive parts, is produced by the four primaries, according to past <text:span text:style-name="VimmPali">kamma</text:span>, and in which the primary of earth is in excess. This is called the sense-organ of body. Material sense-object is the reaction of visible objects, auditory sense-object is the reaction of sound, olfactory sense-object is the reaction of odour, gustatory sense-object is the reaction of flavour. Femininity is the characteristic of female nature; masculinity is the characteristic of male nature; that which preserves the body wrought by <text:span text:style-name="VimmPali">kamma</text:span>, is called life- principle; body intimation means bodily activities; speech intimation means verbal activities; what delimits matter is called the element of space. Buoyancy of matter means, the lightness-characteristic of material nature; impressibility of matter means, the plasticity-characteristic of material nature; adaptibility of matter means, the workability-characteristic of material nature; these three are the characteristics of non-sluggishness in material nature; the accumulation of these sense-organs is called the integration of matter. This integration of matter is called the continuity of matter. The arising of material objects is the coming to birth of matter; the maturing of material objects is the decay of matter; matter decays—this is called the impermanency of matter. That, by which beings get nutritive essence, is called solid food. The growth which is dependent on the primaries and the element of consciousness, is called the sense-organ of the material element. All primaries are characterized by the material quality of torpor. These twenty-six material qualities and the four primaries make up thirty kinds of matter.<text:note text:id="ftn810" text:note-class="footnote"><text:note-citation>2</text:note-citation><text:note-body><text:p text:style-name="Standard">According to <text:span text:style-name="VimmBibRef">Abhmv. 71</text:span>, there are twenty-eight only — verse 695:—</text:p><text:p text:style-name="VimmVersePali">Bhūtā rūpāni cattāri, upādā catuvīsati<text:line-break/>aṭṭhavīsati rūpāni, sabbān’ eva bhavanti hi.</text:p></text:note-body></text:note></text:p>
      <text:h text:style-name="Heading_20_4" text:outline-level="4" text:is-list-header="true">Difference between the four primaries and derived matter</text:h>
      <text:p text:style-name="VimmBody"><text:span text:style-name="VimmQA">Q.</text:span> What is the difference between the four primaries and the matter <text:span text:style-name="VimmPageNo">[[304|241]]</text:span> derived from the four primaries? <text:span text:style-name="VimmQA">A.</text:span> Depending on one another, the four primaries are produced. Though the four derived material qualities are produced in dependence on the four primaries, the four primaries do not depend on the derived material qualities and the material qualities derived from the four primaries are not interdependent.</text:p>
      <text:h text:style-name="Heading_20_4" text:outline-level="4" text:is-list-header="true">Simile of the three sticks</text:h>
      <text:p text:style-name="VimmBody">The four primaries should be known as three sticks which stand supporting one another. The material qualities derived from the four primaries should be known as the shadow cast by the three sticks, which support each other. This is the difference between them. Here the yogin knows that all these thirty material qualities are of five kinds by way of arising, group, birth, diversity, unity.</text:p>
      <text:h text:style-name="Heading_20_4" text:outline-level="4" text:is-list-header="true">Material qualities by way of arising</text:h>
      <text:p text:style-name="VimmBody"><text:span text:style-name="VimmQA">Q.</text:span> How, by way of arising? <text:span text:style-name="VimmQA">A.</text:span> Nine material qualities arise owing to the cause-condition of <text:span text:style-name="VimmPali">kamma</text:span>. They are the sense-organs of eye, ear, nose, tongue and body, femininity, masculinity, life-principle, and the basis of the material element. Two material qualities arise owing to the cause-condition of consciousness. They are body-intimation and speech-intimation. One material quality arises owing to the cause-condition of the caloric order and consciousness. It is the auditory sense-object. <text:soft-page-break/>Four material qualities arise owing to the cause-condition of caloricity, consciousness and nutriment. They are buoyancy of matter, impressibility of matter, adaptibility of matter and the material quality of torpor. Twelve material qualities arise owing to four cause-conditions. They are material sense-object, olfactory <text:span text:style-name="T28">senseobject,</text:span> gustatory sense-object, space-element, integration of matter, continuity of matter, birth of matter, solid food and the four elements.</text:p>
      <text:p text:style-name="VimmBody">Of two material qualities, namely decay of matter and impermanency of matter, there is no arising. And again, decay depends on birth; and depending on decay, there is impermanency. Thus one should know the character of these by way of arising.</text:p>
      <text:h text:style-name="Heading_20_4" text:outline-level="4" text:is-list-header="true">Material qualities by way of group</text:h>
      <text:p text:style-name="VimmBody"><text:span text:style-name="VimmQA">Q.</text:span> How, by way of group?<text:note text:id="ftn811" text:note-class="footnote"><text:note-citation>1</text:note-citation><text:note-body><text:p text:style-name="Standard"><text:span text:style-name="VimmPali">Kalāpa</text:span>.</text:p></text:note-body></text:note> <text:span text:style-name="VimmQA">A.</text:span> Nine groups are produced by <text:span text:style-name="VimmPali">kamma</text:span>. Nine groups are produced by consciousness. Six groups are produced by caloric order. Three groups are produced by nutriment.</text:p>
      <text:p text:style-name="VimmBody"><text:span text:style-name="VimmQA">Q.</text:span> What are the nine groups produced by <text:span text:style-name="VimmPali">kamma</text:span>? <text:span text:style-name="VimmQA">A.</text:span> They are the eye-decad, ear-decad, nose-decad, tongue-decad, body-decad, femininity-decad, masculinity-decad, basis-decad, life-ennead.<text:note text:id="ftn812" text:note-class="footnote"><text:note-citation>2</text:note-citation><text:note-body><text:p text:style-name="Standard"><text:span text:style-name="VimmPali">Cakkhu-dasaka-, sota-dasaka-, </text:span><text:span text:style-name="VimmPali"><text:span text:style-name="T31">ghāna-dasaka</text:span></text:span><text:span text:style-name="VimmPali">-, </text:span><text:span text:style-name="VimmPali"><text:span text:style-name="T31">kāya-dasaka-, itthindriya-dasaka-, </text:span></text:span><text:span text:style-name="VimmPali">puris-</text:span><text:span text:style-name="VimmPali"><text:span text:style-name="T31">indriya-dasaka-, āyatana-dasaka-kalāpa</text:span></text:span><text:span text:style-name="T9"> </text:span>(possibly for <text:span text:style-name="VimmPali">hadayavatthu</text:span>); <text:span text:style-name="VimmPali"><text:span text:style-name="T31">jīvita-navaka-kalāpa</text:span></text:span>.</text:p></text:note-body></text:note> <text:span text:style-name="VimmPageNo">[[305|242]]</text:span> </text:p>
      <text:p text:style-name="VimmBody"><text:span text:style-name="VimmQA">Q.</text:span> What is the eye-decad? <text:span text:style-name="VimmQA">A.</text:span> The four elements of eye-sentience are . its basis. And again, it consists of the four primaries, form, odour, flavour, contact,<text:note text:id="ftn813" text:note-class="footnote"><text:note-citation>3</text:note-citation><text:note-body><text:p text:style-name="Standard"><text:span text:style-name="VimmPali">Ojā</text:span> according to <text:span text:style-name="VimmBibRef"><text:span text:style-name="T69">A</text:span></text:span><text:span text:style-name="VimmBibRef">bhms.</text:span></text:p></text:note-body></text:note> life-principle and the sentient eye. This decad is produced together and does not separate. This is called “group” and this is called the eye-decad. The arising of this is birth; its maturing is called decay; its destruction is called impermanency; what delimits it is called space-element; these four and the group arise together. When the eye-decad decays, it produces a second decad; these two kinds of decads should be known as “group”. Coming after is called succession. These six states arise together. When decay sets in, the second eye-decad produces a third decad. These, the second and the third eye-decads are called “group”. Coming after is called succession. The first decad is scattered, the second decad decays, the third decad arises. These occur in one moment. Thus the eye-decad arises. None can discern the interval. So quick it is that by worldly knowledge it cannot be known. There is a yogin. He sees the succession of the eye. It is like a flowing stream. It is like the flame of a lamp.<text:note text:id="ftn814" text:note-class="footnote"><text:note-citation>4</text:note-citation><text:note-body><text:p text:style-name="Standard"><text:span text:style-name="VimmBibRef">Abhms. Ch. VI, 10</text:span>: <text:span text:style-name="VimmBibQuote">Catu-samuṭṭhāna-rupā-kalāpa-santati kāmaloke dipa-jālā viya nadi soto viya.</text:span></text:p></text:note-body></text:note> Thus should the eye-decad be known. In the same way one should know the ear-decad, the nose-decad, the tongue-decad, the body-decad, femininity-decad, masculinity-decad, life-principle-ennead at length.</text:p>
      <text:p text:style-name="VimmBody"><text:span text:style-name="VimmQA">Q.</text:span> What are the nine consciousness-born groups? <text:span text:style-name="VimmQA">A.</text:span> Bare-octad, bare-body-intimation-ennead, bare-speech-intimation-heptad, bare-buoyancy-ennead, buoyancy-body-intimation-decad, buoyancy-speech-intimation-undecad, bare-eye-ennead, eye-body-intimation-decad, eye-speech-intimation-undecad.</text:p>
      <text:p text:style-name="VimmBody"><text:span text:style-name="VimmQA">Q.</text:span> What is the consciousness-born-bare-octad? <text:span text:style-name="VimmQA">A.</text:span> The four elements and visible object, odour, flavour and contact which depend on the elements. These eight are named the bare-octad.</text:p>
      <text:p text:style-name="VimmBody">The arising of these is birth; the maturing of these is decay; destruction of these is impermanency; what delimits these is space-element; these four states arise in them. At the time of their destruction, this bare octad sets going a second bare-octad together with the second consciousness. Destruction of the first bare (-octad) and the arising of the second bare (-octad) occur in a moment.<text:note text:id="ftn815" text:note-class="footnote"><text:note-citation>5</text:note-citation><text:note-body><text:p text:style-name="Standard">* This line is unintelligible.</text:p></text:note-body></text:note></text:p>
      <text:p text:style-name="VimmBody">In the same way, the bare-buoyancy-nonary and the bare-eye-ennead (should be understood). These six groups<text:note text:id="ftn816" text:note-class="footnote"><text:note-citation>6</text:note-citation><text:note-body><text:p text:style-name="Standard">Bare-body-intimation, bare-speech-intimation, buoyancy-body-intimation, buoyancy- speech-intimation, eye-body-intimation, eye-speech-intimation.</text:p></text:note-body></text:note> are not destroyed in the first and not produced in the second, do not occur in one instant, because no two intimations can take place in one <text:soft-page-break/>conscious track. The rest should be known in the way it was fully taught before. <text:span text:style-name="VimmPageNo">[[306|243]]</text:span> </text:p>
      <text:p text:style-name="VimmBody"><text:span text:style-name="VimmQA">Q.</text:span> What are the six groups produced by the caloric order? <text:span text:style-name="VimmQA">A.</text:span> Bare-octad, bare-sound-ennead, bare-buoyancy-ennead, buoyancy-sound-decad, bare-eye-ennead, eye-sound-decad. External groups are of two kinds: bare-octad and sound-ennead.</text:p>
      <text:p text:style-name="VimmBody"><text:span text:style-name="VimmQA">Q.</text:span> What are the three groups which are produced in nutriment? <text:span text:style-name="VimmQA">A.</text:span> Bare octad, bare-buoyancy-ennead and bare-eye-ennead.</text:p>
      <text:p text:style-name="VimmBody">Of groups that are produced by caloric order and nutriment, the continuity, <text:span text:style-name="VimmPali">kamma</text:span> and basis should be known as equal. The rest is as was taught above. The divine life-ennead is fulfilled in the sensuous element and in the sphere of action. Eight groups continue because of life: nose, tongue, body, masculinity or femininity, and the three beginning with buoyancy, and torpidity. These are not in the form-element. The divine life-ennead pertains to the unconscious Brahmas. In their body all the sense-organs exist. (Thus one should know), through groups.</text:p>
      <text:h text:style-name="Heading_20_4" text:outline-level="4" text:is-list-header="true">Material qualities by way of birth</text:h>
      <text:p text:style-name="VimmBody"><text:span text:style-name="VimmQA">Q.</text:span> How, through birth? <text:span text:style-name="VimmQA">A.</text:span> It should be known by way of a male or female entering a womb. In the first moment thirty material qualities are produced.<text:note text:id="ftn817" text:note-class="footnote"><text:note-citation>1</text:note-citation><text:note-body><text:p text:style-name="Standard"><text:span text:style-name="VimmBibRef">Abhms. 77, v. 746</text:span>:</text:p><text:p text:style-name="VimmVersePali">Gabb<text:span text:style-name="T30">h</text:span>aseyyaka-sattassa, paṭisandikkhaṇe pana<text:line-break/>tiṁsa rūpāni jāyante, sabhāvass’ eva dehino.</text:p></text:note-body></text:note> They are the basis-decad, body-decad, femininity-decad, masculinity-decad. In the case of a person who is neither a male nor a female, twenty material qualities are produced.<text:note text:id="ftn818" text:note-class="footnote"><text:note-citation>2</text:note-citation><text:note-body><text:p text:style-name="Standard"/><text:list text:style-name="L32"><text:list-item><text:p text:style-name="P72"><text:span text:style-name="VimmBibRef">Abhms. 77, v. 747</text:span>:</text:p><text:p text:style-name="P127">Abhāva-gabb<text:span text:style-name="T30">h</text:span>aseyyānaṁ; aṇḍajānañ ca vīsati<text:line-break/>bhavanti pana rūpāni, kāyavatthuvasena tu,</text:p></text:list-item><text:list-item><text:p text:style-name="P71">Cp. <text:span text:style-name="VimmBibRef">Vbh.-a. 169-70</text:span>: <text:span text:style-name="VimmBibQuote">Evaṁ pavattamāne c’ etasmiṁ nāmarūpe yasmā abhāvaka- gabbhaseyyakānaṁ aṇḍajānañ ca paṭisandhikkhaṇe vatthu-kāyavasena rūpato dve santatisīsāni tayo ca arūpino khandhā pātubhavanti, tasmā tesaṁ vitthārena rūparūpato vīsati-dhammā tayo ca arūpino khandhā ti ete tevīsati-dhammā viññāṇapaccayā nāma-rūpan ti veditabbā.</text:span></text:p></text:list-item></text:list></text:note-body></text:note> They are the basis-decad and the body-decad.</text:p>
      <text:p text:style-name="VimmBody">Taking birth in the sensuous element, a male or a female possessed of the faculties and the sense-organs arouses seventy material qualities at the time of birth. They are the basis-decad, the body-decad, the eye-decad, the ear-decad, the nose-decad, the tongue-decad, the femininity or masculinity-decad.</text:p>
      <text:p text:style-name="VimmBody">When a blind male or female is born in an evil state, that person arouses sixty material qualities, at the moment of birth, namely, (all) except the eye-decad. In the same way a deaf person <text:span text:style-name="VimmPageNoOrig">[447]</text:span> arouses sixty material qualities, namely, (all) except the ear-decad. A deaf and blind person arouses fifty material qualities namely, (all) except the eye-decad and the ear-decad. When one who is neither a male nor a female is born, at the beginning of an aeon, in an evil state, having faculties and sense-organs, that person arouses sixty material qualities at the moment of birth, namely, (all) except the masculinity or femininity decad. A person, who is neither a male nor a female and is blind, <text:span text:style-name="VimmPageNo">[[307|244]]</text:span> produces fifty material qualities, namely, (all) except the eye-faculty-decad and the masculinity or femininity-decad. A person who is neither a male nor a female and who is deaf arouses fifty material qualities, namely, (all) except the ear-decad and masculinity or femininity. A person who is neither a male nor a female, and is blind and deaf, arouses forty material qualities, namely, the basis-decad, the body-decad, the nose-decad and the tongue-decad. Brahma arouses forty-nine material qualities at the moment of birth. They are the basis-decad, the eye-decad, the ear-decad, the body-decad and the life-principle-ennead. The beings of the divine-plane of inconscience arouse nine material qualities at the moment of birth, namely, the life-principle-ennead. Thus one should know through birth.</text:p>
      <text:h text:style-name="Heading_20_4" text:outline-level="4" text:is-list-header="true">Material qualities by way of diversity,—groups of two in material qualities</text:h>
      <text:p text:style-name="VimmBody"><text:span text:style-name="VimmQA">Q.</text:span> How, through diversity? <text:span text:style-name="VimmQA">A.</text:span> All material qualities are of two kinds. They are gross or subtle. Here, twelve material qualities are gross, because internal and external material sense-objects are seized through impact. The other eighteen material qualities are subtle, because they are not seized through impact. And again, there are two kinds of material qualities. They are internal and external. Here, five <text:soft-page-break/>material qualities are internal, because the five sense-organs of eye and others are limited. The other thirty-five material qualities are external matter, because they are not limited. And again, there are two kinds. They are faculty and non-faculty.<text:note text:id="ftn819" text:note-class="footnote"><text:note-citation>1</text:note-citation><text:note-body><text:p text:style-name="Standard">Lit. Life-faculty and non-life-faculty.</text:p></text:note-body></text:note> Here eight material qualities are faculty. They are the five internals (possibly, five sentient organs), the faculty of femininity, of masculinity and life; they are so because of dependence. The other twenty-two are non-faculty, because they are non-dependent.<text:note text:id="ftn820" text:note-class="footnote"><text:note-citation>2</text:note-citation><text:note-body><text:p text:style-name="Standard">Cp. <text:span text:style-name="VimmBibRef">Dhs. 125-27, para. 585</text:span>.</text:p></text:note-body></text:note></text:p>
      <text:h text:style-name="Heading_20_4" text:outline-level="4" text:is-list-header="true">Groups of three in material qualities</text:h>
      <text:p text:style-name="VimmBody">All material qualities can be divided into three kinds. They are non-material qualities and arrested material qualities.<text:note text:id="ftn821" text:note-class="footnote"><text:note-citation>3</text:note-citation><text:note-body><text:p text:style-name="Standard">Lit. Having broken material qualities.</text:p></text:note-body></text:note> Here nine material qualities are feeling. They are the eight faculties and the material basis, because they are produced owing to <text:span text:style-name="VimmPali">kamma</text:span>-result. Nine material qualities are the <text:span text:style-name="T28">senseobject</text:span> of sound, body-intimation, speech-intimation, buoyancy of matter, impressibility of matter, workability of matter, decay of matter, impermanency of matter and torpidity. These are not produced through <text:span text:style-name="VimmPali">kamma</text:span>-result. The other twelve material qualities are breakable ones because they have two kinds of significance (?). And again, material qualities are of three kinds: visible and reacting, invisible and reacting and invisible and <text:span text:style-name="VimmPageNo">[[308|245]]</text:span> non-reacting.<text:note text:id="ftn822" text:note-class="footnote"><text:note-citation>4</text:note-citation><text:note-body><text:p text:style-name="Standard"><text:span text:style-name="VimmBibRef">D. III, 217</text:span>: <text:span text:style-name="VimmBibQuote">Tividhena rūpa-saṁgaho. Sanidassana-sappaṭighaṁ rūpaṁ, anidassanasappaṭighaṁ rūpaṁ, anidassana-appaṭighaṁ rūpaṁ</text:span><text:span text:style-name="VimmPali"> (= </text:span><text:span text:style-name="VimmBibQuote">Sanidassan’ ādisu attānaṁ ārabbha pavattena cakkhuviññāṇa-saṅkhātena saha nidassanen āti sanidassanaṁ. Cakkhu-paṭihanana-samatthato saha-paṭighenā ti sappaṭighaṁ. Tam atthato rūp’āyataṇam eva. Cakkhu-viññāṇa-saṅkhātaṁ nāssa nidassanan ti anidassanaṁ. Sot’ ādi-paṭihananasamatthato saha-paṭighenā ti sappaṭighaṁ. Taṁ atthato cakkhāyatanan’ ādini nava āyatanāni. Vuttappakāraṁ nāssa nidassanan ti anidassanaṁ. Nāssa paṭigho ti appaṭighaṁ. Taṁ atthato ṭhapetvā das’ āyatanāni avasesaṁ sukhuma-rūpaṁ</text:span>—<text:span text:style-name="VimmBibRef">Sv. III, 997</text:span>).</text:p></text:note-body></text:note> Here one material quality is visible and reacting, that is, material sense-object, because it can be seen and touched. Eleven material qualities are invisible and reacting. They are gross matter except material sense-object, because they cannot be seen but can be touched. Eighteen material qualities are invisible and non-reacting. All other subtle matter is invisible and non-reacting.</text:p>
      <text:h text:style-name="Heading_20_4" text:outline-level="4" text:is-list-header="true">Four kinds of material qualities</text:h>
      <text:p text:style-name="VimmBody">Again, all material qualities are of four kinds, by way of intrinsic nature of matter, material form, material characteristics and delimitation of matter. Here nineteen material qualities are intrinsic. They are the twelve gross material qualities, femininity, masculinity, life-principle, element of water, solid food, material basis and material quality of eye, because they limit (?). Seven material qualities are material form. They are body-intimation, speech-intimation, buoyancy of matter, impressibility of matter, workability of matter, integration of matter, continuity of matter and intrinsic nature of matter, because they change. Three material qualities are material characteristics. They are birth of matter, decay of matter and impermanency of matter, because they are conditioned. One material quality is delimitation of matter. It is space-element, because it defines the groups. Here, through intrinsic nature one discriminates, not through the others. Thus one should understand through diversity.</text:p>
      <text:h text:style-name="Heading_20_4" text:outline-level="4" text:is-list-header="true">Material qualities by way of unity</text:h>
      <text:p text:style-name="VimmBody"><text:span text:style-name="VimmQA">Q.</text:span> How, through unity? <text:span text:style-name="VimmQA">A.</text:span> All material qualities are one, as being not a condition, as not being non-conditioned, as being dissociated from condition, causally related, put-together, worldly, cankerous, binding, fettering, as being with flood, yoke, hindrance, as being infected, as being with faring-on, passion, as being indeterminate, objectless, non-mental, dissociated from mind, as not arising together with pleasure, as not arising together with pain, as arising together with non-pain and non-pleasure, as neither group nor non-group, as neither learning nor non-learning, as neither broken by views nor broken by concentration. Thus one should know the character of matter through unity. This is called the aggregate of matter. <text:span text:style-name="VimmPageNo">[[309|246]]</text:span> </text:p>
      <text:h text:style-name="Heading_20_4" text:outline-level="4" text:is-list-header="true"><text:soft-page-break/>Aggregate of feeling</text:h>
      <text:p text:style-name="VimmBody"><text:span text:style-name="VimmQA">Q.</text:span> What is the aggregate of feeling? <text:span text:style-name="VimmQA">A.</text:span> From the point of characteristic, feeling is of one kind, as being experienced by the mind only. From the point of sense-organ, it is of two kinds thus: bodily and mental. From the point of intrinsic nature, it is of three kinds: blissful feeling, painful feeling, feeling that is neither blissful nor painful.<text:note text:id="ftn823" text:note-class="footnote"><text:note-citation>1</text:note-citation><text:note-body><text:p text:style-name="Standard"><text:span text:style-name="VimmBibRef">S. IV, 231-32</text:span>: <text:span text:style-name="VimmBibQuote">Katamā ca bhikkhave dve vedanā. Kāyikā ca cetasikā ca. Imā vuccanti bhikkhave dve vedanā. Katamā ca bhikkhave tisso vedanā. Sukhā vedanā dukkhā vedanā adukkhamasukhā vedanā. Imā vuccanti bhikkhave tisso vedanā.</text:span></text:p></text:note-body></text:note> From the point of the Law, it is of four kinds: meritorious, demeritorious, retributive and objective. From the point of faculties, there are five kinds, namely, pleasure-faculty, pain-faculty, joy-faculty, grief-faculty, indifference-faculty.<text:note text:id="ftn824" text:note-class="footnote"><text:note-citation>2</text:note-citation><text:note-body><text:p text:style-name="P18"><text:span text:style-name="VimmBibRef">S. IV, 232</text:span>: <text:span text:style-name="VimmBibQuote">Katamā ca bhikkhave pañca vedanā. Sukhindriyaṁ dukkhindriyaṁ somanassindriyaṁ domanassindriyaṁ upekkhindriyaṁ. Imā vuccanti bhikkhave pañca vedanā.</text:span></text:p></text:note-body></text:note> From the point of black and white, it is of six kinds, namely, cankerous feeling of pleasure, non-cankerous feeling of pleasure, cankerous feeling of pain, non-cankerous feeling of pain, cankerous feeling of neither pain nor pleasure, non-cankerous feeling of neither pain nor pleasure. From the point of method, it is of seven kinds thus: feeling born of eye-contact, of ear-contact, of nose-contact, of tongue-contact, of body-contact, contact of mind-element, contact of mind- consciousness. Fully one hundred and eight kinds of feeling are fulfilled. Six states of feeling are aroused from craving; six from renunciation; six from grief-craving; six from grief-renunciation; six from equanimity-craving; six from equanimity-renunciation. Six times six are thirty-six, and in the three divisions of time, these thirty-six are increased three times. This is called the aggregate of feeling.<text:note text:id="ftn825" text:note-class="footnote"><text:note-citation>3</text:note-citation><text:note-body><text:p text:style-name="Standard"><text:span text:style-name="VimmBibRef">S. IV, 232</text:span>: <text:span text:style-name="VimmBibQuote">Katamā ca bhikkhave chattiṁsa vedanā. Cha gehasitāni somanassāni cha nekkhammasitāni somanassāni cha gehasitāni domanassāni cha nekkhammasitāni domanassāni cha gehasitā upekkhā cha nekkhammasitā upekkhā. Imā vuccanti bhikkhave chattiṁsa vedanā.</text:span></text:p></text:note-body></text:note></text:p>
      <text:h text:style-name="Heading_20_4" text:outline-level="4" text:is-list-header="true">Aggregate of perception</text:h>
      <text:p text:style-name="VimmBody"><text:span text:style-name="VimmQA">Q.</text:span> What is the aggregate of perception? <text:span text:style-name="VimmQA">A.</text:span> From the point of characteristic, perception is single, because only the mind apprehends objects. From the point of black and white, it is of two kinds, namely, perception-reversal and perception-non-reversal.<text:note text:id="ftn826" text:note-class="footnote"><text:note-citation>4</text:note-citation><text:note-body><text:p text:style-name="Standard"><text:span text:style-name="VimmPali">Saññā vipallāsa, saññā avipallāsa</text:span>.</text:p></text:note-body></text:note> From the point of demerit, it is of three kinds, namely, lustful-perception, hating-perception and harming-perception. From the point of merit, it is of three kinds, namely, renunciation-perception, non-hating-perception and non-harming-perception.<text:note text:id="ftn827" text:note-class="footnote"><text:note-citation>5</text:note-citation><text:note-body><text:p text:style-name="Standard"><text:span text:style-name="VimmBibRef">D. III, 215</text:span>:</text:p><text:p text:style-name="VimmVersePali">Tisso akusala-saññā. Kāma-saññā, vyāpāda-saññā, vihiṁsā saññā.<text:line-break/>Tisso kusala-saññā, Nekkhamma-saññā, avyāpāda-saññā, avihiṁsā-saññā.</text:p></text:note-body></text:note> From the point of not knowing the significant nature of sense-organ, it is of four kinds, namely, the perception of the ugly as beautiful, of ill as well, of impermanence as non-impermanence, of not-self as self. From the point of knowing the significant nature of sense-organ, it is of four kinds, namely, perception of the <text:span text:style-name="VimmPageNo">[[310|247]]</text:span> ugly, perception of ill, perception of impermanence and perception of not-self.<text:note text:id="ftn828" text:note-class="footnote"><text:note-citation>6</text:note-citation><text:note-body><text:p text:style-name="Standard"><text:span text:style-name="VimmBibRef">A. II, 52</text:span>: <text:span text:style-name="VimmBibQuote">Anicce bhikkhave niccan ti </text:span><text:span text:style-name="VimmBibQuote"><text:span text:style-name="T9">saññāvipallāso cittavipallāso diṭṭhivipallāso, </text:span></text:span><text:span text:style-name="VimmBibQuote">adukkhe bhikkhave dukkhan ti </text:span><text:span text:style-name="VimmBibQuote"><text:span text:style-name="T9">saññāvipallāso</text:span></text:span><text:span text:style-name="VimmBibQuote">..., anattani bhikkhave </text:span><text:span text:style-name="VimmBibQuote"><text:span text:style-name="T9">attā </text:span></text:span><text:span text:style-name="VimmBibQuote">ti </text:span><text:span text:style-name="VimmBibQuote"><text:span text:style-name="T9">saññāvipallāso</text:span></text:span><text:span text:style-name="VimmBibQuote">..., asubhe bhikkhave subhan ti </text:span><text:span text:style-name="VimmBibQuote"><text:span text:style-name="T9">saññāvipallāso cittavipallāso diṭṭhivipallāso</text:span></text:span><text:span text:style-name="VimmBibQuote">...</text:span></text:p><text:p text:style-name="Standard"><text:span text:style-name="VimmBibQuote">Anicce bhikkhave aniccan ti na </text:span><text:span text:style-name="VimmBibQuote"><text:span text:style-name="T9">saññāvipallāso</text:span></text:span><text:span text:style-name="VimmBibQuote">..., dukkhe bhikkhave dukkhan ti na </text:span><text:span text:style-name="VimmBibQuote"><text:span text:style-name="T9">saññāvipallāso</text:span></text:span><text:span text:style-name="VimmBibQuote">..., anattani bhikkhave </text:span><text:span text:style-name="VimmBibQuote"><text:span text:style-name="T9">anattā </text:span></text:span><text:span text:style-name="VimmBibQuote">ti na </text:span><text:span text:style-name="VimmBibQuote"><text:span text:style-name="T9">saññā vipallāso</text:span></text:span><text:span text:style-name="VimmBibQuote">..., asubhe bhikkhave asubhan ti na </text:span><text:span text:style-name="VimmBibQuote"><text:span text:style-name="T9">saññāvipallāso</text:span></text:span><text:span text:style-name="VimmBibQuote">...</text:span></text:p><text:p text:style-name="VimmVersePali">Anicce niccasa<text:span text:style-name="T9">ññi</text:span>no dukkhe ca sakhasa<text:span text:style-name="T9">ññ</text:span>ino<text:line-break/>Anattani ca <text:span text:style-name="T9">attā </text:span>ti asubhe subhasa<text:span text:style-name="T9">ññ</text:span>ino<text:line-break/><text:span text:style-name="T9">Micchadiṭṭhigatā sattā</text:span>...<text:line-break/>...<text:line-break/>Aniccan aniccato dakkhuṁ dukkham addakkhu dukkhato<text:line-break/>Anattani <text:span text:style-name="T9">anattā </text:span>ti asubham asubhat’ addasuṁ<text:line-break/><text:span text:style-name="T9">Sammadiṭṭhisamādānā </text:span>sabbadukkham upaccagun ti.</text:p></text:note-body></text:note> According to the Vinaya, it is of five kinds, thus: the perception of the ugly as beautiful, of the ugly as ugly, of the beautiful as beautiful and the perception of uncertainty. From the point of object, there are six kinds thus: form-perception, sound-perception, perception of odour, perception of taste, perception of contact, perception of ideas.<text:note text:id="ftn829" text:note-class="footnote"><text:note-citation>7</text:note-citation><text:note-body><text:p text:style-name="Standard"><text:span text:style-name="VimmBibRef">Vbh. 102, 104</text:span>: <text:span text:style-name="VimmBibQuote"><text:span text:style-name="T9">Rūpasaññā </text:span></text:span><text:span text:style-name="VimmBibQuote">loke </text:span><text:span text:style-name="VimmBibQuote"><text:span text:style-name="T9">piyarūpaṁ sātarūpaṁ etth'esā taṇhā pahiyamānā </text:span></text:span><text:span text:style-name="VimmBibQuote">pahiyati, </text:span><text:span text:style-name="VimmBibQuote"><text:span text:style-name="T9">ettha nirujjhamānā </text:span></text:span><text:span text:style-name="VimmBibQuote">nirujjhati. </text:span><text:span text:style-name="VimmBibQuote"><text:span text:style-name="T9">Saddasaññā </text:span></text:span><text:span text:style-name="VimmBibQuote">...pe... </text:span><text:span text:style-name="VimmBibQuote"><text:span text:style-name="T9">gandhasaññā.</text:span></text:span><text:span text:style-name="VimmBibQuote">.. </text:span><text:span text:style-name="VimmBibQuote"><text:span text:style-name="T9">rasasaññā ...phoṭṭhabbasaññā... dhammasaññā loke piyarūpaṁ etth'esā taṇhā pahiyamānā </text:span></text:span><text:span text:style-name="VimmBibQuote">pahiyati,</text:span><text:span text:style-name="VimmBibQuote"><text:span text:style-name="T9"> ettha nirujjhamānā nirujjhati.</text:span></text:span></text:p></text:note-body></text:note> By way of door, there are seven kinds thus: perception that is <text:soft-page-break/>born of eye-contact, ear-contact, nose-contact, tongue-contact, body-contact, mind-element-contact, consciousness-element-contact. Thus should the several kinds of perception be known. This is called the aggregate of perception.<text:note text:id="ftn830" text:note-class="footnote"><text:note-citation>1</text:note-citation><text:note-body><text:p text:style-name="Standard"><text:span text:style-name="T9">Cp. </text:span><text:span text:style-name="VimmBibRef"><text:span text:style-name="T9">Vbh.-a. 19</text:span></text:span><text:span text:style-name="T9">: </text:span><text:span text:style-name="VimmBibQuote"><text:span text:style-name="T9">Cakkhusamphassajā saññā ti ādīni atītādivasena niddiṭṭha-saññaṁ sabhāvato dassetuṁ vuttāni. Tattha cakkhusamphassato, cakkhusamphassasmiṁ vā jātā chakkhusamphassajā nāma. Sesesu pi es'eva nayo. Ettha ca purimā pañca cakkhuppasādādivatthukā va. Manosamphassajā hadaya-vatthukā pi avatthukā pi. Sabbā catubhūmikā-saññā.</text:span></text:span></text:p></text:note-body></text:note></text:p>
      <text:h text:style-name="Heading_20_4" text:outline-level="4" text:is-list-header="true">Aggregate of formations</text:h>
      <text:p text:style-name="VimmBody"><text:span text:style-name="VimmQA">Q.</text:span> What is the aggregate of formations? <text:span text:style-name="VimmQA">A.</text:span> Contact, volition, initial application of thought, sustained application of thought, joy, confidence, energy, mindfulness, concentration, wisdom, life-principle, (removal of) hindrance, non-greed, non-hate, modesty, decorum, repose, wish to do, resolve, equanimity, attention, greed, hatred, delusion, conceit, views, agitation and anxiety, uncertainty, indolence, immodesty, indecorum<text:note text:id="ftn831" text:note-class="footnote"><text:note-citation>2</text:note-citation><text:note-body><text:p text:style-name="Standard"><text:span text:style-name="VimmPali"><text:span text:style-name="T31">Phassa, cetanā, vitakka, vicāra, pīti, saddhā, viriya, sati, samādhi, paññā, jīvitindriya, nīrvaraṇe</text:span></text:span><text:span text:style-name="T9"> </text:span><text:span text:style-name="T31">(</text:span><text:span text:style-name="VimmPali"><text:span text:style-name="T31">pahīna,</text:span></text:span><text:span text:style-name="T9">—</text:span>suggested by <text:span text:style-name="T9">Prof. Higata)</text:span><text:span text:style-name="VimmPali"><text:span text:style-name="T31">, alobha, adosa, hiri, ottappa passaddhi, chanda, adhimokkha, upekkhā, manasikāra, lobha, dosa, moha, māna, diṭṭ</text:span></text:span><text:span text:style-name="VimmPali">hi, </text:span><text:span text:style-name="VimmPali"><text:span text:style-name="T31">uddhacca</text:span></text:span><text:span text:style-name="VimmPali">kukkucca</text:span> (in the explanation <text:span text:style-name="VimmPali">thin</text:span><text:span text:style-name="VimmPali"><text:span text:style-name="T31">a</text:span></text:span><text:span text:style-name="T9"> </text:span>is substituted for <text:span text:style-name="VimmPali">kukkucca</text:span>)<text:span text:style-name="VimmPali">, </text:span><text:span text:style-name="VimmPali"><text:span text:style-name="T31">vicikicchā, </text:span></text:span><text:span text:style-name="VimmPali">kosajja, ahiri, anottappa.</text:span></text:p></text:note-body></text:note> and all other mental properties, except feeling and perception, belong to the aggregate of formations.</text:p>
      <text:h text:style-name="Heading_20_4" text:outline-level="4" text:is-list-header="true">Thirty-one similes</text:h>
      <text:p text:style-name="VimmBody">Here contact means mind touches object. It is likened to a sunbeam <text:span text:style-name="VimmPageNo">[[311|248]]</text:span> touching a wall.<text:note text:id="ftn832" text:note-class="footnote"><text:note-citation>3</text:note-citation><text:note-body><text:p text:style-name="Standard"><text:span text:style-name="VimmBibRef">S. II, 103</text:span>: <text:span text:style-name="VimmBibQuote">Seyyathāpi bhikkhave kuṭāgāraṁ vā kuṭāgārasālā vā uttarāya vā dakkhiṇāya vā pācīnāya va vātapānā suriye uggacchante vātapānena rasmi pavisitvā kvāssa patiṭṭhitā ti? Pacchimāya bhante bhittiyan ti. Pacchimā ce bhikkhave bhitti nāssa kvāssa patiṭṭhitā ti? Paṭhavivaṁ blante ti. Paṭhavi ce bhikkhave nāssa kvāssa patiṭṭhitā tt? Āasmiṁ bhante ti. Āpo ce bhikkhave nāssa kvāssa patiṭṭhitā ti? Appatiṭṭhitā bhante ti. Evam eva kho bhikkhave kabaḷinkāre ce bhikkhave āhāre natthi rāgo natthi nandi natthi taṇhā . . . pe . . . Phasse ce bhikkhave āhāre.. . pe. .. Manosañcetanāya ce bhikkhave āhāre...pe... Viññāṇe ce bhikkhave āhare natthi rāgo natthi nandi natthi taṇhā appatiṭṭhitaṁ tattha viññāṇaṁ avirūḷhaṁ.</text:span></text:p></text:note-body></text:note> This is the basis of perception. Volition means the, movement of mind. It is like the movement of the foot or like the scaffolding to the builder of a house. This is the near cause of door-object. Initial application of thought is mental action. It is likened to the reciting of discourses by heart. Perception is its near cause. Sustained application of thought is investigation of objects by the mind. It is likened to thought that follows the sense. Initial application of thought is its near cause. Joy is delight of mind. It is likened to a man gaining something. Exulting is its near cause. Confidence is purity of mind. It is likened to a man purifying water through the uttering of spells. The four attributes of stream-entrance<text:note text:id="ftn833" text:note-class="footnote"><text:note-citation>4</text:note-citation><text:note-body><text:p text:style-name="Standard"><text:span text:style-name="VimmBibRef">S. V, 347</text:span>: <text:span text:style-name="VimmBibQuote">Sappurisasaṁsevo hi bhante sotāpattiaṅgaṁ, saddhamma-savaṇaṁ sotāpattiaṅgaṁ, yonisomanasikāro sotāpattiaṅgaṁ, dhamnānudhammapaṭipatti sotāpattiaṅgan ti.</text:span></text:p></text:note-body></text:note> are its near cause. Energy is vigour of mind. It is likened to the energy of an ox bearing a burden. The eight bases of agitation<text:note text:id="ftn834" text:note-class="footnote"><text:note-citation>5</text:note-citation><text:note-body><text:p text:style-name="Standard"><text:span text:style-name="VimmBibRef">Pts.-a. III, 547</text:span>: <text:span text:style-name="VimmBibQuote">Aṭṭhasaṁvegavatthūni nāma: Jāti-jarā-byādhi-maranāṇi cattāri, apāyadukkhaṁ pañcamaṁ, atīte vaṭṭamūlakaṁ dukkhaṁ, anāgate vaṭṭamūlakaṁ dukkhaṁ, paccupparme āhārapariyeṭṭhimūlakaṁ dukkhan ’ti.</text:span></text:p></text:note-body></text:note> are its near cause. Mindfulness is the guarding of the mind. It is likened to the oil which protects the bowl. The four foundations of mindfulness are its near cause. Concentration is unification of mind. It is likened to the flame of the lamp behind the palace. The four meditations, <text:span text:style-name="VimmPali">jhānas</text:span>, are its near cause. Wisdom is seeing with the mind. It is likened to a man who has eyes.<text:note text:id="ftn835" text:note-class="footnote"><text:note-citation>6</text:note-citation><text:note-body><text:p text:style-name="Standard"><text:span text:style-name="VimmBibRef">Sn. v, 1142</text:span>:</text:p><text:p text:style-name="VimmVersePali">Passāmi naṁ manasā cakkhunā va<text:line-break/>rattindivṁ, brāhmaṇa, appamatto;<text:line-break/>namassamāno vivasemi rattiṁ;<text:line-break/>—ten’ eva maññāmi avippavāsaṁ.</text:p></text:note-body></text:note> The Four Noble Truths are its near cause. Life-faculty is formless <text:span text:style-name="VimmPali">dhamma</text:span>. This is life. It is like water to lotus.<text:note text:id="ftn836" text:note-class="footnote"><text:note-citation>7</text:note-citation><text:note-body><text:p text:style-name="Standard"><text:span text:style-name="VimmBibRef">D. I, 75</text:span>: <text:span text:style-name="VimmBibQuote">Seyyathā pi mahā-rāja uppaliniyaṁ paduminiyaṁ puṇḍarikiniyaṁ app ekaccāni uppalāni vā padumāni vā puṇḍarikāni vā udake-jātāni ukade-saṁvaḍḍhāni udakā ‘nuggatāni anto-nimuggā-posīni, tāni yāva c’ aggā yāva ca mālā sītena vārinā abhisannāni parisannāni paripūrāni paripphuṭṭhāni, nāssa kiñci sābbāvantaṁ uppalānaṁ vā padumānaṁ vā puṇḍarīkānaṁ vā sītena vārinā apphutaṁ assa.</text:span></text:p></text:note-body></text:note> Name and form are its near cause. The rejection of the hindrances is the breaking free from the evils of the mind. It is likened to a man, wishing to enjoy life, avoiding <text:soft-page-break/>poison.<text:note text:id="ftn837" text:note-class="footnote"><text:note-citation>1</text:note-citation><text:note-body><text:p text:style-name="Standard"/><text:list text:style-name="L33"><text:list-item><text:p text:style-name="P73"><text:span text:style-name="VimmBibRef">Dh. v. 123</text:span>: <text:span text:style-name="VimmBibQuote">Visaṁ jīvitukāmo ‘va, pāpāni parivajjaye.</text:span></text:p></text:list-item><text:list-item><text:p text:style-name="P73"><text:span text:style-name="VimmBibRef">M. II, 260</text:span>: <text:span text:style-name="VimmBibQuote">Seyyathāpi, Sunakkhatta, āpānīyakaṁso vaṇṇasampanno gandhasampanno, so ca kho visena saṁsaṭṭho; atha puriso āgaccheyya jīvitukāmo amaritukāmo dukkhapaṭikkūlo. Tam kiṁ maññasi, Sunakkhatta? Api nu so puriso amuṁ āpanīyakaṁsaṁ piveyya yaṁ jaññā: Imāhaṁ pitvā maraṇaṁ vā nigacchāmi maraṇamattaṁ vā dukkhan ti? No h’ etaṁ bhante.</text:span></text:p></text:list-item></text:list></text:note-body></text:note> The activity of the four meditations, <text:span text:style-name="VimmPali">jhānas</text:span>, is its near cause. Non-greed is the expelling of attachment from .the mind. It is likened to a man who gets rid of something that torments <text:span text:style-name="VimmPageNo">[[312|249]]</text:span> him. Renunciation is its near cause. Non-hatred is the state of a mind that is not angry. It is likened to cat-skin.<text:note text:id="ftn838" text:note-class="footnote"><text:note-citation>2</text:note-citation><text:note-body><text:p text:style-name="Standard"/><text:list text:style-name="L34"><text:list-item><text:p text:style-name="P74"><text:span text:style-name="VimmBibRef">Th. v. 1138</text:span>:</text:p><text:p text:style-name="P128">Tathā tu kassāmi yathāpi issaro;<text:line-break/>yaṁ labbhatī tena pi hotu me alaṁ;<text:line-break/>taṁ taṁ karissāmi yathā atandito<text:line-break/>biḷārabhastaṁ va yathā sumadditaṁ.</text:p></text:list-item><text:list-item><text:p text:style-name="P74"><text:span text:style-name="VimmBibRef">M. I, 128-29</text:span>: <text:span text:style-name="VimmBibQuote">Seyyathāpi bhikkhave biḷārabhastā madditā sumadditā suparimadditā mudukā tūlinī chinnasassarā chinnababbharā atha puriso āgaccheyya kaṭṭhaṁ vā kaṭhalaṁ vā ādāya, so evaṁ vadeyya: ahaṁ imaṁ biḷārabhastaṁ madditaṁ sumadditaṁ suparimadditaṁ mudukaṁ tūliniṁ chinnasassaraṁ chinnababbharaṁ kaṭṭhena vā kaṭhalena vā sarasaraṁ karissāmi bharabharaṁ karissāmīti. Taṁ kiṁ maññatha bhikkhave, api nu so puriso amuṁ biḷārabhastaṁ madditaṁ ....kaṭṭhena vā kaṭhalena vā sarasaraṁ kareyya bharabharaṁ kareyyāti? No h’ etaṁ bhante, tam kissa hetu: asu hi bhante biḷārabhastā madditā sumadditā suparimadditā mudukā tūlinī chinnasassarā chinnababbharā sā na sukarā kaṭṭhena vā kaṭhalena vā sarasaraṁ kātuṁ bharabharaṁ kātuṁ, yāvadeva ca pana so puriso kilamathassa vighātassa bhāgī assāti. Evam eva kho bhikkhave pañc'ime vacanapathā yehi vo pare vadamānā vadeyyuṁ: kālena vā akālena vā bhūtena vā abhūtena vā saṇhena vā pharusena vā atthasaṁhitena vā anatthasaṁhitena vā mettacittā vā dosantarā vā. Kālena vā bhikkhave pare vadamānā vadeyyuṁ akālena vā; bhūtena vā abhūtena vā, saṇhena vā... pharusena vā; atthasaṁhitena vā anathasaṁhitena vā; metta cittā vā bhikkhave pare vadamānā vadeyyuṁ dosantarā vā. Tatrapi kho bhikkhave evaṁ sikkhitabbaṁ: Na c’eva no cittaṁ vipariṇataṁ bhavissati na ca pāpikaṁ vācaṁ nicchāressāma hitānukampi ca viharissāma mettacittā na dosantarā, tañ ca puggalaṁ mettāsahagatena cetesā pharitvā viharissāma, tadārammaṇañ ca sabbāvantaṁ lokaṁ biḷārabhastāsamena cetasā vipulena mahaggatena appamāṇena averena abyāpajjhena pharitvā viharissāmāti. Evaṁ hi vo bhikkhave sikkhitabbaṁ.</text:span></text:p></text:list-item></text:list></text:note-body></text:note> The four immeasurables are its near cause. Modesty is the feeling of shame in a man when he does wrong. It is likened to the loathing one has for excrement and urine.<text:note text:id="ftn839" text:note-class="footnote"><text:note-citation>3</text:note-citation><text:note-body><text:p text:style-name="Standard"><text:span text:style-name="VimmBibRef">Sn. v. 835</text:span>:</text:p><text:p text:style-name="VimmVersePali">Disvāna Taṇhaṁ Aratiñ ca Rāgaṁ<text:line-break/>nāhosi chando api methunasmiṁ.<text:line-break/>Kim ev’ idaṁ muttakarīsapuṇṇaṁ?<text:line-break/>Pādā pi naṁ samphusituṁ na icche.</text:p></text:note-body></text:note> Self-respect is its near cause. Decorum is the fear to do what is wrong. It is like fearing one’s superior. Respect for others is its near cause.<text:note text:id="ftn840" text:note-class="footnote"><text:note-citation>4</text:note-citation><text:note-body><text:p text:style-name="Standard"><text:span text:style-name="VimmBibRef">D. III, 212</text:span>: <text:span text:style-name="VimmBibQuote">Atthi kho āvuso tena Bhagavatā jānatā passatā arahatā Sammā-Sambuddhena dve dhammā sammadakkhātā. Tattha sabbeh’eva saṁgāyitabbaṁ... pe ...atthāya hitāya sukhāya deva-manussānaṁ. Katame dve? Hiri ca ottappan ca.</text:span> (= <text:span text:style-name="VimmBibQuote">Hirī ca ottappañ cā ti yaṁ hiriyati hiriyitabbena ottappati ottappitabbenā ti evaṁ vitthāritāni hiri-ottappāni. Api c’ettha ajjhatta-samuṭṭhānā hirī. Bahiddhā samuṭṭhānaṁ ottappaṁ. Attādhipateyyā hirī. Lokādhipateyyaṁ ottappaṁ. Lajjā sabhāva-saṇṭhitā hirī. Bhaya-sabhāva-saṇṭhitaṁ ottappaṁ.</text:span>— <text:span text:style-name="VimmBibRef">Sv. III, 978</text:span>).</text:p></text:note-body></text:note> <text:span text:style-name="VimmPageNoOrig">[448]</text:span> Calm is the appeasement of mental excitement. It is like taking a cold bath in the heat of summer. Joy is its near cause. The wish to do is the wish to do good. It is like a believing giver of alms. The four supernormal powers are its near cause. Resolve is the inclination of the mind. It is like water flowing deep downwards.<text:note text:id="ftn841" text:note-class="footnote"><text:note-citation>5</text:note-citation><text:note-body><text:p text:style-name="Standard"><text:span text:style-name="VimmBibRef">A. V, 114</text:span>: <text:span text:style-name="VimmBibQuote">Seyyathā pi bhikkhave upari pabbate thullaphusitake deve vassante deve galagalāyante taṁ udakaṁ yathāninnaṁ pavattamānaṁ pabbatakandarapadarasākhā paripūreti.</text:span></text:p></text:note-body></text:note> Initial and sustained application of thought are its near cause. Equanimity is that state of mind where it does not move back and forth. It is like a man holding a pair of scales.<text:note text:id="ftn842" text:note-class="footnote"><text:note-citation>6</text:note-citation><text:note-body><text:p text:style-name="Standard"><text:span text:style-name="VimmBibRef">A. IV, 282</text:span>: <text:span text:style-name="VimmBibQuote">Seyyathā pi Byagghapajja tulādhāro vā tulādhārantevāsī vā tulaṁ paggahetvā jānāti ‘ettakena vā onataṁ ettakena vā unnatan’ ti.</text:span></text:p></text:note-body></text:note> Energy and the others are its near cause. Attention regulates the mind. It is like a helmsman. Both merit and demerit are its near cause. Greed is the clinging of the mind. It <text:span text:style-name="VimmPageNo">[[313|250]]</text:span> is likened to a goose. Lovable and desirable forms are its near cause. Hatred is the excitement of mind. It is like an angered venomous snake.<text:note text:id="ftn843" text:note-class="footnote"><text:note-citation>7</text:note-citation><text:note-body><text:p text:style-name="Standard"><text:span text:style-name="VimmBibRef">M. II, 261</text:span>: <text:span text:style-name="VimmBibQuote">Seyyathāpi, Sunakkhatta, āsiviso ghoraviso, atha puriso āgaccheyya jīvitukāmo amaritakāmo sukhakāmo dukkhapaṭikkūlo. Taṁ kiṁ maññasi, Sunakkhatta? Apu nu so puriso amussa āsīvisassa ghoravissa hatthaṁ vā aṅguṭṭhaṁ vā dajjā, yaṁ jaññā: Iminā ‘haṁ daṭṭho maraṇaṁ vā nigacchāmi maraṇamattaṁ vā dukkhan ti? No h’ etaṁ, bhante.</text:span></text:p></text:note-body></text:note> The ten bases of hatred are its near <text:soft-page-break/>cause. Delusion is mental blindness. It is like a man without eyes.<text:note text:id="ftn844" text:note-class="footnote"><text:note-citation>1</text:note-citation><text:note-body><text:p text:style-name="Standard"><text:span text:style-name="VimmBibRef">It. 84</text:span>:</text:p><text:p text:style-name="VimmVersePali">Mūḷho atthaṁ na jānāti<text:line-break/>Mūlho dhammaṁ na passati,<text:line-break/>Andhaṁ tamaṁ tadā hoti<text:line-break/>yaṁ moho sahate naraṁ.</text:p></text:note-body></text:note> The four reversals are its near cause. Conceit is haughtiness of mind. It is like two men fighting. The three kinds are its near cause. Views are mental obsessions. They are compared to the blind men feeling the elephant.<text:note text:id="ftn845" text:note-class="footnote"><text:note-citation>2</text:note-citation><text:note-body><text:p text:style-name="Standard"><text:span text:style-name="VimmBibRef">Ud. 68</text:span>: <text:span text:style-name="VimmBibQuote">...sannipātitā kho te deva yāvatikā Sāvatthiyaṁ jaccandhā ‘ti. Tena hi bhaṇe jaccandhānaṁ hatthiṁ dassehi’ti. Evaṁ devā ’ti kho bhikkhave so puriso tassa rañño paṭissutvā jaccandhānaṁ hatthiṁ dassesi: ediso jaccandhā hatthī ‘ti. Ekaccānaṁ jaccandhānaṁ hatthissa sisaṁ dassesi: ediso jaccandhā hatthī ‘ti, ...Ye hi bhikkhave jaccandhehi hatthissa sisaṁ diṭṭhaṁ ahosi, te evam āhaṁsu: ediso deva hatthī seyyathā pi kumbho ‘ti...</text:span></text:p></text:note-body></text:note> The not giving heed to another’s voice is its near cause. Excitement is the non-tranquil state of mind. It is like water that is boiling. Anxiety is its near cause. Sluggishness is the slackening of mind. It is compared to desiring the foul. The falling off of good owing to the performance of evil is its near cause. Uncertainty is the leaping of the mind on to diverse objects. It is like a traveller to a distant land who is bewildered at a junction of two roads.<text:note text:id="ftn846" text:note-class="footnote"><text:note-citation>3</text:note-citation><text:note-body><text:p text:style-name="Standard"><text:span text:style-name="VimmBibRef">S. III, 108-9</text:span>: <text:span text:style-name="VimmBibQuote">Dvidhāpatho ti kho Tissa vicikicchāyetaṁ adhivacanaṁ. Vāmamaggo ti kho Tissa aṭṭhaṅgikassetaṁ micchāmaggassa adhivacanaṁ, seyyathīdaṁ micchādiṭṭhiyā ...micchāsamādhissa. Dakkhiṇamaggo ti kho Tissa ariyassetaṁ aṭṭhangikassa maggassa adhivacanaṁ, seyyathīdaṁ sammādiṭṭhiyā... sammāsamādhissa.</text:span></text:p></text:note-body></text:note> Wrong attention is its near cause. Indolence is negligence of mind. It is compared to a hibernating snake. The eight bases of indolence are its near cause. Immodesty is that state of mind which is not ashamed of doing ill. It is comparable to a <text:span text:style-name="VimmPali">caṇḍāla</text:span>. Irreverence is its near cause. Indecorum is the non-fearing of the mind to do evil. It is like a wicked king, The non-esteem of the six is its near cause. These are called the aggregate of formations,</text:p>
      <text:h text:style-name="Heading_20_4" text:outline-level="4" text:is-list-header="true">Aggregate of consciousness</text:h>
      <text:p text:style-name="VimmBody"><text:span text:style-name="VimmQA">Q.</text:span> What is the aggregate of consciousness? <text:span text:style-name="VimmQA">A.</text:span> It is eye-consciousness, ear-consciousness, nose-consciousness, tongue-consciousness, body-consciousness, mind-element and mind-consciousness-element. Here, eye-consciousness is the cognizing of forms dependent on the eye. This is called eye-consciousness. Ear-consciousness is the cognizing of sounds dependent on the ear. This is called ear-consciousness. Nose-consciousness is the cognizing of odours dependent on the nose. This is called nose-consciousness. Tongue-consciousness is the cognizing of flavours dependent on the tongue. This is called tongue-consciousness. Body-consciousness is the cognizing of tangibles dependent on the body. This is called body-consciousness. Mind-element <text:span text:style-name="VimmPageNo">[[314|251]]</text:span> depends on the five-door-adverting and the receiving of the desirable and the non-desirable. The cognizing (of form etc.) immediately after the five kinds of consciousness is called mind-element. Mind-consciousness-element: The mind, excepting these six kinds of consciousness, is called mind-consciousness-element. These seven kinds of consciousness should be known through these three ways: through organ-object, through object, through states.</text:p>
      <text:h text:style-name="Heading_20_4" text:outline-level="4" text:is-list-header="true">Through sense-organ-object</text:h>
      <text:p text:style-name="VimmBody"><text:span text:style-name="VimmQA">Q.</text:span> How, through sense-organ-object? <text:span text:style-name="VimmQA">A.</text:span> Five kinds of consciousness are different as to sense-organ and as to object. Mind-element and mind consciouness-element are one as to sense-organ. Five-fold is the object of mind-element. Six-fold is the object of mind-consciousness-element. Five kinds of consciousness are as to state, internal; as to organ, internal; as to object, external. Mind-element is as to state, internal; as to organ, external; as to object, external. Mind-consciousness-element is as to state, internal; as to organ, external; as to object, internal and external. In respect of the six kinds of consciousness, organ and object proceed from the past. In respect of mind-consciousness-element, organ-production occurs at the moment of conception. There is no object of organ in the formless sphere because organ is produced first. Thus it should be understood through organ-object.</text:p>
      <text:h text:style-name="Heading_20_4" text:outline-level="4" text:is-list-header="true"><text:soft-page-break/>Through object</text:h>
      <text:p text:style-name="VimmBody"><text:span text:style-name="VimmQA">Q.</text:span> How, through object? <text:span text:style-name="VimmQA">A.</text:span> Each of the five kinds of consciousness has its limits. These (five) are not produced by one another. They are produced neither before nor after but at once, and are not produced separately. Through the five kinds of consciousness, all states cannot be known; only the first arising can be known. Through the mind-element, all states cannot be known; only those which proceed in the mind can be known. Through the six kinds of consciousness there is no establishing of postures. Through apperception<text:note text:id="ftn847" text:note-class="footnote"><text:note-citation>1</text:note-citation><text:note-body><text:p text:style-name="Standard"><text:span text:style-name="VimmPali">Javana</text:span>.</text:p></text:note-body></text:note> there is the fixing of them. Through the six kinds of consciousness there is no fixing of bodily and verbal activity. (Through apperception these are fixed). Through the six kinds of consciousness, meritorious and demeritorious states are not fixed. Through apperception these are fixed. Through the six kinds of consciousness, one does not enter or emerge out of concentration. Through apperception, one enters into concentration and is pacified through overcoming opposites. Through the six kinds of consciousness, nothing is caused to perish or to be produced. Through overcoming of opposites or through registration, perishing and production are caused. Mind-consciousness-element is born of result. Through the six kinds of consciousness one does not sleep, awake or dream. Through opposites one sleeps. Through <text:span text:style-name="VimmPageNo">[[315|252]]</text:span> subtle light one awakes. Through apperception one dreams. Thus one should know through object.</text:p>
      <text:h text:style-name="Heading_20_4" text:outline-level="4" text:is-list-header="true">Through states</text:h>
      <text:p text:style-name="VimmBody"><text:span text:style-name="VimmQA">Q.</text:span> How, through states? <text:span text:style-name="VimmQA">A.</text:span> Five kinds of consciousness are with initial and sustained application of thought. Mind-element is with initial and sustained application of thought. Mind-consciousness-element is with initial and sustained application of thought, or is without initial and only with sustained application of thought, or is neither with initial nor with sustained application of thought. Five kinds of consciousness act together with equanimity. Body-consciousness acts either together with pleasure or with pain. Mind-consciousness-element acts together with joy or grief or equanimity. Five kinds of consciousness are results. Mind-element is either result or means. Mind-consciousness-element is meritorious or demeritorious or result or means. Six kinds of consciousness do not arise without condition, are worldly states, with cankers, with fetters, with tangle, with flood, with yoke, with hindrance, infected, clinging, defiling, are not removed through seeing or through meditation. They are neither “group” nor “non-group”. They are neither training nor non-training. They are the subtle fetters of the sense-plane, are not fixed and are not vehicle. Mind consciousness-element has the nature of breaking up. Thus one should know to distinguish by way of states. This is called the aggregate of consciousness. Thus should the five aggregates be known.</text:p>
      <text:p text:style-name="VimmBody">And again, one should know the distinctive qualities of the five aggregates through four ways thus: through word meaning, through characteristic, through discrimination, through comprehension.</text:p>
      <text:h text:style-name="Heading_20_4" text:outline-level="4" text:is-list-header="true">Through word meaning</text:h>
      <text:p text:style-name="VimmBody"><text:span text:style-name="VimmQA">Q.</text:span> How, through word meaning? <text:span text:style-name="VimmQA">A.</text:span> Material object means thing that is visible. Feeling means sensibility. Formations means work. Consciousness means awareness. Aggregate means variety and group. Thus one should know through word meaning.</text:p>
      <text:h text:style-name="Heading_20_4" text:outline-level="4" text:is-list-header="true">Through characteristic</text:h>
      <text:p text:style-name="VimmBody"><text:span text:style-name="VimmQA">Q.</text:span> How, through characteristic? <text:span text:style-name="VimmQA">A.</text:span> Material quality is its own characteristic, like a thorn. The four primaries are its near cause. The characteristic of feeling is sensitiveness. It is like disliking a leper. Contact is near cause. To support is the characteristic of perception. It is compared to an image. Contact is its near cause. The characteristic of formation is unity. It is like the turning of the wheel. Its near cause is contact. The characteristic of consciousness is awareness; it is likened to the perceiving of taste. Name and form are hear cause. Thus one should know through characteristic. <text:span text:style-name="VimmPageNo">[[316|253]]</text:span> </text:p>
      <text:h text:style-name="Heading_20_4" text:outline-level="4" text:is-list-header="true">Through discrimination</text:h>
      <text:p text:style-name="VimmBody"><text:span text:style-name="VimmQA">Q.</text:span> How, through discrimination? <text:span text:style-name="VimmQA">A.</text:span> The aggregates are discriminated by the threefold discrimination of the five aggregates, the five clinging aggregates and the <text:soft-page-break/>five aggregates of the Law.<text:note text:id="ftn848" text:note-class="footnote"><text:note-citation>1</text:note-citation><text:note-body><text:p text:style-name="Standard"><text:span text:style-name="VimmPali"><text:span text:style-name="T31">Pañcakkhandhā, pañcupādānakkhandhā, </text:span></text:span><text:span text:style-name="VimmPali">pa</text:span><text:span text:style-name="VimmPali"><text:span text:style-name="T31">ñ</text:span></text:span><text:span text:style-name="VimmPali">cadhammakkhandh</text:span><text:span text:style-name="VimmPali"><text:span text:style-name="T31">ā</text:span></text:span>.</text:p></text:note-body></text:note> Here the five aggregates are all phenomena.<text:note text:id="ftn849" text:note-class="footnote"><text:note-citation>2</text:note-citation><text:note-body><text:p text:style-name="Standard"><text:span text:style-name="VimmPali">Sankhata-dhammā</text:span>.</text:p></text:note-body></text:note> The five clinging aggregates are all cankerous states. The five aggregates of the Law are: the aggregate of virtue, the aggregate of concentration, the aggregate of wisdom, the aggregate of freedom and the aggregate of the knowledge and discernment of freedom.<text:note text:id="ftn850" text:note-class="footnote"><text:note-citation>3</text:note-citation><text:note-body><text:p text:style-name="Standard"><text:span text:style-name="VimmBibRef">A. III, 134</text:span>: <text:span text:style-name="VimmBibQuote">Idha bhikkhave bhikkhu asekhena </text:span><text:span text:style-name="VimmBibQuote"><text:span text:style-name="T9">sīlakkhandhena samannāgato </text:span></text:span><text:span text:style-name="VimmBibQuote">hoti, asekhena </text:span><text:span text:style-name="VimmBibQuote"><text:span text:style-name="T9">samādhikkhandhena samannāgato </text:span></text:span><text:span text:style-name="VimmBibQuote">hoti, asekhena paññakkhandhena </text:span><text:span text:style-name="VimmBibQuote"><text:span text:style-name="T9">samannāgato </text:span></text:span><text:span text:style-name="VimmBibQuote">hoti, asekhena vimuttikkhandhena </text:span><text:span text:style-name="VimmBibQuote"><text:span text:style-name="T9">samannāgato </text:span></text:span><text:span text:style-name="VimmBibQuote">hoti, asekhena </text:span><text:span text:style-name="VimmBibQuote"><text:span text:style-name="T9">vimutti</text:span></text:span><text:span text:style-name="VimmBibQuote">ñ</text:span><text:span text:style-name="VimmBibQuote"><text:span text:style-name="T9">āṇadassanak-</text:span></text:span><text:span text:style-name="VimmBibQuote">khandhena </text:span><text:span text:style-name="VimmBibQuote"><text:span text:style-name="T9">samannāgato </text:span></text:span><text:span text:style-name="VimmBibQuote">hoti.</text:span></text:p></text:note-body></text:note> Here the five aggregates are to be taken.</text:p>
      <text:h text:style-name="Heading_20_4" text:outline-level="4" text:is-list-header="true">Through comprehension</text:h>
      <text:p text:style-name="VimmBody"><text:span text:style-name="VimmQA">Q.</text:span> How, through comprehension? <text:span text:style-name="VimmQA">A.</text:span> There are three comprehensions: sense-sphere-comprehension, element-comprehension, truth-comprehension.<text:note text:id="ftn851" text:note-class="footnote"><text:note-citation>4</text:note-citation><text:note-body><text:p text:style-name="Standard"><text:span text:style-name="VimmPali"><text:span text:style-name="T31">Āyatana, dhātu, </text:span></text:span><text:span text:style-name="VimmPali">sacca</text:span>.</text:p></text:note-body></text:note> Here the aggregate of form is comprehended in eleven sense-spheres. Three aggregates are comprehended in the sense-sphere of states. The aggregate of consciousness is comprehended in the sense-sphere of the mind.</text:p>
      <text:p text:style-name="VimmBody">The aggregate of matter is comprehended in eleven elements. Three aggregates are comprehended in the element of states. The aggregate of consciousness is comprehended in seven elements. The aggregate of virtue, the aggregate of concentration, the aggregate of wisdom, the aggregate of the knowledge and discernment of freedom are comprehended in the sense-sphere and element of states. The aggregate of freedom is comprehended in the sense-sphere of states, the sense-sphere of mind, the element of states and the mind-consciousness-element. The five aggregates are comprehended in the Truths or not comprehended in the Truths. The five aggregates of clinging are comprehended in the Truth of ILL and in the Truth of Origin. The aggregates of virtue, concentration and wisdom are comprehended in the Path-Truth. The aggregate of freedom is not comprehended in the Truths. The aggregate of knowledge and discernment of freedom is comprehended in the Truth of I<text:span text:style-name="T66">ll</text:span>. Some states are comprehended in the aggregates and not in the Truths. Some states are comprehended in the Truths and not in the aggregates. Some states are comprehended in the aggregates and also in the Truths. Some states are comprehended neither in the Truths nor in the aggregates. Here, the material qualities that are linked with the faculties do not associate with the Path (?). The recluse-fruit is comprehended in the aggregates and not in the Truths. <text:span text:style-name="VimmPali">Nibbāna</text:span> is comprehended in the Truths and not in the aggregates. <text:span text:style-name="VimmPageNo">[[317|254]]</text:span> </text:p>
      <text:p text:style-name="VimmBody">Three Truths are comprehended in the aggregates and also in the Truths. Restraint is not comprehended in the aggregates and also not in the Truths. Thus should one discern the method of understanding the aggregates. This is called the aggregate method.</text:p>
      <text:p text:style-name="VimmSectEnded">The aggregate method has ended.</text:p>
      <text:h text:style-name="Heading_20_4" text:outline-level="4" text:is-list-header="true">Twelve sense-organs and sense-objects</text:h>
      <text:p text:style-name="VimmBody"><text:span text:style-name="VimmQA">Q.</text:span> What is the sense-organ method? <text:span text:style-name="VimmQA">A.</text:span> There are twelve sense-organs (and sense-objects): sense-organ of eye, sense-object of matter, sense-organ of ear, sense-object of sound, sense-organ of nose, sense-object of odour, <text:span text:style-name="T28">senseorgan</text:span> of tongue, sense-object of taste, sense-organ of body, sense-object of touch, sense-organ of mind, sense-object of ideas.<text:note text:id="ftn852" text:note-class="footnote"><text:note-citation>5</text:note-citation><text:note-body><text:p text:style-name="Standard"><text:span text:style-name="VimmBibRef">D. III, 102</text:span>: <text:span text:style-name="VimmBibQuote">Chay imāni bhante ajjhattika-bāhirāni āyatanāni, cakkhuṁ c’ eva rūpā ca, sotañ c’ eva saddā ca, ghānañ c’ eva gandhā ca, jivhā c’ eva rasā ca, kāyo c’ eva phoṭṭhabbā ca, mano c’ eva dhammā ca.</text:span></text:p></text:note-body></text:note> Here, eye-organ is sentient element. By this one sees material objects. Material object is elemental form. This is the field of eye. The ear-organ is sentient element. By this one hears sounds. Sound-object is elemental expression. This is the field of the ear. Nose-organ is sentient element. By this one smells. Odour-object is elemental scent. It is the field of the nose. Tongue-organ is sentient element. By this one tastes. Taste-object is elemental flavour. This is the field of the tongue. The body-organ is sentient element. By it one feels fineness, smoothness (and so on). Touch-object is hardness, softness, coolness and warmth of the elements of earth, water, fire and air. This is the field of the body. Mind organ is the element of the seven kinds of consciousness. Element of ideas comprises the three formless <text:soft-page-break/>aggregates, the eighteen subtle material qualities and <text:span text:style-name="VimmPali">Nibbāna</text:span>. These are the twelve sense-organs (and sense-objects).</text:p>
      <text:p text:style-name="VimmBody">And again, these twelve sense-organs (and sense-objects) should be known by their distinctive qualities in five ways: through word meaning, limits, condition, arising of. . .<text:note text:id="ftn853" text:note-class="footnote"><text:note-citation>1</text:note-citation><text:note-body><text:p text:style-name="Standard">* Unintelligible.</text:p></text:note-body></text:note> distinctive thought and comprehension.</text:p>
      <text:h text:style-name="Heading_20_4" text:outline-level="4" text:is-list-header="true">Through word meaning</text:h>
      <text:p text:style-name="VimmBody"><text:span text:style-name="VimmQA">Q.</text:span> How, through word meaning? <text:span text:style-name="VimmQA">A.</text:span> Eye means, seeing. Material object means appearance. Ear means, hearing. Sound means, noise. Nose means, olfaction. Odour means, smell. Tongue means, tasting. Taste means, flavour. Body means, experiencing. Touch means, contact. Mind means, knowing. Idea means, non-living.<text:note text:id="ftn854" text:note-class="footnote"><text:note-citation>2</text:note-citation><text:note-body><text:p text:style-name="Standard">Lit. <text:span text:style-name="VimmPali">Nijjīva.</text:span></text:p></text:note-body></text:note> Organ means, entrance into the formless, place, resting-place. Thus one should know through word meaning. <text:span text:style-name="VimmPageNo">[[318|255]]</text:span> </text:p>
      <text:h text:style-name="Heading_20_4" text:outline-level="4" text:is-list-header="true">Through limits</text:h>
      <text:p text:style-name="VimmBody"><text:span text:style-name="VimmQA">Q.</text:span> How, through limits? <text:span text:style-name="VimmQA">A.</text:span> Eye and ear do not reach the object. Nose, tongue and body reach the object. Mind is together with object. There is another teaching: Ear reaches the object, because if there is an obstruction nearby one does not hear sounds, as when a spell is wrought. And again, there is another teaching: Eye by itself reaches the object, because one cannot see the reverse side of a wall. Thus should one know through limits.</text:p>
      <text:h text:style-name="Heading_20_4" text:outline-level="4" text:is-list-header="true">Through condition</text:h>
      <text:p text:style-name="VimmBody"><text:span text:style-name="VimmQA">Q,</text:span> How, through condition? <text:span text:style-name="VimmQA">A.</text:span> Depending on eye, material object, light and attention, eye-consciousness arises. Here, to the arising of eye-consciousness, the eye is in the fourfold relation of pre-nascence-condition, support-condition, faculty-condition, presence-condition.<text:note text:id="ftn855" text:note-class="footnote"><text:note-citation>3</text:note-citation><text:note-body><text:p text:style-name="Standard">In rendering the <text:span text:style-name="VimmPali">paccayas</text:span>, here and elsewhere, in this translation, we have generally followed Venerable Nyāṇatiloka <text:span text:style-name="T9">Mah</text:span>ā<text:span text:style-name="T9"> </text:span>Thera’s <text:span text:style-name="VimmPali"><text:span text:style-name="T31">“Paṭiccasamupp</text:span></text:span><text:span text:style-name="VimmPali">ā</text:span><text:span text:style-name="VimmPali"><text:span text:style-name="T31">da"</text:span></text:span>.</text:p></text:note-body></text:note> (To eye-consciousness) material object is in the threefold relation of post-nascence-condition, object-condition, presence-condition. Light is in the threefold relation of pre-nascence-condition, support-condition and presence-condition. Attention is in the twofold relation of continuity-condition and absence-condition.</text:p>
      <text:p text:style-name="VimmBody">Depending on ear, sound, ear-cavity and attention, ear-consciousness arises. Thus should one know through the distinguishing of condition. Depending on nose, smell, air and attention, nose-consciousness arises. Depending on tongue, taste, water and attention, tongue-consciousness arises. Depending on body, touch and attention, bodily consciousness arises. Depending on mind, ideas, life-continuum and attention, mind-consciousness arises.</text:p>
      <text:p text:style-name="VimmBody">Here, mind is. . .<text:note text:id="ftn856" text:note-class="footnote"><text:note-citation>4</text:note-citation><text:note-body><text:p text:style-name="Standard"><text:span text:style-name="VimmPali">*</text:span> Unintelligible.</text:p></text:note-body></text:note> ideas are the object of states. There are four kinds in this: Past, present and future of six internal sense-organs comprise the first; past, future and present of five external sense-objects, excepting non-sense-organ faculty, comprise the second. The third is the sense-object of ideas. There are eleven things viz., being, direction, season,... * comprise the fourth.**<text:note text:id="ftn857" text:note-class="footnote"><text:note-citation>5</text:note-citation><text:note-body><text:p text:style-name="Standard"><text:span text:style-name="VimmPali">**</text:span> The meaning is not clear.</text:p></text:note-body></text:note> These are called the object of states.</text:p>
      <text:p text:style-name="VimmBody">Concentration is intentness of mind on object. It is like light. Attention is mind-door-adverting. Consciousness is apperception. Here, to mind-consciousness, mind is in the relation of support-condition. Ideas are in the relation of object-condition. Life-continuum is in the relation of support-condition. Attention is in the twofold relation of continuity-condition and presence-condition. Thus should it be understood through condition.</text:p>
      <text:p text:style-name="VimmBody"><text:span text:style-name="VimmQA">Q.</text:span> How, through the arising of distinctive thought? <text:span text:style-name="VimmQA">A.</text:span> Three kinds are fulfilled at the eye-door. They are the objects of very great intensity, great intensity and slight intensity.<text:note text:id="ftn858" text:note-class="footnote"><text:note-citation>6</text:note-citation><text:note-body><text:p text:style-name="Standard">Cp. <text:span text:style-name="VimmBibRef"><text:span text:style-name="T89">Abhms.</text:span></text:span><text:span text:style-name="VimmBibRef">, 127</text:span>.</text:p></text:note-body></text:note> Of these, those of very great intensity <text:span text:style-name="VimmPageNo">[[319|256]]</text:span> fulfil seven stages and are born in <text:span text:style-name="VimmPali"><text:span text:style-name="T31">avīci</text:span></text:span><text:span text:style-name="T9">, </text:span>the great hell. After the vibration of the life-continuum, adverting, discerning, receiving, examining, determining, apperceiving and registering follow.</text:p>
      <text:h text:style-name="Heading_20_4" text:outline-level="4" text:is-list-header="true"><text:soft-page-break/>Simile of the thread</text:h>
      <text:p text:style-name="VimmBody">Here the life-continuum is the consciousness-faculty of becoming. It is likened to the drawing of thread.<text:note text:id="ftn859" text:note-class="footnote"><text:note-citation>1</text:note-citation><text:note-body><text:p text:style-name="Standard">Cp. <text:span text:style-name="VimmBibRef">D. I, 54</text:span>: <text:span text:style-name="VimmBibQuote"><text:span text:style-name="T9">Seyyathā </text:span></text:span><text:span text:style-name="VimmBibQuote">pi </text:span><text:span text:style-name="VimmBibQuote"><text:span text:style-name="T9">nāma </text:span></text:span><text:span text:style-name="VimmBibQuote">sutta-guḷe khitte </text:span><text:span text:style-name="VimmBibQuote"><text:span text:style-name="T9">nibbeṭhiyamānam </text:span></text:span><text:span text:style-name="VimmBibQuote">eva phaleti.</text:span> Perhaps the simile was drawn from this portion of the sutta.</text:p></text:note-body></text:note> Adverting is conditioned by the visible object at the eye-door. Through the visible object entering the field (of presentation?), the life-continuum vibrates, and is followed by adverting to the visible object. Adverting which depends on the eye is followed by discerning. This is followed by reception in the sense of experience. Then follows examining in the sense of (investigating) experience. After that comes determining in the sense of understanding. Determining proceeds and is followed by apperception according to action. Apperception proceeding in the sense of full cognition and not in the sense of means, is followed by registration of effect. After that consciousness lapses into the life-continuum.</text:p>
      <text:h text:style-name="Heading_20_4" text:outline-level="4" text:is-list-header="true">Simile of the mango</text:h>
      <text:p text:style-name="VimmBody"><text:span text:style-name="VimmQA">Q.</text:span> What is the illustration? <text:span text:style-name="VimmQA">A.</text:span> The king sleeps in his chamber, having closed the door. A slave-girl massages the king’s feet. The queen sits near him. Ministers and courtiers are ranged in front of him. A deaf man is guarding the door with his back against it. At that time the king’s gardener, bringing mangoes, knocks at the door. Hearing that sound, the king awakes, and says to the slave-girl, “Go and open the door”. The slave goes to the door-keeper and speaks to him in gesture. That deaf door-keeper understands her wish and opens the door and sees the mangoes. The king takes his sword. The slave brings the fruits and hands them to a minister. The minister presents them to the queen. The queen washes them and sorts the ripe from the raw, places them in a vessel and gives them to the king. Getting them, the king eats the fruits. After eating them, he talks of the merit or non-merit of them. After that he sleeps again.</text:p>
      <text:p text:style-name="VimmBody">The sleeping king is the life-continuum. The king’s gardener, bringing mangoes and knocking at the door, is the impact of the visible object on the eye-door. The awakening of the king by the knocking at the door, and his command to open the door, illustrate the vibration of the life-continuum. The slave-girl’s gestures, in requesting the door-keeper to open the door, is adverting. The opening of the door by the deaf door-keeper and the sight of the mangoes illustrate eye-consciousness. The taking of the sword by the king and the handing of the fruits by the slave to the minister illustrate reception. The presentation of the fruits by the minister to the queen is examining. The <text:span text:style-name="VimmPageNo">[[320|257]]</text:span> actions of washing, sorting, placing the fruits in a vessel and offering them to the king illustrate determining. The eating by the king is apperception. His talking as to the merits or demerits of the fruits illustrate registration of effect, and his sleeping again is the lapsing into the life-continuum.<text:note text:id="ftn860" text:note-class="footnote"><text:note-citation>2</text:note-citation><text:note-body><text:p text:style-name="Standard"><office:annotation office:name="__Annotation__45729_3974002267" loext:resolved="false"><dc:creator>Unknown Author</dc:creator><dc:date>2023-04-25T11:00:38.746784599</dc:date><text:p><text:span text:style-name="T155">was: Compendium of Philosophy https://en.wikipedia.org/wiki/Abhidhammattha-sangaha</text:span></text:p></office:annotation>Cp. <text:span text:style-name="VimmBibRef"><text:span text:style-name="T89">Abhms.</text:span></text:span><text:span text:style-name="VimmBibRef">, 30</text:span> for mango simile<office:annotation-end office:name="__Annotation__45729_3974002267"/>.</text:p></text:note-body></text:note></text:p>
      <text:p text:style-name="VimmBody">Here, consciousness depending on the impact of objects of middling intensity at the eye-door proceeds up to apperception and immediately lapses into the life-continuum. Through the impact of objects of lower intensity, consciousness lapses into the life-continuum immediately after determining. In the same way the procedure at the other doors should be understood. At the mind-door there is no impact of object. Conditioned by attention, and free from activities is the object grasped at the mind-door. Here, with reference to a very great object three stages are produced (after vibration) of the life-continuum, namely, adverting, apperception and registration. With reference to the objects of great and slight intensity two stages are fulfilled: adverting and apperception.<text:note text:id="ftn861" text:note-class="footnote"><text:note-citation>3</text:note-citation><text:note-body><text:p text:style-name="P22">Cp. <text:span text:style-name="VimmBibRef"><text:span text:style-name="T89">Abhms.</text:span></text:span><text:span text:style-name="VimmBibRef">, 128</text:span>.</text:p></text:note-body></text:note> Here, feeling and perception should be known through various conditions.</text:p>
      <text:p text:style-name="VimmBody">Through the conditioning of right-attention<text:note text:id="ftn862" text:note-class="footnote"><text:note-citation>4</text:note-citation><text:note-body><text:p text:style-name="Standard"><text:span text:style-name="VimmPali">Sammā -manasikāra</text:span> (?)</text:p></text:note-body></text:note> and non-right-attention, various kinds of merit and demerit should be known. Thus one should know through manifestation of the interlocking of distinctive thought.<text:note text:id="ftn863" text:note-class="footnote"><text:note-citation>5</text:note-citation><text:note-body><text:p text:style-name="Standard">* Not quite clear.</text:p></text:note-body></text:note></text:p>
      <text:p text:style-name="VimmBody"><text:span text:style-name="VimmQA">Q.</text:span> How, through comprehension? <text:span text:style-name="VimmQA">A.</text:span> There are three kinds of comprehension, namely, aggregate-comprehension, element-comprehension, truth-comprehension. Here, ten sense-spheres are comprehended in the aggregate of matter. The sense-sphere of mind is comprehended in the aggregate of consciousness. The sense-sphere of states, excepting <text:span text:style-name="VimmPali">Nibbāna</text:span>, is comprehended in the four aggregates. Eleven sense-<text:soft-page-break/>spheres are comprehended in eleven elements. The sense-sphere of mind is comprehended in seven elements. The five internal sense-spheres are comprehended in the Truth of ILL. The five external sense-spheres are either comprehended or not comprehended in the Truth of ILL. The sense-sphere of mind is either comprehended or not comprehended in the Truth of ILL. The sense-sphere of states is either comprehended or pot comprehended in the Truth of ILL. Thus should comprehension be known. In this way one develops discernment through the sense-sphere method. This is called sense-sphere method.</text:p>
      <text:p text:style-name="VimmSectEnded">Sense-sphere method has ended.</text:p>
      <text:h text:style-name="Heading_20_4" text:outline-level="4" text:is-list-header="true">Element method</text:h>
      <text:p text:style-name="VimmBody"><text:span text:style-name="VimmQA">Q.</text:span> What is the element-method? <text:span text:style-name="VimmQA">A.</text:span> There are eighteen elements, namely, eye-element, material-element, eye-consciousness-element; ear-element, <text:span text:style-name="VimmPageNo">[[321|258]]</text:span> sound-element, ear-consciousness-element; nose-element, odour-element, nose-consciousness-element; tongue-element, taste-element, tongue-consciousness-element; body-element, touch-element, body-consciousness-element; mind-element, states-element, mind-consciousness-element.<text:note text:id="ftn864" text:note-class="footnote"><text:note-citation>1</text:note-citation><text:note-body><text:p text:style-name="Standard"><text:span text:style-name="VimmBibRef">Vbh. 87</text:span>: <text:span text:style-name="VimmBibQuote">Aṭṭhārasa dhātuyo: cakkhudhātu rūpadhātu cakkhuviññāṇadhātu sotadhātu saddadhātu sotaviññāṇadhātu ghānadhātu gandhadhātu ghānaviññāṇadhātu jivhādhātu rasadhātu jivhāviññāṇadhātu kāyadhātu phaṭṭhabbadhātu kāyaviññāṇadhātu manodhātu dhammadhātu manoviññāṇadhātu.</text:span></text:p></text:note-body></text:note> Here, the sensory organ of eye is eye-element. Material form is material element. Eye-consciousness is eye-consciousness-element. In the same way the others should be Known. Mind-door-adverting translates the objects. Mind-element decides the result.</text:p>
      <text:p text:style-name="VimmBody"><text:span text:style-name="VimmPageNoOrig">[450]</text:span> The mind-element is just mind-sphere. All kinds of consciousness except the ideas-element and the six consciousness-elements are mind- consciousness-element. The rest is as was taught at length under sense-sphere. Here, ten elements are comprehended in the form-aggregate. The ideas-element, excepting <text:span text:style-name="VimmPali">Nibbāna</text:span>, is comprehended in the four aggregates. Seven elements are comprehended in the consciousness-aggregate. Eleven elements are comprehended in eleven sense-organs (and sense-objects). Seven-elements are comprehended in the mind-organ. Eleven elements are comprehended in the Truth of ILL. Five elements are comprehended in the Truth of ILL, or not comprehended in the Truth of ILL. Ideas-element is comprehended in the Four Truths, or not comprehended in the Four Truths. Mind-consciousness-element is comprehended in the Truth of ILL or not comprehended in the Truth of ILL.</text:p>
      <text:p text:style-name="VimmBody"><text:span text:style-name="VimmQA">Q.</text:span> What is the limit of manifestation?</text:p>
      <text:p text:style-name="VimmBody"><text:span text:style-name="VimmQA">A.</text:span> Just the sphere of ideas-element is the limit. The assemblage of the characteristics of a variety of states is called aggregate. The characteristic of entrance is called sense-organ. The characteristic of intrinsic nature is called element. Again, the Blessed One has taught the Truth of ILL by way of the aggregates for the quick witted man. He taught the Truth of ILL by way of the sense-sphere for the average man, and he taught the Truth of ILL by way of the elements for the slow witted man. <text:tab/>And again, he has expounded form in brief to those who have the characteristic of attachment to name and aggregate, by way of discernment of name. He has expounded name and sense-sphere, in brief, through the determining of form, to those inclined towards attachment to form. He has expounded the elements through determining mind and form to those inclined to be attached to mind and form.</text:p>
      <text:p text:style-name="VimmBody">And again, he has expounded the intrinsic nature of the sense-spheres. He has expounded the aggregates. He has expounded the (internal) sense-spheres and objects. And he has expounded the sense-spheres. He has taught the arising of consciousness and element, through (internal) sense-sphere and <text:span text:style-name="VimmPageNo">[[322|259]]</text:span> object. Thus should the distinctions in the element method be known. This is called element method.</text:p>
      <text:p text:style-name="VimmSectEnded">Element method has ended.</text:p>
      <text:h text:style-name="Heading_20_4" text:outline-level="4" text:is-list-header="true">Conditioned arising method</text:h>
      <text:h text:style-name="Heading_20_5" text:outline-level="5" text:is-list-header="true">(a) Direct order</text:h>
      <text:p text:style-name="VimmBody"><text:span text:style-name="VimmQA">Q.</text:span> What is the conditioned arising method? <text:span text:style-name="VimmQA">A.</text:span> Conditioned by ignorance are the formations; conditioned by the formations, consciousness; conditioned by consciousness, name-form; conditioned by name-form, the six-sphered-sense; conditioned by the six-sphered-sense, contact; conditioned by contact, feeling; <text:soft-page-break/>conditioned by feeling, craving; conditioned by craving, clinging; conditioned by clinging, becoming, conditioned by becoming, rebirth; conditioned by rebirth, decay, death, sorrow, lamentation, pain, grief and despair spring up. Such is the origin of this entire mass of ill.<text:note text:id="ftn865" text:note-class="footnote"><text:note-citation>1</text:note-citation><text:note-body><text:p text:style-name="Standard"><text:span text:style-name="VimmBibRef">Ud. 1</text:span>; <text:span text:style-name="VimmBibRef"><text:span text:style-name="T9">S. </text:span></text:span><text:span text:style-name="VimmBibRef">II, 1</text:span>: <text:span text:style-name="VimmBibQuote">Avijjāpaccayā bhikkhave saṅkhārā; saṅkhārapaccayā viññāṇaṁ; viññāṇa</text:span><text:span text:style-name="VimmBibQuote"><text:span text:style-name="T9">paccay</text:span></text:span><text:span text:style-name="VimmBibQuote">ā</text:span><text:span text:style-name="VimmBibQuote"><text:span text:style-name="T9"> n</text:span></text:span><text:span text:style-name="VimmBibQuote">ā</text:span><text:span text:style-name="VimmBibQuote"><text:span text:style-name="T9">marūpaṁ; n</text:span></text:span><text:span text:style-name="VimmBibQuote">ā</text:span><text:span text:style-name="VimmBibQuote"><text:span text:style-name="T9">marūpapaccay</text:span></text:span><text:span text:style-name="VimmBibQuote">ā</text:span><text:span text:style-name="VimmBibQuote"><text:span text:style-name="T9"> saḷ</text:span></text:span><text:span text:style-name="VimmBibQuote">ā</text:span><text:span text:style-name="VimmBibQuote"><text:span text:style-name="T9">yatana</text:span></text:span><text:span text:style-name="VimmBibQuote">ṁ</text:span><text:span text:style-name="VimmBibQuote"><text:span text:style-name="T9">; saḷ</text:span></text:span><text:span text:style-name="VimmBibQuote">ā</text:span><text:span text:style-name="VimmBibQuote"><text:span text:style-name="T9">yatanapaccay</text:span></text:span><text:span text:style-name="VimmBibQuote">ā</text:span><text:span text:style-name="VimmBibQuote"><text:span text:style-name="T9"> phasso; phassapaccay</text:span></text:span><text:span text:style-name="VimmBibQuote">ā</text:span><text:span text:style-name="VimmBibQuote"><text:span text:style-name="T9"> vedan</text:span></text:span><text:span text:style-name="VimmBibQuote">ā</text:span><text:span text:style-name="VimmBibQuote"><text:span text:style-name="T9">; vedan</text:span></text:span><text:span text:style-name="VimmBibQuote">ā</text:span><text:span text:style-name="VimmBibQuote"><text:span text:style-name="T9">paccay</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 ta</text:span></text:span><text:span text:style-name="VimmBibQuote">ṇ</text:span><text:span text:style-name="VimmBibQuote"><text:span text:style-name="T9">h</text:span></text:span><text:span text:style-name="VimmBibQuote">ā</text:span><text:span text:style-name="VimmBibQuote"><text:span text:style-name="T9">paccay</text:span></text:span><text:span text:style-name="VimmBibQuote">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text:span></text:span><text:span text:style-name="VimmBibQuote">ṁ</text:span><text:span text:style-name="VimmBibQuote"><text:span text:style-name="T9">; up</text:span></text:span><text:span text:style-name="VimmBibQuote">ā</text:span><text:span text:style-name="VimmBibQuote"><text:span text:style-name="T9">d</text:span></text:span><text:span text:style-name="VimmBibQuote">ā</text:span><text:span text:style-name="VimmBibQuote"><text:span text:style-name="T9">napaccay</text:span></text:span><text:span text:style-name="VimmBibQuote">ā</text:span><text:span text:style-name="VimmBibQuote"><text:span text:style-name="T9"> bhavo; bhavapaccay</text:span></text:span><text:span text:style-name="VimmBibQuote">ā</text:span><text:span text:style-name="VimmBibQuote"><text:span text:style-name="T9"> j</text:span></text:span><text:span text:style-name="VimmBibQuote">ā</text:span><text:span text:style-name="VimmBibQuote"><text:span text:style-name="T9">ti; j</text:span></text:span><text:span text:style-name="VimmBibQuote">ā</text:span><text:span text:style-name="VimmBibQuote"><text:span text:style-name="T9">tipaccay</text:span></text:span><text:span text:style-name="VimmBibQuote">ā</text:span><text:span text:style-name="VimmBibQuote"><text:span text:style-name="T9"> jar</text:span></text:span><text:span text:style-name="VimmBibQuote">ā</text:span><text:span text:style-name="VimmBibQuote"><text:span text:style-name="T9">mara</text:span></text:span><text:span text:style-name="VimmBibQuote">ṇ</text:span><text:span text:style-name="VimmBibQuote"><text:span text:style-name="T9">a</text:span></text:span><text:span text:style-name="VimmBibQuote">ṁ</text:span><text:span text:style-name="VimmBibQuote"><text:span text:style-name="T9"> soka-parideva-dukkha-domanass-up</text:span></text:span><text:span text:style-name="VimmBibQuote">ā</text:span><text:span text:style-name="VimmBibQuote"><text:span text:style-name="T9">y</text:span></text:span><text:span text:style-name="VimmBibQuote">ā</text:span><text:span text:style-name="VimmBibQuote"><text:span text:style-name="T9">s</text:span></text:span><text:span text:style-name="VimmBibQuote">ā</text:span><text:span text:style-name="VimmBibQuote"><text:span text:style-name="T9"> sambhavanti. Evam ’etassa kevalassa dukkhakkhandhassa samudayo hoti.</text:span></text:span></text:p></text:note-body></text:note></text:p>
      <text:h text:style-name="Heading_20_5" text:outline-level="5" text:is-list-header="true">(b) Reverse order</text:h>
      <text:p text:style-name="VimmBody">By the cessation of ignorance, the cessation of the formations (occurs); by the cessation of the formations, the cessation of consciousness; by the cessation of consciousness, the cessation of name-form; by the cessation of name-form, the cessation of the six-sphered-sense; by the cessation of the six-sphered-sense, the cessation of contact; by the cessation of contact, the cessation of feeling; by the cessation of feeling, the cessation of craving; by the cessation of craving, the cessation of clinging; by the cessation of clinging, the cessation of becoming; by the cessation of becoming, the cessation of rebirth; by the cessation of rebirth, decay, death, sorrow, lamentation, pain, grief and despair cease. Such is the cessation of this entire mass of ill.<text:note text:id="ftn866" text:note-class="footnote"><text:note-citation>2</text:note-citation><text:note-body><text:p text:style-name="Standard"><text:span text:style-name="VimmBibRef"><text:span text:style-name="T9">Ud. 2</text:span></text:span><text:span text:style-name="T9">; </text:span><text:span text:style-name="VimmBibRef"><text:span text:style-name="T9">S. II, 1-2</text:span></text:span><text:span text:style-name="T9">: </text:span><text:span text:style-name="VimmBibQuote"><text:span text:style-name="T9">Avijjāya tveva asesavirāganirodhā saṅkhāranirodho; saṅkhāranirodhā viññāṇanirodho; viññāṇanirodhā nāmarūpanirodho; nāmarūpanirodhā saḷāyatananirodho; saḷāyatananirodhā phassanirodho; phassanirodhā vedanānirodho; vedanānirodhā taṇhānirodho; taṇhānirodhā upādānanirodho; upādānanirodhā bhavanirodho; bhavanirodhā jātinirodho; jātinirodhā jarāmaraṇaṁ soka-parideva-dukkha-domanassupāyāsā nirujjhanti. Evam ‘etassa kevalassa dukkhakkhandhassa nirodho hotīti.</text:span></text:span></text:p></text:note-body></text:note></text:p>
      <text:h text:style-name="Heading_20_4" text:outline-level="4" text:is-list-header="true">Ignorance</text:h>
      <text:p text:style-name="VimmBody">Here ignorance is ignorance of the Four Truths. Formations are bodily, verbal and mental actions. Consciousness is rebirth consciousness. Name-form <text:span text:style-name="VimmPageNo">[[323|260]]</text:span> means the mental properties which arise together with the continuity of mind and the embryo (<text:span text:style-name="VimmPali">kalala</text:span>). Six-sphered-sense means the six internal sense-spheres. Contact means the six groups of contact. Feeling means the six groups of feeling. Craving means the six groups of craving. Clinging means the four clingings. Becoming means sense-plane becoming, <text:span text:style-name="T28">formplane</text:span> becoming and formless-plane becoming where <text:span text:style-name="VimmPali">kamma</text:span> works. Rebirth means the arising of the aggregates in becoming. Decay means the maturing of the aggregates. Death means the destruction of the aggregates.</text:p>
      <text:h text:style-name="Heading_20_4" text:outline-level="4" text:is-list-header="true">Formations</text:h>
      <text:p text:style-name="VimmBody"><text:span text:style-name="VimmQA">Q.</text:span> How do the formations arise, conditioned by ignorance? How do decay and death arise, conditioned by rebirth? <text:span text:style-name="VimmQA">A.</text:span> The five clinging groups arise for the uninstructed commoner, because of his ignorance of the Four Truths. In the long night (of ignorance), he clings to self and goods thinking: “These are my goods, this is my self”. Thus he enjoys and clings to enjoyment. The thought of becoming brings about reconception. In that thought of becoming there is no knowledge. He clings to becoming because he desires it.<text:note text:id="ftn867" text:note-class="footnote"><text:note-citation>3</text:note-citation><text:note-body><text:p text:style-name="Standard"><text:span text:style-name="VimmBibRef">S. II, 94</text:span>: <text:span text:style-name="VimmBibQuote">Yañ ca kho etaṁ bhikkhave vuccati cittaṁ iti pi mam iti pi viññāṇaṁ iti pi tatrāssutavā puthujjano nālaṁ nibbindituṁ nālaṁ virajjituṁ nālaṁ vimuccituṁ.</text:span></text:p><text:p text:style-name="Standard"><text:span text:style-name="VimmBibQuote">Taṁ kissa hetu? Digharattaṁ hetaṁ bhikkhave assutavato puthujjanassa ajjhositaṁ mamāyitaṁ parāmaṭṭhaṁ etaṁ mama eso hamasmi eso me attā ti.</text:span></text:p><text:p text:style-name="Standard"><text:span text:style-name="VimmBibQuote">Tasmā tatrāssutavā puthujjano nālaṁ nibbindituṁ nālaṁ virajjituṁ nālaṁ vimuccituṁ.</text:span></text:p></text:note-body></text:note></text:p>
      <text:h text:style-name="Heading_20_4" text:outline-level="4" text:is-list-header="true">Simile of the seeds</text:h>
      <text:p text:style-name="VimmBody">It is like seeds placed in a fertile field. If consciousness is extinguished, becoming is extinguished. This is the meaning of conditioned by ignorance the formations arise. Mental formations, conditioned by ignorance, enter the course of becoming, and integrate. Becoming proceeds; thus it is continued. Consciousness does not separate from mind in becoming. Therefore, conditioned by the formations, consciousness arises.</text:p>
      <text:h text:style-name="Heading_20_4" text:outline-level="4" text:is-list-header="true">Simile of the sun</text:h>
      <text:p text:style-name="VimmBody">As without the sun, there is in the world neither light nor any increase of it, so without consciousness, name-form does not take shape and there is no growth of it.</text:p>
      <text:h text:style-name="Heading_20_4" text:outline-level="4" text:is-list-header="true"><text:soft-page-break/>Simile of the two bundles of reeds</text:h>
      <text:p text:style-name="VimmBody">As (in the simile of the bundles of) reeds depending on each other, so conditioned by consciousness, name-form arises. Conditioned by the (internal) sense-spheres, the other mental qualities arise together.<text:note text:id="ftn868" text:note-class="footnote"><text:note-citation>1</text:note-citation><text:note-body><text:p text:style-name="Standard"><text:span text:style-name="VimmBibRef">S. II, 114</text:span>: <text:span text:style-name="VimmBibQuote">Seyyathāpi āvuso dve naḷakalāpiyo aññamaññaṁ nissāya tiṭṭheyyuṁ, evam eva kho āvuso nāmarūpapaccayā viññāṇaṁ viññāṇapaccayā nāmarūpaṁ, nāmarūpapaccayā saḷāyatanaṁ, saḷāyatanapaccayā phasso...</text:span></text:p></text:note-body></text:note> The development <text:span text:style-name="VimmPageNo">[[324|261]]</text:span> of the mind-sphere is due to name. Conditioned by the four primaries, nutriment and caloric order, the other five (internal) sense-spheres develop and increase. The other does not depend on these. Therefore, conditioned by name-form, the six-sphered-sense arises. By the union of the other faculties, objects, elements and consciousness, contact arises. Therefore, conditioned by the six-sphered-sense, contact arises. Through the sense of touch one experiences pain, pleasure and neither pain nor pleasure. Should one not be touched (then there would be no feeling for him). Therefore, conditioned by contact, feeling arises. The uninstructed commoner experiences pleasure and clings to it and craving for more, he experiences pain; and overcoming it (pain), he, desiring ease, develops the feeling of neither pain nor pleasure, or equanimity.<text:note text:id="ftn869" text:note-class="footnote"><text:note-citation>2</text:note-citation><text:note-body><text:p text:style-name="Standard">Cp. <text:span text:style-name="VimmBibRef">Vbh.-a. 180</text:span>:</text:p><text:p text:style-name="VimmVersePali">Dukkhī sukhaṁ patthayati, sukhī bhiyyo pi icchati,<text:line-break/>upekhā pana santattā sukham icc’ eva bhāsitā.</text:p></text:note-body></text:note> Therefore, conditioned by feeling, craving arises. Through craving, one clings to what is lovely. Therefore, conditioned by craving, clinging arises. Through that clinging, one sows the seed of becoming. Therefore, conditioned by clinging, there is becoming. According to one’s deeds one is born in various states. Therefore there is rebirth, and through birth, there is decay and death. Thus, conditioned by birth, there is decay and death.</text:p>
      <text:h text:style-name="Heading_20_4" text:outline-level="4" text:is-list-header="true">Simile of the seed, shoot and plant</text:h>
      <text:p text:style-name="VimmBody">As paddy-seeds are conditioned by the paddy plant, so conditioned by ignorance the formations arise. Conditioned by the seed is the bud;<text:note text:id="ftn870" text:note-class="footnote"><text:note-citation>3</text:note-citation><text:note-body><text:p text:style-name="Standard">Cp.</text:p><text:list text:style-name="L35"><text:list-item><text:p text:style-name="P75"><text:span text:style-name="VimmBibRef">Vbh.-a. 196</text:span>: <text:span text:style-name="VimmBibQuote">Bīje sati ankuro viya.</text:span></text:p></text:list-item><text:list-item><text:p text:style-name="P75"><text:span text:style-name="VimmBibRef">Mv. XV, 43</text:span>: <text:span text:style-name="VimmBibQuote">Bījamhā nikkhamma ankuro.</text:span></text:p></text:list-item></text:list></text:note-body></text:note> so is the arising of consciousness, by the formations. Conditioned by the bud is the leaf; so is the arising of name-form, by consciousness. Conditioned by the leaf is the branch; so is the arising of the six-sphered-sense, by <text:span text:style-name="T28">nameform.</text:span> Conditioned by the branch is the plant; so is the arising of contact, by the six-sphered-sense. Conditioned by the plant is the flower; so is the arising of feeling, by contact. Conditioned by the flower is the nectar; so is the arising of craving, by feeling. Conditioned by the nectar is the ear of rice; so is the arising of clinging, by craving. Conditioned by the ear of rice is the seed; so is the arising of becoming, by clinging. Conditioned by the seed is the bud; so is the arising of birth, by becoming. Thus the several successions come to be. Thus one cannot know the past or the future. Thus birth succeeds beginning with the causal condition of ignorance. Of it the past or the future cannot be known.<text:note text:id="ftn871" text:note-class="footnote"><text:note-citation>4</text:note-citation><text:note-body><text:p text:style-name="Standard">Cp. <text:span text:style-name="VimmBibRef">S. II, 178</text:span>: <text:span text:style-name="VimmBibQuote">Anamataggāyaṁ bhikkhave saṁsāro pubbākoṭi na paññāyati avijjānīvaraṇānaṁ sattānaṁ taṇhāsaṁyojanānaṁ sandhāvataṁ saṁsarataṁ.</text:span></text:p></text:note-body></text:note></text:p>
      <text:h text:style-name="Heading_20_4" text:outline-level="4" text:is-list-header="true">What conditions ignorance</text:h>
      <text:p text:style-name="VimmBody"><text:span text:style-name="VimmQA">Q.</text:span> By what is ignorance conditioned? <text:span text:style-name="VimmQA">A.</text:span> Ignorance is indeed conditioned <text:span text:style-name="VimmPageNo">[[325|262]]</text:span> <text:span text:style-name="T43">b</text:span>y ignorance.<text:note text:id="ftn872" text:note-class="footnote"><text:note-citation>5</text:note-citation><text:note-body><text:p text:style-name="Standard"/><text:list text:style-name="L36"><text:list-item><text:p text:style-name="P76">Cp. <text:span text:style-name="VimmBibRef">S. IV, 50</text:span>: <text:span text:style-name="VimmBibQuote">Avijjā kho bhikkhu eko dhammo yassa pahānā bhikkhuno avijjā pahiyati vijjā uppajjatīti.</text:span></text:p></text:list-item><text:list-item><text:p text:style-name="P76"><text:span text:style-name="VimmBibRef">Netti. 79</text:span>: <text:span text:style-name="VimmBibQuote">Vuttaṁ hi: avijjāpaccayā saṁkhārā, saṁkhārapaccayā viññāṇaṁ. Evaṁ sabbo paṭiccasamuppādo. Iti avijjā avijjāya hetu, ayonisomanasikāro paccayo. Purimikā avijjā pacchimikāya avijjāya hetu. Tattha purimikā avijjā avijjānusayo, pacchimikā avijjā avijjāpariyuṭṭhānam. Purimiko avijjānusayo pacchimikassa avijjāpariyuṭṭhānassa hetubhūt paribrūhanāya bījaṅkuro viya samanantarahetutāya. Yaṁ pana yatthā phalaṁ nibbattati, idaṁ tassa param- parahetutāya hetubhūtaṁ. Duvidho hi hetu: samanantarahetu paraṁparahetu ca. Evaṁ avijjāya pi duvidho hetu: samanantarahetu paraṁparahetu ca.</text:span></text:p></text:list-item></text:list></text:note-body></text:note> The latencies become the condition of the encompassing defilements. The encompassing defilements become the condition of the latencies.<text:note text:id="ftn873" text:note-class="footnote"><text:note-citation>6</text:note-citation><text:note-body><text:p text:style-name="Standard">Cp.</text:p><text:list text:style-name="L37"><text:list-item><text:p text:style-name="P77"><text:span text:style-name="VimmBibRef">Dhs. 79, Sec. 390</text:span>: <text:span text:style-name="VimmBibQuote">Yaṁ tasmiṁ samaye aññāṇaṁ adassanaṁ anabhisamayo ananubodho asambodho appaṭivedho asaṁgāhanā apariyogāhanā asamapekkhanā apaccavekkhanā apaccakkhakammaṁ dummejjhaṁ balyaṁ asampajaññaṁ moho pamoho sammoho avijjā avijjogho avijjāyogo avijjānusayo avijjāpariyuṭṭhānaṁ avijjālaṅgī moho akusalamūlaṁ—ayaṁ tasmiṁ samaye moho hoti.</text:span></text:p></text:list-item><text:list-item><text:p text:style-name="P77"><text:span text:style-name="VimmBibRef">Netti. 14</text:span>: <text:span text:style-name="VimmBibQuote">Paññāya anusayā pahiyyanti, anusayesu pahīnesu pariyuṭṭhānā pahiyyanti. Kissa anusayassa pahīnattā? Taṁ yathā khandhavantassa rukkhassa anavasesamūluddharaṇe kate pupphaphalapavāḷaṅkurasantati samucchinnā bhavati, evaṁ anusayesu pahīnesu pariyuṭṭhānasantati samucchinnā bhavati pidahitā paṭicchannā. Kena? Paññāya.</text:span></text:p></text:list-item><text:list-item><text:p text:style-name="P77"><text:span text:style-name="VimmBibRef">Peṭaka. 105</text:span>: <text:span text:style-name="VimmBibQuote">Tathā hi purimā koṭi na paññāyati; tattha avijjānusayo avijjāpariuṭṭhānassa hetu purimā hetu pacchā paccayo sā pi avijjā saṅkhārānaṁ paccayo.</text:span></text:p></text:list-item></text:list></text:note-body></text:note></text:p>
      <text:p text:style-name="VimmBody"><text:soft-page-break/>And again, all defilements become the condition of ignorance according to the teaching of the Buddha thus: “From the origin of the cankers, origin of ignorance arises”.<text:note text:id="ftn874" text:note-class="footnote"><text:note-citation>1</text:note-citation><text:note-body><text:p text:style-name="Standard">Cp. <text:span text:style-name="VimmBibRef">M. I. 54</text:span>; <text:span text:style-name="VimmBibQuote">Āsavasamudayā avijjāsamudayo, āsavanirodhā avijjānirodho.</text:span></text:p></text:note-body></text:note> And again, it is likened to a single thought-state (?). Seeing a form with the eye, the uninstructed commoner develops craving. The bare enjoyment of that time is delusion of mind. This is called ignorance. Through attachment to this ignorance, one conditions the formations. Through attachment to these formations, one conditions consciousness, and knows the associated states of mind and the material object produced by the formations. Conditioned by this consciousness, name-form arises. From feeling joy is produced. Conditioned by joy and conditioned by the joy- producing material object, the bare faculties arise. Thus conditioned by name-form the six-sphered-sense arises. Conditioned by pleasurable contact, feeling arises. Conditioned by the craving for feeling, craving arises. Through attachment to bare pleasure and conditioned by craving, clinging arises. Through attachment to and conditioned by clinging, there is becoming. Conditioned by becoming, birth arises, and when living (begins) to end—this is decay. To scatter and to destroy—this is death. Thus in one moment the twelvefold conditioned arising is fulfilled.</text:p>
      <text:p text:style-name="VimmBody"><text:span text:style-name="VimmQA">Q.</text:span> Of the factors of the twelvefold conditioned arising, how many are defilements, how many are actions, how many are results, how many are past, how many are future, how many are present, how many are cause-conditions, how many have already developed? What is conditioned arising? What is conditioned arising doctrine? What are the differences between these two? Why is conditioned arising so profound? <text:span text:style-name="VimmPageNo">[[326|263]]</text:span> </text:p>
      <text:p text:style-name="VimmBody"><text:span text:style-name="VimmQA">A.</text:span> Three are the defilements, namely, ignorance, craving and clinging. Two are actions, namely, the formations and becoming. The other seven results.</text:p>
      <text:h text:style-name="Heading_20_4" text:outline-level="4" text:is-list-header="true">Simile of the colours of a painter</text:h>
      <text:p text:style-name="VimmBody">Here, the defilements are a cause of future life, like the colours of a painter. Their objects are not self-produced, as also are the colour-object of the painter. Defilements cause becoming like the different colours of the painter. These two are past, namely, ignorance and the formations. These two are of the future, namely, birth and decay-and-death. The other eight are of the present. Thus it is as to the three divisions of time. Therefore one should know that birth and death proceed from beginningless time. The factors of the twelvefold conditioned arising should not be taught (separately). Further, no conditioned arising should be taught which does not consist of these twelve. Then, what is conditioned arising? Just these twelve which in turn become condition. Therefore this is called conditioned arising. The twelve factors are states which have already developed. What is the difference between the two? The working of conditioned arising being different (in each case) and being not complete, one cannot speak of it. Be they conditioned or non-conditioned,<text:note text:id="ftn875" text:note-class="footnote"><text:note-citation>2</text:note-citation><text:note-body><text:p text:style-name="Standard"><text:span text:style-name="VimmPali">Sankhata asankhata</text:span>.</text:p></text:note-body></text:note> they cannot be explained. States of conditioned arising that have already developed, have finished their task and are conditioned. This is the difference between the two. Why is this conditioned arising profound? One is able to know the way and characteristic by which ignorance conditions the formations. A delivered one, without the aid of another, is able to discern its working, characteristics and nature. These constitute the profound nature of conditioned arising.<text:note text:id="ftn876" text:note-class="footnote"><text:note-citation>3</text:note-citation><text:note-body><text:p text:style-name="Standard"><text:span text:style-name="VimmBibRef">S. II, 92</text:span>; <text:span text:style-name="VimmBibRef">D. II, 55</text:span>: <text:span text:style-name="VimmBibQuote">‘Acchariyaṁ bhante abbhutaṁ bhante yāva gambhīro cāyaṁ bhante paṭicca-samuppādo gambhirāvabhāso ca. Atha ca pana me uttānakuttānako viya khāyatīti.’</text:span></text:p><text:p text:style-name="Standard"><text:span text:style-name="VimmBibQuote">Ma h'evaṁ Ānanda avaca, mā h'evaṁ Ānanda avaca. Gambhīro cāyaṁ Ānanda paṭicca-samuppādo gambhīrāvabhāso ca.</text:span></text:p></text:note-body></text:note></text:p>
      <text:h text:style-name="Heading_20_4" text:outline-level="4" text:is-list-header="true"><text:soft-page-break/>Conditioned arising to be known in seven ways</text:h>
      <text:p text:style-name="VimmBody"><text:span text:style-name="VimmPageNoOrig">[451]</text:span> And again, this conditioned arising should be known through seven ways thus: through the three links, the four groups, the twenty modes, the wheel, order, discernment and through comprehension.</text:p>
      <text:h text:style-name="Heading_20_4" text:outline-level="4" text:is-list-header="true">First three links</text:h>
      <text:p text:style-name="VimmBody"><text:span text:style-name="VimmQA">Q.</text:span> How, through the three links? <text:span text:style-name="VimmQA">A.</text:span> Here the interval between the formations and consciousness is the first link; the interval between feeling and craving is the second link; the interval between becoming and rebirth is the third link. The conditioning of the present effect by past actions through the defilements <text:span text:style-name="VimmPageNo">[[327|264]]</text:span> is the first link. The conditioning of the present defilements by present effects is called the second link; the conditioning of future effects by present defilements is called the third link. The first and the third are condition-effect-link<text:note text:id="ftn877" text:note-class="footnote"><text:note-citation>1</text:note-citation><text:note-body><text:p text:style-name="Standard"><text:span text:style-name="VimmPali">Hetu-phala-sandhi</text:span>.</text:p></text:note-body></text:note> and becoming-link.<text:note text:id="ftn878" text:note-class="footnote"><text:note-citation>2</text:note-citation><text:note-body><text:p text:style-name="Standard"><text:span text:style-name="VimmPali">bhava-sandhi</text:span>.</text:p></text:note-body></text:note> The second link is effect-condition link<text:note text:id="ftn879" text:note-class="footnote"><text:note-citation>3</text:note-citation><text:note-body><text:p text:style-name="Standard"><text:span text:style-name="VimmPali">Phala-hetu-sandhi</text:span>.</text:p></text:note-body></text:note> and non-becoming-link. <text:span text:style-name="VimmQA">Q.</text:span> What is becoming-link?</text:p>
      <text:p text:style-name="VimmBody"><text:span text:style-name="VimmQA">A.</text:span> Endlessly, the not yet enlightened aggregates, sense-organs and elements, through the conditioning of past actions and defilements, go again and again to various modes of birth. This is becoming-birth-link.<text:note text:id="ftn880" text:note-class="footnote"><text:note-citation>4</text:note-citation><text:note-body><text:p text:style-name="Standard"><text:span text:style-name="VimmPali">Bhava-jāti-sandhi</text:span>. Cp. <text:span text:style-name="VimmBibRef">Spk. II, 72</text:span>: <text:span text:style-name="VimmBibQuote">Bhava-jātinam antare eko ti.</text:span></text:p></text:note-body></text:note> <text:span text:style-name="VimmQA">Q.</text:span> How is it fulfilled?</text:p>
      <text:h text:style-name="Heading_20_4" text:outline-level="4" text:is-list-header="true">Death of the ignorant craving evil-doer</text:h>
      <text:p text:style-name="VimmBody"><text:span text:style-name="VimmQA">A.</text:span> Here a man, who performs actions which are associated with ignorance and craving, is an evil-doer. When he comes to die, he suffers. Lying on his death-couch, he does not see this world. He does not see that world. He loses mindfulness and cannot recover it. At this time he suffers the ill of rebirth. Mindfulness draws away from his mind, and strength from his body. He loses his faculties gradually. The body quakes. Vitality ebbs and his body becomes like a dried <text:span text:style-name="VimmPali">tāla</text:span> leaf. At this time he is like one asleep and dreaming.</text:p>
      <text:h text:style-name="Heading_20_4" text:outline-level="4" text:is-list-header="true">Action, action-sign, destiny, destiny-sign</text:h>
      <text:p text:style-name="VimmBody">Through action, four states arise. They are action, action-sign, destiny, destiny-sign.<text:note text:id="ftn881" text:note-class="footnote"><text:note-citation>5</text:note-citation><text:note-body><text:p text:style-name="Standard">Cp.</text:p><text:list text:style-name="L38"><text:list-item><text:p text:style-name="P78"><text:span text:style-name="VimmBibRef">Abh</text:span><text:span text:style-name="VimmBibRef"><text:span text:style-name="T90">m</text:span></text:span><text:span text:style-name="VimmBibRef">s. V, par. 12</text:span><office:annotation office:name="__Annotation__45790_3974002267" loext:resolved="false"><dc:creator>Unknown Author</dc:creator><dc:date>2023-04-25T11:09:29.157309146</dc:date><text:p text:style-name="P139"><text:span text:style-name="T157">In the pali-english edition https://terebess.hu/keletkultinfo/Narada_Abhidhammattha.pdf it is actually §11 (page 214 of the PDF)</text:span></text:p></office:annotation>:<office:annotation-end office:name="__Annotation__45790_3974002267"/> <text:span text:style-name="VimmBibQuote">. . . Tathā ca marantānaṁ pana maraṇakāle yathārahaṁ abhimukhībhūtaṁ bhavantare paṭisandhi-janakaṁ kammaṁ vā taṁ kamma-karaṇa- kāle rūpādikam upaladdha-pubbam upakaraṇa-bhūtañ ca kamma-nimittaṁ vā anantaram uppajjamānabhave upalabhitabbam upabhoga-bhūtañ ca gati-nimittac vā kamma-balena channaṁ dvārānaṁ aññatarasmiṁ paccupaṭṭhāti.</text:span></text:p></text:list-item><text:list-item><text:p text:style-name="P78"><text:span text:style-name="VimmBibRef">Spk. II, 218</text:span>: <text:span text:style-name="VimmBibQuote">Maṁsa-pesi-vatthuśmiṁ: goghāṭako ti, go-maṁsapesiyo katvā, sukkhāpetvā, vallūra-vikkayena anekāni vassāni jīvikaṁ kappesi. Ten’ assa narakā cavana-kāle maṁsa pesī yeva nimittaṁ ahosi. So maṁsa-pesi-peto jāto.</text:span></text:p></text:list-item><text:list-item><text:p text:style-name="P79"><text:span text:style-name="VimmBibRef">Spk. II, 372-73</text:span>: <text:span text:style-name="VimmBibQuote">Ettakesu ṭhānesu Channa-tthero Sāriputta-ttherena pucchita-pucchitaṁ pañhaṁ arahatte pakkhipitvā kathesi. Sāriputta-tthero pana tassa puthujjana-bhāvaṁ ñatvāpi ‘tvaṁ puthujjano’ ti vā ‘anāsavo’ ti vā avatvā tuṇhī yeva ahosi. Cunda-tthero pan’ assa puthujjana-bhāvaṁ ñapessāmī ti cintetvā ovādaṁ adāsi.</text:span></text:p><text:p text:style-name="P78"><text:span text:style-name="VimmBibQuote">. . .</text:span></text:p><text:p text:style-name="P78"><text:span text:style-name="VimmBibQuote">Satthaṁ āharesī ti, jīvita-hāraka-satthaṁ āhari, kaṇṭhanāḷaṁ chindi. Ath’ assa tasmiṁ khaṇe-bhayaṁ okkami, gatinimittaṁ upaṭṭhāsi. So attano puthujjana- bhāvaṁ ñatvā, saṁvigga-citto vipassanaṁ paṭṭhapetvā, sankhāre parigaṇhanto arahattaṁ patvā, samasīsi hutvā, parinibbuto.</text:span></text:p></text:list-item><text:list-item><text:p text:style-name="P78"><text:span text:style-name="VimmBibRef">Vbh.-a. 156</text:span>: <text:span text:style-name="VimmBibQuote">Gatinimittaṁ nāma nibbattanaka-okāse eko vaṇṇo upaṭṭhāti. Tattha niraye upaṭṭhahante lohakumbhī-sadiso hutvā uppaṭṭhāti. Manussaloke upaṭṭhahante mātukucchi kambalayāna-sadisā hutvā upaṭṭhāti. Devaloke upaṭṭhahante kappa- rukkha-vimāna-sayanādīni upaṭṭhahanti.</text:span></text:p></text:list-item></text:list></text:note-body></text:note></text:p>
      <text:p text:style-name="VimmBody">What is action? The merit and non-merit one has made. They are heavy or light, many or few. The action-sign that uprises (as result) conforms to the action already done. The action-sign resembles action already done. Destiny: A happy destiny arises through the conditioning of merit. An evil destiny arises through the conditioning of demerit. Destiny-sign: At the time of entry into the womb, three objects unite to <text:soft-page-break/>produce rebirth. Rebirth <text:span text:style-name="VimmPageNo">[[328|265]]</text:span> depends on the place of birth, namely, a palace, habitation, mountain, tree, or river, according to destiny. The appropriate grasping-sign arises, and the man, leaning or sitting or lying (on his death-couch), grasps that. After the consciousness which apperceives the past action or the action-sign or the destiny or the destiny-sign ends, the last consciousness arises without a break gradually through apperceptional consciousness. Only that action or action-sign or destiny or destiny-sign becomes the object of the basic resultant consciousness. Like the lighting of a lamp by a lamp,<text:note text:id="ftn882" text:note-class="footnote"><text:note-citation>1</text:note-citation><text:note-body><text:p text:style-name="Standard"><text:span text:style-name="VimmBibRef">Mil. 71</text:span>: <text:span text:style-name="VimmBibQuote">Rājā āha: Bhante Nāgasena, na ca sankamati paṭisandahati cāti.— Āma</text:span></text:p><text:p text:style-name="Standard"><text:span text:style-name="VimmBibQuote">mahārāja, na ca sankamati paṭisandahati cāti.—Katham bhante Nāgasena na ca sankamati paṭisandahati ca, opammaṁ karohīti.—Yathā mahārāja kocid evd puriso padīpato padīpaṁ padipeyya, kin nu kho so mahārāja padipo padipamhā sankanto ti.—Na hi bhante ti.— Evam eva kho mahārāja na ca sankamati paṭisandahati cāti.</text:span></text:p></text:note-body></text:note> or like fire issuing from a flame is re-linking consciousness.<text:note text:id="ftn883" text:note-class="footnote"><text:note-citation>2</text:note-citation><text:note-body><text:p text:style-name="Standard"><text:span text:style-name="VimmBibRef">M. II, 262 ff.</text:span>: <text:span text:style-name="VimmBibQuote">Saṁvattanikaṁ viññaṇaṁ.</text:span></text:p></text:note-body></text:note></text:p>
      <text:p text:style-name="VimmBody">In the womb of the mother, through the impurity of parents, thirty material qualities are fulfilled by action of ten (?) sense-spheres. In the moment of decay, forty-six material qualities are fulfilled,<text:note text:id="ftn884" text:note-class="footnote"><text:note-citation>3</text:note-citation><text:note-body><text:p text:style-name="Standard">* The text is very confused here.</text:p></text:note-body></text:note></text:p>
      <text:p text:style-name="VimmBody">Thus consciousness conditions name-form. Name-form conditions consciousness.<text:note text:id="ftn885" text:note-class="footnote"><text:note-citation>4</text:note-citation><text:note-body><text:p text:style-name="Standard"><text:span text:style-name="VimmBibRef">S. II, 104</text:span>: <text:span text:style-name="VimmBibQuote">Paccudāvattati kho idaṁ viññaṇam nāmarūpamhā nāparaṁ gacchati, ettāvatā jāyetha vā jīyetha vā miyetha vā cavetha vā upapajjetha vā yad idaṁ nāmarūpapaccayā viññāraṁ, viññāṇapaccayā nāmarūpaṁ, nāmarūpapaccayā saḷāyatanaṁ, ...pe...</text:span></text:p></text:note-body></text:note> Thus the link of becoming is fulfilled. Here, the fulfilment of the three links should be understood.</text:p>
      <text:h text:style-name="Heading_20_4" text:outline-level="4" text:is-list-header="true">Four group division</text:h>
      <text:p text:style-name="VimmBody"><text:span text:style-name="VimmQA">Q.</text:span> How, through the four groups? <text:span text:style-name="VimmQA">A.</text:span> Ignorance and the formations are divisions of the groups of action and defilement of the past. Consciousness, name-form, the six-sphered-sense, contact and feeling are divisions of the groups of effect in the present. Craving, clinging and becoming are divisions of action, and defilement of the present. Rebirth, and decay-and-death are divisions of effect of the future. Thus one should know through the four- group division.</text:p>
      <text:h text:style-name="Heading_20_4" text:outline-level="4" text:is-list-header="true">Twenty modes</text:h>
      <text:p text:style-name="VimmBody"><text:span text:style-name="VimmQA">Q.</text:span> How, through twenty modes? <text:span text:style-name="VimmQA">A.</text:span> Through the grasping of ignorance and of past craving and clinging and through the defilement-sign being grasped. Through the grasping of the formations of past becoming and through the action-sign being grasped. Through the grasping of consciousness, of name-form, <text:span text:style-name="VimmPageNo">[[329|266]]</text:span> of the six-sphered-sense, of contact, of feeling and through birth and decay-and-death of the result-sign of the present being grasped. Through the grasping of craving, clinging and through the defilement-sign of the present being grasped. Through the grasping of becoming the present formations are grasped through the action-sign. Through the grasping of birth, decay and death, future consciousness, name-form, the six-sphered-sense, contact, feeling are grasped. These twenty-four states become twenty.</text:p>
      <text:p text:style-name="VimmBody">It is according to the teaching in the Abhidhamma: “In the previous <text:span text:style-name="VimmPali">kamma-</text:span>becoming, delusion is ignorance, effort is the formations, desire is craving, grasping is clinging, volition is becoming. Thus these five states of the previous <text:span text:style-name="VimmPali">kamma</text:span>-becoming are causes of the present rebirth. From the maturity of the sense-organs, here, delusion is ignorance; effort is the formations; desire is craving; grasping is clinging; volition is becoming. Thus these five states, here in <text:span text:style-name="VimmPali">kamma</text:span>-becoming are causes of rebirth in the future. Here, rebirth is consciousness ; descent is name-form; sensory organism is <text:span text:style-name="T28">senseorgan;</text:span> the being touched is touch; the being felt is feeling. Thus these five states, here, in rebirth-becoming are cause of <text:span text:style-name="VimmPali">kamma</text:span> already done. Thus one should know through twenty ways”.<text:note text:id="ftn886" text:note-class="footnote"><text:note-citation>5</text:note-citation><text:note-body><text:p text:style-name="Standard"><text:span text:style-name="VimmBibRef"><text:span text:style-name="T9">Pts. </text:span></text:span><text:span text:style-name="VimmBibRef">I, 52</text:span>: <text:span text:style-name="VimmBibQuote">Purimakammabhavasmiṁ 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purimakammabhavasmiṁ idha </text:span><text:span text:style-name="VimmBibQuote"><text:span text:style-name="T9">paṭisandhiyā </text:span></text:span><text:span text:style-name="VimmBibQuote">paccay</text:span><text:span text:style-name="VimmBibQuote"><text:span text:style-name="T9">ā</text:span></text:span><text:span text:style-name="VimmBibQuote"> ...Idha </text:span><text:span text:style-name="VimmBibQuote"><text:span text:style-name="T9">paripakkattā āyatanāna</text:span></text:span><text:span text:style-name="VimmBibQuote">ṁ</text:span><text:span text:style-name="VimmBibQuote"><text:span text:style-name="T9"> </text:span></text:span><text:span text:style-name="VimmBibQuote">moho </text:span><text:span text:style-name="VimmBibQuote"><text:span text:style-name="T9">avijjā, āyuhanā saṅkhārā, </text:span></text:span><text:span text:style-name="VimmBibQuote">nikanti </text:span><text:span text:style-name="VimmBibQuote"><text:span text:style-name="T9">taṅhā, </text:span></text:span><text:span text:style-name="VimmBibQuote">upagamanaṁ </text:span><text:span text:style-name="VimmBibQuote"><text:span text:style-name="T9">upādāna</text:span></text:span><text:span text:style-name="VimmBibQuote">ṁ</text:span><text:span text:style-name="VimmBibQuote"><text:span text:style-name="T9">, cetanā </text:span></text:span><text:span text:style-name="VimmBibQuote">bhavo; ime pañca </text:span><text:span text:style-name="VimmBibQuote"><text:span text:style-name="T9">dhammā </text:span></text:span><text:span text:style-name="VimmBibQuote">idhakamma-bhavasmiṁ </text:span><text:span text:style-name="VimmBibQuote"><text:span text:style-name="T9">āyati</text:span></text:span><text:span text:style-name="VimmBibQuote">ṁ</text:span><text:span text:style-name="VimmBibQuote"><text:span text:style-name="T9"> paṭisandhiyā </text:span></text:span><text:span text:style-name="VimmBibQuote">paccay</text:span><text:span text:style-name="VimmBibQuote"><text:span text:style-name="T9">ā</text:span></text:span><text:span text:style-name="VimmBibQuote">. Ā</text:span><text:span text:style-name="VimmBibQuote"><text:span text:style-name="T9">yati</text:span></text:span><text:span text:style-name="VimmBibQuote">ṁ</text:span><text:span text:style-name="VimmBibQuote"><text:span text:style-name="T9"> </text:span></text:span><text:span text:style-name="VimmBibQuote">paṭisandhi </text:span><text:span text:style-name="VimmBibQuote"><text:span text:style-name="T9">viññāṇa</text:span></text:span><text:span text:style-name="VimmBibQuote">ṁ</text:span><text:span text:style-name="VimmBibQuote"><text:span text:style-name="T9">, </text:span></text:span><text:span text:style-name="VimmBibQuote">okkanti </text:span><text:span text:style-name="VimmBibQuote"><text:span text:style-name="T9">nāma-rūpa</text:span></text:span><text:span text:style-name="VimmBibQuote">ṁ</text:span><text:span text:style-name="VimmBibQuote"><text:span text:style-name="T9">, pasādo āyatana</text:span></text:span><text:span text:style-name="VimmBibQuote">ṁ</text:span><text:span text:style-name="VimmBibQuote"><text:span text:style-name="T9">, phuṭṭho phasso, vedayita</text:span></text:span><text:span text:style-name="VimmBibQuote">ṁ</text:span><text:span text:style-name="VimmBibQuote"><text:span text:style-name="T9"> vedanā; ime pañca dhammā āyati</text:span></text:span><text:span text:style-name="VimmBibQuote">ṁ</text:span><text:span text:style-name="VimmBibQuote"><text:span text:style-name="T9"> upapattibhavasmi</text:span></text:span><text:span text:style-name="VimmBibQuote">ṁ</text:span><text:span text:style-name="VimmBibQuote"><text:span text:style-name="T9"> idha katassa kammassa paccayā. Iti ime catusaṅkhepe tayo addhe visatiyā ākārehi tisandhi</text:span></text:span><text:span text:style-name="VimmBibQuote">ṁ</text:span><text:span text:style-name="VimmBibQuote"><text:span text:style-name="T9"> paṭiccasamuppāda</text:span></text:span><text:span text:style-name="VimmBibQuote">ṁ</text:span><text:span text:style-name="VimmBibQuote"><text:span text:style-name="T9"> jānāti passati aññāti paṭivijjhati. Tañ ñātaṭṭhena ñāṇa</text:span></text:span><text:span text:style-name="VimmBibQuote">ṁ</text:span><text:span text:style-name="VimmBibQuote"><text:span text:style-name="T9">, pajānanaṭṭhena paññā; </text:span></text:span><text:span text:style-name="VimmBibQuote">term </text:span><text:span text:style-name="VimmBibQuote"><text:span text:style-name="T9">vuccati—‘Paccaya pariggahe paññā dhammaṭṭhitiñāṇa</text:span></text:span><text:span text:style-name="VimmBibQuote">ṁ</text:span><text:span text:style-name="VimmBibQuote"><text:span text:style-name="T9">’.</text:span></text:span></text:p></text:note-body></text:note></text:p>
      <text:p text:style-name="VimmBody"><text:soft-page-break/>How, through wheel? Ignorance conditions the formations; the formations condition consciousness; thus birth conditions decay and death. Thus the whole aggregate of ill arises. Therefore all constitute the aggregate of ill. Not knowing is called ignorance. Ignorance conditions the formations. Thus should it be known by way of the wheel.</text:p>
      <text:h text:style-name="Heading_20_4" text:outline-level="4" text:is-list-header="true">Direct and reverse order</text:h>
      <text:p text:style-name="VimmBody">How, through order? Order is of two kinds. They are, the one which begins from ignorance and the one which begins from decay and death. Questioned as to that which begins from ignorance, one should answer in the direct order; and questioned as to that which begins from decay and death, the answer should be in the reverse order.</text:p>
      <text:p text:style-name="VimmBody">And again, that which begins from ignorance is fixed; one can see the way to the future. That which begins with decay is the end; one can see the way to the past. Thus one should know through order. <text:span text:style-name="VimmPageNo">[[330|267]]</text:span> </text:p>
      <text:h text:style-name="Heading_20_4" text:outline-level="4" text:is-list-header="true">Mundane and supramundane conditioned arising</text:h>
      <text:p text:style-name="VimmBody"><text:span text:style-name="VimmQA">Q.</text:span> How, through discernment? <text:span text:style-name="VimmQA">A.</text:span> There are two kinds of conditioned arising: mundane conditioned arising and supramundane conditioned arising. Here, that which begins from ignorance is mundane. <text:span text:style-name="VimmQA">Q.</text:span> What is supramundane conditioned arising? <text:span text:style-name="VimmQA">A.</text:span> ILL depends on ill. Confidence depends on confidence. Joy depends on joy. Rapture depends on rapture. Calm depends on calm. Bliss depends on bliss. Concentration depends on concentration. Right views depend on right Views. Aversion depends on aversion, Dispassion depends on dispassion. Freedom depends on the knowledge of the freedom of extinction. This is called supramundane conditioned arising.<text:note text:id="ftn887" text:note-class="footnote"><text:note-citation>1</text:note-citation><text:note-body><text:p text:style-name="P35">There is another classification of conditioned arising at <text:span text:style-name="VimmBibRef">Netti. 67</text:span>: <text:span text:style-name="VimmBibQuote">Es’ ev’ anto dukkh- assā ti paṭiccasamuppādo. So duvidho: lokiko ca lokuttaro ca. Tattha lokiko: avijjāpaccayā saṁkhārā yāva jarāmaraṇā, lokuttaro: sīlavato avippaṭisāro jāyati yāva nāparaṁ itthattāyā ti pajānāti.</text:span> See <text:span text:style-name="VimmXML">&lt;</text:span><text:span text:style-name="VimmXML"><text:span text:style-name="T116">ptr type="vimm" target="p229n1"&gt;</text:span></text:span><text:span text:style-name="VimmXML">note 1 (c), p. 229&lt;/</text:span><text:span text:style-name="VimmXML"><text:span text:style-name="T116">ptr&gt;</text:span></text:span>, and <text:span text:style-name="VimmXML">&lt;</text:span><text:span text:style-name="VimmXML"><text:span text:style-name="T116">ptr type="vimm" target="p362n2"&gt;</text:span></text:span><text:span text:style-name="VimmXML">last note of appendix&lt;/</text:span><text:span text:style-name="VimmXML"><text:span text:style-name="T116">ptr&gt;</text:span></text:span>.</text:p></text:note-body></text:note></text:p>
      <text:h text:style-name="Heading_20_4" text:outline-level="4" text:is-list-header="true">Four kinds of conditioned arising</text:h>
      <text:p text:style-name="VimmBody">Again, four kinds of conditioned arising are taught thus: the defilement- action is cause; seed is cause; doing is cause; common action is cause.</text:p>
      <text:p text:style-name="VimmBody"><text:span text:style-name="VimmQA">Q.</text:span> What is meant by “defilement-action is cause”? <text:span text:style-name="VimmQA">A.</text:span> It is that which begins from ignorance. What is meant by “seed is cause”? It is likened to the succession of seed and bud. What is meant by “doing is cause”? It is likened to the change of material qualities. What is meant by “common action is cause”? It is likened to earth, snow, mountain, sea sun and moon.</text:p>
      <text:p text:style-name="VimmBody">There is another teaching. Common action is not a cause. Material qualities, consciousness, states and caloricity are causes. There is no common action, according to the teaching of the Blessed One thus:</text:p>
      <text:p text:style-name="VimmVerseEnglish">With none is kamma shared, none can rob it,<text:line-break/>and by itself comes the fruit of merit won.<text:note text:id="ftn888" text:note-class="footnote"><text:note-citation>2</text:note-citation><text:note-body><text:p text:style-name="Standard">Not traced. Cp. <text:span text:style-name="VimmBibRef">Sv. I, 37</text:span>: <text:span text:style-name="VimmBibQuote">Kammassakā hi sattā, attano kammānurūpaṁ eva gatiṁ gacchanti, n’eva pitā puttassa kammena gacchati, na putto pitu kammena, na matā puttassa, na putto mātuyā, na bhātā bhaginiyā, na ācariyo antevāsino, na antevāsī ācariyassa kammena gacchati.</text:span></text:p></text:note-body></text:note></text:p>
      <text:p text:style-name="VimmBody">Thus one should know through discernment.</text:p>
      <text:h text:style-name="Heading_20_4" text:outline-level="4" text:is-list-header="true">Through comprehension</text:h>
      <text:p text:style-name="VimmBody"><text:span text:style-name="VimmQA">Q.</text:span> How, through comprehension? <text:span text:style-name="VimmQA">A.</text:span> There are four kinds of comprehension: aggregate-comprehension, sense-organ-comprehension, element-comprehension and truth-comprehension. Here, ignorance, the formations, <text:span text:style-name="VimmPageNo">[[331|268]]</text:span> contact, craving, clinging and becoming are comprehended in the aggregate of the formations. Consciousness is comprehended in the consciousness-aggregate. Name-form is comprehended in the four aggregates. The six-sphered-sense is comprehended in the two aggregates. Feeling is comprehended in the feeling-aggregate. Birth and decay and death are comprehended in the aggregate of form and in the aggregate of the formations. Ignorance, the formations, contact, feeling, craving, clinging, becoming, rebirth and decay and death are comprehended in the sense-sphere of ideas. <text:soft-page-break/>Consciousness is comprehended in the mind-sphere. Name-form is comprehended in the five internal sense-spheres. The six-sphered-sense is comprehended in the six internal sense-spheres. Ignorance, the formations, contact, feeling, craving, clinging, becoming, rebirth and decay and death are comprehended in the element of ideas. Consciousness is comprehended in the mind-consciousness-element. Name-form is comprehended in the five elements. The six-sphered-sense is comprehended in the twelvefold truth. Ignorance, craving and clinging are comprehended in the tenfold truth. The other nine, are comprehended in the Truth of ILL. Supramundane conditioned arising way-factor is comprehended in the Path-truth. The extinction of conditioned arising is comprehended in the Truth of Cessation. Thus one should know through comprehension. Through these ways should one understand the method of conditioned arising. This is called conditioned arising method.</text:p>
      <text:p text:style-name="VimmSectEnded">Conditioned arising method has ended.</text:p>
      <text:p text:style-name="VimmSectEnded">The Tenth Fascicle of the Path of Freedom has ended.</text:p>
      <text:p text:style-name="VimmBody"><text:span text:style-name="VimmPageNo">[[332|269]]</text:span> <text:span text:style-name="VimmPageNoOrig">[452]</text:span></text:p>
      <text:p text:style-name="VimmExportSkip">THE PATH OF FREEDOM</text:p>
      <text:p text:style-name="VimmExportSkip">FASCICLE THE ELEVENTH</text:p>
      <text:p text:style-name="VimmExportSkip">WRITTEN BY THE ARAHANT UPATISSA</text:p>
      <text:p text:style-name="VimmExportSkip">WHO WAS CALLED GREAT LIGHT IN RYO</text:p>
      <text:p text:style-name="VimmExportSkip">TRANSLATED IN RYO BY TIPIṬAKA <text:span text:style-name="T19">SANGHAPĀLA </text:span>OF FUNAN</text:p>
      <text:p text:style-name="VimmExportSkip">THE FIVE METHODS</text:p>
      <text:p text:style-name="VimmExportSkip">CHAPTER THE ELEVENTH</text:p>
      <text:h text:style-name="Heading_20_3" text:outline-level="3" text:is-list-header="true">Section Two</text:h>
      <text:h text:style-name="Heading_20_4" text:outline-level="4" text:is-list-header="true">The four noble truths</text:h>
      <text:p text:style-name="VimmBody"><text:span text:style-name="VimmQA">Q.</text:span> What is the method of understanding the Noble Truths?</text:p>
      <text:p text:style-name="VimmBody"><text:span text:style-name="VimmQA">A.</text:span> There are Four Noble Truths: the Noble Truth of Ill, the Noble Truth of the Origin of Ill, the Noble Truth of the Cessation of Ill and the Noble Truth of the Path leading to the Cessation of Ill.</text:p>
      <text:h text:style-name="Heading_20_4" text:outline-level="4" text:is-list-header="true">Truth of ill</text:h>
      <text:p text:style-name="VimmBody"><text:span text:style-name="VimmQA">Q.</text:span> What is the Noble Truth of Ill? <text:span text:style-name="VimmQA">A.</text:span> “Birth is ill; old age is ill; death is ill; sorrow is ill; lamentation and misery are ill; grief and despair are ill; association with those one does not like is ill; separation from those one likes is ill; the not getting of what is wished for is ill; in short the five aggregates of clinging are ill”.<text:note text:id="ftn889" text:note-class="footnote"><text:note-citation>1</text:note-citation><text:note-body><text:p text:style-name="Standard"><text:span text:style-name="VimmBibRef">D. II, 304 ff</text:span>; <text:span text:style-name="VimmBibRef">Vbh. 99</text:span>: <text:span text:style-name="VimmBibQuote">Cat</text:span><text:span text:style-name="VimmBibQuote"><text:span text:style-name="T9">tāri ariyasaccāni: </text:span></text:span><text:span text:style-name="VimmBibQuote">dukkhaṁ ariyasaccaṁ dukkhasamudayo ariyasaccaṁ dukkhanirodho ariyasaccaṁ </text:span><text:span text:style-name="VimmBibQuote"><text:span text:style-name="T9">dukkhanirodhagāminī paṭipadā </text:span></text:span><text:span text:style-name="VimmBibQuote">ariyasaccaṁ.</text:span></text:p><text:p text:style-name="Standard"><text:span text:style-name="VimmBibQuote">Tattha katamaṁ dukkhaṁ ariyasaccaṁ?</text:span></text:p><text:p text:style-name="Standard"><text:span text:style-name="VimmBibQuote"><text:span text:style-name="T9">Jāti </text:span></text:span><text:span text:style-name="VimmBibQuote">pi </text:span><text:span text:style-name="VimmBibQuote"><text:span text:style-name="T9">dukkhā jarā </text:span></text:span><text:span text:style-name="VimmBibQuote">pi </text:span><text:span text:style-name="VimmBibQuote"><text:span text:style-name="T9">dukkhā </text:span></text:span><text:span text:style-name="VimmBibQuote">maraṇaṁ pi dukkhaṁ sokaparidevadukkhadomanas-</text:span><text:span text:style-name="VimmBibQuote"><text:span text:style-name="T9">supāyāsā </text:span></text:span><text:span text:style-name="VimmBibQuote">pi </text:span><text:span text:style-name="VimmBibQuote"><text:span text:style-name="T9">dukkhā </text:span></text:span><text:span text:style-name="VimmBibQuote">appiyehi sampayogo dukkho piyehi vippayogo dukkho yam p’icchaṁ na labhati tarn pi dukkhaṁ; sankhittena </text:span><text:span text:style-name="VimmBibQuote"><text:span text:style-name="T9">pancupādānakkhandhā </text:span></text:span><text:span text:style-name="VimmBibQuote">pi </text:span><text:span text:style-name="VimmBibQuote"><text:span text:style-name="T9">dukkhā.</text:span></text:span></text:p></text:note-body></text:note></text:p>
      <text:p text:style-name="VimmBody">“Birth is ill”: This is the arising of the aggregates of various beings. All these are assemblages of ill. “Old age is ill”: All the elements, proceeding from birth, come to maturity and lose vigour, colour, faculties, memory and intellect. “Death, is ill”: Fear of the ending of life, “sorrow is ill”: On going to the place of suffering, fear arises. This is the burning within. “Lamentation is ill”: Suffering reaches verbal expression. This is to burn within <text:span text:style-name="VimmPageNo">[[333|270]]</text:span> and without. “Misery is ill”: This is the suffering of the body. By this one suffers bodily pain. This is the meaning. “Grief and despair are ill”: These are sufferings of the mind. By these one suffers mental anguish. This is the meaning. “Association with those one does not like is ill”: This means that one is united with persons one dislikes. “Separation from those one likes is ill”: This means that one is separated from persons one likes. “The not getting of what is wished for”: A man loses happiness because he is not able to separate from those whom he dislikes, and because he is not able to unite with those whom he likes. Being unable to secure these he loses happiness. “In short the five aggregates of clinging are ill”: One is not able to separate oneself from these five aggregates of clinging. Therefore these five aggregates of clinging are ill.<text:note text:id="ftn890" text:note-class="footnote"><text:note-citation>2</text:note-citation><text:note-body><text:p text:style-name="Standard"/><text:list text:style-name="L39"><text:list-item><text:p text:style-name="P80"><text:span text:style-name="Default_20_Paragraph_20_Font">Cp. </text:span><text:span text:style-name="VimmBibRef">Vbh. 99</text:span>: <text:span text:style-name="VimmBibQuote">Tattha </text:span><text:span text:style-name="VimmBibQuote"><text:span text:style-name="T9">katamā jāti? Yā tesaṁ tesaṁ sattānaṁ </text:span></text:span><text:span text:style-name="VimmBibQuote">tamhi tamhi </text:span><text:span text:style-name="VimmBibQuote"><text:span text:style-name="T9">sattanikāye jāti sañjāti okkanti abhinibbatti khandhānaṁ pātubhāvo āyatanānaṁ paṭilābho ayaṁ vuccati jāti.</text:span></text:span></text:p><text:p text:style-name="P80"><text:span text:style-name="VimmBibQuote"><text:span text:style-name="T9">Tattha katamā jarā? Yā tesaṁ tesaṁ sattānaṁ </text:span></text:span><text:span text:style-name="VimmBibQuote">tamhi tamhi </text:span><text:span text:style-name="VimmBibQuote"><text:span text:style-name="T9">sattanikāye jarā jīraṇatā khaṇdiccaṁ pāliccaṁ valittacatā āyuno saṁhāni indriyānaṁ paripāko: ayaṁ vuccati jarā.</text:span></text:span></text:p><text:p text:style-name="P80"><text:span text:style-name="VimmBibQuote"><text:span text:style-name="T9">Tattha katamaṁ maraṇaṁ? Yā tesaṁ tesaṁ...cuti cavanatā bhedo antaradhānaṁ maccu maraṇaṁ kālakiriyā khandhānaṁ bhedo kaḷevarassa nikkhepo jīvitindriyassa upacchedo: idaṁ vuccati maraṇaṁ.</text:span></text:span><text:span text:style-name="T9">—</text:span>The explanation given above is quite different.</text:p></text:list-item><text:list-item><text:p text:style-name="P81">Cp. <text:span text:style-name="VimmBibRef">Vbh. 367</text:span>: <text:span text:style-name="VimmBibQuote"><text:span text:style-name="T9">Maraṇaṁ </text:span></text:span><text:span text:style-name="VimmBibQuote">paṭicca bhaya</text:span><text:span text:style-name="VimmBibQuote"><text:span text:style-name="T9">ṁ</text:span></text:span><text:span text:style-name="VimmBibQuote"> </text:span><text:span text:style-name="VimmBibQuote"><text:span text:style-name="T9">bhayāriakaṁ </text:span></text:span><text:span text:style-name="VimmBibQuote">chambhitatta</text:span><text:span text:style-name="VimmBibQuote"><text:span text:style-name="T9">ṁ</text:span></text:span><text:span text:style-name="VimmBibQuote"> lomaha</text:span><text:span text:style-name="VimmBibQuote"><text:span text:style-name="T9">ṁ</text:span></text:span><text:span text:style-name="VimmBibQuote">so cetaso </text:span><text:span text:style-name="VimmBibQuote"><text:span text:style-name="T9">utrāso: </text:span></text:span><text:span text:style-name="VimmBibQuote">ida</text:span><text:span text:style-name="VimmBibQuote"><text:span text:style-name="T9">ṁ</text:span></text:span><text:span text:style-name="VimmBibQuote"> vuccati maraṇabhaya</text:span><text:span text:style-name="VimmBibQuote"><text:span text:style-name="T9">ṁ</text:span></text:span><text:span text:style-name="VimmBibQuote">.</text:span></text:p></text:list-item><text:list-item><text:p text:style-name="P82"><text:span text:style-name="VimmBibRef">Vbh. 99-100</text:span>: <text:span text:style-name="VimmBibQuote">Tattha katamo soko? ñ</text:span><text:span text:style-name="VimmBibQuote"><text:span text:style-name="T9">ātivyasanena vā </text:span></text:span><text:span text:style-name="VimmBibQuote">phuṭṭhassa bhogavyasanena </text:span><text:span text:style-name="VimmBibQuote"><text:span text:style-name="T9">vā </text:span></text:span><text:span text:style-name="VimmBibQuote">phuṭṭhassa rogavyasanena </text:span><text:span text:style-name="VimmBibQuote"><text:span text:style-name="T9">vā </text:span></text:span><text:span text:style-name="VimmBibQuote">phuṭṭhassa sīlavyasanena </text:span><text:span text:style-name="VimmBibQuote"><text:span text:style-name="T9">vā </text:span></text:span><text:span text:style-name="VimmBibQuote">phuṭṭhassa diṭṭhivyasanena </text:span><text:span text:style-name="VimmBibQuote"><text:span text:style-name="T9">vā </text:span></text:span><text:span text:style-name="VimmBibQuote">phuṭṭhassa aññataraññatarena vyasanena </text:span><text:span text:style-name="VimmBibQuote"><text:span text:style-name="T9">samannāgatassa </text:span></text:span><text:span text:style-name="VimmBibQuote">aññataraññatarena dukkhadham-mena phuṭṭhassa soko </text:span><text:span text:style-name="VimmBibQuote"><text:span text:style-name="T9">socanā </text:span></text:span><text:span text:style-name="VimmBibQuote">socitattaṁ antosoko antoparisoko cetaso </text:span><text:span text:style-name="VimmBibQuote"><text:span text:style-name="T9">parijjhāyana </text:span></text:span><text:span text:style-name="VimmBibQuote">domanassaṁ sokasallaṁ: ayaṁ vuccati soko</text:span> (—Cp. <text:span text:style-name="VimmBibRef">Nd1., 128</text:span> which adds <text:span text:style-name="VimmBibQuote"><text:span text:style-name="T9">antoḍāho antopariḍāho</text:span></text:span><text:span text:style-name="T9"> </text:span>to the list.).</text:p><text:p text:style-name="P80"><text:span text:style-name="VimmBibQuote">Tattha katamo paridevo? ñ</text:span><text:span text:style-name="VimmBibQuote"><text:span text:style-name="T9">ātivyasanena vā </text:span></text:span><text:span text:style-name="VimmBibQuote">phuṭṭhassa ... </text:span><text:span text:style-name="VimmBibQuote"><text:span text:style-name="T9">ādevo </text:span></text:span><text:span text:style-name="VimmBibQuote">paridevo </text:span><text:span text:style-name="VimmBibQuote"><text:span text:style-name="T9">ādevanā paridevanā ādevitatta</text:span></text:span><text:span text:style-name="VimmBibQuote">ṁ</text:span><text:span text:style-name="VimmBibQuote"><text:span text:style-name="T9"> paridevitatta</text:span></text:span><text:span text:style-name="VimmBibQuote">ṁ</text:span><text:span text:style-name="VimmBibQuote"><text:span text:style-name="T9"> vācā palāpo vippalāpo lālapo lālapanā lālapitatta</text:span></text:span><text:span text:style-name="VimmBibQuote">ṁ</text:span><text:span text:style-name="VimmBibQuote"><text:span text:style-name="T9">: Aya</text:span></text:span><text:span text:style-name="VimmBibQuote">ṁ</text:span><text:span text:style-name="VimmBibQuote"><text:span text:style-name="T9"> vuccati paridevo.</text:span></text:span></text:p><text:p text:style-name="P80"><text:span text:style-name="VimmBibQuote"><text:span text:style-name="T9">Tattha katama</text:span></text:span><text:span text:style-name="VimmBibQuote">ṁ</text:span><text:span text:style-name="VimmBibQuote"><text:span text:style-name="T9"> dukkha</text:span></text:span><text:span text:style-name="VimmBibQuote">ṁ</text:span><text:span text:style-name="VimmBibQuote"><text:span text:style-name="T9">? </text:span></text:span><text:span text:style-name="VimmBibQuote">Yaṁ </text:span><text:span text:style-name="VimmBibQuote"><text:span text:style-name="T9">kāyika</text:span></text:span><text:span text:style-name="VimmBibQuote">ṁ</text:span><text:span text:style-name="VimmBibQuote"><text:span text:style-name="T9"> asāta</text:span></text:span><text:span text:style-name="VimmBibQuote">ṁ</text:span><text:span text:style-name="VimmBibQuote"><text:span text:style-name="T9"> kāyika</text:span></text:span><text:span text:style-name="VimmBibQuote">ṁ</text:span><text:span text:style-name="VimmBibQuote"><text:span text:style-name="T9"> dukkha</text:span></text:span><text:span text:style-name="VimmBibQuote">ṁ</text:span><text:span text:style-name="VimmBibQuote"><text:span text:style-name="T9"> kāyasamphas-saja</text:span></text:span><text:span text:style-name="VimmBibQuote">ṁ</text:span><text:span text:style-name="VimmBibQuote"><text:span text:style-name="T9"> asāta</text:span></text:span><text:span text:style-name="VimmBibQuote">ṁ</text:span><text:span text:style-name="VimmBibQuote"><text:span text:style-name="T9"> dukkha</text:span></text:span><text:span text:style-name="VimmBibQuote">ṁ</text:span><text:span text:style-name="VimmBibQuote"><text:span text:style-name="T9"> vedayita</text:span></text:span><text:span text:style-name="VimmBibQuote">ṁ</text:span><text:span text:style-name="VimmBibQuote"><text:span text:style-name="T9"> kāyasamphassajā asātā dukkhā vedanā: ida</text:span></text:span><text:span text:style-name="VimmBibQuote">ṁ</text:span><text:span text:style-name="VimmBibQuote"><text:span text:style-name="T9"> vuccati dukkha</text:span></text:span><text:span text:style-name="VimmBibQuote">ṁ</text:span><text:span text:style-name="VimmBibQuote"><text:span text:style-name="T9">.</text:span></text:span></text:p><text:p text:style-name="P80"><text:span text:style-name="VimmBibQuote">Tattha katamaṁ domanassaṁ? Yaṁ cetasikaṁ asātaṁ cetasikaṁ dukkhaṁ cetosamphassajaṁ asātaṁ dukkhaṁ vedayitaṁ cetosamphassajā asātā dukkhā vedanā: idaṁ vuccati domanassaṁ.</text:span></text:p><text:p text:style-name="P80"><text:span text:style-name="VimmBibQuote">Tattha katamo upāyāso? ñātivyasanena vā phuṭṭhassa ... āyāso upāyāso āyāsitattaṁ upāyāsitattaṁ: ayaṁ vuccati upāyāso.</text:span></text:p><text:p text:style-name="P80"><text:span text:style-name="VimmBibQuote">Tattha katamo appiyehi sampayogo dukkho? Idha yassa te honti aniṭṭhā akantā amanāpā rūpā saddā gandhā rasā phoṭṭhabbā ye vā pan’ assa te honti anatthakāmā ahitakāmā aphāsukāmā ayogakkhemakāmā, yā tehi saṁgati samāgamo samodhānaṁ missibhāvo: ayaṁ vuccati appiyehi sampayogo dukkho.</text:span></text:p><text:p text:style-name="P80"><text:span text:style-name="VimmBibQuote">Tattha katamo piyehi vippayogo dukkho? Idha yassa te honti iṭṭhā kantā manāpā rūpā saddā ...,ye vā pan’assa te honti atthakāmā hitakāmā phāsukāmā yogakkhemakāmā, mātā vā pitā vā bhātā vā bhaginī vā mittā vā amaccā vā ñātisālohitā vā, yā tehi asaṁgati asamāgamo asamodhānaṁ amissibhāvo: ayaṁ vuccati piyehi vippayogo dukkho.</text:span></text:p></text:list-item><text:list-item><text:p text:style-name="P82"><text:span text:style-name="VimmBibRef">Vbh. 101</text:span>: <text:span text:style-name="VimmBibQuote">Tattha katamaṁ yam p’ icchaṁ na labhati tam pi dukkhaṁ? Jātidhammānaṁ sattānaṁ evaṁ icchā uppajjati: aho vata mayaṁ na jātidhammā assāma, na ca vata no jāti āgaccheyyāti, na kho pan’ etaṁ icchāya pattabbaṁ: idam pi yam p’ icchaṁ na labhati tam pi dukkhaṁ. Jarādhammānaṁ sattānaṁ ...pe... vyādhidhammānaṁ sattānaṁ maraṇadhammānaṁ sattānaṁ sokaparidevadukkhadomanassupāyāsadhammānaṁ sattānaṁ evaṁ icchā uppajjati: aho vata mayaṁ na sokaparidevadukkhadomanassupāyāsadhammā assāma, na ca vata no sokaparidevadukkhadomanassupāyāsā āgaccheyyun ti, na kho pan ’etaṁ icchāya pattabbaṁ: idaṁ pi yam p’ icchaṁ na labhati tarn pi dukkhaṁ.</text:span></text:p><text:p text:style-name="P80"><text:span text:style-name="VimmBibQuote">Tattha katame saṁkhittena pañcupādānakkhandhā pi dukkhā? Seyyathīdaṁ: rūpūpādānakkhandho vedanūpādānakkhandho saññūpādānakkhandho saṁkhārūpādānakkhandho viññāṇūpādānakkhandho: ime vuccanti saṁkhittena pañcupādānakkhandhā pi dukkhā.</text:span></text:p><text:p text:style-name="P80"><text:span text:style-name="VimmBibQuote"><text:span text:style-name="T9">Idaṁ vuccati dukkhaṁ ariyasaccaṁ.</text:span></text:span></text:p></text:list-item></text:list></text:note-body></text:note></text:p>
      <text:h text:style-name="Heading_20_4" text:outline-level="4" text:is-list-header="true"><text:soft-page-break/>Five groups of clinging</text:h>
      <text:p text:style-name="VimmBody"><text:span text:style-name="VimmQA">Q.</text:span> What are the five aggregates of clinging? <text:span text:style-name="VimmQA">A.</text:span> The form aggregate of clinging, the feeling aggregate of clinging, the perception aggregate of clinging, the formation aggregate of clinging, the consciousness aggregate of clinging. These should be understood according to the full explanation under the method of (understanding) the aggregates.</text:p>
      <text:h text:style-name="Heading_20_4" text:outline-level="4" text:is-list-header="true">Two kinds of ill</text:h>
      <text:p text:style-name="VimmBody">Here ill is of two kinds thus: ill of sense-sphere and innate ill. The ill of birth, the ill of death, the ill of association with those one dislikes, the ill of separation from those one likes, the ill of not getting what is wished for; in short, the ill of the aggregates of clinging, are called ill of sense-sphere. The ill of sorrow, the ill of lamentation and the ill of grief and despair are called innate ill. <text:span text:style-name="VimmPageNo">[[334|271]]</text:span> </text:p>
      <text:h text:style-name="Heading_20_4" text:outline-level="4" text:is-list-header="true">Three kinds of ill</text:h>
      <text:p text:style-name="VimmBody">Ill is of three kinds thus: the ill of misery, change and existence.<text:note text:id="ftn891" text:note-class="footnote"><text:note-citation>1</text:note-citation><text:note-body><text:p text:style-name="Standard"><text:span text:style-name="VimmBibRef">D. III, 216</text:span>: <text:span text:style-name="VimmBibQuote">Tisso dukkhatā: Dukkha-dukkhatā, saṁkhāra-dukkhatā, viparināmadukkhatā.</text:span> The order is different here.</text:p></text:note-body></text:note> Here bodily and mental suffering are the ill of misery. Pleasurable feeling connected with the cankers is subject to. renewal. Therefore it is called the ill of change. The five aggregates of clinging constitute the ill of existence.</text:p>
      <text:p text:style-name="VimmBody">Thus should the Noble Truth of Ill be known.</text:p>
      <text:h text:style-name="Heading_20_4" text:outline-level="4" text:is-list-header="true"><text:soft-page-break/>Truth of the origin of ill</text:h>
      <text:p text:style-name="VimmBody"><text:span text:style-name="VimmQA">Q.</text:span> What is the Noble Truth of the Origin of Ill?</text:p>
      <text:p text:style-name="VimmBody"><text:span text:style-name="VimmQA">A.</text:span> “Even this craving, causing new rebirths, accompanied by delight and passion, finding gratification now here and now there, namely, the craving for pleasure, the craving for existence and the craving for annihilation”. Here “causing new rebirth” means: “Craving, wherever it is, causes rebirth”. “Even this craving” means: “Craving is the origin of ill; it is not a co-arising”. “Accompanied by delight and passion” means: “Craving causes the arising of delight. This is called manifestation. It causes to stain. This is called passion. It stirs up delight conjoined with passion”. “Finding gratification now here and now there” means “It causes individuality to arise in various places where there are lovable forms and so forth, and to delight and find gratification therein”. “Namely, the craving for pleasure, the craving for existence and the craving for annihilation”: Everything, except the craving for existence and the craving for annihilation, is comprehended in <text:span text:style-name="VimmPageNo">[[335|272]]</text:span> the craving for pleasure. The craving for existence arises together the with view of eternalism. The craving for annihilation arises together with the view of nihilism.<text:note text:id="ftn892" text:note-class="footnote"><text:note-citation>1</text:note-citation><text:note-body><text:p text:style-name="Standard"><text:span text:style-name="VimmPali">Ucchedadhiṭṭhi</text:span>.</text:p></text:note-body></text:note> Thus should the Noble Truth of the Origin of ill be known.<text:note text:id="ftn893" text:note-class="footnote"><text:note-citation>2</text:note-citation><text:note-body><text:p text:style-name="Standard"><text:span text:style-name="VimmBibRef">S. V, 421</text:span>; <text:span text:style-name="VimmBibRef">Vin. I, 10</text:span>: <text:span text:style-name="VimmBibRef">Vbh. 101-3</text:span>; <text:span text:style-name="VimmBibRef">D. II, 308-10</text:span>: <text:span text:style-name="VimmBibQuote">Katamañ ca bhikkhave dukkhasamudayaṁ ariya-saccaṁ? Yāyaṁ taṇhā ponobhavikā nandi-rāga-sahagatā tatra tatrābhinandinī, seyyathīdaṁ kāma-taṇhā bhava-taṇhā vibhava-taṇhā.</text:span></text:p><text:p text:style-name="Standard"><text:span text:style-name="VimmBibQuote">Sā kho pan’ esā bhikkhave taṇhā kaitha uppajjamānā uppajjati, kattha nivisamānā nivisati? Yaṁ loke piya-rūpaṁ sāta-rūpaṁ, etth’ esā taṇhā uppajjamānā uppajjati, ettha nivisamānā nivisati.</text:span></text:p><text:p text:style-name="Standard"><text:span text:style-name="VimmBibQuote">Kiñci loke piya-rūpaṁ sāta-rūpaṁ? Cakkhuṁ loke piya-rūpaṁ sāta-rūpaṁ...pe...Sotaṁ loke ...Ghānaṁ loke ... Jivhā loke ...Kāyo loke ... Mono loke ... Rūpā loke ... pe ...</text:span></text:p><text:p text:style-name="Standard"><text:span text:style-name="VimmBibQuote">Cakkhu-viññāṇaṁ loke... pe...</text:span></text:p><text:p text:style-name="Standard"><text:span text:style-name="VimmBibQuote">Cakkhu-samphasso loke... pe...</text:span></text:p><text:p text:style-name="Standard"><text:span text:style-name="VimmBibQuote">Cakkhu-samphassajā vedanā loke... pe...</text:span></text:p><text:p text:style-name="Standard"><text:span text:style-name="VimmBibQuote">Rūpa-saññā loke... pe...</text:span></text:p><text:p text:style-name="Standard"><text:span text:style-name="VimmBibQuote">Rūpa-sañcetanā loke... pe...</text:span></text:p><text:p text:style-name="Standard"><text:span text:style-name="VimmBibQuote">Rūpa-taṇhā loke... pe...</text:span></text:p><text:p text:style-name="Standard"><text:span text:style-name="VimmBibQuote">Rūpa-vitakko loke... pe...</text:span></text:p><text:p text:style-name="Standard"><text:span text:style-name="VimmBibQuote">Rūpa-vicāro loke... pe...</text:span></text:p><text:p text:style-name="Standard"><text:span text:style-name="VimmBibQuote">Dhamma-vicāro loke piya-rūpaṁ sāta-rūpaṁ etth’ esā taṇhā uppajjamānā uppajjati, ettha nivisamānā nivisati. Idaṁ vuccati bhikkhave dukkha-samudayaṁ ariya-saccaṁ.</text:span></text:p></text:note-body></text:note></text:p>
      <text:h text:style-name="Heading_20_4" text:outline-level="4" text:is-list-header="true">Truth of the cessation of ill</text:h>
      <text:p text:style-name="VimmBody"><text:span text:style-name="VimmQA">Q.</text:span> What is the Noble Truth of the Cessation of ill?</text:p>
      <text:p text:style-name="VimmBody"><text:span text:style-name="VimmQA">A.</text:span> “The utter fading away and cessation of that very craving, leaving it, giving it up, the being delivered from, the doing away with it”.<text:note text:id="ftn894" text:note-class="footnote"><text:note-citation>3</text:note-citation><text:note-body><text:p text:style-name="P19"><text:span text:style-name="VimmBibRef">D. II, 310-11</text:span>: <text:span text:style-name="VimmBibQuote">Katamañ ca bhikkhave dukkha-nirodhaṁ ariya-saccaṁ? Yo tassā yeva taṇhāya asesa-virāga-nirddho cāgo paṭinissaggo mutti anālayo... Idaṁ vuccati bhikkhave dukkha-nirodhaṁ ariya-saccaṁ.</text:span></text:p></text:note-body></text:note> Thus should be known the Noble Truth of the Cessation of Ill. <text:span text:style-name="VimmQA">Q.</text:span> No. This is also the ending of the origin, because the Blessed One has said: “The cause of ill is destroyed”. <text:span text:style-name="VimmQA">A.</text:span> The cause of ill is destroyed. Therefore the state of not coming to birth and of not perishing is accomplished. It corresponds to realization. Therefore the Blessed One taught: “The ending of the origin is the ending of ill”.</text:p>
      <text:h text:style-name="Heading_20_4" text:outline-level="4" text:is-list-header="true">Truth of the path leading to cessation of ill</text:h>
      <text:p text:style-name="VimmBody"><text:span text:style-name="VimmQA">Q.</text:span> What is the Path leading to the Cessation of Ill? <text:span text:style-name="VimmQA">A.</text:span> It is the Noble Eightfold Path of Right View, Right Thought, Right Speech, Right Action, Right Livelihood, Right Exertion, Right Mindfulness, Right Concentration. Right View is the knowledge of the Four Truths. Right Thought means the three meritorious thoughts. Right Speech is the separation from the four wrong (verbal) actions. Right Action is separation from the three wrong actions. Right livelihood is separation from wrong livelihood. Right <text:span text:style-name="VimmPageNo">[[336|273]]</text:span> Exertion is the fourfold right exertion. Right Mindfulness means the four foundations of mindfulness. Right Concentration is the fourfold meditation, <text:span text:style-name="VimmPali">jhāna</text:span>.<text:note text:id="ftn895" text:note-class="footnote"><text:note-citation>4</text:note-citation><text:note-body><text:p text:style-name="Standard"><text:span text:style-name="VimmBibRef">D. II, 311-13</text:span>: <text:span text:style-name="VimmBibQuote">Katamañ ca bhikkhave dukkha-nirodha-gāmini-paṭipadā ariya-saccaṁ? Ayam eva Ariyo Aṭṭhangiko Maggo, seyyathīdaṁ sammādiṭṭhi sammā-saṁkappo sammā-vācā sammā-kammanto sammā-ājīvo sammā-vāyāmo sammā-sati sammā-samādhi.</text:span></text:p><text:p text:style-name="Standard"><text:span text:style-name="VimmBibQuote">Katamā ca bhikkhave sammā-diṭṭhi? Yaṁ kho bhikkhave dukkhe ñāṇaṁ dukkha-samudaye ñāṇaṁ dukkha-nirodhe ñāṇaṁ dukkha-nirodha-gāminiyā paṭipadāya ñāṇaṁ, ayaṁ vuccati bhikkhave sammā-diṭṭhi.</text:span></text:p><text:p text:style-name="Standard"><text:span text:style-name="VimmBibQuote">Katamo ca bhikkhave sammā-saṁkappo? Nekkhamma-saṁkappo avyāpāda-saṁ-kappo avihiṁsā-saṁkappo, ayaṁ vuccati bhikkhave sammā-saṁkappo.</text:span></text:p><text:p text:style-name="Standard"><text:span text:style-name="VimmBibQuote">Katamā ca bhikkhave sammā-vācā? Musā-vādā veramaṇī, pisuṇāya: vācāya veramaṇī, pharusāya vācāya veramaṇī, samphappalāpā veramaṇī, ayaṁ vuccati bhikkhave sammā-vācā.</text:span></text:p><text:p text:style-name="Standard"><text:span text:style-name="VimmBibQuote">Katamo ca bhikkhave sammā-kammanto? Pāṇātipātā veramaṇī, adinnādānā veramaṇī, kāmesu micchācārā veramaṇī, ayaṁ vuccati bhikkhave sammā-kammanto.</text:span></text:p><text:p text:style-name="Standard"><text:span text:style-name="VimmBibQuote">Katamo ca bhikkhave sammā-ājīvo? Idha bhikkhave ariya-sāvako micchā-ājīvaṁ pahāya sammā-ājīvena jīvikaṁ kappeti, ayaṁ vuccati bhikkhave sammā-ājīvo.</text:span></text:p><text:p text:style-name="Standard"><text:span text:style-name="VimmBibQuote">Katamo ca bhikkhave sammā-vāyāmo? Idha bhikkhave bhikkhu anuppannānaṁ pāpakānaṁ akusalānaṁ dhammānaṁ anuppādāya chandaṁ janeti vāyamati, viriyaṁ ārabhati, cittaṁ paggaṇhāti padahati. Uppannānaṁ papākānaṁ akusalānaṁ. dhammānaṁ pahanāya chandaṁ janeti vāyamati, viriyaṁ ārabhati, cittaṁ paggaṇhāti padahati. Anup-pannānaṁ kusalānaṁ dhammānaṁ uppādāya chandaṁ janeti vāyamati, viriyaṁ ārabhati, cittaṁ paggaṇhāti padahati. Upannānaṁ kusalānaṁ dhammānaṁ ṭhitiyā asammosāya bhiyyobhāvāya vepullāya bhāvanāya pāripūriyā chandaṁ janeti vāyamati, viriyaṁ ārabhati, cittaṁ paggaṇhāti padahati. Ayaṁ vuccati bhikkhave sammā-vāyāmo.</text:span></text:p><text:p text:style-name="Standard"><text:span text:style-name="VimmBibQuote">Katamā ca bhikkhave sammā-sati? Idha bhikkhave bhikkhu kaye kāyānupassī viharati ātāpi sampajāno satimā vineyya loke abhijjhā-domanassaṁ, vedanāsu...pe... citte...pe...dhammesu dhammānupassī viharati ātāpī sampajāno satimā vineyya loke abhijjhā-domanassaṁ. Ayaṁ vuccati bhikkhave sammā-sati.</text:span></text:p><text:p text:style-name="Standard"><text:span text:style-name="VimmBibQuote">Katamo ca bhikkhave sammā-samādhi? Idha bhikkhave bhikkhu vivicc’ eva kāmehi vivicca akusalehi dhammehi savitakkaṁ savicāraṁ vivekajaṁ pīti-sukhaṁ paṭhamajjhānaṁ upasampajja viharati. Vitakka-vicārānaṁ vūpasamā ajjhattaṁ sampasādanaṁ cetaso ekodi-bhāvaṁ avitakkaṁ avicāraṁ samādhijaṁ pīti-sukhaṁ dutiyajjhānaṁ upasampajja viharati. Pītiya ca virāgā upekhako viharati sato ca sampajāno, sukhañ ca kāyena paṭisaṁvedeti yan taṁ ariyā ācikkhanti: ‘upekhako satimā-sukha vihāri ti’ tatiya-jjhānaṁ upasampajja viharati. Sukhassa ca pahānā dukkhassa ca pahānā pubb’ eva somanassa-domanassānaṁ atthagamā adukkhaṁ asukhaṁ upekhā-sati-pārisuddhiṁ catutthajjhānaṁ upasampajja viharati. Ayaṁ vuccati bhikkhave sammā-samādhi.</text:span></text:p><text:p text:style-name="Standard"><text:span text:style-name="VimmBibQuote">Idaṁ vuccati bhikkhave dukkha-nirodha-gāminī-paṭipadā ariya-saccaṁ.</text:span></text:p></text:note-body></text:note></text:p>
      <text:p text:style-name="VimmBody"><text:soft-page-break/>And again, if a man practises the Noble Path, he sees <text:span text:style-name="VimmPali">Nibbāna</text:span>—this is called Right View. He awakes only in <text:span text:style-name="VimmPali">Nibbāna</text:span>—this is called Right Thought. He abandons wrong speech—this is Right Speech. He rejects wrong doing— this is Right Action. He gives up wrong livelihood—this is Right Livelihood. He abandons wrong exertion—this is Right Exertion. He recalls <text:span text:style-name="VimmPali">Nibbāna</text:span> to mind—this is Right Mindfulness. He concentrates on <text:span text:style-name="VimmPali">Nibbāna</text:span>—this is Right Concentration. Here, the faculty of wisdom, the power of wisdom, the basis of supernormal power of scrutiny and the enlightenment factor of the investigation of states accomplish the entry into internal Right View. The faculty of exertion, the power of exertion, the basis of supernormal power of exertion, the basis of supernormal power of will, the enlightenment factor of exertion, and the fourfold right exertion accomplish the entry into internal Right Effort. The faculty of mindfulness, the power of mindfulness, the enlightenment factor of mindfulness and the four foundations of mindfulness accomplish the entry into internal Right Mindfulness. The faculty of concentration, the power of concentration, the basis of supernormal power of thought, the faculty of faith, the power of faith, the enlightenment factor of concentration, the enlightenment factor of joy, the enlightenment factor of calm and the enlightenment factor of equanimity accomplish the entry into internal Right Concentration. These thirty-seven enlightenment accessories accomplish the entry into the Noble Eightfold Path. Thus should the Noble Truth of the Path leading to the Cessation of Ill be known. Thus should the Four Noble Truths be understood. <text:span text:style-name="VimmPageNo">[[337|274]]</text:span> </text:p>
      <text:p text:style-name="VimmBody"><text:span text:style-name="VimmQA">Q.</text:span> Why are four Noble Truths taught and not three or five? <text:span text:style-name="VimmQA">A.</text:span> (If three or five were taught) all might be doubted. These are the consequences and causes of the mundane and the supramundane. Therefore they are four. <text:span text:style-name="VimmQA">Q.</text:span> What is the consequence (and what, the cause) of mundane truth. <text:span text:style-name="VimmQA">A.</text:span> <text:span text:style-name="T66">I</text:span>ll and origin are the consequence and cause of mundane truth. Cessation is the consequence of supramundane truth. The Path is the cause of supramundane truth. Therefore four and not three or five are taught. And again, because of the four sentences: “One should comprehend, one should abandon, one should realize, one should practise”,<text:note text:id="ftn896" text:note-class="footnote"><text:note-citation>1</text:note-citation><text:note-body><text:p text:style-name="Standard"><text:span text:style-name="VimmXML">&lt;</text:span><text:span text:style-name="VimmXML"><text:span text:style-name="T136">anchor id="p274n1"/&gt;</text:span></text:span></text:p><text:list text:style-name="L40"><text:list-item><text:p text:style-name="P83"><text:span text:style-name="VimmBibRef">S. V, 422</text:span>: <text:span text:style-name="VimmBibQuote">Taṁ kho panidaṁ dukkhaṁ ariyasaccaṁ pariññeyyan ti me bhikkhave pubbe ananussutesu dhammesu cakkhuṁ udapādi ñāṇaṁ udapādi paññā udapādi vijjā udapādi āloko udapādi...Taṁ kho panidaṁ...pariññātan ti me bhikkhave... āloko udāpādi.</text:span></text:p><text:p text:style-name="P83"><text:span text:style-name="VimmBibQuote">...Taṁ kho panidaṁ dukkhasamudayam ariyasaccam pahātabban ti me bhikkhave pubbe...pahīnan ti me bhikkhave pubbe... āloko udapādi.</text:span></text:p><text:p text:style-name="P83"><text:span text:style-name="VimmBibQuote">...Taṁ kho panidaṁ dukkhanirodhaṁ ariyasaccaṁ sacchikātabban ti me bhikkhave pubbe...sacchikatan ti me bhikkhave pubbe... āloko udapādi.</text:span></text:p><text:p text:style-name="P83"><text:span text:style-name="VimmBibQuote">...Taṁ kho panidaṁ dukkhanirodhagāminī paṭipadā ariyasaccam bhāvetabban ti me bhikkhave pubbe...bhāvitan ti me bhikkhave pubbe...āloko udapādi.</text:span></text:p></text:list-item><text:list-item><text:p text:style-name="P83">Cp. <text:span text:style-name="VimmBibRef">Abhmv. vv. 1382-83</text:span>:</text:p><text:p text:style-name="P129">Pariññābhisamayena, dukkhaṁ abhisameti so<text:line-break/>Pahānābhisamen’ esa, tathā samudayam pi ca,<text:line-break/>bhāvanā-vidhinā yeva, maggaṁ abhisameti taṁ<text:line-break/>ārammaṇakriyāy’ eva, nirodhaṁ sacchikaroti so.</text:p></text:list-item></text:list></text:note-body></text:note> there are four.</text:p>
      <text:p text:style-name="VimmBody"><text:soft-page-break/>The characteristics of these Four Noble Truths should be known through eleven ways: through the meaning of words,<text:note text:id="ftn897" text:note-class="footnote"><text:note-citation>1</text:note-citation><text:note-body><text:p text:style-name="Standard"><text:span text:style-name="VimmPali">Padattha</text:span>.</text:p></text:note-body></text:note> through characteristics,<text:note text:id="ftn898" text:note-class="footnote"><text:note-citation>2</text:note-citation><text:note-body><text:p text:style-name="Standard"><text:span text:style-name="VimmPali">Lakkhaṇa</text:span>.</text:p></text:note-body></text:note> through series in beliefs,<text:note text:id="ftn899" text:note-class="footnote"><text:note-citation>3</text:note-citation><text:note-body><text:p text:style-name="Standard"><text:span text:style-name="VimmPali">Kama</text:span>.</text:p></text:note-body></text:note> through analogy,<text:note text:id="ftn900" text:note-class="footnote"><text:note-citation>4</text:note-citation><text:note-body><text:p text:style-name="Standard"><text:span text:style-name="VimmPali">Upamā</text:span>.</text:p></text:note-body></text:note> through discrimination, through enumeration, through sameness, through difference, through one kind and so forth,<text:note text:id="ftn901" text:note-class="footnote"><text:note-citation>5</text:note-citation><text:note-body><text:p text:style-name="Standard"><text:span text:style-name="VimmPali">Ekavidhādi</text:span>.</text:p></text:note-body></text:note> through inclusion.</text:p>
      <text:h text:style-name="Heading_20_4" text:outline-level="4" text:is-list-header="true">Through word meaning</text:h>
      <text:p text:style-name="VimmBody"><text:span text:style-name="VimmQA">Q.</text:span> How, through the meaning of words? <text:span text:style-name="VimmQA">A.</text:span> The Noble Truths are the teaching of the Holy One. Therefore they are called Noble Truths. Through understanding these well, one fulfils the Four Noble Truths. “Truth” means: “Thus-isness, non-variability, identity”. Ill is the consequence. Origin is the cause. Cessation is ending continued. The Path is the highest view. Thus should these be known through the meaning of words.</text:p>
      <text:h text:style-name="Heading_20_4" text:outline-level="4" text:is-list-header="true">Through characteristics</text:h>
      <text:p text:style-name="VimmBody"><text:span text:style-name="VimmQA">Q.</text:span> How, through characteristics? <text:span text:style-name="VimmQA">A.</text:span> Ill is the characteristic of suffering. <text:span text:style-name="VimmPageNo">[[338|275]]</text:span> Origin is the characteristic of cause. Cessation is the characteristic of non-birth. The Path is the characteristic of the means of success. And again, ill is the characteristic of grief, despair, the put together, the limited. Origin is the characteristic of accumulation, cause, condition, fetters, clinging. Cessation is the characteristic of renunciation, solitude, the non-conditioned and the choice. The Path is the characteristic of vehicle, arriving, seeing, reliance. Thus should these be known through characteristics.</text:p>
      <text:h text:style-name="Heading_20_4" text:outline-level="4" text:is-list-header="true">Through series</text:h>
      <text:p text:style-name="VimmBody"><text:span text:style-name="VimmQA">Q.</text:span> How, through series? <text:span text:style-name="VimmQA">A.</text:span> The Truth of Ill is taught first, because it is gross and because it could be easily understood in this world. The Truth of Origin is taught next. The ending of the origin is the ending of ill. After that the Truth of Cessation is taught for the purpose of ending completely. And the Path is taught last. This (method) is like (that of) a clever physician, who at first gets at the root of the disease and later inquires as to the contributory causes. For the ending of the disease, he prescribes according to the nature of the disease. Here, one should know the disease as ill; the cause and condition as origin; the ending of the disease as cessation; and the medicine as the Path. Thus should these be known through series.<text:note text:id="ftn902" text:note-class="footnote"><text:note-citation>6</text:note-citation><text:note-body><text:p text:style-name="Standard">Cp.</text:p><text:list text:style-name="L41"><text:list-item><text:p text:style-name="P84"><text:span text:style-name="VimmBibRef">A. III, 238</text:span>: <text:span text:style-name="VimmBibQuote">Seyyathā pi bho puriso ābādhiko dukkhito bāḷhagilāno, tassa kusalo bhisakko ṭhānaso ābādhaṁ nīhareyya, evam eva kho bho yato yato tassa bhoto Gotamassa dhammam suṇāti yadi suttaso yadi geyyaso yadi veyyākaraṇaso yadi abbhutadhammaso, tato tato sokaparidevadukkhadomanassupāyāsā abbhatthaṁ gacchanti.</text:span></text:p></text:list-item><text:list-item><text:p text:style-name="P84"><text:span text:style-name="VimmBibRef">A. IV, 340</text:span>: <text:span text:style-name="VimmBibQuote">‘Bhisakko’ ti bhikkhave Tathāgatass’ etaṁ adhivacanaṁ arahato sammāsambuddhassa.</text:span></text:p></text:list-item><text:list-item><text:p text:style-name="P84"><text:span text:style-name="VimmBibRef">It. 101</text:span>: <text:span text:style-name="VimmBibQuote">Aham-asmi bhikkhave brāhmaṇo yācayogo sadā payatapāṇi antimade- hadhāro anuttaro bhisakko sallakatto</text:span><text:span text:style-name="VimmPali"> </text:span>(=<text:span text:style-name="VimmBibQuote">Anuttaro bhisak(k)o sallakatto ti dutti- kicchassa vaṭṭadukkharogassa tikicchanato uttamo bhisak(k)o, aññehi anuddha- ranīyānaṁ rāgādisallānaṁ kantanato samucchedavasem samuddharaṇato uttamo sallakantanavejjo</text:span>—<text:span text:style-name="VimmBibRef">It.-a. II, 143</text:span>).</text:p></text:list-item><text:list-item><text:p text:style-name="P84"><text:span text:style-name="VimmBibRef">Peṭaka. 123-24</text:span>: <text:span text:style-name="VimmBibQuote">Tattha dve rogā sattānaṁ avijjā ca bhavataṇhā ca. Etesaṁ dvinnaṁ rogānaṁ nighātāya Bhagavatā dve bhesajjāni vuttānt samatho ca vipassanā ca. Imāni dve bhesajjāni paṭisevento dve aroge sacchikaroti: rāga-virāgaṁ cetovimuttiṁ avijjāvirāgañ ca paññāvimuttiṁ.</text:span></text:p><text:p text:style-name="P84"><text:span text:style-name="VimmBibQuote">Tattha taṇhārogassa samatho bhesajjaṁ, rāgavirāgā cetovimutti arogaṁ. Avijjārogassa vipassanā bhesajjaṁ, avijjāvirāgā paññāvimutti arogaṁ.</text:span></text:p><text:p text:style-name="P84"><text:span text:style-name="VimmBibQuote">Evaṁ hi Bhagavā c’āha: dve dhammā pariññeyyā nāmañ ca rūpañ ca, dve dhammā pahātabbā avijjā ca bhavataṇhā ca, dve dhammā bhāvetabbā samatho ca vipassanā ca, dve dhammā sacchikātabbā vijjā ca vimutti cā ti.</text:span></text:p><text:p text:style-name="P84"><text:span text:style-name="VimmBibQuote">Tattha samathaṁ bhāvento rūpaṁ parijānāti. Rūpaṁ parijānanto taṇhaṁ pajahati. Taṇhaṁ pajahanto rāgavirāgā cetovimuttiṁ sacchikaroti. Vipassanaṁ bhāvento nāmaṁ parijānāti. Nāmaṁ parijānanto avijjaṁ pajahati. Avijjaṁ pajahanto avijjāvirāgā paññāvimuttiṁ sacchikaroti.</text:span></text:p><text:p text:style-name="P84"><text:span text:style-name="VimmBibQuote">Yadā bhikkhuno dve dhammā pariññātā bhavanti nāmañ ca rūpañ ca, tathā’ssa dukkhadhammā pahīnā bhavanti avijjā ca bhavataṇhā ca. Dve dhammā bhāvitā bhavanti samatho ca vipassanā ca. Dve dhammā sacchikātabbā bhavanti vijjā ca vimutti ca.</text:span></text:p></text:list-item></text:list></text:note-body></text:note></text:p>
      <text:h text:style-name="Heading_20_4" text:outline-level="4" text:is-list-header="true"><text:soft-page-break/>In brief</text:h>
      <text:p text:style-name="VimmBody"><text:span text:style-name="VimmQA">Q.</text:span> How, in brief? <text:span text:style-name="VimmQA">A.</text:span> Birth is ill; the being born is the origin; the ending of ill is cessation; the path leading to the cessation of ill is the Path. Where there is defilement, there is ill. Defilement is the origin. The removal of defilement is cessation. The means of removal is the Path. (The Truth of Ill removes the illusion of self; (the Truth of) Origin removes the view of nihilism; (the Truth of) Cessation removes the .view of eternalism; (the Truth of) the Path removes all wrong views. Thus should these be known in brief. <text:span text:style-name="VimmPageNo">[[339|276]]</text:span> </text:p>
      <text:h text:style-name="Heading_20_4" text:outline-level="4" text:is-list-header="true">Similes of the poisonous tree, the ship, the burden</text:h>
      <text:p text:style-name="VimmBody"><text:span text:style-name="VimmQA">Q.</text:span> How, through analogy? <text:span text:style-name="VimmQA">A.</text:span> Ill should be regarded as a poisonous tree; origin, as a seed; cessation, as the parching of the seed; the Path as fire.</text:p>
      <text:p text:style-name="VimmBody">One should regard ill as this shore of fear; origin, as the flood; cessation, as the other shore that is free from suffering and fear; and the Path, as the ship that sails well.<text:note text:id="ftn903" text:note-class="footnote"><text:note-citation>1</text:note-citation><text:note-body><text:p text:style-name="Standard"/><text:list text:style-name="L42"><text:list-item><text:p text:style-name="P85"><text:span text:style-name="VimmBibRef">S. IV, 174-5</text:span>: <text:span text:style-name="VimmBibQuote">Atha kho so bhikkhave tassa purisassa evam assa. Ayaṁ kho mahā udakaṇṇavo orimantīraṁ sāsaṅkaṁ sappaṭibhayaṁ pārimantīraṁ khemaṁ appaṭibhayaṁ natthi ca nāvā santāraṇī uttarasetu vā aparāpāraṁgamanāya. Yaṁ nūnāhaṁ tiṇakaṭṭha-sākhā-palāsaṁ saṅkaḍḍhitvā kullaṁ bandhitvā taṁ kullaṁ nissāya hatthehi ca pādehi ca vāyamamāno sotthinā pāraṁ gaccheyyanti.</text:span></text:p><text:p text:style-name="P85"><text:span text:style-name="VimmBibQuote">Mahā udakaṇṇavo ti kho bhikkhave catunnaṁ oghānaṁ adhivacanaṁ, kāmoghassa bhavoghassa diṭṭhoghassa avijjoghassa.</text:span></text:p><text:p text:style-name="P85"><text:span text:style-name="VimmBibQuote">Orimantīraṁ sāsaṅkaṁ sappaṭibhayan ti kho bhikkhave sakkāyassetaṁ adhivacanaṁ.</text:span></text:p><text:p text:style-name="P85"><text:span text:style-name="VimmBibQuote">Pārimantīraṁ khemaṁ appaṭibhayan ti kho bhikkhave nibbānassetaṁ adhivacanaṁ.</text:span></text:p><text:p text:style-name="P85"><text:span text:style-name="VimmBibQuote">Kullan ti kho bhikkhave ariyassetaṁ aṭṭhangikassa maggassa adhivacanaṁ, seyyathīdaṁ sammādiṭṭhiyā. . . pe . . . sammāsamādhissa.</text:span></text:p><text:p text:style-name="P85"><text:span text:style-name="VimmBibQuote">Hatthehi ca pādehi ca vāyāmo ti kho bhikkhave viriyārambhassetaṁ adhivacanaṁ.</text:span></text:p><text:p text:style-name="P85"><text:span text:style-name="VimmBibQuote">Tiṇṇo pārangato thale tiṭṭhati brāhmaṇo ti kho bhikkhave arahato etaṁ adhi-vacanan ti.</text:span></text:p></text:list-item><text:list-item><text:p text:style-name="P85"><text:span text:style-name="VimmBibRef">Sn. 321</text:span>:</text:p><text:p text:style-name="P130">Yathā pi nāvaṁ daḷaṁ āruhitvā<text:line-break/>Phiyen’ arittena samangibhūto,<text:line-break/>so tāraye tattha bahū pi aññe<text:line-break/>tatr’ ūpāyaññū kusalo mutīmā.</text:p></text:list-item></text:list></text:note-body></text:note></text:p>
      <text:p text:style-name="VimmBody"><text:span text:style-name="VimmPageNoOrig">[453]</text:span> One should regard ill as the carrying of a burden; origin, as the taking on of the burden; cessation, as the laying down of the burden; and the Path, as the method of laying down the burden. Thus should these be known through analogy.<text:note text:id="ftn904" text:note-class="footnote"><text:note-citation>2</text:note-citation><text:note-body><text:p text:style-name="Standard">Cp.</text:p><text:list text:style-name="L43"><text:list-item><text:p text:style-name="P86"><text:span text:style-name="VimmBibRef">M. 1, 139-40</text:span>: <text:span text:style-name="VimmBibQuote">Kathañ ca bhikkhave bhikkhu ariyo pannaddhajo pannabhāro visamyutto hoti? Idha bhikkhave bhikkhuno asmimāno pahīno hoti ucchinnamūlo tālavatthukato anabhāvakato āyatiṁ anuppādadhammo. Evaṁ kho bhikkhave bhikkhu ariyo pannaddhajo pannabhāro visaṁyutto hoti.</text:span></text:p></text:list-item><text:list-item><text:p text:style-name="P86"><text:span text:style-name="VimmBibRef">Th. 604, 656</text:span>:</text:p><text:p text:style-name="P131">Pariciṇṇo <text:span text:style-name="T9">mayā satthā, </text:span>kataṁ buddhassa <text:span text:style-name="T9">sāsana</text:span>ṁ,<text:line-break/>ohito garuko <text:span text:style-name="T9">bhāro </text:span>bhavanetti <text:span text:style-name="T9">samūhatā.</text:span></text:p></text:list-item><text:list-item><text:p text:style-name="P86"><text:span text:style-name="VimmBibRef">Dh. 402</text:span>; <text:span text:style-name="VimmBibRef">Sn. 626</text:span>:</text:p><text:p text:style-name="P131">Yo dukkhassa <text:span text:style-name="T9">pajā</text:span>ṇ<text:span text:style-name="T9">āti</text:span>, idh’ eva khayam attano,<text:line-break/><text:span text:style-name="T9">pannabhārā</text:span>ṁ<text:span text:style-name="T9"> </text:span>visaṁyuttaṁ, tam ahaṁ <text:span text:style-name="T9">brūmi </text:span>‘<text:span text:style-name="T9">Brāhma</text:span>ṇ<text:span text:style-name="T9">a</text:span>ṁ’.</text:p></text:list-item><text:list-item><text:p text:style-name="P86"><text:span text:style-name="VimmBibRef">S. III, 25-6</text:span>: <text:span text:style-name="VimmBibQuote"><text:span text:style-name="T9">Sāvatthiya</text:span></text:span><text:span text:style-name="VimmBibQuote">ṁ</text:span><text:span text:style-name="VimmBibQuote"><text:span text:style-name="T9"> </text:span></text:span><text:span text:style-name="VimmBibQuote">Tatra kho . . . pe . . .</text:span></text:p><text:p text:style-name="P86"><text:span text:style-name="VimmBibQuote"><text:span text:style-name="T9">Bhārañ </text:span></text:span><text:span text:style-name="VimmBibQuote">ca vo bhikkhave </text:span><text:span text:style-name="VimmBibQuote"><text:span text:style-name="T9">desissāmi, bhārahārañ </text:span></text:span><text:span text:style-name="VimmBibQuote">ca </text:span><text:span text:style-name="VimmBibQuote"><text:span text:style-name="T9">bhārādānañ </text:span></text:span><text:span text:style-name="VimmBibQuote">ca bh</text:span><text:span text:style-name="VimmBibQuote"><text:span text:style-name="T9">ā</text:span></text:span><text:span text:style-name="VimmBibQuote">ranikkhe-pana</text:span><text:span text:style-name="VimmBibQuote"><text:span text:style-name="T9">ñ</text:span></text:span><text:span text:style-name="VimmBibQuote"> ca. Taṁ </text:span><text:span text:style-name="VimmBibQuote"><text:span text:style-name="T9">suṇātha</text:span></text:span><text:span text:style-name="VimmBibQuote">...</text:span></text:p><text:p text:style-name="P86"><text:span text:style-name="VimmBibQuote">Katamo ca bhikkhave </text:span><text:span text:style-name="VimmBibQuote"><text:span text:style-name="T9">bhāro?</text:span></text:span><text:span text:style-name="VimmBibQuote"> </text:span><text:span text:style-name="VimmBibQuote"><text:span text:style-name="T9">Pañcupādānakkhandhā tissa </text:span></text:span><text:span text:style-name="VimmBibQuote">vacanīyaṁ. Katame pa</text:span><text:span text:style-name="VimmBibQuote"><text:span text:style-name="T9">ñ</text:span></text:span><text:span text:style-name="VimmBibQuote">ca? Seyyathīdaṁ </text:span><text:span text:style-name="VimmBibQuote"><text:span text:style-name="T9">rūpupādānakkhandho</text:span></text:span><text:span text:style-name="VimmBibQuote">...</text:span><text:span text:style-name="VimmBibQuote"><text:span text:style-name="T9">viññāṇupādānakkhandho. Aya</text:span></text:span><text:span text:style-name="VimmBibQuote">ṁ</text:span><text:span text:style-name="VimmBibQuote"><text:span text:style-name="T9"> </text:span></text:span><text:span text:style-name="VimmBibQuote">vuccati bhikkhave </text:span><text:span text:style-name="VimmBibQuote"><text:span text:style-name="T9">bhāro.</text:span></text:span></text:p><text:p text:style-name="P86"><text:span text:style-name="VimmBibQuote">Katamo ca bhikkhave </text:span><text:span text:style-name="VimmBibQuote"><text:span text:style-name="T9">bhārahāro?</text:span></text:span><text:span text:style-name="VimmBibQuote"> Puggalo </text:span><text:span text:style-name="VimmBibQuote"><text:span text:style-name="T9">tissa </text:span></text:span><text:span text:style-name="VimmBibQuote">vacanīyaṁ. Yoyaṁ </text:span><text:span text:style-name="VimmBibQuote"><text:span text:style-name="T9">āyasmā </text:span></text:span><text:span text:style-name="VimmBibQuote">evaṁ </text:span><text:span text:style-name="VimmBibQuote"><text:span text:style-name="T9">nāmo </text:span></text:span><text:span text:style-name="VimmBibQuote">evaṁ gotto. </text:span><text:span text:style-name="VimmBibQuote"><text:span text:style-name="T9">Aya</text:span></text:span><text:span text:style-name="VimmBibQuote">ṁ</text:span><text:span text:style-name="VimmBibQuote"><text:span text:style-name="T9"> </text:span></text:span><text:span text:style-name="VimmBibQuote">vuccati bhikkhave </text:span><text:span text:style-name="VimmBibQuote"><text:span text:style-name="T9">bhārahāro</text:span></text:span><text:span text:style-name="VimmBibQuote">.</text:span></text:p><text:p text:style-name="P86"><text:span text:style-name="VimmBibQuote">Katama</text:span><text:span text:style-name="VimmBibQuote"><text:span text:style-name="T9">ñ</text:span></text:span><text:span text:style-name="VimmBibQuote"> ca bhikkhave </text:span><text:span text:style-name="VimmBibQuote"><text:span text:style-name="T9">bhārādāna</text:span></text:span><text:span text:style-name="VimmBibQuote">ṁ</text:span><text:span text:style-name="VimmBibQuote"><text:span text:style-name="T9">? Yāya</text:span></text:span><text:span text:style-name="VimmBibQuote">ṁ</text:span><text:span text:style-name="VimmBibQuote"><text:span text:style-name="T9"> taṇhā ponobhavikā nandirāga- sahagatā tatra tratrābhinandinī seyyathīda</text:span></text:span><text:span text:style-name="VimmBibQuote">ṁ</text:span><text:span text:style-name="VimmBibQuote"><text:span text:style-name="T9">, kāmataṇhā bhavataṇhā vibhava-taṇhā. Ida</text:span></text:span><text:span text:style-name="VimmBibQuote">ṁ</text:span><text:span text:style-name="VimmBibQuote"><text:span text:style-name="T9"> vuccati bhikkhave bhārādāna</text:span></text:span><text:span text:style-name="VimmBibQuote">ṁ</text:span><text:span text:style-name="VimmBibQuote"><text:span text:style-name="T9">.</text:span></text:span></text:p><text:p text:style-name="P86"><text:span text:style-name="VimmBibQuote"><text:span text:style-name="T9">Katamañ ca bhikkhave bhāranikkhepana</text:span></text:span><text:span text:style-name="VimmBibQuote">ṁ</text:span><text:span text:style-name="VimmBibQuote"><text:span text:style-name="T9">? Yo tassā-yeva taṇhāya asesa- virāganirodho cāgo paṭinissaggo mutti anālayo. Ida</text:span></text:span><text:span text:style-name="VimmBibQuote">ṁ</text:span><text:span text:style-name="VimmBibQuote"><text:span text:style-name="T9"> vuccati bhikkhave bhāra- nikkhepanan ti.</text:span></text:span></text:p><text:p text:style-name="P86"><text:span text:style-name="VimmBibQuote"><text:span text:style-name="T9">Idam avoca Bhagavā . . . etad avoca Satthā:</text:span></text:span></text:p><text:p text:style-name="P131"><text:span text:style-name="T9">Bhārā </text:span>have <text:span text:style-name="T9">pañcakkhandhā,<text:line-break/></text:span>bhārahāro ca puggalo,<text:line-break/>bhārādānaṁ dukkhaṁ loke,<text:line-break/>bhāranikkhepanaṁ sukhaṁ.</text:p><text:p text:style-name="P131">Nikkhipitvā garuṁ bhāraṁ,<text:line-break/>aññaṁ bhāraṁ anādiya,<text:line-break/>samūlaṁ taṇhaṁ abbhuyha,<text:line-break/>nicchāto parinibbuto.</text:p></text:list-item></text:list></text:note-body></text:note></text:p>
      <text:h text:style-name="Heading_20_4" text:outline-level="4" text:is-list-header="true"><text:soft-page-break/>Through discrimination</text:h>
      <text:p text:style-name="VimmBody"><text:span text:style-name="VimmQA">Q.</text:span> How, through discrimination? <text:span text:style-name="VimmQA">A.</text:span> There are four kinds in truth: Speech that is true, knowledge, absolute truth and Ariyan Truth. Here, a man speaks true words and not words that are untrue — this is called speech that is true. Investigation of falsehood — this is knowledge. <text:span text:style-name="VimmPali">Nibbāna</text:span> is absolute truth. The truth practised by the Saint is Ariyan Truth. Here, Ariyan Truth should be realized. Thus should these be known through discrimination. <text:span text:style-name="VimmPageNo">[[340|277]]</text:span> </text:p>
      <text:h text:style-name="Heading_20_4" text:outline-level="4" text:is-list-header="true">Through enumeration</text:h>
      <text:p text:style-name="VimmBody"><text:span text:style-name="VimmQA">Q.</text:span> How, through enumeration? <text:span text:style-name="VimmQA">A.</text:span> Except craving, all skilful, unskilful and indeterminate states of the three planes compose the Truth of Ill; craving is the Truth of Origin; the removal of craving is the Truth of Cessation; the Noble Eightfold Path is the Truth of the Path. Again, except craving, all other defilements and the skilful, unskilful and indeterminate states of the three planes compose the Truth of Ill; craving and the defilements (associated with it) compose the Truth of Origin; the removal of these is the Truth of Cessation; the path is the Truth of the Path. Again, except craving, all defilements and skilful, unskilful and indeterminate states of the three planes compose the Truth of Ill; craving and the defilements, and all the unskilful states compose the Truth of Origin; the removal of these is the Truth of Cessation; the path is the Truth of the Path. And again, except craving and the defilements and all unskilful states (associated with it) the other unskilful states of the three planes and the indeterminate states of the three planes compose the Truth of Ill; craving, the remaining defilements, unskilful states and skilful states of the three planes compose the (Truth of) Origin; the removal of these is the Truth of Cessation; the path is the Truth of the Path. Here, to wish for the delightful is craving. Origin means “with craving” and “with latent tendencies”. Other defilements are origin in the sense of removing and in the sense of manifestation of becoming. All unskilful states are origin in the sense of causing to be. Merit of the three planes is origin. Here, craving and the other defilements are origin. <text:span text:style-name="VimmPageNo">[[341|278]]</text:span> </text:p>
      <text:p text:style-name="VimmBody">All merit of the three planes belong to the Truth of Ill or the Truth of Origin. Because of the characteristics of despair, misery, the put together , and the limited, there is the Truth of Ill. Because of the characteristics of accumulation, cause and condition, clinging and combination, the Truth of Origin is fulfilled. Thus should these be understood through enumeration.</text:p>
      <text:h text:style-name="Heading_20_4" text:outline-level="4" text:is-list-header="true">Through sameness</text:h>
      <text:p text:style-name="VimmBody"><text:span text:style-name="VimmQA">Q.</text:span> How, through sameness? <text:span text:style-name="VimmQA">A.</text:span> These Four Truths are one through four ways: through the meaning of truth; the meaning of thus-isness; the meaning of doctrine; and the meaning of the void. Thus these should be known through sameness.<text:note text:id="ftn905" text:note-class="footnote"><text:note-citation>1</text:note-citation><text:note-body><text:p text:style-name="Standard">Cp.</text:p><text:list text:style-name="L44"><text:list-item><text:p text:style-name="P87"><text:span text:style-name="VimmBibRef">D. III, 273</text:span>: <text:span text:style-name="VimmBibQuote">It’ ime dasa </text:span><text:span text:style-name="VimmBibQuote"><text:span text:style-name="T16">dhammā bhūtā tacchā tathā avitathā anaññathā sammā Tathāgatena abhisambuddhā</text:span></text:span><text:span text:style-name="VimmPali"><text:span text:style-name="T36">. </text:span></text:span><text:span text:style-name="T16">(=</text:span><text:span text:style-name="VimmPali"><text:span text:style-name="T36"> </text:span></text:span><text:span text:style-name="VimmBibQuote"><text:span text:style-name="T16">Bhūtā ti sabhāvato vijjamānā. Tacchā ti yathāvā. Tathā ti yathā vuttā tathā sabhāvā. Avitathā ti yathā vuttā na tathā na honti. Anaññathā ti vutta-ppakārato na aññathā</text:span></text:span><text:span text:style-name="T16">—</text:span><text:span text:style-name="VimmBibRef"><text:span text:style-name="T16">Sv. III, 1057</text:span></text:span><text:span text:style-name="T16">).</text:span></text:p></text:list-item><text:list-item><text:p text:style-name="P87"><text:span text:style-name="VimmBibRef"><text:span text:style-name="T16">S. V, 430-31</text:span></text:span><text:span text:style-name="T16">: </text:span><text:span text:style-name="VimmBibQuote"><text:span text:style-name="T16">Cattārimāni bhikkhave tathāni avithatāni anaññathāni. Katamāni cattāri? Idaṁ dukkhan ti bhikkhave tatham etaṁ avitatham etaṁ anaññatatham etam. Ayaṁ dukkhasamudayo ti tatham etaṁ...ayaṁ dukkhanirodho ti tatham etaṁ... Ayaṁ dukkhanirodhagāminī paṭipadā ti tatham etaṁ avitatham etaṁ anaññatham etaṁ.</text:span></text:span><text:span text:style-name="T16"> (= </text:span><text:span text:style-name="VimmBibQuote"><text:span text:style-name="T16">Sabhāva-vijahan’ aṭṭhena tathaṁ. Dukkhaṁ </text:span></text:span><text:span text:style-name="VimmBibQuote">hi </text:span><text:span text:style-name="VimmBibQuote"><text:span text:style-name="T16">dukkham eva vuttaṁ sabhāvassa amoghatāya avitathaṁ. Na dukkhaṁ adukkhaṁ nāma hoti. Añña-sabhāvānupagamena anaññathaṁ. Na </text:span></text:span><text:span text:style-name="VimmBibQuote">hi </text:span><text:span text:style-name="VimmBibQuote"><text:span text:style-name="T16">dukkhaṁ samudayādi-sabhāvaṁ upagacchati. Samudayādīsu pi es’ eva nayo ti</text:span></text:span><text:span text:style-name="T16">—</text:span><text:span text:style-name="VimmBibRef"><text:span text:style-name="T16">Spk. III, 298</text:span></text:span><text:span text:style-name="T16">).</text:span></text:p></text:list-item></text:list></text:note-body></text:note></text:p>
      <text:h text:style-name="Heading_20_4" text:outline-level="4" text:is-list-header="true"><text:soft-page-break/>Through difference</text:h>
      <text:p text:style-name="VimmBody"><text:span text:style-name="VimmQA">Q.</text:span> How, through difference? <text:span text:style-name="VimmQA">A.</text:span> There are two truths: mundane and supramundane truth.<text:note text:id="ftn906" text:note-class="footnote"><text:note-citation>1</text:note-citation><text:note-body><text:p text:style-name="Standard"><text:span text:style-name="VimmBibRef"><text:span text:style-name="T16">Vbh. 116</text:span></text:span><text:span text:style-name="T16">: </text:span><text:span text:style-name="VimmBibQuote"><text:span text:style-name="T16">Dve saccā lokiyā; dve saccā lokuttarā.</text:span></text:span></text:p></text:note-body></text:note> Mundane truth is canker, fetter, tangle, flood, yoke, hindrance, contact, clinging, defilement.<text:note text:id="ftn907" text:note-class="footnote"><text:note-citation>2</text:note-citation><text:note-body><text:p text:style-name="Standard"><text:span text:style-name="VimmBibRef"><text:span text:style-name="T16">Vbh. 12</text:span></text:span><text:span text:style-name="T16">; </text:span><text:span text:style-name="VimmBibRef"><text:span text:style-name="T16">Dhs. par. 584-85</text:span></text:span><text:span text:style-name="T16">: </text:span><text:span text:style-name="VimmBibQuote"><text:span text:style-name="T16">Sabbaṁ rūpaṁ...lokiyaṁ sāsavaṁ saṁyojaniyaṁ gantha- niyaṁ oghaniyaṁ yoganiyaṁ nīvaraṇiyaṁ parāmaṭṭhaṁ upādāniyaṁ saṅkilesikaṁ.</text:span></text:span></text:p></text:note-body></text:note> It is called ill and origin. Supramundane truth is without canker, without fetter, without tangle, without flood, without yoke, without hindrance, without contact, without clinging, without defilement. It is Cessation and the Path. Three Truths are conditioned. The truth of Cessation is unconditioned.<text:note text:id="ftn908" text:note-class="footnote"><text:note-citation>3</text:note-citation><text:note-body><text:p text:style-name="Standard"><text:span text:style-name="VimmBibRef"><text:span text:style-name="T16">Vbh. 116</text:span></text:span><text:span text:style-name="T16">: </text:span><text:span text:style-name="VimmBibQuote"><text:span text:style-name="T16">Tiṇi saccā saṁkhatā; nirodhasaccaṁ asaṁkhataṁ.</text:span></text:span></text:p></text:note-body></text:note> Three Truths are without<text:note text:id="ftn909" text:note-class="footnote"><text:note-citation>4</text:note-citation><text:note-body><text:p text:style-name="Standard"><text:span text:style-name="VimmPali"><text:span text:style-name="T36">*</text:span></text:span><text:span text:style-name="T16"> </text:span>Should read ‘with’. Perhaps an error (see <text:span text:style-name="VimmXML">&lt;</text:span><text:span text:style-name="VimmXML"><text:span text:style-name="T137">ptr type="vimm" target="p278n5"&gt;</text:span></text:span><text:span text:style-name="VimmXML">n</text:span><text:span text:style-name="VimmXML"><text:span text:style-name="T137">ext footnote&lt;/ptr&gt;</text:span></text:span>).</text:p></text:note-body></text:note> form. The Truth of Ill is with and without form.<text:note text:id="ftn910" text:note-class="footnote"><text:note-citation>5</text:note-citation><text:note-body><text:p text:style-name="Standard"><text:span text:style-name="VimmXML">&lt;</text:span><text:span text:style-name="VimmXML"><text:span text:style-name="T137">anchor id="p278n5"/&gt;</text:span></text:span><text:span text:style-name="VimmBibRef">Vbh. 116</text:span>: <text:span text:style-name="VimmBibQuote"><text:span text:style-name="T16">Tiṇi saccā rūpā; </text:span></text:span><text:span text:style-name="VimmBibQuote">dukkasacca</text:span><text:span text:style-name="VimmBibQuote"><text:span text:style-name="T16">ṁ</text:span></text:span><text:span text:style-name="VimmBibQuote"> </text:span><text:span text:style-name="VimmBibQuote"><text:span text:style-name="T16">siyā rūpaṁ siyā arūpaṁ.</text:span></text:span></text:p></text:note-body></text:note> The Truth of Origin is unskilful. The Truth of the Path is skilful. The Truth of Cessation is indeterminate. The Truth of Ill is skilful, unskilful and indeterminate.<text:note text:id="ftn911" text:note-class="footnote"><text:note-citation>6</text:note-citation><text:note-body><text:p text:style-name="P19"><text:span text:style-name="VimmBibRef">Vbh. </text:span><text:span text:style-name="VimmBibRef"><text:span text:style-name="T16">112</text:span></text:span><text:span text:style-name="T16">: </text:span><text:span text:style-name="VimmBibQuote"><text:span text:style-name="T16">Samudayasaccaṁ akusalaṁ; maggasaccaṁ kusalaṁ, nirodhasaccaṁ avyākataṁ dukkhasaccaṁ siyā kusalaṁ siyā akusalaṁ siyā avyākataṁ.</text:span></text:span></text:p></text:note-body></text:note> The Truth of Ill enables to understand; the Truth of Origin enables to remove; the Truth, of Cessation enables to attain; and the Truth of the Path enables to practise.<text:note text:id="ftn912" text:note-class="footnote"><text:note-citation>7</text:note-citation><text:note-body><text:p text:style-name="Standard">See <text:span text:style-name="VimmXML">&lt;</text:span><text:span text:style-name="VimmXML"><text:span text:style-name="T136">ptr type="vimm" target="p274n1"&gt;</text:span></text:span><text:span text:style-name="VimmXML"><text:span text:style-name="T16">n. 1 (a), p. 274&lt;/</text:span></text:span><text:span text:style-name="VimmXML"><text:span text:style-name="T17">ptr&gt;</text:span></text:span><text:span text:style-name="T16">.</text:span></text:p></text:note-body></text:note> Thus should these be known through difference. <text:span text:style-name="VimmPageNo">[[342|279]]</text:span> </text:p>
      <text:h text:style-name="Heading_20_4" text:outline-level="4" text:is-list-header="true">Through one kind etc.</text:h>
      <text:p text:style-name="VimmBody"><text:span text:style-name="VimmQA">Q.</text:span> How, through one kind and so forth? <text:span text:style-name="VimmQA">A.</text:span> They are of one kind thus: The body which has consciousness is ill. Origin is pride, and the removal of that is Cessation. Mindfulness of the body is the Path. They are of two kinds thus: Name and form are ill; ignorance and craving are Origin; the removal of these is cessation; serenity<text:note text:id="ftn913" text:note-class="footnote"><text:note-citation>8</text:note-citation><text:note-body><text:p text:style-name="Standard"><text:span text:style-name="VimmPali">Samatha</text:span>.</text:p></text:note-body></text:note> and insight<text:note text:id="ftn914" text:note-class="footnote"><text:note-citation>9</text:note-citation><text:note-body><text:p text:style-name="Standard"><text:span text:style-name="VimmPali">Vipassanā</text:span>.</text:p></text:note-body></text:note> are the Path. They are of three kinds thus: (Misery of the suffering of the three planes<text:note text:id="ftn915" text:note-class="footnote"><text:note-citation>10</text:note-citation><text:note-body><text:p text:style-name="Standard">* This whole sentence is given as <text:span text:style-name="VimmPali">dukkha-dukkha</text:span>.</text:p></text:note-body></text:note>) is the Truth of Ill; the three unskilful faculties<text:note text:id="ftn916" text:note-class="footnote"><text:note-citation>11</text:note-citation><text:note-body><text:p text:style-name="Standard">** Perhaps should read ‘roots’ —<text:span text:style-name="VimmPali">Tiṇi akusala mūlāni</text:span>.</text:p></text:note-body></text:note> are origin; the removal of these is cessation. Virtue, concentration and wisdom<text:note text:id="ftn917" text:note-class="footnote"><text:note-citation>12</text:note-citation><text:note-body><text:p text:style-name="Standard"><text:span text:style-name="VimmPali">Sīla, samādhi, paññā</text:span>.</text:p></text:note-body></text:note> are the Path. They are of four kinds thus: (The, four kinds of nutriment)<text:note text:id="ftn918" text:note-class="footnote"><text:note-citation>13</text:note-citation><text:note-body><text:p text:style-name="Standard">The text is not quite clear.</text:p></text:note-body></text:note> are ill. The four kinds of overturning<text:note text:id="ftn919" text:note-class="footnote"><text:note-citation>14</text:note-citation><text:note-body><text:p text:style-name="Standard"><text:span text:style-name="VimmBibRef">Netti. 85</text:span>: <text:span text:style-name="VimmBibQuote">Tattha rūpaṁ paṭhamaṁ vipallāsavatthu: asubhe subhan ti, vedanā dutiyaṁ. vipallāsavatthu: dukkhe sukhan ti, saññā saṁkhārā ca tatiyaṁ vipallāsavatthu: anatiani attā, viññāṇaṁ catutthaṁ vipallāsavatthu: anicce niccan ti.</text:span></text:p></text:note-body></text:note> are origin; the removal of overturning is cessation, the four foundations of Mindfulness<text:note text:id="ftn920" text:note-class="footnote"><text:note-citation>15</text:note-citation><text:note-body><text:p text:style-name="Standard"><text:span text:style-name="VimmPali">Cattāro satipaṭṭhānā</text:span>.</text:p></text:note-body></text:note> are the Path. They are of five kinds thus: The five states of birth<text:note text:id="ftn921" text:note-class="footnote"><text:note-citation>16</text:note-citation><text:note-body><text:p text:style-name="Standard"><text:span text:style-name="VimmBibRef">D. III, 234</text:span>: <text:span text:style-name="VimmBibQuote">Pañca gatiyo. Nirayo, tiracchāna-yoni, pettivisayo, manussā, devā.</text:span></text:p></text:note-body></text:note> are ill; the five hindrances<text:note text:id="ftn922" text:note-class="footnote"><text:note-citation>17</text:note-citation><text:note-body><text:p text:style-name="P19"><text:span text:style-name="VimmBibRef">D. III, 234</text:span>: <text:span text:style-name="VimmBibQuote">Pañca nīvaraṇāni. Kāmacchanda-nīvaraṇaṁ, vyāpāda-nīvaraṇaṁ, thīna-middha-nīvaraṇaṁ, uddhacca-kukkucca-nīvaraṇaṁ, vicikicchā-nīvaraṇaṁ.</text:span></text:p></text:note-body></text:note> are origin; the removal of the hindrances is cessation; the five <text:soft-page-break/>faculties are the Path.<text:note text:id="ftn923" text:note-class="footnote"><text:note-citation>1</text:note-citation><text:note-body><text:p text:style-name="Standard"><text:span text:style-name="VimmBibRef">A. V, 16</text:span>: <text:span text:style-name="VimmBibQuote">Pañcaṅgavippahīno bhikkhave bhikkhu pañcaṅgasamannāgato imasmiṁ dhamma-vinaye ‘kevalī vusitavā uttamapuriso’ ti vuccati.</text:span></text:p><text:p text:style-name="Standard"><text:span text:style-name="VimmBibQuote">Kathañ ca bhikkhave bhikkhu pañcangavippahīno hoti? Idha bhikkhave bhikkhuno kāmacchando pahīno hoti, vyāpādo pahīno hoti, thīnamiddhaṁ pahīnaṁ hoti, uddhacca-kukkuccaṁ pahīnaṁ hoti, vicikicchā pahīnā hoti. Evaṁ kho bhikkhave bhikkhu pañcaṅga-vippahīno hoti.</text:span></text:p><text:p text:style-name="Standard"><text:span text:style-name="VimmBibQuote">Kathañ ca...pañcaṅgasamannagato hoti? Idha bhikkhave bhikkhu asekhena sīlak-khandhena samannāgato hoti, asekhena samādhikkhaṇdhena samannāgato hoti, asekhena paññākkhandhena samannāgato hoti, asekhena vimuttikkhandhena samannāgato hoti, asekhena vimuttiñāṇadassanakkhandhena samannāgato hoti. Evaṁ kho bhikkhave bhikkhu pañcaṅgasamannāgato hoti.</text:span></text:p><text:p text:style-name="Standard"><text:span text:style-name="VimmBibQuote">Pañcaṅgavippahīno kho bhikkhave bhikkhu pañcaṅgasamannāgato imasmiṁ dhamma-vinaye ‘kevalī vusitavā uttamapuriso’ ti vuccatī ti.</text:span></text:p></text:note-body></text:note> They are of six kinds thus: The six organs of contact are ill;<text:note text:id="ftn924" text:note-class="footnote"><text:note-citation>2</text:note-citation><text:note-body><text:p text:style-name="Standard"><text:span text:style-name="VimmBibRef">S. IV, 70</text:span>: <text:span text:style-name="VimmBibQuote">Chay ime bhikkhave phassāyatanā aḍantā aguttā arakkhitā asaṁvutā dukkhā-dhivāhā honti. Katame cha? Cakkhuṁ...mono bhikkhave phassāyatanaṁ adantaṁ...</text:span></text:p></text:note-body></text:note> the six groups of craving<text:note text:id="ftn925" text:note-class="footnote"><text:note-citation>3</text:note-citation><text:note-body><text:p text:style-name="Standard"><text:span text:style-name="VimmBibRef">S. II, 3</text:span>: <text:span text:style-name="VimmBibQuote">Katamā ca bhikkhave taṇhā? Cha yime bhikkhave taṇhākāyā. Rūpataṇhā saddataṇhā gandhataṇhā rasataṇhā phoṭṭhabbataṇhā dhammataṇhā. Ayāṁ vuccati bhikkhave taṇhā.</text:span></text:p></text:note-body></text:note> are origin; the removal of the groups of craving is cessation; the six elements of escape<text:note text:id="ftn926" text:note-class="footnote"><text:note-citation>4</text:note-citation><text:note-body><text:p text:style-name="Standard">Cp. <text:span text:style-name="VimmBibRef">A. III, 290-92</text:span>; <text:span text:style-name="VimmBibRef">D. III, 247-50</text:span>: <text:span text:style-name="VimmBibQuote">Cha nissaraṇīya dhātuyo...</text:span></text:p><text:list text:style-name="L45"><text:list-item><text:p text:style-name="P88"><text:span text:style-name="VimmBibQuote">nissaraṇaṁ h’ etaṁ āvuso vyāpādassa, yadidaṁ mettā ceto-vimutti...</text:span></text:p></text:list-item><text:list-item><text:p text:style-name="P88"><text:span text:style-name="VimmBibQuote">nissaraṇaṁ h’ etaṁ āvuso vihesāya, yadidaṁ karuṇā ceto-vimutti...</text:span></text:p></text:list-item><text:list-item><text:p text:style-name="P88"><text:span text:style-name="VimmBibQuote">nissaraṇaṁ h’ etaṁ āvuso aratiyā, yadidaṁ muditā ceto-vimutti...</text:span></text:p></text:list-item><text:list-item><text:p text:style-name="P88"><text:span text:style-name="VimmBibQuote">nissaraṇaṁ h’ etaṁ āvuso rāgassa, yadidaṁ upekhā ceto-vimutti...</text:span></text:p></text:list-item><text:list-item><text:p text:style-name="P88"><text:span text:style-name="VimmBibQuote">nissaraṇaṁ h’ etaṁ āvuso sabba-nimittānaṁ, yadidaṁ animittā ceto-vimutti...</text:span></text:p></text:list-item><text:list-item><text:p text:style-name="P88"><text:span text:style-name="VimmBibQuote">nissaraṇaṁ h’ etaṁ āvuso vicikicchā-kathaṁkathā-sallassa, yadidaṁ ‘asmīti’ māna-samugghāto.</text:span></text:p></text:list-item></text:list></text:note-body></text:note> are the Path. <text:span text:style-name="VimmPageNo">[[343|280]]</text:span> </text:p>
      <text:p text:style-name="VimmBody">They are of seven kinds thus: The seven stations of consciousness<text:note text:id="ftn927" text:note-class="footnote"><text:note-citation>5</text:note-citation><text:note-body><text:p text:style-name="Standard"><text:span text:style-name="VimmXML">&lt;</text:span><text:span text:style-name="VimmXML"><text:span text:style-name="T138">anchor </text:span></text:span><text:span text:style-name="VimmXML"><text:span text:style-name="T147">id</text:span></text:span><text:span text:style-name="VimmXML"><text:span text:style-name="T138">="p280n1"/&gt;</text:span></text:span><text:span text:style-name="VimmBibRef">D. III, 253</text:span>: <text:span text:style-name="VimmBibQuote">Satta viññāṇa-ṭṭhitiyo (1) Sant’ āvuso sattā nānatta-kāyā nānatta-saññino, seyyathā pi manussā ekacce ca devā ekacce ca vinipātikā. Ayaṁ paṭhamā yiññāṇa-ṭṭhiti. (2) Sant’ āvuso sattā nānatta-kāyā ekatta-saññino seyyathā pi devā Brahma-kāyikā paṭhamā-bhinibbattā. Ayaṁ dutiyā viññāṇa-ṭṭhiti. (3) Sant’ āvuso sattā ekatta-kāyā nānatta-saññino, seyyathā pi devā Ābhassarā. Ayaṁ tatiyā viññāṇa- ṭṭhiti. (4) Sant’ āvuso sattā ekatta-kāyā ekatta-saññino, seyyathā pi devā Subhakiṇhā. Ayaṁ catutthā viññāṇa-ṭṭhiti. (5) Sant’ āvuso sattā sabbaso rūpa-saññānaṁ samatikkamā, paṭigha-saññānaṁ atthagamā, nānatta-saññānaṁ amanasikārā, ‘Ananto ākāso ti’ ākāsānañcayatanūpagā. Ayaṁ pañcamī viññāṇa-ṭṭhiti. (6) Sant’ āvuso sattā sabbaso ākāsānañcāyatanaṁ samatikkamma ‘Anantaṁ viññāṇan ti’ viññāṇañcāyatanūpagā. Ayaṁ chaṭṭhī viññaṇa-ṭṭhiti. (7) Sant’ āvuso sattā. sabbaso viññāṇañcāyatanaṁ samatikkamma ‘N'atthi kiñcīti' ākiñcaññāyatanūpagā. Ayaṁ sattamī viññāṇa-ṭṭhiti.</text:span></text:p></text:note-body></text:note> are ill; the seven latent tendencies<text:note text:id="ftn928" text:note-class="footnote"><text:note-citation>6</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are origin; the removal of the seven latent tendencies is cessation; the seven enlightenment factors<text:note text:id="ftn929" text:note-class="footnote"><text:note-citation>7</text:note-citation><text:note-body><text:p text:style-name="Standard"><text:span text:style-name="VimmBibRef">D. III, 251-2</text:span>: <text:span text:style-name="VimmBibQuote">Satta sambojjhahgā. Sati-sambojjhaṅgo, dhamma-vicaya-sambojjhaṅgo, viriya-sambojjhaṅgo, pīti-sambojjhaṅgo, passaddhi-sambojjhaṅgo, samādhi-sambojjhaṅgo, upekhā-sambojjhaṅgo.</text:span></text:p></text:note-body></text:note> are the Path. They are of eight kinds thus: The eight worldly conditions<text:note text:id="ftn930" text:note-class="footnote"><text:note-citation>8</text:note-citation><text:note-body><text:p text:style-name="P19"><text:span text:style-name="VimmBibRef">D. III, 260</text:span>: <text:span text:style-name="VimmBibQuote">Aṭṭha loka-dhammā. Lābho ca alābho ca yaso ca ayaso ca nindā ca pasaṁsā ca sukhañ ca dukkhañ ca.</text:span></text:p></text:note-body></text:note> are ill; the eight errors<text:note text:id="ftn931" text:note-class="footnote"><text:note-citation>9</text:note-citation><text:note-body><text:p text:style-name="P19"><text:span text:style-name="VimmBibRef">D. III, 254</text:span>: <text:span text:style-name="VimmBibQuote">Aṭṭha micchattā. Micchā-diṭṭhi, micchā-saṁkappo, micchā-vācā, micchā-kammanto, micchā-ājīvo, micchā-vāyāmo, micchā-sati, micchā-samādhi.</text:span></text:p></text:note-body></text:note> are origin; the removal of the eight errors is cessation; the Noble Eightfold Path is the Path.<text:note text:id="ftn932" text:note-class="footnote"><text:note-citation>10</text:note-citation><text:note-body><text:p text:style-name="P19"><text:span text:style-name="VimmBibRef">D. III, 255</text:span>: <text:span text:style-name="VimmBibQuote">Aṭṭha sammattā. Sammā-diṭṭhi...pe...sammā-samādhi.</text:span></text:p></text:note-body></text:note> They are of nine kinds thus: The nine abodes of beings<text:note text:id="ftn933" text:note-class="footnote"><text:note-citation>11</text:note-citation><text:note-body><text:p text:style-name="P37"><text:span text:style-name="VimmXML">&lt;</text:span><text:span text:style-name="VimmXML"><text:span text:style-name="T138">anchor </text:span></text:span><text:span text:style-name="VimmXML"><text:span text:style-name="T148">id=</text:span></text:span><text:span text:style-name="VimmXML"><text:span text:style-name="T138">"p280n</text:span></text:span><text:span text:style-name="VimmXML"><text:span text:style-name="T141">7</text:span></text:span><text:span text:style-name="VimmXML"><text:span text:style-name="T138">"/&gt;</text:span></text:span><text:span text:style-name="VimmBibRef">D. III, 263</text:span>: <text:span text:style-name="VimmBibQuote">Nava sattāvāsā.</text:span> The first four = the first four <text:span text:style-name="VimmXML">&lt;</text:span><text:span text:style-name="VimmXML"><text:span text:style-name="T138">ptr type="vimm" target="p280n1"&gt;</text:span></text:span><text:span text:style-name="VimmXML">at </text:span><text:span text:style-name="VimmXML"><text:span text:style-name="T138">foot</text:span></text:span><text:span text:style-name="VimmXML">n</text:span><text:span text:style-name="VimmXML"><text:span text:style-name="T138">ote</text:span></text:span><text:span text:style-name="VimmXML"> above&lt;/</text:span><text:span text:style-name="VimmXML"><text:span text:style-name="T138">ptr&gt;</text:span></text:span> (<text:span text:style-name="VimmBibQuote">Satta viññāṇa- ṭṭhitiyo</text:span>); the fifṭh—<text:span text:style-name="VimmBibQuote">Sant’ āvuso sattā asaññino appaṭisaṁvedino seyyathā pi devā Asañña-sattā. Ayaṁ pañcamo sattāvāso...</text:span>; the next three = <text:span text:style-name="T138">(</text:span>5), (6), (7) <text:s/><text:span text:style-name="VimmXML">&lt;</text:span><text:span text:style-name="VimmXML"><text:span text:style-name="T138">ptr type="vimm" target="</text:span></text:span><text:span text:style-name="VimmXML"><text:span text:style-name="T153">p</text:span></text:span><text:span text:style-name="VimmXML"><text:span text:style-name="T138">280n1"&gt;</text:span></text:span><text:span text:style-name="VimmXML">of </text:span><text:span text:style-name="VimmXML"><text:span text:style-name="T138">the footnote</text:span></text:span><text:span text:style-name="VimmXML"> above&lt;/</text:span><text:span text:style-name="VimmXML"><text:span text:style-name="T138">ptr&gt;</text:span></text:span>; and the last—<text:span text:style-name="VimmBibQuote">Sant’ āvuso sattā sabbaso ākiñcaññāyatanaṁ samatikamma nevasaññānāsaññā-yatanūpagā. Ayaṁ navamo sattāvāso.</text:span></text:p></text:note-body></text:note> are ill; the nine roots of craving<text:note text:id="ftn934" text:note-class="footnote"><text:note-citation>12</text:note-citation><text:note-body><text:p text:style-name="Standard"><text:span text:style-name="VimmBibRef">Vbh. 390</text:span>; <text:span text:style-name="VimmBibRef">A. IV, 400-1</text:span>: <text:span text:style-name="VimmBibQuote">Taṇhaṁ paṭicca pariyesanā, pariyesanaṁ paṭicca lābho, lābhaṁ paṭicca vinicchayo, vinicchayaṁ paṭicca chandarāgo, chandarāgaṁ paṭicca ajjhosānaṁ, ajjhosānaṁ paṭicca pariggaho, pariggahaṁ paṭicca macchariyaṁ, macchariyaṁ paṭicca ārakkhādhikaraṇaṁ, daṇḍādānasatthādānakalahaviggahavivādā tuvaṁtuvaṁpesuññamusā-vādā aneke pāpakā akusalā dhammā sambhavanti.</text:span></text:p><text:p text:style-name="Standard"><text:span text:style-name="VimmBibQuote">Ime kho bhikkhave nava taṇhāmūlakā dhammā ti.</text:span></text:p></text:note-body></text:note> are origin; the removal of these is cessation; the nine basic states of wise attention<text:note text:id="ftn935" text:note-class="footnote"><text:note-citation>13</text:note-citation><text:note-body><text:p text:style-name="Standard"><text:span text:style-name="VimmBibRef">Pts. I, 86</text:span>: <text:span text:style-name="VimmBibQuote">Nava yoniso manasikāramūlakā dhammā:— aniccato yoniso manasikaroto pāmojjaṁ jāyati, pamuditassa pīti jāyati, pītimanassa kāyo passambhati, passaddhakāyo sukhaṁ vedeti, sukhino cittaṁ samādhiyati, samāhitena cittena ‘idam dukkhan' ti yathābhūtaṁ pajānāti, ‘ayaṁ dukkhasamudayo’ ti yathābhūtaṁ pajānāti, ‘ayaṁ dukkhanirodho' ti yathābhūtaṁ pajānāti, ‘ayaṁ dukkhanirodhagāminī paṭipadā’ ti yathābhūtaṁ pajānāti; dukkhato yoniso manasikaroto pāmojjaṁ jāyati, pamuditassa pīti jāyati,...pe...sukhino cittaṁ samādhiyati, samāhitena cittena ‘idaṁ dukkhan’ ti yathābhūtaṁ pajānāti, ayaṁ dukkhasamudayo’ ti yathābhūtaṁ pajānāti, ‘ayaṁ dukkhanirodho’ ti yathābhūtaṁ pajānāti; ayaṁ dukkhanirodhagāminī paṭipadā’ ti yathābhūtaṁ pajānāti; anattato yoniso manasikaroto pāmojjaṁ jāyati... pe...Rūpaṁ aniccato yoniso manasikaroto pāmojjaṁ jāyati...pe...rūpaṁ dūkkhato yoniso manasikaroto pāmojjaṁ jāyati...pe... rūpaṁ anattato yoniso manasikaroto pāmojjaṁ jāyati...pe...vedanaṁ, saññaṁ, saṅkhāre, viññāṇaṁ, cakkhuṁ...pe... jarāmaraṇaṁ aniccato yoniso manasikaroto pāmojjaṁ jāyati...pe...jarāmaraṇaṁ dukkhato yoniso manasikaroto pāmojjaṁ jāyati...pe...vedanaṁ, saññaṁ, saṅkhāre, viññānaṁ, cakkhuṁ...pe...jarāmaraṇaṁ anattato yoniso manasikaroto pāmojjaṁ jāyati...pe…sukhino cittaṁ samādhiyati, samāhitena cittena ‘idam dukkhan’ ti yathābhūtaṁ pajānāti, ‘ayaṁ dukkhasamudayo’ ti yathābhūtaṁ pajānāti, ‘ayaṁ dukkhanirodho’ ti yathābhūtaṁ pajānāti, ‘ayaṁ dukkhanirodhagāminī paṭipadā’ ti yathābhūtaṁ pajānāti. Ime nava yoniso manasikāramūlakā dhammā.</text:span></text:p></text:note-body></text:note> are the Path. They are of ten kinds thus: <text:span text:style-name="VimmPageNo">[[344|281]]</text:span> </text:p>
      <text:p text:style-name="VimmBody"><text:soft-page-break/>The formations in the ten directions are ill;<text:note text:id="ftn936" text:note-class="footnote"><text:note-citation>1</text:note-citation><text:note-body><text:p text:style-name="Standard">Cp. <text:span text:style-name="VimmBibRef">Nd</text:span><text:span text:style-name="VimmBibRef"><text:span text:style-name="T91">1.,</text:span></text:span><text:span text:style-name="VimmBibRef"> 410</text:span>: <text:span text:style-name="VimmBibQuote"><text:span text:style-name="T9">Disā sabbā sameritā </text:span></text:span><text:span text:style-name="VimmBibQuote">ti. Ye </text:span><text:span text:style-name="VimmBibQuote"><text:span text:style-name="T9">puratthimāya </text:span></text:span><text:span text:style-name="VimmBibQuote">dis</text:span><text:span text:style-name="VimmBibQuote"><text:span text:style-name="T9">ā</text:span></text:span><text:span text:style-name="VimmBibQuote">ya </text:span><text:span text:style-name="VimmBibQuote"><text:span text:style-name="T9">saṁkhārā, </text:span></text:span><text:span text:style-name="VimmBibQuote">te pi erit</text:span><text:span text:style-name="VimmBibQuote"><text:span text:style-name="T9">ā sameritā calitā </text:span></text:span><text:span text:style-name="VimmBibQuote">ghaṭṭit</text:span><text:span text:style-name="VimmBibQuote"><text:span text:style-name="T9">ā</text:span></text:span><text:span text:style-name="VimmBibQuote"> </text:span><text:span text:style-name="VimmBibQuote"><text:span text:style-name="T9">aniccatāya jātiyā anugatā jarāya anusa</text:span></text:span><text:span text:style-name="VimmBibQuote">ṭ</text:span><text:span text:style-name="VimmBibQuote"><text:span text:style-name="T9">ā byādhinā </text:span></text:span><text:span text:style-name="VimmBibQuote">abhibhūt</text:span><text:span text:style-name="VimmBibQuote"><text:span text:style-name="T9">ā</text:span></text:span><text:span text:style-name="VimmBibQuote"> maraṇena abbh</text:span><text:span text:style-name="VimmBibQuote"><text:span text:style-name="T9">ā</text:span></text:span><text:span text:style-name="VimmBibQuote">hat</text:span><text:span text:style-name="VimmBibQuote"><text:span text:style-name="T9">ā</text:span></text:span><text:span text:style-name="VimmBibQuote"> dukkhe </text:span><text:span text:style-name="VimmBibQuote"><text:span text:style-name="T9">pati</text:span></text:span><text:span text:style-name="VimmBibQuote">ṭṭ</text:span><text:span text:style-name="VimmBibQuote"><text:span text:style-name="T9">hitā atāṇā </text:span></text:span><text:span text:style-name="VimmBibQuote">ale</text:span><text:span text:style-name="VimmBibQuote"><text:span text:style-name="T9">ṇā</text:span></text:span><text:span text:style-name="VimmBibQuote"> </text:span><text:span text:style-name="VimmBibQuote"><text:span text:style-name="T9">asaraṇā asaraṇībhūtā. </text:span></text:span><text:span text:style-name="VimmBibQuote">Ye pacc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 disāya saṁkhārā, </text:span></text:span><text:span text:style-name="VimmBibQuote">ye </text:span><text:span text:style-name="VimmBibQuote"><text:span text:style-name="T9">dakkhiṇāya disāya saṁkhārā, </text:span></text:span><text:span text:style-name="VimmBibQuote">ye purat</text:span><text:span text:style-name="VimmBibQuote"><text:span text:style-name="T9">thimāya anudisāya saṁkhārā, </text:span></text:span><text:span text:style-name="VimmBibQuote">ye pacchim</text:span><text:span text:style-name="VimmBibQuote"><text:span text:style-name="T9">ā</text:span></text:span><text:span text:style-name="VimmBibQuote">ya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uttarāya</text:span></text:span><text:span text:style-name="VimmBibQuote"> anu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kkhiṇāya </text:span></text:span><text:span text:style-name="VimmBibQuote">anudis</text:span><text:span text:style-name="VimmBibQuote"><text:span text:style-name="T9">ā</text:span></text:span><text:span text:style-name="VimmBibQuote">ya </text:span><text:span text:style-name="VimmBibQuote"><text:span text:style-name="T9">saṁkhārā, </text:span></text:span><text:span text:style-name="VimmBibQuote">ye heṭṭh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uparim</text:span><text:span text:style-name="VimmBibQuote"><text:span text:style-name="T9">ā</text:span></text:span><text:span text:style-name="VimmBibQuote">ya dis</text:span><text:span text:style-name="VimmBibQuote"><text:span text:style-name="T9">ā</text:span></text:span><text:span text:style-name="VimmBibQuote">ya </text:span><text:span text:style-name="VimmBibQuote"><text:span text:style-name="T9">saṁkhārā, </text:span></text:span><text:span text:style-name="VimmBibQuote">ye </text:span><text:span text:style-name="VimmBibQuote"><text:span text:style-name="T9">dasadisāsu saṁkhārā, te </text:span></text:span><text:span text:style-name="VimmBibQuote">pi erit</text:span><text:span text:style-name="VimmBibQuote"><text:span text:style-name="T9">ā</text:span></text:span><text:span text:style-name="VimmBibQuote"> </text:span><text:span text:style-name="VimmBibQuote"><text:span text:style-name="T9">sameritā calitā gha</text:span></text:span><text:span text:style-name="VimmBibQuote">ṭṭ</text:span><text:span text:style-name="VimmBibQuote"><text:span text:style-name="T9">itā aniccatāya jātiyā anugatā jarāya anusa</text:span></text:span><text:span text:style-name="VimmBibQuote">ṭ</text:span><text:span text:style-name="VimmBibQuote"><text:span text:style-name="T9">ā byādhinā abhibhūtā maraṇena </text:span></text:span><text:span text:style-name="VimmBibQuote">abbh</text:span><text:span text:style-name="VimmBibQuote"><text:span text:style-name="T9">ā</text:span></text:span><text:span text:style-name="VimmBibQuote">hat</text:span><text:span text:style-name="VimmBibQuote"><text:span text:style-name="T9">ā</text:span></text:span><text:span text:style-name="VimmBibQuote"> </text:span><text:span text:style-name="VimmBibQuote"><text:span text:style-name="T9">dukkhe pati</text:span></text:span><text:span text:style-name="VimmBibQuote">ṭṭ</text:span><text:span text:style-name="VimmBibQuote"><text:span text:style-name="T9">hitā atāṇā aleṇā asaraṇā asaraṇībhūtā. Bhāsitam pi c’etaṁ:</text:span></text:span></text:p><text:p text:style-name="VimmVersePali">Kiñcā pi cetaṁ jalatī vimānaṁ<text:line-break/>obhāsayaṁ uttariyaṁ disāya<text:line-break/>rūpe raṇaṁ disvā sadā pavedhitaṁ,<text:line-break/>tasmā rūpe na ramati sumedho. (<text:span text:style-name="VimmBibRef">S. I, 148</text:span>).</text:p><text:p text:style-name="VimmVersePali">Maccun’ abbhāhato loko jarāya parivārito<text:line-break/>taṇhāsallena otiṇṇo icchādhumāyika sadā. (<text:span text:style-name="VimmBibRef">Th. 448</text:span>; <office:annotation office:name="__Annotation__45723_2153731846" loext:resolved="false"><dc:creator>Unknown Author</dc:creator><dc:date>2023-04-26T09:07:01.824449637</dc:date><text:p text:style-name="P139"><text:span text:style-name="T156">This is JA538, English translation here: https://suttacentral.net/ja538/en/cowell-rouse?layout=linebyline&amp;reference=main/pts&amp;notes=none&amp;highlight=true&amp;script=latin#pts-vp-pli26</text:span></text:p></office:annotation>cp.<office:annotation-end office:name="__Annotation__45723_2153731846"/> <text:span text:style-name="VimmBibRef">J. VI, 26</text:span>).</text:p><text:p text:style-name="VimmVersePali">Sabbo ādipito loko, sabbo loko padhupito,<text:line-break/>sabbo pajjalito loko, sabbo loko pakampito ti; (<text:span text:style-name="VimmBibRef">S. I, 133</text:span>).</text:p><text:p text:style-name="Standard"><text:span text:style-name="VimmBibQuote">disā sabbā sameritā.</text:span></text:p></text:note-body></text:note> the ten fetters<text:note text:id="ftn937" text:note-class="footnote"><text:note-citation>2</text:note-citation><text:note-body><text:p text:style-name="Standard"><text:span text:style-name="VimmBibRef"><text:span text:style-name="T9">D. III, 234</text:span></text:span><text:span text:style-name="T9">: </text:span><text:span text:style-name="VimmBibQuote"><text:span text:style-name="T9">Pañc’ oram-bhāgiyāni saṁyojanāni. Sakkāya-diṭṭhi, vicikicchā, silabbata-parāmāso, kāmacchando, vyāpādo.</text:span></text:span></text:p><text:p text:style-name="Standard"><text:span text:style-name="VimmBibQuote"><text:span text:style-name="T9">Pañc’uddham-bhāgiyāni saṁyojanāni. Rūpa-rāgo, arūpa-rāgo, māno, uddhaccaṁ, avijjā.</text:span></text:span></text:p></text:note-body></text:note> are origin; the removal of the fetters is cessation;<text:note text:id="ftn938" text:note-class="footnote"><text:note-citation>3</text:note-citation><text:note-body><text:p text:style-name="P1">Cp.</text:p><text:list text:style-name="L46"><text:list-item><text:p text:style-name="P89"><text:span text:style-name="VimmBibRef">It. </text:span><text:span text:style-name="VimmBibRef"><text:span text:style-name="T9">18</text:span></text:span><text:span text:style-name="T9">:</text:span></text:p><text:p text:style-name="P132">Sa sattakkhattuṁ paramaṁ<text:line-break/>sandhāvitvāna puggalo,<text:line-break/>dukkhassantakaro hoti<text:line-break/>sabbosaṁyojanakkhayā ti.</text:p></text:list-item><text:list-item><text:p text:style-name="P89"><text:span text:style-name="VimmBibRef"><text:span text:style-name="T9">Th. 181-2</text:span></text:span><text:span text:style-name="T9">:</text:span></text:p><text:p text:style-name="P132">Yato ahaṁ pabbajito sammāsambuddhasāsane,<text:line-break/><text:span text:style-name="T9">vimuccamāno uggacchiṁ, kāmadhātuṁ upaccagaṁ.<text:line-break/></text:span>Brahmuno pekkhamānassa tato cittaṁ vimucci me;<text:line-break/>akuppā me vimuttīti sabbasaṁyojanakkhayā’ ti.</text:p></text:list-item></text:list></text:note-body></text:note> the ten perceptions are the Path.<text:note text:id="ftn939" text:note-class="footnote"><text:note-citation>4</text:note-citation><text:note-body><text:p text:style-name="Standard"><text:span text:style-name="VimmBibRef"><text:span text:style-name="T9">A. V, 105</text:span></text:span><text:span text:style-name="T9">: </text:span><text:span text:style-name="VimmBibQuote"><text:span text:style-name="T9">Dasa yimā bikkhave saññā bhāvitā bahulikatā mahapphalā honti mahānisaṁsā amatogadhā amatapariyosānā. Katamā dasa? Asubhasaññā, maraṇasaññā, āhāre paṭikkūlasaññā, sabbaloke anabhiratasaññā, aniccasaññā, anicce dukkhasaññā, dukkhe anattasaññā, pahānasaññā, virāgasaññā, nirodhasaññā.</text:span></text:span></text:p></text:note-body></text:note> Thus one should know through one kind and so forth.</text:p>
      <text:h text:style-name="Heading_20_4" text:outline-level="4" text:is-list-header="true">Through inclusion</text:h>
      <text:p text:style-name="VimmBody"><text:span text:style-name="VimmQA">Q.</text:span> How, through inclusion? <text:span text:style-name="VimmQA">A.</text:span> There arc three kinds of inclusion, namely, inclusion of aggregation, of sense-sphere, and of element. Here, the Truth of Ill is included in the five aggregates;<text:note text:id="ftn940" text:note-class="footnote"><text:note-citation>1</text:note-citation><text:note-body><text:p text:style-name="Standard">Cp.</text:p><text:list text:style-name="L47"><text:list-item><text:p text:style-name="P90"><text:span text:style-name="VimmBibRef"><text:span text:style-name="T9">S. III, 196</text:span></text:span><text:span text:style-name="T9">: </text:span><text:span text:style-name="VimmBibQuote"><text:span text:style-name="T9">Dukkhaṁ dukkhan ti bhante vuccati. Katamannu kho bhante dukkhan ti? Rūpaṁ kho Rādha dukkhaṁ, vedanā dukkhā, saññā, dukkhā, sankhārā dukkhā, viññāṇaṁ dukkhaṁ.</text:span></text:span></text:p></text:list-item><text:list-item><text:p text:style-name="P90"><text:span text:style-name="VimmBibRef"><text:span text:style-name="T9">Vbh.-a. 50</text:span></text:span><text:span text:style-name="T9">: </text:span><text:span text:style-name="VimmBibQuote"><text:span text:style-name="T9">Yad aniccaṁ taṁ dukkhan ti* vacanato pana tad eva khandhapañcakaṁ dukkhaṁ. Kasinā? Abhiṇhasampatipīḷanato. Abhiṇhasampatipīlanākāro dukkhalakkhaṇaṁ.</text:span></text:span><text:span text:style-name="T9"> *</text:span><text:span text:style-name="VimmBibRef"><text:span text:style-name="T9">S. III, 22 </text:span></text:span><text:span text:style-name="VimmBibRef">passim</text:span><text:span text:style-name="VimmPali">.</text:span></text:p></text:list-item><text:list-item><text:p text:style-name="P90"><text:span text:style-name="VimmBibRef"><text:span text:style-name="T9">Netti. 42</text:span></text:span><text:span text:style-name="T9">: </text:span><text:span text:style-name="VimmBibQuote"><text:span text:style-name="T9">Pañcakkhandhā dukkhaṁ.</text:span></text:span></text:p></text:list-item><text:list-item><text:p text:style-name="P90"><text:span text:style-name="VimmBibRef"><text:span text:style-name="T9">Dh. 202</text:span></text:span><text:span text:style-name="T9">:</text:span></text:p><text:p text:style-name="P133"><text:span text:style-name="T9">N’atthi rāgasamo </text:span>aggi, <text:span text:style-name="T9">n’atthi dosasamo </text:span>kali,<text:line-break/>N’atthi khandhādisā dukkhā, n’atthi santiparaṁ sukhaṁ</text:p></text:list-item></text:list></text:note-body></text:note> The Truth of Origin and the Truth of the Path are included in the aggregate of mental formations; Cessation is not included in any aggregate. The Truth of Ill is included in the twelve-sense-spheres. Three Truths are included in the sense-sphere of ideas. The <text:span text:style-name="VimmPageNo">[[345|282]]</text:span> Truth of Ill is included in the eighteen elements. Three Truths are included in the element of ideas. Thus one should know through inclusion. Through these ways knowledge of the Noble Truths <text:soft-page-break/>should be known. This is called the method of understanding the Noble Truths. <text:span text:style-name="VimmPageNo">[[346|283]]</text:span> </text:p>
      <text:h text:style-name="Heading_20_2" text:outline-level="2">On discerning truth</text:h>
      <text:p text:style-name="VimmBody"/>
      <text:p text:style-name="VimmExportSkip">CHAPTER THE TWELFTH</text:p>
      <text:p text:style-name="VimmBody"/>
      <text:h text:style-name="Heading_20_3" text:outline-level="3" text:is-list-header="true">Section One</text:h>
      <text:h text:style-name="Heading_20_4" text:outline-level="4" text:is-list-header="true">Aggregates, elements, sense-spheres</text:h>
      <text:p text:style-name="VimmBody">Now the yogin has understood the aggregates, elements, sense-spheres, conditioned arising and the Truths. He has also heard concerning virtue, austerities and meditation, <text:span text:style-name="VimmPali">jhāna</text:span>.</text:p>
      <text:h text:style-name="Heading_20_4" text:outline-level="4" text:is-list-header="true">Similes of the three hundred halberds and of the burning head</text:h>
      <text:p text:style-name="VimmBody">The commoner fears ill-faring, because he is not enlightened. If after contemplating on the fearfulness of ill-faring and of beginningless birth and death, he should think of not missing this opportunity, or on the similes of the points of the three hundred halberds,<text:note text:id="ftn941" text:note-class="footnote"><text:note-citation>1</text:note-citation><text:note-body><text:p text:style-name="Standard"/><text:list text:style-name="L48"><text:list-item><text:p text:style-name="P91"><text:span text:style-name="VimmBibRef">M. III, 165-66</text:span>; <text:span text:style-name="VimmBibRef">S. II, 100</text:span>: <text:span text:style-name="VimmBibQuote">Seyyathāpi bhikkhave coraṁ āgucāriṁ gahetvā rañño dasseyyuṁ, Ayante deva coro āgucārī, imissa yaṁ icchitaṁ taṁ daṇḍaṁ paṇehīti, tam enaṁ rājā evaṁ vadeyya: Gacchatha bho imaṁ purisaṁ pubbaṇhasamayaṁ sattisatena hanathāti, tam enaṁ pubbaṇhasamayaṁ sattisatena haneyyuṁ.</text:span></text:p><text:p text:style-name="P91"><text:span text:style-name="VimmBibQuote">Atha rājā majjhantikaṁ samayaṁ evaṁ vadeyya: Ambho kathaṁ so purisoti?</text:span></text:p><text:p text:style-name="P91"><text:span text:style-name="VimmBibQuote">Tatheva deva jīvatīti, tam enaṁ rājā evaṁ vadeyya. Gacchatha bho taṁ purisaṁ majjhantikaṁ samayaṁ sattisatena hanathāti, tam enaṁ majjhantikaṁ samayaṁ sattisatena haneyyuṁ.</text:span></text:p><text:p text:style-name="P91"><text:span text:style-name="VimmBibQuote">Atha rājā sāyaṇhasamayaṁ evaṁ vadeyya. Ambho kathaṁ so puriso ti? Tatheva deva jīvatīti, tam enaṁ rājā evaā vadeyya: Gacchatha bho taṁ purisaṁ sāyaṇhasamayaṁ sattisatena hanathāti, tam enaṁ sāyaṇhasamayaṁ sattisatena haneyyuṁ.</text:span></text:p><text:p text:style-name="P91"><text:span text:style-name="VimmBibQuote">Taṁ kiṁ maññatha bhikkhave? Api nu so puriso divasaṁ tīhi sattisatehi haññamāno tato nidānaṁ dukkhaṁ domanassaṁ paṭisaṁvediyethāti?</text:span></text:p><text:p text:style-name="P91"><text:span text:style-name="VimmBibQuote">Ekissā pi bhante sattiyā haññamāno tato nidānaṁ dukkhaṁ domanassaṁ paṭisaṁvediyetha ko pana vādo tīhi satttsatehi haññamāno ti?</text:span></text:p><text:p text:style-name="P91"><text:span text:style-name="VimmBibQuote">Evam eva kvāhaṁ bhikkhave </text:span><text:span text:style-name="VimmBibQuote"><text:span text:style-name="T18">vi</text:span></text:span><text:span text:style-name="VimmBibQuote">ññāṇā</text:span><text:span text:style-name="VimmBibQuote"><text:span text:style-name="T18">h</text:span></text:span><text:span text:style-name="VimmBibQuote">ā</text:span><text:span text:style-name="VimmBibQuote"><text:span text:style-name="T18">ro </text:span></text:span><text:span text:style-name="VimmBibQuote">daṭṭhabbo ti vadāmi.</text:span></text:p></text:list-item><text:list-item><text:p text:style-name="P91"><text:span text:style-name="VimmBibRef">S. I, 128</text:span>; <text:span text:style-name="VimmBibRef">Thī. 58, 141</text:span>:</text:p><text:p text:style-name="P134">Sattisūlūpamā kāmā khandhānaṁ adhikuṭṭanā,<text:line-break/>yaṁ tvaṁ kāmaratiṁ brūsi arati dāni sā mamaṁ.</text:p></text:list-item></text:list></text:note-body></text:note> and of the man desirous of saving his burning head,<text:note text:id="ftn942" text:note-class="footnote"><text:note-citation>2</text:note-citation><text:note-body><text:p text:style-name="Standard"/><text:list text:style-name="L49"><text:list-item><text:p text:style-name="P92"><text:span text:style-name="VimmBibRef">A. II, 93</text:span>: <text:span text:style-name="VimmBibQuote">Seyyathāpi bhikkhave ādittacelo vā ādittasīso vā, tass’ eva celassa vā sīsassa vā nibbāpanāya adhimattaṁ chandañ ca vāyāmañ ca ussāhañ ca ussoḷhiñ ca appaṭivāniñ ca satiñ ca sampajaññañ ca kareyya, evam eva kho bhikkhave tena puggalena tesaṁ yeva kusalānaṁ dhammānaṁ paṭilābhāya adhimatto chando ca...</text:span></text:p></text:list-item><text:list-item><text:p text:style-name="P92"><text:span text:style-name="VimmBibRef">S.V, 440</text:span>: <text:span text:style-name="VimmBibQuote">Ādittaṁ bhikkhave celaṁ vā sīsaṁ vā anajjhupekkhitvā amanasikaritvā anabhisametānaṁ catunnaṁ ariyasaccānaṁ yathābhūtaṁ abhisamayāya adhimatto chando ca vāyāmo ca ussāho ca ussoḷhī ca appaṭivānī ca sati ca sampajaññañ ca karaṇiyaṁ.</text:span></text:p></text:list-item></text:list></text:note-body></text:note> the <text:soft-page-break/>yogin is yet unable to understand the Four Noble Truths, he should proceed to discern the Noble Truths by way of analogy. He should develop the wish to do, strive earnestly, and accomplish (the knowledge of the Truths) through completing the mindfulness of concentration.</text:p>
      <text:h text:style-name="Heading_20_4" text:outline-level="4" text:is-list-header="true">Procedure</text:h>
      <text:p text:style-name="VimmBody"><text:span text:style-name="VimmQA">Q.</text:span> What is the procedure? At first the yogin should listen to the Four Noble Truths expounded in brief or in detail or in brief and in detail. Through <text:span text:style-name="VimmPageNo">[[347|284]]</text:span> hearing, seizing the sense and reiteration, he should bear them in mind. At this time the yogin enters into a quiet place, sits down and Composes his mind. He does not let it run hither and thither, and recalls to mind the Four Noble Truths. First he should recall to mind the Truth of Ill through aggregation, sense-sphere and element. The idea of aggregation should be recalled to mind through one’s own characteristics and through the characteristics of the aggregates, in the way it was taught, under the method of understanding the aggregates. The (idea of) sense-sphere should be recalled to mind through the characteristic of sense-sphere, in the way it was taught, under the method of understanding the sense-spheres. The (idea of) element should be recalled to mind through the characteristics of element, in the way it was taught, under the method of understanding the elements. Thus having understood aggregate, sense-sphere and element, that yogin knows that there are only aggregates, sense-spheres and elements, and that there is no being or soul. Thus he gains the perception of the formations<text:note text:id="ftn943" text:note-class="footnote"><text:note-citation>1</text:note-citation><text:note-body><text:p text:style-name="Standard"><text:span text:style-name="VimmPali">Saṅkhāra-saññā</text:span>.</text:p></text:note-body></text:note> and gets to know the two divisions, namely, name and form. Here the ten sense-spheres and the ten elements of the aggregate of matter constitute form. Four aggregates, the sense-sphere of mind and the seven elements constitute name. The sense- sphere of ideas and the element of ideas are name and form. Name is one, form is another. Form is void of name and name, of form. Name is not separate from form, and form is not separate from name, like drum-sound.<text:note text:id="ftn944" text:note-class="footnote"><text:note-citation>2</text:note-citation><text:note-body><text:p text:style-name="Standard">Cp. <text:span text:style-name="VimmBibRef">Vis. Mag. 595</text:span>: <text:span text:style-name="VimmBibQuote">Yathā ca daṇḍābhihataṁ bheriṁ nissāya sadde pavattamāne aññā bheri añño saddo, bherisaddā asammissā, bheri saddena suññā, saddo bheriyā suñño, evam eva vatthudvārārammaṇasankhātaṁ rūpaṁ nissāya nāme pavattamāne aññaṁ rūpaṁ, aññaṁ nāmaṁ, nāmarūpā asammissā, nāmaṁ rūpena suññaṁ; rūpaṁ nāmena suññaṁ; api ca kho bheriṁ paṭicca saddo viya, rūpaṁ paṭicca nāmaṁ pavattati.</text:span></text:p></text:note-body></text:note> Only through dependence on name, form proceeds; and through dependence on form, name proceeds, like the journeying, afar of the blind and the cripple.<text:note text:id="ftn945" text:note-class="footnote"><text:note-citation>3</text:note-citation><text:note-body><text:p text:style-name="Standard"/><text:list text:style-name="L50"><text:list-item><text:p text:style-name="P93"><text:span text:style-name="VimmBibRef">Vis. Mag. 596</text:span>: <text:span text:style-name="VimmBibQuote">Yatha jacchandho ca pīṭhasappī ca disā pakkamitukāmā assu. Jaccandho pīṭhasappiṁ evam āha:- ahaṁ kho bhaṇe sakkomi pādehi pādakaranīyaṁ kātum, n’atthi ca me cakkhūni yehi samavisamaṁ passeyyan ti. Pīṭhasappī pī jacchandhaṁ evam āha:- ahaṁ kho bhaṇe sakkomi cakkhunā cakkhukaraṇīyaṁ kātuṁ, n’atthi ca me pādāni yehi abhikkameyyaṁ vā paṭikkameyyaṁ vā ti. So tuṭṭhahaṭṭho jaccandho piṭhasappiṁ aṁsakūṭaṁ āropesi. Pīṭhasappī jaccandhassa aṁsakūṭena nisīditvā evam āha:- vāmaṁ muñca! dakkhiṇaṁ gaṇha! dakkhiṇaṁ muñca! vāmain gaṇhā ti.</text:span></text:p><text:p text:style-name="P93"><text:span text:style-name="VimmBibQuote">Tattha jaccandho pi nittejo dubbalo na sakena tejena saketia balena gacchati; Pīṭhasappī pi nittejo dubbalo na sakena tejena sakena balena gacchati; na ca tesaṁ aññamaññaṁ nissāya gamanaṁ nappavattati. Evam eva nāmam pi nittejaṁ, na sakena tejena uppajjati, na tāsu tāsu kiriyāsu pavattati; rūpaṁ pi nittejaṁ na sakena tejena uppajjati, na tāsu tāsu kiriyāsu pavattati, na ca tesaṁ aññamaññaṁ nissāya uppatti vā pavatti vā na hoti.</text:span></text:p></text:list-item><text:list-item><text:p text:style-name="P93"><text:span text:style-name="VimmBibRef">Abh</text:span><text:span text:style-name="VimmBibRef"><text:span text:style-name="T95">m</text:span></text:span><text:span text:style-name="VimmBibRef">v. 1220-21</text:span><office:annotation office:name="__Annotation__45803_3925644366" loext:resolved="false"><dc:creator>Unknown Author</dc:creator><dc:date>2023-04-25T14:02:49.601635982</dc:date><text:p text:style-name="P139"><text:span text:style-name="T155">was: abhv, is really Abhidhammavatāra, here is the text in footnote 7: https://www.budsas.org/uni/u-thanhtinh-dao/bgs_law05.htm</text:span></text:p></office:annotation>:<office:annotation-end office:name="__Annotation__45803_3925644366"/></text:p><text:p text:style-name="P135">Nāmaṁ nissāya rūpan tu, rūpaṁ nissāya nāmakaṁ<text:line-break/>pavattati sadā sabbaṁ, pañcavokāra-bhūmiyaṁ;<text:line-break/>imassa pana atthassa, āvibhāvattham eva ca<text:line-break/>jaccandha-pīṭhasappīnaṁ, vattabbā upamā idha.</text:p></text:list-item></text:list></text:note-body></text:note></text:p>
      <text:h text:style-name="Heading_20_4" text:outline-level="4" text:is-list-header="true">Differences between name and form</text:h>
      <text:p text:style-name="VimmBody"><text:span text:style-name="VimmQA">Q.</text:span> What are the differences between name and form?</text:p>
      <text:p text:style-name="VimmBody"><text:soft-page-break/><text:span text:style-name="VimmQA">A.</text:span> Name has no body; form has body. Name is hard to discern; form is easily discerned. Name proceeds quickly; form proceeds slowly. Name <text:span text:style-name="VimmPageNo">[[348|285]]</text:span> does not accumulate; form accumulates. Name excogitates, knows, considers, is aware; form does not do these. Form walks, leans, sits, lies down, bends and stretches; name does not do these. Name knows: “I go”, “I lean”, “I sit”, “I lie down”, “I bend”, “I stretch”; form does not know these. Form drinks, eats, chews, tastes; name does not do these. Name knows: “I drink”, “I eat”, “I chew”, “I taste”; form does not know these. Form claps the hands, frolics, laughs, cries and talks in many ways; name does not do these. Name knows thus: “I clap”, “I frolic”, “I laugh”, “I cry”, “I talk in such and such a manner”; form does not know these. These are the differences between name and form; and that yogin knows name <text:span text:style-name="VimmPageNoOrig">[454]</text:span> and form thus: “Only name and form are here; there is no being, there is no soul”. Thus he, making it manifest, gets the perception of the formations.</text:p>
      <text:h text:style-name="Heading_20_4" text:outline-level="4" text:is-list-header="true">Summary of the truth of ill</text:h>
      <text:p text:style-name="VimmBody">Now, this is a summary of the whole Truth of Ill: One, causing to arise knowledge of pure views, according to reality, discerns name and form. All these should be known as descriptive of the Truth of Ill. That yogin, having made manifest the Truth of Ill, considers the idea of a being.<text:note text:id="ftn946" text:note-class="footnote"><text:note-citation>1</text:note-citation><text:note-body><text:p text:style-name="Standard">Cp. <text:span text:style-name="VimmBibRef">Vis. Mag. 597</text:span>: <text:span text:style-name="VimmBibQuote">Evaṁ nānānayehi nāmarūpaṁ vavatthāpayato sattasaññaṁ abhi- bhavitvā asammohabhūmiyaṁ ṭhitaṁ nāmarūpānaṁ yāthāvadassanaṁ Diṭṭhivisuddhi ti veditabbaṁ. Nāmarūpavavatthānan ti pi sankhāraparicchedo ti pi ekass’ eva adhivacanaṁ.</text:span></text:p></text:note-body></text:note> Thereafter he should attend to the cause and condition of Ill.</text:p>
      <text:h text:style-name="Heading_20_4" text:outline-level="4" text:is-list-header="true">Cause and condition of ill</text:h>
      <text:p text:style-name="VimmBody"><text:span text:style-name="VimmQA">Q.</text:span> What are the cause and condition of ill?</text:p>
      <text:p text:style-name="VimmBody"><text:span text:style-name="VimmQA">A.</text:span> That yogin knows thus: This ill has birth for cause and condition; birth has becoming for cause and condition; becoming has clinging for cause and condition; clinging has craving for cause and condition; craving has feeling for cause and condition; feeling has contact for cause and condition; contact has the six sense-spheres for cause and condition; the six sense-spheres have name-form for cause and condition; name-form has consciousness for cause and condition; consciousness has the formations for cause and condition; the formations have ignorance for cause and condition. Thus depending on ignorance there are the formations; depending on the formations there is consciousness; depending on birth there are decay, death, and grief. Thus all the aggregates of ill arise. Thus that yogin introspects the links of conditioned arising at length.</text:p>
      <text:h text:style-name="Heading_20_4" text:outline-level="4" text:is-list-header="true">The purity of transcending uncertainty</text:h>
      <text:p text:style-name="VimmBody">Now, this is the summary: Depending on feeling there arises craving. <text:span text:style-name="VimmPageNo">[[349|286]]</text:span> </text:p>
      <text:p text:style-name="VimmBody">One makes manifest the origin of ill. The knowledge of the Law of conditioned arising, Ariyan understanding of conditioned arising and knowledge of the purity of transcending uncertainty are terms descriptive of the knowledge which makes manifest the Truth of Origin.<text:note text:id="ftn947" text:note-class="footnote"><text:note-citation>2</text:note-citation><text:note-body><text:p text:style-name="Standard">Cp. <text:span text:style-name="VimmBibRef">Vis. Mag. 604</text:span>: <text:span text:style-name="VimmBibQuote">Evaṁ </text:span><text:span text:style-name="VimmBibQuote"><text:span text:style-name="T9">nānānayehi nāmarūpapaccayapariggahaṇena tīsu addhāsu kankha</text:span></text:span><text:span text:style-name="VimmBibQuote">ṁ</text:span><text:span text:style-name="VimmBibQuote"><text:span text:style-name="T9"> vitaritvā ṭhita</text:span></text:span><text:span text:style-name="VimmBibQuote">ṁ</text:span><text:span text:style-name="VimmBibQuote"><text:span text:style-name="T9"> ñāṇa</text:span></text:span><text:span text:style-name="VimmBibQuote">ṁ</text:span><text:span text:style-name="VimmBibQuote"><text:span text:style-name="T9"> kankhāvitaraṇavisuddhī ti veditabba</text:span></text:span><text:span text:style-name="VimmBibQuote">ṁ</text:span><text:span text:style-name="VimmBibQuote"><text:span text:style-name="T9"> dhammaṭṭhitiñāṇan ti pi yathābhūtañāṇan ti pi sammādassanan ti pi etass’ ev’ ādhivaccana</text:span></text:span><text:span text:style-name="VimmBibQuote">ṁ</text:span><text:span text:style-name="VimmBibQuote"><text:span text:style-name="T9">.</text:span></text:span></text:p></text:note-body></text:note></text:p>
      <text:h text:style-name="Heading_20_4" text:outline-level="4" text:is-list-header="true">Truth of cessation</text:h>
      <text:p text:style-name="VimmBody">That yogin, after having grasped the Truth of the Origin of Ill and transcended the uncertainty of the three phases of time, considers the cessation of ill. The destruction of what is the destruction of ill? That yogin knows thus: When birth is destroyed, ill is destroyed; when birth is destroyed, becoming is destroyed; when becoming is destroyed, clinging is destroyed; when clinging is destroyed, craving is destroyed. When ignorance is destroyed, the formations are destroyed. Thus, with the destruction of ignorance, the formations are destroyed; with the destruction of the formations, consciousness is destroyed. Decay, death, sorrow, lamentation, misery and grief are destroyed through the destruction of birth. Thus all the aggregates of ill are destroyed. Thus having considered the links of conditioned arising at length, he views them in brief thus: Depending on feeling there is craving. Owing to its destruction, ill is destroyed. Thus he makes manifest the Truth of Cessation.</text:p>
      <text:h text:style-name="Heading_20_4" text:outline-level="4" text:is-list-header="true">Truth of the path</text:h>
      <text:p text:style-name="VimmBody">Now, that yogin, having grasped the Truth of Cessation considers the Path of the Cessation of Ill thus: What Path and what perfection constitute the destruction of <text:soft-page-break/>craving? He considers the five clinging aggregates<text:note text:id="ftn948" text:note-class="footnote"><text:note-citation>1</text:note-citation><text:note-body><text:p text:style-name="Standard"><text:span text:style-name="VimmPali"><text:span text:style-name="T31">Pañcupādānakkhandhā</text:span></text:span><text:span text:style-name="T31">.</text:span></text:p></text:note-body></text:note> and the tribulation of these. (He thinks), “This is the Path, this is perfection”. He eradicates craving, and causes the arising of the Way-Truth. One should know this as has been taught fully under the method of understanding the Truth.</text:p>
      <text:h text:style-name="Heading_20_4" text:outline-level="4" text:is-list-header="true">One hundred and eighty ways of knowing the five clinging aggregates</text:h>
      <text:p text:style-name="VimmBody">Thus that yogin, having serially grasped the Four Truths, knows the five clinging aggregates in one hundred and eighty ways and by way of accumulation. He considers at length all matter of the past, future and the present, internal and external, great and small, gross and subtle, and far and near as impermanent, ill, and not-self. In the same way, he deals with all feeling, perception, <text:span text:style-name="VimmPageNo">[[350|287]]</text:span> formations and consciousness.<text:note text:id="ftn949" text:note-class="footnote"><text:note-citation>2</text:note-citation><text:note-body><text:p text:style-name="Standard"><text:span text:style-name="VimmXML">&lt;</text:span><text:span text:style-name="VimmXML"><text:span text:style-name="T139">anchor id="p287n1</text:span></text:span><text:span text:style-name="VimmXML"><text:span text:style-name="T150">"</text:span></text:span><text:span text:style-name="VimmXML"><text:span text:style-name="T139">/&gt;</text:span></text:span><text:span text:style-name="VimmBibRef">Pts. I, 53-4</text:span>: <text:span text:style-name="VimmBibQuote">Kathaṁ atītānāgatapaccuppannānaṁ dhammānaṁ saṅkhipitvā vavatthāne paññā sammasane ñānaṁ?</text:span></text:p><text:p text:style-name="Standard"><text:span text:style-name="VimmBibQuote">Yaṁ kiñci rūpaṁ atītānāgatapaccuppannaṁ ajjhattaṁ vā bahiddhā vā oḷārikaṁ vā sukhumaṁ vā hīnaṁ vā paṇītaṁ vā yaṁ dūre santike vā, sabbaṁ rūpaṁ aniccato vavattheti, ekaṁ sammasanaṁ; dukkhato vavattheti, ekaṁ sammasanaṁ; anattato vavattheti, ekaṁ sammasanaṁ. Yā kāci vedanā...pe...yā kāci saññā...pe...ye keci saṅkhāra...pe...yaṁ kiñci viññāṇaṁ atītānāgatapaccupannaṁ ajjhattaṁ vā bahiddhā vā oḷarikaṁ vā sukhumaṁ vā hīnaṁ vā paṇītaṁ vā yaṁ dūre santike vā, sabbaṁ viññāṇaṁ aniccato vavattheti, ekaṁ sammasanaṁ; dukkhato vavattheti, ekaṁ sammasanaṁ; anattato vavattheti, ekaṁ sammasanaṁ. Cakkhuṁ...pe... jarāmaraṇaṁ atītānāgātapaccuppannaṁ aniccato vavattheti, ekaṁ sammasanaṁ; dukkhato vavattheti, ekaṁ sammasanaṁ; anattato vavattheti, ekaṁ sammasanaṁ.</text:span></text:p><text:p text:style-name="Standard"><text:span text:style-name="VimmBibQuote">‘Rūpaṁ atītānnāgatapaccuppannaṁ aniccaṁ khayaṭṭhena, dukkhaṁ bhayaṭṭhena, anattā asārakaṭṭḥenāti’ sankhipitvā vavatthāne paññā sammasane ñāṇaṁ. ‘Vedanā...pe...saññā...pe...saṅkhārā...pe...viññāṇaṁ...pe...cakkhuṁ...pe... jarāmaraṇaṁ atitānāgatapaccuppannaṁ aniccaṁ khayaṭṭhena, dukkhaṁ bhayaṭṭhena, anattā asārakaṭṭhenāti’ sankhipitvā vavatthāne paññā sammasane ñāṇaṁ.</text:span></text:p><text:p text:style-name="Standard"><text:span text:style-name="VimmBibQuote">‘Rūpaṁ atītānāgatapaccuppannaṁ aniccaṁ saṅkhataṁ paṭiccasamuppannaṁ khayadhammaṁ vayadhammaṁ virāgadhammaṁ nirodhadhamman’ it saṅkhipitvā vavatthāne paññā sammasane ñāṇaṁ. ‘Vedanā ...pe ...saññā ...pe... saṅkharā ...pe... viññāṇaṁ ...pe... cakkhuṁ …pe… jarāmaraṇaṁ atītānāgatapaccuppannaṁ aniccaṁ saṅkhataṁ paṭṭccasamuppannaṁ khayadhammaṁ vayadhammaṁ virāgadhammaṁ nirodhdamman’ ti saṅkhipitvā vavatthāne paññā sammasane ñāṇaṁ.</text:span></text:p><text:p text:style-name="Standard"><text:span text:style-name="VimmBibQuote">‘Jātipaccayā jarāmaraṇaṁ, asati jātiyā natthi jarāmaraṇaṁ’ ti saṅkhipitvā vavatthāne paññā sammasane ñāṇaṁ; ‘atītaṁ pi addhānaṁ anāgataṁ pi addhānaṁ jātipaccayā jarāmaraṇaṁ, asati jātiyā natthi jarāmaraṇaṁ’ ti saṅkhipitvā vavatthāne paññā sammasane ñāṇaṁ; ‘bhavapaccayā jāti, asati...pe...upādānapaccayā bhavo, asati...pe...taṇhāpaccayā upādānaṁ, asati...pe...vedanāpaccayā taṇhā, asati...pe... phassapaccayā vedanā, asati...pe...saḷāyatanapaccayā phasso, asati...pe... nāmarūpaccayā saḷāyatanaṁ, asati...pe...viññāṇapaccayā nāmarūpaṁ, asati...pe... saṅkhārapaccayā viññāṇaṁ, asati…pe...avijjāpaccayā saṅkhārā, asati avijjāya natthi saṅkhārā’ ti sankhipitvā vavatthāne paññā sammasane ñāṇaṁ. ‘Atītaṁ pi addhānaṁ anāgataṁ pi adhānaṁ avijjāpaccayā saṅkhārā, asati avijjāya natthi saṅkhārā’ ti saṅkhipitvā vavatthāne paññā sammasane ñāṇaṁ. Tañ ñātaṭṭheria ñānaṁ pajānanaṭṭhena paññā; tena vuccati—‘Atītānāgata-pacuppannānaṁ dhammānaṁ saṅkhipitvā vavatthāne paññā sammasane ñāṇaṁ.’</text:span></text:p></text:note-body></text:note> In each aggregate there are twelve states preceding at the door. In five aggregates, twelve times five make sixty. Thus the sixty kinds of seeing of impermanence, sixty kinds of seeing of ill, and sixty kinds of seeing of not-self constitute one-hundred and eighty. And again, there are one hundred and eighty states proceeding at the door; six internal sense-spheres; six external sense-spheres; six kinds of consciousness; six kinds of contact; six kinds of feeling; six kinds of perception; six kinds of volition; six kinds of craving; six kinds of initial application of thought; six kinds of sustained application of thought.<text:note text:id="ftn950" text:note-class="footnote"><text:note-citation>3</text:note-citation><text:note-body><text:p text:style-name="Standard">Cp. <text:span text:style-name="VimmBibRef">Vis. Mag. 608</text:span>: <text:span text:style-name="VimmBibQuote">Ettha ca: cakkhuṁ...pe...jarāmaraṇan</text:span> (quoted at <text:span text:style-name="VimmXML">&lt;</text:span><text:span text:style-name="VimmXML"><text:span text:style-name="T138">ptr type="vimm" target="p28</text:span></text:span><text:span text:style-name="VimmXML"><text:span text:style-name="T139">7</text:span></text:span><text:span text:style-name="VimmXML"><text:span text:style-name="T138">n1"&gt;previous footnote&lt;/ptr&gt;</text:span></text:span>) <text:span text:style-name="VimmBibQuote">ti imina peyyālena dvārārammaṇehi saddhiṁ dvārappavattā dhammā, pañcakkhandhā, cha dvārāni, cha āramtnaṇāni, cha viññāṇāni, cha phassā, cha vedanā, cha saññā, cha ceteanā, cha taṇhā, cha vitakkā, cha vicārā.</text:span></text:p></text:note-body></text:note> These ten sixes make up sixty; sixty kinds of seeing of impermanence, sixty kinds of seeing of ill and sixty kinds of seeing of not-self. Three times sixty are one hundred and eighty.</text:p>
      <text:p text:style-name="VimmBody">Thus he discerns and investigates the formations through impermanence: The endless years, seasons, months, fortnights, days, nights, hours and thought-instants, roll on producing new states in succession like the flame of a lamp.<text:note text:id="ftn951" text:note-class="footnote"><text:note-citation>4</text:note-citation><text:note-body><text:p text:style-name="Standard">Cp. <text:span text:style-name="VimmBibRef">Mil. 40</text:span>: <text:span text:style-name="VimmBibQuote">Opammaṁ karohīti — Yathā mahārāja kocid eva puriso padīpaṁ padīpeyya, kiṁ so sabbarattiṁ dipeyyāti.— Āma bhante sabbarattiṁ padīpeyyāti.— Kin-nu kho mahārāja yā purime yāme acci sā majjhime yāme accīti. — Na hi bhante ti. — Ya majjhime </text:span><text:span text:style-name="VimmBibQuote"><text:span text:style-name="T9">yāme </text:span></text:span><text:span text:style-name="VimmBibQuote">acci </text:span><text:span text:style-name="VimmBibQuote"><text:span text:style-name="T9">sā </text:span></text:span><text:span text:style-name="VimmBibQuote">pacchime </text:span><text:span text:style-name="VimmBibQuote"><text:span text:style-name="T9">yāme </text:span></text:span><text:span text:style-name="VimmBibQuote">accīti. — Na hi bhante ti. — Kin-nu kho </text:span><text:span text:style-name="VimmBibQuote"><text:span text:style-name="T9">mahārāja </text:span></text:span><text:span text:style-name="VimmBibQuote">añño so ahosi purime </text:span><text:span text:style-name="VimmBibQuote"><text:span text:style-name="T9">yāme </text:span></text:span><text:span text:style-name="VimmBibQuote">padīpo, añño </text:span><text:span text:style-name="VimmBibQuote"><text:span text:style-name="T9">majjhime yāme </text:span></text:span><text:span text:style-name="VimmBibQuote">padīpo, añño pacchime </text:span><text:span text:style-name="VimmBibQuote"><text:span text:style-name="T9">yāme pad</text:span></text:span><text:span text:style-name="VimmBibQuote">ī</text:span><text:span text:style-name="VimmBibQuote"><text:span text:style-name="T9">po </text:span></text:span><text:span text:style-name="VimmBibQuote">ti. — Na hi bhante, taṁ yeva </text:span><text:span text:style-name="VimmBibQuote"><text:span text:style-name="T9">nissāya </text:span></text:span><text:span text:style-name="VimmBibQuote">sabbarattiṁ </text:span><text:span text:style-name="VimmBibQuote"><text:span text:style-name="T9">pad</text:span></text:span><text:span text:style-name="VimmBibQuote">ī</text:span><text:span text:style-name="VimmBibQuote"><text:span text:style-name="T9">pito </text:span></text:span><text:span text:style-name="VimmBibQuote">ti. Evam eva kho </text:span><text:span text:style-name="VimmBibQuote"><text:span text:style-name="T9">majārāja </text:span></text:span><text:span text:style-name="VimmBibQuote">dhammasantati sandahati, añño uppajjati añño nirujjhati, apubbaṁ acarimaṁ viya sandahati, tena na ca so na ca añño </text:span><text:span text:style-name="VimmBibQuote"><text:span text:style-name="T9">pacchimavi</text:span></text:span><text:span text:style-name="VimmBibQuote">ññāṇ</text:span><text:span text:style-name="VimmBibQuote"><text:span text:style-name="T9">asangaha</text:span></text:span><text:span text:style-name="VimmBibQuote">ṁ</text:span><text:span text:style-name="VimmBibQuote"><text:span text:style-name="T9"> </text:span></text:span><text:span text:style-name="VimmBibQuote">gacchatīti.</text:span></text:p></text:note-body></text:note> <text:span text:style-name="VimmPageNo">[[351|288]]</text:span> </text:p>
      <text:p text:style-name="VimmBody"><text:soft-page-break/>Thus he discerns and investigates the formations through suffering: Through ill-faring a man experiences unhappiness, hunger and fear; he is separated from dear ones; he experiences old age, disease, death, sorrow, lamentation, misery and grief. Such are the vicissitudes of the formations.</text:p>
      <text:h text:style-name="Heading_20_4" text:outline-level="4" text:is-list-header="true">Impermanence, ill, not-self</text:h>
      <text:p text:style-name="VimmBody">Thus he discerns and considers the formations as not-self : What is according to the teaching, concerning cause and condition of the aggregates, of the sense-spheres and of the elements, is the Truth. According to <text:span text:style-name="VimmPali"><text:span text:style-name="T37">kamma</text:span></text:span><text:span text:style-name="T37">-</text:span><text:span text:style-name="T28">result</text:span> and conditioned arising, beings are born. There is no abiding being. There is no intrinsic nature in objects.</text:p>
      <text:p text:style-name="VimmBody">He considers form as impermanent in the sense of extinction, as ill in the sense of fear, as not-self in the sense of unreality. Thus he considers it in brief and at length. And in the same way he thinks that feeling, perception, the formations, consciousness are impermanent in the sense of extinction, are suffering in the sense of fear, are not-self in the sense of unreality. Thus briefly and at length he discerns. Here, through the discernment of impermanence, he removes the idea of permanence; through the discernment of ill, he removes the idea of bliss; and through the discernment of not-self, he removes the idea of self.</text:p>
      <text:h text:style-name="Heading_20_4" text:outline-level="4" text:is-list-header="true">The signless, the unhankered, and the void</text:h>
      <text:p text:style-name="VimmBody"><text:span text:style-name="VimmQA">Q.</text:span> How does he discern fully through impermanence? <text:span text:style-name="VimmQA">A.</text:span> In discerning the formations as they are, he limits the formations as not existing before their arising and as not going beyond their fall; and his mind, springing forth into the signless element, attains to peace. Thus he discerns through impermanence, fully.</text:p>
      <text:p text:style-name="VimmBody"><text:span text:style-name="VimmQA">Q.</text:span> How does he discern through ill? <text:span text:style-name="VimmQA">A.</text:span> In discerning the formations his mind is agitated with fear as regards hankering and springs forth into the unhankered. Thus he discerns through ill, fully.</text:p>
      <text:p text:style-name="VimmBody"><text:span text:style-name="VimmQA">Q.</text:span> How does he discern fully through not-self? <text:span text:style-name="VimmQA">A.</text:span> In discerning all states, he regards them as alien, and his mind springs forth to the element of the void and attains to peace. Thus he discerns not-self, fully.<text:note text:id="ftn952" text:note-class="footnote"><text:note-citation>1</text:note-citation><text:note-body><text:p text:style-name="Standard">Cp.</text:p><text:list text:style-name="L51"><text:list-item><text:p text:style-name="P94"><text:span text:style-name="VimmBibRef"><text:span text:style-name="T9">Pts. </text:span></text:span><text:span text:style-name="VimmBibRef">II, 58</text:span>: <text:span text:style-name="VimmBibQuote">Aniccato manasikaroto khayato </text:span><text:span text:style-name="VimmBibQuote"><text:span text:style-name="T9">saṅkhārā </text:span></text:span><text:span text:style-name="VimmBibQuote">upaṭṭhahanti, Dukkhato manasikaroto bhayato </text:span><text:span text:style-name="VimmBibQuote"><text:span text:style-name="T9">saṅkhārā </text:span></text:span><text:span text:style-name="VimmBibQuote">upaṭṭhahanti. Anattato manasikaroto suññato </text:span><text:span text:style-name="VimmBibQuote"><text:span text:style-name="T9">saṅkhārā </text:span></text:span><text:span text:style-name="VimmBibQuote">upaṭṭhahanti.</text:span></text:p></text:list-item><text:list-item><text:p text:style-name="P95"><text:span text:style-name="VimmBibRef"><text:span text:style-name="T9">Pts. </text:span></text:span><text:span text:style-name="VimmBibRef">II, 61</text:span>: <text:span text:style-name="VimmBibQuote">Aniccato manasikaroto animitto vimokkho adhimatto hoti, animittavi-mokkhassa </text:span><text:span text:style-name="VimmBibQuote"><text:span text:style-name="T9">adhimattattā saddhāvimutto </text:span></text:span><text:span text:style-name="VimmBibQuote">hoti; dukkhato manasikaroto appaṇihito vimokkho adhimatto hoti, appaṇihitavimokkhassa </text:span><text:span text:style-name="VimmBibQuote"><text:span text:style-name="T9">adhimattattā kāyasakkhī </text:span></text:span><text:span text:style-name="VimmBibQuote">hoti; anattato manasikaroto </text:span><text:span text:style-name="VimmBibQuote"><text:span text:style-name="T9">suññato </text:span></text:span><text:span text:style-name="VimmBibQuote">vimokkho adhimatto hoti, su</text:span><text:span text:style-name="VimmBibQuote"><text:span text:style-name="T9">ññ</text:span></text:span><text:span text:style-name="VimmBibQuote">atavimokkhassa </text:span><text:span text:style-name="VimmBibQuote"><text:span text:style-name="T9">adhimattattā </text:span></text:span><text:span text:style-name="VimmBibQuote">diṭṭhippatto hoti.</text:span></text:p></text:list-item></text:list></text:note-body></text:note> <text:span text:style-name="VimmPageNo">[[352|289]]</text:span> </text:p>
      <text:p text:style-name="VimmBody">Thus discerning the three states of becoming, the five states of existence, the seven stations of consciousness, the nine abodes of beings, through extinction, fear and unreality, he investigates these.<text:note text:id="ftn953" text:note-class="footnote"><text:note-citation>2</text:note-citation><text:note-body><text:p text:style-name="Standard">Cp. <text:span text:style-name="VimmBibRef">Vis. Mag. 656</text:span>: <text:span text:style-name="VimmBibQuote">Tassa evaṁ jānato evaṁ passato tīsu bhavesu, catūsu yonisu, pañcasu gatīsu, sattasu viññāṇaṭṭhitīsu navasu sattāvāsesu cittaṁ paṭilīyati...</text:span></text:p></text:note-body></text:note></text:p>
      <text:p text:style-name="VimmSectEnded">The discernment of Truth has ended.</text:p>
      <text:h text:style-name="Heading_20_4" text:outline-level="4" text:is-list-header="true">The knowledge of the rise and fall</text:h>
      <text:p text:style-name="VimmBody">That yogin, having discerned the five clinging aggregates, applies the three characteristics to them, wishing for the happiness of being released from phenomena.<text:note text:id="ftn954" text:note-class="footnote"><text:note-citation>3</text:note-citation><text:note-body><text:p text:style-name="Standard"><text:span text:style-name="VimmPali">Sankhārā</text:span>.</text:p></text:note-body></text:note> And when the internal five clinging aggregates are grasped by way of the characteristics, he penetrates rise and fall thus: “All these states, not having been, arise; and having arisen, pass away”.<text:note text:id="ftn955" text:note-class="footnote"><text:note-citation>4</text:note-citation><text:note-body><text:p text:style-name="Standard">Cp. <text:span text:style-name="VimmBibRef">Pts.-a. I, 256</text:span>: <text:span text:style-name="VimmBibQuote">Tass’evaṁ pākaṭībhūta-sacca-paṭiccasamuppāda-nayalakkhaṇabhedassa, “Evaṁ kira nām’ime dhammā anuppannapubbā uppajjantī, uppannā nirujjhantī” ti niccanavā ‘va hutvā saṅkhārā upaṭṭhahanti.</text:span></text:p></text:note-body></text:note> Here, in grasping (the aggregates) there are three kinds: defilement-grasp, concentration-grasp, insight-grasp.</text:p>
      <text:h text:style-name="Heading_20_4" text:outline-level="4" text:is-list-header="true"><text:soft-page-break/>Defilement-grasp</text:h>
      <text:p text:style-name="VimmBody">Here, the infatuated commoner clings to and grasps willingly the sign of the defilements owing to mental reversal, and regards the world of sights, sounds, tangibles and ideas as blissful and permanent. It is likened to moths flying into a flame.<text:note text:id="ftn956" text:note-class="footnote"><text:note-citation>1</text:note-citation><text:note-body><text:p text:style-name="Standard"/><text:list text:style-name="L52"><text:list-item><text:p text:style-name="P96"><text:span text:style-name="VimmBibRef">Ud. 72</text:span>: <text:span text:style-name="VimmBibQuote">Evam me ṣutaṁ. Ekaṁ samayaṁ Bhagavā Sāvatthiyaṁ viharati Jetavane Anāthapiṇḍikassa ārāme. Tena kho pana samayena Bhagavā rattandhakāratimisāyaṁ abbhokāse nisinno hoti, telappadīpesu jhāyamānesu. Tena kho pana samayena sambahulā adhipātakā tesu telappadīpesu āpātaparipātaṁ anayaṁ āpajjanti, byasanaṁ āpajjanti, anabyasanaṁ āpajjanti. Addasā kho Bhagavā te sambahule adhipātake tesu telappadīpesu āpātaparipātaṁ anayaṁ āpajjante byasanaṁ āpajjante anabyasanaṁ āpajjante. Atha kho Bhagavā eṭam atthaṁ viditvā tāyaṁ velāyaṁ imaṁ udānaṁ udānesi:</text:span></text:p><text:p text:style-name="P136">Upātidhāvanti na sāram enti, navaṁ navaṁ bandhanaṁ brūhayanti,<text:line-break/>patanti pajjotam iv’ ādhipātā, diṭṭhe sute iti h’ eke niviṭṭhā’ti.</text:p><text:p text:style-name="P96">(= <text:span text:style-name="VimmBibQuote">Tena ca samayena bahū paṭanga-pāṇakā patantā patantā tesu tela-ppadīpesu nipatanti. Tena vuttaṁ: tena kho pana samayena sambahulā adhipātakā ti ādi.</text:span></text:p><text:p text:style-name="P96"><text:span text:style-name="VimmBibQuote">Tattha adhipātakā ti paṭanga-pāṇakā: ye salabhā ti pi vuccanti. Tehi dipa-sikhaṁ adhipatanato adhipātakā ti adhippetā. Āpāta-paripātan ti, āpātaṁ paripātaṁ āpatitvā āpatitvā, paripatitvā paripatitvā abhimukhaṁ pātañ c’ eva paribbhamitvā pātañ ca katvā ti attho. Āpāte padīpassa attano āpātha-gamane sati paripatitvā paripatitvā ti attho. Anayan ti, avaḍḍhiṁ, dukkhaṁ. Byasanan. ti, vināsaṁ. Purima-padena hi maraṇa-mattaṁ dukkhaṁ, pacchima-padena maraṇaṁ tesaṁ dīpeti. Tattha keci pāṇakā saha patanena mariṁsu, keci maraṇa-mattaṁ dukkhaṁ āpajjiṁsu. Etam atthaṁ viditvā ti, etaṁ adhipātaka-pāṇakānaṁ atta-hitaṁ ajāhantānaṁ att’ ūpdkkama-vasena niratthaka-byasana-ppattiṁ viditvā tesaṁ viya diṭṭhi-gatikānaṁ diṭṭh’ abhinivesena anayabyasana-ppatti-dīpanaṁ imaṁ udānaṁ udānesi.</text:span></text:p><text:p text:style-name="P96"><text:span text:style-name="VimmBibQuote">Tattha upātidhāvanti na sāram entī ti, sīla-samādhi-pañña-vimutti-ādibhedaṁ sāraṁ na enti, catusacc’ ābhisamaya-vasena na adhigacchanti. Tasmiṁ pana sa-upāya sāre tiṭṭhante yeva vimutt’ ābhilāsāya taṁ upentā viya hutvā pi diṭṭhivipallāsena atidhāvanti atikkamitvā gacchanti. Panc’ upādāna-kkhandhe niccaṁ subhaṁ sukhaṁ attani abhinivisitvā gaṇhantā ti attho. Navaṁ navaṁ bhandhnaṁ brūhayantī ti, tathā gaṇhantā ca taṇhā-diṭṭhi-saṅkhātaṁ navaṁ navaṁ bhandhnaṁ brūhayantī, vaḍḍhayanti. Patanti pajjotam iv’ ādhipātā, diṭṭhe sute iti h’ eke niviṭṭhā ti, evaṁ taṇhā-diṭṭhi-bandhanehi baddhattā eke samaṇa-brāhmaṇā diṭṭhe attanā cakkhu-viññāṇena diṭṭhi-dassanena vā diṭṭhe anussav’ upalabbhamatten’ eva ca sute iti hi ekantato evam etan ti niviṭṭhā, diṭṭh’ ābhinivesena sassatan ti ādinā abhiniviṭṭhā, ekanta-hitaṁ vā nissaraṇaṁ ajānantā rāgādīhi ekadasahi aggīhi āditta-bhava-ttaya-saṅkhātaṁ angāra-kāsuṁ yeva ime viya adhipātā imaṁ pajjotaṁ patanti, na tato sīsaṁ ukkhipituṁ sakkontī ti.</text:span> — <text:span text:style-name="VimmBibRef">Ud.-a. 355-6.</text:span>).</text:p></text:list-item><text:list-item><text:p text:style-name="P96"><text:span text:style-name="VimmBibRef">Vbh.-a. 146</text:span>: <text:span text:style-name="VimmBibQuote">Salabho viya dīpasikhābhinipātaṁ.</text:span></text:p></text:list-item></text:list></text:note-body></text:note> This is called defilement-grasp. <text:span text:style-name="VimmPageNo">[[353|290]]</text:span> </text:p>
      <text:h text:style-name="Heading_20_4" text:outline-level="4" text:is-list-header="true">Concentration-grasp</text:h>
      <text:p text:style-name="VimmBody"><text:span text:style-name="VimmQA">Q.</text:span> What is concentration-grasp? <text:span text:style-name="VimmQA">A.</text:span> Here a yogin wishes to gain concentration and grasps the sign in each of the thirty-eight subjects of meditation, with the mind, beginning with the knowledge of Right Mindfulness, and thereby chains the mind as one chains an elephant to make it quiet.<text:note text:id="ftn957" text:note-class="footnote"><text:note-citation>2</text:note-citation><text:note-body><text:p text:style-name="Standard"><text:span text:style-name="VimmBibRef">Th. 1141</text:span>:</text:p><text:p text:style-name="VimmVersePali">Ārammaṇe taṁ balasā nibandhisaṁ nāgaṁ va thambhamhi daḷhāya rajjuyā,<text:line-break/>taṁ me suguttaṁ satiyā subhāvitaṁ anissitaṁ sabbabhavesu hehisi.</text:p></text:note-body></text:note>This is called concentration-grasp.</text:p>
      <text:h text:style-name="Heading_20_4" text:outline-level="4" text:is-list-header="true">Insight-grasp</text:h>
      <text:p text:style-name="VimmBody"><text:span text:style-name="VimmQA">Q.</text:span> What is insight-grasp? <text:span text:style-name="VimmQA">A.</text:span> A man, beginning with the wisdom of steady viewing, discerns the characteristic of intrinsic nature<text:note text:id="ftn958" text:note-class="footnote"><text:note-citation>3</text:note-citation><text:note-body><text:p text:style-name="Standard"><text:span text:style-name="VimmPali">Sabhāva lakkhaṇa</text:span>.</text:p></text:note-body></text:note> of form, feeling, perception, the formations and consciousness. Wishing for and happy in equanimity, he grasps the characteristics. It is like a man who lays hold of a poisonous snake.<text:note text:id="ftn959" text:note-class="footnote"><text:note-citation>4</text:note-citation><text:note-body><text:p text:style-name="Standard"><text:span text:style-name="VimmBibRef">As. 173</text:span><office:annotation office:name="__Annotation__45758_2153731846" loext:resolved="false"><dc:creator>Unknown Author</dc:creator><dc:date>2023-04-26T09:13:47.191709077</dc:date><text:p text:style-name="P139"><text:span text:style-name="T155">Located: Atthasalini, pg 173 of the 1897 PTS edition, §397. PDF available from https://archive.org/details/atthaslinbuddha00mlgoog </text:span></text:p></office:annotation>:<office:annotation-end office:name="__Annotation__45758_2153731846"/> <text:span text:style-name="VimmBibQuote">Yathā hi purisassa sāyaṁ geham paviṭṭhaṁ sappam ajapadadaṇḍaṁ gahetvā pariyesamānassa taṁ thusakoṭṭhake nipannaṁ disvā ‘sappo nu kho no ti’ avalokentassa sovatthikattayaṁ disvā nibbemātikassa ‘sappo na sappo ti’ vicinane majjhattatā hoti evam-evaṁ yā āraddhavipassakassa vipassanāñāṇena lakkhaṇattaye diṭṭhe saṅkhārānaṁ aniccabhāvādivicinane majjhattatā uppajjati ayaṁ vipassanupekkhā.</text:span></text:p><text:p text:style-name="Standard"><text:span text:style-name="VimmBibQuote">Yathā that’ assa purisassa ajapadena daṇdena gāḷhaṁ sappaṁ gahetvā ‘kin n’ āham imaṁ sappam aviheṭhento āttānañ ca iminā adasāpento muñceyyan ti’ muñcanākāram eva pariyesato gahaṇe majjhattatā hoti evamevaṁ yā lakkhaṇattayassa diṭṭhaṭṭā āditte viya tayo bhave passato saṅkhāragahaṇe majjhattatā ayaṁ saṅkhārupekkhā. Iti vipassanupek-khāya siddhāya saṅkhārupekkhā pi siddhā va hoti.</text:span></text:p></text:note-body></text:note> This is called insight-grasp. It is well when a man grasps by way of insight.</text:p>
      <text:p text:style-name="VimmBody"><text:soft-page-break/><text:span text:style-name="VimmQA">Q.</text:span> What is the grasping of the characteristics of feeling, perception, the formations and consciousness? <text:span text:style-name="VimmQA">A.</text:span> Characteristics of form: One grasps the form-consciousness by way of the earth-element, water-element, fire-element, air-element, sense-sphere of eye or sense-sphere of body. Characteristic of feeling: One grasps feeling by way of the pleasurable, the painful or the neither pleasurable nor painful. Characteristics of perception: One grasps perception by way of form-perception of perception of states. Characteristics of the formations: One grasps the formations through contact, volition, initial application of thought, sustained application of thought, or deliberation. Characteristics of consciousness: One grasps consciousness through eye-consciousness or mind-consciousness. One grasps one’s particular meditation and produces the sign skilfully. Thus one grasps the characteristics of form, feeling, perception, the formations and consciousness. <text:span text:style-name="VimmPageNo">[[354|291]]</text:span> </text:p>
      <text:h text:style-name="Heading_20_4" text:outline-level="4" text:is-list-header="true">Two ways of grasping of thought-characteristics</text:h>
      <text:p text:style-name="VimmBody">And again, through two ways one grasps the characteristics of thought: through object and through taking to heart. <text:span text:style-name="VimmQA">Q.</text:span> How does one grasp the characteristics of thought through the object? <text:span text:style-name="VimmQA">A.</text:span> Thought arises owing to object. One should grasp that, “Through this form-object, feeling-object, perception-object, formation-object, and consciousness-object, thought arises”, —thus one grasps. This is the grasping of the characteristics of thought through the object. <text:span text:style-name="VimmQA">Q.</text:span> How does one grasp the characteristics of thought through taking to heart? <text:span text:style-name="VimmQA">A.</text:span> “Through taking to heart, thought arises”,—thus one should consider. “Through taking feeling, perception and the formations to heart, thought arises”,—thus should one introspect. Thus through the taking to heart one grasps the characteristics of thought.</text:p>
      <text:p text:style-name="VimmBody"><text:span text:style-name="VimmQA">Q.</text:span> What is the grasping well of the characteristics? <text:span text:style-name="VimmQA">A.</text:span> Through these activities and these characteristics, one grasps form, feeling, perception, the formations and consciousness.</text:p>
      <text:p text:style-name="VimmBody"><text:span text:style-name="VimmPageNoOrig">[455]</text:span> And again, one is able to grasp the characteristics through these activities and these attributes. This is called the grasping well of the characteristics. “One penetrates rise and fall” means: “One sees clearly, ‘There is arising; there is passing away’”. Here the form that has arisen continues. The sign of birth is arising. The characteristic of change is passing away. When these two passages are perceived with the eye of wisdom, there is knowledge of “rise and fall”. The feeling that has arisen, continues. The characteristic of the coming to be of feeling, perception, the formations and consciousness is arising; the characteristic of change in them is passing away. When these two passages are perceived with the eye of wisdom, there is knowledge of “rise and fall”.</text:p>
      <text:h text:style-name="Heading_20_4" text:outline-level="4" text:is-list-header="true">Characteristics of rise and fall in three ways</text:h>
      <text:p text:style-name="VimmBody">And again, one can be well acquainted with the characteristics of rise and fall through three ways: through cause, condition and own property. <text:span text:style-name="VimmQA">Q.</text:span> How can one be well acquainted with the characteristics of arising through “cause”? <text:span text:style-name="VimmQA">A.</text:span> The aggregates arise owing to craving, ignorance, and <text:span text:style-name="VimmPali">kamma</text:span>. When a man perceives this with the eye of wisdom, he becomes familiar with the characteristics of arising through “cause”.<text:note text:id="ftn960" text:note-class="footnote"><text:note-citation>1</text:note-citation><text:note-body><text:p text:style-name="Standard">Cp. <text:span text:style-name="VimmBibRef">Pts. I, 55</text:span>: <text:span text:style-name="VimmBibQuote">‘Avijjāsamudayā rūpasamudayo’ ti paccayasamudayaṭṭhena rūpakkhan-dhassa udayaṁ passati, ‘taṇhāsamudayā rūpasamudayo’ ti paccayasamudayaṭṭhena rūpakkhandhassa udayaṁ passati, ‘kammasamudayā rūpasamudayo’ ti paccayasamudayaṭṭhena rūpakkhandhassa udayaṁ passati.</text:span></text:p></text:note-body></text:note> How can one be well acquainted <text:span text:style-name="VimmPageNo">[[355|292]]</text:span> with the characteristics of arising through “condition”? Conditioned by nutriment, the form-aggregate arises. Conditioned by contact, three aggregates arise. Conditioned by name-form, the aggregate of consciousness arises.<text:note text:id="ftn961" text:note-class="footnote"><text:note-citation>2</text:note-citation><text:note-body><text:p text:style-name="Standard">Cp. <text:span text:style-name="VimmBibRef">Pts. 57</text:span>: <text:span text:style-name="VimmBibQuote">Rūpakkhandho āhārasamudayo, vedanā saññā saṅkhārā tayo khandhā phassasamudayā, viññāṇakkhandho nāmarūpasamudayo.</text:span></text:p></text:note-body></text:note> When a man perceives these with the eye of wisdom, he becomes familiar with the characteristics of arising through “condition”. <text:span text:style-name="VimmQA">Q.</text:span> How can one be well acquainted with the characteristics through “own property”? <text:span text:style-name="VimmQA">A.</text:span> The formations arise, renewing themselves. It is like the succession in the flame of a lamp. When a man perceives this with the eye of wisdom, he becomes familiar with the characteristics of arising through “own property” One can see the characteristics of the Truth of Origin through cause and condition. One can see the Truth of Ill through the arising of thought,<text:note text:id="ftn962" text:note-class="footnote"><text:note-citation>3</text:note-citation><text:note-body><text:p text:style-name="Standard"><text:span text:style-name="VimmPali">Vitakka</text:span>.</text:p></text:note-body></text:note> through <text:soft-page-break/>condition and through own property. One can see by means of characteristics of the being observed.<text:note text:id="ftn963" text:note-class="footnote"><text:note-citation>1</text:note-citation><text:note-body><text:p text:style-name="Standard">*Lit. ‘the being seen’</text:p></text:note-body></text:note> Thus one can be acquainted with the characteristics of arising through three ways.</text:p>
      <text:p text:style-name="VimmBody"><text:span text:style-name="VimmQA">Q.</text:span> How can one be well acquainted with falling through three ways? <text:span text:style-name="VimmQA">A.</text:span> Through the falling away of cause, the falling away of condition and the falling away of own property. Here through the falling away of craving, ignorance, and <text:span text:style-name="VimmPali">kamma</text:span>, the falling away of the aggregates is fulfilled.<text:note text:id="ftn964" text:note-class="footnote"><text:note-citation>2</text:note-citation><text:note-body><text:p text:style-name="Standard">Cp. <text:span text:style-name="VimmBibRef">Pts. I, 55-57</text:span>: <text:span text:style-name="VimmBibQuote">‘Avijjānirodhā rūpanirodho’ ti paccayanirodhaṭṭhena rūpakkhandhassa vayaṁ passati, ‘taṇhānirodhā rūpanirodho’ ti paccayanirodhaṭṭhena rūpakkhandhassa vayaṁ passati, kammanirodhā rūpanirodho,’ ti paccayanirodhaṭṭhena rūpakkhandhassa vayaṁ passati...</text:span></text:p></text:note-body></text:note> When one perceives this with the eye of wisdom, one becomes familiar with the characteristics of falling away, through the falling away of condition. Through the falling away of nutriment, the falling away of the form-aggregate is fulfilled;<text:note text:id="ftn965" text:note-class="footnote"><text:note-citation>3</text:note-citation><text:note-body><text:p text:style-name="Standard"><text:span text:style-name="VimmBibRef">S. III, 59</text:span>: <text:span text:style-name="VimmBibQuote">Āhāranirodhā rūpanirodho.</text:span></text:p></text:note-body></text:note> through the falling away of contact, the falling away of three aggregates is fulfilled; through the falling away of name-form, the falling away of the aggregate of consciousness is fulfilled.<text:note text:id="ftn966" text:note-class="footnote"><text:note-citation>4</text:note-citation><text:note-body><text:p text:style-name="Standard">Cp. <text:span text:style-name="VimmBibRef">Pts. 1, 57</text:span>: <text:span text:style-name="VimmBibQuote">‘Nāmarūpanirodhā viññāṇanirodho’ ti paccayanirodhaṭṭhena viññāṇakkhandhassa vayaṁ passati.</text:span></text:p></text:note-body></text:note> When a man sees this with the eye of wisdom, he becomes familiar with the falling away by way of the falling away of condition. The falling away of the formations is likened to recession in the flame of a lamp. When a man sees this with the eye of wisdom, he becomes familiar with falling away by way of own property. Here, through the falling away of the cause, one sees the Truth of Cessation. Owing to characteristics, (the first) seeing<text:note text:id="ftn967" text:note-class="footnote"><text:note-citation>5</text:note-citation><text:note-body><text:p text:style-name="Standard"><text:span text:style-name="VimmPali">Dassana</text:span>.</text:p></text:note-body></text:note> is fulfilled. Through the grasping of the characteristics of the non-become, through the falling away of condition, through own property, through the destruction of views and through the characteristics of the Truth of Ill, the first seeing is fulfilled. <text:span text:style-name="VimmPageNo">[[356|293]]</text:span> </text:p>
      <text:h text:style-name="Heading_20_4" text:outline-level="4" text:is-list-header="true">Acquiring the highest knowledge</text:h>
      <text:p text:style-name="VimmBody"><text:span text:style-name="VimmQA">Q.</text:span> How does one acquire the highest knowledge by seeing the Truth of ill through rise and fall and through the characteristics? <text:span text:style-name="VimmQA">A.</text:span> How is the destruction of views the cause? One is able to see what he has not yet seen through the sign of the Truth of Ill. Ill pervades all (things). With the destroying of pernicious <text:span text:style-name="VimmPali">kamma</text:span>, one sees things as they are. One causes the arising of the thought which is associated with the characteristics of phenomena, and rescues the mind from pernicious <text:span text:style-name="VimmPali">kamma</text:span>. Having seen the tribulation of <text:span text:style-name="VimmPali">kamma</text:span> according to reality, one causes the arising of the thought which is associated with the characteristics of phenomena, and rescues the mind from pernicious <text:span text:style-name="VimmPali">kamma</text:span>. Here one sees ill everywhere, because one goes to the furthest end (investigates fully).</text:p>
      <text:h text:style-name="Heading_20_4" text:outline-level="4" text:is-list-header="true">Simile of the bird surrounded by fire</text:h>
      <text:p text:style-name="VimmBody">It is like a winged bird surrounded by a fire. Before it flies away into the open sky, it is not free of subjection to fear. But when it sees the tribulation of the surrounding fire and is affected by the fearfulness thereof, it flies away. Thus it should be known. Here, through cause, through condition and through arising, one becomes familiar with the sign of the arising of conditioned arising. This being, this becomes: Owing to the arising of this (cause) the arising of this (result) is fulfilled.<text:note text:id="ftn968" text:note-class="footnote"><text:note-citation>6</text:note-citation><text:note-body><text:p text:style-name="Standard"><text:span text:style-name="VimmBibRef">Ud. 1</text:span>: <text:span text:style-name="VimmBibQuote">Imasmiṁ sati idaṁ hoti, imass’ uppādā idaṁ uppajjati, yadidaṁ: avijjāpaccayā saṅkhārā.</text:span></text:p></text:note-body></text:note> Owing to the destruction of the cause, and of the destruction of condition: Through the seeing of this destruction, one becomes familiar with the characteristics of birth according to conditioned arising. This not being, this does not arise: Owing to the destruction of this, this ceases.<text:note text:id="ftn969" text:note-class="footnote"><text:note-citation>7</text:note-citation><text:note-body><text:p text:style-name="Standard"><text:span text:style-name="VimmBibRef">Ud. 2:</text:span> <text:span text:style-name="VimmBibQuote">Imasmiṁ asati idaṁ na hoti, imassa nirodhā idaṁ nirujjhati yadidaṁ: avijjānirodhā saṅkhāranirodho.</text:span></text:p></text:note-body></text:note> One can be familiar with arising, having seen its ceasing through own property and through rise and fall: One can see the arising of conditioned arising and the constructed states. One can see the arising and the cessation of this and also the stability of this.</text:p>
      <text:h text:style-name="Heading_20_4" text:outline-level="4" text:is-list-header="true"><text:soft-page-break/>Four states</text:h>
      <text:p text:style-name="VimmBody">One should, through rise and fall, know the four states: through oneness, diversity, non-effort and inherent nature.<text:note text:id="ftn970" text:note-class="footnote"><text:note-citation>1</text:note-citation><text:note-body><text:p text:style-name="Standard"><text:span text:style-name="VimmPali">Ekatta, nānatta, avyāpāra, dhammatā</text:span>. Cp. <text:span text:style-name="VimmBibRef">Vis. Mag. 585</text:span>; <text:span text:style-name="VimmBibRef">Vbh.-a. 198-9</text:span>.</text:p></text:note-body></text:note> Seeing the unbroken sequence of the formations, a man holds the flux<text:note text:id="ftn971" text:note-class="footnote"><text:note-citation>2</text:note-citation><text:note-body><text:p text:style-name="Standard"><text:span text:style-name="VimmPali">Santāna</text:span>.</text:p></text:note-body></text:note> to be single and does not cling to the idea of multiple fluxes. He does not hold it to be same throughout, because he sees the destruction of it (momentarily), and because of the succession of the formations. He does not cling to self because by nature the formations <text:span text:style-name="VimmPageNo">[[357|294]]</text:span> are uncertain, and because of the succession of the formations. The uninstructed commoner, through wrongly grasping oneness, falls into eternalism or nihilism. Through wrongly grasping diversity, he falls into eternalism. Through wrongly grasping non-effort, he falls into the self-theory.<text:note text:id="ftn972" text:note-class="footnote"><text:note-citation>3</text:note-citation><text:note-body><text:p text:style-name="Standard"><text:span text:style-name="VimmPali"><text:span text:style-name="T31">Atta-vāda</text:span></text:span><text:span text:style-name="T31">.</text:span></text:p></text:note-body></text:note> Thus through wrongly grasping the states, he falls into the theory of non-effort (?). Here, in the sense of entirety (wholeness),<text:note text:id="ftn973" text:note-class="footnote"><text:note-citation>4</text:note-citation><text:note-body><text:p text:style-name="Standard"><text:span text:style-name="VimmPali">Samanta</text:span>.</text:p></text:note-body></text:note> in the sense of distinctiveness of oneness and in the sense of the inclusion of different characteristics, the characteristic of oneness is fulfilled (?). In the sense of understanding, it is diversity. In the sense of defilement, it is single. In the sense of means it is multiple. As the fruit of craving, it is one; as the fruit of <text:span text:style-name="VimmPali">kamma</text:span>, it is varied. That yogin, seeing oneness thus, does not cling to the view of discrete (series) ; and seeing diversity, he does not cling to the eternalist theory of oneness.</text:p>
      <text:p text:style-name="VimmBody">If he sees oneness, he removes annihilationism. If he sees diversity, he removes eternalism. That yogin, thus, through rise and fall, knows oneness and diversity.</text:p>
      <text:h text:style-name="Heading_20_4" text:outline-level="4" text:is-list-header="true">Non-effort in the arising of the formations</text:h>
      <text:p text:style-name="VimmBody"><text:span text:style-name="VimmQA">Q.</text:span> How does one see non-effort in the arising of the formations? By what reason are all phenomena characterized by non-effort and immovability, and how do they proceed without being caused to arise by others? <text:span text:style-name="VimmQA">A.</text:span> Owing to intrinsic nature, cause and effect, union, origin, there is conditioned arising. Thus through inherent nature birth causes one to be born. Here, in the sense of non-life and <text:span text:style-name="T9">non-môtion, </text:span>non-effort should be known. In the sense of own nature and condition, inherent nature should be known. Here there is the manifestation of emptiness and non-effort, and also of the <text:span text:style-name="VimmPali">kamma</text:span> and the formations. The manifestation of non-effort is called inherent nature. The manifestation of inherent nature is called the formations. Here through the correct seizure of oneness, one becomes familiar with ill; through the correct seizure of diversity, one becomes familiar with impermanence, and through the correct seizure of non-effort and inherent nature, one becomes familiar with not-self.</text:p>
      <text:p text:style-name="VimmBody"><text:span text:style-name="VimmQA">Q.</text:span> Does the yogin review the rise and fall of all formations without remainder or only one? <text:span text:style-name="VimmQA">A.</text:span> Grasping the characteristics in various subjects, he becomes familiar with rise and fall and causes that knowledge to fill ail formations without remainder. It is like a man who, having tasted the water of the sea in one spot, knows all sea-water to be salty.<text:note text:id="ftn974" text:note-class="footnote"><text:note-citation>5</text:note-citation><text:note-body><text:p text:style-name="Standard"><text:span text:style-name="VimmBibRef">A. IV, 199</text:span>: <text:span text:style-name="VimmBibQuote">Puna ca paraṁ bhante mah</text:span><text:span text:style-name="VimmBibQuote"><text:span text:style-name="T9">ā</text:span></text:span><text:span text:style-name="VimmBibQuote">samuddo ekaraso loṇaraso.</text:span></text:p></text:note-body></text:note> Thus should it be known. He fills all formations in two ways : by way of object and by way of non-delusion. Here, grasping the characteristics, one becomes familiar with arising and falling away of all formations. This knowledge of rise and fall is the discernment of all formations. All formations are discerned at the first moment of arising and in the last moment of falling away. They are <text:span text:style-name="VimmPageNo">[[358|295]]</text:span> empty before the first moment of arising, and are empty after the last moment of falling away, because there is no other arising before they arose, and there is no other falling away after their fall. Therefore the knowledge of the rise and fall is the knowledge of the discernment of all formations.</text:p>
      <text:p text:style-name="VimmSectEnded">The knowledge of rise and fall has ended.</text:p>
      <text:h text:style-name="Heading_20_4" text:outline-level="4" text:is-list-header="true">Reviewing of breaking up</text:h>
      <text:p text:style-name="VimmBody">Thus that yogin enjoys dwelling upon the characteristics of arising and passing away, discerns the formations as subject to breaking up arid develops concentration. Effortlessly he produces intellection and sees the breaking up of mind-states. Through the form-object and through the arising and passing away of the mind, he sees the rise and fall of the mind-states associated with that object. In the same way he sees the rise and fall of the mind-states which are associated with these objects, <text:soft-page-break/>through the perception-object, the <text:span text:style-name="T28">formationobject,</text:span> the consciousness-object and through the rise and fall of mind.</text:p>
      <text:h text:style-name="Heading_20_4" text:outline-level="4" text:is-list-header="true">Breaking up through three ways</text:h>
      <text:h text:style-name="Heading_20_5" text:outline-level="5" text:is-list-header="true">(a) Through assemblage</text:h>
      <text:p text:style-name="VimmBody">And again, he sees breaking up through three ways: through assemblage, duality and through understanding.</text:p>
      <text:p text:style-name="VimmBody"><text:span text:style-name="VimmQA">Q.</text:span> How, through assemblage? <text:span text:style-name="VimmQA">A.</text:span> Through assemblage, he sees the falling away of the postures in their several spheres and the associated mind and the mental properties with them. And again, he grasps form-impermanence, feeling-impermanence, perception-impermanence, formation-impermanence and consciousness-impermanence. After that he sees the breaking up of the mind and the mental properties which are associated with the object of impermanence, by way of assemblage. In the same way, with the object of ill and the object of not-self.<text:note text:id="ftn975" text:note-class="footnote"><text:note-citation>1</text:note-citation><text:note-body><text:p text:style-name="Standard">Cp. <text:span text:style-name="VimmBibRef"><text:span text:style-name="T9">Pts. </text:span></text:span><text:span text:style-name="VimmBibRef">I, 57-8</text:span>: <text:span text:style-name="VimmBibQuote"><text:span text:style-name="T9">Rūpārammaṇatā </text:span></text:span><text:span text:style-name="VimmBibQuote">cittaṁ </text:span><text:span text:style-name="VimmBibQuote"><text:span text:style-name="T9">uppajjitvā </text:span></text:span><text:span text:style-name="VimmBibQuote">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p text:style-name="Standard"><text:span text:style-name="VimmBibQuote">‘Anupassatīti’ Kathaṁ anupassati? Aniccato anupassati no niccato dukkhato anupassati no sukhato, anattato anupassati no attato...</text:span></text:p><text:p text:style-name="Standard"><text:span text:style-name="VimmBibQuote"><text:span text:style-name="T9">Vedanārammaṇatā</text:span></text:span><text:span text:style-name="VimmBibQuote">...pe...</text:span><text:span text:style-name="VimmBibQuote"><text:span text:style-name="T9">saññārammaṇatā</text:span></text:span><text:span text:style-name="VimmBibQuote">...pe...</text:span><text:span text:style-name="VimmBibQuote"><text:span text:style-name="T9">saṅkhārārammaṇatā</text:span></text:span><text:span text:style-name="VimmBibQuote">...pe... </text:span><text:span text:style-name="VimmBibQuote"><text:span text:style-name="T9">viññāṇārammaṇatā</text:span></text:span><text:span text:style-name="VimmBibQuote">: cakkhuṁ...pe...</text:span><text:span text:style-name="VimmBibQuote"><text:span text:style-name="T9">jarāmaraṇārammaṇatā </text:span></text:span><text:span text:style-name="VimmBibQuote">cittaṁ uppajjitv</text:span><text:span text:style-name="VimmBibQuote"><text:span text:style-name="T9">ā</text:span></text:span><text:span text:style-name="VimmBibQuote"> bhijjati, taṁ </text:span><text:span text:style-name="VimmBibQuote"><text:span text:style-name="T9">ārammaṇa</text:span></text:span><text:span text:style-name="VimmBibQuote">ṁ</text:span><text:span text:style-name="VimmBibQuote"><text:span text:style-name="T9"> paṭisaṅkhā tassa </text:span></text:span><text:span text:style-name="VimmBibQuote">cittassa bha</text:span><text:span text:style-name="VimmBibQuote"><text:span text:style-name="T9">ṅ</text:span></text:span><text:span text:style-name="VimmBibQuote">gaṁ anupassati.</text:span></text:p></text:note-body></text:note> Thus one should discern through assemblage.</text:p>
      <text:h text:style-name="Heading_20_5" text:outline-level="5" text:is-list-header="true">(b) Through duality</text:h>
      <text:p text:style-name="VimmBody"><text:span text:style-name="VimmQA">Q.</text:span> How, through duality? <text:span text:style-name="VimmQA">A.</text:span> Having discerned impermanence of form, he arouses the states of mind that conform to impermanence and he sees the arising and the passing away of the mind. Thus having investigated the impermanence of feeling, perception, the formations and consciousness, he arouses the state of mind that conforms to the object of impermanence and <text:span text:style-name="VimmPageNo">[[359|296]]</text:span> sees the arising and the passing away of the mind. In the same way, with the object of suffering and the object of not-self. Thus he should discern through duality.</text:p>
      <text:h text:style-name="Heading_20_5" text:outline-level="5" text:is-list-header="true">(c) Through understanding</text:h>
      <text:p text:style-name="VimmBody"><text:span text:style-name="VimmQA">Q.</text:span> How, through understanding? <text:span text:style-name="VimmQA">A.</text:span> Having discerned the impermanence of form, he arouses the mind together with the object of impermanence <text:span text:style-name="VimmPageNoOrig">[456]</text:span> and sees the arising and the passing away of the mind. Thus through the understanding of insight, he sees the breaking up of many mind-states. He discerns the impermanence of feeling, perception, the formations and consciousness, and arouses the state of mind that conforms to the object of impermanence, and sees the arising and the falling away of mind-states. Thus he sees again and again the breaking up of mind-states. Thus through understanding he sees the breaking up of many states. Likewise, he discerns ill and not-self. Thus having understood, he grasps breaking up. That object of ill and breaking up makes for intentness, intent on the formations always, he attains to well-being every moment. Through this understanding, that yogin, independent of another, knows the whole world by itself (and as unenduring) as a poppy seed on the point (of an awl),<text:note text:id="ftn976" text:note-class="footnote"><text:note-citation>2</text:note-citation><text:note-body><text:p text:style-name="Standard">Cp. <text:span text:style-name="VimmBibRef">Sn. 625</text:span>:</text:p><text:p text:style-name="VimmVersePali">Vāri pokkharapatte va, āragge-r-iva sāsapo,<text:line-break/>Yo na lippati kāmesu, tam ahaṁ brūmi brāhmaṇaṁ.</text:p></text:note-body></text:note> and that in every concentrated thought-moment there is the change of arising, stability and destruction.<text:note text:id="ftn977" text:note-class="footnote"><text:note-citation>3</text:note-citation><text:note-body><text:p text:style-name="Standard">Cp. <text:span text:style-name="VimmBibRef"><text:span text:style-name="T88">A. </text:span></text:span><text:span text:style-name="VimmBibRef">I, 152</text:span>: <text:span text:style-name="VimmBibQuote">Uppādo paññāyati vayo paññāyati ṭhitassa aññathattaṁ paññāyati. Imāni kho bhikkhave tīṇi saṅkhatassa saṅkhatalakkhaṇānī ti.</text:span></text:p></text:note-body></text:note></text:p>
      <text:h text:style-name="Heading_20_4" text:outline-level="4" text:is-list-header="true">Similes of drum-sound, town of gods, lightning</text:h>
      <text:p text:style-name="VimmBody">At this time the yogin again sees as it is taught in the stanzas thus:</text:p>
      <text:p text:style-name="VimmVerseEnglish">Depending on each other do the two<text:line-break/>called name and form, by nature carry on.<text:line-break/>When one breaks up the other also breaks;<text:line-break/>together do they always start their course.<text:line-break/>The five states of form, odour and the rest,<text:line-break/>rise not form eye, and also not from forms;<text:line-break/>yet are not different from the set of two.<text:line-break/>The states conditioned from a cause arise,<text:line-break/>like the sound when a drum is struck.<text:line-break/><text:soft-page-break/>The states of form, odour and the rest,<text:line-break/>rise not from ear, and also not from sounds;<text:line-break/>yet are not different from the set of two.<text:line-break/>The five states of form, odour and the rest,<text:line-break/>rise not from nose and also not from smell; <text:span text:style-name="VimmPageNo">[[360|297]]</text:span> <text:line-break/>yet are not different from the set of two.<text:line-break/>The five states of form, odour and the rest,<text:line-break/>rise not from tongue, and also not from taste;<text:line-break/>yet are not different from the set of two.<text:line-break/>The five states of form, odour and the rest,<text:line-break/>rise not from body; also not from touch;<text:line-break/>yet are not different from the set of two.<text:line-break/>These are not born of form material;<text:line-break/>these do not rise out of the sphere of thought;<text:line-break/>they rise depending on condition-cause<text:line-break/>like the sound when a drum is struck.<text:line-break/>The functions are themselves without strength;<text:line-break/>weak is the former cause; what has become<text:line-break/>is feeble, poor. Infirm is that which is<text:line-break/>to others bound. Co-states are also weak.<text:line-break/>There is no strength at all in union;<text:line-break/>and what rolls on is always impotent,<text:line-break/>for what rolls on has no abiding strength.<text:line-break/>It has no pith; it cannot cause to rise;<text:line-break/>‘tis coreless even as a town of gods;<text:note text:id="ftn978" text:note-class="footnote"><text:note-citation>1</text:note-citation><text:note-body><text:p text:style-name="Standard"><text:span text:style-name="VimmPali">Gandhabba nagara</text:span>.</text:p></text:note-body></text:note><text:line-break/>none cause this to be; ‘tis not produced,<text:line-break/>by self and does not by its strength remain.<text:line-break/>On other states, depending, does it rise,<text:line-break/>and what it does produce is called corrupt.<text:line-break/>Weak is this body, it is not produced,<text:line-break/>by itself and is low. It is not ‘cause’<text:line-break/>or ‘object’, by itself. It has no pith<text:line-break/>and is not free of states conditioned, but<text:line-break/>is truly due to many complex-states.<text:line-break/>Short is its life, because it is most weak;<text:line-break/>it goes not anywhere; from nowhere comes;<text:line-break/>and is not born in some land, distant, far.<text:line-break/>The mind is not a person, soul or self;<text:line-break/>at every point of thought it is bound up,<text:line-break/>with what is pleasing or with what is ill.<text:line-break/>It passes over mountain, sea and clime,<text:line-break/>sees eighty thousand aeons in a trice,<text:line-break/>lives only once and does not come again,<text:line-break/>does not to two thought-moments bind itself,<text:line-break/>and in it is all past and future lost.<text:line-break/>All that remains is merely aggregate<text:line-break/>and this is ever falling without end<text:line-break/>and so will also fall the state to be. <text:span text:style-name="VimmPageNo">[[361|298]]</text:span> <text:line-break/>There are no different signs occurring here,<text:line-break/>from the non-born there is no coming here,<text:line-break/>in the sense that is highest, there is none<text:line-break/>who goes or comes. And in the future will<text:line-break/>no heaping be, but just a going-on.<text:line-break/>The world does not with dhamma ever mix.<text:line-break/>One cannot see the future or the source.<text:line-break/>All dhammas are un-made—they are like space—<text:line-break/>and rising like the lightning, perish soon.</text:p>
      <text:p text:style-name="VimmBody">Thus seeing endless destruction, that yogin enters into, concentration. Just as in rubbing sticks together for fire, sparks flash forth, just so is the class of enlightenment moments. When illumination, joy, calm, bliss, resolve, uplift, presentation, equanimity and desire<text:note text:id="ftn979" text:note-class="footnote"><text:note-citation>2</text:note-citation><text:note-body><text:p text:style-name="Standard">Cp. <text:span text:style-name="VimmBibRef">Vis. Mag. 633</text:span>: <text:span text:style-name="VimmBibQuote">Obhāso, ñāṇaṁ, pīti, passaddhi, sukhaṁ, adhimokkho, paggaho, upaṭṭhānaṁ, upekkhā, nikanti.</text:span> <text:span text:style-name="VimmPali">Nikanti</text:span> is mistranslated into Chinese as renunciation, it being equated with the Sk. <text:span text:style-name="VimmPali">nishkrānta</text:span>.</text:p></text:note-body></text:note> arise, if he is not intelligent, the yogin will arouse thoughts of distraction or conceit in this state.</text:p>
      <text:p text:style-name="VimmBody"><text:soft-page-break/><text:span text:style-name="VimmQA">Q.</text:span> How can he remove distraction? <text:span text:style-name="VimmQA">A.</text:span> That yogin arouses rapture for the doctrine. That rapture pacifies his mind; and sitting again, he calms the mind and makes it conform to the doctrine. If his mind conforms to the doctrine, he rejects the idea of permanence through concentration of the reviewing of breaking up. Being free from the idea of permanence, he becomes familiar with the method and removes (distraction of mind).</text:p>
      <text:p text:style-name="VimmBody"><text:span text:style-name="VimmQA">Q.</text:span> How does the yogin remove conceit? <text:span text:style-name="VimmQA">A.</text:span> That yogin causes the arising of illumination in the doctrine at first, believes that he has attained to the supramundane state, thinks that he has attained what he has not attained and does not endeavour further. Thus he arouses conceit. The intelligent yogin knows that defilement disturbs meditation, arid knows that worldly states have the formations for object, Thus he knows that the supramundane state has <text:span text:style-name="VimmPali">Nibbāna</text:span> for object. Having seen thus, he removes distraction and conceit by this knowledge and seeing only breaking up, practises well and practises repeatedly.</text:p>
      <text:p text:style-name="VimmSectEnded">The knowledge which is the discernment of falling away has ended.</text:p>
      <text:p text:style-name="VimmSectEnded">The Eleventh Fascicle has ended.</text:p>
      <text:p text:style-name="VimmBody"><text:span text:style-name="VimmPageNo">[[362|299]]</text:span></text:p>
      <text:p text:style-name="VimmExportSkip">THE PATH OF FREEDOM</text:p>
      <text:p text:style-name="VimmExportSkip">FASCICLE THE TWELFTH</text:p>
      <text:p text:style-name="VimmExportSkip">WRITTEN BY THE ARAHANT UPATISSA</text:p>
      <text:p text:style-name="VimmExportSkip">WHO WAS CALLED GREAT LIGHT IN RYO</text:p>
      <text:p text:style-name="VimmExportSkip">TRANSLATED IN RYO BY TIPITAKA SANGHAPĀLA OF FUNAN</text:p>
      <text:p text:style-name="VimmExportSkip">ON DISCERNING TRUTH</text:p>
      <text:p text:style-name="VimmExportSkip">CHAPTER THE TWELFTH</text:p>
      <text:h text:style-name="Heading_20_3" text:outline-level="3" text:is-list-header="true">Section Two</text:h>
      <text:h text:style-name="Heading_20_4" text:outline-level="4" text:is-list-header="true">Fear knowledge</text:h>
      <text:p text:style-name="VimmBody">Thus to that yogin who discerns breaking up, owing to breaking-up-, discernment, knowledge of fear arises.</text:p>
      <text:h text:style-name="Heading_20_4" text:outline-level="4" text:is-list-header="true">Similes of the man with the sword, poisonous snake, and heap of fire</text:h>
      <text:p text:style-name="VimmBody">The cause of the aggregates, the arising of the aggregates, the three planes of becoming,<text:note text:id="ftn980" text:note-class="footnote"><text:note-citation>1</text:note-citation><text:note-body><text:p text:style-name="Standard"><text:span text:style-name="VimmBibRef">D. III, 216</text:span>: <text:span text:style-name="VimmBibQuote">Tayo bhavā. Kāma-bhavo, rūpa-bhavo, arūpa-bhavo.</text:span></text:p></text:note-body></text:note> the five kinds of faring-on,<text:note text:id="ftn981" text:note-class="footnote"><text:note-citation>2</text:note-citation><text:note-body><text:p text:style-name="P19"><text:span text:style-name="VimmBibRef">D. III, 234</text:span>: <text:span text:style-name="VimmBibQuote">Pañca gatiyo: Nirayo, tiracchāna-yoni, pettivisayo, manussā, devā.</text:span></text:p></text:note-body></text:note> the seven stations of consciousness,<text:note text:id="ftn982" text:note-class="footnote"><text:note-citation>3</text:note-citation><text:note-body><text:p text:style-name="P19"><text:span text:style-name="VimmBibRef">D. III, 253</text:span>—See <text:span text:style-name="VimmXML">&lt;</text:span><text:span text:style-name="VimmXML"><text:span text:style-name="T140">ptr type="vimm" target="p280n1"&gt;</text:span></text:span><text:span text:style-name="VimmXML"><text:span text:style-name="T146">note 1</text:span></text:span><text:span text:style-name="VimmXML"><text:span text:style-name="T140"> on</text:span></text:span><text:span text:style-name="VimmXML"> p. 280&lt;/</text:span><text:span text:style-name="VimmXML"><text:span text:style-name="T140">ptr&gt;</text:span></text:span>.</text:p></text:note-body></text:note> and the nine abodes of sentience,<text:note text:id="ftn983" text:note-class="footnote"><text:note-citation>4</text:note-citation><text:note-body><text:p text:style-name="P38"><text:span text:style-name="VimmBibRef">D. III, 263</text:span>—See <text:span text:style-name="VimmXML">&lt;</text:span><text:span text:style-name="VimmXML"><text:span text:style-name="T140">ptr type="vimm" target="p280n</text:span></text:span><text:span text:style-name="VimmXML"><text:span text:style-name="T142">7</text:span></text:span><text:span text:style-name="VimmXML"><text:span text:style-name="T140">"&gt;</text:span></text:span><text:span text:style-name="VimmXML"><text:span text:style-name="T145">note 7 </text:span></text:span><text:span text:style-name="VimmXML"><text:span text:style-name="T140">on</text:span></text:span><text:span text:style-name="VimmXML"> p. 280&lt;/</text:span><text:span text:style-name="VimmXML"><text:span text:style-name="T140">ptr&gt;</text:span></text:span>.</text:p></text:note-body></text:note> appear to him as fearful as a wicked man who takes up a sword,<text:note text:id="ftn984" text:note-class="footnote"><text:note-citation>5</text:note-citation><text:note-body><text:p text:style-name="Standard"><text:span text:style-name="VimmBibRef">S. III, 115</text:span>: <text:span text:style-name="VimmBibQuote">Vadhakaṁ rūpaṁ Vadhakaṁ rūpan ti yathābhūtaṁ pajānāti. Vadhakaṁ vedanaṁ. Vadhakaṁ saññaṁ. Vadhake saṅkhāre. Vadhakaṁ viññāṇaṁ Vadhakaṁ viññānanti yathābhūtaṁ pajānāti.</text:span></text:p></text:note-body></text:note> a poisonous snake,<text:note text:id="ftn985" text:note-class="footnote"><text:note-citation>6</text:note-citation><text:note-body><text:p text:style-name="Standard"><text:span text:style-name="VimmBibRef">S. IV, 174</text:span>: <text:span text:style-name="VimmBibQuote">Cattāro āsīvisā uggatejā ghoravīsā ti kho bhikkhave catunnetaṁ mahābhūtānaṁ adhivacanaṁ, paṭhavīdhātuyā āpodhātuyā tejodhātuyā vāyodhātuyā.</text:span></text:p></text:note-body></text:note> or a heap of fire.<text:note text:id="ftn986" text:note-class="footnote"><text:note-citation>7</text:note-citation><text:note-body><text:p text:style-name="Standard"><text:span text:style-name="VimmBibRef">S. II, 84-5</text:span>: <text:span text:style-name="VimmBibQuote">Seyyathāpi bhikkhave dasannaṁ va kaṭṭhavāhānaṁ vīsāya vā kaṭṭhavāhānaṁ tiṁsāya vā kaṭṭhavāhānaṁ cattārīsāya vā kaṭṭhavāhānaṁ mahā aggikkhandho jāleyya. Tatra puriso kālena kālaṁ sukkhāni ceva tiṇāni pakkhipeyya, sukkhāni ca gomayāni pakkhipeyya, sukkhāni ca kaṭṭhāni pakkhipeyya. Evañhi so bhikkhave mahā aggikkhandho tadāhāro tadupādāno ciraṁ dighamaddhānaṁ jāleyya.</text:span></text:p><text:p text:style-name="Standard"><text:span text:style-name="VimmBibQuote">Evam eva kho bhikkhave upādāniyesu dhammesu assādānupassino viharato taṇhā pavaḍḍhati. Taṇhāpaccayā upādānaṁ...pe...Evam etassa kevalassa dukkhakkhandhassa samudayo hoti.</text:span></text:p></text:note-body></text:note> Thus owing to his discernment of breaking-up, fear arises: fear of the cause of aggregation; fear of the arising of aggregation. Thus considering the three planes of becoming, <text:span text:style-name="VimmPageNo">[[363|300]]</text:span> the five kinds of faring-on, the seven stations of intelligence, the nine abodes of sentience as impermanent, he grasps the idea of fear and causes the arising of the signless<text:note text:id="ftn987" text:note-class="footnote"><text:note-citation>8</text:note-citation><text:note-body><text:p text:style-name="Standard"><text:span text:style-name="VimmPali">Animitta</text:span>.</text:p></text:note-body></text:note> through tranquillity. Attending to ill and fearing birth, he causes the arising of the birthless<text:note text:id="ftn988" text:note-class="footnote"><text:note-citation>9</text:note-citation><text:note-body><text:p text:style-name="Standard"><text:span text:style-name="VimmPali">Ajāta</text:span>.</text:p></text:note-body></text:note> through tranquillity. Attending to not-self, he fears the sign of birth and causes the arising of the signless and the birthless through tranquillity. He reviews <text:soft-page-break/>tribulation and repulsion and observes conformable patience.<text:note text:id="ftn989" text:note-class="footnote"><text:note-citation>1</text:note-citation><text:note-body><text:p text:style-name="Standard">Cp.</text:p><text:list text:style-name="L53"><text:list-item><text:p text:style-name="P97"><text:span text:style-name="VimmBibRef">Dh.-a. II, 207</text:span>: <text:span text:style-name="VimmTODO">So there </text:span><text:span text:style-name="VimmBibQuote">anumodanaṁ karonte ekaggacitto hutvā dhammaṁ sunanto sotāpattimaggassa orato anulomikaṁ khantiṁ nibbattesi, thero pi anumodanaṁ katvā pakkāmi. Upāsakaṁ theraṁ anugantvā nivattamānaṁ ekā yakkhinī dhenuvesena āgantvā ure paharitvā māresi. So kālaṁ katvā Tusitapure nibbatti. Dhammasabhāyaṁ kathaṁ samuṭṭhāpesuṁ: ‘coraghātako pañcapaṇṇāsavassāni kakkhaḷa-kammaṁ katvā ajj’eva tato mutto ajj’eva therassa bhikkhaṁ datvā ajj’eva kālakato, kahaṁ nu kho nibbatto’ ti. Satthā āgantvā ‘kāya nu’ttha bhikkhave etarahi kathāya sannisinnā’ ti pucchitvā, ‘imāya nāmā’ ti vutte, ‘bhikkhave Tusitapure nibbatto’ ti āha. ‘Kiṁ bhante vadetha ettakaṁ kālaṁ ettake manusse ghātetvā Tusitavimāne nibbatto’ ti. ‘Āma bhikkhave mahanto tena kalyāṇamitto laddho, so Sāriputtassa dhammadesanaṁ sutvā anulomañāṇaṁ nibbattetvā ito cuto Tusitavimāne nibbatto’ ti vatvā imaṁ gātham āha:</text:span></text:p><text:p text:style-name="P137">Subhāsitaṁ suṇitvāna nagare coraghātako<text:line-break/>anulomakhantiṁ laddhāna modati tidivaṁ gato’ ti.</text:p></text:list-item><text:list-item><text:p text:style-name="P97"><text:span text:style-name="VimmBibRef">Pts. II, 240-41</text:span>: <text:span text:style-name="VimmBibQuote">Pañcakkhandhe suññtato passanto anulomikaṁ khantiṁ paṭilab- hati, ‘pañcannaṁ khandhānaṁ nirodho paramasuññaṁ nibbānan’ ti passanto sammattaniyāmaṁ okkamati.</text:span></text:p><text:p text:style-name="P97"><text:span text:style-name="VimmBibQuote">…</text:span></text:p><text:p text:style-name="P97"><text:span text:style-name="VimmBibQuote">Pañcakkhandhe jātidhammato passanto anulomikaṁ khantiṁ paṭilabhati, ‘pañcannaṁ khandhānaṁ nirodho ajātaṁ nibbānan’ ti passanto sammattaniyāmaṁ okkamati.</text:span></text:p><text:p text:style-name="P97"><text:span text:style-name="VimmBibQuote">…</text:span></text:p><text:p text:style-name="P97"><text:span text:style-name="VimmBibQuote">Pañcakkhandhe upāyāsadhammato passanto anulomikaṁ khantiṁ paṭilabhati, ‘pañcannaṁ khandhānaṁ nirodho anupāyāsaṁ nibbānan’ ti passanto sammatta- niyāmaṁ okkamati.</text:span></text:p></text:list-item></text:list></text:note-body></text:note> This is the explanation in full.</text:p>
      <text:p text:style-name="VimmSectEnded">The cause of the arising of fear-knowledge has ended.</text:p>
      <text:h text:style-name="Heading_20_4" text:outline-level="4" text:is-list-header="true">Knowledge of the desire for release</text:h>
      <text:p text:style-name="VimmBody">Practising (the knowledge of) fear, that yogin produces the knowledge of the desire for release. When he fears the sign of the aggregates, the knowledge of the desire for release arises. When he fears the arising of the aggregates, the knowledge of the desire for release arises. When he fears the three planes of becoming, the five kinds of faring-on, the seven stations of intelligence, and the nine abodes of sentience, the knowledge of the desire for release arises. It is like a bird hemmed in by a fire desiring to escape it, and like a man surrounded by robbers seeking to get free of them. Thus if that yogin fears the cause of the aggregates, the coming to be of the aggregates, the three planes of becoming, the five kinds of ill-faring, the seven abodes of consciousness and the nine abodes of sentience, the knowledge of the desire for release arises.<text:note text:id="ftn990" text:note-class="footnote"><text:note-citation>2</text:note-citation><text:note-body><text:p text:style-name="Standard">Cp. <text:span text:style-name="VimmBibRef">Pts. I, 61</text:span>: <text:span text:style-name="VimmBibQuote">‘Uppādo bhayan’ ti muñcitukamyatā paṭisaṅkhā santiṭṭhanā paññā saṅkhārupekkhāsu ñāṇaṁ, ‘pavattaṁ bhayan’ ti muñcitukamyatā paṭisaṅkhā santiṭṭhanā 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pe... ‘</text:span><text:span text:style-name="VimmBibQuote"><text:span text:style-name="T9">up</text:span></text:span><text:span text:style-name="VimmBibQuote">ā</text:span><text:span text:style-name="VimmBibQuote"><text:span text:style-name="T9">y</text:span></text:span><text:span text:style-name="VimmBibQuote">ā</text:span><text:span text:style-name="VimmBibQuote"><text:span text:style-name="T9">so </text:span></text:span><text:span text:style-name="VimmBibQuote">bhayan’ ti </text:span><text:span text:style-name="VimmBibQuote"><text:span text:style-name="T9">mu</text:span></text:span><text:span text:style-name="VimmBibQuote">ñ</text:span><text:span text:style-name="VimmBibQuote"><text:span text:style-name="T9">citukamyat</text:span></text:span><text:span text:style-name="VimmBibQuote">ā</text:span><text:span text:style-name="VimmBibQuote"><text:span text:style-name="T9"> paṭisaṅkh</text:span></text:span><text:span text:style-name="VimmBibQuote">ā</text:span><text:span text:style-name="VimmBibQuote"><text:span text:style-name="T9"> santiṭṭhan</text:span></text:span><text:span text:style-name="VimmBibQuote">ā</text:span><text:span text:style-name="VimmBibQuote"><text:span text:style-name="T9"> </text:span></text:span><text:span text:style-name="VimmBibQuote">paññā </text:span><text:span text:style-name="VimmBibQuote"><text:span text:style-name="T9">saṅkh</text:span></text:span><text:span text:style-name="VimmBibQuote">ā</text:span><text:span text:style-name="VimmBibQuote"><text:span text:style-name="T9">rupekkh</text:span></text:span><text:span text:style-name="VimmBibQuote">ā</text:span><text:span text:style-name="VimmBibQuote"><text:span text:style-name="T9">su </text:span></text:span><text:span text:style-name="VimmBibQuote">ñāṇaṁ.</text:span></text:p></text:note-body></text:note> Attending<text:span text:style-name="VimmPageNo">[[364|301]]</text:span> to impermanence, he fears the cause; attending to ill, he fears birth; attending to not-self, he fears both cause and birth. Then the knowledge of <text:span text:style-name="T9">the </text:span>desire for release arises. Here the commoner and the learner<text:note text:id="ftn991" text:note-class="footnote"><text:note-citation>3</text:note-citation><text:note-body><text:p text:style-name="Standard">* The rest of the sentence is unintelligible. Possibly this refers to a passage of <text:span text:style-name="VimmBibRef"><text:span text:style-name="T9">Pts. </text:span></text:span><text:span text:style-name="VimmBibRef">I, 60-4</text:span>.</text:p></text:note-body></text:note><text:span text:style-name="VimmPageNoOrig">[457]</text:span></text:p>
      <text:p text:style-name="VimmBody">This is the full explanation.</text:p>
      <text:p text:style-name="VimmSectEnded">The knowledge of the desire for release has ended.</text:p>
      <text:h text:style-name="Heading_20_4" text:outline-level="4" text:is-list-header="true">Adaptive knowledge</text:h>
      <text:p text:style-name="VimmBody">Practising the knowledge of the desire for. release that yogin wishes to free himself from all action and attain to <text:span text:style-name="VimmPali">Nibbāna</text:span>. Wishing to arouse only one sign (?), he arouses knowledge conformable to the Way of Escape. Through three ways adaptive knowledge<text:note text:id="ftn992" text:note-class="footnote"><text:note-citation>4</text:note-citation><text:note-body><text:p text:style-name="Standard"><text:span text:style-name="VimmPali">Amlomañāṇa</text:span>.</text:p></text:note-body></text:note> arises. He transcends the formations through three ways: Reviewing the impermanence of the five aggregates, he attains to adaptive knowledge. The extinction of the five aggregates is permanent <text:span text:style-name="VimmPali">Nibbāna</text:span>. Reviewing the ill of the five aggregates, he attains to adaptive knowledge. The extinction of the aggregates is blissful <text:span text:style-name="VimmPali">Nibbāna</text:span>. Thus he transcends the formations. Reviewing not-selfness of the five aggregates, he attains to adaptive knowledge. The extinction of the aggregates is absolute <text:span text:style-name="VimmPali">Nibbāna</text:span>. He transcends the formations considering them as impermanent, <text:soft-page-break/>ill and not-self. <text:span text:style-name="VimmQA">Q.</text:span> Through what knowledge does he transcend the formations, and through what knowledge is transcending of the formations completed? <text:span text:style-name="VimmQA">A.</text:span> He transcends the formations through adaptive knowledge. The transcending of the formations is completed through Path-knowledge. <text:span text:style-name="VimmQA">Q.</text:span> What is adaptive knowledge? <text:span text:style-name="VimmQA">A.</text:span> The knowledge which conforms to the four foundations of mindfulness, the four right efforts, the four bases of supernormal power, the five faculties, the five powers, the seven enlightenment factors and the factors of the Noble Eightfold Path,<text:note text:id="ftn993" text:note-class="footnote"><text:note-citation>1</text:note-citation><text:note-body><text:p text:style-name="Standard">Cp. <text:span text:style-name="VimmBibRef">Vis. Mag. 678</text:span>: <text:span text:style-name="VimmBibQuote"><text:span text:style-name="T9">Cattāro satipaṭṭhānā</text:span></text:span><text:span text:style-name="VimmBibQuote">, </text:span><text:span text:style-name="VimmBibQuote"><text:span text:style-name="T9">cattāro sammappadhānā cattāro iddhipādā, pañcindriyāni, pañcabalāni, satta bojjhangā, </text:span></text:span><text:span text:style-name="VimmBibQuote">ariyo aṭṭhangiko maggo </text:span><text:span text:style-name="VimmBibQuote"><text:span text:style-name="T9">ti </text:span></text:span><text:span text:style-name="VimmBibQuote">hi </text:span><text:span text:style-name="VimmBibQuote"><text:span text:style-name="T9">ime sattatiṁsa dhammā </text:span></text:span><text:span text:style-name="VimmBibQuote">bojjhangaṭṭhena </text:span><text:span text:style-name="VimmBibQuote"><text:span text:style-name="T9">bodhī ti laddhamānassa ariyamaggassa pakkhe bhavattā bodhi-pakkhiyā nāma; pakkhe bhavattā ti nāma upakārabhāve </text:span></text:span><text:span text:style-name="VimmBibQuote">ṭ</text:span><text:span text:style-name="VimmBibQuote"><text:span text:style-name="T9">hitattā.</text:span></text:span></text:p><text:p text:style-name="Standard">While <text:span text:style-name="VimmBibRef"><text:span text:style-name="T9">Vis. </text:span></text:span><text:span text:style-name="VimmBibRef">Mag.</text:span> calls these <text:span text:style-name="VimmPali"><text:span text:style-name="T31">bodhipakkhiyā</text:span></text:span><text:span text:style-name="T31">,</text:span><text:span text:style-name="T9"> </text:span><text:span text:style-name="VimmBibRef">Vim. Mag.</text:span> calls them <text:span text:style-name="VimmPali">anulomañāṇa</text:span>. See Preface to <text:span text:style-name="VimmBibRef">Vbh. XIV-XVI</text:span>, for a discussion on <text:span text:style-name="VimmPali"><text:span text:style-name="T31">bodhipakkhiya-dhamm</text:span></text:span><text:span text:style-name="VimmPali">ā</text:span><text:span text:style-name="T31">.</text:span></text:p></text:note-body></text:note> is called adaptive knowledge. This is the full explanation of adaptive knowledge.</text:p>
      <text:p text:style-name="VimmSectEnded">Adaptive knowledge has ended.</text:p>
      <text:h text:style-name="Heading_20_4" text:outline-level="4" text:is-list-header="true">Knowledge of adoption</text:h>
      <text:p text:style-name="VimmBody">Adaptive knowledge arises from dwelling upon the characteristics of the formations immediately after. But when he attends taking <text:span text:style-name="VimmPali">Nibbāna</text:span> as object, <text:span text:style-name="VimmPageNo">[[365|302]]</text:span> <text:span text:style-name="T19">he </text:span>arouses the knowledge of adoption.<text:note text:id="ftn994" text:note-class="footnote"><text:note-citation>2</text:note-citation><text:note-body><text:p text:style-name="Standard"><text:span text:style-name="VimmPali"><text:span text:style-name="T31">Gotrabhūñāṇa</text:span></text:span><text:span text:style-name="T31">.</text:span><text:span text:style-name="T9"> </text:span>Cp. <text:span text:style-name="VimmBibRef">Vis. Mag. 673</text:span>.</text:p></text:note-body></text:note> <text:span text:style-name="VimmQA">Q.</text:span> What is adoption? <text:span text:style-name="VimmQA">A.</text:span> The passing beyond of commoner-states, is called adoptive knowledge....<text:note text:id="ftn995" text:note-class="footnote"><text:note-citation>3</text:note-citation><text:note-body><text:p text:style-name="Standard">*This passage is unintelligible.</text:p></text:note-body></text:note></text:p>
      <text:p text:style-name="VimmBody">And again, the sowing of the seed of <text:span text:style-name="VimmPali">Nibbāna</text:span>, is called adoption. It is as has been stated in the <text:span text:style-name="VimmPali">Abhidhamma</text:span>: “The overcoming of birth is named adoption.<text:note text:id="ftn996" text:note-class="footnote"><text:note-citation>4</text:note-citation><text:note-body><text:p text:style-name="Standard"><text:span text:style-name="VimmBibRef"><text:span text:style-name="T9">Pts. </text:span></text:span><text:span text:style-name="VimmBibRef">I, 66</text:span>: <text:span text:style-name="VimmBibQuote">‘</text:span><text:span text:style-name="VimmBibQuote"><text:span text:style-name="T9">Jātim </text:span></text:span><text:span text:style-name="VimmBibQuote">abhibhuyyatīti’ </text:span><text:span text:style-name="VimmBibQuote"><text:span text:style-name="T9">gotrabhū.</text:span></text:span></text:p></text:note-body></text:note> The victory of non-birth is also named adoption”.<text:note text:id="ftn997" text:note-class="footnote"><text:note-citation>5</text:note-citation><text:note-body><text:p text:style-name="P20">Cp. <text:span text:style-name="VimmBibRef"><text:span text:style-name="T9">Pts. </text:span></text:span><text:span text:style-name="VimmBibRef">I, 67</text:span>: <text:span text:style-name="VimmBibQuote">‘</text:span><text:span text:style-name="VimmBibQuote"><text:span text:style-name="T9">Jātiyā vuṭṭhitvā ajātiṁ pakkhandatīti’ gotrabhū.</text:span></text:span></text:p></text:note-body></text:note> And again, the overcoming of the cause of birth is adoption. To pass over to non-birth and the signless is named adoption. This is the first turning to <text:span text:style-name="VimmPali">Nibbāna</text:span>. From without, he produces the wisdom of procedure. This is the full explanation of adoption.</text:p>
      <text:p text:style-name="VimmSectEnded">The knowledge of adoption has ended.</text:p>
      <text:p text:style-name="VimmBody">By means of the knowledge of adoption, he knows ill, immediately after. He cuts off origin, and makes cessation manifest. He practises the Path, and attains to the Path-knowledge of Stream-entrance and all accessories of enlightenment. At this time the yogin sees the limited, the unconditioned, and the sublime, through seclusion. He understands the Four Noble Truths in one moment, in one comprehension, not before or after (each other).</text:p>
      <text:p text:style-name="VimmBody">He understands at once ill, the cutting off of origin, the realization of cessation and the practice of the Path. Thus he understands. It is taught in the simile in verse thus:</text:p>
      <text:p text:style-name="VimmVerseEnglish">By boat one goes with goods leaving this bank,<text:line-break/>And cutting the stream, reaches that.</text:p>
      <text:h text:style-name="Heading_20_4" text:outline-level="4" text:is-list-header="true">Similes of the boat, lamp, and sun</text:h>
      <text:p text:style-name="VimmBody">It is like the crossing in <text:span text:style-name="T9">the </text:span>boat. The four actions occur simultaneously, neither before nor after. The man leaves this bank, cuts the stream, carries the goods and reaches the further bank. Like the leaving of this bank is the knowledge that understands ill; like the cutting of the stream is the cutting off of the origin; like the arrival at the further bank is the realization of cessation; like the carrying of the foods is the practising of the Path.<text:note text:id="ftn998" text:note-class="footnote"><text:note-citation>6</text:note-citation><text:note-body><text:p text:style-name="Standard"/><text:list text:style-name="L54"><text:list-item><text:p text:style-name="P98"><text:span text:style-name="VimmBibRef"><text:span text:style-name="T9">Vis. Mag. 690-1</text:span></text:span><text:span text:style-name="T9">: </text:span><text:span text:style-name="VimmBibQuote"><text:span text:style-name="T9">Yathā nāvā apubbaṁ acarimaṁ ekakkhaṇe cattāri kiccāni karoti:— orimatīraṁ pajahati, sotaṁ </text:span></text:span><text:span text:style-name="VimmBibQuote"><text:span text:style-name="T19">chindati, </text:span></text:span><text:span text:style-name="VimmBibQuote"><text:span text:style-name="T9">bhaṇḍaṁ vahati, pārimaṁ </text:span></text:span><text:span text:style-name="VimmBibQuote"><text:span text:style-name="T19">t</text:span></text:span><text:span text:style-name="VimmBibQuote"><text:span text:style-name="T9">ī</text:span></text:span><text:span text:style-name="VimmBibQuote"><text:span text:style-name="T19">ra</text:span></text:span><text:span text:style-name="VimmBibQuote"><text:span text:style-name="T9">ṁ</text:span></text:span><text:span text:style-name="VimmBibQuote"><text:span text:style-name="T19"> appeti, </text:span></text:span><text:span text:style-name="VimmBibQuote"><text:span text:style-name="T9">evam eva maggañāṇaṁ...pe...nirodhaṁ sacchikiriyā-abhisamayena abhisameti; etthā pi yathā nāvā orimatīraṁ pajahati, evaṁ maggañāṇaṁ dukkhaṁ parijānāti; yathā sotaṁ </text:span></text:span><text:span text:style-name="VimmBibQuote"><text:span text:style-name="T19">chindati, </text:span></text:span><text:span text:style-name="VimmBibQuote"><text:span text:style-name="T9">evam samudayaṁ pajahati; yathā bhaṇḍaṁ vahati, evaṁ sahajātādi-paccayatāya maggaṁ bhāveti; yathā pārimaṁ </text:span></text:span><text:span text:style-name="VimmBibQuote"><text:span text:style-name="T19">tīra</text:span></text:span><text:span text:style-name="VimmBibQuote"><text:span text:style-name="T9">ṁ</text:span></text:span><text:span text:style-name="VimmBibQuote"><text:span text:style-name="T19"> appeti</text:span></text:span><text:span text:style-name="VimmBibQuote"><text:span text:style-name="T9">, evam pārimatīrabhūtaṁ nirodhaṁ sacchikarotī ti evaṁ upamāsaṁsandanam veditabbam.</text:span></text:span></text:p><text:p text:style-name="P98"><text:span text:style-name="VimmBibRef"><text:span text:style-name="T31">Peṭaka. 134</text:span></text:span><text:span text:style-name="T31">: </text:span><text:span text:style-name="VimmBibQuote"><text:span text:style-name="T9">Evaṁ diṭṭhanto yathā nāvā jalaṁ gacchanto cattāri kiccāni karoti, pārimaṁ tīraṁ pāpeti, orimaṁ tīraṁ jahati, sāraṁ vahati, sotaṁ chindati, evam eva samathavipassanā yuganandhā vattamānā ekakāle ekakkhaṇe ekacitte cattāri kiccāni karoti, dukkhaṁ pariññābhisamayena abhisameti, yāva maggaṁ bhāvaābhisamayena abhisameti.</text:span></text:span></text:p></text:list-item></text:list></text:note-body></text:note></text:p>
      <text:p text:style-name="VimmBody"><text:soft-page-break/>Or it is like a lamp which in one moment, neither before nor after, fulfils four functions thus: the burning of the wick; the dispelling of darkness; the <text:span text:style-name="VimmPageNo">[[366|303]]</text:span> consumption of oil; and the production of light.<text:note text:id="ftn999" text:note-class="footnote"><text:note-citation>1</text:note-citation><text:note-body><text:p text:style-name="Standard"/><text:list text:style-name="L55"><text:list-item><text:p text:style-name="P99"><text:span text:style-name="VimmBibRef">Vis. Mag. 690</text:span>: <text:span text:style-name="VimmBibQuote">Yath</text:span><text:span text:style-name="VimmBibQuote"><text:span text:style-name="T9">ā</text:span></text:span><text:span text:style-name="VimmBibQuote"> padipo apubbaṁ acarimaṁ ekakkhaṇena catt</text:span><text:span text:style-name="VimmBibQuote"><text:span text:style-name="T9">ā</text:span></text:span><text:span text:style-name="VimmBibQuote">ri </text:span><text:span text:style-name="VimmBibQuote"><text:span text:style-name="T9">kiccāni </text:span></text:span><text:span text:style-name="VimmBibQuote">karoti:— vaṭṭiṁ jh</text:span><text:span text:style-name="VimmBibQuote"><text:span text:style-name="T9">ā</text:span></text:span><text:span text:style-name="VimmBibQuote">peti, andhak</text:span><text:span text:style-name="VimmBibQuote"><text:span text:style-name="T9">ā</text:span></text:span><text:span text:style-name="VimmBibQuote">raṁ vidhamati, </text:span><text:span text:style-name="VimmBibQuote"><text:span text:style-name="T9">ā</text:span></text:span><text:span text:style-name="VimmBibQuote">lokaṁ parividaṁseti, sinehaṁ pariy</text:span><text:span text:style-name="VimmBibQuote"><text:span text:style-name="T9">ā</text:span></text:span><text:span text:style-name="VimmBibQuote">diyati—evam eva maggañ</text:span><text:span text:style-name="VimmBibQuote"><text:span text:style-name="T9">āṇ</text:span></text:span><text:span text:style-name="VimmBibQuote">aṁ apubbaṁ acarimaṁ ekakkha</text:span><text:span text:style-name="VimmBibQuote"><text:span text:style-name="T9">ṇ</text:span></text:span><text:span text:style-name="VimmBibQuote">ena catt</text:span><text:span text:style-name="VimmBibQuote"><text:span text:style-name="T9">ā</text:span></text:span><text:span text:style-name="VimmBibQuote">ri sacc</text:span><text:span text:style-name="VimmBibQuote"><text:span text:style-name="T9">ā</text:span></text:span><text:span text:style-name="VimmBibQuote">ni abhisameti, dukkhaṁ pariññ</text:span><text:span text:style-name="VimmBibQuote"><text:span text:style-name="T9">ā</text:span></text:span><text:span text:style-name="VimmBibQuote">bhisamayena abhisameti, samudayaṁ pah</text:span><text:span text:style-name="VimmBibQuote"><text:span text:style-name="T9">ā</text:span></text:span><text:span text:style-name="VimmBibQuote">n</text:span><text:span text:style-name="VimmBibQuote"><text:span text:style-name="T9">ā</text:span></text:span><text:span text:style-name="VimmBibQuote">bhisamayena abhisameti, maggaṁ bh</text:span><text:span text:style-name="VimmBibQuote"><text:span text:style-name="T9">ā</text:span></text:span><text:span text:style-name="VimmBibQuote">van</text:span><text:span text:style-name="VimmBibQuote"><text:span text:style-name="T9">ā</text:span></text:span><text:span text:style-name="VimmBibQuote">bhisamayena abhisameti, nirodhaṁ sacchikiriy</text:span><text:span text:style-name="VimmBibQuote"><text:span text:style-name="T9">ā</text:span></text:span><text:span text:style-name="VimmBibQuote">bhisamayena abhisameti.</text:span></text:p></text:list-item><text:list-item><text:p text:style-name="P99"><text:span text:style-name="VimmBibRef">Peṭaka. 134-5</text:span>: <text:span text:style-name="VimmBibQuote">Yath</text:span><text:span text:style-name="VimmBibQuote"><text:span text:style-name="T9">ā</text:span></text:span><text:span text:style-name="VimmBibQuote"> dīpo jal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up</text:span><text:span text:style-name="VimmBibQuote"><text:span text:style-name="T9">ā</text:span></text:span><text:span text:style-name="VimmBibQuote">d</text:span><text:span text:style-name="VimmBibQuote"><text:span text:style-name="T9">ā</text:span></text:span><text:span text:style-name="VimmBibQuote">naṁ pariy</text:span><text:span text:style-name="VimmBibQuote"><text:span text:style-name="T9">ā</text:span></text:span><text:span text:style-name="VimmBibQuote">diyati, evam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And again, it is like the sun which performs four functions simultaneously, neither before nor after, thus: It makes forms visible, dispels darkness, removes cold and produces light; Like the making visible of forms, is the knowledge which understands ill ; like the dispelling of darkness, is the destruction of origin; like the removal of cold, is the realization of cessation; like the production of light, is the practising of the Path. Thus is the Ariyan knowledge compared to the sun.<text:note text:id="ftn1000" text:note-class="footnote"><text:note-citation>2</text:note-citation><text:note-body><text:p text:style-name="Standard"/><text:list text:style-name="L56"><text:list-item><text:p text:style-name="P100"><text:span text:style-name="VimmBibRef">Vis. Mag. 690</text:span>: <text:span text:style-name="VimmBibQuote">Yath</text:span><text:span text:style-name="VimmBibQuote"><text:span text:style-name="T9">ā</text:span></text:span><text:span text:style-name="VimmBibQuote"> suriyo udayanto apubbaṁ acarimaṁ saha p</text:span><text:span text:style-name="VimmBibQuote"><text:span text:style-name="T9">ā</text:span></text:span><text:span text:style-name="VimmBibQuote">tubh</text:span><text:span text:style-name="VimmBibQuote"><text:span text:style-name="T9">ā</text:span></text:span><text:span text:style-name="VimmBibQuote">v</text:span><text:span text:style-name="VimmBibQuote"><text:span text:style-name="T9">ā</text:span></text:span><text:span text:style-name="VimmBibQuote"> catt</text:span><text:span text:style-name="VimmBibQuote"><text:span text:style-name="T9">ā</text:span></text:span><text:span text:style-name="VimmBibQuote">ri </text:span><text:span text:style-name="VimmBibQuote"><text:span text:style-name="T9">kiccāni </text:span></text:span><text:span text:style-name="VimmBibQuote">karoti:— </text:span><text:span text:style-name="VimmBibQuote"><text:span text:style-name="T9">rūpagatāni </text:span></text:span><text:span text:style-name="VimmBibQuote">obh</text:span><text:span text:style-name="VimmBibQuote"><text:span text:style-name="T9">ā</text:span></text:span><text:span text:style-name="VimmBibQuote">seti, andhak</text:span><text:span text:style-name="VimmBibQuote"><text:span text:style-name="T9">ā</text:span></text:span><text:span text:style-name="VimmBibQuote">raṁ vidhamati, </text:span><text:span text:style-name="VimmBibQuote"><text:span text:style-name="T9">ā</text:span></text:span><text:span text:style-name="VimmBibQuote">lokaṁ dasseti, sītaṁ paṭippassambheti—evam eva maggañ</text:span><text:span text:style-name="VimmBibQuote"><text:span text:style-name="T9">āṇ</text:span></text:span><text:span text:style-name="VimmBibQuote">aṁ...pe...nirodhaṁ sacchikiriy</text:span><text:span text:style-name="VimmBibQuote"><text:span text:style-name="T9">ā</text:span></text:span><text:span text:style-name="VimmBibQuote">bhisamayena abhisameti. Idh</text:span><text:span text:style-name="VimmBibQuote"><text:span text:style-name="T9">ā</text:span></text:span><text:span text:style-name="VimmBibQuote"> pi yath</text:span><text:span text:style-name="VimmBibQuote"><text:span text:style-name="T9">ā</text:span></text:span><text:span text:style-name="VimmBibQuote"> suriyo </text:span><text:span text:style-name="VimmBibQuote"><text:span text:style-name="T9">rūpagatāni </text:span></text:span><text:span text:style-name="VimmBibQuote">obh</text:span><text:span text:style-name="VimmBibQuote"><text:span text:style-name="T9">ā</text:span></text:span><text:span text:style-name="VimmBibQuote">seti, evaṁ maggañ</text:span><text:span text:style-name="VimmBibQuote"><text:span text:style-name="T9">āṇ</text:span></text:span><text:span text:style-name="VimmBibQuote">aṁ dukkhaṁ parij</text:span><text:span text:style-name="VimmBibQuote"><text:span text:style-name="T9">ā</text:span></text:span><text:span text:style-name="VimmBibQuote">n</text:span><text:span text:style-name="VimmBibQuote"><text:span text:style-name="T9">ā</text:span></text:span><text:span text:style-name="VimmBibQuote">ti; yath</text:span><text:span text:style-name="VimmBibQuote"><text:span text:style-name="T9">ā</text:span></text:span><text:span text:style-name="VimmBibQuote"> andhak</text:span><text:span text:style-name="VimmBibQuote"><text:span text:style-name="T9">ā</text:span></text:span><text:span text:style-name="VimmBibQuote">raṁ vidhamati, evaṁ samudayaṁ pajahati; yath</text:span><text:span text:style-name="VimmBibQuote"><text:span text:style-name="T9">ā ā</text:span></text:span><text:span text:style-name="VimmBibQuote">lokaṁ dasseti, evaṁ sahaj</text:span><text:span text:style-name="VimmBibQuote"><text:span text:style-name="T9">ā</text:span></text:span><text:span text:style-name="VimmBibQuote">t</text:span><text:span text:style-name="VimmBibQuote"><text:span text:style-name="T9">ā</text:span></text:span><text:span text:style-name="VimmBibQuote">ni paccayat</text:span><text:span text:style-name="VimmBibQuote"><text:span text:style-name="T9">ā</text:span></text:span><text:span text:style-name="VimmBibQuote">ya maggaṁ bh</text:span><text:span text:style-name="VimmBibQuote"><text:span text:style-name="T9">ā</text:span></text:span><text:span text:style-name="VimmBibQuote">veti; yath</text:span><text:span text:style-name="VimmBibQuote"><text:span text:style-name="T9">ā</text:span></text:span><text:span text:style-name="VimmBibQuote"> sītaṁ paṭippassambheti, evaṁ kilesapaṭippassaddhiṁ nirodhaṁ sacchikarotī ti evaṁ upamāsaṁsandanaṁ veditabbaṁ.</text:span></text:p><text:p text:style-name="P100"><text:span text:style-name="VimmBibRef">Vis. Mag.</text:span> attributes these three similes to the ancient teachers—<text:span text:style-name="VimmPali">‘Vuttaṁ </text:span><text:span text:style-name="VimmPali"><text:span text:style-name="T31">h’</text:span></text:span><text:span text:style-name="VimmPali"> etaṁ </text:span><text:span text:style-name="VimmPali"><text:span text:style-name="T31">Porāṇehi’</text:span></text:span><text:span text:style-name="T31">.</text:span></text:p></text:list-item><text:list-item><text:p text:style-name="P100"><text:span text:style-name="VimmBibRef">Peṭaka. 134</text:span>: <text:span text:style-name="VimmBibQuote">Yath</text:span><text:span text:style-name="VimmBibQuote"><text:span text:style-name="T9">ā</text:span></text:span><text:span text:style-name="VimmBibQuote"> </text:span><text:span text:style-name="VimmBibQuote"><text:span text:style-name="T9">vā sūriyo </text:span></text:span><text:span text:style-name="VimmBibQuote">udayanto ekak</text:span><text:span text:style-name="VimmBibQuote"><text:span text:style-name="T9">ā</text:span></text:span><text:span text:style-name="VimmBibQuote">le. apubbaṁ acarimaṁ catt</text:span><text:span text:style-name="VimmBibQuote"><text:span text:style-name="T9">ā</text:span></text:span><text:span text:style-name="VimmBibQuote">ri </text:span><text:span text:style-name="VimmBibQuote"><text:span text:style-name="T9">kiccāni </text:span></text:span><text:span text:style-name="VimmBibQuote">karoti, andhak</text:span><text:span text:style-name="VimmBibQuote"><text:span text:style-name="T9">ā</text:span></text:span><text:span text:style-name="VimmBibQuote">raṁ vidhamati, </text:span><text:span text:style-name="VimmBibQuote"><text:span text:style-name="T9">ā</text:span></text:span><text:span text:style-name="VimmBibQuote">lokaṁ </text:span><text:span text:style-name="VimmBibQuote"><text:span text:style-name="T9">pātukaroti, rūpa</text:span></text:span><text:span text:style-name="VimmBibQuote">ṁ</text:span><text:span text:style-name="VimmBibQuote"><text:span text:style-name="T9"> </text:span></text:span><text:span text:style-name="VimmBibQuote">nidassiyati, sītaṁ pariy</text:span><text:span text:style-name="VimmBibQuote"><text:span text:style-name="T9">ā</text:span></text:span><text:span text:style-name="VimmBibQuote">diyati, evaṁ eva samathavipassan</text:span><text:span text:style-name="VimmBibQuote"><text:span text:style-name="T9">ā</text:span></text:span><text:span text:style-name="VimmBibQuote"> </text:span><text:span text:style-name="VimmBibQuote"><text:span text:style-name="T9">yuganandhā </text:span></text:span><text:span text:style-name="VimmBibQuote">vattam</text:span><text:span text:style-name="VimmBibQuote"><text:span text:style-name="T9">ā</text:span></text:span><text:span text:style-name="VimmBibQuote">n</text:span><text:span text:style-name="VimmBibQuote"><text:span text:style-name="T9">ā</text:span></text:span><text:span text:style-name="VimmBibQuote"> ekak</text:span><text:span text:style-name="VimmBibQuote"><text:span text:style-name="T9">ā</text:span></text:span><text:span text:style-name="VimmBibQuote">le...pe...</text:span></text:p></text:list-item></text:list></text:note-body></text:note></text:p>
      <text:p text:style-name="VimmBody"><text:span text:style-name="VimmQA">Q.</text:span> Of the knowledge that understands ill,, of the removal of origin, of the realization of cessation and of the practising of the Path, what are the signs? <text:span text:style-name="VimmQA">A.</text:span> If the yogin does not understand ill, the four reversals occur. And at that time the yogin sees the limited, the unconditioned and the element of the sublime through solitude. Through the knowledge that occurs in one moment, he realizes the Four Truths at the same time, neither before nor after. <text:span text:style-name="VimmQA">Q.</text:span> How should these be understood. <text:span text:style-name="VimmQA">A.</text:span> By means of the knowledge of arising and falling away, he cannot comprehend the flood of ill and the tribulation of the formations as they truly are; He practises on a sign which does not belong to the formations. And he passes over to that which is not formation. Thus he sees the tribulation of the formations as they are through causing the mind to practise on a sign belonging to the formations, and passes over to that which is not formations. Here he comprehends the flood of ill and reaches the end. And again, it is said that if that is so, he should be able to discern the Truth through, the solitude and the knowledge of adoption. The knowledge of adoption arises from the formations, and passes over that which is non-formation. When the knowledge of adoption which arises from the sign of the formations passes over to that which is non-formation, he can attain to <text:span text:style-name="VimmPali">Nibbāna</text:span>. Intentness on the cause is its only object. Through intentness on the object, he can develop concentration of mind. When he gets concentration, [[367|304]] he produces serenity and insight, and also can fulfil the enlightenment accessories. Thereby he understands the Truth through the knowledge of adoption. From that knowledge of adoption the knowledge of the Path is produced immediately. At that time he can get the concentration of <text:span text:style-name="VimmPali">Nibbāna</text:span>. His mind attains to concentration and develops serenity and insight and the enlightenment accessories. Therefore it is only through the knowledge of the Path that one can discern the Truth.</text:p>
      <text:h text:style-name="Heading_20_4" text:outline-level="4" text:is-list-header="true">Simile of the burning city</text:h>
      <text:p text:style-name="VimmBody">It is like a man stepping across the threshold of the gate of a burning city. When he has placed one foot outside the city, he is not yet entirely outside the city. Thus at that time, the knowledge of adoption arises from that object of the formations and <text:soft-page-break/>passes over to that which is non-formation. But here it cannot be said that he has done with the defilements, because many states are yet not perfected. Just as when a man places both his feet outside the threshold of the gate of the burning city, it can be said that he is out of the burning city, just so when the knowledge of adoption arouses the knowledge of the Path without end, it could be said that one has gone out of the walled city of the defilements, because the states are complete. Therefore, through the knowledge of adoption, one fulfils the discernment of Truth.<text:note text:id="ftn1001" text:note-class="footnote"><text:note-citation>1</text:note-citation><text:note-body><text:p text:style-name="Standard">Cp. <text:span text:style-name="VimmBibRef">Vis. Mag. 672 f</text:span>.</text:p></text:note-body></text:note></text:p>
      <text:p text:style-name="VimmBody"><text:span text:style-name="VimmQA">Q.</text:span> What is meant by discernment? <text:span text:style-name="VimmQA">A.</text:span> The Four Noble Truths occur in one moment—this is understanding. Here Path-knowledge and the balance of the faculties mean equilibrium; the powers mean immovability; the enlightenment factors mean vehicle; the factors of the Eightfold Path mean cause; the foundations of mindfulness mean dwelling; the right efforts mean distinction; the bases of supernormal power mean contrivance; truth means Truth; serenity means non-disturbance; insight means vision; the twofold means non-separation; the purity of virtue means shielding; the purity of thought means non-excitement; the purity of views means seeing; skill in wisdom means shedding; illumination of indifference means pervading everywhere; the faculty of the knowledge of extinction means complete sloughing; uniformity of attention means the development of regenerate desire; renunciation means the extinction of contact and feeling; concentration means the setting-up in front;<text:note text:id="ftn1002" text:note-class="footnote"><text:note-citation>2</text:note-citation><text:note-body><text:p text:style-name="Standard">Cp. <text:span text:style-name="VimmBibRef">A. II, 210</text:span>: <text:span text:style-name="VimmBibQuote">Ujuṁ kāyaṁ panidhāya parimukhaṁ satiṁ upaṭṭhapetvā</text:span> (=<text:span text:style-name="VimmBibQuote">Parimukhaṁ satiṁ upaṭṭhapetvā ti kammaṭṭhānābhimukhaṁ satiṁ ṭhapayitvā, mukhasamīpe vā katvā ti attho. Ten’eva Vibhange ayaṁ vuttaṁ: sail upaṭṭhitā hoti supaṭṭhitā nāsikagge vā mukhanimitte vā, tena vuccati parimukhaṁ satiṁ upaṭṭhapetvā ti</text:span> (<text:span text:style-name="VimmBibRef">Vbh. 252</text:span>):—<text:span text:style-name="VimmBibRef">Mp. III, 202</text:span>).</text:p></text:note-body></text:note> mindfulness means shelter; wisdom means Truth; the sublime means supreme distinction; <text:span text:style-name="VimmPali">Nibbāna</text:span> means ultimate rest. <text:span text:style-name="VimmPageNo">[[368|305]]</text:span> </text:p>
      <text:h text:style-name="Heading_20_4" text:outline-level="4" text:is-list-header="true">Three fetters</text:h>
      <text:p text:style-name="VimmBody">Thus that yogin knows presently, sees presently and cuts off the three fetters, i.e., self-illusion, uncertainty, addiction to rites and ceremonies, and the defilements standing in that place.<text:note text:id="ftn1003" text:note-class="footnote"><text:note-citation>3</text:note-citation><text:note-body><text:p text:style-name="Standard">Cp. <text:span text:style-name="VimmBibRef">Pts. II, 94</text:span>: <text:span text:style-name="VimmBibQuote">Sotāpattimaggena sakkāyadiṭṭhi vicikicchā silabbataparāmāso, imāni tīṇi saññojanāni pahīyanti; diṭṭhānusayo vicikicchānusayo, ime dve anusayā byantihonti.</text:span></text:p></text:note-body></text:note></text:p>
      <text:p text:style-name="VimmBody"><text:span text:style-name="VimmQA">Q.</text:span> What is self-illusion <text:span text:style-name="VimmQA">A.</text:span> Here seeing form, the uninstructed commoner thinks: “This is the self; the self is form; form is the abode of the self; in form there is the self”. Thus in the same way he thinks of feeling, perception, the formations or consciousness thus: “consciousness is the self; the self is consciousness; consciousness is the abode of the self; in consciousness is the self”. This is called self-illusion.<text:note text:id="ftn1004" text:note-class="footnote"><text:note-citation>4</text:note-citation><text:note-body><text:p text:style-name="Standard">Cp. <text:span text:style-name="VimmBibRef">M. I, 8; III, 17</text:span>; <text:span text:style-name="VimmBibRef">Vbh. 364</text:span>: <text:span text:style-name="VimmBibQuote">Tattha katamā sakkāyadiṭṭhi? Idha assutavā puthujjano ariyānaṁ adassāvī ariyadhammassa akovido ariyadhamme. avinīto, sappurisānaṁ adassāvi sappurisdhammassa akovido sappurisadhamme avinītto, rūpaṁ attato samanupassati, rūpavantaṁ vā attānaṁ, attani vā rūpaṁ, rūpasmiṁ vā attānaṁ; vedanaṁ... saññaṁ... saṁkhāre... viññāṇaṁ attato samanupassati, viññāṇavantaṁ vā attānaṁ, attani vā viññāṇaṁ, viññāṇasmiṁ vā attānaṁ: yā evarūpā diṭṭhi diṭṭhigataṁ...pe...vipariyesagāho: ayaṁ vuccati sakkāyadiṭṭhi.</text:span></text:p></text:note-body></text:note> This self is cut off and thereby sixty-two views,<text:note text:id="ftn1005" text:note-class="footnote"><text:note-citation>5</text:note-citation><text:note-body><text:p text:style-name="Standard"><text:span text:style-name="VimmBibRef">Vbh. 400</text:span>: <text:span text:style-name="VimmBibQuote">Tattha katamāni dvāsaṭṭhi diṭṭhigatāni Brahmajāle</text:span> (<text:span text:style-name="VimmBibRef">D. I, 44-5.</text:span>) <text:span text:style-name="VimmBibQuote">veyyākaraṇe vuttāni Bhagavatā? Cattāro sassatavādā, cattāro ekaccasassatikā, cattāro antānantikā, cattāro amarāvikkhepikā, dve adhiccasamuppannikā, soḷasa saññīvādā, aṭṭha asaññīvādā, aṭṭha nevasaññī-nāsaññīvādā, satta ucchedavādā, pañca diṭṭha-dhammanibbānavādā. Imāni dvāsaṭṭhi diṭṭhigatāni Brahmajāle veyyākaraṇe vuttāni Bhagavatā.</text:span></text:p></text:note-body></text:note> beginning with self-illusion, are also cut off.</text:p>
      <text:p text:style-name="VimmBody"><text:span text:style-name="VimmQA">Q.</text:span> What is uncertainty? <text:span text:style-name="VimmQA">A.</text:span> Uncertainty regarding ill, origin, cessation, the Path, the Buddha, the Law, the Community of Bhikkhus, the beginning, the end, and the beginning and the end, or uncertainty concerning the doctrine of cause and condition, is called uncertainty.<text:note text:id="ftn1006" text:note-class="footnote"><text:note-citation>6</text:note-citation><text:note-body><text:p text:style-name="Standard">Cp. <text:span text:style-name="VimmBibRef">Dhs. 198, par. 1118</text:span>; <text:span text:style-name="VimmBibRef">Vbh. 364-5</text:span>: <text:span text:style-name="VimmBibQuote">Tattha katamā vicikicchā? Satthari kaṁkhati vicikicchati, dhamme kaṁkhati vicikicchati, saṁghe kaṁkhati vicikicchati, sikkhāya kaṁkhati vicikicchati; pubbante kaṁkhati vicikicchati, aparante kaṁkhati vicikicchati, pubbantāparante kaṁkhati vicikicchati, idappaccayatā-paṭiccasamuppannesu dhammesu kaṁkhati vicikicchati: yā evarūpā kaṁkhā kaṁkhāyanā kaṁkhāyitattaṁ vimati vicikicchā dveḷhakaṁ dvedhāpatho saṁsayo anekaṁsagāho āsappanā parisappanā apariyogāhanā thambhitattaṁ cittassa manovilekho: ayaṁ vuccati vicikicchā.</text:span></text:p><text:p text:style-name="Standard">These two references (i.e., <text:span text:style-name="VimmBibRef">Dhs.</text:span> and <text:span text:style-name="VimmBibRef">Vbh.</text:span>) are not identical.</text:p></text:note-body></text:note> This is cut off.</text:p>
      <text:p text:style-name="VimmBody"><text:span text:style-name="VimmQA">Q.</text:span> What is addiction to rites and ceremonies. <text:span text:style-name="VimmQA">A.</text:span> There are two kinds in addiction to rites and ceremonies. They are, (addiction due to) craving and (addiction due to) <text:soft-page-break/>delusion. (Here one thinks thus:) “Through this vow, through this conduct, through this painful practice and through this holiness, I shall be reborn in heaven or I shall be reborn in every heaven”. This is called addiction to rites and ceremonies due to craving. Here a recluse or a brahmin thinks: “Through this virtue, through this purity and the action of purity of virtue, (I shall be reborn etc.)”. This is called addiction to rites and ceremonies due to delusion.<text:note text:id="ftn1007" text:note-class="footnote"><text:note-citation>1</text:note-citation><text:note-body><text:p text:style-name="Standard">Cp. <text:span text:style-name="VimmBibRef">Vbh. 365</text:span>; <text:span text:style-name="VimmBibRef">Dhs. 183, par. 1005</text:span>: <text:span text:style-name="VimmBibQuote">Tattha katamo sīlabbataparāmāso? Ito bahiddhā samaṇabrahmaṇānaṁ sīlena suddhivatena suddhisīlabbatena suddhīti — evarūpā diṭṭhi diṭṭhigataṁ diṭṭhigahaṇaṁ diṭṭhikantāro diṭṭhivisūkāyikaṁ diṭṭhivipphanditaṁ diṭṭhisaññojanaṁ — gāho paṭiggāho abhiniveso parāmāso kummaggo micchāpatho micchattaṁ titthāyatanaṁ vipariyesagāho — ayaṁ vuccati sīlabbataparāmāso.</text:span></text:p></text:note-body></text:note> This is also cut off. <text:span text:style-name="VimmPageNo">[[369|306]]</text:span> </text:p>
      <text:p text:style-name="VimmBody"><text:span text:style-name="VimmQA">Q.</text:span> What are the defilements standing in that place? <text:span text:style-name="VimmQA">A.</text:span> Sense-desire, hate and infatuation which cause ill-faring are called the defilements standing in that place. <text:span text:style-name="VimmPageNoOrig">[458]</text:span> These are also cut down. At this time one realizes the Fruit of Stream-entrance. If a man has not yet attained to the stage of a Stream-entrant, he dwells in the Stream-entrant’s place of departure, or the eighth place. Or else, in the ground of vision or concentration or in the wisdom procedure which arises from both. This is the full explanation of the knowledge of the Path of Stream-entrance. Immediately after, the Stream-entrant cuts off the three fetters. Therefore his object is unconditioned. The method which is not different from the Path and other states arouses the fruitional knowledge and the fruitional consciousness of the Stream-entrant.</text:p>
      <text:p text:style-name="VimmBody">Having seen the Path, Fruit and <text:span text:style-name="VimmPali">Nibbāna</text:span>, he cuts off the defilements and sees the remaining defilements. This is Stream-entrance, non-retrogression. This is to be born of the breast of the Blessed One. This is to be born of the mouth of the Blessed One. This is the <text:span text:style-name="VimmPali">dhamma</text:span> that is born of <text:span text:style-name="VimmPali">dhamma</text:span>.<text:note text:id="ftn1008" text:note-class="footnote"><text:note-citation>2</text:note-citation><text:note-body><text:p text:style-name="Standard"/><text:list text:style-name="L57"><text:list-item><text:p text:style-name="P101"><text:span text:style-name="VimmBibRef">S. II, 221</text:span>; <text:span text:style-name="VimmBibRef">M. III, 29</text:span>: <text:span text:style-name="VimmBibQuote">Yaṁ kho taṁ, bhikkhave, sammā vadamāno vedeyya: Bhagavato putto oraso mukhato jāto dhammajo dhammanimmito dhammadāyādo no āmisadāyādo ti,—Sāriputtam eva taṁ sammā vadamāno vadeyya: Bhagavato putto oraso mukhato jāto dhammajo dhammanimmito dhammadāyādo no āmisadāyādo ti.</text:span></text:p></text:list-item><text:list-item><text:p text:style-name="P101"><text:span text:style-name="VimmBibRef">S. III, 83</text:span>:</text:p><text:p text:style-name="P138">Pañcakkdandhe pariññāya, sattasaddhammagocarā,<text:line-break/>pasaṁsiyā sappurisā, puttā buddhassa orasā.</text:p></text:list-item></text:list></text:note-body></text:note> This is the getting of the limbs of <text:span text:style-name="VimmPali">dhamma</text:span>. It is separation from all things. It is called the good course endowed with vision. It is called familiarity with the Noble Doctrine. It is the dwelling at the threshold of the Sublime.<text:note text:id="ftn1009" text:note-class="footnote"><text:note-citation>3</text:note-citation><text:note-body><text:p text:style-name="Standard"><text:span text:style-name="VimmBibRef">S. II, 43</text:span>: <text:span text:style-name="VimmBibQuote">Yato kho bhikkhave arīyasāvako evaṁ paccayaṁ pajānāti, evaṁ paccayasamudayaṁ pajānāti, evaṁ paccayanirodhaṁ pajānāti, evaṁ paccayanirodhagāminiṁ paṭipadaṁ pajānāti, evaṁ vuccati bhikkhave ariyasāvako diṭṭhisampanno iti pi, dassanasampanno iti pi, āgato imaṁ saddhammaṁ iti pi, passati imaṁ saddhammaṁ iti pi, sekhena ñaṇena samannāgato iti pi sekhāya vijjāya samannāgato iti pi, dhammasotaṁ samāpanno iti pi, ariyo nibbedhikapañño iti pi, amatadvāraṁ āhacca tiṭṭhati iti pīti.</text:span></text:p></text:note-body></text:note> Here, perfecting his vision, he sees the Good Law. After seeing the Good Law, he fulfils knowledge. If his knowledge is fulfilled, he enters the stream of the Noble Doctrine and becomes familiar with wisdom, and opening the gate of the Sublime, he dwells within it. Therefore it is said in the verse thus:</text:p>
      <text:p text:style-name="VimmVerseEnglish">Royal is that one who wins the stream,<text:line-break/>a king of deva-realms is he,<text:line-break/>a ruler of all worlds that be,<text:line-break/>for Fruit of Stream is verily supreme!<text:note text:id="ftn1010" text:note-class="footnote"><text:note-citation>4</text:note-citation><text:note-body><text:p text:style-name="Standard">Cp. <text:span text:style-name="VimmBibRef">Dh. 178</text:span>:</text:p><text:p text:style-name="VimmVersePali">Paṭhavyā ekarajjena saggassa gamanena vā<text:line-break/>Sabbalokādhipaccena sotāpatti phalaṁ varaṁ.</text:p></text:note-body></text:note></text:p>
      <text:h text:style-name="Heading_20_4" text:outline-level="4" text:is-list-header="true">Once-returner</text:h>
      <text:p text:style-name="VimmBody">Dwelling in this stage, that yogin endeavours further wishing to obtain the Fruit of Once-return, and he sees birth, destruction and the rest. As explained above he sees. He develops in the way through which he saw the Path. Depending on the faculties, the powers and enlightenment-intellection, <text:span text:style-name="VimmPageNo">[[370|307]]</text:span> he discerns the Truth. Thus he practises and goes towards cessation. He cuts off coarse passion and hatred and the defilements standing in that place.<text:note text:id="ftn1011" text:note-class="footnote"><text:note-citation>5</text:note-citation><text:note-body><text:p text:style-name="Standard"><text:span text:style-name="VimmBibRef">Pts. II, 94</text:span>: <text:span text:style-name="VimmBibQuote">Sakadāgāmimaggena oḷārikaṁ kāmarāgasaññojanaṁ paṭighasaññojanaṁ, imāni dve sāññojanāni pahīyanti, oḷāriko kāmarāgānusayo paṭighānusayo, ime dve anusayā byantihonti.</text:span></text:p></text:note-body></text:note> By this Path he gains the Fruit of Once-return immediately.</text:p>
      <text:h text:style-name="Heading_20_4" text:outline-level="4" text:is-list-header="true"><text:soft-page-break/>Non-returner</text:h>
      <text:p text:style-name="VimmBody">Dwelling in this stage, he endeavours further, wishing to obtain the Fruit, of Non-return, and sees birth, destruction and the rest. As explained above he sees. He develops in the way through which he saw the Path. Depending on the faculties, the powers and enlightenment-intellection, he understands the truth and goes towards cessation. He cuts off fine passion and hate and the defilements standing in that place. By this Path he gains the Fruit of Non-return immediately.<text:note text:id="ftn1012" text:note-class="footnote"><text:note-citation>1</text:note-citation><text:note-body><text:p text:style-name="P20"><text:span text:style-name="VimmBibRef">Pts. II, 94-5</text:span>: <text:span text:style-name="VimmBibQuote">Anāgāmimaggena aṇusahagataṁ kāmarāgassññojanaṁ paṭighasaññojanaṁ, imāni dve sāññojanāni pahīyanti, aṇusahagato kāmarāgānusayo paṭighānusayo, ime dve anusayā byantihonti.</text:span></text:p></text:note-body></text:note></text:p>
      <text:h text:style-name="Heading_20_4" text:outline-level="4" text:is-list-header="true">Saintship</text:h>
      <text:p text:style-name="VimmBody">Dwelling in this stage, he endeavours further wishing to obtain the Fruit of Saintship and sees birth, destruction and the others. As explained above he sees. He develops in the same way by which he saw the Path. Depending on the faculties, the powers and enlightenment-intellection, he discerns the Truth. Thus he cuts off desire for the form and the formless; and he cuts off conceit, agitation, ignorance and all other defilements without remainder.<text:note text:id="ftn1013" text:note-class="footnote"><text:note-citation>2</text:note-citation><text:note-body><text:p text:style-name="P20"><text:span text:style-name="VimmBibRef">Pts. II, 95</text:span>: <text:span text:style-name="VimmBibQuote">Arahattamaggena rūparāgo arūparāgo māno uddhaccaṁ avijjā— imāni pañca saññojanāni pahiyanti, mānānusayo bhavarāgānusayo avijjānusayo — ime tayo anusayā byantihonti. Evaṁ saññojanāni pahiyanti, anusayā byantihonti.</text:span></text:p></text:note-body></text:note> Thereafter that yogin gains the Fruit of Saintship. He sees the Path; he sees the Fruit of enlightenment, and he sees the extirpation of the defilements. Thus that bhikkhu becomes a Consummate One, eradicates the cankers, does what there is to do, lays down the burden, attains to the goal, removes the fetters, knows liberation, is separate from the five and (endowed with) the six factors, and attains to security. He is not fettered by death, removes cessation associated with other (false) truths, believes in and looks for the stainless, attends to the calming of the bodily formations,<text:note text:id="ftn1014" text:note-class="footnote"><text:note-citation>3</text:note-citation><text:note-body><text:p text:style-name="P20">Cp. <text:span text:style-name="VimmBibRef">Pts. II, 269</text:span>: <text:span text:style-name="VimmBibQuote">Idh’ āvuso bhikkhu pañcaṅgavippahīno hoti chaḷaṅga-samannāgato ekārakkho caturāpasseno panunna-pacceka-sacco samavaya-saṭṭhesano anāvila-saṁkappo passaddha-kāya-saṁkharo suvimutta-citto suvimutta-pañño.</text:span></text:p></text:note-body></text:note> and gains the highest guerdon. He is called one who has removed hatred, one who has won the further shore,<text:note text:id="ftn1015" text:note-class="footnote"><text:note-citation>4</text:note-citation><text:note-body><text:p text:style-name="Standard">Cp. <text:span text:style-name="VimmBibRef">S. IV, 175</text:span>: <text:span text:style-name="VimmBibQuote">Pārimaṁ tīraṁ khemaṁ appaṭibhayaṁ ti kho bhikkhave nibbānassetaṁ adhivacanaṁ.</text:span></text:p></text:note-body></text:note> one who has broken free of the defilements, one who is without fetters <text:span text:style-name="VimmPageNo">[[371|308]]</text:span> and hindrances, possessor of Ariyan wings, remover of the burden, the dissociated one, recluse, <text:span text:style-name="VimmPali">brāhmaṇa</text:span>, the purified one, knower of the lore, highest brahmin, Consummate One, one who has attained (knowledge), has sloughed off, conqueror, the man tranquillized who arouses tranquillity. This is the full explanation of Consummate One.</text:p>
      <text:h text:style-name="Heading_20_4" text:outline-level="4" text:is-list-header="true">Three kinds of stream-entrant</text:h>
      <text:p text:style-name="VimmBody">Here, if a Stream-entrant does not endeavour further in this life, he falls into one of three classes. The three classes of Stream-entrants are: <text:span text:style-name="VimmPali">ekabījin</text:span> (one-seeder), <text:span text:style-name="VimmPali">sattakkhattuparama</text:span> (one who will be born seven times at most), <text:span text:style-name="VimmPali">kolaṅkola</text:span> (one who will be born in good families).</text:p>
      <text:p text:style-name="VimmBody"><text:span text:style-name="VimmPali">Sattakkhattuparama</text:span> is of weak faculty; <text:span text:style-name="VimmPali">kolaṅkola</text:span> is of middling faculty; and <text:span text:style-name="VimmPali">ekabījin</text:span> is of keen faculty.</text:p>
      <text:p text:style-name="VimmBody"><text:span text:style-name="VimmPali">Sattakkhattuparama</text:span>: After dwelling in divine-realms (for six births), he, in his seventh birth, is born here, and makes an end of ill.</text:p>
      <text:p text:style-name="VimmBody"><text:span text:style-name="VimmPali">Kolaṅkola</text:span>: He is born in a good family three or four<text:note text:id="ftn1016" text:note-class="footnote"><text:note-citation>5</text:note-citation><text:note-body><text:p text:style-name="Standard">*Evidently a copyist’s error. Should be two or three.</text:p></text:note-body></text:note> times, and makes an end of ill.</text:p>
      <text:p text:style-name="VimmBody"><text:span text:style-name="VimmPali">Ekabījin</text:span>: With one more birth as a man, he makes an end of ill.</text:p>
      <text:p text:style-name="VimmBody">If a Once-returner does not make further endeavour in this life, he returns to this world once more, and makes an end of ill.<text:note text:id="ftn1017" text:note-class="footnote"><text:note-citation>6</text:note-citation><text:note-body><text:p text:style-name="Standard"><text:span text:style-name="VimmBibRef">A. I, 233</text:span>: <text:span text:style-name="VimmBibQuote">So tiṇṇaṁ saṁyojanānaṁ parikkhayā sattakkhattuparamo hoti sattakkhattuparamaṁ deve ca mānuse ca sandhāvitvā saṁsaritvā dukkhassa antaṁ karoti. So tiṇṇaṁ saṁyojanānaṁ parikkhayā kolaṅkolo hoti dve vā tīṇi vā kulāni sandhāvitvā saṁsaritvā dukkhassa antaṁ karoti. So tiṇṇaṁ saṁyojanānaṁ parikkhayā ekabīji hoti ekaṁ yeva mānusakaṁ bhavaṁ nibbattevā dukkhassa antaṁ. karoti. So tiṇṇaṁ saṁyojanānaṁ parikkhayā rāgadosamohānaṁ tanuttā sakadāgāmi hoti sakid eva imaṁ lokaṁ āgantvā dhukkhassa antaṁ karoti.</text:span></text:p></text:note-body></text:note></text:p>
      <text:h text:style-name="Heading_20_4" text:outline-level="4" text:is-list-header="true"><text:soft-page-break/>Five kinds of non-returner</text:h>
      <text:p text:style-name="VimmBody">If a Non-returner makes no further endeavour in this life, he will be reborn in a Pure Abode.<text:note text:id="ftn1018" text:note-class="footnote"><text:note-citation>1</text:note-citation><text:note-body><text:p text:style-name="Standard"><text:span text:style-name="VimmBibRef">D. III. 237</text:span>: <text:span text:style-name="VimmBibQuote">Pañca suddhāvāsā. Avihā, Atappā, Sudassā, Sudassī, Akaniṭṭhā.</text:span></text:p></text:note-body></text:note> According to the difference of faculties, there are five kinds of Non-returners: <text:span text:style-name="VimmPali">Antarā parinibbāyin</text:span>, <text:span text:style-name="VimmPali">upahacca parinibbāyin</text:span>, <text:span text:style-name="VimmPali">asaṅkhāra parinibbāyin</text:span>, <text:span text:style-name="VimmPali">asaṅkhāra parinibbāyin</text:span>,<text:span text:style-name="VimmPali"> uddhaṁsota Akaniṭṭhagāmin</text:span>. Here, he who makes the Ariyan Path manifest in order to remove the remaining fetters and latencies and passes away without reaching the middle of his life-span is <text:span text:style-name="VimmPali">antarā parinibbāyin</text:span>. He who makes the Ariyan Path manifest, in order to remove the remaining fetters and latencies, and passes away after reaching the middle of his life-span, is <text:span text:style-name="VimmPali">upahacca parinibbāyin</text:span>. He who makes the Ariyan Path manifest, in order to remove the remaining fetters and latencies without external stimulus, is <text:span text:style-name="VimmPali">asaṅkhāra parinibbāyin</text:span>. He who makes the Ariyan Path manifest, in order to remove the remaining fetters and latencies <text:span text:style-name="VimmPageNo">[[372|309]]</text:span> with external stimulus, is <text:span text:style-name="VimmPali">sasaṅkhāra parinibbāyin</text:span>. From <text:span text:style-name="VimmPali">Avihā</text:span> he goes to <text:span text:style-name="VimmPali">Atappā</text:span>; from <text:span text:style-name="VimmPali">Atappā</text:span> he goes to <text:span text:style-name="VimmPali">Sudassā</text:span> from <text:span text:style-name="VimmPali">Sudassā</text:span> he goes to <text:span text:style-name="VimmPali">Sudassī</text:span>; from <text:span text:style-name="VimmPali">Sudassī</text:span> he goes to <text:span text:style-name="VimmPali">Akaniṭṭhā.</text:span> In <text:span text:style-name="VimmPali">Akaniṭṭhā</text:span> he makes the Ariyan Path manifest in order to remove the remaining fetters and latencies, and passes away. This is the <text:span text:style-name="VimmPali">uddhamsota Akaniṭṭhagāmin</text:span>.<text:note text:id="ftn1019" text:note-class="footnote"><text:note-citation>2</text:note-citation><text:note-body><text:p text:style-name="Standard"><text:span text:style-name="VimmBibRef">D. III, 237</text:span>: <text:span text:style-name="VimmBibQuote">Pañca anāgāmino. Antarā-parinibbāyi, upahaccaparinibbāyi, asaṁkhāra-parinibbāyi, sasaṁkhāra-parinibbāyi, uddhaṁsoto Akaniṭṭha-gāmi.</text:span><text:span text:style-name="VimmPali"> </text:span>(=<text:span text:style-name="VimmBibQuote">Anāgāmisu āyuno majjhaṁ anatikkamitvā antarā va kilesa-parinibbānaṁ arahattaṁ patio antarā-parinibbāyi nāma. Majjhaṁ upahacca atikkamitvā patto upahacca-parinibbāyi nāma. Asaṅkhārena appayogena akilamanto sukhena patto asaṅkhāra-parinibbāyi nāma. Sasaṅkhārena sappayogena kilamanto dukkhena patto sasaṅkhāra-parinibbāyi nāma. Ime cattāro pañcasu pi suddh āvāsesu labbhanti.</text:span></text:p><text:p text:style-name="Standard"><text:span text:style-name="VimmBibQuote">Uddhaṁ-soto Akaniṭṭha-gāmi ti ettha pana catukkaṁ veditabbaṁ. Yo hi avihato paṭṭhāya cattāro devaloke sodhetvā Akaniṭṭhaṁ gantvā parinibbāyati, ayaṁ uddhaṁsoto Akaniṭṭha-gāmi nāma. Yo avihato paṭṭhāya dutiyaṁ vā tatiyaṁ vā catutthaṁ vā devalokaṁ gantvā parinibbāyati, ayaṁ uddhaṁ-soto na Akaniṭṭha-gāmi nāma. Yo kāma-bhavato ca Akaniṭṭhesu nibbattetvā parinibbāyati, ayaṁ na uddhaṁ-soto Akaniṭṭha-gāmi nāma. Yo heṭṭhā catusu devalokesu tattha tatth’ eva nibbattitvā parinibbāyati, ayaṁ na uddhaṁ-soto na Akaniṭṭha-gāmi ti</text:span>—<text:span text:style-name="VimmBibRef">Sv. III, 1029-30</text:span>).</text:p></text:note-body></text:note> The life-span in <text:span text:style-name="VimmPali">Avihā</text:span> is ten thousand aeons; in <text:span text:style-name="VimmPali">Atappā</text:span>, twenty thousand; in <text:span text:style-name="VimmPali">Sudassā</text:span>, forty thousand; in <text:span text:style-name="VimmPali">Sudassī</text:span>, eighty thousand; and in <text:span text:style-name="VimmPali">Akaniṭṭhā</text:span>, one hundred and sixty thousand.<text:note text:id="ftn1020" text:note-class="footnote"><text:note-citation>3</text:note-citation><text:note-body><text:p text:style-name="Standard">Possibly a copyist’s error. The life-span in these heavens should be—one thousand, two thousand, four thousand, eight thousand, sixteen thousand respectively. Cp. <text:span text:style-name="VimmBibRef">Vbh. 425</text:span>: <text:span text:style-name="VimmBibQuote">Avihānaṁ devānaṁ kittakaṁ āyuppamāṇaṁ? Kappasahassaṁ. Atappānaṁ devānaṁ kittakaṁ āyuppamāṇaṁ? Dve kappasahassāni. Sudassānaṁ devānaṁ kittakaṁ āyuppamāṇaṁ? Cattāri kappasahassāni. Sudassīnaṁ devānaṁ kittakaṁ āyuppamāṇaṁ? Aṭṭha kappasahassāni. Akaniṭṭhānaṁ devānaṁ kittakaṁ āyuppamāṇaṁ? Soḷasa kappasahassāni.</text:span></text:p></text:note-body></text:note> In each of the four spheres there are five persons, and in the <text:span text:style-name="VimmPali">Akaniṭṭhā</text:span>, four. There, the up-stream-goer is not. Thus there are twenty- four persons.</text:p>
      <text:p text:style-name="VimmBody">The Consummate One has removed all defilements. No more has he. Therefore there is no cause of future birth in him. Because he has no cause, he is free from becoming. He destroys the formations. He cuts off ill. He stirs up no more ill. This verily is the end of ill. Therefore it is taught in the stanza thus:</text:p>
      <text:p text:style-name="VimmBody"/>
      <text:h text:style-name="Heading_20_4" text:outline-level="4" text:is-list-header="true">Simile of the fiery sparks</text:h>
      <text:p text:style-name="VimmVerseEnglish">As when a smith beats red-hot iron to shape,<text:line-break/>sparks fly, fall into water, and then cease;<text:line-break/>so is his ending wrought in sequence true,<text:line-break/>and of his faring-on there is no trace.</text:p>
      <text:p text:style-name="VimmVerseEnglish">Escaping thus and breaking himself loose<text:line-break/>from lust, and tangle and corruptions base,<text:line-break/>he gains the blissful state immovable,<text:line-break/>and of his faring-on there is no trace.<text:note text:id="ftn1021" text:note-class="footnote"><text:note-citation>4</text:note-citation><text:note-body><text:p text:style-name="Standard"><text:span text:style-name="VimmBibRef">Ud. 93</text:span>:</text:p><text:p text:style-name="VimmVersePali">Ayoghanahatass’ eva jalato jātavedasso<text:line-break/>anupubbūpasantassa yathā na ñāyate gati,<text:line-break/>evaṁ sammāvimuttānaṁ kāmabandhoghatārinaṁ<text:line-break/>paññāpetuṁ gati n’atthi pattānaṁ acalaṁ sukhan ti.</text:p></text:note-body></text:note> <text:span text:style-name="VimmPageNo">[[373|310]]</text:span> </text:p>
      <text:h text:style-name="Heading_20_4" text:outline-level="4" text:is-list-header="true"><text:soft-page-break/>Miscellaneous teachings</text:h>
      <text:p text:style-name="P8"><text:note text:id="ftn1022" text:note-class="footnote"><text:note-citation>1</text:note-citation><text:note-body><text:p text:style-name="Standard">*The section preceding this, owing to unintelligibility, is untranslated.</text:p></text:note-body></text:note><text:s/>The following are the miscellaneous teachings here: insight, initial application of thought, joy, feeling, plane, faculty, emancipation, defilements, two attainments in concentration.</text:p>
      <text:h text:style-name="Heading_20_4" text:outline-level="4" text:is-list-header="true">Serenity and insight</text:h>
      <text:p text:style-name="VimmBody">Insight is of two kinds, namely, of the method of serenity and of bare insight. <text:span text:style-name="VimmQA">Q.</text:span> What is insight by way of serenity? Having acquired concentration, one overcomes the hindrances by concentration-strength, and one understands form after one penetrates name by way of the factors of meditation, <text:span text:style-name="VimmPali">jhāna</text:span>. Here beginning with concentration one proceeds to insight.</text:p>
      <text:p text:style-name="VimmBody">Bare insight: One overcomes the hindrances through understanding-strength. One discerns name after form has been penetrated by way of the bodily formations. Beginning with insight, he develops serenity.<text:note text:id="ftn1023" text:note-class="footnote"><text:note-citation>2</text:note-citation><text:note-body><text:p text:style-name="Standard"/><text:list text:style-name="L58"><text:list-item><text:p text:style-name="P102"><text:span text:style-name="VimmBibRef">A. II, 157</text:span>; <text:span text:style-name="VimmBibRef">Pts. II, 92-6</text:span>: <text:span text:style-name="VimmBibQuote">Idh’ ā</text:span><text:span text:style-name="VimmBibQuote"><text:span text:style-name="T28">vuso </text:span></text:span><text:span text:style-name="VimmBibQuote">bhikkhu samathapubbaṅgamaṁ vipassanaṁ </text:span><text:span text:style-name="VimmBibQuote"><text:span text:style-name="T28">bh</text:span></text:span><text:span text:style-name="VimmBibQuote">ā</text:span><text:span text:style-name="VimmBibQuote"><text:span text:style-name="T28">veti</text:span></text:span><text:span text:style-name="VimmBibQuote">, tassa samathapubbaṅgamaṁ vipassanaṁ </text:span><text:span text:style-name="VimmBibQuote"><text:span text:style-name="T28">bh</text:span></text:span><text:span text:style-name="VimmBibQuote">ā</text:span><text:span text:style-name="VimmBibQuote"><text:span text:style-name="T28">vayato maggo sañj</text:span></text:span><text:span text:style-name="VimmBibQuote">ā</text:span><text:span text:style-name="VimmBibQuote"><text:span text:style-name="T28">yati. </text:span></text:span><text:span text:style-name="VimmBibQuote">So taṁ maggaṁ ā</text:span><text:span text:style-name="VimmBibQuote"><text:span text:style-name="T28">sevati bh</text:span></text:span><text:span text:style-name="VimmBibQuote">ā</text:span><text:span text:style-name="VimmBibQuote"><text:span text:style-name="T28">veti </text:span></text:span><text:span text:style-name="VimmBibQuote">bahulikaroti, tassa taṁ maggaṁ ā</text:span><text:span text:style-name="VimmBibQuote"><text:span text:style-name="T28">sevato bh</text:span></text:span><text:span text:style-name="VimmBibQuote">ā</text:span><text:span text:style-name="VimmBibQuote"><text:span text:style-name="T28">vayato </text:span></text:span><text:span text:style-name="VimmBibQuote">bahulikaroto </text:span><text:span text:style-name="VimmBibQuote"><text:span text:style-name="T28">saññojan</text:span></text:span><text:span text:style-name="VimmBibQuote">ā</text:span><text:span text:style-name="VimmBibQuote"><text:span text:style-name="T28">ni </text:span></text:span><text:span text:style-name="VimmBibQuote">pahīyanti, </text:span><text:span text:style-name="VimmBibQuote"><text:span text:style-name="T28">anusay</text:span></text:span><text:span text:style-name="VimmBibQuote">ā</text:span><text:span text:style-name="VimmBibQuote"><text:span text:style-name="T28"> </text:span></text:span><text:span text:style-name="VimmBibQuote">byantihonti.</text:span></text:p><text:p text:style-name="P102"><text:span text:style-name="VimmBibQuote">Puna ca paraṁ ā</text:span><text:span text:style-name="VimmBibQuote"><text:span text:style-name="T28">vuso </text:span></text:span><text:span text:style-name="VimmBibQuote">bhikkhu </text:span><text:span text:style-name="VimmBibQuote"><text:span text:style-name="T28">vipassan</text:span></text:span><text:span text:style-name="VimmBibQuote">ā</text:span><text:span text:style-name="VimmBibQuote"><text:span text:style-name="T28">pubbaṅgama</text:span></text:span><text:span text:style-name="VimmBibQuote">ṁ</text:span><text:span text:style-name="VimmBibQuote"><text:span text:style-name="T28"> </text:span></text:span><text:span text:style-name="VimmBibQuote">samathaṁ </text:span><text:span text:style-name="VimmBibQuote"><text:span text:style-name="T28">bh</text:span></text:span><text:span text:style-name="VimmBibQuote">ā</text:span><text:span text:style-name="VimmBibQuote"><text:span text:style-name="T28">veti</text:span></text:span><text:span text:style-name="VimmBibQuote">, tassa </text:span><text:span text:style-name="VimmBibQuote"><text:span text:style-name="T28">vipassan</text:span></text:span><text:span text:style-name="VimmBibQuote">ā</text:span><text:span text:style-name="VimmBibQuote"><text:span text:style-name="T28">pubbaṅgama</text:span></text:span><text:span text:style-name="VimmBibQuote">ṁ</text:span><text:span text:style-name="VimmBibQuote"><text:span text:style-name="T28"> </text:span></text:span><text:span text:style-name="VimmBibQuote">samathaṁ </text:span><text:span text:style-name="VimmBibQuote"><text:span text:style-name="T28">bh</text:span></text:span><text:span text:style-name="VimmBibQuote">ā</text:span><text:span text:style-name="VimmBibQuote"><text:span text:style-name="T28">vayato </text:span></text:span><text:span text:style-name="VimmBibQuote">maggo </text:span><text:span text:style-name="VimmBibQuote"><text:span text:style-name="T28">sañj</text:span></text:span><text:span text:style-name="VimmBibQuote">ā</text:span><text:span text:style-name="VimmBibQuote"><text:span text:style-name="T28">yati. </text:span></text:span><text:span text:style-name="VimmBibQuote">So taṁ maggaṁ ā</text:span><text:span text:style-name="VimmBibQuote"><text:span text:style-name="T28">sevati</text:span></text:span><text:span text:style-name="VimmBibQuote">...; tassa taṁ maggaṁ ā</text:span><text:span text:style-name="VimmBibQuote"><text:span text:style-name="T28">sevato...anusay</text:span></text:span><text:span text:style-name="VimmBibQuote">ā</text:span><text:span text:style-name="VimmBibQuote"><text:span text:style-name="T28"> </text:span></text:span><text:span text:style-name="VimmBibQuote">byantihonti...</text:span></text:p><text:p text:style-name="P102"><text:span text:style-name="VimmBibQuote">‡ Kathaṁ samathapu</text:span><text:span text:style-name="VimmBibQuote"><text:span text:style-name="T28">bbaṅgama</text:span></text:span><text:span text:style-name="VimmBibQuote">ṁ vipassanaṁ </text:span><text:span text:style-name="VimmBibQuote"><text:span text:style-name="T28">bh</text:span></text:span><text:span text:style-name="VimmBibQuote">ā</text:span><text:span text:style-name="VimmBibQuote"><text:span text:style-name="T28">veti? </text:span></text:span><text:span text:style-name="VimmBibQuote">Nekkhamma-vasena cittassa </text:span><text:span text:style-name="VimmBibQuote"><text:span text:style-name="T28">ekaggat</text:span></text:span><text:span text:style-name="VimmBibQuote">ā</text:span><text:span text:style-name="VimmBibQuote"><text:span text:style-name="T28"> </text:span></text:span><text:span text:style-name="VimmBibQuote">avikkhepo </text:span><text:span text:style-name="VimmBibQuote"><text:span text:style-name="T28">sam</text:span></text:span><text:span text:style-name="VimmBibQuote">ā</text:span><text:span text:style-name="VimmBibQuote"><text:span text:style-name="T28">dhi, </text:span></text:span><text:span text:style-name="VimmBibQuote">tattha </text:span><text:span text:style-name="VimmBibQuote"><text:span text:style-name="T28">j</text:span></text:span><text:span text:style-name="VimmBibQuote">ā</text:span><text:span text:style-name="VimmBibQuote"><text:span text:style-name="T28">te </text:span></text:span><text:span text:style-name="VimmBibQuote">dhamme aniccato anupassanaṭṭhena </text:span><text:span text:style-name="VimmBibQuote"><text:span text:style-name="T28">vipassan</text:span></text:span><text:span text:style-name="VimmBibQuote">ā</text:span><text:span text:style-name="VimmBibQuote"><text:span text:style-name="T28">, </text:span></text:span><text:span text:style-name="VimmBibQuote">dukkhato anupassanaṭṭhena </text:span><text:span text:style-name="VimmBibQuote"><text:span text:style-name="T28">vipassan</text:span></text:span><text:span text:style-name="VimmBibQuote">ā</text:span><text:span text:style-name="VimmBibQuote"><text:span text:style-name="T28">, </text:span></text:span><text:span text:style-name="VimmBibQuote">anattato anupassanaṭṭhena </text:span><text:span text:style-name="VimmBibQuote"><text:span text:style-name="T28">vipassan</text:span></text:span><text:span text:style-name="VimmBibQuote">ā</text:span><text:span text:style-name="VimmBibQuote"><text:span text:style-name="T28">. </text:span></text:span><text:span text:style-name="VimmBibQuote">Iti paṭhamaṁ samatho, </text:span><text:span text:style-name="VimmBibQuote"><text:span text:style-name="T28">pacch</text:span></text:span><text:span text:style-name="VimmBibQuote">ā</text:span><text:span text:style-name="VimmBibQuote"><text:span text:style-name="T28"> vipassan</text:span></text:span><text:span text:style-name="VimmBibQuote">ā</text:span><text:span text:style-name="VimmBibQuote"><text:span text:style-name="T28">; </text:span></text:span><text:span text:style-name="VimmBibQuote">tena vuccati— samathapu</text:span><text:span text:style-name="VimmBibQuote"><text:span text:style-name="T28">bbaṅgama</text:span></text:span><text:span text:style-name="VimmBibQuote">ṁ vipassanaṁ </text:span><text:span text:style-name="VimmBibQuote"><text:span text:style-name="T28">bh</text:span></text:span><text:span text:style-name="VimmBibQuote">ā</text:span><text:span text:style-name="VimmBibQuote"><text:span text:style-name="T28">veti.</text:span></text:span><text:span text:style-name="VimmBibQuote">..</text:span></text:p><text:p text:style-name="P102"><text:span text:style-name="VimmBibQuote">‡‡ Kathaṁ </text:span><text:span text:style-name="VimmBibQuote"><text:span text:style-name="T28">vipassan</text:span></text:span><text:span text:style-name="VimmBibQuote">āpu</text:span><text:span text:style-name="VimmBibQuote"><text:span text:style-name="T28">bbaṅgama</text:span></text:span><text:span text:style-name="VimmBibQuote">ṁ</text:span><text:span text:style-name="VimmBibQuote"><text:span text:style-name="T28"> </text:span></text:span><text:span text:style-name="VimmBibQuote">samathaṁ </text:span><text:span text:style-name="VimmBibQuote"><text:span text:style-name="T28">bh</text:span></text:span><text:span text:style-name="VimmBibQuote">ā</text:span><text:span text:style-name="VimmBibQuote"><text:span text:style-name="T28">veti? </text:span></text:span><text:span text:style-name="VimmBibQuote">Aniccato anupassanaṭṭhena </text:span><text:span text:style-name="VimmBibQuote"><text:span text:style-name="T28">vipassan</text:span></text:span><text:span text:style-name="VimmBibQuote">ā</text:span><text:span text:style-name="VimmBibQuote"><text:span text:style-name="T28">, </text:span></text:span><text:span text:style-name="VimmBibQuote">dukkhato anupassanaṭṭhena </text:span><text:span text:style-name="VimmBibQuote"><text:span text:style-name="T28">vipassan</text:span></text:span><text:span text:style-name="VimmBibQuote">ā, anattato anupassanaṭṭhena </text:span><text:span text:style-name="VimmBibQuote"><text:span text:style-name="T28">vipassan</text:span></text:span><text:span text:style-name="VimmBibQuote">ā</text:span><text:span text:style-name="VimmBibQuote"><text:span text:style-name="T28">; </text:span></text:span><text:span text:style-name="VimmBibQuote">tattha </text:span><text:span text:style-name="VimmBibQuote"><text:span text:style-name="T28">j</text:span></text:span><text:span text:style-name="VimmBibQuote">ā</text:span><text:span text:style-name="VimmBibQuote"><text:span text:style-name="T28">t</text:span></text:span><text:span text:style-name="VimmBibQuote">ā</text:span><text:span text:style-name="VimmBibQuote"><text:span text:style-name="T28">na</text:span></text:span><text:span text:style-name="VimmBibQuote">ṁ</text:span><text:span text:style-name="VimmBibQuote"><text:span text:style-name="T28"> dhamm</text:span></text:span><text:span text:style-name="VimmBibQuote">ā</text:span><text:span text:style-name="VimmBibQuote"><text:span text:style-name="T28">nañ ca vossagg</text:span></text:span><text:span text:style-name="VimmBibQuote">ā</text:span><text:span text:style-name="VimmBibQuote"><text:span text:style-name="T28">rammaṇat</text:span></text:span><text:span text:style-name="VimmBibQuote">ā</text:span><text:span text:style-name="VimmBibQuote"><text:span text:style-name="T28"> cittassa ekaggat</text:span></text:span><text:span text:style-name="VimmBibQuote">ā</text:span><text:span text:style-name="VimmBibQuote"><text:span text:style-name="T28"> avikkhepo sam</text:span></text:span><text:span text:style-name="VimmBibQuote">ā</text:span><text:span text:style-name="VimmBibQuote"><text:span text:style-name="T28">dhi. Iti paṭhama</text:span></text:span><text:span text:style-name="VimmBibQuote">ṁ</text:span><text:span text:style-name="VimmBibQuote"><text:span text:style-name="T28"> vipassan</text:span></text:span><text:span text:style-name="VimmBibQuote">ā</text:span><text:span text:style-name="VimmBibQuote"><text:span text:style-name="T28"> pacch</text:span></text:span><text:span text:style-name="VimmBibQuote">ā</text:span><text:span text:style-name="VimmBibQuote"><text:span text:style-name="T28"> samatho; tena vuccati— vipassan</text:span></text:span><text:span text:style-name="VimmBibQuote">āpu</text:span><text:span text:style-name="VimmBibQuote"><text:span text:style-name="T28">bbaṅgama</text:span></text:span><text:span text:style-name="VimmBibQuote">ṁ</text:span><text:span text:style-name="VimmBibQuote"><text:span text:style-name="T28"> </text:span></text:span><text:span text:style-name="VimmBibQuote">samathaṁ </text:span><text:span text:style-name="VimmBibQuote"><text:span text:style-name="T28">bh</text:span></text:span><text:span text:style-name="VimmBibQuote">ā</text:span><text:span text:style-name="VimmBibQuote"><text:span text:style-name="T28">veti.</text:span></text:span></text:p></text:list-item><text:list-item><text:p text:style-name="P102"><text:span text:style-name="VimmPali"><text:span text:style-name="T37">Nekkhamma</text:span></text:span><text:span text:style-name="T28"> </text:span>is explained as <text:span text:style-name="VimmPali"><text:span text:style-name="T37">k</text:span></text:span><text:span text:style-name="VimmPali">ā</text:span><text:span text:style-name="VimmPali"><text:span text:style-name="T37">m</text:span></text:span><text:span text:style-name="VimmPali">ā</text:span><text:span text:style-name="VimmPali"><text:span text:style-name="T37">na</text:span></text:span><text:span text:style-name="VimmPali">ṁ</text:span><text:span text:style-name="VimmPali"><text:span text:style-name="T37"> nissaraṇa</text:span></text:span><text:span text:style-name="VimmPali">ṁ</text:span><text:span text:style-name="T28">—(1) </text:span><text:span text:style-name="VimmBibRef">A. III, 245</text:span>: <text:span text:style-name="VimmBibQuote">Idha bhikkhave bhikkhuno </text:span><text:span text:style-name="VimmBibQuote"><text:span text:style-name="T28">k</text:span></text:span><text:span text:style-name="VimmBibQuote">ā</text:span><text:span text:style-name="VimmBibQuote"><text:span text:style-name="T28">ma</text:span></text:span><text:span text:style-name="VimmBibQuote">ṁ</text:span><text:span text:style-name="VimmBibQuote"><text:span text:style-name="T28"> </text:span></text:span><text:span text:style-name="VimmBibQuote">manasikaroto </text:span><text:span text:style-name="VimmBibQuote"><text:span text:style-name="T28">k</text:span></text:span><text:span text:style-name="VimmBibQuote">ā</text:span><text:span text:style-name="VimmBibQuote"><text:span text:style-name="T28">mesu </text:span></text:span><text:span text:style-name="VimmBibQuote">cittaṁ na pakkhandati, na ppasīdati na santiṭṭhati na vimuccati, nekkhammaṁ kho pan’ assa manasikaroto nekkhamme cittaṁ pakkhandati pasidati santiṭṭhati vimuccati. Tassa taṁ cittaṁ sukataṁ </text:span><text:span text:style-name="VimmBibQuote"><text:span text:style-name="T28">subhāvita</text:span></text:span><text:span text:style-name="VimmBibQuote">ṁ</text:span><text:span text:style-name="VimmBibQuote"><text:span text:style-name="T28"> </text:span></text:span><text:span text:style-name="VimmBibQuote">suvuṭṭhitaṁ suvimuttaṁ suvisaṁyuttaṁ </text:span><text:span text:style-name="VimmBibQuote"><text:span text:style-name="T28">kāmehi, </text:span></text:span><text:span text:style-name="VimmBibQuote">ye </text:span><text:span text:style-name="VimmBibQuote"><text:span text:style-name="T28">ca kāmapaccayā </text:span></text:span><text:span text:style-name="VimmBibQuote">uppajjanti </text:span><text:span text:style-name="VimmBibQuote"><text:span text:style-name="T28">āsavā vighātapariḷāhā, </text:span></text:span><text:span text:style-name="VimmBibQuote">mutto so tehi, na so taṁ vedanaṁ vediyati. Idam </text:span><text:span text:style-name="VimmBibQuote"><text:span text:style-name="T28">akkhāta</text:span></text:span><text:span text:style-name="VimmBibQuote">ṁ</text:span><text:span text:style-name="VimmBibQuote"><text:span text:style-name="T28"> kāmāna</text:span></text:span><text:span text:style-name="VimmBibQuote">ṁ</text:span><text:span text:style-name="VimmBibQuote"><text:span text:style-name="T28"> </text:span></text:span><text:span text:style-name="VimmBibQuote">nissaraṇaṁ.</text:span><text:span text:style-name="VimmPali"> </text:span>(2) <text:span text:style-name="VimmBibRef">It. 61</text:span>: <text:span text:style-name="VimmBibQuote"><text:span text:style-name="T28">Kāmānam-eta</text:span></text:span><text:span text:style-name="VimmBibQuote">ṁ</text:span><text:span text:style-name="VimmBibQuote"><text:span text:style-name="T28"> </text:span></text:span><text:span text:style-name="VimmBibQuote">nissaraṇaṁ yad-idaṁ nekkhammaṁ.</text:span></text:p></text:list-item><text:list-item><text:p text:style-name="P102"><text:span text:style-name="VimmBibRef">Pts.-a. III, 586</text:span>: <text:span text:style-name="VimmBibQuote">Vossaggārammaṇatā ‘ti ettha vossaggo nibbāṇaṁ. Nibbāṇaṁ hi saṅkhatavossaggato pariccāgato Vossaggo ‘ti vutto, vipassanā ca taṁsampayuttadhammā ca nibbāṇaninnatāya ajjhāsayavasena nibbāṇe patiṭṭhitattā nibbāṇapatiṭṭhā nibbāṇā-rammaṇā. Patiṭṭhā ‘pi, hi ālambīyatī ‘ti ārammaṇaṁ nāma hoti. Nibbāṇe patiṭṭha-naṭṭhen’ eva nibbāṇārammaṇā. Aññattha pāḷiyam ‘pi hi “Patiṭṭhā ārammaṇan” ‘ti vuccati, yath’ āha: “Seyyathā ‘pi āvuso nalāgāraṁ vā tiṇāgāraṁ vā sukkhaṁ kolcpaṁ terovassikaṁ puratthimāya ce ‘pi disāya puriso ādittāya tiṇukkāya upasaṅkameyya, labhetha aggi otāraṁ, labhetha aggi ārammaṇaṁ?” ‘ti ādi. Tasmā tattha jātānaṁ dhammānaṁ vossaggārammaṇatāya nibbāṇa-patiṭṭhābhāvena hetubhūtena uppādito yo cittassa ekaggatā-saṅkhāto upacārappaṇābhedo avikkhepo, so Samādhi ‘ti vipassanāto pacchā uppādito nibbedhabhāgiyo samādhi niddiṭṭho hoti. Tasmā yeva hi, Iti paṭhamaṁ vipassanā pacchā samatho ‘ti vuttaṁ.</text:span></text:p></text:list-item></text:list><text:p text:style-name="Standard">In (x) <text:span text:style-name="VimmPali">samathapubbaṅgama vipassanā</text:span> (‡ above) the abandonment (<text:span text:style-name="VimmPali">pahāna</text:span>) is of the five hindrances (<text:span text:style-name="VimmPali">pañca nivaranā</text:span>) beginning with sense-desire (<text:span text:style-name="VimmPali">kāmacchanda</text:span>) by means of the first meditation (<text:span text:style-name="VimmPali">paṭhamajjhāna</text:span>). In (y) <text:span text:style-name="VimmPali">vipassanāpubbaṅgama samatha</text:span> (‡‡ above) the abandonment (<text:span text:style-name="VimmPali">pahāna</text:span>) is of all stain (<text:span text:style-name="VimmPali">sabbamala</text:span>) by means of the concentration partaking of penetration <text:span text:style-name="VimmPali">(</text:span><text:span text:style-name="VimmBibQuote">so sabbamalavirahito nibbedhabhāgiyo samādhi sesasamādhito adhikattā adhicittan ‘ti vuccati</text:span>—<text:span text:style-name="VimmBibRef">Pts.-a. I, 228</text:span>).</text:p><text:p text:style-name="Standard">Sometimes the <text:span text:style-name="VimmPali">samatha</text:span> in (x) is mistakenly equated with that in (y) because the word used in both instances is serenity (<text:span text:style-name="VimmPali">samatha</text:span>). But they are different. While in the one samatha of the first meditation (<text:span text:style-name="VimmPali">paṭhamajjhāna</text:span>) by way of suppression abandonment is meant, in the other <text:span text:style-name="VimmPali">samatha</text:span> of substitution abandonment is meant<text:span text:style-name="VimmPali">—</text:span><text:span text:style-name="VimmBibRef">Pts. I, 27</text:span><text:span text:style-name="VimmPali">: </text:span><text:span text:style-name="VimmBibQuote">Vikkhambanappahānañ ca nivaraṇānaṁ paṭhamajjhānaṁ bhāvayato, tadaṅgappahānañ ca diṭṭhigatānaṁ nibbedhabhāgiyaṁ samādhiṁ bhāvayato</text:span><text:span text:style-name="VimmPali"> </text:span>(=<text:span text:style-name="VimmBibQuote">Tadaṅgappahānañ ca diṭṭhigatānaṁ nibbedhabhāgiyaṁ samādhiṁ bhāvayato ‘ti diṭṭhigatānaṁ yeva pahāṇaṁ oḷārikavasena vuttan ‘ti veditabbaṁ. Diṭṭhigatā hi oḷārikā, niccasaññādayo sukhumā. Tattha: diṭṭhigatan ‘ti diṭṭhi yeva diṭṭhigataṁ, ‘gūthagataṁ’, ‘muttagatan’ ‘ti ādīni viya. Gantabbabhāvato ca diṭṭhiyā gatamattam ev’ etan ‘ti. ‘pi diṭṭhigataṁ, dvāsaṭṭhidiṭṭhisu antogadhattā diṭṭhisu gatan’ti ‘pi diṭṭhigataṁ; bahuvacanena tesaṁ diṭṭhigatānaṁ. Nibbedhabhāgiyaṁ samādhin ‘ti vipassanāsampayuttaṁ samādhiṁ</text:span><text:span text:style-name="VimmPali">—</text:span><text:span text:style-name="VimmBibRef">Pts.-a. I, 122</text:span>).</text:p></text:note-body></text:note></text:p>
      <text:h text:style-name="Heading_20_4" text:outline-level="4" text:is-list-header="true"><text:soft-page-break/>Initial application of thought and bare insight</text:h>
      <text:p text:style-name="VimmBody">Bare insight is with initial application of thought. In the first meditation, <text:span text:style-name="VimmPali">jhāna</text:span>, the Path and the Fruit of insight are with initial application of thought. In the third meditation, <text:span text:style-name="VimmPali">jhāna</text:span>, insight and adoption are with initial application of thought, and the Path and the Fruit are without initial application of thought. The Path in the plane of initial application of thought fulfils the eight factors of the Path. In the plane that is without initial application of thought, seven factors remove consideration. <text:span text:style-name="VimmPageNo">[[374|311]]</text:span> </text:p>
      <text:h text:style-name="Heading_20_4" text:outline-level="4" text:is-list-header="true">Joy</text:h>
      <text:p text:style-name="VimmBody">At first the bare insight worker experiences the suffering of the formations. Through adaptive knowledge of insight he fulfils non-suffering, and develops adoption. The Path and the Fruit bring about joy together. Then the bare insight worker gains perfection of the ease of the formations. In the second meditation, <text:span text:style-name="VimmPali">jhāna</text:span>, insight and Path and Fruit bring about joy. In the third and the fourth meditations, <text:span text:style-name="VimmPali">jhānas</text:span>, insight, Path and Fruit bring about joy. In the Path and the Fruit of the plane of joy, the seven enlightenment factors arise. The six kinds of enlightenment in the plane of non-joy remove the enlightenment-initial-application-of-thought that is joy.</text:p>
      <text:h text:style-name="Heading_20_4" text:outline-level="4" text:is-list-header="true">Feeling</text:h>
      <text:p text:style-name="VimmBody">At first the bare insight worker experiences the suffering of the formations. Insight and adaptive knowledge bring about equanimity. Adoption, the Path and the Fruit bring about joy. Then the bare insight worker gains perfection of the ease of the formations. In the third meditation (<text:span text:style-name="VimmPali">jhāna</text:span>), insight, the Path and the Fruit bring about joy. In the fourth meditation (<text:span text:style-name="VimmPali">jhāna</text:span>), insight, the Path and the Fruit bring about equanimity.</text:p>
      <text:h text:style-name="Heading_20_4" text:outline-level="4" text:is-list-header="true">Plane</text:h>
      <text:p text:style-name="VimmBody">There are two kinds of planes: plane of seeing and plane of volition. Here, the Path of Stream-entrance is the plane of seeing. The other three Paths and the four Fruits of the recluse are the plane of volition. Not having seen before, one sees now. This is the plane of seeing. One sees <text:span text:style-name="VimmPageNo">[[375|312]]</text:span> thus and attends to it. This is called the plane of volition.<text:note text:id="ftn1024" text:note-class="footnote"><text:note-citation>1</text:note-citation><text:note-body><text:p text:style-name="Standard">Cp.</text:p><text:list text:style-name="L59"><text:list-item><text:p text:style-name="P103"><text:span text:style-name="VimmBibRef">Peṭaka. 130</text:span>: <text:span text:style-name="VimmBibQuote">Catasso ariyabhūmiyo, cattāri sāmaññaphalāni, tattha yo yuchābhūtaṁ pajānāti, esā dassanabhūmi.</text:span></text:p></text:list-item><text:list-item><text:p text:style-name="P103"><text:span text:style-name="VimmBibRef">Netti. 8</text:span>: <text:span text:style-name="VimmBibQuote">Imāhi dvīhi paññāhi manasikārasampayuttassa yaṁ ñāṇaṁ uppajjati dassanabhūmiyaṁ vā bhāvanābhūmiyaṁ vā, ayaṁ bhāvanāmayi paññā, parato ghosā sutamayi paññā, paccattasamuṭṭhitā yonisomanasikārā cintāmayi paññā, yaṁ parato ca ghosena paccattasamuṭṭhitena ca yonisomanasikārena ñāṇaṁ uppajjati, ayaṁ bhāvanāmayi paññā.</text:span></text:p></text:list-item><text:list-item><text:p text:style-name="P104"><text:span text:style-name="VimmBibRef">Netti. 14</text:span>: <text:span text:style-name="VimmBibQuote">Tiṇi ca saccāni saṁkhatāni nirodhadhammāni: dukkhaṁ, samudayo, maggo. Nirodho asaṁkhato.</text:span></text:p><text:p text:style-name="P103"><text:span text:style-name="VimmBibQuote">Tattha samudayo dvisu bhūmisu pahiyyati: dassanabhūmiyā ca bhāvanābhūmiyā ca.</text:span></text:p><text:p text:style-name="P103"><text:span text:style-name="VimmBibQuote">Dassanena tiṇi saṁyojanāni pahiyyanti: sakkāyadiṭṭhi, vicikicchā, silabbataparāmāso. Bhāvanāya satta saṁyojanāni pahiyyanti: kāmacchando, byāpādo, rūparāgo, arūparāgo māno, uddhaccaṁ, avijjā ca niravasesā.</text:span></text:p></text:list-item><text:list-item><text:p text:style-name="P104"><text:span text:style-name="VimmBibRef">Netti. 50</text:span>: <text:span text:style-name="VimmBibQuote">Dassanabhūmi niyāmāvakkantiyā padaṭṭhānaṁ. Bhāvanābhūmi uttarikānaṁ phalānaṁ pattiyā padaṭṭhānaṁ.</text:span></text:p></text:list-item></text:list></text:note-body></text:note> And again, there are two planes: the plane of the learner and the plane of the learning-ender. Here, the four Paths and the three Fruits of the recluse are of the plane of the learner. Arahatship is learning-ender’s plane.</text:p>
      <text:h text:style-name="Heading_20_4" text:outline-level="4" text:is-list-header="true">Faculties</text:h>
      <text:p text:style-name="VimmBody">There are three supramundane faculties, namely, the faculty which assures knowledge of the unknown, the faculty of perfect knowability and the faculty of him who has known. Here, the knowledge of the Stream-winner’s Path is called the faculty which assures knowledge of the unknown. The knowledge of the three <text:soft-page-break/>(other) Paths and of the (first) three Fruits is called the faculty of perfect knowability. The faculty of him who has known belongs to the plane of Fruition of the Saint. One who knows all <text:span text:style-name="VimmPali">dhammas</text:span> without remainder is possessed of the faculty of him who has known.<text:note text:id="ftn1025" text:note-class="footnote"><text:note-citation>1</text:note-citation><text:note-body><text:p text:style-name="Standard"/><text:list text:style-name="L60"><text:list-item><text:p text:style-name="P106"><text:span text:style-name="VimmBibRef">Netti. 15</text:span>: <text:span text:style-name="VimmBibQuote">Yaṁ pana evaṁ jānāti: khiṇā me jāti ti idaṁ khaye-ñāṇaṁ, nāparaṁ itthattāyā ti pajānāti idaṁ anuppāde- ñāṇaṁ.</text:span></text:p><text:p text:style-name="P105"><text:span text:style-name="VimmBibQuote">Imāni dve ñāṇāni aññātāvindriyaṁ.</text:span></text:p><text:p text:style-name="P105"><text:span text:style-name="VimmBibQuote">Tattha yañ ca aññātaññassāmītindriyaṁ yañ ca aññindriyaṁ, imāni aggaphalaṁ arahattaṁ pāpuṇantassa nirujjhanti.</text:span></text:p></text:list-item><text:list-item><text:p text:style-name="P105"><text:span text:style-name="VimmBibRef">D. III, 219</text:span>: <text:span text:style-name="VimmBibQuote">Tin’ indriyāni. Anaññātaṁ-ñassāmitindriyaṁ, aññindriyaṁ, aññātāvindriyaṁ.</text:span> (=<text:span text:style-name="VimmBibQuote">Anaññāta-ñassāmī t’ indriyan ti: Ito pubbe na aññātaṁ aviditaṁ dhammaṁ jānissāmī ti, paṭipannassa uppannaṁ indriyaṁ sot’ āpatti-magga-ñāṇass’ etaṁ adhivacanaṁ.</text:span></text:p><text:p text:style-name="P105"><text:span text:style-name="VimmBibQuote">Aññ’indriyan ti aññābhūtaṁ jānanabhūtaṁ indriyaṁ. Sot’āpatti phalato paṭṭhāya chasu ṭhānesu ñāṇass’ etaṁ adhivacanaṁ.</text:span></text:p><text:p text:style-name="P105"><text:span text:style-name="VimmBibQuote">Aññātāv’ indriyan ti aññātavisu jānana-kicca-pariyosāna-pattesu dhammesu indriyaṁ. Arahatta-phalass’ etaṁ adhivacanaṁ</text:span>—<text:span text:style-name="VimmBibRef">Sv. III, 1002</text:span>).</text:p></text:list-item></text:list></text:note-body></text:note></text:p>
      <text:h text:style-name="Heading_20_4" text:outline-level="4" text:is-list-header="true">The three emancipations</text:h>
      <text:p text:style-name="VimmBody">Here, there are three kinds, namely, the signless emancipation, the unhankered emancipation and the void emancipation.<text:note text:id="ftn1026" text:note-class="footnote"><text:note-citation>2</text:note-citation><text:note-body><text:p text:style-name="Standard"><text:span text:style-name="VimmBibRef">Pts. II, 35</text:span>: <text:span text:style-name="VimmBibQuote">Tayo’ me bhikkhave vimokkhā. Katame tayo? Suññato vimokkho, animitto vimokkho, appaṇihito vimokkho.</text:span><text:span text:style-name="VimmPali"> </text:span>(=<text:span text:style-name="VimmBibQuote">Āgamanaṁ pana duvidhaṁ: vipassanāgamanaṁ maggāgamanaā ca. Tattha magge vipassanāgamanaṁ labbhati, phale maggāgamanaṁ. </text:span><text:span text:style-name="VimmBibQuote"><text:span text:style-name="T26">Anattānupassanā hi suññatā nāma, suññatavipassanāya maggo suññato, suññatamaggassa phalaṁ suññataṁ. Aniccānupassanā animittā nāma, animittānupassanāya maggo animitto. Idaṁ, pana nāmaṁ Abhidhammapariyāyena labbhati; Suttantapariyāyena na labbhati. Tatha hi “Gotrabhūñāṇaṁ animittaṁ nibbāṇaṁ ārammaṇaṁ katvā animitta-nāmakaṁ hutvā sayaṁ āgamaniyaṭṭhāne ṭhatvā maggassa nāmaṁ detï’ ‘ti vadanti. Tena maggo animitto ‘ti vutta. Maggāgamanena phalaṁ animittan ‘ti yujjati yeva. Dukkhānupassanā saṅkhāresu paṇidhiṁ sukkhāpetvā āgatattā appaṇihitā nāma. Appaṇihitavipassanāya maggo appaṇihito, appaṇihitamaggassa phalaṁ appaṇihitan ‘ti evaṁ vipassanā attano nāmaṁ maggassa deti, maggo phalassā ‘ti idaṁ āgamanato nāmaṁ nāma. Evaṁ sankhārupekkhā vimokkhavisesaṁ niyameti ‘ti</text:span></text:span><text:span text:style-name="VimmPali"><text:span text:style-name="T39">—</text:span></text:span><text:span text:style-name="VimmBibRef"><text:span text:style-name="T26">Pts.-a. III, 551</text:span></text:span><text:span text:style-name="T26">).</text:span></text:p></text:note-body></text:note> Here, the absence of [[376|313]] the sign in the adoption knowledge of the Path, is the signless emancipation. The absence of hankering is unhankered emancipation. The absence of attachment is void emancipation. And again, these three emancipations fulfil different Paths through penetration; and they fulfil one Path through attainment.</text:p>
      <text:p text:style-name="VimmBody"><text:span text:style-name="VimmQA">Q.</text:span> How do these fulfil different Paths through penetration? <text:span text:style-name="VimmQA">A.</text:span> Through impermanence-penetration, the signless emancipation is fulfilled. Through ill-penetration, the unhankered emancipation is fulfilled. Through <text:span text:style-name="T28">notself-penetration,</text:span> void emancipation is fulfilled.</text:p>
      <text:p text:style-name="VimmBody"><text:span text:style-name="VimmQA">Q.</text:span> How is the signless emancipation fulfilled through impermanence- penetration? <text:span text:style-name="VimmQA">A.</text:span> Attention to impermanence destroys the formations, and emancipates the mind in many ways. Thus faith and the other four faculties are got. And the knowledge of the thus-isness of the sign makes manifest the impermanence of all compounded things, arouses fear of the sign of the formations and, through proceeding in the signless, surpasses the sign through the emancipation that is without sigh: and the release from the aggregates takes place. Thus the signless emancipation is fulfilled through impermanence-penetration.</text:p>
      <text:p text:style-name="VimmBody"><text:span text:style-name="VimmQA">Q.</text:span> How is the unhankered emancipation fulfilled through ill-penetration? <text:span text:style-name="VimmQA">A.</text:span> Attention to ill develops fear towards the formations and emancipates the mind in many ways. Thus concentration and the four other faculties are got. And the knowledge of the thus-isness of birth makes manifest the ill of all compounded things, arouses fear towards birth, gains the knowledge of birth and, proceeding in the birthless, surpasses birth through the emancipation that is without hankering; and the release from the aggregates takes place. Thus the unhankered emancipation is fulfilled through ill-penetration.</text:p>
      <text:p text:style-name="VimmBody"><text:span text:style-name="VimmQA">Q.</text:span> How is the void emancipation fulfilled through not-self-penetration?</text:p>
      <text:p text:style-name="VimmBody"><text:span text:style-name="VimmQA">A.</text:span> Attention to Not-self makes manifest the voidness of the formations <text:span text:style-name="T9">and </text:span>stirs up aversion for them.. Thus wisdom and the four other faculties are got. And the knowledge of the thus-isness of the faculties and of birth make manifest the not-self of all compounded things. Liberating itself from the sign and birth, the mind, <text:soft-page-break/>proceeding along the signless, the birthless, goes beyond to breaking-up and <text:span text:style-name="VimmPali">Nibbāna</text:span>, through the emancipation that is void; and the release from the aggregates takes place. Thus through not-self- penetration, the void emancipation is fulfilled. Thus do these three emancipations fulfil different Paths through penetration. <text:span text:style-name="VimmPageNo">[[377|314]]</text:span> </text:p>
      <text:p text:style-name="VimmBody"><text:span text:style-name="VimmQA">Q.</text:span> How do these three emancipations fulfil one Path through penetration?</text:p>
      <text:p text:style-name="VimmBody"><text:span text:style-name="VimmQA">A.</text:span> With the signless emancipation, three emancipations are gained. Owing to the signless, there is emancipation of the mind. Although emancipation is gained, there is hankering left, yet; therefore unhankered emancipation is won. Thus the three emancipations are fulfilled. Through attention (to impermanence etc.) emancipation of the mind is gained. Through emancipation from the sign and attachment, void emancipation is won and the three emancipations are fulfilled; because if emancipation from attachment is fulfilled, it also is emancipation due to attention to the sign. Thus after attaining to the three emancipations the one Path is fulfilled.</text:p>
      <text:h text:style-name="Heading_20_4" text:outline-level="4" text:is-list-header="true">Emancipation and the entrance into it</text:h>
      <text:p text:style-name="VimmBody"><text:span text:style-name="VimmQA">Q.</text:span> What is the difference between emancipation and the entrance into emancipation? <text:span text:style-name="VimmQA">A.</text:span> The freedom from the defilements that cloud Path-knowledge is emancipation. The entry into the sublime way <text:span text:style-name="VimmPageNoOrig">[460]</text:span> is entrance into emancipation. Again emancipation is only Path-knowledge; its object which is <text:span text:style-name="VimmPali">Nibbāna</text:span> is called the entering into emancipation.</text:p>
      <text:h text:style-name="Heading_20_4" text:outline-level="4" text:is-list-header="true">One hundred and thirty-four defilements</text:h>
      <text:p text:style-name="VimmBody">There are one hundred and thirty-four defilements. They are the three immoral roots, the three kinds of seeking, the four cankers, the four knots, the four floods, the four yokes, the four clingings, the four wrong courses of action, the five kinds of meanness, the five hindrances, the six roots of contention, the seven latencies, the eight worldly conditions, the nine conceits, the ten defilements, the ten courses of immoral action, the ten fetters, the ten errors, the twelve reversals, the twelve risings of immoral consciousness.</text:p>
      <text:h text:style-name="Heading_20_4" text:outline-level="4" text:is-list-header="true">Three immoral roots</text:h>
      <text:p text:style-name="VimmBody">Here, the three immoral roots are lust, hatred and delusion.<text:note text:id="ftn1027" text:note-class="footnote"><text:note-citation>1</text:note-citation><text:note-body><text:p text:style-name="Standard"><text:span text:style-name="VimmBibRef">D. III, 214</text:span>: <text:span text:style-name="VimmBibQuote">Tiṇi akusala mūlāni. Lobho akusala-mūlaṁ, doso akusala-mūlaṁ, moho akusala-mūlaṁ.</text:span></text:p></text:note-body></text:note> (Of these three), hatred is thinned in two Paths. It perishes without remainder in the Path of Non-return. Lust and delusion are thinned in three Paths. They perish without remainder in the Path of Saintship.</text:p>
      <text:h text:style-name="Heading_20_4" text:outline-level="4" text:is-list-header="true">The three kinds of seeking</text:h>
      <text:p text:style-name="VimmBody">The three kinds of seeking are the seeking for pleasure, for existence and for holiness.<text:note text:id="ftn1028" text:note-class="footnote"><text:note-citation>2</text:note-citation><text:note-body><text:p text:style-name="P20"><text:span text:style-name="VimmBibRef">D. III, 216</text:span>: <text:span text:style-name="VimmBibQuote">Tisso esanā. Kāmesanā, bhavesanā, brahmacariyesanā.</text:span></text:p></text:note-body></text:note> Of these three, the seeking for holiness is destroyed without remainder in the Path of Stream-entrance. The seeking for pleasure is destroyed in the Path of Non-return. And the seeking for existence is destroyed in the Path of Saintship. <text:span text:style-name="VimmPageNo">[[378|315]]</text:span> </text:p>
      <text:h text:style-name="Heading_20_4" text:outline-level="4" text:is-list-header="true">The four corruptions</text:h>
      <text:p text:style-name="VimmBody">The four cankers are the canker of lust, of becoming, of views and of ignorance.<text:note text:id="ftn1029" text:note-class="footnote"><text:note-citation>3</text:note-citation><text:note-body><text:p text:style-name="Standard"/><text:list text:style-name="L61"><text:list-item><text:p text:style-name="P107"><text:span text:style-name="VimmBibRef">D. II, 81, 84, 91, 98, 123, 126</text:span>: <text:span text:style-name="VimmBibQuote">Paññā-pari- bhāvitaṃ cittaṃ sammad eva āsavehi vimuccati, seyyathīdaṃ kāmāsavā bhavāsava diṭṭhāsava avijjdsavā ti.</text:span></text:p></text:list-item><text:list-item><text:p text:style-name="P107"><text:span text:style-name="VimmBibRef">Dhs. 195, par. 1096</text:span>: <text:span text:style-name="VimmBibQuote">Cattāro āsavā — kāmā- savo bhavāsavo diṭṭhāsava avijjdsavā.</text:span></text:p></text:list-item><text:list-item><text:p text:style-name="P107"><text:span text:style-name="VimmBibRef">Netti. 116</text:span>: <text:span text:style-name="VimmBibQuote">Tassa evaṃ gandhitā kilesā asavanti. Kuto ca āsuccati asavantī ti? Anusayato vā pariyuṭṭhānato vā. Tattha abhijjhā- kāyagandhena kāmāsavo, byāpādakā- yagandhena bhāvasavo, parāmāsakā- yagandhena diṭṭhāsavo, idaṃ-saccābhi- nivesakāyagandhena avijjāsavo.</text:span></text:p></text:list-item><text:list-item><text:p text:style-name="P107"><text:span text:style-name="VimmBibRef">Pts. I, 94, 117</text:span>: <text:span text:style-name="VimmBibQuote">*Āsavā’ ti. Katame te āsavā? Kāmāsavo, bhavāsavo, diṭṭhāsavo, avijjāsavo.</text:span></text:p></text:list-item></text:list><text:p text:style-name="VimmExportSkip"><text:span text:style-name="VimmBibRef"><text:span text:style-name="T4">D. III, 216</text:span></text:span><text:span text:style-name="T2">: </text:span><text:span text:style-name="VimmBibQuote"><text:span text:style-name="T5">Tayo āsavā. Kāmāsavo, bhavāsavo, avijjāsavo.</text:span></text:span></text:p></text:note-body></text:note> Here, the canker of views is destroyed through the Path of Stream-entrance; the canker of lust is destroyed through the Path of Non-return; the cankers of becoming and ignorance are destroyed through the Path of Saintship.</text:p>
      <text:h text:style-name="Heading_20_4" text:outline-level="4" text:is-list-header="true"><text:soft-page-break/>The four knots</text:h>
      <text:p text:style-name="VimmBody">The four knots are the knot of the group of covetousness, the knot of the group of ill will, the knot of the group of addiction to rites and ceremonies and the knot of the group of the obsession that “this is the truth”.<text:note text:id="ftn1030" text:note-class="footnote"><text:note-citation>1</text:note-citation><text:note-body><text:p text:style-name="P20"><text:span text:style-name="VimmBibRef">D. III, 230</text:span>: <text:span text:style-name="VimmBibQuote">Cattāro ganthā. Abhijjhā kāya-gantho, vyāpādo kāya-gantho, silabbata-parāmāso kāya-gantho, idaṁ-saccābhiniveso kāya-gantho.</text:span><text:span text:style-name="VimmPali"> </text:span>(=<text:span text:style-name="VimmBibQuote">Ganthana-vasena ganthā. Vaṭṭasmiṁ nāma-kāyañ c’eva rūpa-kāyañ ca ganthati bandhati palibuddhati ti kāya-gantho. Idaṁ saccābhiniveso ti: Idam eva saccaṁ mogham aññan ti, evaṁ pavatto diṭṭhi-niveso</text:span>—<text:span text:style-name="VimmBibRef">Sv. III, 1024</text:span>).</text:p></text:note-body></text:note></text:p>
      <text:p text:style-name="VimmBody">Here, the knots of the group of addiction to rites and ceremonies and the knot of the group of the obsession that “this is the truth” are cut through the Path of Stream-entrance. The knot of the group of ill will is cut through the Path of Non-return. The knot of the group of covetousness is cut through the Path of Saintship.</text:p>
      <text:h text:style-name="Heading_20_4" text:outline-level="4" text:is-list-header="true">The four floods</text:h>
      <text:p text:style-name="VimmBody">The four floods are the flood of lust, the flood of becoming, the flood of views and the flood of ignorance.<text:note text:id="ftn1031" text:note-class="footnote"><text:note-citation>2</text:note-citation><text:note-body><text:p text:style-name="P20"><text:span text:style-name="VimmBibRef">D. III, 230</text:span>: <text:span text:style-name="VimmBibQuote">Cattāro oghā. Kāmogho, bhavogho, diṭṭhogho, avjjhogo.</text:span></text:p></text:note-body></text:note></text:p>
      <text:h text:style-name="Heading_20_4" text:outline-level="4" text:is-list-header="true">The four yokes</text:h>
      <text:p text:style-name="VimmBody">The four yokes are the yoke of lust, the yoke of becoming, the yoke of views and the yoke of ignorance.<text:note text:id="ftn1032" text:note-class="footnote"><text:note-citation>3</text:note-citation><text:note-body><text:p text:style-name="P20"><text:span text:style-name="VimmBibRef">D. III, 230</text:span>: <text:span text:style-name="VimmBibQuote">Cattāro yogā. Kāma-yogo, bhava-yogo, diṭṭhi-yogo, avijjā-yogo.</text:span></text:p></text:note-body></text:note> These are destroyed as it was taught before.</text:p>
      <text:h text:style-name="Heading_20_4" text:outline-level="4" text:is-list-header="true">The four clingings</text:h>
      <text:p text:style-name="VimmBody">The four clingings are the clinging of lust, of views, of addiction to rites and ceremonies and of the theory of self.<text:note text:id="ftn1033" text:note-class="footnote"><text:note-citation>4</text:note-citation><text:note-body><text:p text:style-name="P20"><text:span text:style-name="VimmBibRef">D. III, 230</text:span>: <text:span text:style-name="VimmBibQuote">Cattāri upādānāni. Kāmūpādānaṁ, diṭṭhūpādānaṁ, silabbatūpādānaṁ, attavā-dūpādānaṁ.</text:span></text:p></text:note-body></text:note> Here, three clingings are destroyed in the Path of Stream-entrance. The clinging of lust is destroyed in the Path of Saintship. <text:span text:style-name="VimmPageNo">[[379|316]]</text:span> </text:p>
      <text:h text:style-name="Heading_20_4" text:outline-level="4" text:is-list-header="true">The four wrong courses of action</text:h>
      <text:p text:style-name="VimmBody">The four wrong courses of action are the wrong course of action of desire, the wrong course of action of anger, the wrong course of action of fear and the wrong course of action of delusion.<text:note text:id="ftn1034" text:note-class="footnote"><text:note-citation>5</text:note-citation><text:note-body><text:p text:style-name="Standard"><text:span text:style-name="VimmBibRef">D. III, 228</text:span>: <text:span text:style-name="VimmBibQuote">Cattāri agati-gamanāni. Chandāgatiṁ gacchati, dosāgatiṁ gacchati, mohāgatiṁ gacchati, bhayāgatiṁ gacchati.</text:span></text:p></text:note-body></text:note> These four are cut in the Path of Stream-entrance.</text:p>
      <text:h text:style-name="Heading_20_4" text:outline-level="4" text:is-list-header="true">The five kinds of meanness</text:h>
      <text:p text:style-name="VimmBody">The five kinds of meanness are, namely, meanness as to dwelling, family, gain, colour and doctrine.<text:note text:id="ftn1035" text:note-class="footnote"><text:note-citation>6</text:note-citation><text:note-body><text:p text:style-name="P20"><text:span text:style-name="VimmBibRef">D. III, 234</text:span>: <text:span text:style-name="VimmBibQuote">Pañca macchariyāni. Āvāsa-macchariyaṁ, kula-macchariyaṁ, lābha-maccha-riyaṁ, vaṇṇa-macchariyaṁ, dhamma-macchariyaṁ.</text:span></text:p></text:note-body></text:note> These five are destroyed through the Path of Non-return.</text:p>
      <text:h text:style-name="Heading_20_4" text:outline-level="4" text:is-list-header="true">The five hindrances</text:h>
      <text:p text:style-name="VimmBody">The five hindrances are sense-desire, ill will, rigidity and torpor, agitation and anxiety, and uncertainty.<text:note text:id="ftn1036" text:note-class="footnote"><text:note-citation>7</text:note-citation><text:note-body><text:p text:style-name="P20"><text:span text:style-name="VimmBibRef">D. III, 234</text:span>: <text:span text:style-name="VimmBibQuote">Pañca nīvaraṇāni. Kāmacchandha-nīvaraṇaṁ, vyāpāda-nīvaraṇaṁ, thīna-middha-nīvaraṇaṁ, uddhacca-kukkucca-nīvaraṇaṁ, vicikicchā-nīvaraṇaṁ.</text:span></text:p></text:note-body></text:note> Here uncertainty is destroyed through the Path of Stream-entrance; sense-desire, ill will and anxiety are destroyed through the Path of Non-Return; rigidity and agitation are destroyed through the Path of Saintship. Torpor goes together with the form.</text:p>
      <text:h text:style-name="Heading_20_4" text:outline-level="4" text:is-list-header="true">The six roots of contention</text:h>
      <text:p text:style-name="VimmBody">The six roots of contention are quarrelsomeness, envy, jealousy, craft, evil desires and infection of views.<text:note text:id="ftn1037" text:note-class="footnote"><text:note-citation>8</text:note-citation><text:note-body><text:p text:style-name="P20"><text:span text:style-name="VimmBibRef">D. III, 246-47</text:span>: <text:span text:style-name="VimmBibQuote">Cha vivāda-mūlāni. Idh’ āvuso bhikkhu kodhano hoti upanāhi. Yo so āvuso bhikkhu kodhano hoti upanāhi, so Satthari pi agāravo viharati appaṭisso, Dhamme pi agāravo viharati appaṭisso, Saṁghe pi agāravo viharati appaṭisso, sikkhāya pi na paripūra-kārī hoti. Yo so āvuso bhikkhu Satthari agāravo viharati appaṭisso, Dhamme agāravo viharati appaṭisso, Saṁghe agāravo viharati appaṭisso, sikkhayā na paripūra-kārī, so Saṁghe vivādaṁ janeti. Yo so hoti vivādo bahujana-ahitāya bahujana-asukhāya bahu-janassa anatthāya ahitāya dukkhāya deva-manussānaṁ. Evarūpañ ce tumhe āvuso vivāda mūlaṁ ajjhataṁ vā bahiddhā vā samanupasseyyātha. tart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 mūlassa pahānaṁ hoti, evam etassa pāpakassa vivāda-mūlassa āyatiṁ anavassavo hoti. Puna ca paraṁ āvuso bhikkhu makkhī hoti paḷāsi...issukī hoti macchari...saṭho hoti māyāvī...pāpiccho hoti micchā-diṭṭhi...sandiṭṭhi-parāmāsī hoti ādhāna-gāhī duppaṭinissaggṭ. Yo so āvuso bhikkhu sandiṭṭhi-parāmāsī hoti ādhāna-gāhī duppaṭinissaggi, so Satthari pi agāravo viharati appaṭisso, Dhamme pi agāravo viharati appaāisso, Saṁghe…pe…sikkhāya na paripūra-kārī hoti. Yo so āvuso bhikkhu Satthari agāravo viharati appaṭisso, Dhamme…Saṁghe…sikkhāya na paripūra-kārī, so Saṁghe vivādaṁ janeti. Yo so hoti vivādo bahujana-ahitāya bahujana-asukhāya bahujanassa anatthāya ahitāya dukkhāya deva-manussānaṁ. Evarūpañ ce tumhe āvilso vivāda-mūlaṁ ajjhattaṁ vā bahiddhā vā samanu-passeyyātha, tatra tumhe āvuso tass’ eva pāpakassa vivāda-mūlassa pahānāya vāyam-eyyātha. Evarūpañ ce tumhe āvuso vivāda-mūlaṁ ajjhattaṁ vā bahiddhā vā na samanupas-seyyātha, tatra tumhe āvuso tass’ eva pāpakassa vivāda-mūlassa āyatiṁ anavassavāya paṭipajjeyyātha. Evam etassa pāpakassa vivāda-mūlassa pahānaṁ hoti, evam etassa </text:span><text:span text:style-name="VimmBibQuote"><text:span text:style-name="T28">p</text:span></text:span><text:span text:style-name="VimmBibQuote">ā</text:span><text:span text:style-name="VimmBibQuote"><text:span text:style-name="T28">pakassa</text:span></text:span><text:span text:style-name="VimmBibQuote"> vivāda-mūlassa āyatim anavassavo hoti.</text:span></text:p></text:note-body></text:note> Here, craft, evil desires and infection of views are destroyed <text:soft-page-break/>in the Path of Stream-entrance. Quarrelsomeness, envy and jealousy are destroyed through the Path of Non-Return. <text:span text:style-name="VimmPageNo">[[380|317]]</text:span> </text:p>
      <text:h text:style-name="Heading_20_4" text:outline-level="4" text:is-list-header="true">The seven latencies</text:h>
      <text:p text:style-name="VimmBody">The seven latencies are the latency of sense-desire, the latency of anger, the latency of conceit, the latency of views, the latency of uncertainty, the latency of the desire for becoming and the latency of ignorance.<text:note text:id="ftn1038" text:note-class="footnote"><text:note-citation>1</text:note-citation><text:note-body><text:p text:style-name="Standard"><text:span text:style-name="VimmBibRef">D. III, 254</text:span>: <text:span text:style-name="VimmBibQuote">Satta anusayā. Kāmarāgānusayo, paṭighānusayo, diṭṭhānusayo, vicikicchānusayo, mānānusayo, bhavarāgānusayo, avijjānusayo.</text:span></text:p></text:note-body></text:note> Here, the latencies of views and uncertainty are destroyed through the Path of Stream-entrance. The latency of sense-desire and the latency of anger are destroyed through the Path of Non-Return. The latency of conceit, the latency of desire for becoming and the latency of ignorance are destroyed through the Path of Saintship.</text:p>
      <text:h text:style-name="Heading_20_4" text:outline-level="4" text:is-list-header="true">The eight worldly conditions</text:h>
      <text:p text:style-name="VimmBody">The eight worldly conditions are gain, loss, disgrace, fame, praise, blame, pain and pleasure.<text:note text:id="ftn1039" text:note-class="footnote"><text:note-citation>2</text:note-citation><text:note-body><text:p text:style-name="P20"><text:span text:style-name="VimmBibRef">D. III, 260</text:span>: <text:span text:style-name="VimmBibQuote">Aṭṭha loka-dhammā. Lābho ca alābho ca yaso ca ayaso ca nindā ca pasaṁsā ca sukhañ ca dukkhañ ca.</text:span></text:p></text:note-body></text:note> Here, the resentment produced by the four kinds of places one dislikes, is destroyed through the Path of Non-Return. The inclination for the four kinds of places one likes, is destroyed through the Path of Saintship.</text:p>
      <text:h text:style-name="Heading_20_4" text:outline-level="4" text:is-list-header="true">The nine conceits</text:h>
      <text:p text:style-name="VimmBody">One produces the conceit: “I am superior to others who are superior”; or one produces the conceit: “I am equal to the superior ones”; or one produces the conceit: “I am inferior to the superior ones;” or one produces the conceit: “I am superior to others who are like me;” or one produces the conceit: “I am inferior to others who are like me;” or one produces the conceit: “I am superior to those who are inferior;” or one produces the conceit: “I am equal to those who are inferior;” or one produces the. conceit: “I am inferior to others who are inferior”.<text:note text:id="ftn1040" text:note-class="footnote"><text:note-citation>3</text:note-citation><text:note-body><text:p text:style-name="Standard"><text:span text:style-name="VimmBibRef">Vbh. 389-90</text:span>:</text:p><text:p text:style-name="VimmVersePali">Tattha katame navavidhā mānā?<text:line-break/>Seyyassa seyyo ‘ham asmīti māno.<text:line-break/>Seyyassa sadiso ‘ham asmīti māno.<text:line-break/>Seyyassa hīno ‘ham asmīti māno.<text:line-break/>Sadisassa seyyo ‘ham asmīti māno.<text:line-break/>Sadisassa sadiso ‘ham asmīti māno.<text:line-break/>Sadisassa hīno ‘ham asmīti māno.<text:line-break/>Hīnassa seyyo ‘ham asmīti māno.<text:line-break/>Hīnassa sadiso ‘ham asmīti māno.<text:line-break/>Hīnassa hīno ‘ham asmīti māno.</text:p></text:note-body></text:note> These nine conceits are destroyed through the Path of Saintship. <text:span text:style-name="VimmPageNo">[[381|318]]</text:span> </text:p>
      <text:h text:style-name="Heading_20_4" text:outline-level="4" text:is-list-header="true">The ten defilements</text:h>
      <text:p text:style-name="VimmBody">The ten defilements are greed, hatred, delusion, conceit, views, uncertainty, rigidity, agitation, immodesty, indecorum.<text:note text:id="ftn1041" text:note-class="footnote"><text:note-citation>4</text:note-citation><text:note-body><text:p text:style-name="Standard"><text:span text:style-name="VimmBibRef">Vbh. 341</text:span>: <text:span text:style-name="VimmBibQuote">Katame te sattā mahārajakkhā?</text:span></text:p><text:p text:style-name="Standard"><text:span text:style-name="VimmBibQuote">Dasa kilesavatthūni: lobho do so moho māno diṭṭhi vicikicchā thīnaṁ uddhaccaṁ ahirikaṁ anottappaṁ. Yesaṁ sattānaṁ imāni dasa kilesavatthūni āsevitāni bhāvitāni bahulikatāni ussadagatāni: ime te sattā mahārajakkhā.</text:span></text:p></text:note-body></text:note> Here, views and uncertainty are destroyed through the Path of Stream-entrance. Hatred is destroyed through the Path of Non-return. The other seven are destroyed through the Path of Saintship.</text:p>
      <text:p text:style-name="VimmBody"><text:soft-page-break/>(And again, there are these) ten defilements: Here one thinks: “This man opposed me, opposes me, will oppose me”; or one thinks: “This man opposed those who are dear to me, is opposing them, will oppose them”; or he thinks: “This man supported my enemy, is supporting him, will support him”; and he produces what is improper. These ten defilements are destroyed by the Path of Non-return.</text:p>
      <text:h text:style-name="Heading_20_4" text:outline-level="4" text:is-list-header="true">The ten courses of unskilful actions</text:h>
      <text:p text:style-name="VimmBody">The ten courses of unskilful action are: Taking the life of beings, taking what is not given, fornication, lying, slanderous talk, harsh talk, frivolous talk, covetousness, ill will, wrong views.<text:note text:id="ftn1042" text:note-class="footnote"><text:note-citation>1</text:note-citation><text:note-body><text:p text:style-name="Standard"><text:span text:style-name="VimmBibRef">D. III, 269</text:span>: <text:span text:style-name="VimmBibQuote">Dasa akusala-kammapathā. Pānātipāto, adinnādānaṁ, kāmesu micchācāra, musā-vādo, pisuṇā vācā, pharusā vācā, samphappalāpo, abhijjhā, vyāpādo, micchādiṭṭhi.</text:span></text:p></text:note-body></text:note> Here, the taking of life, of what is not given, fornication, lying and wrong views are destroyed by the Path of Stream-entrance. Slanderous talk, harsh talk, ill will are destroyed by the Path of Non-return. Frivolous talk and covetousness are destroyed by the Path of Saintship.</text:p>
      <text:h text:style-name="Heading_20_4" text:outline-level="4" text:is-list-header="true">The ten fetters</text:h>
      <text:p text:style-name="VimmBody">The ten fetters are sensuous-desire, ill will, conceit, self-illusion, uncertainty, addiction to rites and ceremonies, desire for existence, envy, avarice and ignorance.<text:note text:id="ftn1043" text:note-class="footnote"><text:note-citation>2</text:note-citation><text:note-body><text:p text:style-name="Standard"><text:span text:style-name="VimmBibRef">Dhs. 197, par. 1113</text:span>: <text:span text:style-name="VimmBibQuote">Dasa saññojanāni—kāmarāgasaññojanaṁ paṭighasaññojanaṁ mānasaññojanaṁ diṭṭhisaññojanaṁ vicikicchāsaññojanaṁ sīlabbataparāmāsasaññojanaṁ bhavarāgasaññojanaṁ issāsaññojanaṁ macchariyasaññojanaṁ avijjāsaññojanaṁ.</text:span></text:p></text:note-body></text:note> Here, self-illusion, uncertainty, addiction to rites and ceremonies are destroyed through the Path of Stream-entrance. Sensuous-desire, ill will, envy, and avarice are destroyed through the Path of Non-return. Conceit, desire for existence and ignorance are destroyed through the Path of Saintship.</text:p>
      <text:h text:style-name="Heading_20_4" text:outline-level="4" text:is-list-header="true">The ten errors</text:h>
      <text:p text:style-name="VimmBody">The ten errors are wrong view, wrong thought, wrong speech, wrong action, wrong, livelihood wrong exertion, wrong mindfulness, wrong concentration, <text:span text:style-name="VimmPageNo">[[382|319]]</text:span> wrong knowledge, wrong emancipation.<text:note text:id="ftn1044" text:note-class="footnote"><text:note-citation>3</text:note-citation><text:note-body><text:p text:style-name="Standard"><text:span text:style-name="VimmBibRef">Vbh. 391-2</text:span>: <text:span text:style-name="VimmBibQuote">Tattha </text:span><text:span text:style-name="VimmBibQuote"><text:span text:style-name="T9">katamā dosa micchattā?</text:span></text:span></text:p><text:p text:style-name="Standard"><text:span text:style-name="VimmBibQuote">Micchādiṭṭhi micchāsaṁkappo micchāvācā micchākammanto micchā-ājïvo micchāvāyāmo micchāsati micchāsamādhi micchāñāṇaṁ micchāvimutti. Ime dosa micchattā.</text:span></text:p></text:note-body></text:note> Here wrong view, wrong speech in the sense of lying, (wrong) action, wrong livelihood, wrong knowledge and wrong emancipation are destroyed through the Path of Stream-entrance. Wrong thought, wrong speech in the sense of slanderous talk and harsh talk are destroyed by the Path of Non-return. Wrong speech in the sense of frivolous talk, wrong exertion, wrong mindfulness, wrong concentration are destroyed through the Path of Saintship.</text:p>
      <text:h text:style-name="Heading_20_4" text:outline-level="4" text:is-list-header="true">The twelve reversals</text:h>
      <text:p text:style-name="VimmBody">The twelve reversals are perception-reversal, thought-reversal, and view- reversal by which one regards the impermanent as permanent, the ill as well, the foul as fair and the not-self as self.<text:note text:id="ftn1045" text:note-class="footnote"><text:note-citation>4</text:note-citation><text:note-body><text:p text:style-name="Standard"><text:span text:style-name="VimmBibRef"><text:span text:style-name="T9">Pts. II, 80</text:span></text:span><text:span text:style-name="T9">: </text:span><text:span text:style-name="VimmBibQuote"><text:span text:style-name="T9">Anicce Bhikkhave ‘niccan’ ti saññāvipallāso cittavipallāso diṭṭhivipallāso, dukkhe Bhikkhave ‘sukhan’ ti saññāvipallāso cittavipallāso diṭṭhivipallāso, anattani Bhikkhave ‘attā’ ti saññāvipallāso cittavipallāso diṭṭhivipallāso, asubhe Bhikkhave ‘subhan’ ti saññāvipallāso cittavipallāso diṭṭhivipallāso.</text:span></text:span></text:p><text:p text:style-name="Standard"><text:span text:style-name="VimmBibQuote">Ime kho Bhikkhave cattāro saññāvipallāsā cittavipallāsā diṭṭhivipallāsā.</text:span></text:p></text:note-body></text:note></text:p>
      <text:p text:style-name="VimmBody">Here, the three reversals by which one regards the impermanent as permanent, the three reversals by which one regards the not-self as self, the reversal of view by which one regards the foul as fair and the reversal of view by which one regards ill as well are destroyed through the Path of Stream-entrance. The reversal of perception and the reversal of thought, by which one regards the foul as fair, are destroyed through the Path of Non-return. The reversal of perception and the reversal of thought, by which one regards ill as well, are destroyed by the Path of Saintship.</text:p>
      <text:h text:style-name="Heading_20_4" text:outline-level="4" text:is-list-header="true">The twelve arisings of unskilful thought</text:h>
      <text:p text:style-name="VimmBody">The twelve arisings of unskilful consciousness are arisings of consciousness without external stimulus and arisings of consciousness with external stimulus, associated with views and accompanied by joy; arisings of consciousness without external stimulus and arisings of consciousness with external stimulus, not associated with views and accompanied by joy; arisings of consciousness without external stimulus and arisings of consciousness with external stimulus, associated <text:soft-page-break/>with views and accompanied by indifference; arisings of consciousness without external stimulus <text:span text:style-name="T53">a</text:span><text:span text:style-name="T9">nd </text:span>arising of consciousness with external stimulus, not associated with views and accompanied by indifference; arisings of consciousness without external stimulus and arisings of conscious<text:span text:style-name="T67">n</text:span>ess with external stimulus associated with hatred and accompanied by grief; arisings of consciousness accompanied by excitement; and arisings of consciousness accompanied by uncertainty.<text:note text:id="ftn1046" text:note-class="footnote"><text:note-citation>1</text:note-citation><text:note-body><text:p text:style-name="Standard"/><text:list text:style-name="L62"><text:list-item><text:p text:style-name="P108"><text:span text:style-name="VimmBibRef"><text:span text:style-name="T9">Dhs. 234, par. 1369</text:span></text:span><text:span text:style-name="T9">: </text:span><text:span text:style-name="VimmBibQuote"><text:span text:style-name="T9">Katame dhammā akusalā? Dvādasa akusalacittuppādā—ime dhammā akusalā.</text:span></text:span></text:p></text:list-item><text:list-item><text:p text:style-name="P108"><text:span text:style-name="VimmBibRef">Dhs. 239, par. 1409</text:span>: <text:span text:style-name="VimmBibQuote">Katame dhammā hinā? Dvādasa akusalacittuppādā—ime dhammā hinā.</text:span></text:p></text:list-item><text:list-item><text:p text:style-name="P108"><text:span text:style-name="VimmBibRef">Vis. Mag. 684</text:span>: <text:span text:style-name="VimmBibQuote">Akusalacittuppādā ti lobhamūlā aṭṭha, dosamūlā dve, mohamūlā dve ti ime dvādasa.</text:span></text:p></text:list-item><text:list-item><text:p text:style-name="P108"><text:span text:style-name="VimmBibRef">Abh</text:span><text:span text:style-name="VimmBibRef"><text:span text:style-name="T94">m</text:span></text:span><text:span text:style-name="VimmBibRef">s. 1 Ch. 1, par. 2-3</text:span><office:annotation office:name="__Annotation__45659_3925644366" loext:resolved="false"><dc:creator>Unknown Author</dc:creator><dc:date>2023-04-25T13:54:27.885216692</dc:date><text:p text:style-name="P139"><text:span text:style-name="T155">page 15 of the pdf, is §3-§4 (?) https://terebess.hu/keletkultinfo/Narada_Abhidhammattha.pdf</text:span></text:p></office:annotation>:<office:annotation-end office:name="__Annotation__45659_3925644366"/> <text:span text:style-name="VimmBibQuote">Tattha cittaṁ tāva catubbidhaṁ hoti kāmāvacaraṁ rūpāvacaraṁ arūpāvacaraṁ lokuttarañ ceti. Tattha katamaṁ kāmāvacaraṁ? Soman- assa-sahagataṁ diṭṭhigata-sampayuttaṁ asaṅkhārikam ekaṁ sasṅkhārikam ekaṁ, soma-nassa-sahagataṁ diṭṭhigata-vippayuttaṁ asaṅkhārikam ekaṁ sasaṅkhārikam ekaṁ, upekkhā-sahagataṁ diṭṭhigata-sampayuttaṁ asaṅkhārikam ekaṁ sasaṅkhārikam ekaṁ, upekkhā-sahagataṁ diṭṭhigata-vippayuttaṁ asaṅkhārikam ekaṁ, sasaṅkhārikam ekan ti, imāni aṭṭha pi lobha-sahagatacittāni nāma. Domanassa-sahagatam paṭigha-sam-payuttaṁ asaṅkhārikam ekaṁ sasaṅkhārikam ekan ti, imāni dve pi paṭigha-sampayutta-ciitāni nāma. Upekkhā-sahagataṁ vicikicchā-sampayuttam ekaṁ upekkhā-sahagataṁ uddhacca-sampayuttam ekan ti, imāni dve pi momūha-cittāni nāma. Icc evaṁ sabbathā pi dvādasākusala-cittāni samattāni.</text:span></text:p></text:list-item></text:list><text:p text:style-name="VimmVersePali">Aṭṭhadhā lobhamūlāni dosamūlāni ca dvidhā<text:line-break/>Mohamūlāni ca dve ti dvādasākusalā siyuṁ.</text:p></text:note-body></text:note> Here the four arisings of consciousness <text:span text:style-name="VimmPageNo">[[383|320]]</text:span> associated with views and the arisings of consciousness accompanied by uncertainty are destroyed through the Path of Stream-entrance. The two arisings of consciousness which are accompanied (by grief) are thinned out in two Paths and destroyed without remainder through the Path of Non-return. The four arisings of consciousness not associated with views and the arising of consciousness accompanied by excitement are thinned out in three Paths and are destroyed without remainder through the Path of Saintship.</text:p>
      <text:h text:style-name="Heading_20_4" text:outline-level="4" text:is-list-header="true">The two enjoyments</text:h>
      <text:p text:style-name="VimmBody">There are two enjoyments. They are the enjoyment of the essence of the Fruit and the enjoyment of the attainment of dissolution which the commoner cannot acquire.</text:p>
      <text:p text:style-name="VimmBody"><text:span text:style-name="VimmQA">Q.</text:span> What is the enjoyment of the Fruit? Why is it called enjoyment? Who enter upon it? How does one emerge? Why does one enter upon it? How does one enter upon it? How does one attend? Through how many conditions is it fulfilled? Conditioned by what does it stand? What conditions cause it to arise? Is this enjoyment mundane or supramundane?</text:p>
      <text:h text:style-name="Heading_20_4" text:outline-level="4" text:is-list-header="true">Enjoyment of the fruit</text:h>
      <text:p text:style-name="VimmBody"><text:span text:style-name="VimmQA">A.</text:span> “What is the enjoyment of the Fruit?”: This is recluse Fruit.<text:note text:id="ftn1047" text:note-class="footnote"><text:note-citation>2</text:note-citation><text:note-body><text:p text:style-name="Standard"><text:span text:style-name="VimmPali">Sāmaññaphala</text:span>.</text:p></text:note-body></text:note> It is the pacification of the mind in <text:span text:style-name="VimmPali">Nibbāna</text:span>. This is called “enjoyment of the Fruit”.</text:p>
      <text:p text:style-name="VimmBody">Why is it called enjoyment of the Fruit? Because it is the effect of the supramundane Path which is neither skilful nor unskilful. It is not an object. This is enjoyment of the Fruit. Here the Consummate One and the Non-returner enter this concentration.</text:p>
      <text:h text:style-name="Heading_20_4" text:outline-level="4" text:is-list-header="true">A second point of view</text:h>
      <text:p text:style-name="VimmBody">Again, there is another teaching; All Noble Ones can develop it as taught in the <text:span text:style-name="VimmPali">Abhidhamma</text:span> thus: “For the sake of attaining the Path of <text:span text:style-name="VimmPageNo">[[384|321]]</text:span> Stream-entrance, it overcomes up-springing. This is called adoption”.<text:note text:id="ftn1048" text:note-class="footnote"><text:note-citation>3</text:note-citation><text:note-body><text:p text:style-name="Standard"><text:span text:style-name="VimmBibRef">Pts. I. 68</text:span>: <text:span text:style-name="VimmBibQuote">Sotapattimaggaṁ paṭilābhatthāya uppādaṁ pavattaṁ nimittaṁ āyuhanaṁ paṭisandhiṁ gatiṁ nibbattiṁ uppattiṁ jātiṁ jaraṁ byādhiṁ maraṇaṁ sokaṁ paridevaṁ upāyāsaṁ bahiddhāsaṅkhāranimittaṁ abhibhuyyatīti gotrabhū.</text:span></text:p></text:note-body></text:note> In the same way the others should be understood.</text:p>
      <text:h text:style-name="Heading_20_4" text:outline-level="4" text:is-list-header="true">A third point of view</text:h>
      <text:p text:style-name="VimmBody">Again, it is said: “Only those Noble Ones who have extirpated (the cankers) attain to (this) concentration”. It is as has been stated in the utterance of the Venerable Elder Nārada to the bhikkhus: “Venerable sirs, it is as if in a forest mount there were <text:soft-page-break/>a well, with no rope beside it for drawing water. A man sore stricken by the heat of the sun, thirsty and tired, coming there, would merely see the water without reaching it. Even so am I <text:span text:style-name="VimmPageNoOrig">[461]</text:span> venerable sirs; I know well that the destruction of becoming is <text:span text:style-name="VimmPali">Nibbāna</text:span>, but I am not a Consummate One because I have not yet done with the cankers”.<text:note text:id="ftn1049" text:note-class="footnote"><text:note-citation>1</text:note-citation><text:note-body><text:p text:style-name="Standard"><text:span text:style-name="VimmBibRef">S. II, 117-18</text:span>: <text:span text:style-name="VimmBibQuote">Aññatreva āvuso Nārada saddhāya aññatra ruciyā aññatra anussavā aññatra ākāraparivitakkā aññatra diṭṭhinijjhānakkhantiyā aham etam jānāmi aham etam passāmi bhavanirodho nibbānanti.</text:span></text:p><text:p text:style-name="Standard"><text:span text:style-name="VimmBibQuote">Tenāyasmā Nārado arahaṁ khīṇāsavo ti.</text:span></text:p><text:p text:style-name="Standard"><text:span text:style-name="VimmBibQuote">Bhavanirodho nibbānanti kho me āvuso yathābhutaṁ sammappaññāya sudiṭṭhaṁ na camhi arahaṁ khīṇāsavo.</text:span></text:p><text:p text:style-name="Standard"><text:span text:style-name="VimmBibQuote">Seyathāpi āvuso kantāramagge udapāno, tatra nevassa rajju na udakavārako. Atha puriso āgaccheyya ghammābhitatto ghammapareto kilanto tasito pipāsito, so taṁ udapānaṁ olokeyya, tassa udakanti hi kho ñāṇaṁ assa na ca kāyena phassitvā vihareyya.</text:span></text:p><text:p text:style-name="Standard"><text:span text:style-name="VimmBibQuote">Evam eva kho āvuso bhavanirodho nibbāṇanti yathābhūtaṁ sammappaññāya sudiṭṭhaṁ na camhi arahaṁ khīṇāsavo ti.</text:span></text:p><text:p text:style-name="Standard">(=<text:span text:style-name="VimmBibQuote">Aññatr’evā ti, ekacco hi parassa saddahitvā ‘yaṁ esa bhaṇati, taṁ bhūtan’ ti gaṇhāti. Aparassa nisīditvā cintentassa ‘yaṁ kāraṇaṁ ruccati, so atthi etan’ ti ruciyā gaṇhāti. Eko cira-kālato paṭṭhāya evaṁ anussavo atthi: “bhūtam etan’ti anussavena gaṇhāti. Aññassa vitakkayato ekaṁ kāraṇaṁ upaṭṭhāti. So ‘atth’ etan’ti ākāra-parivitakkena gaṇhāti. Aparassa cintayato ekā diṭṭhi uppajjati. Yassa hi kāraṇaṁ nijjhāyantassa khamati so ‘atth’ etan’ ti diṭṭhi-nijjhāna-khantiyā gaṇhāti. Thero pana pañca pi etāni kāraṇani paṭikkhipitvā paccāvekkhaṇena paṭividdhabhāvaṁ pucchanto aññatr’ eva, āvuso Musīla, saddhāyā ti ādīni āha.</text:span></text:p><text:p text:style-name="Standard"><text:span text:style-name="VimmBibQuote">Tattha aññatrā ti, saddhādīni kāraṇāni ṭhapetvā. Vinā etehi kāraṇehi ti attho. Bhavanirodho nibbānan ti, pañcakkhandha-nirodho nibbānaṁ…. </text:span></text:p><text:p text:style-name="Standard"><text:span text:style-name="VimmBibQuote">Samma-ppaññāya sudiṭṭhan ti, sammā vipassanāya maggam paññāya suṭṭhu diṭṭhaṁ. Na c’ amhi arahan ti, anāgāmimagge ṭhitattā arahaṁ na homī ti dīpeti. Yaṁ pan’ assa idaṁ bhavanirodho nibbānan ti ñāṇaṁ, taṁ ekūnavīsatiyā paccavekkhaṇa-ñāṇehi vimuttaṁ paccavekkhaṇa-ñāṇaṁ.</text:span></text:p><text:p text:style-name="Standard"><text:span text:style-name="VimmBibQuote">Udapāno ti, vīsa-tiṁsa-hatthā-gambhīro pānīya-kūpo. Udaka-vārako ti, udaka-ussiñcana-vārako. Udakan ti kho ñāṇaṁ assā ti, tire ṭhitassa olokayato evaṁ ñāṇaṁ bhaveyyā. Na ca kāyena phassitvā ti, udakaṁ pana niharitvā, kāyena phassitvā, viharituṁ na sakuṇeyya. Udapāne udaka-dassanaṁ viya hi anāgāmino nibbāna-dassanaṁ. Gham-mābhitatta-puriso viya anāgāmi. Udaka-vārako viya arahatta-maggo. Yathā gham-mābhitatta-puriso udapāne udakaṁ passati, evaṁ anāgāmi paccavekkhana-ñāṇena upari arahatta-phalābhisamayo nāma atthī ti jānāti. Yathā pana so puriso udaka-vārakassa n’atthitāya udakaṁ niharitvā kāyena phassituṁ na labhati, evaṁ anāgāmī arahatta-maggassa n’atthitāya, nibbānaṁ ārammaṇaṁ katvā, arahatta-phala-samāpattiṁ appetvā nisidituṁ na labhati ti</text:span><text:span text:style-name="VimmPali">—</text:span><text:span text:style-name="VimmBibRef">Spk. II, 122-23</text:span>).</text:p></text:note-body></text:note></text:p>
      <text:h text:style-name="Heading_20_4" text:outline-level="4" text:is-list-header="true">The signless concentration of mind</text:h>
      <text:p text:style-name="VimmBody">Why is it entered upon? Having seen the Law, one enters upon it for the sake of dwelling in bliss, as the Blessed One declared to the Venerable <text:span text:style-name="VimmPageNo">[[385|322]]</text:span> Elder <text:span text:style-name="T9">Ānanda: </text:span>“At this time, Ā<text:span text:style-name="T9">nanda, </text:span>the <text:span text:style-name="T9">Tathāgata </text:span>does not attend to any sign; he destroys sensation only and dwells developing the concentration of signless consciousness. At this time, Ā<text:span text:style-name="T9">nanda, </text:span>the body of the <text:span text:style-name="T9">Tathāgata </text:span>is at peace”.<text:note text:id="ftn1050" text:note-class="footnote"><text:note-citation>2</text:note-citation><text:note-body><text:p text:style-name="Standard"><text:span text:style-name="VimmBibRef">D. II, 100</text:span>: <text:span text:style-name="VimmBibQuote">Yasmiṁ Ā</text:span><text:span text:style-name="VimmBibQuote"><text:span text:style-name="T9">nanda </text:span></text:span><text:span text:style-name="VimmBibQuote">samaye </text:span><text:span text:style-name="VimmBibQuote"><text:span text:style-name="T9">Tathāgato sabba-nimittānaṁ amanasikārā ekaccānaṁ vedanāna</text:span></text:span><text:span text:style-name="VimmBibQuote">ṁ</text:span><text:span text:style-name="VimmBibQuote"><text:span text:style-name="T9"> nirodhā animitta</text:span></text:span><text:span text:style-name="VimmBibQuote">ṁ</text:span><text:span text:style-name="VimmBibQuote"><text:span text:style-name="T9"> ceto-samādhi</text:span></text:span><text:span text:style-name="VimmBibQuote">ṁ</text:span><text:span text:style-name="VimmBibQuote"><text:span text:style-name="T9"> upasampajja viharati, phāsukato </text:span></text:span><text:span text:style-name="VimmBibQuote">Ā</text:span><text:span text:style-name="VimmBibQuote"><text:span text:style-name="T9">nanda tasmi</text:span></text:span><text:span text:style-name="VimmBibQuote">ṁ</text:span><text:span text:style-name="VimmBibQuote"><text:span text:style-name="T9"> samaye Tathāgatassa kāyo hoti.</text:span></text:span></text:p></text:note-body></text:note></text:p>
      <text:p text:style-name="VimmBody">“How does one enter upon it?”: <text:span text:style-name="VimmQA">A.</text:span> If that yogin wishes to get the enjoyment of Fruition, he enters into a place of solitude, views the formations by way of rise and fall and proceeds to adoptive-knowledge. Adoptive-knowledge brings the enjoyment of the Fruition of <text:span text:style-name="VimmPali">Nibbāna</text:span> immediately. The Fruition that arises is of that meditation, <text:span text:style-name="VimmPali">jhāna</text:span>, by which he attains to the Path. This is called the enjoyment of Fruition.</text:p>
      <text:p text:style-name="VimmBody">“How does one attend?”: <text:span text:style-name="VimmQA">A.</text:span> The unconditioned element of the Sublime is attended to through tranquillity.</text:p>
      <text:p text:style-name="VimmBody">“Through how many conditions is it fulfilled?”, “Conditioned by what does it stand?”, Through what conditions does one emerge?: <text:span text:style-name="VimmQA">A.</text:span> The yogin enjoys it through two conditions: the non-attending to all signs and the attending to the element of the signless.<text:note text:id="ftn1051" text:note-class="footnote"><text:note-citation>3</text:note-citation><text:note-body><text:p text:style-name="Standard"><text:span text:style-name="VimmBibRef"><text:span text:style-name="T9">M. I, 296</text:span></text:span><text:span text:style-name="T9">: </text:span><text:span text:style-name="VimmBibQuote"><text:span text:style-name="T9">Dve kho, āvuso, paccayā animittāya cetovimuttiyā samāpattiyā sabbanmittānañ ca amanasikāro animittāya ca dhātuyā manasikāro ti.</text:span></text:span></text:p></text:note-body></text:note> Three are the conditions of persistence: non-attention to all signs; attention to the signless element; previous preparation.<text:note text:id="ftn1052" text:note-class="footnote"><text:note-citation>4</text:note-citation><text:note-body><text:p text:style-name="P23"><text:span text:style-name="VimmBibRef"><text:span text:style-name="T9">M. I, 296-97</text:span></text:span><text:span text:style-name="T9">: </text:span><text:span text:style-name="VimmBibQuote"><text:span text:style-name="T9">Tayo kho, āvuso, paccayā animittāya cetovimuttiyā ṭhitiyā: sabbanimittānañ ca amanasikāro, animittāya ca dhātuyā manasikāro, pubbe ca abhisaṇkhāro.</text:span></text:span></text:p></text:note-body></text:note> Two are the conditions of emergence:, attention to all signs and non-attention to the signless element.<text:note text:id="ftn1053" text:note-class="footnote"><text:note-citation>5</text:note-citation><text:note-body><text:p text:style-name="P23"><text:span text:style-name="VimmBibRef"><text:span text:style-name="T9">M. I, 297</text:span></text:span><text:span text:style-name="T9">: </text:span><text:span text:style-name="VimmBibQuote"><text:span text:style-name="T9">Dve kho, āvuso, paccayā animittāya cetovimuttiyā vuṭṭhānāya: sabbanimittānañ ca manasikāro, animittāya ca dhātuyā amanasikāro.</text:span></text:span></text:p></text:note-body></text:note></text:p>
      <text:p text:style-name="VimmBody"><text:soft-page-break/>“Is this enjoyment mundane or supramundane?”: <text:span text:style-name="VimmQA">A.</text:span> This enjoyment is supramundane and not mundane.</text:p>
      <text:p text:style-name="VimmBody"><text:span text:style-name="VimmQA">Q.</text:span> The Non-returner experiences the enjoyment of Fruition. Why does not adoption develop the Path of Saintship immediately? <text:span text:style-name="VimmQA">A.</text:span> Because it does not reach the vision of insight and (that which is present) is of little strength.</text:p>
      <text:p text:style-name="VimmSectEnded">The enjoyment of Fruition has ended.</text:p>
      <text:h text:style-name="Heading_20_4" text:outline-level="4" text:is-list-header="true">The enjoyment of the dissolution of perception and sensation</text:h>
      <text:p text:style-name="VimmBody"><text:span text:style-name="VimmQA">Q.</text:span> What is the enjoyment of the dissolution of perception and sensation? Who enter upon it? Through the fulfilment of how many kinds of strength is it entered upon? Through the tranquillizing of how many activities is it entered upon? What are the preliminary duties? How is it entered upon? How does it persist? How does the mind emerge from it? Towards what is the mind inclined? By how many kinds of contact is it experienced? What are the activities aroused at first? What is the difference between a dead man <text:span text:style-name="VimmPageNo">[[386|323]]</text:span> and a man who enters into the concentration of the dissolution of perception and sensation? Is this concentration conditioned or unconditioned? <text:span text:style-name="VimmQA">A.</text:span> The not-proceeding of states of mind and mental properties—this is called the concentration of the dissolution of perception and sensation.</text:p>
      <text:p text:style-name="VimmBody">“Who enter upon it?”: <text:span text:style-name="VimmQA">A.</text:span> The Consummate One and the Non-returner enter upon this attainment Who do not enter upon it? The commoner, the Stream-entrant, the Once-retu<text:span text:style-name="T67">rn</text:span>er and he who is bo<text:span text:style-name="T67">rn</text:span> in the formless element. Here, the commoner cannot enter upon it, because he is not of that plane. The Stream-entrant and the Once-retu<text:span text:style-name="T67">rn</text:span>er cannot, because they have not yet cut off the bondage of the defilements. He who enters the formless element cannot, because it is not its plane.</text:p>
      <text:p text:style-name="VimmBody">“Through the fulfilment of how many kinds of strength is it entered upon?”: <text:span text:style-name="VimmQA">A.</text:span> It is entered upon through the fulfilment of two kinds of strength: serenity-strength and insight-strength. Here “serenity” means: “mastery gained in the eight attainments”.<text:note text:id="ftn1054" text:note-class="footnote"><text:note-citation>1</text:note-citation><text:note-body><text:p text:style-name="Standard"><text:span text:style-name="VimmPali">Aṭṭha-samāpatti</text:span></text:p></text:note-body></text:note> “Insight” means: “mastery gained in the seven insights, namely, impermanence-reviewing, ill-reviewing, not-self-reviewing, <text:span text:style-name="T9">repulsion-reviewing, </text:span>dispassion-reviewing, cessation-reviewing, abandonment-reviewing. Serenity-strength develops the factors of the meditation, <text:span text:style-name="VimmPali"><text:span text:style-name="T31">jhāna</text:span></text:span><text:span text:style-name="T31">, </text:span>of dissolution and develops immovable emancipation. Through insight-strength one is able to see the tribulations of birth, and acquire the Freedom of the Unborn.</text:p>
      <text:p text:style-name="VimmBody">“Through tranquillizing how many activities is it entered upon?”: <text:span text:style-name="VimmQA">A.</text:span> One attains to concentration through the tranquillizing of three activities. They are verbal formations, bodily formations and thought formations. Here, entering into the second meditation, <text:span text:style-name="VimmPali"><text:span text:style-name="T31">jhāna</text:span></text:span><text:span text:style-name="T31">,</text:span><text:span text:style-name="T9"> </text:span>one tranquillizes the verbal formations of initial and sustained application of thought. Entering into the fourth meditation, <text:span text:style-name="VimmPali"><text:span text:style-name="T31">jhāna</text:span></text:span>, one tranquillizes the bodily formations of inhalation and exhalation. Entering into the concentration of the dissolution of perception and sensation, one removes the thought-formations of perception and sensation.</text:p>
      <text:p text:style-name="VimmBody">“What are the preliminary duties?”<text:note text:id="ftn1055" text:note-class="footnote"><text:note-citation>2</text:note-citation><text:note-body><text:p text:style-name="Standard">Cp. <text:span text:style-name="VimmBibRef">Vis. Mag. 705</text:span>: <text:span text:style-name="VimmBibQuote">Catubbidhaṁ pubbakiccaṁ karoti: </text:span><text:span text:style-name="VimmBibQuote"><text:span text:style-name="T9">nānā-baddha-avikopana</text:span></text:span><text:span text:style-name="VimmBibQuote">ṁ</text:span><text:span text:style-name="VimmBibQuote"><text:span text:style-name="T9">, sanghapaṭimānana</text:span></text:span><text:span text:style-name="VimmBibQuote">ṁ, satthu </text:span><text:span text:style-name="VimmBibQuote"><text:span text:style-name="T9">pakkosana</text:span></text:span><text:span text:style-name="VimmBibQuote">ṁ </text:span><text:span text:style-name="VimmBibQuote"><text:span text:style-name="T9">addhānaparicchedan ti.</text:span></text:span></text:p></text:note-body></text:note>: <text:span text:style-name="VimmQA">A.</text:span> There are four preliminary duties: Non-destruction of others’ property, discerning the time, non-disturbance, honouring the Community of Bhikkhus. He resolves as regards bowl, robe and other requisites. He resolves as regards non-disturbance of this body in every way. He reflects on the strength of his body and resolves after discerning the time. Here, he should consider the remote past. Discerning that it is not the time for the meeting of the Community of Bhikkhus, he sits and resolves: “I shall emerge, when I am called”. And here the non-destruction of others’ property is for the sake of protecting the robes (of others). The second and third are for the sake of protecting the body. <text:span text:style-name="VimmPageNo">[[387|324]]</text:span> </text:p>
      <text:p text:style-name="VimmBody">The fourth is for the sake of not obstructing the meeting of the Community of Bhikkh<text:span text:style-name="T67">u</text:span>s. Thus attaining to the sphere of nothingness and emerging therefrom, he performs the preliminary duties and enters the first meditation, <text:span text:style-name="VimmPali">jhāna</text:span>.</text:p>
      <text:p text:style-name="VimmBody"><text:soft-page-break/>Why is it developed? For the sake of happiness in the present. This is the Noble Individual’s last immovable concentration. And again, for the sake of supernormal magical power, one enters the whole range of concentration like the Arahant Sañjīva.<text:note text:id="ftn1056" text:note-class="footnote"><text:note-citation>1</text:note-citation><text:note-body><text:p text:style-name="Standard"><text:span text:style-name="VimmBibRef">M. I, 333-34</text:span>: <text:span text:style-name="VimmBibQuote">Bhūtapubbaṁ pāpima āyasmā Sañjīvo aññatarasmiṁ rukkhamūle saññāvedayitanirodhaṁ samāpanno nisinno hoti. Addasāsuṁ kho, pāpima gopālakā pasupālakā kassakā pathāvino āyasmantaṁ Sañjīvaṁ aññatarasmiṁ rukkhamūle saññāvedayitanirodhaṁ samāpannaṁ nisinnaṁ, disvāna nesaṁ edatahosi. Acchariyaṁ vata bho, abbhutaṁ vata bho, ayaṁ samaṇo nisinnako va kālakato, handa naṁ dahāmāti, Atha kho te pāpima gopālakā pasupālukā kassakā pathāvino tiṇañ ca kaṭṭhañ ca gomayañ ca saṅkaḍḍhitvā āyasmato Sañjīvassa kāye upacinitvā aggiṁ datvā pakkamiṁsu. Atha kho pāpima āyasmā Sañjīvo tassā rattiyā accayena tāya samāpattiyā vuṭṭhahitvā cīvarāni papphoṭetvā pubbanhasamayaṁ nivāsetvā pattacivaraṁ ādāya gāmaṁ piṇḍāya pāvisi. Addasāsuṁ kho te pāpima gopālakā pasupālakā kassakā pathāvino āyasmantaṁ Sañjivaṁ piṇḍāya carantaṁ; disvāna nesaṁ etad ahosi: acchariyaṁ vata bho, abbhutaṁ vata bho, ayaṁ samaṇo nisinnako va kālakato svāyaṁ patisañjīvito ti. Iminā kho etaṁ pāpima pariyāyena āyasmato Sañjīvassa Sañjīvo Sañjīvo tveva samaññā udapādi.</text:span></text:p></text:note-body></text:note> It is (entered also) for the sake of protecting the body as in the case of the Venerable Elder Sāriputta<text:note text:id="ftn1057" text:note-class="footnote"><text:note-citation>2</text:note-citation><text:note-body><text:p text:style-name="Standard"><text:span text:style-name="VimmBibRef">Ud. 39-41</text:span>: <text:span text:style-name="VimmBibQuote">Tena kho pana samayena āyasmā ca Sāriputto āyasmā ca Mahāmoggallāno Kapotakandarāyaṁ viharanti. Tena kho pana samayena āyasmā Sāriputto juṇhāya rattiyā navoropitchi kesehi abbhokāse nisinno hoti aññataraṁ samādhiṁ samāpajjitvā. Tena kho pana samayena dve yakkhā sahāyakā uttarāya disāya dakkhiṇaṁ disaṁ gacchanti kena cid eva karanīyena. Addasaṁsu kho te yakkhā āyasmantaṁ Sāriputtaṁ juṇhāya rattiyā navoropitehi kesehi abbhokāse nisinnaṁ, disvā eko yakkho dutiyaṁ yakkhaṁ etad avoca: paṭibhāti maṁ-samma imassa samaṇassa sīse pahāraṁ dātun ti. Evaṁ vutte so yakkho taṁ yakkhaṁ etad avoca: alaṁ samma, mā samaṇaṁ āsādesi. Uḷāro so samma samaṇo mahiddhiko mahānubhāvo ‘ti. Dutiyam pi kho so yakkho…dātun ti. Dutiyam pi kho so yakkho taṁ yakkhaṁ etad avoca: alaṁ samma...mahānubhavo ‘ti. Tatiyam pi kho so yakkho taṁ yakkhaṁ etad avoca: paṭibhāti...dātun ti. Tatiyam pi kho so yakkho taṁ yakkhaṁ etad avoca: alaṁ samma...mahānubhāvo ‘ti. Atha kho so yakkho taṁ yakkhaṁ anādiyitvā āyasmato Sāriputtatherassa sīso pahāraṁ adāsi. Api tena pahārena sattaratanaṁ vā aḍḍhaṭṭharatanaṁ vā nāgaṁ osādeyya mahantaṁ vā pabbatakūṭaṁ padāleyya. Atha ca pana so yakkho ḍayhāmi ḍayhāmī ‘ti vatvā tatth’ eva mahānirayaṁ apatāsi. Addasā kho āyasmā Mahāmoggallāno dibbena cakkhunā visuddhena atikkan- tamānusakena tena yakkhena āyasmato Sāriputtassa sīse pahāraṁ dīyamānaṁ, disvāna yena āyasmā Sāriputto ten’ upasaṅkami, upasaṅkamitvā āyasmantaṁ Sāriputtaṁ etad avoca: kacci te āvuso khamanīyaṁ kacci yāpanīyaṁ kacci na kiñci dukkhan ti. Khamanīyaṁ me āyuso Moggallāna yāpanīyaṁ āvuso Moggallāna, api ca me sīse thokaṁ ḍukkhan ti. Acchariyaṁ āvuso Sāriputta, abbhutaṁ āvuso Sāriputta, yaṁ tvaṁ mahiddhiko āyasmā Sāriputto mahānubhāvo. Idha te āvuso Sāriputta aññataro yakkho sise pahāraṁ adāsi, tāva mahāpahāro ahosi. Api tena pahārena sattaratanaṁ…padāleyya’ti. Atha ca pan’ āyasmā Sāriputto evam āha: khamanīyaṁ me āvuso Moggallāna, yāpanīyaṁ me āvuso Moggallāna, api ca me sise thokaṁ dukkhan ti. Acchariyaṁ āvuso Moggallāna, abbhutaṁ āvuso Moggallāna, yāva mahiddhiko āyasmā Mahāmoggallāno mahānubhāvo, yatra hi nāma yakkham pi passissati; mayaṁ pan’ etarahi Paṁsupisācakam pi na passāmā ’ti. Assosi kho Bhagavā dibbāya sotadhātuyā visuddhāya atikkantamānusikāya tesaṁ ubhinnaṁ mahānāgānaṁ imaṁ evarūpaṁ kathāsallāpaṁ. Atha kho Bhagavā etam atthaṁ viditvā tāyaṁ velāyaṁ imaṁ udānaṁ udānesi:</text:span></text:p><text:p text:style-name="VimmVersePali">Yassa selūpamaṁ cittaṁ ṭhitaṁ n’ ānupakampati<text:line-break/>virattaṁ rajanīyesu kopaneyye na kuppati,<text:line-break/>yass’ evaṁ bhāvitaṁ cittaṁ, kuto taṁ dukkham essati ‘ti.</text:p><text:p text:style-name="Standard">(=<text:span text:style-name="VimmBibQuote">Aññataraṁ samādhiṁ samāpajjitvā ti tattha aññātaraṁ samādhin ti, upekkhā-brahma-vihāra-samāpattiṁ. Keci sañña-vedayita-nirodha-samāpattin ti vadanti. Apare panāhu āruppa-pādakaṁ phala-samāpattin ti, Imā eva hi tisso kāya-rakkhaṇa-samatthā samā’ pattiyo. Tattha </text:span><text:span text:style-name="VimmBibQuote"><text:span text:style-name="T9">nirodha-samāpattiyā samādhi-pariyāya </text:span></text:span><text:span text:style-name="VimmBibQuote">sambhavo heṭṭh</text:span><text:span text:style-name="VimmBibQuote"><text:span text:style-name="T9">ā </text:span></text:span><text:span text:style-name="VimmBibQuote">vutto yeva. Pacchimass’ eva </text:span><text:span text:style-name="VimmBibQuote"><text:span text:style-name="T9">pana ācariyā </text:span></text:span><text:span text:style-name="VimmBibQuote">vaṇṇenti</text:span><text:span text:style-name="VimmPali">—</text:span><text:span text:style-name="VimmBibRef">Ud.-a. 245.</text:span>).</text:p></text:note-body></text:note> and in the case of the Venerable Elder Tissa, the son of the Snowy Heron. <text:span text:style-name="VimmPageNo">[[388|325]]</text:span> </text:p>
      <text:p text:style-name="VimmBody">“How is it entered upon?”: That yogin enters into a solitary dwelling, and sitting down, or lying down, enjoys the consciousness of dissolution. He enters the first meditation, <text:span text:style-name="VimmPali">jhāna</text:span>, and merging from it peacefully, sees the impermanence, ill and not-self of that meditation, <text:span text:style-name="VimmPali">jhāna</text:span>, immediately. Possessed of the knowledge of equanimity towards the formations,<text:note text:id="ftn1058" text:note-class="footnote"><text:note-citation>3</text:note-citation><text:note-body><text:p text:style-name="Standard"><text:span text:style-name="VimmPali">Saṅkhārupekkhā</text:span>.</text:p></text:note-body></text:note> he enters , into the second, the third and the fourth meditations, <text:span text:style-name="VimmPali">jhānas</text:span>, the sphere of the infinity of space, the sphere of the infinity of consciousness and the sphere of nothingness. Then emerging therefrom peacefully, he sees the impermanence, ill and not-self of Right Concentration immediately, and being possessed of the knowledge of equanimity towards the formations, he enters into the sphere of neither perception nor non-perception immediately. Then passing beyond two or three turns of consciousness, he causes the perishing of mind and enters into the Unborn and the Unmanifest. This is called the entry into the attainment of the dissolution of perception and sensation.</text:p>
      <text:p text:style-name="VimmBody"><text:soft-page-break/>“How does one persist?”: Here one does not consider thus: “I shall emerge”. In the performance of the preliminary duties, one discerns.</text:p>
      <text:p text:style-name="VimmBody">“How does the mind emerge (from it)?”: The Non-returner emerges on the attainment of the Fruit of Non-returning. The Consummate One emerges on the attainment of the Fruit of Saintship.</text:p>
      <text:p text:style-name="VimmBody"><text:span text:style-name="VimmQA">Q.</text:span> “Towards what is the mind inclined?”; <text:span text:style-name="VimmQA">A.</text:span> The mind inclines towards peace only.</text:p>
      <text:p text:style-name="VimmBody"><text:span text:style-name="VimmQA">Q.</text:span> “By how many kinds of contact is it experienced?”: <text:span text:style-name="VimmQA">A.</text:span> Through three contacts, namely, the contact of the void, the signless and the unhankered-after.</text:p>
      <text:p text:style-name="VimmBody">Through what formations does he emerge? With his bodily formations and his verbal formations.</text:p>
      <text:p text:style-name="VimmBody">“What is the difference between a dead man and a man who enters into the attainment of the dissolution of perception and sensation?”: In the dead man, not only are three formations stilled, but vitality is cut off, heat is cut off, the faculties are cut off. In the man who has entered the attainment of the dissolution of perception and sensation, although the (three) formations are stilled, vitality, heat and the faculties are not cut off. This is the difference.<text:note text:id="ftn1059" text:note-class="footnote"><text:note-citation>1</text:note-citation><text:note-body><text:p text:style-name="Standard"><text:span text:style-name="VimmBibRef">M. I, 296</text:span>: <text:span text:style-name="VimmBibQuote"><text:span text:style-name="T9">Yvāyaṁ āvuso </text:span></text:span><text:span text:style-name="VimmBibQuote">mato </text:span><text:span text:style-name="VimmBibQuote"><text:span text:style-name="T9">kālakato, </text:span></text:span><text:span text:style-name="VimmBibQuote">yo </text:span><text:span text:style-name="VimmBibQuote"><text:span text:style-name="T9">cāy</text:span></text:span><text:span text:style-name="VimmBibQuote">a</text:span><text:span text:style-name="VimmBibQuote"><text:span text:style-name="T9">ṁ</text:span></text:span><text:span text:style-name="VimmBibQuote"> </text:span><text:span text:style-name="VimmBibQuote"><text:span text:style-name="T9">bhikkhu saññāvedayitanirodhaṁ samā</text:span></text:span><text:span text:style-name="VimmBibQuote">panno, imesa</text:span><text:span text:style-name="VimmBibQuote"><text:span text:style-name="T9">ṁ</text:span></text:span><text:span text:style-name="VimmBibQuote"> ki</text:span><text:span text:style-name="VimmBibQuote"><text:span text:style-name="T9">ṁ</text:span></text:span><text:span text:style-name="VimmBibQuote"> </text:span><text:span text:style-name="VimmBibQuote"><text:span text:style-name="T9">nānākaraṇan </text:span></text:span><text:span text:style-name="VimmBibQuote">ti? </text:span><text:span text:style-name="VimmBibQuote"><text:span text:style-name="T9">Yvāyaṁ ā</text:span></text:span><text:span text:style-name="VimmBibQuote">vuso mato </text:span><text:span text:style-name="VimmBibQuote"><text:span text:style-name="T9">kālakato, tassa kāyasaṅkhārā niruddhā paṭippassaddhā, vācisaṅkhārā niruddhā paṭippassaddhā, cittasaṅkhārā niruddhā paṭippassaddhā, āyu parikkhīṇo, usmā vūpasantā, indriyāni viparibhinnāni: yo cāyaṁ bhikkhu saññāvedayitanirodhaṁ samāpanno tassa pi kāyasaṅkhārā niruddhā, paṭippassaddhā, vacīsaṅkhārā niruddhā paṭippassaddhā, cittasaṅkhārā niruddhā paṭippassaddhā, āyu aparikkhīno, usmā avūpasantā, indriyāni vippasannāni, Yvāyaṁ āvuso mato kālakato yo cayaṁ bhikkhu saññāvedayitanirodhaṁ samāpanno, idaṁ tesaṁ nānākaraṇanti.</text:span></text:span></text:p></text:note-body></text:note></text:p>
      <text:p text:style-name="VimmBody">“Is this attainment conditioned or unconditioned?”: One should not say that this attainment is conditioned or unconditioned. <text:span text:style-name="VimmQA">Q.</text:span> Why should it not be said that his attainment is conditioned or unconditioned? <text:span text:style-name="VimmQA">A.</text:span> There is no <text:span text:style-name="VimmPageNo">[[389|326]]</text:span> put-together state in this attainment. The entry into and exit from the unconditioned state cannot be known. Therefore it cannot be said that this attainment is conditioned or unconditioned.</text:p>
      <text:p text:style-name="VimmSectEnded">The Attainment of the Concentration of Dissolution has ended.</text:p>
      <text:p text:style-name="VimmSectEnded">The Twelfth Fascicle of the Path of Freedom has ended.</text:p>
      <text:p text:style-name="VimmBody">Here the chapters are as follows:—</text:p>
      <text:list text:style-name="L63">
        <text:list-item>
          <text:p text:style-name="P116">Introductory Discourse</text:p>
        </text:list-item>
        <text:list-item>
          <text:p text:style-name="P116">On Distinguishing Virtue</text:p>
        </text:list-item>
        <text:list-item>
          <text:p text:style-name="P116">On Austerities</text:p>
        </text:list-item>
        <text:list-item>
          <text:p text:style-name="P116">On Distinguishing Concentration</text:p>
        </text:list-item>
        <text:list-item>
          <text:p text:style-name="P116">On Approaching a Good Friend</text:p>
        </text:list-item>
        <text:list-item>
          <text:p text:style-name="P116">The Distinguishing of Behaviour</text:p>
        </text:list-item>
        <text:list-item>
          <text:p text:style-name="P116">The Distinguishing of the Subjects of Meditation</text:p>
        </text:list-item>
        <text:list-item>
          <text:p text:style-name="P116">Entrance into the Subjects of Meditation</text:p>
        </text:list-item>
        <text:list-item>
          <text:p text:style-name="P116">Five Kinds of Higher Knowledge</text:p>
        </text:list-item>
        <text:list-item>
          <text:p text:style-name="P116">On Distinguishing Wisdom</text:p>
        </text:list-item>
        <text:list-item>
          <text:p text:style-name="P116">The Five Methods</text:p>
        </text:list-item>
        <text:list-item>
          <text:p text:style-name="P116">The Discernment of Truth</text:p>
        </text:list-item>
      </text:list>
      <text:p text:style-name="VimmBody">Thus is the sequence of the twelve chapters in the Path of Freedom.</text:p>
      <text:p text:style-name="VimmVerseEnglish">Vast, boundless, past all thought and praise,<text:line-break/>are the good words and knowledge set forth here,<text:line-break/>and none but the yogin knows and grasps<text:line-break/>the essence of the Doctrine full and clear.<text:line-break/>Best is this Path for skilful deeds;<text:line-break/>for it away from ignorance does steer.</text:p>
      <text:p text:style-name="VimmBody"><text:span text:style-name="VimmPageNo">[[390|327]]</text:span> </text:p>
      <text:h text:style-name="Heading_20_1" text:outline-level="1">(Back)</text:h>
      <text:p text:style-name="VimmExportSkip">Index</text:p>
      <text:p text:style-name="VimmExportSkip"/>
      <text:p text:style-name="VimmExportSkip">COMPILED BY Mr. R. D. PIYASENA</text:p>
      <text:p text:style-name="VimmExportSkip"/>
      <text:p text:style-name="VimmExportSkip"><text:soft-page-break/>Abandonment-reviewing 323 </text:p>
      <text:p text:style-name="VimmExportSkip">Abhidhamma 1, 6, 37, 39, 40, 49, 52, </text:p>
      <text:p text:style-name="VimmExportSkip">169, 229, 266, 302, 320 </text:p>
      <text:p text:style-name="VimmExportSkip">Abode of Lesser Light 104 </text:p>
      <text:p text:style-name="VimmExportSkip">Abode of Measureless Light 104 </text:p>
      <text:p text:style-name="VimmExportSkip">Abode of Resplendence 103,104 </text:p>
      <text:p text:style-name="VimmExportSkip">Absence of greed 188 </text:p>
      <text:p text:style-name="VimmExportSkip">Abstemiousness 22 </text:p>
      <text:p text:style-name="VimmExportSkip">Access 120, 121,148 </text:p>
      <text:p text:style-name="VimmExportSkip">Access-concentration 42, 148, 150, 154, </text:p>
      <text:p text:style-name="VimmExportSkip">170, 171, 208 </text:p>
      <text:p text:style-name="VimmExportSkip">Access-meditation 63,64,148,153,155,179 </text:p>
      <text:p text:style-name="VimmExportSkip">Accessories of Enlightenment 302, 304 </text:p>
      <text:p text:style-name="VimmExportSkip">Action, purified bodily 11,12 </text:p>
      <text:p text:style-name="VimmExportSkip">Action, purified verb<text:span text:style-name="T67">al</text:span> 12 </text:p>
      <text:p text:style-name="VimmExportSkip">Activities 70 </text:p>
      <text:p text:style-name="VimmExportSkip">, canker-free 9 </text:p>
      <text:p text:style-name="VimmExportSkip">, demeritorious 9 </text:p>
      <text:p text:style-name="VimmExportSkip">, meritorious 9 </text:p>
      <text:p text:style-name="VimmExportSkip">, the three, tranquillizing of 323 </text:p>
      <text:p text:style-name="VimmExportSkip">Adaptive knowledge 301 </text:p>
      <text:p text:style-name="VimmExportSkip">Addiction to rites and ceremonies 305 </text:p>
      <text:p text:style-name="VimmExportSkip">Advantages of patience 183 </text:p>
      <text:p text:style-name="VimmExportSkip">Aggregate method 254 </text:p>
      <text:p text:style-name="VimmExportSkip">Aggregate-comprehension 267 </text:p>
      <text:p text:style-name="VimmExportSkip">Aggregate of concentration 253 </text:p>
      <text:p text:style-name="VimmExportSkip">consciousness 250, 252 </text:p>
      <text:p text:style-name="VimmExportSkip">feeling 237, 246 </text:p>
      <text:p text:style-name="VimmExportSkip">form 237 </text:p>
      <text:p text:style-name="VimmExportSkip">formation 237, 247 </text:p>
      <text:p text:style-name="VimmExportSkip">Ill 266 </text:p>
      <text:p text:style-name="VimmExportSkip">knowledge and discernment </text:p>
      <text:p text:style-name="VimmExportSkip">of freedom 253 </text:p>
      <text:p text:style-name="VimmExportSkip">matter 245 </text:p>
      <text:p text:style-name="VimmExportSkip">per<text:span text:style-name="T67">c</text:span>eption 246,247 </text:p>
      <text:p text:style-name="VimmExportSkip">wisdom 253 </text:p>
      <text:p text:style-name="VimmExportSkip">Aggregates, 187,283,284 </text:p>
      <text:p text:style-name="VimmExportSkip">,cause and condition of the 288 </text:p>
      <text:p text:style-name="VimmExportSkip">of Ill 286 </text:p>
      <text:p text:style-name="VimmExportSkip">,the five 237 </text:p>
      <text:p text:style-name="VimmExportSkip">,the four 257 </text:p>
      <text:p text:style-name="VimmExportSkip">Aggregation 199, 201,207, 208 </text:p>
      <text:p text:style-name="VimmExportSkip">of air 201 </text:p>
      <text:p text:style-name="VimmExportSkip">of earth 201 </text:p>
      <text:p text:style-name="VimmExportSkip">of fire 201 </text:p>
      <text:p text:style-name="VimmExportSkip">of water 201 </text:p>
      <text:p text:style-name="VimmExportSkip">Aggregations 24, 41 </text:p>
      <text:p text:style-name="VimmExportSkip">Agitation and anxiety 6, 91, 92, 94, 98 </text:p>
      <text:p text:style-name="VimmExportSkip">Agitation, eight bases of 248 </text:p>
      <text:p text:style-name="VimmExportSkip">Air, aggregation of 201 </text:p>
      <text:p text:style-name="VimmExportSkip">Air, element of 198, 200, 203 </text:p>
      <text:p text:style-name="VimmExportSkip">Air, essence of 200 </text:p>
      <text:p text:style-name="VimmExportSkip">Air <text:span text:style-name="VimmPali">kasiṇa</text:span> 123 </text:p>
      <text:p text:style-name="VimmExportSkip">Air sign 123 </text:p>
      <text:p text:style-name="VimmExportSkip">All becoming 5 </text:p>
      <text:p text:style-name="VimmExportSkip">Alms 21, 61 </text:p>
      <text:p text:style-name="VimmExportSkip">Almsman 140 </text:p>
      <text:p text:style-name="VimmExportSkip">Alms-round, regular 27, 30, 36 </text:p>
      <text:p text:style-name="VimmExportSkip">Ambrosial, the 141 </text:p>
      <text:p text:style-name="VimmExportSkip">Ānanda, (<text:span text:style-name="VimmPali">the Ven. Elder</text:span>) 8 </text:p>
      <text:p text:style-name="VimmExportSkip">Analysis of argument 146, 234, 235</text:p>
      <text:p text:style-name="VimmExportSkip">derivation 146</text:p>
      <text:p text:style-name="VimmExportSkip">interpretation 234, 235</text:p>
      <text:p text:style-name="VimmExportSkip">the Law 146, 234, 235</text:p>
      <text:p text:style-name="VimmExportSkip">meaning 146, 234, 235</text:p>
      <text:p text:style-name="VimmExportSkip">Analytical knowledge 190</text:p>
      <text:p text:style-name="VimmExportSkip">Anger 9, 53, 59, 92, 93, 182</text:p>
      <text:p text:style-name="VimmExportSkip">Annihilation, craving for 271</text:p>
      <text:p text:style-name="VimmExportSkip">Antecedent portion 42</text:p>
      <text:p text:style-name="VimmExportSkip">Anuruddha, the Venerable Elder 91</text:p>
      <text:p text:style-name="VimmExportSkip">Anxiety 6, 59, 92, 166, 204</text:p>
      <text:p text:style-name="VimmExportSkip">Application of thought, initial and sustained</text:p>
      <text:p text:style-name="VimmExportSkip">6, 91, 93, 95, 96, 99, 104, 323</text:p>
      <text:p text:style-name="VimmExportSkip">Application of thought, sustained 94</text:p>
      <text:p text:style-name="VimmExportSkip">Appreciative joy 192-96</text:p>
      <text:p text:style-name="VimmExportSkip">Acquiring the highest knowledge 293</text:p>
      <text:p text:style-name="VimmExportSkip">Arahant 91</text:p>
      <text:p text:style-name="VimmExportSkip"><text:soft-page-break/>Arahant Sañjīva 324</text:p>
      <text:p text:style-name="VimmExportSkip">Arahant Upatissa 1, 27, 54, 71, 99, 129,</text:p>
      <text:p text:style-name="VimmExportSkip">156, 181, 209, 237, 269, 299</text:p>
      <text:p text:style-name="VimmExportSkip">Arahatship 312</text:p>
      <text:p text:style-name="VimmExportSkip">Argument, analysis of 234, 235</text:p>
      <text:p text:style-name="VimmExportSkip">Arising of fear knowledge 299, 300</text:p>
      <text:p text:style-name="VimmExportSkip">Arises of the aggregates 260, 299</text:p>
      <text:p text:style-name="VimmExportSkip">Arisings of consciousness 319</text:p>
      <text:p text:style-name="VimmExportSkip">Arrogance 9</text:p>
      <text:p text:style-name="VimmExportSkip">Ariyan abodes 147</text:p>
      <text:p text:style-name="VimmExportSkip">Knowledge 303</text:p>
      <text:p text:style-name="VimmExportSkip">Path 308</text:p>
      <text:p text:style-name="VimmExportSkip">Truth 20, 276</text:p>
      <text:p text:style-name="VimmExportSkip">Ariyas 27</text:p>
      <text:p text:style-name="VimmExportSkip">Ascending states, the nine gradually 40</text:p>
      <text:p text:style-name="VimmExportSkip">Aspirations 178</text:p>
      <text:p text:style-name="VimmExportSkip">Assemblage 176</text:p>
      <text:p text:style-name="VimmExportSkip">Attachment 1,32, 33 38</text:p>
      <text:p text:style-name="VimmExportSkip">,freedom from 196</text:p>
      <text:p text:style-name="VimmExportSkip">Attainment 146</text:p>
      <text:p text:style-name="VimmExportSkip">Attainment of the Concentration of: Dissolution 326</text:p>
      <text:p text:style-name="VimmExportSkip">dissolution of perception and sensation 325</text:p>
      <text:p text:style-name="VimmExportSkip">Attainments, the eight 323</text:p>
      <text:p text:style-name="VimmExportSkip">Attention, intelligent 2</text:p>
      <text:p text:style-name="VimmExportSkip">Attentiveness 7, 40</text:p>
      <text:p text:style-name="VimmExportSkip">Austerity-factors 37</text:p>
      <text:p text:style-name="VimmExportSkip">Austerities 9, 27, 38, 39</text:p>
      <text:p text:style-name="VimmExportSkip">Aversion 16, 24,167</text:p>
      <text:p text:style-name="VimmExportSkip">Awareness 252</text:p>
      <text:p text:style-name="VimmExportSkip">Bamboo staves 18</text:p>
      <text:p text:style-name="VimmExportSkip">Bases of supernormal power 304</text:p>
      <text:p text:style-name="VimmExportSkip">Bath-attendant, simile of 95</text:p>
      <text:p text:style-name="VimmExportSkip">Bathe without water 8</text:p>
      <text:p text:style-name="VimmExportSkip">Beautification, not for 21, 22</text:p>
      <text:p text:style-name="VimmExportSkip">Bedding 23, 57</text:p>
      <text:p text:style-name="VimmExportSkip">Bedding-holders 36</text:p>
      <text:p text:style-name="VimmExportSkip">Begging, skipped 28</text:p>
      <text:p text:style-name="VimmExportSkip">Beginning 17</text:p>
      <text:p text:style-name="VimmExportSkip">Behaviour 17, 19, 24, 54, 57</text:p>
      <text:p text:style-name="VimmExportSkip">Beings of the divine plane of inconscience 244</text:p>
      <text:p text:style-name="VimmExportSkip"><text:span text:style-name="VimmPageNo">[[391|328]]</text:span> </text:p>
      <text:p text:style-name="VimmExportSkip">Beings, heavenly 25 </text:p>
      <text:p text:style-name="VimmExportSkip">Benefits of wisdom 230 </text:p>
      <text:p text:style-name="VimmExportSkip">Bhikkhu 8, 19, 24, 95, 100, 178, 179, 194, </text:p>
      <text:p text:style-name="VimmExportSkip">211,212 </text:p>
      <text:p text:style-name="VimmExportSkip">Bhikkhus 2, 40, 178 </text:p>
      <text:p text:style-name="VimmExportSkip">Bhikkhus, Community of 92, 151, 179, 187 </text:p>
      <text:p text:style-name="VimmExportSkip">Bhikkhunī’s abode 19 </text:p>
      <text:p text:style-name="VimmExportSkip">Birds, the language of 21 </text:p>
      <text:p text:style-name="VimmExportSkip">Birth 1, 46,47, 230, 241, 242 </text:p>
      <text:p text:style-name="VimmExportSkip">of matter 245 </text:p>
      <text:p text:style-name="VimmExportSkip">-stories 144, 145 </text:p>
      <text:p text:style-name="VimmExportSkip">, the five states of 279 </text:p>
      <text:p text:style-name="VimmExportSkip">, tribulation of 323 </text:p>
      <text:p text:style-name="VimmExportSkip">Blame of others 11 </text:p>
      <text:p text:style-name="VimmExportSkip">Blessed One 1, 3, 8, 24, 40, 41, 95, 99, 103, </text:p>
      <text:p text:style-name="VimmExportSkip">114, 140, 151, 157, 169, 178, 187, 194, </text:p>
      <text:p text:style-name="VimmExportSkip">195, 199, 225, 258, 267, 272, 306, 321 </text:p>
      <text:p text:style-name="VimmExportSkip">Bliss l,5,6,8,14,41,43,91-96,102-112,135 </text:p>
      <text:p text:style-name="VimmExportSkip">Blissfulness 46 </text:p>
      <text:p text:style-name="VimmExportSkip">Bloatedness 132, 135-139 </text:p>
      <text:p text:style-name="VimmExportSkip">Bloatedness, perception of 132, 139, 140 </text:p>
      <text:p text:style-name="VimmExportSkip">Blood-stained, perception of the 138 </text:p>
      <text:p text:style-name="VimmExportSkip">sign 138 </text:p>
      <text:p text:style-name="VimmExportSkip">Blue sign 135 </text:p>
      <text:p text:style-name="VimmExportSkip">Blue-green <text:span text:style-name="VimmPali">kasiṇa</text:span> 124 </text:p>
      <text:p text:style-name="VimmExportSkip">sign 124 </text:p>
      <text:p text:style-name="VimmExportSkip">Bodhi tree 145 </text:p>
      <text:p text:style-name="VimmExportSkip">Bodhisatta 16, 145, 188-190 </text:p>
      <text:p text:style-name="VimmExportSkip">Body, the whole 160 </text:p>
      <text:p text:style-name="VimmExportSkip">,for the sake of the 11 </text:p>
      <text:p text:style-name="VimmExportSkip">-intimation 240, 241 </text:p>
      <text:p text:style-name="VimmExportSkip">, mindfulness of 63, 64, 65, 170, 171 </text:p>
      <text:p text:style-name="VimmExportSkip">, negligence of 100 </text:p>
      <text:p text:style-name="VimmExportSkip">, thirty-two parts of 171 </text:p>
      <text:p text:style-name="VimmExportSkip">Bodily formations 161, 323 </text:p>
      <text:p text:style-name="VimmExportSkip">Bare insight 310, 311 </text:p>
      <text:p text:style-name="VimmExportSkip"><text:soft-page-break/>worker, 311 </text:p>
      <text:p text:style-name="VimmExportSkip">Bones 176 </text:p>
      <text:p text:style-name="VimmExportSkip">Bony, perception of the 138, 139 </text:p>
      <text:p text:style-name="VimmExportSkip">, sign of the 139 </text:p>
      <text:p text:style-name="VimmExportSkip">Boundlessness 115 </text:p>
      <text:p text:style-name="VimmExportSkip">Bowl 36, 39, 51 </text:p>
      <text:p text:style-name="VimmExportSkip">Bow-length 33 </text:p>
      <text:p text:style-name="VimmExportSkip">Brahma 97, 181 </text:p>
      <text:p text:style-name="VimmExportSkip">, dwelling of 206 </text:p>
      <text:p text:style-name="VimmExportSkip">-group deities 155 </text:p>
      <text:p text:style-name="VimmExportSkip">, realm of 96 </text:p>
      <text:p text:style-name="VimmExportSkip">Brahmas, the unconscious 243 </text:p>
      <text:p text:style-name="VimmExportSkip">Brahma’s world 199 </text:p>
      <text:p text:style-name="VimmExportSkip">Brahmā 41, 216-218, 244 </text:p>
      <text:p text:style-name="VimmExportSkip">Breaking-up-disce<text:span text:style-name="T67">rn</text:span>ment 299 </text:p>
      <text:p text:style-name="VimmExportSkip">Breaking up through three ways 295 </text:p>
      <text:p text:style-name="VimmExportSkip">Brightness, arising of 123 </text:p>
      <text:p text:style-name="VimmExportSkip">Buddha 2,10,18,19, 29, 37,40, 41, 92, 95, </text:p>
      <text:p text:style-name="VimmExportSkip">114, 120, 140 141, 148 </text:p>
      <text:p text:style-name="VimmExportSkip">images 141 </text:p>
      <text:p text:style-name="VimmExportSkip">-knowledge 145, 146 </text:p>
      <text:p text:style-name="VimmExportSkip">, recollection of the 67, 69,140,141 </text:p>
      <text:p text:style-name="VimmExportSkip">-virtues 145 </text:p>
      <text:p text:style-name="VimmExportSkip">Buddhas 8,12,31,179,221 </text:p>
      <text:p text:style-name="VimmExportSkip">Buddhahood 190 </text:p>
      <text:p text:style-name="VimmExportSkip">Buoyancy 4 </text:p>
      <text:p text:style-name="VimmExportSkip">Calm 19, 42, 53, 164 </text:p>
      <text:p text:style-name="VimmExportSkip">Canker-free 1 </text:p>
      <text:p text:style-name="VimmExportSkip">Cankers 120,145, 146, 231 </text:p>
      <text:p text:style-name="VimmExportSkip">of views 7 </text:p>
      <text:p text:style-name="VimmExportSkip">Caste(s) 8, 16 </text:p>
      <text:p text:style-name="VimmExportSkip">Cause and condition of ill 285</text:p>
      <text:p text:style-name="VimmExportSkip">Cause of arising of fear knowledge 300</text:p>
      <text:p text:style-name="VimmExportSkip">the aggregates 299, 300</text:p>
      <text:p text:style-name="VimmExportSkip">Cemetery 29</text:p>
      <text:p text:style-name="VimmExportSkip">Cessation 45, 150, 157, 163, 274, 275, 276,</text:p>
      <text:p text:style-name="VimmExportSkip">281, 302, 307</text:p>
      <text:p text:style-name="VimmExportSkip">,knowledge of 150, 235</text:p>
      <text:p text:style-name="VimmExportSkip">,merits of 205</text:p>
      <text:p text:style-name="VimmExportSkip">of ignorance 259</text:p>
      <text:p text:style-name="VimmExportSkip">ill 259</text:p>
      <text:p text:style-name="VimmExportSkip">ill, the Path of 286</text:p>
      <text:p text:style-name="VimmExportSkip">the formations 259</text:p>
      <text:p text:style-name="VimmExportSkip">Cessation-reviewing 323</text:p>
      <text:p text:style-name="VimmExportSkip">,Truth of 268</text:p>
      <text:p text:style-name="VimmExportSkip">,view of 7</text:p>
      <text:p text:style-name="VimmExportSkip">Change, ill of 271</text:p>
      <text:p text:style-name="VimmExportSkip">,of arising 296</text:p>
      <text:p text:style-name="VimmExportSkip">,view of 7</text:p>
      <text:p text:style-name="VimmExportSkip">Characteristics of arising and passing away</text:p>
      <text:p text:style-name="VimmExportSkip">295</text:p>
      <text:p text:style-name="VimmExportSkip">the non-become 292</text:p>
      <text:p text:style-name="VimmExportSkip">rise and fall 291</text:p>
      <text:p text:style-name="VimmExportSkip">Charity 144</text:p>
      <text:p text:style-name="VimmExportSkip">Choler 58</text:p>
      <text:p text:style-name="VimmExportSkip">Classes, the four 19, 25</text:p>
      <text:p text:style-name="VimmExportSkip">Cleanliness 24</text:p>
      <text:p text:style-name="VimmExportSkip">Clinging 7, 27, 42</text:p>
      <text:p text:style-name="VimmExportSkip">,five aggregates of253,269,270,271</text:p>
      <text:p text:style-name="VimmExportSkip">Cohesion 200</text:p>
      <text:p text:style-name="VimmExportSkip">Colour <text:span text:style-name="VimmPali">kasiṇas</text:span> 130</text:p>
      <text:p text:style-name="VimmExportSkip">Combination, characteristics of 93</text:p>
      <text:p text:style-name="VimmExportSkip">Comfort 22</text:p>
      <text:p text:style-name="VimmExportSkip">Commoner 3, 13, 14, 17, 38, 43, 45, 323</text:p>
      <text:p text:style-name="VimmExportSkip">Community of Bhikkhus 92, 151, 179,182,</text:p>
      <text:p text:style-name="VimmExportSkip">187, 323</text:p>
      <text:p text:style-name="VimmExportSkip">, recollection of the</text:p>
      <text:p text:style-name="VimmExportSkip">63, 67</text:p>
      <text:p text:style-name="VimmExportSkip">Companions 19, 25</text:p>
      <text:p text:style-name="VimmExportSkip">Companionship, noble 8</text:p>
      <text:p text:style-name="VimmExportSkip">, evil 9</text:p>
      <text:p text:style-name="VimmExportSkip">, good 49</text:p>
      <text:p text:style-name="VimmExportSkip">Compassion, 20, 35, 63, 64, 146, 190, 193,</text:p>
      <text:p text:style-name="VimmExportSkip">194, 196</text:p>
      <text:p text:style-name="VimmExportSkip">, immeasurable thought of 190</text:p>
      <text:p text:style-name="VimmExportSkip">Comprehension, 1, 252, 257, 263</text:p>
      <text:p text:style-name="VimmExportSkip">, three kinds of 257</text:p>
      <text:p text:style-name="VimmExportSkip"><text:soft-page-break/>Comprehensions, the three 253</text:p>
      <text:p text:style-name="VimmExportSkip">Conceit 53</text:p>
      <text:p text:style-name="VimmExportSkip">Concentration 1, 4, 5, 21, 26, 35, 39, 40,</text:p>
      <text:p text:style-name="VimmExportSkip">48, 95, 96, 100, 101, 103,</text:p>
      <text:p text:style-name="VimmExportSkip">104, 146, 148, 153, 160,</text:p>
      <text:p text:style-name="VimmExportSkip">161, 183, 255</text:p>
      <text:p text:style-name="VimmExportSkip">, access-42 148 150</text:p>
      <text:p text:style-name="VimmExportSkip">, aggregate of 253</text:p>
      <text:p text:style-name="VimmExportSkip">, born of 104</text:p>
      <text:p text:style-name="VimmExportSkip">, effort- 44</text:p>
      <text:p text:style-name="VimmExportSkip">, faculty of 39</text:p>
      <text:p text:style-name="VimmExportSkip">, fixed 42</text:p>
      <text:p text:style-name="VimmExportSkip">, formless 121</text:p>
      <text:p text:style-name="VimmExportSkip">, full 5</text:p>
      <text:p text:style-name="VimmExportSkip">; its function 39</text:p>
      <text:p text:style-name="VimmExportSkip">- grasp 289, 290</text:p>
      <text:p text:style-name="VimmExportSkip">, group of 2, 3</text:p>
      <text:p text:style-name="VimmExportSkip">, immeasurable 44</text:p>
      <text:p text:style-name="VimmExportSkip">, immovable 324</text:p>
      <text:p text:style-name="VimmExportSkip">, indicated 3</text:p>
      <text:p text:style-name="VimmExportSkip">, internal 101</text:p>
      <text:p text:style-name="VimmExportSkip"><text:span text:style-name="VimmPageNo">[[392|329]]</text:span> </text:p>
      <text:p text:style-name="VimmExportSkip">Concentration; its manifestation 39</text:p>
      <text:p text:style-name="VimmExportSkip">; mind- 44</text:p>
      <text:p text:style-name="VimmExportSkip">, mindfulness of 283</text:p>
      <text:p text:style-name="VimmExportSkip">, the field of 120</text:p>
      <text:p text:style-name="VimmExportSkip">, mundane 42</text:p>
      <text:p text:style-name="VimmExportSkip">; its near cause 39</text:p>
      <text:p text:style-name="VimmExportSkip">, non-practice of 10</text:p>
      <text:p text:style-name="VimmExportSkip">that is cause of origination</text:p>
      <text:p text:style-name="VimmExportSkip">45</text:p>
      <text:p text:style-name="VimmExportSkip">of cessation 45</text:p>
      <text:p text:style-name="VimmExportSkip">of cessation and <text:span text:style-name="T16">origina</text:span>tion 45</text:p>
      <text:p text:style-name="VimmExportSkip">, fruition 44</text:p>
      <text:p text:style-name="VimmExportSkip">of great commiseration 44</text:p>
      <text:p text:style-name="VimmExportSkip">of gradually ascending</text:p>
      <text:p text:style-name="VimmExportSkip">states 44</text:p>
      <text:p text:style-name="VimmExportSkip">of inconscience 45</text:p>
      <text:p text:style-name="VimmExportSkip">of the sphere of infinite</text:p>
      <text:p text:style-name="VimmExportSkip">consciousness 116, 117</text:p>
      <text:p text:style-name="VimmExportSkip">of the sphere of infinite</text:p>
      <text:p text:style-name="VimmExportSkip">space 115</text:p>
      <text:p text:style-name="VimmExportSkip">of neither origination nor</text:p>
      <text:p text:style-name="VimmExportSkip">cessation 45</text:p>
      <text:p text:style-name="VimmExportSkip">of the sphere of neither</text:p>
      <text:p text:style-name="VimmExportSkip">perception nor non-perception 7, 118, 119</text:p>
      <text:p text:style-name="VimmExportSkip">partaking of penetration 3</text:p>
      <text:p text:style-name="VimmExportSkip">of the dissolution of perception and sensation 323</text:p>
      <text:p text:style-name="VimmExportSkip">of the Enlightened One and</text:p>
      <text:p text:style-name="VimmExportSkip">and the hearer 44</text:p>
      <text:p text:style-name="VimmExportSkip">of the Enlightened One 44</text:p>
      <text:p text:style-name="VimmExportSkip">of the hearer 44</text:p>
      <text:p text:style-name="VimmExportSkip">of the Path 3</text:p>
      <text:p text:style-name="VimmExportSkip">of the twin-miracle 44</text:p>
      <text:p text:style-name="VimmExportSkip">of will 213</text:p>
      <text:p text:style-name="VimmExportSkip">, (planes of) 3, 43</text:p>
      <text:p text:style-name="VimmExportSkip">, power of 39</text:p>
      <text:p text:style-name="VimmExportSkip">, practice of 117</text:p>
      <text:p text:style-name="VimmExportSkip">, range of 324</text:p>
      <text:p text:style-name="VimmExportSkip">, re<text:span text:style-name="T67">q</text:span>uisites of 42</text:p>
      <text:p text:style-name="VimmExportSkip">, restricted 44</text:p>
      <text:p text:style-name="VimmExportSkip">, reward of 118</text:p>
      <text:p text:style-name="VimmExportSkip">, Right 24, 42, 325</text:p>
      <text:p text:style-name="VimmExportSkip">, salient characteristic of 39</text:p>
      <text:p text:style-name="VimmExportSkip">, scrutiny-44</text:p>
      <text:p text:style-name="VimmExportSkip">, skilful 45</text:p>
      <text:p text:style-name="VimmExportSkip">, speciality in 67</text:p>
      <text:p text:style-name="VimmExportSkip">-strength 310</text:p>
      <text:p text:style-name="VimmExportSkip">, supramundane 42</text:p>
      <text:p text:style-name="VimmExportSkip">, unskilful 45</text:p>
      <text:p text:style-name="VimmExportSkip">which partakes of <text:span text:style-name="T16">penetra</text:span>tion 2, 3</text:p>
      <text:p text:style-name="VimmExportSkip">will- 44</text:p>
      <text:p text:style-name="VimmExportSkip">, wrong 42</text:p>
      <text:p text:style-name="VimmExportSkip">Condition of ignorance 262</text:p>
      <text:p text:style-name="VimmExportSkip">Conditioned arising 263, 267, 268, 283,</text:p>
      <text:p text:style-name="VimmExportSkip">288 293</text:p>
      <text:p text:style-name="VimmExportSkip">method 259, 268</text:p>
      <text:p text:style-name="VimmExportSkip">Conditioning of demerit 264</text:p>
      <text:p text:style-name="VimmExportSkip"><text:soft-page-break/>of merit 264</text:p>
      <text:p text:style-name="VimmExportSkip">Confession 14, 24, 36</text:p>
      <text:p text:style-name="VimmExportSkip">Con<text:span text:style-name="T67">fi</text:span>dence 141, 154</text:p>
      <text:p text:style-name="VimmExportSkip">Confidences 190</text:p>
      <text:p text:style-name="VimmExportSkip">Conformations 56</text:p>
      <text:p text:style-name="VimmExportSkip">Conscious moment 169,170</text:p>
      <text:p text:style-name="VimmExportSkip">Consciousness 202-205,241,255,256,258,</text:p>
      <text:p text:style-name="VimmExportSkip">259, 260, 263, 265, 267,</text:p>
      <text:p text:style-name="VimmExportSkip">268,279,285, 287, 288,</text:p>
      <text:p text:style-name="VimmExportSkip">290, 291, 305, 319</text:p>
      <text:p text:style-name="VimmExportSkip">, aggregate of 250, 268</text:p>
      <text:p text:style-name="VimmExportSkip">, (backward) rolling of 222</text:p>
      <text:p text:style-name="VimmExportSkip">, boundless 117</text:p>
      <text:p text:style-name="VimmExportSkip">, grasping of 265</text:p>
      <text:p text:style-name="VimmExportSkip">, gustatory 239</text:p>
      <text:p text:style-name="VimmExportSkip">-impermanence 295</text:p>
      <text:p text:style-name="VimmExportSkip">, infinite 116</text:p>
      <text:p text:style-name="VimmExportSkip"><text:span text:style-name="VimmPali">kasiṇa</text:span> 116, 130</text:p>
      <text:p text:style-name="VimmExportSkip">, limitless 196</text:p>
      <text:p text:style-name="VimmExportSkip">-object 291, 295</text:p>
      <text:p text:style-name="VimmExportSkip">of dissolution 325</text:p>
      <text:p text:style-name="VimmExportSkip">, olfactory 239</text:p>
      <text:p text:style-name="VimmExportSkip">, rebirth 259</text:p>
      <text:p text:style-name="VimmExportSkip">, resultant 265</text:p>
      <text:p text:style-name="VimmExportSkip">, seven kinds of 251</text:p>
      <text:p text:style-name="VimmExportSkip">, sphere of the infinity of 179,</text:p>
      <text:p text:style-name="VimmExportSkip">195, 196</text:p>
      <text:p text:style-name="VimmExportSkip">, surpassing of 114</text:p>
      <text:p text:style-name="VimmExportSkip">, the seven stations of 280</text:p>
      <text:p text:style-name="VimmExportSkip">, unskilful states of 20</text:p>
      <text:p text:style-name="VimmExportSkip">Considerations, the four 22</text:p>
      <text:p text:style-name="VimmExportSkip">Consummate One 1, 5, 7, 13, 14,23,38,153,</text:p>
      <text:p text:style-name="VimmExportSkip">167, 182, 183, 214, 215, 228, 307, 308,</text:p>
      <text:p text:style-name="VimmExportSkip">309, 320, 321, 323, 325</text:p>
      <text:p text:style-name="VimmExportSkip">Contact 68, 252, 325</text:p>
      <text:p text:style-name="VimmExportSkip">Contamination 231</text:p>
      <text:p text:style-name="VimmExportSkip">Contention, the six roots of 316</text:p>
      <text:p text:style-name="VimmExportSkip">Contentment 7, 22, 27, 42</text:p>
      <text:p text:style-name="VimmExportSkip">Cont<text:span text:style-name="T67">in</text:span>uity 243</text:p>
      <text:p text:style-name="VimmExportSkip">of matter 240, 245</text:p>
      <text:p text:style-name="VimmExportSkip">Co-residence 51</text:p>
      <text:p text:style-name="VimmExportSkip">Corpse 29, 132, 134</text:p>
      <text:p text:style-name="VimmExportSkip">Corruption 40, 42</text:p>
      <text:p text:style-name="VimmExportSkip">Covetousness 9, 154, 318</text:p>
      <text:p text:style-name="VimmExportSkip">Cow-asceticism 15</text:p>
      <text:p text:style-name="VimmExportSkip">Craftiness 147</text:p>
      <text:p text:style-name="VimmExportSkip">Craving 259-66, 260, 268, 271, 285, 286,</text:p>
      <text:p text:style-name="VimmExportSkip">291, 292, 294, 305</text:p>
      <text:p text:style-name="VimmExportSkip">for annihilation 271</text:p>
      <text:p text:style-name="VimmExportSkip">for existence 271 272</text:p>
      <text:p text:style-name="VimmExportSkip">, grasping of past 265</text:p>
      <text:p text:style-name="VimmExportSkip">Crookedness 37</text:p>
      <text:p text:style-name="VimmExportSkip">Culture, wisdom sprung from 231</text:p>
      <text:p text:style-name="VimmExportSkip">Cut and the dismembered, the 137</text:p>
      <text:p text:style-name="VimmExportSkip">Darkness 10</text:p>
      <text:p text:style-name="VimmExportSkip">Death 1, 8, 25, 34, 46, 47, 230</text:p>
      <text:p text:style-name="VimmExportSkip">, mindfulness of 63,166-170</text:p>
      <text:p text:style-name="VimmExportSkip">, perception of 132</text:p>
      <text:p text:style-name="VimmExportSkip">, recollection of 67</text:p>
      <text:p text:style-name="VimmExportSkip">, release from 237</text:p>
      <text:p text:style-name="VimmExportSkip">Debt, use as 23</text:p>
      <text:p text:style-name="VimmExportSkip">Decay 191, 242</text:p>
      <text:p text:style-name="VimmExportSkip">of matter 241, 245</text:p>
      <text:p text:style-name="VimmExportSkip">, release from 237</text:p>
      <text:p text:style-name="VimmExportSkip">Deceitfulness 59</text:p>
      <text:p text:style-name="VimmExportSkip">Deception, absence of 146, 147</text:p>
      <text:p text:style-name="VimmExportSkip">Decorum 18, 23, 24</text:p>
      <text:p text:style-name="VimmExportSkip">Defeat-offence 24</text:p>
      <text:p text:style-name="VimmExportSkip">Defilement(s) 39, 42, 57, 62, 142, 204, 213,</text:p>
      <text:p text:style-name="VimmExportSkip">298</text:p>
      <text:p text:style-name="VimmExportSkip">Defilement-action 267</text:p>
      <text:p text:style-name="VimmExportSkip">-grasp 289</text:p>
      <text:p text:style-name="VimmExportSkip"><text:span text:style-name="VimmPageNo">[[393|330]]</text:span> </text:p>
      <text:p text:style-name="VimmExportSkip">Deities 95</text:p>
      <text:p text:style-name="VimmExportSkip">, recollection of 63, 67, 154, 180</text:p>
      <text:p text:style-name="VimmExportSkip">Deliberation 290</text:p>
      <text:p text:style-name="VimmExportSkip">Delicacies, not greedy of 30</text:p>
      <text:p text:style-name="VimmExportSkip"><text:soft-page-break/>Delight 8</text:p>
      <text:p text:style-name="VimmExportSkip">Delusion 7, 37, 38, 41, 305, 314, 318</text:p>
      <text:p text:style-name="VimmExportSkip">Demeanour 20</text:p>
      <text:p text:style-name="VimmExportSkip">Demerit(s) 25, 59,185, 264</text:p>
      <text:p text:style-name="VimmExportSkip">Demeritorious states 91, 92, 156, 232, 251</text:p>
      <text:p text:style-name="VimmExportSkip">Derived material qualities 238</text:p>
      <text:p text:style-name="VimmExportSkip">Desire 159, 298</text:p>
      <text:p text:style-name="VimmExportSkip">, lustful 212</text:p>
      <text:p text:style-name="VimmExportSkip">, overcoming of 205</text:p>
      <text:p text:style-name="VimmExportSkip">Desires 22</text:p>
      <text:p text:style-name="VimmExportSkip">Destruction 296</text:p>
      <text:p text:style-name="VimmExportSkip">of demerit 186</text:p>
      <text:p text:style-name="VimmExportSkip">Detachment 2</text:p>
      <text:p text:style-name="VimmExportSkip">Deterioration 97</text:p>
      <text:p text:style-name="VimmExportSkip">Detraction 20</text:p>
      <text:p text:style-name="VimmExportSkip">Determination of states 6</text:p>
      <text:p text:style-name="VimmExportSkip">Determining of the four elements 197</text:p>
      <text:p text:style-name="VimmExportSkip">Difference between the four primaries and</text:p>
      <text:p text:style-name="VimmExportSkip">Derived matter 240</text:p>
      <text:p text:style-name="VimmExportSkip">name and form 284, 285</text:p>
      <text:p text:style-name="VimmExportSkip">Dīghiti-kosala birth-story 144</text:p>
      <text:p text:style-name="VimmExportSkip">Dignified 19</text:p>
      <text:p text:style-name="VimmExportSkip">Dignity 7, 9</text:p>
      <text:p text:style-name="VimmExportSkip">Directions, four the 19</text:p>
      <text:p text:style-name="VimmExportSkip">Dirt-heap 29</text:p>
      <text:p text:style-name="VimmExportSkip">Dirt-rags 27, 37</text:p>
      <text:p text:style-name="VimmExportSkip">Disagreeableness 135, 140</text:p>
      <text:p text:style-name="VimmExportSkip">Discernment 263</text:p>
      <text:p text:style-name="VimmExportSkip">Discolouration 135, 139</text:p>
      <text:p text:style-name="VimmExportSkip">Discontent 6</text:p>
      <text:p text:style-name="VimmExportSkip">Discourses 20, 36, 50, 92</text:p>
      <text:p text:style-name="VimmExportSkip">Discrimination 233,252</text:p>
      <text:p text:style-name="VimmExportSkip">Discursive thinking 160,166</text:p>
      <text:p text:style-name="VimmExportSkip">thought 156</text:p>
      <text:p text:style-name="VimmExportSkip">Discursiveness 166</text:p>
      <text:p text:style-name="VimmExportSkip">Disease 22, 177, 191</text:p>
      <text:p text:style-name="VimmExportSkip">Disgust 4</text:p>
      <text:p text:style-name="VimmExportSkip">Dislike 192</text:p>
      <text:p text:style-name="VimmExportSkip">Disliking 193</text:p>
      <text:p text:style-name="VimmExportSkip">Dismembered sign 137</text:p>
      <text:p text:style-name="VimmExportSkip">Disorderly manner 18</text:p>
      <text:p text:style-name="VimmExportSkip">Dispassion 157, 162, 205</text:p>
      <text:p text:style-name="VimmExportSkip">-reviewing 323 </text:p>
      <text:p text:style-name="VimmExportSkip">Dissatisfaction 22</text:p>
      <text:p text:style-name="VimmExportSkip">Dissensions 21</text:p>
      <text:p text:style-name="VimmExportSkip">Dissimilarity 199, 203</text:p>
      <text:p text:style-name="VimmExportSkip">Dissolution, concentration of the d. of perception and sensation 323</text:p>
      <text:p text:style-name="VimmExportSkip">, consciousness of 325</text:p>
      <text:p text:style-name="VimmExportSkip">of perception and sensation 325</text:p>
      <text:p text:style-name="VimmExportSkip">Disputatiousness 9</text:p>
      <text:p text:style-name="VimmExportSkip">Distinction 97, 113</text:p>
      <text:p text:style-name="VimmExportSkip">Diversity 244</text:p>
      <text:p text:style-name="VimmExportSkip">, perception(s) of 114, 115,116,</text:p>
      <text:p text:style-name="VimmExportSkip">178,224</text:p>
      <text:p text:style-name="VimmExportSkip">, wrongly grasping 294</text:p>
      <text:p text:style-name="VimmExportSkip">Divine ear 41</text:p>
      <text:p text:style-name="VimmExportSkip">eye 41, 127, 143</text:p>
      <text:p text:style-name="VimmExportSkip">hearing 209, 216, 219</text:p>
      <text:p text:style-name="VimmExportSkip">-realms 308</text:p>
      <text:p text:style-name="VimmExportSkip">sight 209, 216, 220, 224, 225, 227</text:p>
      <text:p text:style-name="VimmExportSkip">Diviner 26</text:p>
      <text:p text:style-name="VimmExportSkip">Doctrine 25, 230</text:p>
      <text:p text:style-name="VimmExportSkip">Dog-asceticism 15</text:p>
      <text:p text:style-name="VimmExportSkip">Doubt 14, 19,27</text:p>
      <text:p text:style-name="VimmExportSkip">Dreams 21</text:p>
      <text:p text:style-name="VimmExportSkip">Drink 18, 21, 61</text:p>
      <text:p text:style-name="VimmExportSkip">Drinks, hot 38</text:p>
      <text:p text:style-name="VimmExportSkip">Drug 40</text:p>
      <text:p text:style-name="VimmExportSkip">Dumb-cripple birth-story 144</text:p>
      <text:p text:style-name="VimmExportSkip">Dung-fire 25</text:p>
      <text:p text:style-name="VimmExportSkip">Dust, beings covered with little 2</text:p>
      <text:p text:style-name="VimmExportSkip">Dust of passion 8</text:p>
      <text:p text:style-name="VimmExportSkip">Dutiful conduct 151</text:p>
      <text:p text:style-name="VimmExportSkip">Duties, the four preliminary 323</text:p>
      <text:p text:style-name="VimmExportSkip">Dwelling, adherence to 7</text:p>
      <text:p text:style-name="VimmExportSkip">-place 52</text:p>
      <text:p text:style-name="VimmExportSkip">of Brahma 206</text:p>
      <text:p text:style-name="VimmExportSkip">of the homeless 206</text:p>
      <text:p text:style-name="VimmExportSkip"><text:soft-page-break/>Earth, aggregation of 201</text:p>
      <text:p text:style-name="VimmExportSkip">-element 198, 199, 200, 203</text:p>
      <text:p text:style-name="VimmExportSkip"><text:span text:style-name="VimmPali">kasiṇa</text:span> 94, 101, 113, 120</text:p>
      <text:p text:style-name="VimmExportSkip">Ease 4, 45</text:p>
      <text:p text:style-name="VimmExportSkip">Effort, fourfold right 17</text:p>
      <text:p text:style-name="VimmExportSkip">Eight bases of agitation 248</text:p>
      <text:p text:style-name="VimmExportSkip">of indolence 250</text:p>
      <text:p text:style-name="VimmExportSkip">kinds of individuals, the 151</text:p>
      <text:p text:style-name="VimmExportSkip">worldly conditions 314, 317</text:p>
      <text:p text:style-name="VimmExportSkip">Element-comprehension 267</text:p>
      <text:p text:style-name="VimmExportSkip">Element-method 257, 259</text:p>
      <text:p text:style-name="VimmExportSkip">of air 198, 199, 200, 202</text:p>
      <text:p text:style-name="VimmExportSkip">of earth 198, 199, 200, 292</text:p>
      <text:p text:style-name="VimmExportSkip">of fire 198-201</text:p>
      <text:p text:style-name="VimmExportSkip">of space 239</text:p>
      <text:p text:style-name="VimmExportSkip">of states 258</text:p>
      <text:p text:style-name="VimmExportSkip">of water 198, 199, 200, 202</text:p>
      <text:p text:style-name="VimmExportSkip">Elements 41, 63, 171 283, 284</text:p>
      <text:p text:style-name="VimmExportSkip">, (the four) 58</text:p>
      <text:p text:style-name="VimmExportSkip">Elephant 69</text:p>
      <text:p text:style-name="VimmExportSkip">-chariots 19</text:p>
      <text:p text:style-name="VimmExportSkip">Elephants 36, 212</text:p>
      <text:p text:style-name="VimmExportSkip">Emancipation 145,190,310,314,323</text:p>
      <text:p text:style-name="VimmExportSkip">, eight kinds of 147</text:p>
      <text:p text:style-name="VimmExportSkip">Emancipations 130</text:p>
      <text:p text:style-name="VimmExportSkip">Emptiness 34</text:p>
      <text:p text:style-name="VimmExportSkip">Endeavour, the four kinds of 212</text:p>
      <text:p text:style-name="VimmExportSkip">Enemy 185</text:p>
      <text:p text:style-name="VimmExportSkip">Energy 9, 17, 24, 27, 39, 40, 95, 144, 146</text:p>
      <text:p text:style-name="VimmExportSkip">Enjoyment 40</text:p>
      <text:p text:style-name="VimmExportSkip"/>
      <text:p text:style-name="VimmExportSkip">of Fruition 322</text:p>
      <text:p text:style-name="VimmExportSkip">the attainment of dissolution</text:p>
      <text:p text:style-name="VimmExportSkip">320</text:p>
      <text:p text:style-name="VimmExportSkip">the dissolution of perception</text:p>
      <text:p text:style-name="VimmExportSkip">and sensation 322</text:p>
      <text:p text:style-name="VimmExportSkip">the essence of the Fruit 320</text:p>
      <text:p text:style-name="VimmExportSkip">the Fruit 320</text:p>
      <text:p text:style-name="VimmExportSkip">Enjoyments, the two 320</text:p>
      <text:p text:style-name="VimmExportSkip">Enlightened One 44, 45,140, 148,182</text:p>
      <text:p text:style-name="VimmExportSkip">, the Supremely 1</text:p>
      <text:p text:style-name="VimmExportSkip">, concentration of the 44</text:p>
      <text:p text:style-name="VimmExportSkip">Enlightenment 3, 5, 140,141, 145</text:p>
      <text:p text:style-name="VimmExportSkip">factor 273</text:p>
      <text:p text:style-name="VimmExportSkip">factor of concentration 273</text:p>
      <text:p text:style-name="VimmExportSkip">factor of exertion 164</text:p>
      <text:p text:style-name="VimmExportSkip">factors, the seven 164, 165,</text:p>
      <text:p text:style-name="VimmExportSkip">280, 301</text:p>
      <text:p text:style-name="VimmExportSkip">, factors of 205</text:p>
      <text:p text:style-name="VimmExportSkip">-intellection 306, 307</text:p>
      <text:p text:style-name="VimmExportSkip">, seven factors of 147, 149</text:p>
      <text:p text:style-name="VimmExportSkip"><text:span text:style-name="VimmPageNo">[[394|331]]</text:span> </text:p>
      <text:p text:style-name="VimmExportSkip">Equanimity 45, 63, 64, 144, 147, 164, 196,</text:p>
      <text:p text:style-name="VimmExportSkip">298</text:p>
      <text:p text:style-name="VimmExportSkip">, faculty of 220</text:p>
      <text:p text:style-name="VimmExportSkip">, increase of 94</text:p>
      <text:p text:style-name="VimmExportSkip">, perfection of 189</text:p>
      <text:p text:style-name="VimmExportSkip">Equilibrium 39</text:p>
      <text:p text:style-name="VimmExportSkip">Equipoise 159</text:p>
      <text:p text:style-name="VimmExportSkip">Eradication, freedom of 2</text:p>
      <text:p text:style-name="VimmExportSkip">Error, slight 20</text:p>
      <text:p text:style-name="VimmExportSkip">Essence, adherence to 7</text:p>
      <text:p text:style-name="VimmExportSkip">Essence of air 200</text:p>
      <text:p text:style-name="VimmExportSkip">earth 200</text:p>
      <text:p text:style-name="VimmExportSkip">fire 200</text:p>
      <text:p text:style-name="VimmExportSkip">water 200</text:p>
      <text:p text:style-name="VimmExportSkip">Ete<text:span text:style-name="T67">rn</text:span>alism 294</text:p>
      <text:p text:style-name="VimmExportSkip">Evanescence, view of 7</text:p>
      <text:p text:style-name="VimmExportSkip">Excellent realms 155</text:p>
      <text:p text:style-name="VimmExportSkip">Excogitation 55-57, 69</text:p>
      <text:p text:style-name="VimmExportSkip">Excrement 171</text:p>
      <text:p text:style-name="VimmExportSkip">Exertion, enlightenment factor of 164</text:p>
      <text:p text:style-name="VimmExportSkip">Exhaled, the air inhaled and 198</text:p>
      <text:p text:style-name="VimmExportSkip">Existences, past 57</text:p>
      <text:p text:style-name="VimmExportSkip">Expedience 35, 36</text:p>
      <text:p text:style-name="VimmExportSkip">Extinction 1, 2, 149, 162, 163</text:p>
      <text:p text:style-name="VimmExportSkip">of the five aggregates 301</text:p>
      <text:p text:style-name="VimmExportSkip"><text:soft-page-break/>Evil demeritorious states 156</text:p>
      <text:p text:style-name="VimmExportSkip">Evil-doers 206</text:p>
      <text:p text:style-name="VimmExportSkip">Eye-consciousness 256</text:p>
      <text:p text:style-name="VimmExportSkip">-decad 241, 242</text:p>
      <text:p text:style-name="VimmExportSkip">, knowledge in respect of the 235</text:p>
      <text:p text:style-name="VimmExportSkip">Factors of enlightenment 205</text:p>
      <text:p text:style-name="VimmExportSkip">meditation 310</text:p>
      <text:p text:style-name="VimmExportSkip">Faculties 43, 44, 132, 133</text:p>
      <text:p text:style-name="VimmExportSkip">of knowledge 41</text:p>
      <text:p text:style-name="VimmExportSkip">, nature of 185</text:p>
      <text:p text:style-name="VimmExportSkip">, restraint of 21, 24</text:p>
      <text:p text:style-name="VimmExportSkip">, shielding of .(all) 8, 42</text:p>
      <text:p text:style-name="VimmExportSkip">, three supramundane 312</text:p>
      <text:p text:style-name="VimmExportSkip">, the five 147</text:p>
      <text:p text:style-name="VimmExportSkip">, virtue pertaining to the 7</text:p>
      <text:p text:style-name="VimmExportSkip">Faculty-condition 202</text:p>
      <text:p text:style-name="VimmExportSkip">Faculty of equanimity 220</text:p>
      <text:p text:style-name="VimmExportSkip">fear 220</text:p>
      <text:p text:style-name="VimmExportSkip">joy 220</text:p>
      <text:p text:style-name="VimmExportSkip">life 204</text:p>
      <text:p text:style-name="VimmExportSkip">perfect knowability 312</text:p>
      <text:p text:style-name="VimmExportSkip">Faith 54, 55, 56, 101</text:p>
      <text:p text:style-name="VimmExportSkip">, effort of 10</text:p>
      <text:p text:style-name="VimmExportSkip"><text:span text:style-name="VimmPali">, </text:span>higher 24</text:p>
      <text:p text:style-name="VimmExportSkip">, (kinds of behavio<text:span text:style-name="T67">u</text:span>r) 54</text:p>
      <text:p text:style-name="VimmExportSkip">False views 148</text:p>
      <text:p text:style-name="VimmExportSkip">Fame 11</text:p>
      <text:p text:style-name="VimmExportSkip">Faring-on, the not 231</text:p>
      <text:p text:style-name="VimmExportSkip">, the five kinds of 299, 300</text:p>
      <text:p text:style-name="VimmExportSkip">Fathom’s distance 19</text:p>
      <text:p text:style-name="VimmExportSkip">Fatigue 31</text:p>
      <text:p text:style-name="VimmExportSkip">Fault 17</text:p>
      <text:p text:style-name="VimmExportSkip">Faults 52, 185, 186</text:p>
      <text:p text:style-name="VimmExportSkip">Favour 18</text:p>
      <text:p text:style-name="VimmExportSkip">Fawning 18</text:p>
      <text:p text:style-name="VimmExportSkip">Fear 34, 166</text:p>
      <text:p text:style-name="VimmExportSkip">, faculty of 220</text:p>
      <text:p text:style-name="VimmExportSkip">Fearlessness 141</text:p>
      <text:p text:style-name="VimmExportSkip">Feeling 9, 120, 121, 162, 310</text:p>
      <text:p text:style-name="VimmExportSkip">, aggregate of 246, 268</text:p>
      <text:p text:style-name="VimmExportSkip">-impermanence 295</text:p>
      <text:p text:style-name="VimmExportSkip">Feeling -object 291</text:p>
      <text:p text:style-name="VimmExportSkip">, surpassing of 114</text:p>
      <text:p text:style-name="VimmExportSkip">Festering 135, 139</text:p>
      <text:p text:style-name="VimmExportSkip">, perception of 135</text:p>
      <text:p text:style-name="VimmExportSkip">sign 135</text:p>
      <text:p text:style-name="VimmExportSkip">Fetters 7, 42, 92, 231</text:p>
      <text:p text:style-name="VimmExportSkip">Fever of mind 8</text:p>
      <text:p text:style-name="VimmExportSkip">Fever-heat of body 8</text:p>
      <text:p text:style-name="VimmExportSkip">Finitude 177</text:p>
      <text:p text:style-name="VimmExportSkip">Fire, aggregation of 201</text:p>
      <text:p text:style-name="VimmExportSkip">-element 198, 199, 203</text:p>
      <text:p text:style-name="VimmExportSkip"><text:span text:style-name="VimmPali">kasiṇa </text:span>122</text:p>
      <text:p text:style-name="VimmExportSkip">sign 123</text:p>
      <text:p text:style-name="VimmExportSkip">, to worship 21</text:p>
      <text:p text:style-name="VimmExportSkip">Fissured, perception of the 136</text:p>
      <text:p text:style-name="VimmExportSkip">Fissured sign 136</text:p>
      <text:p text:style-name="VimmExportSkip">Five aggregates 237</text:p>
      <text:p text:style-name="VimmExportSkip">of clinging 253, 269, 270,</text:p>
      <text:p text:style-name="VimmExportSkip">271, 286, 289</text:p>
      <text:p text:style-name="VimmExportSkip">Five doctrines 180</text:p>
      <text:p text:style-name="VimmExportSkip">Five factors, separation from 91</text:p>
      <text:p text:style-name="VimmExportSkip"/>
      <text:p text:style-name="VimmExportSkip">, (of the first meditation) 92,93</text:p>
      <text:p text:style-name="VimmExportSkip">Five faculties 279</text:p>
      <text:p text:style-name="VimmExportSkip">Fivefold lust 205</text:p>
      <text:p text:style-name="VimmExportSkip">Five forms of higher knowledge 209</text:p>
      <text:p text:style-name="VimmExportSkip">factors fulfilled through the over-</text:p>
      <text:p text:style-name="VimmExportSkip">coming of the hindrances 94</text:p>
      <text:p text:style-name="VimmExportSkip">hindrances 91, 92, 93, 96, 279, 316</text:p>
      <text:p text:style-name="VimmExportSkip">kinds of consciousness 251</text:p>
      <text:p text:style-name="VimmExportSkip">kinds of ill-faring 300</text:p>
      <text:p text:style-name="VimmExportSkip">kinds of meanness 316</text:p>
      <text:p text:style-name="VimmExportSkip">objects of sense 32</text:p>
      <text:p text:style-name="VimmExportSkip">qualities (<text:span text:style-name="VimmPali">sampadā</text:span>) 154</text:p>
      <text:p text:style-name="VimmExportSkip">(internal) sense-spheres 261</text:p>
      <text:p text:style-name="VimmExportSkip">states of birth 279</text:p>
      <text:p text:style-name="VimmExportSkip"><text:soft-page-break/>states of existence 289</text:p>
      <text:p text:style-name="VimmExportSkip">states of form 296, 297</text:p>
      <text:p text:style-name="VimmExportSkip">Fixed meditation 148, 187, 196</text:p>
      <text:p text:style-name="VimmExportSkip">Flavours, perception of 114</text:p>
      <text:p text:style-name="VimmExportSkip">Flesh 34</text:p>
      <text:p text:style-name="VimmExportSkip">of child (sim.) 22</text:p>
      <text:p text:style-name="VimmExportSkip">Fletcher 40</text:p>
      <text:p text:style-name="VimmExportSkip">Flood 42, 231</text:p>
      <text:p text:style-name="VimmExportSkip">of ignorance 315</text:p>
      <text:p text:style-name="VimmExportSkip">Flowers 18, 21</text:p>
      <text:p text:style-name="VimmExportSkip">Folk 18, 29, 34</text:p>
      <text:p text:style-name="VimmExportSkip">Food 18, 20, 21, 22, 24, 27</text:p>
      <text:p text:style-name="VimmExportSkip">, begged 27, 30, 36, 37</text:p>
      <text:p text:style-name="VimmExportSkip">, foulness of 67, 68</text:p>
      <text:p text:style-name="VimmExportSkip">-limit 31</text:p>
      <text:p text:style-name="VimmExportSkip">, loathsomeness of 205</text:p>
      <text:p text:style-name="VimmExportSkip">, measured 27 36, 37</text:p>
      <text:p text:style-name="VimmExportSkip">, (various kinds of) 36, 61</text:p>
      <text:p text:style-name="VimmExportSkip">Form 40, 41, 64, 96, 284, 290</text:p>
      <text:p text:style-name="VimmExportSkip">-aggregate 258</text:p>
      <text:p text:style-name="VimmExportSkip">element, wisdom of the 232-234</text:p>
      <text:p text:style-name="VimmExportSkip">-impermanence 295</text:p>
      <text:p text:style-name="VimmExportSkip">meditation 121</text:p>
      <text:p text:style-name="VimmExportSkip">-object(s) 114, 291</text:p>
      <text:p text:style-name="VimmExportSkip">-perception 290</text:p>
      <text:p text:style-name="VimmExportSkip">, perception of 6, 113, 114, 178</text:p>
      <text:p text:style-name="VimmExportSkip">plane concentration 43</text:p>
      <text:p text:style-name="VimmExportSkip">, realm of 113</text:p>
      <text:p text:style-name="VimmExportSkip">states 115</text:p>
      <text:p text:style-name="VimmExportSkip">, tribulations of 113</text:p>
      <text:p text:style-name="VimmExportSkip"><text:span text:style-name="VimmPageNo">[[395|332]]</text:span> </text:p>
      <text:p text:style-name="VimmExportSkip">Formation-impermanence 295</text:p>
      <text:p text:style-name="VimmExportSkip">-object 291,295</text:p>
      <text:p text:style-name="VimmExportSkip">Formations, aggregate of 247</text:p>
      <text:p text:style-name="VimmExportSkip">, bodily 323</text:p>
      <text:p text:style-name="VimmExportSkip">, cessation of the 259</text:p>
      <text:p text:style-name="VimmExportSkip">, mental 219</text:p>
      <text:p text:style-name="VimmExportSkip">, surpassing of the, (why not</text:p>
      <text:p text:style-name="VimmExportSkip">taught) 114</text:p>
      <text:p text:style-name="VimmExportSkip">, three, stilled 325</text:p>
      <text:p text:style-name="VimmExportSkip">thought 323</text:p>
      <text:p text:style-name="VimmExportSkip">verbal 323</text:p>
      <text:p text:style-name="VimmExportSkip">Formless, the 41, 43</text:p>
      <text:p text:style-name="VimmExportSkip">attainment 114</text:p>
      <text:p text:style-name="VimmExportSkip">element 323</text:p>
      <text:p text:style-name="VimmExportSkip">element, wisdom of the 232, 233</text:p>
      <text:p text:style-name="VimmExportSkip">realm 223</text:p>
      <text:p text:style-name="VimmExportSkip">realms 221</text:p>
      <text:p text:style-name="VimmExportSkip">states 96, 117</text:p>
      <text:p text:style-name="VimmExportSkip">Fortitude 144</text:p>
      <text:p text:style-name="VimmExportSkip">Foundations of mindfulness 304</text:p>
      <text:p text:style-name="VimmExportSkip">Four aggregates 257, 284</text:p>
      <text:p text:style-name="VimmExportSkip">arisings of consciousness not associated with views 320</text:p>
      <text:p text:style-name="VimmExportSkip">bases of supernormal power 222</text:p>
      <text:p text:style-name="VimmExportSkip">cankers 315</text:p>
      <text:p text:style-name="VimmExportSkip">cause-conditions 241</text:p>
      <text:p text:style-name="VimmExportSkip">clingings 314, 315</text:p>
      <text:p text:style-name="VimmExportSkip">directions 19</text:p>
      <text:p text:style-name="VimmExportSkip">elements, determining of the 67, 68,</text:p>
      <text:p text:style-name="VimmExportSkip">69 197</text:p>
      <text:p text:style-name="VimmExportSkip">floods 315</text:p>
      <text:p text:style-name="VimmExportSkip">foundations of mindfulness 147, 164,</text:p>
      <text:p text:style-name="VimmExportSkip">279</text:p>
      <text:p text:style-name="VimmExportSkip">fruits, knowledge connected with</text:p>
      <text:p text:style-name="VimmExportSkip">the 232</text:p>
      <text:p text:style-name="VimmExportSkip">groups 263, 265</text:p>
      <text:p text:style-name="VimmExportSkip">immeasurables 68, 69, 193, 194</text:p>
      <text:p text:style-name="VimmExportSkip">kinds of conditioned arising 267</text:p>
      <text:p text:style-name="VimmExportSkip">endeavour 212</text:p>
      <text:p text:style-name="VimmExportSkip">material qualities 245</text:p>
      <text:p text:style-name="VimmExportSkip">nutriment 279</text:p>
      <text:p text:style-name="VimmExportSkip">knots 314, 315</text:p>
      <text:p text:style-name="VimmExportSkip">meditations 248</text:p>
      <text:p text:style-name="VimmExportSkip">Noble Truths 92, 205, 248, 269, 274,</text:p>
      <text:p text:style-name="VimmExportSkip">283, 284, 302, 304</text:p>
      <text:p text:style-name="VimmExportSkip">pairs of men 151</text:p>
      <text:p text:style-name="VimmExportSkip">Paths, knowledge connected with the</text:p>
      <text:p text:style-name="VimmExportSkip">232</text:p>
      <text:p text:style-name="VimmExportSkip"><text:soft-page-break/>Paths, wisdom of the 232, 233</text:p>
      <text:p text:style-name="VimmExportSkip">primaries 199, 201, 202, 237, 239,</text:p>
      <text:p text:style-name="VimmExportSkip">240 241, 242, 252, 261</text:p>
      <text:p text:style-name="VimmExportSkip">Regents, the 154</text:p>
      <text:p text:style-name="VimmExportSkip">resolves, the 190</text:p>
      <text:p text:style-name="VimmExportSkip">states, the 293</text:p>
      <text:p text:style-name="VimmExportSkip">supernormal powers, the 249</text:p>
      <text:p text:style-name="VimmExportSkip">Truths, the 231, 259, 260, 286, 303</text:p>
      <text:p text:style-name="VimmExportSkip">Truths, knowledge of the 234</text:p>
      <text:p text:style-name="VimmExportSkip">wrong courses of action 314, 316</text:p>
      <text:p text:style-name="VimmExportSkip">yokes, the 315</text:p>
      <text:p text:style-name="VimmExportSkip">Fragrance 8</text:p>
      <text:p text:style-name="VimmExportSkip">Freedom 1, 95, 145, 146</text:p>
      <text:p text:style-name="VimmExportSkip">from attachment 196</text:p>
      <text:p text:style-name="VimmExportSkip">, knowledge of 150</text:p>
      <text:p text:style-name="VimmExportSkip">of emancipation 2</text:p>
      <text:p text:style-name="VimmExportSkip">of eradication 2</text:p>
      <text:p text:style-name="VimmExportSkip">of parts 2</text:p>
      <text:p text:style-name="VimmExportSkip">of suppression 2, 8</text:p>
      <text:p text:style-name="VimmExportSkip">Freedom of the Unborn 323</text:p>
      <text:p text:style-name="VimmExportSkip">of tranquillity 2</text:p>
      <text:p text:style-name="VimmExportSkip">from views 2</text:p>
      <text:p text:style-name="VimmExportSkip">, the Path of 1, 3, 4, 5,</text:p>
      <text:p text:style-name="VimmExportSkip">, peerless 1</text:p>
      <text:p text:style-name="VimmExportSkip">Freedom’s Path 208</text:p>
      <text:p text:style-name="VimmExportSkip">Friend(s) 8, 11, 49</text:p>
      <text:p text:style-name="VimmExportSkip">Friend, good 19, 50</text:p>
      <text:p text:style-name="VimmExportSkip">Fruit of Non-retu<text:span text:style-name="T67">rn</text:span>(ing) 307, 325</text:p>
      <text:p text:style-name="VimmExportSkip">Once-retu<text:span text:style-name="T67">rn</text:span> 306, 307</text:p>
      <text:p text:style-name="VimmExportSkip">Saintship 307, 325</text:p>
      <text:p text:style-name="VimmExportSkip">the Noble Path 10</text:p>
      <text:p text:style-name="VimmExportSkip">Fruition concentration of the learner 44</text:p>
      <text:p text:style-name="VimmExportSkip">-ground 113</text:p>
      <text:p text:style-name="VimmExportSkip">Fruits 18</text:p>
      <text:p text:style-name="VimmExportSkip">, the Four, knowledge connected</text:p>
      <text:p text:style-name="VimmExportSkip">with 232</text:p>
      <text:p text:style-name="VimmExportSkip">, wisdom of the 233</text:p>
      <text:p text:style-name="VimmExportSkip">Fulfilment 188, 191, 192</text:p>
      <text:p text:style-name="VimmExportSkip">of equanimity 193</text:p>
      <text:p text:style-name="VimmExportSkip"/>
      <text:p text:style-name="VimmExportSkip">Gadflies 23</text:p>
      <text:p text:style-name="VimmExportSkip">Gain 20</text:p>
      <text:p text:style-name="VimmExportSkip">Garment, upper 29, 51</text:p>
      <text:p text:style-name="VimmExportSkip">Gifts 36</text:p>
      <text:p text:style-name="VimmExportSkip">Giving to get more 20, 21</text:p>
      <text:p text:style-name="VimmExportSkip">Gladness 6, 41</text:p>
      <text:p text:style-name="VimmExportSkip">Gnawed, perception of the 136</text:p>
      <text:p text:style-name="VimmExportSkip">Gnawed sign 136</text:p>
      <text:p text:style-name="VimmExportSkip">Gods 33</text:p>
      <text:p text:style-name="VimmExportSkip">Good conduct 151</text:p>
      <text:p text:style-name="VimmExportSkip">, final 4</text:p>
      <text:p text:style-name="VimmExportSkip">guide 2</text:p>
      <text:p text:style-name="VimmExportSkip">, initial 4</text:p>
      <text:p text:style-name="VimmExportSkip">Law 17</text:p>
      <text:p text:style-name="VimmExportSkip">looks 22</text:p>
      <text:p text:style-name="VimmExportSkip">man 2</text:p>
      <text:p text:style-name="VimmExportSkip">, medial 4</text:p>
      <text:p text:style-name="VimmExportSkip">men 33, 34, 35</text:p>
      <text:p text:style-name="VimmExportSkip">Goodness 24</text:p>
      <text:p text:style-name="VimmExportSkip">, stages of 95</text:p>
      <text:p text:style-name="VimmExportSkip">, three kinds of 94</text:p>
      <text:p text:style-name="VimmExportSkip">Goodwill 185</text:p>
      <text:p text:style-name="VimmExportSkip">Gotama 1</text:p>
      <text:p text:style-name="VimmExportSkip">Grasping of consciousness 265</text:p>
      <text:p text:style-name="VimmExportSkip">of Craving 266</text:p>
      <text:p text:style-name="VimmExportSkip">of ignorance 265</text:p>
      <text:p text:style-name="VimmExportSkip">of thought-characteristics 291</text:p>
      <text:p text:style-name="VimmExportSkip">Graves, dwelling among the 27; 34, 36</text:p>
      <text:p text:style-name="VimmExportSkip">Greed 28, 32, 53, 188, 191, 249</text:p>
      <text:p text:style-name="VimmExportSkip">Greedlessness 37</text:p>
      <text:p text:style-name="VimmExportSkip">Great manifestation 199</text:p>
      <text:p text:style-name="VimmExportSkip">Monkey birth-story 145</text:p>
      <text:p text:style-name="VimmExportSkip">Teacher 185</text:p>
      <text:p text:style-name="VimmExportSkip">Grief 204</text:p>
      <text:p text:style-name="VimmExportSkip">Guide, good 2</text:p>
      <text:p text:style-name="VimmExportSkip">Gustatory consciousness 239</text:p>
      <text:p text:style-name="VimmExportSkip">Haliddavasana Sutta 195</text:p>
      <text:p text:style-name="VimmExportSkip">Hand holding scales 39</text:p>
      <text:p text:style-name="VimmExportSkip"><text:soft-page-break/>Happiness 6, 40, 41, 170</text:p>
      <text:p text:style-name="VimmExportSkip">of the Immortal 184</text:p>
      <text:p text:style-name="VimmExportSkip">Hardship, ability to endure 141</text:p>
      <text:p text:style-name="VimmExportSkip">Hate 49 (in note), 58, 69, 70</text:p>
      <text:p text:style-name="VimmExportSkip">Hatred 6 (in note), 39, 41, 59, 186, 188,</text:p>
      <text:p text:style-name="VimmExportSkip">230, 250</text:p>
      <text:p text:style-name="VimmExportSkip">, ten bases of 250</text:p>
      <text:p text:style-name="VimmExportSkip">, means of removing 185</text:p>
      <text:p text:style-name="VimmExportSkip"><text:span text:style-name="VimmPageNo">[[396|333]]</text:span> </text:p>
      <text:p text:style-name="VimmExportSkip">Head, burning (sim.) 21</text:p>
      <text:p text:style-name="VimmExportSkip">Hearer 12, 44, 45, 53</text:p>
      <text:p text:style-name="VimmExportSkip">, concentration (of the) 44</text:p>
      <text:p text:style-name="VimmExportSkip">Hearing, purified divine 219</text:p>
      <text:p text:style-name="VimmExportSkip">from other 2</text:p>
      <text:p text:style-name="VimmExportSkip">Heaven 115 117</text:p>
      <text:p text:style-name="VimmExportSkip">world 148</text:p>
      <text:p text:style-name="VimmExportSkip">Heavenly adobe 103</text:p>
      <text:p text:style-name="VimmExportSkip">mansion 57</text:p>
      <text:p text:style-name="VimmExportSkip">Heedfulness 38</text:p>
      <text:p text:style-name="VimmExportSkip">Heedless 16, 38</text:p>
      <text:p text:style-name="VimmExportSkip">Heedlessness 34</text:p>
      <text:p text:style-name="VimmExportSkip">Hell 15 57</text:p>
      <text:p text:style-name="VimmExportSkip">Hemp 35</text:p>
      <text:p text:style-name="VimmExportSkip">Hindrance 92, 93, 186, 231, 245, 278</text:p>
      <text:p text:style-name="VimmExportSkip">Hindrances, the five 6, 40, 42, 92-94, 150,</text:p>
      <text:p text:style-name="VimmExportSkip">155, 159, 170, 177-179, 208, 210, 279,</text:p>
      <text:p text:style-name="VimmExportSkip">308, 310</text:p>
      <text:p text:style-name="VimmExportSkip">Holiness 53</text:p>
      <text:p text:style-name="VimmExportSkip">Holy life 21, 22, 49</text:p>
      <text:p text:style-name="VimmExportSkip">One 274</text:p>
      <text:p text:style-name="VimmExportSkip">Path 230</text:p>
      <text:p text:style-name="VimmExportSkip">Homage 53</text:p>
      <text:p text:style-name="VimmExportSkip">Horse-chariots 19</text:p>
      <text:p text:style-name="VimmExportSkip">Horses 36</text:p>
      <text:p text:style-name="VimmExportSkip">, equalized energy of four (sim.) 40</text:p>
      <text:p text:style-name="VimmExportSkip">Householders 28, 29</text:p>
      <text:p text:style-name="VimmExportSkip">Humours 59, 62</text:p>
      <text:p text:style-name="VimmExportSkip">Hunger 21, 22, 23</text:p>
      <text:p text:style-name="VimmExportSkip">Hurry 147</text:p>
      <text:p text:style-name="VimmExportSkip">Hypocrisy 9, 59</text:p>
      <text:p text:style-name="VimmExportSkip">Idea of bliss 288</text:p>
      <text:p text:style-name="VimmExportSkip">Idea of permanence 288</text:p>
      <text:p text:style-name="VimmExportSkip">Idea of self<text:tab/> 288</text:p>
      <text:p text:style-name="VimmExportSkip">Idleness 9, 35</text:p>
      <text:p text:style-name="VimmExportSkip">Ignorance 6, 37, 141, 191, 220, 230, 237,</text:p>
      <text:p text:style-name="VimmExportSkip">259-268, 285, 286, 291, 292,</text:p>
      <text:p text:style-name="VimmExportSkip">307, 318</text:p>
      <text:p text:style-name="VimmExportSkip">, arising of 193</text:p>
      <text:p text:style-name="VimmExportSkip">, cessation of 259</text:p>
      <text:p text:style-name="VimmExportSkip">, conditioned by 259</text:p>
      <text:p text:style-name="VimmExportSkip">, flood of 315</text:p>
      <text:p text:style-name="VimmExportSkip">, grasping of 265</text:p>
      <text:p text:style-name="VimmExportSkip">, removal of past, future, and</text:p>
      <text:p text:style-name="VimmExportSkip">present 141-142</text:p>
      <text:p text:style-name="VimmExportSkip">, yoke of 315</text:p>
      <text:p text:style-name="VimmExportSkip">Ill 7, 164, 258, 259, 288</text:p>
      <text:p text:style-name="VimmExportSkip">, aggregates of 286</text:p>
      <text:p text:style-name="VimmExportSkip">, cause and condition of 285</text:p>
      <text:p text:style-name="VimmExportSkip">, ceasing of 236</text:p>
      <text:p text:style-name="VimmExportSkip">, cessation of 259, 272, 286</text:p>
      <text:p text:style-name="VimmExportSkip">- faring 10, 288</text:p>
      <text:p text:style-name="VimmExportSkip">, knowledge of 235</text:p>
      <text:p text:style-name="VimmExportSkip">, Noble Truth of 269</text:p>
      <text:p text:style-name="VimmExportSkip">of change 271</text:p>
      <text:p text:style-name="VimmExportSkip">of rebirth 264</text:p>
      <text:p text:style-name="VimmExportSkip">, origin of 236, 271</text:p>
      <text:p text:style-name="VimmExportSkip">- reviewing 323</text:p>
      <text:p text:style-name="VimmExportSkip">, Truth of 268, 275</text:p>
      <text:p text:style-name="VimmExportSkip">, the three kinds of 271</text:p>
      <text:p text:style-name="VimmExportSkip">, the two kinds of 270</text:p>
      <text:p text:style-name="VimmExportSkip">will 6, 91</text:p>
      <text:p text:style-name="VimmExportSkip">Ills, old 21, 22, 23</text:p>
      <text:p text:style-name="VimmExportSkip">, new 21, 22, 23</text:p>
      <text:p text:style-name="VimmExportSkip">Illustrious 1</text:p>
      <text:p text:style-name="VimmExportSkip">Image 159-61</text:p>
      <text:p text:style-name="VimmExportSkip">Images, Buddha 141</text:p>
      <text:p text:style-name="VimmExportSkip">Immeasurables, the four 65, 193</text:p>
      <text:p text:style-name="VimmExportSkip">Immeasurable thoughts, the four 63</text:p>
      <text:p text:style-name="VimmExportSkip"><text:soft-page-break/>Immodesty 7, 9, 23</text:p>
      <text:p text:style-name="VimmExportSkip">Immovable concentration 324</text:p>
      <text:p text:style-name="VimmExportSkip">Impact, perception of 113-116</text:p>
      <text:p text:style-name="VimmExportSkip">Impatience 9</text:p>
      <text:p text:style-name="VimmExportSkip">Impediments 158</text:p>
      <text:p text:style-name="VimmExportSkip">Impermanence 143, 157, 162, 163, 164, 203,</text:p>
      <text:p text:style-name="VimmExportSkip">205, 288,296,325</text:p>
      <text:p text:style-name="VimmExportSkip">, Perception of 132, 170, 210</text:p>
      <text:p text:style-name="VimmExportSkip"/>
      <text:p text:style-name="VimmExportSkip">247</text:p>
      <text:p text:style-name="VimmExportSkip">- penetration 313</text:p>
      <text:p text:style-name="VimmExportSkip">- reviewing 323</text:p>
      <text:p text:style-name="VimmExportSkip">Impermanency 242</text:p>
      <text:p text:style-name="VimmExportSkip">of matter 240, 241</text:p>
      <text:p text:style-name="VimmExportSkip">Imperturbability 121</text:p>
      <text:p text:style-name="VimmExportSkip">, purification of 115</text:p>
      <text:p text:style-name="VimmExportSkip">Impure sign 132</text:p>
      <text:p text:style-name="VimmExportSkip">Impurities, encompassing 4</text:p>
      <text:p text:style-name="VimmExportSkip">of the latencies 4</text:p>
      <text:p text:style-name="VimmExportSkip">Impurity, investigation of 69</text:p>
      <text:p text:style-name="VimmExportSkip">, perception of 171</text:p>
      <text:p text:style-name="VimmExportSkip">Inconscience, concentration of 45</text:p>
      <text:p text:style-name="VimmExportSkip">Increasing, by way of 65</text:p>
      <text:p text:style-name="VimmExportSkip">Indecorum 7, 9, 23, 250</text:p>
      <text:p text:style-name="VimmExportSkip">Indifference 43, 167</text:p>
      <text:p text:style-name="VimmExportSkip">Indolence 247</text:p>
      <text:p text:style-name="VimmExportSkip">, eight bases of 250</text:p>
      <text:p text:style-name="VimmExportSkip">Indulgence 9</text:p>
      <text:p text:style-name="VimmExportSkip">Infatuation 54-59, 61, 69, 70</text:p>
      <text:p text:style-name="VimmExportSkip">Infinite 117</text:p>
      <text:p text:style-name="VimmExportSkip">, consciousness, sphere of 116,117,</text:p>
      <text:p text:style-name="VimmExportSkip">118, 130</text:p>
      <text:p text:style-name="VimmExportSkip">, space, sphere of 114</text:p>
      <text:p text:style-name="VimmExportSkip">Infinity of consciousness, sphere of the 120</text:p>
      <text:p text:style-name="VimmExportSkip">space, sphere of the 113, 131</text:p>
      <text:p text:style-name="VimmExportSkip">Infinitude 120</text:p>
      <text:p text:style-name="VimmExportSkip">Inhaled and exhaled, the air 198</text:p>
      <text:p text:style-name="VimmExportSkip">Inhalation and exhalation, bodily formations of 323</text:p>
      <text:p text:style-name="VimmExportSkip">Inheritance, use as 23</text:p>
      <text:p text:style-name="VimmExportSkip">Initial application of thought 98, 121, 163,</text:p>
      <text:p text:style-name="VimmExportSkip">290, 310</text:p>
      <text:p text:style-name="VimmExportSkip">Insight 98, 163, 231</text:p>
      <text:p text:style-name="VimmExportSkip">-causes 65</text:p>
      <text:p text:style-name="VimmExportSkip">-grasp 289, 290</text:p>
      <text:p text:style-name="VimmExportSkip">-strength 323</text:p>
      <text:p text:style-name="VimmExportSkip">, the Path and Fruit of 310</text:p>
      <text:p text:style-name="VimmExportSkip">Instruction, miracle of 148</text:p>
      <text:p text:style-name="VimmExportSkip">Intelligence 55-57, 69</text:p>
      <text:p text:style-name="VimmExportSkip">Integration of matter 240, 245</text:p>
      <text:p text:style-name="VimmExportSkip">Internal, three kinds of what is 101</text:p>
      <text:p text:style-name="VimmExportSkip">Interpretation, analysis of 234, 235</text:p>
      <text:p text:style-name="VimmExportSkip">Intoxication 21</text:p>
      <text:p text:style-name="VimmExportSkip"/>
      <text:p text:style-name="VimmExportSkip">Intrinsic nature of matter 245</text:p>
      <text:p text:style-name="VimmExportSkip">Investigation 41, 161, 230</text:p>
      <text:p text:style-name="VimmExportSkip">of the truth 230</text:p>
      <text:p text:style-name="VimmExportSkip">Invisible 215, 219</text:p>
      <text:p text:style-name="VimmExportSkip">Invitation 30</text:p>
      <text:p text:style-name="VimmExportSkip">Jay, blue 26 (in note)</text:p>
      <text:p text:style-name="VimmExportSkip">Jealousy 9, 59</text:p>
      <text:p text:style-name="VimmExportSkip"><text:span text:style-name="VimmPali"><text:span text:style-name="T36">Jhāna</text:span></text:span><text:span text:style-name="T16"> </text:span>79 <text:span text:style-name="VimmPali">passim</text:span></text:p>
      <text:p text:style-name="VimmExportSkip">factors 93</text:p>
      <text:p text:style-name="VimmExportSkip">, fixed meditation 187</text:p>
      <text:p text:style-name="VimmExportSkip">Jokes with women 18</text:p>
      <text:p text:style-name="VimmExportSkip"><text:span text:style-name="VimmPageNo">[[397|334]]</text:span> </text:p>
      <text:p text:style-name="VimmExportSkip">Joy 4, 5, 8, 32, 40, 41, 42, 45, 91, 93, 95, 96,</text:p>
      <text:p text:style-name="VimmExportSkip">101, 102, 103, 104, 141, 159, 160, 161,</text:p>
      <text:p text:style-name="VimmExportSkip">164, 178, 194, 311, 319</text:p>
      <text:p text:style-name="VimmExportSkip">and bliss 134, 135</text:p>
      <text:p text:style-name="VimmExportSkip">, appreciative 63, 64</text:p>
      <text:p text:style-name="VimmExportSkip">, faculty of 220</text:p>
      <text:p text:style-name="VimmExportSkip">Joyfulness 46</text:p>
      <text:p text:style-name="VimmExportSkip"><text:span text:style-name="VimmPali">Kamma</text:span> 49, 50, 52, 173, 182, 185, 186, 202,</text:p>
      <text:p text:style-name="VimmExportSkip">203, 204, 232, 239, 240, 241, 243,</text:p>
      <text:p text:style-name="VimmExportSkip">260, 291, 293, 294</text:p>
      <text:p text:style-name="VimmExportSkip">-condition 202</text:p>
      <text:p text:style-name="VimmExportSkip"><text:soft-page-break/>, knowledge of the <text:span text:style-name="VimmPali">k.</text:span> sprung from</text:p>
      <text:p text:style-name="VimmExportSkip">each self 227</text:p>
      <text:p text:style-name="VimmExportSkip">, past 239, 240</text:p>
      <text:p text:style-name="VimmExportSkip">-result 210, 211, 224, 244, 288</text:p>
      <text:p text:style-name="VimmExportSkip">-result, knowledge of 226</text:p>
      <text:p text:style-name="VimmExportSkip"><text:span text:style-name="VimmPali">Kasiṇa</text:span> 70, 100, 101, 171</text:p>
      <text:p text:style-name="VimmExportSkip">, air 68</text:p>
      <text:p text:style-name="VimmExportSkip">, colour 69</text:p>
      <text:p text:style-name="VimmExportSkip">, consciousness 65, 130</text:p>
      <text:p text:style-name="VimmExportSkip">, earth 101, 110</text:p>
      <text:p text:style-name="VimmExportSkip">, fire 67</text:p>
      <text:p text:style-name="VimmExportSkip">, formless 65, 68</text:p>
      <text:p text:style-name="VimmExportSkip">, limited-space 65</text:p>
      <text:p text:style-name="VimmExportSkip">sign 95, 96</text:p>
      <text:p text:style-name="VimmExportSkip">, (separated) space 129</text:p>
      <text:p text:style-name="VimmExportSkip">, the ten 65</text:p>
      <text:p text:style-name="VimmExportSkip">, white 130</text:p>
      <text:p text:style-name="VimmExportSkip"><text:span text:style-name="VimmPali">Kasiṇas</text:span>, colour 130</text:p>
      <text:p text:style-name="VimmExportSkip">, the eight attainments on eight 130</text:p>
      <text:p text:style-name="VimmExportSkip">miscellaneous teachings regarding</text:p>
      <text:p text:style-name="VimmExportSkip">130</text:p>
      <text:p text:style-name="VimmExportSkip">Khanti birth-story 144</text:p>
      <text:p text:style-name="VimmExportSkip">Killing 57</text:p>
      <text:p text:style-name="VimmExportSkip">Kindness 184</text:p>
      <text:p text:style-name="VimmExportSkip">Kinds of contact 325</text:p>
      <text:p text:style-name="VimmExportSkip">Kings 167</text:p>
      <text:p text:style-name="VimmExportSkip">King of Brahmas 210</text:p>
      <text:p text:style-name="VimmExportSkip"><text:span text:style-name="VimmPali">Kosātakī</text:span> 172</text:p>
      <text:p text:style-name="VimmExportSkip">Knowledge 7, 141, 144, 146, 147, 163, 230,</text:p>
      <text:p text:style-name="VimmExportSkip">232, 233</text:p>
      <text:p text:style-name="VimmExportSkip">, aggregate of the k. and discernment of freedom 253</text:p>
      <text:p text:style-name="VimmExportSkip">, five faculties of 41</text:p>
      <text:p text:style-name="VimmExportSkip">five forms of hi<text:span text:style-name="T67">g</text:span>her 209</text:p>
      <text:p text:style-name="VimmExportSkip">in regard to kno<text:span text:style-name="T67">w</text:span>ledge 235</text:p>
      <text:p text:style-name="VimmExportSkip">in respect of the eye 235</text:p>
      <text:p text:style-name="VimmExportSkip">of adoption 302-304</text:p>
      <text:p text:style-name="VimmExportSkip">of cessation 235</text:p>
      <text:p text:style-name="VimmExportSkip">of discrimination 233 </text:p>
      <text:p text:style-name="VimmExportSkip">of equanimity 325</text:p>
      <text:p text:style-name="VimmExportSkip">of ill 235 236</text:p>
      <text:p text:style-name="VimmExportSkip">of <text:span text:style-name="VimmPali">kamma</text:span> sprung from each</text:p>
      <text:p text:style-name="VimmExportSkip">self 227</text:p>
      <text:p text:style-name="VimmExportSkip">of others’ minds 233</text:p>
      <text:p text:style-name="VimmExportSkip">of others’ thoughts 41, 209,</text:p>
      <text:p text:style-name="VimmExportSkip">220, 221</text:p>
      <text:p text:style-name="VimmExportSkip">of succession 233</text:p>
      <text:p text:style-name="VimmExportSkip">, supernormal 147, 234</text:p>
      <text:p text:style-name="VimmExportSkip">of the ceasing of ill 236</text:p>
      <text:p text:style-name="VimmExportSkip">of the discernment of all formations 295</text:p>
      <text:p text:style-name="VimmExportSkip">of the desire for release 300, 301</text:p>
      <text:p text:style-name="VimmExportSkip">of the Four Truths 234</text:p>
      <text:p text:style-name="VimmExportSkip">of the <text:span text:style-name="VimmPali">Kamma</text:span>-result 227</text:p>
      <text:p text:style-name="VimmExportSkip">of the Law 233, 235, 286</text:p>
      <text:p text:style-name="VimmExportSkip">of the origin of ill 236</text:p>
      <text:p text:style-name="VimmExportSkip">Knowledge of the Path 3, 236, 304</text:p>
      <text:p text:style-name="VimmExportSkip">of the rise and fall (289), 295</text:p>
      <text:p text:style-name="VimmExportSkip">of truth 41</text:p>
      <text:p text:style-name="VimmExportSkip">, worldly 3, 40, 41</text:p>
      <text:p text:style-name="VimmExportSkip">Latency of ignorance 317</text:p>
      <text:p text:style-name="VimmExportSkip">Latencies 4</text:p>
      <text:p text:style-name="VimmExportSkip">Law, the 92, 246</text:p>
      <text:p text:style-name="VimmExportSkip">, the analysis of the 234, 235</text:p>
      <text:p text:style-name="VimmExportSkip">, the knowledge of the 233, 235, 286</text:p>
      <text:p text:style-name="VimmExportSkip">, the recollection of the 149</text:p>
      <text:p text:style-name="VimmExportSkip">, the virtues of the 149</text:p>
      <text:p text:style-name="VimmExportSkip">Lay disciples 16</text:p>
      <text:p text:style-name="VimmExportSkip">Learners 17, 38, 43, 45</text:p>
      <text:p text:style-name="VimmExportSkip">Learning 19, 154, 183</text:p>
      <text:p text:style-name="VimmExportSkip">-ender 17, 41</text:p>
      <text:p text:style-name="VimmExportSkip">Liberality 19, 154</text:p>
      <text:p text:style-name="VimmExportSkip">, recollection of 63, 67, 153, 179</text:p>
      <text:p text:style-name="VimmExportSkip">, resolve of 190</text:p>
      <text:p text:style-name="VimmExportSkip">Liberation 2, 40, 114, 115</text:p>
      <text:p text:style-name="VimmExportSkip">Life 11, 23, 37, 166</text:p>
      <text:p text:style-name="VimmExportSkip">, faculty of 204</text:p>
      <text:p text:style-name="VimmExportSkip"><text:soft-page-break/>Light <text:span text:style-name="VimmPali">kasiṇa</text:span> 128</text:p>
      <text:p text:style-name="VimmExportSkip">Lineage, ancient 27</text:p>
      <text:p text:style-name="VimmExportSkip">Limited object 220, 226</text:p>
      <text:p text:style-name="VimmExportSkip">Limitless consciousness 196</text:p>
      <text:p text:style-name="VimmExportSkip">Liquid medicine 31</text:p>
      <text:p text:style-name="VimmExportSkip">Liquor shops 19</text:p>
      <text:p text:style-name="VimmExportSkip">Livelihood 9</text:p>
      <text:p text:style-name="VimmExportSkip">, virtue of the purity of 24</text:p>
      <text:p text:style-name="VimmExportSkip">Loathsomeness of food 205</text:p>
      <text:p text:style-name="VimmExportSkip">Lomahamsa birth-story 144</text:p>
      <text:p text:style-name="VimmExportSkip">Looks, good 22</text:p>
      <text:p text:style-name="VimmExportSkip">Lord of the Way-Truth 141</text:p>
      <text:p text:style-name="VimmExportSkip">Loss, skill in 231, 232</text:p>
      <text:p text:style-name="VimmExportSkip">Loving-kindness 63, 64, 144, 181-196, 211,</text:p>
      <text:p text:style-name="VimmExportSkip">221</text:p>
      <text:p text:style-name="VimmExportSkip">Lower meditation 97</text:p>
      <text:p text:style-name="VimmExportSkip">Luminousness 46</text:p>
      <text:p text:style-name="VimmExportSkip">Lust 9, 37, 41, 90, 93, 100</text:p>
      <text:p text:style-name="VimmExportSkip">, fivefold 24 205</text:p>
      <text:p text:style-name="VimmExportSkip"/>
      <text:p text:style-name="VimmExportSkip">Mahā-Govinda birth-story 144</text:p>
      <text:p text:style-name="VimmExportSkip">Mahā-Kassappa, Ve. Elder 16</text:p>
      <text:p text:style-name="VimmExportSkip">Mahāsatta 188, 189, 190</text:p>
      <text:p text:style-name="VimmExportSkip">Mahā Sudassana 167</text:p>
      <text:p text:style-name="VimmExportSkip">Mahā Sutasoma birth-story 144</text:p>
      <text:p text:style-name="VimmExportSkip">Maiming 57</text:p>
      <text:p text:style-name="VimmExportSkip">Man, good 49</text:p>
      <text:p text:style-name="VimmExportSkip">Manifestation 17</text:p>
      <text:p text:style-name="VimmExportSkip"/>
      <text:p text:style-name="VimmExportSkip">Mansion, heavenly 57</text:p>
      <text:p text:style-name="VimmExportSkip">Master, use like a 23</text:p>
      <text:p text:style-name="VimmExportSkip">, a hating man is like a 62</text:p>
      <text:p text:style-name="VimmExportSkip">Mastery, the posit<text:span text:style-name="T67">i</text:span>ons of 130, 147</text:p>
      <text:p text:style-name="VimmExportSkip">Mat, meditation 51</text:p>
      <text:p text:style-name="VimmExportSkip">Material quality of torpor 241</text:p>
      <text:p text:style-name="VimmExportSkip">Material qualities, four kinds of 245</text:p>
      <text:p text:style-name="VimmExportSkip">by way of arising 241</text:p>
      <text:p text:style-name="VimmExportSkip">birth 243</text:p>
      <text:p text:style-name="VimmExportSkip">diversity 244</text:p>
      <text:p text:style-name="VimmExportSkip">group 241</text:p>
      <text:p text:style-name="VimmExportSkip">unity 245</text:p>
      <text:p text:style-name="VimmExportSkip">Material qualities,—three kinds 244</text:p>
      <text:p text:style-name="VimmExportSkip">Matter, aggregate of 245</text:p>
      <text:p text:style-name="VimmExportSkip">, continuity of 240</text:p>
      <text:p text:style-name="VimmExportSkip">, impermanency of 240</text:p>
      <text:p text:style-name="VimmExportSkip">, integration of 240</text:p>
      <text:p text:style-name="VimmExportSkip"><text:span text:style-name="VimmPageNo">[[398|335]]</text:span> </text:p>
      <text:p text:style-name="VimmExportSkip">Maturing of the aggregates 260</text:p>
      <text:p text:style-name="VimmExportSkip">Mental factors 158</text:p>
      <text:p text:style-name="VimmExportSkip">formations 162, 219</text:p>
      <text:p text:style-name="VimmExportSkip">processes 147</text:p>
      <text:p text:style-name="VimmExportSkip">properties 39, 96</text:p>
      <text:p text:style-name="VimmExportSkip">Merit(s) 8, 29,70, 141 178</text:p>
      <text:p text:style-name="VimmExportSkip">, conditioning of 264</text:p>
      <text:p text:style-name="VimmExportSkip">, incomparable field of 151</text:p>
      <text:p text:style-name="VimmExportSkip">-fulfillers 49</text:p>
      <text:p text:style-name="VimmExportSkip">-mass 3</text:p>
      <text:p text:style-name="VimmExportSkip">Meritorious doctrines 191</text:p>
      <text:p text:style-name="VimmExportSkip">qualities, ten 19</text:p>
      <text:p text:style-name="VimmExportSkip">states 166, 213, 232, 251</text:p>
      <text:p text:style-name="VimmExportSkip">Merits of cessation 205</text:p>
      <text:p text:style-name="VimmExportSkip">(Messages, improper carrying of) 18</text:p>
      <text:p text:style-name="VimmExportSkip">Meal 36</text:p>
      <text:p text:style-name="VimmExportSkip">Mean, consideration of 23</text:p>
      <text:p text:style-name="VimmExportSkip">Means, skill in 232</text:p>
      <text:p text:style-name="VimmExportSkip">Meaning of wisdom 231</text:p>
      <text:p text:style-name="VimmExportSkip">Meanness, the five kinds of 316</text:p>
      <text:p text:style-name="VimmExportSkip">Meat 61</text:p>
      <text:p text:style-name="VimmExportSkip">Medicine 22, 23</text:p>
      <text:p text:style-name="VimmExportSkip">Meditation 93, 94, 96, <text:span text:style-name="VimmPali">passim</text:span></text:p>
      <text:p text:style-name="VimmExportSkip">, access-148</text:p>
      <text:p text:style-name="VimmExportSkip">, coarse 101</text:p>
      <text:p text:style-name="VimmExportSkip">Meditation factors 150, 152-155, 159, 170,</text:p>
      <text:p text:style-name="VimmExportSkip">177, 179, 208</text:p>
      <text:p text:style-name="VimmExportSkip">Meditation(s) , upper fine 101</text:p>
      <text:p text:style-name="VimmExportSkip">, first 2, 6, 41, 42, 45, 64, 93,</text:p>
      <text:p text:style-name="VimmExportSkip">95, 96, 97, 100, 102, 114,</text:p>
      <text:p text:style-name="VimmExportSkip"><text:soft-page-break/>120, 130, 131, 134, 140</text:p>
      <text:p text:style-name="VimmExportSkip">, fivefold 64</text:p>
      <text:p text:style-name="VimmExportSkip">, fixed 113, 116, 119, 148</text:p>
      <text:p text:style-name="VimmExportSkip">, fourfold 64</text:p>
      <text:p text:style-name="VimmExportSkip">, fourth 6, 43, 45, 93, 94,</text:p>
      <text:p text:style-name="VimmExportSkip">120, 121, 130, 131, 323</text:p>
      <text:p text:style-name="VimmExportSkip">, higher 97, 104</text:p>
      <text:p text:style-name="VimmExportSkip">, increasing of fourteen subjects of 65</text:p>
      <text:p text:style-name="VimmExportSkip">, lower 97, 104</text:p>
      <text:p text:style-name="VimmExportSkip">, middling 97,104</text:p>
      <text:p text:style-name="VimmExportSkip">, nine subjects as causes of</text:p>
      <text:p text:style-name="VimmExportSkip">supernormal power 65</text:p>
      <text:p text:style-name="VimmExportSkip">, subjects of 65-67</text:p>
      <text:p text:style-name="VimmExportSkip">, penetration in 98</text:p>
      <text:p text:style-name="VimmExportSkip">, second 6, 42, 45, 93, 98-100,</text:p>
      <text:p text:style-name="VimmExportSkip">103-4, 121, 130-1, 323</text:p>
      <text:p text:style-name="VimmExportSkip">, second, four factors of 101 </text:p>
      <text:p text:style-name="VimmExportSkip">, one subject is of the future</text:p>
      <text:p text:style-name="VimmExportSkip">67</text:p>
      <text:p text:style-name="VimmExportSkip">, two subjects belonging to</text:p>
      <text:p text:style-name="VimmExportSkip">the past 67</text:p>
      <text:p text:style-name="VimmExportSkip">, one subject belonging to</text:p>
      <text:p text:style-name="VimmExportSkip">the present 67</text:p>
      <text:p text:style-name="VimmExportSkip">subjects not to be practi<text:span text:style-name="T69">c</text:span>ed</text:p>
      <text:p text:style-name="VimmExportSkip">by the beginner 68</text:p>
      <text:p text:style-name="VimmExportSkip">, the fifth 93, 130</text:p>
      <text:p text:style-name="VimmExportSkip">, the four m. arise from the</text:p>
      <text:p text:style-name="VimmExportSkip">recollection of the</text:p>
      <text:p text:style-name="VimmExportSkip">Buddha 148</text:p>
      <text:p text:style-name="VimmExportSkip">, the fourth, tribulations of</text:p>
      <text:p text:style-name="VimmExportSkip">113</text:p>
      <text:p text:style-name="VimmExportSkip">third 6, 43,45, 93, 103, 104,</text:p>
      <text:p text:style-name="VimmExportSkip">113, 130, 131</text:p>
      <text:p text:style-name="VimmExportSkip">, threefold 64</text:p>
      <text:p text:style-name="VimmExportSkip">, two associated subjects of</text:p>
      <text:p text:style-name="VimmExportSkip">63</text:p>
      <text:p text:style-name="VimmExportSkip">Middle watch 22</text:p>
      <text:p text:style-name="VimmExportSkip">way 5</text:p>
      <text:p text:style-name="VimmExportSkip">Mind 8, 33, 39, 41, 96, 231</text:p>
      <text:p text:style-name="VimmExportSkip">-concentration 44</text:p>
      <text:p text:style-name="VimmExportSkip">, concentration of 90</text:p>
      <text:p text:style-name="VimmExportSkip">-consciousness 255</text:p>
      <text:p text:style-name="VimmExportSkip">, disturbance of 100,</text:p>
      <text:p text:style-name="VimmExportSkip">, movement of 216</text:p>
      <text:p text:style-name="VimmExportSkip">, non-tranquillity of 92</text:p>
      <text:p text:style-name="VimmExportSkip">, pollution of 97</text:p>
      <text:p text:style-name="VimmExportSkip">-predominance 102</text:p>
      <text:p text:style-name="VimmExportSkip">miracle of mind reading 148</text:p>
      <text:p text:style-name="VimmExportSkip">-States 295</text:p>
      <text:p text:style-name="VimmExportSkip">-succession 222</text:p>
      <text:p text:style-name="VimmExportSkip">, un<text:span text:style-name="T67">i</text:span>fication of 92, 93, 95</text:p>
      <text:p text:style-name="VimmExportSkip">, unsteadiness of 92</text:p>
      <text:p text:style-name="VimmExportSkip"/>
      <text:p text:style-name="VimmExportSkip">Mindfulness 39, 46, 47, 50, 95, 133, 141,</text:p>
      <text:p text:style-name="VimmExportSkip">146, 156, 157, 158, 171,</text:p>
      <text:p text:style-name="VimmExportSkip">177, 248, 264</text:p>
      <text:p text:style-name="VimmExportSkip">of body 63, 64, 65, 67, 68</text:p>
      <text:p text:style-name="VimmExportSkip">69, 170, 279</text:p>
      <text:p text:style-name="VimmExportSkip">of concentration 283</text:p>
      <text:p text:style-name="VimmExportSkip">of death 63, 166, 168, 169, 170</text:p>
      <text:p text:style-name="VimmExportSkip">, foundations of 147, 149, 156,</text:p>
      <text:p text:style-name="VimmExportSkip">163, 164, 279, 304</text:p>
      <text:p text:style-name="VimmExportSkip">of respiration 63-65, 67-70,</text:p>
      <text:p text:style-name="VimmExportSkip">156, 160, 163, 164, 166</text:p>
      <text:p text:style-name="VimmExportSkip">Ministers 19</text:p>
      <text:p text:style-name="VimmExportSkip">Misconduct 18</text:p>
      <text:p text:style-name="VimmExportSkip">Moderation 42</text:p>
      <text:p text:style-name="VimmExportSkip">Mode of life 9</text:p>
      <text:p text:style-name="VimmExportSkip">Modesty 18, 23, 24</text:p>
      <text:p text:style-name="VimmExportSkip">Moggallāna, Ven. Elder 168</text:p>
      <text:p text:style-name="VimmExportSkip">Monastery 34</text:p>
      <text:p text:style-name="VimmExportSkip">Monks, evil 19</text:p>
      <text:p text:style-name="VimmExportSkip">, heretical 19</text:p>
      <text:p text:style-name="VimmExportSkip">Mosquitoes 23</text:p>
      <text:p text:style-name="VimmExportSkip">Mother of the Bodhisatta, the virtue of</text:p>
      <text:p text:style-name="VimmExportSkip">the 16</text:p>
      <text:p text:style-name="VimmExportSkip">Mouth 41</text:p>
      <text:p text:style-name="VimmExportSkip">Mundane and supramundane conditioned</text:p>
      <text:p text:style-name="VimmExportSkip"><text:soft-page-break/>arising 267</text:p>
      <text:p text:style-name="VimmExportSkip">wisdom 231</text:p>
      <text:p text:style-name="VimmExportSkip"/>
      <text:p text:style-name="VimmExportSkip">Name 96, 284</text:p>
      <text:p text:style-name="VimmExportSkip">and form, difference between 284, 285</text:p>
      <text:p text:style-name="VimmExportSkip">Negligence 9, 59</text:p>
      <text:p text:style-name="VimmExportSkip">Neither perception nor non-perception,</text:p>
      <text:p text:style-name="VimmExportSkip">sphere of 119, 120, 121, 122, 131</text:p>
      <text:p text:style-name="VimmExportSkip">Nettipada Sutta 166</text:p>
      <text:p text:style-name="VimmExportSkip">Neutral feeling 194</text:p>
      <text:p text:style-name="VimmExportSkip">person 193</text:p>
      <text:p text:style-name="VimmExportSkip">Neutrality as regard states 194</text:p>
      <text:p text:style-name="VimmExportSkip"><text:span text:style-name="VimmPali">Nibbāna</text:span> 1, 143, 144, 145, 149, 151, 162,</text:p>
      <text:p text:style-name="VimmExportSkip">163, 179, 253, 254, 257, 273, 276, 298,</text:p>
      <text:p text:style-name="VimmExportSkip">301, 302, 303, 304, 306, 313, 314, 320,</text:p>
      <text:p text:style-name="VimmExportSkip">321, 322</text:p>
      <text:p text:style-name="VimmExportSkip">Nihilism 294</text:p>
      <text:p text:style-name="VimmExportSkip">Nine abodes of beings 289</text:p>
      <text:p text:style-name="VimmExportSkip">conceits 314, 317</text:p>
      <text:p text:style-name="VimmExportSkip">consciousness-born groups 242</text:p>
      <text:p text:style-name="VimmExportSkip">objects 219</text:p>
      <text:p text:style-name="VimmExportSkip">Noble Eightfold Path, the 145, 147, 149,</text:p>
      <text:p text:style-name="VimmExportSkip">205, 272, 273, 280, 301,</text:p>
      <text:p text:style-name="VimmExportSkip">individual 13</text:p>
      <text:p text:style-name="VimmExportSkip"><text:span text:style-name="VimmPageNo">[[399|336]]</text:span> </text:p>
      <text:p text:style-name="VimmExportSkip">Noble Ones 183, 211, 320, 321</text:p>
      <text:p text:style-name="VimmExportSkip">Truth of Ill 269</text:p>
      <text:p text:style-name="VimmExportSkip">the Cessation of Ill 269, 272</text:p>
      <text:p text:style-name="VimmExportSkip">the Origin of Ill 269</text:p>
      <text:p text:style-name="VimmExportSkip">the Path leading to the</text:p>
      <text:p text:style-name="VimmExportSkip">the Cessation of Ill 269, 273</text:p>
      <text:p text:style-name="VimmExportSkip">Truths, the Four 5, 92, 269, 274</text:p>
      <text:p text:style-name="VimmExportSkip">Non-attachment 193</text:p>
      <text:p text:style-name="VimmExportSkip">-awareness 177</text:p>
      <text:p text:style-name="VimmExportSkip">-confession 14</text:p>
      <text:p text:style-name="VimmExportSkip">-confusion 160, 161, 162</text:p>
      <text:p text:style-name="VimmExportSkip">-contentment with little 9</text:p>
      <text:p text:style-name="VimmExportSkip">-covetousness 153</text:p>
      <text:p text:style-name="VimmExportSkip">-defilement 101</text:p>
      <text:p text:style-name="VimmExportSkip">-delusion 134, 230, 294</text:p>
      <text:p text:style-name="VimmExportSkip">-destruction 323</text:p>
      <text:p text:style-name="VimmExportSkip">-dignity 7</text:p>
      <text:p text:style-name="VimmExportSkip">-distractedness 1</text:p>
      <text:p text:style-name="VimmExportSkip">-distraction 6, 212</text:p>
      <text:p text:style-name="VimmExportSkip">-disturbance 101, 323</text:p>
      <text:p text:style-name="VimmExportSkip">-durability 135</text:p>
      <text:p text:style-name="VimmExportSkip">-effort in the arising of the formations</text:p>
      <text:p text:style-name="VimmExportSkip">294</text:p>
      <text:p text:style-name="VimmExportSkip">-effort 294</text:p>
      <text:p text:style-name="VimmExportSkip">-fear 192</text:p>
      <text:p text:style-name="VimmExportSkip">-formation 303</text:p>
      <text:p text:style-name="VimmExportSkip">-fulfilment 188, 191, 192, 193</text:p>
      <text:p text:style-name="VimmExportSkip">-greed 189, 248</text:p>
      <text:p text:style-name="VimmExportSkip">-hatred 181, 249</text:p>
      <text:p text:style-name="VimmExportSkip">-humans 168</text:p>
      <text:p text:style-name="VimmExportSkip">-impairment of energy 146</text:p>
      <text:p text:style-name="VimmExportSkip">-impermanence 246</text:p>
      <text:p text:style-name="VimmExportSkip">-life 294</text:p>
      <text:p text:style-name="VimmExportSkip">-merit 189</text:p>
      <text:p text:style-name="VimmExportSkip">-mindfulness 9</text:p>
      <text:p text:style-name="VimmExportSkip">-miserliness 153</text:p>
      <text:p text:style-name="VimmExportSkip">-motion 294</text:p>
      <text:p text:style-name="VimmExportSkip">-practice of concentration 10</text:p>
      <text:p text:style-name="VimmExportSkip">-practice of the restraint of the senses 10</text:p>
      <text:p text:style-name="VimmExportSkip">-perception, sphere of neither perception nor 119, 120, 208, 210</text:p>
      <text:p text:style-name="VimmExportSkip">-reflection 7</text:p>
      <text:p text:style-name="VimmExportSkip">-repentance 8</text:p>
      <text:p text:style-name="VimmExportSkip">-repugnance 211</text:p>
      <text:p text:style-name="VimmExportSkip">-restlessness 178</text:p>
      <text:p text:style-name="VimmExportSkip">-retrogression 4</text:p>
      <text:p text:style-name="VimmExportSkip">-returner 5, 7, 307, 308, 320, 322, 323,</text:p>
      <text:p text:style-name="VimmExportSkip">325</text:p>
      <text:p text:style-name="VimmExportSkip">-right attention 257</text:p>
      <text:p text:style-name="VimmExportSkip">-separation 199, 202</text:p>
      <text:p text:style-name="VimmExportSkip">-sluggishness 240</text:p>
      <text:p text:style-name="VimmExportSkip">-transgression 9, 14</text:p>
      <text:p text:style-name="VimmExportSkip">-virtue 10</text:p>
      <text:p text:style-name="VimmExportSkip"><text:soft-page-break/>-yearning, view of 7</text:p>
      <text:p text:style-name="VimmExportSkip">Nothingness, sphere of 65, 117, 118, 119,</text:p>
      <text:p text:style-name="VimmExportSkip">131, 179</text:p>
      <text:p text:style-name="VimmExportSkip">Not-ill will 6</text:p>
      <text:p text:style-name="VimmExportSkip">-self 7, 143, 203, 205, 288, 296</text:p>
      <text:p text:style-name="VimmExportSkip">-self, perception of 247</text:p>
      <text:p text:style-name="VimmExportSkip">-self-reviewing 323</text:p>
      <text:p text:style-name="VimmExportSkip">Novice, female 16</text:p>
      <text:p text:style-name="VimmExportSkip">Novice, male 16</text:p>
      <text:p text:style-name="VimmExportSkip">Nutriment 241, 243</text:p>
      <text:p text:style-name="VimmExportSkip">Object 159, 160, 161, 162</text:p>
      <text:p text:style-name="VimmExportSkip">of states 255</text:p>
      <text:p text:style-name="VimmExportSkip">, restricted 44</text:p>
      <text:p text:style-name="VimmExportSkip">, by way of 65-67</text:p>
      <text:p text:style-name="VimmExportSkip">Objects, through 200</text:p>
      <text:p text:style-name="VimmExportSkip">of sense, the five 32</text:p>
      <text:p text:style-name="VimmExportSkip">, all form 114</text:p>
      <text:p text:style-name="VimmExportSkip">Observance, right 39</text:p>
      <text:p text:style-name="VimmExportSkip">Observer 38</text:p>
      <text:p text:style-name="VimmExportSkip">Obstacles 9, 10, 39</text:p>
      <text:p text:style-name="VimmExportSkip">Odours, perception of 114</text:p>
      <text:p text:style-name="VimmExportSkip">Offence, suspension- 24</text:p>
      <text:p text:style-name="VimmExportSkip">Offences 24</text:p>
      <text:p text:style-name="VimmExportSkip">Offerings 20, 27, 28, 29</text:p>
      <text:p text:style-name="VimmExportSkip">Olfactory consciousness 239</text:p>
      <text:p text:style-name="VimmExportSkip">Omniscience 142, 146</text:p>
      <text:p text:style-name="VimmExportSkip">Once-retu<text:span text:style-name="T67">rn</text:span>, Fruit of 306</text:p>
      <text:p text:style-name="VimmExportSkip">-returner 5, 308, 323</text:p>
      <text:p text:style-name="VimmExportSkip">-returners, Path of the 7</text:p>
      <text:p text:style-name="VimmExportSkip">One-eating 27, 31, 36</text:p>
      <text:p text:style-name="VimmExportSkip">One hundred and thirty-four defilements</text:p>
      <text:p text:style-name="VimmExportSkip">314</text:p>
      <text:p text:style-name="VimmExportSkip">Order 18, 36</text:p>
      <text:p text:style-name="VimmExportSkip">Organ of touch 35</text:p>
      <text:p text:style-name="VimmExportSkip">Origin 276</text:p>
      <text:p text:style-name="VimmExportSkip">of Ill, Noble Truth of the 269</text:p>
      <text:p text:style-name="VimmExportSkip"/>
      <text:p text:style-name="VimmExportSkip">Origination, destruction of 7</text:p>
      <text:p text:style-name="VimmExportSkip">, cause of 45</text:p>
      <text:p text:style-name="VimmExportSkip">Ornament 8</text:p>
      <text:p text:style-name="VimmExportSkip">Others’ minds, knowledge of 233</text:p>
      <text:p text:style-name="VimmExportSkip"/>
      <text:p text:style-name="VimmExportSkip">property, non destruction of 323</text:p>
      <text:p text:style-name="VimmExportSkip">Outcast 25, 36</text:p>
      <text:p text:style-name="VimmExportSkip">Overturning 120</text:p>
      <text:p text:style-name="VimmExportSkip">Ownerless 29</text:p>
      <text:p text:style-name="VimmExportSkip"/>
      <text:p text:style-name="VimmExportSkip">Pacceka-buddhas 168, 179</text:p>
      <text:p text:style-name="VimmExportSkip">Pain 187</text:p>
      <text:p text:style-name="VimmExportSkip">Palace 19, 39</text:p>
      <text:p text:style-name="VimmExportSkip">Parts, freedom of 2</text:p>
      <text:p text:style-name="VimmExportSkip">Parts, shame-producing 23</text:p>
      <text:p text:style-name="VimmExportSkip">Passion 8, 15, 34, 43, 44, 58, 61, 92, 98, 163</text:p>
      <text:p text:style-name="VimmExportSkip">, dust of 8, 91</text:p>
      <text:p text:style-name="VimmExportSkip">, separation from 4</text:p>
      <text:p text:style-name="VimmExportSkip">, walker in 68, 69, 70</text:p>
      <text:p text:style-name="VimmExportSkip">Passions 25</text:p>
      <text:p text:style-name="VimmExportSkip">Passionate person, (meditation for a) 139</text:p>
      <text:p text:style-name="VimmExportSkip">Past existences 57</text:p>
      <text:p text:style-name="VimmExportSkip"><text:span text:style-name="VimmPali">kamma</text:span> 239, 240</text:p>
      <text:p text:style-name="VimmExportSkip">lives 221, 222</text:p>
      <text:p text:style-name="VimmExportSkip">Path 15, 253, 302, 304</text:p>
      <text:p text:style-name="VimmExportSkip">and Fruit of insight 310</text:p>
      <text:p text:style-name="VimmExportSkip">, knowledge of the 3</text:p>
      <text:p text:style-name="VimmExportSkip">-knowledge 301, 302, 304, 314</text:p>
      <text:p text:style-name="VimmExportSkip">, Noble 10, 13, 43, 45</text:p>
      <text:p text:style-name="VimmExportSkip">of going and coming 132, 133, 134</text:p>
      <text:p text:style-name="VimmExportSkip">of Saintship 314-20, 322</text:p>
      <text:p text:style-name="VimmExportSkip">of Sanctity 210</text:p>
      <text:p text:style-name="VimmExportSkip">of Stream-entrance 311, 315, 320</text:p>
      <text:p text:style-name="VimmExportSkip">of Non-return 314-320</text:p>
      <text:p text:style-name="VimmExportSkip">of Non-returner 7</text:p>
      <text:p text:style-name="VimmExportSkip">of the Once-returner 7</text:p>
      <text:p text:style-name="VimmExportSkip">, supramundane 2</text:p>
      <text:p text:style-name="VimmExportSkip">-Truth 253, 268</text:p>
      <text:p text:style-name="VimmExportSkip">Paths, Four, knowledge connected with the</text:p>
      <text:p text:style-name="VimmExportSkip">232</text:p>
      <text:p text:style-name="VimmExportSkip"><text:soft-page-break/>, Four, wisdom of the 232, 233, 234</text:p>
      <text:p text:style-name="VimmExportSkip">Patience 25, 49, 183</text:p>
      <text:p text:style-name="VimmExportSkip">, perfection of 189, 190</text:p>
      <text:p text:style-name="VimmExportSkip">Patient 22</text:p>
      <text:p text:style-name="VimmExportSkip"><text:span text:style-name="VimmPageNo">[[400|337]]</text:span> </text:p>
      <text:p text:style-name="VimmExportSkip">Peace 8, 14</text:p>
      <text:p text:style-name="VimmExportSkip">, recollection of 63, 177-179</text:p>
      <text:p text:style-name="VimmExportSkip">, resolve of 190</text:p>
      <text:p text:style-name="VimmExportSkip">Penetration 3, 97, 234</text:p>
      <text:p text:style-name="VimmExportSkip">Perception 162, 179, 204, 205, 288, 290</text:p>
      <text:p text:style-name="VimmExportSkip">, aggregate of 246</text:p>
      <text:p text:style-name="VimmExportSkip">and sensation, dissolution of</text:p>
      <text:p text:style-name="VimmExportSkip">322, 323, 325</text:p>
      <text:p text:style-name="VimmExportSkip">, gross 120</text:p>
      <text:p text:style-name="VimmExportSkip">-object 291, 295</text:p>
      <text:p text:style-name="VimmExportSkip">of bliss 217</text:p>
      <text:p text:style-name="VimmExportSkip">of bloatedness 132</text:p>
      <text:p text:style-name="VimmExportSkip">of brightness 6</text:p>
      <text:p text:style-name="VimmExportSkip">of discolouration 135</text:p>
      <text:p text:style-name="VimmExportSkip">of diversity 6, 178</text:p>
      <text:p text:style-name="VimmExportSkip">of festering 135</text:p>
      <text:p text:style-name="VimmExportSkip">of form 6, 178</text:p>
      <text:p text:style-name="VimmExportSkip">of impermanence 166, 170, 171,</text:p>
      <text:p text:style-name="VimmExportSkip">210, 247</text:p>
      <text:p text:style-name="VimmExportSkip">of impurity 171</text:p>
      <text:p text:style-name="VimmExportSkip">of lightness 217</text:p>
      <text:p text:style-name="VimmExportSkip">of not-self 166, 247</text:p>
      <text:p text:style-name="VimmExportSkip">of sen<text:span text:style-name="T67">se-</text:span>reaction 178</text:p>
      <text:p text:style-name="VimmExportSkip">of states 290</text:p>
      <text:p text:style-name="VimmExportSkip">of he blood-stained 138</text:p>
      <text:p text:style-name="VimmExportSkip">of the bony 139</text:p>
      <text:p text:style-name="VimmExportSkip">of the cut and the dismembered</text:p>
      <text:p text:style-name="VimmExportSkip">137</text:p>
      <text:p text:style-name="VimmExportSkip">of the dismembered 137</text:p>
      <text:p text:style-name="VimmExportSkip">of the fissured 136</text:p>
      <text:p text:style-name="VimmExportSkip">of the gnawed 136, 137</text:p>
      <text:p text:style-name="VimmExportSkip">of the loathsomeness of food</text:p>
      <text:p text:style-name="VimmExportSkip">208</text:p>
      <text:p text:style-name="VimmExportSkip">of tribulation 171</text:p>
      <text:p text:style-name="VimmExportSkip">of worminess 138</text:p>
      <text:p text:style-name="VimmExportSkip">, overturning of 120</text:p>
      <text:p text:style-name="VimmExportSkip">. the sphere of neither p. nor</text:p>
      <text:p text:style-name="VimmExportSkip">non-p. 119, 120</text:p>
      <text:p text:style-name="VimmExportSkip">-reversal 319</text:p>
      <text:p text:style-name="VimmExportSkip">, special 67</text:p>
      <text:p text:style-name="VimmExportSkip">’ subtle 120</text:p>
      <text:p text:style-name="VimmExportSkip">, surpassing of 114, 115</text:p>
      <text:p text:style-name="VimmExportSkip">Perfection 40, 41, 159</text:p>
      <text:p text:style-name="VimmExportSkip">of energy 189, 190</text:p>
      <text:p text:style-name="VimmExportSkip">of equanimity 189, 190</text:p>
      <text:p text:style-name="VimmExportSkip">of giving 188, 190</text:p>
      <text:p text:style-name="VimmExportSkip">of loving-kindness 189, 190</text:p>
      <text:p text:style-name="VimmExportSkip">of patience 189, 190</text:p>
      <text:p text:style-name="VimmExportSkip">of renunciation 189, 190</text:p>
      <text:p text:style-name="VimmExportSkip">of resolution 189, 190</text:p>
      <text:p text:style-name="VimmExportSkip">of truth 189, 190</text:p>
      <text:p text:style-name="VimmExportSkip">of virtue 188, 190</text:p>
      <text:p text:style-name="VimmExportSkip">of wisdom 189, 190</text:p>
      <text:p text:style-name="VimmExportSkip">Perfections, the ten 188</text:p>
      <text:p text:style-name="VimmExportSkip">Performance of preliminary duties 325</text:p>
      <text:p text:style-name="VimmExportSkip">Permanence, the thought of 34</text:p>
      <text:p text:style-name="VimmExportSkip">Personality 170</text:p>
      <text:p text:style-name="VimmExportSkip">Phlegm 58</text:p>
      <text:p text:style-name="VimmExportSkip">Phenomena 164</text:p>
      <text:p text:style-name="VimmExportSkip">Place, any chanced upon 27, 28, 35, 36</text:p>
      <text:p text:style-name="VimmExportSkip">Places, good 28</text:p>
      <text:p text:style-name="VimmExportSkip">, sheltered 28</text:p>
      <text:p text:style-name="VimmExportSkip">Plane, form 45</text:p>
      <text:p text:style-name="VimmExportSkip">, formless 45</text:p>
      <text:p text:style-name="VimmExportSkip">, subjects of meditation by way of 68</text:p>
      <text:p text:style-name="VimmExportSkip">of volition 311,312</text:p>
      <text:p text:style-name="VimmExportSkip">, sense 5</text:p>
      <text:p text:style-name="VimmExportSkip">Pleasure(s) 32, 35, 187</text:p>
      <text:p text:style-name="VimmExportSkip">Pliant of mind 41</text:p>
      <text:p text:style-name="VimmExportSkip">Play, rough 22</text:p>
      <text:p text:style-name="VimmExportSkip">Poison 40</text:p>
      <text:p text:style-name="VimmExportSkip">Possessor of Great Skill, the 239</text:p>
      <text:p text:style-name="VimmExportSkip">Postures 17, 18, 20, 57</text:p>
      <text:p text:style-name="VimmExportSkip"><text:soft-page-break/>Power 95</text:p>
      <text:p text:style-name="VimmExportSkip">, supernormal 147, 148</text:p>
      <text:p text:style-name="VimmExportSkip">Powers, the 190</text:p>
      <text:p text:style-name="VimmExportSkip">, the five 147, 149</text:p>
      <text:p text:style-name="VimmExportSkip">Practice 9, 38,43,44</text:p>
      <text:p text:style-name="VimmExportSkip">, purity of 94</text:p>
      <text:p text:style-name="VimmExportSkip">Precept 11, 19</text:p>
      <text:p text:style-name="VimmExportSkip">Preceptor 36, 51</text:p>
      <text:p text:style-name="VimmExportSkip">Precepts 4, 8, 9, 10, 17, 20, 23, 152</text:p>
      <text:p text:style-name="VimmExportSkip">for bhikkhus 16</text:p>
      <text:p text:style-name="VimmExportSkip">bhikkhunīs 16</text:p>
      <text:p text:style-name="VimmExportSkip">the not-yet-ordained 16</text:p>
      <text:p text:style-name="VimmExportSkip">the white-clothed house-</text:p>
      <text:p text:style-name="VimmExportSkip">holders 16</text:p>
      <text:p text:style-name="VimmExportSkip">governing prohibitions 10</text:p>
      <text:p text:style-name="VimmExportSkip">Precincts of home and land 19</text:p>
      <text:p text:style-name="VimmExportSkip">Predecessor-teachers 199</text:p>
      <text:p text:style-name="VimmExportSkip">Predecessors 23, 24</text:p>
      <text:p text:style-name="VimmExportSkip">Predictions, astrological 21</text:p>
      <text:p text:style-name="VimmExportSkip">Pre-eminence 10</text:p>
      <text:p text:style-name="VimmExportSkip">Preliminary duties 323</text:p>
      <text:p text:style-name="VimmExportSkip">Present object 220, 226</text:p>
      <text:p text:style-name="VimmExportSkip">Pride 9, 11, 18, 53, 59</text:p>
      <text:p text:style-name="VimmExportSkip">Primaries, the four 115, 201, 239, 240</text:p>
      <text:p text:style-name="VimmExportSkip">Probationers, female 16</text:p>
      <text:p text:style-name="VimmExportSkip">Producing-condition 202</text:p>
      <text:p text:style-name="VimmExportSkip"/>
      <text:p text:style-name="VimmExportSkip">Profit, skill in 231, 232</text:p>
      <text:p text:style-name="VimmExportSkip">Progress m concentration, obstacles to 39</text:p>
      <text:p text:style-name="VimmExportSkip">Prohibitions, precepts governing 10</text:p>
      <text:p text:style-name="VimmExportSkip">Property 20</text:p>
      <text:p text:style-name="VimmExportSkip">Protection 17</text:p>
      <text:p text:style-name="VimmExportSkip">Puppet 199, 204</text:p>
      <text:p text:style-name="VimmExportSkip">Pure, the perception of the 7</text:p>
      <text:p text:style-name="VimmExportSkip">Pure Abode 308</text:p>
      <text:p text:style-name="VimmExportSkip">Pure morals 152</text:p>
      <text:p text:style-name="VimmExportSkip">Pure perception 139</text:p>
      <text:p text:style-name="VimmExportSkip">Purification of the mind 4</text:p>
      <text:p text:style-name="VimmExportSkip">Purified, the bliss of the 14</text:p>
      <text:p text:style-name="VimmExportSkip">Purity, dwelling in 231</text:p>
      <text:p text:style-name="VimmExportSkip">, super-excellent 95</text:p>
      <text:p text:style-name="VimmExportSkip">Purity of livelihood 24</text:p>
      <text:p text:style-name="VimmExportSkip">practice 94</text:p>
      <text:p text:style-name="VimmExportSkip">thought 4</text:p>
      <text:p text:style-name="VimmExportSkip">transcending uncertainty 286</text:p>
      <text:p text:style-name="VimmExportSkip">views 4</text:p>
      <text:p text:style-name="VimmExportSkip">virtue 4</text:p>
      <text:p text:style-name="VimmExportSkip">Putrescence, perception of</text:p>
      <text:p text:style-name="VimmExportSkip">(1) blo<text:span text:style-name="T67">a</text:span>tedness</text:p>
      <text:p text:style-name="VimmExportSkip">63, 132</text:p>
      <text:p text:style-name="VimmExportSkip">(2) blood-stained</text:p>
      <text:p text:style-name="VimmExportSkip">63, 138</text:p>
      <text:p text:style-name="VimmExportSkip">(3) the bony</text:p>
      <text:p text:style-name="VimmExportSkip">63, 139</text:p>
      <text:p text:style-name="VimmExportSkip">(4) the cut and</text:p>
      <text:p text:style-name="VimmExportSkip">the dismembered 63, 137</text:p>
      <text:p text:style-name="VimmExportSkip">(5) the dismembered 63, 137</text:p>
      <text:p text:style-name="VimmExportSkip">(6) discolouration 63, 135</text:p>
      <text:p text:style-name="VimmExportSkip"><text:span text:style-name="VimmPageNo">[[401|338]]</text:span> </text:p>
      <text:p text:style-name="VimmExportSkip">Putrescence, perception of (7) festering 63,</text:p>
      <text:p text:style-name="VimmExportSkip">135</text:p>
      <text:p text:style-name="VimmExportSkip">(8) the fissured</text:p>
      <text:p text:style-name="VimmExportSkip">63, 136</text:p>
      <text:p text:style-name="VimmExportSkip">(9) the gnawed</text:p>
      <text:p text:style-name="VimmExportSkip">63, 136</text:p>
      <text:p text:style-name="VimmExportSkip">(10) worminess 63,</text:p>
      <text:p text:style-name="VimmExportSkip">138</text:p>
      <text:p text:style-name="VimmExportSkip">the sign of p.</text:p>
      <text:p text:style-name="VimmExportSkip">through colour 139</text:p>
      <text:p text:style-name="VimmExportSkip">ten perceptions of</text:p>
      <text:p text:style-name="VimmExportSkip">63-65, 67-69,</text:p>
      <text:p text:style-name="VimmExportSkip">133, 139</text:p>
      <text:p text:style-name="VimmExportSkip">, thought of 136-39</text:p>
      <text:p text:style-name="VimmExportSkip">Putrescent sign 132, 133, 134, 139</text:p>
      <text:p text:style-name="VimmExportSkip">Put-together-thing 13</text:p>
      <text:p text:style-name="VimmExportSkip">Qualities, good 8</text:p>
      <text:p text:style-name="VimmExportSkip">Quietude 40</text:p>
      <text:p text:style-name="VimmExportSkip"/>
      <text:p text:style-name="VimmExportSkip"><text:soft-page-break/>Rain 36</text:p>
      <text:p text:style-name="VimmExportSkip">-bath cloth 36</text:p>
      <text:p text:style-name="VimmExportSkip">Rainy season 38</text:p>
      <text:p text:style-name="VimmExportSkip">residence 36</text:p>
      <text:p text:style-name="VimmExportSkip">Range of concentration, the whole 324</text:p>
      <text:p text:style-name="VimmExportSkip">Rapture for the doctrine 298</text:p>
      <text:p text:style-name="VimmExportSkip">Reality 22, 146, 168</text:p>
      <text:p text:style-name="VimmExportSkip">Realms, formless 221</text:p>
      <text:p text:style-name="VimmExportSkip">Rebirth 96, 97, 259, 264, 265, 266, 271</text:p>
      <text:p text:style-name="VimmExportSkip">consciousness 259</text:p>
      <text:p text:style-name="VimmExportSkip">Recollectedness 178</text:p>
      <text:p text:style-name="VimmExportSkip">Recollection of deities 63, 154, 155, 180</text:p>
      <text:p text:style-name="VimmExportSkip">former lives 209</text:p>
      <text:p text:style-name="VimmExportSkip">liberality 63, 153, 179</text:p>
      <text:p text:style-name="VimmExportSkip">past existences 41</text:p>
      <text:p text:style-name="VimmExportSkip">past lives 221, 222</text:p>
      <text:p text:style-name="VimmExportSkip">peace 63, 177, 178, 179</text:p>
      <text:p text:style-name="VimmExportSkip">the Buddha 63, 140, 141,</text:p>
      <text:p text:style-name="VimmExportSkip">148</text:p>
      <text:p text:style-name="VimmExportSkip">the Community of Bhikkhus 63,150,152,179</text:p>
      <text:p text:style-name="VimmExportSkip">the law 63, 149</text:p>
      <text:p text:style-name="VimmExportSkip">virtue 63, 152, 179</text:p>
      <text:p text:style-name="VimmExportSkip">Recollections, the six 69</text:p>
      <text:p text:style-name="VimmExportSkip">Red <text:span text:style-name="VimmPali">kasiṇa</text:span> 126</text:p>
      <text:p text:style-name="VimmExportSkip">Red sign 126</text:p>
      <text:p text:style-name="VimmExportSkip">Reflection 23, 94, 95, 147</text:p>
      <text:p text:style-name="VimmExportSkip">Registration of effect 256</text:p>
      <text:p text:style-name="VimmExportSkip">Regress, states of 5</text:p>
      <text:p text:style-name="VimmExportSkip">Rejection of the hindrances 248</text:p>
      <text:p text:style-name="VimmExportSkip">Rejoicing 38, 94, 95</text:p>
      <text:p text:style-name="VimmExportSkip">Release from decay and death 237</text:p>
      <text:p text:style-name="VimmExportSkip">Reliance 19</text:p>
      <text:p text:style-name="VimmExportSkip">Re-linking consciousness 265</text:p>
      <text:p text:style-name="VimmExportSkip">Removal of hindrance 247</text:p>
      <text:p text:style-name="VimmExportSkip">non-dignity 7</text:p>
      <text:p text:style-name="VimmExportSkip">Renunciation 41, 144, 149, 150, 157, 163,</text:p>
      <text:p text:style-name="VimmExportSkip">189, 212, 249, 275</text:p>
      <text:p text:style-name="VimmExportSkip">Repose 101, 102</text:p>
      <text:p text:style-name="VimmExportSkip">Repulsion-reviewing 323</text:p>
      <text:p text:style-name="VimmExportSkip">Requisites 7, 20, 21, 39</text:p>
      <text:p text:style-name="VimmExportSkip">Resentment 9, 40, 182, 191, 193</text:p>
      <text:p text:style-name="VimmExportSkip">-perception 69</text:p>
      <text:p text:style-name="VimmExportSkip">Residence 27,33,35</text:p>
      <text:p text:style-name="VimmExportSkip">Resolution 9, 144</text:p>
      <text:p text:style-name="VimmExportSkip">Resolve 249, 298</text:p>
      <text:p text:style-name="VimmExportSkip">Resolves, the four 190</text:p>
      <text:p text:style-name="VimmExportSkip">Resort 17, 19, 57, 61</text:p>
      <text:p text:style-name="VimmExportSkip">Respiration, mindfulness of 63, 64, 65,</text:p>
      <text:p text:style-name="VimmExportSkip">156-161,164</text:p>
      <text:p text:style-name="VimmExportSkip">Resplendence, abode of 103, 104</text:p>
      <text:p text:style-name="VimmExportSkip">Restraint 1, 10, 17, 20, 24</text:p>
      <text:p text:style-name="VimmExportSkip">Retrogress 10</text:p>
      <text:p text:style-name="VimmExportSkip">Resultant consciousness 265</text:p>
      <text:p text:style-name="VimmExportSkip">Result, good 9</text:p>
      <text:p text:style-name="VimmExportSkip">Reviewing of states 164</text:p>
      <text:p text:style-name="VimmExportSkip">Revenge 53</text:p>
      <text:p text:style-name="VimmExportSkip">Reverence 18, 141</text:p>
      <text:p text:style-name="VimmExportSkip">Right Action 3, 272, 273</text:p>
      <text:p text:style-name="VimmExportSkip">Concentration 3, 24, 42, 93, 102 325</text:p>
      <text:p text:style-name="VimmExportSkip">consideration 188</text:p>
      <text:p text:style-name="VimmExportSkip">effort, fourfold 17</text:p>
      <text:p text:style-name="VimmExportSkip">efforts, the four 147, 149</text:p>
      <text:p text:style-name="VimmExportSkip">Exertion 272</text:p>
      <text:p text:style-name="VimmExportSkip">Livelihood 272</text:p>
      <text:p text:style-name="VimmExportSkip">Mindfulness 156, 171, 290</text:p>
      <text:p text:style-name="VimmExportSkip">recollectedness 152, 154</text:p>
      <text:p text:style-name="VimmExportSkip">Speech 3</text:p>
      <text:p text:style-name="VimmExportSkip">Thought 272</text:p>
      <text:p text:style-name="VimmExportSkip">understanding 2</text:p>
      <text:p text:style-name="VimmExportSkip">view 232</text:p>
      <text:p text:style-name="VimmExportSkip">View 272</text:p>
      <text:p text:style-name="VimmExportSkip">views 19</text:p>
      <text:p text:style-name="VimmExportSkip">Righteous conduct 151</text:p>
      <text:p text:style-name="VimmExportSkip">Righteousness 102</text:p>
      <text:p text:style-name="VimmExportSkip">Rigidity 6, 31, 41, 59, 91, 92, 94</text:p>
      <text:p text:style-name="VimmExportSkip">and torpor 91, 92, 94, 127</text:p>
      <text:p text:style-name="VimmExportSkip">Rising 100, 120</text:p>
      <text:p text:style-name="VimmExportSkip"><text:soft-page-break/>Rites and ceremonies 11</text:p>
      <text:p text:style-name="VimmExportSkip">Robes 20, 23, 27, 28, 34, 35, 36, 51, 57</text:p>
      <text:p text:style-name="VimmExportSkip">Robing, manner of 58</text:p>
      <text:p text:style-name="VimmExportSkip">Rustics 18</text:p>
      <text:p text:style-name="VimmExportSkip">Sacred day 36</text:p>
      <text:p text:style-name="VimmExportSkip"><text:span text:style-name="VimmPali">Sādhu</text:span> 133, 192</text:p>
      <text:p text:style-name="VimmExportSkip">Saintship 307</text:p>
      <text:p text:style-name="VimmExportSkip">Sakka birth-story 144</text:p>
      <text:p text:style-name="VimmExportSkip">Sameness 199</text:p>
      <text:p text:style-name="VimmExportSkip">Sanctity 17</text:p>
      <text:p text:style-name="VimmExportSkip">Sandal (wood) 8</text:p>
      <text:p text:style-name="VimmExportSkip">Sandals 18, 51</text:p>
      <text:p text:style-name="VimmExportSkip">Samkhapāla birth-story 144</text:p>
      <text:p text:style-name="VimmExportSkip">Sāriputta, Ven. Elder 168</text:p>
      <text:p text:style-name="VimmExportSkip">Satisfaction in little, finding 22</text:p>
      <text:p text:style-name="VimmExportSkip">Scales 39</text:p>
      <text:p text:style-name="VimmExportSkip">Science 142, 231</text:p>
      <text:p text:style-name="VimmExportSkip">Scriptures 231</text:p>
      <text:p text:style-name="VimmExportSkip">Seclusion 103</text:p>
      <text:p text:style-name="VimmExportSkip">Second meditation 311</text:p>
      <text:p text:style-name="VimmExportSkip">Seeking, three kinds of 314</text:p>
      <text:p text:style-name="VimmExportSkip">Seizing, by way of 68</text:p>
      <text:p text:style-name="VimmExportSkip">Self, the perception of 7</text:p>
      <text:p text:style-name="VimmExportSkip">Self-arrogance 22</text:p>
      <text:p text:style-name="VimmExportSkip">-conceit 9</text:p>
      <text:p text:style-name="VimmExportSkip">-indulgent 53</text:p>
      <text:p text:style-name="VimmExportSkip">-illusion 305, 318</text:p>
      <text:p text:style-name="VimmExportSkip">-perception 186</text:p>
      <text:p text:style-name="VimmExportSkip">-possessed 8</text:p>
      <text:p text:style-name="VimmExportSkip">-praise 11</text:p>
      <text:p text:style-name="VimmExportSkip">-restraint 32</text:p>
      <text:p text:style-name="VimmExportSkip">Sensation, dissolution of perception and</text:p>
      <text:p text:style-name="VimmExportSkip">179, 322, 323</text:p>
      <text:p text:style-name="VimmExportSkip">Sense-desire(s) 5, 73-75, 91, 121</text:p>
      <text:p text:style-name="VimmExportSkip">Sense, five objects of 32</text:p>
      <text:p text:style-name="VimmExportSkip">-object 240</text:p>
      <text:p text:style-name="VimmExportSkip">-organ-comprehension 267</text:p>
      <text:p text:style-name="VimmExportSkip"><text:span text:style-name="VimmPageNo">[[402|339]]</text:span> </text:p>
      <text:p text:style-name="VimmExportSkip">Sense-organ-object 251</text:p>
      <text:p text:style-name="VimmExportSkip">-organ of body 240</text:p>
      <text:p text:style-name="VimmExportSkip">ear 239</text:p>
      <text:p text:style-name="VimmExportSkip">eye 238, 239</text:p>
      <text:p text:style-name="VimmExportSkip">nose 239</text:p>
      <text:p text:style-name="VimmExportSkip">tongue 239</text:p>
      <text:p text:style-name="VimmExportSkip">-organs 238</text:p>
      <text:p text:style-name="VimmExportSkip">plane 3</text:p>
      <text:p text:style-name="VimmExportSkip">-pleasures 23</text:p>
      <text:p text:style-name="VimmExportSkip">-spheres 115, 258, 261, 283, 284</text:p>
      <text:p text:style-name="VimmExportSkip">Sensitiveness 252</text:p>
      <text:p text:style-name="VimmExportSkip">Sensual person, (meditation for a) 139</text:p>
      <text:p text:style-name="VimmExportSkip">Sensuality 59</text:p>
      <text:p text:style-name="VimmExportSkip">Sensuous element 232, 233</text:p>
      <text:p text:style-name="VimmExportSkip">Separated) space <text:span text:style-name="VimmPali">kasiṇa</text:span> 129</text:p>
      <text:p text:style-name="VimmExportSkip">Separation, view of 7</text:p>
      <text:p text:style-name="VimmExportSkip">Serenity 92, 94, 163, 231, 323</text:p>
      <text:p text:style-name="VimmExportSkip">-strength 323</text:p>
      <text:p text:style-name="VimmExportSkip">Servant, a passionate man like a 62</text:p>
      <text:p text:style-name="VimmExportSkip">Sesamum 34</text:p>
      <text:p text:style-name="VimmExportSkip">Seven enlightenment factors 156, 164, 165,</text:p>
      <text:p text:style-name="VimmExportSkip">311</text:p>
      <text:p text:style-name="VimmExportSkip">kinds of consciousness 251, 254</text:p>
      <text:p text:style-name="VimmExportSkip">kinds of supernormal power 210</text:p>
      <text:p text:style-name="VimmExportSkip">latencies 314, 317</text:p>
      <text:p text:style-name="VimmExportSkip">stations of consciousness 280, 289</text:p>
      <text:p text:style-name="VimmExportSkip">Shadow accompanying form 8</text:p>
      <text:p text:style-name="VimmExportSkip">Shamefastness 141</text:p>
      <text:p text:style-name="VimmExportSkip">Sick, the 36</text:p>
      <text:p text:style-name="VimmExportSkip">Sickness 36</text:p>
      <text:p text:style-name="VimmExportSkip">Sight 68</text:p>
      <text:p text:style-name="VimmExportSkip">Sign, the 7</text:p>
      <text:p text:style-name="VimmExportSkip">Sign of the defil<text:span text:style-name="T67">e</text:span>ments 289</text:p>
      <text:p text:style-name="VimmExportSkip">Signless consciousness 322</text:p>
      <text:p text:style-name="VimmExportSkip">element 288</text:p>
      <text:p text:style-name="VimmExportSkip">emancipation 312, 313, 314</text:p>
      <text:p text:style-name="VimmExportSkip">, view of the 7</text:p>
      <text:p text:style-name="VimmExportSkip">Silent Buddha(s) 194, 220, 221, 223, 227</text:p>
      <text:p text:style-name="VimmExportSkip">Silk 35</text:p>
      <text:p text:style-name="VimmExportSkip"><text:soft-page-break/>Similarity 199, 203</text:p>
      <text:p text:style-name="VimmExportSkip">Sitting, always, and not lying down 27,35</text:p>
      <text:p text:style-name="VimmExportSkip">-limit 31</text:p>
      <text:p text:style-name="VimmExportSkip">Six roots of contention 314, 316</text:p>
      <text:p text:style-name="VimmExportSkip">Skill in loss, means, profit 231, 232</text:p>
      <text:p text:style-name="VimmExportSkip">Skilful 37</text:p>
      <text:p text:style-name="VimmExportSkip">states 41, 277</text:p>
      <text:p text:style-name="VimmExportSkip">kin, disease of the 22</text:p>
      <text:p text:style-name="VimmExportSkip">-ailments 36</text:p>
      <text:p text:style-name="VimmExportSkip">Slanderous talk 224</text:p>
      <text:p text:style-name="VimmExportSkip">Sleep 34, 35, 97</text:p>
      <text:p text:style-name="VimmExportSkip">Sleeping, manner of 58</text:p>
      <text:p text:style-name="VimmExportSkip">Slothfulness 53</text:p>
      <text:p text:style-name="VimmExportSkip">Sloughing 17</text:p>
      <text:p text:style-name="VimmExportSkip">Slug<text:span text:style-name="T67">g</text:span>ishness 250</text:p>
      <text:p text:style-name="VimmExportSkip">Snakes 36</text:p>
      <text:p text:style-name="VimmExportSkip">Solitude 20, 27, 33, 46, 91, 95</text:p>
      <text:p text:style-name="VimmExportSkip">, bo<text:span text:style-name="T67">rn</text:span> of 95, 102, 134</text:p>
      <text:p text:style-name="VimmExportSkip">Son of truth 94</text:p>
      <text:p text:style-name="VimmExportSkip">Sorrow 146, 170, 205</text:p>
      <text:p text:style-name="VimmExportSkip">Soul, no 197</text:p>
      <text:p text:style-name="VimmExportSkip">-entity, no 187</text:p>
      <text:p text:style-name="VimmExportSkip">Space 115, 117</text:p>
      <text:p text:style-name="VimmExportSkip">-concentration 113</text:p>
      <text:p text:style-name="VimmExportSkip"><text:span text:style-name="VimmPali">kasiṇa</text:span> 129</text:p>
      <text:p text:style-name="VimmExportSkip">perception 129</text:p>
      <text:p text:style-name="VimmExportSkip">sign 129</text:p>
      <text:p text:style-name="VimmExportSkip">Speciality, (objects of), in concentration 67</text:p>
      <text:p text:style-name="VimmExportSkip">Speech, harsh 9</text:p>
      <text:p text:style-name="VimmExportSkip">intimation 240, 241</text:p>
      <text:p text:style-name="VimmExportSkip">Sphere of infinite consciousness 116, 117,</text:p>
      <text:p text:style-name="VimmExportSkip">118, 120, 130,325</text:p>
      <text:p text:style-name="VimmExportSkip">infinite space 113, 115, 116, 131,</text:p>
      <text:p text:style-name="VimmExportSkip">325</text:p>
      <text:p text:style-name="VimmExportSkip">neither perception nor non-per<text:span text:style-name="T67">c</text:span>eption 65, 119-22, 131</text:p>
      <text:p text:style-name="VimmExportSkip">nothingness 65, 67, 117, 118,119,</text:p>
      <text:p text:style-name="VimmExportSkip">131, 179, 195</text:p>
      <text:p text:style-name="VimmExportSkip">space, concentration of the 115</text:p>
      <text:p text:style-name="VimmExportSkip">Spheres, sense- 41, 52</text:p>
      <text:p text:style-name="VimmExportSkip">Sport 21</text:p>
      <text:p text:style-name="VimmExportSkip">(Stability 97, 296</text:p>
      <text:p text:style-name="VimmExportSkip">Stainless 7</text:p>
      <text:p text:style-name="VimmExportSkip">State, bestial 57</text:p>
      <text:p text:style-name="VimmExportSkip">of death 167, 168</text:p>
      <text:p text:style-name="VimmExportSkip">, serpent-57</text:p>
      <text:p text:style-name="VimmExportSkip">, unconditioned 326</text:p>
      <text:p text:style-name="VimmExportSkip">States, demeritorious 251</text:p>
      <text:p text:style-name="VimmExportSkip">, momentary destruction of 185</text:p>
      <text:p text:style-name="VimmExportSkip">, determination of 6</text:p>
      <text:p text:style-name="VimmExportSkip">, distinction in 195</text:p>
      <text:p text:style-name="VimmExportSkip">, evil s. of consciousness 21</text:p>
      <text:p text:style-name="VimmExportSkip">, meritorious 251</text:p>
      <text:p text:style-name="VimmExportSkip">of conditioned arising 263</text:p>
      <text:p text:style-name="VimmExportSkip">of consciousness 220</text:p>
      <text:p text:style-name="VimmExportSkip">of existence 223</text:p>
      <text:p text:style-name="VimmExportSkip">, reviewing of 164</text:p>
      <text:p text:style-name="VimmExportSkip">, the object of 255</text:p>
      <text:p text:style-name="VimmExportSkip">(which are obstacles to virtue) 9</text:p>
      <text:p text:style-name="VimmExportSkip">Steadfastness 10</text:p>
      <text:p text:style-name="VimmExportSkip">Stoppage of sounds 120</text:p>
      <text:p text:style-name="VimmExportSkip">Stream-entrant 7, 306, 308, 323</text:p>
      <text:p text:style-name="VimmExportSkip">Study, wisdom sprung from 231</text:p>
      <text:p text:style-name="VimmExportSkip">Succession, knowledge of 233</text:p>
      <text:p text:style-name="VimmExportSkip">Suffering 2, 8, 185, 186, 188, 191, 204, 288</text:p>
      <text:p text:style-name="VimmExportSkip">, forms of 206</text:p>
      <text:p text:style-name="VimmExportSkip">of the formations 311</text:p>
      <text:p text:style-name="VimmExportSkip">, tribulation of 205</text:p>
      <text:p text:style-name="VimmExportSkip">Superexcellent purity 95</text:p>
      <text:p text:style-name="VimmExportSkip">Supernormal knowledge 147, 190, 234</text:p>
      <text:p text:style-name="VimmExportSkip">magical power 324</text:p>
      <text:p text:style-name="VimmExportSkip">phenomena 235</text:p>
      <text:p text:style-name="VimmExportSkip">Supernormal power 65, 142, 148, 167, 168,</text:p>
      <text:p text:style-name="VimmExportSkip">s<text:tab/><text:tab/>209, 210, 211, 212,</text:p>
      <text:p text:style-name="VimmExportSkip">213, 216, 217, 218,</text:p>
      <text:p text:style-name="VimmExportSkip">219, 228</text:p>
      <text:p text:style-name="VimmExportSkip">, bases of 222, 304</text:p>
      <text:p text:style-name="VimmExportSkip">caused by mind 218</text:p>
      <text:p text:style-name="VimmExportSkip"><text:soft-page-break/>of exertion 273</text:p>
      <text:p text:style-name="VimmExportSkip">, the basis of 273</text:p>
      <text:p text:style-name="VimmExportSkip">of resolve 217, 218</text:p>
      <text:p text:style-name="VimmExportSkip">of scrutiny 273</text:p>
      <text:p text:style-name="VimmExportSkip">of thought 273</text:p>
      <text:p text:style-name="VimmExportSkip">of transformation 210</text:p>
      <text:p text:style-name="VimmExportSkip">217, 218</text:p>
      <text:p text:style-name="VimmExportSkip">of will, the basis of</text:p>
      <text:p text:style-name="VimmExportSkip">273</text:p>
      <text:p text:style-name="VimmExportSkip">, seven kinds of 210</text:p>
      <text:p text:style-name="VimmExportSkip">, three kinds of 209</text:p>
      <text:p text:style-name="VimmExportSkip">Supramundane faculties 312</text:p>
      <text:p text:style-name="VimmExportSkip">state 298</text:p>
      <text:p text:style-name="VimmExportSkip">wisdom 231</text:p>
      <text:p text:style-name="VimmExportSkip">Support 20</text:p>
      <text:p text:style-name="VimmExportSkip"><text:span text:style-name="VimmPageNo">[[403|340]]</text:span> </text:p>
      <text:p text:style-name="VimmExportSkip">Sup<text:span text:style-name="T67">p</text:span>ression, freedom of 2, 8</text:p>
      <text:p text:style-name="VimmExportSkip">of hindrances 42</text:p>
      <text:p text:style-name="VimmExportSkip">of tribulation 194</text:p>
      <text:p text:style-name="VimmExportSkip">Supreme Buddhas 194</text:p>
      <text:p text:style-name="VimmExportSkip">Supremely Enlightened Ones 223</text:p>
      <text:p text:style-name="VimmExportSkip">Sustained application of thought 290</text:p>
      <text:p text:style-name="VimmExportSkip">Talk <text:span text:style-name="T67">g</text:span>iven to 97</text:p>
      <text:p text:style-name="VimmExportSkip">Tangibles, perception of 114</text:p>
      <text:p text:style-name="VimmExportSkip">Teacher 36, 38, 61, 63</text:p>
      <text:p text:style-name="VimmExportSkip">of discipline 51</text:p>
      <text:p text:style-name="VimmExportSkip">Teaching(s) 17, 62</text:p>
      <text:p text:style-name="VimmExportSkip">Ten bases of hatred 250</text:p>
      <text:p text:style-name="VimmExportSkip">courses of unsk<text:span text:style-name="T67">il</text:span>ful action 318</text:p>
      <text:p text:style-name="VimmExportSkip">characteristics fulfilled in the first</text:p>
      <text:p text:style-name="VimmExportSkip"><text:span text:style-name="VimmPali">jhāna</text:span> 94, 95</text:p>
      <text:p text:style-name="VimmExportSkip">defilement 314, 318</text:p>
      <text:p text:style-name="VimmExportSkip">errors 318</text:p>
      <text:p text:style-name="VimmExportSkip">fetters 281, 318</text:p>
      <text:p text:style-name="VimmExportSkip">perceptions of putrescence 132, 139</text:p>
      <text:p text:style-name="VimmExportSkip">perfections 189</text:p>
      <text:p text:style-name="VimmExportSkip">Theft, use as 23</text:p>
      <text:p text:style-name="VimmExportSkip">Things as they are 4</text:p>
      <text:p text:style-name="VimmExportSkip">Thirst 21, 23</text:p>
      <text:p text:style-name="VimmExportSkip">Thirty material qualities 243</text:p>
      <text:p text:style-name="VimmExportSkip">-seven enlightenment accessories 273</text:p>
      <text:p text:style-name="VimmExportSkip">-two parts of the body 171</text:p>
      <text:p text:style-name="VimmExportSkip">Thought equilibrated 39</text:p>
      <text:p text:style-name="VimmExportSkip">, discursive 69</text:p>
      <text:p text:style-name="VimmExportSkip">formations 323</text:p>
      <text:p text:style-name="VimmExportSkip">, the four immeasurable thoughts</text:p>
      <text:p text:style-name="VimmExportSkip">63</text:p>
      <text:p text:style-name="VimmExportSkip">, initial and sustained application</text:p>
      <text:p text:style-name="VimmExportSkip">of 40, 42, 45, 46, 194, 323</text:p>
      <text:p text:style-name="VimmExportSkip">of appreciative joy 192</text:p>
      <text:p text:style-name="VimmExportSkip">, purity of 4</text:p>
      <text:p text:style-name="VimmExportSkip">-reversal 319</text:p>
      <text:p text:style-name="VimmExportSkip">, steadily moving, the perception</text:p>
      <text:p text:style-name="VimmExportSkip">of 46</text:p>
      <text:p text:style-name="VimmExportSkip">, wisdom sprung from 231</text:p>
      <text:p text:style-name="VimmExportSkip">Three comprehensions 253</text:p>
      <text:p text:style-name="VimmExportSkip">emancipations 312, 313</text:p>
      <text:p text:style-name="VimmExportSkip">fetters 305</text:p>
      <text:p text:style-name="VimmExportSkip">formations 325</text:p>
      <text:p text:style-name="VimmExportSkip">immoral roots 314</text:p>
      <text:p text:style-name="VimmExportSkip">kinds of comprehension 257</text:p>
      <text:p text:style-name="VimmExportSkip">kinds of ill 271</text:p>
      <text:p text:style-name="VimmExportSkip">kinds of inclusion 281</text:p>
      <text:p text:style-name="VimmExportSkip">kinds of seeking 314</text:p>
      <text:p text:style-name="VimmExportSkip">classes of Stream-entrant 308</text:p>
      <text:p text:style-name="VimmExportSkip">kinds of supernormal power 209</text:p>
      <text:p text:style-name="VimmExportSkip">links 263</text:p>
      <text:p text:style-name="VimmExportSkip">objects 220</text:p>
      <text:p text:style-name="VimmExportSkip">planes 277, 299, 300</text:p>
      <text:p text:style-name="VimmExportSkip">states of becoming 289</text:p>
      <text:p text:style-name="VimmExportSkip">supramundane faculties 312</text:p>
      <text:p text:style-name="VimmExportSkip">Threefold discrimination of the five aggregates 253</text:p>
      <text:p text:style-name="VimmExportSkip">Throne 25</text:p>
      <text:p text:style-name="VimmExportSkip">Time, discerning the 323</text:p>
      <text:p text:style-name="VimmExportSkip">Tooth-sticks 18,52</text:p>
      <text:p text:style-name="VimmExportSkip">Torpor 6, 34, 35, 91, 92, 240, 241</text:p>
      <text:p text:style-name="VimmExportSkip">Touch, organ of 35</text:p>
      <text:p text:style-name="VimmExportSkip"><text:soft-page-break/>Tradition 36</text:p>
      <text:p text:style-name="VimmExportSkip">Training 3, 161</text:p>
      <text:p text:style-name="VimmExportSkip">, Triple 3</text:p>
      <text:p text:style-name="VimmExportSkip">of the higher thought 3</text:p>
      <text:p text:style-name="VimmExportSkip">of the higher wisdom 3</text:p>
      <text:p text:style-name="VimmExportSkip">Training of the higher virtue 3</text:p>
      <text:p text:style-name="VimmExportSkip">thought 3</text:p>
      <text:p text:style-name="VimmExportSkip">wisdom 3</text:p>
      <text:p text:style-name="VimmExportSkip">virtue 3</text:p>
      <text:p text:style-name="VimmExportSkip">Tranquillity, 2, 5, 22, 33, 35, 37, 39. 46,</text:p>
      <text:p text:style-name="VimmExportSkip">47, 92, 95, 96, 101, 102, 205</text:p>
      <text:p text:style-name="VimmExportSkip">Transcending 64, 65, 110, 120, 121</text:p>
      <text:p text:style-name="VimmExportSkip">Transformation, supernormal power of</text:p>
      <text:p text:style-name="VimmExportSkip">209, 217, 218</text:p>
      <text:p text:style-name="VimmExportSkip">Transgression 7, 14, 24, 25</text:p>
      <text:p text:style-name="VimmExportSkip">Transgressor 23</text:p>
      <text:p text:style-name="VimmExportSkip">Treasure 26</text:p>
      <text:p text:style-name="VimmExportSkip">Tribulation(s) 7, 9, 25, .194, 196</text:p>
      <text:p text:style-name="VimmExportSkip">of suffering 205</text:p>
      <text:p text:style-name="VimmExportSkip">perception of 171</text:p>
      <text:p text:style-name="VimmExportSkip">suppression of 194</text:p>
      <text:p text:style-name="VimmExportSkip">Trickery 20</text:p>
      <text:p text:style-name="VimmExportSkip">Troubles 18</text:p>
      <text:p text:style-name="VimmExportSkip">Truth 2, 24, 40, 53, 144</text:p>
      <text:p text:style-name="VimmExportSkip">-comprehension 267</text:p>
      <text:p text:style-name="VimmExportSkip">, knowledge of 41</text:p>
      <text:p text:style-name="VimmExportSkip">of Cessation 268, 275, 277, 278,</text:p>
      <text:p text:style-name="VimmExportSkip">286, 292</text:p>
      <text:p text:style-name="VimmExportSkip">of Ill 253, 257, 258, 268, 275, 277-79,</text:p>
      <text:p text:style-name="VimmExportSkip">281, 282, 284, 285, 292, 293</text:p>
      <text:p text:style-name="VimmExportSkip">of Ill, the Noble 269</text:p>
      <text:p text:style-name="VimmExportSkip">of Origin 253, 277, 278, 281, 292</text:p>
      <text:p text:style-name="VimmExportSkip">of the Origin of Ill, the Noble 271,</text:p>
      <text:p text:style-name="VimmExportSkip">272</text:p>
      <text:p text:style-name="VimmExportSkip">of the Path 275, 277, 281</text:p>
      <text:p text:style-name="VimmExportSkip">, perfection of 189</text:p>
      <text:p text:style-name="VimmExportSkip">, resolve of 190</text:p>
      <text:p text:style-name="VimmExportSkip">Truths 253</text:p>
      <text:p text:style-name="VimmExportSkip">, doctrine of the 230</text:p>
      <text:p text:style-name="VimmExportSkip">, the Four (Noble) 3, 5, 49</text:p>
      <text:p text:style-name="VimmExportSkip">Twelve arisings of unskilful consciousness</text:p>
      <text:p text:style-name="VimmExportSkip">319</text:p>
      <text:p text:style-name="VimmExportSkip">material qualities 241</text:p>
      <text:p text:style-name="VimmExportSkip">means of removing hatred 185</text:p>
      <text:p text:style-name="VimmExportSkip">reversals 319</text:p>
      <text:p text:style-name="VimmExportSkip">sense-organs (and sense-objects)254</text:p>
      <text:p text:style-name="VimmExportSkip">Twenty modes 263, 265</text:p>
      <text:p text:style-name="VimmExportSkip">Twenty-six materials qualities 240</text:p>
      <text:p text:style-name="VimmExportSkip">Twin-miracle 44, 146, 190</text:p>
      <text:p text:style-name="VimmExportSkip">Two attainments m concentration 310</text:p>
      <text:p text:style-name="VimmExportSkip">enjoyments 320</text:p>
      <text:p text:style-name="VimmExportSkip">kinds of ill 270</text:p>
      <text:p text:style-name="VimmExportSkip">kinds of wisdom 231</text:p>
      <text:p text:style-name="VimmExportSkip">Type, lower, middle, higher 3</text:p>
      <text:p text:style-name="VimmExportSkip">Uddaka Rāmaputta 114</text:p>
      <text:p text:style-name="VimmExportSkip">Unbinding 17</text:p>
      <text:p text:style-name="VimmExportSkip">Unborn, Freedom of the 323</text:p>
      <text:p text:style-name="VimmExportSkip">, knowledge of the 150</text:p>
      <text:p text:style-name="VimmExportSkip">Unbroken mindfulness of respiration 160</text:p>
      <text:p text:style-name="VimmExportSkip">Uncertainty 6, 41, 59, 91, 92, 120, 121,</text:p>
      <text:p text:style-name="VimmExportSkip">146, 147, 160, 224, 305, 318</text:p>
      <text:p text:style-name="VimmExportSkip">Unconditioned state 326</text:p>
      <text:p text:style-name="VimmExportSkip">Understanding 229</text:p>
      <text:p text:style-name="VimmExportSkip">of emptiness 197</text:p>
      <text:p text:style-name="VimmExportSkip">-strength 310</text:p>
      <text:p text:style-name="VimmExportSkip">things as they are 4</text:p>
      <text:p text:style-name="VimmExportSkip">Undivided thought 122-128</text:p>
      <text:p text:style-name="VimmExportSkip">Unfettered, wisdom of the 233</text:p>
      <text:p text:style-name="VimmExportSkip">Unhankered emancipation 312-314</text:p>
      <text:p text:style-name="VimmExportSkip">Unification of mind 42, 45</text:p>
      <text:p text:style-name="VimmExportSkip">Union, the destruction of 7</text:p>
      <text:p text:style-name="VimmExportSkip">Unruffledness 102</text:p>
      <text:p text:style-name="VimmExportSkip"><text:span text:style-name="VimmPageNo">[[404|341]]</text:span> </text:p>
      <text:p text:style-name="VimmExportSkip">Unshakable one 17</text:p>
      <text:p text:style-name="VimmExportSkip">Unskilful man 37</text:p>
      <text:p text:style-name="VimmExportSkip">states 277</text:p>
      <text:p text:style-name="VimmExportSkip"><text:span text:style-name="VimmPali">Uppala</text:span> 172</text:p>
      <text:p text:style-name="VimmExportSkip"><text:soft-page-break/>Upright conduct 151</text:p>
      <text:p text:style-name="VimmExportSkip">Uttarakuru 16</text:p>
      <text:p text:style-name="VimmExportSkip">Vacuity, element of space and 155</text:p>
      <text:p text:style-name="VimmExportSkip">Verbal formations 323</text:p>
      <text:p text:style-name="VimmExportSkip">Verities, the four noble 1</text:p>
      <text:p text:style-name="VimmExportSkip">View of evanescen<text:span text:style-name="T67">c</text:span>e 7</text:p>
      <text:p text:style-name="VimmExportSkip">of non-yearning 7</text:p>
      <text:p text:style-name="VimmExportSkip">, the reversal of 319</text:p>
      <text:p text:style-name="VimmExportSkip">Views, cankers of 7</text:p>
      <text:p text:style-name="VimmExportSkip">, evil 9</text:p>
      <text:p text:style-name="VimmExportSkip">, false 148</text:p>
      <text:p text:style-name="VimmExportSkip">freedom from 2</text:p>
      <text:p text:style-name="VimmExportSkip">, purity of 4</text:p>
      <text:p text:style-name="VimmExportSkip">Vinaya 1</text:p>
      <text:p text:style-name="VimmExportSkip">Vindictiveness 59</text:p>
      <text:p text:style-name="VimmExportSkip">Virtue 1, 2, 4, 5, 7, 14, 19, 39, 144, 154, 182</text:p>
      <text:p text:style-name="VimmExportSkip">183</text:p>
      <text:p text:style-name="VimmExportSkip">allied to disparate desires 13, 14</text:p>
      <text:p text:style-name="VimmExportSkip">like desires 13,14</text:p>
      <text:p text:style-name="VimmExportSkip">no desires 13, 14</text:p>
      <text:p text:style-name="VimmExportSkip">, anxious 14</text:p>
      <text:p text:style-name="VimmExportSkip">’ Ariyan 3</text:p>
      <text:p text:style-name="VimmExportSkip">as accumulation 16</text:p>
      <text:p text:style-name="VimmExportSkip">as complete path of ending 16</text:p>
      <text:p text:style-name="VimmExportSkip">as ending 16</text:p>
      <text:p text:style-name="VimmExportSkip">as virtue 16</text:p>
      <text:p text:style-name="VimmExportSkip">, learner’s 14</text:p>
      <text:p text:style-name="VimmExportSkip">, benefits of 6, 8</text:p>
      <text:p text:style-name="VimmExportSkip">, complete 24</text:p>
      <text:p text:style-name="VimmExportSkip">connected with the requisites 17, 24</text:p>
      <text:p text:style-name="VimmExportSkip">, dependent 11</text:p>
      <text:p text:style-name="VimmExportSkip">, doubtful 14</text:p>
      <text:p text:style-name="VimmExportSkip">, fatuous 14</text:p>
      <text:p text:style-name="VimmExportSkip">, fearful 14</text:p>
      <text:p text:style-name="VimmExportSkip">, final stage of 6, 9</text:p>
      <text:p text:style-name="VimmExportSkip">, function of 6, 8</text:p>
      <text:p text:style-name="VimmExportSkip">, group of 2, 3</text:p>
      <text:p text:style-name="VimmExportSkip">, immeasurable 11</text:p>
      <text:p text:style-name="VimmExportSkip">, impure 14</text:p>
      <text:p text:style-name="VimmExportSkip">, incomplete 24</text:p>
      <text:p text:style-name="VimmExportSkip">, indicated 3</text:p>
      <text:p text:style-name="VimmExportSkip">’ inferior 15</text:p>
      <text:p text:style-name="VimmExportSkip">, initial stage of 6, 9</text:p>
      <text:p text:style-name="VimmExportSkip">, inviolable 12</text:p>
      <text:p text:style-name="VimmExportSkip">, learning-ender’s 14</text:p>
      <text:p text:style-name="VimmExportSkip">, manifestation of 6, 8</text:p>
      <text:p text:style-name="VimmExportSkip">, meaning of 6, 8</text:p>
      <text:p text:style-name="VimmExportSkip">, measurable 11</text:p>
      <text:p text:style-name="VimmExportSkip">, medial stage of 6, 9</text:p>
      <text:p text:style-name="VimmExportSkip">, middling 15</text:p>
      <text:p text:style-name="VimmExportSkip">, moral 27</text:p>
      <text:p text:style-name="VimmExportSkip">, mundane 10</text:p>
      <text:p text:style-name="VimmExportSkip">, near cause of 6, 8</text:p>
      <text:p text:style-name="VimmExportSkip">, neither learner’s nor learning en<text:span text:style-name="T69">d</text:span>er’s</text:p>
      <text:p text:style-name="VimmExportSkip">14</text:p>
      <text:p text:style-name="VimmExportSkip">, non-dependent 11</text:p>
      <text:p text:style-name="VimmExportSkip">, not-tarnished 13</text:p>
      <text:p text:style-name="VimmExportSkip">, non-characterizable 9</text:p>
      <text:p text:style-name="VimmExportSkip">of abstention 6</text:p>
      <text:p text:style-name="VimmExportSkip">of discarding 10</text:p>
      <text:p text:style-name="VimmExportSkip">of enhanced practice 11</text:p>
      <text:p text:style-name="VimmExportSkip">of experiencing and not transgressing 12</text:p>
      <text:p text:style-name="VimmExportSkip">Virtue of extirpating and not transgressing 12</text:p>
      <text:p text:style-name="VimmExportSkip">of faculty restraint 17</text:p>
      <text:p text:style-name="VimmExportSkip">of non-transgression 6</text:p>
      <text:p text:style-name="VimmExportSkip">of the commoner 3</text:p>
      <text:p text:style-name="VimmExportSkip">of the fundamentals of the holy</text:p>
      <text:p text:style-name="VimmExportSkip">life 11</text:p>
      <text:p text:style-name="VimmExportSkip">of the purity of livelihood 17</text:p>
      <text:p text:style-name="VimmExportSkip">of quelling evil and not transgressing 12</text:p>
      <text:p text:style-name="VimmExportSkip">of the rules-of-the-order-restraint 17</text:p>
      <text:p text:style-name="VimmExportSkip">of undertaking 10</text:p>
      <text:p text:style-name="VimmExportSkip">of volition 6</text:p>
      <text:p text:style-name="VimmExportSkip">partaking of deterioration 15</text:p>
      <text:p text:style-name="VimmExportSkip">partaking of penetration 3, 15</text:p>
      <text:p text:style-name="VimmExportSkip">partaking of stagnation 15</text:p>
      <text:p text:style-name="VimmExportSkip"/>
      <text:p text:style-name="VimmExportSkip">pertaining to the faculties 7</text:p>
      <text:p text:style-name="VimmExportSkip"><text:soft-page-break/>practised till the dissolution of the</text:p>
      <text:p text:style-name="VimmExportSkip">body 12</text:p>
      <text:p text:style-name="VimmExportSkip">practised within a time-limit 12</text:p>
      <text:p text:style-name="VimmExportSkip">practised to the full 5</text:p>
      <text:p text:style-name="VimmExportSkip">, pure 14</text:p>
      <text:p text:style-name="VimmExportSkip">, purity of 4, 25</text:p>
      <text:p text:style-name="VimmExportSkip">, recollection of 63, 67, 152, 179</text:p>
      <text:p text:style-name="VimmExportSkip">, salient characteristics of 6, 7</text:p>
      <text:p text:style-name="VimmExportSkip">, skilful 9, 17</text:p>
      <text:p text:style-name="VimmExportSkip">, spotless 12</text:p>
      <text:p text:style-name="VimmExportSkip">, superior 15</text:p>
      <text:p text:style-name="VimmExportSkip">, supramundane 10</text:p>
      <text:p text:style-name="VimmExportSkip">swayed by the body and life 13</text:p>
      <text:p text:style-name="VimmExportSkip">Law 13</text:p>
      <text:p text:style-name="VimmExportSkip">world 13</text:p>
      <text:p text:style-name="VimmExportSkip">, tarnished 13</text:p>
      <text:p text:style-name="VimmExportSkip">that is good manners 16</text:p>
      <text:p text:style-name="VimmExportSkip">law 16</text:p>
      <text:p text:style-name="VimmExportSkip">natural 16</text:p>
      <text:p text:style-name="VimmExportSkip">(the result of) former conditions 16</text:p>
      <text:p text:style-name="VimmExportSkip">, the training of the higher 3</text:p>
      <text:p text:style-name="VimmExportSkip">, tranquillized 13</text:p>
      <text:p text:style-name="VimmExportSkip">, unskilful 9, 17</text:p>
      <text:p text:style-name="VimmExportSkip">with limit 11</text:p>
      <text:p text:style-name="VimmExportSkip">without limit 11</text:p>
      <text:p text:style-name="VimmExportSkip">Visiting bhikkhu 36</text:p>
      <text:p text:style-name="VimmExportSkip"/>
      <text:p text:style-name="VimmExportSkip">Vicissitudes of the formations 288</text:p>
      <text:p text:style-name="VimmExportSkip">Visual consciousness 239</text:p>
      <text:p text:style-name="VimmExportSkip">Void emancipation 312-14</text:p>
      <text:p text:style-name="VimmExportSkip">Void, view of the 7</text:p>
      <text:p text:style-name="VimmExportSkip">Volition 247</text:p>
      <text:p text:style-name="VimmExportSkip">Waist-cloth 29</text:p>
      <text:p text:style-name="VimmExportSkip">Walking, modes Of 21, 58</text:p>
      <text:p text:style-name="VimmExportSkip">Water 61, 200</text:p>
      <text:p text:style-name="VimmExportSkip">, aggregation of 201</text:p>
      <text:p text:style-name="VimmExportSkip">, element of 198, 199, 203</text:p>
      <text:p text:style-name="VimmExportSkip">, essence of 200</text:p>
      <text:p text:style-name="VimmExportSkip"><text:span text:style-name="VimmPali">kasiṇa</text:span> 121, 122</text:p>
      <text:p text:style-name="VimmExportSkip">-limit 31</text:p>
      <text:p text:style-name="VimmExportSkip">perception 122</text:p>
      <text:p text:style-name="VimmExportSkip">sign 122</text:p>
      <text:p text:style-name="VimmExportSkip">Way, virtue of the 149</text:p>
      <text:p text:style-name="VimmExportSkip">Way of Escape 301</text:p>
      <text:p text:style-name="VimmExportSkip">Weariness, karmic, of body 23</text:p>
      <text:p text:style-name="VimmExportSkip">Welfare, worldly 11</text:p>
      <text:p text:style-name="VimmExportSkip">Well-faring 8</text:p>
      <text:p text:style-name="VimmExportSkip">-taught 149</text:p>
      <text:p text:style-name="VimmExportSkip"><text:span text:style-name="VimmPageNo">[[405|342]]</text:span> </text:p>
      <text:p text:style-name="VimmExportSkip">White-Horse birth-story 145</text:p>
      <text:p text:style-name="VimmExportSkip"><text:span text:style-name="VimmPali">kasiṇa</text:span> 127, 128, 130</text:p>
      <text:p text:style-name="VimmExportSkip">sign 127, 128</text:p>
      <text:p text:style-name="VimmExportSkip">Six-tusked Elephant-sage 144</text:p>
      <text:p text:style-name="VimmExportSkip">Wickedness 37</text:p>
      <text:p text:style-name="VimmExportSkip">Will 146, 213</text:p>
      <text:p text:style-name="VimmExportSkip">Wind 34, 58</text:p>
      <text:p text:style-name="VimmExportSkip">Wisdom 1, 4, 5, 19, 42, 95, 141, 144, 146,</text:p>
      <text:p text:style-name="VimmExportSkip">154, 166, 168, 177, 183, 205, 229,</text:p>
      <text:p text:style-name="VimmExportSkip">230</text:p>
      <text:p text:style-name="VimmExportSkip">, (acquiring of) 231</text:p>
      <text:p text:style-name="VimmExportSkip">, aggregate of 253</text:p>
      <text:p text:style-name="VimmExportSkip">, benefits of 230</text:p>
      <text:p text:style-name="VimmExportSkip">due to aversion and also to</text:p>
      <text:p text:style-name="VimmExportSkip">penetration 234</text:p>
      <text:p text:style-name="VimmExportSkip">due to combination 233</text:p>
      <text:p text:style-name="VimmExportSkip">due to combination and non-</text:p>
      <text:p text:style-name="VimmExportSkip">combination 233</text:p>
      <text:p text:style-name="VimmExportSkip">due to neither aversion nor</text:p>
      <text:p text:style-name="VimmExportSkip">penetration 234</text:p>
      <text:p text:style-name="VimmExportSkip">due to neither combination nor-</text:p>
      <text:p text:style-name="VimmExportSkip">non-combination 233-34</text:p>
      <text:p text:style-name="VimmExportSkip">due to penetration and not to</text:p>
      <text:p text:style-name="VimmExportSkip">aversion 234</text:p>
      <text:p text:style-name="VimmExportSkip">, group of 2, 3</text:p>
      <text:p text:style-name="VimmExportSkip">, higher 7</text:p>
      <text:p text:style-name="VimmExportSkip">, meaning of 231</text:p>
      <text:p text:style-name="VimmExportSkip">, mundane 231</text:p>
      <text:p text:style-name="VimmExportSkip"><text:soft-page-break/>due to neither combination nor</text:p>
      <text:p text:style-name="VimmExportSkip">to non-combination 233-34</text:p>
      <text:p text:style-name="VimmExportSkip">of the form element 232, 233</text:p>
      <text:p text:style-name="VimmExportSkip">of the formless element 232-34,</text:p>
      <text:p text:style-name="VimmExportSkip">of the Four Paths 232, 233, 234</text:p>
      <text:p text:style-name="VimmExportSkip">of the Fruits 232, 233</text:p>
      <text:p text:style-name="VimmExportSkip">of the sensuous element 232, 233</text:p>
      <text:p text:style-name="VimmExportSkip">, unfettered 233</text:p>
      <text:p text:style-name="VimmExportSkip">, perfection of 189</text:p>
      <text:p text:style-name="VimmExportSkip">, resolve of 190</text:p>
      <text:p text:style-name="VimmExportSkip">, speciality of 68</text:p>
      <text:p text:style-name="VimmExportSkip">Wisdom sprung from culture 231</text:p>
      <text:p text:style-name="VimmExportSkip">study 231</text:p>
      <text:p text:style-name="VimmExportSkip">thought 231</text:p>
      <text:p text:style-name="VimmExportSkip">, supramundane 231</text:p>
      <text:p text:style-name="VimmExportSkip">that accumulates 232</text:p>
      <text:p text:style-name="VimmExportSkip">does not accumulate 232</text:p>
      <text:p text:style-name="VimmExportSkip">neither accumulates nor does</text:p>
      <text:p text:style-name="VimmExportSkip">not accumulate 232</text:p>
      <text:p text:style-name="VimmExportSkip">, training of the higher 3</text:p>
      <text:p text:style-name="VimmExportSkip">, two kinds of 231</text:p>
      <text:p text:style-name="VimmExportSkip">, the group of 2, 24</text:p>
      <text:p text:style-name="VimmExportSkip">Wise 11, 22, 25</text:p>
      <text:p text:style-name="VimmExportSkip">, not following the 9</text:p>
      <text:p text:style-name="VimmExportSkip">Wishes, paucity of 27</text:p>
      <text:p text:style-name="VimmExportSkip">Wit 43, 44, 53</text:p>
      <text:p text:style-name="VimmExportSkip">Word meaning 254</text:p>
      <text:p text:style-name="VimmExportSkip">World 33</text:p>
      <text:p text:style-name="VimmExportSkip">of beings 143</text:p>
      <text:p text:style-name="VimmExportSkip">Brahma 181, 209, 218</text:p>
      <text:p text:style-name="VimmExportSkip">formations 143</text:p>
      <text:p text:style-name="VimmExportSkip">Worms 138</text:p>
      <text:p text:style-name="VimmExportSkip">Worminess, sign of 138</text:p>
      <text:p text:style-name="VimmExportSkip">Women, contact with 10</text:p>
      <text:p text:style-name="VimmExportSkip">Worship of fire 21</text:p>
      <text:p text:style-name="VimmExportSkip">Wrong concentration 42, 319</text:p>
      <text:p text:style-name="VimmExportSkip">emancipation 319</text:p>
      <text:p text:style-name="VimmExportSkip">livelihood 9, 18, 20, 21, 23, 24</text:p>
      <text:p text:style-name="VimmExportSkip">mindfulness 224</text:p>
      <text:p text:style-name="VimmExportSkip">Wrongdoing 34</text:p>
      <text:p text:style-name="VimmExportSkip">Wrongly grasping diversity 294</text:p>
      <text:p text:style-name="VimmExportSkip">grasping non-effort 294</text:p>
      <text:p text:style-name="VimmExportSkip">grasping the states 294</text:p>
      <text:p text:style-name="VimmExportSkip"><text:span text:style-name="VimmPali">Yakkha</text:span> 199, 200</text:p>
      <text:p text:style-name="VimmExportSkip">Yamataggi 167</text:p>
      <text:p text:style-name="VimmExportSkip">Yearning, the destruction of 7</text:p>
      <text:p text:style-name="VimmExportSkip">Yellow <text:span text:style-name="VimmPali">kasiṇa</text:span> 125</text:p>
      <text:p text:style-name="VimmExportSkip">sign 125</text:p>
      <text:p text:style-name="VimmExportSkip">Yogin 104 <text:span text:style-name="VimmPali">passim</text:span></text:p>
      <text:p text:style-name="VimmExportSkip">Yoke 231, 315</text:p>
      <text:p text:style-name="VimmExportSkip"><text:span text:style-name="VimmPageNo">[[406|343]]</text:span> </text:p>
      <text:p text:style-name="VimmExportSkip">Pali index</text:p>
      <text:p text:style-name="VimmExportSkip"><text:span text:style-name="VimmPali">(Words and Subjects in Notes)</text:span></text:p>
      <text:p text:style-name="VimmExportSkip"/>
      <text:p text:style-name="VimmExportSkip">aṁsu, 173.</text:p>
      <text:p text:style-name="VimmExportSkip">Akaniṭṭha, 112; 309; °gāmi, 5; 309.</text:p>
      <text:p text:style-name="VimmExportSkip">akālika, 149.</text:p>
      <text:p text:style-name="VimmExportSkip">akuppa, 17; vimutti, 226.</text:p>
      <text:p text:style-name="VimmExportSkip">akusala, 37. °kammapatha <text:span text:style-name="VimmPali"><text:span text:style-name="T36">(ten),</text:span></text:span><text:span text:style-name="T16"> </text:span>318.</text:p>
      <text:p text:style-name="VimmExportSkip">°citta (<text:span text:style-name="VimmPali">twelve, in detail</text:span>), 320.</text:p>
      <text:p text:style-name="VimmExportSkip">°cittuppāda, 319.</text:p>
      <text:p text:style-name="VimmExportSkip">°<text:span text:style-name="T16">mūl</text:span>ā<text:span text:style-name="T16">ni </text:span>(<text:span text:style-name="VimmPali">three</text:span>), 279, 314.</text:p>
      <text:p text:style-name="VimmExportSkip">agati-gamana <text:span text:style-name="VimmPali">(four),</text:span> 316.</text:p>
      <text:p text:style-name="VimmExportSkip">agga. 37; 307; °<text:span text:style-name="T16">ñña </text:span><text:span text:style-name="VimmPali"><text:span text:style-name="T36">(etc.),</text:span></text:span><text:span text:style-name="T16"> </text:span>188.</text:p>
      <text:p text:style-name="VimmExportSkip">aggi, °kkhanda, 299. n’atthi rāgasamo,</text:p>
      <text:p text:style-name="VimmExportSkip">281; -homa, 21.</text:p>
      <text:p text:style-name="VimmExportSkip">agocara <text:span text:style-name="VimmPali">(in detail),</text:span> 19.</text:p>
      <text:p text:style-name="VimmExportSkip"><text:span text:style-name="T16">Agon, </text:span>Chu <text:span text:style-name="VimmPali"><text:span text:style-name="T36">(Chínese),</text:span></text:span><text:span text:style-name="T16"> </text:span>104; 112.</text:p>
      <text:p text:style-name="VimmExportSkip">Aggivessana, 145; 189.</text:p>
      <text:p text:style-name="VimmExportSkip">aṅga-samatikkama, 121.</text:p>
      <text:p text:style-name="VimmExportSkip">acakkhukarana, 80</text:p>
      <text:p text:style-name="VimmExportSkip">accāraddha, °viriya, 77; 225-26.</text:p>
      <text:p text:style-name="VimmExportSkip">acci, 287-88.</text:p>
      <text:p text:style-name="VimmExportSkip"><text:soft-page-break/><text:span text:style-name="T16">aecha, </text:span>222.</text:p>
      <text:p text:style-name="VimmExportSkip">ajapadadanda, 290-91.</text:p>
      <text:p text:style-name="VimmExportSkip">ajjhupekkhanatā, 81.</text:p>
      <text:p text:style-name="VimmExportSkip"><text:span text:style-name="T16">añjalikaraṇīya, </text:span>151.</text:p>
      <text:p text:style-name="VimmExportSkip"><text:span text:style-name="T16">aññath</text:span>ā<text:span text:style-name="T16">, </text:span>278.</text:p>
      <text:p text:style-name="VimmExportSkip"><text:span text:style-name="T16">aññ</text:span>ā<text:span text:style-name="T16">paṭivedba, </text:span>65.</text:p>
      <text:p text:style-name="VimmExportSkip"><text:span text:style-name="T16">aṭṭha, </text:span>-purisa-puggalā, 151.</text:p>
      <text:p text:style-name="VimmExportSkip">a<text:span text:style-name="T16">ṭṭ</text:span>hi, 204; <text:span text:style-name="VimmPali">(in detail),</text:span> 137ff.</text:p>
      <text:p text:style-name="VimmExportSkip">a<text:span text:style-name="T16">ṭṭ</text:span>hika, 63.</text:p>
      <text:p text:style-name="VimmExportSkip">a<text:span text:style-name="T16">ṭṭ</text:span>hita, 37.</text:p>
      <text:p text:style-name="VimmExportSkip">aḍḍha, 87. °a<text:span text:style-name="T16">ṭṭ</text:span>haratana, 324.</text:p>
      <text:p text:style-name="VimmExportSkip"><text:span text:style-name="T16">a</text:span>ṇḍ<text:span text:style-name="T16">a, </text:span>26; kukku<text:span text:style-name="T16">ṭ</text:span>°, 174.</text:p>
      <text:p text:style-name="VimmExportSkip">aṇṇava, mahā udaka°, 276.</text:p>
      <text:p text:style-name="VimmExportSkip">Atappā, 112; 309.</text:p>
      <text:p text:style-name="VimmExportSkip">ati, °nijjhāyitatta, 226 ; °līnaviriya, 225-26.</text:p>
      <text:p text:style-name="VimmExportSkip">atta, °to 295; 305. °vāda, 294; °<text:span text:style-name="T16">saññ</text:span>ā<text:span text:style-name="T16">, </text:span>186;</text:p>
      <text:p text:style-name="VimmExportSkip">°bhāva, 170; <text:span text:style-name="T16">-hita, </text:span>289.</text:p>
      <text:p text:style-name="VimmExportSkip">attha, 250. °veda, 148;</text:p>
      <text:p text:style-name="VimmExportSkip">adinnādāna, 10; 188.</text:p>
      <text:p text:style-name="VimmExportSkip">adukkha, 47.</text:p>
      <text:p text:style-name="VimmExportSkip">adukkhamasukha, 111.</text:p>
      <text:p text:style-name="VimmExportSkip">addhāna-magga-paṭipanna, 219.</text:p>
      <text:p text:style-name="VimmExportSkip">adhika, Vāta°, semha°, 58.</text:p>
      <text:p text:style-name="VimmExportSkip">adhicitta, °sikkhā, 3; 161.</text:p>
      <text:p text:style-name="VimmExportSkip">adhiṭṭhāna, 9; <text:span text:style-name="VimmPali">(the four),</text:span> 190.</text:p>
      <text:p text:style-name="VimmExportSkip"><text:span text:style-name="T16">adhipaññ</text:span>ā<text:span text:style-name="T16">, </text:span>°sikkhā, 3; 161.</text:p>
      <text:p text:style-name="VimmExportSkip">adhipateyya, <text:span text:style-name="VimmPali">(the three),</text:span> 13.</text:p>
      <text:p text:style-name="VimmExportSkip">adhimutta, tad-, 41.</text:p>
      <text:p text:style-name="VimmExportSkip">adhimokkha, 298.</text:p>
      <text:p text:style-name="VimmExportSkip">adhivāsana, °sila, 183.</text:p>
      <text:p text:style-name="VimmExportSkip">adhisīla, °sikkhā, 3; 161.</text:p>
      <text:p text:style-name="VimmExportSkip">anatta, °<text:span text:style-name="T16">ato, </text:span>288; 310.</text:p>
      <text:p text:style-name="VimmExportSkip">anabhisambuddha, 225.</text:p>
      <text:p text:style-name="VimmExportSkip">anamatagga, 204; 261.</text:p>
      <text:p text:style-name="VimmExportSkip">anagāriya, 227.</text:p>
      <text:p text:style-name="VimmExportSkip">anācāra, kāyika°, vācasika°, 18.</text:p>
      <text:p text:style-name="VimmExportSkip">Anāthapiṇḍika, 289.</text:p>
      <text:p text:style-name="VimmExportSkip">anācariyaka, 140.</text:p>
      <text:p text:style-name="VimmExportSkip">anāgāmi, <text:span text:style-name="VimmPali">(the five),</text:span> 309; °magga, 307.</text:p>
      <text:p text:style-name="VimmExportSkip">anāvila-saṁkappa, 307.</text:p>
      <text:p text:style-name="VimmExportSkip">anicca, °<text:span text:style-name="T16">ato, </text:span>288; 310.</text:p>
      <text:p text:style-name="VimmExportSkip">anibbatta, 170.</text:p>
      <text:p text:style-name="VimmExportSkip">animitta, 300; 313.</text:p>
      <text:p text:style-name="VimmExportSkip">anukampā, 186.</text:p>
      <text:p text:style-name="VimmExportSkip">anuttara, 1 ; 143.</text:p>
      <text:p text:style-name="VimmExportSkip">anudayā, 186.</text:p>
      <text:p text:style-name="VimmExportSkip">anupabbajjā, 178.</text:p>
      <text:p text:style-name="VimmExportSkip">anupassanā, anatta°, anicca°, dukkha°, 313.</text:p>
      <text:p text:style-name="VimmExportSkip"><text:span text:style-name="T19">anupassati, </text:span><text:span text:style-name="VimmPali"><text:span text:style-name="T36">(as</text:span></text:span><text:span text:style-name="T16"> </text:span><text:span text:style-name="T19">nicca </text:span><text:span text:style-name="VimmPali"><text:span text:style-name="T36">etc.),</text:span></text:span><text:span text:style-name="T16"> </text:span><text:span text:style-name="T19">295.</text:span></text:p>
      <text:p text:style-name="VimmExportSkip">anupassi(n), anicca°, virāga°, nirodha°,</text:p>
      <text:p text:style-name="VimmExportSkip">paṭinissagga°, 157.</text:p>
      <text:p text:style-name="VimmExportSkip">anupādisesanibbāna, 2.</text:p>
      <text:p text:style-name="VimmExportSkip"><text:span text:style-name="T19">anupubbavihāra, </text:span><text:span text:style-name="T16">nava, </text:span><text:span text:style-name="T19">40.</text:span></text:p>
      <text:p text:style-name="VimmExportSkip">anumodanā, 300.</text:p>
      <text:p text:style-name="VimmExportSkip"><text:span text:style-name="T19">Anuruddha </text:span><text:span text:style-name="VimmPali"><text:span text:style-name="T36">(Ven. Eider),</text:span></text:span><text:span text:style-name="T16"> </text:span><text:span text:style-name="T19">131; 225.</text:span></text:p>
      <text:p text:style-name="VimmExportSkip">anulomapaṭiloma, jhāna°, 132.</text:p>
      <text:p text:style-name="VimmExportSkip">anulomika khanti, 300.</text:p>
      <text:p text:style-name="VimmExportSkip"><text:span text:style-name="T19">anusaya, 143; 307. 310. </text:span><text:span text:style-name="VimmPali"><text:span text:style-name="T32">(the seven),</text:span></text:span><text:span text:style-name="T19"> 280;</text:span></text:p>
      <text:p text:style-name="VimmExportSkip">vicikicchā°, diṭṭhi°, 305.</text:p>
      <text:p text:style-name="VimmExportSkip">anussati, 178.</text:p>
      <text:p text:style-name="VimmExportSkip"><text:span text:style-name="T19">anussava. </text:span><text:span text:style-name="T16">aññatra </text:span><text:span text:style-name="T19">anussavā </text:span><text:span text:style-name="VimmPali"><text:span text:style-name="T36">etc.,</text:span></text:span><text:span text:style-name="T16"> </text:span><text:span text:style-name="T19">321.</text:span></text:p>
      <text:p text:style-name="VimmExportSkip">anottappa, 7.</text:p>
      <text:p text:style-name="VimmExportSkip"><text:span text:style-name="T19">a</text:span><text:span text:style-name="T16">nkura, </text:span><text:span text:style-name="T19">261.</text:span></text:p>
      <text:p text:style-name="VimmExportSkip"><text:span text:style-name="T19">anta, 5;</text:span><text:span text:style-name="VimmPali"><text:span text:style-name="T32"> (the two),</text:span></text:span><text:span text:style-name="T19"> 149.</text:span></text:p>
      <text:p text:style-name="VimmExportSkip">antaravāsaka, 29.</text:p>
      <text:p text:style-name="VimmExportSkip">antima. ayam antimā jāti, 226.</text:p>
      <text:p text:style-name="VimmExportSkip">andu, 74.</text:p>
      <text:p text:style-name="VimmExportSkip">andhakāra, 303; tibb°, 172.</text:p>
      <text:p text:style-name="VimmExportSkip">andhakaraṇa, 80.</text:p>
      <text:p text:style-name="VimmExportSkip">anna, 173.</text:p>
      <text:p text:style-name="VimmExportSkip">apacaya, 234.</text:p>
      <text:p text:style-name="VimmExportSkip">aparimāṇa, 188.</text:p>
      <text:p text:style-name="VimmExportSkip">aparihīna, 41.</text:p>
      <text:p text:style-name="VimmExportSkip"><text:span text:style-name="T16">ap</text:span><text:span text:style-name="T19">ān</text:span><text:span text:style-name="T16">a, </text:span><text:span text:style-name="T19">156.</text:span></text:p>
      <text:p text:style-name="VimmExportSkip"><text:soft-page-break/>apāya, 5; 186; 227.</text:p>
      <text:p text:style-name="VimmExportSkip">appanā, 94.</text:p>
      <text:p text:style-name="VimmExportSkip">appaṇihita, 313.</text:p>
      <text:p text:style-name="VimmExportSkip"><text:span text:style-name="T16">appamaññ</text:span><text:span text:style-name="T19">ā</text:span><text:span text:style-name="T16">, </text:span><text:span text:style-name="T19">194. </text:span><text:span text:style-name="VimmPali"><text:span text:style-name="T32">(the four),</text:span></text:span><text:span text:style-name="T19"> 63;</text:span></text:p>
      <text:p text:style-name="VimmExportSkip">appamāda, °ena sampādetha, 131.</text:p>
      <text:p text:style-name="VimmExportSkip">appamāṇa, citta, 63.</text:p>
      <text:p text:style-name="VimmExportSkip">appameyya, 72.</text:p>
      <text:p text:style-name="VimmExportSkip">abhaya, 188.</text:p>
      <text:p text:style-name="VimmExportSkip">Abhayagirivāsin, 94.</text:p>
      <text:p text:style-name="VimmExportSkip">abhijjhā-domanassa, 78:</text:p>
      <text:p text:style-name="VimmExportSkip">Abhidhannakosa, 169.</text:p>
      <text:p text:style-name="VimmExportSkip"><text:span text:style-name="T16">abhiññ</text:span><text:span text:style-name="T19">ā</text:span><text:span text:style-name="T16">, </text:span><text:span text:style-name="T19">°vosānapāramippatta, 223.</text:span></text:p>
      <text:p text:style-name="VimmExportSkip"><text:span text:style-name="T16">Abhibhū </text:span><text:span text:style-name="T19">(sāvaka), 217.</text:span></text:p>
      <text:p text:style-name="VimmExportSkip"><text:span text:style-name="T19">abhisamaya, pahāna°, </text:span><text:span text:style-name="T16">pariññ</text:span><text:span text:style-name="T19">ā°</text:span><text:span text:style-name="T16">, </text:span><text:span text:style-name="T19">bhāvanā°,</text:span></text:p>
      <text:p text:style-name="VimmExportSkip">sacchikiriya°, 303.</text:p>
      <text:p text:style-name="VimmExportSkip">amata, 147. °ogadha, °pariyosāna, 281;</text:p>
      <text:p text:style-name="VimmExportSkip">°dvāra, 306.</text:p>
      <text:p text:style-name="VimmExportSkip">amba, 18.</text:p>
      <text:p text:style-name="VimmExportSkip">Ambaṭṭha, 142.</text:p>
      <text:p text:style-name="VimmExportSkip">ayoghana, 309.</text:p>
      <text:p text:style-name="VimmExportSkip"><text:span text:style-name="T16">arañña, </text:span><text:span text:style-name="T19">187; °</text:span><text:span text:style-name="T16">gata, </text:span><text:span text:style-name="T19">157.</text:span></text:p>
      <text:p text:style-name="VimmExportSkip">arati, 249.</text:p>
      <text:p text:style-name="VimmExportSkip">araha, 321.</text:p>
      <text:p text:style-name="VimmExportSkip">arahad-dhaja, surattaṁ, 183.</text:p>
      <text:p text:style-name="VimmExportSkip">arahatta, 264; -phala, 312; 321; -phala-</text:p>
      <text:p text:style-name="VimmExportSkip">samāpatti, 321; °magga, 307; 321.</text:p>
      <text:p text:style-name="VimmExportSkip"><text:span text:style-name="T19">ariya, °sāvaka, 154; 188. -saccāni </text:span><text:span text:style-name="VimmPali"><text:span text:style-name="T32">(the</text:span></text:span></text:p>
      <text:p text:style-name="VimmExportSkip"><text:span text:style-name="VimmPali"><text:span text:style-name="T32">four),</text:span></text:span><text:span text:style-name="T19"> 5; °dhamma </text:span><text:span text:style-name="VimmPali"><text:span text:style-name="T32">(the four),</text:span></text:span><text:span text:style-name="T19"> 1.</text:span></text:p>
      <text:p text:style-name="VimmExportSkip">ariyā, 105.</text:p>
      <text:p text:style-name="VimmExportSkip"><text:span text:style-name="VimmPageNo">[[407|344]]</text:span> </text:p>
      <text:p text:style-name="VimmExportSkip">ani, °gattapakkagatta, 174.</text:p>
      <text:p text:style-name="VimmExportSkip">arūpāvacara samādhi, 3.</text:p>
      <text:p text:style-name="VimmExportSkip">aroga, 275.</text:p>
      <text:p text:style-name="VimmExportSkip">avakāsa, 133.</text:p>
      <text:p text:style-name="VimmExportSkip">avikkhepa, °aṭṭha, 161.</text:p>
      <text:p text:style-name="VimmExportSkip">avijjā, 145; 262; 275; °paccayā, °anusaya,</text:p>
      <text:p text:style-name="VimmExportSkip">262.</text:p>
      <text:p text:style-name="VimmExportSkip">avitatha, 278.</text:p>
      <text:p text:style-name="VimmExportSkip">avippaṭisāra, 4.</text:p>
      <text:p text:style-name="VimmExportSkip">avisāhāra, 162.</text:p>
      <text:p text:style-name="VimmExportSkip">Avihā, 112; 309.</text:p>
      <text:p text:style-name="VimmExportSkip">avihiṁsā, 191.</text:p>
      <text:p text:style-name="VimmExportSkip">avera, 188.</text:p>
      <text:p text:style-name="VimmExportSkip">avyākata, 37; 278.</text:p>
      <text:p text:style-name="VimmExportSkip">avyāpajja, 188.</text:p>
      <text:p text:style-name="VimmExportSkip">avyāpāra, 293.</text:p>
      <text:p text:style-name="VimmExportSkip">asaṁkhata, 263 ; 278;<text:tab/>°gāmi magga, 194.</text:p>
      <text:p text:style-name="VimmExportSkip">asaṁvuta, 78.</text:p>
      <text:p text:style-name="VimmExportSkip"><text:span text:style-name="T16">asaññasatta, </text:span>112.</text:p>
      <text:p text:style-name="VimmExportSkip">asankheyya, 144.</text:p>
      <text:p text:style-name="VimmExportSkip">asamāhita, °puggalaparivajjanatā, 81.</text:p>
      <text:p text:style-name="VimmExportSkip">asammoha,<text:span text:style-name="T16"> </text:span>°<text:span text:style-name="T16">ato, </text:span>161.</text:p>
      <text:p text:style-name="VimmExportSkip"><text:span text:style-name="T16">asi, </text:span>218.</text:p>
      <text:p text:style-name="VimmExportSkip">asukha, 47.</text:p>
      <text:p text:style-name="VimmExportSkip">asuci, 172-73.</text:p>
      <text:p text:style-name="VimmExportSkip">asekha, 17; °sīlakkhandha, °samādhi°,</text:p>
      <text:p text:style-name="VimmExportSkip">°<text:span text:style-name="T16">paññ</text:span>ā°<text:span text:style-name="T16">, </text:span>°vimutti°, °<text:span text:style-name="T16">vimuttiñ</text:span>āṇ<text:span text:style-name="T16">adassana</text:span>°<text:span text:style-name="T16">,</text:span></text:p>
      <text:p text:style-name="VimmExportSkip">253 ; 279.</text:p>
      <text:p text:style-name="VimmExportSkip">asecanaka, 156.</text:p>
      <text:p text:style-name="VimmExportSkip">assa, 218.</text:p>
      <text:p text:style-name="VimmExportSkip">assādeti, 41.</text:p>
      <text:p text:style-name="VimmExportSkip">assāsa, °ādimajjhapariyosāna, 158; -passāsa,</text:p>
      <text:p text:style-name="VimmExportSkip">120; 198.</text:p>
      <text:p text:style-name="VimmExportSkip">ahiṁsā, 191.</text:p>
      <text:p text:style-name="VimmExportSkip">ahiri, 7.</text:p>
      <text:p text:style-name="VimmExportSkip">ahīnindriya, 217-18.</text:p>
      <text:p text:style-name="VimmExportSkip">Āgama, Dīrgha (<text:span text:style-name="VimmPali">Chinese),</text:span> 169; Madyama</text:p>
      <text:p text:style-name="VimmExportSkip"><text:span text:style-name="VimmPali">(Chinese),</text:span> 48.</text:p>
      <text:p text:style-name="VimmExportSkip">āgucārin, 283.</text:p>
      <text:p text:style-name="VimmExportSkip">āghāta, °paṭivinaya, 186.</text:p>
      <text:p text:style-name="VimmExportSkip">ācaya, 234; °gāminī <text:span text:style-name="T16">paññ</text:span>ā<text:span text:style-name="T16">, </text:span>232.</text:p>
      <text:p text:style-name="VimmExportSkip">ācariya, 36.</text:p>
      <text:p text:style-name="VimmExportSkip">ātappam anvāya, 227.</text:p>
      <text:p text:style-name="VimmExportSkip">Ātāpī, 110.</text:p>
      <text:p text:style-name="VimmExportSkip">ātura, 173.</text:p>
      <text:p text:style-name="VimmExportSkip"><text:soft-page-break/>āna, 156.</text:p>
      <text:p text:style-name="VimmExportSkip">Ānanda (<text:span text:style-name="VimmPali">Ven. Elder), </text:span>100; 322.</text:p>
      <text:p text:style-name="VimmExportSkip">Ānāpānasati, 63; 69; 156; (<text:span text:style-name="VimmPali">four </text:span>satipaṭṭhānas</text:p>
      <text:p text:style-name="VimmExportSkip"><text:span text:style-name="VimmPali">fulfilled),</text:span> 164; °samādhi, 157.</text:p>
      <text:p text:style-name="VimmExportSkip">ānisaṁsa, 6; <text:span text:style-name="VimmPali">(eleven</text:span> of mettā), 181.</text:p>
      <text:p text:style-name="VimmExportSkip">ānejja, °ppatta, 219.</text:p>
      <text:p text:style-name="VimmExportSkip">āpajjati,41.</text:p>
      <text:p text:style-name="VimmExportSkip">āpatti, °desanā, 24; °khandha, satta, 20.</text:p>
      <text:p text:style-name="VimmExportSkip">āpānīyakaṁsa, 248.</text:p>
      <text:p text:style-name="VimmExportSkip">āpo, 248.</text:p>
      <text:p text:style-name="VimmExportSkip">ā<text:span text:style-name="T16">b</text:span>ā<text:span text:style-name="T16">dhika, </text:span>275.</text:p>
      <text:p text:style-name="VimmExportSkip">ābharaṇa, 8.</text:p>
      <text:p text:style-name="VimmExportSkip">Ābhassara, 103-4; 280.</text:p>
      <text:p text:style-name="VimmExportSkip">ābhisamācārika, 11.</text:p>
      <text:p text:style-name="VimmExportSkip">āmalaka, 18.</text:p>
      <text:p text:style-name="VimmExportSkip">āyatana, ā<text:span text:style-name="T16">kiñcaññ°, </text:span>63; 121 ; 195. neva-</text:p>
      <text:p text:style-name="VimmExportSkip"><text:span text:style-name="T16">saññ</text:span>ānā<text:span text:style-name="T16">saññ°, </text:span>63; 120; ākāsāna<text:span text:style-name="T16">ñc°</text:span>, 116;</text:p>
      <text:p text:style-name="VimmExportSkip">195; <text:span text:style-name="T16">viññ</text:span>āṇ<text:span text:style-name="T16">añc°, </text:span>117; 195; ajjhattika-</text:p>
      <text:p text:style-name="VimmExportSkip">bāhira, 254.</text:p>
      <text:p text:style-name="VimmExportSkip">āyu, 325; <text:span text:style-name="T16">°</text:span>ppamāṇa, 104; 116.</text:p>
      <text:p text:style-name="VimmExportSkip">ā<text:span text:style-name="T16">raññikaṅga, </text:span>27.</text:p>
      <text:p text:style-name="VimmExportSkip">ārammaṇa, °ato, 161; paritta-, appamāṇa-,</text:p>
      <text:p text:style-name="VimmExportSkip">44; ajjhattabahiddh°, 227.</text:p>
      <text:p text:style-name="VimmExportSkip">āragga, 296.</text:p>
      <text:p text:style-name="VimmExportSkip">ārāmatā, kamma°, niddā°, bhassa°, saṅga-</text:p>
      <text:p text:style-name="VimmExportSkip">ṇikā°, 78.</text:p>
      <text:p text:style-name="VimmExportSkip"><text:span text:style-name="T19">ā</text:span><text:span text:style-name="T16">laya, </text:span><text:span text:style-name="T19">an°, 277.</text:span></text:p>
      <text:p text:style-name="VimmExportSkip">āloka, 274; 303.</text:p>
      <text:p text:style-name="VimmExportSkip">Āḷāra Kālāma, 115.</text:p>
      <text:p text:style-name="VimmExportSkip">āvaraṇa 74.</text:p>
      <text:p text:style-name="VimmExportSkip">āvāsa, satta°, 143.</text:p>
      <text:p text:style-name="VimmExportSkip">āsaya, 143.</text:p>
      <text:p text:style-name="VimmExportSkip">āsava, °ānaṁ khayā, 179; an°, 179.</text:p>
      <text:p text:style-name="VimmExportSkip"><text:span text:style-name="T19">āsī </text:span><text:span text:style-name="VimmPali"><text:span text:style-name="T32">and</text:span></text:span><text:span text:style-name="T19"> āsi. °visa, 250; 299.</text:span></text:p>
      <text:p text:style-name="VimmExportSkip"><text:span text:style-name="T19">āhāra, 22; kabaḷinkāra, 248; </text:span><text:span text:style-name="T16">paṭikkūla-</text:span></text:p>
      <text:p text:style-name="VimmExportSkip"><text:span text:style-name="T16">saññ</text:span><text:span text:style-name="T19">ā</text:span><text:span text:style-name="T16">, </text:span><text:span text:style-name="T19">63.</text:span></text:p>
      <text:p text:style-name="VimmExportSkip">āhuṇeyya, 151.</text:p>
      <text:p text:style-name="VimmExportSkip"><text:span text:style-name="T16">iñjan</text:span><text:span text:style-name="T19">ā</text:span><text:span text:style-name="T16">, </text:span><text:span text:style-name="T19">161 ; 204.</text:span></text:p>
      <text:p text:style-name="VimmExportSkip"><text:span text:style-name="T16">iñjitatta, </text:span><text:span text:style-name="T19">156.</text:span></text:p>
      <text:p text:style-name="VimmExportSkip">iddhi, adhiṭṭhānā°, 209 ; 217. ariyā°, kamma-</text:p>
      <text:p text:style-name="VimmExportSkip"><text:span text:style-name="T19">vipākajā°,211. </text:span><text:span text:style-name="T16">ñ</text:span><text:span text:style-name="T19">āṇavipphāra°, 210. °pāda</text:span></text:p>
      <text:p text:style-name="VimmExportSkip"><text:span text:style-name="T19">(</text:span><text:span text:style-name="VimmPali">the four),</text:span> <text:span text:style-name="T19">212. </text:span><text:span text:style-name="T16">puññavato</text:span><text:span text:style-name="T19">°</text:span><text:span text:style-name="T16">, </text:span><text:span text:style-name="T19">212. mano-</text:span></text:p>
      <text:p text:style-name="VimmExportSkip"><text:span text:style-name="T16">may</text:span><text:span text:style-name="T19">ā°</text:span><text:span text:style-name="T16">, </text:span><text:span text:style-name="T19">210; 218. °mā, 201; 215; 217.</text:span></text:p>
      <text:p text:style-name="VimmExportSkip"><text:span text:style-name="T19">vikubbanā°, 210; 217. </text:span><text:span text:style-name="T16">vijj</text:span><text:span text:style-name="T19">ā</text:span><text:span text:style-name="T16">may</text:span><text:span text:style-name="T19">ā°</text:span><text:span text:style-name="T16">, </text:span><text:span text:style-name="T19">212.</text:span></text:p>
      <text:p text:style-name="VimmExportSkip"><text:span text:style-name="T19">°vidhā, </text:span>209. <text:span text:style-name="T19">samādhivipphārā°, 210.</text:span></text:p>
      <text:p text:style-name="VimmExportSkip">sammāpayogapaccayā ijjhanaṭṭhena°,212.</text:p>
      <text:p text:style-name="VimmExportSkip">indriya, 77; 205. °guttadvāra, 21. jīvit°,</text:p>
      <text:p text:style-name="VimmExportSkip">204. tikkh° 143. dukkh°, domanass°,</text:p>
      <text:p text:style-name="VimmExportSkip">110. °saṁvara, 229. °samattapaṭipāda-</text:p>
      <text:p text:style-name="VimmExportSkip">anatā, 81. sukh°, somanass°, 111.</text:p>
      <text:p text:style-name="VimmExportSkip">iriyāpatha, 58.</text:p>
      <text:p text:style-name="VimmExportSkip">isi, 144.</text:p>
      <text:p text:style-name="VimmExportSkip">issara, 249.</text:p>
      <text:p text:style-name="VimmExportSkip">isikā, 218.</text:p>
      <text:p text:style-name="VimmExportSkip">uju, °kāya, 304.</text:p>
      <text:p text:style-name="VimmExportSkip">uttama, 37.</text:p>
      <text:p text:style-name="VimmExportSkip">Uttarā Nandamātā (upāsikā), 210.</text:p>
      <text:p text:style-name="VimmExportSkip">uttarāsanga, 29; 51.</text:p>
      <text:p text:style-name="VimmExportSkip">udaka, patta, 222; °vāraka, 321.</text:p>
      <text:p text:style-name="VimmExportSkip"><text:span text:style-name="T19">°rahada </text:span><text:span text:style-name="VimmPali"><text:span text:style-name="T32">(sim.),</text:span></text:span><text:span text:style-name="T19"> 104.</text:span></text:p>
      <text:p text:style-name="VimmExportSkip"><text:span text:style-name="T19">udarapa</text:span>ṭ<text:span text:style-name="T19">ala, 172.</text:span></text:p>
      <text:p text:style-name="VimmExportSkip"><text:span text:style-name="T19">Udāyi (</text:span><text:span text:style-name="VimmPali"><text:span text:style-name="T36">Ven. </text:span></text:span><text:span text:style-name="VimmPali">Elder),</text:span><text:span text:style-name="T19">76; 110; 222-23.</text:span></text:p>
      <text:p text:style-name="VimmExportSkip">uddhacca, 77; °kukkucca, 84.</text:p>
      <text:p text:style-name="VimmExportSkip">uddharaṇa (<text:span text:style-name="VimmPali">six processes),</text:span> <text:span text:style-name="T19">201.</text:span></text:p>
      <text:p text:style-name="VimmExportSkip">uddhumātaka, 63; 132.</text:p>
      <text:p text:style-name="VimmExportSkip">upakkilesa, 226; vigat°, 142.</text:p>
      <text:p text:style-name="VimmExportSkip">Upagupta, 166.</text:p>
      <text:p text:style-name="VimmExportSkip">upacāra, °appaṇābheda, 311.</text:p>
      <text:p text:style-name="VimmExportSkip">upasaṅkamana, 178.</text:p>
      <text:p text:style-name="VimmExportSkip">upajjhāya, 36; 51.</text:p>
      <text:p text:style-name="VimmExportSkip"><text:span text:style-name="T16">upa</text:span><text:span text:style-name="T19">ṭṭ</text:span><text:span text:style-name="T16">h</text:span><text:span text:style-name="T19">ā</text:span><text:span text:style-name="T16">na, </text:span><text:span text:style-name="T19">298.</text:span></text:p>
      <text:p text:style-name="VimmExportSkip">Upatissatthera, 57.</text:p>
      <text:p text:style-name="VimmExportSkip">upadhi, 187.</text:p>
      <text:p text:style-name="VimmExportSkip"><text:span text:style-name="T19">upanisā. </text:span><text:span text:style-name="T16">dukkhūpanis</text:span><text:span text:style-name="T19">ā</text:span><text:span text:style-name="T16"> </text:span><text:span text:style-name="T19">saddhā; 229.</text:span></text:p>
      <text:p text:style-name="VimmExportSkip"><text:soft-page-break/><text:span text:style-name="T19">upamā, 274; 285. (</text:span><text:span text:style-name="VimmPali">illustrating the five</text:span></text:p>
      <text:p text:style-name="VimmExportSkip">khandhas), <text:span text:style-name="T19">168. puttamaṁsa°, 22.</text:span></text:p>
      <text:p text:style-name="VimmExportSkip">°saṁsandana, 302.</text:p>
      <text:p text:style-name="VimmExportSkip">upavādaka. ariyānaṁ, u., 227.</text:p>
      <text:p text:style-name="VimmExportSkip">upasaṁharaṇa, 197.</text:p>
      <text:p text:style-name="VimmExportSkip">upasamānussati, 63.</text:p>
      <text:p text:style-name="VimmExportSkip"><text:span text:style-name="T16">upasaṅkamana, </text:span><text:span text:style-name="T19">178.</text:span></text:p>
      <text:p text:style-name="VimmExportSkip"><text:span text:style-name="T19">upādāna </text:span><text:span text:style-name="VimmPali">(the four),</text:span> <text:span text:style-name="T19">315.</text:span></text:p>
      <text:p text:style-name="VimmExportSkip">upāya, 237. khandha-, āyatana-, dhātu-,</text:p>
      <text:p text:style-name="VimmExportSkip">paṭiccasamuppāda-, sacca-, 237.</text:p>
      <text:p text:style-name="VimmExportSkip"><text:span text:style-name="T19">upāyāsa, 271. </text:span><text:span text:style-name="T16">°</text:span><text:span text:style-name="T19">dhammato, 300.</text:span></text:p>
      <text:p text:style-name="VimmExportSkip">upāsaka, 19; 300.</text:p>
      <text:p text:style-name="VimmExportSkip">upāsikā, 19.</text:p>
      <text:p text:style-name="VimmExportSkip"><text:span text:style-name="VimmPageNo">[[408|345]]</text:span> </text:p>
      <text:p text:style-name="VimmExportSkip">upekhaka, 47; 90; 105.</text:p>
      <text:p text:style-name="VimmExportSkip">Upekkhā, 47; 63 ; 298. °cetovimutti, 195.</text:p>
      <text:p text:style-name="VimmExportSkip">sati-pārisuddhi, 47; 110. °anubrūhaṇū, 94.</text:p>
      <text:p text:style-name="VimmExportSkip"><text:span text:style-name="VimmPali">(the eight),</text:span> 105.</text:p>
      <text:p text:style-name="VimmExportSkip">uposatha, 36.</text:p>
      <text:p text:style-name="VimmExportSkip">uppajjati, 293.</text:p>
      <text:p text:style-name="VimmExportSkip">uppala, 172. (<text:span text:style-name="VimmPali">the seven kinds),</text:span> 240.</text:p>
      <text:p text:style-name="VimmExportSkip">uppalinī, <text:span text:style-name="VimmPali">(sim),</text:span> 108.</text:p>
      <text:p text:style-name="VimmExportSkip">uppāda, 293; 296; 300.</text:p>
      <text:p text:style-name="VimmExportSkip">ubbilla, °adhikaraṇaṁ (samādhi cavi), 225.</text:p>
      <text:p text:style-name="VimmExportSkip">ummaka, 125.</text:p>
      <text:p text:style-name="VimmExportSkip">ummujjanimujja, 215.</text:p>
      <text:p text:style-name="VimmExportSkip">usmā, 325.</text:p>
      <text:p text:style-name="VimmExportSkip">ussāha, 283.</text:p>
      <text:p text:style-name="VimmExportSkip">ussolhi, 283.</text:p>
      <text:p text:style-name="VimmExportSkip">eka, °agga, 88. °aggacitta, 300. °aggatā,</text:p>
      <text:p text:style-name="VimmExportSkip">310. °ārakkha, 307. °āsanikaṅga, 27.</text:p>
      <text:p text:style-name="VimmExportSkip">°cchanda, 227. °tta, 293. °bījī, 308.</text:p>
      <text:p text:style-name="VimmExportSkip">°vidhādi, 274.</text:p>
      <text:p text:style-name="VimmExportSkip">ekodi, 135. -bhāva, 47; 101.</text:p>
      <text:p text:style-name="VimmExportSkip">eṇi, 206.</text:p>
      <text:p text:style-name="VimmExportSkip">etad-agga, 210.</text:p>
      <text:p text:style-name="VimmExportSkip">esanā <text:span text:style-name="VimmPali">(three),</text:span> 314.</text:p>
      <text:p text:style-name="VimmExportSkip">ehipassika, 149.</text:p>
      <text:p text:style-name="VimmExportSkip"><text:span text:style-name="VimmPali">ogha (the four),</text:span> 276; 315.</text:p>
      <text:p text:style-name="VimmExportSkip">ocaraka, 182.</text:p>
      <text:p text:style-name="VimmExportSkip">ojā, 242.</text:p>
      <text:p text:style-name="VimmExportSkip">odāta vattha, 112.</text:p>
      <text:p text:style-name="VimmExportSkip">onanayika, 149.</text:p>
      <text:p text:style-name="VimmExportSkip">opapātika, 179.</text:p>
      <text:p text:style-name="VimmExportSkip">obhāsa, 225; 298.</text:p>
      <text:p text:style-name="VimmExportSkip">orasa. Bhagavato putto oraso mukhato</text:p>
      <text:p text:style-name="VimmExportSkip">jāto; puttā Buddhassa orasā, 306.</text:p>
      <text:p text:style-name="VimmExportSkip"/>
      <text:p text:style-name="VimmExportSkip">kakaca, 158. °danta, 158. <text:span text:style-name="VimmPali">(sim.),</text:span> 182.</text:p>
      <text:p text:style-name="VimmExportSkip">Kakusandha (Sammāsambuddha), 223.</text:p>
      <text:p text:style-name="VimmExportSkip">kankhāvitaraṇavisuddhi, 286.</text:p>
      <text:p text:style-name="VimmExportSkip">kaṭṭha, 324. °vāhana, 299.</text:p>
      <text:p text:style-name="VimmExportSkip">kaṇikāra, 125.</text:p>
      <text:p text:style-name="VimmExportSkip">kaṇṭaka, 114; 120.</text:p>
      <text:p text:style-name="VimmExportSkip">kaṇṭhanāla, 264.</text:p>
      <text:p text:style-name="VimmExportSkip">kaṇḍupaṭiccādi, 36.</text:p>
      <text:p text:style-name="VimmExportSkip">kaṇṇikāmaṇḍala, 228.</text:p>
      <text:p text:style-name="VimmExportSkip">kata, -karaṇīya, 307.</text:p>
      <text:p text:style-name="VimmExportSkip">kathāvatthu <text:span text:style-name="VimmPali">(the ten),</text:span> 19.</text:p>
      <text:p text:style-name="VimmExportSkip">Kapotakandara, 324.</text:p>
      <text:p text:style-name="VimmExportSkip">kappa, 104. vīsati° sahassa, 116. caturā-</text:p>
      <text:p text:style-name="VimmExportSkip">sīti°, 120. cattārīsa°, 117. saṭṭhi°, 118.</text:p>
      <text:p text:style-name="VimmExportSkip">kappāsa, 35. °picu, 214.</text:p>
      <text:p text:style-name="VimmExportSkip">kama, 274.</text:p>
      <text:p text:style-name="VimmExportSkip">kampana, 161.</text:p>
      <text:p text:style-name="VimmExportSkip">kambala, 35.</text:p>
      <text:p text:style-name="VimmExportSkip">kamma, ānantarika° <text:span text:style-name="VimmPali">(the five),</text:span> 121. -pacca-</text:p>
      <text:p text:style-name="VimmExportSkip">yā, 174. purāṇa°, 239. °ssaka <text:span text:style-name="VimmPali">(etc),</text:span></text:p>
      <text:p text:style-name="VimmExportSkip">186; 267. °ssakata ñāṇa, 232.</text:p>
      <text:p text:style-name="VimmExportSkip">kammaṭṭhāna, 100. °abhimukha, 304.</text:p>
      <text:p text:style-name="VimmExportSkip">karaṇda, 218.</text:p>
      <text:p text:style-name="VimmExportSkip">karuṇā, 63. °cetovimutti, 191; 195. -pubba-</text:p>
      <text:p text:style-name="VimmExportSkip">bhāga, 191. °bhāvanā, 191. mahā°, 191.</text:p>
      <text:p text:style-name="VimmExportSkip"><text:soft-page-break/>kalala <text:span text:style-name="VimmPali">(etc),</text:span> 173-74.</text:p>
      <text:p text:style-name="VimmExportSkip">kalāpa, 241. (cakkhu <text:span text:style-name="VimmPali">etc),</text:span> 241.</text:p>
      <text:p text:style-name="VimmExportSkip">kapiṭṭha, 18.</text:p>
      <text:p text:style-name="VimmExportSkip">kali, 281.</text:p>
      <text:p text:style-name="VimmExportSkip">kalyāṇa, °mitta, 48; 300. °mittatā, 49.</text:p>
      <text:p text:style-name="VimmExportSkip">°sahāyatā, 49. °sampavanka, 48. °sampa-</text:p>
      <text:p text:style-name="VimmExportSkip">vankatā, 49.</text:p>
      <text:p text:style-name="VimmExportSkip">kalla. citta-kallataṁ, 229.</text:p>
      <text:p text:style-name="VimmExportSkip"><text:span text:style-name="T19">Kasiṇa </text:span><text:span text:style-name="VimmPali">(the twelve),</text:span> <text:span text:style-name="T19">63.</text:span></text:p>
      <text:p text:style-name="VimmExportSkip">kassaka, 324.</text:p>
      <text:p text:style-name="VimmExportSkip">Kassapa (Sammāsambuddha), 223.</text:p>
      <text:p text:style-name="VimmExportSkip">kāka, 136.</text:p>
      <text:p text:style-name="VimmExportSkip">kahāpaṇa, °sahassaṁ, 227.</text:p>
      <text:p text:style-name="VimmExportSkip"><text:span text:style-name="T19">kāma, </text:span>amaritu<text:span text:style-name="T19">°</text:span>, jivitu<text:span text:style-name="T19">°</text:span>, sukha<text:span text:style-name="T19">°</text:span>, 250. (<text:span text:style-name="VimmPali">ten</text:span></text:p>
      <text:p text:style-name="VimmExportSkip"><text:span text:style-name="VimmPali">similes),</text:span> 73. <text:span text:style-name="T19">°</text:span>r<text:span text:style-name="T19">ā</text:span>ga, 97; 140. vatthu<text:span text:style-name="T19">°</text:span>,</text:p>
      <text:p text:style-name="VimmExportSkip">kilesa<text:span text:style-name="T19">°</text:span>, <text:span text:style-name="T19">°</text:span>cchanda, 84. <text:span text:style-name="T19">°</text:span>dh<text:span text:style-name="T19">ā</text:span>tu samatikka-</text:p>
      <text:p text:style-name="VimmExportSkip"><text:span text:style-name="T19">manatā </text:span>91. <text:span text:style-name="T19">kāmesu micchācārā paṭi-</text:span></text:p>
      <text:p text:style-name="VimmExportSkip">virato hoti, 188. Vivicc’ eva kāmehi, 229.</text:p>
      <text:p text:style-name="VimmExportSkip">°sahagatā, 97.</text:p>
      <text:p text:style-name="VimmExportSkip">kāmāvacara samādhi, 3.</text:p>
      <text:p text:style-name="VimmExportSkip"><text:span text:style-name="T19">kāya (</text:span><text:span text:style-name="VimmPali">the thirty-two parts),</text:span> <text:span text:style-name="T19">171. </text:span>sakkhī, 288.</text:p>
      <text:p text:style-name="VimmExportSkip">k<text:span text:style-name="T19">āyagatāsati, </text:span>63.</text:p>
      <text:p text:style-name="VimmExportSkip"><text:span text:style-name="T19">kāyika anācāra, </text:span>18.</text:p>
      <text:p text:style-name="VimmExportSkip">kāruñña, 186.</text:p>
      <text:p text:style-name="VimmExportSkip">kāla, °kata, 300; 324-25. °pariyanta, 12.</text:p>
      <text:p text:style-name="VimmExportSkip">Kālasilā, 227.</text:p>
      <text:p text:style-name="VimmExportSkip">kikī, 26.</text:p>
      <text:p text:style-name="VimmExportSkip">kicca, 58.</text:p>
      <text:p text:style-name="VimmExportSkip"><text:span text:style-name="T19">Kimilāla </text:span><text:span text:style-name="VimmPali">(river),</text:span> <text:span text:style-name="T19">48.</text:span></text:p>
      <text:p text:style-name="VimmExportSkip">kilesa, 25.</text:p>
      <text:p text:style-name="VimmExportSkip">kukkuṭa, °aṇḍa, 174.</text:p>
      <text:p text:style-name="VimmExportSkip">kucchi, m<text:span text:style-name="T19">ātu°. 265.</text:span></text:p>
      <text:p text:style-name="VimmExportSkip">kuṭṭhin, 174.</text:p>
      <text:p text:style-name="VimmExportSkip">kuṇapa, °gandha-paribhāvita, 172.</text:p>
      <text:p text:style-name="VimmExportSkip">kumāraka, 79.</text:p>
      <text:p text:style-name="VimmExportSkip">kumbhakāra, °ntevāsin, 76.</text:p>
      <text:p text:style-name="VimmExportSkip">kula, 19; 206; 207; 308. -putta, 227.</text:p>
      <text:p text:style-name="VimmExportSkip">kulala, 136.</text:p>
      <text:p text:style-name="VimmExportSkip"><text:span text:style-name="T19">kulla (</text:span><text:span text:style-name="VimmPali"><text:span text:style-name="T32">Ven. Elder), </text:span></text:span><text:span text:style-name="T19">173.</text:span></text:p>
      <text:p text:style-name="VimmExportSkip">Kulla, 276.</text:p>
      <text:p text:style-name="VimmExportSkip">kusala, 37.</text:p>
      <text:p text:style-name="VimmExportSkip">Kuhaka (Jātaka), 144.</text:p>
      <text:p text:style-name="VimmExportSkip">kūṭāgāra, °sālā, 248.</text:p>
      <text:p text:style-name="VimmExportSkip">kevala, 170.</text:p>
      <text:p text:style-name="VimmExportSkip">kesa, 171; 174.</text:p>
      <text:p text:style-name="VimmExportSkip">Koṇāgamana (Sammāsambuddha), 223.</text:p>
      <text:p text:style-name="VimmExportSkip">kolāhala, 206.</text:p>
      <text:p text:style-name="VimmExportSkip">kodha, 182.</text:p>
      <text:p text:style-name="VimmExportSkip">koṭi, purima°, 262.</text:p>
      <text:p text:style-name="VimmExportSkip">kolaṅkola, 308.</text:p>
      <text:p text:style-name="VimmExportSkip">kosalla, āya-, apāya-, upāya-, 232.</text:p>
      <text:p text:style-name="VimmExportSkip">kosajja, <text:span text:style-name="T19">20; 77; 158.</text:span></text:p>
      <text:p text:style-name="VimmExportSkip">kosi, 218.</text:p>
      <text:p text:style-name="VimmExportSkip">koseyya, 35.</text:p>
      <text:p text:style-name="VimmExportSkip">khajja, 205.</text:p>
      <text:p text:style-name="VimmExportSkip">khantibala, 183.</text:p>
      <text:p text:style-name="VimmExportSkip">khandha, 2; 21. paññak°, 2. dāruk°, 201.</text:p>
      <text:p text:style-name="VimmExportSkip">pañcadhammak°, 253. pañc’upādānak°,</text:p>
      <text:p text:style-name="VimmExportSkip">253; 271; 277; 289. dukkhhak°, 300.</text:p>
      <text:p text:style-name="VimmExportSkip">asekhena sīla°, °samādhi°, °paññā°,</text:p>
      <text:p text:style-name="VimmExportSkip">°vimutti°, °vimuttiñāṇadassana°, 253.</text:p>
      <text:p text:style-name="VimmExportSkip">tayo khandhā 293. viññāṇa°, 292.</text:p>
      <text:p text:style-name="VimmExportSkip">rūpakkhandhassa vayaṁ passati, viñ-</text:p>
      <text:p text:style-name="VimmExportSkip">ñāṇa°...., 292.</text:p>
      <text:p text:style-name="VimmExportSkip">khaya, °ato; 161. taṇhakkhaya, 163.</text:p>
      <text:p text:style-name="VimmExportSkip">°vaya, 215. sabbasaṁyojana°, 281.</text:p>
      <text:p text:style-name="VimmExportSkip"><text:span text:style-name="T19">khāṇukoṇḍañña </text:span><text:span text:style-name="VimmPali"><text:span text:style-name="T32">(Ven. </text:span></text:span><text:span text:style-name="VimmPali">Elder),</text:span> <text:span text:style-name="T19">210.</text:span></text:p>
      <text:p text:style-name="VimmExportSkip">khamati, khamanīyaṁ kacci yāpanīyaṁ,</text:p>
      <text:p text:style-name="VimmExportSkip">324.</text:p>
      <text:p text:style-name="VimmExportSkip">khīṇāsava, 307; 321.</text:p>
      <text:p text:style-name="VimmExportSkip">khema, 307.</text:p>
      <text:p text:style-name="VimmExportSkip">ksaṇa, 169.</text:p>
      <text:p text:style-name="VimmExportSkip">kshaṇa, 165.</text:p>
      <text:p text:style-name="VimmExportSkip"><text:span text:style-name="VimmPageNo">[[409|346]]</text:span> </text:p>
      <text:p text:style-name="VimmExportSkip"><text:soft-page-break/>gati, dug°, 186; 224. su°, 224; 227.</text:p>
      <text:p text:style-name="VimmExportSkip"><text:span text:style-name="VimmPali">(the five),</text:span> 279 ; 289; 299.</text:p>
      <text:p text:style-name="VimmExportSkip">gatta, aru°, pakka°, 174.</text:p>
      <text:p text:style-name="VimmExportSkip">gantha <text:span text:style-name="VimmPali">(the four),</text:span> 315.</text:p>
      <text:p text:style-name="VimmExportSkip">gandhabba, °nagara, 297.</text:p>
      <text:p text:style-name="VimmExportSkip">gabbhaseyyaka, 243.</text:p>
      <text:p text:style-name="VimmExportSkip">gamana, <text:span text:style-name="T16">vipassanā</text:span>°<text:span text:style-name="T16">, </text:span>magga°, 312.</text:p>
      <text:p text:style-name="VimmExportSkip">gambhīra, 49; 263. °avabh<text:span text:style-name="T16">ā</text:span>sa, 263.</text:p>
      <text:p text:style-name="VimmExportSkip">gáru, 49.</text:p>
      <text:p text:style-name="VimmExportSkip">gahapati, 25; °cīvara, 28. -parisa 25.</text:p>
      <text:p text:style-name="VimmExportSkip"><text:span text:style-name="T16">gāma, </text:span>185; 206; 207. <text:span text:style-name="VimmPali">(sim)., </text:span>223.</text:p>
      <text:p text:style-name="VimmExportSkip">g<text:span text:style-name="T16">ā</text:span>vī <text:span text:style-name="VimmPali">(sim.),</text:span> 99.</text:p>
      <text:p text:style-name="VimmExportSkip">gijjha, 136.</text:p>
      <text:p text:style-name="VimmExportSkip">gilāna, bāḷha°, 275.</text:p>
      <text:p text:style-name="VimmExportSkip">gihin, 16.</text:p>
      <text:p text:style-name="VimmExportSkip">gehasita,</text:p>
      <text:p text:style-name="VimmExportSkip">go, °<text:span text:style-name="T16">ghātaka, 264. </text:span>°<text:span text:style-name="T16">pālaka, 324.</text:span></text:p>
      <text:p text:style-name="VimmExportSkip"><text:span text:style-name="T16">gocara, 19; 34. ārakkha</text:span>°<text:span text:style-name="T16">, upanibandha</text:span>°<text:span text:style-name="T16">,</text:span></text:p>
      <text:p text:style-name="VimmExportSkip"><text:span text:style-name="T16">upanissaya</text:span>°<text:span text:style-name="T16">,19.</text:span></text:p>
      <text:p text:style-name="VimmExportSkip"><text:span text:style-name="T16">gotrabhū, 302. ñāṇa, 302. </text:span><text:span text:style-name="VimmPali">(definition),</text:span> <text:span text:style-name="T16">321.</text:span></text:p>
      <text:p text:style-name="VimmExportSkip">gomaya, 299; 324.</text:p>
      <text:p text:style-name="VimmExportSkip"><text:span text:style-name="T16">ghosa, parato</text:span>°<text:span text:style-name="T16">, 2; 312.</text:span></text:p>
      <text:p text:style-name="VimmExportSkip">Ghosita gahapati, 212.</text:p>
      <text:p text:style-name="VimmExportSkip">cakkavatti, rājā, 212.</text:p>
      <text:p text:style-name="VimmExportSkip">cakkhu, 239. °ndriya, 78. dibba°, 142; 227.</text:p>
      <text:p text:style-name="VimmExportSkip">°viññāṇa, 239.</text:p>
      <text:p text:style-name="VimmExportSkip">cakkhumant, 248.</text:p>
      <text:p text:style-name="VimmExportSkip">caṇḍāla, 36. °kumāraka, 25.</text:p>
      <text:p text:style-name="VimmExportSkip">caturāpassena, 307.</text:p>
      <text:p text:style-name="VimmExportSkip">candima, °suriya, 216.</text:p>
      <text:p text:style-name="VimmExportSkip">camara, 26.</text:p>
      <text:p text:style-name="VimmExportSkip"><text:span text:style-name="T16">cariyā, </text:span><text:span text:style-name="VimmPali">(three), (fourteen),</text:span> <text:span text:style-name="T16">54.</text:span></text:p>
      <text:p text:style-name="VimmExportSkip">caraṇa, 142.</text:p>
      <text:p text:style-name="VimmExportSkip">calana, 161.</text:p>
      <text:p text:style-name="VimmExportSkip"><text:span text:style-name="T16">cāga, </text:span>154. <text:span text:style-name="T16">°anussati, </text:span>63. <text:span text:style-name="T16">mutta°, </text:span>154.</text:p>
      <text:p text:style-name="VimmExportSkip">cāṭukamyatā, 18.</text:p>
      <text:p text:style-name="VimmExportSkip">cātummahāpatha, 81.</text:p>
      <text:p text:style-name="VimmExportSkip">citta, aduṭṭha°, 183. (iddhipāda), 44.</text:p>
      <text:p text:style-name="VimmExportSkip">Uddhaccānupatita, 158. rāga-dosa-moha-</text:p>
      <text:p text:style-name="VimmExportSkip">pariyuṭṭhita, <text:span text:style-name="T16">148. selūpamaṁ cittaṁ, 324.</text:span></text:p>
      <text:p text:style-name="VimmExportSkip">lina°, 158. °visuddhi, 4; 161. samāhita,</text:p>
      <text:p text:style-name="VimmExportSkip">142.</text:p>
      <text:p text:style-name="VimmExportSkip"><text:span text:style-name="T16">cuṇṇa, 18 (</text:span><text:span text:style-name="VimmPali"><text:span text:style-name="T36">ref. dhātus</text:span></text:span><text:span text:style-name="T16">), 199,</text:span></text:p>
      <text:p text:style-name="VimmExportSkip"><text:span text:style-name="T16">Cunda (</text:span><text:span text:style-name="VimmPali"><text:span text:style-name="T36">Ven. Elder,</text:span></text:span><text:span text:style-name="T16">) 264.</text:span></text:p>
      <text:p text:style-name="VimmExportSkip"><text:span text:style-name="T16">Cunda </text:span><text:span text:style-name="VimmPali">(novice,)</text:span> <text:span text:style-name="T16">16.</text:span></text:p>
      <text:p text:style-name="VimmExportSkip"><text:span text:style-name="T16">Cullpanthaka </text:span><text:span text:style-name="VimmPali"><text:span text:style-name="T36">(Ven. Eider),</text:span></text:span><text:span text:style-name="T16"> 215.</text:span></text:p>
      <text:p text:style-name="VimmExportSkip">ceto, animitta °vimutti, 322. Animitta</text:p>
      <text:p text:style-name="VimmExportSkip">°samādhi, 322. °vasippatta, 201; 215.</text:p>
      <text:p text:style-name="VimmExportSkip">°vimutti, 275-76. °samādhi, 227. °vivara-</text:p>
      <text:p text:style-name="VimmExportSkip">ṇasappāya, 19.</text:p>
      <text:p text:style-name="VimmExportSkip">cela, āditta°, 283.</text:p>
      <text:p text:style-name="VimmExportSkip">cora, 283. °ghātaka, 300</text:p>
      <text:p text:style-name="VimmExportSkip"><text:span text:style-name="T16">Channa </text:span><text:span text:style-name="VimmPali"><text:span text:style-name="T36">(Ven. Eider),</text:span></text:span><text:span text:style-name="T16"> 264.</text:span></text:p>
      <text:p text:style-name="VimmExportSkip">chanda, 283. (iddhipāda), 44.</text:p>
      <text:p text:style-name="VimmExportSkip">chambitatta, 225-26.</text:p>
      <text:p text:style-name="VimmExportSkip">chaḷanga-samannāgata, 307.</text:p>
      <text:p text:style-name="VimmExportSkip">chavi, 204.</text:p>
      <text:p text:style-name="VimmExportSkip"><text:span text:style-name="T16">Chu </text:span>Agon <text:span text:style-name="VimmPali">(Chinese),</text:span> <text:span text:style-name="T16">48.</text:span></text:p>
      <text:p text:style-name="VimmExportSkip"/>
      <text:p text:style-name="VimmExportSkip">janghapesanika, 18.</text:p>
      <text:p text:style-name="VimmExportSkip"><text:span text:style-name="T16">jacchanda </text:span><text:span text:style-name="VimmPali"><text:span text:style-name="T36">(sim.)</text:span></text:span><text:span text:style-name="T16">, 250; 284-85.</text:span></text:p>
      <text:p text:style-name="VimmExportSkip">Jaṭila gahapati, 212.</text:p>
      <text:p text:style-name="VimmExportSkip">jarā, 191; 270.</text:p>
      <text:p text:style-name="VimmExportSkip">jalati, 281; 303.</text:p>
      <text:p text:style-name="VimmExportSkip">jātaveda, 309.</text:p>
      <text:p text:style-name="VimmExportSkip">jāti, 270. °dhammato, 300.</text:p>
      <text:p text:style-name="VimmExportSkip"/>
      <text:p text:style-name="VimmExportSkip"><text:span text:style-name="T16">jiyā </text:span><text:span text:style-name="VimmPali">(sim.)</text:span> 204.</text:p>
      <text:p text:style-name="VimmExportSkip"><text:span text:style-name="T16">jivhā, </text:span>240.</text:p>
      <text:p text:style-name="VimmExportSkip"><text:span text:style-name="T16">jīvikā. </text:span>parapaṭibaddh<text:span text:style-name="T16">ā</text:span> me j., 23.</text:p>
      <text:p text:style-name="VimmExportSkip">jeguccha, adhimatta°, 172.</text:p>
      <text:p text:style-name="VimmExportSkip">Jetavana, 289.</text:p>
      <text:p text:style-name="VimmExportSkip"><text:soft-page-break/>Jotika gahapati, 212.</text:p>
      <text:p text:style-name="VimmExportSkip"><text:span text:style-name="T16">jhāna, </text:span>24. paṭhama°, 2; 41; 83; 100; 114;</text:p>
      <text:p text:style-name="VimmExportSkip">189; 311. dutiya°, 47; 101. tatiya0, 47;</text:p>
      <text:p text:style-name="VimmExportSkip">90; 105. catuttha°, 47; 110; 120. appan<text:span text:style-name="T16">ā</text:span>,</text:p>
      <text:p text:style-name="VimmExportSkip">79. °vimokkhapaccavekkhanat<text:span text:style-name="T16">ā</text:span>, 81.</text:p>
      <text:p text:style-name="VimmExportSkip">°visesa, 91. (<text:span text:style-name="VimmPali">the fourfold formula),</text:span> 229.</text:p>
      <text:p text:style-name="VimmExportSkip"><text:span text:style-name="T16">ñāṇa, </text:span>298. <text:span text:style-name="T16">anāgataṁsa</text:span>°<text:span text:style-name="T16">, </text:span>227. <text:span text:style-name="T16">anuppāde,</text:span></text:p>
      <text:p text:style-name="VimmExportSkip"><text:span text:style-name="T16">312. anuloma</text:span>°<text:span text:style-name="T16">, 301. anvaye</text:span>°<text:span text:style-name="T16">, 233. āsavak-</text:span></text:p>
      <text:p text:style-name="VimmExportSkip"><text:span text:style-name="T16">khaya</text:span>°<text:span text:style-name="T16">, 142. kammavipāka</text:span>°<text:span text:style-name="T16">, kammas-</text:span></text:p>
      <text:p text:style-name="VimmExportSkip"><text:span text:style-name="T16">sakata</text:span>°<text:span text:style-name="T16">, 227. khaye-, 312. cutūpapāta</text:span>°<text:span text:style-name="T16">,</text:span></text:p>
      <text:p text:style-name="VimmExportSkip"><text:span text:style-name="T16">142. cetopariya</text:span>°<text:span text:style-name="T16">, 209. ñāṇesu°, 235.</text:span></text:p>
      <text:p text:style-name="VimmExportSkip"><text:span text:style-name="T16">-dassana, 142. dibbacakkhu</text:span>°<text:span text:style-name="T16">, 209; 227.</text:span></text:p>
      <text:p text:style-name="VimmExportSkip"><text:span text:style-name="T16">dibbasota</text:span>°<text:span text:style-name="T16">, 209. dukkhe°, dukkhasa-</text:span></text:p>
      <text:p text:style-name="VimmExportSkip"><text:span text:style-name="T16">mudaye</text:span>°<text:span text:style-name="T16">, dukkhanirodhe</text:span>°<text:span text:style-name="T16">, dukkhanirod-</text:span></text:p>
      <text:p text:style-name="VimmExportSkip"><text:span text:style-name="T16">hagāminiyā paṭipadāya</text:span>°<text:span text:style-name="T16">, 235. dhamme</text:span>°<text:span text:style-name="T16">,</text:span></text:p>
      <text:p text:style-name="VimmExportSkip"><text:span text:style-name="T16">233. dhammaṭṭhiti°, 266 ; 286. pakati</text:span>°<text:span text:style-name="T16">,</text:span></text:p>
      <text:p text:style-name="VimmExportSkip"><text:span text:style-name="T16">190. paccavekkhaṇa-, 321. paricce</text:span>°<text:span text:style-name="T16">, 233.</text:span></text:p>
      <text:p text:style-name="VimmExportSkip">pubbenivāsānussati°, 142; 209. phala-</text:p>
      <text:p text:style-name="VimmExportSkip">samaṁgissa°, 233. °paripāka; 215.</text:p>
      <text:p text:style-name="VimmExportSkip">maggasamaṁgissa°, 233. yathākammū-</text:p>
      <text:p text:style-name="VimmExportSkip">paga-, 227. saccānulomika°, 233. saṅhkā-</text:p>
      <text:p text:style-name="VimmExportSkip">rupekkhā°, 301. sabbaññuta-, 190.</text:p>
      <text:p text:style-name="VimmExportSkip"><text:span text:style-name="T16">sammasane°, </text:span><text:span text:style-name="VimmPali">(in detail),</text:span> <text:span text:style-name="T16">287. sammuti-,</text:span></text:p>
      <text:p text:style-name="VimmExportSkip">233. sekha°, 306. hetuphale°, 235.</text:p>
      <text:p text:style-name="VimmExportSkip"><text:span text:style-name="VimmPali">(various),</text:span> <text:span text:style-name="T16">146.</text:span></text:p>
      <text:p text:style-name="VimmExportSkip"><text:span text:style-name="T16">ṭ</text:span>hiti, <text:span text:style-name="T16">162. </text:span>avaṭ<text:span text:style-name="T16">°</text:span>, 162. <text:span text:style-name="T16">°bhāgiya, </text:span>15; 97. saṇ°,</text:p>
      <text:p text:style-name="VimmExportSkip">162.</text:p>
      <text:p text:style-name="VimmExportSkip">ḍ<text:span text:style-name="T16">ahati. ḍayhāmi ḍayhāmi’ti valvā </text:span>tath’eva</text:p>
      <text:p text:style-name="VimmExportSkip">mah<text:span text:style-name="T16">ā</text:span>mrayaṁ <text:span text:style-name="T16">apatāsi, 324.</text:span></text:p>
      <text:p text:style-name="VimmExportSkip">taca, 204.</text:p>
      <text:p text:style-name="VimmExportSkip"><text:span text:style-name="T16">taṇhā, 191; 249; 300. (</text:span><text:span text:style-name="VimmPali"><text:span text:style-name="T36">the three</text:span></text:span><text:span text:style-name="T16">), 277.</text:span></text:p>
      <text:p text:style-name="VimmExportSkip"><text:span text:style-name="T16">rasa°, 22; 279. °kāya </text:span><text:span text:style-name="VimmPali">(the six),</text:span> <text:span text:style-name="T16">279.</text:span></text:p>
      <text:p text:style-name="VimmExportSkip">tathā 278.</text:p>
      <text:p text:style-name="VimmExportSkip">Tathāgata, 142; 214; 322.</text:p>
      <text:p text:style-name="VimmExportSkip">tadaṅgappahāṇa, 311.</text:p>
      <text:p text:style-name="VimmExportSkip">tad-adhimuttatā, 81.</text:p>
      <text:p text:style-name="VimmExportSkip">tama, 145.</text:p>
      <text:p text:style-name="VimmExportSkip">Tārakā, osadhi°, 127.</text:p>
      <text:p text:style-name="VimmExportSkip"><text:span text:style-name="T16">tiṇa, 206; 324. °āgarā </text:span><text:span text:style-name="VimmPali"><text:span text:style-name="T36">(sim.),</text:span></text:span><text:span text:style-name="T16"> 311.</text:span></text:p>
      <text:p text:style-name="VimmExportSkip">tiṇṇa, 144.</text:p>
      <text:p text:style-name="VimmExportSkip">tipu, vinila-, 174.</text:p>
      <text:p text:style-name="VimmExportSkip">tiro, °kuḍḍa, °bhāva, °pākāra, °pabbata,</text:p>
      <text:p text:style-name="VimmExportSkip">215.</text:p>
      <text:p text:style-name="VimmExportSkip">Tivarā, 223.</text:p>
      <text:p text:style-name="VimmExportSkip"><text:span text:style-name="T16">Tissa </text:span><text:span text:style-name="VimmPali"><text:span text:style-name="T36">(Ven. Elder), </text:span></text:span><text:span text:style-name="T16">250.</text:span></text:p>
      <text:p text:style-name="VimmExportSkip">tīra, orima°, 276; 302; 303. pārima°,</text:p>
      <text:p text:style-name="VimmExportSkip">276; 302; 303, 307.</text:p>
      <text:p text:style-name="VimmExportSkip">tulādhāra, 249.</text:p>
      <text:p text:style-name="VimmExportSkip">Tusita, °pura, °vimāna, 300.</text:p>
      <text:p text:style-name="VimmExportSkip">tūlapicu, 214.</text:p>
      <text:p text:style-name="VimmExportSkip">tecīvarikaṅga, 27.</text:p>
      <text:p text:style-name="VimmExportSkip">teja, 284.</text:p>
      <text:p text:style-name="VimmExportSkip">Temiya (Jātaka), 144.</text:p>
      <text:p text:style-name="VimmExportSkip">tela, 18. -bindu, 173.</text:p>
      <text:p text:style-name="VimmExportSkip">thapati, 17.</text:p>
      <text:p text:style-name="VimmExportSkip">thīna, 25.</text:p>
      <text:p text:style-name="VimmExportSkip">thīnamiddha, °adhikaranañ ca pana me</text:p>
      <text:p text:style-name="VimmExportSkip">samādhi cavi, 225.</text:p>
      <text:p text:style-name="VimmExportSkip"><text:span text:style-name="VimmPageNo">[[410|347]]</text:span> </text:p>
      <text:p text:style-name="VimmExportSkip">thullaccaya, 20.</text:p>
      <text:p text:style-name="VimmExportSkip">.thullaphusitaka, 249.</text:p>
      <text:p text:style-name="VimmExportSkip">thusakoṭṭhaka, 290.</text:p>
      <text:p text:style-name="VimmExportSkip">dakkhiṇā, 75.</text:p>
      <text:p text:style-name="VimmExportSkip">dakkhiṇeyya, 151.</text:p>
      <text:p text:style-name="VimmExportSkip">daṇḍa, 283; nihita-, 10. ajapada°, 290.</text:p>
      <text:p text:style-name="VimmExportSkip">danta, -poṇa, 18.</text:p>
      <text:p text:style-name="VimmExportSkip">Danta, 144.</text:p>
      <text:p text:style-name="VimmExportSkip">dayāpanna, 10.</text:p>
      <text:p text:style-name="VimmExportSkip">dasaka. cakkhu-, sota-, ghāna-, kāya-,</text:p>
      <text:p text:style-name="VimmExportSkip">itthindriya-, purisindriya-, āyatana-, 241.</text:p>
      <text:p text:style-name="VimmExportSkip">dassana, °sampanna, 306.</text:p>
      <text:p text:style-name="VimmExportSkip">dahara, 79.</text:p>
      <text:p text:style-name="VimmExportSkip">dāna, mahā°, 188. °saṁvibhāgarata, 154.</text:p>
      <text:p text:style-name="VimmExportSkip">dāyaka, 75.</text:p>
      <text:p text:style-name="VimmExportSkip">dāyāda, 140. āmisa°, dhamma°, 306.</text:p>
      <text:p text:style-name="VimmExportSkip"><text:soft-page-break/>diṭṭhi, uccheda°, 272. °gata, 305; 311-12.</text:p>
      <text:p text:style-name="VimmExportSkip"><text:span text:style-name="VimmPali">(the sixty-two</text:span>), 305; 312. °gatika, 289.</text:p>
      <text:p text:style-name="VimmExportSkip">°ppatta, 288. °visuddhi, 4; 161; 285.</text:p>
      <text:p text:style-name="VimmExportSkip">sakkāya°, 305. °sampanna, 306. sassata0,</text:p>
      <text:p text:style-name="VimmExportSkip">272.</text:p>
      <text:p text:style-name="VimmExportSkip">dibba, sota-dhātu, 219; 324. cakkhu, 324.</text:p>
      <text:p text:style-name="VimmExportSkip">disā <text:span text:style-name="VimmPali">(the ten in detail), </text:span><text:s/>281.</text:p>
      <text:p text:style-name="VimmExportSkip">Dīpa-sikhā, 289.</text:p>
      <text:p text:style-name="VimmExportSkip">dukkaṭa, 20.</text:p>
      <text:p text:style-name="VimmExportSkip">dukkarakārikā, 189.</text:p>
      <text:p text:style-name="VimmExportSkip">dukkha, 145; 248; 270; 278; 289; 302.</text:p>
      <text:p text:style-name="VimmExportSkip">-dukkha, 279. dukkhas’ anta, 308.</text:p>
      <text:p text:style-name="VimmExportSkip">°ato, 288; 310. domanassa, 271; 283.</text:p>
      <text:p text:style-name="VimmExportSkip">°nirodha, 145; 278. °nirodha-gāminī</text:p>
      <text:p text:style-name="VimmExportSkip">paṭipadā, 145 ;278, yad aniccaṁ taṁ°,281.</text:p>
      <text:p text:style-name="VimmExportSkip">vaṭṭa°, 167. vippayoga, 271. °sacca, 278.</text:p>
      <text:p text:style-name="VimmExportSkip">°samudaya, 145; 278. sampayoga, 271.</text:p>
      <text:p text:style-name="VimmExportSkip">dukkhatā, 271.</text:p>
      <text:p text:style-name="VimmExportSkip">duggati, 227.</text:p>
      <text:p text:style-name="VimmExportSkip">duccarita, 191. kāya-vaci-, mano-,186; 227.</text:p>
      <text:p text:style-name="VimmExportSkip">duṭṭhulla, adhikaraṇaṁ (samādhi cavi), 225.</text:p>
      <text:p text:style-name="VimmExportSkip">dubbaṇṇa, 224; 227.</text:p>
      <text:p text:style-name="VimmExportSkip">dubbhāsita, 20.</text:p>
      <text:p text:style-name="VimmExportSkip">deva, 206. devā, 280. appamāṇābhā, 104.</text:p>
      <text:p text:style-name="VimmExportSkip">appmāṇasubhā, 109. ākāsānañcāyata-</text:p>
      <text:p text:style-name="VimmExportSkip">nūpagā, ākiñcaññāyatanūpagā, 280.</text:p>
      <text:p text:style-name="VimmExportSkip">Cātummahārājikā,Taduttari, Tāvatiṁsā,</text:p>
      <text:p text:style-name="VimmExportSkip">Tusitā, Nimmānarati, Paranimmitavasa-</text:p>
      <text:p text:style-name="VimmExportSkip">vatti, 155. Parittābhā, 104. Parittasubhā,</text:p>
      <text:p text:style-name="VimmExportSkip">109. Brahmakāyikā, 41; 155; 280,</text:p>
      <text:p text:style-name="VimmExportSkip">Yāmā, 155. viññāṇañcāyatanūpagā,</text:p>
      <text:p text:style-name="VimmExportSkip">Subhakiṇhā, 280.</text:p>
      <text:p text:style-name="VimmExportSkip">devatānussati, 63; 155.</text:p>
      <text:p text:style-name="VimmExportSkip">dosacarita, 57.</text:p>
      <text:p text:style-name="VimmExportSkip">dhamma, 300. °anupassī 160. °anussati, 63.</text:p>
      <text:p text:style-name="VimmExportSkip">ariya°, 305. °ja, °dāyāda, °nimmita, 306.</text:p>
      <text:p text:style-name="VimmExportSkip">Buddha°, 145. vaya°, 131. °vinaya, 83.</text:p>
      <text:p text:style-name="VimmExportSkip">°veda, 148. sad°, 306. sappurisa°, 305.</text:p>
      <text:p text:style-name="VimmExportSkip">hīna°, 320.</text:p>
      <text:p text:style-name="VimmExportSkip">dhammatā, 293.</text:p>
      <text:p text:style-name="VimmExportSkip">Dhammapāla, <text:span text:style-name="VimmPali">(Ven.)</text:span> Thera, 57.</text:p>
      <text:p text:style-name="VimmExportSkip">Dhammasenāpati, 239.</text:p>
      <text:p text:style-name="VimmExportSkip">dhammā, 1. akusala°, 78. uttarimanussa°,</text:p>
      <text:p text:style-name="VimmExportSkip">189.</text:p>
      <text:p text:style-name="VimmExportSkip">Dhammānanda <text:span text:style-name="VimmPali">(Ven.)</text:span> Thera, 57.</text:p>
      <text:p text:style-name="VimmExportSkip">dhātu, 253. <text:span text:style-name="VimmPali">(the four),</text:span> 238. <text:span text:style-name="VimmPali">(the eighteen),</text:span></text:p>
      <text:p text:style-name="VimmExportSkip">143. catu° vavatthāna, 63. nissaraṇīya</text:p>
      <text:p text:style-name="VimmExportSkip"><text:span text:style-name="VimmPali">(the six),</text:span> 279. āpo°, 58; 197; 201. tejo°,</text:p>
      <text:p text:style-name="VimmExportSkip">197; 201. paṭhavī°, 58; 197; 201. vāyo°,</text:p>
      <text:p text:style-name="VimmExportSkip">197; 201. sahassīloka°, 217.</text:p>
      <text:p text:style-name="VimmExportSkip">dhuta, 27. °aṅga, 9; 37.</text:p>
      <text:p text:style-name="VimmExportSkip">dvidhāpatha, 250.</text:p>
      <text:p text:style-name="VimmExportSkip"/>
      <text:p text:style-name="VimmExportSkip">nakhā, 171; 174.</text:p>
      <text:p text:style-name="VimmExportSkip">naganatara, 206.</text:p>
      <text:p text:style-name="VimmExportSkip">nadī soto viya, 242.</text:p>
      <text:p text:style-name="VimmExportSkip">Nanda <text:span text:style-name="VimmPali">(Ven. Elder),</text:span> 21; 37.</text:p>
      <text:p text:style-name="VimmExportSkip">namana ā°, pa°, vi°, san°, 161.</text:p>
      <text:p text:style-name="VimmExportSkip">nara, 173.</text:p>
      <text:p text:style-name="VimmExportSkip">nalakalāpī 260.</text:p>
      <text:p text:style-name="VimmExportSkip">nalāgāra, 311.</text:p>
      <text:p text:style-name="VimmExportSkip">nahāpaka, 95.</text:p>
      <text:p text:style-name="VimmExportSkip">nahāru, 204.</text:p>
      <text:p text:style-name="VimmExportSkip">nāga, 290.</text:p>
      <text:p text:style-name="VimmExportSkip">Nāgasena <text:span text:style-name="VimmPali">(Ven. Elder),</text:span> 265.</text:p>
      <text:p text:style-name="VimmExportSkip">Nāmarūpa, 265; 285.</text:p>
      <text:p text:style-name="VimmExportSkip">Nārada (<text:span text:style-name="VimmPali">Ven Elder),</text:span> 321.</text:p>
      <text:p text:style-name="VimmExportSkip">nāvā <text:span text:style-name="VimmPali">(sim),</text:span> 204; 276; 302.</text:p>
      <text:p text:style-name="VimmExportSkip">nāsik’agga, 157; 304.</text:p>
      <text:p text:style-name="VimmExportSkip">nikanti, 298.</text:p>
      <text:p text:style-name="VimmExportSkip">nikāmeti, 41.</text:p>
      <text:p text:style-name="VimmExportSkip">niggahaṇatā, 81.</text:p>
      <text:p text:style-name="VimmExportSkip">nicca, 289. °navā, 289.</text:p>
      <text:p text:style-name="VimmExportSkip">nijigiṁsanatā, 20.</text:p>
      <text:p text:style-name="VimmExportSkip"><text:soft-page-break/>nijjīva, 160; 197; 254.</text:p>
      <text:p text:style-name="VimmExportSkip">nijjhāna-khanti, dhamma°, 231; 233.</text:p>
      <text:p text:style-name="VimmExportSkip">diṭṭhi°, 321.</text:p>
      <text:p text:style-name="VimmExportSkip">nippesikatā , 20.</text:p>
      <text:p text:style-name="VimmExportSkip">nibbāna, 90, 163; 307, 311.</text:p>
      <text:p text:style-name="VimmExportSkip">°ārammaṇa, 311. °dhātu,</text:p>
      <text:p text:style-name="VimmExportSkip">anupādisesa° 143.</text:p>
      <text:p text:style-name="VimmExportSkip">nibbidavirāga, 4; 229.</text:p>
      <text:p text:style-name="VimmExportSkip">nibbethabhāgiya, 15. samādhi, 311-12.</text:p>
      <text:p text:style-name="VimmExportSkip">nibbedhika, °pañña, 306.</text:p>
      <text:p text:style-name="VimmExportSkip">nimitta, 77; 158. upanibandhana, 158,</text:p>
      <text:p text:style-name="VimmExportSkip">kamma-, 264. °kusalatā, 81. gati-, 264-65.</text:p>
      <text:p text:style-name="VimmExportSkip">°ggāhī, 78. <text:span text:style-name="VimmPali">(various at death),</text:span> 265.</text:p>
      <text:p text:style-name="VimmExportSkip">nimmita, 217.</text:p>
      <text:p text:style-name="VimmExportSkip">niyāma, sammatta°, 300.</text:p>
      <text:p text:style-name="VimmExportSkip">niraya, 15; 57; 186; 227; 265.</text:p>
      <text:p text:style-name="VimmExportSkip">niruddha, 325.</text:p>
      <text:p text:style-name="VimmExportSkip">nirodha, 163; 293; 302-3. āsava°, aviijā° 262</text:p>
      <text:p text:style-name="VimmExportSkip">nāmarūpa°, 292. bhava°, 321. °sacca,</text:p>
      <text:p text:style-name="VimmExportSkip">278. (°sacca) asaṁkhata, 312.</text:p>
      <text:p text:style-name="VimmExportSkip">nissatta, 160; 197.</text:p>
      <text:p text:style-name="VimmExportSkip">nissaraṇa, 85; 310.</text:p>
      <text:p text:style-name="VimmExportSkip">nishkrānta (Sk. ), 298.</text:p>
      <text:p text:style-name="VimmExportSkip">nivaraṇa, 74; 80; pañca 75; 84; 279; 311</text:p>
      <text:p text:style-name="VimmExportSkip">316. avijjā°, 204; 261.</text:p>
      <text:p text:style-name="VimmExportSkip">nekkhamma, <text:s text:c="2"/>85; 310.</text:p>
      <text:p text:style-name="VimmExportSkip">Netri-pada, -sāstra, -sūtra. 166.</text:p>
      <text:p text:style-name="VimmExportSkip">nemittikatā, 20.</text:p>
      <text:p text:style-name="VimmExportSkip">nesajjika, 91. °aṅga, 27.</text:p>
      <text:p text:style-name="VimmExportSkip">paṁsukūlikaṅga, 27.</text:p>
      <text:p text:style-name="VimmExportSkip">Paṁsupisācaka, 324.</text:p>
      <text:p text:style-name="VimmExportSkip">pakkhī, 216.</text:p>
      <text:p text:style-name="VimmExportSkip">paggaha, 298.</text:p>
      <text:p text:style-name="VimmExportSkip">paggahaṇatā, 81.</text:p>
      <text:p text:style-name="VimmExportSkip">paccatta, 149.</text:p>
      <text:p text:style-name="VimmExportSkip">paccattharaṇa, 36.</text:p>
      <text:p text:style-name="VimmExportSkip">paccaya, °to, 199. <text:span text:style-name="VimmPali">(various),</text:span> 202, 262.</text:p>
      <text:p text:style-name="VimmExportSkip">nāmarūpa° viññāṇaṁ, viññāṇa° nama-</text:p>
      <text:p text:style-name="VimmExportSkip">rūpaṁ, 260. hetu°, 204.</text:p>
      <text:p text:style-name="VimmExportSkip">paccavekkhaṇā 94.</text:p>
      <text:p text:style-name="VimmExportSkip">paccupaṭṭhāna, 6.</text:p>
      <text:p text:style-name="VimmExportSkip">pañca, °kkhandha-nirodha, 321. -dhanu-</text:p>
      <text:p text:style-name="VimmExportSkip">satika, 33.</text:p>
      <text:p text:style-name="VimmExportSkip"><text:span text:style-name="VimmPageNo">[[411|348]]</text:span> </text:p>
      <text:p text:style-name="VimmExportSkip">pañcaṅga, °vippahīa, 91; 279; 307.</text:p>
      <text:p text:style-name="VimmExportSkip">°samannāgata, 91, 279.</text:p>
      <text:p text:style-name="VimmExportSkip">paññā, 1; 189; 262; 279; 289. arūpāvacara°</text:p>
      <text:p text:style-name="VimmExportSkip">apariyāpanna°, kāmāvacara°,rūpāvacara°,</text:p>
      <text:p text:style-name="VimmExportSkip">233. °kkhandha, 2. cintāmayi, 231; 312.</text:p>
      <text:p text:style-name="VimmExportSkip">nibbidāya no paṭivedhāya, 234. Buddha°</text:p>
      <text:p text:style-name="VimmExportSkip">145. bhāvanāmayi, sutamayi, 231 ; 312.</text:p>
      <text:p text:style-name="VimmExportSkip">(lakkhaṇa….padaṭṭhāna <text:span text:style-name="VimmPali">of)</text:span> p. 229.</text:p>
      <text:p text:style-name="VimmExportSkip">lokiya-, lokuttara-, 231. °vimutti, 275-76.</text:p>
      <text:p text:style-name="VimmExportSkip">°sampanna, 178.</text:p>
      <text:p text:style-name="VimmExportSkip">paññindriya <text:span text:style-name="VimmPali">(thirty-one constituents of),</text:span></text:p>
      <text:p text:style-name="VimmExportSkip">230;</text:p>
      <text:p text:style-name="VimmExportSkip">paṭanga-pāṇaka, 289.</text:p>
      <text:p text:style-name="VimmExportSkip">paṭikkūla, °saññin, 195; 211.</text:p>
      <text:p text:style-name="VimmExportSkip">paṭiggāhaka, 75.</text:p>
      <text:p text:style-name="VimmExportSkip">paṭiccasamuppāda 263; 266. (<text:span text:style-name="VimmPali">direct order),</text:span></text:p>
      <text:p text:style-name="VimmExportSkip">259; 262; <text:span text:style-name="VimmPali">(reverse order),</text:span> 259. lokika,</text:p>
      <text:p text:style-name="VimmExportSkip">lokuttara, 267.</text:p>
      <text:p text:style-name="VimmExportSkip">paṭinissagga, 277. sabbūpadi°, 163.</text:p>
      <text:p text:style-name="VimmExportSkip">paṭipatti, 9.</text:p>
      <text:p text:style-name="VimmExportSkip">paṭipadā, dtikkha°, sukha°, 43. -visuddhi,</text:p>
      <text:p text:style-name="VimmExportSkip">94.</text:p>
      <text:p text:style-name="VimmExportSkip">paṭipanna, uju-, ñāya-, sāmīci-, su-, 151.</text:p>
      <text:p text:style-name="VimmExportSkip">paṭippassaddha, 325.</text:p>
      <text:p text:style-name="VimmExportSkip">paṭippassaddhi, kilesa°, 303. daratha-, 229.</text:p>
      <text:p text:style-name="VimmExportSkip">paṭibhaya, ap°, 307.</text:p>
      <text:p text:style-name="VimmExportSkip">paṭisandhi, 266. °kkhaṇa, 243. °janaka</text:p>
      <text:p text:style-name="VimmExportSkip">kamma, 264.</text:p>
      <text:p text:style-name="VimmExportSkip">Paṭṭhāna mahāpakaraṇa, 238.</text:p>
      <text:p text:style-name="VimmExportSkip">paṭhavikasiṇasamāpatti, 216.</text:p>
      <text:p text:style-name="VimmExportSkip">patti, 218.</text:p>
      <text:p text:style-name="VimmExportSkip"><text:soft-page-break/>pathāvino, 324.</text:p>
      <text:p text:style-name="VimmExportSkip">pada, acuta, 21.</text:p>
      <text:p text:style-name="VimmExportSkip">padaṭṭhāna, 6.</text:p>
      <text:p text:style-name="VimmExportSkip">padattha, 274.</text:p>
      <text:p text:style-name="VimmExportSkip">padīpa, <text:span text:style-name="VimmPali">(sim),</text:span> 265; 287-88; 303. tela°, 289.</text:p>
      <text:p text:style-name="VimmExportSkip">paduma, 172; 248.</text:p>
      <text:p text:style-name="VimmExportSkip">paduminī, 108; 248.</text:p>
      <text:p text:style-name="VimmExportSkip">pasupālaka, 324.</text:p>
      <text:p text:style-name="VimmExportSkip">padhāna, anvāya, 227.</text:p>
      <text:p text:style-name="VimmExportSkip">panunna-pacceka-sacca, 307.</text:p>
      <text:p text:style-name="VimmExportSkip">panna, °ddhaja, °bhāra, 276.</text:p>
      <text:p text:style-name="VimmExportSkip">pabbajita, 23; 183; 281.</text:p>
      <text:p text:style-name="VimmExportSkip">pabbatakūṭa, 324.</text:p>
      <text:p text:style-name="VimmExportSkip">pamatta, 169. a°, 169.</text:p>
      <text:p text:style-name="VimmExportSkip">payirupāsana, 178.</text:p>
      <text:p text:style-name="VimmExportSkip">para, °to, 187.</text:p>
      <text:p text:style-name="VimmExportSkip">paramatthato, 197.</text:p>
      <text:p text:style-name="VimmExportSkip">parāmaṭṭha, 260.</text:p>
      <text:p text:style-name="VimmExportSkip">parāmasati, 216.</text:p>
      <text:p text:style-name="VimmExportSkip">parikkhīṇa, 325. -bhava-saṁyojana, 307.</text:p>
      <text:p text:style-name="VimmExportSkip">pariccāga, pañca mahā-, 188.</text:p>
      <text:p text:style-name="VimmExportSkip">pariññāta, 274.</text:p>
      <text:p text:style-name="VimmExportSkip">pariññeya, 274.</text:p>
      <text:p text:style-name="VimmExportSkip">parideva, 270.</text:p>
      <text:p text:style-name="VimmExportSkip">parinibbuta, 131; 144; 264 ; 277.</text:p>
      <text:p text:style-name="VimmExportSkip">paripūrakārī, 5.</text:p>
      <text:p text:style-name="VimmExportSkip">paribhoga, teyya°, ina°, dāyajja°, sāmi°, 23.</text:p>
      <text:p text:style-name="VimmExportSkip">parimajjati, 216.</text:p>
      <text:p text:style-name="VimmExportSkip">parimukha, 157; 304.</text:p>
      <text:p text:style-name="VimmExportSkip">pariyuṭṭhāna, °paṭipakkha, 4.</text:p>
      <text:p text:style-name="VimmExportSkip">parisā, khattiya-, gahapati-, brāhmaṇa-,</text:p>
      <text:p text:style-name="VimmExportSkip">samaṇa-, 25.</text:p>
      <text:p text:style-name="VimmExportSkip">pallaṇka, 216.</text:p>
      <text:p text:style-name="VimmExportSkip">pavara, 37.</text:p>
      <text:p text:style-name="VimmExportSkip">pavāraṇā, 36.</text:p>
      <text:p text:style-name="VimmExportSkip">paviveka, 37.</text:p>
      <text:p text:style-name="VimmExportSkip">pasupālaka, 324.</text:p>
      <text:p text:style-name="VimmExportSkip">passaddha, °kāya, 149. -kāya-saṅkhāra, 307.</text:p>
      <text:p text:style-name="VimmExportSkip">passaddhi, 4; 298.</text:p>
      <text:p text:style-name="VimmExportSkip">pahāra, 324.</text:p>
      <text:p text:style-name="VimmExportSkip">Pahārāda, 83.</text:p>
      <text:p text:style-name="VimmExportSkip">pācittiya, 20.</text:p>
      <text:p text:style-name="VimmExportSkip"><text:span text:style-name="T19">Pācīnavaṁsa </text:span><text:span text:style-name="VimmPali">(former name of </text:span><text:span text:style-name="VimmPali"><text:span text:style-name="T32">Vepulla),</text:span></text:span><text:span text:style-name="T19">223.</text:span></text:p>
      <text:p text:style-name="VimmExportSkip">Pā(ṭa)liputta, 208.</text:p>
      <text:p text:style-name="VimmExportSkip">pāṭidesanīya, 20.</text:p>
      <text:p text:style-name="VimmExportSkip"><text:span text:style-name="T19">pāṭihāriya </text:span><text:span text:style-name="VimmPali">(the three),</text:span> <text:span text:style-name="T19">148.</text:span></text:p>
      <text:p text:style-name="VimmExportSkip"><text:span text:style-name="T19">pāna, </text:span>173.</text:p>
      <text:p text:style-name="VimmExportSkip"><text:span text:style-name="T19">pāpimant, </text:span>324.</text:p>
      <text:p text:style-name="VimmExportSkip">pāmujja, 4; 148.</text:p>
      <text:p text:style-name="VimmExportSkip"><text:span text:style-name="T19">pāramī (</text:span><text:span text:style-name="VimmPali"><text:span text:style-name="T32">the </text:span></text:span><text:span text:style-name="VimmPali">ten),</text:span> <text:span text:style-name="T19">188.</text:span></text:p>
      <text:p text:style-name="VimmExportSkip">pārājika, 20; 24.</text:p>
      <text:p text:style-name="VimmExportSkip">pāribhaṭṭhatā, 18.</text:p>
      <text:p text:style-name="VimmExportSkip">pāvusa, °sitta, 206.</text:p>
      <text:p text:style-name="VimmExportSkip">pāhuṇeyya, 151.</text:p>
      <text:p text:style-name="VimmExportSkip">picu, tūla°, kappāsa°, 159.</text:p>
      <text:p text:style-name="VimmExportSkip"><text:span text:style-name="T19">piṭṭhi, </text:span>-kaṇ<text:span text:style-name="T19">ṭ</text:span>aka, <text:span text:style-name="T19">172.</text:span></text:p>
      <text:p text:style-name="VimmExportSkip"><text:span text:style-name="T19">pi</text:span>ṇḍ<text:span text:style-name="T19">āya, 324.</text:span></text:p>
      <text:p text:style-name="VimmExportSkip"><text:span text:style-name="T19">pi</text:span>ṇḍa<text:span text:style-name="T19">pātika</text:span>ṇ<text:span text:style-name="T19">ga, 27.</text:span></text:p>
      <text:p text:style-name="VimmExportSkip">piya, 26; 49.</text:p>
      <text:p text:style-name="VimmExportSkip">piḷakā, pañca, 174.</text:p>
      <text:p text:style-name="VimmExportSkip">p<text:span text:style-name="T19">īṭh</text:span>asappin <text:span text:style-name="VimmPali"><text:span text:style-name="T32">(sim.),</text:span></text:span><text:span text:style-name="T19"> 284-85.</text:span></text:p>
      <text:p text:style-name="VimmExportSkip"><text:span text:style-name="T19">pīti, 4; 72 ; 111; 148; 298. </text:span><text:span text:style-name="VimmPali">(fivefold),</text:span> <text:span text:style-name="T19">89 ;</text:span></text:p>
      <text:p text:style-name="VimmExportSkip">149. sāmisā, 89. -sukha, 47; 83.</text:p>
      <text:p text:style-name="VimmExportSkip">puggala, ariya, 13.</text:p>
      <text:p text:style-name="VimmExportSkip">puṭhasarīra, 72.</text:p>
      <text:p text:style-name="VimmExportSkip">puṇḍarīka, 172; 248.</text:p>
      <text:p text:style-name="VimmExportSkip">puṇḍarīkinī, 108; 248.</text:p>
      <text:p text:style-name="VimmExportSkip">putta, 26.</text:p>
      <text:p text:style-name="VimmExportSkip">puthujjana, 13; 260; 264.</text:p>
      <text:p text:style-name="VimmExportSkip">punabbhava, 226.</text:p>
      <text:p text:style-name="VimmExportSkip">pubbakicca <text:span text:style-name="VimmPali">(the four),</text:span> <text:span text:style-name="T19">323.</text:span></text:p>
      <text:p text:style-name="VimmExportSkip">pubbenivāsa, -ñāṇa, 223.</text:p>
      <text:p text:style-name="VimmExportSkip">purisa, °ghātakamma, 227. °dammasārathi,</text:p>
      <text:p text:style-name="VimmExportSkip"><text:span text:style-name="T19">144. bāḷhagilāna° </text:span><text:span text:style-name="VimmPali"><text:span text:style-name="T32">(sim.),</text:span></text:span><text:span text:style-name="T19"> 185.</text:span></text:p>
      <text:p text:style-name="VimmExportSkip"><text:soft-page-break/>puḷuvaka, 63.</text:p>
      <text:p text:style-name="VimmExportSkip">puḷuvākiṇṇa, 174.</text:p>
      <text:p text:style-name="VimmExportSkip">pūti, 173.</text:p>
      <text:p text:style-name="VimmExportSkip">peyya, 205</text:p>
      <text:p text:style-name="VimmExportSkip">Poṭṭhapāda, 114.</text:p>
      <text:p text:style-name="VimmExportSkip">porāṇā, 23; 199; 303.</text:p>
      <text:p text:style-name="VimmExportSkip">phandana, 161.</text:p>
      <text:p text:style-name="VimmExportSkip">phanditatta, 156.</text:p>
      <text:p text:style-name="VimmExportSkip">phala, °vimutti, 229. agga°, 312. kiṁgatikā</text:p>
      <text:p text:style-name="VimmExportSkip">hoti kimparamā kimphalā kimpariyo-</text:p>
      <text:p text:style-name="VimmExportSkip">sānā, 195</text:p>
      <text:p text:style-name="VimmExportSkip"><text:span text:style-name="T19">phassāyatana </text:span><text:span text:style-name="VimmPali">(the six),</text:span> <text:span text:style-name="T19">279.</text:span></text:p>
      <text:p text:style-name="VimmExportSkip"/>
      <text:p text:style-name="VimmExportSkip">Bakkula <text:span text:style-name="VimmPali"><text:span text:style-name="T32">(Ven. </text:span></text:span><text:span text:style-name="VimmPali">Elder),</text:span> <text:span text:style-name="T19">210.</text:span></text:p>
      <text:p text:style-name="VimmExportSkip">bandhana, 74; 290. mahā°, kilesa°, 191.</text:p>
      <text:p text:style-name="VimmExportSkip">Bandhujivaka, 126.</text:p>
      <text:p text:style-name="VimmExportSkip">bala, 190; 205. pañca°, 301. °ānika, 183.</text:p>
      <text:p text:style-name="VimmExportSkip">bahussuta, 182.</text:p>
      <text:p text:style-name="VimmExportSkip"><text:span text:style-name="T19">bīja, </text:span><text:span text:style-name="VimmPali"><text:span text:style-name="T32">(sim),</text:span></text:span><text:span text:style-name="T19"> 261.</text:span></text:p>
      <text:p text:style-name="VimmExportSkip">bāla, 173.</text:p>
      <text:p text:style-name="VimmExportSkip">biḷārabhasta, 249.</text:p>
      <text:p text:style-name="VimmExportSkip"><text:span text:style-name="T19">Buddha, 144. °anussati, 63. °guṇa </text:span><text:span text:style-name="VimmPali">(the</text:span></text:p>
      <text:p text:style-name="VimmExportSkip"><text:span text:style-name="VimmPali">eighteen),</text:span> <text:span text:style-name="T19">146. °dhammā, aṭṭhārasa, 147.</text:span></text:p>
      <text:p text:style-name="VimmExportSkip">sāsana, 277. sammāsaṁ°, 223; 227 ; 281.</text:p>
      <text:p text:style-name="VimmExportSkip">bodha. eso va maggo bodhāya, 189.</text:p>
      <text:p text:style-name="VimmExportSkip">bodhi, 75. °pakkhiyadhamma, 301.</text:p>
      <text:p text:style-name="VimmExportSkip">°pakkhiyadhamma ñāṇa, 3.</text:p>
      <text:p text:style-name="VimmExportSkip">Bodhisatta. na Bodhisatta-mātu puriseu</text:p>
      <text:p text:style-name="VimmExportSkip">mānasaṁ uppajjati kāmūpasaṁhitaṁ.., 16.</text:p>
      <text:p text:style-name="VimmExportSkip"><text:span text:style-name="VimmPageNo">[[412|349]]</text:span> </text:p>
      <text:p text:style-name="VimmExportSkip">Byagghapajja, 249.</text:p>
      <text:p text:style-name="VimmExportSkip">byādhi, 191.</text:p>
      <text:p text:style-name="VimmExportSkip">byāpāda, 183.</text:p>
      <text:p text:style-name="VimmExportSkip">brahma, °cārin, 16. °cariya, 49; 227.</text:p>
      <text:p text:style-name="VimmExportSkip">loka, 68; 214; 217.</text:p>
      <text:p text:style-name="VimmExportSkip">Brahma, -pārisajja, -purohita, 97. °vihāra,</text:p>
      <text:p text:style-name="VimmExportSkip">188.</text:p>
      <text:p text:style-name="VimmExportSkip">Brahmā, 206.</text:p>
      <text:p text:style-name="VimmExportSkip">brāhmaṇa, 277. 296.</text:p>
      <text:p text:style-name="VimmExportSkip">Bhagavā, 1; 131; 144; 223; 277; 289 ; 324.</text:p>
      <text:p text:style-name="VimmExportSkip">bhaṇḍa, 302.</text:p>
      <text:p text:style-name="VimmExportSkip">bhatta, uddesa0, 32. <text:span text:style-name="VimmPali">(various),</text:span> 36.</text:p>
      <text:p text:style-name="VimmExportSkip">bhaṅga, 295.</text:p>
      <text:p text:style-name="VimmExportSkip">Bhaṇga, 35.</text:p>
      <text:p text:style-name="VimmExportSkip">bhaya, -dassāvī, 152. duggati°, jāti°,</text:p>
      <text:p text:style-name="VimmExportSkip">arā°, byadhi°, maraṇa°, 82.</text:p>
      <text:p text:style-name="VimmExportSkip">bhava, arūpa°, rūpa°, 68; 299. (<text:span text:style-name="VimmPali">the three),</text:span></text:p>
      <text:p text:style-name="VimmExportSkip">289. kāma°, 299.</text:p>
      <text:p text:style-name="VimmExportSkip">taṇhā, 275; 277. vi° taṇhā, 277. sabba°,</text:p>
      <text:p text:style-name="VimmExportSkip">290. </text:p>
      <text:p text:style-name="VimmExportSkip">bhavaṅga. °ṁ otarati, °vāra, 79.</text:p>
      <text:p text:style-name="VimmExportSkip">bhāra, °hāra, °ādāna, “nikkhepana, 277.</text:p>
      <text:p text:style-name="VimmExportSkip">ohita-, 307.</text:p>
      <text:p text:style-name="VimmExportSkip">bhāva, āvi°, tiro°, 215. khara°, taddha°,</text:p>
      <text:p text:style-name="VimmExportSkip">238.</text:p>
      <text:p text:style-name="VimmExportSkip">bhājanavikati, 76.</text:p>
      <text:p text:style-name="VimmExportSkip">bhāvanīya, 49.</text:p>
      <text:p text:style-name="VimmExportSkip">bhāvetabba, 274.</text:p>
      <text:p text:style-name="VimmExportSkip">bhikkhu, 78; 210.</text:p>
      <text:p text:style-name="VimmExportSkip">bhijjati, 295.</text:p>
      <text:p text:style-name="VimmExportSkip">bhitti, 248.</text:p>
      <text:p text:style-name="VimmExportSkip">bhisakka, 275.</text:p>
      <text:p text:style-name="VimmExportSkip">bhūta, 278. mahā°, 237. (<text:span text:style-name="VimmPali">the four</text:span> m.°), 299.</text:p>
      <text:p text:style-name="VimmExportSkip">Bhūtapāla, <text:span text:style-name="VimmPali">(Ven. Elder),</text:span> 210. </text:p>
      <text:p text:style-name="VimmExportSkip">bhūtapubba, 223. mātā°, pitā°, bhātā°,</text:p>
      <text:p text:style-name="VimmExportSkip">bhaginī°, putta°, 186.</text:p>
      <text:p text:style-name="VimmExportSkip">bhūmi, 165. ariya°, dassana°, bhāvanā°, 312.</text:p>
      <text:p text:style-name="VimmExportSkip">bheda. kāyassa bhedā, 227.</text:p>
      <text:p text:style-name="VimmExportSkip">bheri <text:span text:style-name="VimmPali">(sini),</text:span> 284.</text:p>
      <text:p text:style-name="VimmExportSkip">Bhesakajāvana, 140.</text:p>
      <text:p text:style-name="VimmExportSkip">bhesajja, 275.</text:p>
      <text:p text:style-name="VimmExportSkip">bhojana, 58; 173.</text:p>
      <text:p text:style-name="VimmExportSkip">bhojja, 205.</text:p>
      <text:p text:style-name="VimmExportSkip"><text:soft-page-break/></text:p>
      <text:p text:style-name="VimmExportSkip">maṁsa, 204. °pesi-peta, 264. -dovana-</text:p>
      <text:p text:style-name="VimmExportSkip">udaka-vaṇṇa, 174.</text:p>
      <text:p text:style-name="VimmExportSkip">magga, 229; 302-3 ; 310. anāgāmi°, 321.</text:p>
      <text:p text:style-name="VimmExportSkip">ariya°, 301. ariya aṭṭhaṅgika°, 250; 273;</text:p>
      <text:p text:style-name="VimmExportSkip">276. asaṅkhatagāmi°, 194. kantāra°, 321.</text:p>
      <text:p text:style-name="VimmExportSkip">ñāṇa, 302-3. dakkhiṇa°, 250. lokuttara-,</text:p>
      <text:p text:style-name="VimmExportSkip">2. vāma°, 250. °sacca, 278.</text:p>
      <text:p text:style-name="VimmExportSkip">majjhimā paṭipadā, 5; 149.</text:p>
      <text:p text:style-name="VimmExportSkip">macchariya (<text:span text:style-name="VimmPali">the five),</text:span> 316.</text:p>
      <text:p text:style-name="VimmExportSkip">maṇḍakajātika, 222.</text:p>
      <text:p text:style-name="VimmExportSkip">mata, 325.</text:p>
      <text:p text:style-name="VimmExportSkip">mattika, 18.</text:p>
      <text:p text:style-name="VimmExportSkip">mano, °pubbaṅgama, 41. °maya, 217.</text:p>
      <text:p text:style-name="VimmExportSkip">mayañāṇalābhī, 215.</text:p>
      <text:p text:style-name="VimmExportSkip">mamāyita, 260.</text:p>
      <text:p text:style-name="VimmExportSkip">mayūra, 206.</text:p>
      <text:p text:style-name="VimmExportSkip">marica, 174.</text:p>
      <text:p text:style-name="VimmExportSkip">maraṇa, 248; 270. paraṁ maraṇā 227.</text:p>
      <text:p text:style-name="VimmExportSkip">akāla°, kāla°, khaṇika°, samuccheda°,</text:p>
      <text:p text:style-name="VimmExportSkip">ammuti°, 167.</text:p>
      <text:p text:style-name="VimmExportSkip">maraṇasati (<text:span text:style-name="VimmPali">eight ways),</text:span> tikkha, dandha,</text:p>
      <text:p text:style-name="VimmExportSkip">169.</text:p>
      <text:p text:style-name="VimmExportSkip">maraṇānussati, 63.</text:p>
      <text:p text:style-name="VimmExportSkip">mala, sabba° virahita, 311.</text:p>
      <text:p text:style-name="VimmExportSkip">mahā, °nāga, 324. -rāja, 78. °sakuṇa, 88.</text:p>
      <text:p text:style-name="VimmExportSkip">°samuddha, 83.</text:p>
      <text:p text:style-name="VimmExportSkip">Mahānāma (Sakka), 148.</text:p>
      <text:p text:style-name="VimmExportSkip">°mahānubhāva, 216.</text:p>
      <text:p text:style-name="VimmExportSkip">Mahā Brahmā, 97.</text:p>
      <text:p text:style-name="VimmExportSkip">Mahā-Panāda, 227.</text:p>
      <text:p text:style-name="VimmExportSkip">Mahāmuni, 26.</text:p>
      <text:p text:style-name="VimmExportSkip"><text:span text:style-name="T19">Mahāmoggallāna (</text:span><text:span text:style-name="VimmPali"><text:span text:style-name="T32">yen. </text:span></text:span><text:span text:style-name="VimmPali">Elder), </text:span><text:span text:style-name="T19">227 ; 324.</text:span></text:p>
      <text:p text:style-name="VimmExportSkip">mahārajakkha, 318.</text:p>
      <text:p text:style-name="VimmExportSkip"><text:span text:style-name="T19">Mahāli(</text:span><text:span text:style-name="VimmPali"><text:span text:style-name="T32">Ven.</text:span></text:span><text:span text:style-name="T19"> </text:span><text:span text:style-name="VimmPali">Elder),</text:span> <text:span text:style-name="T19">179.</text:span></text:p>
      <text:p text:style-name="VimmExportSkip">Mahāsatta, 188.</text:p>
      <text:p text:style-name="VimmExportSkip">mahiddhika, 216; 324.</text:p>
      <text:p text:style-name="VimmExportSkip">Māgadhakā, 223.</text:p>
      <text:p text:style-name="VimmExportSkip">Māgandiya, 174.</text:p>
      <text:p text:style-name="VimmExportSkip">jmātā, 173.</text:p>
      <text:p text:style-name="VimmExportSkip">mātukucchi, 172; 174.</text:p>
      <text:p text:style-name="VimmExportSkip"><text:span text:style-name="T19">māna, 11. (</text:span><text:span text:style-name="VimmPali">the nine),</text:span> <text:span text:style-name="T19">317.</text:span></text:p>
      <text:p text:style-name="VimmExportSkip">°mānusa, 308.</text:p>
      <text:p text:style-name="VimmExportSkip"><text:span text:style-name="T19">micchatta, </text:span>aṭṭha, <text:span text:style-name="T19">191; 280. (</text:span><text:span text:style-name="VimmPali">the ten),</text:span> <text:span text:style-name="T19">319.</text:span></text:p>
      <text:p text:style-name="VimmExportSkip"><text:span text:style-name="T19">micchā, ājīva, 18. °</text:span>diṭṭhi, <text:span text:style-name="T19">15; °di</text:span>ṭṭ<text:span text:style-name="T19">hika,</text:span></text:p>
      <text:p text:style-name="VimmExportSkip"><text:span text:style-name="T19">15; 227. °di</text:span>ṭṭ<text:span text:style-name="T19">higata, 247; °samādhi, 42.</text:span></text:p>
      <text:p text:style-name="VimmExportSkip">miga, 34</text:p>
      <text:p text:style-name="VimmExportSkip">mukha, °nimitta, 222; 304. °puñchana, 36.</text:p>
      <text:p text:style-name="VimmExportSkip">-samīpa, 157; 304.</text:p>
      <text:p text:style-name="VimmExportSkip">muggasūpatā, 18.</text:p>
      <text:p text:style-name="VimmExportSkip">muñcitukamyatā, 300.</text:p>
      <text:p text:style-name="VimmExportSkip">muñja, 218.</text:p>
      <text:p text:style-name="VimmExportSkip">muṇḍa, 206.</text:p>
      <text:p text:style-name="VimmExportSkip">mutti, 277.</text:p>
      <text:p text:style-name="VimmExportSkip"><text:span text:style-name="T19">muditā, 63.</text:span> <text:span text:style-name="T19">°cetovimutti, 195.</text:span></text:p>
      <text:p text:style-name="VimmExportSkip">muni, 207.</text:p>
      <text:p text:style-name="VimmExportSkip">musāvāda, 188.</text:p>
      <text:p text:style-name="VimmExportSkip"><text:span text:style-name="T19">Musīla </text:span><text:span text:style-name="VimmPali"><text:span text:style-name="T32">(Ven. </text:span></text:span><text:span text:style-name="VimmPali">Elder),</text:span> <text:span text:style-name="T19">321.</text:span></text:p>
      <text:p text:style-name="VimmExportSkip">muhutta and muhūrta, 169.</text:p>
      <text:p text:style-name="VimmExportSkip">megha, 206.</text:p>
      <text:p text:style-name="VimmExportSkip">Meghiya <text:span text:style-name="VimmPali"><text:span text:style-name="T32">(Ven. </text:span></text:span><text:span text:style-name="VimmPali">Elder),</text:span> <text:span text:style-name="T19">48.</text:span></text:p>
      <text:p text:style-name="VimmExportSkip">mettā, °cetovimutti, 195. -sahagatena</text:p>
      <text:p text:style-name="VimmExportSkip">cetsā, 187.</text:p>
      <text:p text:style-name="VimmExportSkip">Metteyya Bhagavā, 227.</text:p>
      <text:p text:style-name="VimmExportSkip">Meṇḍaka gahapati, 212.</text:p>
      <text:p text:style-name="VimmExportSkip">mokkha, 37.</text:p>
      <text:p text:style-name="VimmExportSkip">moha <text:span text:style-name="VimmPali">(defined),</text:span> <text:span text:style-name="T19">262.</text:span></text:p>
      <text:p text:style-name="VimmExportSkip"/>
      <text:p text:style-name="VimmExportSkip">yakkha, 324.</text:p>
      <text:p text:style-name="VimmExportSkip">yathā, °santhatikaṅga, 27. °kammūpāga,</text:p>
      <text:p text:style-name="VimmExportSkip">224.</text:p>
      <text:p text:style-name="VimmExportSkip">yathābhūta, 142; 204 ; 299 ; 312. °ñāṇa,</text:p>
      <text:p text:style-name="VimmExportSkip">286. °ñāṇapadassana, 4; 229.</text:p>
      <text:p text:style-name="VimmExportSkip"><text:span text:style-name="T19">°yanta, °sutta </text:span><text:span text:style-name="VimmPali"><text:span text:style-name="T32">(sim)T</text:span></text:span><text:span text:style-name="T19"> dāru° (</text:span><text:span text:style-name="VimmPali"><text:span text:style-name="T32">sim.),</text:span></text:span><text:span text:style-name="T19"> 204.</text:span></text:p>
      <text:p text:style-name="VimmExportSkip"><text:soft-page-break/>yamakapāṭihāriya, 44; 190.</text:p>
      <text:p text:style-name="VimmExportSkip">yācayoga, 154.</text:p>
      <text:p text:style-name="VimmExportSkip">yāna, 92.</text:p>
      <text:p text:style-name="VimmExportSkip"><text:span text:style-name="T19">yāma </text:span><text:span text:style-name="VimmPali">(the three),</text:span> <text:span text:style-name="T19">145.</text:span></text:p>
      <text:p text:style-name="VimmExportSkip">yoga (<text:span text:style-name="VimmPali">the four),</text:span> 315.</text:p>
      <text:p text:style-name="VimmExportSkip">yoni, <text:span text:style-name="T19">tiracchāna°, </text:span>15; 57. <text:span text:style-name="T19">nāga°, </text:span>57.</text:p>
      <text:p text:style-name="VimmExportSkip">(<text:span text:style-name="VimmPali">the four),</text:span> 289.</text:p>
      <text:p text:style-name="VimmExportSkip"><text:span text:style-name="T19">°</text:span>yoniso, <text:span text:style-name="T19">manasikāra, </text:span>2. patisankh<text:span text:style-name="T19">ā°</text:span></text:p>
      <text:p text:style-name="VimmExportSkip"><text:span text:style-name="T19">āhāraṁ āhāreti...., </text:span>22. <text:span text:style-name="T19">paṭisankhā°</text:span></text:p>
      <text:p text:style-name="VimmExportSkip">cīvaraṁ....., <text:s text:c="2"/>23. manasikāramūlakā</text:p>
      <text:p text:style-name="VimmExportSkip"><text:span text:style-name="T19">dhammā (</text:span><text:span text:style-name="VimmPali">nine </text:span><text:span text:style-name="VimmPali"><text:span text:style-name="T32">in </text:span></text:span><text:span text:style-name="VimmPali">detail),</text:span> <text:span text:style-name="T19">280.</text:span></text:p>
      <text:p text:style-name="VimmExportSkip"/>
      <text:p text:style-name="VimmExportSkip">rajakkha, appa°, maha°, 143.</text:p>
      <text:p text:style-name="VimmExportSkip">srajja, 25.</text:p>
      <text:p text:style-name="VimmExportSkip">ratta, rattandhakāratimisa, 289.</text:p>
      <text:p text:style-name="VimmExportSkip">ratti, kevalam pi rattiṁ kevalam pi</text:p>
      <text:p text:style-name="VimmExportSkip"><text:span text:style-name="T19">divasaṁ (</text:span><text:span text:style-name="VimmPali">etc),</text:span> <text:span text:style-name="T19">226.</text:span></text:p>
      <text:p text:style-name="VimmExportSkip"><text:span text:style-name="VimmPageNo">[[413|350]]</text:span> </text:p>
      <text:p text:style-name="VimmExportSkip">ratha, 93; 218.</text:p>
      <text:p text:style-name="VimmExportSkip">rasa, eka°, 83. rasesu anugiddhassa</text:p>
      <text:p text:style-name="VimmExportSkip">jhāne na ramatī mano, 205.</text:p>
      <text:p text:style-name="VimmExportSkip">loṇa°, 83; 294. vimutti°, 83.</text:p>
      <text:p text:style-name="VimmExportSkip">rāga, 249. °citta, 97. (<text:span text:style-name="VimmPali">with </text:span>dosa, moha)</text:p>
      <text:p text:style-name="VimmExportSkip">308. vīta°, 234.</text:p>
      <text:p text:style-name="VimmExportSkip">rukkha, 158; 207. °mūlagata, 157. °mūli-</text:p>
      <text:p text:style-name="VimmExportSkip">kaṅga, 27.</text:p>
      <text:p text:style-name="VimmExportSkip">rūci. aññatra ruciyā, 321.</text:p>
      <text:p text:style-name="VimmExportSkip">rūpa, 275-76. upādā°, 238. -kalāpa-</text:p>
      <text:p text:style-name="VimmExportSkip">santati, 242. piya-, 272. middha°, 238.</text:p>
      <text:p text:style-name="VimmExportSkip">-saṁgaha <text:span text:style-name="VimmPali">(threefold),</text:span> 245. sāta-, 272.</text:p>
      <text:p text:style-name="VimmExportSkip">roga (<text:span text:style-name="VimmPali">the two),</text:span> 275.</text:p>
      <text:p text:style-name="VimmExportSkip">Rohitassā, 223.</text:p>
      <text:p text:style-name="VimmExportSkip"/>
      <text:p text:style-name="VimmExportSkip">lakkhaga, 6; 274. °to, 159. sabhāva°, 290.</text:p>
      <text:p text:style-name="VimmExportSkip">lajjin, 10.</text:p>
      <text:p text:style-name="VimmExportSkip">lapanā,20.</text:p>
      <text:p text:style-name="VimmExportSkip">lava, 169.</text:p>
      <text:p text:style-name="VimmExportSkip">lahutaro (<text:span text:style-name="VimmPali">etc.)</text:span>, 214.</text:p>
      <text:p text:style-name="VimmExportSkip">leyya, 205.</text:p>
      <text:p text:style-name="VimmExportSkip">loka, °dhammā (<text:span text:style-name="VimmPali">the eight),</text:span> 106; 280.</text:p>
      <text:p text:style-name="VimmExportSkip">°vidū, saṁkhāra-, satta-, 143,</text:p>
      <text:p text:style-name="VimmExportSkip">Lokuttara, 188.</text:p>
      <text:p text:style-name="VimmExportSkip">loma, 171; 174.</text:p>
      <text:p text:style-name="VimmExportSkip">lona, °kumbhī, 265.</text:p>
      <text:p text:style-name="VimmExportSkip">lohitaka, 63.</text:p>
      <text:p text:style-name="VimmExportSkip">Vaṅkaka (<text:span text:style-name="VimmPali">former name</text:span> <text:span text:style-name="VimmPali">of </text:span><text:s/>Vepulla), 223.</text:p>
      <text:p text:style-name="VimmExportSkip">Vaṅkatā, 20.</text:p>
      <text:p text:style-name="VimmExportSkip">vacana, °kkhama, 49.</text:p>
      <text:p text:style-name="VimmExportSkip">vaccha, dhenūpaga (<text:span text:style-name="VimmPali">sim.),</text:span> 107.</text:p>
      <text:p text:style-name="VimmExportSkip">vaṭṭa, 188.</text:p>
      <text:p text:style-name="VimmExportSkip">vaṭṭ, 303.</text:p>
      <text:p text:style-name="VimmExportSkip">vaṇṇa, 265. odāta-, 127. nīla-, 124. pīta-,</text:p>
      <text:p text:style-name="VimmExportSkip">125. lohitaka-, 126. °to, 159. (<text:span text:style-name="VimmPali">various of</text:span></text:p>
      <text:p text:style-name="VimmExportSkip">vikubbanā iddhi), 218. (<text:span text:style-name="VimmPali">the four),</text:span> 307.</text:p>
      <text:p text:style-name="VimmExportSkip">vata, 6; 9.</text:p>
      <text:p text:style-name="VimmExportSkip">vatta, 9; 49.</text:p>
      <text:p text:style-name="VimmExportSkip">vatthu, °visadakiriyatā, 81.</text:p>
      <text:p text:style-name="VimmExportSkip">vadhaka, 299.</text:p>
      <text:p text:style-name="VimmExportSkip">vaya, 296. °ato, 161.</text:p>
      <text:p text:style-name="VimmExportSkip">varāha, 206.</text:p>
      <text:p text:style-name="VimmExportSkip">vasī (<text:span text:style-name="VimmPali">the five),</text:span> 100. °bhāva, 140.</text:p>
      <text:p text:style-name="VimmExportSkip">vassāna, 38.</text:p>
      <text:p text:style-name="VimmExportSkip">vassikasāṭikā, 36.</text:p>
      <text:p text:style-name="VimmExportSkip">vācā. Tathāgatassa pacchimā vācā, 131.</text:p>
      <text:p text:style-name="VimmExportSkip">vāta, °dhārā, 159. (<text:span text:style-name="VimmPali">various),</text:span> 198.</text:p>
      <text:p text:style-name="VimmExportSkip">vāri, 296.</text:p>
      <text:p text:style-name="VimmExportSkip">vāladhi, 26.</text:p>
      <text:p text:style-name="VimmExportSkip">vāsin, Abhayagiri°, 238.</text:p>
      <text:p text:style-name="VimmExportSkip">vāyāma, 283.</text:p>
      <text:p text:style-name="VimmExportSkip">Vāseṭṭha, 307.</text:p>
      <text:p text:style-name="VimmExportSkip">vikkhambana, °ppahāna, 311.</text:p>
      <text:p text:style-name="VimmExportSkip"><text:soft-page-break/>vikkhāyitaka, 63.</text:p>
      <text:p text:style-name="VimmExportSkip">vikkhittaka, 63.</text:p>
      <text:p text:style-name="VimmExportSkip">Vikkhepa, °assa pahānāya, 69; 166.</text:p>
      <text:p text:style-name="VimmExportSkip">vicāra, 87-8. anu°, upa°, 87.</text:p>
      <text:p text:style-name="VimmExportSkip">vicikicchā, 84; 225. (<text:span text:style-name="VimmPali">in detail),</text:span> 305.</text:p>
      <text:p text:style-name="VimmExportSkip">vijjā, 142; 145; 262; 276. -caraṇa-sam-</text:p>
      <text:p text:style-name="VimmExportSkip">panna, 227. °vimutti (<text:span text:style-name="VimmPali">perfected through</text:span></text:p>
      <text:p text:style-name="VimmExportSkip">sambojjhagas), 165. sekha° 306.</text:p>
      <text:p text:style-name="VimmExportSkip">vicchiddaka, 63.</text:p>
      <text:p text:style-name="VimmExportSkip">viññāṇa, °āhāra, 283. °ṭṭhiti, 143; (<text:span text:style-name="VimmPali">t</text:span><text:span text:style-name="VimmPali"><text:span text:style-name="T38">he </text:span></text:span><text:span text:style-name="VimmPali">seven</text:span></text:p>
      <text:p text:style-name="VimmExportSkip"><text:span text:style-name="VimmPali">in detail),</text:span> 280. °paccayā nāmarūpaṁ,</text:p>
      <text:p text:style-name="VimmExportSkip">243. paccudāvattati kho idaṁ viññāṇaṁ,</text:p>
      <text:p text:style-name="VimmExportSkip">265. paṭisandhi-, 173; 266. saṁvattan-</text:p>
      <text:p text:style-name="VimmExportSkip">ika°, 265.</text:p>
      <text:p text:style-name="VimmExportSkip">vitakka, 87-8. °upaceheda, 166.</text:p>
      <text:p text:style-name="VimmExportSkip"><text:span text:style-name="T19">vinipāta, </text:span>186; 227.</text:p>
      <text:p text:style-name="VimmExportSkip"><text:span text:style-name="T19">vinipātika, </text:span>280.</text:p>
      <text:p text:style-name="VimmExportSkip">vinīlaka, 63.</text:p>
      <text:p text:style-name="VimmExportSkip"><text:span text:style-name="T19">vipallāsa, (</text:span><text:span text:style-name="VimmPali">the three),</text:span> <text:span text:style-name="T19">247 </text:span><text:span text:style-name="VimmPali">(the four sets of</text:span></text:p>
      <text:p text:style-name="VimmExportSkip"><text:span text:style-name="VimmPali">three each),</text:span> 319. diṭṭhi<text:span text:style-name="T19">°</text:span>, 289. <text:span text:style-name="T19">°</text:span>vatthu</text:p>
      <text:p text:style-name="VimmExportSkip"><text:span text:style-name="T19">(</text:span><text:span text:style-name="VimmPali">the four),</text:span> 279.</text:p>
      <text:p text:style-name="VimmExportSkip">vipariṇata. na c’eva no cittaṁ vipariṇataṁ</text:p>
      <text:p text:style-name="VimmExportSkip">bhavissati, 249.</text:p>
      <text:p text:style-name="VimmExportSkip">vipassanā, 92; 190; 264; 275-76; 279; 311;</text:p>
      <text:p text:style-name="VimmExportSkip">321. °upekkhā, 291. °kkhaṇa, 161.</text:p>
      <text:p text:style-name="VimmExportSkip">°ñāṇa, 290. taruṇa-, balava-, 229.</text:p>
      <text:p text:style-name="VimmExportSkip">°pubbaṅgama samatha, 310.</text:p>
      <text:p text:style-name="VimmExportSkip">vipubbaka, 63.</text:p>
      <text:p text:style-name="VimmExportSkip">vimāna, 281.</text:p>
      <text:p text:style-name="VimmExportSkip">vimutta, sammadaññā°, 307. sammā°, 309.</text:p>
      <text:p text:style-name="VimmExportSkip">vimutti, 276; 289. ceto°, 48; 179; 181.</text:p>
      <text:p text:style-name="VimmExportSkip">°ñāṇa-dassana, 4; 229. tadaṅga-, nis-</text:p>
      <text:p text:style-name="VimmExportSkip">saraṇa-, paṭippassaddha-, vikkhambhana-,</text:p>
      <text:p text:style-name="VimmExportSkip">samuccheda-, 2. paññā°, 179. °sampanna,</text:p>
      <text:p text:style-name="VimmExportSkip">178.</text:p>
      <text:p text:style-name="VimmExportSkip">Vimuttimagga, 1; 57.</text:p>
      <text:p text:style-name="VimmExportSkip"><text:span text:style-name="T19">vimokkha, 130. aṭṭha, 40. (</text:span><text:span text:style-name="VimmPali">the three),</text:span></text:p>
      <text:p text:style-name="VimmExportSkip">288; 312. subha-, 195.</text:p>
      <text:p text:style-name="VimmExportSkip">virāga, 47; 111; 163.</text:p>
      <text:p text:style-name="VimmExportSkip">viriya, 9. āraddha°, 21. accāraddha°,</text:p>
      <text:p text:style-name="VimmExportSkip">atilīna°, °samatā, 77. (iddhipāda), 44,</text:p>
      <text:p text:style-name="VimmExportSkip">vivara, 186.</text:p>
      <text:p text:style-name="VimmExportSkip"><text:span text:style-name="T19">vivāda-mūla (</text:span><text:span text:style-name="VimmPali">six </text:span><text:span text:style-name="VimmPali"><text:span text:style-name="T32">in </text:span></text:span><text:span text:style-name="VimmPali">detail),</text:span> <text:span text:style-name="T19">316-17.</text:span></text:p>
      <text:p text:style-name="VimmExportSkip">viveka, °jaṁ pīti-sukhaṁ, 47; 83; 229.</text:p>
      <text:p text:style-name="VimmExportSkip"><text:span text:style-name="VimmPali">threefold),</text:span> <text:span text:style-name="T19">83. tadaṅga°, nissaraṇa°,</text:span></text:p>
      <text:p text:style-name="VimmExportSkip">paṭippassddhi°, vikkhambhana°, samuc-</text:p>
      <text:p text:style-name="VimmExportSkip">cheda°, 84.</text:p>
      <text:p text:style-name="VimmExportSkip">visa, <text:span text:style-name="T19">āsi°, ghora°, 250. 299. visena</text:span></text:p>
      <text:p text:style-name="VimmExportSkip">saṁsaṭṭho, <text:span text:style-name="T19">248.</text:span></text:p>
      <text:p text:style-name="VimmExportSkip">visaya, <text:span text:style-name="T19">pettika°, 19.</text:span></text:p>
      <text:p text:style-name="VimmExportSkip">visesabhāgiya, 15; 97.</text:p>
      <text:p text:style-name="VimmExportSkip">vihāra, ariya°, Tathāgata°, 157. diṭṭha-</text:p>
      <text:p text:style-name="VimmExportSkip">dhamma sukha°, 188. phāsu°, 136.</text:p>
      <text:p text:style-name="VimmExportSkip">brahma<text:span text:style-name="T19">°</text:span>, <text:span text:style-name="T19">157.</text:span></text:p>
      <text:p text:style-name="VimmExportSkip">vītikkamapaṭipakkha, 4.</text:p>
      <text:p text:style-name="VimmExportSkip">vīmaṁsa (iddhipāda), 44.</text:p>
      <text:p text:style-name="VimmExportSkip">vūpakāsa, kāya°, citta°, 178.</text:p>
      <text:p text:style-name="VimmExportSkip">vūpasanta, 325.</text:p>
      <text:p text:style-name="VimmExportSkip"><text:span text:style-name="T19">vedanā, °upekkhā, 194. (</text:span><text:span text:style-name="VimmPali">two to thirty-six),</text:span></text:p>
      <text:p text:style-name="VimmExportSkip">246.</text:p>
      <text:p text:style-name="VimmExportSkip">Vepulla, 223.</text:p>
      <text:p text:style-name="VimmExportSkip">vemajjha, 172.</text:p>
      <text:p text:style-name="VimmExportSkip"><text:span text:style-name="T19">vesārajja, 190. (</text:span><text:span text:style-name="VimmPali">the four),</text:span> <text:span text:style-name="T19">147.</text:span></text:p>
      <text:p text:style-name="VimmExportSkip">Vehapphala, <text:span text:style-name="T19">112.</text:span></text:p>
      <text:p text:style-name="VimmExportSkip">vehāsa, 214.</text:p>
      <text:p text:style-name="VimmExportSkip">vossagga, °rato, 154. °ārammaṇatā, 310-11.</text:p>
      <text:p text:style-name="VimmExportSkip">vyādhi, °dhamma, 271.</text:p>
      <text:p text:style-name="VimmExportSkip">vyāpada, 84.</text:p>
      <text:p text:style-name="VimmExportSkip"/>
      <text:p text:style-name="VimmExportSkip">Saṁkha (rājā), 227.</text:p>
      <text:p text:style-name="VimmExportSkip">saṁyoga. jāheyya sabba saṁyogaṁ, 21.</text:p>
      <text:p text:style-name="VimmExportSkip">saṁyojana, 305. kāmarāga°, paṭigha°, 307.</text:p>
      <text:p text:style-name="VimmExportSkip">pañcannaṁ orambhāgiyānaṁ saṁyoja-</text:p>
      <text:p text:style-name="VimmExportSkip"><text:soft-page-break/><text:span text:style-name="T19">nānaṁ parikkhayā, 5; 179. (</text:span><text:span text:style-name="VimmPali">the ten),</text:span></text:p>
      <text:p text:style-name="VimmExportSkip"><text:span text:style-name="T19">281 ; 312; 318. (</text:span><text:span text:style-name="VimmPali">the last five),</text:span> <text:span text:style-name="T19">308. </text:span>tiṇṇa<text:span text:style-name="T19">ṁ</text:span></text:p>
      <text:p text:style-name="VimmExportSkip"><text:span text:style-name="T19">°parikkhayā, 5; 179. (</text:span><text:span text:style-name="VimmPali">the last five),</text:span> <text:span text:style-name="T19">307.</text:span></text:p>
      <text:p text:style-name="VimmExportSkip"><text:span text:style-name="T19">ta</text:span>ṇ<text:span text:style-name="T19">hā°, 204; 261.</text:span></text:p>
      <text:p text:style-name="VimmExportSkip">saṁvara, 1. °aṭṭhena sīlavisuddhi, 161.</text:p>
      <text:p text:style-name="VimmExportSkip"><text:span text:style-name="T19">saṁvega, °vatthu.(</text:span><text:span text:style-name="VimmPali"><text:span text:style-name="T32">the</text:span></text:span><text:span text:style-name="T19"> </text:span><text:span text:style-name="VimmPali">eight),</text:span> <text:span text:style-name="T19">248.</text:span></text:p>
      <text:p text:style-name="VimmExportSkip">saṁsāra, 204 ; 261.</text:p>
      <text:p text:style-name="VimmExportSkip">sakadāgāmin, 5; 179. 308. °magga, 307.</text:p>
      <text:p text:style-name="VimmExportSkip"><text:span text:style-name="VimmPageNo">[[414|351]]</text:span> </text:p>
      <text:p text:style-name="VimmExportSkip">Sakka, 189.</text:p>
      <text:p text:style-name="VimmExportSkip">sakuṇa, 216.</text:p>
      <text:p text:style-name="VimmExportSkip"><text:span text:style-name="T19">sakkāya, °</text:span>diṭṭhi, 305.</text:p>
      <text:p text:style-name="VimmExportSkip">sagga, 227; 306.</text:p>
      <text:p text:style-name="VimmExportSkip"><text:span text:style-name="T16">saṅkappa, </text:span>sara°, 135.</text:p>
      <text:p text:style-name="VimmExportSkip"><text:span text:style-name="T16">Saṅkicca </text:span><text:span text:style-name="VimmPali"><text:span text:style-name="T36">(Ven. </text:span></text:span><text:span text:style-name="VimmPali">Elder),</text:span> 210.</text:p>
      <text:p text:style-name="VimmExportSkip"><text:span text:style-name="T16">saṅkhata, 263; 278. </text:span><text:span text:style-name="T19">-dhammā, </text:span><text:span text:style-name="T16">253. °lakk-</text:span></text:p>
      <text:p text:style-name="VimmExportSkip">haṇa, 296.</text:p>
      <text:p text:style-name="VimmExportSkip"><text:span text:style-name="T19">saṅgha (saṁgha,) </text:span>°<text:span text:style-name="T19">paṭimānana, 323.</text:span></text:p>
      <text:p text:style-name="VimmExportSkip"><text:span text:style-name="T16">s</text:span><text:span text:style-name="T19">ā</text:span><text:span text:style-name="T16">vaka</text:span>°<text:span text:style-name="T16">, </text:span><text:span text:style-name="T19">151.</text:span></text:p>
      <text:p text:style-name="VimmExportSkip">saṅghāṭi, 29; 51.</text:p>
      <text:p text:style-name="VimmExportSkip">saṅghādisesa, 20; 24.</text:p>
      <text:p text:style-name="VimmExportSkip">saṅghānussati, 63.</text:p>
      <text:p text:style-name="VimmExportSkip">saṅghārāma, 34.</text:p>
      <text:p text:style-name="VimmExportSkip"><text:span text:style-name="T19">sacca, </text:span>ariya<text:span text:style-name="T19">°</text:span> <text:span text:style-name="VimmPali">(the four),</text:span> <text:span text:style-name="T19">269 ; 283. taṅhā-</text:span></text:p>
      <text:p text:style-name="VimmExportSkip"><text:span text:style-name="T19">samudaya-, °anulomika </text:span><text:span text:style-name="T16">ñ</text:span><text:span text:style-name="T19">āṇ</text:span><text:span text:style-name="T16">a, </text:span><text:span text:style-name="T19">233. </text:span><text:span text:style-name="T16">tī</text:span><text:span text:style-name="T19">ṅ</text:span><text:span text:style-name="T16">i</text:span></text:p>
      <text:p text:style-name="VimmExportSkip">saccāni saṅkhatāni, 312. Dukkhanirodha</text:p>
      <text:p text:style-name="VimmExportSkip"><text:span text:style-name="T19">ariya-, 272. dukkhanirodhagāmin</text:span><text:span text:style-name="T16">ī</text:span><text:span text:style-name="T19"> paṭi-</text:span></text:p>
      <text:p text:style-name="VimmExportSkip">padā ariya°, 273-74. Dukkhasamudaya</text:p>
      <text:p text:style-name="VimmExportSkip">ariya°, 269. lokiya, lokuttara, 278.</text:p>
      <text:p text:style-name="VimmExportSkip">sacchikata, 274.</text:p>
      <text:p text:style-name="VimmExportSkip"><text:span text:style-name="T16">Sañjīva </text:span><text:span text:style-name="VimmPali"><text:span text:style-name="T36">(Ven. </text:span></text:span><text:span text:style-name="VimmPali">Elder),</text:span> <text:span text:style-name="T19">210; 324.</text:span></text:p>
      <text:p text:style-name="VimmExportSkip"><text:span text:style-name="T16">saññ</text:span><text:span text:style-name="T19">ā</text:span><text:span text:style-name="T16">, 78. </text:span>akusala- <text:span text:style-name="VimmPali">(three),</text:span> <text:span text:style-name="T16">246. </text:span><text:span text:style-name="T19">āloka°,</text:span></text:p>
      <text:p text:style-name="VimmExportSkip"><text:span text:style-name="T19">224. </text:span><text:span text:style-name="VimmPali">(the six),</text:span> 247. <text:span text:style-name="VimmPali">(the ten),</text:span> 281.</text:p>
      <text:p text:style-name="VimmExportSkip"><text:span text:style-name="T19">divā°, </text:span>224. <text:span text:style-name="T19">nānaṭṭa°, 114. </text:span><text:span text:style-name="T16">catubhūmika-,</text:span></text:p>
      <text:p text:style-name="VimmExportSkip">247. pa<text:span text:style-name="T19">ṭ</text:span>igha<text:span text:style-name="T19">°</text:span>, 114. puḷuvaka<text:span text:style-name="T19">°</text:span>, 138.</text:p>
      <text:p text:style-name="VimmExportSkip"><text:span text:style-name="T16">rūpa</text:span><text:span text:style-name="T19">°</text:span><text:span text:style-name="T16">, </text:span>114. lahu<text:span text:style-name="T19">°</text:span>, 214. <text:span text:style-name="T19">°</text:span>vedayitanirodha,</text:p>
      <text:p text:style-name="VimmExportSkip">131 ; 324-25. vicchiddaka<text:span text:style-name="T19">°</text:span>, 136. <text:span text:style-name="T19">vipallāsa,</text:span></text:p>
      <text:p text:style-name="VimmExportSkip"><text:span text:style-name="T19">avipallāsa, </text:span>246. satta<text:span text:style-name="T19">°</text:span>, 285. sukha<text:span text:style-name="T19">°</text:span>, 214.</text:p>
      <text:p text:style-name="VimmExportSkip">sati, 283. <text:span text:style-name="T19">kāyagatā°, </text:span>135. <text:span text:style-name="T19">°paṭṭhāna, </text:span><text:span text:style-name="VimmPali">(the</text:span></text:p>
      <text:p text:style-name="VimmExportSkip"><text:span text:style-name="VimmPali">four),</text:span> 19; 279; 301. parimukhaṁ satiṁ</text:p>
      <text:p text:style-name="VimmExportSkip"><text:span text:style-name="T19">upaṭṭhapetvā, </text:span>157; 304. <text:span text:style-name="T19">°</text:span><text:span text:style-name="T16">sampajañña,</text:span></text:p>
      <text:p text:style-name="VimmExportSkip">229; 283.</text:p>
      <text:p text:style-name="VimmExportSkip">satta, <text:span text:style-name="T19">°ārammaṇattā, </text:span>188. <text:span text:style-name="T19">°āvāsā </text:span><text:span text:style-name="VimmPali">(the nine),</text:span></text:p>
      <text:p text:style-name="VimmExportSkip">280; 289.</text:p>
      <text:p text:style-name="VimmExportSkip">sattaratana, 324.</text:p>
      <text:p text:style-name="VimmExportSkip">sattakkhattuparama, 5; 281; 308.</text:p>
      <text:p text:style-name="VimmExportSkip"><text:span text:style-name="T19">satti, °satena hanatha, °</text:span><text:span text:style-name="T16">sūlūpam</text:span><text:span text:style-name="T19">ā</text:span><text:span text:style-name="T16"> </text:span><text:span text:style-name="T19">kāmā, 283.</text:span></text:p>
      <text:p text:style-name="VimmExportSkip">sattha, nihita-, 10. jīvita-hāraka-, 264.</text:p>
      <text:p text:style-name="VimmExportSkip">satthar. satthā attano sāvake olokento...,</text:p>
      <text:p text:style-name="VimmExportSkip">26. satthā āgantvā, 300. satthari kaṁk-</text:p>
      <text:p text:style-name="VimmExportSkip">hati, 305. satthāraṁ passitvā va parin-</text:p>
      <text:p text:style-name="VimmExportSkip">ibbāyissāmi, 228.</text:p>
      <text:p text:style-name="VimmExportSkip">sadattha, anuppatta-, 307.</text:p>
      <text:p text:style-name="VimmExportSkip"><text:span text:style-name="T19">sadda, 114. bheri-, </text:span><text:span text:style-name="T16">mutiṅga-, saṅkha-</text:span></text:p>
      <text:p text:style-name="VimmExportSkip">paṇava-deṇḍima-, 219.</text:p>
      <text:p text:style-name="VimmExportSkip">saddhamma, 17; 25.</text:p>
      <text:p text:style-name="VimmExportSkip">saddhā, 101; 155.</text:p>
      <text:p text:style-name="VimmExportSkip">santa, 144; 156; 163.</text:p>
      <text:p text:style-name="VimmExportSkip">santuṭṭhi, 37.</text:p>
      <text:p text:style-name="VimmExportSkip">sandiṭṭhika, 149.</text:p>
      <text:p text:style-name="VimmExportSkip">sandhi <text:span text:style-name="VimmPali">(various),</text:span> <text:span text:style-name="T19">264.</text:span></text:p>
      <text:p text:style-name="VimmExportSkip"><text:span text:style-name="T16">sapadānacārikaṅga, </text:span><text:span text:style-name="T19">27.</text:span></text:p>
      <text:p text:style-name="VimmExportSkip">sappa, 290.</text:p>
      <text:p text:style-name="VimmExportSkip"><text:span text:style-name="T19">sappi-maṇḍja dh</text:span><text:span text:style-name="T16">ā</text:span><text:span text:style-name="T19">tu, 205.</text:span></text:p>
      <text:p text:style-name="VimmExportSkip"><text:span text:style-name="T19">sappītika sam</text:span><text:span text:style-name="T16">ā</text:span><text:span text:style-name="T19">dhi, 226.</text:span></text:p>
      <text:p text:style-name="VimmExportSkip">sappurisa, 306. °saṁseva, 248.</text:p>
      <text:p text:style-name="VimmExportSkip"><text:span text:style-name="T16">sabbaññuta, </text:span><text:span text:style-name="T19">140.</text:span></text:p>
      <text:p text:style-name="VimmExportSkip"><text:span text:style-name="T19">sabh</text:span><text:span text:style-name="T16">ā</text:span><text:span text:style-name="T19">ga, °visabh</text:span><text:span text:style-name="T16">ā</text:span><text:span text:style-name="T19">ga </text:span><text:span text:style-name="VimmPali">(ref. to</text:span> <text:span text:style-name="T19">dh</text:span><text:span text:style-name="T16">ā</text:span><text:span text:style-name="T19">tus), 199.</text:span></text:p>
      <text:p text:style-name="VimmExportSkip"><text:span text:style-name="T19">sabh</text:span><text:span text:style-name="T16">ā</text:span><text:span text:style-name="T19">va, 278.</text:span></text:p>
      <text:p text:style-name="VimmExportSkip">samatha, 39; 92; 190; 275-76; 279; 311.</text:p>
      <text:p text:style-name="VimmExportSkip"><text:span text:style-name="T19">°</text:span><text:span text:style-name="T16">pubbaṅgama </text:span><text:span text:style-name="T19">vipassan</text:span><text:span text:style-name="T16">ā</text:span><text:span text:style-name="T19">, 310. °vipassan</text:span><text:span text:style-name="T16">ā</text:span><text:span text:style-name="T19">,</text:span></text:p>
      <text:p text:style-name="VimmExportSkip"><text:span text:style-name="T19">163. °vipassan</text:span><text:span text:style-name="T16">ā</text:span><text:span text:style-name="T19"> </text:span>yuganandha, <text:span text:style-name="T19">303. sabba-</text:span></text:p>
      <text:p text:style-name="VimmExportSkip"><text:soft-page-break/><text:span text:style-name="T19">sa</text:span><text:span text:style-name="T16">ṅ</text:span><text:span text:style-name="T19">kh</text:span><text:span text:style-name="T16">ā</text:span><text:span text:style-name="T19">ra°, 163.</text:span></text:p>
      <text:p text:style-name="VimmExportSkip"><text:span text:style-name="T19">Samantap</text:span><text:span text:style-name="T16">ā</text:span><text:span text:style-name="T19">s</text:span><text:span text:style-name="T16">ā</text:span><text:span text:style-name="T19">dik</text:span><text:span text:style-name="T16">ā</text:span><text:span text:style-name="T19"> </text:span><text:span text:style-name="VimmPali">(the Chinese),</text:span> <text:span text:style-name="T19">35.</text:span></text:p>
      <text:p text:style-name="VimmExportSkip"><text:span text:style-name="T19">samaya, pubbaṇha°, majjhantika°, s</text:span><text:span text:style-name="T16">ā</text:span><text:span text:style-name="T19">yapha°,</text:span></text:p>
      <text:p text:style-name="VimmExportSkip">283.</text:p>
      <text:p text:style-name="VimmExportSkip">samavaya-saṭṭhesana, 307.</text:p>
      <text:p text:style-name="VimmExportSkip">samasīsi, 264.</text:p>
      <text:p text:style-name="VimmExportSkip"><text:span text:style-name="T19">samācāra, parisuddhakāya°, </text:span>aparisuddha-</text:p>
      <text:p text:style-name="VimmExportSkip">vacī°, 185.</text:p>
      <text:p text:style-name="VimmExportSkip"><text:span text:style-name="T19">samādhi, </text:span>1; 4; 25; 39; 44; 279; 289.</text:p>
      <text:p text:style-name="VimmExportSkip"><text:span text:style-name="T19">appanā</text:span>°<text:span text:style-name="T19">, </text:span>79. <text:span text:style-name="T19">apariyāpanna</text:span>°<text:span text:style-name="T19">, </text:span><text:span text:style-name="T16">arūp</text:span><text:span text:style-name="T19">ā</text:span><text:span text:style-name="T16">va-</text:span></text:p>
      <text:p text:style-name="VimmExportSkip"><text:span text:style-name="T19">cara</text:span>°<text:span text:style-name="T19">, </text:span><text:span text:style-name="T16">43. </text:span><text:span text:style-name="T19">appamāṇa-, 44. </text:span>avitakka</text:p>
      <text:p text:style-name="VimmExportSkip"><text:span text:style-name="T19">avicāra</text:span>°<text:span text:style-name="T19">, avitakka vicāramatta</text:span>°<text:span text:style-name="T19">, savitakka</text:span></text:p>
      <text:p text:style-name="VimmExportSkip"><text:span text:style-name="T19">savicāra</text:span>°<text:span text:style-name="T19">, 42. kāmāvacara</text:span>°<text:span text:style-name="T19">, </text:span><text:span text:style-name="T16">rūp</text:span><text:span text:style-name="T19">ā</text:span><text:span text:style-name="T16">vacara</text:span>°<text:span text:style-name="T16">,</text:span></text:p>
      <text:p text:style-name="VimmExportSkip">43. °ja. 47. appamāṇa-, paritta-, 44.</text:p>
      <text:p text:style-name="VimmExportSkip">°indriya, 39. nibbedhabhāgiya-, 2. pā-</text:p>
      <text:p text:style-name="VimmExportSkip">daka-jjhāna-, 229. °bala, 39. sekhiya-</text:p>
      <text:p text:style-name="VimmExportSkip">phala-, 44. vipassanāsampayutta°, 312.</text:p>
      <text:p text:style-name="VimmExportSkip"><text:span text:style-name="T19">-sambojjhaṅga, 81. </text:span><text:span text:style-name="VimmPali">(the three),</text:span> <text:span text:style-name="T19">163; 194;</text:span></text:p>
      <text:p text:style-name="VimmExportSkip">226. samādhimhi cute obhāso antara-</text:p>
      <text:p text:style-name="VimmExportSkip">dhāyati, 225. samāhito yathābhūtaṁ</text:p>
      <text:p text:style-name="VimmExportSkip">pajānāti, 229. °sampanna, 178.</text:p>
      <text:p text:style-name="VimmExportSkip"><text:span text:style-name="T19">samāpatti, aṭṭha-, 323. </text:span><text:span text:style-name="T16">asañña</text:span><text:span text:style-name="T19">°</text:span><text:span text:style-name="T16">, </text:span><text:span text:style-name="T19">45. āruppa-</text:span></text:p>
      <text:p text:style-name="VimmExportSkip">pādaka-phala°, upekkhā-brahma-vihāra°,</text:p>
      <text:p text:style-name="VimmExportSkip">kāya-rakkhaṇa-samatthā°, 324. °kkhaṇa,</text:p>
      <text:p text:style-name="VimmExportSkip">161. nirodha°, 121; 325. phala°, 121.</text:p>
      <text:p text:style-name="VimmExportSkip"><text:span text:style-name="T19">mahākaruṇā°, 44; 190. </text:span><text:span text:style-name="T16">saññ</text:span><text:span text:style-name="T19">ā°</text:span><text:span text:style-name="T16">, </text:span><text:span text:style-name="T19">65.</text:span></text:p>
      <text:p text:style-name="VimmExportSkip">samāhita, 219.</text:p>
      <text:p text:style-name="VimmExportSkip">samudaya, 302-3. <text:span text:style-name="T19">avijjā°, </text:span>262; 291. <text:span text:style-name="T19">āsava°,</text:span></text:p>
      <text:p text:style-name="VimmExportSkip"><text:span text:style-name="T19">262. </text:span>kamma<text:span text:style-name="T19">°</text:span>, <text:span text:style-name="T19">taṇhā°, </text:span>paccaya<text:span text:style-name="T19">°</text:span>, <text:span text:style-name="T16">rūpa</text:span><text:span text:style-name="T19">°</text:span><text:span text:style-name="T16">,</text:span></text:p>
      <text:p text:style-name="VimmExportSkip">291. <text:span text:style-name="T19">°sacca, </text:span>278.</text:p>
      <text:p text:style-name="VimmExportSkip"><text:span text:style-name="T16">sampajañña </text:span><text:span text:style-name="VimmPali">(with</text:span> sati), 283. <text:span text:style-name="VimmPali">(fourfold),</text:span> 106.</text:p>
      <text:p text:style-name="VimmExportSkip"><text:span text:style-name="T19">sampajāna, </text:span><text:span text:style-name="VimmPali">with</text:span> <text:span text:style-name="T16">sata, </text:span>47; 105.</text:p>
      <text:p text:style-name="VimmExportSkip"><text:span text:style-name="T19">sampasādana, </text:span>47.</text:p>
      <text:p text:style-name="VimmExportSkip">sampahaṁsana, 94.</text:p>
      <text:p text:style-name="VimmExportSkip"><text:span text:style-name="T19">sammāsambuddha, </text:span>1; 142.</text:p>
      <text:p text:style-name="VimmExportSkip"><text:span text:style-name="T19">sambādha, </text:span><text:span text:style-name="T16">parama</text:span><text:span text:style-name="T19">°</text:span><text:span text:style-name="T16">, </text:span>172.</text:p>
      <text:p text:style-name="VimmExportSkip"><text:span text:style-name="T16">sambojjhaṅga </text:span><text:span text:style-name="VimmPali">(perfected through</text:span> <text:span text:style-name="T19">satipaṭṭhā-</text:span></text:p>
      <text:p text:style-name="VimmExportSkip"><text:span text:style-name="T16">na), </text:span>165. <text:span text:style-name="T19">upekhā°, sati°, 195.</text:span></text:p>
      <text:p text:style-name="VimmExportSkip"><text:span text:style-name="T19">sammatta </text:span><text:span text:style-name="VimmPali">(the eight),</text:span> <text:span text:style-name="T19">280.</text:span></text:p>
      <text:p text:style-name="VimmExportSkip"><text:span text:style-name="T19">sammappadhāna </text:span><text:span text:style-name="VimmPali">(the </text:span><text:span text:style-name="VimmPali"><text:span text:style-name="T32">four),</text:span></text:span><text:span text:style-name="T19"> 184; 301.</text:span></text:p>
      <text:p text:style-name="VimmExportSkip">sammā, ājīva, 12; 273.</text:p>
      <text:p text:style-name="VimmExportSkip">°kammanta, 12; 273.</text:p>
      <text:p text:style-name="VimmExportSkip">°dassana, 286.</text:p>
      <text:p text:style-name="VimmExportSkip">°diṭṭhi, 2; 84; 247 ; 273.</text:p>
      <text:p text:style-name="VimmExportSkip">°diṭṭhika, 227.</text:p>
      <text:p text:style-name="VimmExportSkip">°vācā, 12; 273.</text:p>
      <text:p text:style-name="VimmExportSkip">°vāyāma, 273.</text:p>
      <text:p text:style-name="VimmExportSkip">°saṁkappa, 87; 273.</text:p>
      <text:p text:style-name="VimmExportSkip"><text:span text:style-name="T19">°</text:span>sati, <text:span text:style-name="T19">273.</text:span></text:p>
      <text:p text:style-name="VimmExportSkip">°samādhi, 39: 47; 229, 274.</text:p>
      <text:p text:style-name="VimmExportSkip"><text:span text:style-name="T16">sayambhū, </text:span><text:span text:style-name="T19">140.</text:span></text:p>
      <text:p text:style-name="VimmExportSkip">saraṇa. kareyya °attano, 21.</text:p>
      <text:p text:style-name="VimmExportSkip"><text:span text:style-name="T19">sarāga, citta </text:span><text:span text:style-name="VimmPali">(etc.),</text:span> <text:span text:style-name="T19">221.</text:span></text:p>
      <text:p text:style-name="VimmExportSkip">salabha, 289.</text:p>
      <text:p text:style-name="VimmExportSkip">sallakatta, 275.</text:p>
      <text:p text:style-name="VimmExportSkip">sallekha, <text:span text:style-name="T19">37.</text:span></text:p>
      <text:p text:style-name="VimmExportSkip">savana, 178.</text:p>
      <text:p text:style-name="VimmExportSkip"><text:span text:style-name="T19">sav</text:span><text:span text:style-name="T16">ā</text:span><text:span text:style-name="T19">san</text:span><text:span text:style-name="T16">ā</text:span><text:span text:style-name="T19">, 141.</text:span></text:p>
      <text:p text:style-name="VimmExportSkip"><text:span text:style-name="T19">savic</text:span><text:span text:style-name="T16">ā</text:span><text:span text:style-name="T19">ra, 83.</text:span></text:p>
      <text:p text:style-name="VimmExportSkip">savitakka, 83.</text:p>
      <text:p text:style-name="VimmExportSkip"><text:span text:style-name="T19">s</text:span><text:span text:style-name="T16">ā</text:span><text:span text:style-name="T19">dhu, 207.</text:span></text:p>
      <text:p text:style-name="VimmExportSkip"><text:span text:style-name="T19">s</text:span><text:span text:style-name="T16">āṇ</text:span><text:span text:style-name="T19">a, 35.</text:span></text:p>
      <text:p text:style-name="VimmExportSkip"><text:span text:style-name="T16">sāmañña, </text:span><text:span text:style-name="T19">°phala, 320. °phal</text:span><text:span text:style-name="T16">ā</text:span><text:span text:style-name="T19">ni </text:span><text:span text:style-name="VimmPali">(the four),</text:span><text:span text:style-name="VimmPali"><text:span text:style-name="T32">3</text:span></text:span><text:span text:style-name="T19">12.</text:span></text:p>
      <text:p text:style-name="VimmExportSkip"><text:span text:style-name="T19">S</text:span><text:span text:style-name="T16">ā</text:span><text:span text:style-name="T19">m</text:span><text:span text:style-name="T16">ā</text:span><text:span text:style-name="T19">vatī up</text:span><text:span text:style-name="T16">ā</text:span><text:span text:style-name="T19">sik</text:span><text:span text:style-name="T16">ā</text:span><text:span text:style-name="T19">, 210.</text:span></text:p>
      <text:p text:style-name="VimmExportSkip"><text:span text:style-name="T19">s</text:span><text:span text:style-name="T16">ā</text:span><text:span text:style-name="T19">ra, 289.</text:span></text:p>
      <text:p text:style-name="VimmExportSkip"><text:span text:style-name="T19">S</text:span><text:span text:style-name="T16">ā</text:span><text:span text:style-name="T19">riputta </text:span><text:span text:style-name="VimmPali"><text:span text:style-name="T36">(Ven. </text:span></text:span><text:span text:style-name="VimmPali">Elder),</text:span> <text:span text:style-name="T19">147; 210; 324.</text:span></text:p>
      <text:p text:style-name="VimmExportSkip"><text:span text:style-name="T19">s</text:span><text:span text:style-name="T16">ā</text:span><text:span text:style-name="T19">vaka, 12; 16; 26. ariya°, 13; 306.</text:span></text:p>
      <text:p text:style-name="VimmExportSkip">-saṁgha, 151.</text:p>
      <text:p text:style-name="VimmExportSkip"><text:span text:style-name="T19">S</text:span><text:span text:style-name="T16">ā</text:span><text:span text:style-name="T19">vatthi, 289.</text:span></text:p>
      <text:p text:style-name="VimmExportSkip"><text:span text:style-name="T19">sikkh</text:span><text:span text:style-name="T16">ā</text:span><text:span text:style-name="T19">, 78. </text:span><text:span text:style-name="T16">adhisīla-, </text:span><text:span text:style-name="T19">adhicitta-, </text:span><text:span text:style-name="T16">adhipaññā-,</text:span></text:p>
      <text:p text:style-name="VimmExportSkip">229.</text:p>
      <text:p text:style-name="VimmExportSkip"><text:span text:style-name="VimmPageNo">[[415|352]]</text:span> </text:p>
      <text:p text:style-name="VimmExportSkip">sikhaṇḍin, 206.</text:p>
      <text:p text:style-name="VimmExportSkip"><text:soft-page-break/>Sikhī (Sammāsambuddha), 217.</text:p>
      <text:p text:style-name="VimmExportSkip">sigāla, 136.</text:p>
      <text:p text:style-name="VimmExportSkip">sineha, 303.</text:p>
      <text:p text:style-name="VimmExportSkip">Sītavana, 206.</text:p>
      <text:p text:style-name="VimmExportSkip">sīla, 1; 229; 279 ; 289. abyākata°, 9. aṅga-</text:p>
      <text:p text:style-name="VimmExportSkip">pariyanta, 11. attano °ani anussarati, 153.</text:p>
      <text:p text:style-name="VimmExportSkip">anācāra, 17. anissita-, 11. anupasam-</text:p>
      <text:p text:style-name="VimmExportSkip">panna, 16. °anussati, 63. aparāmaṭṭha,</text:p>
      <text:p text:style-name="VimmExportSkip">13. apariyanta, 11. appamāṇa, 11. ariya-</text:p>
      <text:p text:style-name="VimmExportSkip">kantehi... akkhaṇḍehi acchiddehi asa-</text:p>
      <text:p text:style-name="VimmExportSkip">balehi akammāsehi...samādhi saṁvatta-</text:p>
      <text:p text:style-name="VimmExportSkip">nikehi, 13. avītikkama 6. ācāra, 16; 17.</text:p>
      <text:p text:style-name="VimmExportSkip">ājivapārisuddhi, 17. indriyasaṁvara, 17.</text:p>
      <text:p text:style-name="VimmExportSkip">odāta-vasana-gahaṭṭha, 16. kukkura, 15.</text:p>
      <text:p text:style-name="VimmExportSkip">°kkhandha, 2. go°, 15. cāritta, 10. cetanā,</text:p>
      <text:p text:style-name="VimmExportSkip">6. -jīvitapariyanta, 11. dus°, 25; 87.</text:p>
      <text:p text:style-name="VimmExportSkip">dhammatā, 16. ñātipariyanta, 11. nissita,</text:p>
      <text:p text:style-name="VimmExportSkip">11. nevasekhanāsekha, 14. pakati, 16.</text:p>
      <text:p text:style-name="VimmExportSkip">paccayanissita, 17. paṇīta, 15. pamāṇa,</text:p>
      <text:p text:style-name="VimmExportSkip">11. pātimokkhasaṁvara, 17. parāmaṭṭha,</text:p>
      <text:p text:style-name="VimmExportSkip">13. pubbahetuka, 16. bhikkhu, 16.</text:p>
      <text:p text:style-name="VimmExportSkip">bhikkhunī, 16. pariyanta, 11. majjhima,</text:p>
      <text:p text:style-name="VimmExportSkip">15. °maya, 17, yasapariyanta, lābha-</text:p>
      <text:p text:style-name="VimmExportSkip">pariyanta, 11. lokiya, lokuttara, 10.</text:p>
      <text:p text:style-name="VimmExportSkip">°vā, 8. vāritta, 10. °visuddhi, 4; 25; 161.</text:p>
      <text:p text:style-name="VimmExportSkip">visuddha, 14. vematika, 14. veramaṇi, 6.</text:p>
      <text:p text:style-name="VimmExportSkip">sattasekhiyapuggala, 14. samādhisaṁ-</text:p>
      <text:p text:style-name="VimmExportSkip">vattanika, 153. sampanna, 142; 178.</text:p>
      <text:p text:style-name="VimmExportSkip">sāmaṇera-sāmaṇerī dasa, 16. sikkha-</text:p>
      <text:p text:style-name="VimmExportSkip">mānā, 16. sekha, 14. hīna, 15.</text:p>
      <text:p text:style-name="VimmExportSkip">sīlabbata, °parāmāsa <text:span text:style-name="VimmPali">(in detail),</text:span> 305.</text:p>
      <text:p text:style-name="VimmExportSkip">sīvatikā, 132; 135.</text:p>
      <text:p text:style-name="VimmExportSkip">sīsa, āditta°, 21 ; 283.</text:p>
      <text:p text:style-name="VimmExportSkip">sukaṭa. °dukkaṭānaṁ kammānaṁ phala-</text:p>
      <text:p text:style-name="VimmExportSkip">vipāko, 232.</text:p>
      <text:p text:style-name="VimmExportSkip">sukha 4; 47; 90; 148; 289; 298. appaṇā-</text:p>
      <text:p text:style-name="VimmExportSkip">pubbabhāga-sukha, 229. °dukkha, 170.</text:p>
      <text:p text:style-name="VimmExportSkip">vihāra, 156. -vihārin, 47.</text:p>
      <text:p text:style-name="VimmExportSkip">sucarita <text:span text:style-name="VimmPali">(the three</text:span>), 186; 227.</text:p>
      <text:p text:style-name="VimmExportSkip">suñña, °to, 300. parama°, 300.</text:p>
      <text:p text:style-name="VimmExportSkip">suññatā, 313.</text:p>
      <text:p text:style-name="VimmExportSkip">suññāgāra, °gata, 157.</text:p>
      <text:p text:style-name="VimmExportSkip">sutta, -guḷa, 256.</text:p>
      <text:p text:style-name="VimmExportSkip">Sudassā, 112; 309.</text:p>
      <text:p text:style-name="VimmExportSkip">Sudassī, 112; 309.</text:p>
      <text:p text:style-name="VimmExportSkip"><text:span text:style-name="T19">Suddhāvāsa, 112. </text:span><text:span text:style-name="VimmPali"><text:span text:style-name="T32">(the five),</text:span></text:span><text:span text:style-name="T19"> 308.</text:span></text:p>
      <text:p text:style-name="VimmExportSkip">Sunakkhatta, 248.</text:p>
      <text:p text:style-name="VimmExportSkip"><text:span text:style-name="T19">Supassa </text:span><text:span text:style-name="VimmPali"><text:span text:style-name="T32">(former name of</text:span></text:span><text:span text:style-name="T19"> Vepulla), 223.</text:span></text:p>
      <text:p text:style-name="VimmExportSkip">supāṇa, 136.</text:p>
      <text:p text:style-name="VimmExportSkip">Suppiyā, 223.</text:p>
      <text:p text:style-name="VimmExportSkip">subha, 289.</text:p>
      <text:p text:style-name="VimmExportSkip"><text:span text:style-name="T19">Subhakiṇṇā </text:span><text:span text:style-name="VimmPali"><text:span text:style-name="T32">and</text:span></text:span><text:span text:style-name="T19"> Subhakiṇhā, 108 ; 280.</text:span></text:p>
      <text:p text:style-name="VimmExportSkip">surā, °merayamajjapamādaṭṭhānā, 188.</text:p>
      <text:p text:style-name="VimmExportSkip"><text:span text:style-name="T19">suriya, (</text:span><text:span text:style-name="VimmPali"><text:span text:style-name="T32">sim.</text:span></text:span><text:span text:style-name="T19">), 303.</text:span></text:p>
      <text:p text:style-name="VimmExportSkip">suvaṇṇa, 224; 227.</text:p>
      <text:p text:style-name="VimmExportSkip">suvimutta, -citta, -pañña, 307.</text:p>
      <text:p text:style-name="VimmExportSkip">sūtra, 48.</text:p>
      <text:p text:style-name="VimmExportSkip">sekha, 17; 78.</text:p>
      <text:p text:style-name="VimmExportSkip">seṭṭtha, 37.</text:p>
      <text:p text:style-name="VimmExportSkip">senā, 93.</text:p>
      <text:p text:style-name="VimmExportSkip">senāsana, araññaka, 33.</text:p>
      <text:p text:style-name="VimmExportSkip">Seri Vānija Jātaka, 144.</text:p>
      <text:p text:style-name="VimmExportSkip"><text:span text:style-name="T19">sevāla, °pāṇaka </text:span><text:span text:style-name="VimmPali"><text:span text:style-name="T32">(sim.),</text:span></text:span><text:span text:style-name="T19"> 185.</text:span></text:p>
      <text:p text:style-name="VimmExportSkip">soka, 270.</text:p>
      <text:p text:style-name="VimmExportSkip">sota, 302. navasotasandani, 173 dibba-</text:p>
      <text:p text:style-name="VimmExportSkip">sotadhātu, 217.</text:p>
      <text:p text:style-name="VimmExportSkip">sotāpatti, °aṅgāṁ, 248. °magga, 300; 305.</text:p>
      <text:p text:style-name="VimmExportSkip">°phala, 306. °magga ñāṇa, 312.</text:p>
      <text:p text:style-name="VimmExportSkip">sotāpanna, 179.</text:p>
      <text:p text:style-name="VimmExportSkip"><text:span text:style-name="T19">Soṇa </text:span><text:span text:style-name="VimmPali"><text:span text:style-name="T32">(Ven. Elder</text:span></text:span><text:span text:style-name="T19">), 77.</text:span></text:p>
      <text:p text:style-name="VimmExportSkip"><text:span text:style-name="T19">Sobhita </text:span><text:span text:style-name="VimmPali"><text:span text:style-name="T32">(Ven. Elder),</text:span></text:span><text:span text:style-name="T19"> 223.</text:span></text:p>
      <text:p text:style-name="VimmExportSkip">somanassa-domanassa, 47; 110.</text:p>
      <text:p text:style-name="VimmExportSkip">sosānikaṅga, 27.</text:p>
      <text:p text:style-name="VimmExportSkip">svākkhāta, 149.</text:p>
      <text:p text:style-name="VimmExportSkip"><text:soft-page-break/>hatavikkhittaka, 63.</text:p>
      <text:p text:style-name="VimmExportSkip">hattha, kapāla°, 206.</text:p>
      <text:p text:style-name="VimmExportSkip">hatthin, 250.</text:p>
      <text:p text:style-name="VimmExportSkip">hānabhāgiya, 15; 48; 97.</text:p>
      <text:p text:style-name="VimmExportSkip">hita. sabba-pāna-bhūta-hitānukampin, 10.</text:p>
      <text:p text:style-name="VimmExportSkip">hirottappa, 229; 249.</text:p>
      <text:p text:style-name="VimmExportSkip">hīna, 224.</text:p>
      <text:p text:style-name="VimmExportSkip">hetu, 226. °bhūta, samanantara°, param-</text:p>
      <text:p text:style-name="VimmExportSkip">para°, 262.</text:p>
      <text:p text:style-name="VimmExportSkip">APPENDIX</text:p>
      <text:h text:style-name="Heading_20_2" text:outline-level="2">Contemplation in the Dhamma</text:h>
      <text:p text:style-name="P9"><text:note text:id="ftn1060" text:note-class="footnote"><text:note-citation>1</text:note-citation><text:note-body><text:p text:style-name="Standard"><text:span text:style-name="VimmPali">* Bosat</text:span>, July, 1959.</text:p></text:note-body></text:note><text:s/>By Soma Thera</text:p>
      <text:p text:style-name="VimmBody"/>
      <text:p text:style-name="P2"><text:span text:style-name="VimmPageNo">[[416|353]]</text:span> <text:span text:style-name="VimmPali">Nibbāna</text:span> the goal of contemplation in the Buddha’s teaching is reached with the attainment of knowledge (<text:span text:style-name="VimmPali">aññārādhanā</text:span>), through gradual training, gradual work, and gradual practice (<text:span text:style-name="VimmPali">anupubbasikkhā, anupubbakiriyā, anupubbapaṭipadā</text:span>). Says the Master, ‘Truly, the penetration of knowledge occurs not abruptly’ (<text:span text:style-name="VimmPali">na āyataken’ eva aññāpaṭivedho</text:span>). Step by step, and not in the manner of a jumping frog, does a person progress on the Noble Path. Having fulfilled virtue first, then concentration, and after that wisdom, does one attain full sanctitude in the Buddha’s doctrine.<text:note text:id="ftn1061" text:note-class="footnote"><text:note-citation>2</text:note-citation><text:note-body><text:p text:style-name="Standard"><text:span text:style-name="VimmBibRef">A. TV, 201</text:span>: <text:span text:style-name="VimmBibQuote">Yam pi Pahārāda imasmiṁ dhammavinaye anupubbasikkhā anupubbakiriyā anupubbapaṭipadā na āyataken’eva aññāpaṭivedho.</text:span> (=<text:span text:style-name="VimmBibQuote">na āyatakena aññāpaṭivedho ti maṇḍūkassa uppatitvā gamanaṁ viya āditova sīlapūraṇādiṁ akatvā arahattapaṭivedho nāma natthīti paṭipāṭiyā pana silasamādhipaññāyo pūretvā va sakkā arahattaṁ pettunti attho</text:span><text:span text:style-name="VimmPali"> —</text:span> <text:span text:style-name="VimmBibRef">Mp. p. 762</text:span>, <text:span text:style-name="VimmPali">Ven. Ratmalāne Dharmārāma Nāyaka Sthavira’s Sinhalese ed.</text:span>)</text:p></text:note-body></text:note></text:p>
      <text:p text:style-name="VimmBody">The order and method of development of the Path is shown in the <text:span text:style-name="VimmPali">Ratha- vinīta Sutta</text:span> of the <text:span text:style-name="VimmPali">Majjhima Nikāya</text:span>. There are seven purifications taught there. They are: purification of virtue, purification of mind, purification of view, purification of transcending doubt, purification of knowledge and vision of what is and is not the Path, purification of knowledge and vision of practice, purification of knowledge and vision.</text:p>
      <text:p text:style-name="VimmBody">These seven have to be developed one by one, in the order given in the <text:span text:style-name="VimmPali">sutta</text:span> mentioned above, because of the dependence of concentration on virtue, and of wisdom on concentration. The purifications have been set forth with an illustration of seven carriages arranged for Pasenadi, the king of Kosala, from Sāvatthi to Sāketa. No carriage takes the king beyond the one next to it on the road to Sāketa, and the last carries him to his destination. The carriages arranged for the yogi going to <text:span text:style-name="VimmPali">Nibbāna</text:span> are the seven purifications. No purification takes the yogi beyond the one next to it on the road to <text:span text:style-name="VimmPali">Nibbāna</text:span>, and it is by the last that he reaches his bourne.</text:p>
      <text:p text:style-name="VimmBody">Virtue is fulfilled by the first purification, concentration, by the second, and wisdom that precedes the Supramundane Path by the next four purifications. The last purification is attained in the Supramundane Path-moment when all the factors of the Noble Path occur together. The purifications <text:span text:style-name="VimmPageNo">[[417|354]]</text:span> cannot function out of place. Each of the purifications has to work in its proper place, and do what it should to aid the others in fulfilling the yogi’s aim. None of these can be ignored as they are all vital parts of single system.<text:note text:id="ftn1062" text:note-class="footnote"><text:note-citation>3</text:note-citation><text:note-body><text:p text:style-name="Standard"><text:span text:style-name="VimmBibRef">M. I, 148-50</text:span> (<text:span text:style-name="VimmPali">Rathavinīta Sutta</text:span>): <text:span text:style-name="VimmBibQuote">Tena h’ a āvuso upaman-te karissāmi, upamāya p’ idh’ ekacce viññū purisā bhāsitassa atthaṁ ajānanti. Seyyathā pi āvuso rañño Pasenadissa Kosalassa Sāvatthiyaṁ paṭivasantassa Sākete kiñcid-eva accāyikaṁ karaṇīyaṁ uppajjeyya, tassa antarā ca Sāvatthiṁ antarā ca Sāketaṁ satta rathavinītāni upaṭṭhapeyyuṁ. Atha kho āvuso rājā Pasenadi Kosalo Sāvatthiyā nikkhamitvā antepuradvārā paṭhamaṁ rathavinītaṁ abhirūheyya, paṭhamena rathavinītena dutiyaṁ rathavinītaṁ pāpuṇeyya; paṭhamaṁ rathavinītaṁ vissajjeyya dutiyaṁ rathavinītaṁ abhirūheyya, dutiyena rathavinītena tatiyaṁ rathavinītaṁ pāpuṇeyya; dutiyaṁ...pāpuṇeyya; tatiyaṁ…. pāpuṇeyya; catutthaṁ pāpuṇeyya; pañcamaṁ rathavinītaṁ vissajjeyya chaṭṭhaṁ rathavinītaṁ abhirūheyya, chaṭṭhena rathavinītena sattamaṁ rathavinītaṁ pāpuṇeyya; chaṭṭhaṁ rathavinītaṁ vissajjeyya sattamaṁ rathavinītaṁ abhirūheyya, sattamena rathavinītena sāketaṁ anupāpuṇeyya antepuradvāraṁ. Tam-enaṁ antepuradvāragataṁ samānaṁ mittāmaccā ñātisālohitā evaṁ puccheyyuṁ: Iminā tvaṁ mahārāja rathavinītena Sāvatthiyā Sāketaṁ anuppatto antepuradvāran-ti. Kathaṁ byākaramāno nu kho āvuso rājā Pasenadi Kosalo sammā byākaramāno byākareyyāti.—Evaṁ byākaramāno kho āvuso rājā Pasenadi Kosalo sammā byākaramāno byākareyya: Idha me Sāvatthiyaṁ paṭisavantassa Sākete kiñcid-eva accāyikaṁ karaṇīyaṁ uppajji. Tassa me antarā ca Sāvatthiṁ antarā ca Sāketaṁ satta rathavinītāni upaṭṭhapesuṁ. Atha kvāhaṁ Sāvatthiyā nikkhamitvā antepuradvārā paṭhamaṁ rathavinītaṁ abhirūhiṁ, paṭhamena rathavinītena dutiyaṁ rathavinītaṁ pāpuṇiṁ; paṭhamaṁ rathavinītaṁ nissajiṁ dutiyaṁ rathavinītaṁ abhirūhiṁ, dutiyena rathavinītena tatiyaṁ rathavinītaṁ pāpuṇiṁ, dutiyaṁ….pāpuṇiṁ; tatiyaṁ... pāpuṇiṁ; catutthaṁ pāpuṇiṁ; pañcamaṁ rathavinītaṁ nissajiṁ chaṭṭhaṁ rathavinītaṁ abhirūhiṁ, chaṭṭhena rathavinītena sattamaṁ rathavinītaṁ pāpuṇiṁ; chaṭṭhaṁ rathavinītaṁ nissajiṁ sattamaṁ rathavinītaṁ abhirūhiṁ, sattamena rathavinītena Sāketaṁ anuppatto antepuradvāran ti. Evaṁ byākaramāno kho āvuso rājā Pasenadi Kosalo sammā byākaramāno byākareyyāti.— Evam-eva kho āvuso sīlavisuddhi yāvad-eva cittavisuddhatthā, cittavisuddhi yāvad-eva diṭṭhivisuddhatthā, diṭṭhivisuddhi yāvad-eva kaṅkhāvitaraṇavisuddhatthā, kaṅkhāvitaraṇavisuddhi yāvad-eva maggā- maggañāṇadassanavisuddhatthā, maggāmaggañāṇadassanavisuddhi yāvad-eva paṭipadāñaṇādassanavisuddhatthā, paṭipadāñaṇadassanavisuddhi yāvad-eva ñāṇadassanavisuddhatthā, ñāṇadassanavisuddhi yāvad-eva anupādā parinibbānatthā. Anupādā parinibbānatthaṁ kho āvuso Bhagavati brahmacariyaṁ vussatīti.</text:span></text:p></text:note-body></text:note></text:p>
      <text:p text:style-name="VimmBody"><text:soft-page-break/>The gradualness of the Path of the Buddha is also taught in the following passage: ‘The attainment of knowledge at once, bhikkhus, I do not make known; still the attainment of knowledge occurs by gradual training, gradual work, and gradual practice. How bhikkhus, does the attainment of knowledge occur, by gradual training, work, and practice? Here, a man imbued with faith draws near; drawing near, he sits down near by; sitting down near by, he pays attention; paying attention, he hears the doctrine; having heard the doctrine, he remembers it; of what he remembers, he examines the meaning; while he examines the meaning, the teachings become intelligible to him; when to him the teachings become intelligible, ardour is born in him; when he is with ardour, he becomes energetic; having become energetic, he investigates the nature, of things; having investigated the nature of things, he strives to reach the Path; while striving to reach the Path, he realises truly by his mental body the highest truth and sees it, having penetrated it with wisdom’.<text:note text:id="ftn1063" text:note-class="footnote"><text:note-citation>1</text:note-citation><text:note-body><text:p text:style-name="Standard"><text:span text:style-name="VimmBibRef">M. I, 479-80</text:span> (<text:span text:style-name="VimmPali">Kīṭāgiri Sutta</text:span>): <text:span text:style-name="VimmBibQuote">Nāhaṁ bhikkhave ādiken’eva aññārādhanaṁ vadāmi, api ca bhikkhave anupubbasikkhā anupubbakiriyā anupubbapaṭipadā aññārādhanā hoti.Katthan ca bhikkhave anupubbasikkhd anupubbakiriya anupubbapafipada anharddhana hoti? Idha bhikkhave saddhājāto upasaṅkamati, upasaṅkamanato payirupāsati, payirupāsanto sotaṁ odahati, ohitasoto dhammaṁ suṇāti, sutvā dhammaṁ dhāreti, dhatānaṁ dhammānaṁ atthaṁ upaparikkhati, atthaṁ upaparikkhato dhammā nijjhānaṁ khamanti, dhammanijjhānakhantiyā sati chando jāyati, chandajāto ussahari, ussahitvā tuleti, tulayitvā padahati, pahitatto samāno kāyena c’eva paramaṁ saccaṁ sacchikaroti paññāya ca naṁ ativijjha passati.</text:span></text:p></text:note-body></text:note> <text:span text:style-name="VimmPageNo">[[418|355]]</text:span> </text:p>
      <text:p text:style-name="VimmBody">Further the Buddha says in this connection that if that man had no faith, he would not have drawn near, sat down near by, and while paying attention, heard the doctrine and realised the truth.</text:p>
      <text:p text:style-name="VimmBody">Conscientiousness and the fear of doing evil are called the world-protecting qualities.<text:note text:id="ftn1064" text:note-class="footnote"><text:note-citation>2</text:note-citation><text:note-body><text:p text:style-name="Standard"><text:span text:style-name="VimmBibRef">A. I, 51</text:span>: <text:span text:style-name="VimmBibQuote">Dve’me bhikkhave sukkā dhammā lokaṁ pālenti. Katame dve? Hiri ca ottappañ ca.</text:span></text:p></text:note-body></text:note> These must be strong in one who, by faith in the Jewels, wishes to purify his virtue.<text:note text:id="ftn1065" text:note-class="footnote"><text:note-citation>3</text:note-citation><text:note-body><text:p text:style-name="Standard"><text:span text:style-name="VimmBibRef">A. IV, 336</text:span>: <text:span text:style-name="VimmBibQuote">Hirottappe sati hirottappasamāpannassa upanisampanno hoti indriyasaṁvaro, indriyasaṁvare sati indriyasaṁvarasampannassa upanisampannam hoti silaṁ.</text:span></text:p></text:note-body></text:note> These world-protecting qualities make for the refinement of mind essential for the purification of virtue, the first stage in the orderly progress of the Buddhist yogi.</text:p>
      <text:p text:style-name="VimmBody">One who observes the precepts carefully is never callous in regard to others’ good. He acts in a way that does not harm, injure, or distress others. The yogi bent on reaching the first stage of purity wants to be entirely free from any sense of guilt or remorse,<text:note text:id="ftn1066" text:note-class="footnote"><text:note-citation>4</text:note-citation><text:note-body><text:p text:style-name="Standard"><text:span text:style-name="VimmBibRef">A. V, 1</text:span>: <text:span text:style-name="VimmBibQuote">Ekamantaṁ nisinno kho āyasmā Ānando Bhagavantaṁ etad avoca ‘kimatthiyāni bhante kusalāni sīlāni kimānisaṁsāni’ ti? ‘Avippaṭisāratthāni kho Ānanda kusalāni silāni avippaṭisārānisaṁsānī’ ti.</text:span></text:p></text:note-body></text:note> as they are not helpful to tranquillity, which he wants to acquire, and which has to be supported by strong virtue. Until a man has penetrated the meaning of virtue and appreciated fully its importance for the attainment of <text:span text:style-name="VimmPali">jhāna</text:span>, which has been described by the Buddha as a state that is separate from sense-desires and other mental conditions that hinder the development of insight,<text:note text:id="ftn1067" text:note-class="footnote"><text:note-citation>5</text:note-citation><text:note-body><text:p text:style-name="Standard"><text:span text:style-name="VimmBibRef">A. II, 211</text:span>: <text:span text:style-name="VimmBibQuote">So ime pañca nīvaraṇe pahāya cetaso upakkilese paññāya dubbalīkaraṇe Vivicc’ eva kāmehi…. pe…. catutthaṁ jhānaṁ upasampajja viharati.</text:span></text:p></text:note-body></text:note> he does not produce the sensitiveness necessary for the purification of the first stage of progress on the Path.</text:p>
      <text:p text:style-name="VimmBody">One who is established in the purity of virtue has to guard his senses so that he may not be overwhelmed, by evil thoughts. This is done by making the mind see things in the way leading to right understanding. Such a one trains himself in the practice of detachment, neutrality, or indifference, to all that he contacts.</text:p>
      <text:p text:style-name="VimmBody"><text:soft-page-break/>As earth, water, fire, and air, are not affected, and not worried, repelled, or vexed, by what is cast on them, so the yogi must be possessed of unshakable serenity and calm, in all circumstances. Then the things that flow into his mind through the senses will not be able to inflame him.<text:note text:id="ftn1068" text:note-class="footnote"><text:note-citation>1</text:note-citation><text:note-body><text:p text:style-name="Standard"><text:span text:style-name="VimmBibRef">M. I, 423-24</text:span> (<text:span text:style-name="VimmPali">Mahā-Rāhulovāda Sutta</text:span>): <text:span text:style-name="VimmBibQuote">Paṭhavīsamaṁ Rāhula bhāvanaṁ bhāvehi, paṭhavīsamaṁ hi te Rāhula, bhāvanaṁ bhāvayato uppannā manāpāmanāpā phassā cittaṁ na pariyādāya ṭhassanti. Seyyathā pi Rāhula paṭhaviyā sucim pi nikkhipanti asucim pi nikkhipanti gūtagatam pi nikkhipanti muttagatam pi nikkhipanti khelagatam pi nikkhipanti pubbagatam pi nikkhipanti lohitagatam pi nikkhipanti, na ca tena paṭhavi aṭṭīyati vā harāyati vā jigucchati vā, evam eva kho tvaṁ Rāhula paṭhavīsamaṁ bhāvanaṁ bhāvehi... cittaṁ na pariyādāya ṭhassanti.</text:span></text:p><text:p text:style-name="Standard"><text:span text:style-name="VimmBibQuote">Āposamaṁ Rāhula bhāvanaṁ bhāvehi.... Tejosamaṁ.... Vāyosamaṁ.... Ākāsasamaṁ Rāhula bhāvanaṁ bhāvehi…. cittaṁ na pariyādāya ṭhassanti.</text:span></text:p></text:note-body></text:note></text:p>
      <text:p text:style-name="VimmBody">Control of the sense-faculties, abandoning of thoughts of sense-desires, bringing into being the factors of enlightenment, and protecting the sign of <text:span text:style-name="VimmPageNo">[[419|356]]</text:span> concentration, are aspects of right effort to which the yogi has to pay attention. The practice of contemplation however, is born with the effort to control the sense-faculties. It may be rightly said that the long journey to peace and immunity from mental ill through the Path does not really begin until the restraint of sense-faculties, which stops the arising of thoughts useless for release from ill, become habitual to the yogi. When control of the sense-faculties becomes strong and a habit, it makes for the maturing of the qualities necessary for intuition of highest freedom. The value of constant practice of restraint of the sense-faculties is brought out in the story given below of the Elder Mahātissa who dwelt on Cetiya Hill (Mihintale).</text:p>
      <text:p text:style-name="VimmBody">The Elder was once going for alms to Anurādhapura. A woman who had quarrelled with her husband having thought, ‘Remaining alone in the house is better than this unpleasant marriage5, got on to the road early in the morning, fully trimmed up and decked out like a divine nymph, to go towards Mihintale. And she who was going to the house of her relatives saw on the way the worshipful Elder of calm demeanour and broke out into wanton laughter with low intent of making him look at her. The Elder, who was walking with attention on his basic contemplation subject, wondering ‘What is it?’ looked up. And because of his seeing the row of bones of her teeth, his own contemplation subject of bones became clear to his mind. Developing insight then and there, he attained the Fruit of Arahatship. So it is said:</text:p>
      <text:p text:style-name="VimmVerseEnglish">Having beheld the bones that were her teeth,<text:line-break/>And called back to mind his first perception,<text:line-break/>The elder, who was standing in that place,<text:line-break/>Indeed, arrived at the consummate state.</text:p>
      <text:p text:style-name="VimmBody">The husband, who was going in search of her, saw the Elder and asked him, ‘Venerable sir, did you see a woman going?’. The Elder replied:</text:p>
      <text:p text:style-name="VimmVerseEnglish">I know not whether what passed<text:line-break/>Through this place was a man or woman,<text:line-break/>But I know that on this highway<text:line-break/>There is going a frame of bones.<text:note text:id="ftn1069" text:note-class="footnote"><text:note-citation>2</text:note-citation><text:note-body><text:p text:style-name="Standard"><text:span text:style-name="VimmBibRef">Vis. Mag. 21</text:span>:</text:p><text:p text:style-name="VimmVersePali">Tassā dantaṭṭhikaṁ disvā pubbasaññaṁ anussari;<text:line-break/>Tatth’ eva so ṭhito thero arahattaṁ apāpuṇī ti.<text:line-break/>…<text:line-break/>Nābhijānāmi itthī vā puriso vā ito goto,<text:line-break/>api ca aṭṭhisanghāṭo gaccha’ esa mahāpathe ti.</text:p></text:note-body></text:note></text:p>
      <text:p text:style-name="VimmBody">One who is devoted to control of the senses should keep all evil thoughts out of his mind and be unremitting in his effort to be on the alert remembering the teaching of the Buddha on diligence (<text:span text:style-name="VimmPali">appamāda</text:span>), and also keep his thoughts directed on grasping the meaning of the <text:span text:style-name="VimmPali">Dhamma</text:span>, by study of, and reflection on, it. In that way the ardent disciple makes use of all his contacts to help <text:span text:style-name="VimmPageNo">[[420|357]]</text:span> the ripening of his wisdom. For bringing about that state of wisdom the yogi has to give attention to the practice of mindfulness and full awareness. Mindfulness is required in all effective contemplation. Through full awareness one learns to do everything with deliberation and not on the spur of the moment. Mindfulness belongs to the aggregate of concentration of the Noble Path ; it has to be highly developed before success in <text:span text:style-name="VimmPali">jhāna</text:span>, meditation, that is aloof from sense-desires, and other evil states of mind, can be achieved. When contemplatives are weak in remembering what should be remembered at the proper time their mindfulness is ineffective and full awareness of what is fit to be done, is not present. Then they also lack wise consideration, which <text:soft-page-break/>is necessary for overcoming adventitious defilements, and are assailed by passion.<text:note text:id="ftn1070" text:note-class="footnote"><text:note-citation>1</text:note-citation><text:note-body><text:p text:style-name="Standard">Cp. <text:span text:style-name="VimmBibRef">A. I, 10</text:span>: <text:span text:style-name="VimmBibQuote">Pabhassaram idaṁ bhikkhave cittaṁ tañ ca kho āgantukehi upakkilesehi upakkiliṭṭhaṁ. Taṁ assutavā puthujjano yathābhūtaṁ nappajānāti. Tasmā assutavato puthujjanassa citta-bhāvanā natthī ti vadāmī ti.</text:span></text:p><text:p text:style-name="Standard"><text:span text:style-name="VimmBibQuote">Pabhassaraṁ idaṁ bhikkhave cittaṁ tañ ca kho āgantukehi upakkilesehi vippamuttaṁ. Taṁ sutavā ariyasāvako yathābhūtaṁ pajānāti. Tasmā sutavato ariyasāvakassa citta-bhāvanā atthī ti vadāmī ti.</text:span></text:p></text:note-body></text:note> The story of the Elder Tissabhūti, given in the commentary to the <text:span text:style-name="VimmPali">Sabbāsava Sutta</text:span>, illustrates what happens, when through lack of mindfulness and full awareness, one considers an object unwisely. It is said that this Elder was overcome by passion for an object of the opposite sex, while he was collecting alms in a village, but by means of immediate reflection on the danger of such a mental state, he abandoned the defilement by suppression, and returned to his monastery. The object, however, came up to him in a dream. Seeing danger in it, he was strongly moved to rid himself of the disturbing thought. He visited a teacher of contemplation. Having got from him a contemplation subject connected with the foulness of the body and opposed to lust, he practised contemplation in a jungle, and attained the third Path of Sanctitude after destroying lust.<text:note text:id="ftn1071" text:note-class="footnote"><text:note-citation>2</text:note-citation><text:note-body><text:p text:style-name="Standard"><text:span text:style-name="VimmBibRef">Ps. I, 66</text:span>: <text:span text:style-name="VimmBibQuote">Maṇḍalārāmavāsi-Mahā-Tissabhūtittherassa viya. So kira tasmiṁ yeva vihāre uddesaṁ gaṇhāti. Ath’assa gāme piṇḍāya carato visabhāgārammaṇe kileso uppajji. So taṁ vipassanāya vikkhambhetvā vihāraṁ agamāsi. Tassa supinante pi taṁ ārammaṇaṁ upaṭṭhāsi. So, ayaṁ kileso vaḍḍhitvā apāyasaṁvattaniko hotī ti saṁvegaṁ janetvā ācariyaṁ āpucchitvā vihārā nikkhamma Mahā-Sangharakkhitattherassa santike rāgapaṭipakkhaṁ asubhakammaṭṭhānaṁ gahetvā gumbantaraṁ pavisitvā paṁsukūlacīvaraṁ pattharitvā nisajja anāgāmimaggena pañcakāmagunarāgaṁ chinditvā, ntthāya ācariyaṁ vanditvā punadivase uddesamaggaṁ pāpuṇi.</text:span></text:p></text:note-body></text:note></text:p>
      <text:p text:style-name="VimmBody">Mindfulness may also be likened to the driver of the yogi’s car,<text:note text:id="ftn1072" text:note-class="footnote"><text:note-citation>3</text:note-citation><text:note-body><text:p text:style-name="Standard"><text:span text:style-name="VimmBibRef">S. V, 6</text:span>; <text:span text:style-name="VimmBibQuote">Sati ārakkhasārathi.</text:span></text:p></text:note-body></text:note> which travels to <text:span text:style-name="VimmPali">Nibbāna</text:span>, because it is mindfulness that keeps the mind to the right path, does not let the mind fall into any state of excess or deficiency, and makes for the smooth working of all other mental qualities. In this sense mindfulness may also be called a protector and a refuge of the mind. Mindfulness prevents the arising of mental discord; who practises mindfulness applies himself to every action in the right way and is circumspective, planful, scrutinising, and bright of mind.</text:p>
      <text:p text:style-name="VimmBody">All kinds of contemplation for the production of serenity (<text:span text:style-name="VimmPali">samatha</text:span>) and of insight (<text:span text:style-name="VimmPali">vipassanā</text:span>) are in a sense forms of mindful<text:span text:style-name="T68">n</text:span>ess. Mindfulness is <text:span text:style-name="VimmPageNo">[[421|358]]</text:span> the central factor in the development of amity (<text:span text:style-name="VimmPali">mettā</text:span>), which is a contemplation subject of serenity and in pondering on things (<text:span text:style-name="VimmPali">dhammānupassanā</text:span>), which is a contemplation subject of pure insight (<text:span text:style-name="VimmPali">suddhavipassanā</text:span>); so mindfulness is wanted in all wholesome activities of the yogi, and has been compared to a salt-tempering required for all curries.<text:note text:id="ftn1073" text:note-class="footnote"><text:note-citation>4</text:note-citation><text:note-body><text:p text:style-name="Standard"><text:span text:style-name="VimmBibRef">S. V, 115</text:span>: <text:span text:style-name="VimmBibQuote">Satiñ ca kvāhaṁ bhikkhave sabbatthikaṁ vadāmīti.</text:span> (=<text:span text:style-name="VimmBibQuote">Satiñ ca kvāhaṁ bhikkhave sabb’ atthikaṁ vadāmī ti, loṇa-dhūpanaṁ viya sabbattha icchitabbaṁ vadāmī ti attho</text:span><text:span text:style-name="VimmPali">—</text:span><text:span text:style-name="VimmBibQuote">Spk. III, 171</text:span>).</text:p></text:note-body></text:note></text:p>
      <text:p text:style-name="VimmBody">Mindfulness is above all the quality chiefly instrumental in organising mental activity generally, making it useful and coherent, producing mental catharsis (<text:span text:style-name="VimmPali">cittavodāna</text:span>).<text:note text:id="ftn1074" text:note-class="footnote"><text:note-citation>5</text:note-citation><text:note-body><text:p text:style-name="Standard"><text:span text:style-name="VimmBibRef">S. III, 151</text:span>: <text:span text:style-name="VimmBibQuote">Cittasaṁkilesā bhikkhave sattā saṁkilissanti, cittavodānā sattā visujjhanti. (=citta-sankilesā ti, sunahātāpi hi sattā citta-sankilesen’ eva sankilissanti. Mala-ggahita-sarirāpi cittassa vodanattā visujjhanti. Ten’ āhu porāṇā:</text:span></text:p><text:p text:style-name="VimmVersePali">Rūpamhi sankiliṭṭhamhi sankilissanti māṇavā,<text:line-break/>Rūpe suddhe visujjhanti anakkhātaṁ Mahesiṇā.<text:line-break/>Cittamhi sankiliṭṭhamhi sankilissanti māṇavā,<text:line-break/>Citte suddhe visujjhanti: iti vuttaṁ Mahesinā<text:span text:style-name="T1">—</text:span><text:span text:style-name="VimmBibRef"><text:span text:style-name="T3">Spk. II, 327</text:span></text:span><text:span text:style-name="T1">).</text:span></text:p></text:note-body></text:note> and perfecting sense-faculty restraint. In connection with control of the sense-faculties it has been compared to a rope that restrains a rebellious elephant.<text:note text:id="ftn1075" text:note-class="footnote"><text:note-citation>6</text:note-citation><text:note-body><text:p text:style-name="Standard"><text:span text:style-name="VimmBibRef">Th. 1141</text:span>:</text:p><text:p text:style-name="VimmVersePali">Ārammaṇe taṁ balasā nibandhisaṁ nāgaṁ va thambhamhi dalhāya rajjuyā,<text:line-break/>taṁ me suguttaṁ satiyā subhāvitaṁ anissitaṁ sabbabhavesu hehisi.</text:p></text:note-body></text:note> Pure intellectual activity cannot come to be unless the mind is freed of the dirt of false imaginings, judgment and views, through mindfulness, which produces right understanding through its ability to discriminate, choose what is good, and eliminate what is ill.</text:p>
      <text:p text:style-name="VimmBody">The development of mind (<text:span text:style-name="VimmPali">cittabhāvanā</text:span>) takes place through serenity (<text:span text:style-name="VimmPali">samatha</text:span>), which eliminates obstructions to clear thinking. Without such elimination clear vision <text:soft-page-break/>due to analysis that is to say, insight (<text:span text:style-name="VimmPali">vipassanā</text:span>) can never arise. Serenity has been described thus, ‘What extinguishes, destroys, the hostile things beginning with sense-desire is serenity; it is a name for concentration’. Insight has been explained thus, ‘What sees things in different ways, according to impermanence and the like, is insight; it is a name for wisdom’. These two, serenity and insight, are essential, factors of the Supramundane Path. But they are also necessary to the antecedent part of the Path leading to the highest. In the antecedent part of the Path these two are mundane factors. Thus they have first to be developed as mundane qualities before they can become supramundane.<text:note text:id="ftn1076" text:note-class="footnote"><text:note-citation>1</text:note-citation><text:note-body><text:p text:style-name="Standard"><text:span text:style-name="VimmBibRef">Pts.-a. I, 125</text:span>: <text:span text:style-name="VimmBibQuote">Samatho ca vipassanā cā ‘ti kāmacchandādayo paccanīkadhamme vināseti ‘ti samatho, samādhiss’ etaṁ nāmaṁ. Aniccatādivasena vividhehi ākārehi dhamme vipassatī ‘ti vipassanā, paññāy’ etaṁ nāmaṁ. Ime pana dve Dasuttarapariyāye pubbabhāgā ‘ti vuttā, Sangītipariyāye ca lokiya-lokuttara-missakā ti.</text:span></text:p></text:note-body></text:note></text:p>
      <text:p text:style-name="VimmBody">Of the great <text:span text:style-name="VimmPali">suttas</text:span> in which both serenity (<text:span text:style-name="VimmPali"><text:span text:style-name="VimmPali">samatha</text:span></text:span>) and insight (<text:span text:style-name="VimmPali">vipassanā</text:span>) have been combined, the most popular are the <text:span text:style-name="VimmPali">Satipaṭṭhāna Sutta</text:span> of the <text:span text:style-name="VimmPali">Majjhima Nikāya</text:span>, and the <text:span text:style-name="VimmPali">Mahā Satipaṭṭhāna Sutta</text:span> of the <text:span text:style-name="VimmPali">Dīgha Nikāya</text:span>. Now both these discourses on the foundations of mindfulness lay more stress on the development of insight, but the aim of these <text:span text:style-name="VimmPali">suttas</text:span> is to lead the yogi to the realisation of the highest according to the inevitable method of attainment <text:span text:style-name="VimmPageNo">[[422|359]]</text:span> taught in the Noble Eightfold Path, that is, by following the order of the seven purifications.</text:p>
      <text:p text:style-name="VimmBody">The yogi who wishes to train himself in contemplation, that is, in the higher training of the mind (<text:span text:style-name="VimmPali">adhicittasikkhā</text:span>), and of wisdom (<text:span text:style-name="VimmPali">adhipaññāsikkhā</text:span>), should be one who, having perfected his purity of virtue and exercised himself in the control of the sense-faculties (<text:span text:style-name="VimmPali">indriya saṁvara</text:span>), has well established himself in mindfulness and full awareness <text:span text:style-name="VimmPali">(satisampajañña</text:span>). Concentrating on a contemplation subject of serenity (<text:span text:style-name="VimmPali">samatha kammaṭṭhāna</text:span>) at first, he should labour to suppress the hindrances and stop distraction.<text:note text:id="ftn1077" text:note-class="footnote"><text:note-citation>2</text:note-citation><text:note-body><text:p text:style-name="Standard"><text:span text:style-name="VimmBibRef">D. I, 71</text:span>: <text:span text:style-name="VimmBibQuote">So iminā ca ariyena sīlakkhandhena samannāgato iminā ca ariyena indriya- saṁvarena samannāgato iminā ca ariyena sati-sampajaññena samannāgato imāya ca ariyāya santuṭṭhiyā samannāgato vivittaṁ senāsanaṁ bhajati, araññaṁ rukkha-mūlaṁ pabbataṁ kandaraṁ giri-guhaṁ susānaṁ vana-patthaṁ abbhokāsaṁ palāla-puñjaṁ. So pacchābhattaṁ piṇḍapāta-paṭikkanto nisīdati pallaṅkaṁ ābhujitvā ujuṁ kāyaṁ panidhāya parimukhaṁ satiṁ upaṭṭhapetvā.</text:span></text:p><text:p text:style-name="Standard"><text:span text:style-name="VimmBibQuote">So abhijjhaṁ loke pahāya vigatābhijjhena cetasā viharati, abhijjhāya cittaṁ parisodheti. Vyāpāda-padosaṁ pahāya avyāpanna-citto viharati, sabba-pāṇa-bhūta-hitānukampī vyāpāda-padosā cittaṁ parisodheti. Thīna-middhaṁ pahāya vigata-thīna-middho viharati, āloka-saññī sato sampajāno thīna-middhā cittaṁ parisodheti. Uddhacca-kukkuccaṁ pahāya anuddhato viharati, ajjhattaṁ vūpasanta-citto uddhacca-kukkuccā cittaṁ parisodheti. Vicikicchaṁ pahāya tiṇṇa-vicikiccho viharati, qkathaṁkathī kusalesu dhammesu vicikicchāya cittaṁ parisodheti.</text:span></text:p></text:note-body></text:note> In the <text:span text:style-name="VimmPali">Paṭisambhidā Magga</text:span> (I, 27), it is said that the abandoning of the hindrances by suppression occurs in him who develops the First <text:span text:style-name="VimmPali">Jhāna</text:span> (<text:span text:style-name="VimmPali">vikkhambhanappahānañ ca nīvaraṇānaṁ paṭhamajjhānaṁ bhāvayato</text:span>).<text:note text:id="ftn1078" text:note-class="footnote"><text:note-citation>3</text:note-citation><text:note-body><text:p text:style-name="Standard"><text:span text:style-name="VimmBibRef">Pts.-a. I, 122</text:span>: <text:span text:style-name="VimmBibQuote">Pañcasu pahāṇesu yaṁ sasevāle udake pakkhittena ghaṭena sevālassa viya tena tena lokiyasamādhinā nīvaraṇādīnaṁ paccanīkadhammānaṁ vikkhambhanaṁ dūrikaraṇaṁ, idaṁ vikkhaṁbhanapahāṇaṁ nāma. Vikkhambhanappahāṇañ ca nivaraṇānaṁ paṭhamajjhānaṁ bhāvayato ‘ti nīvaraṇānaṁ yeva pahāṇaṁ pākaṭattā vuttan, ‘ti veditabbaṁ. Nīvaraṇāni hi jhānassa pubbabhāge ‘pi pacchābhāge ‘pi na sahasā cittaṁ ajjhottaranti; ajjhotthaṭesu ca tesu jhānaṁ parihāyati.</text:span></text:p></text:note-body></text:note> Of no state before the First <text:span text:style-name="VimmPali">Jhāna</text:span> has it been said by the Blessed One that it is separate from sense-desires and separate from other evil states, that is to say, aloof from the hindrances that obstruct clear vision, by being far from the plane of the sensuous (<text:span text:style-name="VimmPali">kāmāvacara bhūmi</text:span>).<text:note text:id="ftn1079" text:note-class="footnote"><text:note-citation>4</text:note-citation><text:note-body><text:p text:style-name="Standard"><text:span text:style-name="VimmBibRef">D. I, 73</text:span>: <text:span text:style-name="VimmBibQuote">So vivicc’ eva kāmehi vivicca akusalehi dhammehi savitakkaṁ savicāraṁ vivekajaṁ pīti-sukhaṁ paṭhamajjhānaṁ upasumpajja viharati.</text:span></text:p></text:note-body></text:note></text:p>
      <text:p text:style-name="VimmBody">The whole teaching of the two main <text:span text:style-name="VimmPali">Satipaṭṭhāna Suttas</text:span> on inner development belongs to the antecedent (mundane) part of the way (<text:span text:style-name="VimmPali">pubbabhāgamagga</text:span>) or the antecedent (mundane) part of progress (<text:span text:style-name="VimmPali">pubbabhāgapaṭipadā</text:span>).<text:note text:id="ftn1080" text:note-class="footnote"><text:note-citation>5</text:note-citation><text:note-body><text:p text:style-name="Standard"><text:span text:style-name="VimmBibRef">Ps. I, 230-31</text:span>: <text:span text:style-name="VimmBibQuote">Keci pana, “Na pāraṁ diguṇaṁ yanti” ti (</text:span><text:span text:style-name="VimmBibRef">Sn. 714</text:span><text:span text:style-name="VimmBibQuote">) āgatanayena, yasmā ekavāraṁ nibbānaṁ gacchati, tasmā ekāyano ti pi vadanti. Taṁ na yujjati. Imassa hi atthassa sakiṁ ayano ti iminā byañjanena bhavitabbaṁ. Yadi pana ekaṁ ayanam assa, ekā gati pavattī ti evaṁ atthaṁ yojetvā vucceyya, byañjanaṁ yujjeyya; attho pana ubhayathā pi na yujjati. Kasmā? Idha pubbabhāgamaggassa adhippetattā. Kāyādi-catu-āram-maṇappavatto hi pubbabhāgasatipaṭṭhānamaggo idhādhippeto; na lokuttaro. So ca aneka-vāram pi ayati, anekañ c’ assa ayanaṁ hoti…. Thero (Tipiṭaka-Culla-Nāgatthera) cintesi: Amahākaṁ ācariyo sabbapariyattiko tepiṭako sutabuddho. Evarūpassāpi nāma bhikkhuno ayaṁ pañho ālulati. Anāgate mama bhātikā imaṁ pañhaṁ ālulissanti. Suttaṁ gahetvā imaṁ pañhaṁ niccalaṁ karissāmi ti Paṭisambhidāmaggato, “Ekāyano maggo vuccati pubbabhāgasatipaṭṭhānamaggo.</text:span></text:p><text:p text:style-name="VimmVersePali"><text:span text:style-name="T7">Magg</text:span><text:span text:style-name="T6">ān’</text:span><text:span text:style-name="T5">aṭṭhangiko seṭṭho sacc</text:span><text:span text:style-name="T6">ā</text:span><text:span text:style-name="T5">naṁ caturo pad</text:span><text:span text:style-name="T6">ā<text:line-break/></text:span><text:span text:style-name="T5">vir</text:span><text:span text:style-name="T6">ā</text:span><text:span text:style-name="T5">go seṭṭho </text:span><text:span text:style-name="T7">dhamm</text:span><text:span text:style-name="T6">ā</text:span><text:span text:style-name="T7">naṁ dipad</text:span><text:span text:style-name="T6">ā</text:span><text:span text:style-name="T7">nañ </text:span><text:span text:style-name="T5">ca cakkhum</text:span><text:span text:style-name="T6">ā</text:span><text:span text:style-name="T5">.<text:line-break/>Eso </text:span><text:span text:style-name="T7">va </text:span><text:span text:style-name="T5">maggo n’atth’ a</text:span><text:span text:style-name="T7">ññ</text:span><text:span text:style-name="T5">o dassanassa visuddhiy</text:span><text:span text:style-name="T6">ā<text:line-break/></text:span><text:span text:style-name="T5">etasmiṁ tumhe paṭipajjatha M</text:span><text:span text:style-name="T6">ā</text:span><text:span text:style-name="T5">rass’etaṁ pamohanaṁ<text:line-break/>etasmiṁ tumhe paṭipann</text:span><text:span text:style-name="T6">ā</text:span><text:span text:style-name="T5"> dukkhass’antaṁ </text:span><text:span text:style-name="T7">karissath</text:span><text:span text:style-name="T6">ā</text:span><text:span text:style-name="T3">” </text:span><text:span text:style-name="T5">ti</text:span></text:p><text:p text:style-name="Standard"><text:span text:style-name="VimmBibQuote">suttaṁ ā</text:span><text:span text:style-name="VimmBibQuote"><text:span text:style-name="T19">haritv</text:span></text:span><text:span text:style-name="VimmBibQuote">ā</text:span><text:span text:style-name="VimmBibQuote"><text:span text:style-name="T19"> </text:span></text:span><text:span text:style-name="VimmBibQuote">ṭhapesi.</text:span></text:p></text:note-body></text:note> The teaching of <text:soft-page-break/>these two <text:span text:style-name="VimmPali">suttas</text:span> comprises the preparatory training in contemplation, the development of mundane concentration and insight. It has already been <text:span text:style-name="VimmPageNo">[[423|360]]</text:span> said that the teaching of <text:span text:style-name="T19">th</text:span><text:span text:style-name="T21">e</text:span><text:span text:style-name="T19"> </text:span>discourses on the foundations of mindfulness, the <text:span text:style-name="VimmPali"><text:span text:style-name="T32">Satipaṭṭhāna Sut</text:span></text:span><text:span text:style-name="VimmPali">tas</text:span>, is a combination of serenity and insight and that it lays stress on insight. But the practice of serenity in these <text:span text:style-name="VimmPali">suttas</text:span> on mindfulness is not something that can be ignored. The <text:span text:style-name="VimmPali"><text:span text:style-name="T32">Satipaṭṭhāna </text:span></text:span><text:span text:style-name="VimmPali">Suttas</text:span> do not permit of restriction only to the development of insight. In short the practice of serenity (<text:span text:style-name="VimmPali">samatha</text:span>) in these <text:span text:style-name="VimmPali">suttas</text:span> is not optional. It is necessary for the cultivator of mindfulness to bring into being both serenity and insight, because the first leads to the second, and the practice of the first, that is, serenity is unavoidable for the beginner in the practice of the Foundations of Mindfulness, according to the pattern of the standard <text:span text:style-name="VimmPali">suttas</text:span> on the subject. The insight taught in these <text:span text:style-name="VimmPali">suttas</text:span> can be developed only by those who have the purity of virtue (<text:span text:style-name="VimmPali">sīlavisuddhi</text:span>) and the purity of mind (<text:span text:style-name="VimmPali">cittavisuddhi</text:span>), which is always taught in the books as the product of serenity, mental purity, which must be in existence before one begins to purify one’s views.<text:note text:id="ftn1081" text:note-class="footnote"><text:note-citation>1</text:note-citation><text:note-body><text:p text:style-name="Standard"/><text:list text:style-name="L64"><text:list-item><text:p text:style-name="P109"><text:span text:style-name="VimmBibRef">Vis. Mag. 436</text:span>: <text:span text:style-name="VimmBibQuote">Sīte patiṭṭhāya naro sapañño cittaṁ paññañ ca </text:span><text:span text:style-name="VimmBibQuote"><text:span text:style-name="T19">bh</text:span></text:span><text:span text:style-name="VimmBibQuote">ā</text:span><text:span text:style-name="VimmBibQuote"><text:span text:style-name="T19">vayan ti </text:span></text:span><text:span text:style-name="VimmBibQuote">ettha cit</text:span><text:span text:style-name="VimmBibQuote"><text:span text:style-name="T19">tasī-sena </text:span></text:span><text:span text:style-name="VimmBibQuote">niddiṭṭho </text:span><text:span text:style-name="VimmBibQuote"><text:span text:style-name="T19">sam</text:span></text:span><text:span text:style-name="VimmBibQuote">āḍ</text:span><text:span text:style-name="VimmBibQuote"><text:span text:style-name="T19">hi sabb</text:span></text:span><text:span text:style-name="VimmBibQuote">ā</text:span><text:span text:style-name="VimmBibQuote"><text:span text:style-name="T19">karena bh</text:span></text:span><text:span text:style-name="VimmBibQuote">ā</text:span><text:span text:style-name="VimmBibQuote"><text:span text:style-name="T19">vito </text:span></text:span><text:span text:style-name="VimmBibQuote">hoti, tad </text:span><text:span text:style-name="VimmBibQuote"><text:span text:style-name="T19">anantar</text:span></text:span><text:span text:style-name="VimmBibQuote">ā</text:span><text:span text:style-name="VimmBibQuote"><text:span text:style-name="T19"> pana pa</text:span></text:span><text:span text:style-name="VimmBibQuote">ññā</text:span><text:span text:style-name="VimmBibQuote"><text:span text:style-name="T19"> bh</text:span></text:span><text:span text:style-name="VimmBibQuote">ā</text:span><text:span text:style-name="VimmBibQuote"><text:span text:style-name="T19">vetabb</text:span></text:span><text:span text:style-name="VimmBibQuote">ā.</text:span></text:p></text:list-item><text:list-item><text:p text:style-name="P109"><text:span text:style-name="VimmBibRef">Vis. Mag. 443</text:span>: <text:span text:style-name="VimmBibQuote">Ettha </text:span><text:span text:style-name="VimmBibQuote"><text:span text:style-name="T19">pana yasm</text:span></text:span><text:span text:style-name="VimmBibQuote">ā </text:span><text:span text:style-name="VimmBibQuote"><text:span text:style-name="T19">im</text:span></text:span><text:span text:style-name="VimmBibQuote">ā</text:span><text:span text:style-name="VimmBibQuote"><text:span text:style-name="T19">ya pa</text:span></text:span><text:span text:style-name="VimmBibQuote">ññā</text:span><text:span text:style-name="VimmBibQuote"><text:span text:style-name="T19">ya khandh’-</text:span></text:span><text:span text:style-name="VimmBibQuote">ā</text:span><text:span text:style-name="VimmBibQuote"><text:span text:style-name="T19">yatana-dh</text:span></text:span><text:span text:style-name="VimmBibQuote">ā</text:span><text:span text:style-name="VimmBibQuote"><text:span text:style-name="T19">tu-indriya-sacca- </text:span></text:span><text:span text:style-name="VimmBibQuote">paṭiccasamuppādādibhedā </text:span><text:span text:style-name="VimmBibQuote"><text:span text:style-name="T19">dhamm</text:span></text:span><text:span text:style-name="VimmBibQuote">ā</text:span><text:span text:style-name="VimmBibQuote"><text:span text:style-name="T19"> bhūmi. Sīlavisuddhi ceva cittavisuddhi c</text:span></text:span><text:span text:style-name="VimmBibQuote">ā</text:span><text:span text:style-name="VimmBibQuote"><text:span text:style-name="T19"> ti im</text:span></text:span><text:span text:style-name="VimmBibQuote">ā</text:span><text:span text:style-name="VimmBibQuote"><text:span text:style-name="T19"> dve visuddhiyo mūlaṁ. Diṭṭhivisuddhi kankh</text:span></text:span><text:span text:style-name="VimmBibQuote">ā</text:span><text:span text:style-name="VimmBibQuote"><text:span text:style-name="T19">vitaraṇavisuddhi magg</text:span></text:span><text:span text:style-name="VimmBibQuote">ā</text:span><text:span text:style-name="VimmBibQuote"><text:span text:style-name="T19">maggañ</text:span></text:span><text:span text:style-name="VimmBibQuote">āṇ</text:span><text:span text:style-name="VimmBibQuote"><text:span text:style-name="T19">adassanavisuddhi paṭipad</text:span></text:span><text:span text:style-name="VimmBibQuote">āñāṇ</text:span><text:span text:style-name="VimmBibQuote"><text:span text:style-name="T19">adassanavisuddhi </text:span></text:span><text:span text:style-name="VimmBibQuote">ñāṇ</text:span><text:span text:style-name="VimmBibQuote"><text:span text:style-name="T19">adassa- navisuddhi ti im</text:span></text:span><text:span text:style-name="VimmBibQuote">ā</text:span><text:span text:style-name="VimmBibQuote"><text:span text:style-name="T19"> pañca visuddhiyo sarīraṁ. Tasm</text:span></text:span><text:span text:style-name="VimmBibQuote">ā</text:span><text:span text:style-name="VimmBibQuote"><text:span text:style-name="T19"> tesu bhūmīsu tesu magg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a mūlabhūt</text:span></text:span><text:span text:style-name="VimmBibQuote">ā</text:span><text:span text:style-name="VimmBibQuote"><text:span text:style-name="T19"> dve visuddhiyo samp</text:span></text:span><text:span text:style-name="VimmBibQuote">ā</text:span><text:span text:style-name="VimmBibQuote"><text:span text:style-name="T19">detv</text:span></text:span><text:span text:style-name="VimmBibQuote">ā</text:span><text:span text:style-name="VimmBibQuote"><text:span text:style-name="T19"> sarīrabhūt</text:span></text:span><text:span text:style-name="VimmBibQuote">ā</text:span><text:span text:style-name="VimmBibQuote"><text:span text:style-name="T19"> pañcavisuddhiyo samp</text:span></text:span><text:span text:style-name="VimmBibQuote">ā</text:span><text:span text:style-name="VimmBibQuote"><text:span text:style-name="T19">dentena bh</text:span></text:span><text:span text:style-name="VimmBibQuote">ā</text:span><text:span text:style-name="VimmBibQuote"><text:span text:style-name="T19">vetabb</text:span></text:span><text:span text:style-name="VimmBibQuote">ā</text:span><text:span text:style-name="VimmBibQuote"><text:span text:style-name="T19">.</text:span></text:span></text:p></text:list-item><text:list-item><text:p text:style-name="P109"><text:span text:style-name="VimmBibRef"><text:span text:style-name="T19">Vis. Mag. 587</text:span></text:span><text:span text:style-name="T19">: </text:span><text:span text:style-name="VimmBibQuote"><text:span text:style-name="T19">Id</text:span></text:span><text:span text:style-name="VimmBibQuote">ā</text:span><text:span text:style-name="VimmBibQuote"><text:span text:style-name="T19">ni y</text:span></text:span><text:span text:style-name="VimmBibQuote">ā</text:span><text:span text:style-name="VimmBibQuote"><text:span text:style-name="T19"> imesu bhūmi-bhūtesu dhammesu uggahaparipucch</text:span></text:span><text:span text:style-name="VimmBibQuote">ā</text:span><text:span text:style-name="VimmBibQuote"><text:span text:style-name="T19">vasena ñ</text:span></text:span><text:span text:style-name="VimmBibQuote">āṇ</text:span><text:span text:style-name="VimmBibQuote"><text:span text:style-name="T19">aparicayaṁ katv</text:span></text:span><text:span text:style-name="VimmBibQuote">ā</text:span><text:span text:style-name="VimmBibQuote"><text:span text:style-name="T19">: sīlavisuddhi c’eva cittavisuddhi c</text:span></text:span><text:span text:style-name="VimmBibQuote">ā</text:span><text:span text:style-name="VimmBibQuote"><text:span text:style-name="T19"> ti dve mūlabhūt</text:span></text:span><text:span text:style-name="VimmBibQuote">ā visuddhiyo </text:span><text:span text:style-name="VimmBibQuote"><text:span text:style-name="T19">samp</text:span></text:span><text:span text:style-name="VimmBibQuote">ā</text:span><text:span text:style-name="VimmBibQuote"><text:span text:style-name="T19">detabb</text:span></text:span><text:span text:style-name="VimmBibQuote">ā</text:span><text:span text:style-name="VimmBibQuote"><text:span text:style-name="T19"> </text:span></text:span><text:span text:style-name="VimmBibQuote">ti vuttā, tattha sīlavisuddhi </text:span><text:span text:style-name="VimmBibQuote"><text:span text:style-name="T19">n</text:span></text:span><text:span text:style-name="VimmBibQuote">ā</text:span><text:span text:style-name="VimmBibQuote"><text:span text:style-name="T19">ma </text:span></text:span><text:span text:style-name="VimmBibQuote">suparisuddhaṁ </text:span><text:span text:style-name="VimmBibQuote"><text:span text:style-name="T19">p</text:span></text:span><text:span text:style-name="VimmBibQuote">ā</text:span><text:span text:style-name="VimmBibQuote"><text:span text:style-name="T19">timokkhasa</text:span></text:span><text:span text:style-name="VimmBibQuote">ṁ</text:span><text:span text:style-name="VimmBibQuote"><text:span text:style-name="T19">var</text:span></text:span><text:span text:style-name="VimmBibQuote">ā</text:span><text:span text:style-name="VimmBibQuote"><text:span text:style-name="T19">di </text:span></text:span><text:span text:style-name="VimmBibQuote">catubbidhaṁ silaṁ, tañ ca Sīlaniddese </text:span><text:span text:style-name="VimmBibQuote"><text:span text:style-name="T19">vitth</text:span></text:span><text:span text:style-name="VimmBibQuote">ā</text:span><text:span text:style-name="VimmBibQuote"><text:span text:style-name="T19">ritam </text:span></text:span><text:span text:style-name="VimmBibQuote">eva, cittavisuddhi </text:span><text:span text:style-name="VimmBibQuote"><text:span text:style-name="T19">n</text:span></text:span><text:span text:style-name="VimmBibQuote">ā</text:span><text:span text:style-name="VimmBibQuote"><text:span text:style-name="T19">ma sa upac</text:span></text:span><text:span text:style-name="VimmBibQuote">ā</text:span><text:span text:style-name="VimmBibQuote"><text:span text:style-name="T19">r</text:span></text:span><text:span text:style-name="VimmBibQuote">ā</text:span><text:span text:style-name="VimmBibQuote"><text:span text:style-name="T19"> </text:span></text:span><text:span text:style-name="VimmBibQuote">aṭṭha </text:span><text:span text:style-name="VimmBibQuote"><text:span text:style-name="T19">sam</text:span></text:span><text:span text:style-name="VimmBibQuote">ā</text:span><text:span text:style-name="VimmBibQuote"><text:span text:style-name="T19">pattiyo, t</text:span></text:span><text:span text:style-name="VimmBibQuote">ā</text:span><text:span text:style-name="VimmBibQuote"><text:span text:style-name="T19"> pi cittasisena vutta-Sam</text:span></text:span><text:span text:style-name="VimmBibQuote">ā</text:span><text:span text:style-name="VimmBibQuote"><text:span text:style-name="T19">dhiniddese sabb</text:span></text:span><text:span text:style-name="VimmBibQuote">ā</text:span><text:span text:style-name="VimmBibQuote"><text:span text:style-name="T19">k</text:span></text:span><text:span text:style-name="VimmBibQuote">ā</text:span><text:span text:style-name="VimmBibQuote"><text:span text:style-name="T19">rena vitth</text:span></text:span><text:span text:style-name="VimmBibQuote">ā</text:span><text:span text:style-name="VimmBibQuote"><text:span text:style-name="T19">rit</text:span></text:span><text:span text:style-name="VimmBibQuote">ā</text:span><text:span text:style-name="VimmBibQuote"><text:span text:style-name="T19"> eva. Tasm</text:span></text:span><text:span text:style-name="VimmBibQuote">ā</text:span><text:span text:style-name="VimmBibQuote"><text:span text:style-name="T19"> t</text:span></text:span><text:span text:style-name="VimmBibQuote">ā</text:span><text:span text:style-name="VimmBibQuote"><text:span text:style-name="T19"> tattha vitth</text:span></text:span><text:span text:style-name="VimmBibQuote">ā</text:span><text:span text:style-name="VimmBibQuote"><text:span text:style-name="T19">rita-mayen’eva veditabb</text:span></text:span><text:span text:style-name="VimmBibQuote">ā</text:span><text:span text:style-name="VimmBibQuote"><text:span text:style-name="T19">. </text:span></text:span><text:span text:style-name="VimmBibQuote">Yaṁ </text:span><text:span text:style-name="VimmBibQuote"><text:span text:style-name="T19">pana vutta</text:span></text:span><text:span text:style-name="VimmBibQuote">ṁ</text:span><text:span text:style-name="VimmBibQuote"><text:span text:style-name="T19">: diṭṭhivisuddhi... .im</text:span></text:span><text:span text:style-name="VimmBibQuote">ā</text:span><text:span text:style-name="VimmBibQuote"><text:span text:style-name="T19"> pañca visuddhiyo sarīran ti tattha n</text:span></text:span><text:span text:style-name="VimmBibQuote">ā</text:span><text:span text:style-name="VimmBibQuote"><text:span text:style-name="T19">marūp</text:span></text:span><text:span text:style-name="VimmBibQuote">ā</text:span><text:span text:style-name="VimmBibQuote"><text:span text:style-name="T19">naṁ y</text:span></text:span><text:span text:style-name="VimmBibQuote">ā</text:span><text:span text:style-name="VimmBibQuote"><text:span text:style-name="T19">th</text:span></text:span><text:span text:style-name="VimmBibQuote">ā</text:span><text:span text:style-name="VimmBibQuote"><text:span text:style-name="T19">vadassanaṁ diṭṭhivisuddhi nāma.</text:span></text:span></text:p></text:list-item></text:list></text:note-body></text:note> So the Buddha begins his instruction in the two standard <text:span text:style-name="VimmPali"><text:span text:style-name="T32">Satipaṭṭhāna </text:span></text:span><text:span text:style-name="VimmPali">Suttas</text:span> by setting forth the way of producing serenity through mindfulness on breathing (<text:span text:style-name="VimmPali"><text:span text:style-name="T32">ānāpānasati</text:span></text:span>), for purification of mind through the meditation, <text:span text:style-name="VimmPali">jhāna</text:span>, by which he himself attained full enlightenment, <text:span text:style-name="VimmPali"><text:span text:style-name="VimmPali">sambodh</text:span></text:span><text:span text:style-name="VimmPali">i</text:span>, and of which he said, ‘This truly is the way to enlightenment (<text:span text:style-name="VimmPali">eso </text:span><text:span text:style-name="VimmPali"><text:span text:style-name="T32">va </text:span></text:span><text:span text:style-name="VimmPali">maggo bodh</text:span><text:span text:style-name="VimmPali"><text:span text:style-name="T32">ā</text:span></text:span><text:span text:style-name="VimmPali">ya</text:span>).<text:note text:id="ftn1082" text:note-class="footnote"><text:note-citation>2</text:note-citation><text:note-body><text:p text:style-name="Standard">See <text:span text:style-name="VimmXML">&lt;</text:span><text:span text:style-name="VimmXML"><text:span text:style-name="T143">ptr type="vimm" target="p189n1"&gt;</text:span></text:span><text:span text:style-name="VimmXML">n. 1, p. 189&lt;/</text:span><text:span text:style-name="VimmXML"><text:span text:style-name="VimmXML"><text:span text:style-name="T143">ptr&gt;</text:span></text:span></text:span>.</text:p></text:note-body></text:note></text:p>
      <text:p text:style-name="VimmBody">The placing of the first tetrad of the <text:span text:style-name="VimmPali">Ā</text:span><text:span text:style-name="VimmPali"><text:span text:style-name="T32">nāpānasati </text:span></text:span><text:span text:style-name="VimmPali">Sutta</text:span> at the very beginning of the two main <text:span text:style-name="VimmPali"><text:span text:style-name="T32">Satipaṭṭhāna </text:span></text:span><text:span text:style-name="VimmPali">Suttas</text:span> is clear indication of the necessity of at least the First <text:span text:style-name="VimmPali">Jhāna</text:span>, the first medita<text:span text:style-name="T68">t</text:span>ion of the plane of form, for getting rid of the hindrances and coming to the proper ground for the development of insight, the ground that is aloof from sense-desires and other evil states. It is certain that, from the structure of the <text:span text:style-name="VimmPali"><text:span text:style-name="T32">Satipaṭṭhāna </text:span></text:span><text:span text:style-name="VimmPali">Suttas</text:span>, the testimony of other <text:span text:style-name="VimmPali">suttas</text:span>, and the whole architecture of the Noble Eightfold Path seen from different angles, there is no getting away from the fact that the development of insight is impossible to one who has not brought into being the antecedent part of the Path, at least, the First <text:span text:style-name="VimmPali">Jhāna</text:span>. This is because it is admitted on all hands that the lowest <text:span text:style-name="VimmPali">jhāna</text:span> needed in the Supramundane Path is the First <text:span text:style-name="VimmPali">Jhāna</text:span>. <text:span text:style-name="VimmPageNo">[[424|361]]</text:span> </text:p>
      <text:p text:style-name="VimmBody">It should be clear to those who know the Texts that there is no way of avoiding the practice of serenity and the development of at least the First <text:span text:style-name="VimmPali">Jhāna,</text:span> in the antecedent part of the Noble Path according to the facts mentioned below. The Buddha placed the first tetrad of the <text:span text:style-name="VimmPali"><text:span text:style-name="T32">Ānāpānosati </text:span></text:span><text:span text:style-name="VimmPali">Sutta</text:span>, an exercise in serenity, at the very beginning <text:soft-page-break/>of the two main <text:span text:style-name="VimmPali">Satipaṭṭh</text:span><text:span text:style-name="VimmPali"><text:span text:style-name="T32">ā</text:span></text:span><text:span text:style-name="VimmPali">na Suttas</text:span>; the <text:span text:style-name="VimmPali">Paṭisambhid</text:span><text:span text:style-name="VimmPali"><text:span text:style-name="T32">ā</text:span></text:span> passage cited above attributes the abandoning of the hindrances by suppression to one who develops nothing less than the First <text:span text:style-name="VimmPali">Jhāna</text:span>; the Buddha does not apply the words, ‘having separated himself from sense-desires, having separated himself from evil states’, namely, from the hindrances, to a winner of a lower state than the First <text:span text:style-name="VimmPali">Jhāna</text:span>; and the Buddha has defined Right Concentration, <text:span text:style-name="VimmPali">Samm</text:span><text:span text:style-name="VimmPali"><text:span text:style-name="T32">ā</text:span></text:span><text:span text:style-name="VimmPali">sam</text:span><text:span text:style-name="VimmPali"><text:span text:style-name="T32">ā</text:span></text:span><text:span text:style-name="VimmPali">dhi</text:span>, as the four <text:span text:style-name="VimmPali">jhānas</text:span>, and not anything lower than them.<text:note text:id="ftn1083" text:note-class="footnote"><text:note-citation>1</text:note-citation><text:note-body><text:p text:style-name="Standard"><text:span text:style-name="VimmBibRef"><text:span text:style-name="T19">Pts. I,41-2</text:span></text:span><text:span text:style-name="T19">; </text:span><text:span text:style-name="VimmBibRef"><text:span text:style-name="T19">D. II, 313</text:span></text:span><text:span text:style-name="T19">: </text:span>See <text:span text:style-name="VimmXML">&lt;</text:span><text:span text:style-name="VimmXML"><text:span text:style-name="T144">ptr type="vimm" target="p229n1"&gt;</text:span></text:span><text:span text:style-name="VimmXML"><text:span text:style-name="T19">n. 1 (d), p. 229&lt;/</text:span></text:span><text:span text:style-name="VimmXML"><text:span text:style-name="T22">ptr&gt;</text:span></text:span><text:span text:style-name="T19">.</text:span></text:p></text:note-body></text:note></text:p>
      <text:p text:style-name="VimmBody">No progress in contemplation leading towards the Supramundane Path is possible without at least getting the First <text:span text:style-name="VimmPali">Jhāna</text:span>. The practice of insight is unfruitful, ineffective, and obstructed when it is attempted without going away from thought-proximity to the sensual plane, <text:span text:style-name="VimmPali"><text:span text:style-name="T32">k</text:span></text:span><text:span text:style-name="VimmPali">ā</text:span><text:span text:style-name="VimmPali"><text:span text:style-name="T32">mabhūmi</text:span></text:span><text:span text:style-name="T32">.</text:span><text:span text:style-name="T19"> </text:span>In one who has attained the First <text:span text:style-name="VimmPali">Jhāna</text:span> a proper environment is created internally for the intuition of the highest as well as for progress in the antecedent part of the Path that is connected with insight-development.</text:p>
      <text:p text:style-name="VimmBody">Of the First <text:span text:style-name="VimmPali">Jhāna</text:span>, from the time of coming to which a yogi undergoes the first great transformation of consciousness, it is said that it is the escape from sensuality. That escape is due to the factor of unification in the <text:span text:style-name="VimmPali">jhāna</text:span> brought about by concentration on what is not connected with sense-desire. With the escape into the consciousness of the First <text:span text:style-name="VimmPali">Jhāna</text:span> the sensuous realm is not in being for the yogi, since attainment of this <text:span text:style-name="VimmPali">jhāna</text:span> is only possible with abandoning the sensuous realm. As the light of a lamp is not in being when there is full darkness, so <text:span text:style-name="VimmPali">jhāna</text:span> is not in being when sense-desires, which are contrary to it, are present. As by leaving the hither bank the reaching of the thither bank takes place, so by giving up sense-desires the First <text:span text:style-name="VimmPali">Jhāna</text:span> is reached. The First <text:span text:style-name="VimmPali">Jhāna,</text:span> owing to its transcension of the element of the sensuous (<text:span text:style-name="VimmPali">kāmadhātu samatikkapnanato</text:span>) and its being opposed to sensuous lust (<text:span text:style-name="VimmPali">kāmārāga paṭipakkhabhāvato</text:span>), is truly free from sense-desires. In the sense of escape from sense-desires this <text:span text:style-name="VimmPali">jhāna</text:span> is renunciation according to the Venerable <text:span text:style-name="T19">S</text:span>ā<text:span text:style-name="T19">riputta </text:span>Thera’s words. This is the escape from sense-desires, namely, renunciation.<text:note text:id="ftn1084" text:note-class="footnote"><text:note-citation>2</text:note-citation><text:note-body><text:p text:style-name="Standard"><text:span text:style-name="VimmBibRef">As. </text:span><text:span text:style-name="VimmBibRef"><text:span text:style-name="T19">164</text:span></text:span><text:span text:style-name="T19">: </text:span><text:span text:style-name="VimmBibQuote"><text:span text:style-name="T19">K</text:span></text:span><text:span text:style-name="VimmBibQuote">ā</text:span><text:span text:style-name="VimmBibQuote"><text:span text:style-name="T19">madh</text:span></text:span><text:span text:style-name="VimmBibQuote">ā</text:span><text:span text:style-name="VimmBibQuote"><text:span text:style-name="T19">tusamatikkamanato hi k</text:span></text:span><text:span text:style-name="VimmBibQuote">ā</text:span><text:span text:style-name="VimmBibQuote"><text:span text:style-name="T19">mar</text:span></text:span><text:span text:style-name="VimmBibQuote">ā</text:span><text:span text:style-name="VimmBibQuote"><text:span text:style-name="T19">gapaṭìpakkhato ca idaṁ jhānaṁ k</text:span></text:span><text:span text:style-name="VimmBibQuote">ā</text:span><text:span text:style-name="VimmBibQuote"><text:span text:style-name="T19">m</text:span></text:span><text:span text:style-name="VimmBibQuote">ā</text:span><text:span text:style-name="VimmBibQuote"><text:span text:style-name="T19">nam eva nissaraṇaṁ. </text:span></text:span><text:span text:style-name="VimmBibQuote">See </text:span><text:span text:style-name="VimmBibQuote"><text:span text:style-name="T19">n. 1 (b), 310.</text:span></text:span></text:p></text:note-body></text:note> <text:span text:style-name="VimmPageNo">[[425|362]]</text:span> </text:p>
      <text:p text:style-name="VimmBody"><text:span text:style-name="T28">In </text:span>the <text:span text:style-name="VimmPali"><text:span text:style-name="T37">Dantabhūmi Sutta</text:span></text:span><text:span text:style-name="T28"> </text:span>of the <text:span text:style-name="VimmPali"><text:span text:style-name="T37">Majjhima Nikāya</text:span></text:span><text:span text:style-name="T37">,</text:span><text:span text:style-name="T28"> </text:span>the Blessed one says that it is not possible for one who is given to a life of pleasure, who indulges himself in sensual delights, who is devoured by sensual thoughts, who is consumed with the fever of sensual enjoyment, and who is eager in the pursuit of the sensually pleasant, to experience, see, or realise, what has to be experienced, seen, and realised by renunciation of sense-desires.<text:note text:id="ftn1085" text:note-class="footnote"><text:note-citation>3</text:note-citation><text:note-body><text:p text:style-name="Standard"><text:span text:style-name="VimmBibRef">M. III, 129-30</text:span>: <text:span text:style-name="VimmBibQuote">Yan </text:span><text:span text:style-name="VimmBibQuote"><text:span text:style-name="T28">taṁ </text:span></text:span><text:span text:style-name="VimmBibQuote">nekkhammena ñā</text:span><text:span text:style-name="VimmBibQuote"><text:span text:style-name="T28">tabbaṁ</text:span></text:span><text:span text:style-name="VimmBibQuote">, nekkhammena daṭṭhabba</text:span><text:span text:style-name="VimmBibQuote"><text:span text:style-name="T28">ṁ</text:span></text:span><text:span text:style-name="VimmBibQuote">, nekkhammena pattabba</text:span><text:span text:style-name="VimmBibQuote"><text:span text:style-name="T28">ṁ</text:span></text:span><text:span text:style-name="VimmBibQuote">, nekkhammena </text:span><text:span text:style-name="VimmBibQuote"><text:span text:style-name="T28">sacchik</text:span></text:span><text:span text:style-name="VimmBibQuote">ā</text:span><text:span text:style-name="VimmBibQuote"><text:span text:style-name="T28">tabbaṁ, taṁ </text:span></text:span><text:span text:style-name="VimmBibQuote">vata Jayaseno </text:span><text:span text:style-name="VimmBibQuote"><text:span text:style-name="T28">r</text:span></text:span><text:span text:style-name="VimmBibQuote">ā</text:span><text:span text:style-name="VimmBibQuote"><text:span text:style-name="T28">jakum</text:span></text:span><text:span text:style-name="VimmBibQuote">ā</text:span><text:span text:style-name="VimmBibQuote"><text:span text:style-name="T28">ro k</text:span></text:span><text:span text:style-name="VimmBibQuote">ā</text:span><text:span text:style-name="VimmBibQuote"><text:span text:style-name="T28">mamajjhe </text:span></text:span><text:span text:style-name="VimmBibQuote">vasanto </text:span><text:span text:style-name="VimmBibQuote"><text:span text:style-name="T28">k</text:span></text:span><text:span text:style-name="VimmBibQuote">ā</text:span><text:span text:style-name="VimmBibQuote"><text:span text:style-name="T28">me </text:span></text:span><text:span text:style-name="VimmBibQuote">paribhuñjanto </text:span><text:span text:style-name="VimmBibQuote"><text:span text:style-name="T28">k</text:span></text:span><text:span text:style-name="VimmBibQuote">ā</text:span><text:span text:style-name="VimmBibQuote"><text:span text:style-name="T28">mavitakkehi khajjam</text:span></text:span><text:span text:style-name="VimmBibQuote">ā</text:span><text:span text:style-name="VimmBibQuote"><text:span text:style-name="T28">no k</text:span></text:span><text:span text:style-name="VimmBibQuote">ā</text:span><text:span text:style-name="VimmBibQuote"><text:span text:style-name="T28">mapariḷ</text:span></text:span><text:span text:style-name="VimmBibQuote">ā</text:span><text:span text:style-name="VimmBibQuote"><text:span text:style-name="T28">hena pariḍayaham</text:span></text:span><text:span text:style-name="VimmBibQuote">ā</text:span><text:span text:style-name="VimmBibQuote"><text:span text:style-name="T28">no k</text:span></text:span><text:span text:style-name="VimmBibQuote">ā</text:span><text:span text:style-name="VimmBibQuote"><text:span text:style-name="T28">mapariyesan</text:span></text:span><text:span text:style-name="VimmBibQuote">ā</text:span><text:span text:style-name="VimmBibQuote"><text:span text:style-name="T28">ya ussukko </text:span></text:span><text:span text:style-name="VimmBibQuote">ñ</text:span><text:span text:style-name="VimmBibQuote"><text:span text:style-name="T28">assati v</text:span></text:span><text:span text:style-name="VimmBibQuote">ā</text:span><text:span text:style-name="VimmBibQuote"><text:span text:style-name="T28"> dakkhati v</text:span></text:span><text:span text:style-name="VimmBibQuote">ā</text:span><text:span text:style-name="VimmBibQuote"><text:span text:style-name="T28"> sacchi v</text:span></text:span><text:span text:style-name="VimmBibQuote">ā</text:span><text:span text:style-name="VimmBibQuote"><text:span text:style-name="T28"> karissatīti n'etaṁ ṭh</text:span></text:span><text:span text:style-name="VimmBibQuote">ā</text:span><text:span text:style-name="VimmBibQuote"><text:span text:style-name="T28">naṁ vijjati.</text:span></text:span></text:p></text:note-body></text:note> Now sense-desires and the other hindrances to the First <text:span text:style-name="VimmPali"><text:span text:style-name="T37">Jhāna</text:span></text:span><text:span text:style-name="T28"> </text:span>are not conducive to the penetration of things and seeing them as they are. So, for the development of insight (<text:span text:style-name="VimmPali"><text:span text:style-name="T37">vipassanā</text:span></text:span>), the bringing into being of the First <text:span text:style-name="VimmPali"><text:span text:style-name="T37">Jhāna</text:span></text:span><text:span text:style-name="T28"> </text:span>is indispensable according to the Buddha’s teaching, that is to say, the words of the Buddha in the Pali Texts.<text:note text:id="ftn1086" text:note-class="footnote"><text:note-citation>4</text:note-citation><text:note-body><text:p text:style-name="Standard"><text:span text:style-name="VimmXML">&lt;</text:span><text:span text:style-name="VimmXML"><text:span text:style-name="T117">anchor id="p362n2"/&gt;</text:span></text:span><text:span text:style-name="VimmBibRef">A. </text:span><text:span text:style-name="VimmBibRef"><text:span text:style-name="T28">V, 1-2</text:span></text:span><text:span text:style-name="T28">: </text:span><text:span text:style-name="VimmBibQuote"><text:span text:style-name="T28">Ekamantaṁ nisinno kho </text:span></text:span><text:span text:style-name="VimmBibQuote">ā</text:span><text:span text:style-name="VimmBibQuote"><text:span text:style-name="T28">yasm</text:span></text:span><text:span text:style-name="VimmBibQuote">ā</text:span><text:span text:style-name="VimmBibQuote"><text:span text:style-name="T28"> Ānando Bhagavantaṁ etad avoca ‘kimathtiy</text:span></text:span><text:span text:style-name="VimmBibQuote">ā</text:span><text:span text:style-name="VimmBibQuote"><text:span text:style-name="T28">ni bhante kusal</text:span></text:span><text:span text:style-name="VimmBibQuote">ā</text:span><text:span text:style-name="VimmBibQuote"><text:span text:style-name="T28">ni sīl</text:span></text:span><text:span text:style-name="VimmBibQuote">ā</text:span><text:span text:style-name="VimmBibQuote"><text:span text:style-name="T28">ni kim</text:span></text:span><text:span text:style-name="VimmBibQuote">ā</text:span><text:span text:style-name="VimmBibQuote"><text:span text:style-name="T28">nisaṁs</text:span></text:span><text:span text:style-name="VimmBibQuote">ā</text:span><text:span text:style-name="VimmBibQuote"><text:span text:style-name="T28">nī‘ti? ‘Avippaṭis</text:span></text:span><text:span text:style-name="VimmBibQuote">ā</text:span><text:span text:style-name="VimmBibQuote"><text:span text:style-name="T28">ratth</text:span></text:span><text:span text:style-name="VimmBibQuote">ā</text:span><text:span text:style-name="VimmBibQuote"><text:span text:style-name="T28">ni kho Ānanda kusal</text:span></text:span><text:span text:style-name="VimmBibQuote">ā</text:span><text:span text:style-name="VimmBibQuote"><text:span text:style-name="T28">ni sīl</text:span></text:span><text:span text:style-name="VimmBibQuote">ā</text:span><text:span text:style-name="VimmBibQuote"><text:span text:style-name="T28">ni avippaṭis</text:span></text:span><text:span text:style-name="VimmBibQuote">ā</text:span><text:span text:style-name="VimmBibQuote"><text:span text:style-name="T28">r</text:span></text:span><text:span text:style-name="VimmBibQuote">ā</text:span><text:span text:style-name="VimmBibQuote"><text:span text:style-name="T28">nisaṁs</text:span></text:span><text:span text:style-name="VimmBibQuote">ā</text:span><text:span text:style-name="VimmBibQuote"><text:span text:style-name="T28">nī‘ti. ‘Āvippaṭis</text:span></text:span><text:span text:style-name="VimmBibQuote">ā</text:span><text:span text:style-name="VimmBibQuote"><text:span text:style-name="T28">ro pana bhante kimatthiyo kim</text:span></text:span><text:span text:style-name="VimmBibQuote">ā</text:span><text:span text:style-name="VimmBibQuote"><text:span text:style-name="T28">nisaṁso’ti? ‘Avippaṭis</text:span></text:span><text:span text:style-name="VimmBibQuote">ā</text:span><text:span text:style-name="VimmBibQuote"><text:span text:style-name="T28">ro kho Ānanda p</text:span></text:span><text:span text:style-name="VimmBibQuote">ā</text:span><text:span text:style-name="VimmBibQuote"><text:span text:style-name="T28">mujjattho p</text:span></text:span><text:span text:style-name="VimmBibQuote">ā</text:span><text:span text:style-name="VimmBibQuote"><text:span text:style-name="T28">mujj</text:span></text:span><text:span text:style-name="VimmBibQuote">ā</text:span><text:span text:style-name="VimmBibQuote"><text:span text:style-name="T28">nisaṁso’ ti. ‘P</text:span></text:span><text:span text:style-name="VimmBibQuote">ā</text:span><text:span text:style-name="VimmBibQuote"><text:span text:style-name="T28">mujjaṁ pana bhante kimatthiyaṁ kim</text:span></text:span><text:span text:style-name="VimmBibQuote">ā</text:span><text:span text:style-name="VimmBibQuote"><text:span text:style-name="T28">nisaṁsan’ ti? ‘P</text:span></text:span><text:span text:style-name="VimmBibQuote">ā</text:span><text:span text:style-name="VimmBibQuote"><text:span text:style-name="T28">mujjaṁ kho Ānanda pītatthaṁ pīt</text:span></text:span><text:span text:style-name="VimmBibQuote">ā</text:span><text:span text:style-name="VimmBibQuote"><text:span text:style-name="T28">nisaṁsan‘ ti. ‘Pīti pana bhante kimatthiy</text:span></text:span><text:span text:style-name="VimmBibQuote">ā</text:span><text:span text:style-name="VimmBibQuote"><text:span text:style-name="T28"> kim</text:span></text:span><text:span text:style-name="VimmBibQuote">ā</text:span><text:span text:style-name="VimmBibQuote"><text:span text:style-name="T28">nisaṁs</text:span></text:span><text:span text:style-name="VimmBibQuote">ā</text:span><text:span text:style-name="VimmBibQuote"><text:span text:style-name="T28">’ ti? Pīti kho Ānanda passaddhatth</text:span></text:span><text:span text:style-name="VimmBibQuote">ā </text:span><text:span text:style-name="VimmBibQuote"><text:span text:style-name="T28">passaddh</text:span></text:span><text:span text:style-name="VimmBibQuote">ā</text:span><text:span text:style-name="VimmBibQuote"><text:span text:style-name="T28">nisaṁsa‘ ti. Passaddhi pana bhante kimatthiy</text:span></text:span><text:span text:style-name="VimmBibQuote">ā</text:span><text:span text:style-name="VimmBibQuote"><text:span text:style-name="T28"> kim</text:span></text:span><text:span text:style-name="VimmBibQuote">ā</text:span><text:span text:style-name="VimmBibQuote"><text:span text:style-name="T28">nisaṁs</text:span></text:span><text:span text:style-name="VimmBibQuote">ā</text:span><text:span text:style-name="VimmBibQuote"><text:span text:style-name="T28">’ ti? ‘Passaddhi kho Ānanda sukhatth</text:span></text:span><text:span text:style-name="VimmBibQuote">ā</text:span><text:span text:style-name="VimmBibQuote"><text:span text:style-name="T28"> sukh</text:span></text:span><text:span text:style-name="VimmBibQuote">ā</text:span><text:span text:style-name="VimmBibQuote"><text:span text:style-name="T28">nisams</text:span></text:span><text:span text:style-name="VimmBibQuote">ā</text:span><text:span text:style-name="VimmBibQuote"><text:span text:style-name="T28">’ ti. </text:span></text:span><text:span text:style-name="VimmBibQuote"><text:span text:style-name="T27">‘</text:span></text:span><text:span text:style-name="VimmBibQuote"><text:span text:style-name="T28">Sukhaṁ pana bhante kimatthiyaṁ kim</text:span></text:span><text:span text:style-name="VimmBibQuote">ā</text:span><text:span text:style-name="VimmBibQuote"><text:span text:style-name="T28">nisaṁsan’ ti? ‘Sukhaṁ kho Ānanda sam</text:span></text:span><text:span text:style-name="VimmBibQuote">ā</text:span><text:span text:style-name="VimmBibQuote"><text:span text:style-name="T28">dhatthaṁ sam</text:span></text:span><text:span text:style-name="VimmBibQuote">ā</text:span><text:span text:style-name="VimmBibQuote"><text:span text:style-name="T28">dh</text:span></text:span><text:span text:style-name="VimmBibQuote">ā</text:span><text:span text:style-name="VimmBibQuote"><text:span text:style-name="T28">nisaṁsan‘ ti. ‘Sam</text:span></text:span><text:span text:style-name="VimmBibQuote">ā</text:span><text:span text:style-name="VimmBibQuote"><text:span text:style-name="T28">dhi pana bhante kimatthiyo kim</text:span></text:span><text:span text:style-name="VimmBibQuote">ā</text:span><text:span text:style-name="VimmBibQuote"><text:span text:style-name="T28">nisaṁso’ ti? ‘Sam</text:span></text:span><text:span text:style-name="VimmBibQuote">ā</text:span><text:span text:style-name="VimmBibQuote"><text:span text:style-name="T28">dhi kho Ānanda yath</text:span></text:span><text:span text:style-name="VimmBibQuote">ā</text:span><text:span text:style-name="VimmBibQuote"><text:span text:style-name="T28">bhūtañ</text:span></text:span><text:span text:style-name="VimmBibQuote">āṇ</text:span><text:span text:style-name="VimmBibQuote"><text:span text:style-name="T28">adassanattho yath</text:span></text:span><text:span text:style-name="VimmBibQuote">ā</text:span><text:span text:style-name="VimmBibQuote"><text:span text:style-name="T28">bhūtañ</text:span></text:span><text:span text:style-name="VimmBibQuote">āṇ</text:span><text:span text:style-name="VimmBibQuote"><text:span text:style-name="T28">adassan</text:span></text:span><text:span text:style-name="VimmBibQuote">ā</text:span><text:span text:style-name="VimmBibQuote"><text:span text:style-name="T28">nisaṁso’ ti. ‘Yath</text:span></text:span><text:span text:style-name="VimmBibQuote">ā</text:span><text:span text:style-name="VimmBibQuote"><text:span text:style-name="T28">bhūtañ</text:span></text:span><text:span text:style-name="VimmBibQuote">āṇā</text:span><text:span text:style-name="VimmBibQuote"><text:span text:style-name="T28">dassanaṁ pana bhante kimatthiyaṁ kim</text:span></text:span><text:span text:style-name="VimmBibQuote">ā</text:span><text:span text:style-name="VimmBibQuote"><text:span text:style-name="T28">nisaṁsan’ ti? ‘Yath</text:span></text:span><text:span text:style-name="VimmBibQuote">ā</text:span><text:span text:style-name="VimmBibQuote"><text:span text:style-name="T28">bhūtañ</text:span></text:span><text:span text:style-name="VimmBibQuote">āṇ</text:span><text:span text:style-name="VimmBibQuote"><text:span text:style-name="T28">adassanaṁ kho Ānanda nibbid</text:span></text:span><text:span text:style-name="VimmBibQuote">ā</text:span><text:span text:style-name="VimmBibQuote"><text:span text:style-name="T28">vir</text:span></text:span><text:span text:style-name="VimmBibQuote">ā</text:span><text:span text:style-name="VimmBibQuote"><text:span text:style-name="T28">gatthaṁ nibbidavir</text:span></text:span><text:span text:style-name="VimmBibQuote">ā</text:span><text:span text:style-name="VimmBibQuote"><text:span text:style-name="T28">g</text:span></text:span><text:span text:style-name="VimmBibQuote">ā</text:span><text:span text:style-name="VimmBibQuote"><text:span text:style-name="T28">nisaṁsan’ ti? Nibbid</text:span></text:span><text:span text:style-name="VimmBibQuote">ā</text:span><text:span text:style-name="VimmBibQuote"><text:span text:style-name="T28">vir</text:span></text:span><text:span text:style-name="VimmBibQuote">ā</text:span><text:span text:style-name="VimmBibQuote"><text:span text:style-name="T28">go pana bhante kimatthiyo kim</text:span></text:span><text:span text:style-name="VimmBibQuote">ā</text:span><text:span text:style-name="VimmBibQuote"><text:span text:style-name="T28">nisaṁso’ ti? Nibbid</text:span></text:span><text:span text:style-name="VimmBibQuote">ā</text:span><text:span text:style-name="VimmBibQuote"><text:span text:style-name="T28">vir</text:span></text:span><text:span text:style-name="VimmBibQuote">ā</text:span><text:span text:style-name="VimmBibQuote"><text:span text:style-name="T28">go kho Ānanda vimuttiñ</text:span></text:span><text:span text:style-name="VimmBibQuote">āṇ</text:span><text:span text:style-name="VimmBibQuote"><text:span text:style-name="T28">adassanattho vimuttiñ</text:span></text:span><text:span text:style-name="VimmBibQuote">āṇ</text:span><text:span text:style-name="VimmBibQuote"><text:span text:style-name="T28">adassan</text:span></text:span><text:span text:style-name="VimmBibQuote">ā</text:span><text:span text:style-name="VimmBibQuote"><text:span text:style-name="T28">nisaṁso’ ti.</text:span></text:span><text:span text:style-name="T28"> (=</text:span><text:span text:style-name="VimmBibQuote"><text:span text:style-name="T28">Yath</text:span></text:span><text:span text:style-name="VimmBibQuote">ā</text:span><text:span text:style-name="VimmBibQuote"><text:span text:style-name="T28">bhūtañ</text:span></text:span><text:span text:style-name="VimmBibQuote">āṇ</text:span><text:span text:style-name="VimmBibQuote"><text:span text:style-name="T28">adassanattho ti </text:span></text:span><text:span text:style-name="VimmBibQuote">ā</text:span><text:span text:style-name="VimmBibQuote"><text:span text:style-name="T28">disu yath</text:span></text:span><text:span text:style-name="VimmBibQuote">ā</text:span><text:span text:style-name="VimmBibQuote"><text:span text:style-name="T28">bhūtañ</text:span></text:span><text:span text:style-name="VimmBibQuote">āṇ</text:span><text:span text:style-name="VimmBibQuote"><text:span text:style-name="T28">adassanaṁ n</text:span></text:span><text:span text:style-name="VimmBibQuote">ā</text:span><text:span text:style-name="VimmBibQuote"><text:span text:style-name="T28">ma. taruṇavipassan</text:span></text:span><text:span text:style-name="VimmBibQuote">ā</text:span><text:span text:style-name="VimmBibQuote"><text:span text:style-name="T28">; nibbid</text:span></text:span><text:span text:style-name="VimmBibQuote">ā</text:span><text:span text:style-name="VimmBibQuote"><text:span text:style-name="T28"> n</text:span></text:span><text:span text:style-name="VimmBibQuote">ā</text:span><text:span text:style-name="VimmBibQuote"><text:span text:style-name="T28">ma balavavipassan</text:span></text:span><text:span text:style-name="VimmBibQuote">ā</text:span><text:span text:style-name="VimmBibQuote"><text:span text:style-name="T28">; vir</text:span></text:span><text:span text:style-name="VimmBibQuote">ā</text:span><text:span text:style-name="VimmBibQuote"><text:span text:style-name="T28">go n</text:span></text:span><text:span text:style-name="VimmBibQuote">ā</text:span><text:span text:style-name="VimmBibQuote"><text:span text:style-name="T28">ma maggo; vimutti n</text:span></text:span><text:span text:style-name="VimmBibQuote">ā</text:span><text:span text:style-name="VimmBibQuote"><text:span text:style-name="T28">ma arahattaphalaṁ; ñ</text:span></text:span><text:span text:style-name="VimmBibQuote">āṇ</text:span><text:span text:style-name="VimmBibQuote"><text:span text:style-name="T28">adassanaṁ n</text:span></text:span><text:span text:style-name="VimmBibQuote">ā</text:span><text:span text:style-name="VimmBibQuote"><text:span text:style-name="T28">ma paccavekkhanañ</text:span></text:span><text:span text:style-name="VimmBibQuote">āṇ</text:span><text:span text:style-name="VimmBibQuote"><text:span text:style-name="T28">aṁ</text:span></text:span><text:span text:style-name="T28">—</text:span><text:span text:style-name="VimmBibRef"><text:span text:style-name="T28">Mp. V, 1</text:span></text:span><text:span text:style-name="T28">).</text:span></text:p></text:note-body></text:note> There is no doubt that according to the <text:soft-page-break/>Bodhisatta’s words repeated by the Buddha in conformation, the First <text:span text:style-name="VimmPali"><text:span text:style-name="T37">Jhāna</text:span></text:span><text:span text:style-name="T28"> </text:span>is truly the way to enlightenment, and so this <text:span text:style-name="VimmPali"><text:span text:style-name="T37">jhāna</text:span></text:span><text:span text:style-name="T28"> </text:span>has a specially important place in the Buddha’s scheme of salvation.</text:p>
      <text:p text:style-name="VimmBody"><text:span text:style-name="VimmPageNo">[[426|363]]</text:span></text:p>
      <text:p text:style-name="VimmExportSkip">Index of <text:span text:style-name="T70">P</text:span>ali words in footnotes</text:p>
      <text:p text:style-name="VimmExportSkip">aññā. °ārādhanā, 345. °paṭivedha,344.</text:p>
      <text:p text:style-name="VimmExportSkip">anupubba, °kiriyā, °paṭipadā, °sikkhā,<text:span text:style-name="T19">344-45.</text:span></text:p>
      <text:p text:style-name="VimmExportSkip">antepura, °dvāra, 345.</text:p>
      <text:p text:style-name="VimmExportSkip">ayana. ekāyano maggo vuccati</text:p>
      <text:p text:style-name="VimmExportSkip">pubbabhāgasatipaṭṭhānamaggo,350.</text:p>
      <text:p text:style-name="VimmExportSkip">arallatta, °paṭivedha, 344.</text:p>
      <text:p text:style-name="VimmExportSkip">ariya. ariyena sīlakkhandhena</text:p>
      <text:p text:style-name="VimmExportSkip">samannāgato (<text:span text:style-name="VimmPali">etc.),</text:span> 350.</text:p>
      <text:p text:style-name="VimmExportSkip">Ānanda (<text:span text:style-name="VimmPali"><text:span text:style-name="T36">Ven. </text:span></text:span><text:span text:style-name="VimmPali">Elder),</text:span> 346.</text:p>
      <text:p text:style-name="VimmExportSkip">upakkilesa, āgantuka, 348.</text:p>
      <text:p text:style-name="VimmExportSkip">upaparikkhati, 345.</text:p>
      <text:p text:style-name="VimmExportSkip">upasaṅkamati, 345</text:p>
      <text:p text:style-name="VimmExportSkip">ussahati, 345.</text:p>
      <text:p text:style-name="VimmExportSkip">ottappa, 346.</text:p>
      <text:p text:style-name="VimmExportSkip">kāma, °rāgapaṭipakkhato, °dhātusa-</text:p>
      <text:p text:style-name="VimmExportSkip">matikkamanato, 352. °pariyesanā,</text:p>
      <text:p text:style-name="VimmExportSkip">°pariḷāha, °majjhe vasanto, °vitak-</text:p>
      <text:p text:style-name="VimmExportSkip">kehi khajjamāno, 353.</text:p>
      <text:p text:style-name="VimmExportSkip">citta, °saṁkilesa, °vodāna, 349.</text:p>
      <text:p text:style-name="VimmExportSkip"><text:span text:style-name="T16">chanda, </text:span>°jāto, 345.</text:p>
      <text:p text:style-name="VimmExportSkip">tuleti, 345.</text:p>
      <text:p text:style-name="VimmExportSkip"><text:span text:style-name="T16">danta, </text:span>°aṭṭhikaṁ, 347.</text:p>
      <text:p text:style-name="VimmExportSkip">dhammavinaya, 344.</text:p>
      <text:p text:style-name="VimmExportSkip">nāga, 349.</text:p>
      <text:p text:style-name="VimmExportSkip">nijjhāna, khamanti, 345.</text:p>
      <text:p text:style-name="VimmExportSkip">nekkhamma, 353.</text:p>
      <text:p text:style-name="VimmExportSkip">paccanīka, °dhamma, 349; 350.</text:p>
      <text:p text:style-name="VimmExportSkip"><text:span text:style-name="T16">pañca, </text:span>°kāmaguṇarāga, 348. pahāna,</text:p>
      <text:p text:style-name="VimmExportSkip">350.</text:p>
      <text:p text:style-name="VimmExportSkip"><text:span text:style-name="T16">paññ</text:span>ā<text:span text:style-name="T16">. °paññ</text:span>ā<text:span text:style-name="T16">ya dubbalīkaraṇe, </text:span>346.</text:p>
      <text:p text:style-name="VimmExportSkip"><text:span text:style-name="T16">paṭhavī, °samaṁ bh</text:span>ā<text:span text:style-name="T16">vanaṁ bh</text:span>ā<text:span text:style-name="T16">vehi</text:span></text:p>
      <text:p text:style-name="VimmExportSkip"><text:span text:style-name="VimmPali"><text:span text:style-name="T36">(etc.),</text:span></text:span><text:span text:style-name="T16"> 346.</text:span></text:p>
      <text:p text:style-name="VimmExportSkip">pabhassara, 348.</text:p>
      <text:p text:style-name="VimmExportSkip"><text:span text:style-name="T16">payirup</text:span>ā<text:span text:style-name="T16">sati, 345.</text:span></text:p>
      <text:p text:style-name="VimmExportSkip"><text:span text:style-name="T16">Pasenadi </text:span>Rosala <text:span text:style-name="VimmPali">(the king),</text:span> <text:span text:style-name="T16">345.</text:span></text:p>
      <text:p text:style-name="VimmExportSkip">Pahārāda, 344.</text:p>
      <text:p text:style-name="VimmExportSkip">puthujjana, 348.</text:p>
      <text:p text:style-name="VimmExportSkip"><text:span text:style-name="T16">bhūmi. </text:span><text:span text:style-name="T19">khandh’-āyatana-dhātu.</text:span>...</text:p>
      <text:p text:style-name="VimmExportSkip">paṭiccasamuppādabhedā dhammā</text:p>
      <text:p text:style-name="VimmExportSkip">b., 351.</text:p>
      <text:p text:style-name="VimmExportSkip">magga, uddesa°, 348. pubbabhāga°,</text:p>
      <text:p text:style-name="VimmExportSkip">350.</text:p>
      <text:p text:style-name="VimmExportSkip"><text:span text:style-name="T19">Maṇḍalārāmavāsī </text:span><text:span text:style-name="T16">Mah</text:span><text:span text:style-name="T19">ā</text:span><text:span text:style-name="T16">-Tissabhūti-</text:span></text:p>
      <text:p text:style-name="VimmExportSkip">tthera, 348.</text:p>
      <text:p text:style-name="VimmExportSkip"><text:span text:style-name="T16">ma</text:span><text:span text:style-name="T19">ṇḍ</text:span><text:span text:style-name="T16">ūka, </text:span><text:span text:style-name="T19">344.</text:span></text:p>
      <text:p text:style-name="VimmExportSkip">mahā, °patha, 347.</text:p>
      <text:p text:style-name="VimmExportSkip"><text:span text:style-name="T19">mitta, </text:span><text:span text:style-name="T16">°amacc</text:span><text:span text:style-name="T19">ā</text:span><text:span text:style-name="T16"> ñ</text:span><text:span text:style-name="T19">ā</text:span><text:span text:style-name="T16">tis</text:span><text:span text:style-name="T19">ā</text:span><text:span text:style-name="T16">lohit</text:span><text:span text:style-name="T19">ā</text:span><text:span text:style-name="T16">, </text:span><text:span text:style-name="T19">345.</text:span></text:p>
      <text:p text:style-name="VimmExportSkip"><text:span text:style-name="T19">m</text:span><text:span text:style-name="T16">ū</text:span><text:span text:style-name="T19">la, dve visuddhiyo </text:span><text:span text:style-name="T16">mūlaṁ, </text:span><text:span text:style-name="T19">351.</text:span></text:p>
      <text:p text:style-name="VimmExportSkip"><text:span text:style-name="T16">yath</text:span><text:span text:style-name="T19">ā</text:span><text:span text:style-name="T16">bhūta, </text:span><text:span text:style-name="T19">348.</text:span></text:p>
      <text:p text:style-name="VimmExportSkip">rathavinīta, 345.</text:p>
      <text:p text:style-name="VimmExportSkip"><text:span text:style-name="T19">Rāhula </text:span><text:span text:style-name="VimmPali"><text:span text:style-name="T36">(Ven. </text:span></text:span><text:span text:style-name="VimmPali">Elder),</text:span> 346.</text:p>
      <text:p text:style-name="VimmExportSkip">loṇa, <text:span text:style-name="T16">-dhūpana, </text:span>349.</text:p>
      <text:p text:style-name="VimmExportSkip"><text:span text:style-name="T16">vipassan</text:span><text:span text:style-name="T19">ā</text:span><text:span text:style-name="T16">, </text:span>349. taruṇa°, <text:span text:style-name="T19">balava°,</text:span></text:p>
      <text:p text:style-name="VimmExportSkip">353.</text:p>
      <text:p text:style-name="VimmExportSkip"/>
      <text:p text:style-name="VimmExportSkip">vir<text:span text:style-name="T19">āga, 353.</text:span></text:p>
      <text:p text:style-name="VimmExportSkip">visuddhi, (<text:span text:style-name="VimmPali">the seven</text:span>), 345; 351-52.</text:p>
      <text:p text:style-name="VimmExportSkip">saṃvara, <text:span text:style-name="T19">indriya</text:span>°<text:span text:style-name="T19">, </text:span>346.</text:p>
      <text:p text:style-name="VimmExportSkip"><text:span text:style-name="T19">sacca, </text:span><text:span text:style-name="T16">parama, </text:span>345.</text:p>
      <text:p text:style-name="VimmExportSkip">sati, 349.</text:p>
      <text:p text:style-name="VimmExportSkip">saddhā, °jāto, 345.</text:p>
      <text:p text:style-name="VimmExportSkip">sabbatthika, 349.</text:p>
      <text:p text:style-name="VimmExportSkip">samatha, 349.</text:p>
      <text:p text:style-name="VimmExportSkip">sarīra. imā pañca visuddhiyosarīraṁ,</text:p>
      <text:p text:style-name="VimmExportSkip">352.</text:p>
      <text:p text:style-name="VimmExportSkip"><text:soft-page-break/>Sāketa, 345.</text:p>
      <text:p text:style-name="VimmExportSkip">Sāvatthi, 345.</text:p>
      <text:p text:style-name="VimmExportSkip">sikkhā, anupubba°, 344.</text:p>
      <text:p text:style-name="VimmExportSkip">sīla, 346. °pūraṇa, 344. °samādhi-</text:p>
      <text:p text:style-name="VimmExportSkip"><text:span text:style-name="T16">paññ</text:span><text:span text:style-name="T19">ā</text:span><text:span text:style-name="T16">yo p</text:span><text:span text:style-name="T19">ū</text:span><text:span text:style-name="T16">retv</text:span><text:span text:style-name="T19">ā</text:span><text:span text:style-name="T16"> va sakk</text:span><text:span text:style-name="T19">ā</text:span><text:span text:style-name="T16"> arahat-</text:span></text:p>
      <text:p text:style-name="VimmExportSkip"><text:span text:style-name="T16">taṃ pattunti, 344. sīle patiṭṭh</text:span><text:span text:style-name="T19">ā</text:span><text:span text:style-name="T16">ya</text:span></text:p>
      <text:p text:style-name="VimmExportSkip">naro sapañño, 351. (sīla, avippaṭi-</text:p>
      <text:p text:style-name="VimmExportSkip"><text:span text:style-name="T16">s</text:span><text:span text:style-name="T19">ā</text:span><text:span text:style-name="T16">ra,.... vimuttiñ</text:span><text:span text:style-name="T19">āṇ</text:span><text:span text:style-name="T16">adassana),</text:span></text:p>
      <text:p text:style-name="VimmExportSkip">353.</text:p>
      <text:p text:style-name="VimmExportSkip">sukka, dhamma, 346.</text:p>
      <text:p text:style-name="VimmExportSkip"><text:span text:style-name="T19">suṇāti. </text:span>ohitasoto dhammaṁ <text:span text:style-name="T19">suṇāti,</text:span></text:p>
      <text:p text:style-name="VimmExportSkip">345.</text:p>
      <text:p text:style-name="VimmExportSkip"/>
      <text:p text:style-name="VimmExportSkip"><text:span text:style-name="VimmPageNo">[[427|364]]</text:span></text:p>
      <text:p text:style-name="VimmExportSkip">The Path of Freedom</text:p>
      <text:p text:style-name="VimmExportSkip">Vimuttimagga</text:p>
      <text:p text:style-name="VimmExportSkip">The <text:span text:style-name="VimmPali">Vimuttimagga</text:span> is a manual of meditation, evidently based on the experience of Buddhist monks in ancient times and compiled for the guidance of those intent on a contemplative life. The work is compiled in accordance with the classical Buddhist division of the path into the three stages of virtue, concentration, and wisdom, culminating in the goal of liberation. It is widely believed that the <text:span text:style-name="VimmPali">Vimuttimagga</text:span> may have been the model used by Acariya Buddhaghosa to compose his magnum opus, the <text:span text:style-name="VimmPali">Visuddhimagga</text:span>, several centuries later. The older work is marked by a leaner style and a more lively sense of urgency stemming from its primarily practical orientation.</text:p>
      <text:p text:style-name="VimmExportSkip">The <text:span text:style-name="VimmPali">Vimuttimagga</text:span> is generally ascribed to the Arahant Upatissa, a famous Buddhist monk of Sri Lanka who lived in the first century C.E. The original Pali text of the work no longer exists, but fortunately a Chinese translation of it, made in the sixth century, has survived. It is from that work that the present translation into English has been made.</text:p>
      <text:p text:style-name="VimmExportSkip">ISBN 955-24-0054-6</text:p>
      <text:p text:style-name="VimmExportSkip"><text:span text:style-name="VimmPageNo">[[428|365]]</text:span></text:p>
      <text:p text:style-name="VimmExportSkip">The Path of Purification:</text:p>
      <text:p text:style-name="VimmExportSkip">Visuddhimagga</text:p>
      <text:p text:style-name="VimmExportSkip">Translated by Bhikkhu Ñānamoli</text:p>
      <text:p text:style-name="VimmExportSkip">The <text:span text:style-name="VimmPali">Visuddhimagga</text:span> is the “great treatise” of Theravada Buddhism, an encyclopedic manual of Buddhist doctrine and meditation written in the fifth century by the Buddhist commentator Bhadantacariya Buddhaghosa. The author’s intention in composing this book is to organize the various teachings of the Buddha, found throughout the Pali Canon, into a clear and comprehensive path leading to the final Buddhist goal, Nibbāna, the state of complete purification. In the course of his treatise Buddhaghosa gives full and detailed instructions on the forty subjects of meditation aimed at concentration; an elaborate account of the Buddhist Abhidhamma philosophy; and detailed descriptions of the stages of insight culminating in final liberation. The translation by Ven. Ñāṇamoli itself ranks as an outstanding scholarly achievement; a long introduction gives the historical and doctrinal background to the work.</text:p>
      <text:p text:style-name="VimmExportSkip"><text:span text:style-name="VimmPageNo">[[429|366]]</text:span></text:p>
      <text:p text:style-name="VimmExportSkip">“Wherever the Buddha’s teachings have flourished,</text:p>
      <text:p text:style-name="VimmExportSkip">either in cities or countrysides,</text:p>
      <text:p text:style-name="VimmExportSkip">people would gain inconceivable benefits.</text:p>
      <text:p text:style-name="VimmExportSkip">The land and pepole would be enveloped in peace.</text:p>
      <text:p text:style-name="VimmExportSkip">The sun and moon will shine clear and bright.</text:p>
      <text:p text:style-name="VimmExportSkip">Wind and rain would appear accordingly,</text:p>
      <text:p text:style-name="VimmExportSkip">and there will be no disasters.</text:p>
      <text:p text:style-name="VimmExportSkip">Nations would be prosperous</text:p>
      <text:p text:style-name="VimmExportSkip">and there would be no use for soldiers or weapons.</text:p>
      <text:p text:style-name="VimmExportSkip">People would abide by morality and accord with laws.</text:p>
      <text:p text:style-name="VimmExportSkip">They would be courteous and humble,</text:p>
      <text:p text:style-name="VimmExportSkip">and everyone would be content without injustices.</text:p>
      <text:p text:style-name="VimmExportSkip">There would be no thefts or violence.</text:p>
      <text:p text:style-name="VimmExportSkip">The strong would not dominate the weak</text:p>
      <text:p text:style-name="VimmExportSkip">and everyone would get their fair share.”</text:p>
      <text:p text:style-name="VimmExportSkip">~The Buddha speaks of the infinite light sutra of adornment, purity, equality and enlightenment of the Mahayana school~</text:p>
      <text:p text:style-name="VimmExportSkip"><text:span text:style-name="VimmPageNo">[[430|367]]</text:span></text:p>
      <text:p text:style-name="VimmExportSkip">With bad advisors forever left behind,</text:p>
      <text:p text:style-name="VimmExportSkip">From paths of evil he departs for eternity,</text:p>
      <text:p text:style-name="VimmExportSkip">Soon to see the Buddha of Limitless Light</text:p>
      <text:p text:style-name="VimmExportSkip">And perfect Samantabhadra’s Supreme Vows.</text:p>
      <text:p text:style-name="VimmExportSkip">The supreme and endless blessings</text:p>
      <text:p text:style-name="VimmExportSkip">of Samantabhadra’s deeds,</text:p>
      <text:p text:style-name="VimmExportSkip">I now universally transfer.</text:p>
      <text:p text:style-name="VimmExportSkip">May every living being, drowning and adrift,</text:p>
      <text:p text:style-name="VimmExportSkip">Soon return to the Pure Land of</text:p>
      <text:p text:style-name="VimmExportSkip">Limitless Light!</text:p>
      <text:p text:style-name="VimmExportSkip">~The Vows of Samantabhadra~</text:p>
      <text:p text:style-name="VimmExportSkip"/>
      <text:p text:style-name="VimmExportSkip">I vow that when my life approaches its end,</text:p>
      <text:p text:style-name="VimmExportSkip">All obstructions will be swept away;</text:p>
      <text:p text:style-name="VimmExportSkip"><text:soft-page-break/>I will see Amitabha Buddha,</text:p>
      <text:p text:style-name="VimmExportSkip">And be born in His Western Pure Land of</text:p>
      <text:p text:style-name="VimmExportSkip">Ultimate Bliss and Peace.</text:p>
      <text:p text:style-name="VimmExportSkip">When reborn in the Western Pure Land,</text:p>
      <text:p text:style-name="VimmExportSkip">I will perfect and completely fulfill</text:p>
      <text:p text:style-name="VimmExportSkip">Without exception these Great Vows,</text:p>
      <text:p text:style-name="VimmExportSkip">To delight and benefit all beings.</text:p>
      <text:p text:style-name="VimmExportSkip">~The Vows of Samantabhadra Avatamsaka Sutra~</text:p>
      <text:p text:style-name="VimmExportSkip"><text:span text:style-name="VimmPageNo"/></text:p>
      <text:p text:style-name="VimmExportSkip"><text:span text:style-name="VimmPageNo">[[431|368]]</text:span> NAME OF SPONSOR</text:p>
      <text:p text:style-name="VimmExportSkip"/>
      <text:p text:style-name="VimmExportSkip"/>
      <text:p text:style-name="VimmExportSkip">Book Title: THE PATH OF FREEDOM, VIMUTTIMAGGA</text:p>
      <text:p text:style-name="VimmExportSkip">Book Serial No., : EN228</text:p>
      <text:p text:style-name="VimmExportSkip"/>
      <text:p text:style-name="VimmExportSkip">N.T.Dollars :</text:p>
      <text:p text:style-name="VimmExportSkip"/>
      <text:p text:style-name="VimmExportSkip">160,000 :</text:p>
      <text:p text:style-name="VimmExportSkip">The Corporate Body of the Buddha Educational Foundation </text:p>
      <text:p text:style-name="VimmExportSkip">5,000 :</text:p>
      <text:p text:style-name="VimmExportSkip">Total: 165,000,<text:tab/>3,000 copies.</text:p>
      <text:p text:style-name="VimmExportSkip"><text:span text:style-name="VimmPageNo">[[432|369]]</text:span> DEDICATION OF MERIT</text:p>
      <text:p text:style-name="VimmExportSkip"/>
      <text:p text:style-name="VimmExportSkip">May the merit and virtue</text:p>
      <text:p text:style-name="VimmExportSkip">accrued from this work</text:p>
      <text:p text:style-name="VimmExportSkip">adorn Amitabha Buddha's Pure Land,</text:p>
      <text:p text:style-name="VimmExportSkip">repay the four great kindnesses above,</text:p>
      <text:p text:style-name="VimmExportSkip">and relieve the suffering of</text:p>
      <text:p text:style-name="VimmExportSkip">those on the three paths below.</text:p>
      <text:p text:style-name="VimmExportSkip"/>
      <text:p text:style-name="VimmExportSkip">May those who see or hear of these efforts</text:p>
      <text:p text:style-name="VimmExportSkip">generate Bodhi-mind,</text:p>
      <text:p text:style-name="VimmExportSkip">spend their lives devoted to the Buddha Dharma,</text:p>
      <text:p text:style-name="VimmExportSkip">and finally be reborn together in</text:p>
      <text:p text:style-name="VimmExportSkip">the Land of Ultimate Bliss.</text:p>
      <text:p text:style-name="VimmExportSkip">Homage to Amita Buddha!</text:p>
      <text:p text:style-name="VimmExportSkip"/>
      <text:p text:style-name="VimmExportSkip">NAMO AMITABHA</text:p>
      <text:p text:style-name="VimmExportSkip"/>
      <text:p text:style-name="VimmExportSkip">Printed and donated for free distribution by</text:p>
      <text:p text:style-name="VimmExportSkip">Tke Corporate Body of the Buddha Educational Foundation</text:p>
      <text:p text:style-name="VimmExportSkip">11 F., 55 Hang Chow South Road Sec 1, Taipei, Taiwan, R.O.C.</text:p>
      <text:p text:style-name="VimmExportSkip">Tel: 886-2-23951198 , Fax: 886-2-23913415</text:p>
      <text:p text:style-name="VimmExportSkip">Email: <text:a xlink:type="simple" xlink:href="mailto:overseas@budaedu.org" text:style-name="Standard" text:visited-style-name="Standard"><text:span text:style-name="T18">overseas@budaedu.org</text:span></text:a></text:p>
      <text:p text:style-name="VimmExportSkip">Website: http://www.<text:span text:style-name="T18">budaedu.org</text:span></text:p>
      <text:p text:style-name="VimmExportSkip">This book is strictly for free distribution, it is not for sale.</text:p>
      <text:p text:style-name="VimmExportSkip">Printed in Taiwan</text:p>
      <text:p text:style-name="VimmExportSkip">3,000 copies; November 2007</text:p>
      <text:p text:style-name="VimmExportSkip">EN228-6944</text:p>
      <text:p text:style-name="VimmExportSkip"><text:span text:style-name="VimmPageNo"/></text:p>
      <text:p text:style-name="VimmExportSkip"><text:span text:style-name="VimmPageNo">[[433|370]]</text:span> As this is a Dhamma text,</text:p>
      <text:p text:style-name="VimmExportSkip">We request that it be treated with respect.</text:p>
      <text:p text:style-name="VimmExportSkip">If you are finished with it,</text:p>
      <text:p text:style-name="VimmExportSkip">please pas it on to others or</text:p>
      <text:p text:style-name="VimmExportSkip">offer it to a monastery, school or public library.</text:p>
      <text:p text:style-name="VimmExportSkip">Thanks for your co-operation.</text:p>
      <text:p text:style-name="VimmExportSkip">Namo Amitabha!</text:p>
      <text:p text:style-name="VimmExportSkip"/>
      <text:p text:style-name="VimmExportSkip">Printed and donated of free distribution by</text:p>
      <text:p text:style-name="VimmExportSkip">The Corporate Body of the Buddha Educational Foundation</text:p>
      <text:p text:style-name="VimmExportSkip">11F., 55 hang Chow South Road Sec 1, Taipei, Taiwan, R.O.C.</text:p>
      <text:p text:style-name="VimmExportSkip">Tel: 886-2-23951198, Fax: 886-2-23913415</text:p>
      <text:p text:style-name="VimmExportSkip">Email: overseas@budaedu.org</text:p>
      <text:p text:style-name="VimmExportSkip">Website: hgttp://www.budaedu.org</text:p>
      <text:p text:style-name="VimmExportSkip">This Book is for free distribution, it is not for sale.</text:p>
      <text:p text:style-name="VimmExportSkip">Printed in Taiwan</text:p>
      <text:p text:style-name="VimmExportSkip">EN2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eX Gyre Pagella" svg:font-family="'TeX Gyre Pagella'" style:font-adornments="Bold" style:font-pitch="variable"/>
    <style:font-face style:name="TeX Gyre Pagella1" svg:font-family="'TeX Gyre Pagella'" style:font-adornments="Bold Italic" style:font-pitch="variable"/>
    <style:font-face style:name="TeX Gyre Pagella2" svg:font-family="'TeX Gyre Pagella'" style:font-adornments="Italic" style:font-pitch="variable"/>
    <style:font-face style:name="TeX Gyre Pagella3" svg:font-family="'TeX Gyre Pagella'" style:font-adornments="Regular"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e8f2a1"/>
      <style:paragraph-properties fo:margin-left="0mm" fo:margin-right="0mm" fo:margin-top="1.01mm" fo:margin-bottom="1.01mm" style:contextual-spacing="false" fo:line-height="115%" fo:text-align="start" style:justify-single-word="false" fo:orphans="2" fo:widows="2" fo:hyphenation-ladder-count="no-limit" fo:text-indent="4mm" style:auto-text-indent="false" style:page-number="auto" fo:background-color="#e8f2a1" style:writing-mode="lr-tb">
        <style:tab-stops/>
      </style:paragraph-properties>
      <style:text-properties style:use-window-font-color="true" loext:opacity="0%" style:font-name="TeX Gyre Pagella3" fo:font-family="'TeX Gyre Pagella'" style:font-style-name="Regular" style:font-pitch="variable" fo:font-size="10.5pt" fo:language="en" fo:country="GB"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eX Gyre Pagella3" fo:font-family="'TeX Gyre Pagella'" style:font-style-name="Regular"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No_20_Spacing" style:display-name="No Spacing" style:family="paragraph" loext:linked-style-name="No_20_Spacing_20_Char">
      <style:paragraph-properties fo:margin-top="0mm" fo:margin-bottom="0m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Noto Sans Arabic" style:font-family-complex="'Noto Sans Arabic'"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Balloon_20_Text" style:display-name="Balloon Text" style:family="paragraph" style:parent-style-name="Standard" loext:linked-style-name="Balloon_20_Text_20_Char">
      <style:paragraph-properties fo:margin-top="0mm" fo:margin-bottom="0m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loext:linked-style-name="Footnote_20_Text_20_Char" style:class="extra">
      <style:paragraph-properties fo:margin-top="0mm" fo:margin-bottom="0mm" style:contextual-spacing="false" fo:line-height="100%"/>
      <style:text-properties fo:font-size="10pt" style:font-size-asian="10pt" style:font-size-complex="10pt"/>
    </style:style>
    <style:style style:name="List_20_Paragraph" style:display-name="List Paragraph" style:family="paragraph" style:parent-style-name="Standard">
      <style:paragraph-properties fo:margin-left="12.7mm" fo:margin-right="0mm" fo:margin-top="0mm" fo:margin-bottom="3.53mm" style:contextual-spacing="true" fo:text-indent="0mm" style:auto-text-indent="false"/>
    </style:style>
    <style:style style:name="Title" style:family="paragraph" style:parent-style-name="Standard" style:next-style-name="Standard" loext:linked-style-name="Title_20_Char" style:class="chapter">
      <style:paragraph-properties fo:margin-top="0mm" fo:margin-bottom="0mm" style:contextual-spacing="true" fo:line-height="100%"/>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 style:family="paragraph" style:parent-style-name="Standard" loext:linked-style-name="Endnote_20_Text_20_Char" style:class="extra">
      <style:paragraph-properties fo:margin-top="0mm" fo:margin-bottom="0mm" style:contextual-spacing="false" fo:line-height="100%"/>
      <style:text-properties fo:font-size="10pt" style:font-size-asian="10pt" style:font-size-complex="10pt"/>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1pt" fo:font-style="normal" fo:font-weight="bold" style:font-size-asian="13pt" style:font-style-asian="italic" style:font-weight-asian="bold" style:font-size-complex="13pt" style:font-style-complex="italic" style:font-weight-complex="bold"/>
    </style:style>
    <style:style style:name="VimmVerseEnglish" style:family="paragraph" style:parent-style-name="Quotations">
      <loext:graphic-properties draw:fill="solid" draw:fill-color="#e8f2a1"/>
      <style:paragraph-properties fo:margin-top="0mm" fo:margin-bottom="0mm" style:contextual-spacing="false" fo:background-color="#e8f2a1"/>
      <style:text-properties style:font-name="TeX Gyre Pagella2" fo:font-family="'TeX Gyre Pagella'" style:font-style-name="Italic" style:font-pitch="variable" fo:font-style="normal"/>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VimmVersePali" style:family="paragraph" style:parent-style-name="VimmVerseEnglish">
      <loext:graphic-properties draw:fill="solid" draw:fill-color="#ffaa95"/>
      <style:paragraph-properties fo:background-color="#ffaa95"/>
      <style:text-properties fo:font-size="10pt" style:rfc-language-tag="pi-Latn" fo:language="pi" fo:script="Latn"/>
    </style:style>
    <style:style style:name="VimmExportSkip" style:family="paragraph" style:parent-style-name="Standard" style:master-page-name="">
      <loext:graphic-properties draw:fill="solid" draw:fill-color="#b2b2b2"/>
      <style:paragraph-properties fo:margin-left="0mm" fo:margin-right="0mm" fo:margin-top="0mm" fo:margin-bottom="0mm" style:contextual-spacing="false" fo:text-indent="2.5mm" style:auto-text-indent="false" style:page-number="auto" fo:background-color="#b2b2b2">
        <style:tab-stops/>
      </style:paragraph-properties>
      <style:text-properties style:text-line-through-style="solid" style:text-line-through-type="single" style:font-name="TeX Gyre Pagella3" fo:font-family="'TeX Gyre Pagella'" style:font-style-name="Regular" style:font-pitch="variable" fo:font-size="9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VimmSectEnded" style:family="paragraph" style:parent-style-name="Standard">
      <loext:graphic-properties draw:fill="solid" draw:fill-color="#b7b3ca"/>
      <style:paragraph-properties fo:background-color="#b7b3ca"/>
      <style:text-properties style:font-name="TeX Gyre Pagella2" fo:font-family="'TeX Gyre Pagella'" style:font-style-name="Italic" style:font-pitch="variable" fo:font-style="normal" style:text-underline-style="wave" style:text-underline-width="auto" style:text-underline-color="font-color"/>
    </style:style>
    <style:style style:name="VimmAuthorComment" style:family="paragraph" style:parent-style-name="Standard" style:master-page-name="">
      <style:paragraph-properties fo:margin-top="1.01mm" fo:margin-bottom="1.01mm" style:contextual-spacing="false" style:page-number="auto"/>
      <style:text-properties fo:color="#780373" loext:opacity="100%" style:font-name="TeX Gyre Pagella1" fo:font-family="'TeX Gyre Pagella'" style:font-style-name="Bold Italic" style:font-pitch="variable" fo:font-style="normal" fo:font-weight="normal"/>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VimmBody" style:family="paragraph" style:parent-style-name="Standard" style:master-page-name="">
      <loext:graphic-properties draw:fill="solid" draw:fill-color="#cccccc"/>
      <style:paragraph-properties style:page-number="auto" fo:background-color="#cccccc"/>
    </style:style>
    <style:style style:name="VimmAdded" style:family="paragraph">
      <loext:graphic-properties draw:fill="solid" draw:fill-color="#77bc65"/>
      <style:paragraph-properties fo:background-color="#77bc65"/>
      <style:text-properties style:font-name="TeX Gyre Pagella3" fo:font-family="'TeX Gyre Pagella'" style:font-style-name="Regular" style:font-pitch="variable" fo:language="en" fo:country="GB"/>
    </style:style>
    <style:style style:name="Default_20_Paragraph_20_Font" style:display-name="Default Paragraph Font" style:family="text"/>
    <style:style style:name="No_20_Spacing_20_Char" style:display-name="No Spacing Char" style:family="text" style:parent-style-name="Default_20_Paragraph_20_Font" loext:linked-style-name="No_20_Spacing">
      <style:text-properties style:font-name-asian="Calibri1" style:font-family-asian="Calibri" style:font-family-generic-asian="system" style:font-pitch-asian="variable"/>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loext:linked-style-name="Footnote">
      <style:text-properties fo:font-size="10pt"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le_20_Char" style:display-name="Title Char" style:family="text" style:parent-style-name="Default_20_Paragraph_20_Font" loext:linked-style-name="Title">
      <style:text-properties style:font-name="Cambria" fo:font-family="Cambria" style:font-family-generic="roman" style:font-pitch="variable" fo:font-size="28pt" fo:letter-spacing="-0.18mm" style:letter-kerning="true" style:font-name-asian="Calibri1" style:font-family-asian="Calibri" style:font-family-generic-asian="system" style:font-pitch-asian="variable" style:font-size-asian="28pt" style:font-name-complex="Noto Sans Arabic" style:font-family-complex="'Noto Sans Arabic'" style:font-family-generic-complex="system" style:font-pitch-complex="variable" style:font-size-complex="28pt"/>
    </style:style>
    <style:style style:name="Endnote_20_Text_20_Char" style:display-name="Endnote Text Char" style:family="text" style:parent-style-name="Default_20_Paragraph_20_Font" loext:linked-style-name="Endnote">
      <style:text-properties fo:font-size="10pt" style:font-size-asian="10pt" style:font-size-complex="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umbering_20_Symbols" style:display-name="Numbering Symbols" style:family="text"/>
    <style:style style:name="VimmBibQuote" style:family="text" style:parent-style-name="VimmBibRef">
      <style:text-properties fo:font-size="9pt" fo:font-style="normal" fo:font-weight="normal" fo:background-color="#ffdbb6"/>
    </style:style>
    <style:style style:name="VimmBibRef" style:family="text">
      <style:text-properties style:font-name="TeX Gyre Pagella" fo:font-family="'TeX Gyre Pagella'" style:font-style-name="Bold" style:font-pitch="variable" fo:font-size="10pt" fo:language="zxx" fo:country="none" fo:font-weight="bold" fo:background-color="#e8f2a1"/>
    </style:style>
    <style:style style:name="VimmTODO" style:family="text">
      <style:text-properties style:font-name="TeX Gyre Pagella" fo:font-family="'TeX Gyre Pagella'" style:font-style-name="Bold" style:font-pitch="variable" fo:font-size="10.5pt" fo:language="zxx" fo:country="none" style:text-underline-style="solid" style:text-underline-width="auto" style:text-underline-color="font-color" fo:font-weight="bold" loext:padding="0.49mm" loext:border="1.5pt solid #ffbf00"/>
    </style:style>
    <style:style style:name="VimmPageNo" style:family="text">
      <style:text-properties fo:color="#800080" loext:opacity="100%" style:font-name="TeX Gyre Pagella3" fo:font-family="'TeX Gyre Pagella'" style:font-style-name="Regular" style:font-pitch="variable" style:text-underline-style="solid" style:text-underline-type="double" style:text-underline-width="auto" style:text-underline-color="font-color" fo:background-color="#bbe33d" loext:padding="0.49mm" loext:border="0.06pt solid #ff0000"/>
    </style:style>
    <style:style style:name="VimmPageNoOrig" style:family="text">
      <style:text-properties style:font-name="TeX Gyre Pagella" fo:font-family="'TeX Gyre Pagella'" style:font-style-name="Bold" style:font-pitch="variable" style:text-underline-style="solid" style:text-underline-width="auto" style:text-underline-color="font-color" fo:font-weight="bold" fo:background-color="#ffbf00"/>
    </style:style>
    <style:style style:name="VimmPali" style:family="text">
      <style:text-properties fo:color="#5b277d" loext:opacity="100%" style:font-name="TeX Gyre Pagella3" fo:font-family="'TeX Gyre Pagella'" style:font-style-name="Regular" style:font-pitch="variable" fo:font-size="10pt" style:rfc-language-tag="pi-Latn" fo:language="pi" fo:script="Latn" loext:padding="0.49mm" loext:border="0.06pt solid #55308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mmQA" style:family="text">
      <style:text-properties fo:color="#ff0000" loext:opacity="100%" fo:font-weight="bold" fo:background-color="#e8f2a1" loext:padding="0.49mm" loext:border="0.06pt solid #ff0000"/>
    </style:style>
    <style:style style:name="VimmBold" style:family="text">
      <style:text-properties style:font-name="TeX Gyre Pagella" fo:font-family="'TeX Gyre Pagella'" style:font-style-name="Bold" style:font-pitch="variable" fo:font-weight="bold" loext:padding="0.49mm" loext:border="0.06pt solid #ea7500"/>
    </style:style>
    <style:style style:name="VimmXML" style:family="text">
      <style:text-properties fo:color="#bf0041" loext:opacity="100%" style:font-name="TeX Gyre Pagella" fo:font-family="'TeX Gyre Pagella'" style:font-style-name="Bold" style:font-pitch="variable" fo:font-weight="bold" fo:background-color="transparent" loext:padding="0.49mm" loext:border="2.24pt solid #800080"/>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text:anchor-type="as-char" svg:y="0mm" fo:margin-left="0mm" fo:margin-right="0mm" style:vertical-pos="middle" style:vertical-rel="text"/>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suffix="." style:num-format="I"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IVX" style:display-name="Numbering IVX">
      <text:list-level-style-number text:level="1" text:style-name="Numbering_20_Symbols" loext:num-list-format="(%1%)" style:num-prefix="(" style:num-suffix=")" style:num-format="a">
        <style:list-level-properties text:list-level-position-and-space-mode="label-alignment" fo:text-align="end">
          <style:list-level-label-alignment text:label-followed-by="listtab" text:list-tab-stop-position="13.3mm" fo:text-indent="-3.07mm" fo:margin-left="13.3m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mm" fo:text-indent="-3.07mm" fo:margin-left="26.6m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mm" fo:text-indent="-3.07mm" fo:margin-left="21.01m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mm" fo:text-indent="-3.07mm" fo:margin-left="39.9m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mm" fo:text-indent="-3.07mm" fo:margin-left="53.2m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mm" fo:text-indent="-3.07mm" fo:margin-left="66.52m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mm" fo:text-indent="-3.07mm" fo:margin-left="79.82m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mm" fo:text-indent="-3.07mm" fo:margin-left="93.12m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mm" fo:text-indent="-3.07mm" fo:margin-left="106.42m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mm" fo:text-indent="-3.07mm" fo:margin-left="119.72m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4.99mm" fo:margin-bottom="4.99mm" fo:margin-left="35mm" fo:margin-right="35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38.1mm" fo:margin-bottom="32.51mm" fo:margin-left="38.1mm" fo:margin-right="38.1mm" style:writing-mode="lr-tb" style:layout-grid-color="#c0c0c0" style:layout-grid-lines="35"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Footnote" style:page-layout-name="Mpm3" draw:style-name="Mdp1"/>
    <style:master-page style:name="Endnote" style:page-layout-name="Mpm3" draw:style-name="Mdp1"/>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8T15:20:00</meta:creation-date>
    <meta:initial-creator>Muh Patel</meta:initial-creator>
    <dc:language>en-US</dc:language>
    <dc:date>2023-05-02T23:45:58.275843993</dc:date>
    <meta:editing-cycles>926</meta:editing-cycles>
    <dc:subject>(VIMUTTIMAGGA)</dc:subject>
    <dc:title>THE PATH OF FREEDOM</dc:title>
    <meta:editing-duration>P11DT4H34M15S</meta:editing-duration>
    <meta:generator>LibreOffice/7.4.6.2$Linux_X86_64 LibreOffice_project/40$Build-2</meta:generator>
    <meta:document-statistic meta:table-count="0" meta:image-count="0" meta:object-count="0" meta:page-count="310" meta:paragraph-count="8154" meta:word-count="177800" meta:character-count="1144153" meta:non-whitespace-character-count="974171"/>
    <meta:user-defined meta:name="AppVersion">15.0000</meta:user-defined>
    <meta:user-defined meta:name="Company">HP</meta:user-defined>
    <meta:template xlink:type="simple" xlink:actuate="onRequest" xlink:title="Normal" xlink:href=""/>
  </office:meta>
</office:document-meta>
</file>